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1.833cm"/>
    </style:style>
    <style:style style:name="co3" style:family="table-column">
      <style:table-column-properties fo:break-before="auto" style:column-width="1.752cm"/>
    </style:style>
    <style:style style:name="co4" style:family="table-column">
      <style:table-column-properties fo:break-before="auto" style:column-width="1.859cm"/>
    </style:style>
    <style:style style:name="co5" style:family="table-column">
      <style:table-column-properties fo:break-before="auto" style:column-width="1.942cm"/>
    </style:style>
    <style:style style:name="co6" style:family="table-column">
      <style:table-column-properties fo:break-before="auto" style:column-width="2.133cm"/>
    </style:style>
    <style:style style:name="co7" style:family="table-column">
      <style:table-column-properties fo:break-before="auto" style:column-width="2.623cm"/>
    </style:style>
    <style:style style:name="co8" style:family="table-column">
      <style:table-column-properties fo:break-before="auto" style:column-width="2.568cm"/>
    </style:style>
    <style:style style:name="co9" style:family="table-column">
      <style:table-column-properties fo:break-before="auto" style:column-width="2.432cm"/>
    </style:style>
    <style:style style:name="co10" style:family="table-column">
      <style:table-column-properties fo:break-before="auto" style:column-width="2.704cm"/>
    </style:style>
    <style:style style:name="co11" style:family="table-column">
      <style:table-column-properties fo:break-before="auto" style:column-width="2.895cm"/>
    </style:style>
    <style:style style:name="co12" style:family="table-column">
      <style:table-column-properties fo:break-before="auto" style:column-width="2.759cm"/>
    </style:style>
    <style:style style:name="co13" style:family="table-column">
      <style:table-column-properties fo:break-before="auto" style:column-width="2.868cm"/>
    </style:style>
    <style:style style:name="co14" style:family="table-column">
      <style:table-column-properties fo:break-before="auto" style:column-width="2.731cm"/>
    </style:style>
    <style:style style:name="co15" style:family="table-column">
      <style:table-column-properties fo:break-before="auto" style:column-width="2.595cm"/>
    </style:style>
    <style:style style:name="co16" style:family="table-column">
      <style:table-column-properties fo:break-before="auto" style:column-width="1.669cm"/>
    </style:style>
    <style:style style:name="co17" style:family="table-column">
      <style:table-column-properties fo:break-before="auto" style:column-width="3.549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02007temp_o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0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office:value-type="string" calcext:value-type="string">
            <text:p>DO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RADN</text:p>
          </table:table-cell>
          <table:table-cell office:value-type="string" calcext:value-type="string">
            <text:p>TMAX_AIR</text:p>
          </table:table-cell>
          <table:table-cell office:value-type="string" calcext:value-type="string">
            <text:p>TMIN_AIR</text:p>
          </table:table-cell>
          <table:table-cell office:value-type="string" calcext:value-type="string">
            <text:p>HMAX_AIR</text:p>
          </table:table-cell>
          <table:table-cell office:value-type="string" calcext:value-type="string">
            <text:p>HMIN_AIR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PRECN</text:p>
          </table:table-cell>
          <table:table-cell office:value-type="string" calcext:value-type="string">
            <text:p>TMAX_SOIL_1</text:p>
          </table:table-cell>
          <table:table-cell office:value-type="string" calcext:value-type="string">
            <text:p>TMIN_SOIL_1</text:p>
          </table:table-cell>
          <table:table-cell office:value-type="string" calcext:value-type="string">
            <text:p>TMAX_SOIL_2</text:p>
          </table:table-cell>
          <table:table-cell office:value-type="string" calcext:value-type="string">
            <text:p>TMIN_SOIL_2</text:p>
          </table:table-cell>
          <table:table-cell office:value-type="string" calcext:value-type="string">
            <text:p>TMAX_SOIL_3</text:p>
          </table:table-cell>
          <table:table-cell office:value-type="string" calcext:value-type="string">
            <text:p>TMIN_SOIL_3</text:p>
          </table:table-cell>
          <table:table-cell office:value-type="string" calcext:value-type="string">
            <text:p>TMAX_SOIL_4</text:p>
          </table:table-cell>
          <table:table-cell office:value-type="string" calcext:value-type="string">
            <text:p>TMIN_SOIL_4</text:p>
          </table:table-cell>
          <table:table-cell office:value-type="string" calcext:value-type="string">
            <text:p>TMAX_SOIL_5</text:p>
          </table:table-cell>
          <table:table-cell office:value-type="string" calcext:value-type="string">
            <text:p>TMIN_SOIL_5</text:p>
          </table:table-cell>
          <table:table-cell office:value-type="string" calcext:value-type="string">
            <text:p>TMAX_SOIL_6</text:p>
          </table:table-cell>
          <table:table-cell office:value-type="string" calcext:value-type="string">
            <text:p>TMIN_SOIL_6</text:p>
          </table:table-cell>
          <table:table-cell office:value-type="string" calcext:value-type="string">
            <text:p>TMAX_SOIL_7</text:p>
          </table:table-cell>
          <table:table-cell office:value-type="string" calcext:value-type="string">
            <text:p>TMIN_SOIL_7</text:p>
          </table:table-cell>
          <table:table-cell office:value-type="string" calcext:value-type="string">
            <text:p>TMAX_SOIL_8</text:p>
          </table:table-cell>
          <table:table-cell office:value-type="string" calcext:value-type="string">
            <text:p>TMIN_SOIL_8</text:p>
          </table:table-cell>
          <table:table-cell office:value-type="string" calcext:value-type="string">
            <text:p>TMAX_SOIL_9</text:p>
          </table:table-cell>
          <table:table-cell office:value-type="string" calcext:value-type="string">
            <text:p>TMIN_SOIL_9</text:p>
          </table:table-cell>
          <table:table-cell office:value-type="string" calcext:value-type="string">
            <text:p>TMAX_SOIL_10</text:p>
          </table:table-cell>
          <table:table-cell office:value-type="string" calcext:value-type="string">
            <text:p>TMIN_SOIL_10</text:p>
          </table:table-cell>
          <table:table-cell office:value-type="string" calcext:value-type="string">
            <text:p>TMAX_SOIL_11</text:p>
          </table:table-cell>
          <table:table-cell office:value-type="string" calcext:value-type="string">
            <text:p>TMIN_SOIL_11</text:p>
          </table:table-cell>
          <table:table-cell office:value-type="string" calcext:value-type="string">
            <text:p>TMAX_SOIL_12</text:p>
          </table:table-cell>
          <table:table-cell office:value-type="string" calcext:value-type="string">
            <text:p>TMIN_SOIL_12</text:p>
          </table:table-cell>
          <table:table-cell office:value-type="string" calcext:value-type="string">
            <text:p>TMAX_SOIL_13</text:p>
          </table:table-cell>
          <table:table-cell office:value-type="string" calcext:value-type="string">
            <text:p>TMIN_SOIL_13</text:p>
          </table:table-cell>
          <table:table-cell office:value-type="string" calcext:value-type="string">
            <text:p>TMAX_SOIL_14</text:p>
          </table:table-cell>
          <table:table-cell office:value-type="string" calcext:value-type="string">
            <text:p>TMIN_SOIL_14</text:p>
          </table:table-cell>
          <table:table-cell office:value-type="string" calcext:value-type="string">
            <text:p>TMAX_LITTER</text:p>
          </table:table-cell>
          <table:table-cell office:value-type="string" calcext:value-type="string">
            <text:p>TMIN_LITTER</text:p>
          </table:table-cell>
          <table:table-cell office:value-type="string" calcext:value-type="string">
            <text:p>ECND_1</text:p>
          </table:table-cell>
          <table:table-cell office:value-type="string" calcext:value-type="string">
            <text:p>ECND_2</text:p>
          </table:table-cell>
          <table:table-cell office:value-type="string" calcext:value-type="string">
            <text:p>ECND_3</text:p>
          </table:table-cell>
          <table:table-cell office:value-type="string" calcext:value-type="string">
            <text:p>ECND_4</text:p>
          </table:table-cell>
          <table:table-cell office:value-type="string" calcext:value-type="string">
            <text:p>ECND_5</text:p>
          </table:table-cell>
          <table:table-cell office:value-type="string" calcext:value-type="string">
            <text:p>ECND_6</text:p>
          </table:table-cell>
          <table:table-cell office:value-type="string" calcext:value-type="string">
            <text:p>ECND_7</text:p>
          </table:table-cell>
          <table:table-cell office:value-type="string" calcext:value-type="string">
            <text:p>ECND_8</text:p>
          </table:table-cell>
          <table:table-cell office:value-type="string" calcext:value-type="string">
            <text:p>ECND_9</text:p>
          </table:table-cell>
          <table:table-cell office:value-type="string" calcext:value-type="string">
            <text:p>ECND_10</text:p>
          </table:table-cell>
          <table:table-cell office:value-type="string" calcext:value-type="string">
            <text:p>ECND_11</text:p>
          </table:table-cell>
          <table:table-cell office:value-type="string" calcext:value-type="string">
            <text:p>ECND_12</text:p>
          </table:table-cell>
          <table:table-cell office:value-type="string" calcext:value-type="string">
            <text:p>TTL_SALT_DISCH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12007" calcext:value-type="float">
            <text:p>1012007</text:p>
          </table:table-cell>
          <table:table-cell office:value-type="float" office:value="7.099775" calcext:value-type="float">
            <text:p>7.099775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9.56337" calcext:value-type="float">
            <text:p>-19.56337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186327" calcext:value-type="float">
            <text:p>0.1186327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-0.4094849" calcext:value-type="float">
            <text:p>-0.4094849</text:p>
          </table:table-cell>
          <table:table-cell office:value-type="float" office:value="-6.574158" calcext:value-type="float">
            <text:p>-6.574158</text:p>
          </table:table-cell>
          <table:table-cell office:value-type="float" office:value="0.003692627" calcext:value-type="float">
            <text:p>0.003692627</text:p>
          </table:table-cell>
          <table:table-cell office:value-type="float" office:value="-0.81073" calcext:value-type="float">
            <text:p>-0.81073</text:p>
          </table:table-cell>
          <table:table-cell office:value-type="float" office:value="0.8372498" calcext:value-type="float">
            <text:p>0.8372498</text:p>
          </table:table-cell>
          <table:table-cell office:value-type="float" office:value="-0.02029419" calcext:value-type="float">
            <text:p>-0.02029419</text:p>
          </table:table-cell>
          <table:table-cell office:value-type="float" office:value="1.715179" calcext:value-type="float">
            <text:p>1.715179</text:p>
          </table:table-cell>
          <table:table-cell office:value-type="float" office:value="0.8322754" calcext:value-type="float">
            <text:p>0.8322754</text:p>
          </table:table-cell>
          <table:table-cell office:value-type="float" office:value="2.293121" calcext:value-type="float">
            <text:p>2.293121</text:p>
          </table:table-cell>
          <table:table-cell office:value-type="float" office:value="1.451996" calcext:value-type="float">
            <text:p>1.451996</text:p>
          </table:table-cell>
          <table:table-cell office:value-type="float" office:value="2.980804" calcext:value-type="float">
            <text:p>2.980804</text:p>
          </table:table-cell>
          <table:table-cell office:value-type="float" office:value="2.205139" calcext:value-type="float">
            <text:p>2.205139</text:p>
          </table:table-cell>
          <table:table-cell office:value-type="float" office:value="3.58905" calcext:value-type="float">
            <text:p>3.58905</text:p>
          </table:table-cell>
          <table:table-cell office:value-type="float" office:value="2.951355" calcext:value-type="float">
            <text:p>2.951355</text:p>
          </table:table-cell>
          <table:table-cell office:value-type="float" office:value="4.484436" calcext:value-type="float">
            <text:p>4.484436</text:p>
          </table:table-cell>
          <table:table-cell office:value-type="float" office:value="4.08194" calcext:value-type="float">
            <text:p>4.08194</text:p>
          </table:table-cell>
          <table:table-cell office:value-type="float" office:value="5.72821" calcext:value-type="float">
            <text:p>5.72821</text:p>
          </table:table-cell>
          <table:table-cell office:value-type="float" office:value="5.569061" calcext:value-type="float">
            <text:p>5.569061</text:p>
          </table:table-cell>
          <table:table-cell office:value-type="float" office:value="7.052673" calcext:value-type="float">
            <text:p>7.052673</text:p>
          </table:table-cell>
          <table:table-cell office:value-type="float" office:value="6.986267" calcext:value-type="float">
            <text:p>6.986267</text:p>
          </table:table-cell>
          <table:table-cell office:value-type="float" office:value="8.099182" calcext:value-type="float">
            <text:p>8.099182</text:p>
          </table:table-cell>
          <table:table-cell office:value-type="float" office:value="8.032227" calcext:value-type="float">
            <text:p>8.032227</text:p>
          </table:table-cell>
          <table:table-cell office:value-type="float" office:value="8.966827" calcext:value-type="float">
            <text:p>8.966827</text:p>
          </table:table-cell>
          <table:table-cell office:value-type="float" office:value="8.889404" calcext:value-type="float">
            <text:p>8.889404</text:p>
          </table:table-cell>
          <table:table-cell office:value-type="float" office:value="9.646271" calcext:value-type="float">
            <text:p>9.646271</text:p>
          </table:table-cell>
          <table:table-cell office:value-type="float" office:value="9.564606" calcext:value-type="float">
            <text:p>9.564606</text:p>
          </table:table-cell>
          <table:table-cell office:value-type="float" office:value="9.977966" calcext:value-type="float">
            <text:p>9.977966</text:p>
          </table:table-cell>
          <table:table-cell office:value-type="float" office:value="9.897644" calcext:value-type="float">
            <text:p>9.897644</text:p>
          </table:table-cell>
          <table:table-cell office:value-type="float" office:value="-1.193848" calcext:value-type="float">
            <text:p>-1.193848</text:p>
          </table:table-cell>
          <table:table-cell office:value-type="float" office:value="-13.44122" calcext:value-type="float">
            <text:p>-13.441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012007" calcext:value-type="float">
            <text:p>2012007</text:p>
          </table:table-cell>
          <table:table-cell office:value-type="float" office:value="8.12213" calcext:value-type="float">
            <text:p>8.12213</text:p>
          </table:table-cell>
          <table:table-cell office:value-type="float" office:value="-4.238232" calcext:value-type="float">
            <text:p>-4.238232</text:p>
          </table:table-cell>
          <table:table-cell office:value-type="float" office:value="-19.54543" calcext:value-type="float">
            <text:p>-19.54543</text:p>
          </table:table-cell>
          <table:table-cell office:value-type="float" office:value="0.3956798" calcext:value-type="float">
            <text:p>0.3956798</text:p>
          </table:table-cell>
          <table:table-cell office:value-type="float" office:value="0.1188102" calcext:value-type="float">
            <text:p>0.1188102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1.012421" calcext:value-type="float">
            <text:p>1.012421</text:p>
          </table:table-cell>
          <table:table-cell office:value-type="float" office:value="-7.100952" calcext:value-type="float">
            <text:p>-7.100952</text:p>
          </table:table-cell>
          <table:table-cell office:value-type="float" office:value="0.07391357" calcext:value-type="float">
            <text:p>0.07391357</text:p>
          </table:table-cell>
          <table:table-cell office:value-type="float" office:value="-0.8951111" calcext:value-type="float">
            <text:p>-0.8951111</text:p>
          </table:table-cell>
          <table:table-cell office:value-type="float" office:value="0.3363953" calcext:value-type="float">
            <text:p>0.3363953</text:p>
          </table:table-cell>
          <table:table-cell office:value-type="float" office:value="-0.04898071" calcext:value-type="float">
            <text:p>-0.04898071</text:p>
          </table:table-cell>
          <table:table-cell office:value-type="float" office:value="0.8718567" calcext:value-type="float">
            <text:p>0.8718567</text:p>
          </table:table-cell>
          <table:table-cell office:value-type="float" office:value="0.6842957" calcext:value-type="float">
            <text:p>0.6842957</text:p>
          </table:table-cell>
          <table:table-cell office:value-type="float" office:value="1.442902" calcext:value-type="float">
            <text:p>1.442902</text:p>
          </table:table-cell>
          <table:table-cell office:value-type="float" office:value="1.22226" calcext:value-type="float">
            <text:p>1.22226</text:p>
          </table:table-cell>
          <table:table-cell office:value-type="float" office:value="2.197815" calcext:value-type="float">
            <text:p>2.197815</text:p>
          </table:table-cell>
          <table:table-cell office:value-type="float" office:value="1.883026" calcext:value-type="float">
            <text:p>1.883026</text:p>
          </table:table-cell>
          <table:table-cell office:value-type="float" office:value="2.945557" calcext:value-type="float">
            <text:p>2.945557</text:p>
          </table:table-cell>
          <table:table-cell office:value-type="float" office:value="2.583832" calcext:value-type="float">
            <text:p>2.583832</text:p>
          </table:table-cell>
          <table:table-cell office:value-type="float" office:value="4.077606" calcext:value-type="float">
            <text:p>4.077606</text:p>
          </table:table-cell>
          <table:table-cell office:value-type="float" office:value="3.696869" calcext:value-type="float">
            <text:p>3.696869</text:p>
          </table:table-cell>
          <table:table-cell office:value-type="float" office:value="5.566956" calcext:value-type="float">
            <text:p>5.566956</text:p>
          </table:table-cell>
          <table:table-cell office:value-type="float" office:value="5.341766" calcext:value-type="float">
            <text:p>5.341766</text:p>
          </table:table-cell>
          <table:table-cell office:value-type="float" office:value="6.985413" calcext:value-type="float">
            <text:p>6.985413</text:p>
          </table:table-cell>
          <table:table-cell office:value-type="float" office:value="6.888245" calcext:value-type="float">
            <text:p>6.888245</text:p>
          </table:table-cell>
          <table:table-cell office:value-type="float" office:value="8.031494" calcext:value-type="float">
            <text:p>8.031494</text:p>
          </table:table-cell>
          <table:table-cell office:value-type="float" office:value="7.956635" calcext:value-type="float">
            <text:p>7.956635</text:p>
          </table:table-cell>
          <table:table-cell office:value-type="float" office:value="8.888611" calcext:value-type="float">
            <text:p>8.888611</text:p>
          </table:table-cell>
          <table:table-cell office:value-type="float" office:value="8.81192" calcext:value-type="float">
            <text:p>8.81192</text:p>
          </table:table-cell>
          <table:table-cell office:value-type="float" office:value="9.563751" calcext:value-type="float">
            <text:p>9.563751</text:p>
          </table:table-cell>
          <table:table-cell office:value-type="float" office:value="9.483429" calcext:value-type="float">
            <text:p>9.483429</text:p>
          </table:table-cell>
          <table:table-cell office:value-type="float" office:value="9.896851" calcext:value-type="float">
            <text:p>9.896851</text:p>
          </table:table-cell>
          <table:table-cell office:value-type="float" office:value="9.818176" calcext:value-type="float">
            <text:p>9.818176</text:p>
          </table:table-cell>
          <table:table-cell office:value-type="float" office:value="2.326996" calcext:value-type="float">
            <text:p>2.326996</text:p>
          </table:table-cell>
          <table:table-cell office:value-type="float" office:value="-14.32809" calcext:value-type="float">
            <text:p>-14.328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012007" calcext:value-type="float">
            <text:p>3012007</text:p>
          </table:table-cell>
          <table:table-cell office:value-type="float" office:value="8.737134" calcext:value-type="float">
            <text:p>8.73713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6.49255" calcext:value-type="float">
            <text:p>-16.49255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1527689" calcext:value-type="float">
            <text:p>0.1527689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2.15213" calcext:value-type="float">
            <text:p>2.15213</text:p>
          </table:table-cell>
          <table:table-cell office:value-type="float" office:value="-6.500305" calcext:value-type="float">
            <text:p>-6.500305</text:p>
          </table:table-cell>
          <table:table-cell office:value-type="float" office:value="-0.1040344" calcext:value-type="float">
            <text:p>-0.1040344</text:p>
          </table:table-cell>
          <table:table-cell office:value-type="float" office:value="-1.305176" calcext:value-type="float">
            <text:p>-1.305176</text:p>
          </table:table-cell>
          <table:table-cell office:value-type="float" office:value="0.03927612" calcext:value-type="float">
            <text:p>0.03927612</text:p>
          </table:table-cell>
          <table:table-cell office:value-type="float" office:value="-0.132782" calcext:value-type="float">
            <text:p>-0.132782</text:p>
          </table:table-cell>
          <table:table-cell office:value-type="float" office:value="0.677002" calcext:value-type="float">
            <text:p>0.677002</text:p>
          </table:table-cell>
          <table:table-cell office:value-type="float" office:value="0.5462952" calcext:value-type="float">
            <text:p>0.5462952</text:p>
          </table:table-cell>
          <table:table-cell office:value-type="float" office:value="1.215607" calcext:value-type="float">
            <text:p>1.215607</text:p>
          </table:table-cell>
          <table:table-cell office:value-type="float" office:value="1.041748" calcext:value-type="float">
            <text:p>1.041748</text:p>
          </table:table-cell>
          <table:table-cell office:value-type="float" office:value="1.878937" calcext:value-type="float">
            <text:p>1.878937</text:p>
          </table:table-cell>
          <table:table-cell office:value-type="float" office:value="1.646393" calcext:value-type="float">
            <text:p>1.646393</text:p>
          </table:table-cell>
          <table:table-cell office:value-type="float" office:value="2.580994" calcext:value-type="float">
            <text:p>2.580994</text:p>
          </table:table-cell>
          <table:table-cell office:value-type="float" office:value="2.326019" calcext:value-type="float">
            <text:p>2.326019</text:p>
          </table:table-cell>
          <table:table-cell office:value-type="float" office:value="3.693817" calcext:value-type="float">
            <text:p>3.693817</text:p>
          </table:table-cell>
          <table:table-cell office:value-type="float" office:value="3.41748" calcext:value-type="float">
            <text:p>3.41748</text:p>
          </table:table-cell>
          <table:table-cell office:value-type="float" office:value="5.339325" calcext:value-type="float">
            <text:p>5.339325</text:p>
          </table:table-cell>
          <table:table-cell office:value-type="float" office:value="5.112671" calcext:value-type="float">
            <text:p>5.112671</text:p>
          </table:table-cell>
          <table:table-cell office:value-type="float" office:value="6.887085" calcext:value-type="float">
            <text:p>6.887085</text:p>
          </table:table-cell>
          <table:table-cell office:value-type="float" office:value="6.764648" calcext:value-type="float">
            <text:p>6.764648</text:p>
          </table:table-cell>
          <table:table-cell office:value-type="float" office:value="7.95578" calcext:value-type="float">
            <text:p>7.95578</text:p>
          </table:table-cell>
          <table:table-cell office:value-type="float" office:value="7.869324" calcext:value-type="float">
            <text:p>7.869324</text:p>
          </table:table-cell>
          <table:table-cell office:value-type="float" office:value="8.811066" calcext:value-type="float">
            <text:p>8.811066</text:p>
          </table:table-cell>
          <table:table-cell office:value-type="float" office:value="8.73288" calcext:value-type="float">
            <text:p>8.73288</text:p>
          </table:table-cell>
          <table:table-cell office:value-type="float" office:value="9.482544" calcext:value-type="float">
            <text:p>9.482544</text:p>
          </table:table-cell>
          <table:table-cell office:value-type="float" office:value="9.403351" calcext:value-type="float">
            <text:p>9.403351</text:p>
          </table:table-cell>
          <table:table-cell office:value-type="float" office:value="9.817352" calcext:value-type="float">
            <text:p>9.817352</text:p>
          </table:table-cell>
          <table:table-cell office:value-type="float" office:value="9.739777" calcext:value-type="float">
            <text:p>9.739777</text:p>
          </table:table-cell>
          <table:table-cell office:value-type="float" office:value="5.298279" calcext:value-type="float">
            <text:p>5.298279</text:p>
          </table:table-cell>
          <table:table-cell office:value-type="float" office:value="-12.77518" calcext:value-type="float">
            <text:p>-12.775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012007" calcext:value-type="float">
            <text:p>4012007</text:p>
          </table:table-cell>
          <table:table-cell office:value-type="float" office:value="8.23298" calcext:value-type="float">
            <text:p>8.23298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7.811173" calcext:value-type="float">
            <text:p>-7.811173</text:p>
          </table:table-cell>
          <table:table-cell office:value-type="float" office:value="0.8379694" calcext:value-type="float">
            <text:p>0.8379694</text:p>
          </table:table-cell>
          <table:table-cell office:value-type="float" office:value="0.3025375" calcext:value-type="float">
            <text:p>0.3025375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3.004822" calcext:value-type="float">
            <text:p>3.004822</text:p>
          </table:table-cell>
          <table:table-cell office:value-type="float" office:value="-4.33725" calcext:value-type="float">
            <text:p>-4.33725</text:p>
          </table:table-cell>
          <table:table-cell office:value-type="float" office:value="0.1270752" calcext:value-type="float">
            <text:p>0.1270752</text:p>
          </table:table-cell>
          <table:table-cell office:value-type="float" office:value="-1.149414" calcext:value-type="float">
            <text:p>-1.149414</text:p>
          </table:table-cell>
          <table:table-cell office:value-type="float" office:value="0.06661987" calcext:value-type="float">
            <text:p>0.06661987</text:p>
          </table:table-cell>
          <table:table-cell office:value-type="float" office:value="-0.119873" calcext:value-type="float">
            <text:p>-0.119873</text:p>
          </table:table-cell>
          <table:table-cell office:value-type="float" office:value="0.572113" calcext:value-type="float">
            <text:p>0.572113</text:p>
          </table:table-cell>
          <table:table-cell office:value-type="float" office:value="0.485321" calcext:value-type="float">
            <text:p>0.485321</text:p>
          </table:table-cell>
          <table:table-cell office:value-type="float" office:value="1.040009" calcext:value-type="float">
            <text:p>1.040009</text:p>
          </table:table-cell>
          <table:table-cell office:value-type="float" office:value="0.9642334" calcext:value-type="float">
            <text:p>0.9642334</text:p>
          </table:table-cell>
          <table:table-cell office:value-type="float" office:value="1.644806" calcext:value-type="float">
            <text:p>1.644806</text:p>
          </table:table-cell>
          <table:table-cell office:value-type="float" office:value="1.537079" calcext:value-type="float">
            <text:p>1.537079</text:p>
          </table:table-cell>
          <table:table-cell office:value-type="float" office:value="2.324158" calcext:value-type="float">
            <text:p>2.324158</text:p>
          </table:table-cell>
          <table:table-cell office:value-type="float" office:value="2.173309" calcext:value-type="float">
            <text:p>2.173309</text:p>
          </table:table-cell>
          <table:table-cell office:value-type="float" office:value="3.415039" calcext:value-type="float">
            <text:p>3.415039</text:p>
          </table:table-cell>
          <table:table-cell office:value-type="float" office:value="3.206451" calcext:value-type="float">
            <text:p>3.206451</text:p>
          </table:table-cell>
          <table:table-cell office:value-type="float" office:value="5.110382" calcext:value-type="float">
            <text:p>5.110382</text:p>
          </table:table-cell>
          <table:table-cell office:value-type="float" office:value="4.904175" calcext:value-type="float">
            <text:p>4.904175</text:p>
          </table:table-cell>
          <table:table-cell office:value-type="float" office:value="6.763245" calcext:value-type="float">
            <text:p>6.763245</text:p>
          </table:table-cell>
          <table:table-cell office:value-type="float" office:value="6.627075" calcext:value-type="float">
            <text:p>6.627075</text:p>
          </table:table-cell>
          <table:table-cell office:value-type="float" office:value="7.868347" calcext:value-type="float">
            <text:p>7.868347</text:p>
          </table:table-cell>
          <table:table-cell office:value-type="float" office:value="7.770844" calcext:value-type="float">
            <text:p>7.770844</text:p>
          </table:table-cell>
          <table:table-cell office:value-type="float" office:value="8.732056" calcext:value-type="float">
            <text:p>8.732056</text:p>
          </table:table-cell>
          <table:table-cell office:value-type="float" office:value="8.65097" calcext:value-type="float">
            <text:p>8.65097</text:p>
          </table:table-cell>
          <table:table-cell office:value-type="float" office:value="9.402527" calcext:value-type="float">
            <text:p>9.402527</text:p>
          </table:table-cell>
          <table:table-cell office:value-type="float" office:value="9.324768" calcext:value-type="float">
            <text:p>9.324768</text:p>
          </table:table-cell>
          <table:table-cell office:value-type="float" office:value="9.738953" calcext:value-type="float">
            <text:p>9.738953</text:p>
          </table:table-cell>
          <table:table-cell office:value-type="float" office:value="9.662415" calcext:value-type="float">
            <text:p>9.662415</text:p>
          </table:table-cell>
          <table:table-cell office:value-type="float" office:value="6.851562" calcext:value-type="float">
            <text:p>6.851562</text:p>
          </table:table-cell>
          <table:table-cell office:value-type="float" office:value="-7.952209" calcext:value-type="float">
            <text:p>-7.952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012007" calcext:value-type="float">
            <text:p>5012007</text:p>
          </table:table-cell>
          <table:table-cell office:value-type="float" office:value="8.136024" calcext:value-type="float">
            <text:p>8.136024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4.524794" calcext:value-type="float">
            <text:p>-4.524794</text:p>
          </table:table-cell>
          <table:table-cell office:value-type="float" office:value="0.8428636" calcext:value-type="float">
            <text:p>0.8428636</text:p>
          </table:table-cell>
          <table:table-cell office:value-type="float" office:value="0.3873553" calcext:value-type="float">
            <text:p>0.3873553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6.66098" calcext:value-type="float">
            <text:p>6.66098</text:p>
          </table:table-cell>
          <table:table-cell office:value-type="float" office:value="-1.874786" calcext:value-type="float">
            <text:p>-1.874786</text:p>
          </table:table-cell>
          <table:table-cell office:value-type="float" office:value="0.8633423" calcext:value-type="float">
            <text:p>0.8633423</text:p>
          </table:table-cell>
          <table:table-cell office:value-type="float" office:value="-0.4244385" calcext:value-type="float">
            <text:p>-0.4244385</text:p>
          </table:table-cell>
          <table:table-cell office:value-type="float" office:value="0.4763489" calcext:value-type="float">
            <text:p>0.4763489</text:p>
          </table:table-cell>
          <table:table-cell office:value-type="float" office:value="-0.01266479" calcext:value-type="float">
            <text:p>-0.01266479</text:p>
          </table:table-cell>
          <table:table-cell office:value-type="float" office:value="0.8024902" calcext:value-type="float">
            <text:p>0.8024902</text:p>
          </table:table-cell>
          <table:table-cell office:value-type="float" office:value="0.5253296" calcext:value-type="float">
            <text:p>0.5253296</text:p>
          </table:table-cell>
          <table:table-cell office:value-type="float" office:value="1.13266" calcext:value-type="float">
            <text:p>1.13266</text:p>
          </table:table-cell>
          <table:table-cell office:value-type="float" office:value="0.9555664" calcext:value-type="float">
            <text:p>0.9555664</text:p>
          </table:table-cell>
          <table:table-cell office:value-type="float" office:value="1.589142" calcext:value-type="float">
            <text:p>1.589142</text:p>
          </table:table-cell>
          <table:table-cell office:value-type="float" office:value="1.500214" calcext:value-type="float">
            <text:p>1.500214</text:p>
          </table:table-cell>
          <table:table-cell office:value-type="float" office:value="2.172302" calcext:value-type="float">
            <text:p>2.172302</text:p>
          </table:table-cell>
          <table:table-cell office:value-type="float" office:value="2.110504" calcext:value-type="float">
            <text:p>2.110504</text:p>
          </table:table-cell>
          <table:table-cell office:value-type="float" office:value="3.204712" calcext:value-type="float">
            <text:p>3.204712</text:p>
          </table:table-cell>
          <table:table-cell office:value-type="float" office:value="3.070068" calcext:value-type="float">
            <text:p>3.070068</text:p>
          </table:table-cell>
          <table:table-cell office:value-type="float" office:value="4.90213" calcext:value-type="float">
            <text:p>4.90213</text:p>
          </table:table-cell>
          <table:table-cell office:value-type="float" office:value="4.725006" calcext:value-type="float">
            <text:p>4.725006</text:p>
          </table:table-cell>
          <table:table-cell office:value-type="float" office:value="6.62561" calcext:value-type="float">
            <text:p>6.62561</text:p>
          </table:table-cell>
          <table:table-cell office:value-type="float" office:value="6.485474" calcext:value-type="float">
            <text:p>6.485474</text:p>
          </table:table-cell>
          <table:table-cell office:value-type="float" office:value="7.769775" calcext:value-type="float">
            <text:p>7.769775</text:p>
          </table:table-cell>
          <table:table-cell office:value-type="float" office:value="7.664368" calcext:value-type="float">
            <text:p>7.664368</text:p>
          </table:table-cell>
          <table:table-cell office:value-type="float" office:value="8.650085" calcext:value-type="float">
            <text:p>8.650085</text:p>
          </table:table-cell>
          <table:table-cell office:value-type="float" office:value="8.564697" calcext:value-type="float">
            <text:p>8.564697</text:p>
          </table:table-cell>
          <table:table-cell office:value-type="float" office:value="9.323975" calcext:value-type="float">
            <text:p>9.323975</text:p>
          </table:table-cell>
          <table:table-cell office:value-type="float" office:value="9.244354" calcext:value-type="float">
            <text:p>9.244354</text:p>
          </table:table-cell>
          <table:table-cell office:value-type="float" office:value="9.661621" calcext:value-type="float">
            <text:p>9.661621</text:p>
          </table:table-cell>
          <table:table-cell office:value-type="float" office:value="9.585785" calcext:value-type="float">
            <text:p>9.585785</text:p>
          </table:table-cell>
          <table:table-cell office:value-type="float" office:value="11.69839" calcext:value-type="float">
            <text:p>11.69839</text:p>
          </table:table-cell>
          <table:table-cell office:value-type="float" office:value="-4.062469" calcext:value-type="float">
            <text:p>-4.0624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012007" calcext:value-type="float">
            <text:p>6012007</text:p>
          </table:table-cell>
          <table:table-cell office:value-type="float" office:value="8.039413" calcext:value-type="float">
            <text:p>8.039413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3.521458" calcext:value-type="float">
            <text:p>-3.521458</text:p>
          </table:table-cell>
          <table:table-cell office:value-type="float" office:value="0.9063443" calcext:value-type="float">
            <text:p>0.9063443</text:p>
          </table:table-cell>
          <table:table-cell office:value-type="float" office:value="0.4172114" calcext:value-type="float">
            <text:p>0.417211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9.52951" calcext:value-type="float">
            <text:p>9.52951</text:p>
          </table:table-cell>
          <table:table-cell office:value-type="float" office:value="-1.531311" calcext:value-type="float">
            <text:p>-1.531311</text:p>
          </table:table-cell>
          <table:table-cell office:value-type="float" office:value="1.437317" calcext:value-type="float">
            <text:p>1.437317</text:p>
          </table:table-cell>
          <table:table-cell office:value-type="float" office:value="-0.178833" calcext:value-type="float">
            <text:p>-0.178833</text:p>
          </table:table-cell>
          <table:table-cell office:value-type="float" office:value="1.234985" calcext:value-type="float">
            <text:p>1.234985</text:p>
          </table:table-cell>
          <table:table-cell office:value-type="float" office:value="0.2106628" calcext:value-type="float">
            <text:p>0.2106628</text:p>
          </table:table-cell>
          <table:table-cell office:value-type="float" office:value="1.312347" calcext:value-type="float">
            <text:p>1.312347</text:p>
          </table:table-cell>
          <table:table-cell office:value-type="float" office:value="0.7015076" calcext:value-type="float">
            <text:p>0.7015076</text:p>
          </table:table-cell>
          <table:table-cell office:value-type="float" office:value="1.48996" calcext:value-type="float">
            <text:p>1.48996</text:p>
          </table:table-cell>
          <table:table-cell office:value-type="float" office:value="1.08548" calcext:value-type="float">
            <text:p>1.08548</text:p>
          </table:table-cell>
          <table:table-cell office:value-type="float" office:value="1.795563" calcext:value-type="float">
            <text:p>1.795563</text:p>
          </table:table-cell>
          <table:table-cell office:value-type="float" office:value="1.572083" calcext:value-type="float">
            <text:p>1.572083</text:p>
          </table:table-cell>
          <table:table-cell office:value-type="float" office:value="2.253693" calcext:value-type="float">
            <text:p>2.253693</text:p>
          </table:table-cell>
          <table:table-cell office:value-type="float" office:value="2.12851" calcext:value-type="float">
            <text:p>2.12851</text:p>
          </table:table-cell>
          <table:table-cell office:value-type="float" office:value="3.069336" calcext:value-type="float">
            <text:p>3.069336</text:p>
          </table:table-cell>
          <table:table-cell office:value-type="float" office:value="3.027557" calcext:value-type="float">
            <text:p>3.027557</text:p>
          </table:table-cell>
          <table:table-cell office:value-type="float" office:value="4.723358" calcext:value-type="float">
            <text:p>4.723358</text:p>
          </table:table-cell>
          <table:table-cell office:value-type="float" office:value="4.588959" calcext:value-type="float">
            <text:p>4.588959</text:p>
          </table:table-cell>
          <table:table-cell office:value-type="float" office:value="6.484009" calcext:value-type="float">
            <text:p>6.484009</text:p>
          </table:table-cell>
          <table:table-cell office:value-type="float" office:value="6.34848" calcext:value-type="float">
            <text:p>6.34848</text:p>
          </table:table-cell>
          <table:table-cell office:value-type="float" office:value="7.663239" calcext:value-type="float">
            <text:p>7.663239</text:p>
          </table:table-cell>
          <table:table-cell office:value-type="float" office:value="7.553345" calcext:value-type="float">
            <text:p>7.553345</text:p>
          </table:table-cell>
          <table:table-cell office:value-type="float" office:value="8.563751" calcext:value-type="float">
            <text:p>8.563751</text:p>
          </table:table-cell>
          <table:table-cell office:value-type="float" office:value="8.474152" calcext:value-type="float">
            <text:p>8.474152</text:p>
          </table:table-cell>
          <table:table-cell office:value-type="float" office:value="9.24353" calcext:value-type="float">
            <text:p>9.24353</text:p>
          </table:table-cell>
          <table:table-cell office:value-type="float" office:value="9.163025" calcext:value-type="float">
            <text:p>9.163025</text:p>
          </table:table-cell>
          <table:table-cell office:value-type="float" office:value="9.585022" calcext:value-type="float">
            <text:p>9.585022</text:p>
          </table:table-cell>
          <table:table-cell office:value-type="float" office:value="9.509338" calcext:value-type="float">
            <text:p>9.509338</text:p>
          </table:table-cell>
          <table:table-cell office:value-type="float" office:value="17.54657" calcext:value-type="float">
            <text:p>17.54657</text:p>
          </table:table-cell>
          <table:table-cell office:value-type="float" office:value="-3.981995" calcext:value-type="float">
            <text:p>-3.981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012007" calcext:value-type="float">
            <text:p>7012007</text:p>
          </table:table-cell>
          <table:table-cell office:value-type="float" office:value="8.11674" calcext:value-type="float">
            <text:p>8.11674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2.666662" calcext:value-type="float">
            <text:p>-2.666662</text:p>
          </table:table-cell>
          <table:table-cell office:value-type="float" office:value="0.7008905" calcext:value-type="float">
            <text:p>0.7008905</text:p>
          </table:table-cell>
          <table:table-cell office:value-type="float" office:value="0.4442626" calcext:value-type="float">
            <text:p>0.4442626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7.846375" calcext:value-type="float">
            <text:p>7.846375</text:p>
          </table:table-cell>
          <table:table-cell office:value-type="float" office:value="-1.299927" calcext:value-type="float">
            <text:p>-1.299927</text:p>
          </table:table-cell>
          <table:table-cell office:value-type="float" office:value="1.22348" calcext:value-type="float">
            <text:p>1.22348</text:p>
          </table:table-cell>
          <table:table-cell office:value-type="float" office:value="-0.1674194" calcext:value-type="float">
            <text:p>-0.1674194</text:p>
          </table:table-cell>
          <table:table-cell office:value-type="float" office:value="1.103973" calcext:value-type="float">
            <text:p>1.103973</text:p>
          </table:table-cell>
          <table:table-cell office:value-type="float" office:value="0.2644958" calcext:value-type="float">
            <text:p>0.2644958</text:p>
          </table:table-cell>
          <table:table-cell office:value-type="float" office:value="1.244385" calcext:value-type="float">
            <text:p>1.244385</text:p>
          </table:table-cell>
          <table:table-cell office:value-type="float" office:value="0.7639465" calcext:value-type="float">
            <text:p>0.7639465</text:p>
          </table:table-cell>
          <table:table-cell office:value-type="float" office:value="1.452209" calcext:value-type="float">
            <text:p>1.452209</text:p>
          </table:table-cell>
          <table:table-cell office:value-type="float" office:value="1.151093" calcext:value-type="float">
            <text:p>1.151093</text:p>
          </table:table-cell>
          <table:table-cell office:value-type="float" office:value="1.775085" calcext:value-type="float">
            <text:p>1.775085</text:p>
          </table:table-cell>
          <table:table-cell office:value-type="float" office:value="1.634491" calcext:value-type="float">
            <text:p>1.634491</text:p>
          </table:table-cell>
          <table:table-cell office:value-type="float" office:value="2.249847" calcext:value-type="float">
            <text:p>2.249847</text:p>
          </table:table-cell>
          <table:table-cell office:value-type="float" office:value="2.162689" calcext:value-type="float">
            <text:p>2.162689</text:p>
          </table:table-cell>
          <table:table-cell office:value-type="float" office:value="3.039124" calcext:value-type="float">
            <text:p>3.039124</text:p>
          </table:table-cell>
          <table:table-cell office:value-type="float" office:value="3.008881" calcext:value-type="float">
            <text:p>3.008881</text:p>
          </table:table-cell>
          <table:table-cell office:value-type="float" office:value="4.58786" calcext:value-type="float">
            <text:p>4.58786</text:p>
          </table:table-cell>
          <table:table-cell office:value-type="float" office:value="4.493439" calcext:value-type="float">
            <text:p>4.493439</text:p>
          </table:table-cell>
          <table:table-cell office:value-type="float" office:value="6.347076" calcext:value-type="float">
            <text:p>6.347076</text:p>
          </table:table-cell>
          <table:table-cell office:value-type="float" office:value="6.223419" calcext:value-type="float">
            <text:p>6.223419</text:p>
          </table:table-cell>
          <table:table-cell office:value-type="float" office:value="7.552185" calcext:value-type="float">
            <text:p>7.552185</text:p>
          </table:table-cell>
          <table:table-cell office:value-type="float" office:value="7.442261" calcext:value-type="float">
            <text:p>7.442261</text:p>
          </table:table-cell>
          <table:table-cell office:value-type="float" office:value="8.473206" calcext:value-type="float">
            <text:p>8.473206</text:p>
          </table:table-cell>
          <table:table-cell office:value-type="float" office:value="8.380432" calcext:value-type="float">
            <text:p>8.380432</text:p>
          </table:table-cell>
          <table:table-cell office:value-type="float" office:value="9.162201" calcext:value-type="float">
            <text:p>9.162201</text:p>
          </table:table-cell>
          <table:table-cell office:value-type="float" office:value="9.080963" calcext:value-type="float">
            <text:p>9.080963</text:p>
          </table:table-cell>
          <table:table-cell office:value-type="float" office:value="9.508545" calcext:value-type="float">
            <text:p>9.508545</text:p>
          </table:table-cell>
          <table:table-cell office:value-type="float" office:value="9.433502" calcext:value-type="float">
            <text:p>9.433502</text:p>
          </table:table-cell>
          <table:table-cell office:value-type="float" office:value="14.18967" calcext:value-type="float">
            <text:p>14.18967</text:p>
          </table:table-cell>
          <table:table-cell office:value-type="float" office:value="-3.572784" calcext:value-type="float">
            <text:p>-3.5727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8012007" calcext:value-type="float">
            <text:p>8012007</text:p>
          </table:table-cell>
          <table:table-cell office:value-type="float" office:value="7.197141" calcext:value-type="float">
            <text:p>7.197141</text:p>
          </table:table-cell>
          <table:table-cell office:value-type="float" office:value="4.095101" calcext:value-type="float">
            <text:p>4.095101</text:p>
          </table:table-cell>
          <table:table-cell office:value-type="float" office:value="-5.044531" calcext:value-type="float">
            <text:p>-5.044531</text:p>
          </table:table-cell>
          <table:table-cell office:value-type="float" office:value="0.6997926" calcext:value-type="float">
            <text:p>0.6997926</text:p>
          </table:table-cell>
          <table:table-cell office:value-type="float" office:value="0.3726581" calcext:value-type="float">
            <text:p>0.372658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" calcext:value-type="float">
            <text:p>0</text:p>
          </table:table-cell>
          <table:table-cell office:value-type="float" office:value="3.533783" calcext:value-type="float">
            <text:p>3.533783</text:p>
          </table:table-cell>
          <table:table-cell office:value-type="float" office:value="-1.728363" calcext:value-type="float">
            <text:p>-1.728363</text:p>
          </table:table-cell>
          <table:table-cell office:value-type="float" office:value="0.6619873" calcext:value-type="float">
            <text:p>0.6619873</text:p>
          </table:table-cell>
          <table:table-cell office:value-type="float" office:value="-0.2484741" calcext:value-type="float">
            <text:p>-0.2484741</text:p>
          </table:table-cell>
          <table:table-cell office:value-type="float" office:value="0.7791443" calcext:value-type="float">
            <text:p>0.7791443</text:p>
          </table:table-cell>
          <table:table-cell office:value-type="float" office:value="0.2128601" calcext:value-type="float">
            <text:p>0.2128601</text:p>
          </table:table-cell>
          <table:table-cell office:value-type="float" office:value="1.060577" calcext:value-type="float">
            <text:p>1.060577</text:p>
          </table:table-cell>
          <table:table-cell office:value-type="float" office:value="0.719635" calcext:value-type="float">
            <text:p>0.719635</text:p>
          </table:table-cell>
          <table:table-cell office:value-type="float" office:value="1.323486" calcext:value-type="float">
            <text:p>1.323486</text:p>
          </table:table-cell>
          <table:table-cell office:value-type="float" office:value="1.109802" calcext:value-type="float">
            <text:p>1.109802</text:p>
          </table:table-cell>
          <table:table-cell office:value-type="float" office:value="1.718964" calcext:value-type="float">
            <text:p>1.718964</text:p>
          </table:table-cell>
          <table:table-cell office:value-type="float" office:value="1.595306" calcext:value-type="float">
            <text:p>1.595306</text:p>
          </table:table-cell>
          <table:table-cell office:value-type="float" office:value="2.217926" calcext:value-type="float">
            <text:p>2.217926</text:p>
          </table:table-cell>
          <table:table-cell office:value-type="float" office:value="2.121826" calcext:value-type="float">
            <text:p>2.121826</text:p>
          </table:table-cell>
          <table:table-cell office:value-type="float" office:value="3.008698" calcext:value-type="float">
            <text:p>3.008698</text:p>
          </table:table-cell>
          <table:table-cell office:value-type="float" office:value="2.948914" calcext:value-type="float">
            <text:p>2.948914</text:p>
          </table:table-cell>
          <table:table-cell office:value-type="float" office:value="4.492554" calcext:value-type="float">
            <text:p>4.492554</text:p>
          </table:table-cell>
          <table:table-cell office:value-type="float" office:value="4.408234" calcext:value-type="float">
            <text:p>4.408234</text:p>
          </table:table-cell>
          <table:table-cell office:value-type="float" office:value="6.222168" calcext:value-type="float">
            <text:p>6.222168</text:p>
          </table:table-cell>
          <table:table-cell office:value-type="float" office:value="6.110046" calcext:value-type="float">
            <text:p>6.110046</text:p>
          </table:table-cell>
          <table:table-cell office:value-type="float" office:value="7.441101" calcext:value-type="float">
            <text:p>7.441101</text:p>
          </table:table-cell>
          <table:table-cell office:value-type="float" office:value="7.33374" calcext:value-type="float">
            <text:p>7.33374</text:p>
          </table:table-cell>
          <table:table-cell office:value-type="float" office:value="8.379425" calcext:value-type="float">
            <text:p>8.379425</text:p>
          </table:table-cell>
          <table:table-cell office:value-type="float" office:value="8.285217" calcext:value-type="float">
            <text:p>8.285217</text:p>
          </table:table-cell>
          <table:table-cell office:value-type="float" office:value="9.080078" calcext:value-type="float">
            <text:p>9.080078</text:p>
          </table:table-cell>
          <table:table-cell office:value-type="float" office:value="8.997498" calcext:value-type="float">
            <text:p>8.997498</text:p>
          </table:table-cell>
          <table:table-cell office:value-type="float" office:value="9.432678" calcext:value-type="float">
            <text:p>9.432678</text:p>
          </table:table-cell>
          <table:table-cell office:value-type="float" office:value="9.357361" calcext:value-type="float">
            <text:p>9.357361</text:p>
          </table:table-cell>
          <table:table-cell office:value-type="float" office:value="8.514221" calcext:value-type="float">
            <text:p>8.514221</text:p>
          </table:table-cell>
          <table:table-cell office:value-type="float" office:value="-5.006958" calcext:value-type="float">
            <text:p>-5.0069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9012007" calcext:value-type="float">
            <text:p>9012007</text:p>
          </table:table-cell>
          <table:table-cell office:value-type="float" office:value="8.334399" calcext:value-type="float">
            <text:p>8.334399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7.523682" calcext:value-type="float">
            <text:p>-7.523682</text:p>
          </table:table-cell>
          <table:table-cell office:value-type="float" office:value="0.7482395" calcext:value-type="float">
            <text:p>0.7482395</text:p>
          </table:table-cell>
          <table:table-cell office:value-type="float" office:value="0.3092251" calcext:value-type="float">
            <text:p>0.3092251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3175" calcext:value-type="float">
            <text:p>0.3175</text:p>
          </table:table-cell>
          <table:table-cell office:value-type="float" office:value="5.080231" calcext:value-type="float">
            <text:p>5.080231</text:p>
          </table:table-cell>
          <table:table-cell office:value-type="float" office:value="-2.215118" calcext:value-type="float">
            <text:p>-2.215118</text:p>
          </table:table-cell>
          <table:table-cell office:value-type="float" office:value="0.8631287" calcext:value-type="float">
            <text:p>0.8631287</text:p>
          </table:table-cell>
          <table:table-cell office:value-type="float" office:value="-0.3347168" calcext:value-type="float">
            <text:p>-0.3347168</text:p>
          </table:table-cell>
          <table:table-cell office:value-type="float" office:value="0.9197998" calcext:value-type="float">
            <text:p>0.9197998</text:p>
          </table:table-cell>
          <table:table-cell office:value-type="float" office:value="0.138855" calcext:value-type="float">
            <text:p>0.138855</text:p>
          </table:table-cell>
          <table:table-cell office:value-type="float" office:value="1.117889" calcext:value-type="float">
            <text:p>1.117889</text:p>
          </table:table-cell>
          <table:table-cell office:value-type="float" office:value="0.6496277" calcext:value-type="float">
            <text:p>0.6496277</text:p>
          </table:table-cell>
          <table:table-cell office:value-type="float" office:value="1.342133" calcext:value-type="float">
            <text:p>1.342133</text:p>
          </table:table-cell>
          <table:table-cell office:value-type="float" office:value="1.043427" calcext:value-type="float">
            <text:p>1.043427</text:p>
          </table:table-cell>
          <table:table-cell office:value-type="float" office:value="1.673584" calcext:value-type="float">
            <text:p>1.673584</text:p>
          </table:table-cell>
          <table:table-cell office:value-type="float" office:value="1.531952" calcext:value-type="float">
            <text:p>1.531952</text:p>
          </table:table-cell>
          <table:table-cell office:value-type="float" office:value="2.14975" calcext:value-type="float">
            <text:p>2.14975</text:p>
          </table:table-cell>
          <table:table-cell office:value-type="float" office:value="2.060364" calcext:value-type="float">
            <text:p>2.060364</text:p>
          </table:table-cell>
          <table:table-cell office:value-type="float" office:value="2.948486" calcext:value-type="float">
            <text:p>2.948486</text:p>
          </table:table-cell>
          <table:table-cell office:value-type="float" office:value="2.887756" calcext:value-type="float">
            <text:p>2.887756</text:p>
          </table:table-cell>
          <table:table-cell office:value-type="float" office:value="4.407349" calcext:value-type="float">
            <text:p>4.407349</text:p>
          </table:table-cell>
          <table:table-cell office:value-type="float" office:value="4.323761" calcext:value-type="float">
            <text:p>4.323761</text:p>
          </table:table-cell>
          <table:table-cell office:value-type="float" office:value="6.108917" calcext:value-type="float">
            <text:p>6.108917</text:p>
          </table:table-cell>
          <table:table-cell office:value-type="float" office:value="6.004517" calcext:value-type="float">
            <text:p>6.004517</text:p>
          </table:table-cell>
          <table:table-cell office:value-type="float" office:value="7.332611" calcext:value-type="float">
            <text:p>7.332611</text:p>
          </table:table-cell>
          <table:table-cell office:value-type="float" office:value="7.229004" calcext:value-type="float">
            <text:p>7.229004</text:p>
          </table:table-cell>
          <table:table-cell office:value-type="float" office:value="8.284241" calcext:value-type="float">
            <text:p>8.284241</text:p>
          </table:table-cell>
          <table:table-cell office:value-type="float" office:value="8.189941" calcext:value-type="float">
            <text:p>8.189941</text:p>
          </table:table-cell>
          <table:table-cell office:value-type="float" office:value="8.996674" calcext:value-type="float">
            <text:p>8.996674</text:p>
          </table:table-cell>
          <table:table-cell office:value-type="float" office:value="8.913391" calcext:value-type="float">
            <text:p>8.913391</text:p>
          </table:table-cell>
          <table:table-cell office:value-type="float" office:value="9.356567" calcext:value-type="float">
            <text:p>9.356567</text:p>
          </table:table-cell>
          <table:table-cell office:value-type="float" office:value="9.280701" calcext:value-type="float">
            <text:p>9.280701</text:p>
          </table:table-cell>
          <table:table-cell office:value-type="float" office:value="10.42981" calcext:value-type="float">
            <text:p>10.42981</text:p>
          </table:table-cell>
          <table:table-cell office:value-type="float" office:value="-6.606354" calcext:value-type="float">
            <text:p>-6.6063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012007" calcext:value-type="float">
            <text:p>10012007</text:p>
          </table:table-cell>
          <table:table-cell office:value-type="float" office:value="8.649401" calcext:value-type="float">
            <text:p>8.649401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6.020068" calcext:value-type="float">
            <text:p>-6.020068</text:p>
          </table:table-cell>
          <table:table-cell office:value-type="float" office:value="0.8200656" calcext:value-type="float">
            <text:p>0.8200656</text:p>
          </table:table-cell>
          <table:table-cell office:value-type="float" office:value="0.3464194" calcext:value-type="float">
            <text:p>0.3464194</text:p>
          </table:table-cell>
          <table:table-cell office:value-type="float" office:value="304.5902" calcext:value-type="float">
            <text:p>304.5902</text:p>
          </table:table-cell>
          <table:table-cell office:value-type="float" office:value="0.9525" calcext:value-type="float">
            <text:p>0.9525</text:p>
          </table:table-cell>
          <table:table-cell office:value-type="float" office:value="5.573029" calcext:value-type="float">
            <text:p>5.573029</text:p>
          </table:table-cell>
          <table:table-cell office:value-type="float" office:value="-1.6987" calcext:value-type="float">
            <text:p>-1.6987</text:p>
          </table:table-cell>
          <table:table-cell office:value-type="float" office:value="2.91394" calcext:value-type="float">
            <text:p>2.91394</text:p>
          </table:table-cell>
          <table:table-cell office:value-type="float" office:value="-0.2210083" calcext:value-type="float">
            <text:p>-0.2210083</text:p>
          </table:table-cell>
          <table:table-cell office:value-type="float" office:value="2.096313" calcext:value-type="float">
            <text:p>2.096313</text:p>
          </table:table-cell>
          <table:table-cell office:value-type="float" office:value="0.2301331" calcext:value-type="float">
            <text:p>0.2301331</text:p>
          </table:table-cell>
          <table:table-cell office:value-type="float" office:value="1.831207" calcext:value-type="float">
            <text:p>1.831207</text:p>
          </table:table-cell>
          <table:table-cell office:value-type="float" office:value="0.7088623" calcext:value-type="float">
            <text:p>0.7088623</text:p>
          </table:table-cell>
          <table:table-cell office:value-type="float" office:value="1.827637" calcext:value-type="float">
            <text:p>1.827637</text:p>
          </table:table-cell>
          <table:table-cell office:value-type="float" office:value="1.076843" calcext:value-type="float">
            <text:p>1.076843</text:p>
          </table:table-cell>
          <table:table-cell office:value-type="float" office:value="1.956116" calcext:value-type="float">
            <text:p>1.956116</text:p>
          </table:table-cell>
          <table:table-cell office:value-type="float" office:value="1.536041" calcext:value-type="float">
            <text:p>1.536041</text:p>
          </table:table-cell>
          <table:table-cell office:value-type="float" office:value="2.267303" calcext:value-type="float">
            <text:p>2.267303</text:p>
          </table:table-cell>
          <table:table-cell office:value-type="float" office:value="2.036835" calcext:value-type="float">
            <text:p>2.036835</text:p>
          </table:table-cell>
          <table:table-cell office:value-type="float" office:value="2.887512" calcext:value-type="float">
            <text:p>2.887512</text:p>
          </table:table-cell>
          <table:table-cell office:value-type="float" office:value="2.841827" calcext:value-type="float">
            <text:p>2.841827</text:p>
          </table:table-cell>
          <table:table-cell office:value-type="float" office:value="4.322906" calcext:value-type="float">
            <text:p>4.322906</text:p>
          </table:table-cell>
          <table:table-cell office:value-type="float" office:value="4.246155" calcext:value-type="float">
            <text:p>4.246155</text:p>
          </table:table-cell>
          <table:table-cell office:value-type="float" office:value="6.003448" calcext:value-type="float">
            <text:p>6.003448</text:p>
          </table:table-cell>
          <table:table-cell office:value-type="float" office:value="5.905029" calcext:value-type="float">
            <text:p>5.905029</text:p>
          </table:table-cell>
          <table:table-cell office:value-type="float" office:value="7.227936" calcext:value-type="float">
            <text:p>7.227936</text:p>
          </table:table-cell>
          <table:table-cell office:value-type="float" office:value="7.128113" calcext:value-type="float">
            <text:p>7.128113</text:p>
          </table:table-cell>
          <table:table-cell office:value-type="float" office:value="8.188934" calcext:value-type="float">
            <text:p>8.188934</text:p>
          </table:table-cell>
          <table:table-cell office:value-type="float" office:value="8.094971" calcext:value-type="float">
            <text:p>8.094971</text:p>
          </table:table-cell>
          <table:table-cell office:value-type="float" office:value="8.912506" calcext:value-type="float">
            <text:p>8.912506</text:p>
          </table:table-cell>
          <table:table-cell office:value-type="float" office:value="8.828888" calcext:value-type="float">
            <text:p>8.828888</text:p>
          </table:table-cell>
          <table:table-cell office:value-type="float" office:value="9.279907" calcext:value-type="float">
            <text:p>9.279907</text:p>
          </table:table-cell>
          <table:table-cell office:value-type="float" office:value="9.203827" calcext:value-type="float">
            <text:p>9.203827</text:p>
          </table:table-cell>
          <table:table-cell office:value-type="float" office:value="9.089905" calcext:value-type="float">
            <text:p>9.089905</text:p>
          </table:table-cell>
          <table:table-cell office:value-type="float" office:value="-4.271454" calcext:value-type="float">
            <text:p>-4.271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1012007" calcext:value-type="float">
            <text:p>11012007</text:p>
          </table:table-cell>
          <table:table-cell office:value-type="float" office:value="7.525189" calcext:value-type="float">
            <text:p>7.525189</text:p>
          </table:table-cell>
          <table:table-cell office:value-type="float" office:value="6.872879" calcext:value-type="float">
            <text:p>6.872879</text:p>
          </table:table-cell>
          <table:table-cell office:value-type="float" office:value="-2.282282" calcext:value-type="float">
            <text:p>-2.282282</text:p>
          </table:table-cell>
          <table:table-cell office:value-type="float" office:value="0.7921899" calcext:value-type="float">
            <text:p>0.7921899</text:p>
          </table:table-cell>
          <table:table-cell office:value-type="float" office:value="0.4351069" calcext:value-type="float">
            <text:p>0.4351069</text:p>
          </table:table-cell>
          <table:table-cell office:value-type="float" office:value="304.6488" calcext:value-type="float">
            <text:p>304.6488</text:p>
          </table:table-cell>
          <table:table-cell office:value-type="float" office:value="0" calcext:value-type="float">
            <text:p>0</text:p>
          </table:table-cell>
          <table:table-cell office:value-type="float" office:value="11.22214" calcext:value-type="float">
            <text:p>11.22214</text:p>
          </table:table-cell>
          <table:table-cell office:value-type="float" office:value="-1.144562" calcext:value-type="float">
            <text:p>-1.144562</text:p>
          </table:table-cell>
          <table:table-cell office:value-type="float" office:value="7.196472" calcext:value-type="float">
            <text:p>7.196472</text:p>
          </table:table-cell>
          <table:table-cell office:value-type="float" office:value="-0.1080322" calcext:value-type="float">
            <text:p>-0.1080322</text:p>
          </table:table-cell>
          <table:table-cell office:value-type="float" office:value="4.965424" calcext:value-type="float">
            <text:p>4.965424</text:p>
          </table:table-cell>
          <table:table-cell office:value-type="float" office:value="0.4029541" calcext:value-type="float">
            <text:p>0.4029541</text:p>
          </table:table-cell>
          <table:table-cell office:value-type="float" office:value="3.732117" calcext:value-type="float">
            <text:p>3.732117</text:p>
          </table:table-cell>
          <table:table-cell office:value-type="float" office:value="0.9056702" calcext:value-type="float">
            <text:p>0.9056702</text:p>
          </table:table-cell>
          <table:table-cell office:value-type="float" office:value="3.19339" calcext:value-type="float">
            <text:p>3.19339</text:p>
          </table:table-cell>
          <table:table-cell office:value-type="float" office:value="1.276825" calcext:value-type="float">
            <text:p>1.276825</text:p>
          </table:table-cell>
          <table:table-cell office:value-type="float" office:value="2.865082" calcext:value-type="float">
            <text:p>2.865082</text:p>
          </table:table-cell>
          <table:table-cell office:value-type="float" office:value="1.716827" calcext:value-type="float">
            <text:p>1.716827</text:p>
          </table:table-cell>
          <table:table-cell office:value-type="float" office:value="2.861694" calcext:value-type="float">
            <text:p>2.861694</text:p>
          </table:table-cell>
          <table:table-cell office:value-type="float" office:value="2.171234" calcext:value-type="float">
            <text:p>2.171234</text:p>
          </table:table-cell>
          <table:table-cell office:value-type="float" office:value="3.016266" calcext:value-type="float">
            <text:p>3.016266</text:p>
          </table:table-cell>
          <table:table-cell office:value-type="float" office:value="2.863403" calcext:value-type="float">
            <text:p>2.863403</text:p>
          </table:table-cell>
          <table:table-cell office:value-type="float" office:value="4.245514" calcext:value-type="float">
            <text:p>4.245514</text:p>
          </table:table-cell>
          <table:table-cell office:value-type="float" office:value="4.208069" calcext:value-type="float">
            <text:p>4.208069</text:p>
          </table:table-cell>
          <table:table-cell office:value-type="float" office:value="5.904053" calcext:value-type="float">
            <text:p>5.904053</text:p>
          </table:table-cell>
          <table:table-cell office:value-type="float" office:value="5.814667" calcext:value-type="float">
            <text:p>5.814667</text:p>
          </table:table-cell>
          <table:table-cell office:value-type="float" office:value="7.127106" calcext:value-type="float">
            <text:p>7.127106</text:p>
          </table:table-cell>
          <table:table-cell office:value-type="float" office:value="7.030548" calcext:value-type="float">
            <text:p>7.030548</text:p>
          </table:table-cell>
          <table:table-cell office:value-type="float" office:value="8.094025" calcext:value-type="float">
            <text:p>8.094025</text:p>
          </table:table-cell>
          <table:table-cell office:value-type="float" office:value="8.000824" calcext:value-type="float">
            <text:p>8.000824</text:p>
          </table:table-cell>
          <table:table-cell office:value-type="float" office:value="8.828003" calcext:value-type="float">
            <text:p>8.828003</text:p>
          </table:table-cell>
          <table:table-cell office:value-type="float" office:value="8.743835" calcext:value-type="float">
            <text:p>8.743835</text:p>
          </table:table-cell>
          <table:table-cell office:value-type="float" office:value="9.203033" calcext:value-type="float">
            <text:p>9.203033</text:p>
          </table:table-cell>
          <table:table-cell office:value-type="float" office:value="9.126526" calcext:value-type="float">
            <text:p>9.126526</text:p>
          </table:table-cell>
          <table:table-cell office:value-type="float" office:value="15.79562" calcext:value-type="float">
            <text:p>15.79562</text:p>
          </table:table-cell>
          <table:table-cell office:value-type="float" office:value="-3.451111" calcext:value-type="float">
            <text:p>-3.451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012007" calcext:value-type="float">
            <text:p>12012007</text:p>
          </table:table-cell>
          <table:table-cell office:value-type="float" office:value="8.739968" calcext:value-type="float">
            <text:p>8.739968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5.564268" calcext:value-type="float">
            <text:p>-5.564268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584645" calcext:value-type="float">
            <text:p>0.3584645</text:p>
          </table:table-cell>
          <table:table-cell office:value-type="float" office:value="310.8099" calcext:value-type="float">
            <text:p>310.8099</text:p>
          </table:table-cell>
          <table:table-cell office:value-type="float" office:value="2.54" calcext:value-type="float">
            <text:p>2.54</text:p>
          </table:table-cell>
          <table:table-cell office:value-type="float" office:value="7.615356" calcext:value-type="float">
            <text:p>7.615356</text:p>
          </table:table-cell>
          <table:table-cell office:value-type="float" office:value="-1.819672" calcext:value-type="float">
            <text:p>-1.819672</text:p>
          </table:table-cell>
          <table:table-cell office:value-type="float" office:value="4.675201" calcext:value-type="float">
            <text:p>4.675201</text:p>
          </table:table-cell>
          <table:table-cell office:value-type="float" office:value="-0.2055664" calcext:value-type="float">
            <text:p>-0.2055664</text:p>
          </table:table-cell>
          <table:table-cell office:value-type="float" office:value="3.346252" calcext:value-type="float">
            <text:p>3.346252</text:p>
          </table:table-cell>
          <table:table-cell office:value-type="float" office:value="0.5315552" calcext:value-type="float">
            <text:p>0.5315552</text:p>
          </table:table-cell>
          <table:table-cell office:value-type="float" office:value="2.736603" calcext:value-type="float">
            <text:p>2.736603</text:p>
          </table:table-cell>
          <table:table-cell office:value-type="float" office:value="1.226624" calcext:value-type="float">
            <text:p>1.226624</text:p>
          </table:table-cell>
          <table:table-cell office:value-type="float" office:value="2.710693" calcext:value-type="float">
            <text:p>2.710693</text:p>
          </table:table-cell>
          <table:table-cell office:value-type="float" office:value="1.670074" calcext:value-type="float">
            <text:p>1.670074</text:p>
          </table:table-cell>
          <table:table-cell office:value-type="float" office:value="2.845886" calcext:value-type="float">
            <text:p>2.845886</text:p>
          </table:table-cell>
          <table:table-cell office:value-type="float" office:value="2.138794" calcext:value-type="float">
            <text:p>2.138794</text:p>
          </table:table-cell>
          <table:table-cell office:value-type="float" office:value="2.883667" calcext:value-type="float">
            <text:p>2.883667</text:p>
          </table:table-cell>
          <table:table-cell office:value-type="float" office:value="2.543732" calcext:value-type="float">
            <text:p>2.543732</text:p>
          </table:table-cell>
          <table:table-cell office:value-type="float" office:value="3.180634" calcext:value-type="float">
            <text:p>3.180634</text:p>
          </table:table-cell>
          <table:table-cell office:value-type="float" office:value="3.021759" calcext:value-type="float">
            <text:p>3.021759</text:p>
          </table:table-cell>
          <table:table-cell office:value-type="float" office:value="4.249847" calcext:value-type="float">
            <text:p>4.249847</text:p>
          </table:table-cell>
          <table:table-cell office:value-type="float" office:value="4.208832" calcext:value-type="float">
            <text:p>4.208832</text:p>
          </table:table-cell>
          <table:table-cell office:value-type="float" office:value="5.813843" calcext:value-type="float">
            <text:p>5.813843</text:p>
          </table:table-cell>
          <table:table-cell office:value-type="float" office:value="5.745453" calcext:value-type="float">
            <text:p>5.745453</text:p>
          </table:table-cell>
          <table:table-cell office:value-type="float" office:value="7.029541" calcext:value-type="float">
            <text:p>7.029541</text:p>
          </table:table-cell>
          <table:table-cell office:value-type="float" office:value="6.939606" calcext:value-type="float">
            <text:p>6.939606</text:p>
          </table:table-cell>
          <table:table-cell office:value-type="float" office:value="7.999878" calcext:value-type="float">
            <text:p>7.999878</text:p>
          </table:table-cell>
          <table:table-cell office:value-type="float" office:value="7.908844" calcext:value-type="float">
            <text:p>7.908844</text:p>
          </table:table-cell>
          <table:table-cell office:value-type="float" office:value="8.74295" calcext:value-type="float">
            <text:p>8.74295</text:p>
          </table:table-cell>
          <table:table-cell office:value-type="float" office:value="8.658752" calcext:value-type="float">
            <text:p>8.658752</text:p>
          </table:table-cell>
          <table:table-cell office:value-type="float" office:value="9.125702" calcext:value-type="float">
            <text:p>9.125702</text:p>
          </table:table-cell>
          <table:table-cell office:value-type="float" office:value="9.04895" calcext:value-type="float">
            <text:p>9.04895</text:p>
          </table:table-cell>
          <table:table-cell office:value-type="float" office:value="8.458038" calcext:value-type="float">
            <text:p>8.458038</text:p>
          </table:table-cell>
          <table:table-cell office:value-type="float" office:value="-5.210724" calcext:value-type="float">
            <text:p>-5.2107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3012007" calcext:value-type="float">
            <text:p>13012007</text:p>
          </table:table-cell>
          <table:table-cell office:value-type="float" office:value="5.523043" calcext:value-type="float">
            <text:p>5.523043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063434" calcext:value-type="float">
            <text:p>-4.0634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4008357" calcext:value-type="float">
            <text:p>0.4008357</text:p>
          </table:table-cell>
          <table:table-cell office:value-type="float" office:value="313.2281" calcext:value-type="float">
            <text:p>313.2281</text:p>
          </table:table-cell>
          <table:table-cell office:value-type="float" office:value="7.62" calcext:value-type="float">
            <text:p>7.62</text:p>
          </table:table-cell>
          <table:table-cell office:value-type="float" office:value="0.1750488" calcext:value-type="float">
            <text:p>0.1750488</text:p>
          </table:table-cell>
          <table:table-cell office:value-type="float" office:value="-1.138824" calcext:value-type="float">
            <text:p>-1.138824</text:p>
          </table:table-cell>
          <table:table-cell office:value-type="float" office:value="0.5024414" calcext:value-type="float">
            <text:p>0.5024414</text:p>
          </table:table-cell>
          <table:table-cell office:value-type="float" office:value="-0.08786011" calcext:value-type="float">
            <text:p>-0.08786011</text:p>
          </table:table-cell>
          <table:table-cell office:value-type="float" office:value="0.8432312" calcext:value-type="float">
            <text:p>0.8432312</text:p>
          </table:table-cell>
          <table:table-cell office:value-type="float" office:value="0.5829468" calcext:value-type="float">
            <text:p>0.5829468</text:p>
          </table:table-cell>
          <table:table-cell office:value-type="float" office:value="1.430756" calcext:value-type="float">
            <text:p>1.430756</text:p>
          </table:table-cell>
          <table:table-cell office:value-type="float" office:value="1.136261" calcext:value-type="float">
            <text:p>1.136261</text:p>
          </table:table-cell>
          <table:table-cell office:value-type="float" office:value="1.893036" calcext:value-type="float">
            <text:p>1.893036</text:p>
          </table:table-cell>
          <table:table-cell office:value-type="float" office:value="1.525513" calcext:value-type="float">
            <text:p>1.525513</text:p>
          </table:table-cell>
          <table:table-cell office:value-type="float" office:value="2.387573" calcext:value-type="float">
            <text:p>2.387573</text:p>
          </table:table-cell>
          <table:table-cell office:value-type="float" office:value="1.921936" calcext:value-type="float">
            <text:p>1.921936</text:p>
          </table:table-cell>
          <table:table-cell office:value-type="float" office:value="2.72345" calcext:value-type="float">
            <text:p>2.72345</text:p>
          </table:table-cell>
          <table:table-cell office:value-type="float" office:value="2.368439" calcext:value-type="float">
            <text:p>2.368439</text:p>
          </table:table-cell>
          <table:table-cell office:value-type="float" office:value="3.190338" calcext:value-type="float">
            <text:p>3.190338</text:p>
          </table:table-cell>
          <table:table-cell office:value-type="float" office:value="3.085663" calcext:value-type="float">
            <text:p>3.085663</text:p>
          </table:table-cell>
          <table:table-cell office:value-type="float" office:value="4.26181" calcext:value-type="float">
            <text:p>4.26181</text:p>
          </table:table-cell>
          <table:table-cell office:value-type="float" office:value="4.250214" calcext:value-type="float">
            <text:p>4.250214</text:p>
          </table:table-cell>
          <table:table-cell office:value-type="float" office:value="5.744873" calcext:value-type="float">
            <text:p>5.744873</text:p>
          </table:table-cell>
          <table:table-cell office:value-type="float" office:value="5.693298" calcext:value-type="float">
            <text:p>5.693298</text:p>
          </table:table-cell>
          <table:table-cell office:value-type="float" office:value="6.93869" calcext:value-type="float">
            <text:p>6.93869</text:p>
          </table:table-cell>
          <table:table-cell office:value-type="float" office:value="6.858795" calcext:value-type="float">
            <text:p>6.858795</text:p>
          </table:table-cell>
          <table:table-cell office:value-type="float" office:value="7.907898" calcext:value-type="float">
            <text:p>7.907898</text:p>
          </table:table-cell>
          <table:table-cell office:value-type="float" office:value="7.823029" calcext:value-type="float">
            <text:p>7.823029</text:p>
          </table:table-cell>
          <table:table-cell office:value-type="float" office:value="8.657867" calcext:value-type="float">
            <text:p>8.657867</text:p>
          </table:table-cell>
          <table:table-cell office:value-type="float" office:value="8.577484" calcext:value-type="float">
            <text:p>8.577484</text:p>
          </table:table-cell>
          <table:table-cell office:value-type="float" office:value="9.048157" calcext:value-type="float">
            <text:p>9.048157</text:p>
          </table:table-cell>
          <table:table-cell office:value-type="float" office:value="8.970337" calcext:value-type="float">
            <text:p>8.970337</text:p>
          </table:table-cell>
          <table:table-cell office:value-type="float" office:value="0.01965332" calcext:value-type="float">
            <text:p>0.01965332</text:p>
          </table:table-cell>
          <table:table-cell office:value-type="float" office:value="-2.954071" calcext:value-type="float">
            <text:p>-2.9540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012007" calcext:value-type="float">
            <text:p>14012007</text:p>
          </table:table-cell>
          <table:table-cell office:value-type="float" office:value="3.768916" calcext:value-type="float">
            <text:p>3.768916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4.018258" calcext:value-type="float">
            <text:p>-4.018258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4021791" calcext:value-type="float">
            <text:p>0.4021791</text:p>
          </table:table-cell>
          <table:table-cell office:value-type="float" office:value="313.1647" calcext:value-type="float">
            <text:p>313.1647</text:p>
          </table:table-cell>
          <table:table-cell office:value-type="float" office:value="0" calcext:value-type="float">
            <text:p>0</text:p>
          </table:table-cell>
          <table:table-cell office:value-type="float" office:value="0.1122131" calcext:value-type="float">
            <text:p>0.1122131</text:p>
          </table:table-cell>
          <table:table-cell office:value-type="float" office:value="-0.0239563" calcext:value-type="float">
            <text:p>-0.0239563</text:p>
          </table:table-cell>
          <table:table-cell office:value-type="float" office:value="0.4563904" calcext:value-type="float">
            <text:p>0.4563904</text:p>
          </table:table-cell>
          <table:table-cell office:value-type="float" office:value="0.3783875" calcext:value-type="float">
            <text:p>0.3783875</text:p>
          </table:table-cell>
          <table:table-cell office:value-type="float" office:value="0.8100281" calcext:value-type="float">
            <text:p>0.8100281</text:p>
          </table:table-cell>
          <table:table-cell office:value-type="float" office:value="0.7495422" calcext:value-type="float">
            <text:p>0.7495422</text:p>
          </table:table-cell>
          <table:table-cell office:value-type="float" office:value="1.210999" calcext:value-type="float">
            <text:p>1.210999</text:p>
          </table:table-cell>
          <table:table-cell office:value-type="float" office:value="1.144836" calcext:value-type="float">
            <text:p>1.144836</text:p>
          </table:table-cell>
          <table:table-cell office:value-type="float" office:value="1.524445" calcext:value-type="float">
            <text:p>1.524445</text:p>
          </table:table-cell>
          <table:table-cell office:value-type="float" office:value="1.452271" calcext:value-type="float">
            <text:p>1.452271</text:p>
          </table:table-cell>
          <table:table-cell office:value-type="float" office:value="1.921021" calcext:value-type="float">
            <text:p>1.921021</text:p>
          </table:table-cell>
          <table:table-cell office:value-type="float" office:value="1.840088" calcext:value-type="float">
            <text:p>1.840088</text:p>
          </table:table-cell>
          <table:table-cell office:value-type="float" office:value="2.367432" calcext:value-type="float">
            <text:p>2.367432</text:p>
          </table:table-cell>
          <table:table-cell office:value-type="float" office:value="2.277405" calcext:value-type="float">
            <text:p>2.277405</text:p>
          </table:table-cell>
          <table:table-cell office:value-type="float" office:value="3.084351" calcext:value-type="float">
            <text:p>3.084351</text:p>
          </table:table-cell>
          <table:table-cell office:value-type="float" office:value="2.983459" calcext:value-type="float">
            <text:p>2.983459</text:p>
          </table:table-cell>
          <table:table-cell office:value-type="float" office:value="4.251923" calcext:value-type="float">
            <text:p>4.251923</text:p>
          </table:table-cell>
          <table:table-cell office:value-type="float" office:value="4.19986" calcext:value-type="float">
            <text:p>4.19986</text:p>
          </table:table-cell>
          <table:table-cell office:value-type="float" office:value="5.692749" calcext:value-type="float">
            <text:p>5.692749</text:p>
          </table:table-cell>
          <table:table-cell office:value-type="float" office:value="5.639801" calcext:value-type="float">
            <text:p>5.639801</text:p>
          </table:table-cell>
          <table:table-cell office:value-type="float" office:value="6.858002" calcext:value-type="float">
            <text:p>6.858002</text:p>
          </table:table-cell>
          <table:table-cell office:value-type="float" office:value="6.785431" calcext:value-type="float">
            <text:p>6.785431</text:p>
          </table:table-cell>
          <table:table-cell office:value-type="float" office:value="7.822144" calcext:value-type="float">
            <text:p>7.822144</text:p>
          </table:table-cell>
          <table:table-cell office:value-type="float" office:value="7.739075" calcext:value-type="float">
            <text:p>7.739075</text:p>
          </table:table-cell>
          <table:table-cell office:value-type="float" office:value="8.576599" calcext:value-type="float">
            <text:p>8.576599</text:p>
          </table:table-cell>
          <table:table-cell office:value-type="float" office:value="8.49234" calcext:value-type="float">
            <text:p>8.49234</text:p>
          </table:table-cell>
          <table:table-cell office:value-type="float" office:value="8.969574" calcext:value-type="float">
            <text:p>8.969574</text:p>
          </table:table-cell>
          <table:table-cell office:value-type="float" office:value="8.891327" calcext:value-type="float">
            <text:p>8.891327</text:p>
          </table:table-cell>
          <table:table-cell office:value-type="float" office:value="-0.1437988" calcext:value-type="float">
            <text:p>-0.1437988</text:p>
          </table:table-cell>
          <table:table-cell office:value-type="float" office:value="-0.5687561" calcext:value-type="float">
            <text:p>-0.56875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5012007" calcext:value-type="float">
            <text:p>15012007</text:p>
          </table:table-cell>
          <table:table-cell office:value-type="float" office:value="5.333638" calcext:value-type="float">
            <text:p>5.33363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5.567048" calcext:value-type="float">
            <text:p>-5.567048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3583902" calcext:value-type="float">
            <text:p>0.3583902</text:p>
          </table:table-cell>
          <table:table-cell office:value-type="float" office:value="312.2102" calcext:value-type="float">
            <text:p>312.2102</text:p>
          </table:table-cell>
          <table:table-cell office:value-type="float" office:value="0" calcext:value-type="float">
            <text:p>0</text:p>
          </table:table-cell>
          <table:table-cell office:value-type="float" office:value="0.07711792" calcext:value-type="float">
            <text:p>0.07711792</text:p>
          </table:table-cell>
          <table:table-cell office:value-type="float" office:value="-0.1144714" calcext:value-type="float">
            <text:p>-0.1144714</text:p>
          </table:table-cell>
          <table:table-cell office:value-type="float" office:value="0.4159241" calcext:value-type="float">
            <text:p>0.4159241</text:p>
          </table:table-cell>
          <table:table-cell office:value-type="float" office:value="0.3121033" calcext:value-type="float">
            <text:p>0.3121033</text:p>
          </table:table-cell>
          <table:table-cell office:value-type="float" office:value="0.7475281" calcext:value-type="float">
            <text:p>0.7475281</text:p>
          </table:table-cell>
          <table:table-cell office:value-type="float" office:value="0.6851807" calcext:value-type="float">
            <text:p>0.6851807</text:p>
          </table:table-cell>
          <table:table-cell office:value-type="float" office:value="1.143402" calcext:value-type="float">
            <text:p>1.143402</text:p>
          </table:table-cell>
          <table:table-cell office:value-type="float" office:value="1.081177" calcext:value-type="float">
            <text:p>1.081177</text:p>
          </table:table-cell>
          <table:table-cell office:value-type="float" office:value="1.451111" calcext:value-type="float">
            <text:p>1.451111</text:p>
          </table:table-cell>
          <table:table-cell office:value-type="float" office:value="1.385773" calcext:value-type="float">
            <text:p>1.385773</text:p>
          </table:table-cell>
          <table:table-cell office:value-type="float" office:value="1.839233" calcext:value-type="float">
            <text:p>1.839233</text:p>
          </table:table-cell>
          <table:table-cell office:value-type="float" office:value="1.76886" calcext:value-type="float">
            <text:p>1.76886</text:p>
          </table:table-cell>
          <table:table-cell office:value-type="float" office:value="2.276611" calcext:value-type="float">
            <text:p>2.276611</text:p>
          </table:table-cell>
          <table:table-cell office:value-type="float" office:value="2.202393" calcext:value-type="float">
            <text:p>2.202393</text:p>
          </table:table-cell>
          <table:table-cell office:value-type="float" office:value="2.982605" calcext:value-type="float">
            <text:p>2.982605</text:p>
          </table:table-cell>
          <table:table-cell office:value-type="float" office:value="2.90448" calcext:value-type="float">
            <text:p>2.90448</text:p>
          </table:table-cell>
          <table:table-cell office:value-type="float" office:value="4.199219" calcext:value-type="float">
            <text:p>4.199219</text:p>
          </table:table-cell>
          <table:table-cell office:value-type="float" office:value="4.134521" calcext:value-type="float">
            <text:p>4.134521</text:p>
          </table:table-cell>
          <table:table-cell office:value-type="float" office:value="5.639221" calcext:value-type="float">
            <text:p>5.639221</text:p>
          </table:table-cell>
          <table:table-cell office:value-type="float" office:value="5.580078" calcext:value-type="float">
            <text:p>5.580078</text:p>
          </table:table-cell>
          <table:table-cell office:value-type="float" office:value="6.784668" calcext:value-type="float">
            <text:p>6.784668</text:p>
          </table:table-cell>
          <table:table-cell office:value-type="float" office:value="6.713806" calcext:value-type="float">
            <text:p>6.713806</text:p>
          </table:table-cell>
          <table:table-cell office:value-type="float" office:value="7.738251" calcext:value-type="float">
            <text:p>7.738251</text:p>
          </table:table-cell>
          <table:table-cell office:value-type="float" office:value="7.657043" calcext:value-type="float">
            <text:p>7.657043</text:p>
          </table:table-cell>
          <table:table-cell office:value-type="float" office:value="8.491455" calcext:value-type="float">
            <text:p>8.491455</text:p>
          </table:table-cell>
          <table:table-cell office:value-type="float" office:value="8.409515" calcext:value-type="float">
            <text:p>8.409515</text:p>
          </table:table-cell>
          <table:table-cell office:value-type="float" office:value="8.890442" calcext:value-type="float">
            <text:p>8.890442</text:p>
          </table:table-cell>
          <table:table-cell office:value-type="float" office:value="8.812897" calcext:value-type="float">
            <text:p>8.812897</text:p>
          </table:table-cell>
          <table:table-cell office:value-type="float" office:value="-0.1954346" calcext:value-type="float">
            <text:p>-0.1954346</text:p>
          </table:table-cell>
          <table:table-cell office:value-type="float" office:value="-0.8147888" calcext:value-type="float">
            <text:p>-0.81478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6012007" calcext:value-type="float">
            <text:p>16012007</text:p>
          </table:table-cell>
          <table:table-cell office:value-type="float" office:value="5.069305" calcext:value-type="float">
            <text:p>5.06930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6.075665" calcext:value-type="float">
            <text:p>-6.075665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3449763" calcext:value-type="float">
            <text:p>0.3449763</text:p>
          </table:table-cell>
          <table:table-cell office:value-type="float" office:value="310.7349" calcext:value-type="float">
            <text:p>310.7349</text:p>
          </table:table-cell>
          <table:table-cell office:value-type="float" office:value="0" calcext:value-type="float">
            <text:p>0</text:p>
          </table:table-cell>
          <table:table-cell office:value-type="float" office:value="-0.0675354" calcext:value-type="float">
            <text:p>-0.0675354</text:p>
          </table:table-cell>
          <table:table-cell office:value-type="float" office:value="-0.2824402" calcext:value-type="float">
            <text:p>-0.2824402</text:p>
          </table:table-cell>
          <table:table-cell office:value-type="float" office:value="0.3086853" calcext:value-type="float">
            <text:p>0.3086853</text:p>
          </table:table-cell>
          <table:table-cell office:value-type="float" office:value="0.1809692" calcext:value-type="float">
            <text:p>0.1809692</text:p>
          </table:table-cell>
          <table:table-cell office:value-type="float" office:value="0.684082" calcext:value-type="float">
            <text:p>0.684082</text:p>
          </table:table-cell>
          <table:table-cell office:value-type="float" office:value="0.5693665" calcext:value-type="float">
            <text:p>0.5693665</text:p>
          </table:table-cell>
          <table:table-cell office:value-type="float" office:value="1.079407" calcext:value-type="float">
            <text:p>1.079407</text:p>
          </table:table-cell>
          <table:table-cell office:value-type="float" office:value="0.9772644" calcext:value-type="float">
            <text:p>0.9772644</text:p>
          </table:table-cell>
          <table:table-cell office:value-type="float" office:value="1.384491" calcext:value-type="float">
            <text:p>1.384491</text:p>
          </table:table-cell>
          <table:table-cell office:value-type="float" office:value="1.290588" calcext:value-type="float">
            <text:p>1.290588</text:p>
          </table:table-cell>
          <table:table-cell office:value-type="float" office:value="1.768127" calcext:value-type="float">
            <text:p>1.768127</text:p>
          </table:table-cell>
          <table:table-cell office:value-type="float" office:value="1.683563" calcext:value-type="float">
            <text:p>1.683563</text:p>
          </table:table-cell>
          <table:table-cell office:value-type="float" office:value="2.201782" calcext:value-type="float">
            <text:p>2.201782</text:p>
          </table:table-cell>
          <table:table-cell office:value-type="float" office:value="2.123962" calcext:value-type="float">
            <text:p>2.123962</text:p>
          </table:table-cell>
          <table:table-cell office:value-type="float" office:value="2.903778" calcext:value-type="float">
            <text:p>2.903778</text:p>
          </table:table-cell>
          <table:table-cell office:value-type="float" office:value="2.831665" calcext:value-type="float">
            <text:p>2.831665</text:p>
          </table:table-cell>
          <table:table-cell office:value-type="float" office:value="4.13382" calcext:value-type="float">
            <text:p>4.13382</text:p>
          </table:table-cell>
          <table:table-cell office:value-type="float" office:value="4.067322" calcext:value-type="float">
            <text:p>4.067322</text:p>
          </table:table-cell>
          <table:table-cell office:value-type="float" office:value="5.579437" calcext:value-type="float">
            <text:p>5.579437</text:p>
          </table:table-cell>
          <table:table-cell office:value-type="float" office:value="5.516205" calcext:value-type="float">
            <text:p>5.516205</text:p>
          </table:table-cell>
          <table:table-cell office:value-type="float" office:value="6.713043" calcext:value-type="float">
            <text:p>6.713043</text:p>
          </table:table-cell>
          <table:table-cell office:value-type="float" office:value="6.641998" calcext:value-type="float">
            <text:p>6.641998</text:p>
          </table:table-cell>
          <table:table-cell office:value-type="float" office:value="7.656158" calcext:value-type="float">
            <text:p>7.656158</text:p>
          </table:table-cell>
          <table:table-cell office:value-type="float" office:value="7.576813" calcext:value-type="float">
            <text:p>7.576813</text:p>
          </table:table-cell>
          <table:table-cell office:value-type="float" office:value="8.408661" calcext:value-type="float">
            <text:p>8.408661</text:p>
          </table:table-cell>
          <table:table-cell office:value-type="float" office:value="8.328339" calcext:value-type="float">
            <text:p>8.328339</text:p>
          </table:table-cell>
          <table:table-cell office:value-type="float" office:value="8.812134" calcext:value-type="float">
            <text:p>8.812134</text:p>
          </table:table-cell>
          <table:table-cell office:value-type="float" office:value="8.736115" calcext:value-type="float">
            <text:p>8.736115</text:p>
          </table:table-cell>
          <table:table-cell office:value-type="float" office:value="-0.556366" calcext:value-type="float">
            <text:p>-0.556366</text:p>
          </table:table-cell>
          <table:table-cell office:value-type="float" office:value="-1.251251" calcext:value-type="float">
            <text:p>-1.2512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7012007" calcext:value-type="float">
            <text:p>17012007</text:p>
          </table:table-cell>
          <table:table-cell office:value-type="float" office:value="5.811482" calcext:value-type="float">
            <text:p>5.81148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048423" calcext:value-type="float">
            <text:p>-7.048423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205725" calcext:value-type="float">
            <text:p>0.3205725</text:p>
          </table:table-cell>
          <table:table-cell office:value-type="float" office:value="312.0096" calcext:value-type="float">
            <text:p>312.0096</text:p>
          </table:table-cell>
          <table:table-cell office:value-type="float" office:value="0" calcext:value-type="float">
            <text:p>0</text:p>
          </table:table-cell>
          <table:table-cell office:value-type="float" office:value="-0.04858398" calcext:value-type="float">
            <text:p>-0.04858398</text:p>
          </table:table-cell>
          <table:table-cell office:value-type="float" office:value="-0.3972168" calcext:value-type="float">
            <text:p>-0.3972168</text:p>
          </table:table-cell>
          <table:table-cell office:value-type="float" office:value="0.2846985" calcext:value-type="float">
            <text:p>0.2846985</text:p>
          </table:table-cell>
          <table:table-cell office:value-type="float" office:value="0.07449341" calcext:value-type="float">
            <text:p>0.07449341</text:p>
          </table:table-cell>
          <table:table-cell office:value-type="float" office:value="0.5932922" calcext:value-type="float">
            <text:p>0.5932922</text:p>
          </table:table-cell>
          <table:table-cell office:value-type="float" office:value="0.4685059" calcext:value-type="float">
            <text:p>0.4685059</text:p>
          </table:table-cell>
          <table:table-cell office:value-type="float" office:value="0.9751282" calcext:value-type="float">
            <text:p>0.9751282</text:p>
          </table:table-cell>
          <table:table-cell office:value-type="float" office:value="0.8873901" calcext:value-type="float">
            <text:p>0.8873901</text:p>
          </table:table-cell>
          <table:table-cell office:value-type="float" office:value="1.289032" calcext:value-type="float">
            <text:p>1.289032</text:p>
          </table:table-cell>
          <table:table-cell office:value-type="float" office:value="1.210632" calcext:value-type="float">
            <text:p>1.210632</text:p>
          </table:table-cell>
          <table:table-cell office:value-type="float" office:value="1.682556" calcext:value-type="float">
            <text:p>1.682556</text:p>
          </table:table-cell>
          <table:table-cell office:value-type="float" office:value="1.608551" calcext:value-type="float">
            <text:p>1.608551</text:p>
          </table:table-cell>
          <table:table-cell office:value-type="float" office:value="2.123199" calcext:value-type="float">
            <text:p>2.123199</text:p>
          </table:table-cell>
          <table:table-cell office:value-type="float" office:value="2.046661" calcext:value-type="float">
            <text:p>2.046661</text:p>
          </table:table-cell>
          <table:table-cell office:value-type="float" office:value="2.830933" calcext:value-type="float">
            <text:p>2.830933</text:p>
          </table:table-cell>
          <table:table-cell office:value-type="float" office:value="2.754272" calcext:value-type="float">
            <text:p>2.754272</text:p>
          </table:table-cell>
          <table:table-cell office:value-type="float" office:value="4.06662" calcext:value-type="float">
            <text:p>4.06662</text:p>
          </table:table-cell>
          <table:table-cell office:value-type="float" office:value="3.997711" calcext:value-type="float">
            <text:p>3.997711</text:p>
          </table:table-cell>
          <table:table-cell office:value-type="float" office:value="5.515472" calcext:value-type="float">
            <text:p>5.515472</text:p>
          </table:table-cell>
          <table:table-cell office:value-type="float" office:value="5.449066" calcext:value-type="float">
            <text:p>5.449066</text:p>
          </table:table-cell>
          <table:table-cell office:value-type="float" office:value="6.641266" calcext:value-type="float">
            <text:p>6.641266</text:p>
          </table:table-cell>
          <table:table-cell office:value-type="float" office:value="6.569702" calcext:value-type="float">
            <text:p>6.569702</text:p>
          </table:table-cell>
          <table:table-cell office:value-type="float" office:value="7.575958" calcext:value-type="float">
            <text:p>7.575958</text:p>
          </table:table-cell>
          <table:table-cell office:value-type="float" office:value="7.498444" calcext:value-type="float">
            <text:p>7.498444</text:p>
          </table:table-cell>
          <table:table-cell office:value-type="float" office:value="8.327515" calcext:value-type="float">
            <text:p>8.327515</text:p>
          </table:table-cell>
          <table:table-cell office:value-type="float" office:value="8.248718" calcext:value-type="float">
            <text:p>8.248718</text:p>
          </table:table-cell>
          <table:table-cell office:value-type="float" office:value="8.735352" calcext:value-type="float">
            <text:p>8.735352</text:p>
          </table:table-cell>
          <table:table-cell office:value-type="float" office:value="8.660248" calcext:value-type="float">
            <text:p>8.660248</text:p>
          </table:table-cell>
          <table:table-cell office:value-type="float" office:value="-0.3862" calcext:value-type="float">
            <text:p>-0.3862</text:p>
          </table:table-cell>
          <table:table-cell office:value-type="float" office:value="-1.523743" calcext:value-type="float">
            <text:p>-1.5237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8012007" calcext:value-type="float">
            <text:p>18012007</text:p>
          </table:table-cell>
          <table:table-cell office:value-type="float" office:value="7.91695" calcext:value-type="float">
            <text:p>7.9169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11.45815" calcext:value-type="float">
            <text:p>-11.45815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198786" calcext:value-type="float">
            <text:p>0.2198786</text:p>
          </table:table-cell>
          <table:table-cell office:value-type="float" office:value="317.0184" calcext:value-type="float">
            <text:p>317.0184</text:p>
          </table:table-cell>
          <table:table-cell office:value-type="float" office:value="0" calcext:value-type="float">
            <text:p>0</text:p>
          </table:table-cell>
          <table:table-cell office:value-type="float" office:value="0.3879089" calcext:value-type="float">
            <text:p>0.3879089</text:p>
          </table:table-cell>
          <table:table-cell office:value-type="float" office:value="-0.4289246" calcext:value-type="float">
            <text:p>-0.4289246</text:p>
          </table:table-cell>
          <table:table-cell office:value-type="float" office:value="0.574646" calcext:value-type="float">
            <text:p>0.574646</text:p>
          </table:table-cell>
          <table:table-cell office:value-type="float" office:value="0.04190063" calcext:value-type="float">
            <text:p>0.04190063</text:p>
          </table:table-cell>
          <table:table-cell office:value-type="float" office:value="0.775116" calcext:value-type="float">
            <text:p>0.775116</text:p>
          </table:table-cell>
          <table:table-cell office:value-type="float" office:value="0.4299927" calcext:value-type="float">
            <text:p>0.4299927</text:p>
          </table:table-cell>
          <table:table-cell office:value-type="float" office:value="1.046295" calcext:value-type="float">
            <text:p>1.046295</text:p>
          </table:table-cell>
          <table:table-cell office:value-type="float" office:value="0.8417969" calcext:value-type="float">
            <text:p>0.8417969</text:p>
          </table:table-cell>
          <table:table-cell office:value-type="float" office:value="1.287476" calcext:value-type="float">
            <text:p>1.287476</text:p>
          </table:table-cell>
          <table:table-cell office:value-type="float" office:value="1.159851" calcext:value-type="float">
            <text:p>1.159851</text:p>
          </table:table-cell>
          <table:table-cell office:value-type="float" office:value="1.611847" calcext:value-type="float">
            <text:p>1.611847</text:p>
          </table:table-cell>
          <table:table-cell office:value-type="float" office:value="1.553345" calcext:value-type="float">
            <text:p>1.553345</text:p>
          </table:table-cell>
          <table:table-cell office:value-type="float" office:value="2.046356" calcext:value-type="float">
            <text:p>2.046356</text:p>
          </table:table-cell>
          <table:table-cell office:value-type="float" office:value="1.993011" calcext:value-type="float">
            <text:p>1.993011</text:p>
          </table:table-cell>
          <table:table-cell office:value-type="float" office:value="2.753601" calcext:value-type="float">
            <text:p>2.753601</text:p>
          </table:table-cell>
          <table:table-cell office:value-type="float" office:value="2.689606" calcext:value-type="float">
            <text:p>2.689606</text:p>
          </table:table-cell>
          <table:table-cell office:value-type="float" office:value="3.997009" calcext:value-type="float">
            <text:p>3.997009</text:p>
          </table:table-cell>
          <table:table-cell office:value-type="float" office:value="3.927979" calcext:value-type="float">
            <text:p>3.927979</text:p>
          </table:table-cell>
          <table:table-cell office:value-type="float" office:value="5.448364" calcext:value-type="float">
            <text:p>5.448364</text:p>
          </table:table-cell>
          <table:table-cell office:value-type="float" office:value="5.380157" calcext:value-type="float">
            <text:p>5.380157</text:p>
          </table:table-cell>
          <table:table-cell office:value-type="float" office:value="6.568939" calcext:value-type="float">
            <text:p>6.568939</text:p>
          </table:table-cell>
          <table:table-cell office:value-type="float" office:value="6.49707" calcext:value-type="float">
            <text:p>6.49707</text:p>
          </table:table-cell>
          <table:table-cell office:value-type="float" office:value="7.49762" calcext:value-type="float">
            <text:p>7.49762</text:p>
          </table:table-cell>
          <table:table-cell office:value-type="float" office:value="7.421143" calcext:value-type="float">
            <text:p>7.421143</text:p>
          </table:table-cell>
          <table:table-cell office:value-type="float" office:value="8.247894" calcext:value-type="float">
            <text:p>8.247894</text:p>
          </table:table-cell>
          <table:table-cell office:value-type="float" office:value="8.170502" calcext:value-type="float">
            <text:p>8.170502</text:p>
          </table:table-cell>
          <table:table-cell office:value-type="float" office:value="8.659485" calcext:value-type="float">
            <text:p>8.659485</text:p>
          </table:table-cell>
          <table:table-cell office:value-type="float" office:value="8.585083" calcext:value-type="float">
            <text:p>8.585083</text:p>
          </table:table-cell>
          <table:table-cell office:value-type="float" office:value="-0.1704102" calcext:value-type="float">
            <text:p>-0.1704102</text:p>
          </table:table-cell>
          <table:table-cell office:value-type="float" office:value="-1.646698" calcext:value-type="float">
            <text:p>-1.6466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012007" calcext:value-type="float">
            <text:p>19012007</text:p>
          </table:table-cell>
          <table:table-cell office:value-type="float" office:value="10.23249" calcext:value-type="float">
            <text:p>10.23249</text:p>
          </table:table-cell>
          <table:table-cell office:value-type="float" office:value="-12.57157" calcext:value-type="float">
            <text:p>-12.57157</text:p>
          </table:table-cell>
          <table:table-cell office:value-type="float" office:value="-17.06788" calcext:value-type="float">
            <text:p>-17.06788</text:p>
          </table:table-cell>
          <table:table-cell office:value-type="float" office:value="0.2091749" calcext:value-type="float">
            <text:p>0.2091749</text:p>
          </table:table-cell>
          <table:table-cell office:value-type="float" office:value="0.1457667" calcext:value-type="float">
            <text:p>0.1457667</text:p>
          </table:table-cell>
          <table:table-cell office:value-type="float" office:value="320.4672" calcext:value-type="float">
            <text:p>320.4672</text:p>
          </table:table-cell>
          <table:table-cell office:value-type="float" office:value="0" calcext:value-type="float">
            <text:p>0</text:p>
          </table:table-cell>
          <table:table-cell office:value-type="float" office:value="-0.4337769" calcext:value-type="float">
            <text:p>-0.4337769</text:p>
          </table:table-cell>
          <table:table-cell office:value-type="float" office:value="-1.333862" calcext:value-type="float">
            <text:p>-1.333862</text:p>
          </table:table-cell>
          <table:table-cell office:value-type="float" office:value="0.1990051" calcext:value-type="float">
            <text:p>0.1990051</text:p>
          </table:table-cell>
          <table:table-cell office:value-type="float" office:value="-0.1422424" calcext:value-type="float">
            <text:p>-0.1422424</text:p>
          </table:table-cell>
          <table:table-cell office:value-type="float" office:value="0.6399841" calcext:value-type="float">
            <text:p>0.6399841</text:p>
          </table:table-cell>
          <table:table-cell office:value-type="float" office:value="0.257019" calcext:value-type="float">
            <text:p>0.257019</text:p>
          </table:table-cell>
          <table:table-cell office:value-type="float" office:value="1.018524" calcext:value-type="float">
            <text:p>1.018524</text:p>
          </table:table-cell>
          <table:table-cell office:value-type="float" office:value="0.688446" calcext:value-type="float">
            <text:p>0.688446</text:p>
          </table:table-cell>
          <table:table-cell office:value-type="float" office:value="1.282684" calcext:value-type="float">
            <text:p>1.282684</text:p>
          </table:table-cell>
          <table:table-cell office:value-type="float" office:value="1.022095" calcext:value-type="float">
            <text:p>1.022095</text:p>
          </table:table-cell>
          <table:table-cell office:value-type="float" office:value="1.611938" calcext:value-type="float">
            <text:p>1.611938</text:p>
          </table:table-cell>
          <table:table-cell office:value-type="float" office:value="1.440491" calcext:value-type="float">
            <text:p>1.440491</text:p>
          </table:table-cell>
          <table:table-cell office:value-type="float" office:value="2.016022" calcext:value-type="float">
            <text:p>2.016022</text:p>
          </table:table-cell>
          <table:table-cell office:value-type="float" office:value="1.900665" calcext:value-type="float">
            <text:p>1.900665</text:p>
          </table:table-cell>
          <table:table-cell office:value-type="float" office:value="2.689209" calcext:value-type="float">
            <text:p>2.689209</text:p>
          </table:table-cell>
          <table:table-cell office:value-type="float" office:value="2.627899" calcext:value-type="float">
            <text:p>2.627899</text:p>
          </table:table-cell>
          <table:table-cell office:value-type="float" office:value="3.927277" calcext:value-type="float">
            <text:p>3.927277</text:p>
          </table:table-cell>
          <table:table-cell office:value-type="float" office:value="3.863495" calcext:value-type="float">
            <text:p>3.863495</text:p>
          </table:table-cell>
          <table:table-cell office:value-type="float" office:value="5.379425" calcext:value-type="float">
            <text:p>5.379425</text:p>
          </table:table-cell>
          <table:table-cell office:value-type="float" office:value="5.310577" calcext:value-type="float">
            <text:p>5.310577</text:p>
          </table:table-cell>
          <table:table-cell office:value-type="float" office:value="6.496338" calcext:value-type="float">
            <text:p>6.496338</text:p>
          </table:table-cell>
          <table:table-cell office:value-type="float" office:value="6.424072" calcext:value-type="float">
            <text:p>6.424072</text:p>
          </table:table-cell>
          <table:table-cell office:value-type="float" office:value="7.420349" calcext:value-type="float">
            <text:p>7.420349</text:p>
          </table:table-cell>
          <table:table-cell office:value-type="float" office:value="7.344971" calcext:value-type="float">
            <text:p>7.344971</text:p>
          </table:table-cell>
          <table:table-cell office:value-type="float" office:value="8.169678" calcext:value-type="float">
            <text:p>8.169678</text:p>
          </table:table-cell>
          <table:table-cell office:value-type="float" office:value="8.093353" calcext:value-type="float">
            <text:p>8.093353</text:p>
          </table:table-cell>
          <table:table-cell office:value-type="float" office:value="8.58429" calcext:value-type="float">
            <text:p>8.58429</text:p>
          </table:table-cell>
          <table:table-cell office:value-type="float" office:value="8.510132" calcext:value-type="float">
            <text:p>8.510132</text:p>
          </table:table-cell>
          <table:table-cell office:value-type="float" office:value="-1.651917" calcext:value-type="float">
            <text:p>-1.651917</text:p>
          </table:table-cell>
          <table:table-cell office:value-type="float" office:value="-3.945953" calcext:value-type="float">
            <text:p>-3.9459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012007" calcext:value-type="float">
            <text:p>20012007</text:p>
          </table:table-cell>
          <table:table-cell office:value-type="float" office:value="7.688144" calcext:value-type="float">
            <text:p>7.68814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7.49588" calcext:value-type="float">
            <text:p>-17.49588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407475" calcext:value-type="float">
            <text:p>0.1407475</text:p>
          </table:table-cell>
          <table:table-cell office:value-type="float" office:value="316.9882" calcext:value-type="float">
            <text:p>316.9882</text:p>
          </table:table-cell>
          <table:table-cell office:value-type="float" office:value="0" calcext:value-type="float">
            <text:p>0</text:p>
          </table:table-cell>
          <table:table-cell office:value-type="float" office:value="-0.2575684" calcext:value-type="float">
            <text:p>-0.2575684</text:p>
          </table:table-cell>
          <table:table-cell office:value-type="float" office:value="-1.556702" calcext:value-type="float">
            <text:p>-1.556702</text:p>
          </table:table-cell>
          <table:table-cell office:value-type="float" office:value="-0.00881958" calcext:value-type="float">
            <text:p>-0.00881958</text:p>
          </table:table-cell>
          <table:table-cell office:value-type="float" office:value="-0.1777954" calcext:value-type="float">
            <text:p>-0.1777954</text:p>
          </table:table-cell>
          <table:table-cell office:value-type="float" office:value="0.3157349" calcext:value-type="float">
            <text:p>0.3157349</text:p>
          </table:table-cell>
          <table:table-cell office:value-type="float" office:value="0.209198" calcext:value-type="float">
            <text:p>0.209198</text:p>
          </table:table-cell>
          <table:table-cell office:value-type="float" office:value="0.690155" calcext:value-type="float">
            <text:p>0.690155</text:p>
          </table:table-cell>
          <table:table-cell office:value-type="float" office:value="0.6328735" calcext:value-type="float">
            <text:p>0.6328735</text:p>
          </table:table-cell>
          <table:table-cell office:value-type="float" office:value="1.020355" calcext:value-type="float">
            <text:p>1.020355</text:p>
          </table:table-cell>
          <table:table-cell office:value-type="float" office:value="0.9625549" calcext:value-type="float">
            <text:p>0.9625549</text:p>
          </table:table-cell>
          <table:table-cell office:value-type="float" office:value="1.438995" calcext:value-type="float">
            <text:p>1.438995</text:p>
          </table:table-cell>
          <table:table-cell office:value-type="float" office:value="1.369812" calcext:value-type="float">
            <text:p>1.369812</text:p>
          </table:table-cell>
          <table:table-cell office:value-type="float" office:value="1.899353" calcext:value-type="float">
            <text:p>1.899353</text:p>
          </table:table-cell>
          <table:table-cell office:value-type="float" office:value="1.815125" calcext:value-type="float">
            <text:p>1.815125</text:p>
          </table:table-cell>
          <table:table-cell office:value-type="float" office:value="2.626953" calcext:value-type="float">
            <text:p>2.626953</text:p>
          </table:table-cell>
          <table:table-cell office:value-type="float" office:value="2.536224" calcext:value-type="float">
            <text:p>2.536224</text:p>
          </table:table-cell>
          <table:table-cell office:value-type="float" office:value="3.862762" calcext:value-type="float">
            <text:p>3.862762</text:p>
          </table:table-cell>
          <table:table-cell office:value-type="float" office:value="3.790405" calcext:value-type="float">
            <text:p>3.790405</text:p>
          </table:table-cell>
          <table:table-cell office:value-type="float" office:value="5.309814" calcext:value-type="float">
            <text:p>5.309814</text:p>
          </table:table-cell>
          <table:table-cell office:value-type="float" office:value="5.240417" calcext:value-type="float">
            <text:p>5.240417</text:p>
          </table:table-cell>
          <table:table-cell office:value-type="float" office:value="6.423309" calcext:value-type="float">
            <text:p>6.423309</text:p>
          </table:table-cell>
          <table:table-cell office:value-type="float" office:value="6.350952" calcext:value-type="float">
            <text:p>6.350952</text:p>
          </table:table-cell>
          <table:table-cell office:value-type="float" office:value="7.344177" calcext:value-type="float">
            <text:p>7.344177</text:p>
          </table:table-cell>
          <table:table-cell office:value-type="float" office:value="7.269196" calcext:value-type="float">
            <text:p>7.269196</text:p>
          </table:table-cell>
          <table:table-cell office:value-type="float" office:value="8.09256" calcext:value-type="float">
            <text:p>8.09256</text:p>
          </table:table-cell>
          <table:table-cell office:value-type="float" office:value="8.017365" calcext:value-type="float">
            <text:p>8.017365</text:p>
          </table:table-cell>
          <table:table-cell office:value-type="float" office:value="8.509369" calcext:value-type="float">
            <text:p>8.509369</text:p>
          </table:table-cell>
          <table:table-cell office:value-type="float" office:value="8.436523" calcext:value-type="float">
            <text:p>8.436523</text:p>
          </table:table-cell>
          <table:table-cell office:value-type="float" office:value="-0.2981262" calcext:value-type="float">
            <text:p>-0.2981262</text:p>
          </table:table-cell>
          <table:table-cell office:value-type="float" office:value="-4.397278" calcext:value-type="float">
            <text:p>-4.3972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1012007" calcext:value-type="float">
            <text:p>21012007</text:p>
          </table:table-cell>
          <table:table-cell office:value-type="float" office:value="10.34449" calcext:value-type="float">
            <text:p>10.34449</text:p>
          </table:table-cell>
          <table:table-cell office:value-type="float" office:value="-1.460454" calcext:value-type="float">
            <text:p>-1.460454</text:p>
          </table:table-cell>
          <table:table-cell office:value-type="float" office:value="-14.52479" calcext:value-type="float">
            <text:p>-14.52479</text:p>
          </table:table-cell>
          <table:table-cell office:value-type="float" office:value="0.485119" calcext:value-type="float">
            <text:p>0.485119</text:p>
          </table:table-cell>
          <table:table-cell office:value-type="float" office:value="0.1790784" calcext:value-type="float">
            <text:p>0.1790784</text:p>
          </table:table-cell>
          <table:table-cell office:value-type="float" office:value="316.9955" calcext:value-type="float">
            <text:p>316.9955</text:p>
          </table:table-cell>
          <table:table-cell office:value-type="float" office:value="0" calcext:value-type="float">
            <text:p>0</text:p>
          </table:table-cell>
          <table:table-cell office:value-type="float" office:value="-0.03564453" calcext:value-type="float">
            <text:p>-0.03564453</text:p>
          </table:table-cell>
          <table:table-cell office:value-type="float" office:value="-1.491577" calcext:value-type="float">
            <text:p>-1.491577</text:p>
          </table:table-cell>
          <table:table-cell office:value-type="float" office:value="0.01708984" calcext:value-type="float">
            <text:p>0.01708984</text:p>
          </table:table-cell>
          <table:table-cell office:value-type="float" office:value="-0.1746521" calcext:value-type="float">
            <text:p>-0.1746521</text:p>
          </table:table-cell>
          <table:table-cell office:value-type="float" office:value="0.3117065" calcext:value-type="float">
            <text:p>0.3117065</text:p>
          </table:table-cell>
          <table:table-cell office:value-type="float" office:value="0.1968079" calcext:value-type="float">
            <text:p>0.1968079</text:p>
          </table:table-cell>
          <table:table-cell office:value-type="float" office:value="0.6700439" calcext:value-type="float">
            <text:p>0.6700439</text:p>
          </table:table-cell>
          <table:table-cell office:value-type="float" office:value="0.6075439" calcext:value-type="float">
            <text:p>0.6075439</text:p>
          </table:table-cell>
          <table:table-cell office:value-type="float" office:value="0.9789734" calcext:value-type="float">
            <text:p>0.9789734</text:p>
          </table:table-cell>
          <table:table-cell office:value-type="float" office:value="0.9266357" calcext:value-type="float">
            <text:p>0.9266357</text:p>
          </table:table-cell>
          <table:table-cell office:value-type="float" office:value="1.369263" calcext:value-type="float">
            <text:p>1.369263</text:p>
          </table:table-cell>
          <table:table-cell office:value-type="float" office:value="1.324158" calcext:value-type="float">
            <text:p>1.324158</text:p>
          </table:table-cell>
          <table:table-cell office:value-type="float" office:value="1.814667" calcext:value-type="float">
            <text:p>1.814667</text:p>
          </table:table-cell>
          <table:table-cell office:value-type="float" office:value="1.761139" calcext:value-type="float">
            <text:p>1.761139</text:p>
          </table:table-cell>
          <table:table-cell office:value-type="float" office:value="2.535461" calcext:value-type="float">
            <text:p>2.535461</text:p>
          </table:table-cell>
          <table:table-cell office:value-type="float" office:value="2.466614" calcext:value-type="float">
            <text:p>2.466614</text:p>
          </table:table-cell>
          <table:table-cell office:value-type="float" office:value="3.789612" calcext:value-type="float">
            <text:p>3.789612</text:p>
          </table:table-cell>
          <table:table-cell office:value-type="float" office:value="3.715698" calcext:value-type="float">
            <text:p>3.715698</text:p>
          </table:table-cell>
          <table:table-cell office:value-type="float" office:value="5.239716" calcext:value-type="float">
            <text:p>5.239716</text:p>
          </table:table-cell>
          <table:table-cell office:value-type="float" office:value="5.168488" calcext:value-type="float">
            <text:p>5.168488</text:p>
          </table:table-cell>
          <table:table-cell office:value-type="float" office:value="6.350189" calcext:value-type="float">
            <text:p>6.350189</text:p>
          </table:table-cell>
          <table:table-cell office:value-type="float" office:value="6.277832" calcext:value-type="float">
            <text:p>6.277832</text:p>
          </table:table-cell>
          <table:table-cell office:value-type="float" office:value="7.268433" calcext:value-type="float">
            <text:p>7.268433</text:p>
          </table:table-cell>
          <table:table-cell office:value-type="float" office:value="7.193817" calcext:value-type="float">
            <text:p>7.193817</text:p>
          </table:table-cell>
          <table:table-cell office:value-type="float" office:value="8.016571" calcext:value-type="float">
            <text:p>8.016571</text:p>
          </table:table-cell>
          <table:table-cell office:value-type="float" office:value="7.94162" calcext:value-type="float">
            <text:p>7.94162</text:p>
          </table:table-cell>
          <table:table-cell office:value-type="float" office:value="8.43576" calcext:value-type="float">
            <text:p>8.43576</text:p>
          </table:table-cell>
          <table:table-cell office:value-type="float" office:value="8.36377" calcext:value-type="float">
            <text:p>8.36377</text:p>
          </table:table-cell>
          <table:table-cell office:value-type="float" office:value="0.3206482" calcext:value-type="float">
            <text:p>0.3206482</text:p>
          </table:table-cell>
          <table:table-cell office:value-type="float" office:value="-4.067474" calcext:value-type="float">
            <text:p>-4.0674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12007" calcext:value-type="float">
            <text:p>22012007</text:p>
          </table:table-cell>
          <table:table-cell office:value-type="float" office:value="9.291799" calcext:value-type="float">
            <text:p>9.291799</text:p>
          </table:table-cell>
          <table:table-cell office:value-type="float" office:value="11.31732" calcext:value-type="float">
            <text:p>11.31732</text:p>
          </table:table-cell>
          <table:table-cell office:value-type="float" office:value="-9.983374" calcext:value-type="float">
            <text:p>-9.983374</text:p>
          </table:table-cell>
          <table:table-cell office:value-type="float" office:value="0.9437403" calcext:value-type="float">
            <text:p>0.9437403</text:p>
          </table:table-cell>
          <table:table-cell office:value-type="float" office:value="0.2560749" calcext:value-type="float">
            <text:p>0.2560749</text:p>
          </table:table-cell>
          <table:table-cell office:value-type="float" office:value="315.1385" calcext:value-type="float">
            <text:p>315.1385</text:p>
          </table:table-cell>
          <table:table-cell office:value-type="float" office:value="0" calcext:value-type="float">
            <text:p>0</text:p>
          </table:table-cell>
          <table:table-cell office:value-type="float" office:value="0.975769" calcext:value-type="float">
            <text:p>0.975769</text:p>
          </table:table-cell>
          <table:table-cell office:value-type="float" office:value="-1.416626" calcext:value-type="float">
            <text:p>-1.416626</text:p>
          </table:table-cell>
          <table:table-cell office:value-type="float" office:value="0.1753235" calcext:value-type="float">
            <text:p>0.1753235</text:p>
          </table:table-cell>
          <table:table-cell office:value-type="float" office:value="-0.1686096" calcext:value-type="float">
            <text:p>-0.1686096</text:p>
          </table:table-cell>
          <table:table-cell office:value-type="float" office:value="0.3948975" calcext:value-type="float">
            <text:p>0.3948975</text:p>
          </table:table-cell>
          <table:table-cell office:value-type="float" office:value="0.1875" calcext:value-type="float">
            <text:p>0.1875</text:p>
          </table:table-cell>
          <table:table-cell office:value-type="float" office:value="0.6950989" calcext:value-type="float">
            <text:p>0.6950989</text:p>
          </table:table-cell>
          <table:table-cell office:value-type="float" office:value="0.5860596" calcext:value-type="float">
            <text:p>0.5860596</text:p>
          </table:table-cell>
          <table:table-cell office:value-type="float" office:value="0.9577332" calcext:value-type="float">
            <text:p>0.9577332</text:p>
          </table:table-cell>
          <table:table-cell office:value-type="float" office:value="0.8972778" calcext:value-type="float">
            <text:p>0.8972778</text:p>
          </table:table-cell>
          <table:table-cell office:value-type="float" office:value="1.324066" calcext:value-type="float">
            <text:p>1.324066</text:p>
          </table:table-cell>
          <table:table-cell office:value-type="float" office:value="1.285309" calcext:value-type="float">
            <text:p>1.285309</text:p>
          </table:table-cell>
          <table:table-cell office:value-type="float" office:value="1.760651" calcext:value-type="float">
            <text:p>1.760651</text:p>
          </table:table-cell>
          <table:table-cell office:value-type="float" office:value="1.70813" calcext:value-type="float">
            <text:p>1.70813</text:p>
          </table:table-cell>
          <table:table-cell office:value-type="float" office:value="2.466034" calcext:value-type="float">
            <text:p>2.466034</text:p>
          </table:table-cell>
          <table:table-cell office:value-type="float" office:value="2.402344" calcext:value-type="float">
            <text:p>2.402344</text:p>
          </table:table-cell>
          <table:table-cell office:value-type="float" office:value="3.714966" calcext:value-type="float">
            <text:p>3.714966</text:p>
          </table:table-cell>
          <table:table-cell office:value-type="float" office:value="3.645111" calcext:value-type="float">
            <text:p>3.645111</text:p>
          </table:table-cell>
          <table:table-cell office:value-type="float" office:value="5.167725" calcext:value-type="float">
            <text:p>5.167725</text:p>
          </table:table-cell>
          <table:table-cell office:value-type="float" office:value="5.096222" calcext:value-type="float">
            <text:p>5.096222</text:p>
          </table:table-cell>
          <table:table-cell office:value-type="float" office:value="6.277069" calcext:value-type="float">
            <text:p>6.277069</text:p>
          </table:table-cell>
          <table:table-cell office:value-type="float" office:value="6.204651" calcext:value-type="float">
            <text:p>6.204651</text:p>
          </table:table-cell>
          <table:table-cell office:value-type="float" office:value="7.193024" calcext:value-type="float">
            <text:p>7.193024</text:p>
          </table:table-cell>
          <table:table-cell office:value-type="float" office:value="7.118744" calcext:value-type="float">
            <text:p>7.118744</text:p>
          </table:table-cell>
          <table:table-cell office:value-type="float" office:value="7.940826" calcext:value-type="float">
            <text:p>7.940826</text:p>
          </table:table-cell>
          <table:table-cell office:value-type="float" office:value="7.866882" calcext:value-type="float">
            <text:p>7.866882</text:p>
          </table:table-cell>
          <table:table-cell office:value-type="float" office:value="8.363037" calcext:value-type="float">
            <text:p>8.363037</text:p>
          </table:table-cell>
          <table:table-cell office:value-type="float" office:value="8.291809" calcext:value-type="float">
            <text:p>8.291809</text:p>
          </table:table-cell>
          <table:table-cell office:value-type="float" office:value="2.476898" calcext:value-type="float">
            <text:p>2.476898</text:p>
          </table:table-cell>
          <table:table-cell office:value-type="float" office:value="-3.635712" calcext:value-type="float">
            <text:p>-3.6357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012007" calcext:value-type="float">
            <text:p>23012007</text:p>
          </table:table-cell>
          <table:table-cell office:value-type="float" office:value="10.6688" calcext:value-type="float">
            <text:p>10.6688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8.02396" calcext:value-type="float">
            <text:p>-8.02396</text:p>
          </table:table-cell>
          <table:table-cell office:value-type="float" office:value="0.7374179" calcext:value-type="float">
            <text:p>0.7374179</text:p>
          </table:table-cell>
          <table:table-cell office:value-type="float" office:value="0.2976725" calcext:value-type="float">
            <text:p>0.2976725</text:p>
          </table:table-cell>
          <table:table-cell office:value-type="float" office:value="316.0434" calcext:value-type="float">
            <text:p>316.0434</text:p>
          </table:table-cell>
          <table:table-cell office:value-type="float" office:value="0" calcext:value-type="float">
            <text:p>0</text:p>
          </table:table-cell>
          <table:table-cell office:value-type="float" office:value="3.235809" calcext:value-type="float">
            <text:p>3.235809</text:p>
          </table:table-cell>
          <table:table-cell office:value-type="float" office:value="-1.642822" calcext:value-type="float">
            <text:p>-1.642822</text:p>
          </table:table-cell>
          <table:table-cell office:value-type="float" office:value="0.4938354" calcext:value-type="float">
            <text:p>0.4938354</text:p>
          </table:table-cell>
          <table:table-cell office:value-type="float" office:value="-0.2100525" calcext:value-type="float">
            <text:p>-0.2100525</text:p>
          </table:table-cell>
          <table:table-cell office:value-type="float" office:value="0.5952759" calcext:value-type="float">
            <text:p>0.5952759</text:p>
          </table:table-cell>
          <table:table-cell office:value-type="float" office:value="0.15448" calcext:value-type="float">
            <text:p>0.15448</text:p>
          </table:table-cell>
          <table:table-cell office:value-type="float" office:value="0.8076172" calcext:value-type="float">
            <text:p>0.8076172</text:p>
          </table:table-cell>
          <table:table-cell office:value-type="float" office:value="0.5591431" calcext:value-type="float">
            <text:p>0.5591431</text:p>
          </table:table-cell>
          <table:table-cell office:value-type="float" office:value="1.02301" calcext:value-type="float">
            <text:p>1.02301</text:p>
          </table:table-cell>
          <table:table-cell office:value-type="float" office:value="0.8714294" calcext:value-type="float">
            <text:p>0.8714294</text:p>
          </table:table-cell>
          <table:table-cell office:value-type="float" office:value="1.325073" calcext:value-type="float">
            <text:p>1.325073</text:p>
          </table:table-cell>
          <table:table-cell office:value-type="float" office:value="1.258301" calcext:value-type="float">
            <text:p>1.258301</text:p>
          </table:table-cell>
          <table:table-cell office:value-type="float" office:value="1.718262" calcext:value-type="float">
            <text:p>1.718262</text:p>
          </table:table-cell>
          <table:table-cell office:value-type="float" office:value="1.680756" calcext:value-type="float">
            <text:p>1.680756</text:p>
          </table:table-cell>
          <table:table-cell office:value-type="float" office:value="2.401825" calcext:value-type="float">
            <text:p>2.401825</text:p>
          </table:table-cell>
          <table:table-cell office:value-type="float" office:value="2.359589" calcext:value-type="float">
            <text:p>2.359589</text:p>
          </table:table-cell>
          <table:table-cell office:value-type="float" office:value="3.644409" calcext:value-type="float">
            <text:p>3.644409</text:p>
          </table:table-cell>
          <table:table-cell office:value-type="float" office:value="3.579071" calcext:value-type="float">
            <text:p>3.579071</text:p>
          </table:table-cell>
          <table:table-cell office:value-type="float" office:value="5.095459" calcext:value-type="float">
            <text:p>5.095459</text:p>
          </table:table-cell>
          <table:table-cell office:value-type="float" office:value="5.023895" calcext:value-type="float">
            <text:p>5.023895</text:p>
          </table:table-cell>
          <table:table-cell office:value-type="float" office:value="6.203857" calcext:value-type="float">
            <text:p>6.203857</text:p>
          </table:table-cell>
          <table:table-cell office:value-type="float" office:value="6.130554" calcext:value-type="float">
            <text:p>6.130554</text:p>
          </table:table-cell>
          <table:table-cell office:value-type="float" office:value="7.11795" calcext:value-type="float">
            <text:p>7.11795</text:p>
          </table:table-cell>
          <table:table-cell office:value-type="float" office:value="7.044434" calcext:value-type="float">
            <text:p>7.044434</text:p>
          </table:table-cell>
          <table:table-cell office:value-type="float" office:value="7.866119" calcext:value-type="float">
            <text:p>7.866119</text:p>
          </table:table-cell>
          <table:table-cell office:value-type="float" office:value="7.793213" calcext:value-type="float">
            <text:p>7.793213</text:p>
          </table:table-cell>
          <table:table-cell office:value-type="float" office:value="8.291046" calcext:value-type="float">
            <text:p>8.291046</text:p>
          </table:table-cell>
          <table:table-cell office:value-type="float" office:value="8.220734" calcext:value-type="float">
            <text:p>8.220734</text:p>
          </table:table-cell>
          <table:table-cell office:value-type="float" office:value="4.993103" calcext:value-type="float">
            <text:p>4.993103</text:p>
          </table:table-cell>
          <table:table-cell office:value-type="float" office:value="-4.488708" calcext:value-type="float">
            <text:p>-4.488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4012007" calcext:value-type="float">
            <text:p>24012007</text:p>
          </table:table-cell>
          <table:table-cell office:value-type="float" office:value="10.03106" calcext:value-type="float">
            <text:p>10.0310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1.25914" calcext:value-type="float">
            <text:p>-11.25914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2318878" calcext:value-type="float">
            <text:p>0.2318878</text:p>
          </table:table-cell>
          <table:table-cell office:value-type="float" office:value="313.7822" calcext:value-type="float">
            <text:p>313.7822</text:p>
          </table:table-cell>
          <table:table-cell office:value-type="float" office:value="1.27" calcext:value-type="float">
            <text:p>1.27</text:p>
          </table:table-cell>
          <table:table-cell office:value-type="float" office:value="1.799438" calcext:value-type="float">
            <text:p>1.799438</text:p>
          </table:table-cell>
          <table:table-cell office:value-type="float" office:value="-2.950073" calcext:value-type="float">
            <text:p>-2.950073</text:p>
          </table:table-cell>
          <table:table-cell office:value-type="float" office:value="0.2796631" calcext:value-type="float">
            <text:p>0.2796631</text:p>
          </table:table-cell>
          <table:table-cell office:value-type="float" office:value="-0.3989258" calcext:value-type="float">
            <text:p>-0.3989258</text:p>
          </table:table-cell>
          <table:table-cell office:value-type="float" office:value="0.4333496" calcext:value-type="float">
            <text:p>0.4333496</text:p>
          </table:table-cell>
          <table:table-cell office:value-type="float" office:value="0.0402832" calcext:value-type="float">
            <text:p>0.0402832</text:p>
          </table:table-cell>
          <table:table-cell office:value-type="float" office:value="0.6970825" calcext:value-type="float">
            <text:p>0.6970825</text:p>
          </table:table-cell>
          <table:table-cell office:value-type="float" office:value="0.4843445" calcext:value-type="float">
            <text:p>0.4843445</text:p>
          </table:table-cell>
          <table:table-cell office:value-type="float" office:value="0.9368896" calcext:value-type="float">
            <text:p>0.9368896</text:p>
          </table:table-cell>
          <table:table-cell office:value-type="float" office:value="0.8145142" calcext:value-type="float">
            <text:p>0.8145142</text:p>
          </table:table-cell>
          <table:table-cell office:value-type="float" office:value="1.308533" calcext:value-type="float">
            <text:p>1.308533</text:p>
          </table:table-cell>
          <table:table-cell office:value-type="float" office:value="1.215668" calcext:value-type="float">
            <text:p>1.215668</text:p>
          </table:table-cell>
          <table:table-cell office:value-type="float" office:value="1.709991" calcext:value-type="float">
            <text:p>1.709991</text:p>
          </table:table-cell>
          <table:table-cell office:value-type="float" office:value="1.64566" calcext:value-type="float">
            <text:p>1.64566</text:p>
          </table:table-cell>
          <table:table-cell office:value-type="float" office:value="2.359406" calcext:value-type="float">
            <text:p>2.359406</text:p>
          </table:table-cell>
          <table:table-cell office:value-type="float" office:value="2.315186" calcext:value-type="float">
            <text:p>2.315186</text:p>
          </table:table-cell>
          <table:table-cell office:value-type="float" office:value="3.57843" calcext:value-type="float">
            <text:p>3.57843</text:p>
          </table:table-cell>
          <table:table-cell office:value-type="float" office:value="3.520172" calcext:value-type="float">
            <text:p>3.520172</text:p>
          </table:table-cell>
          <table:table-cell office:value-type="float" office:value="5.023132" calcext:value-type="float">
            <text:p>5.023132</text:p>
          </table:table-cell>
          <table:table-cell office:value-type="float" office:value="4.953308" calcext:value-type="float">
            <text:p>4.953308</text:p>
          </table:table-cell>
          <table:table-cell office:value-type="float" office:value="6.129791" calcext:value-type="float">
            <text:p>6.129791</text:p>
          </table:table-cell>
          <table:table-cell office:value-type="float" office:value="6.056793" calcext:value-type="float">
            <text:p>6.056793</text:p>
          </table:table-cell>
          <table:table-cell office:value-type="float" office:value="7.04364" calcext:value-type="float">
            <text:p>7.04364</text:p>
          </table:table-cell>
          <table:table-cell office:value-type="float" office:value="6.970398" calcext:value-type="float">
            <text:p>6.970398</text:p>
          </table:table-cell>
          <table:table-cell office:value-type="float" office:value="7.792419" calcext:value-type="float">
            <text:p>7.792419</text:p>
          </table:table-cell>
          <table:table-cell office:value-type="float" office:value="7.722198" calcext:value-type="float">
            <text:p>7.722198</text:p>
          </table:table-cell>
          <table:table-cell office:value-type="float" office:value="8.220001" calcext:value-type="float">
            <text:p>8.220001</text:p>
          </table:table-cell>
          <table:table-cell office:value-type="float" office:value="8.150543" calcext:value-type="float">
            <text:p>8.150543</text:p>
          </table:table-cell>
          <table:table-cell office:value-type="float" office:value="3.942627" calcext:value-type="float">
            <text:p>3.942627</text:p>
          </table:table-cell>
          <table:table-cell office:value-type="float" office:value="-7.612213" calcext:value-type="float">
            <text:p>-7.612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012007" calcext:value-type="float">
            <text:p>25012007</text:p>
          </table:table-cell>
          <table:table-cell office:value-type="float" office:value="10.24642" calcext:value-type="float">
            <text:p>10.246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5.00839" calcext:value-type="float">
            <text:p>-15.0083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722586" calcext:value-type="float">
            <text:p>0.1722586</text:p>
          </table:table-cell>
          <table:table-cell office:value-type="float" office:value="306.7605" calcext:value-type="float">
            <text:p>306.7605</text:p>
          </table:table-cell>
          <table:table-cell office:value-type="float" office:value="3.81" calcext:value-type="float">
            <text:p>3.81</text:p>
          </table:table-cell>
          <table:table-cell office:value-type="float" office:value="-0.1853333" calcext:value-type="float">
            <text:p>-0.1853333</text:p>
          </table:table-cell>
          <table:table-cell office:value-type="float" office:value="-2.775452" calcext:value-type="float">
            <text:p>-2.775452</text:p>
          </table:table-cell>
          <table:table-cell office:value-type="float" office:value="-0.01605225" calcext:value-type="float">
            <text:p>-0.01605225</text:p>
          </table:table-cell>
          <table:table-cell office:value-type="float" office:value="-0.3894043" calcext:value-type="float">
            <text:p>-0.3894043</text:p>
          </table:table-cell>
          <table:table-cell office:value-type="float" office:value="0.2615356" calcext:value-type="float">
            <text:p>0.2615356</text:p>
          </table:table-cell>
          <table:table-cell office:value-type="float" office:value="0.0329895" calcext:value-type="float">
            <text:p>0.0329895</text:p>
          </table:table-cell>
          <table:table-cell office:value-type="float" office:value="0.5908813" calcext:value-type="float">
            <text:p>0.5908813</text:p>
          </table:table-cell>
          <table:table-cell office:value-type="float" office:value="0.4682312" calcext:value-type="float">
            <text:p>0.4682312</text:p>
          </table:table-cell>
          <table:table-cell office:value-type="float" office:value="0.8554077" calcext:value-type="float">
            <text:p>0.8554077</text:p>
          </table:table-cell>
          <table:table-cell office:value-type="float" office:value="0.7901611" calcext:value-type="float">
            <text:p>0.7901611</text:p>
          </table:table-cell>
          <table:table-cell office:value-type="float" office:value="1.225861" calcext:value-type="float">
            <text:p>1.225861</text:p>
          </table:table-cell>
          <table:table-cell office:value-type="float" office:value="1.173279" calcext:value-type="float">
            <text:p>1.173279</text:p>
          </table:table-cell>
          <table:table-cell office:value-type="float" office:value="1.647705" calcext:value-type="float">
            <text:p>1.647705</text:p>
          </table:table-cell>
          <table:table-cell office:value-type="float" office:value="1.593903" calcext:value-type="float">
            <text:p>1.593903</text:p>
          </table:table-cell>
          <table:table-cell office:value-type="float" office:value="2.314789" calcext:value-type="float">
            <text:p>2.314789</text:p>
          </table:table-cell>
          <table:table-cell office:value-type="float" office:value="2.259033" calcext:value-type="float">
            <text:p>2.259033</text:p>
          </table:table-cell>
          <table:table-cell office:value-type="float" office:value="3.519562" calcext:value-type="float">
            <text:p>3.519562</text:p>
          </table:table-cell>
          <table:table-cell office:value-type="float" office:value="3.46051" calcext:value-type="float">
            <text:p>3.46051</text:p>
          </table:table-cell>
          <table:table-cell office:value-type="float" office:value="4.952545" calcext:value-type="float">
            <text:p>4.952545</text:p>
          </table:table-cell>
          <table:table-cell office:value-type="float" office:value="4.885376" calcext:value-type="float">
            <text:p>4.885376</text:p>
          </table:table-cell>
          <table:table-cell office:value-type="float" office:value="6.05603" calcext:value-type="float">
            <text:p>6.05603</text:p>
          </table:table-cell>
          <table:table-cell office:value-type="float" office:value="5.985382" calcext:value-type="float">
            <text:p>5.985382</text:p>
          </table:table-cell>
          <table:table-cell office:value-type="float" office:value="6.969696" calcext:value-type="float">
            <text:p>6.969696</text:p>
          </table:table-cell>
          <table:table-cell office:value-type="float" office:value="6.89975" calcext:value-type="float">
            <text:p>6.89975</text:p>
          </table:table-cell>
          <table:table-cell office:value-type="float" office:value="7.724579" calcext:value-type="float">
            <text:p>7.724579</text:p>
          </table:table-cell>
          <table:table-cell office:value-type="float" office:value="7.649872" calcext:value-type="float">
            <text:p>7.649872</text:p>
          </table:table-cell>
          <table:table-cell office:value-type="float" office:value="8.149841" calcext:value-type="float">
            <text:p>8.149841</text:p>
          </table:table-cell>
          <table:table-cell office:value-type="float" office:value="8.080292" calcext:value-type="float">
            <text:p>8.080292</text:p>
          </table:table-cell>
          <table:table-cell office:value-type="float" office:value="-0.4490967" calcext:value-type="float">
            <text:p>-0.4490967</text:p>
          </table:table-cell>
          <table:table-cell office:value-type="float" office:value="-6.970398" calcext:value-type="float">
            <text:p>-6.9703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6012007" calcext:value-type="float">
            <text:p>26012007</text:p>
          </table:table-cell>
          <table:table-cell office:value-type="float" office:value="8.399737" calcext:value-type="float">
            <text:p>8.399737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13.53536" calcext:value-type="float">
            <text:p>-13.5353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1937963" calcext:value-type="float">
            <text:p>0.1937963</text:p>
          </table:table-cell>
          <table:table-cell office:value-type="float" office:value="307.2665" calcext:value-type="float">
            <text:p>307.2665</text:p>
          </table:table-cell>
          <table:table-cell office:value-type="float" office:value="0" calcext:value-type="float">
            <text:p>0</text:p>
          </table:table-cell>
          <table:table-cell office:value-type="float" office:value="-0.2391968" calcext:value-type="float">
            <text:p>-0.2391968</text:p>
          </table:table-cell>
          <table:table-cell office:value-type="float" office:value="-0.4389038" calcext:value-type="float">
            <text:p>-0.4389038</text:p>
          </table:table-cell>
          <table:table-cell office:value-type="float" office:value="-0.01812744" calcext:value-type="float">
            <text:p>-0.01812744</text:p>
          </table:table-cell>
          <table:table-cell office:value-type="float" office:value="-0.05029297" calcext:value-type="float">
            <text:p>-0.05029297</text:p>
          </table:table-cell>
          <table:table-cell office:value-type="float" office:value="0.2622375" calcext:value-type="float">
            <text:p>0.2622375</text:p>
          </table:table-cell>
          <table:table-cell office:value-type="float" office:value="0.2418213" calcext:value-type="float">
            <text:p>0.2418213</text:p>
          </table:table-cell>
          <table:table-cell office:value-type="float" office:value="0.5936584" calcext:value-type="float">
            <text:p>0.5936584</text:p>
          </table:table-cell>
          <table:table-cell office:value-type="float" office:value="0.5822754" calcext:value-type="float">
            <text:p>0.5822754</text:p>
          </table:table-cell>
          <table:table-cell office:value-type="float" office:value="0.85849" calcext:value-type="float">
            <text:p>0.85849</text:p>
          </table:table-cell>
          <table:table-cell office:value-type="float" office:value="0.8523254" calcext:value-type="float">
            <text:p>0.8523254</text:p>
          </table:table-cell>
          <table:table-cell office:value-type="float" office:value="1.198059" calcext:value-type="float">
            <text:p>1.198059</text:p>
          </table:table-cell>
          <table:table-cell office:value-type="float" office:value="1.194641" calcext:value-type="float">
            <text:p>1.194641</text:p>
          </table:table-cell>
          <table:table-cell office:value-type="float" office:value="1.597443" calcext:value-type="float">
            <text:p>1.597443</text:p>
          </table:table-cell>
          <table:table-cell office:value-type="float" office:value="1.587402" calcext:value-type="float">
            <text:p>1.587402</text:p>
          </table:table-cell>
          <table:table-cell office:value-type="float" office:value="2.258636" calcext:value-type="float">
            <text:p>2.258636</text:p>
          </table:table-cell>
          <table:table-cell office:value-type="float" office:value="2.228241" calcext:value-type="float">
            <text:p>2.228241</text:p>
          </table:table-cell>
          <table:table-cell office:value-type="float" office:value="3.4599" calcext:value-type="float">
            <text:p>3.4599</text:p>
          </table:table-cell>
          <table:table-cell office:value-type="float" office:value="3.405853" calcext:value-type="float">
            <text:p>3.405853</text:p>
          </table:table-cell>
          <table:table-cell office:value-type="float" office:value="4.884705" calcext:value-type="float">
            <text:p>4.884705</text:p>
          </table:table-cell>
          <table:table-cell office:value-type="float" office:value="4.819427" calcext:value-type="float">
            <text:p>4.819427</text:p>
          </table:table-cell>
          <table:table-cell office:value-type="float" office:value="5.98465" calcext:value-type="float">
            <text:p>5.98465</text:p>
          </table:table-cell>
          <table:table-cell office:value-type="float" office:value="5.914978" calcext:value-type="float">
            <text:p>5.914978</text:p>
          </table:table-cell>
          <table:table-cell office:value-type="float" office:value="6.899017" calcext:value-type="float">
            <text:p>6.899017</text:p>
          </table:table-cell>
          <table:table-cell office:value-type="float" office:value="6.827576" calcext:value-type="float">
            <text:p>6.827576</text:p>
          </table:table-cell>
          <table:table-cell office:value-type="float" office:value="7.649109" calcext:value-type="float">
            <text:p>7.649109</text:p>
          </table:table-cell>
          <table:table-cell office:value-type="float" office:value="7.57666" calcext:value-type="float">
            <text:p>7.57666</text:p>
          </table:table-cell>
          <table:table-cell office:value-type="float" office:value="8.079559" calcext:value-type="float">
            <text:p>8.079559</text:p>
          </table:table-cell>
          <table:table-cell office:value-type="float" office:value="8.010284" calcext:value-type="float">
            <text:p>8.010284</text:p>
          </table:table-cell>
          <table:table-cell office:value-type="float" office:value="-0.6462708" calcext:value-type="float">
            <text:p>-0.6462708</text:p>
          </table:table-cell>
          <table:table-cell office:value-type="float" office:value="-1.534485" calcext:value-type="float">
            <text:p>-1.53448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7012007" calcext:value-type="float">
            <text:p>27012007</text:p>
          </table:table-cell>
          <table:table-cell office:value-type="float" office:value="10.56867" calcext:value-type="float">
            <text:p>10.56867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5.01673" calcext:value-type="float">
            <text:p>-15.01673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1721431" calcext:value-type="float">
            <text:p>0.1721431</text:p>
          </table:table-cell>
          <table:table-cell office:value-type="float" office:value="315.7996" calcext:value-type="float">
            <text:p>315.7996</text:p>
          </table:table-cell>
          <table:table-cell office:value-type="float" office:value="0.254" calcext:value-type="float">
            <text:p>0.254</text:p>
          </table:table-cell>
          <table:table-cell office:value-type="float" office:value="-0.1415405" calcext:value-type="float">
            <text:p>-0.1415405</text:p>
          </table:table-cell>
          <table:table-cell office:value-type="float" office:value="-0.5500488" calcext:value-type="float">
            <text:p>-0.5500488</text:p>
          </table:table-cell>
          <table:table-cell office:value-type="float" office:value="0.000213623" calcext:value-type="float">
            <text:p>0.000213623</text:p>
          </table:table-cell>
          <table:table-cell office:value-type="float" office:value="-0.06091309" calcext:value-type="float">
            <text:p>-0.06091309</text:p>
          </table:table-cell>
          <table:table-cell office:value-type="float" office:value="0.2723389" calcext:value-type="float">
            <text:p>0.2723389</text:p>
          </table:table-cell>
          <table:table-cell office:value-type="float" office:value="0.2310791" calcext:value-type="float">
            <text:p>0.2310791</text:p>
          </table:table-cell>
          <table:table-cell office:value-type="float" office:value="0.5945129" calcext:value-type="float">
            <text:p>0.5945129</text:p>
          </table:table-cell>
          <table:table-cell office:value-type="float" office:value="0.5713806" calcext:value-type="float">
            <text:p>0.5713806</text:p>
          </table:table-cell>
          <table:table-cell office:value-type="float" office:value="0.855011" calcext:value-type="float">
            <text:p>0.855011</text:p>
          </table:table-cell>
          <table:table-cell office:value-type="float" office:value="0.8405151" calcext:value-type="float">
            <text:p>0.8405151</text:p>
          </table:table-cell>
          <table:table-cell office:value-type="float" office:value="1.19455" calcext:value-type="float">
            <text:p>1.19455</text:p>
          </table:table-cell>
          <table:table-cell office:value-type="float" office:value="1.17984" calcext:value-type="float">
            <text:p>1.17984</text:p>
          </table:table-cell>
          <table:table-cell office:value-type="float" office:value="1.587219" calcext:value-type="float">
            <text:p>1.587219</text:p>
          </table:table-cell>
          <table:table-cell office:value-type="float" office:value="1.567566" calcext:value-type="float">
            <text:p>1.567566</text:p>
          </table:table-cell>
          <table:table-cell office:value-type="float" office:value="2.227966" calcext:value-type="float">
            <text:p>2.227966</text:p>
          </table:table-cell>
          <table:table-cell office:value-type="float" office:value="2.198578" calcext:value-type="float">
            <text:p>2.198578</text:p>
          </table:table-cell>
          <table:table-cell office:value-type="float" office:value="3.405334" calcext:value-type="float">
            <text:p>3.405334</text:p>
          </table:table-cell>
          <table:table-cell office:value-type="float" office:value="3.357361" calcext:value-type="float">
            <text:p>3.357361</text:p>
          </table:table-cell>
          <table:table-cell office:value-type="float" office:value="4.818756" calcext:value-type="float">
            <text:p>4.818756</text:p>
          </table:table-cell>
          <table:table-cell office:value-type="float" office:value="4.75528" calcext:value-type="float">
            <text:p>4.75528</text:p>
          </table:table-cell>
          <table:table-cell office:value-type="float" office:value="5.914246" calcext:value-type="float">
            <text:p>5.914246</text:p>
          </table:table-cell>
          <table:table-cell office:value-type="float" office:value="5.845703" calcext:value-type="float">
            <text:p>5.845703</text:p>
          </table:table-cell>
          <table:table-cell office:value-type="float" office:value="6.826782" calcext:value-type="float">
            <text:p>6.826782</text:p>
          </table:table-cell>
          <table:table-cell office:value-type="float" office:value="6.755249" calcext:value-type="float">
            <text:p>6.755249</text:p>
          </table:table-cell>
          <table:table-cell office:value-type="float" office:value="7.575897" calcext:value-type="float">
            <text:p>7.575897</text:p>
          </table:table-cell>
          <table:table-cell office:value-type="float" office:value="7.504944" calcext:value-type="float">
            <text:p>7.504944</text:p>
          </table:table-cell>
          <table:table-cell office:value-type="float" office:value="8.009583" calcext:value-type="float">
            <text:p>8.009583</text:p>
          </table:table-cell>
          <table:table-cell office:value-type="float" office:value="7.94165" calcext:value-type="float">
            <text:p>7.94165</text:p>
          </table:table-cell>
          <table:table-cell office:value-type="float" office:value="-0.3618164" calcext:value-type="float">
            <text:p>-0.3618164</text:p>
          </table:table-cell>
          <table:table-cell office:value-type="float" office:value="-1.943268" calcext:value-type="float">
            <text:p>-1.943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8012007" calcext:value-type="float">
            <text:p>28012007</text:p>
          </table:table-cell>
          <table:table-cell office:value-type="float" office:value="10.57361" calcext:value-type="float">
            <text:p>10.57361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12.52924" calcext:value-type="float">
            <text:p>-12.52924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2098749" calcext:value-type="float">
            <text:p>0.2098749</text:p>
          </table:table-cell>
          <table:table-cell office:value-type="float" office:value="315.3141" calcext:value-type="float">
            <text:p>315.3141</text:p>
          </table:table-cell>
          <table:table-cell office:value-type="float" office:value="3.429" calcext:value-type="float">
            <text:p>3.429</text:p>
          </table:table-cell>
          <table:table-cell office:value-type="float" office:value="-0.1256409" calcext:value-type="float">
            <text:p>-0.1256409</text:p>
          </table:table-cell>
          <table:table-cell office:value-type="float" office:value="-0.4591064" calcext:value-type="float">
            <text:p>-0.4591064</text:p>
          </table:table-cell>
          <table:table-cell office:value-type="float" office:value="0.002838135" calcext:value-type="float">
            <text:p>0.002838135</text:p>
          </table:table-cell>
          <table:table-cell office:value-type="float" office:value="-0.04690552" calcext:value-type="float">
            <text:p>-0.04690552</text:p>
          </table:table-cell>
          <table:table-cell office:value-type="float" office:value="0.2720642" calcext:value-type="float">
            <text:p>0.2720642</text:p>
          </table:table-cell>
          <table:table-cell office:value-type="float" office:value="0.2380981" calcext:value-type="float">
            <text:p>0.2380981</text:p>
          </table:table-cell>
          <table:table-cell office:value-type="float" office:value="0.5900269" calcext:value-type="float">
            <text:p>0.5900269</text:p>
          </table:table-cell>
          <table:table-cell office:value-type="float" office:value="0.5712585" calcext:value-type="float">
            <text:p>0.5712585</text:p>
          </table:table-cell>
          <table:table-cell office:value-type="float" office:value="0.8510742" calcext:value-type="float">
            <text:p>0.8510742</text:p>
          </table:table-cell>
          <table:table-cell office:value-type="float" office:value="0.835144" calcext:value-type="float">
            <text:p>0.835144</text:p>
          </table:table-cell>
          <table:table-cell office:value-type="float" office:value="1.182343" calcext:value-type="float">
            <text:p>1.182343</text:p>
          </table:table-cell>
          <table:table-cell office:value-type="float" office:value="1.167847" calcext:value-type="float">
            <text:p>1.167847</text:p>
          </table:table-cell>
          <table:table-cell office:value-type="float" office:value="1.567474" calcext:value-type="float">
            <text:p>1.567474</text:p>
          </table:table-cell>
          <table:table-cell office:value-type="float" office:value="1.548737" calcext:value-type="float">
            <text:p>1.548737</text:p>
          </table:table-cell>
          <table:table-cell office:value-type="float" office:value="2.198303" calcext:value-type="float">
            <text:p>2.198303</text:p>
          </table:table-cell>
          <table:table-cell office:value-type="float" office:value="2.170319" calcext:value-type="float">
            <text:p>2.170319</text:p>
          </table:table-cell>
          <table:table-cell office:value-type="float" office:value="3.356873" calcext:value-type="float">
            <text:p>3.356873</text:p>
          </table:table-cell>
          <table:table-cell office:value-type="float" office:value="3.311768" calcext:value-type="float">
            <text:p>3.311768</text:p>
          </table:table-cell>
          <table:table-cell office:value-type="float" office:value="4.754639" calcext:value-type="float">
            <text:p>4.754639</text:p>
          </table:table-cell>
          <table:table-cell office:value-type="float" office:value="4.694" calcext:value-type="float">
            <text:p>4.694</text:p>
          </table:table-cell>
          <table:table-cell office:value-type="float" office:value="5.845001" calcext:value-type="float">
            <text:p>5.845001</text:p>
          </table:table-cell>
          <table:table-cell office:value-type="float" office:value="5.777557" calcext:value-type="float">
            <text:p>5.777557</text:p>
          </table:table-cell>
          <table:table-cell office:value-type="float" office:value="6.754486" calcext:value-type="float">
            <text:p>6.754486</text:p>
          </table:table-cell>
          <table:table-cell office:value-type="float" office:value="6.683655" calcext:value-type="float">
            <text:p>6.683655</text:p>
          </table:table-cell>
          <table:table-cell office:value-type="float" office:value="7.504211" calcext:value-type="float">
            <text:p>7.504211</text:p>
          </table:table-cell>
          <table:table-cell office:value-type="float" office:value="7.434296" calcext:value-type="float">
            <text:p>7.434296</text:p>
          </table:table-cell>
          <table:table-cell office:value-type="float" office:value="7.940979" calcext:value-type="float">
            <text:p>7.940979</text:p>
          </table:table-cell>
          <table:table-cell office:value-type="float" office:value="7.87442" calcext:value-type="float">
            <text:p>7.87442</text:p>
          </table:table-cell>
          <table:table-cell office:value-type="float" office:value="-0.3187866" calcext:value-type="float">
            <text:p>-0.3187866</text:p>
          </table:table-cell>
          <table:table-cell office:value-type="float" office:value="-1.654327" calcext:value-type="float">
            <text:p>-1.6543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012007" calcext:value-type="float">
            <text:p>29012007</text:p>
          </table:table-cell>
          <table:table-cell office:value-type="float" office:value="3.348194" calcext:value-type="float">
            <text:p>3.348194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33143" calcext:value-type="float">
            <text:p>-3.83314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77224" calcext:value-type="float">
            <text:p>0.4077224</text:p>
          </table:table-cell>
          <table:table-cell office:value-type="float" office:value="317.0462" calcext:value-type="float">
            <text:p>317.0462</text:p>
          </table:table-cell>
          <table:table-cell office:value-type="float" office:value="8.128" calcext:value-type="float">
            <text:p>8.128</text:p>
          </table:table-cell>
          <table:table-cell office:value-type="float" office:value="-0.1609802" calcext:value-type="float">
            <text:p>-0.1609802</text:p>
          </table:table-cell>
          <table:table-cell office:value-type="float" office:value="-0.3136597" calcext:value-type="float">
            <text:p>-0.3136597</text:p>
          </table:table-cell>
          <table:table-cell office:value-type="float" office:value="-0.002838135" calcext:value-type="float">
            <text:p>-0.002838135</text:p>
          </table:table-cell>
          <table:table-cell office:value-type="float" office:value="-0.0234375" calcext:value-type="float">
            <text:p>-0.0234375</text:p>
          </table:table-cell>
          <table:table-cell office:value-type="float" office:value="0.2674561" calcext:value-type="float">
            <text:p>0.2674561</text:p>
          </table:table-cell>
          <table:table-cell office:value-type="float" office:value="0.2582092" calcext:value-type="float">
            <text:p>0.2582092</text:p>
          </table:table-cell>
          <table:table-cell office:value-type="float" office:value="0.5884399" calcext:value-type="float">
            <text:p>0.5884399</text:p>
          </table:table-cell>
          <table:table-cell office:value-type="float" office:value="0.5820618" calcext:value-type="float">
            <text:p>0.5820618</text:p>
          </table:table-cell>
          <table:table-cell office:value-type="float" office:value="0.8441467" calcext:value-type="float">
            <text:p>0.8441467</text:p>
          </table:table-cell>
          <table:table-cell office:value-type="float" office:value="0.836853" calcext:value-type="float">
            <text:p>0.836853</text:p>
          </table:table-cell>
          <table:table-cell office:value-type="float" office:value="1.169464" calcext:value-type="float">
            <text:p>1.169464</text:p>
          </table:table-cell>
          <table:table-cell office:value-type="float" office:value="1.158997" calcext:value-type="float">
            <text:p>1.158997</text:p>
          </table:table-cell>
          <table:table-cell office:value-type="float" office:value="1.548676" calcext:value-type="float">
            <text:p>1.548676</text:p>
          </table:table-cell>
          <table:table-cell office:value-type="float" office:value="1.533173" calcext:value-type="float">
            <text:p>1.533173</text:p>
          </table:table-cell>
          <table:table-cell office:value-type="float" office:value="2.170044" calcext:value-type="float">
            <text:p>2.170044</text:p>
          </table:table-cell>
          <table:table-cell office:value-type="float" office:value="2.144745" calcext:value-type="float">
            <text:p>2.144745</text:p>
          </table:table-cell>
          <table:table-cell office:value-type="float" office:value="3.311279" calcext:value-type="float">
            <text:p>3.311279</text:p>
          </table:table-cell>
          <table:table-cell office:value-type="float" office:value="3.269104" calcext:value-type="float">
            <text:p>3.269104</text:p>
          </table:table-cell>
          <table:table-cell office:value-type="float" office:value="4.69339" calcext:value-type="float">
            <text:p>4.69339</text:p>
          </table:table-cell>
          <table:table-cell office:value-type="float" office:value="4.635559" calcext:value-type="float">
            <text:p>4.635559</text:p>
          </table:table-cell>
          <table:table-cell office:value-type="float" office:value="5.776855" calcext:value-type="float">
            <text:p>5.776855</text:p>
          </table:table-cell>
          <table:table-cell office:value-type="float" office:value="5.710907" calcext:value-type="float">
            <text:p>5.710907</text:p>
          </table:table-cell>
          <table:table-cell office:value-type="float" office:value="6.682922" calcext:value-type="float">
            <text:p>6.682922</text:p>
          </table:table-cell>
          <table:table-cell office:value-type="float" office:value="6.613342" calcext:value-type="float">
            <text:p>6.613342</text:p>
          </table:table-cell>
          <table:table-cell office:value-type="float" office:value="7.433563" calcext:value-type="float">
            <text:p>7.433563</text:p>
          </table:table-cell>
          <table:table-cell office:value-type="float" office:value="7.364532" calcext:value-type="float">
            <text:p>7.364532</text:p>
          </table:table-cell>
          <table:table-cell office:value-type="float" office:value="7.873718" calcext:value-type="float">
            <text:p>7.873718</text:p>
          </table:table-cell>
          <table:table-cell office:value-type="float" office:value="7.807678" calcext:value-type="float">
            <text:p>7.807678</text:p>
          </table:table-cell>
          <table:table-cell office:value-type="float" office:value="-0.4447632" calcext:value-type="float">
            <text:p>-0.4447632</text:p>
          </table:table-cell>
          <table:table-cell office:value-type="float" office:value="-0.9791565" calcext:value-type="float">
            <text:p>-0.97915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0012007" calcext:value-type="float">
            <text:p>30012007</text:p>
          </table:table-cell>
          <table:table-cell office:value-type="float" office:value="3.12278" calcext:value-type="float">
            <text:p>3.12278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3.868629" calcext:value-type="float">
            <text:p>-3.868629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66543" calcext:value-type="float">
            <text:p>0.4066543</text:p>
          </table:table-cell>
          <table:table-cell office:value-type="float" office:value="319.5124" calcext:value-type="float">
            <text:p>319.5124</text:p>
          </table:table-cell>
          <table:table-cell office:value-type="float" office:value="0.381" calcext:value-type="float">
            <text:p>0.381</text:p>
          </table:table-cell>
          <table:table-cell office:value-type="float" office:value="-0.1307678" calcext:value-type="float">
            <text:p>-0.1307678</text:p>
          </table:table-cell>
          <table:table-cell office:value-type="float" office:value="-0.1705322" calcext:value-type="float">
            <text:p>-0.1705322</text:p>
          </table:table-cell>
          <table:table-cell office:value-type="float" office:value="-0.0001220703" calcext:value-type="float">
            <text:p>-0.0001220703</text:p>
          </table:table-cell>
          <table:table-cell office:value-type="float" office:value="-0.00491333" calcext:value-type="float">
            <text:p>-0.00491333</text:p>
          </table:table-cell>
          <table:table-cell office:value-type="float" office:value="0.2681274" calcext:value-type="float">
            <text:p>0.2681274</text:p>
          </table:table-cell>
          <table:table-cell office:value-type="float" office:value="0.2654419" calcext:value-type="float">
            <text:p>0.2654419</text:p>
          </table:table-cell>
          <table:table-cell office:value-type="float" office:value="0.5840454" calcext:value-type="float">
            <text:p>0.5840454</text:p>
          </table:table-cell>
          <table:table-cell office:value-type="float" office:value="0.5803223" calcext:value-type="float">
            <text:p>0.5803223</text:p>
          </table:table-cell>
          <table:table-cell office:value-type="float" office:value="0.836731" calcext:value-type="float">
            <text:p>0.836731</text:p>
          </table:table-cell>
          <table:table-cell office:value-type="float" office:value="0.8298645" calcext:value-type="float">
            <text:p>0.8298645</text:p>
          </table:table-cell>
          <table:table-cell office:value-type="float" office:value="1.158905" calcext:value-type="float">
            <text:p>1.158905</text:p>
          </table:table-cell>
          <table:table-cell office:value-type="float" office:value="1.147919" calcext:value-type="float">
            <text:p>1.147919</text:p>
          </table:table-cell>
          <table:table-cell office:value-type="float" office:value="1.53302" calcext:value-type="float">
            <text:p>1.53302</text:p>
          </table:table-cell>
          <table:table-cell office:value-type="float" office:value="1.517029" calcext:value-type="float">
            <text:p>1.517029</text:p>
          </table:table-cell>
          <table:table-cell office:value-type="float" office:value="2.14447" calcext:value-type="float">
            <text:p>2.14447</text:p>
          </table:table-cell>
          <table:table-cell office:value-type="float" office:value="2.120087" calcext:value-type="float">
            <text:p>2.120087</text:p>
          </table:table-cell>
          <table:table-cell office:value-type="float" office:value="3.268677" calcext:value-type="float">
            <text:p>3.268677</text:p>
          </table:table-cell>
          <table:table-cell office:value-type="float" office:value="3.22879" calcext:value-type="float">
            <text:p>3.22879</text:p>
          </table:table-cell>
          <table:table-cell office:value-type="float" office:value="4.634949" calcext:value-type="float">
            <text:p>4.634949</text:p>
          </table:table-cell>
          <table:table-cell office:value-type="float" office:value="4.578461" calcext:value-type="float">
            <text:p>4.578461</text:p>
          </table:table-cell>
          <table:table-cell office:value-type="float" office:value="5.710205" calcext:value-type="float">
            <text:p>5.710205</text:p>
          </table:table-cell>
          <table:table-cell office:value-type="float" office:value="5.645782" calcext:value-type="float">
            <text:p>5.645782</text:p>
          </table:table-cell>
          <table:table-cell office:value-type="float" office:value="6.61264" calcext:value-type="float">
            <text:p>6.61264</text:p>
          </table:table-cell>
          <table:table-cell office:value-type="float" office:value="6.543854" calcext:value-type="float">
            <text:p>6.543854</text:p>
          </table:table-cell>
          <table:table-cell office:value-type="float" office:value="7.363861" calcext:value-type="float">
            <text:p>7.363861</text:p>
          </table:table-cell>
          <table:table-cell office:value-type="float" office:value="7.295197" calcext:value-type="float">
            <text:p>7.295197</text:p>
          </table:table-cell>
          <table:table-cell office:value-type="float" office:value="7.807007" calcext:value-type="float">
            <text:p>7.807007</text:p>
          </table:table-cell>
          <table:table-cell office:value-type="float" office:value="7.741394" calcext:value-type="float">
            <text:p>7.741394</text:p>
          </table:table-cell>
          <table:table-cell office:value-type="float" office:value="-0.3771362" calcext:value-type="float">
            <text:p>-0.3771362</text:p>
          </table:table-cell>
          <table:table-cell office:value-type="float" office:value="-0.4793091" calcext:value-type="float">
            <text:p>-0.47930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1012007" calcext:value-type="float">
            <text:p>31012007</text:p>
          </table:table-cell>
          <table:table-cell office:value-type="float" office:value="6.721342" calcext:value-type="float">
            <text:p>6.72134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829183" calcext:value-type="float">
            <text:p>-7.82918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935334" calcext:value-type="float">
            <text:p>0.2935334</text:p>
          </table:table-cell>
          <table:table-cell office:value-type="float" office:value="320.5906" calcext:value-type="float">
            <text:p>320.5906</text:p>
          </table:table-cell>
          <table:table-cell office:value-type="float" office:value="0" calcext:value-type="float">
            <text:p>0</text:p>
          </table:table-cell>
          <table:table-cell office:value-type="float" office:value="-0.07998657" calcext:value-type="float">
            <text:p>-0.07998657</text:p>
          </table:table-cell>
          <table:table-cell office:value-type="float" office:value="-0.1636658" calcext:value-type="float">
            <text:p>-0.1636658</text:p>
          </table:table-cell>
          <table:table-cell office:value-type="float" office:value="0.005340576" calcext:value-type="float">
            <text:p>0.005340576</text:p>
          </table:table-cell>
          <table:table-cell office:value-type="float" office:value="-0.006500244" calcext:value-type="float">
            <text:p>-0.006500244</text:p>
          </table:table-cell>
          <table:table-cell office:value-type="float" office:value="0.2709656" calcext:value-type="float">
            <text:p>0.2709656</text:p>
          </table:table-cell>
          <table:table-cell office:value-type="float" office:value="0.2644348" calcext:value-type="float">
            <text:p>0.2644348</text:p>
          </table:table-cell>
          <table:table-cell office:value-type="float" office:value="0.5802307" calcext:value-type="float">
            <text:p>0.5802307</text:p>
          </table:table-cell>
          <table:table-cell office:value-type="float" office:value="0.5760193" calcext:value-type="float">
            <text:p>0.5760193</text:p>
          </table:table-cell>
          <table:table-cell office:value-type="float" office:value="0.8298035" calcext:value-type="float">
            <text:p>0.8298035</text:p>
          </table:table-cell>
          <table:table-cell office:value-type="float" office:value="0.8236389" calcext:value-type="float">
            <text:p>0.8236389</text:p>
          </table:table-cell>
          <table:table-cell office:value-type="float" office:value="1.147797" calcext:value-type="float">
            <text:p>1.147797</text:p>
          </table:table-cell>
          <table:table-cell office:value-type="float" office:value="1.136688" calcext:value-type="float">
            <text:p>1.136688</text:p>
          </table:table-cell>
          <table:table-cell office:value-type="float" office:value="1.516846" calcext:value-type="float">
            <text:p>1.516846</text:p>
          </table:table-cell>
          <table:table-cell office:value-type="float" office:value="1.500458" calcext:value-type="float">
            <text:p>1.500458</text:p>
          </table:table-cell>
          <table:table-cell office:value-type="float" office:value="2.119843" calcext:value-type="float">
            <text:p>2.119843</text:p>
          </table:table-cell>
          <table:table-cell office:value-type="float" office:value="2.095825" calcext:value-type="float">
            <text:p>2.095825</text:p>
          </table:table-cell>
          <table:table-cell office:value-type="float" office:value="3.228394" calcext:value-type="float">
            <text:p>3.228394</text:p>
          </table:table-cell>
          <table:table-cell office:value-type="float" office:value="3.189941" calcext:value-type="float">
            <text:p>3.189941</text:p>
          </table:table-cell>
          <table:table-cell office:value-type="float" office:value="4.577911" calcext:value-type="float">
            <text:p>4.577911</text:p>
          </table:table-cell>
          <table:table-cell office:value-type="float" office:value="4.523621" calcext:value-type="float">
            <text:p>4.523621</text:p>
          </table:table-cell>
          <table:table-cell office:value-type="float" office:value="5.645111" calcext:value-type="float">
            <text:p>5.645111</text:p>
          </table:table-cell>
          <table:table-cell office:value-type="float" office:value="5.582245" calcext:value-type="float">
            <text:p>5.582245</text:p>
          </table:table-cell>
          <table:table-cell office:value-type="float" office:value="6.543121" calcext:value-type="float">
            <text:p>6.543121</text:p>
          </table:table-cell>
          <table:table-cell office:value-type="float" office:value="6.47641" calcext:value-type="float">
            <text:p>6.47641</text:p>
          </table:table-cell>
          <table:table-cell office:value-type="float" office:value="7.294495" calcext:value-type="float">
            <text:p>7.294495</text:p>
          </table:table-cell>
          <table:table-cell office:value-type="float" office:value="7.227081" calcext:value-type="float">
            <text:p>7.227081</text:p>
          </table:table-cell>
          <table:table-cell office:value-type="float" office:value="7.740723" calcext:value-type="float">
            <text:p>7.740723</text:p>
          </table:table-cell>
          <table:table-cell office:value-type="float" office:value="7.676025" calcext:value-type="float">
            <text:p>7.676025</text:p>
          </table:table-cell>
          <table:table-cell office:value-type="float" office:value="-0.2076111" calcext:value-type="float">
            <text:p>-0.2076111</text:p>
          </table:table-cell>
          <table:table-cell office:value-type="float" office:value="-0.5601807" calcext:value-type="float">
            <text:p>-0.56018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022007" calcext:value-type="float">
            <text:p>1022007</text:p>
          </table:table-cell>
          <table:table-cell office:value-type="float" office:value="11.11586" calcext:value-type="float">
            <text:p>11.11586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6.79636" calcext:value-type="float">
            <text:p>-16.79636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457599" calcext:value-type="float">
            <text:p>0.1457599</text:p>
          </table:table-cell>
          <table:table-cell office:value-type="float" office:value="327.6288" calcext:value-type="float">
            <text:p>327.6288</text:p>
          </table:table-cell>
          <table:table-cell office:value-type="float" office:value="0" calcext:value-type="float">
            <text:p>0</text:p>
          </table:table-cell>
          <table:table-cell office:value-type="float" office:value="-0.08639526" calcext:value-type="float">
            <text:p>-0.08639526</text:p>
          </table:table-cell>
          <table:table-cell office:value-type="float" office:value="-0.2552795" calcext:value-type="float">
            <text:p>-0.2552795</text:p>
          </table:table-cell>
          <table:table-cell office:value-type="float" office:value="0.005004883" calcext:value-type="float">
            <text:p>0.005004883</text:p>
          </table:table-cell>
          <table:table-cell office:value-type="float" office:value="-0.02389526" calcext:value-type="float">
            <text:p>-0.02389526</text:p>
          </table:table-cell>
          <table:table-cell office:value-type="float" office:value="0.2709656" calcext:value-type="float">
            <text:p>0.2709656</text:p>
          </table:table-cell>
          <table:table-cell office:value-type="float" office:value="0.250061" calcext:value-type="float">
            <text:p>0.250061</text:p>
          </table:table-cell>
          <table:table-cell office:value-type="float" office:value="0.5782166" calcext:value-type="float">
            <text:p>0.5782166</text:p>
          </table:table-cell>
          <table:table-cell office:value-type="float" office:value="0.5608215" calcext:value-type="float">
            <text:p>0.5608215</text:p>
          </table:table-cell>
          <table:table-cell office:value-type="float" office:value="0.8236084" calcext:value-type="float">
            <text:p>0.8236084</text:p>
          </table:table-cell>
          <table:table-cell office:value-type="float" office:value="0.8070068" calcext:value-type="float">
            <text:p>0.8070068</text:p>
          </table:table-cell>
          <table:table-cell office:value-type="float" office:value="1.136627" calcext:value-type="float">
            <text:p>1.136627</text:p>
          </table:table-cell>
          <table:table-cell office:value-type="float" office:value="1.119873" calcext:value-type="float">
            <text:p>1.119873</text:p>
          </table:table-cell>
          <table:table-cell office:value-type="float" office:value="1.500305" calcext:value-type="float">
            <text:p>1.500305</text:p>
          </table:table-cell>
          <table:table-cell office:value-type="float" office:value="1.481171" calcext:value-type="float">
            <text:p>1.481171</text:p>
          </table:table-cell>
          <table:table-cell office:value-type="float" office:value="2.095551" calcext:value-type="float">
            <text:p>2.095551</text:p>
          </table:table-cell>
          <table:table-cell office:value-type="float" office:value="2.071289" calcext:value-type="float">
            <text:p>2.071289</text:p>
          </table:table-cell>
          <table:table-cell office:value-type="float" office:value="3.189545" calcext:value-type="float">
            <text:p>3.189545</text:p>
          </table:table-cell>
          <table:table-cell office:value-type="float" office:value="3.152496" calcext:value-type="float">
            <text:p>3.152496</text:p>
          </table:table-cell>
          <table:table-cell office:value-type="float" office:value="4.523041" calcext:value-type="float">
            <text:p>4.523041</text:p>
          </table:table-cell>
          <table:table-cell office:value-type="float" office:value="4.4711" calcext:value-type="float">
            <text:p>4.4711</text:p>
          </table:table-cell>
          <table:table-cell office:value-type="float" office:value="5.581573" calcext:value-type="float">
            <text:p>5.581573</text:p>
          </table:table-cell>
          <table:table-cell office:value-type="float" office:value="5.520264" calcext:value-type="float">
            <text:p>5.520264</text:p>
          </table:table-cell>
          <table:table-cell office:value-type="float" office:value="6.475708" calcext:value-type="float">
            <text:p>6.475708</text:p>
          </table:table-cell>
          <table:table-cell office:value-type="float" office:value="6.40863" calcext:value-type="float">
            <text:p>6.40863</text:p>
          </table:table-cell>
          <table:table-cell office:value-type="float" office:value="7.226349" calcext:value-type="float">
            <text:p>7.226349</text:p>
          </table:table-cell>
          <table:table-cell office:value-type="float" office:value="7.159576" calcext:value-type="float">
            <text:p>7.159576</text:p>
          </table:table-cell>
          <table:table-cell office:value-type="float" office:value="7.675354" calcext:value-type="float">
            <text:p>7.675354</text:p>
          </table:table-cell>
          <table:table-cell office:value-type="float" office:value="7.611542" calcext:value-type="float">
            <text:p>7.611542</text:p>
          </table:table-cell>
          <table:table-cell office:value-type="float" office:value="-0.2391357" calcext:value-type="float">
            <text:p>-0.2391357</text:p>
          </table:table-cell>
          <table:table-cell office:value-type="float" office:value="-0.912262" calcext:value-type="float">
            <text:p>-0.9122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022007" calcext:value-type="float">
            <text:p>2022007</text:p>
          </table:table-cell>
          <table:table-cell office:value-type="float" office:value="12.43035" calcext:value-type="float">
            <text:p>12.43035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23.4881" calcext:value-type="float">
            <text:p>-23.4881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08509428" calcext:value-type="float">
            <text:p>0.08509428</text:p>
          </table:table-cell>
          <table:table-cell office:value-type="float" office:value="322.0728" calcext:value-type="float">
            <text:p>322.0728</text:p>
          </table:table-cell>
          <table:table-cell office:value-type="float" office:value="0" calcext:value-type="float">
            <text:p>0</text:p>
          </table:table-cell>
          <table:table-cell office:value-type="float" office:value="-0.2613831" calcext:value-type="float">
            <text:p>-0.2613831</text:p>
          </table:table-cell>
          <table:table-cell office:value-type="float" office:value="-0.4482422" calcext:value-type="float">
            <text:p>-0.4482422</text:p>
          </table:table-cell>
          <table:table-cell office:value-type="float" office:value="-0.02484131" calcext:value-type="float">
            <text:p>-0.02484131</text:p>
          </table:table-cell>
          <table:table-cell office:value-type="float" office:value="-0.05447388" calcext:value-type="float">
            <text:p>-0.05447388</text:p>
          </table:table-cell>
          <table:table-cell office:value-type="float" office:value="0.2494507" calcext:value-type="float">
            <text:p>0.2494507</text:p>
          </table:table-cell>
          <table:table-cell office:value-type="float" office:value="0.2227783" calcext:value-type="float">
            <text:p>0.2227783</text:p>
          </table:table-cell>
          <table:table-cell office:value-type="float" office:value="0.5604248" calcext:value-type="float">
            <text:p>0.5604248</text:p>
          </table:table-cell>
          <table:table-cell office:value-type="float" office:value="0.5350952" calcext:value-type="float">
            <text:p>0.5350952</text:p>
          </table:table-cell>
          <table:table-cell office:value-type="float" office:value="0.8067017" calcext:value-type="float">
            <text:p>0.8067017</text:p>
          </table:table-cell>
          <table:table-cell office:value-type="float" office:value="0.7815857" calcext:value-type="float">
            <text:p>0.7815857</text:p>
          </table:table-cell>
          <table:table-cell office:value-type="float" office:value="1.11969" calcext:value-type="float">
            <text:p>1.11969</text:p>
          </table:table-cell>
          <table:table-cell office:value-type="float" office:value="1.094574" calcext:value-type="float">
            <text:p>1.094574</text:p>
          </table:table-cell>
          <table:table-cell office:value-type="float" office:value="1.480927" calcext:value-type="float">
            <text:p>1.480927</text:p>
          </table:table-cell>
          <table:table-cell office:value-type="float" office:value="1.455627" calcext:value-type="float">
            <text:p>1.455627</text:p>
          </table:table-cell>
          <table:table-cell office:value-type="float" office:value="2.071045" calcext:value-type="float">
            <text:p>2.071045</text:p>
          </table:table-cell>
          <table:table-cell office:value-type="float" office:value="2.04361" calcext:value-type="float">
            <text:p>2.04361</text:p>
          </table:table-cell>
          <table:table-cell office:value-type="float" office:value="3.15213" calcext:value-type="float">
            <text:p>3.15213</text:p>
          </table:table-cell>
          <table:table-cell office:value-type="float" office:value="3.114929" calcext:value-type="float">
            <text:p>3.114929</text:p>
          </table:table-cell>
          <table:table-cell office:value-type="float" office:value="4.470551" calcext:value-type="float">
            <text:p>4.470551</text:p>
          </table:table-cell>
          <table:table-cell office:value-type="float" office:value="4.419312" calcext:value-type="float">
            <text:p>4.419312</text:p>
          </table:table-cell>
          <table:table-cell office:value-type="float" office:value="5.519623" calcext:value-type="float">
            <text:p>5.519623</text:p>
          </table:table-cell>
          <table:table-cell office:value-type="float" office:value="5.45993" calcext:value-type="float">
            <text:p>5.45993</text:p>
          </table:table-cell>
          <table:table-cell office:value-type="float" office:value="6.407928" calcext:value-type="float">
            <text:p>6.407928</text:p>
          </table:table-cell>
          <table:table-cell office:value-type="float" office:value="6.342712" calcext:value-type="float">
            <text:p>6.342712</text:p>
          </table:table-cell>
          <table:table-cell office:value-type="float" office:value="7.158905" calcext:value-type="float">
            <text:p>7.158905</text:p>
          </table:table-cell>
          <table:table-cell office:value-type="float" office:value="7.093262" calcext:value-type="float">
            <text:p>7.093262</text:p>
          </table:table-cell>
          <table:table-cell office:value-type="float" office:value="7.61087" calcext:value-type="float">
            <text:p>7.61087</text:p>
          </table:table-cell>
          <table:table-cell office:value-type="float" office:value="7.54715" calcext:value-type="float">
            <text:p>7.54715</text:p>
          </table:table-cell>
          <table:table-cell office:value-type="float" office:value="-0.9346008" calcext:value-type="float">
            <text:p>-0.9346008</text:p>
          </table:table-cell>
          <table:table-cell office:value-type="float" office:value="-1.693726" calcext:value-type="float">
            <text:p>-1.6937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022007" calcext:value-type="float">
            <text:p>3022007</text:p>
          </table:table-cell>
          <table:table-cell office:value-type="float" office:value="12.65014" calcext:value-type="float">
            <text:p>12.6501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1.45085" calcext:value-type="float">
            <text:p>-21.45085</text:p>
          </table:table-cell>
          <table:table-cell office:value-type="float" office:value="0.7820684" calcext:value-type="float">
            <text:p>0.7820684</text:p>
          </table:table-cell>
          <table:table-cell office:value-type="float" office:value="0.1012434" calcext:value-type="float">
            <text:p>0.1012434</text:p>
          </table:table-cell>
          <table:table-cell office:value-type="float" office:value="316.5528" calcext:value-type="float">
            <text:p>316.5528</text:p>
          </table:table-cell>
          <table:table-cell office:value-type="float" office:value="0" calcext:value-type="float">
            <text:p>0</text:p>
          </table:table-cell>
          <table:table-cell office:value-type="float" office:value="-0.02667236" calcext:value-type="float">
            <text:p>-0.02667236</text:p>
          </table:table-cell>
          <table:table-cell office:value-type="float" office:value="-0.599884" calcext:value-type="float">
            <text:p>-0.599884</text:p>
          </table:table-cell>
          <table:table-cell office:value-type="float" office:value="0.004547119" calcext:value-type="float">
            <text:p>0.004547119</text:p>
          </table:table-cell>
          <table:table-cell office:value-type="float" office:value="-0.078125" calcext:value-type="float">
            <text:p>-0.078125</text:p>
          </table:table-cell>
          <table:table-cell office:value-type="float" office:value="0.2483826" calcext:value-type="float">
            <text:p>0.2483826</text:p>
          </table:table-cell>
          <table:table-cell office:value-type="float" office:value="0.198822" calcext:value-type="float">
            <text:p>0.198822</text:p>
          </table:table-cell>
          <table:table-cell office:value-type="float" office:value="0.5406799" calcext:value-type="float">
            <text:p>0.5406799</text:p>
          </table:table-cell>
          <table:table-cell office:value-type="float" office:value="0.5136414" calcext:value-type="float">
            <text:p>0.5136414</text:p>
          </table:table-cell>
          <table:table-cell office:value-type="float" office:value="0.7812805" calcext:value-type="float">
            <text:p>0.7812805</text:p>
          </table:table-cell>
          <table:table-cell office:value-type="float" office:value="0.7620239" calcext:value-type="float">
            <text:p>0.7620239</text:p>
          </table:table-cell>
          <table:table-cell office:value-type="float" office:value="1.09436" calcext:value-type="float">
            <text:p>1.09436</text:p>
          </table:table-cell>
          <table:table-cell office:value-type="float" office:value="1.070221" calcext:value-type="float">
            <text:p>1.070221</text:p>
          </table:table-cell>
          <table:table-cell office:value-type="float" office:value="1.455414" calcext:value-type="float">
            <text:p>1.455414</text:p>
          </table:table-cell>
          <table:table-cell office:value-type="float" office:value="1.427155" calcext:value-type="float">
            <text:p>1.427155</text:p>
          </table:table-cell>
          <table:table-cell office:value-type="float" office:value="2.043304" calcext:value-type="float">
            <text:p>2.043304</text:p>
          </table:table-cell>
          <table:table-cell office:value-type="float" office:value="2.011322" calcext:value-type="float">
            <text:p>2.011322</text:p>
          </table:table-cell>
          <table:table-cell office:value-type="float" office:value="3.114532" calcext:value-type="float">
            <text:p>3.114532</text:p>
          </table:table-cell>
          <table:table-cell office:value-type="float" office:value="3.076813" calcext:value-type="float">
            <text:p>3.076813</text:p>
          </table:table-cell>
          <table:table-cell office:value-type="float" office:value="4.418793" calcext:value-type="float">
            <text:p>4.418793</text:p>
          </table:table-cell>
          <table:table-cell office:value-type="float" office:value="4.369141" calcext:value-type="float">
            <text:p>4.369141</text:p>
          </table:table-cell>
          <table:table-cell office:value-type="float" office:value="5.45929" calcext:value-type="float">
            <text:p>5.45929</text:p>
          </table:table-cell>
          <table:table-cell office:value-type="float" office:value="5.401245" calcext:value-type="float">
            <text:p>5.401245</text:p>
          </table:table-cell>
          <table:table-cell office:value-type="float" office:value="6.342041" calcext:value-type="float">
            <text:p>6.342041</text:p>
          </table:table-cell>
          <table:table-cell office:value-type="float" office:value="6.278381" calcext:value-type="float">
            <text:p>6.278381</text:p>
          </table:table-cell>
          <table:table-cell office:value-type="float" office:value="7.09256" calcext:value-type="float">
            <text:p>7.09256</text:p>
          </table:table-cell>
          <table:table-cell office:value-type="float" office:value="7.027496" calcext:value-type="float">
            <text:p>7.027496</text:p>
          </table:table-cell>
          <table:table-cell office:value-type="float" office:value="7.546478" calcext:value-type="float">
            <text:p>7.546478</text:p>
          </table:table-cell>
          <table:table-cell office:value-type="float" office:value="7.483856" calcext:value-type="float">
            <text:p>7.483856</text:p>
          </table:table-cell>
          <table:table-cell office:value-type="float" office:value="-0.06707764" calcext:value-type="float">
            <text:p>-0.06707764</text:p>
          </table:table-cell>
          <table:table-cell office:value-type="float" office:value="-2.128418" calcext:value-type="float">
            <text:p>-2.128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22007" calcext:value-type="float">
            <text:p>4022007</text:p>
          </table:table-cell>
          <table:table-cell office:value-type="float" office:value="9.455064" calcext:value-type="float">
            <text:p>9.455064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5.429086" calcext:value-type="float">
            <text:p>-5.429086</text:p>
          </table:table-cell>
          <table:table-cell office:value-type="float" office:value="0.6664237" calcext:value-type="float">
            <text:p>0.6664237</text:p>
          </table:table-cell>
          <table:table-cell office:value-type="float" office:value="0.3621087" calcext:value-type="float">
            <text:p>0.3621087</text:p>
          </table:table-cell>
          <table:table-cell office:value-type="float" office:value="317.4926" calcext:value-type="float">
            <text:p>317.4926</text:p>
          </table:table-cell>
          <table:table-cell office:value-type="float" office:value="0" calcext:value-type="float">
            <text:p>0</text:p>
          </table:table-cell>
          <table:table-cell office:value-type="float" office:value="-0.02822876" calcext:value-type="float">
            <text:p>-0.02822876</text:p>
          </table:table-cell>
          <table:table-cell office:value-type="float" office:value="-0.1784363" calcext:value-type="float">
            <text:p>-0.1784363</text:p>
          </table:table-cell>
          <table:table-cell office:value-type="float" office:value="0.0050354" calcext:value-type="float">
            <text:p>0.0050354</text:p>
          </table:table-cell>
          <table:table-cell office:value-type="float" office:value="-0.01654053" calcext:value-type="float">
            <text:p>-0.01654053</text:p>
          </table:table-cell>
          <table:table-cell office:value-type="float" office:value="0.2535706" calcext:value-type="float">
            <text:p>0.2535706</text:p>
          </table:table-cell>
          <table:table-cell office:value-type="float" office:value="0.243927" calcext:value-type="float">
            <text:p>0.243927</text:p>
          </table:table-cell>
          <table:table-cell office:value-type="float" office:value="0.5441895" calcext:value-type="float">
            <text:p>0.5441895</text:p>
          </table:table-cell>
          <table:table-cell office:value-type="float" office:value="0.5406799" calcext:value-type="float">
            <text:p>0.5406799</text:p>
          </table:table-cell>
          <table:table-cell office:value-type="float" office:value="0.778595" calcext:value-type="float">
            <text:p>0.778595</text:p>
          </table:table-cell>
          <table:table-cell office:value-type="float" office:value="0.7738647" calcext:value-type="float">
            <text:p>0.7738647</text:p>
          </table:table-cell>
          <table:table-cell office:value-type="float" office:value="1.078827" calcext:value-type="float">
            <text:p>1.078827</text:p>
          </table:table-cell>
          <table:table-cell office:value-type="float" office:value="1.072388" calcext:value-type="float">
            <text:p>1.072388</text:p>
          </table:table-cell>
          <table:table-cell office:value-type="float" office:value="1.428589" calcext:value-type="float">
            <text:p>1.428589</text:p>
          </table:table-cell>
          <table:table-cell office:value-type="float" office:value="1.418396" calcext:value-type="float">
            <text:p>1.418396</text:p>
          </table:table-cell>
          <table:table-cell office:value-type="float" office:value="2.011017" calcext:value-type="float">
            <text:p>2.011017</text:p>
          </table:table-cell>
          <table:table-cell office:value-type="float" office:value="1.987061" calcext:value-type="float">
            <text:p>1.987061</text:p>
          </table:table-cell>
          <table:table-cell office:value-type="float" office:value="3.076416" calcext:value-type="float">
            <text:p>3.076416</text:p>
          </table:table-cell>
          <table:table-cell office:value-type="float" office:value="3.038483" calcext:value-type="float">
            <text:p>3.038483</text:p>
          </table:table-cell>
          <table:table-cell office:value-type="float" office:value="4.368591" calcext:value-type="float">
            <text:p>4.368591</text:p>
          </table:table-cell>
          <table:table-cell office:value-type="float" office:value="4.318787" calcext:value-type="float">
            <text:p>4.318787</text:p>
          </table:table-cell>
          <table:table-cell office:value-type="float" office:value="5.400604" calcext:value-type="float">
            <text:p>5.400604</text:p>
          </table:table-cell>
          <table:table-cell office:value-type="float" office:value="5.343109" calcext:value-type="float">
            <text:p>5.343109</text:p>
          </table:table-cell>
          <table:table-cell office:value-type="float" office:value="6.27771" calcext:value-type="float">
            <text:p>6.27771</text:p>
          </table:table-cell>
          <table:table-cell office:value-type="float" office:value="6.216522" calcext:value-type="float">
            <text:p>6.216522</text:p>
          </table:table-cell>
          <table:table-cell office:value-type="float" office:value="7.026825" calcext:value-type="float">
            <text:p>7.026825</text:p>
          </table:table-cell>
          <table:table-cell office:value-type="float" office:value="6.964935" calcext:value-type="float">
            <text:p>6.964935</text:p>
          </table:table-cell>
          <table:table-cell office:value-type="float" office:value="7.483215" calcext:value-type="float">
            <text:p>7.483215</text:p>
          </table:table-cell>
          <table:table-cell office:value-type="float" office:value="7.421509" calcext:value-type="float">
            <text:p>7.421509</text:p>
          </table:table-cell>
          <table:table-cell office:value-type="float" office:value="-0.0663147" calcext:value-type="float">
            <text:p>-0.0663147</text:p>
          </table:table-cell>
          <table:table-cell office:value-type="float" office:value="-0.5639954" calcext:value-type="float">
            <text:p>-0.56399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022007" calcext:value-type="float">
            <text:p>5022007</text:p>
          </table:table-cell>
          <table:table-cell office:value-type="float" office:value="8.19388" calcext:value-type="float">
            <text:p>8.19388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3.532577" calcext:value-type="float">
            <text:p>-3.532577</text:p>
          </table:table-cell>
          <table:table-cell office:value-type="float" office:value="0.8461978" calcext:value-type="float">
            <text:p>0.8461978</text:p>
          </table:table-cell>
          <table:table-cell office:value-type="float" office:value="0.4168694" calcext:value-type="float">
            <text:p>0.4168694</text:p>
          </table:table-cell>
          <table:table-cell office:value-type="float" office:value="317.0708" calcext:value-type="float">
            <text:p>317.0708</text:p>
          </table:table-cell>
          <table:table-cell office:value-type="float" office:value="0" calcext:value-type="float">
            <text:p>0</text:p>
          </table:table-cell>
          <table:table-cell office:value-type="float" office:value="-0.00970459" calcext:value-type="float">
            <text:p>-0.00970459</text:p>
          </table:table-cell>
          <table:table-cell office:value-type="float" office:value="-0.1610107" calcext:value-type="float">
            <text:p>-0.1610107</text:p>
          </table:table-cell>
          <table:table-cell office:value-type="float" office:value="0.01092529" calcext:value-type="float">
            <text:p>0.01092529</text:p>
          </table:table-cell>
          <table:table-cell office:value-type="float" office:value="-0.01495361" calcext:value-type="float">
            <text:p>-0.01495361</text:p>
          </table:table-cell>
          <table:table-cell office:value-type="float" office:value="0.255249" calcext:value-type="float">
            <text:p>0.255249</text:p>
          </table:table-cell>
          <table:table-cell office:value-type="float" office:value="0.2466736" calcext:value-type="float">
            <text:p>0.2466736</text:p>
          </table:table-cell>
          <table:table-cell office:value-type="float" office:value="0.5446167" calcext:value-type="float">
            <text:p>0.5446167</text:p>
          </table:table-cell>
          <table:table-cell office:value-type="float" office:value="0.5325928" calcext:value-type="float">
            <text:p>0.5325928</text:p>
          </table:table-cell>
          <table:table-cell office:value-type="float" office:value="0.7776184" calcext:value-type="float">
            <text:p>0.7776184</text:p>
          </table:table-cell>
          <table:table-cell office:value-type="float" office:value="0.7616272" calcext:value-type="float">
            <text:p>0.7616272</text:p>
          </table:table-cell>
          <table:table-cell office:value-type="float" office:value="1.073792" calcext:value-type="float">
            <text:p>1.073792</text:p>
          </table:table-cell>
          <table:table-cell office:value-type="float" office:value="1.056519" calcext:value-type="float">
            <text:p>1.056519</text:p>
          </table:table-cell>
          <table:table-cell office:value-type="float" office:value="1.418365" calcext:value-type="float">
            <text:p>1.418365</text:p>
          </table:table-cell>
          <table:table-cell office:value-type="float" office:value="1.39801" calcext:value-type="float">
            <text:p>1.39801</text:p>
          </table:table-cell>
          <table:table-cell office:value-type="float" office:value="1.986816" calcext:value-type="float">
            <text:p>1.986816</text:p>
          </table:table-cell>
          <table:table-cell office:value-type="float" office:value="1.961426" calcext:value-type="float">
            <text:p>1.961426</text:p>
          </table:table-cell>
          <table:table-cell office:value-type="float" office:value="3.038116" calcext:value-type="float">
            <text:p>3.038116</text:p>
          </table:table-cell>
          <table:table-cell office:value-type="float" office:value="3.002594" calcext:value-type="float">
            <text:p>3.002594</text:p>
          </table:table-cell>
          <table:table-cell office:value-type="float" office:value="4.318268" calcext:value-type="float">
            <text:p>4.318268</text:p>
          </table:table-cell>
          <table:table-cell office:value-type="float" office:value="4.27002" calcext:value-type="float">
            <text:p>4.27002</text:p>
          </table:table-cell>
          <table:table-cell office:value-type="float" office:value="5.342499" calcext:value-type="float">
            <text:p>5.342499</text:p>
          </table:table-cell>
          <table:table-cell office:value-type="float" office:value="5.286713" calcext:value-type="float">
            <text:p>5.286713</text:p>
          </table:table-cell>
          <table:table-cell office:value-type="float" office:value="6.215881" calcext:value-type="float">
            <text:p>6.215881</text:p>
          </table:table-cell>
          <table:table-cell office:value-type="float" office:value="6.155304" calcext:value-type="float">
            <text:p>6.155304</text:p>
          </table:table-cell>
          <table:table-cell office:value-type="float" office:value="6.964294" calcext:value-type="float">
            <text:p>6.964294</text:p>
          </table:table-cell>
          <table:table-cell office:value-type="float" office:value="6.900604" calcext:value-type="float">
            <text:p>6.900604</text:p>
          </table:table-cell>
          <table:table-cell office:value-type="float" office:value="7.420868" calcext:value-type="float">
            <text:p>7.420868</text:p>
          </table:table-cell>
          <table:table-cell office:value-type="float" office:value="7.359589" calcext:value-type="float">
            <text:p>7.359589</text:p>
          </table:table-cell>
          <table:table-cell office:value-type="float" office:value="-0.02127075" calcext:value-type="float">
            <text:p>-0.02127075</text:p>
          </table:table-cell>
          <table:table-cell office:value-type="float" office:value="-0.4768372" calcext:value-type="float">
            <text:p>-0.47683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6022007" calcext:value-type="float">
            <text:p>6022007</text:p>
          </table:table-cell>
          <table:table-cell office:value-type="float" office:value="10.88341" calcext:value-type="float">
            <text:p>10.88341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4.057874" calcext:value-type="float">
            <text:p>-4.057874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4010014" calcext:value-type="float">
            <text:p>0.4010014</text:p>
          </table:table-cell>
          <table:table-cell office:value-type="float" office:value="312.4968" calcext:value-type="float">
            <text:p>312.4968</text:p>
          </table:table-cell>
          <table:table-cell office:value-type="float" office:value="0.127" calcext:value-type="float">
            <text:p>0.127</text:p>
          </table:table-cell>
          <table:table-cell office:value-type="float" office:value="0.06234741" calcext:value-type="float">
            <text:p>0.06234741</text:p>
          </table:table-cell>
          <table:table-cell office:value-type="float" office:value="-0.3850098" calcext:value-type="float">
            <text:p>-0.3850098</text:p>
          </table:table-cell>
          <table:table-cell office:value-type="float" office:value="0.0201416" calcext:value-type="float">
            <text:p>0.0201416</text:p>
          </table:table-cell>
          <table:table-cell office:value-type="float" office:value="-0.04544067" calcext:value-type="float">
            <text:p>-0.04544067</text:p>
          </table:table-cell>
          <table:table-cell office:value-type="float" office:value="0.2579041" calcext:value-type="float">
            <text:p>0.2579041</text:p>
          </table:table-cell>
          <table:table-cell office:value-type="float" office:value="0.2339783" calcext:value-type="float">
            <text:p>0.2339783</text:p>
          </table:table-cell>
          <table:table-cell office:value-type="float" office:value="0.5420227" calcext:value-type="float">
            <text:p>0.5420227</text:p>
          </table:table-cell>
          <table:table-cell office:value-type="float" office:value="0.5300903" calcext:value-type="float">
            <text:p>0.5300903</text:p>
          </table:table-cell>
          <table:table-cell office:value-type="float" office:value="0.7710571" calcext:value-type="float">
            <text:p>0.7710571</text:p>
          </table:table-cell>
          <table:table-cell office:value-type="float" office:value="0.7599182" calcext:value-type="float">
            <text:p>0.7599182</text:p>
          </table:table-cell>
          <table:table-cell office:value-type="float" office:value="1.061951" calcext:value-type="float">
            <text:p>1.061951</text:p>
          </table:table-cell>
          <table:table-cell office:value-type="float" office:value="1.049927" calcext:value-type="float">
            <text:p>1.049927</text:p>
          </table:table-cell>
          <table:table-cell office:value-type="float" office:value="1.399506" calcext:value-type="float">
            <text:p>1.399506</text:p>
          </table:table-cell>
          <table:table-cell office:value-type="float" office:value="1.386169" calcext:value-type="float">
            <text:p>1.386169</text:p>
          </table:table-cell>
          <table:table-cell office:value-type="float" office:value="1.961151" calcext:value-type="float">
            <text:p>1.961151</text:p>
          </table:table-cell>
          <table:table-cell office:value-type="float" office:value="1.938965" calcext:value-type="float">
            <text:p>1.938965</text:p>
          </table:table-cell>
          <table:table-cell office:value-type="float" office:value="3.002228" calcext:value-type="float">
            <text:p>3.002228</text:p>
          </table:table-cell>
          <table:table-cell office:value-type="float" office:value="2.966919" calcext:value-type="float">
            <text:p>2.966919</text:p>
          </table:table-cell>
          <table:table-cell office:value-type="float" office:value="4.269531" calcext:value-type="float">
            <text:p>4.269531</text:p>
          </table:table-cell>
          <table:table-cell office:value-type="float" office:value="4.222748" calcext:value-type="float">
            <text:p>4.222748</text:p>
          </table:table-cell>
          <table:table-cell office:value-type="float" office:value="5.286102" calcext:value-type="float">
            <text:p>5.286102</text:p>
          </table:table-cell>
          <table:table-cell office:value-type="float" office:value="5.231384" calcext:value-type="float">
            <text:p>5.231384</text:p>
          </table:table-cell>
          <table:table-cell office:value-type="float" office:value="6.154663" calcext:value-type="float">
            <text:p>6.154663</text:p>
          </table:table-cell>
          <table:table-cell office:value-type="float" office:value="6.094574" calcext:value-type="float">
            <text:p>6.094574</text:p>
          </table:table-cell>
          <table:table-cell office:value-type="float" office:value="6.899933" calcext:value-type="float">
            <text:p>6.899933</text:p>
          </table:table-cell>
          <table:table-cell office:value-type="float" office:value="6.837555" calcext:value-type="float">
            <text:p>6.837555</text:p>
          </table:table-cell>
          <table:table-cell office:value-type="float" office:value="7.358948" calcext:value-type="float">
            <text:p>7.358948</text:p>
          </table:table-cell>
          <table:table-cell office:value-type="float" office:value="7.298218" calcext:value-type="float">
            <text:p>7.298218</text:p>
          </table:table-cell>
          <table:table-cell office:value-type="float" office:value="0.2064209" calcext:value-type="float">
            <text:p>0.2064209</text:p>
          </table:table-cell>
          <table:table-cell office:value-type="float" office:value="-1.102875" calcext:value-type="float">
            <text:p>-1.1028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7022007" calcext:value-type="float">
            <text:p>7022007</text:p>
          </table:table-cell>
          <table:table-cell office:value-type="float" office:value="8.14156" calcext:value-type="float">
            <text:p>8.14156</text:p>
          </table:table-cell>
          <table:table-cell office:value-type="float" office:value="-0.904899" calcext:value-type="float">
            <text:p>-0.904899</text:p>
          </table:table-cell>
          <table:table-cell office:value-type="float" office:value="-4.074553" calcext:value-type="float">
            <text:p>-4.074553</text:p>
          </table:table-cell>
          <table:table-cell office:value-type="float" office:value="0.5050469" calcext:value-type="float">
            <text:p>0.5050469</text:p>
          </table:table-cell>
          <table:table-cell office:value-type="float" office:value="0.4005062" calcext:value-type="float">
            <text:p>0.4005062</text:p>
          </table:table-cell>
          <table:table-cell office:value-type="float" office:value="309.1238" calcext:value-type="float">
            <text:p>309.1238</text:p>
          </table:table-cell>
          <table:table-cell office:value-type="float" office:value="2.6035" calcext:value-type="float">
            <text:p>2.6035</text:p>
          </table:table-cell>
          <table:table-cell office:value-type="float" office:value="-0.009185791" calcext:value-type="float">
            <text:p>-0.009185791</text:p>
          </table:table-cell>
          <table:table-cell office:value-type="float" office:value="-0.4942932" calcext:value-type="float">
            <text:p>-0.4942932</text:p>
          </table:table-cell>
          <table:table-cell office:value-type="float" office:value="0.008514404" calcext:value-type="float">
            <text:p>0.008514404</text:p>
          </table:table-cell>
          <table:table-cell office:value-type="float" office:value="-0.06427002" calcext:value-type="float">
            <text:p>-0.06427002</text:p>
          </table:table-cell>
          <table:table-cell office:value-type="float" office:value="0.2515259" calcext:value-type="float">
            <text:p>0.2515259</text:p>
          </table:table-cell>
          <table:table-cell office:value-type="float" office:value="0.2088013" calcext:value-type="float">
            <text:p>0.2088013</text:p>
          </table:table-cell>
          <table:table-cell office:value-type="float" office:value="0.5304565" calcext:value-type="float">
            <text:p>0.5304565</text:p>
          </table:table-cell>
          <table:table-cell office:value-type="float" office:value="0.507782" calcext:value-type="float">
            <text:p>0.507782</text:p>
          </table:table-cell>
          <table:table-cell office:value-type="float" office:value="0.7611389" calcext:value-type="float">
            <text:p>0.7611389</text:p>
          </table:table-cell>
          <table:table-cell office:value-type="float" office:value="0.7426453" calcext:value-type="float">
            <text:p>0.7426453</text:p>
          </table:table-cell>
          <table:table-cell office:value-type="float" office:value="1.051453" calcext:value-type="float">
            <text:p>1.051453</text:p>
          </table:table-cell>
          <table:table-cell office:value-type="float" office:value="1.037292" calcext:value-type="float">
            <text:p>1.037292</text:p>
          </table:table-cell>
          <table:table-cell office:value-type="float" office:value="1.386414" calcext:value-type="float">
            <text:p>1.386414</text:p>
          </table:table-cell>
          <table:table-cell office:value-type="float" office:value="1.372009" calcext:value-type="float">
            <text:p>1.372009</text:p>
          </table:table-cell>
          <table:table-cell office:value-type="float" office:value="1.938751" calcext:value-type="float">
            <text:p>1.938751</text:p>
          </table:table-cell>
          <table:table-cell office:value-type="float" office:value="1.91861" calcext:value-type="float">
            <text:p>1.91861</text:p>
          </table:table-cell>
          <table:table-cell office:value-type="float" office:value="2.966553" calcext:value-type="float">
            <text:p>2.966553</text:p>
          </table:table-cell>
          <table:table-cell office:value-type="float" office:value="2.932251" calcext:value-type="float">
            <text:p>2.932251</text:p>
          </table:table-cell>
          <table:table-cell office:value-type="float" office:value="4.222229" calcext:value-type="float">
            <text:p>4.222229</text:p>
          </table:table-cell>
          <table:table-cell office:value-type="float" office:value="4.176331" calcext:value-type="float">
            <text:p>4.176331</text:p>
          </table:table-cell>
          <table:table-cell office:value-type="float" office:value="5.230835" calcext:value-type="float">
            <text:p>5.230835</text:p>
          </table:table-cell>
          <table:table-cell office:value-type="float" office:value="5.176819" calcext:value-type="float">
            <text:p>5.176819</text:p>
          </table:table-cell>
          <table:table-cell office:value-type="float" office:value="6.093903" calcext:value-type="float">
            <text:p>6.093903</text:p>
          </table:table-cell>
          <table:table-cell office:value-type="float" office:value="6.03479" calcext:value-type="float">
            <text:p>6.03479</text:p>
          </table:table-cell>
          <table:table-cell office:value-type="float" office:value="6.836914" calcext:value-type="float">
            <text:p>6.836914</text:p>
          </table:table-cell>
          <table:table-cell office:value-type="float" office:value="6.775787" calcext:value-type="float">
            <text:p>6.775787</text:p>
          </table:table-cell>
          <table:table-cell office:value-type="float" office:value="7.297577" calcext:value-type="float">
            <text:p>7.297577</text:p>
          </table:table-cell>
          <table:table-cell office:value-type="float" office:value="7.237915" calcext:value-type="float">
            <text:p>7.237915</text:p>
          </table:table-cell>
          <table:table-cell office:value-type="float" office:value="0.1218567" calcext:value-type="float">
            <text:p>0.1218567</text:p>
          </table:table-cell>
          <table:table-cell office:value-type="float" office:value="-1.430176" calcext:value-type="float">
            <text:p>-1.4301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8022007" calcext:value-type="float">
            <text:p>8022007</text:p>
          </table:table-cell>
          <table:table-cell office:value-type="float" office:value="4.095511" calcext:value-type="float">
            <text:p>4.095511</text:p>
          </table:table-cell>
          <table:table-cell office:value-type="float" office:value="-2.571566" calcext:value-type="float">
            <text:p>-2.571566</text:p>
          </table:table-cell>
          <table:table-cell office:value-type="float" office:value="-9.477206" calcext:value-type="float">
            <text:p>-9.477206</text:p>
          </table:table-cell>
          <table:table-cell office:value-type="float" office:value="0.4473677" calcext:value-type="float">
            <text:p>0.4473677</text:p>
          </table:table-cell>
          <table:table-cell office:value-type="float" office:value="0.2416362" calcext:value-type="float">
            <text:p>0.2416362</text:p>
          </table:table-cell>
          <table:table-cell office:value-type="float" office:value="306.4279" calcext:value-type="float">
            <text:p>306.4279</text:p>
          </table:table-cell>
          <table:table-cell office:value-type="float" office:value="6.6675" calcext:value-type="float">
            <text:p>6.6675</text:p>
          </table:table-cell>
          <table:table-cell office:value-type="float" office:value="-0.2826843" calcext:value-type="float">
            <text:p>-0.2826843</text:p>
          </table:table-cell>
          <table:table-cell office:value-type="float" office:value="-0.4442139" calcext:value-type="float">
            <text:p>-0.4442139</text:p>
          </table:table-cell>
          <table:table-cell office:value-type="float" office:value="-0.0317688" calcext:value-type="float">
            <text:p>-0.0317688</text:p>
          </table:table-cell>
          <table:table-cell office:value-type="float" office:value="-0.05929565" calcext:value-type="float">
            <text:p>-0.05929565</text:p>
          </table:table-cell>
          <table:table-cell office:value-type="float" office:value="0.222168" calcext:value-type="float">
            <text:p>0.222168</text:p>
          </table:table-cell>
          <table:table-cell office:value-type="float" office:value="0.2104797" calcext:value-type="float">
            <text:p>0.2104797</text:p>
          </table:table-cell>
          <table:table-cell office:value-type="float" office:value="0.5104065" calcext:value-type="float">
            <text:p>0.5104065</text:p>
          </table:table-cell>
          <table:table-cell office:value-type="float" office:value="0.5039368" calcext:value-type="float">
            <text:p>0.5039368</text:p>
          </table:table-cell>
          <table:table-cell office:value-type="float" office:value="0.7435608" calcext:value-type="float">
            <text:p>0.7435608</text:p>
          </table:table-cell>
          <table:table-cell office:value-type="float" office:value="0.7310486" calcext:value-type="float">
            <text:p>0.7310486</text:p>
          </table:table-cell>
          <table:table-cell office:value-type="float" office:value="1.036926" calcext:value-type="float">
            <text:p>1.036926</text:p>
          </table:table-cell>
          <table:table-cell office:value-type="float" office:value="1.019409" calcext:value-type="float">
            <text:p>1.019409</text:p>
          </table:table-cell>
          <table:table-cell office:value-type="float" office:value="1.371857" calcext:value-type="float">
            <text:p>1.371857</text:p>
          </table:table-cell>
          <table:table-cell office:value-type="float" office:value="1.352936" calcext:value-type="float">
            <text:p>1.352936</text:p>
          </table:table-cell>
          <table:table-cell office:value-type="float" office:value="1.918396" calcext:value-type="float">
            <text:p>1.918396</text:p>
          </table:table-cell>
          <table:table-cell office:value-type="float" office:value="1.896851" calcext:value-type="float">
            <text:p>1.896851</text:p>
          </table:table-cell>
          <table:table-cell office:value-type="float" office:value="2.931915" calcext:value-type="float">
            <text:p>2.931915</text:p>
          </table:table-cell>
          <table:table-cell office:value-type="float" office:value="2.899872" calcext:value-type="float">
            <text:p>2.899872</text:p>
          </table:table-cell>
          <table:table-cell office:value-type="float" office:value="4.175842" calcext:value-type="float">
            <text:p>4.175842</text:p>
          </table:table-cell>
          <table:table-cell office:value-type="float" office:value="4.130768" calcext:value-type="float">
            <text:p>4.130768</text:p>
          </table:table-cell>
          <table:table-cell office:value-type="float" office:value="5.17627" calcext:value-type="float">
            <text:p>5.17627</text:p>
          </table:table-cell>
          <table:table-cell office:value-type="float" office:value="5.123444" calcext:value-type="float">
            <text:p>5.123444</text:p>
          </table:table-cell>
          <table:table-cell office:value-type="float" office:value="6.03421" calcext:value-type="float">
            <text:p>6.03421</text:p>
          </table:table-cell>
          <table:table-cell office:value-type="float" office:value="5.975769" calcext:value-type="float">
            <text:p>5.975769</text:p>
          </table:table-cell>
          <table:table-cell office:value-type="float" office:value="6.775146" calcext:value-type="float">
            <text:p>6.775146</text:p>
          </table:table-cell>
          <table:table-cell office:value-type="float" office:value="6.714966" calcext:value-type="float">
            <text:p>6.714966</text:p>
          </table:table-cell>
          <table:table-cell office:value-type="float" office:value="7.237274" calcext:value-type="float">
            <text:p>7.237274</text:p>
          </table:table-cell>
          <table:table-cell office:value-type="float" office:value="7.178497" calcext:value-type="float">
            <text:p>7.178497</text:p>
          </table:table-cell>
          <table:table-cell office:value-type="float" office:value="-0.8357544" calcext:value-type="float">
            <text:p>-0.8357544</text:p>
          </table:table-cell>
          <table:table-cell office:value-type="float" office:value="-1.419556" calcext:value-type="float">
            <text:p>-1.4195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9022007" calcext:value-type="float">
            <text:p>9022007</text:p>
          </table:table-cell>
          <table:table-cell office:value-type="float" office:value="8.9027" calcext:value-type="float">
            <text:p>8.9027</text:p>
          </table:table-cell>
          <table:table-cell office:value-type="float" office:value="-10.9049" calcext:value-type="float">
            <text:p>-10.9049</text:p>
          </table:table-cell>
          <table:table-cell office:value-type="float" office:value="-17.31814" calcext:value-type="float">
            <text:p>-17.31814</text:p>
          </table:table-cell>
          <table:table-cell office:value-type="float" office:value="0.2383875" calcext:value-type="float">
            <text:p>0.2383875</text:p>
          </table:table-cell>
          <table:table-cell office:value-type="float" office:value="0.1428123" calcext:value-type="float">
            <text:p>0.1428123</text:p>
          </table:table-cell>
          <table:table-cell office:value-type="float" office:value="303.8503" calcext:value-type="float">
            <text:p>303.8503</text:p>
          </table:table-cell>
          <table:table-cell office:value-type="float" office:value="0" calcext:value-type="float">
            <text:p>0</text:p>
          </table:table-cell>
          <table:table-cell office:value-type="float" office:value="-0.375824" calcext:value-type="float">
            <text:p>-0.375824</text:p>
          </table:table-cell>
          <table:table-cell office:value-type="float" office:value="-0.6733398" calcext:value-type="float">
            <text:p>-0.6733398</text:p>
          </table:table-cell>
          <table:table-cell office:value-type="float" office:value="-0.04400635" calcext:value-type="float">
            <text:p>-0.04400635</text:p>
          </table:table-cell>
          <table:table-cell office:value-type="float" office:value="-0.0892334" calcext:value-type="float">
            <text:p>-0.0892334</text:p>
          </table:table-cell>
          <table:table-cell office:value-type="float" office:value="0.216095" calcext:value-type="float">
            <text:p>0.216095</text:p>
          </table:table-cell>
          <table:table-cell office:value-type="float" office:value="0.1763916" calcext:value-type="float">
            <text:p>0.1763916</text:p>
          </table:table-cell>
          <table:table-cell office:value-type="float" office:value="0.5036011" calcext:value-type="float">
            <text:p>0.5036011</text:p>
          </table:table-cell>
          <table:table-cell office:value-type="float" office:value="0.4702759" calcext:value-type="float">
            <text:p>0.4702759</text:p>
          </table:table-cell>
          <table:table-cell office:value-type="float" office:value="0.730896" calcext:value-type="float">
            <text:p>0.730896</text:p>
          </table:table-cell>
          <table:table-cell office:value-type="float" office:value="0.7012939" calcext:value-type="float">
            <text:p>0.7012939</text:p>
          </table:table-cell>
          <table:table-cell office:value-type="float" office:value="1.019257" calcext:value-type="float">
            <text:p>1.019257</text:p>
          </table:table-cell>
          <table:table-cell office:value-type="float" office:value="0.993866" calcext:value-type="float">
            <text:p>0.993866</text:p>
          </table:table-cell>
          <table:table-cell office:value-type="float" office:value="1.352783" calcext:value-type="float">
            <text:p>1.352783</text:p>
          </table:table-cell>
          <table:table-cell office:value-type="float" office:value="1.329224" calcext:value-type="float">
            <text:p>1.329224</text:p>
          </table:table-cell>
          <table:table-cell office:value-type="float" office:value="1.896637" calcext:value-type="float">
            <text:p>1.896637</text:p>
          </table:table-cell>
          <table:table-cell office:value-type="float" office:value="1.873383" calcext:value-type="float">
            <text:p>1.873383</text:p>
          </table:table-cell>
          <table:table-cell office:value-type="float" office:value="2.899536" calcext:value-type="float">
            <text:p>2.899536</text:p>
          </table:table-cell>
          <table:table-cell office:value-type="float" office:value="2.867737" calcext:value-type="float">
            <text:p>2.867737</text:p>
          </table:table-cell>
          <table:table-cell office:value-type="float" office:value="4.13031" calcext:value-type="float">
            <text:p>4.13031</text:p>
          </table:table-cell>
          <table:table-cell office:value-type="float" office:value="4.086639" calcext:value-type="float">
            <text:p>4.086639</text:p>
          </table:table-cell>
          <table:table-cell office:value-type="float" office:value="5.122894" calcext:value-type="float">
            <text:p>5.122894</text:p>
          </table:table-cell>
          <table:table-cell office:value-type="float" office:value="5.071045" calcext:value-type="float">
            <text:p>5.071045</text:p>
          </table:table-cell>
          <table:table-cell office:value-type="float" office:value="5.975159" calcext:value-type="float">
            <text:p>5.975159</text:p>
          </table:table-cell>
          <table:table-cell office:value-type="float" office:value="5.917755" calcext:value-type="float">
            <text:p>5.917755</text:p>
          </table:table-cell>
          <table:table-cell office:value-type="float" office:value="6.714386" calcext:value-type="float">
            <text:p>6.714386</text:p>
          </table:table-cell>
          <table:table-cell office:value-type="float" office:value="6.65506" calcext:value-type="float">
            <text:p>6.65506</text:p>
          </table:table-cell>
          <table:table-cell office:value-type="float" office:value="7.177887" calcext:value-type="float">
            <text:p>7.177887</text:p>
          </table:table-cell>
          <table:table-cell office:value-type="float" office:value="7.120117" calcext:value-type="float">
            <text:p>7.120117</text:p>
          </table:table-cell>
          <table:table-cell office:value-type="float" office:value="-1.241699" calcext:value-type="float">
            <text:p>-1.241699</text:p>
          </table:table-cell>
          <table:table-cell office:value-type="float" office:value="-2.295898" calcext:value-type="float">
            <text:p>-2.295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0022007" calcext:value-type="float">
            <text:p>10022007</text:p>
          </table:table-cell>
          <table:table-cell office:value-type="float" office:value="11.79159" calcext:value-type="float">
            <text:p>11.79159</text:p>
          </table:table-cell>
          <table:table-cell office:value-type="float" office:value="-9.793788" calcext:value-type="float">
            <text:p>-9.793788</text:p>
          </table:table-cell>
          <table:table-cell office:value-type="float" office:value="-21.03397" calcext:value-type="float">
            <text:p>-21.03397</text:p>
          </table:table-cell>
          <table:table-cell office:value-type="float" office:value="0.2598568" calcext:value-type="float">
            <text:p>0.2598568</text:p>
          </table:table-cell>
          <table:table-cell office:value-type="float" office:value="0.104872" calcext:value-type="float">
            <text:p>0.104872</text:p>
          </table:table-cell>
          <table:table-cell office:value-type="float" office:value="309.3477" calcext:value-type="float">
            <text:p>309.3477</text:p>
          </table:table-cell>
          <table:table-cell office:value-type="float" office:value="0" calcext:value-type="float">
            <text:p>0</text:p>
          </table:table-cell>
          <table:table-cell office:value-type="float" office:value="-0.628418" calcext:value-type="float">
            <text:p>-0.628418</text:p>
          </table:table-cell>
          <table:table-cell office:value-type="float" office:value="-0.9025879" calcext:value-type="float">
            <text:p>-0.9025879</text:p>
          </table:table-cell>
          <table:table-cell office:value-type="float" office:value="-0.08737183" calcext:value-type="float">
            <text:p>-0.08737183</text:p>
          </table:table-cell>
          <table:table-cell office:value-type="float" office:value="-0.1258545" calcext:value-type="float">
            <text:p>-0.1258545</text:p>
          </table:table-cell>
          <table:table-cell office:value-type="float" office:value="0.1755676" calcext:value-type="float">
            <text:p>0.1755676</text:p>
          </table:table-cell>
          <table:table-cell office:value-type="float" office:value="0.1420288" calcext:value-type="float">
            <text:p>0.1420288</text:p>
          </table:table-cell>
          <table:table-cell office:value-type="float" office:value="0.469696" calcext:value-type="float">
            <text:p>0.469696</text:p>
          </table:table-cell>
          <table:table-cell office:value-type="float" office:value="0.4398499" calcext:value-type="float">
            <text:p>0.4398499</text:p>
          </table:table-cell>
          <table:table-cell office:value-type="float" office:value="0.7008667" calcext:value-type="float">
            <text:p>0.7008667</text:p>
          </table:table-cell>
          <table:table-cell office:value-type="float" office:value="0.6727295" calcext:value-type="float">
            <text:p>0.6727295</text:p>
          </table:table-cell>
          <table:table-cell office:value-type="float" office:value="0.9935608" calcext:value-type="float">
            <text:p>0.9935608</text:p>
          </table:table-cell>
          <table:table-cell office:value-type="float" office:value="0.9634705" calcext:value-type="float">
            <text:p>0.9634705</text:p>
          </table:table-cell>
          <table:table-cell office:value-type="float" office:value="1.328979" calcext:value-type="float">
            <text:p>1.328979</text:p>
          </table:table-cell>
          <table:table-cell office:value-type="float" office:value="1.298889" calcext:value-type="float">
            <text:p>1.298889</text:p>
          </table:table-cell>
          <table:table-cell office:value-type="float" office:value="1.873108" calcext:value-type="float">
            <text:p>1.873108</text:p>
          </table:table-cell>
          <table:table-cell office:value-type="float" office:value="1.844238" calcext:value-type="float">
            <text:p>1.844238</text:p>
          </table:table-cell>
          <table:table-cell office:value-type="float" office:value="2.867401" calcext:value-type="float">
            <text:p>2.867401</text:p>
          </table:table-cell>
          <table:table-cell office:value-type="float" office:value="2.834808" calcext:value-type="float">
            <text:p>2.834808</text:p>
          </table:table-cell>
          <table:table-cell office:value-type="float" office:value="4.086151" calcext:value-type="float">
            <text:p>4.086151</text:p>
          </table:table-cell>
          <table:table-cell office:value-type="float" office:value="4.043121" calcext:value-type="float">
            <text:p>4.043121</text:p>
          </table:table-cell>
          <table:table-cell office:value-type="float" office:value="5.070496" calcext:value-type="float">
            <text:p>5.070496</text:p>
          </table:table-cell>
          <table:table-cell office:value-type="float" office:value="5.019836" calcext:value-type="float">
            <text:p>5.019836</text:p>
          </table:table-cell>
          <table:table-cell office:value-type="float" office:value="5.917175" calcext:value-type="float">
            <text:p>5.917175</text:p>
          </table:table-cell>
          <table:table-cell office:value-type="float" office:value="5.863953" calcext:value-type="float">
            <text:p>5.863953</text:p>
          </table:table-cell>
          <table:table-cell office:value-type="float" office:value="6.654419" calcext:value-type="float">
            <text:p>6.654419</text:p>
          </table:table-cell>
          <table:table-cell office:value-type="float" office:value="6.600342" calcext:value-type="float">
            <text:p>6.600342</text:p>
          </table:table-cell>
          <table:table-cell office:value-type="float" office:value="7.119507" calcext:value-type="float">
            <text:p>7.119507</text:p>
          </table:table-cell>
          <table:table-cell office:value-type="float" office:value="7.062439" calcext:value-type="float">
            <text:p>7.062439</text:p>
          </table:table-cell>
          <table:table-cell office:value-type="float" office:value="-1.852539" calcext:value-type="float">
            <text:p>-1.852539</text:p>
          </table:table-cell>
          <table:table-cell office:value-type="float" office:value="-3.032745" calcext:value-type="float">
            <text:p>-3.0327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1022007" calcext:value-type="float">
            <text:p>11022007</text:p>
          </table:table-cell>
          <table:table-cell office:value-type="float" office:value="12.66563" calcext:value-type="float">
            <text:p>12.66563</text:p>
          </table:table-cell>
          <table:table-cell office:value-type="float" office:value="-2.01601" calcext:value-type="float">
            <text:p>-2.01601</text:p>
          </table:table-cell>
          <table:table-cell office:value-type="float" office:value="-19.00506" calcext:value-type="float">
            <text:p>-19.00506</text:p>
          </table:table-cell>
          <table:table-cell office:value-type="float" office:value="0.4658989" calcext:value-type="float">
            <text:p>0.4658989</text:p>
          </table:table-cell>
          <table:table-cell office:value-type="float" office:value="0.1242713" calcext:value-type="float">
            <text:p>0.1242713</text:p>
          </table:table-cell>
          <table:table-cell office:value-type="float" office:value="309.6134" calcext:value-type="float">
            <text:p>309.6134</text:p>
          </table:table-cell>
          <table:table-cell office:value-type="float" office:value="0" calcext:value-type="float">
            <text:p>0</text:p>
          </table:table-cell>
          <table:table-cell office:value-type="float" office:value="-0.4374084" calcext:value-type="float">
            <text:p>-0.4374084</text:p>
          </table:table-cell>
          <table:table-cell office:value-type="float" office:value="-0.9132385" calcext:value-type="float">
            <text:p>-0.9132385</text:p>
          </table:table-cell>
          <table:table-cell office:value-type="float" office:value="-0.0640564" calcext:value-type="float">
            <text:p>-0.0640564</text:p>
          </table:table-cell>
          <table:table-cell office:value-type="float" office:value="-0.1315613" calcext:value-type="float">
            <text:p>-0.1315613</text:p>
          </table:table-cell>
          <table:table-cell office:value-type="float" office:value="0.1709595" calcext:value-type="float">
            <text:p>0.1709595</text:p>
          </table:table-cell>
          <table:table-cell office:value-type="float" office:value="0.1280212" calcext:value-type="float">
            <text:p>0.1280212</text:p>
          </table:table-cell>
          <table:table-cell office:value-type="float" office:value="0.4465942" calcext:value-type="float">
            <text:p>0.4465942</text:p>
          </table:table-cell>
          <table:table-cell office:value-type="float" office:value="0.4223022" calcext:value-type="float">
            <text:p>0.4223022</text:p>
          </table:table-cell>
          <table:table-cell office:value-type="float" office:value="0.6724243" calcext:value-type="float">
            <text:p>0.6724243</text:p>
          </table:table-cell>
          <table:table-cell office:value-type="float" office:value="0.6539917" calcext:value-type="float">
            <text:p>0.6539917</text:p>
          </table:table-cell>
          <table:table-cell office:value-type="float" office:value="0.9632874" calcext:value-type="float">
            <text:p>0.9632874</text:p>
          </table:table-cell>
          <table:table-cell office:value-type="float" office:value="0.9455261" calcext:value-type="float">
            <text:p>0.9455261</text:p>
          </table:table-cell>
          <table:table-cell office:value-type="float" office:value="1.298676" calcext:value-type="float">
            <text:p>1.298676</text:p>
          </table:table-cell>
          <table:table-cell office:value-type="float" office:value="1.277802" calcext:value-type="float">
            <text:p>1.277802</text:p>
          </table:table-cell>
          <table:table-cell office:value-type="float" office:value="1.843964" calcext:value-type="float">
            <text:p>1.843964</text:p>
          </table:table-cell>
          <table:table-cell office:value-type="float" office:value="1.815887" calcext:value-type="float">
            <text:p>1.815887</text:p>
          </table:table-cell>
          <table:table-cell office:value-type="float" office:value="2.834473" calcext:value-type="float">
            <text:p>2.834473</text:p>
          </table:table-cell>
          <table:table-cell office:value-type="float" office:value="2.800537" calcext:value-type="float">
            <text:p>2.800537</text:p>
          </table:table-cell>
          <table:table-cell office:value-type="float" office:value="4.042664" calcext:value-type="float">
            <text:p>4.042664</text:p>
          </table:table-cell>
          <table:table-cell office:value-type="float" office:value="3.999786" calcext:value-type="float">
            <text:p>3.999786</text:p>
          </table:table-cell>
          <table:table-cell office:value-type="float" office:value="5.019318" calcext:value-type="float">
            <text:p>5.019318</text:p>
          </table:table-cell>
          <table:table-cell office:value-type="float" office:value="4.970551" calcext:value-type="float">
            <text:p>4.970551</text:p>
          </table:table-cell>
          <table:table-cell office:value-type="float" office:value="5.863373" calcext:value-type="float">
            <text:p>5.863373</text:p>
          </table:table-cell>
          <table:table-cell office:value-type="float" office:value="5.809937" calcext:value-type="float">
            <text:p>5.809937</text:p>
          </table:table-cell>
          <table:table-cell office:value-type="float" office:value="6.599701" calcext:value-type="float">
            <text:p>6.599701</text:p>
          </table:table-cell>
          <table:table-cell office:value-type="float" office:value="6.540253" calcext:value-type="float">
            <text:p>6.540253</text:p>
          </table:table-cell>
          <table:table-cell office:value-type="float" office:value="7.061829" calcext:value-type="float">
            <text:p>7.061829</text:p>
          </table:table-cell>
          <table:table-cell office:value-type="float" office:value="7.004669" calcext:value-type="float">
            <text:p>7.004669</text:p>
          </table:table-cell>
          <table:table-cell office:value-type="float" office:value="-1.127228" calcext:value-type="float">
            <text:p>-1.127228</text:p>
          </table:table-cell>
          <table:table-cell office:value-type="float" office:value="-2.981842" calcext:value-type="float">
            <text:p>-2.981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2022007" calcext:value-type="float">
            <text:p>12022007</text:p>
          </table:table-cell>
          <table:table-cell office:value-type="float" office:value="9.203136" calcext:value-type="float">
            <text:p>9.203136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9.30752" calcext:value-type="float">
            <text:p>-9.30752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697893" calcext:value-type="float">
            <text:p>0.2697893</text:p>
          </table:table-cell>
          <table:table-cell office:value-type="float" office:value="314.8142" calcext:value-type="float">
            <text:p>314.8142</text:p>
          </table:table-cell>
          <table:table-cell office:value-type="float" office:value="0.508" calcext:value-type="float">
            <text:p>0.508</text:p>
          </table:table-cell>
          <table:table-cell office:value-type="float" office:value="-0.1632996" calcext:value-type="float">
            <text:p>-0.1632996</text:p>
          </table:table-cell>
          <table:table-cell office:value-type="float" office:value="-0.5864258" calcext:value-type="float">
            <text:p>-0.5864258</text:p>
          </table:table-cell>
          <table:table-cell office:value-type="float" office:value="-0.0206604" calcext:value-type="float">
            <text:p>-0.0206604</text:p>
          </table:table-cell>
          <table:table-cell office:value-type="float" office:value="-0.08544922" calcext:value-type="float">
            <text:p>-0.08544922</text:p>
          </table:table-cell>
          <table:table-cell office:value-type="float" office:value="0.2039185" calcext:value-type="float">
            <text:p>0.2039185</text:p>
          </table:table-cell>
          <table:table-cell office:value-type="float" office:value="0.1575928" calcext:value-type="float">
            <text:p>0.1575928</text:p>
          </table:table-cell>
          <table:table-cell office:value-type="float" office:value="0.4675598" calcext:value-type="float">
            <text:p>0.4675598</text:p>
          </table:table-cell>
          <table:table-cell office:value-type="float" office:value="0.438446" calcext:value-type="float">
            <text:p>0.438446</text:p>
          </table:table-cell>
          <table:table-cell office:value-type="float" office:value="0.6795654" calcext:value-type="float">
            <text:p>0.6795654</text:p>
          </table:table-cell>
          <table:table-cell office:value-type="float" office:value="0.6612549" calcext:value-type="float">
            <text:p>0.6612549</text:p>
          </table:table-cell>
          <table:table-cell office:value-type="float" office:value="0.9506531" calcext:value-type="float">
            <text:p>0.9506531</text:p>
          </table:table-cell>
          <table:table-cell office:value-type="float" office:value="0.9436035" calcext:value-type="float">
            <text:p>0.9436035</text:p>
          </table:table-cell>
          <table:table-cell office:value-type="float" office:value="1.27774" calcext:value-type="float">
            <text:p>1.27774</text:p>
          </table:table-cell>
          <table:table-cell office:value-type="float" office:value="1.269165" calcext:value-type="float">
            <text:p>1.269165</text:p>
          </table:table-cell>
          <table:table-cell office:value-type="float" office:value="1.815643" calcext:value-type="float">
            <text:p>1.815643</text:p>
          </table:table-cell>
          <table:table-cell office:value-type="float" office:value="1.794952" calcext:value-type="float">
            <text:p>1.794952</text:p>
          </table:table-cell>
          <table:table-cell office:value-type="float" office:value="2.800171" calcext:value-type="float">
            <text:p>2.800171</text:p>
          </table:table-cell>
          <table:table-cell office:value-type="float" office:value="2.767487" calcext:value-type="float">
            <text:p>2.767487</text:p>
          </table:table-cell>
          <table:table-cell office:value-type="float" office:value="3.999359" calcext:value-type="float">
            <text:p>3.999359</text:p>
          </table:table-cell>
          <table:table-cell office:value-type="float" office:value="3.957123" calcext:value-type="float">
            <text:p>3.957123</text:p>
          </table:table-cell>
          <table:table-cell office:value-type="float" office:value="4.970032" calcext:value-type="float">
            <text:p>4.970032</text:p>
          </table:table-cell>
          <table:table-cell office:value-type="float" office:value="4.921356" calcext:value-type="float">
            <text:p>4.921356</text:p>
          </table:table-cell>
          <table:table-cell office:value-type="float" office:value="5.809357" calcext:value-type="float">
            <text:p>5.809357</text:p>
          </table:table-cell>
          <table:table-cell office:value-type="float" office:value="5.755188" calcext:value-type="float">
            <text:p>5.755188</text:p>
          </table:table-cell>
          <table:table-cell office:value-type="float" office:value="6.539642" calcext:value-type="float">
            <text:p>6.539642</text:p>
          </table:table-cell>
          <table:table-cell office:value-type="float" office:value="6.482513" calcext:value-type="float">
            <text:p>6.482513</text:p>
          </table:table-cell>
          <table:table-cell office:value-type="float" office:value="7.004089" calcext:value-type="float">
            <text:p>7.004089</text:p>
          </table:table-cell>
          <table:table-cell office:value-type="float" office:value="6.948059" calcext:value-type="float">
            <text:p>6.948059</text:p>
          </table:table-cell>
          <table:table-cell office:value-type="float" office:value="-0.3543701" calcext:value-type="float">
            <text:p>-0.3543701</text:p>
          </table:table-cell>
          <table:table-cell office:value-type="float" office:value="-1.86911" calcext:value-type="float">
            <text:p>-1.869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3022007" calcext:value-type="float">
            <text:p>13022007</text:p>
          </table:table-cell>
          <table:table-cell office:value-type="float" office:value="7.37609" calcext:value-type="float">
            <text:p>7.37609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7.067302" calcext:value-type="float">
            <text:p>-7.067302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850642" calcext:value-type="float">
            <text:p>0.2850642</text:p>
          </table:table-cell>
          <table:table-cell office:value-type="float" office:value="316.5381" calcext:value-type="float">
            <text:p>316.5381</text:p>
          </table:table-cell>
          <table:table-cell office:value-type="float" office:value="1.524" calcext:value-type="float">
            <text:p>1.524</text:p>
          </table:table-cell>
          <table:table-cell office:value-type="float" office:value="-0.08557129" calcext:value-type="float">
            <text:p>-0.08557129</text:p>
          </table:table-cell>
          <table:table-cell office:value-type="float" office:value="-0.2487183" calcext:value-type="float">
            <text:p>-0.2487183</text:p>
          </table:table-cell>
          <table:table-cell office:value-type="float" office:value="-0.007781982" calcext:value-type="float">
            <text:p>-0.007781982</text:p>
          </table:table-cell>
          <table:table-cell office:value-type="float" office:value="-0.03207397" calcext:value-type="float">
            <text:p>-0.03207397</text:p>
          </table:table-cell>
          <table:table-cell office:value-type="float" office:value="0.2171021" calcext:value-type="float">
            <text:p>0.2171021</text:p>
          </table:table-cell>
          <table:table-cell office:value-type="float" office:value="0.1996155" calcext:value-type="float">
            <text:p>0.1996155</text:p>
          </table:table-cell>
          <table:table-cell office:value-type="float" office:value="0.479126" calcext:value-type="float">
            <text:p>0.479126</text:p>
          </table:table-cell>
          <table:table-cell office:value-type="float" office:value="0.4678955" calcext:value-type="float">
            <text:p>0.4678955</text:p>
          </table:table-cell>
          <table:table-cell office:value-type="float" office:value="0.6884766" calcext:value-type="float">
            <text:p>0.6884766</text:p>
          </table:table-cell>
          <table:table-cell office:value-type="float" office:value="0.6798096" calcext:value-type="float">
            <text:p>0.6798096</text:p>
          </table:table-cell>
          <table:table-cell office:value-type="float" office:value="0.9556885" calcext:value-type="float">
            <text:p>0.9556885</text:p>
          </table:table-cell>
          <table:table-cell office:value-type="float" office:value="0.9508362" calcext:value-type="float">
            <text:p>0.9508362</text:p>
          </table:table-cell>
          <table:table-cell office:value-type="float" office:value="1.270874" calcext:value-type="float">
            <text:p>1.270874</text:p>
          </table:table-cell>
          <table:table-cell office:value-type="float" office:value="1.268158" calcext:value-type="float">
            <text:p>1.268158</text:p>
          </table:table-cell>
          <table:table-cell office:value-type="float" office:value="1.7948" calcext:value-type="float">
            <text:p>1.7948</text:p>
          </table:table-cell>
          <table:table-cell office:value-type="float" office:value="1.781921" calcext:value-type="float">
            <text:p>1.781921</text:p>
          </table:table-cell>
          <table:table-cell office:value-type="float" office:value="2.767151" calcext:value-type="float">
            <text:p>2.767151</text:p>
          </table:table-cell>
          <table:table-cell office:value-type="float" office:value="2.738129" calcext:value-type="float">
            <text:p>2.738129</text:p>
          </table:table-cell>
          <table:table-cell office:value-type="float" office:value="3.956696" calcext:value-type="float">
            <text:p>3.956696</text:p>
          </table:table-cell>
          <table:table-cell office:value-type="float" office:value="3.915894" calcext:value-type="float">
            <text:p>3.915894</text:p>
          </table:table-cell>
          <table:table-cell office:value-type="float" office:value="4.920868" calcext:value-type="float">
            <text:p>4.920868</text:p>
          </table:table-cell>
          <table:table-cell office:value-type="float" office:value="4.872498" calcext:value-type="float">
            <text:p>4.872498</text:p>
          </table:table-cell>
          <table:table-cell office:value-type="float" office:value="5.754639" calcext:value-type="float">
            <text:p>5.754639</text:p>
          </table:table-cell>
          <table:table-cell office:value-type="float" office:value="5.700714" calcext:value-type="float">
            <text:p>5.700714</text:p>
          </table:table-cell>
          <table:table-cell office:value-type="float" office:value="6.481903" calcext:value-type="float">
            <text:p>6.481903</text:p>
          </table:table-cell>
          <table:table-cell office:value-type="float" office:value="6.426422" calcext:value-type="float">
            <text:p>6.426422</text:p>
          </table:table-cell>
          <table:table-cell office:value-type="float" office:value="6.947479" calcext:value-type="float">
            <text:p>6.947479</text:p>
          </table:table-cell>
          <table:table-cell office:value-type="float" office:value="6.893555" calcext:value-type="float">
            <text:p>6.893555</text:p>
          </table:table-cell>
          <table:table-cell office:value-type="float" office:value="-0.1946106" calcext:value-type="float">
            <text:p>-0.1946106</text:p>
          </table:table-cell>
          <table:table-cell office:value-type="float" office:value="-0.7701721" calcext:value-type="float">
            <text:p>-0.77017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022007" calcext:value-type="float">
            <text:p>14022007</text:p>
          </table:table-cell>
          <table:table-cell office:value-type="float" office:value="10.10248" calcext:value-type="float">
            <text:p>10.10248</text:p>
          </table:table-cell>
          <table:table-cell office:value-type="float" office:value="-8.660489" calcext:value-type="float">
            <text:p>-8.660489</text:p>
          </table:table-cell>
          <table:table-cell office:value-type="float" office:value="-11.82101" calcext:value-type="float">
            <text:p>-11.82101</text:p>
          </table:table-cell>
          <table:table-cell office:value-type="float" office:value="0.2835361" calcext:value-type="float">
            <text:p>0.2835361</text:p>
          </table:table-cell>
          <table:table-cell office:value-type="float" office:value="0.2219046" calcext:value-type="float">
            <text:p>0.2219046</text:p>
          </table:table-cell>
          <table:table-cell office:value-type="float" office:value="317.8989" calcext:value-type="float">
            <text:p>317.8989</text:p>
          </table:table-cell>
          <table:table-cell office:value-type="float" office:value="0" calcext:value-type="float">
            <text:p>0</text:p>
          </table:table-cell>
          <table:table-cell office:value-type="float" office:value="-0.08816528" calcext:value-type="float">
            <text:p>-0.08816528</text:p>
          </table:table-cell>
          <table:table-cell office:value-type="float" office:value="-0.535553" calcext:value-type="float">
            <text:p>-0.535553</text:p>
          </table:table-cell>
          <table:table-cell office:value-type="float" office:value="-0.008209229" calcext:value-type="float">
            <text:p>-0.008209229</text:p>
          </table:table-cell>
          <table:table-cell office:value-type="float" office:value="-0.07913208" calcext:value-type="float">
            <text:p>-0.07913208</text:p>
          </table:table-cell>
          <table:table-cell office:value-type="float" office:value="0.2177734" calcext:value-type="float">
            <text:p>0.2177734</text:p>
          </table:table-cell>
          <table:table-cell office:value-type="float" office:value="0.1671753" calcext:value-type="float">
            <text:p>0.1671753</text:p>
          </table:table-cell>
          <table:table-cell office:value-type="float" office:value="0.4798889" calcext:value-type="float">
            <text:p>0.4798889</text:p>
          </table:table-cell>
          <table:table-cell office:value-type="float" office:value="0.4461365" calcext:value-type="float">
            <text:p>0.4461365</text:p>
          </table:table-cell>
          <table:table-cell office:value-type="float" office:value="0.68927" calcext:value-type="float">
            <text:p>0.68927</text:p>
          </table:table-cell>
          <table:table-cell office:value-type="float" office:value="0.6647034" calcext:value-type="float">
            <text:p>0.6647034</text:p>
          </table:table-cell>
          <table:table-cell office:value-type="float" office:value="0.9562683" calcext:value-type="float">
            <text:p>0.9562683</text:p>
          </table:table-cell>
          <table:table-cell office:value-type="float" office:value="0.9407654" calcext:value-type="float">
            <text:p>0.9407654</text:p>
          </table:table-cell>
          <table:table-cell office:value-type="float" office:value="1.268188" calcext:value-type="float">
            <text:p>1.268188</text:p>
          </table:table-cell>
          <table:table-cell office:value-type="float" office:value="1.256073" calcext:value-type="float">
            <text:p>1.256073</text:p>
          </table:table-cell>
          <table:table-cell office:value-type="float" office:value="1.781769" calcext:value-type="float">
            <text:p>1.781769</text:p>
          </table:table-cell>
          <table:table-cell office:value-type="float" office:value="1.768311" calcext:value-type="float">
            <text:p>1.768311</text:p>
          </table:table-cell>
          <table:table-cell office:value-type="float" office:value="2.737823" calcext:value-type="float">
            <text:p>2.737823</text:p>
          </table:table-cell>
          <table:table-cell office:value-type="float" office:value="2.711548" calcext:value-type="float">
            <text:p>2.711548</text:p>
          </table:table-cell>
          <table:table-cell office:value-type="float" office:value="3.915527" calcext:value-type="float">
            <text:p>3.915527</text:p>
          </table:table-cell>
          <table:table-cell office:value-type="float" office:value="3.876068" calcext:value-type="float">
            <text:p>3.876068</text:p>
          </table:table-cell>
          <table:table-cell office:value-type="float" office:value="4.872009" calcext:value-type="float">
            <text:p>4.872009</text:p>
          </table:table-cell>
          <table:table-cell office:value-type="float" office:value="4.824371" calcext:value-type="float">
            <text:p>4.824371</text:p>
          </table:table-cell>
          <table:table-cell office:value-type="float" office:value="5.700165" calcext:value-type="float">
            <text:p>5.700165</text:p>
          </table:table-cell>
          <table:table-cell office:value-type="float" office:value="5.647064" calcext:value-type="float">
            <text:p>5.647064</text:p>
          </table:table-cell>
          <table:table-cell office:value-type="float" office:value="6.425812" calcext:value-type="float">
            <text:p>6.425812</text:p>
          </table:table-cell>
          <table:table-cell office:value-type="float" office:value="6.371094" calcext:value-type="float">
            <text:p>6.371094</text:p>
          </table:table-cell>
          <table:table-cell office:value-type="float" office:value="6.893005" calcext:value-type="float">
            <text:p>6.893005</text:p>
          </table:table-cell>
          <table:table-cell office:value-type="float" office:value="6.839905" calcext:value-type="float">
            <text:p>6.839905</text:p>
          </table:table-cell>
          <table:table-cell office:value-type="float" office:value="-0.1990967" calcext:value-type="float">
            <text:p>-0.1990967</text:p>
          </table:table-cell>
          <table:table-cell office:value-type="float" office:value="-1.852661" calcext:value-type="float">
            <text:p>-1.8526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5022007" calcext:value-type="float">
            <text:p>15022007</text:p>
          </table:table-cell>
          <table:table-cell office:value-type="float" office:value="4.881719" calcext:value-type="float">
            <text:p>4.881719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2.08178" calcext:value-type="float">
            <text:p>-12.08178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2174048" calcext:value-type="float">
            <text:p>0.2174048</text:p>
          </table:table-cell>
          <table:table-cell office:value-type="float" office:value="322.5463" calcext:value-type="float">
            <text:p>322.5463</text:p>
          </table:table-cell>
          <table:table-cell office:value-type="float" office:value="0" calcext:value-type="float">
            <text:p>0</text:p>
          </table:table-cell>
          <table:table-cell office:value-type="float" office:value="-0.5419617" calcext:value-type="float">
            <text:p>-0.5419617</text:p>
          </table:table-cell>
          <table:table-cell office:value-type="float" office:value="-0.8099976" calcext:value-type="float">
            <text:p>-0.8099976</text:p>
          </table:table-cell>
          <table:table-cell office:value-type="float" office:value="-0.08016968" calcext:value-type="float">
            <text:p>-0.08016968</text:p>
          </table:table-cell>
          <table:table-cell office:value-type="float" office:value="-0.1291199" calcext:value-type="float">
            <text:p>-0.1291199</text:p>
          </table:table-cell>
          <table:table-cell office:value-type="float" office:value="0.1662598" calcext:value-type="float">
            <text:p>0.1662598</text:p>
          </table:table-cell>
          <table:table-cell office:value-type="float" office:value="0.1173706" calcext:value-type="float">
            <text:p>0.1173706</text:p>
          </table:table-cell>
          <table:table-cell office:value-type="float" office:value="0.4454041" calcext:value-type="float">
            <text:p>0.4454041</text:p>
          </table:table-cell>
          <table:table-cell office:value-type="float" office:value="0.4003601" calcext:value-type="float">
            <text:p>0.4003601</text:p>
          </table:table-cell>
          <table:table-cell office:value-type="float" office:value="0.6641846" calcext:value-type="float">
            <text:p>0.6641846</text:p>
          </table:table-cell>
          <table:table-cell office:value-type="float" office:value="0.6225586" calcext:value-type="float">
            <text:p>0.6225586</text:p>
          </table:table-cell>
          <table:table-cell office:value-type="float" office:value="0.9403992" calcext:value-type="float">
            <text:p>0.9403992</text:p>
          </table:table-cell>
          <table:table-cell office:value-type="float" office:value="0.9034119" calcext:value-type="float">
            <text:p>0.9034119</text:p>
          </table:table-cell>
          <table:table-cell office:value-type="float" office:value="1.255737" calcext:value-type="float">
            <text:p>1.255737</text:p>
          </table:table-cell>
          <table:table-cell office:value-type="float" office:value="1.224365" calcext:value-type="float">
            <text:p>1.224365</text:p>
          </table:table-cell>
          <table:table-cell office:value-type="float" office:value="1.768127" calcext:value-type="float">
            <text:p>1.768127</text:p>
          </table:table-cell>
          <table:table-cell office:value-type="float" office:value="1.744171" calcext:value-type="float">
            <text:p>1.744171</text:p>
          </table:table-cell>
          <table:table-cell office:value-type="float" office:value="2.711243" calcext:value-type="float">
            <text:p>2.711243</text:p>
          </table:table-cell>
          <table:table-cell office:value-type="float" office:value="2.684387" calcext:value-type="float">
            <text:p>2.684387</text:p>
          </table:table-cell>
          <table:table-cell office:value-type="float" office:value="3.875641" calcext:value-type="float">
            <text:p>3.875641</text:p>
          </table:table-cell>
          <table:table-cell office:value-type="float" office:value="3.836853" calcext:value-type="float">
            <text:p>3.836853</text:p>
          </table:table-cell>
          <table:table-cell office:value-type="float" office:value="4.823853" calcext:value-type="float">
            <text:p>4.823853</text:p>
          </table:table-cell>
          <table:table-cell office:value-type="float" office:value="4.776917" calcext:value-type="float">
            <text:p>4.776917</text:p>
          </table:table-cell>
          <table:table-cell office:value-type="float" office:value="5.646515" calcext:value-type="float">
            <text:p>5.646515</text:p>
          </table:table-cell>
          <table:table-cell office:value-type="float" office:value="5.594696" calcext:value-type="float">
            <text:p>5.594696</text:p>
          </table:table-cell>
          <table:table-cell office:value-type="float" office:value="6.370514" calcext:value-type="float">
            <text:p>6.370514</text:p>
          </table:table-cell>
          <table:table-cell office:value-type="float" office:value="6.316589" calcext:value-type="float">
            <text:p>6.316589</text:p>
          </table:table-cell>
          <table:table-cell office:value-type="float" office:value="6.839355" calcext:value-type="float">
            <text:p>6.839355</text:p>
          </table:table-cell>
          <table:table-cell office:value-type="float" office:value="6.786896" calcext:value-type="float">
            <text:p>6.786896</text:p>
          </table:table-cell>
          <table:table-cell office:value-type="float" office:value="-1.88446" calcext:value-type="float">
            <text:p>-1.88446</text:p>
          </table:table-cell>
          <table:table-cell office:value-type="float" office:value="-2.568298" calcext:value-type="float">
            <text:p>-2.5682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6022007" calcext:value-type="float">
            <text:p>16022007</text:p>
          </table:table-cell>
          <table:table-cell office:value-type="float" office:value="8.621184" calcext:value-type="float">
            <text:p>8.621184</text:p>
          </table:table-cell>
          <table:table-cell office:value-type="float" office:value="-10.34934" calcext:value-type="float">
            <text:p>-10.34934</text:p>
          </table:table-cell>
          <table:table-cell office:value-type="float" office:value="-13.36805" calcext:value-type="float">
            <text:p>-13.36805</text:p>
          </table:table-cell>
          <table:table-cell office:value-type="float" office:value="0.2489139" calcext:value-type="float">
            <text:p>0.2489139</text:p>
          </table:table-cell>
          <table:table-cell office:value-type="float" office:value="0.1963907" calcext:value-type="float">
            <text:p>0.1963907</text:p>
          </table:table-cell>
          <table:table-cell office:value-type="float" office:value="325.7537" calcext:value-type="float">
            <text:p>325.7537</text:p>
          </table:table-cell>
          <table:table-cell office:value-type="float" office:value="0" calcext:value-type="float">
            <text:p>0</text:p>
          </table:table-cell>
          <table:table-cell office:value-type="float" office:value="-0.6479492" calcext:value-type="float">
            <text:p>-0.6479492</text:p>
          </table:table-cell>
          <table:table-cell office:value-type="float" office:value="-0.9112854" calcext:value-type="float">
            <text:p>-0.9112854</text:p>
          </table:table-cell>
          <table:table-cell office:value-type="float" office:value="-0.1180115" calcext:value-type="float">
            <text:p>-0.1180115</text:p>
          </table:table-cell>
          <table:table-cell office:value-type="float" office:value="-0.1506653" calcext:value-type="float">
            <text:p>-0.1506653</text:p>
          </table:table-cell>
          <table:table-cell office:value-type="float" office:value="0.1166687" calcext:value-type="float">
            <text:p>0.1166687</text:p>
          </table:table-cell>
          <table:table-cell office:value-type="float" office:value="0.09396362" calcext:value-type="float">
            <text:p>0.09396362</text:p>
          </table:table-cell>
          <table:table-cell office:value-type="float" office:value="0.3997803" calcext:value-type="float">
            <text:p>0.3997803</text:p>
          </table:table-cell>
          <table:table-cell office:value-type="float" office:value="0.3751526" calcext:value-type="float">
            <text:p>0.3751526</text:p>
          </table:table-cell>
          <table:table-cell office:value-type="float" office:value="0.6221313" calcext:value-type="float">
            <text:p>0.6221313</text:p>
          </table:table-cell>
          <table:table-cell office:value-type="float" office:value="0.5958862" calcext:value-type="float">
            <text:p>0.5958862</text:p>
          </table:table-cell>
          <table:table-cell office:value-type="float" office:value="0.9030457" calcext:value-type="float">
            <text:p>0.9030457</text:p>
          </table:table-cell>
          <table:table-cell office:value-type="float" office:value="0.8748169" calcext:value-type="float">
            <text:p>0.8748169</text:p>
          </table:table-cell>
          <table:table-cell office:value-type="float" office:value="1.22406" calcext:value-type="float">
            <text:p>1.22406</text:p>
          </table:table-cell>
          <table:table-cell office:value-type="float" office:value="1.195007" calcext:value-type="float">
            <text:p>1.195007</text:p>
          </table:table-cell>
          <table:table-cell office:value-type="float" office:value="1.743866" calcext:value-type="float">
            <text:p>1.743866</text:p>
          </table:table-cell>
          <table:table-cell office:value-type="float" office:value="1.714691" calcext:value-type="float">
            <text:p>1.714691</text:p>
          </table:table-cell>
          <table:table-cell office:value-type="float" office:value="2.684113" calcext:value-type="float">
            <text:p>2.684113</text:p>
          </table:table-cell>
          <table:table-cell office:value-type="float" office:value="2.654327" calcext:value-type="float">
            <text:p>2.654327</text:p>
          </table:table-cell>
          <table:table-cell office:value-type="float" office:value="3.836426" calcext:value-type="float">
            <text:p>3.836426</text:p>
          </table:table-cell>
          <table:table-cell office:value-type="float" office:value="3.798004" calcext:value-type="float">
            <text:p>3.798004</text:p>
          </table:table-cell>
          <table:table-cell office:value-type="float" office:value="4.776428" calcext:value-type="float">
            <text:p>4.776428</text:p>
          </table:table-cell>
          <table:table-cell office:value-type="float" office:value="4.731018" calcext:value-type="float">
            <text:p>4.731018</text:p>
          </table:table-cell>
          <table:table-cell office:value-type="float" office:value="5.594177" calcext:value-type="float">
            <text:p>5.594177</text:p>
          </table:table-cell>
          <table:table-cell office:value-type="float" office:value="5.543274" calcext:value-type="float">
            <text:p>5.543274</text:p>
          </table:table-cell>
          <table:table-cell office:value-type="float" office:value="6.31601" calcext:value-type="float">
            <text:p>6.31601</text:p>
          </table:table-cell>
          <table:table-cell office:value-type="float" office:value="6.263123" calcext:value-type="float">
            <text:p>6.263123</text:p>
          </table:table-cell>
          <table:table-cell office:value-type="float" office:value="6.786346" calcext:value-type="float">
            <text:p>6.786346</text:p>
          </table:table-cell>
          <table:table-cell office:value-type="float" office:value="6.73468" calcext:value-type="float">
            <text:p>6.73468</text:p>
          </table:table-cell>
          <table:table-cell office:value-type="float" office:value="-1.784637" calcext:value-type="float">
            <text:p>-1.784637</text:p>
          </table:table-cell>
          <table:table-cell office:value-type="float" office:value="-2.796906" calcext:value-type="float">
            <text:p>-2.7969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7022007" calcext:value-type="float">
            <text:p>17022007</text:p>
          </table:table-cell>
          <table:table-cell office:value-type="float" office:value="9.333243" calcext:value-type="float">
            <text:p>9.333243</text:p>
          </table:table-cell>
          <table:table-cell office:value-type="float" office:value="-8.127121" calcext:value-type="float">
            <text:p>-8.127121</text:p>
          </table:table-cell>
          <table:table-cell office:value-type="float" office:value="-15.05565" calcext:value-type="float">
            <text:p>-15.05565</text:p>
          </table:table-cell>
          <table:table-cell office:value-type="float" office:value="0.2953395" calcext:value-type="float">
            <text:p>0.2953395</text:p>
          </table:table-cell>
          <table:table-cell office:value-type="float" office:value="0.1716046" calcext:value-type="float">
            <text:p>0.1716046</text:p>
          </table:table-cell>
          <table:table-cell office:value-type="float" office:value="318.4433" calcext:value-type="float">
            <text:p>318.4433</text:p>
          </table:table-cell>
          <table:table-cell office:value-type="float" office:value="0" calcext:value-type="float">
            <text:p>0</text:p>
          </table:table-cell>
          <table:table-cell office:value-type="float" office:value="-0.6454773" calcext:value-type="float">
            <text:p>-0.6454773</text:p>
          </table:table-cell>
          <table:table-cell office:value-type="float" office:value="-1.019836" calcext:value-type="float">
            <text:p>-1.019836</text:p>
          </table:table-cell>
          <table:table-cell office:value-type="float" office:value="-0.1433716" calcext:value-type="float">
            <text:p>-0.1433716</text:p>
          </table:table-cell>
          <table:table-cell office:value-type="float" office:value="-0.1875916" calcext:value-type="float">
            <text:p>-0.1875916</text:p>
          </table:table-cell>
          <table:table-cell office:value-type="float" office:value="0.0930481" calcext:value-type="float">
            <text:p>0.0930481</text:p>
          </table:table-cell>
          <table:table-cell office:value-type="float" office:value="0.05819702" calcext:value-type="float">
            <text:p>0.05819702</text:p>
          </table:table-cell>
          <table:table-cell office:value-type="float" office:value="0.3745728" calcext:value-type="float">
            <text:p>0.3745728</text:p>
          </table:table-cell>
          <table:table-cell office:value-type="float" office:value="0.3441772" calcext:value-type="float">
            <text:p>0.3441772</text:p>
          </table:table-cell>
          <table:table-cell office:value-type="float" office:value="0.595459" calcext:value-type="float">
            <text:p>0.595459</text:p>
          </table:table-cell>
          <table:table-cell office:value-type="float" office:value="0.5658264" calcext:value-type="float">
            <text:p>0.5658264</text:p>
          </table:table-cell>
          <table:table-cell office:value-type="float" office:value="0.8745422" calcext:value-type="float">
            <text:p>0.8745422</text:p>
          </table:table-cell>
          <table:table-cell office:value-type="float" office:value="0.8448486" calcext:value-type="float">
            <text:p>0.8448486</text:p>
          </table:table-cell>
          <table:table-cell office:value-type="float" office:value="1.194763" calcext:value-type="float">
            <text:p>1.194763</text:p>
          </table:table-cell>
          <table:table-cell office:value-type="float" office:value="1.1651" calcext:value-type="float">
            <text:p>1.1651</text:p>
          </table:table-cell>
          <table:table-cell office:value-type="float" office:value="1.714386" calcext:value-type="float">
            <text:p>1.714386</text:p>
          </table:table-cell>
          <table:table-cell office:value-type="float" office:value="1.684875" calcext:value-type="float">
            <text:p>1.684875</text:p>
          </table:table-cell>
          <table:table-cell office:value-type="float" office:value="2.653992" calcext:value-type="float">
            <text:p>2.653992</text:p>
          </table:table-cell>
          <table:table-cell office:value-type="float" office:value="2.622192" calcext:value-type="float">
            <text:p>2.622192</text:p>
          </table:table-cell>
          <table:table-cell office:value-type="float" office:value="3.797638" calcext:value-type="float">
            <text:p>3.797638</text:p>
          </table:table-cell>
          <table:table-cell office:value-type="float" office:value="3.759491" calcext:value-type="float">
            <text:p>3.759491</text:p>
          </table:table-cell>
          <table:table-cell office:value-type="float" office:value="4.73056" calcext:value-type="float">
            <text:p>4.73056</text:p>
          </table:table-cell>
          <table:table-cell office:value-type="float" office:value="4.685852" calcext:value-type="float">
            <text:p>4.685852</text:p>
          </table:table-cell>
          <table:table-cell office:value-type="float" office:value="5.542755" calcext:value-type="float">
            <text:p>5.542755</text:p>
          </table:table-cell>
          <table:table-cell office:value-type="float" office:value="5.492218" calcext:value-type="float">
            <text:p>5.492218</text:p>
          </table:table-cell>
          <table:table-cell office:value-type="float" office:value="6.262543" calcext:value-type="float">
            <text:p>6.262543</text:p>
          </table:table-cell>
          <table:table-cell office:value-type="float" office:value="6.210602" calcext:value-type="float">
            <text:p>6.210602</text:p>
          </table:table-cell>
          <table:table-cell office:value-type="float" office:value="6.734131" calcext:value-type="float">
            <text:p>6.734131</text:p>
          </table:table-cell>
          <table:table-cell office:value-type="float" office:value="6.683533" calcext:value-type="float">
            <text:p>6.683533</text:p>
          </table:table-cell>
          <table:table-cell office:value-type="float" office:value="-1.651672" calcext:value-type="float">
            <text:p>-1.651672</text:p>
          </table:table-cell>
          <table:table-cell office:value-type="float" office:value="-3.138977" calcext:value-type="float">
            <text:p>-3.1389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8022007" calcext:value-type="float">
            <text:p>18022007</text:p>
          </table:table-cell>
          <table:table-cell office:value-type="float" office:value="10.97191" calcext:value-type="float">
            <text:p>10.97191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4.0134" calcext:value-type="float">
            <text:p>-14.0134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865542" calcext:value-type="float">
            <text:p>0.1865542</text:p>
          </table:table-cell>
          <table:table-cell office:value-type="float" office:value="316.8401" calcext:value-type="float">
            <text:p>316.8401</text:p>
          </table:table-cell>
          <table:table-cell office:value-type="float" office:value="0" calcext:value-type="float">
            <text:p>0</text:p>
          </table:table-cell>
          <table:table-cell office:value-type="float" office:value="-0.1896362" calcext:value-type="float">
            <text:p>-0.1896362</text:p>
          </table:table-cell>
          <table:table-cell office:value-type="float" office:value="-1.023682" calcext:value-type="float">
            <text:p>-1.023682</text:p>
          </table:table-cell>
          <table:table-cell office:value-type="float" office:value="-0.1011047" calcext:value-type="float">
            <text:p>-0.1011047</text:p>
          </table:table-cell>
          <table:table-cell office:value-type="float" office:value="-0.2210388" calcext:value-type="float">
            <text:p>-0.2210388</text:p>
          </table:table-cell>
          <table:table-cell office:value-type="float" office:value="0.107605" calcext:value-type="float">
            <text:p>0.107605</text:p>
          </table:table-cell>
          <table:table-cell office:value-type="float" office:value="0.02389526" calcext:value-type="float">
            <text:p>0.02389526</text:p>
          </table:table-cell>
          <table:table-cell office:value-type="float" office:value="0.3616638" calcext:value-type="float">
            <text:p>0.3616638</text:p>
          </table:table-cell>
          <table:table-cell office:value-type="float" office:value="0.3117676" calcext:value-type="float">
            <text:p>0.3117676</text:p>
          </table:table-cell>
          <table:table-cell office:value-type="float" office:value="0.5666809" calcext:value-type="float">
            <text:p>0.5666809</text:p>
          </table:table-cell>
          <table:table-cell office:value-type="float" office:value="0.5372925" calcext:value-type="float">
            <text:p>0.5372925</text:p>
          </table:table-cell>
          <table:table-cell office:value-type="float" office:value="0.8445435" calcext:value-type="float">
            <text:p>0.8445435</text:p>
          </table:table-cell>
          <table:table-cell office:value-type="float" office:value="0.8189087" calcext:value-type="float">
            <text:p>0.8189087</text:p>
          </table:table-cell>
          <table:table-cell office:value-type="float" office:value="1.164856" calcext:value-type="float">
            <text:p>1.164856</text:p>
          </table:table-cell>
          <table:table-cell office:value-type="float" office:value="1.138947" calcext:value-type="float">
            <text:p>1.138947</text:p>
          </table:table-cell>
          <table:table-cell office:value-type="float" office:value="1.68457" calcext:value-type="float">
            <text:p>1.68457</text:p>
          </table:table-cell>
          <table:table-cell office:value-type="float" office:value="1.654541" calcext:value-type="float">
            <text:p>1.654541</text:p>
          </table:table-cell>
          <table:table-cell office:value-type="float" office:value="2.621857" calcext:value-type="float">
            <text:p>2.621857</text:p>
          </table:table-cell>
          <table:table-cell office:value-type="float" office:value="2.589081" calcext:value-type="float">
            <text:p>2.589081</text:p>
          </table:table-cell>
          <table:table-cell office:value-type="float" office:value="3.759033" calcext:value-type="float">
            <text:p>3.759033</text:p>
          </table:table-cell>
          <table:table-cell office:value-type="float" office:value="3.720673" calcext:value-type="float">
            <text:p>3.720673</text:p>
          </table:table-cell>
          <table:table-cell office:value-type="float" office:value="4.685364" calcext:value-type="float">
            <text:p>4.685364</text:p>
          </table:table-cell>
          <table:table-cell office:value-type="float" office:value="4.640991" calcext:value-type="float">
            <text:p>4.640991</text:p>
          </table:table-cell>
          <table:table-cell office:value-type="float" office:value="5.491699" calcext:value-type="float">
            <text:p>5.491699</text:p>
          </table:table-cell>
          <table:table-cell office:value-type="float" office:value="5.442474" calcext:value-type="float">
            <text:p>5.442474</text:p>
          </table:table-cell>
          <table:table-cell office:value-type="float" office:value="6.210083" calcext:value-type="float">
            <text:p>6.210083</text:p>
          </table:table-cell>
          <table:table-cell office:value-type="float" office:value="6.159088" calcext:value-type="float">
            <text:p>6.159088</text:p>
          </table:table-cell>
          <table:table-cell office:value-type="float" office:value="6.682983" calcext:value-type="float">
            <text:p>6.682983</text:p>
          </table:table-cell>
          <table:table-cell office:value-type="float" office:value="6.633301" calcext:value-type="float">
            <text:p>6.633301</text:p>
          </table:table-cell>
          <table:table-cell office:value-type="float" office:value="-0.3110657" calcext:value-type="float">
            <text:p>-0.3110657</text:p>
          </table:table-cell>
          <table:table-cell office:value-type="float" office:value="-3.034424" calcext:value-type="float">
            <text:p>-3.0344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9022007" calcext:value-type="float">
            <text:p>19022007</text:p>
          </table:table-cell>
          <table:table-cell office:value-type="float" office:value="13.74047" calcext:value-type="float">
            <text:p>13.74047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10.52813" calcext:value-type="float">
            <text:p>-10.52813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2454813" calcext:value-type="float">
            <text:p>0.2454813</text:p>
          </table:table-cell>
          <table:table-cell office:value-type="float" office:value="320.6859" calcext:value-type="float">
            <text:p>320.6859</text:p>
          </table:table-cell>
          <table:table-cell office:value-type="float" office:value="0" calcext:value-type="float">
            <text:p>0</text:p>
          </table:table-cell>
          <table:table-cell office:value-type="float" office:value="-0.05557251" calcext:value-type="float">
            <text:p>-0.05557251</text:p>
          </table:table-cell>
          <table:table-cell office:value-type="float" office:value="-0.608429" calcext:value-type="float">
            <text:p>-0.608429</text:p>
          </table:table-cell>
          <table:table-cell office:value-type="float" office:value="-0.06292725" calcext:value-type="float">
            <text:p>-0.06292725</text:p>
          </table:table-cell>
          <table:table-cell office:value-type="float" office:value="-0.1566772" calcext:value-type="float">
            <text:p>-0.1566772</text:p>
          </table:table-cell>
          <table:table-cell office:value-type="float" office:value="0.1377869" calcext:value-type="float">
            <text:p>0.1377869</text:p>
          </table:table-cell>
          <table:table-cell office:value-type="float" office:value="0.07327271" calcext:value-type="float">
            <text:p>0.07327271</text:p>
          </table:table-cell>
          <table:table-cell office:value-type="float" office:value="0.3838501" calcext:value-type="float">
            <text:p>0.3838501</text:p>
          </table:table-cell>
          <table:table-cell office:value-type="float" office:value="0.3444519" calcext:value-type="float">
            <text:p>0.3444519</text:p>
          </table:table-cell>
          <table:table-cell office:value-type="float" office:value="0.5820312" calcext:value-type="float">
            <text:p>0.5820312</text:p>
          </table:table-cell>
          <table:table-cell office:value-type="float" office:value="0.5579224" calcext:value-type="float">
            <text:p>0.5579224</text:p>
          </table:table-cell>
          <table:table-cell office:value-type="float" office:value="0.8354797" calcext:value-type="float">
            <text:p>0.8354797</text:p>
          </table:table-cell>
          <table:table-cell office:value-type="float" office:value="0.8242188" calcext:value-type="float">
            <text:p>0.8242188</text:p>
          </table:table-cell>
          <table:table-cell office:value-type="float" office:value="1.14267" calcext:value-type="float">
            <text:p>1.14267</text:p>
          </table:table-cell>
          <table:table-cell office:value-type="float" office:value="1.131165" calcext:value-type="float">
            <text:p>1.131165</text:p>
          </table:table-cell>
          <table:table-cell office:value-type="float" office:value="1.654297" calcext:value-type="float">
            <text:p>1.654297</text:p>
          </table:table-cell>
          <table:table-cell office:value-type="float" office:value="1.634369" calcext:value-type="float">
            <text:p>1.634369</text:p>
          </table:table-cell>
          <table:table-cell office:value-type="float" office:value="2.588745" calcext:value-type="float">
            <text:p>2.588745</text:p>
          </table:table-cell>
          <table:table-cell office:value-type="float" office:value="2.557678" calcext:value-type="float">
            <text:p>2.557678</text:p>
          </table:table-cell>
          <table:table-cell office:value-type="float" office:value="3.720276" calcext:value-type="float">
            <text:p>3.720276</text:p>
          </table:table-cell>
          <table:table-cell office:value-type="float" office:value="3.681946" calcext:value-type="float">
            <text:p>3.681946</text:p>
          </table:table-cell>
          <table:table-cell office:value-type="float" office:value="4.640503" calcext:value-type="float">
            <text:p>4.640503</text:p>
          </table:table-cell>
          <table:table-cell office:value-type="float" office:value="4.596344" calcext:value-type="float">
            <text:p>4.596344</text:p>
          </table:table-cell>
          <table:table-cell office:value-type="float" office:value="5.441956" calcext:value-type="float">
            <text:p>5.441956</text:p>
          </table:table-cell>
          <table:table-cell office:value-type="float" office:value="5.393372" calcext:value-type="float">
            <text:p>5.393372</text:p>
          </table:table-cell>
          <table:table-cell office:value-type="float" office:value="6.158539" calcext:value-type="float">
            <text:p>6.158539</text:p>
          </table:table-cell>
          <table:table-cell office:value-type="float" office:value="6.108124" calcext:value-type="float">
            <text:p>6.108124</text:p>
          </table:table-cell>
          <table:table-cell office:value-type="float" office:value="6.632782" calcext:value-type="float">
            <text:p>6.632782</text:p>
          </table:table-cell>
          <table:table-cell office:value-type="float" office:value="6.583679" calcext:value-type="float">
            <text:p>6.583679</text:p>
          </table:table-cell>
          <table:table-cell office:value-type="float" office:value="-0.06787109" calcext:value-type="float">
            <text:p>-0.06787109</text:p>
          </table:table-cell>
          <table:table-cell office:value-type="float" office:value="-1.80423" calcext:value-type="float">
            <text:p>-1.804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20022007" calcext:value-type="float">
            <text:p>20022007</text:p>
          </table:table-cell>
          <table:table-cell office:value-type="float" office:value="11.17332" calcext:value-type="float">
            <text:p>11.17332</text:p>
          </table:table-cell>
          <table:table-cell office:value-type="float" office:value="-3.127121" calcext:value-type="float">
            <text:p>-3.127121</text:p>
          </table:table-cell>
          <table:table-cell office:value-type="float" office:value="-8.33786" calcext:value-type="float">
            <text:p>-8.33786</text:p>
          </table:table-cell>
          <table:table-cell office:value-type="float" office:value="0.4295012" calcext:value-type="float">
            <text:p>0.4295012</text:p>
          </table:table-cell>
          <table:table-cell office:value-type="float" office:value="0.2906237" calcext:value-type="float">
            <text:p>0.2906237</text:p>
          </table:table-cell>
          <table:table-cell office:value-type="float" office:value="324.9031" calcext:value-type="float">
            <text:p>324.9031</text:p>
          </table:table-cell>
          <table:table-cell office:value-type="float" office:value="0" calcext:value-type="float">
            <text:p>0</text:p>
          </table:table-cell>
          <table:table-cell office:value-type="float" office:value="-0.1567078" calcext:value-type="float">
            <text:p>-0.1567078</text:p>
          </table:table-cell>
          <table:table-cell office:value-type="float" office:value="-0.5300598" calcext:value-type="float">
            <text:p>-0.5300598</text:p>
          </table:table-cell>
          <table:table-cell office:value-type="float" office:value="-0.06234741" calcext:value-type="float">
            <text:p>-0.06234741</text:p>
          </table:table-cell>
          <table:table-cell office:value-type="float" office:value="-0.1195374" calcext:value-type="float">
            <text:p>-0.1195374</text:p>
          </table:table-cell>
          <table:table-cell office:value-type="float" office:value="0.1407166" calcext:value-type="float">
            <text:p>0.1407166</text:p>
          </table:table-cell>
          <table:table-cell office:value-type="float" office:value="0.1026611" calcext:value-type="float">
            <text:p>0.1026611</text:p>
          </table:table-cell>
          <table:table-cell office:value-type="float" office:value="0.3880615" calcext:value-type="float">
            <text:p>0.3880615</text:p>
          </table:table-cell>
          <table:table-cell office:value-type="float" office:value="0.3656311" calcext:value-type="float">
            <text:p>0.3656311</text:p>
          </table:table-cell>
          <table:table-cell office:value-type="float" office:value="0.5865479" calcext:value-type="float">
            <text:p>0.5865479</text:p>
          </table:table-cell>
          <table:table-cell office:value-type="float" office:value="0.572937" calcext:value-type="float">
            <text:p>0.572937</text:p>
          </table:table-cell>
          <table:table-cell office:value-type="float" office:value="0.8397217" calcext:value-type="float">
            <text:p>0.8397217</text:p>
          </table:table-cell>
          <table:table-cell office:value-type="float" office:value="0.8343506" calcext:value-type="float">
            <text:p>0.8343506</text:p>
          </table:table-cell>
          <table:table-cell office:value-type="float" office:value="1.138977" calcext:value-type="float">
            <text:p>1.138977</text:p>
          </table:table-cell>
          <table:table-cell office:value-type="float" office:value="1.134979" calcext:value-type="float">
            <text:p>1.134979</text:p>
          </table:table-cell>
          <table:table-cell office:value-type="float" office:value="1.634216" calcext:value-type="float">
            <text:p>1.634216</text:p>
          </table:table-cell>
          <table:table-cell office:value-type="float" office:value="1.623077" calcext:value-type="float">
            <text:p>1.623077</text:p>
          </table:table-cell>
          <table:table-cell office:value-type="float" office:value="2.557373" calcext:value-type="float">
            <text:p>2.557373</text:p>
          </table:table-cell>
          <table:table-cell office:value-type="float" office:value="2.52951" calcext:value-type="float">
            <text:p>2.52951</text:p>
          </table:table-cell>
          <table:table-cell office:value-type="float" office:value="3.681549" calcext:value-type="float">
            <text:p>3.681549</text:p>
          </table:table-cell>
          <table:table-cell office:value-type="float" office:value="3.643707" calcext:value-type="float">
            <text:p>3.643707</text:p>
          </table:table-cell>
          <table:table-cell office:value-type="float" office:value="4.595886" calcext:value-type="float">
            <text:p>4.595886</text:p>
          </table:table-cell>
          <table:table-cell office:value-type="float" office:value="4.552643" calcext:value-type="float">
            <text:p>4.552643</text:p>
          </table:table-cell>
          <table:table-cell office:value-type="float" office:value="5.392883" calcext:value-type="float">
            <text:p>5.392883</text:p>
          </table:table-cell>
          <table:table-cell office:value-type="float" office:value="5.347778" calcext:value-type="float">
            <text:p>5.347778</text:p>
          </table:table-cell>
          <table:table-cell office:value-type="float" office:value="6.107605" calcext:value-type="float">
            <text:p>6.107605</text:p>
          </table:table-cell>
          <table:table-cell office:value-type="float" office:value="6.062408" calcext:value-type="float">
            <text:p>6.062408</text:p>
          </table:table-cell>
          <table:table-cell office:value-type="float" office:value="6.58316" calcext:value-type="float">
            <text:p>6.58316</text:p>
          </table:table-cell>
          <table:table-cell office:value-type="float" office:value="6.534729" calcext:value-type="float">
            <text:p>6.534729</text:p>
          </table:table-cell>
          <table:table-cell office:value-type="float" office:value="-0.3065186" calcext:value-type="float">
            <text:p>-0.3065186</text:p>
          </table:table-cell>
          <table:table-cell office:value-type="float" office:value="-1.573822" calcext:value-type="float">
            <text:p>-1.5738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1022007" calcext:value-type="float">
            <text:p>21022007</text:p>
          </table:table-cell>
          <table:table-cell office:value-type="float" office:value="11.04789" calcext:value-type="float">
            <text:p>11.04789</text:p>
          </table:table-cell>
          <table:table-cell office:value-type="float" office:value="-6.460454" calcext:value-type="float">
            <text:p>-6.460454</text:p>
          </table:table-cell>
          <table:table-cell office:value-type="float" office:value="-11.06733" calcext:value-type="float">
            <text:p>-11.06733</text:p>
          </table:table-cell>
          <table:table-cell office:value-type="float" office:value="0.3351297" calcext:value-type="float">
            <text:p>0.3351297</text:p>
          </table:table-cell>
          <table:table-cell office:value-type="float" office:value="0.2353872" calcext:value-type="float">
            <text:p>0.2353872</text:p>
          </table:table-cell>
          <table:table-cell office:value-type="float" office:value="325.2991" calcext:value-type="float">
            <text:p>325.2991</text:p>
          </table:table-cell>
          <table:table-cell office:value-type="float" office:value="0" calcext:value-type="float">
            <text:p>0</text:p>
          </table:table-cell>
          <table:table-cell office:value-type="float" office:value="-0.4200439" calcext:value-type="float">
            <text:p>-0.4200439</text:p>
          </table:table-cell>
          <table:table-cell office:value-type="float" office:value="-0.9305115" calcext:value-type="float">
            <text:p>-0.9305115</text:p>
          </table:table-cell>
          <table:table-cell office:value-type="float" office:value="-0.1082764" calcext:value-type="float">
            <text:p>-0.1082764</text:p>
          </table:table-cell>
          <table:table-cell office:value-type="float" office:value="-0.1923218" calcext:value-type="float">
            <text:p>-0.1923218</text:p>
          </table:table-cell>
          <table:table-cell office:value-type="float" office:value="0.1210938" calcext:value-type="float">
            <text:p>0.1210938</text:p>
          </table:table-cell>
          <table:table-cell office:value-type="float" office:value="0.04684448" calcext:value-type="float">
            <text:p>0.04684448</text:p>
          </table:table-cell>
          <table:table-cell office:value-type="float" office:value="0.3826294" calcext:value-type="float">
            <text:p>0.3826294</text:p>
          </table:table-cell>
          <table:table-cell office:value-type="float" office:value="0.3251953" calcext:value-type="float">
            <text:p>0.3251953</text:p>
          </table:table-cell>
          <table:table-cell office:value-type="float" office:value="0.5849304" calcext:value-type="float">
            <text:p>0.5849304</text:p>
          </table:table-cell>
          <table:table-cell office:value-type="float" office:value="0.5400391" calcext:value-type="float">
            <text:p>0.5400391</text:p>
          </table:table-cell>
          <table:table-cell office:value-type="float" office:value="0.8397217" calcext:value-type="float">
            <text:p>0.8397217</text:p>
          </table:table-cell>
          <table:table-cell office:value-type="float" office:value="0.8093567" calcext:value-type="float">
            <text:p>0.8093567</text:p>
          </table:table-cell>
          <table:table-cell office:value-type="float" office:value="1.136169" calcext:value-type="float">
            <text:p>1.136169</text:p>
          </table:table-cell>
          <table:table-cell office:value-type="float" office:value="1.113892" calcext:value-type="float">
            <text:p>1.113892</text:p>
          </table:table-cell>
          <table:table-cell office:value-type="float" office:value="1.622986" calcext:value-type="float">
            <text:p>1.622986</text:p>
          </table:table-cell>
          <table:table-cell office:value-type="float" office:value="1.606415" calcext:value-type="float">
            <text:p>1.606415</text:p>
          </table:table-cell>
          <table:table-cell office:value-type="float" office:value="2.529236" calcext:value-type="float">
            <text:p>2.529236</text:p>
          </table:table-cell>
          <table:table-cell office:value-type="float" office:value="2.503876" calcext:value-type="float">
            <text:p>2.503876</text:p>
          </table:table-cell>
          <table:table-cell office:value-type="float" office:value="3.643341" calcext:value-type="float">
            <text:p>3.643341</text:p>
          </table:table-cell>
          <table:table-cell office:value-type="float" office:value="3.606598" calcext:value-type="float">
            <text:p>3.606598</text:p>
          </table:table-cell>
          <table:table-cell office:value-type="float" office:value="4.552185" calcext:value-type="float">
            <text:p>4.552185</text:p>
          </table:table-cell>
          <table:table-cell office:value-type="float" office:value="4.510315" calcext:value-type="float">
            <text:p>4.510315</text:p>
          </table:table-cell>
          <table:table-cell office:value-type="float" office:value="5.34729" calcext:value-type="float">
            <text:p>5.34729</text:p>
          </table:table-cell>
          <table:table-cell office:value-type="float" office:value="5.302094" calcext:value-type="float">
            <text:p>5.302094</text:p>
          </table:table-cell>
          <table:table-cell office:value-type="float" office:value="6.061859" calcext:value-type="float">
            <text:p>6.061859</text:p>
          </table:table-cell>
          <table:table-cell office:value-type="float" office:value="6.011047" calcext:value-type="float">
            <text:p>6.011047</text:p>
          </table:table-cell>
          <table:table-cell office:value-type="float" office:value="6.53421" calcext:value-type="float">
            <text:p>6.53421</text:p>
          </table:table-cell>
          <table:table-cell office:value-type="float" office:value="6.485535" calcext:value-type="float">
            <text:p>6.485535</text:p>
          </table:table-cell>
          <table:table-cell office:value-type="float" office:value="-0.8782959" calcext:value-type="float">
            <text:p>-0.8782959</text:p>
          </table:table-cell>
          <table:table-cell office:value-type="float" office:value="-2.658844" calcext:value-type="float">
            <text:p>-2.658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2022007" calcext:value-type="float">
            <text:p>22022007</text:p>
          </table:table-cell>
          <table:table-cell office:value-type="float" office:value="10.39543" calcext:value-type="float">
            <text:p>10.39543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11.02007" calcext:value-type="float">
            <text:p>-11.02007</text:p>
          </table:table-cell>
          <table:table-cell office:value-type="float" office:value="0.6648917" calcext:value-type="float">
            <text:p>0.6648917</text:p>
          </table:table-cell>
          <table:table-cell office:value-type="float" office:value="0.2362565" calcext:value-type="float">
            <text:p>0.2362565</text:p>
          </table:table-cell>
          <table:table-cell office:value-type="float" office:value="320.3448" calcext:value-type="float">
            <text:p>320.3448</text:p>
          </table:table-cell>
          <table:table-cell office:value-type="float" office:value="1.5875" calcext:value-type="float">
            <text:p>1.5875</text:p>
          </table:table-cell>
          <table:table-cell office:value-type="float" office:value="-0.06790161" calcext:value-type="float">
            <text:p>-0.06790161</text:p>
          </table:table-cell>
          <table:table-cell office:value-type="float" office:value="-1.178253" calcext:value-type="float">
            <text:p>-1.178253</text:p>
          </table:table-cell>
          <table:table-cell office:value-type="float" office:value="-0.08688354" calcext:value-type="float">
            <text:p>-0.08688354</text:p>
          </table:table-cell>
          <table:table-cell office:value-type="float" office:value="-0.250946" calcext:value-type="float">
            <text:p>-0.250946</text:p>
          </table:table-cell>
          <table:table-cell office:value-type="float" office:value="0.1043396" calcext:value-type="float">
            <text:p>0.1043396</text:p>
          </table:table-cell>
          <table:table-cell office:value-type="float" office:value="-0.008972168" calcext:value-type="float">
            <text:p>-0.008972168</text:p>
          </table:table-cell>
          <table:table-cell office:value-type="float" office:value="0.3442688" calcext:value-type="float">
            <text:p>0.3442688</text:p>
          </table:table-cell>
          <table:table-cell office:value-type="float" office:value="0.2765808" calcext:value-type="float">
            <text:p>0.2765808</text:p>
          </table:table-cell>
          <table:table-cell office:value-type="float" office:value="0.5391541" calcext:value-type="float">
            <text:p>0.5391541</text:p>
          </table:table-cell>
          <table:table-cell office:value-type="float" office:value="0.4985046" calcext:value-type="float">
            <text:p>0.4985046</text:p>
          </table:table-cell>
          <table:table-cell office:value-type="float" office:value="0.8088074" calcext:value-type="float">
            <text:p>0.8088074</text:p>
          </table:table-cell>
          <table:table-cell office:value-type="float" office:value="0.7714233" calcext:value-type="float">
            <text:p>0.7714233</text:p>
          </table:table-cell>
          <table:table-cell office:value-type="float" office:value="1.113586" calcext:value-type="float">
            <text:p>1.113586</text:p>
          </table:table-cell>
          <table:table-cell office:value-type="float" office:value="1.078094" calcext:value-type="float">
            <text:p>1.078094</text:p>
          </table:table-cell>
          <table:table-cell office:value-type="float" office:value="1.606201" calcext:value-type="float">
            <text:p>1.606201</text:p>
          </table:table-cell>
          <table:table-cell office:value-type="float" office:value="1.576447" calcext:value-type="float">
            <text:p>1.576447</text:p>
          </table:table-cell>
          <table:table-cell office:value-type="float" office:value="2.503601" calcext:value-type="float">
            <text:p>2.503601</text:p>
          </table:table-cell>
          <table:table-cell office:value-type="float" office:value="2.475983" calcext:value-type="float">
            <text:p>2.475983</text:p>
          </table:table-cell>
          <table:table-cell office:value-type="float" office:value="3.606262" calcext:value-type="float">
            <text:p>3.606262</text:p>
          </table:table-cell>
          <table:table-cell office:value-type="float" office:value="3.57074" calcext:value-type="float">
            <text:p>3.57074</text:p>
          </table:table-cell>
          <table:table-cell office:value-type="float" office:value="4.509888" calcext:value-type="float">
            <text:p>4.509888</text:p>
          </table:table-cell>
          <table:table-cell office:value-type="float" office:value="4.468323" calcext:value-type="float">
            <text:p>4.468323</text:p>
          </table:table-cell>
          <table:table-cell office:value-type="float" office:value="5.301605" calcext:value-type="float">
            <text:p>5.301605</text:p>
          </table:table-cell>
          <table:table-cell office:value-type="float" office:value="5.255432" calcext:value-type="float">
            <text:p>5.255432</text:p>
          </table:table-cell>
          <table:table-cell office:value-type="float" office:value="6.010559" calcext:value-type="float">
            <text:p>6.010559</text:p>
          </table:table-cell>
          <table:table-cell office:value-type="float" office:value="5.961945" calcext:value-type="float">
            <text:p>5.961945</text:p>
          </table:table-cell>
          <table:table-cell office:value-type="float" office:value="6.485046" calcext:value-type="float">
            <text:p>6.485046</text:p>
          </table:table-cell>
          <table:table-cell office:value-type="float" office:value="6.437592" calcext:value-type="float">
            <text:p>6.437592</text:p>
          </table:table-cell>
          <table:table-cell office:value-type="float" office:value="-0.07626343" calcext:value-type="float">
            <text:p>-0.07626343</text:p>
          </table:table-cell>
          <table:table-cell office:value-type="float" office:value="-3.210449" calcext:value-type="float">
            <text:p>-3.2104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3022007" calcext:value-type="float">
            <text:p>23022007</text:p>
          </table:table-cell>
          <table:table-cell office:value-type="float" office:value="14.06539" calcext:value-type="float">
            <text:p>14.06539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046199" calcext:value-type="float">
            <text:p>-8.046199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971681" calcext:value-type="float">
            <text:p>0.2971681</text:p>
          </table:table-cell>
          <table:table-cell office:value-type="float" office:value="322.6618" calcext:value-type="float">
            <text:p>322.6618</text:p>
          </table:table-cell>
          <table:table-cell office:value-type="float" office:value="7.9375" calcext:value-type="float">
            <text:p>7.9375</text:p>
          </table:table-cell>
          <table:table-cell office:value-type="float" office:value="-0.1260376" calcext:value-type="float">
            <text:p>-0.1260376</text:p>
          </table:table-cell>
          <table:table-cell office:value-type="float" office:value="-0.6660461" calcext:value-type="float">
            <text:p>-0.6660461</text:p>
          </table:table-cell>
          <table:table-cell office:value-type="float" office:value="-0.08862305" calcext:value-type="float">
            <text:p>-0.08862305</text:p>
          </table:table-cell>
          <table:table-cell office:value-type="float" office:value="-0.1697998" calcext:value-type="float">
            <text:p>-0.1697998</text:p>
          </table:table-cell>
          <table:table-cell office:value-type="float" office:value="0.1063843" calcext:value-type="float">
            <text:p>0.1063843</text:p>
          </table:table-cell>
          <table:table-cell office:value-type="float" office:value="0.04769897" calcext:value-type="float">
            <text:p>0.04769897</text:p>
          </table:table-cell>
          <table:table-cell office:value-type="float" office:value="0.3467712" calcext:value-type="float">
            <text:p>0.3467712</text:p>
          </table:table-cell>
          <table:table-cell office:value-type="float" office:value="0.3104248" calcext:value-type="float">
            <text:p>0.3104248</text:p>
          </table:table-cell>
          <table:table-cell office:value-type="float" office:value="0.539856" calcext:value-type="float">
            <text:p>0.539856</text:p>
          </table:table-cell>
          <table:table-cell office:value-type="float" office:value="0.5175781" calcext:value-type="float">
            <text:p>0.5175781</text:p>
          </table:table-cell>
          <table:table-cell office:value-type="float" office:value="0.7895203" calcext:value-type="float">
            <text:p>0.7895203</text:p>
          </table:table-cell>
          <table:table-cell office:value-type="float" office:value="0.7774353" calcext:value-type="float">
            <text:p>0.7774353</text:p>
          </table:table-cell>
          <table:table-cell office:value-type="float" office:value="1.085815" calcext:value-type="float">
            <text:p>1.085815</text:p>
          </table:table-cell>
          <table:table-cell office:value-type="float" office:value="1.074829" calcext:value-type="float">
            <text:p>1.074829</text:p>
          </table:table-cell>
          <table:table-cell office:value-type="float" office:value="1.576172" calcext:value-type="float">
            <text:p>1.576172</text:p>
          </table:table-cell>
          <table:table-cell office:value-type="float" office:value="1.558319" calcext:value-type="float">
            <text:p>1.558319</text:p>
          </table:table-cell>
          <table:table-cell office:value-type="float" office:value="2.475677" calcext:value-type="float">
            <text:p>2.475677</text:p>
          </table:table-cell>
          <table:table-cell office:value-type="float" office:value="2.447357" calcext:value-type="float">
            <text:p>2.447357</text:p>
          </table:table-cell>
          <table:table-cell office:value-type="float" office:value="3.570312" calcext:value-type="float">
            <text:p>3.570312</text:p>
          </table:table-cell>
          <table:table-cell office:value-type="float" office:value="3.535034" calcext:value-type="float">
            <text:p>3.535034</text:p>
          </table:table-cell>
          <table:table-cell office:value-type="float" office:value="4.467896" calcext:value-type="float">
            <text:p>4.467896</text:p>
          </table:table-cell>
          <table:table-cell office:value-type="float" office:value="4.427124" calcext:value-type="float">
            <text:p>4.427124</text:p>
          </table:table-cell>
          <table:table-cell office:value-type="float" office:value="5.254944" calcext:value-type="float">
            <text:p>5.254944</text:p>
          </table:table-cell>
          <table:table-cell office:value-type="float" office:value="5.20932" calcext:value-type="float">
            <text:p>5.20932</text:p>
          </table:table-cell>
          <table:table-cell office:value-type="float" office:value="5.961456" calcext:value-type="float">
            <text:p>5.961456</text:p>
          </table:table-cell>
          <table:table-cell office:value-type="float" office:value="5.914001" calcext:value-type="float">
            <text:p>5.914001</text:p>
          </table:table-cell>
          <table:table-cell office:value-type="float" office:value="6.437103" calcext:value-type="float">
            <text:p>6.437103</text:p>
          </table:table-cell>
          <table:table-cell office:value-type="float" office:value="6.390869" calcext:value-type="float">
            <text:p>6.390869</text:p>
          </table:table-cell>
          <table:table-cell office:value-type="float" office:value="-0.2105408" calcext:value-type="float">
            <text:p>-0.2105408</text:p>
          </table:table-cell>
          <table:table-cell office:value-type="float" office:value="-2.047058" calcext:value-type="float">
            <text:p>-2.0470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4022007" calcext:value-type="float">
            <text:p>24022007</text:p>
          </table:table-cell>
          <table:table-cell office:value-type="float" office:value="9.772376" calcext:value-type="float">
            <text:p>9.772376</text:p>
          </table:table-cell>
          <table:table-cell office:value-type="float" office:value="2.428434" calcext:value-type="float">
            <text:p>2.428434</text:p>
          </table:table-cell>
          <table:table-cell office:value-type="float" office:value="-7.042863" calcext:value-type="float">
            <text:p>-7.042863</text:p>
          </table:table-cell>
          <table:table-cell office:value-type="float" office:value="0.6408501" calcext:value-type="float">
            <text:p>0.6408501</text:p>
          </table:table-cell>
          <table:table-cell office:value-type="float" office:value="0.3207074" calcext:value-type="float">
            <text:p>0.3207074</text:p>
          </table:table-cell>
          <table:table-cell office:value-type="float" office:value="328.1698" calcext:value-type="float">
            <text:p>328.1698</text:p>
          </table:table-cell>
          <table:table-cell office:value-type="float" office:value="9.525" calcext:value-type="float">
            <text:p>9.525</text:p>
          </table:table-cell>
          <table:table-cell office:value-type="float" office:value="-0.1722412" calcext:value-type="float">
            <text:p>-0.1722412</text:p>
          </table:table-cell>
          <table:table-cell office:value-type="float" office:value="-0.319458" calcext:value-type="float">
            <text:p>-0.319458</text:p>
          </table:table-cell>
          <table:table-cell office:value-type="float" office:value="-0.07089233" calcext:value-type="float">
            <text:p>-0.07089233</text:p>
          </table:table-cell>
          <table:table-cell office:value-type="float" office:value="-0.1018982" calcext:value-type="float">
            <text:p>-0.1018982</text:p>
          </table:table-cell>
          <table:table-cell office:value-type="float" office:value="0.1219788" calcext:value-type="float">
            <text:p>0.1219788</text:p>
          </table:table-cell>
          <table:table-cell office:value-type="float" office:value="0.09963989" calcext:value-type="float">
            <text:p>0.09963989</text:p>
          </table:table-cell>
          <table:table-cell office:value-type="float" office:value="0.3601074" calcext:value-type="float">
            <text:p>0.3601074</text:p>
          </table:table-cell>
          <table:table-cell office:value-type="float" office:value="0.3458862" calcext:value-type="float">
            <text:p>0.3458862</text:p>
          </table:table-cell>
          <table:table-cell office:value-type="float" office:value="0.5510864" calcext:value-type="float">
            <text:p>0.5510864</text:p>
          </table:table-cell>
          <table:table-cell office:value-type="float" office:value="0.5401306" calcext:value-type="float">
            <text:p>0.5401306</text:p>
          </table:table-cell>
          <table:table-cell office:value-type="float" office:value="0.7944031" calcext:value-type="float">
            <text:p>0.7944031</text:p>
          </table:table-cell>
          <table:table-cell office:value-type="float" office:value="0.786438" calcext:value-type="float">
            <text:p>0.786438</text:p>
          </table:table-cell>
          <table:table-cell office:value-type="float" office:value="1.079834" calcext:value-type="float">
            <text:p>1.079834</text:p>
          </table:table-cell>
          <table:table-cell office:value-type="float" office:value="1.077393" calcext:value-type="float">
            <text:p>1.077393</text:p>
          </table:table-cell>
          <table:table-cell office:value-type="float" office:value="1.558136" calcext:value-type="float">
            <text:p>1.558136</text:p>
          </table:table-cell>
          <table:table-cell office:value-type="float" office:value="1.548676" calcext:value-type="float">
            <text:p>1.548676</text:p>
          </table:table-cell>
          <table:table-cell office:value-type="float" office:value="2.447083" calcext:value-type="float">
            <text:p>2.447083</text:p>
          </table:table-cell>
          <table:table-cell office:value-type="float" office:value="2.421967" calcext:value-type="float">
            <text:p>2.421967</text:p>
          </table:table-cell>
          <table:table-cell office:value-type="float" office:value="3.534698" calcext:value-type="float">
            <text:p>3.534698</text:p>
          </table:table-cell>
          <table:table-cell office:value-type="float" office:value="3.499603" calcext:value-type="float">
            <text:p>3.499603</text:p>
          </table:table-cell>
          <table:table-cell office:value-type="float" office:value="4.426666" calcext:value-type="float">
            <text:p>4.426666</text:p>
          </table:table-cell>
          <table:table-cell office:value-type="float" office:value="4.385986" calcext:value-type="float">
            <text:p>4.385986</text:p>
          </table:table-cell>
          <table:table-cell office:value-type="float" office:value="5.208832" calcext:value-type="float">
            <text:p>5.208832</text:p>
          </table:table-cell>
          <table:table-cell office:value-type="float" office:value="5.16391" calcext:value-type="float">
            <text:p>5.16391</text:p>
          </table:table-cell>
          <table:table-cell office:value-type="float" office:value="5.913513" calcext:value-type="float">
            <text:p>5.913513</text:p>
          </table:table-cell>
          <table:table-cell office:value-type="float" office:value="5.867096" calcext:value-type="float">
            <text:p>5.867096</text:p>
          </table:table-cell>
          <table:table-cell office:value-type="float" office:value="6.390381" calcext:value-type="float">
            <text:p>6.390381</text:p>
          </table:table-cell>
          <table:table-cell office:value-type="float" office:value="6.345093" calcext:value-type="float">
            <text:p>6.345093</text:p>
          </table:table-cell>
          <table:table-cell office:value-type="float" office:value="-0.2854309" calcext:value-type="float">
            <text:p>-0.2854309</text:p>
          </table:table-cell>
          <table:table-cell office:value-type="float" office:value="-0.7050171" calcext:value-type="float">
            <text:p>-0.7050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25022007" calcext:value-type="float">
            <text:p>25022007</text:p>
          </table:table-cell>
          <table:table-cell office:value-type="float" office:value="9.719793" calcext:value-type="float">
            <text:p>9.719793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556484" calcext:value-type="float">
            <text:p>-6.556484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327123" calcext:value-type="float">
            <text:p>0.3327123</text:p>
          </table:table-cell>
          <table:table-cell office:value-type="float" office:value="328.3598" calcext:value-type="float">
            <text:p>328.3598</text:p>
          </table:table-cell>
          <table:table-cell office:value-type="float" office:value="0" calcext:value-type="float">
            <text:p>0</text:p>
          </table:table-cell>
          <table:table-cell office:value-type="float" office:value="-0.1144104" calcext:value-type="float">
            <text:p>-0.1144104</text:p>
          </table:table-cell>
          <table:table-cell office:value-type="float" office:value="-0.1712952" calcext:value-type="float">
            <text:p>-0.1712952</text:p>
          </table:table-cell>
          <table:table-cell office:value-type="float" office:value="-0.04736328" calcext:value-type="float">
            <text:p>-0.04736328</text:p>
          </table:table-cell>
          <table:table-cell office:value-type="float" office:value="-0.07046509" calcext:value-type="float">
            <text:p>-0.07046509</text:p>
          </table:table-cell>
          <table:table-cell office:value-type="float" office:value="0.1434631" calcext:value-type="float">
            <text:p>0.1434631</text:p>
          </table:table-cell>
          <table:table-cell office:value-type="float" office:value="0.1223145" calcext:value-type="float">
            <text:p>0.1223145</text:p>
          </table:table-cell>
          <table:table-cell office:value-type="float" office:value="0.3776855" calcext:value-type="float">
            <text:p>0.3776855</text:p>
          </table:table-cell>
          <table:table-cell office:value-type="float" office:value="0.3603516" calcext:value-type="float">
            <text:p>0.3603516</text:p>
          </table:table-cell>
          <table:table-cell office:value-type="float" office:value="0.565094" calcext:value-type="float">
            <text:p>0.565094</text:p>
          </table:table-cell>
          <table:table-cell office:value-type="float" office:value="0.5513" calcext:value-type="float">
            <text:p>0.5513</text:p>
          </table:table-cell>
          <table:table-cell office:value-type="float" office:value="0.8038635" calcext:value-type="float">
            <text:p>0.8038635</text:p>
          </table:table-cell>
          <table:table-cell office:value-type="float" office:value="0.7944946" calcext:value-type="float">
            <text:p>0.7944946</text:p>
          </table:table-cell>
          <table:table-cell office:value-type="float" office:value="1.083405" calcext:value-type="float">
            <text:p>1.083405</text:p>
          </table:table-cell>
          <table:table-cell office:value-type="float" office:value="1.079834" calcext:value-type="float">
            <text:p>1.079834</text:p>
          </table:table-cell>
          <table:table-cell office:value-type="float" office:value="1.548584" calcext:value-type="float">
            <text:p>1.548584</text:p>
          </table:table-cell>
          <table:table-cell office:value-type="float" office:value="1.542236" calcext:value-type="float">
            <text:p>1.542236</text:p>
          </table:table-cell>
          <table:table-cell office:value-type="float" office:value="2.421722" calcext:value-type="float">
            <text:p>2.421722</text:p>
          </table:table-cell>
          <table:table-cell office:value-type="float" office:value="2.400421" calcext:value-type="float">
            <text:p>2.400421</text:p>
          </table:table-cell>
          <table:table-cell office:value-type="float" office:value="3.499237" calcext:value-type="float">
            <text:p>3.499237</text:p>
          </table:table-cell>
          <table:table-cell office:value-type="float" office:value="3.46579" calcext:value-type="float">
            <text:p>3.46579</text:p>
          </table:table-cell>
          <table:table-cell office:value-type="float" office:value="4.385559" calcext:value-type="float">
            <text:p>4.385559</text:p>
          </table:table-cell>
          <table:table-cell office:value-type="float" office:value="4.345306" calcext:value-type="float">
            <text:p>4.345306</text:p>
          </table:table-cell>
          <table:table-cell office:value-type="float" office:value="5.163422" calcext:value-type="float">
            <text:p>5.163422</text:p>
          </table:table-cell>
          <table:table-cell office:value-type="float" office:value="5.119019" calcext:value-type="float">
            <text:p>5.119019</text:p>
          </table:table-cell>
          <table:table-cell office:value-type="float" office:value="5.866638" calcext:value-type="float">
            <text:p>5.866638</text:p>
          </table:table-cell>
          <table:table-cell office:value-type="float" office:value="5.820923" calcext:value-type="float">
            <text:p>5.820923</text:p>
          </table:table-cell>
          <table:table-cell office:value-type="float" office:value="6.344635" calcext:value-type="float">
            <text:p>6.344635</text:p>
          </table:table-cell>
          <table:table-cell office:value-type="float" office:value="6.300262" calcext:value-type="float">
            <text:p>6.300262</text:p>
          </table:table-cell>
          <table:table-cell office:value-type="float" office:value="-0.1813049" calcext:value-type="float">
            <text:p>-0.1813049</text:p>
          </table:table-cell>
          <table:table-cell office:value-type="float" office:value="-0.2834473" calcext:value-type="float">
            <text:p>-0.28344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26022007" calcext:value-type="float">
            <text:p>26022007</text:p>
          </table:table-cell>
          <table:table-cell office:value-type="float" office:value="11.19665" calcext:value-type="float">
            <text:p>11.19665</text:p>
          </table:table-cell>
          <table:table-cell office:value-type="float" office:value="0.761768" calcext:value-type="float">
            <text:p>0.761768</text:p>
          </table:table-cell>
          <table:table-cell office:value-type="float" office:value="-8.305648" calcext:value-type="float">
            <text:p>-8.305648</text:p>
          </table:table-cell>
          <table:table-cell office:value-type="float" office:value="0.5693237" calcext:value-type="float">
            <text:p>0.5693237</text:p>
          </table:table-cell>
          <table:table-cell office:value-type="float" office:value="0.2870227" calcext:value-type="float">
            <text:p>0.2870227</text:p>
          </table:table-cell>
          <table:table-cell office:value-type="float" office:value="336.9604" calcext:value-type="float">
            <text:p>336.9604</text:p>
          </table:table-cell>
          <table:table-cell office:value-type="float" office:value="0.3175" calcext:value-type="float">
            <text:p>0.3175</text:p>
          </table:table-cell>
          <table:table-cell office:value-type="float" office:value="-0.08151245" calcext:value-type="float">
            <text:p>-0.08151245</text:p>
          </table:table-cell>
          <table:table-cell office:value-type="float" office:value="-0.1814575" calcext:value-type="float">
            <text:p>-0.1814575</text:p>
          </table:table-cell>
          <table:table-cell office:value-type="float" office:value="-0.03509521" calcext:value-type="float">
            <text:p>-0.03509521</text:p>
          </table:table-cell>
          <table:table-cell office:value-type="float" office:value="-0.05462646" calcext:value-type="float">
            <text:p>-0.05462646</text:p>
          </table:table-cell>
          <table:table-cell office:value-type="float" office:value="0.1546326" calcext:value-type="float">
            <text:p>0.1546326</text:p>
          </table:table-cell>
          <table:table-cell office:value-type="float" office:value="0.1405945" calcext:value-type="float">
            <text:p>0.1405945</text:p>
          </table:table-cell>
          <table:table-cell office:value-type="float" office:value="0.3864136" calcext:value-type="float">
            <text:p>0.3864136</text:p>
          </table:table-cell>
          <table:table-cell office:value-type="float" office:value="0.377594" calcext:value-type="float">
            <text:p>0.377594</text:p>
          </table:table-cell>
          <table:table-cell office:value-type="float" office:value="0.5716553" calcext:value-type="float">
            <text:p>0.5716553</text:p>
          </table:table-cell>
          <table:table-cell office:value-type="float" office:value="0.5652161" calcext:value-type="float">
            <text:p>0.5652161</text:p>
          </table:table-cell>
          <table:table-cell office:value-type="float" office:value="0.8075562" calcext:value-type="float">
            <text:p>0.8075562</text:p>
          </table:table-cell>
          <table:table-cell office:value-type="float" office:value="0.8039246" calcext:value-type="float">
            <text:p>0.8039246</text:p>
          </table:table-cell>
          <table:table-cell office:value-type="float" office:value="1.084015" calcext:value-type="float">
            <text:p>1.084015</text:p>
          </table:table-cell>
          <table:table-cell office:value-type="float" office:value="1.08313" calcext:value-type="float">
            <text:p>1.08313</text:p>
          </table:table-cell>
          <table:table-cell office:value-type="float" office:value="1.542206" calcext:value-type="float">
            <text:p>1.542206</text:p>
          </table:table-cell>
          <table:table-cell office:value-type="float" office:value="1.536499" calcext:value-type="float">
            <text:p>1.536499</text:p>
          </table:table-cell>
          <table:table-cell office:value-type="float" office:value="2.400208" calcext:value-type="float">
            <text:p>2.400208</text:p>
          </table:table-cell>
          <table:table-cell office:value-type="float" office:value="2.381317" calcext:value-type="float">
            <text:p>2.381317</text:p>
          </table:table-cell>
          <table:table-cell office:value-type="float" office:value="3.465454" calcext:value-type="float">
            <text:p>3.465454</text:p>
          </table:table-cell>
          <table:table-cell office:value-type="float" office:value="3.433655" calcext:value-type="float">
            <text:p>3.433655</text:p>
          </table:table-cell>
          <table:table-cell office:value-type="float" office:value="4.344879" calcext:value-type="float">
            <text:p>4.344879</text:p>
          </table:table-cell>
          <table:table-cell office:value-type="float" office:value="4.306" calcext:value-type="float">
            <text:p>4.306</text:p>
          </table:table-cell>
          <table:table-cell office:value-type="float" office:value="5.118561" calcext:value-type="float">
            <text:p>5.118561</text:p>
          </table:table-cell>
          <table:table-cell office:value-type="float" office:value="5.075256" calcext:value-type="float">
            <text:p>5.075256</text:p>
          </table:table-cell>
          <table:table-cell office:value-type="float" office:value="5.820435" calcext:value-type="float">
            <text:p>5.820435</text:p>
          </table:table-cell>
          <table:table-cell office:value-type="float" office:value="5.775299" calcext:value-type="float">
            <text:p>5.775299</text:p>
          </table:table-cell>
          <table:table-cell office:value-type="float" office:value="6.299774" calcext:value-type="float">
            <text:p>6.299774</text:p>
          </table:table-cell>
          <table:table-cell office:value-type="float" office:value="6.256165" calcext:value-type="float">
            <text:p>6.256165</text:p>
          </table:table-cell>
          <table:table-cell office:value-type="float" office:value="-0.1186829" calcext:value-type="float">
            <text:p>-0.1186829</text:p>
          </table:table-cell>
          <table:table-cell office:value-type="float" office:value="-0.3227844" calcext:value-type="float">
            <text:p>-0.32278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7022007" calcext:value-type="float">
            <text:p>27022007</text:p>
          </table:table-cell>
          <table:table-cell office:value-type="float" office:value="15.51016" calcext:value-type="float">
            <text:p>15.51016</text:p>
          </table:table-cell>
          <table:table-cell office:value-type="float" office:value="-9.686457" calcext:value-type="float">
            <text:p>-9.686457</text:p>
          </table:table-cell>
          <table:table-cell office:value-type="float" office:value="-15.51596" calcext:value-type="float">
            <text:p>-15.51596</text:p>
          </table:table-cell>
          <table:table-cell office:value-type="float" office:value="0.2620204" calcext:value-type="float">
            <text:p>0.2620204</text:p>
          </table:table-cell>
          <table:table-cell office:value-type="float" office:value="0.1653541" calcext:value-type="float">
            <text:p>0.1653541</text:p>
          </table:table-cell>
          <table:table-cell office:value-type="float" office:value="342.1591" calcext:value-type="float">
            <text:p>342.1591</text:p>
          </table:table-cell>
          <table:table-cell office:value-type="float" office:value="1.4525" calcext:value-type="float">
            <text:p>1.4525</text:p>
          </table:table-cell>
          <table:table-cell office:value-type="float" office:value="-0.06939697" calcext:value-type="float">
            <text:p>-0.06939697</text:p>
          </table:table-cell>
          <table:table-cell office:value-type="float" office:value="-0.3128662" calcext:value-type="float">
            <text:p>-0.3128662</text:p>
          </table:table-cell>
          <table:table-cell office:value-type="float" office:value="-0.02832031" calcext:value-type="float">
            <text:p>-0.02832031</text:p>
          </table:table-cell>
          <table:table-cell office:value-type="float" office:value="-0.06515503" calcext:value-type="float">
            <text:p>-0.06515503</text:p>
          </table:table-cell>
          <table:table-cell office:value-type="float" office:value="0.1614685" calcext:value-type="float">
            <text:p>0.1614685</text:p>
          </table:table-cell>
          <table:table-cell office:value-type="float" office:value="0.1400757" calcext:value-type="float">
            <text:p>0.1400757</text:p>
          </table:table-cell>
          <table:table-cell office:value-type="float" office:value="0.3919373" calcext:value-type="float">
            <text:p>0.3919373</text:p>
          </table:table-cell>
          <table:table-cell office:value-type="float" office:value="0.3810425" calcext:value-type="float">
            <text:p>0.3810425</text:p>
          </table:table-cell>
          <table:table-cell office:value-type="float" office:value="0.5760803" calcext:value-type="float">
            <text:p>0.5760803</text:p>
          </table:table-cell>
          <table:table-cell office:value-type="float" office:value="0.5698242" calcext:value-type="float">
            <text:p>0.5698242</text:p>
          </table:table-cell>
          <table:table-cell office:value-type="float" office:value="0.8103943" calcext:value-type="float">
            <text:p>0.8103943</text:p>
          </table:table-cell>
          <table:table-cell office:value-type="float" office:value="0.8076172" calcext:value-type="float">
            <text:p>0.8076172</text:p>
          </table:table-cell>
          <table:table-cell office:value-type="float" office:value="1.083832" calcext:value-type="float">
            <text:p>1.083832</text:p>
          </table:table-cell>
          <table:table-cell office:value-type="float" office:value="1.08255" calcext:value-type="float">
            <text:p>1.08255</text:p>
          </table:table-cell>
          <table:table-cell office:value-type="float" office:value="1.536438" calcext:value-type="float">
            <text:p>1.536438</text:p>
          </table:table-cell>
          <table:table-cell office:value-type="float" office:value="1.530243" calcext:value-type="float">
            <text:p>1.530243</text:p>
          </table:table-cell>
          <table:table-cell office:value-type="float" office:value="2.381134" calcext:value-type="float">
            <text:p>2.381134</text:p>
          </table:table-cell>
          <table:table-cell office:value-type="float" office:value="2.363678" calcext:value-type="float">
            <text:p>2.363678</text:p>
          </table:table-cell>
          <table:table-cell office:value-type="float" office:value="3.43335" calcext:value-type="float">
            <text:p>3.43335</text:p>
          </table:table-cell>
          <table:table-cell office:value-type="float" office:value="3.403168" calcext:value-type="float">
            <text:p>3.403168</text:p>
          </table:table-cell>
          <table:table-cell office:value-type="float" office:value="4.305634" calcext:value-type="float">
            <text:p>4.305634</text:p>
          </table:table-cell>
          <table:table-cell office:value-type="float" office:value="4.267609" calcext:value-type="float">
            <text:p>4.267609</text:p>
          </table:table-cell>
          <table:table-cell office:value-type="float" office:value="5.074799" calcext:value-type="float">
            <text:p>5.074799</text:p>
          </table:table-cell>
          <table:table-cell office:value-type="float" office:value="5.032043" calcext:value-type="float">
            <text:p>5.032043</text:p>
          </table:table-cell>
          <table:table-cell office:value-type="float" office:value="5.774811" calcext:value-type="float">
            <text:p>5.774811</text:p>
          </table:table-cell>
          <table:table-cell office:value-type="float" office:value="5.73053" calcext:value-type="float">
            <text:p>5.73053</text:p>
          </table:table-cell>
          <table:table-cell office:value-type="float" office:value="6.255707" calcext:value-type="float">
            <text:p>6.255707</text:p>
          </table:table-cell>
          <table:table-cell office:value-type="float" office:value="6.212311" calcext:value-type="float">
            <text:p>6.212311</text:p>
          </table:table-cell>
          <table:table-cell office:value-type="float" office:value="-0.09909058" calcext:value-type="float">
            <text:p>-0.09909058</text:p>
          </table:table-cell>
          <table:table-cell office:value-type="float" office:value="-0.6395264" calcext:value-type="float">
            <text:p>-0.63952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8022007" calcext:value-type="float">
            <text:p>28022007</text:p>
          </table:table-cell>
          <table:table-cell office:value-type="float" office:value="14.00942" calcext:value-type="float">
            <text:p>14.00942</text:p>
          </table:table-cell>
          <table:table-cell office:value-type="float" office:value="-3.682677" calcext:value-type="float">
            <text:p>-3.682677</text:p>
          </table:table-cell>
          <table:table-cell office:value-type="float" office:value="-18.5159" calcext:value-type="float">
            <text:p>-18.5159</text:p>
          </table:table-cell>
          <table:table-cell office:value-type="float" office:value="0.4122783" calcext:value-type="float">
            <text:p>0.4122783</text:p>
          </table:table-cell>
          <table:table-cell office:value-type="float" office:value="0.1294094" calcext:value-type="float">
            <text:p>0.1294094</text:p>
          </table:table-cell>
          <table:table-cell office:value-type="float" office:value="339.5479" calcext:value-type="float">
            <text:p>339.5479</text:p>
          </table:table-cell>
          <table:table-cell office:value-type="float" office:value="1.5" calcext:value-type="float">
            <text:p>1.5</text:p>
          </table:table-cell>
          <table:table-cell office:value-type="float" office:value="-0.2696533" calcext:value-type="float">
            <text:p>-0.2696533</text:p>
          </table:table-cell>
          <table:table-cell office:value-type="float" office:value="-0.380249" calcext:value-type="float">
            <text:p>-0.380249</text:p>
          </table:table-cell>
          <table:table-cell office:value-type="float" office:value="-0.06661987" calcext:value-type="float">
            <text:p>-0.06661987</text:p>
          </table:table-cell>
          <table:table-cell office:value-type="float" office:value="-0.08154297" calcext:value-type="float">
            <text:p>-0.08154297</text:p>
          </table:table-cell>
          <table:table-cell office:value-type="float" office:value="0.1389465" calcext:value-type="float">
            <text:p>0.1389465</text:p>
          </table:table-cell>
          <table:table-cell office:value-type="float" office:value="0.1192322" calcext:value-type="float">
            <text:p>0.1192322</text:p>
          </table:table-cell>
          <table:table-cell office:value-type="float" office:value="0.3804321" calcext:value-type="float">
            <text:p>0.3804321</text:p>
          </table:table-cell>
          <table:table-cell office:value-type="float" office:value="0.3589783" calcext:value-type="float">
            <text:p>0.3589783</text:p>
          </table:table-cell>
          <table:table-cell office:value-type="float" office:value="0.569397" calcext:value-type="float">
            <text:p>0.569397</text:p>
          </table:table-cell>
          <table:table-cell office:value-type="float" office:value="0.5482788" calcext:value-type="float">
            <text:p>0.5482788</text:p>
          </table:table-cell>
          <table:table-cell office:value-type="float" office:value="0.808075" calcext:value-type="float">
            <text:p>0.808075</text:p>
          </table:table-cell>
          <table:table-cell office:value-type="float" office:value="0.7882385" calcext:value-type="float">
            <text:p>0.7882385</text:p>
          </table:table-cell>
          <table:table-cell office:value-type="float" office:value="1.082428" calcext:value-type="float">
            <text:p>1.082428</text:p>
          </table:table-cell>
          <table:table-cell office:value-type="float" office:value="1.065552" calcext:value-type="float">
            <text:p>1.065552</text:p>
          </table:table-cell>
          <table:table-cell office:value-type="float" office:value="1.530182" calcext:value-type="float">
            <text:p>1.530182</text:p>
          </table:table-cell>
          <table:table-cell office:value-type="float" office:value="1.517639" calcext:value-type="float">
            <text:p>1.517639</text:p>
          </table:table-cell>
          <table:table-cell office:value-type="float" office:value="2.363495" calcext:value-type="float">
            <text:p>2.363495</text:p>
          </table:table-cell>
          <table:table-cell office:value-type="float" office:value="2.345642" calcext:value-type="float">
            <text:p>2.345642</text:p>
          </table:table-cell>
          <table:table-cell office:value-type="float" office:value="3.402832" calcext:value-type="float">
            <text:p>3.402832</text:p>
          </table:table-cell>
          <table:table-cell office:value-type="float" office:value="3.373688" calcext:value-type="float">
            <text:p>3.373688</text:p>
          </table:table-cell>
          <table:table-cell office:value-type="float" office:value="4.267212" calcext:value-type="float">
            <text:p>4.267212</text:p>
          </table:table-cell>
          <table:table-cell office:value-type="float" office:value="4.230743" calcext:value-type="float">
            <text:p>4.230743</text:p>
          </table:table-cell>
          <table:table-cell office:value-type="float" office:value="5.031586" calcext:value-type="float">
            <text:p>5.031586</text:p>
          </table:table-cell>
          <table:table-cell office:value-type="float" office:value="4.989532" calcext:value-type="float">
            <text:p>4.989532</text:p>
          </table:table-cell>
          <table:table-cell office:value-type="float" office:value="5.730103" calcext:value-type="float">
            <text:p>5.730103</text:p>
          </table:table-cell>
          <table:table-cell office:value-type="float" office:value="5.686615" calcext:value-type="float">
            <text:p>5.686615</text:p>
          </table:table-cell>
          <table:table-cell office:value-type="float" office:value="6.211823" calcext:value-type="float">
            <text:p>6.211823</text:p>
          </table:table-cell>
          <table:table-cell office:value-type="float" office:value="6.169434" calcext:value-type="float">
            <text:p>6.169434</text:p>
          </table:table-cell>
          <table:table-cell office:value-type="float" office:value="-0.6131592" calcext:value-type="float">
            <text:p>-0.6131592</text:p>
          </table:table-cell>
          <table:table-cell office:value-type="float" office:value="-0.9734802" calcext:value-type="float">
            <text:p>-0.97348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32007" calcext:value-type="float">
            <text:p>1032007</text:p>
          </table:table-cell>
          <table:table-cell office:value-type="float" office:value="16.95262" calcext:value-type="float">
            <text:p>16.9526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16.50089" calcext:value-type="float">
            <text:p>-16.50089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1526653" calcext:value-type="float">
            <text:p>0.1526653</text:p>
          </table:table-cell>
          <table:table-cell office:value-type="float" office:value="345.5339" calcext:value-type="float">
            <text:p>345.5339</text:p>
          </table:table-cell>
          <table:table-cell office:value-type="float" office:value="0" calcext:value-type="float">
            <text:p>0</text:p>
          </table:table-cell>
          <table:table-cell office:value-type="float" office:value="-0.07766724" calcext:value-type="float">
            <text:p>-0.07766724</text:p>
          </table:table-cell>
          <table:table-cell office:value-type="float" office:value="-0.4534607" calcext:value-type="float">
            <text:p>-0.4534607</text:p>
          </table:table-cell>
          <table:table-cell office:value-type="float" office:value="-0.04672241" calcext:value-type="float">
            <text:p>-0.04672241</text:p>
          </table:table-cell>
          <table:table-cell office:value-type="float" office:value="-0.1017456" calcext:value-type="float">
            <text:p>-0.1017456</text:p>
          </table:table-cell>
          <table:table-cell office:value-type="float" office:value="0.1386414" calcext:value-type="float">
            <text:p>0.1386414</text:p>
          </table:table-cell>
          <table:table-cell office:value-type="float" office:value="0.1001282" calcext:value-type="float">
            <text:p>0.1001282</text:p>
          </table:table-cell>
          <table:table-cell office:value-type="float" office:value="0.3653564" calcext:value-type="float">
            <text:p>0.3653564</text:p>
          </table:table-cell>
          <table:table-cell office:value-type="float" office:value="0.3421631" calcext:value-type="float">
            <text:p>0.3421631</text:p>
          </table:table-cell>
          <table:table-cell office:value-type="float" office:value="0.5480957" calcext:value-type="float">
            <text:p>0.5480957</text:p>
          </table:table-cell>
          <table:table-cell office:value-type="float" office:value="0.5340271" calcext:value-type="float">
            <text:p>0.5340271</text:p>
          </table:table-cell>
          <table:table-cell office:value-type="float" office:value="0.7881165" calcext:value-type="float">
            <text:p>0.7881165</text:p>
          </table:table-cell>
          <table:table-cell office:value-type="float" office:value="0.7750549" calcext:value-type="float">
            <text:p>0.7750549</text:p>
          </table:table-cell>
          <table:table-cell office:value-type="float" office:value="1.06543" calcext:value-type="float">
            <text:p>1.06543</text:p>
          </table:table-cell>
          <table:table-cell office:value-type="float" office:value="1.051392" calcext:value-type="float">
            <text:p>1.051392</text:p>
          </table:table-cell>
          <table:table-cell office:value-type="float" office:value="1.517487" calcext:value-type="float">
            <text:p>1.517487</text:p>
          </table:table-cell>
          <table:table-cell office:value-type="float" office:value="1.50116" calcext:value-type="float">
            <text:p>1.50116</text:p>
          </table:table-cell>
          <table:table-cell office:value-type="float" office:value="2.345459" calcext:value-type="float">
            <text:p>2.345459</text:p>
          </table:table-cell>
          <table:table-cell office:value-type="float" office:value="2.325775" calcext:value-type="float">
            <text:p>2.325775</text:p>
          </table:table-cell>
          <table:table-cell office:value-type="float" office:value="3.373383" calcext:value-type="float">
            <text:p>3.373383</text:p>
          </table:table-cell>
          <table:table-cell office:value-type="float" office:value="3.34375" calcext:value-type="float">
            <text:p>3.34375</text:p>
          </table:table-cell>
          <table:table-cell office:value-type="float" office:value="4.230347" calcext:value-type="float">
            <text:p>4.230347</text:p>
          </table:table-cell>
          <table:table-cell office:value-type="float" office:value="4.194458" calcext:value-type="float">
            <text:p>4.194458</text:p>
          </table:table-cell>
          <table:table-cell office:value-type="float" office:value="4.989044" calcext:value-type="float">
            <text:p>4.989044</text:p>
          </table:table-cell>
          <table:table-cell office:value-type="float" office:value="4.948761" calcext:value-type="float">
            <text:p>4.948761</text:p>
          </table:table-cell>
          <table:table-cell office:value-type="float" office:value="5.686127" calcext:value-type="float">
            <text:p>5.686127</text:p>
          </table:table-cell>
          <table:table-cell office:value-type="float" office:value="5.643463" calcext:value-type="float">
            <text:p>5.643463</text:p>
          </table:table-cell>
          <table:table-cell office:value-type="float" office:value="6.168976" calcext:value-type="float">
            <text:p>6.168976</text:p>
          </table:table-cell>
          <table:table-cell office:value-type="float" office:value="6.127319" calcext:value-type="float">
            <text:p>6.127319</text:p>
          </table:table-cell>
          <table:table-cell office:value-type="float" office:value="-0.1247253" calcext:value-type="float">
            <text:p>-0.1247253</text:p>
          </table:table-cell>
          <table:table-cell office:value-type="float" office:value="-1.080658" calcext:value-type="float">
            <text:p>-1.0806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032007" calcext:value-type="float">
            <text:p>2032007</text:p>
          </table:table-cell>
          <table:table-cell office:value-type="float" office:value="14.09775" calcext:value-type="float">
            <text:p>14.09775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7.766074" calcext:value-type="float">
            <text:p>-7.766074</text:p>
          </table:table-cell>
          <table:table-cell office:value-type="float" office:value="0.6618912" calcext:value-type="float">
            <text:p>0.6618912</text:p>
          </table:table-cell>
          <table:table-cell office:value-type="float" office:value="0.3035779" calcext:value-type="float">
            <text:p>0.3035779</text:p>
          </table:table-cell>
          <table:table-cell office:value-type="float" office:value="350.1459" calcext:value-type="float">
            <text:p>350.1459</text:p>
          </table:table-cell>
          <table:table-cell office:value-type="float" office:value="0" calcext:value-type="float">
            <text:p>0</text:p>
          </table:table-cell>
          <table:table-cell office:value-type="float" office:value="-0.02557373" calcext:value-type="float">
            <text:p>-0.02557373</text:p>
          </table:table-cell>
          <table:table-cell office:value-type="float" office:value="-0.1162415" calcext:value-type="float">
            <text:p>-0.1162415</text:p>
          </table:table-cell>
          <table:table-cell office:value-type="float" office:value="-0.02478027" calcext:value-type="float">
            <text:p>-0.02478027</text:p>
          </table:table-cell>
          <table:table-cell office:value-type="float" office:value="-0.04797363" calcext:value-type="float">
            <text:p>-0.04797363</text:p>
          </table:table-cell>
          <table:table-cell office:value-type="float" office:value="0.1539307" calcext:value-type="float">
            <text:p>0.1539307</text:p>
          </table:table-cell>
          <table:table-cell office:value-type="float" office:value="0.1387024" calcext:value-type="float">
            <text:p>0.1387024</text:p>
          </table:table-cell>
          <table:table-cell office:value-type="float" office:value="0.3760071" calcext:value-type="float">
            <text:p>0.3760071</text:p>
          </table:table-cell>
          <table:table-cell office:value-type="float" office:value="0.3654785" calcext:value-type="float">
            <text:p>0.3654785</text:p>
          </table:table-cell>
          <table:table-cell office:value-type="float" office:value="0.5541077" calcext:value-type="float">
            <text:p>0.5541077</text:p>
          </table:table-cell>
          <table:table-cell office:value-type="float" office:value="0.5456848" calcext:value-type="float">
            <text:p>0.5456848</text:p>
          </table:table-cell>
          <table:table-cell office:value-type="float" office:value="0.7828369" calcext:value-type="float">
            <text:p>0.7828369</text:p>
          </table:table-cell>
          <table:table-cell office:value-type="float" office:value="0.7761536" calcext:value-type="float">
            <text:p>0.7761536</text:p>
          </table:table-cell>
          <table:table-cell office:value-type="float" office:value="1.052826" calcext:value-type="float">
            <text:p>1.052826</text:p>
          </table:table-cell>
          <table:table-cell office:value-type="float" office:value="1.044678" calcext:value-type="float">
            <text:p>1.044678</text:p>
          </table:table-cell>
          <table:table-cell office:value-type="float" office:value="1.501007" calcext:value-type="float">
            <text:p>1.501007</text:p>
          </table:table-cell>
          <table:table-cell office:value-type="float" office:value="1.487885" calcext:value-type="float">
            <text:p>1.487885</text:p>
          </table:table-cell>
          <table:table-cell office:value-type="float" office:value="2.325562" calcext:value-type="float">
            <text:p>2.325562</text:p>
          </table:table-cell>
          <table:table-cell office:value-type="float" office:value="2.305237" calcext:value-type="float">
            <text:p>2.305237</text:p>
          </table:table-cell>
          <table:table-cell office:value-type="float" office:value="3.343445" calcext:value-type="float">
            <text:p>3.343445</text:p>
          </table:table-cell>
          <table:table-cell office:value-type="float" office:value="3.31488" calcext:value-type="float">
            <text:p>3.31488</text:p>
          </table:table-cell>
          <table:table-cell office:value-type="float" office:value="4.194092" calcext:value-type="float">
            <text:p>4.194092</text:p>
          </table:table-cell>
          <table:table-cell office:value-type="float" office:value="4.158691" calcext:value-type="float">
            <text:p>4.158691</text:p>
          </table:table-cell>
          <table:table-cell office:value-type="float" office:value="4.948364" calcext:value-type="float">
            <text:p>4.948364</text:p>
          </table:table-cell>
          <table:table-cell office:value-type="float" office:value="4.907898" calcext:value-type="float">
            <text:p>4.907898</text:p>
          </table:table-cell>
          <table:table-cell office:value-type="float" office:value="5.643005" calcext:value-type="float">
            <text:p>5.643005</text:p>
          </table:table-cell>
          <table:table-cell office:value-type="float" office:value="5.601074" calcext:value-type="float">
            <text:p>5.601074</text:p>
          </table:table-cell>
          <table:table-cell office:value-type="float" office:value="6.126892" calcext:value-type="float">
            <text:p>6.126892</text:p>
          </table:table-cell>
          <table:table-cell office:value-type="float" office:value="6.085724" calcext:value-type="float">
            <text:p>6.085724</text:p>
          </table:table-cell>
          <table:table-cell office:value-type="float" office:value="-0.02883911" calcext:value-type="float">
            <text:p>-0.02883911</text:p>
          </table:table-cell>
          <table:table-cell office:value-type="float" office:value="-0.2045593" calcext:value-type="float">
            <text:p>-0.20455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032007" calcext:value-type="float">
            <text:p>3032007</text:p>
          </table:table-cell>
          <table:table-cell office:value-type="float" office:value="15.74354" calcext:value-type="float">
            <text:p>15.74354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6.525906" calcext:value-type="float">
            <text:p>-6.525906</text:p>
          </table:table-cell>
          <table:table-cell office:value-type="float" office:value="0.7460481" calcext:value-type="float">
            <text:p>0.7460481</text:p>
          </table:table-cell>
          <table:table-cell office:value-type="float" office:value="0.3334801" calcext:value-type="float">
            <text:p>0.3334801</text:p>
          </table:table-cell>
          <table:table-cell office:value-type="float" office:value="348.4104" calcext:value-type="float">
            <text:p>348.4104</text:p>
          </table:table-cell>
          <table:table-cell office:value-type="float" office:value="0" calcext:value-type="float">
            <text:p>0</text:p>
          </table:table-cell>
          <table:table-cell office:value-type="float" office:value="-0.01400757" calcext:value-type="float">
            <text:p>-0.01400757</text:p>
          </table:table-cell>
          <table:table-cell office:value-type="float" office:value="-0.08544922" calcext:value-type="float">
            <text:p>-0.08544922</text:p>
          </table:table-cell>
          <table:table-cell office:value-type="float" office:value="-0.01171875" calcext:value-type="float">
            <text:p>-0.01171875</text:p>
          </table:table-cell>
          <table:table-cell office:value-type="float" office:value="-0.03308105" calcext:value-type="float">
            <text:p>-0.03308105</text:p>
          </table:table-cell>
          <table:table-cell office:value-type="float" office:value="0.1625671" calcext:value-type="float">
            <text:p>0.1625671</text:p>
          </table:table-cell>
          <table:table-cell office:value-type="float" office:value="0.1536255" calcext:value-type="float">
            <text:p>0.1536255</text:p>
          </table:table-cell>
          <table:table-cell office:value-type="float" office:value="0.3800049" calcext:value-type="float">
            <text:p>0.3800049</text:p>
          </table:table-cell>
          <table:table-cell office:value-type="float" office:value="0.3661499" calcext:value-type="float">
            <text:p>0.3661499</text:p>
          </table:table-cell>
          <table:table-cell office:value-type="float" office:value="0.5576172" calcext:value-type="float">
            <text:p>0.5576172</text:p>
          </table:table-cell>
          <table:table-cell office:value-type="float" office:value="0.5415955" calcext:value-type="float">
            <text:p>0.5415955</text:p>
          </table:table-cell>
          <table:table-cell office:value-type="float" office:value="0.7850342" calcext:value-type="float">
            <text:p>0.7850342</text:p>
          </table:table-cell>
          <table:table-cell office:value-type="float" office:value="0.7693176" calcext:value-type="float">
            <text:p>0.7693176</text:p>
          </table:table-cell>
          <table:table-cell office:value-type="float" office:value="1.049408" calcext:value-type="float">
            <text:p>1.049408</text:p>
          </table:table-cell>
          <table:table-cell office:value-type="float" office:value="1.033264" calcext:value-type="float">
            <text:p>1.033264</text:p>
          </table:table-cell>
          <table:table-cell office:value-type="float" office:value="1.487793" calcext:value-type="float">
            <text:p>1.487793</text:p>
          </table:table-cell>
          <table:table-cell office:value-type="float" office:value="1.4729" calcext:value-type="float">
            <text:p>1.4729</text:p>
          </table:table-cell>
          <table:table-cell office:value-type="float" office:value="2.305023" calcext:value-type="float">
            <text:p>2.305023</text:p>
          </table:table-cell>
          <table:table-cell office:value-type="float" office:value="2.284851" calcext:value-type="float">
            <text:p>2.284851</text:p>
          </table:table-cell>
          <table:table-cell office:value-type="float" office:value="3.314606" calcext:value-type="float">
            <text:p>3.314606</text:p>
          </table:table-cell>
          <table:table-cell office:value-type="float" office:value="3.286621" calcext:value-type="float">
            <text:p>3.286621</text:p>
          </table:table-cell>
          <table:table-cell office:value-type="float" office:value="4.158325" calcext:value-type="float">
            <text:p>4.158325</text:p>
          </table:table-cell>
          <table:table-cell office:value-type="float" office:value="4.124115" calcext:value-type="float">
            <text:p>4.124115</text:p>
          </table:table-cell>
          <table:table-cell office:value-type="float" office:value="4.907501" calcext:value-type="float">
            <text:p>4.907501</text:p>
          </table:table-cell>
          <table:table-cell office:value-type="float" office:value="4.871338" calcext:value-type="float">
            <text:p>4.871338</text:p>
          </table:table-cell>
          <table:table-cell office:value-type="float" office:value="5.600616" calcext:value-type="float">
            <text:p>5.600616</text:p>
          </table:table-cell>
          <table:table-cell office:value-type="float" office:value="5.565643" calcext:value-type="float">
            <text:p>5.565643</text:p>
          </table:table-cell>
          <table:table-cell office:value-type="float" office:value="6.085297" calcext:value-type="float">
            <text:p>6.085297</text:p>
          </table:table-cell>
          <table:table-cell office:value-type="float" office:value="6.045135" calcext:value-type="float">
            <text:p>6.045135</text:p>
          </table:table-cell>
          <table:table-cell office:value-type="float" office:value="-0.01361084" calcext:value-type="float">
            <text:p>-0.01361084</text:p>
          </table:table-cell>
          <table:table-cell office:value-type="float" office:value="-0.1398926" calcext:value-type="float">
            <text:p>-0.13989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4032007" calcext:value-type="float">
            <text:p>4032007</text:p>
          </table:table-cell>
          <table:table-cell office:value-type="float" office:value="15.37615" calcext:value-type="float">
            <text:p>15.37615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5.05565" calcext:value-type="float">
            <text:p>-5.05565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3723485" calcext:value-type="float">
            <text:p>0.3723485</text:p>
          </table:table-cell>
          <table:table-cell office:value-type="float" office:value="355.1846" calcext:value-type="float">
            <text:p>355.1846</text:p>
          </table:table-cell>
          <table:table-cell office:value-type="float" office:value="0" calcext:value-type="float">
            <text:p>0</text:p>
          </table:table-cell>
          <table:table-cell office:value-type="float" office:value="-0.01574707" calcext:value-type="float">
            <text:p>-0.01574707</text:p>
          </table:table-cell>
          <table:table-cell office:value-type="float" office:value="-0.0718689" calcext:value-type="float">
            <text:p>-0.0718689</text:p>
          </table:table-cell>
          <table:table-cell office:value-type="float" office:value="-0.008331299" calcext:value-type="float">
            <text:p>-0.008331299</text:p>
          </table:table-cell>
          <table:table-cell office:value-type="float" office:value="-0.02316284" calcext:value-type="float">
            <text:p>-0.02316284</text:p>
          </table:table-cell>
          <table:table-cell office:value-type="float" office:value="0.1678772" calcext:value-type="float">
            <text:p>0.1678772</text:p>
          </table:table-cell>
          <table:table-cell office:value-type="float" office:value="0.1618958" calcext:value-type="float">
            <text:p>0.1618958</text:p>
          </table:table-cell>
          <table:table-cell office:value-type="float" office:value="0.3856506" calcext:value-type="float">
            <text:p>0.3856506</text:p>
          </table:table-cell>
          <table:table-cell office:value-type="float" office:value="0.3766479" calcext:value-type="float">
            <text:p>0.3766479</text:p>
          </table:table-cell>
          <table:table-cell office:value-type="float" office:value="0.5605164" calcext:value-type="float">
            <text:p>0.5605164</text:p>
          </table:table-cell>
          <table:table-cell office:value-type="float" office:value="0.5510254" calcext:value-type="float">
            <text:p>0.5510254</text:p>
          </table:table-cell>
          <table:table-cell office:value-type="float" office:value="0.783844" calcext:value-type="float">
            <text:p>0.783844</text:p>
          </table:table-cell>
          <table:table-cell office:value-type="float" office:value="0.7747192" calcext:value-type="float">
            <text:p>0.7747192</text:p>
          </table:table-cell>
          <table:table-cell office:value-type="float" office:value="1.042267" calcext:value-type="float">
            <text:p>1.042267</text:p>
          </table:table-cell>
          <table:table-cell office:value-type="float" office:value="1.032959" calcext:value-type="float">
            <text:p>1.032959</text:p>
          </table:table-cell>
          <table:table-cell office:value-type="float" office:value="1.472748" calcext:value-type="float">
            <text:p>1.472748</text:p>
          </table:table-cell>
          <table:table-cell office:value-type="float" office:value="1.461609" calcext:value-type="float">
            <text:p>1.461609</text:p>
          </table:table-cell>
          <table:table-cell office:value-type="float" office:value="2.284607" calcext:value-type="float">
            <text:p>2.284607</text:p>
          </table:table-cell>
          <table:table-cell office:value-type="float" office:value="2.264069" calcext:value-type="float">
            <text:p>2.264069</text:p>
          </table:table-cell>
          <table:table-cell office:value-type="float" office:value="3.286316" calcext:value-type="float">
            <text:p>3.286316</text:p>
          </table:table-cell>
          <table:table-cell office:value-type="float" office:value="3.258972" calcext:value-type="float">
            <text:p>3.258972</text:p>
          </table:table-cell>
          <table:table-cell office:value-type="float" office:value="4.123779" calcext:value-type="float">
            <text:p>4.123779</text:p>
          </table:table-cell>
          <table:table-cell office:value-type="float" office:value="4.091156" calcext:value-type="float">
            <text:p>4.091156</text:p>
          </table:table-cell>
          <table:table-cell office:value-type="float" office:value="4.870972" calcext:value-type="float">
            <text:p>4.870972</text:p>
          </table:table-cell>
          <table:table-cell office:value-type="float" office:value="4.835266" calcext:value-type="float">
            <text:p>4.835266</text:p>
          </table:table-cell>
          <table:table-cell office:value-type="float" office:value="5.565186" calcext:value-type="float">
            <text:p>5.565186</text:p>
          </table:table-cell>
          <table:table-cell office:value-type="float" office:value="5.521454" calcext:value-type="float">
            <text:p>5.521454</text:p>
          </table:table-cell>
          <table:table-cell office:value-type="float" office:value="6.044708" calcext:value-type="float">
            <text:p>6.044708</text:p>
          </table:table-cell>
          <table:table-cell office:value-type="float" office:value="6.003204" calcext:value-type="float">
            <text:p>6.003204</text:p>
          </table:table-cell>
          <table:table-cell office:value-type="float" office:value="-0.01983643" calcext:value-type="float">
            <text:p>-0.01983643</text:p>
          </table:table-cell>
          <table:table-cell office:value-type="float" office:value="-0.1212158" calcext:value-type="float">
            <text:p>-0.12121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032007" calcext:value-type="float">
            <text:p>5032007</text:p>
          </table:table-cell>
          <table:table-cell office:value-type="float" office:value="12.83014" calcext:value-type="float">
            <text:p>12.83014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5.06399" calcext:value-type="float">
            <text:p>-5.06399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721177" calcext:value-type="float">
            <text:p>0.3721177</text:p>
          </table:table-cell>
          <table:table-cell office:value-type="float" office:value="356.0095" calcext:value-type="float">
            <text:p>356.0095</text:p>
          </table:table-cell>
          <table:table-cell office:value-type="float" office:value="0" calcext:value-type="float">
            <text:p>0</text:p>
          </table:table-cell>
          <table:table-cell office:value-type="float" office:value="-0.02069092" calcext:value-type="float">
            <text:p>-0.02069092</text:p>
          </table:table-cell>
          <table:table-cell office:value-type="float" office:value="-0.06268311" calcext:value-type="float">
            <text:p>-0.06268311</text:p>
          </table:table-cell>
          <table:table-cell office:value-type="float" office:value="-0.008666992" calcext:value-type="float">
            <text:p>-0.008666992</text:p>
          </table:table-cell>
          <table:table-cell office:value-type="float" office:value="-0.01846313" calcext:value-type="float">
            <text:p>-0.01846313</text:p>
          </table:table-cell>
          <table:table-cell office:value-type="float" office:value="0.1706543" calcext:value-type="float">
            <text:p>0.1706543</text:p>
          </table:table-cell>
          <table:table-cell office:value-type="float" office:value="0.1669312" calcext:value-type="float">
            <text:p>0.1669312</text:p>
          </table:table-cell>
          <table:table-cell office:value-type="float" office:value="0.3877869" calcext:value-type="float">
            <text:p>0.3877869</text:p>
          </table:table-cell>
          <table:table-cell office:value-type="float" office:value="0.3832397" calcext:value-type="float">
            <text:p>0.3832397</text:p>
          </table:table-cell>
          <table:table-cell office:value-type="float" office:value="0.5618286" calcext:value-type="float">
            <text:p>0.5618286</text:p>
          </table:table-cell>
          <table:table-cell office:value-type="float" office:value="0.5563965" calcext:value-type="float">
            <text:p>0.5563965</text:p>
          </table:table-cell>
          <table:table-cell office:value-type="float" office:value="0.7823792" calcext:value-type="float">
            <text:p>0.7823792</text:p>
          </table:table-cell>
          <table:table-cell office:value-type="float" office:value="0.7771606" calcext:value-type="float">
            <text:p>0.7771606</text:p>
          </table:table-cell>
          <table:table-cell office:value-type="float" office:value="1.038086" calcext:value-type="float">
            <text:p>1.038086</text:p>
          </table:table-cell>
          <table:table-cell office:value-type="float" office:value="1.032776" calcext:value-type="float">
            <text:p>1.032776</text:p>
          </table:table-cell>
          <table:table-cell office:value-type="float" office:value="1.461548" calcext:value-type="float">
            <text:p>1.461548</text:p>
          </table:table-cell>
          <table:table-cell office:value-type="float" office:value="1.454437" calcext:value-type="float">
            <text:p>1.454437</text:p>
          </table:table-cell>
          <table:table-cell office:value-type="float" office:value="2.263855" calcext:value-type="float">
            <text:p>2.263855</text:p>
          </table:table-cell>
          <table:table-cell office:value-type="float" office:value="2.244812" calcext:value-type="float">
            <text:p>2.244812</text:p>
          </table:table-cell>
          <table:table-cell office:value-type="float" office:value="3.258667" calcext:value-type="float">
            <text:p>3.258667</text:p>
          </table:table-cell>
          <table:table-cell office:value-type="float" office:value="3.231018" calcext:value-type="float">
            <text:p>3.231018</text:p>
          </table:table-cell>
          <table:table-cell office:value-type="float" office:value="4.09079" calcext:value-type="float">
            <text:p>4.09079</text:p>
          </table:table-cell>
          <table:table-cell office:value-type="float" office:value="4.058472" calcext:value-type="float">
            <text:p>4.058472</text:p>
          </table:table-cell>
          <table:table-cell office:value-type="float" office:value="4.834869" calcext:value-type="float">
            <text:p>4.834869</text:p>
          </table:table-cell>
          <table:table-cell office:value-type="float" office:value="4.797607" calcext:value-type="float">
            <text:p>4.797607</text:p>
          </table:table-cell>
          <table:table-cell office:value-type="float" office:value="5.520996" calcext:value-type="float">
            <text:p>5.520996</text:p>
          </table:table-cell>
          <table:table-cell office:value-type="float" office:value="5.480072" calcext:value-type="float">
            <text:p>5.480072</text:p>
          </table:table-cell>
          <table:table-cell office:value-type="float" office:value="6.002777" calcext:value-type="float">
            <text:p>6.002777</text:p>
          </table:table-cell>
          <table:table-cell office:value-type="float" office:value="5.962341" calcext:value-type="float">
            <text:p>5.962341</text:p>
          </table:table-cell>
          <table:table-cell office:value-type="float" office:value="-0.02935791" calcext:value-type="float">
            <text:p>-0.02935791</text:p>
          </table:table-cell>
          <table:table-cell office:value-type="float" office:value="-0.1031189" calcext:value-type="float">
            <text:p>-0.10311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6032007" calcext:value-type="float">
            <text:p>6032007</text:p>
          </table:table-cell>
          <table:table-cell office:value-type="float" office:value="12.45896" calcext:value-type="float">
            <text:p>12.45896</text:p>
          </table:table-cell>
          <table:table-cell office:value-type="float" office:value="0.206212" calcext:value-type="float">
            <text:p>0.206212</text:p>
          </table:table-cell>
          <table:table-cell office:value-type="float" office:value="-6.058986" calcext:value-type="float">
            <text:p>-6.058986</text:p>
          </table:table-cell>
          <table:table-cell office:value-type="float" office:value="0.5471258" calcext:value-type="float">
            <text:p>0.5471258</text:p>
          </table:table-cell>
          <table:table-cell office:value-type="float" office:value="0.3454083" calcext:value-type="float">
            <text:p>0.3454083</text:p>
          </table:table-cell>
          <table:table-cell office:value-type="float" office:value="355.3509" calcext:value-type="float">
            <text:p>355.3509</text:p>
          </table:table-cell>
          <table:table-cell office:value-type="float" office:value="0" calcext:value-type="float">
            <text:p>0</text:p>
          </table:table-cell>
          <table:table-cell office:value-type="float" office:value="-0.01931763" calcext:value-type="float">
            <text:p>-0.01931763</text:p>
          </table:table-cell>
          <table:table-cell office:value-type="float" office:value="-0.1018066" calcext:value-type="float">
            <text:p>-0.1018066</text:p>
          </table:table-cell>
          <table:table-cell office:value-type="float" office:value="-0.00680542" calcext:value-type="float">
            <text:p>-0.00680542</text:p>
          </table:table-cell>
          <table:table-cell office:value-type="float" office:value="-0.02215576" calcext:value-type="float">
            <text:p>-0.02215576</text:p>
          </table:table-cell>
          <table:table-cell office:value-type="float" office:value="0.1727905" calcext:value-type="float">
            <text:p>0.1727905</text:p>
          </table:table-cell>
          <table:table-cell office:value-type="float" office:value="0.1662598" calcext:value-type="float">
            <text:p>0.1662598</text:p>
          </table:table-cell>
          <table:table-cell office:value-type="float" office:value="0.3880005" calcext:value-type="float">
            <text:p>0.3880005</text:p>
          </table:table-cell>
          <table:table-cell office:value-type="float" office:value="0.3831482" calcext:value-type="float">
            <text:p>0.3831482</text:p>
          </table:table-cell>
          <table:table-cell office:value-type="float" office:value="0.5609131" calcext:value-type="float">
            <text:p>0.5609131</text:p>
          </table:table-cell>
          <table:table-cell office:value-type="float" office:value="0.5546875" calcext:value-type="float">
            <text:p>0.5546875</text:p>
          </table:table-cell>
          <table:table-cell office:value-type="float" office:value="0.7799072" calcext:value-type="float">
            <text:p>0.7799072</text:p>
          </table:table-cell>
          <table:table-cell office:value-type="float" office:value="0.7739258" calcext:value-type="float">
            <text:p>0.7739258</text:p>
          </table:table-cell>
          <table:table-cell office:value-type="float" office:value="1.03421" calcext:value-type="float">
            <text:p>1.03421</text:p>
          </table:table-cell>
          <table:table-cell office:value-type="float" office:value="1.028015" calcext:value-type="float">
            <text:p>1.028015</text:p>
          </table:table-cell>
          <table:table-cell office:value-type="float" office:value="1.454346" calcext:value-type="float">
            <text:p>1.454346</text:p>
          </table:table-cell>
          <table:table-cell office:value-type="float" office:value="1.446045" calcext:value-type="float">
            <text:p>1.446045</text:p>
          </table:table-cell>
          <table:table-cell office:value-type="float" office:value="2.244629" calcext:value-type="float">
            <text:p>2.244629</text:p>
          </table:table-cell>
          <table:table-cell office:value-type="float" office:value="2.227509" calcext:value-type="float">
            <text:p>2.227509</text:p>
          </table:table-cell>
          <table:table-cell office:value-type="float" office:value="3.230713" calcext:value-type="float">
            <text:p>3.230713</text:p>
          </table:table-cell>
          <table:table-cell office:value-type="float" office:value="3.204956" calcext:value-type="float">
            <text:p>3.204956</text:p>
          </table:table-cell>
          <table:table-cell office:value-type="float" office:value="4.058136" calcext:value-type="float">
            <text:p>4.058136</text:p>
          </table:table-cell>
          <table:table-cell office:value-type="float" office:value="4.02594" calcext:value-type="float">
            <text:p>4.02594</text:p>
          </table:table-cell>
          <table:table-cell office:value-type="float" office:value="4.797211" calcext:value-type="float">
            <text:p>4.797211</text:p>
          </table:table-cell>
          <table:table-cell office:value-type="float" office:value="4.760101" calcext:value-type="float">
            <text:p>4.760101</text:p>
          </table:table-cell>
          <table:table-cell office:value-type="float" office:value="5.479645" calcext:value-type="float">
            <text:p>5.479645</text:p>
          </table:table-cell>
          <table:table-cell office:value-type="float" office:value="5.44046" calcext:value-type="float">
            <text:p>5.44046</text:p>
          </table:table-cell>
          <table:table-cell office:value-type="float" office:value="5.961914" calcext:value-type="float">
            <text:p>5.961914</text:p>
          </table:table-cell>
          <table:table-cell office:value-type="float" office:value="5.923126" calcext:value-type="float">
            <text:p>5.923126</text:p>
          </table:table-cell>
          <table:table-cell office:value-type="float" office:value="-0.02734375" calcext:value-type="float">
            <text:p>-0.02734375</text:p>
          </table:table-cell>
          <table:table-cell office:value-type="float" office:value="-0.2473755" calcext:value-type="float">
            <text:p>-0.24737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7032007" calcext:value-type="float">
            <text:p>7032007</text:p>
          </table:table-cell>
          <table:table-cell office:value-type="float" office:value="12.69455" calcext:value-type="float">
            <text:p>12.69455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22404" calcext:value-type="float">
            <text:p>0.6722404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4.0374" calcext:value-type="float">
            <text:p>354.0374</text:p>
          </table:table-cell>
          <table:table-cell office:value-type="float" office:value="0" calcext:value-type="float">
            <text:p>0</text:p>
          </table:table-cell>
          <table:table-cell office:value-type="float" office:value="-0.01013184" calcext:value-type="float">
            <text:p>-0.01013184</text:p>
          </table:table-cell>
          <table:table-cell office:value-type="float" office:value="-0.1733704" calcext:value-type="float">
            <text:p>-0.1733704</text:p>
          </table:table-cell>
          <table:table-cell office:value-type="float" office:value="0.0006103516" calcext:value-type="float">
            <text:p>0.0006103516</text:p>
          </table:table-cell>
          <table:table-cell office:value-type="float" office:value="-0.02972412" calcext:value-type="float">
            <text:p>-0.02972412</text:p>
          </table:table-cell>
          <table:table-cell office:value-type="float" office:value="0.1761169" calcext:value-type="float">
            <text:p>0.1761169</text:p>
          </table:table-cell>
          <table:table-cell office:value-type="float" office:value="0.1625671" calcext:value-type="float">
            <text:p>0.1625671</text:p>
          </table:table-cell>
          <table:table-cell office:value-type="float" office:value="0.3882446" calcext:value-type="float">
            <text:p>0.3882446</text:p>
          </table:table-cell>
          <table:table-cell office:value-type="float" office:value="0.3778992" calcext:value-type="float">
            <text:p>0.3778992</text:p>
          </table:table-cell>
          <table:table-cell office:value-type="float" office:value="0.5593262" calcext:value-type="float">
            <text:p>0.5593262</text:p>
          </table:table-cell>
          <table:table-cell office:value-type="float" office:value="0.546814" calcext:value-type="float">
            <text:p>0.546814</text:p>
          </table:table-cell>
          <table:table-cell office:value-type="float" office:value="0.7764893" calcext:value-type="float">
            <text:p>0.7764893</text:p>
          </table:table-cell>
          <table:table-cell office:value-type="float" office:value="0.7646179" calcext:value-type="float">
            <text:p>0.7646179</text:p>
          </table:table-cell>
          <table:table-cell office:value-type="float" office:value="1.028961" calcext:value-type="float">
            <text:p>1.028961</text:p>
          </table:table-cell>
          <table:table-cell office:value-type="float" office:value="1.016602" calcext:value-type="float">
            <text:p>1.016602</text:p>
          </table:table-cell>
          <table:table-cell office:value-type="float" office:value="1.445953" calcext:value-type="float">
            <text:p>1.445953</text:p>
          </table:table-cell>
          <table:table-cell office:value-type="float" office:value="1.433624" calcext:value-type="float">
            <text:p>1.433624</text:p>
          </table:table-cell>
          <table:table-cell office:value-type="float" office:value="2.227325" calcext:value-type="float">
            <text:p>2.227325</text:p>
          </table:table-cell>
          <table:table-cell office:value-type="float" office:value="2.210022" calcext:value-type="float">
            <text:p>2.210022</text:p>
          </table:table-cell>
          <table:table-cell office:value-type="float" office:value="3.204712" calcext:value-type="float">
            <text:p>3.204712</text:p>
          </table:table-cell>
          <table:table-cell office:value-type="float" office:value="3.17868" calcext:value-type="float">
            <text:p>3.17868</text:p>
          </table:table-cell>
          <table:table-cell office:value-type="float" office:value="4.025604" calcext:value-type="float">
            <text:p>4.025604</text:p>
          </table:table-cell>
          <table:table-cell office:value-type="float" office:value="3.993683" calcext:value-type="float">
            <text:p>3.993683</text:p>
          </table:table-cell>
          <table:table-cell office:value-type="float" office:value="4.759674" calcext:value-type="float">
            <text:p>4.759674</text:p>
          </table:table-cell>
          <table:table-cell office:value-type="float" office:value="4.722778" calcext:value-type="float">
            <text:p>4.722778</text:p>
          </table:table-cell>
          <table:table-cell office:value-type="float" office:value="5.440063" calcext:value-type="float">
            <text:p>5.440063</text:p>
          </table:table-cell>
          <table:table-cell office:value-type="float" office:value="5.401581" calcext:value-type="float">
            <text:p>5.401581</text:p>
          </table:table-cell>
          <table:table-cell office:value-type="float" office:value="5.922729" calcext:value-type="float">
            <text:p>5.922729</text:p>
          </table:table-cell>
          <table:table-cell office:value-type="float" office:value="5.885468" calcext:value-type="float">
            <text:p>5.885468</text:p>
          </table:table-cell>
          <table:table-cell office:value-type="float" office:value="-0.01330566" calcext:value-type="float">
            <text:p>-0.01330566</text:p>
          </table:table-cell>
          <table:table-cell office:value-type="float" office:value="-0.4918213" calcext:value-type="float">
            <text:p>-0.49182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8032007" calcext:value-type="float">
            <text:p>8032007</text:p>
          </table:table-cell>
          <table:table-cell office:value-type="float" office:value="13.98902" calcext:value-type="float">
            <text:p>13.98902</text:p>
          </table:table-cell>
          <table:table-cell office:value-type="float" office:value="1.872879" calcext:value-type="float">
            <text:p>1.872879</text:p>
          </table:table-cell>
          <table:table-cell office:value-type="float" office:value="-3.563156" calcext:value-type="float">
            <text:p>-3.563156</text:p>
          </table:table-cell>
          <table:table-cell office:value-type="float" office:value="0.6161601" calcext:value-type="float">
            <text:p>0.6161601</text:p>
          </table:table-cell>
          <table:table-cell office:value-type="float" office:value="0.415931" calcext:value-type="float">
            <text:p>0.415931</text:p>
          </table:table-cell>
          <table:table-cell office:value-type="float" office:value="350.7775" calcext:value-type="float">
            <text:p>350.7775</text:p>
          </table:table-cell>
          <table:table-cell office:value-type="float" office:value="0" calcext:value-type="float">
            <text:p>0</text:p>
          </table:table-cell>
          <table:table-cell office:value-type="float" office:value="-0.008392334" calcext:value-type="float">
            <text:p>-0.008392334</text:p>
          </table:table-cell>
          <table:table-cell office:value-type="float" office:value="-0.2114868" calcext:value-type="float">
            <text:p>-0.2114868</text:p>
          </table:table-cell>
          <table:table-cell office:value-type="float" office:value="0.003631592" calcext:value-type="float">
            <text:p>0.003631592</text:p>
          </table:table-cell>
          <table:table-cell office:value-type="float" office:value="-0.0317688" calcext:value-type="float">
            <text:p>-0.0317688</text:p>
          </table:table-cell>
          <table:table-cell office:value-type="float" office:value="0.1779175" calcext:value-type="float">
            <text:p>0.1779175</text:p>
          </table:table-cell>
          <table:table-cell office:value-type="float" office:value="0.1622314" calcext:value-type="float">
            <text:p>0.1622314</text:p>
          </table:table-cell>
          <table:table-cell office:value-type="float" office:value="0.3882446" calcext:value-type="float">
            <text:p>0.3882446</text:p>
          </table:table-cell>
          <table:table-cell office:value-type="float" office:value="0.3782959" calcext:value-type="float">
            <text:p>0.3782959</text:p>
          </table:table-cell>
          <table:table-cell office:value-type="float" office:value="0.5569153" calcext:value-type="float">
            <text:p>0.5569153</text:p>
          </table:table-cell>
          <table:table-cell office:value-type="float" office:value="0.5450745" calcext:value-type="float">
            <text:p>0.5450745</text:p>
          </table:table-cell>
          <table:table-cell office:value-type="float" office:value="0.7711182" calcext:value-type="float">
            <text:p>0.7711182</text:p>
          </table:table-cell>
          <table:table-cell office:value-type="float" office:value="0.7599487" calcext:value-type="float">
            <text:p>0.7599487</text:p>
          </table:table-cell>
          <table:table-cell office:value-type="float" office:value="1.020142" calcext:value-type="float">
            <text:p>1.020142</text:p>
          </table:table-cell>
          <table:table-cell office:value-type="float" office:value="1.008789" calcext:value-type="float">
            <text:p>1.008789</text:p>
          </table:table-cell>
          <table:table-cell office:value-type="float" office:value="1.433533" calcext:value-type="float">
            <text:p>1.433533</text:p>
          </table:table-cell>
          <table:table-cell office:value-type="float" office:value="1.421143" calcext:value-type="float">
            <text:p>1.421143</text:p>
          </table:table-cell>
          <table:table-cell office:value-type="float" office:value="2.209808" calcext:value-type="float">
            <text:p>2.209808</text:p>
          </table:table-cell>
          <table:table-cell office:value-type="float" office:value="2.191589" calcext:value-type="float">
            <text:p>2.191589</text:p>
          </table:table-cell>
          <table:table-cell office:value-type="float" office:value="3.178345" calcext:value-type="float">
            <text:p>3.178345</text:p>
          </table:table-cell>
          <table:table-cell office:value-type="float" office:value="3.153198" calcext:value-type="float">
            <text:p>3.153198</text:p>
          </table:table-cell>
          <table:table-cell office:value-type="float" office:value="3.993378" calcext:value-type="float">
            <text:p>3.993378</text:p>
          </table:table-cell>
          <table:table-cell office:value-type="float" office:value="3.961884" calcext:value-type="float">
            <text:p>3.961884</text:p>
          </table:table-cell>
          <table:table-cell office:value-type="float" office:value="4.722412" calcext:value-type="float">
            <text:p>4.722412</text:p>
          </table:table-cell>
          <table:table-cell office:value-type="float" office:value="4.68634" calcext:value-type="float">
            <text:p>4.68634</text:p>
          </table:table-cell>
          <table:table-cell office:value-type="float" office:value="5.401184" calcext:value-type="float">
            <text:p>5.401184</text:p>
          </table:table-cell>
          <table:table-cell office:value-type="float" office:value="5.363373" calcext:value-type="float">
            <text:p>5.363373</text:p>
          </table:table-cell>
          <table:table-cell office:value-type="float" office:value="5.885071" calcext:value-type="float">
            <text:p>5.885071</text:p>
          </table:table-cell>
          <table:table-cell office:value-type="float" office:value="5.848328" calcext:value-type="float">
            <text:p>5.848328</text:p>
          </table:table-cell>
          <table:table-cell office:value-type="float" office:value="-0.01077271" calcext:value-type="float">
            <text:p>-0.01077271</text:p>
          </table:table-cell>
          <table:table-cell office:value-type="float" office:value="-0.5932312" calcext:value-type="float">
            <text:p>-0.59323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9032007" calcext:value-type="float">
            <text:p>9032007</text:p>
          </table:table-cell>
          <table:table-cell office:value-type="float" office:value="14.7567" calcext:value-type="float">
            <text:p>14.7567</text:p>
          </table:table-cell>
          <table:table-cell office:value-type="float" office:value="3.539546" calcext:value-type="float">
            <text:p>3.539546</text:p>
          </table:table-cell>
          <table:table-cell office:value-type="float" office:value="-5.047311" calcext:value-type="float">
            <text:p>-5.047311</text:p>
          </table:table-cell>
          <table:table-cell office:value-type="float" office:value="0.6740369" calcext:value-type="float">
            <text:p>0.6740369</text:p>
          </table:table-cell>
          <table:table-cell office:value-type="float" office:value="0.3725809" calcext:value-type="float">
            <text:p>0.3725809</text:p>
          </table:table-cell>
          <table:table-cell office:value-type="float" office:value="358.1283" calcext:value-type="float">
            <text:p>358.1283</text:p>
          </table:table-cell>
          <table:table-cell office:value-type="float" office:value="0" calcext:value-type="float">
            <text:p>0</text:p>
          </table:table-cell>
          <table:table-cell office:value-type="float" office:value="0.122406" calcext:value-type="float">
            <text:p>0.122406</text:p>
          </table:table-cell>
          <table:table-cell office:value-type="float" office:value="-0.3682251" calcext:value-type="float">
            <text:p>-0.3682251</text:p>
          </table:table-cell>
          <table:table-cell office:value-type="float" office:value="0.02404785" calcext:value-type="float">
            <text:p>0.02404785</text:p>
          </table:table-cell>
          <table:table-cell office:value-type="float" office:value="-0.05133057" calcext:value-type="float">
            <text:p>-0.05133057</text:p>
          </table:table-cell>
          <table:table-cell office:value-type="float" office:value="0.1818848" calcext:value-type="float">
            <text:p>0.1818848</text:p>
          </table:table-cell>
          <table:table-cell office:value-type="float" office:value="0.1454773" calcext:value-type="float">
            <text:p>0.1454773</text:p>
          </table:table-cell>
          <table:table-cell office:value-type="float" office:value="0.3869324" calcext:value-type="float">
            <text:p>0.3869324</text:p>
          </table:table-cell>
          <table:table-cell office:value-type="float" office:value="0.3677673" calcext:value-type="float">
            <text:p>0.3677673</text:p>
          </table:table-cell>
          <table:table-cell office:value-type="float" office:value="0.5534973" calcext:value-type="float">
            <text:p>0.5534973</text:p>
          </table:table-cell>
          <table:table-cell office:value-type="float" office:value="0.536438" calcext:value-type="float">
            <text:p>0.536438</text:p>
          </table:table-cell>
          <table:table-cell office:value-type="float" office:value="0.7651978" calcext:value-type="float">
            <text:p>0.7651978</text:p>
          </table:table-cell>
          <table:table-cell office:value-type="float" office:value="0.7487793" calcext:value-type="float">
            <text:p>0.7487793</text:p>
          </table:table-cell>
          <table:table-cell office:value-type="float" office:value="1.011871" calcext:value-type="float">
            <text:p>1.011871</text:p>
          </table:table-cell>
          <table:table-cell office:value-type="float" office:value="0.9953003" calcext:value-type="float">
            <text:p>0.9953003</text:p>
          </table:table-cell>
          <table:table-cell office:value-type="float" office:value="1.421021" calcext:value-type="float">
            <text:p>1.421021</text:p>
          </table:table-cell>
          <table:table-cell office:value-type="float" office:value="1.406311" calcext:value-type="float">
            <text:p>1.406311</text:p>
          </table:table-cell>
          <table:table-cell office:value-type="float" office:value="2.191406" calcext:value-type="float">
            <text:p>2.191406</text:p>
          </table:table-cell>
          <table:table-cell office:value-type="float" office:value="2.173065" calcext:value-type="float">
            <text:p>2.173065</text:p>
          </table:table-cell>
          <table:table-cell office:value-type="float" office:value="3.152924" calcext:value-type="float">
            <text:p>3.152924</text:p>
          </table:table-cell>
          <table:table-cell office:value-type="float" office:value="3.127747" calcext:value-type="float">
            <text:p>3.127747</text:p>
          </table:table-cell>
          <table:table-cell office:value-type="float" office:value="3.961578" calcext:value-type="float">
            <text:p>3.961578</text:p>
          </table:table-cell>
          <table:table-cell office:value-type="float" office:value="3.930725" calcext:value-type="float">
            <text:p>3.930725</text:p>
          </table:table-cell>
          <table:table-cell office:value-type="float" office:value="4.685974" calcext:value-type="float">
            <text:p>4.685974</text:p>
          </table:table-cell>
          <table:table-cell office:value-type="float" office:value="4.650299" calcext:value-type="float">
            <text:p>4.650299</text:p>
          </table:table-cell>
          <table:table-cell office:value-type="float" office:value="5.362946" calcext:value-type="float">
            <text:p>5.362946</text:p>
          </table:table-cell>
          <table:table-cell office:value-type="float" office:value="5.325958" calcext:value-type="float">
            <text:p>5.325958</text:p>
          </table:table-cell>
          <table:table-cell office:value-type="float" office:value="5.847931" calcext:value-type="float">
            <text:p>5.847931</text:p>
          </table:table-cell>
          <table:table-cell office:value-type="float" office:value="5.811523" calcext:value-type="float">
            <text:p>5.811523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-0.8630676" calcext:value-type="float">
            <text:p>-0.8630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032007" calcext:value-type="float">
            <text:p>10032007</text:p>
          </table:table-cell>
          <table:table-cell office:value-type="float" office:value="14.64524" calcext:value-type="float">
            <text:p>14.64524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4.170652" calcext:value-type="float">
            <text:p>-4.17065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976659" calcext:value-type="float">
            <text:p>0.3976659</text:p>
          </table:table-cell>
          <table:table-cell office:value-type="float" office:value="367.3255" calcext:value-type="float">
            <text:p>367.3255</text:p>
          </table:table-cell>
          <table:table-cell office:value-type="float" office:value="3.3655" calcext:value-type="float">
            <text:p>3.3655</text:p>
          </table:table-cell>
          <table:table-cell office:value-type="float" office:value="0.5848694" calcext:value-type="float">
            <text:p>0.5848694</text:p>
          </table:table-cell>
          <table:table-cell office:value-type="float" office:value="-0.6436462" calcext:value-type="float">
            <text:p>-0.6436462</text:p>
          </table:table-cell>
          <table:table-cell office:value-type="float" office:value="0.1047363" calcext:value-type="float">
            <text:p>0.1047363</text:p>
          </table:table-cell>
          <table:table-cell office:value-type="float" office:value="-0.09506226" calcext:value-type="float">
            <text:p>-0.09506226</text:p>
          </table:table-cell>
          <table:table-cell office:value-type="float" office:value="0.234314" calcext:value-type="float">
            <text:p>0.234314</text:p>
          </table:table-cell>
          <table:table-cell office:value-type="float" office:value="0.1234741" calcext:value-type="float">
            <text:p>0.1234741</text:p>
          </table:table-cell>
          <table:table-cell office:value-type="float" office:value="0.4075623" calcext:value-type="float">
            <text:p>0.4075623</text:p>
          </table:table-cell>
          <table:table-cell office:value-type="float" office:value="0.348877" calcext:value-type="float">
            <text:p>0.348877</text:p>
          </table:table-cell>
          <table:table-cell office:value-type="float" office:value="0.5571594" calcext:value-type="float">
            <text:p>0.5571594</text:p>
          </table:table-cell>
          <table:table-cell office:value-type="float" office:value="0.524353" calcext:value-type="float">
            <text:p>0.524353</text:p>
          </table:table-cell>
          <table:table-cell office:value-type="float" office:value="0.7562256" calcext:value-type="float">
            <text:p>0.7562256</text:p>
          </table:table-cell>
          <table:table-cell office:value-type="float" office:value="0.7441101" calcext:value-type="float">
            <text:p>0.7441101</text:p>
          </table:table-cell>
          <table:table-cell office:value-type="float" office:value="0.9995422" calcext:value-type="float">
            <text:p>0.9995422</text:p>
          </table:table-cell>
          <table:table-cell office:value-type="float" office:value="0.9869995" calcext:value-type="float">
            <text:p>0.9869995</text:p>
          </table:table-cell>
          <table:table-cell office:value-type="float" office:value="1.406158" calcext:value-type="float">
            <text:p>1.406158</text:p>
          </table:table-cell>
          <table:table-cell office:value-type="float" office:value="1.394135" calcext:value-type="float">
            <text:p>1.394135</text:p>
          </table:table-cell>
          <table:table-cell office:value-type="float" office:value="2.172852" calcext:value-type="float">
            <text:p>2.172852</text:p>
          </table:table-cell>
          <table:table-cell office:value-type="float" office:value="2.153137" calcext:value-type="float">
            <text:p>2.153137</text:p>
          </table:table-cell>
          <table:table-cell office:value-type="float" office:value="3.127563" calcext:value-type="float">
            <text:p>3.127563</text:p>
          </table:table-cell>
          <table:table-cell office:value-type="float" office:value="3.101929" calcext:value-type="float">
            <text:p>3.101929</text:p>
          </table:table-cell>
          <table:table-cell office:value-type="float" office:value="3.930389" calcext:value-type="float">
            <text:p>3.930389</text:p>
          </table:table-cell>
          <table:table-cell office:value-type="float" office:value="3.900116" calcext:value-type="float">
            <text:p>3.900116</text:p>
          </table:table-cell>
          <table:table-cell office:value-type="float" office:value="4.649902" calcext:value-type="float">
            <text:p>4.649902</text:p>
          </table:table-cell>
          <table:table-cell office:value-type="float" office:value="4.615845" calcext:value-type="float">
            <text:p>4.615845</text:p>
          </table:table-cell>
          <table:table-cell office:value-type="float" office:value="5.325562" calcext:value-type="float">
            <text:p>5.325562</text:p>
          </table:table-cell>
          <table:table-cell office:value-type="float" office:value="5.289215" calcext:value-type="float">
            <text:p>5.289215</text:p>
          </table:table-cell>
          <table:table-cell office:value-type="float" office:value="5.811127" calcext:value-type="float">
            <text:p>5.811127</text:p>
          </table:table-cell>
          <table:table-cell office:value-type="float" office:value="5.775391" calcext:value-type="float">
            <text:p>5.775391</text:p>
          </table:table-cell>
          <table:table-cell office:value-type="float" office:value="1.507324" calcext:value-type="float">
            <text:p>1.507324</text:p>
          </table:table-cell>
          <table:table-cell office:value-type="float" office:value="-1.61084" calcext:value-type="float">
            <text:p>-1.610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1032007" calcext:value-type="float">
            <text:p>11032007</text:p>
          </table:table-cell>
          <table:table-cell office:value-type="float" office:value="15.02314" calcext:value-type="float">
            <text:p>15.02314</text:p>
          </table:table-cell>
          <table:table-cell office:value-type="float" office:value="-0.349343" calcext:value-type="float">
            <text:p>-0.349343</text:p>
          </table:table-cell>
          <table:table-cell office:value-type="float" office:value="-6.061766" calcext:value-type="float">
            <text:p>-6.061766</text:p>
          </table:table-cell>
          <table:table-cell office:value-type="float" office:value="0.5257087" calcext:value-type="float">
            <text:p>0.5257087</text:p>
          </table:table-cell>
          <table:table-cell office:value-type="float" office:value="0.3453363" calcext:value-type="float">
            <text:p>0.3453363</text:p>
          </table:table-cell>
          <table:table-cell office:value-type="float" office:value="378.3679" calcext:value-type="float">
            <text:p>378.3679</text:p>
          </table:table-cell>
          <table:table-cell office:value-type="float" office:value="10.0965" calcext:value-type="float">
            <text:p>10.0965</text:p>
          </table:table-cell>
          <table:table-cell office:value-type="float" office:value="-0.08056641" calcext:value-type="float">
            <text:p>-0.08056641</text:p>
          </table:table-cell>
          <table:table-cell office:value-type="float" office:value="-0.5971375" calcext:value-type="float">
            <text:p>-0.5971375</text:p>
          </table:table-cell>
          <table:table-cell office:value-type="float" office:value="-0.001953125" calcext:value-type="float">
            <text:p>-0.001953125</text:p>
          </table:table-cell>
          <table:table-cell office:value-type="float" office:value="-0.09185791" calcext:value-type="float">
            <text:p>-0.09185791</text:p>
          </table:table-cell>
          <table:table-cell office:value-type="float" office:value="0.1741028" calcext:value-type="float">
            <text:p>0.1741028</text:p>
          </table:table-cell>
          <table:table-cell office:value-type="float" office:value="0.1228638" calcext:value-type="float">
            <text:p>0.1228638</text:p>
          </table:table-cell>
          <table:table-cell office:value-type="float" office:value="0.3765564" calcext:value-type="float">
            <text:p>0.3765564</text:p>
          </table:table-cell>
          <table:table-cell office:value-type="float" office:value="0.3518677" calcext:value-type="float">
            <text:p>0.3518677</text:p>
          </table:table-cell>
          <table:table-cell office:value-type="float" office:value="0.5380249" calcext:value-type="float">
            <text:p>0.5380249</text:p>
          </table:table-cell>
          <table:table-cell office:value-type="float" office:value="0.5250549" calcext:value-type="float">
            <text:p>0.5250549</text:p>
          </table:table-cell>
          <table:table-cell office:value-type="float" office:value="0.7525635" calcext:value-type="float">
            <text:p>0.7525635</text:p>
          </table:table-cell>
          <table:table-cell office:value-type="float" office:value="0.7392273" calcext:value-type="float">
            <text:p>0.7392273</text:p>
          </table:table-cell>
          <table:table-cell office:value-type="float" office:value="0.9951172" calcext:value-type="float">
            <text:p>0.9951172</text:p>
          </table:table-cell>
          <table:table-cell office:value-type="float" office:value="0.985199" calcext:value-type="float">
            <text:p>0.985199</text:p>
          </table:table-cell>
          <table:table-cell office:value-type="float" office:value="1.394104" calcext:value-type="float">
            <text:p>1.394104</text:p>
          </table:table-cell>
          <table:table-cell office:value-type="float" office:value="1.385132" calcext:value-type="float">
            <text:p>1.385132</text:p>
          </table:table-cell>
          <table:table-cell office:value-type="float" office:value="2.152924" calcext:value-type="float">
            <text:p>2.152924</text:p>
          </table:table-cell>
          <table:table-cell office:value-type="float" office:value="2.134705" calcext:value-type="float">
            <text:p>2.134705</text:p>
          </table:table-cell>
          <table:table-cell office:value-type="float" office:value="3.101654" calcext:value-type="float">
            <text:p>3.101654</text:p>
          </table:table-cell>
          <table:table-cell office:value-type="float" office:value="3.077881" calcext:value-type="float">
            <text:p>3.077881</text:p>
          </table:table-cell>
          <table:table-cell office:value-type="float" office:value="3.89978" calcext:value-type="float">
            <text:p>3.89978</text:p>
          </table:table-cell>
          <table:table-cell office:value-type="float" office:value="3.870209" calcext:value-type="float">
            <text:p>3.870209</text:p>
          </table:table-cell>
          <table:table-cell office:value-type="float" office:value="4.615509" calcext:value-type="float">
            <text:p>4.615509</text:p>
          </table:table-cell>
          <table:table-cell office:value-type="float" office:value="4.581085" calcext:value-type="float">
            <text:p>4.581085</text:p>
          </table:table-cell>
          <table:table-cell office:value-type="float" office:value="5.288818" calcext:value-type="float">
            <text:p>5.288818</text:p>
          </table:table-cell>
          <table:table-cell office:value-type="float" office:value="5.253204" calcext:value-type="float">
            <text:p>5.253204</text:p>
          </table:table-cell>
          <table:table-cell office:value-type="float" office:value="5.775024" calcext:value-type="float">
            <text:p>5.775024</text:p>
          </table:table-cell>
          <table:table-cell office:value-type="float" office:value="5.740295" calcext:value-type="float">
            <text:p>5.740295</text:p>
          </table:table-cell>
          <table:table-cell office:value-type="float" office:value="-0.1920471" calcext:value-type="float">
            <text:p>-0.1920471</text:p>
          </table:table-cell>
          <table:table-cell office:value-type="float" office:value="-1.319702" calcext:value-type="float">
            <text:p>-1.319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2032007" calcext:value-type="float">
            <text:p>12032007</text:p>
          </table:table-cell>
          <table:table-cell office:value-type="float" office:value="10.87857" calcext:value-type="float">
            <text:p>10.87857</text:p>
          </table:table-cell>
          <table:table-cell office:value-type="float" office:value="5.206212" calcext:value-type="float">
            <text:p>5.206212</text:p>
          </table:table-cell>
          <table:table-cell office:value-type="float" office:value="-5.536469" calcext:value-type="float">
            <text:p>-5.536469</text:p>
          </table:table-cell>
          <table:table-cell office:value-type="float" office:value="0.7131598" calcext:value-type="float">
            <text:p>0.7131598</text:p>
          </table:table-cell>
          <table:table-cell office:value-type="float" office:value="0.3592114" calcext:value-type="float">
            <text:p>0.3592114</text:p>
          </table:table-cell>
          <table:table-cell office:value-type="float" office:value="374.6918" calcext:value-type="float">
            <text:p>374.6918</text:p>
          </table:table-cell>
          <table:table-cell office:value-type="float" office:value="0" calcext:value-type="float">
            <text:p>0</text:p>
          </table:table-cell>
          <table:table-cell office:value-type="float" office:value="-0.01174927" calcext:value-type="float">
            <text:p>-0.01174927</text:p>
          </table:table-cell>
          <table:table-cell office:value-type="float" office:value="-0.2519836" calcext:value-type="float">
            <text:p>-0.2519836</text:p>
          </table:table-cell>
          <table:table-cell office:value-type="float" office:value="0.008422852" calcext:value-type="float">
            <text:p>0.008422852</text:p>
          </table:table-cell>
          <table:table-cell office:value-type="float" office:value="-0.02764893" calcext:value-type="float">
            <text:p>-0.02764893</text:p>
          </table:table-cell>
          <table:table-cell office:value-type="float" office:value="0.1767273" calcext:value-type="float">
            <text:p>0.1767273</text:p>
          </table:table-cell>
          <table:table-cell office:value-type="float" office:value="0.1581116" calcext:value-type="float">
            <text:p>0.1581116</text:p>
          </table:table-cell>
          <table:table-cell office:value-type="float" office:value="0.3774414" calcext:value-type="float">
            <text:p>0.3774414</text:p>
          </table:table-cell>
          <table:table-cell office:value-type="float" office:value="0.3676758" calcext:value-type="float">
            <text:p>0.3676758</text:p>
          </table:table-cell>
          <table:table-cell office:value-type="float" office:value="0.5390015" calcext:value-type="float">
            <text:p>0.5390015</text:p>
          </table:table-cell>
          <table:table-cell office:value-type="float" office:value="0.5306396" calcext:value-type="float">
            <text:p>0.5306396</text:p>
          </table:table-cell>
          <table:table-cell office:value-type="float" office:value="0.7454834" calcext:value-type="float">
            <text:p>0.7454834</text:p>
          </table:table-cell>
          <table:table-cell office:value-type="float" office:value="0.7365417" calcext:value-type="float">
            <text:p>0.7365417</text:p>
          </table:table-cell>
          <table:table-cell office:value-type="float" office:value="0.9866943" calcext:value-type="float">
            <text:p>0.9866943</text:p>
          </table:table-cell>
          <table:table-cell office:value-type="float" office:value="0.9758911" calcext:value-type="float">
            <text:p>0.9758911</text:p>
          </table:table-cell>
          <table:table-cell office:value-type="float" office:value="1.38504" calcext:value-type="float">
            <text:p>1.38504</text:p>
          </table:table-cell>
          <table:table-cell office:value-type="float" office:value="1.373596" calcext:value-type="float">
            <text:p>1.373596</text:p>
          </table:table-cell>
          <table:table-cell office:value-type="float" office:value="2.134521" calcext:value-type="float">
            <text:p>2.134521</text:p>
          </table:table-cell>
          <table:table-cell office:value-type="float" office:value="2.118042" calcext:value-type="float">
            <text:p>2.118042</text:p>
          </table:table-cell>
          <table:table-cell office:value-type="float" office:value="3.077667" calcext:value-type="float">
            <text:p>3.077667</text:p>
          </table:table-cell>
          <table:table-cell office:value-type="float" office:value="3.052368" calcext:value-type="float">
            <text:p>3.052368</text:p>
          </table:table-cell>
          <table:table-cell office:value-type="float" office:value="3.869904" calcext:value-type="float">
            <text:p>3.869904</text:p>
          </table:table-cell>
          <table:table-cell office:value-type="float" office:value="3.84024" calcext:value-type="float">
            <text:p>3.84024</text:p>
          </table:table-cell>
          <table:table-cell office:value-type="float" office:value="4.580719" calcext:value-type="float">
            <text:p>4.580719</text:p>
          </table:table-cell>
          <table:table-cell office:value-type="float" office:value="4.54776" calcext:value-type="float">
            <text:p>4.54776</text:p>
          </table:table-cell>
          <table:table-cell office:value-type="float" office:value="5.252869" calcext:value-type="float">
            <text:p>5.252869</text:p>
          </table:table-cell>
          <table:table-cell office:value-type="float" office:value="5.217743" calcext:value-type="float">
            <text:p>5.217743</text:p>
          </table:table-cell>
          <table:table-cell office:value-type="float" office:value="5.739929" calcext:value-type="float">
            <text:p>5.739929</text:p>
          </table:table-cell>
          <table:table-cell office:value-type="float" office:value="5.705475" calcext:value-type="float">
            <text:p>5.705475</text:p>
          </table:table-cell>
          <table:table-cell office:value-type="float" office:value="-0.02520752" calcext:value-type="float">
            <text:p>-0.02520752</text:p>
          </table:table-cell>
          <table:table-cell office:value-type="float" office:value="-0.8308716" calcext:value-type="float">
            <text:p>-0.83087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3032007" calcext:value-type="float">
            <text:p>13032007</text:p>
          </table:table-cell>
          <table:table-cell office:value-type="float" office:value="16.46091" calcext:value-type="float">
            <text:p>16.46091</text:p>
          </table:table-cell>
          <table:table-cell office:value-type="float" office:value="10.20621" calcext:value-type="float">
            <text:p>10.20621</text:p>
          </table:table-cell>
          <table:table-cell office:value-type="float" office:value="-2.028963" calcext:value-type="float">
            <text:p>-2.028963</text:p>
          </table:table-cell>
          <table:table-cell office:value-type="float" office:value="0.8439949" calcext:value-type="float">
            <text:p>0.8439949</text:p>
          </table:table-cell>
          <table:table-cell office:value-type="float" office:value="0.4654596" calcext:value-type="float">
            <text:p>0.4654596</text:p>
          </table:table-cell>
          <table:table-cell office:value-type="float" office:value="371.7648" calcext:value-type="float">
            <text:p>371.7648</text:p>
          </table:table-cell>
          <table:table-cell office:value-type="float" office:value="0" calcext:value-type="float">
            <text:p>0</text:p>
          </table:table-cell>
          <table:table-cell office:value-type="float" office:value="-0.0001525879" calcext:value-type="float">
            <text:p>-0.0001525879</text:p>
          </table:table-cell>
          <table:table-cell office:value-type="float" office:value="-0.05337524" calcext:value-type="float">
            <text:p>-0.05337524</text:p>
          </table:table-cell>
          <table:table-cell office:value-type="float" office:value="0.01339722" calcext:value-type="float">
            <text:p>0.01339722</text:p>
          </table:table-cell>
          <table:table-cell office:value-type="float" office:value="0.001678467" calcext:value-type="float">
            <text:p>0.001678467</text:p>
          </table:table-cell>
          <table:table-cell office:value-type="float" office:value="0.1779785" calcext:value-type="float">
            <text:p>0.1779785</text:p>
          </table:table-cell>
          <table:table-cell office:value-type="float" office:value="0.1734314" calcext:value-type="float">
            <text:p>0.1734314</text:p>
          </table:table-cell>
          <table:table-cell office:value-type="float" office:value="0.3777771" calcext:value-type="float">
            <text:p>0.3777771</text:p>
          </table:table-cell>
          <table:table-cell office:value-type="float" office:value="0.363739" calcext:value-type="float">
            <text:p>0.363739</text:p>
          </table:table-cell>
          <table:table-cell office:value-type="float" office:value="0.5371399" calcext:value-type="float">
            <text:p>0.5371399</text:p>
          </table:table-cell>
          <table:table-cell office:value-type="float" office:value="0.5207214" calcext:value-type="float">
            <text:p>0.5207214</text:p>
          </table:table-cell>
          <table:table-cell office:value-type="float" office:value="0.7405396" calcext:value-type="float">
            <text:p>0.7405396</text:p>
          </table:table-cell>
          <table:table-cell office:value-type="float" office:value="0.7245789" calcext:value-type="float">
            <text:p>0.7245789</text:p>
          </table:table-cell>
          <table:table-cell office:value-type="float" office:value="0.9776917" calcext:value-type="float">
            <text:p>0.9776917</text:p>
          </table:table-cell>
          <table:table-cell office:value-type="float" office:value="0.9606323" calcext:value-type="float">
            <text:p>0.9606323</text:p>
          </table:table-cell>
          <table:table-cell office:value-type="float" office:value="1.373535" calcext:value-type="float">
            <text:p>1.373535</text:p>
          </table:table-cell>
          <table:table-cell office:value-type="float" office:value="1.35553" calcext:value-type="float">
            <text:p>1.35553</text:p>
          </table:table-cell>
          <table:table-cell office:value-type="float" office:value="2.117889" calcext:value-type="float">
            <text:p>2.117889</text:p>
          </table:table-cell>
          <table:table-cell office:value-type="float" office:value="2.098236" calcext:value-type="float">
            <text:p>2.098236</text:p>
          </table:table-cell>
          <table:table-cell office:value-type="float" office:value="3.052155" calcext:value-type="float">
            <text:p>3.052155</text:p>
          </table:table-cell>
          <table:table-cell office:value-type="float" office:value="3.028168" calcext:value-type="float">
            <text:p>3.028168</text:p>
          </table:table-cell>
          <table:table-cell office:value-type="float" office:value="3.839935" calcext:value-type="float">
            <text:p>3.839935</text:p>
          </table:table-cell>
          <table:table-cell office:value-type="float" office:value="3.811005" calcext:value-type="float">
            <text:p>3.811005</text:p>
          </table:table-cell>
          <table:table-cell office:value-type="float" office:value="4.547424" calcext:value-type="float">
            <text:p>4.547424</text:p>
          </table:table-cell>
          <table:table-cell office:value-type="float" office:value="4.514679" calcext:value-type="float">
            <text:p>4.514679</text:p>
          </table:table-cell>
          <table:table-cell office:value-type="float" office:value="5.217377" calcext:value-type="float">
            <text:p>5.217377</text:p>
          </table:table-cell>
          <table:table-cell office:value-type="float" office:value="5.183258" calcext:value-type="float">
            <text:p>5.183258</text:p>
          </table:table-cell>
          <table:table-cell office:value-type="float" office:value="5.705109" calcext:value-type="float">
            <text:p>5.705109</text:p>
          </table:table-cell>
          <table:table-cell office:value-type="float" office:value="5.67157" calcext:value-type="float">
            <text:p>5.67157</text:p>
          </table:table-cell>
          <table:table-cell office:value-type="float" office:value="0.005554199" calcext:value-type="float">
            <text:p>0.005554199</text:p>
          </table:table-cell>
          <table:table-cell office:value-type="float" office:value="-0.1274109" calcext:value-type="float">
            <text:p>-0.1274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4032007" calcext:value-type="float">
            <text:p>14032007</text:p>
          </table:table-cell>
          <table:table-cell office:value-type="float" office:value="17.11572" calcext:value-type="float">
            <text:p>17.1157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1.97326" calcext:value-type="float">
            <text:p>1.97326</text:p>
          </table:table-cell>
          <table:table-cell office:value-type="float" office:value="0.9969426" calcext:value-type="float">
            <text:p>0.9969426</text:p>
          </table:table-cell>
          <table:table-cell office:value-type="float" office:value="0.6205564" calcext:value-type="float">
            <text:p>0.6205564</text:p>
          </table:table-cell>
          <table:table-cell office:value-type="float" office:value="375.2942" calcext:value-type="float">
            <text:p>375.2942</text:p>
          </table:table-cell>
          <table:table-cell office:value-type="float" office:value="0" calcext:value-type="float">
            <text:p>0</text:p>
          </table:table-cell>
          <table:table-cell office:value-type="float" office:value="1.49118" calcext:value-type="float">
            <text:p>1.49118</text:p>
          </table:table-cell>
          <table:table-cell office:value-type="float" office:value="-0.1639099" calcext:value-type="float">
            <text:p>-0.1639099</text:p>
          </table:table-cell>
          <table:table-cell office:value-type="float" office:value="0.2739563" calcext:value-type="float">
            <text:p>0.2739563</text:p>
          </table:table-cell>
          <table:table-cell office:value-type="float" office:value="0.001525879" calcext:value-type="float">
            <text:p>0.001525879</text:p>
          </table:table-cell>
          <table:table-cell office:value-type="float" office:value="0.3395386" calcext:value-type="float">
            <text:p>0.3395386</text:p>
          </table:table-cell>
          <table:table-cell office:value-type="float" office:value="0.1779785" calcext:value-type="float">
            <text:p>0.1779785</text:p>
          </table:table-cell>
          <table:table-cell office:value-type="float" office:value="0.4691162" calcext:value-type="float">
            <text:p>0.4691162</text:p>
          </table:table-cell>
          <table:table-cell office:value-type="float" office:value="0.3729553" calcext:value-type="float">
            <text:p>0.3729553</text:p>
          </table:table-cell>
          <table:table-cell office:value-type="float" office:value="0.5926208" calcext:value-type="float">
            <text:p>0.5926208</text:p>
          </table:table-cell>
          <table:table-cell office:value-type="float" office:value="0.5290833" calcext:value-type="float">
            <text:p>0.5290833</text:p>
          </table:table-cell>
          <table:table-cell office:value-type="float" office:value="0.7658997" calcext:value-type="float">
            <text:p>0.7658997</text:p>
          </table:table-cell>
          <table:table-cell office:value-type="float" office:value="0.7287598" calcext:value-type="float">
            <text:p>0.7287598</text:p>
          </table:table-cell>
          <table:table-cell office:value-type="float" office:value="0.9860229" calcext:value-type="float">
            <text:p>0.9860229</text:p>
          </table:table-cell>
          <table:table-cell office:value-type="float" office:value="0.9600525" calcext:value-type="float">
            <text:p>0.9600525</text:p>
          </table:table-cell>
          <table:table-cell office:value-type="float" office:value="1.355377" calcext:value-type="float">
            <text:p>1.355377</text:p>
          </table:table-cell>
          <table:table-cell office:value-type="float" office:value="1.344177" calcext:value-type="float">
            <text:p>1.344177</text:p>
          </table:table-cell>
          <table:table-cell office:value-type="float" office:value="2.097961" calcext:value-type="float">
            <text:p>2.097961</text:p>
          </table:table-cell>
          <table:table-cell office:value-type="float" office:value="2.071655" calcext:value-type="float">
            <text:p>2.071655</text:p>
          </table:table-cell>
          <table:table-cell office:value-type="float" office:value="3.027924" calcext:value-type="float">
            <text:p>3.027924</text:p>
          </table:table-cell>
          <table:table-cell office:value-type="float" office:value="3.002441" calcext:value-type="float">
            <text:p>3.002441</text:p>
          </table:table-cell>
          <table:table-cell office:value-type="float" office:value="3.810699" calcext:value-type="float">
            <text:p>3.810699</text:p>
          </table:table-cell>
          <table:table-cell office:value-type="float" office:value="3.781677" calcext:value-type="float">
            <text:p>3.781677</text:p>
          </table:table-cell>
          <table:table-cell office:value-type="float" office:value="4.514374" calcext:value-type="float">
            <text:p>4.514374</text:p>
          </table:table-cell>
          <table:table-cell office:value-type="float" office:value="4.482544" calcext:value-type="float">
            <text:p>4.482544</text:p>
          </table:table-cell>
          <table:table-cell office:value-type="float" office:value="5.182953" calcext:value-type="float">
            <text:p>5.182953</text:p>
          </table:table-cell>
          <table:table-cell office:value-type="float" office:value="5.149231" calcext:value-type="float">
            <text:p>5.149231</text:p>
          </table:table-cell>
          <table:table-cell office:value-type="float" office:value="5.671234" calcext:value-type="float">
            <text:p>5.671234</text:p>
          </table:table-cell>
          <table:table-cell office:value-type="float" office:value="5.638031" calcext:value-type="float">
            <text:p>5.638031</text:p>
          </table:table-cell>
          <table:table-cell office:value-type="float" office:value="3.962158" calcext:value-type="float">
            <text:p>3.962158</text:p>
          </table:table-cell>
          <table:table-cell office:value-type="float" office:value="-0.3402405" calcext:value-type="float">
            <text:p>-0.34024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15032007" calcext:value-type="float">
            <text:p>15032007</text:p>
          </table:table-cell>
          <table:table-cell office:value-type="float" office:value="18.96271" calcext:value-type="float">
            <text:p>18.96271</text:p>
          </table:table-cell>
          <table:table-cell office:value-type="float" office:value="4.650657" calcext:value-type="float">
            <text:p>4.650657</text:p>
          </table:table-cell>
          <table:table-cell office:value-type="float" office:value="0.138269" calcext:value-type="float">
            <text:p>0.138269</text:p>
          </table:table-cell>
          <table:table-cell office:value-type="float" office:value="0.7072372" calcext:value-type="float">
            <text:p>0.7072372</text:p>
          </table:table-cell>
          <table:table-cell office:value-type="float" office:value="0.5444653" calcext:value-type="float">
            <text:p>0.5444653</text:p>
          </table:table-cell>
          <table:table-cell office:value-type="float" office:value="374.9644" calcext:value-type="float">
            <text:p>374.9644</text:p>
          </table:table-cell>
          <table:table-cell office:value-type="float" office:value="0" calcext:value-type="float">
            <text:p>0</text:p>
          </table:table-cell>
          <table:table-cell office:value-type="float" office:value="14.52744" calcext:value-type="float">
            <text:p>14.52744</text:p>
          </table:table-cell>
          <table:table-cell office:value-type="float" office:value="-0.4404297" calcext:value-type="float">
            <text:p>-0.4404297</text:p>
          </table:table-cell>
          <table:table-cell office:value-type="float" office:value="9.858002" calcext:value-type="float">
            <text:p>9.858002</text:p>
          </table:table-cell>
          <table:table-cell office:value-type="float" office:value="-0.04724121" calcext:value-type="float">
            <text:p>-0.04724121</text:p>
          </table:table-cell>
          <table:table-cell office:value-type="float" office:value="6.927216" calcext:value-type="float">
            <text:p>6.927216</text:p>
          </table:table-cell>
          <table:table-cell office:value-type="float" office:value="0.1539917" calcext:value-type="float">
            <text:p>0.1539917</text:p>
          </table:table-cell>
          <table:table-cell office:value-type="float" office:value="4.833862" calcext:value-type="float">
            <text:p>4.833862</text:p>
          </table:table-cell>
          <table:table-cell office:value-type="float" office:value="0.3688049" calcext:value-type="float">
            <text:p>0.3688049</text:p>
          </table:table-cell>
          <table:table-cell office:value-type="float" office:value="3.709991" calcext:value-type="float">
            <text:p>3.709991</text:p>
          </table:table-cell>
          <table:table-cell office:value-type="float" office:value="0.5340881" calcext:value-type="float">
            <text:p>0.5340881</text:p>
          </table:table-cell>
          <table:table-cell office:value-type="float" office:value="2.731476" calcext:value-type="float">
            <text:p>2.731476</text:p>
          </table:table-cell>
          <table:table-cell office:value-type="float" office:value="0.7427368" calcext:value-type="float">
            <text:p>0.7427368</text:p>
          </table:table-cell>
          <table:table-cell office:value-type="float" office:value="2.190308" calcext:value-type="float">
            <text:p>2.190308</text:p>
          </table:table-cell>
          <table:table-cell office:value-type="float" office:value="0.9759216" calcext:value-type="float">
            <text:p>0.9759216</text:p>
          </table:table-cell>
          <table:table-cell office:value-type="float" office:value="1.598724" calcext:value-type="float">
            <text:p>1.598724</text:p>
          </table:table-cell>
          <table:table-cell office:value-type="float" office:value="1.346558" calcext:value-type="float">
            <text:p>1.346558</text:p>
          </table:table-cell>
          <table:table-cell office:value-type="float" office:value="2.074005" calcext:value-type="float">
            <text:p>2.074005</text:p>
          </table:table-cell>
          <table:table-cell office:value-type="float" office:value="2.061127" calcext:value-type="float">
            <text:p>2.061127</text:p>
          </table:table-cell>
          <table:table-cell office:value-type="float" office:value="3.002167" calcext:value-type="float">
            <text:p>3.002167</text:p>
          </table:table-cell>
          <table:table-cell office:value-type="float" office:value="2.977234" calcext:value-type="float">
            <text:p>2.977234</text:p>
          </table:table-cell>
          <table:table-cell office:value-type="float" office:value="3.781372" calcext:value-type="float">
            <text:p>3.781372</text:p>
          </table:table-cell>
          <table:table-cell office:value-type="float" office:value="3.752563" calcext:value-type="float">
            <text:p>3.752563</text:p>
          </table:table-cell>
          <table:table-cell office:value-type="float" office:value="4.482239" calcext:value-type="float">
            <text:p>4.482239</text:p>
          </table:table-cell>
          <table:table-cell office:value-type="float" office:value="4.450775" calcext:value-type="float">
            <text:p>4.450775</text:p>
          </table:table-cell>
          <table:table-cell office:value-type="float" office:value="5.148865" calcext:value-type="float">
            <text:p>5.148865</text:p>
          </table:table-cell>
          <table:table-cell office:value-type="float" office:value="5.115692" calcext:value-type="float">
            <text:p>5.115692</text:p>
          </table:table-cell>
          <table:table-cell office:value-type="float" office:value="5.637665" calcext:value-type="float">
            <text:p>5.637665</text:p>
          </table:table-cell>
          <table:table-cell office:value-type="float" office:value="5.605103" calcext:value-type="float">
            <text:p>5.605103</text:p>
          </table:table-cell>
          <table:table-cell office:value-type="float" office:value="18.85721" calcext:value-type="float">
            <text:p>18.85721</text:p>
          </table:table-cell>
          <table:table-cell office:value-type="float" office:value="-1.802979" calcext:value-type="float">
            <text:p>-1.802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6032007" calcext:value-type="float">
            <text:p>16032007</text:p>
          </table:table-cell>
          <table:table-cell office:value-type="float" office:value="15.14738" calcext:value-type="float">
            <text:p>15.14738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2.342038" calcext:value-type="float">
            <text:p>-2.342038</text:p>
          </table:table-cell>
          <table:table-cell office:value-type="float" office:value="0.7383401" calcext:value-type="float">
            <text:p>0.7383401</text:p>
          </table:table-cell>
          <table:table-cell office:value-type="float" office:value="0.454942" calcext:value-type="float">
            <text:p>0.454942</text:p>
          </table:table-cell>
          <table:table-cell office:value-type="float" office:value="371.6527" calcext:value-type="float">
            <text:p>371.6527</text:p>
          </table:table-cell>
          <table:table-cell office:value-type="float" office:value="0" calcext:value-type="float">
            <text:p>0</text:p>
          </table:table-cell>
          <table:table-cell office:value-type="float" office:value="17.70691" calcext:value-type="float">
            <text:p>17.70691</text:p>
          </table:table-cell>
          <table:table-cell office:value-type="float" office:value="-1.006409" calcext:value-type="float">
            <text:p>-1.006409</text:p>
          </table:table-cell>
          <table:table-cell office:value-type="float" office:value="12.32797" calcext:value-type="float">
            <text:p>12.32797</text:p>
          </table:table-cell>
          <table:table-cell office:value-type="float" office:value="0.003082275" calcext:value-type="float">
            <text:p>0.003082275</text:p>
          </table:table-cell>
          <table:table-cell office:value-type="float" office:value="8.728241" calcext:value-type="float">
            <text:p>8.728241</text:p>
          </table:table-cell>
          <table:table-cell office:value-type="float" office:value="0.8323059" calcext:value-type="float">
            <text:p>0.8323059</text:p>
          </table:table-cell>
          <table:table-cell office:value-type="float" office:value="6.311371" calcext:value-type="float">
            <text:p>6.311371</text:p>
          </table:table-cell>
          <table:table-cell office:value-type="float" office:value="1.419495" calcext:value-type="float">
            <text:p>1.419495</text:p>
          </table:table-cell>
          <table:table-cell office:value-type="float" office:value="5.019104" calcext:value-type="float">
            <text:p>5.019104</text:p>
          </table:table-cell>
          <table:table-cell office:value-type="float" office:value="1.706421" calcext:value-type="float">
            <text:p>1.706421</text:p>
          </table:table-cell>
          <table:table-cell office:value-type="float" office:value="3.841278" calcext:value-type="float">
            <text:p>3.841278</text:p>
          </table:table-cell>
          <table:table-cell office:value-type="float" office:value="1.939667" calcext:value-type="float">
            <text:p>1.939667</text:p>
          </table:table-cell>
          <table:table-cell office:value-type="float" office:value="3.122345" calcext:value-type="float">
            <text:p>3.122345</text:p>
          </table:table-cell>
          <table:table-cell office:value-type="float" office:value="1.961823" calcext:value-type="float">
            <text:p>1.961823</text:p>
          </table:table-cell>
          <table:table-cell office:value-type="float" office:value="2.234314" calcext:value-type="float">
            <text:p>2.234314</text:p>
          </table:table-cell>
          <table:table-cell office:value-type="float" office:value="1.608673" calcext:value-type="float">
            <text:p>1.608673</text:p>
          </table:table-cell>
          <table:table-cell office:value-type="float" office:value="2.253845" calcext:value-type="float">
            <text:p>2.253845</text:p>
          </table:table-cell>
          <table:table-cell office:value-type="float" office:value="2.075104" calcext:value-type="float">
            <text:p>2.075104</text:p>
          </table:table-cell>
          <table:table-cell office:value-type="float" office:value="2.978546" calcext:value-type="float">
            <text:p>2.978546</text:p>
          </table:table-cell>
          <table:table-cell office:value-type="float" office:value="2.972534" calcext:value-type="float">
            <text:p>2.972534</text:p>
          </table:table-cell>
          <table:table-cell office:value-type="float" office:value="3.752289" calcext:value-type="float">
            <text:p>3.752289</text:p>
          </table:table-cell>
          <table:table-cell office:value-type="float" office:value="3.7276" calcext:value-type="float">
            <text:p>3.7276</text:p>
          </table:table-cell>
          <table:table-cell office:value-type="float" office:value="4.45047" calcext:value-type="float">
            <text:p>4.45047</text:p>
          </table:table-cell>
          <table:table-cell office:value-type="float" office:value="4.419434" calcext:value-type="float">
            <text:p>4.419434</text:p>
          </table:table-cell>
          <table:table-cell office:value-type="float" office:value="5.115356" calcext:value-type="float">
            <text:p>5.115356</text:p>
          </table:table-cell>
          <table:table-cell office:value-type="float" office:value="5.082581" calcext:value-type="float">
            <text:p>5.082581</text:p>
          </table:table-cell>
          <table:table-cell office:value-type="float" office:value="5.604767" calcext:value-type="float">
            <text:p>5.604767</text:p>
          </table:table-cell>
          <table:table-cell office:value-type="float" office:value="5.572662" calcext:value-type="float">
            <text:p>5.572662</text:p>
          </table:table-cell>
          <table:table-cell office:value-type="float" office:value="21.6358" calcext:value-type="float">
            <text:p>21.6358</text:p>
          </table:table-cell>
          <table:table-cell office:value-type="float" office:value="-3.061981" calcext:value-type="float">
            <text:p>-3.0619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7032007" calcext:value-type="float">
            <text:p>17032007</text:p>
          </table:table-cell>
          <table:table-cell office:value-type="float" office:value="19.38219" calcext:value-type="float">
            <text:p>19.38219</text:p>
          </table:table-cell>
          <table:table-cell office:value-type="float" office:value="8.539546" calcext:value-type="float">
            <text:p>8.539546</text:p>
          </table:table-cell>
          <table:table-cell office:value-type="float" office:value="-5.51979" calcext:value-type="float">
            <text:p>-5.51979</text:p>
          </table:table-cell>
          <table:table-cell office:value-type="float" office:value="0.7966344" calcext:value-type="float">
            <text:p>0.7966344</text:p>
          </table:table-cell>
          <table:table-cell office:value-type="float" office:value="0.3596604" calcext:value-type="float">
            <text:p>0.3596604</text:p>
          </table:table-cell>
          <table:table-cell office:value-type="float" office:value="372.3772" calcext:value-type="float">
            <text:p>372.3772</text:p>
          </table:table-cell>
          <table:table-cell office:value-type="float" office:value="0" calcext:value-type="float">
            <text:p>0</text:p>
          </table:table-cell>
          <table:table-cell office:value-type="float" office:value="22.49164" calcext:value-type="float">
            <text:p>22.49164</text:p>
          </table:table-cell>
          <table:table-cell office:value-type="float" office:value="-1.651825" calcext:value-type="float">
            <text:p>-1.651825</text:p>
          </table:table-cell>
          <table:table-cell office:value-type="float" office:value="15.52911" calcext:value-type="float">
            <text:p>15.52911</text:p>
          </table:table-cell>
          <table:table-cell office:value-type="float" office:value="-0.08508301" calcext:value-type="float">
            <text:p>-0.08508301</text:p>
          </table:table-cell>
          <table:table-cell office:value-type="float" office:value="11.03079" calcext:value-type="float">
            <text:p>11.03079</text:p>
          </table:table-cell>
          <table:table-cell office:value-type="float" office:value="0.9924011" calcext:value-type="float">
            <text:p>0.9924011</text:p>
          </table:table-cell>
          <table:table-cell office:value-type="float" office:value="7.988892" calcext:value-type="float">
            <text:p>7.988892</text:p>
          </table:table-cell>
          <table:table-cell office:value-type="float" office:value="1.819855" calcext:value-type="float">
            <text:p>1.819855</text:p>
          </table:table-cell>
          <table:table-cell office:value-type="float" office:value="6.359619" calcext:value-type="float">
            <text:p>6.359619</text:p>
          </table:table-cell>
          <table:table-cell office:value-type="float" office:value="2.248566" calcext:value-type="float">
            <text:p>2.248566</text:p>
          </table:table-cell>
          <table:table-cell office:value-type="float" office:value="4.899933" calcext:value-type="float">
            <text:p>4.899933</text:p>
          </table:table-cell>
          <table:table-cell office:value-type="float" office:value="2.593384" calcext:value-type="float">
            <text:p>2.593384</text:p>
          </table:table-cell>
          <table:table-cell office:value-type="float" office:value="3.984131" calcext:value-type="float">
            <text:p>3.984131</text:p>
          </table:table-cell>
          <table:table-cell office:value-type="float" office:value="2.621521" calcext:value-type="float">
            <text:p>2.621521</text:p>
          </table:table-cell>
          <table:table-cell office:value-type="float" office:value="2.840576" calcext:value-type="float">
            <text:p>2.840576</text:p>
          </table:table-cell>
          <table:table-cell office:value-type="float" office:value="2.245148" calcext:value-type="float">
            <text:p>2.245148</text:p>
          </table:table-cell>
          <table:table-cell office:value-type="float" office:value="2.539825" calcext:value-type="float">
            <text:p>2.539825</text:p>
          </table:table-cell>
          <table:table-cell office:value-type="float" office:value="2.256592" calcext:value-type="float">
            <text:p>2.256592</text:p>
          </table:table-cell>
          <table:table-cell office:value-type="float" office:value="3.028839" calcext:value-type="float">
            <text:p>3.028839</text:p>
          </table:table-cell>
          <table:table-cell office:value-type="float" office:value="2.978821" calcext:value-type="float">
            <text:p>2.978821</text:p>
          </table:table-cell>
          <table:table-cell office:value-type="float" office:value="3.727386" calcext:value-type="float">
            <text:p>3.727386</text:p>
          </table:table-cell>
          <table:table-cell office:value-type="float" office:value="3.717194" calcext:value-type="float">
            <text:p>3.717194</text:p>
          </table:table-cell>
          <table:table-cell office:value-type="float" office:value="4.419128" calcext:value-type="float">
            <text:p>4.419128</text:p>
          </table:table-cell>
          <table:table-cell office:value-type="float" office:value="4.394592" calcext:value-type="float">
            <text:p>4.394592</text:p>
          </table:table-cell>
          <table:table-cell office:value-type="float" office:value="5.08432" calcext:value-type="float">
            <text:p>5.08432</text:p>
          </table:table-cell>
          <table:table-cell office:value-type="float" office:value="5.055389" calcext:value-type="float">
            <text:p>5.055389</text:p>
          </table:table-cell>
          <table:table-cell office:value-type="float" office:value="5.572327" calcext:value-type="float">
            <text:p>5.572327</text:p>
          </table:table-cell>
          <table:table-cell office:value-type="float" office:value="5.540833" calcext:value-type="float">
            <text:p>5.540833</text:p>
          </table:table-cell>
          <table:table-cell office:value-type="float" office:value="26.56396" calcext:value-type="float">
            <text:p>26.56396</text:p>
          </table:table-cell>
          <table:table-cell office:value-type="float" office:value="-4.677094" calcext:value-type="float">
            <text:p>-4.6770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8032007" calcext:value-type="float">
            <text:p>18032007</text:p>
          </table:table-cell>
          <table:table-cell office:value-type="float" office:value="19.66092" calcext:value-type="float">
            <text:p>19.66092</text:p>
          </table:table-cell>
          <table:table-cell office:value-type="float" office:value="9.095101" calcext:value-type="float">
            <text:p>9.095101</text:p>
          </table:table-cell>
          <table:table-cell office:value-type="float" office:value="-4.024516" calcext:value-type="float">
            <text:p>-4.024516</text:p>
          </table:table-cell>
          <table:table-cell office:value-type="float" office:value="0.8110646" calcext:value-type="float">
            <text:p>0.8110646</text:p>
          </table:table-cell>
          <table:table-cell office:value-type="float" office:value="0.401993" calcext:value-type="float">
            <text:p>0.401993</text:p>
          </table:table-cell>
          <table:table-cell office:value-type="float" office:value="374.6137" calcext:value-type="float">
            <text:p>374.6137</text:p>
          </table:table-cell>
          <table:table-cell office:value-type="float" office:value="0" calcext:value-type="float">
            <text:p>0</text:p>
          </table:table-cell>
          <table:table-cell office:value-type="float" office:value="23.49506" calcext:value-type="float">
            <text:p>23.49506</text:p>
          </table:table-cell>
          <table:table-cell office:value-type="float" office:value="-1.229919" calcext:value-type="float">
            <text:p>-1.229919</text:p>
          </table:table-cell>
          <table:table-cell office:value-type="float" office:value="16.55219" calcext:value-type="float">
            <text:p>16.55219</text:p>
          </table:table-cell>
          <table:table-cell office:value-type="float" office:value="0.2911682" calcext:value-type="float">
            <text:p>0.2911682</text:p>
          </table:table-cell>
          <table:table-cell office:value-type="float" office:value="12.04532" calcext:value-type="float">
            <text:p>12.04532</text:p>
          </table:table-cell>
          <table:table-cell office:value-type="float" office:value="1.631317" calcext:value-type="float">
            <text:p>1.631317</text:p>
          </table:table-cell>
          <table:table-cell office:value-type="float" office:value="8.931976" calcext:value-type="float">
            <text:p>8.931976</text:p>
          </table:table-cell>
          <table:table-cell office:value-type="float" office:value="2.608673" calcext:value-type="float">
            <text:p>2.608673</text:p>
          </table:table-cell>
          <table:table-cell office:value-type="float" office:value="7.230072" calcext:value-type="float">
            <text:p>7.230072</text:p>
          </table:table-cell>
          <table:table-cell office:value-type="float" office:value="3.078674" calcext:value-type="float">
            <text:p>3.078674</text:p>
          </table:table-cell>
          <table:table-cell office:value-type="float" office:value="5.703094" calcext:value-type="float">
            <text:p>5.703094</text:p>
          </table:table-cell>
          <table:table-cell office:value-type="float" office:value="3.434021" calcext:value-type="float">
            <text:p>3.434021</text:p>
          </table:table-cell>
          <table:table-cell office:value-type="float" office:value="4.720703" calcext:value-type="float">
            <text:p>4.720703</text:p>
          </table:table-cell>
          <table:table-cell office:value-type="float" office:value="3.391907" calcext:value-type="float">
            <text:p>3.391907</text:p>
          </table:table-cell>
          <table:table-cell office:value-type="float" office:value="3.46225" calcext:value-type="float">
            <text:p>3.46225</text:p>
          </table:table-cell>
          <table:table-cell office:value-type="float" office:value="2.8526" calcext:value-type="float">
            <text:p>2.8526</text:p>
          </table:table-cell>
          <table:table-cell office:value-type="float" office:value="2.887054" calcext:value-type="float">
            <text:p>2.887054</text:p>
          </table:table-cell>
          <table:table-cell office:value-type="float" office:value="2.543304" calcext:value-type="float">
            <text:p>2.543304</text:p>
          </table:table-cell>
          <table:table-cell office:value-type="float" office:value="3.126892" calcext:value-type="float">
            <text:p>3.126892</text:p>
          </table:table-cell>
          <table:table-cell office:value-type="float" office:value="3.029602" calcext:value-type="float">
            <text:p>3.029602</text:p>
          </table:table-cell>
          <table:table-cell office:value-type="float" office:value="3.728851" calcext:value-type="float">
            <text:p>3.728851</text:p>
          </table:table-cell>
          <table:table-cell office:value-type="float" office:value="3.717194" calcext:value-type="float">
            <text:p>3.717194</text:p>
          </table:table-cell>
          <table:table-cell office:value-type="float" office:value="4.394348" calcext:value-type="float">
            <text:p>4.394348</text:p>
          </table:table-cell>
          <table:table-cell office:value-type="float" office:value="4.37326" calcext:value-type="float">
            <text:p>4.37326</text:p>
          </table:table-cell>
          <table:table-cell office:value-type="float" office:value="5.055023" calcext:value-type="float">
            <text:p>5.055023</text:p>
          </table:table-cell>
          <table:table-cell office:value-type="float" office:value="5.022369" calcext:value-type="float">
            <text:p>5.022369</text:p>
          </table:table-cell>
          <table:table-cell office:value-type="float" office:value="5.540497" calcext:value-type="float">
            <text:p>5.540497</text:p>
          </table:table-cell>
          <table:table-cell office:value-type="float" office:value="5.508453" calcext:value-type="float">
            <text:p>5.508453</text:p>
          </table:table-cell>
          <table:table-cell office:value-type="float" office:value="27.22165" calcext:value-type="float">
            <text:p>27.22165</text:p>
          </table:table-cell>
          <table:table-cell office:value-type="float" office:value="-3.990234" calcext:value-type="float">
            <text:p>-3.990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19032007" calcext:value-type="float">
            <text:p>19032007</text:p>
          </table:table-cell>
          <table:table-cell office:value-type="float" office:value="18.87656" calcext:value-type="float">
            <text:p>18.87656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-2.040083" calcext:value-type="float">
            <text:p>-2.040083</text:p>
          </table:table-cell>
          <table:table-cell office:value-type="float" office:value="0.7794949" calcext:value-type="float">
            <text:p>0.7794949</text:p>
          </table:table-cell>
          <table:table-cell office:value-type="float" office:value="0.4650827" calcext:value-type="float">
            <text:p>0.4650827</text:p>
          </table:table-cell>
          <table:table-cell office:value-type="float" office:value="366.4927" calcext:value-type="float">
            <text:p>366.4927</text:p>
          </table:table-cell>
          <table:table-cell office:value-type="float" office:value="0" calcext:value-type="float">
            <text:p>0</text:p>
          </table:table-cell>
          <table:table-cell office:value-type="float" office:value="22.66412" calcext:value-type="float">
            <text:p>22.66412</text:p>
          </table:table-cell>
          <table:table-cell office:value-type="float" office:value="-0.6965332" calcext:value-type="float">
            <text:p>-0.6965332</text:p>
          </table:table-cell>
          <table:table-cell office:value-type="float" office:value="16.27866" calcext:value-type="float">
            <text:p>16.27866</text:p>
          </table:table-cell>
          <table:table-cell office:value-type="float" office:value="0.8932495" calcext:value-type="float">
            <text:p>0.8932495</text:p>
          </table:table-cell>
          <table:table-cell office:value-type="float" office:value="12.16629" calcext:value-type="float">
            <text:p>12.16629</text:p>
          </table:table-cell>
          <table:table-cell office:value-type="float" office:value="2.302765" calcext:value-type="float">
            <text:p>2.302765</text:p>
          </table:table-cell>
          <table:table-cell office:value-type="float" office:value="9.268463" calcext:value-type="float">
            <text:p>9.268463</text:p>
          </table:table-cell>
          <table:table-cell office:value-type="float" office:value="3.309906" calcext:value-type="float">
            <text:p>3.309906</text:p>
          </table:table-cell>
          <table:table-cell office:value-type="float" office:value="7.665527" calcext:value-type="float">
            <text:p>7.665527</text:p>
          </table:table-cell>
          <table:table-cell office:value-type="float" office:value="3.802399" calcext:value-type="float">
            <text:p>3.802399</text:p>
          </table:table-cell>
          <table:table-cell office:value-type="float" office:value="6.202057" calcext:value-type="float">
            <text:p>6.202057</text:p>
          </table:table-cell>
          <table:table-cell office:value-type="float" office:value="4.162872" calcext:value-type="float">
            <text:p>4.162872</text:p>
          </table:table-cell>
          <table:table-cell office:value-type="float" office:value="5.258911" calcext:value-type="float">
            <text:p>5.258911</text:p>
          </table:table-cell>
          <table:table-cell office:value-type="float" office:value="4.075287" calcext:value-type="float">
            <text:p>4.075287</text:p>
          </table:table-cell>
          <table:table-cell office:value-type="float" office:value="4.020477" calcext:value-type="float">
            <text:p>4.020477</text:p>
          </table:table-cell>
          <table:table-cell office:value-type="float" office:value="3.473969" calcext:value-type="float">
            <text:p>3.473969</text:p>
          </table:table-cell>
          <table:table-cell office:value-type="float" office:value="3.260162" calcext:value-type="float">
            <text:p>3.260162</text:p>
          </table:table-cell>
          <table:table-cell office:value-type="float" office:value="2.890991" calcext:value-type="float">
            <text:p>2.890991</text:p>
          </table:table-cell>
          <table:table-cell office:value-type="float" office:value="3.26593" calcext:value-type="float">
            <text:p>3.26593</text:p>
          </table:table-cell>
          <table:table-cell office:value-type="float" office:value="3.128113" calcext:value-type="float">
            <text:p>3.128113</text:p>
          </table:table-cell>
          <table:table-cell office:value-type="float" office:value="3.764496" calcext:value-type="float">
            <text:p>3.764496</text:p>
          </table:table-cell>
          <table:table-cell office:value-type="float" office:value="3.729095" calcext:value-type="float">
            <text:p>3.729095</text:p>
          </table:table-cell>
          <table:table-cell office:value-type="float" office:value="4.373077" calcext:value-type="float">
            <text:p>4.373077</text:p>
          </table:table-cell>
          <table:table-cell office:value-type="float" office:value="4.35965" calcext:value-type="float">
            <text:p>4.35965</text:p>
          </table:table-cell>
          <table:table-cell office:value-type="float" office:value="5.022034" calcext:value-type="float">
            <text:p>5.022034</text:p>
          </table:table-cell>
          <table:table-cell office:value-type="float" office:value="4.993469" calcext:value-type="float">
            <text:p>4.993469</text:p>
          </table:table-cell>
          <table:table-cell office:value-type="float" office:value="5.508118" calcext:value-type="float">
            <text:p>5.508118</text:p>
          </table:table-cell>
          <table:table-cell office:value-type="float" office:value="5.477356" calcext:value-type="float">
            <text:p>5.477356</text:p>
          </table:table-cell>
          <table:table-cell office:value-type="float" office:value="25.99475" calcext:value-type="float">
            <text:p>25.99475</text:p>
          </table:table-cell>
          <table:table-cell office:value-type="float" office:value="-3.004364" calcext:value-type="float">
            <text:p>-3.0043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032007" calcext:value-type="float">
            <text:p>20032007</text:p>
          </table:table-cell>
          <table:table-cell office:value-type="float" office:value="18.87528" calcext:value-type="float">
            <text:p>18.87528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-1.503667" calcext:value-type="float">
            <text:p>-1.503667</text:p>
          </table:table-cell>
          <table:table-cell office:value-type="float" office:value="1.007082" calcext:value-type="float">
            <text:p>1.007082</text:p>
          </table:table-cell>
          <table:table-cell office:value-type="float" office:value="0.4835987" calcext:value-type="float">
            <text:p>0.4835987</text:p>
          </table:table-cell>
          <table:table-cell office:value-type="float" office:value="365.6425" calcext:value-type="float">
            <text:p>365.6425</text:p>
          </table:table-cell>
          <table:table-cell office:value-type="float" office:value="0.1905" calcext:value-type="float">
            <text:p>0.1905</text:p>
          </table:table-cell>
          <table:table-cell office:value-type="float" office:value="25.98273" calcext:value-type="float">
            <text:p>25.98273</text:p>
          </table:table-cell>
          <table:table-cell office:value-type="float" office:value="-0.488739" calcext:value-type="float">
            <text:p>-0.488739</text:p>
          </table:table-cell>
          <table:table-cell office:value-type="float" office:value="18.81912" calcext:value-type="float">
            <text:p>18.81912</text:p>
          </table:table-cell>
          <table:table-cell office:value-type="float" office:value="1.246582" calcext:value-type="float">
            <text:p>1.246582</text:p>
          </table:table-cell>
          <table:table-cell office:value-type="float" office:value="14.20895" calcext:value-type="float">
            <text:p>14.20895</text:p>
          </table:table-cell>
          <table:table-cell office:value-type="float" office:value="2.683044" calcext:value-type="float">
            <text:p>2.683044</text:p>
          </table:table-cell>
          <table:table-cell office:value-type="float" office:value="10.87265" calcext:value-type="float">
            <text:p>10.87265</text:p>
          </table:table-cell>
          <table:table-cell office:value-type="float" office:value="3.7341" calcext:value-type="float">
            <text:p>3.7341</text:p>
          </table:table-cell>
          <table:table-cell office:value-type="float" office:value="8.992554" calcext:value-type="float">
            <text:p>8.992554</text:p>
          </table:table-cell>
          <table:table-cell office:value-type="float" office:value="4.257843" calcext:value-type="float">
            <text:p>4.257843</text:p>
          </table:table-cell>
          <table:table-cell office:value-type="float" office:value="7.297394" calcext:value-type="float">
            <text:p>7.297394</text:p>
          </table:table-cell>
          <table:table-cell office:value-type="float" office:value="4.645416" calcext:value-type="float">
            <text:p>4.645416</text:p>
          </table:table-cell>
          <table:table-cell office:value-type="float" office:value="6.113617" calcext:value-type="float">
            <text:p>6.113617</text:p>
          </table:table-cell>
          <table:table-cell office:value-type="float" office:value="4.568237" calcext:value-type="float">
            <text:p>4.568237</text:p>
          </table:table-cell>
          <table:table-cell office:value-type="float" office:value="4.556671" calcext:value-type="float">
            <text:p>4.556671</text:p>
          </table:table-cell>
          <table:table-cell office:value-type="float" office:value="4.03067" calcext:value-type="float">
            <text:p>4.03067</text:p>
          </table:table-cell>
          <table:table-cell office:value-type="float" office:value="3.623047" calcext:value-type="float">
            <text:p>3.623047</text:p>
          </table:table-cell>
          <table:table-cell office:value-type="float" office:value="3.26413" calcext:value-type="float">
            <text:p>3.26413</text:p>
          </table:table-cell>
          <table:table-cell office:value-type="float" office:value="3.433655" calcext:value-type="float">
            <text:p>3.433655</text:p>
          </table:table-cell>
          <table:table-cell office:value-type="float" office:value="3.267548" calcext:value-type="float">
            <text:p>3.267548</text:p>
          </table:table-cell>
          <table:table-cell office:value-type="float" office:value="3.822418" calcext:value-type="float">
            <text:p>3.822418</text:p>
          </table:table-cell>
          <table:table-cell office:value-type="float" office:value="3.764984" calcext:value-type="float">
            <text:p>3.764984</text:p>
          </table:table-cell>
          <table:table-cell office:value-type="float" office:value="4.359558" calcext:value-type="float">
            <text:p>4.359558</text:p>
          </table:table-cell>
          <table:table-cell office:value-type="float" office:value="4.356689" calcext:value-type="float">
            <text:p>4.356689</text:p>
          </table:table-cell>
          <table:table-cell office:value-type="float" office:value="4.993195" calcext:value-type="float">
            <text:p>4.993195</text:p>
          </table:table-cell>
          <table:table-cell office:value-type="float" office:value="4.969055" calcext:value-type="float">
            <text:p>4.969055</text:p>
          </table:table-cell>
          <table:table-cell office:value-type="float" office:value="5.47702" calcext:value-type="float">
            <text:p>5.47702</text:p>
          </table:table-cell>
          <table:table-cell office:value-type="float" office:value="5.449097" calcext:value-type="float">
            <text:p>5.449097</text:p>
          </table:table-cell>
          <table:table-cell office:value-type="float" office:value="29.77777" calcext:value-type="float">
            <text:p>29.77777</text:p>
          </table:table-cell>
          <table:table-cell office:value-type="float" office:value="-2.740295" calcext:value-type="float">
            <text:p>-2.7402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1032007" calcext:value-type="float">
            <text:p>21032007</text:p>
          </table:table-cell>
          <table:table-cell office:value-type="float" office:value="20.76388" calcext:value-type="float">
            <text:p>20.7638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0.036191" calcext:value-type="float">
            <text:p>-0.036191</text:p>
          </table:table-cell>
          <table:table-cell office:value-type="float" office:value="0.8616446" calcext:value-type="float">
            <text:p>0.8616446</text:p>
          </table:table-cell>
          <table:table-cell office:value-type="float" office:value="0.5376859" calcext:value-type="float">
            <text:p>0.5376859</text:p>
          </table:table-cell>
          <table:table-cell office:value-type="float" office:value="371.3067" calcext:value-type="float">
            <text:p>371.3067</text:p>
          </table:table-cell>
          <table:table-cell office:value-type="float" office:value="0.5715" calcext:value-type="float">
            <text:p>0.5715</text:p>
          </table:table-cell>
          <table:table-cell office:value-type="float" office:value="25.96854" calcext:value-type="float">
            <text:p>25.96854</text:p>
          </table:table-cell>
          <table:table-cell office:value-type="float" office:value="0.4647827" calcext:value-type="float">
            <text:p>0.4647827</text:p>
          </table:table-cell>
          <table:table-cell office:value-type="float" office:value="19.23615" calcext:value-type="float">
            <text:p>19.23615</text:p>
          </table:table-cell>
          <table:table-cell office:value-type="float" office:value="2.389191" calcext:value-type="float">
            <text:p>2.389191</text:p>
          </table:table-cell>
          <table:table-cell office:value-type="float" office:value="14.78232" calcext:value-type="float">
            <text:p>14.78232</text:p>
          </table:table-cell>
          <table:table-cell office:value-type="float" office:value="4.033997" calcext:value-type="float">
            <text:p>4.033997</text:p>
          </table:table-cell>
          <table:table-cell office:value-type="float" office:value="11.57239" calcext:value-type="float">
            <text:p>11.57239</text:p>
          </table:table-cell>
          <table:table-cell office:value-type="float" office:value="5.105621" calcext:value-type="float">
            <text:p>5.105621</text:p>
          </table:table-cell>
          <table:table-cell office:value-type="float" office:value="9.741394" calcext:value-type="float">
            <text:p>9.741394</text:p>
          </table:table-cell>
          <table:table-cell office:value-type="float" office:value="5.552063" calcext:value-type="float">
            <text:p>5.552063</text:p>
          </table:table-cell>
          <table:table-cell office:value-type="float" office:value="8.021881" calcext:value-type="float">
            <text:p>8.021881</text:p>
          </table:table-cell>
          <table:table-cell office:value-type="float" office:value="5.804443" calcext:value-type="float">
            <text:p>5.804443</text:p>
          </table:table-cell>
          <table:table-cell office:value-type="float" office:value="6.850342" calcext:value-type="float">
            <text:p>6.850342</text:p>
          </table:table-cell>
          <table:table-cell office:value-type="float" office:value="5.5354" calcext:value-type="float">
            <text:p>5.5354</text:p>
          </table:table-cell>
          <table:table-cell office:value-type="float" office:value="5.245087" calcext:value-type="float">
            <text:p>5.245087</text:p>
          </table:table-cell>
          <table:table-cell office:value-type="float" office:value="4.56955" calcext:value-type="float">
            <text:p>4.56955</text:p>
          </table:table-cell>
          <table:table-cell office:value-type="float" office:value="4.037506" calcext:value-type="float">
            <text:p>4.037506</text:p>
          </table:table-cell>
          <table:table-cell office:value-type="float" office:value="3.627136" calcext:value-type="float">
            <text:p>3.627136</text:p>
          </table:table-cell>
          <table:table-cell office:value-type="float" office:value="3.626404" calcext:value-type="float">
            <text:p>3.626404</text:p>
          </table:table-cell>
          <table:table-cell office:value-type="float" office:value="3.435486" calcext:value-type="float">
            <text:p>3.435486</text:p>
          </table:table-cell>
          <table:table-cell office:value-type="float" office:value="3.900391" calcext:value-type="float">
            <text:p>3.900391</text:p>
          </table:table-cell>
          <table:table-cell office:value-type="float" office:value="3.82312" calcext:value-type="float">
            <text:p>3.82312</text:p>
          </table:table-cell>
          <table:table-cell office:value-type="float" office:value="4.366974" calcext:value-type="float">
            <text:p>4.366974</text:p>
          </table:table-cell>
          <table:table-cell office:value-type="float" office:value="4.357239" calcext:value-type="float">
            <text:p>4.357239</text:p>
          </table:table-cell>
          <table:table-cell office:value-type="float" office:value="4.968811" calcext:value-type="float">
            <text:p>4.968811</text:p>
          </table:table-cell>
          <table:table-cell office:value-type="float" office:value="4.949921" calcext:value-type="float">
            <text:p>4.949921</text:p>
          </table:table-cell>
          <table:table-cell office:value-type="float" office:value="5.448822" calcext:value-type="float">
            <text:p>5.448822</text:p>
          </table:table-cell>
          <table:table-cell office:value-type="float" office:value="5.42334" calcext:value-type="float">
            <text:p>5.42334</text:p>
          </table:table-cell>
          <table:table-cell office:value-type="float" office:value="29.11404" calcext:value-type="float">
            <text:p>29.11404</text:p>
          </table:table-cell>
          <table:table-cell office:value-type="float" office:value="-1.686493" calcext:value-type="float">
            <text:p>-1.6864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22032007" calcext:value-type="float">
            <text:p>22032007</text:p>
          </table:table-cell>
          <table:table-cell office:value-type="float" office:value="18.21411" calcext:value-type="float">
            <text:p>18.21411</text:p>
          </table:table-cell>
          <table:table-cell office:value-type="float" office:value="15.76177" calcext:value-type="float">
            <text:p>15.76177</text:p>
          </table:table-cell>
          <table:table-cell office:value-type="float" office:value="2.476318" calcext:value-type="float">
            <text:p>2.476318</text:p>
          </table:table-cell>
          <table:table-cell office:value-type="float" office:value="1.022737" calcext:value-type="float">
            <text:p>1.022737</text:p>
          </table:table-cell>
          <table:table-cell office:value-type="float" office:value="0.6229512" calcext:value-type="float">
            <text:p>0.6229512</text:p>
          </table:table-cell>
          <table:table-cell office:value-type="float" office:value="368.6633" calcext:value-type="float">
            <text:p>368.6633</text:p>
          </table:table-cell>
          <table:table-cell office:value-type="float" office:value="0" calcext:value-type="float">
            <text:p>0</text:p>
          </table:table-cell>
          <table:table-cell office:value-type="float" office:value="26.04871" calcext:value-type="float">
            <text:p>26.04871</text:p>
          </table:table-cell>
          <table:table-cell office:value-type="float" office:value="1.924866" calcext:value-type="float">
            <text:p>1.924866</text:p>
          </table:table-cell>
          <table:table-cell office:value-type="float" office:value="19.65909" calcext:value-type="float">
            <text:p>19.65909</text:p>
          </table:table-cell>
          <table:table-cell office:value-type="float" office:value="3.596924" calcext:value-type="float">
            <text:p>3.596924</text:p>
          </table:table-cell>
          <table:table-cell office:value-type="float" office:value="15.40793" calcext:value-type="float">
            <text:p>15.40793</text:p>
          </table:table-cell>
          <table:table-cell office:value-type="float" office:value="4.954346" calcext:value-type="float">
            <text:p>4.954346</text:p>
          </table:table-cell>
          <table:table-cell office:value-type="float" office:value="12.27579" calcext:value-type="float">
            <text:p>12.27579</text:p>
          </table:table-cell>
          <table:table-cell office:value-type="float" office:value="5.871338" calcext:value-type="float">
            <text:p>5.871338</text:p>
          </table:table-cell>
          <table:table-cell office:value-type="float" office:value="10.46091" calcext:value-type="float">
            <text:p>10.46091</text:p>
          </table:table-cell>
          <table:table-cell office:value-type="float" office:value="6.254059" calcext:value-type="float">
            <text:p>6.254059</text:p>
          </table:table-cell>
          <table:table-cell office:value-type="float" office:value="8.761047" calcext:value-type="float">
            <text:p>8.761047</text:p>
          </table:table-cell>
          <table:table-cell office:value-type="float" office:value="6.452026" calcext:value-type="float">
            <text:p>6.452026</text:p>
          </table:table-cell>
          <table:table-cell office:value-type="float" office:value="7.537292" calcext:value-type="float">
            <text:p>7.537292</text:p>
          </table:table-cell>
          <table:table-cell office:value-type="float" office:value="6.166809" calcext:value-type="float">
            <text:p>6.166809</text:p>
          </table:table-cell>
          <table:table-cell office:value-type="float" office:value="5.830109" calcext:value-type="float">
            <text:p>5.830109</text:p>
          </table:table-cell>
          <table:table-cell office:value-type="float" office:value="5.256653" calcext:value-type="float">
            <text:p>5.256653</text:p>
          </table:table-cell>
          <table:table-cell office:value-type="float" office:value="4.464569" calcext:value-type="float">
            <text:p>4.464569</text:p>
          </table:table-cell>
          <table:table-cell office:value-type="float" office:value="4.042145" calcext:value-type="float">
            <text:p>4.042145</text:p>
          </table:table-cell>
          <table:table-cell office:value-type="float" office:value="3.845795" calcext:value-type="float">
            <text:p>3.845795</text:p>
          </table:table-cell>
          <table:table-cell office:value-type="float" office:value="3.628601" calcext:value-type="float">
            <text:p>3.628601</text:p>
          </table:table-cell>
          <table:table-cell office:value-type="float" office:value="3.998505" calcext:value-type="float">
            <text:p>3.998505</text:p>
          </table:table-cell>
          <table:table-cell office:value-type="float" office:value="3.901306" calcext:value-type="float">
            <text:p>3.901306</text:p>
          </table:table-cell>
          <table:table-cell office:value-type="float" office:value="4.389343" calcext:value-type="float">
            <text:p>4.389343</text:p>
          </table:table-cell>
          <table:table-cell office:value-type="float" office:value="4.367157" calcext:value-type="float">
            <text:p>4.367157</text:p>
          </table:table-cell>
          <table:table-cell office:value-type="float" office:value="4.949768" calcext:value-type="float">
            <text:p>4.949768</text:p>
          </table:table-cell>
          <table:table-cell office:value-type="float" office:value="4.93689" calcext:value-type="float">
            <text:p>4.93689</text:p>
          </table:table-cell>
          <table:table-cell office:value-type="float" office:value="5.423065" calcext:value-type="float">
            <text:p>5.423065</text:p>
          </table:table-cell>
          <table:table-cell office:value-type="float" office:value="5.399994" calcext:value-type="float">
            <text:p>5.399994</text:p>
          </table:table-cell>
          <table:table-cell office:value-type="float" office:value="29.28006" calcext:value-type="float">
            <text:p>29.28006</text:p>
          </table:table-cell>
          <table:table-cell office:value-type="float" office:value="-0.269928" calcext:value-type="float">
            <text:p>-0.2699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032007" calcext:value-type="float">
            <text:p>23032007</text:p>
          </table:table-cell>
          <table:table-cell office:value-type="float" office:value="20.49502" calcext:value-type="float">
            <text:p>20.49502</text:p>
          </table:table-cell>
          <table:table-cell office:value-type="float" office:value="2.98399" calcext:value-type="float">
            <text:p>2.98399</text:p>
          </table:table-cell>
          <table:table-cell office:value-type="float" office:value="-2.033645" calcext:value-type="float">
            <text:p>-2.033645</text:p>
          </table:table-cell>
          <table:table-cell office:value-type="float" office:value="0.6570926" calcext:value-type="float">
            <text:p>0.6570926</text:p>
          </table:table-cell>
          <table:table-cell office:value-type="float" office:value="0.458697" calcext:value-type="float">
            <text:p>0.458697</text:p>
          </table:table-cell>
          <table:table-cell office:value-type="float" office:value="370.1849" calcext:value-type="float">
            <text:p>370.1849</text:p>
          </table:table-cell>
          <table:table-cell office:value-type="float" office:value="0" calcext:value-type="float">
            <text:p>0</text:p>
          </table:table-cell>
          <table:table-cell office:value-type="float" office:value="22.72839" calcext:value-type="float">
            <text:p>22.72839</text:p>
          </table:table-cell>
          <table:table-cell office:value-type="float" office:value="-0.04174805" calcext:value-type="float">
            <text:p>-0.04174805</text:p>
          </table:table-cell>
          <table:table-cell office:value-type="float" office:value="17.26047" calcext:value-type="float">
            <text:p>17.26047</text:p>
          </table:table-cell>
          <table:table-cell office:value-type="float" office:value="3.211426" calcext:value-type="float">
            <text:p>3.211426</text:p>
          </table:table-cell>
          <table:table-cell office:value-type="float" office:value="13.74585" calcext:value-type="float">
            <text:p>13.74585</text:p>
          </table:table-cell>
          <table:table-cell office:value-type="float" office:value="5.035645" calcext:value-type="float">
            <text:p>5.035645</text:p>
          </table:table-cell>
          <table:table-cell office:value-type="float" office:value="11.24057" calcext:value-type="float">
            <text:p>11.24057</text:p>
          </table:table-cell>
          <table:table-cell office:value-type="float" office:value="6.235413" calcext:value-type="float">
            <text:p>6.235413</text:p>
          </table:table-cell>
          <table:table-cell office:value-type="float" office:value="9.826782" calcext:value-type="float">
            <text:p>9.826782</text:p>
          </table:table-cell>
          <table:table-cell office:value-type="float" office:value="6.73996" calcext:value-type="float">
            <text:p>6.73996</text:p>
          </table:table-cell>
          <table:table-cell office:value-type="float" office:value="8.691559" calcext:value-type="float">
            <text:p>8.691559</text:p>
          </table:table-cell>
          <table:table-cell office:value-type="float" office:value="7.028717" calcext:value-type="float">
            <text:p>7.028717</text:p>
          </table:table-cell>
          <table:table-cell office:value-type="float" office:value="7.561188" calcext:value-type="float">
            <text:p>7.561188</text:p>
          </table:table-cell>
          <table:table-cell office:value-type="float" office:value="6.759125" calcext:value-type="float">
            <text:p>6.759125</text:p>
          </table:table-cell>
          <table:table-cell office:value-type="float" office:value="6.269897" calcext:value-type="float">
            <text:p>6.269897</text:p>
          </table:table-cell>
          <table:table-cell office:value-type="float" office:value="5.841858" calcext:value-type="float">
            <text:p>5.841858</text:p>
          </table:table-cell>
          <table:table-cell office:value-type="float" office:value="4.883179" calcext:value-type="float">
            <text:p>4.883179</text:p>
          </table:table-cell>
          <table:table-cell office:value-type="float" office:value="4.469177" calcext:value-type="float">
            <text:p>4.469177</text:p>
          </table:table-cell>
          <table:table-cell office:value-type="float" office:value="4.084534" calcext:value-type="float">
            <text:p>4.084534</text:p>
          </table:table-cell>
          <table:table-cell office:value-type="float" office:value="3.848175" calcext:value-type="float">
            <text:p>3.848175</text:p>
          </table:table-cell>
          <table:table-cell office:value-type="float" office:value="4.115173" calcext:value-type="float">
            <text:p>4.115173</text:p>
          </table:table-cell>
          <table:table-cell office:value-type="float" office:value="3.999603" calcext:value-type="float">
            <text:p>3.999603</text:p>
          </table:table-cell>
          <table:table-cell office:value-type="float" office:value="4.424744" calcext:value-type="float">
            <text:p>4.424744</text:p>
          </table:table-cell>
          <table:table-cell office:value-type="float" office:value="4.389679" calcext:value-type="float">
            <text:p>4.389679</text:p>
          </table:table-cell>
          <table:table-cell office:value-type="float" office:value="4.936798" calcext:value-type="float">
            <text:p>4.936798</text:p>
          </table:table-cell>
          <table:table-cell office:value-type="float" office:value="4.930359" calcext:value-type="float">
            <text:p>4.930359</text:p>
          </table:table-cell>
          <table:table-cell office:value-type="float" office:value="5.39978" calcext:value-type="float">
            <text:p>5.39978</text:p>
          </table:table-cell>
          <table:table-cell office:value-type="float" office:value="5.380371" calcext:value-type="float">
            <text:p>5.380371</text:p>
          </table:table-cell>
          <table:table-cell office:value-type="float" office:value="25.37659" calcext:value-type="float">
            <text:p>25.37659</text:p>
          </table:table-cell>
          <table:table-cell office:value-type="float" office:value="-2.957916" calcext:value-type="float">
            <text:p>-2.9579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24032007" calcext:value-type="float">
            <text:p>24032007</text:p>
          </table:table-cell>
          <table:table-cell office:value-type="float" office:value="16.05742" calcext:value-type="float">
            <text:p>16.05742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5.220932" calcext:value-type="float">
            <text:p>-5.220932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677852" calcext:value-type="float">
            <text:p>0.3677852</text:p>
          </table:table-cell>
          <table:table-cell office:value-type="float" office:value="370.5422" calcext:value-type="float">
            <text:p>370.5422</text:p>
          </table:table-cell>
          <table:table-cell office:value-type="float" office:value="0" calcext:value-type="float">
            <text:p>0</text:p>
          </table:table-cell>
          <table:table-cell office:value-type="float" office:value="16.84198" calcext:value-type="float">
            <text:p>16.84198</text:p>
          </table:table-cell>
          <table:table-cell office:value-type="float" office:value="-1.489014" calcext:value-type="float">
            <text:p>-1.489014</text:p>
          </table:table-cell>
          <table:table-cell office:value-type="float" office:value="12.44107" calcext:value-type="float">
            <text:p>12.44107</text:p>
          </table:table-cell>
          <table:table-cell office:value-type="float" office:value="0.6937256" calcext:value-type="float">
            <text:p>0.6937256</text:p>
          </table:table-cell>
          <table:table-cell office:value-type="float" office:value="9.882629" calcext:value-type="float">
            <text:p>9.882629</text:p>
          </table:table-cell>
          <table:table-cell office:value-type="float" office:value="2.733643" calcext:value-type="float">
            <text:p>2.733643</text:p>
          </table:table-cell>
          <table:table-cell office:value-type="float" office:value="8.278656" calcext:value-type="float">
            <text:p>8.278656</text:p>
          </table:table-cell>
          <table:table-cell office:value-type="float" office:value="4.280579" calcext:value-type="float">
            <text:p>4.280579</text:p>
          </table:table-cell>
          <table:table-cell office:value-type="float" office:value="7.910767" calcext:value-type="float">
            <text:p>7.910767</text:p>
          </table:table-cell>
          <table:table-cell office:value-type="float" office:value="5.121063" calcext:value-type="float">
            <text:p>5.121063</text:p>
          </table:table-cell>
          <table:table-cell office:value-type="float" office:value="8.080292" calcext:value-type="float">
            <text:p>8.080292</text:p>
          </table:table-cell>
          <table:table-cell office:value-type="float" office:value="5.841705" calcext:value-type="float">
            <text:p>5.841705</text:p>
          </table:table-cell>
          <table:table-cell office:value-type="float" office:value="7.489044" calcext:value-type="float">
            <text:p>7.489044</text:p>
          </table:table-cell>
          <table:table-cell office:value-type="float" office:value="6.056458" calcext:value-type="float">
            <text:p>6.056458</text:p>
          </table:table-cell>
          <table:table-cell office:value-type="float" office:value="6.33313" calcext:value-type="float">
            <text:p>6.33313</text:p>
          </table:table-cell>
          <table:table-cell office:value-type="float" office:value="6.017273" calcext:value-type="float">
            <text:p>6.017273</text:p>
          </table:table-cell>
          <table:table-cell office:value-type="float" office:value="5.135529" calcext:value-type="float">
            <text:p>5.135529</text:p>
          </table:table-cell>
          <table:table-cell office:value-type="float" office:value="4.887146" calcext:value-type="float">
            <text:p>4.887146</text:p>
          </table:table-cell>
          <table:table-cell office:value-type="float" office:value="4.319397" calcext:value-type="float">
            <text:p>4.319397</text:p>
          </table:table-cell>
          <table:table-cell office:value-type="float" office:value="4.087097" calcext:value-type="float">
            <text:p>4.087097</text:p>
          </table:table-cell>
          <table:table-cell office:value-type="float" office:value="4.245667" calcext:value-type="float">
            <text:p>4.245667</text:p>
          </table:table-cell>
          <table:table-cell office:value-type="float" office:value="4.116455" calcext:value-type="float">
            <text:p>4.116455</text:p>
          </table:table-cell>
          <table:table-cell office:value-type="float" office:value="4.4729" calcext:value-type="float">
            <text:p>4.4729</text:p>
          </table:table-cell>
          <table:table-cell office:value-type="float" office:value="4.425171" calcext:value-type="float">
            <text:p>4.425171</text:p>
          </table:table-cell>
          <table:table-cell office:value-type="float" office:value="4.931427" calcext:value-type="float">
            <text:p>4.931427</text:p>
          </table:table-cell>
          <table:table-cell office:value-type="float" office:value="4.929779" calcext:value-type="float">
            <text:p>4.929779</text:p>
          </table:table-cell>
          <table:table-cell office:value-type="float" office:value="5.380188" calcext:value-type="float">
            <text:p>5.380188</text:p>
          </table:table-cell>
          <table:table-cell office:value-type="float" office:value="5.365356" calcext:value-type="float">
            <text:p>5.365356</text:p>
          </table:table-cell>
          <table:table-cell office:value-type="float" office:value="19.25046" calcext:value-type="float">
            <text:p>19.25046</text:p>
          </table:table-cell>
          <table:table-cell office:value-type="float" office:value="-4.887207" calcext:value-type="float">
            <text:p>-4.88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25032007" calcext:value-type="float">
            <text:p>25032007</text:p>
          </table:table-cell>
          <table:table-cell office:value-type="float" office:value="17.95809" calcext:value-type="float">
            <text:p>17.95809</text:p>
          </table:table-cell>
          <table:table-cell office:value-type="float" office:value="1.317323" calcext:value-type="float">
            <text:p>1.317323</text:p>
          </table:table-cell>
          <table:table-cell office:value-type="float" office:value="-7.545921" calcext:value-type="float">
            <text:p>-7.545921</text:p>
          </table:table-cell>
          <table:table-cell office:value-type="float" office:value="0.5923261" calcext:value-type="float">
            <text:p>0.5923261</text:p>
          </table:table-cell>
          <table:table-cell office:value-type="float" office:value="0.3087031" calcext:value-type="float">
            <text:p>0.3087031</text:p>
          </table:table-cell>
          <table:table-cell office:value-type="float" office:value="365.4346" calcext:value-type="float">
            <text:p>365.4346</text:p>
          </table:table-cell>
          <table:table-cell office:value-type="float" office:value="0" calcext:value-type="float">
            <text:p>0</text:p>
          </table:table-cell>
          <table:table-cell office:value-type="float" office:value="17.38928" calcext:value-type="float">
            <text:p>17.38928</text:p>
          </table:table-cell>
          <table:table-cell office:value-type="float" office:value="-2.514191" calcext:value-type="float">
            <text:p>-2.514191</text:p>
          </table:table-cell>
          <table:table-cell office:value-type="float" office:value="12.20981" calcext:value-type="float">
            <text:p>12.20981</text:p>
          </table:table-cell>
          <table:table-cell office:value-type="float" office:value="-0.1643982" calcext:value-type="float">
            <text:p>-0.1643982</text:p>
          </table:table-cell>
          <table:table-cell office:value-type="float" office:value="9.265106" calcext:value-type="float">
            <text:p>9.265106</text:p>
          </table:table-cell>
          <table:table-cell office:value-type="float" office:value="1.507599" calcext:value-type="float">
            <text:p>1.507599</text:p>
          </table:table-cell>
          <table:table-cell office:value-type="float" office:value="7.461975" calcext:value-type="float">
            <text:p>7.461975</text:p>
          </table:table-cell>
          <table:table-cell office:value-type="float" office:value="2.92804" calcext:value-type="float">
            <text:p>2.92804</text:p>
          </table:table-cell>
          <table:table-cell office:value-type="float" office:value="6.609406" calcext:value-type="float">
            <text:p>6.609406</text:p>
          </table:table-cell>
          <table:table-cell office:value-type="float" office:value="3.820007" calcext:value-type="float">
            <text:p>3.820007</text:p>
          </table:table-cell>
          <table:table-cell office:value-type="float" office:value="6.442444" calcext:value-type="float">
            <text:p>6.442444</text:p>
          </table:table-cell>
          <table:table-cell office:value-type="float" office:value="4.662323" calcext:value-type="float">
            <text:p>4.662323</text:p>
          </table:table-cell>
          <table:table-cell office:value-type="float" office:value="6.390778" calcext:value-type="float">
            <text:p>6.390778</text:p>
          </table:table-cell>
          <table:table-cell office:value-type="float" office:value="5.13858" calcext:value-type="float">
            <text:p>5.13858</text:p>
          </table:table-cell>
          <table:table-cell office:value-type="float" office:value="6.016266" calcext:value-type="float">
            <text:p>6.016266</text:p>
          </table:table-cell>
          <table:table-cell office:value-type="float" office:value="5.522949" calcext:value-type="float">
            <text:p>5.522949</text:p>
          </table:table-cell>
          <table:table-cell office:value-type="float" office:value="5.174377" calcext:value-type="float">
            <text:p>5.174377</text:p>
          </table:table-cell>
          <table:table-cell office:value-type="float" office:value="5.136871" calcext:value-type="float">
            <text:p>5.136871</text:p>
          </table:table-cell>
          <table:table-cell office:value-type="float" office:value="4.503723" calcext:value-type="float">
            <text:p>4.503723</text:p>
          </table:table-cell>
          <table:table-cell office:value-type="float" office:value="4.321594" calcext:value-type="float">
            <text:p>4.321594</text:p>
          </table:table-cell>
          <table:table-cell office:value-type="float" office:value="4.376373" calcext:value-type="float">
            <text:p>4.376373</text:p>
          </table:table-cell>
          <table:table-cell office:value-type="float" office:value="4.24707" calcext:value-type="float">
            <text:p>4.24707</text:p>
          </table:table-cell>
          <table:table-cell office:value-type="float" office:value="4.531311" calcext:value-type="float">
            <text:p>4.531311</text:p>
          </table:table-cell>
          <table:table-cell office:value-type="float" office:value="4.47345" calcext:value-type="float">
            <text:p>4.47345</text:p>
          </table:table-cell>
          <table:table-cell office:value-type="float" office:value="4.940186" calcext:value-type="float">
            <text:p>4.940186</text:p>
          </table:table-cell>
          <table:table-cell office:value-type="float" office:value="4.931488" calcext:value-type="float">
            <text:p>4.931488</text:p>
          </table:table-cell>
          <table:table-cell office:value-type="float" office:value="5.365234" calcext:value-type="float">
            <text:p>5.365234</text:p>
          </table:table-cell>
          <table:table-cell office:value-type="float" office:value="5.35553" calcext:value-type="float">
            <text:p>5.35553</text:p>
          </table:table-cell>
          <table:table-cell office:value-type="float" office:value="20.4549" calcext:value-type="float">
            <text:p>20.4549</text:p>
          </table:table-cell>
          <table:table-cell office:value-type="float" office:value="-6.837341" calcext:value-type="float">
            <text:p>-6.8373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26032007" calcext:value-type="float">
            <text:p>26032007</text:p>
          </table:table-cell>
          <table:table-cell office:value-type="float" office:value="20.92114" calcext:value-type="float">
            <text:p>20.92114</text:p>
          </table:table-cell>
          <table:table-cell office:value-type="float" office:value="5.761768" calcext:value-type="float">
            <text:p>5.761768</text:p>
          </table:table-cell>
          <table:table-cell office:value-type="float" office:value="-10.50867" calcext:value-type="float">
            <text:p>-10.50867</text:p>
          </table:table-cell>
          <table:table-cell office:value-type="float" office:value="0.7114421" calcext:value-type="float">
            <text:p>0.7114421</text:p>
          </table:table-cell>
          <table:table-cell office:value-type="float" office:value="0.2458529" calcext:value-type="float">
            <text:p>0.2458529</text:p>
          </table:table-cell>
          <table:table-cell office:value-type="float" office:value="363.6483" calcext:value-type="float">
            <text:p>363.6483</text:p>
          </table:table-cell>
          <table:table-cell office:value-type="float" office:value="0" calcext:value-type="float">
            <text:p>0</text:p>
          </table:table-cell>
          <table:table-cell office:value-type="float" office:value="21.58142" calcext:value-type="float">
            <text:p>21.58142</text:p>
          </table:table-cell>
          <table:table-cell office:value-type="float" office:value="-4.117462" calcext:value-type="float">
            <text:p>-4.117462</text:p>
          </table:table-cell>
          <table:table-cell office:value-type="float" office:value="14.66516" calcext:value-type="float">
            <text:p>14.66516</text:p>
          </table:table-cell>
          <table:table-cell office:value-type="float" office:value="-0.4200745" calcext:value-type="float">
            <text:p>-0.4200745</text:p>
          </table:table-cell>
          <table:table-cell office:value-type="float" office:value="10.75668" calcext:value-type="float">
            <text:p>10.75668</text:p>
          </table:table-cell>
          <table:table-cell office:value-type="float" office:value="1.121887" calcext:value-type="float">
            <text:p>1.121887</text:p>
          </table:table-cell>
          <table:table-cell office:value-type="float" office:value="8.259979" calcext:value-type="float">
            <text:p>8.259979</text:p>
          </table:table-cell>
          <table:table-cell office:value-type="float" office:value="2.463226" calcext:value-type="float">
            <text:p>2.463226</text:p>
          </table:table-cell>
          <table:table-cell office:value-type="float" office:value="7.022583" calcext:value-type="float">
            <text:p>7.022583</text:p>
          </table:table-cell>
          <table:table-cell office:value-type="float" office:value="3.271149" calcext:value-type="float">
            <text:p>3.271149</text:p>
          </table:table-cell>
          <table:table-cell office:value-type="float" office:value="6.027222" calcext:value-type="float">
            <text:p>6.027222</text:p>
          </table:table-cell>
          <table:table-cell office:value-type="float" office:value="4.088654" calcext:value-type="float">
            <text:p>4.088654</text:p>
          </table:table-cell>
          <table:table-cell office:value-type="float" office:value="5.69223" calcext:value-type="float">
            <text:p>5.69223</text:p>
          </table:table-cell>
          <table:table-cell office:value-type="float" office:value="4.61908" calcext:value-type="float">
            <text:p>4.61908</text:p>
          </table:table-cell>
          <table:table-cell office:value-type="float" office:value="5.522644" calcext:value-type="float">
            <text:p>5.522644</text:p>
          </table:table-cell>
          <table:table-cell office:value-type="float" office:value="5.144775" calcext:value-type="float">
            <text:p>5.144775</text:p>
          </table:table-cell>
          <table:table-cell office:value-type="float" office:value="5.14682" calcext:value-type="float">
            <text:p>5.14682</text:p>
          </table:table-cell>
          <table:table-cell office:value-type="float" office:value="5.050598" calcext:value-type="float">
            <text:p>5.050598</text:p>
          </table:table-cell>
          <table:table-cell office:value-type="float" office:value="4.620178" calcext:value-type="float">
            <text:p>4.620178</text:p>
          </table:table-cell>
          <table:table-cell office:value-type="float" office:value="4.505219" calcext:value-type="float">
            <text:p>4.505219</text:p>
          </table:table-cell>
          <table:table-cell office:value-type="float" office:value="4.491302" calcext:value-type="float">
            <text:p>4.491302</text:p>
          </table:table-cell>
          <table:table-cell office:value-type="float" office:value="4.377686" calcext:value-type="float">
            <text:p>4.377686</text:p>
          </table:table-cell>
          <table:table-cell office:value-type="float" office:value="4.59552" calcext:value-type="float">
            <text:p>4.59552</text:p>
          </table:table-cell>
          <table:table-cell office:value-type="float" office:value="4.531952" calcext:value-type="float">
            <text:p>4.531952</text:p>
          </table:table-cell>
          <table:table-cell office:value-type="float" office:value="4.955994" calcext:value-type="float">
            <text:p>4.955994</text:p>
          </table:table-cell>
          <table:table-cell office:value-type="float" office:value="4.940338" calcext:value-type="float">
            <text:p>4.940338</text:p>
          </table:table-cell>
          <table:table-cell office:value-type="float" office:value="5.355469" calcext:value-type="float">
            <text:p>5.355469</text:p>
          </table:table-cell>
          <table:table-cell office:value-type="float" office:value="5.35144" calcext:value-type="float">
            <text:p>5.35144</text:p>
          </table:table-cell>
          <table:table-cell office:value-type="float" office:value="25.46268" calcext:value-type="float">
            <text:p>25.46268</text:p>
          </table:table-cell>
          <table:table-cell office:value-type="float" office:value="-9.50174" calcext:value-type="float">
            <text:p>-9.50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27032007" calcext:value-type="float">
            <text:p>27032007</text:p>
          </table:table-cell>
          <table:table-cell office:value-type="float" office:value="21.86881" calcext:value-type="float">
            <text:p>21.86881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8.499219" calcext:value-type="float">
            <text:p>-8.499219</text:p>
          </table:table-cell>
          <table:table-cell office:value-type="float" office:value="0.8047837" calcext:value-type="float">
            <text:p>0.8047837</text:p>
          </table:table-cell>
          <table:table-cell office:value-type="float" office:value="0.2870594" calcext:value-type="float">
            <text:p>0.2870594</text:p>
          </table:table-cell>
          <table:table-cell office:value-type="float" office:value="369.8856" calcext:value-type="float">
            <text:p>369.8856</text:p>
          </table:table-cell>
          <table:table-cell office:value-type="float" office:value="0" calcext:value-type="float">
            <text:p>0</text:p>
          </table:table-cell>
          <table:table-cell office:value-type="float" office:value="24.54089" calcext:value-type="float">
            <text:p>24.54089</text:p>
          </table:table-cell>
          <table:table-cell office:value-type="float" office:value="-2.732941" calcext:value-type="float">
            <text:p>-2.732941</text:p>
          </table:table-cell>
          <table:table-cell office:value-type="float" office:value="17.03641" calcext:value-type="float">
            <text:p>17.03641</text:p>
          </table:table-cell>
          <table:table-cell office:value-type="float" office:value="-0.1953735" calcext:value-type="float">
            <text:p>-0.1953735</text:p>
          </table:table-cell>
          <table:table-cell office:value-type="float" office:value="12.62048" calcext:value-type="float">
            <text:p>12.62048</text:p>
          </table:table-cell>
          <table:table-cell office:value-type="float" office:value="1.37674" calcext:value-type="float">
            <text:p>1.37674</text:p>
          </table:table-cell>
          <table:table-cell office:value-type="float" office:value="9.646057" calcext:value-type="float">
            <text:p>9.646057</text:p>
          </table:table-cell>
          <table:table-cell office:value-type="float" office:value="2.697479" calcext:value-type="float">
            <text:p>2.697479</text:p>
          </table:table-cell>
          <table:table-cell office:value-type="float" office:value="8.075287" calcext:value-type="float">
            <text:p>8.075287</text:p>
          </table:table-cell>
          <table:table-cell office:value-type="float" office:value="3.507446" calcext:value-type="float">
            <text:p>3.507446</text:p>
          </table:table-cell>
          <table:table-cell office:value-type="float" office:value="6.760376" calcext:value-type="float">
            <text:p>6.760376</text:p>
          </table:table-cell>
          <table:table-cell office:value-type="float" office:value="4.282928" calcext:value-type="float">
            <text:p>4.282928</text:p>
          </table:table-cell>
          <table:table-cell office:value-type="float" office:value="6.079803" calcext:value-type="float">
            <text:p>6.079803</text:p>
          </table:table-cell>
          <table:table-cell office:value-type="float" office:value="4.694305" calcext:value-type="float">
            <text:p>4.694305</text:p>
          </table:table-cell>
          <table:table-cell office:value-type="float" office:value="5.250702" calcext:value-type="float">
            <text:p>5.250702</text:p>
          </table:table-cell>
          <table:table-cell office:value-type="float" office:value="5.072815" calcext:value-type="float">
            <text:p>5.072815</text:p>
          </table:table-cell>
          <table:table-cell office:value-type="float" office:value="5.049744" calcext:value-type="float">
            <text:p>5.049744</text:p>
          </table:table-cell>
          <table:table-cell office:value-type="float" office:value="4.990814" calcext:value-type="float">
            <text:p>4.990814</text:p>
          </table:table-cell>
          <table:table-cell office:value-type="float" office:value="4.689178" calcext:value-type="float">
            <text:p>4.689178</text:p>
          </table:table-cell>
          <table:table-cell office:value-type="float" office:value="4.621033" calcext:value-type="float">
            <text:p>4.621033</text:p>
          </table:table-cell>
          <table:table-cell office:value-type="float" office:value="4.582764" calcext:value-type="float">
            <text:p>4.582764</text:p>
          </table:table-cell>
          <table:table-cell office:value-type="float" office:value="4.492371" calcext:value-type="float">
            <text:p>4.492371</text:p>
          </table:table-cell>
          <table:table-cell office:value-type="float" office:value="4.658966" calcext:value-type="float">
            <text:p>4.658966</text:p>
          </table:table-cell>
          <table:table-cell office:value-type="float" office:value="4.59613" calcext:value-type="float">
            <text:p>4.59613</text:p>
          </table:table-cell>
          <table:table-cell office:value-type="float" office:value="4.977966" calcext:value-type="float">
            <text:p>4.977966</text:p>
          </table:table-cell>
          <table:table-cell office:value-type="float" office:value="4.956177" calcext:value-type="float">
            <text:p>4.956177</text:p>
          </table:table-cell>
          <table:table-cell office:value-type="float" office:value="5.352356" calcext:value-type="float">
            <text:p>5.352356</text:p>
          </table:table-cell>
          <table:table-cell office:value-type="float" office:value="5.351257" calcext:value-type="float">
            <text:p>5.351257</text:p>
          </table:table-cell>
          <table:table-cell office:value-type="float" office:value="28.10187" calcext:value-type="float">
            <text:p>28.10187</text:p>
          </table:table-cell>
          <table:table-cell office:value-type="float" office:value="-7.233887" calcext:value-type="float">
            <text:p>-7.2338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28032007" calcext:value-type="float">
            <text:p>28032007</text:p>
          </table:table-cell>
          <table:table-cell office:value-type="float" office:value="20.3955" calcext:value-type="float">
            <text:p>20.3955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-1.512006" calcext:value-type="float">
            <text:p>-1.512006</text:p>
          </table:table-cell>
          <table:table-cell office:value-type="float" office:value="0.9315476" calcext:value-type="float">
            <text:p>0.9315476</text:p>
          </table:table-cell>
          <table:table-cell office:value-type="float" office:value="0.4833061" calcext:value-type="float">
            <text:p>0.4833061</text:p>
          </table:table-cell>
          <table:table-cell office:value-type="float" office:value="376.2699" calcext:value-type="float">
            <text:p>376.2699</text:p>
          </table:table-cell>
          <table:table-cell office:value-type="float" office:value="0.762" calcext:value-type="float">
            <text:p>0.762</text:p>
          </table:table-cell>
          <table:table-cell office:value-type="float" office:value="26.25507" calcext:value-type="float">
            <text:p>26.25507</text:p>
          </table:table-cell>
          <table:table-cell office:value-type="float" office:value="-0.7367249" calcext:value-type="float">
            <text:p>-0.7367249</text:p>
          </table:table-cell>
          <table:table-cell office:value-type="float" office:value="18.87854" calcext:value-type="float">
            <text:p>18.87854</text:p>
          </table:table-cell>
          <table:table-cell office:value-type="float" office:value="1.17395" calcext:value-type="float">
            <text:p>1.17395</text:p>
          </table:table-cell>
          <table:table-cell office:value-type="float" office:value="14.4668" calcext:value-type="float">
            <text:p>14.4668</text:p>
          </table:table-cell>
          <table:table-cell office:value-type="float" office:value="2.736786" calcext:value-type="float">
            <text:p>2.736786</text:p>
          </table:table-cell>
          <table:table-cell office:value-type="float" office:value="11.3165" calcext:value-type="float">
            <text:p>11.3165</text:p>
          </table:table-cell>
          <table:table-cell office:value-type="float" office:value="3.954132" calcext:value-type="float">
            <text:p>3.954132</text:p>
          </table:table-cell>
          <table:table-cell office:value-type="float" office:value="9.539795" calcext:value-type="float">
            <text:p>9.539795</text:p>
          </table:table-cell>
          <table:table-cell office:value-type="float" office:value="4.620605" calcext:value-type="float">
            <text:p>4.620605</text:p>
          </table:table-cell>
          <table:table-cell office:value-type="float" office:value="7.979919" calcext:value-type="float">
            <text:p>7.979919</text:p>
          </table:table-cell>
          <table:table-cell office:value-type="float" office:value="5.201324" calcext:value-type="float">
            <text:p>5.201324</text:p>
          </table:table-cell>
          <table:table-cell office:value-type="float" office:value="6.985321" calcext:value-type="float">
            <text:p>6.985321</text:p>
          </table:table-cell>
          <table:table-cell office:value-type="float" office:value="5.348785" calcext:value-type="float">
            <text:p>5.348785</text:p>
          </table:table-cell>
          <table:table-cell office:value-type="float" office:value="5.651703" calcext:value-type="float">
            <text:p>5.651703</text:p>
          </table:table-cell>
          <table:table-cell office:value-type="float" office:value="5.24585" calcext:value-type="float">
            <text:p>5.24585</text:p>
          </table:table-cell>
          <table:table-cell office:value-type="float" office:value="5.060883" calcext:value-type="float">
            <text:p>5.060883</text:p>
          </table:table-cell>
          <table:table-cell office:value-type="float" office:value="4.990997" calcext:value-type="float">
            <text:p>4.990997</text:p>
          </table:table-cell>
          <table:table-cell office:value-type="float" office:value="4.747131" calcext:value-type="float">
            <text:p>4.747131</text:p>
          </table:table-cell>
          <table:table-cell office:value-type="float" office:value="4.689758" calcext:value-type="float">
            <text:p>4.689758</text:p>
          </table:table-cell>
          <table:table-cell office:value-type="float" office:value="4.656067" calcext:value-type="float">
            <text:p>4.656067</text:p>
          </table:table-cell>
          <table:table-cell office:value-type="float" office:value="4.583618" calcext:value-type="float">
            <text:p>4.583618</text:p>
          </table:table-cell>
          <table:table-cell office:value-type="float" office:value="4.718506" calcext:value-type="float">
            <text:p>4.718506</text:p>
          </table:table-cell>
          <table:table-cell office:value-type="float" office:value="4.659607" calcext:value-type="float">
            <text:p>4.659607</text:p>
          </table:table-cell>
          <table:table-cell office:value-type="float" office:value="5.003448" calcext:value-type="float">
            <text:p>5.003448</text:p>
          </table:table-cell>
          <table:table-cell office:value-type="float" office:value="4.978241" calcext:value-type="float">
            <text:p>4.978241</text:p>
          </table:table-cell>
          <table:table-cell office:value-type="float" office:value="5.35907" calcext:value-type="float">
            <text:p>5.35907</text:p>
          </table:table-cell>
          <table:table-cell office:value-type="float" office:value="5.352386" calcext:value-type="float">
            <text:p>5.352386</text:p>
          </table:table-cell>
          <table:table-cell office:value-type="float" office:value="29.41113" calcext:value-type="float">
            <text:p>29.41113</text:p>
          </table:table-cell>
          <table:table-cell office:value-type="float" office:value="-3.197083" calcext:value-type="float">
            <text:p>-3.197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29032007" calcext:value-type="float">
            <text:p>29032007</text:p>
          </table:table-cell>
          <table:table-cell office:value-type="float" office:value="21.34709" calcext:value-type="float">
            <text:p>21.34709</text:p>
          </table:table-cell>
          <table:table-cell office:value-type="float" office:value="6.317323" calcext:value-type="float">
            <text:p>6.317323</text:p>
          </table:table-cell>
          <table:table-cell office:value-type="float" office:value="-1.053426" calcext:value-type="float">
            <text:p>-1.053426</text:p>
          </table:table-cell>
          <table:table-cell office:value-type="float" office:value="0.7260991" calcext:value-type="float">
            <text:p>0.7260991</text:p>
          </table:table-cell>
          <table:table-cell office:value-type="float" office:value="0.4996479" calcext:value-type="float">
            <text:p>0.4996479</text:p>
          </table:table-cell>
          <table:table-cell office:value-type="float" office:value="378.1153" calcext:value-type="float">
            <text:p>378.1153</text:p>
          </table:table-cell>
          <table:table-cell office:value-type="float" office:value="4.572" calcext:value-type="float">
            <text:p>4.572</text:p>
          </table:table-cell>
          <table:table-cell office:value-type="float" office:value="23.84653" calcext:value-type="float">
            <text:p>23.84653</text:p>
          </table:table-cell>
          <table:table-cell office:value-type="float" office:value="-0.1905823" calcext:value-type="float">
            <text:p>-0.1905823</text:p>
          </table:table-cell>
          <table:table-cell office:value-type="float" office:value="17.75732" calcext:value-type="float">
            <text:p>17.75732</text:p>
          </table:table-cell>
          <table:table-cell office:value-type="float" office:value="2.041565" calcext:value-type="float">
            <text:p>2.041565</text:p>
          </table:table-cell>
          <table:table-cell office:value-type="float" office:value="13.83737" calcext:value-type="float">
            <text:p>13.83737</text:p>
          </table:table-cell>
          <table:table-cell office:value-type="float" office:value="3.862396" calcext:value-type="float">
            <text:p>3.862396</text:p>
          </table:table-cell>
          <table:table-cell office:value-type="float" office:value="11.10159" calcext:value-type="float">
            <text:p>11.10159</text:p>
          </table:table-cell>
          <table:table-cell office:value-type="float" office:value="5.16272" calcext:value-type="float">
            <text:p>5.16272</text:p>
          </table:table-cell>
          <table:table-cell office:value-type="float" office:value="9.571442" calcext:value-type="float">
            <text:p>9.571442</text:p>
          </table:table-cell>
          <table:table-cell office:value-type="float" office:value="5.794891" calcext:value-type="float">
            <text:p>5.794891</text:p>
          </table:table-cell>
          <table:table-cell office:value-type="float" office:value="8.159576" calcext:value-type="float">
            <text:p>8.159576</text:p>
          </table:table-cell>
          <table:table-cell office:value-type="float" office:value="6.257629" calcext:value-type="float">
            <text:p>6.257629</text:p>
          </table:table-cell>
          <table:table-cell office:value-type="float" office:value="7.286804" calcext:value-type="float">
            <text:p>7.286804</text:p>
          </table:table-cell>
          <table:table-cell office:value-type="float" office:value="6.211853" calcext:value-type="float">
            <text:p>6.211853</text:p>
          </table:table-cell>
          <table:table-cell office:value-type="float" office:value="6.134918" calcext:value-type="float">
            <text:p>6.134918</text:p>
          </table:table-cell>
          <table:table-cell office:value-type="float" office:value="5.663666" calcext:value-type="float">
            <text:p>5.663666</text:p>
          </table:table-cell>
          <table:table-cell office:value-type="float" office:value="5.276947" calcext:value-type="float">
            <text:p>5.276947</text:p>
          </table:table-cell>
          <table:table-cell office:value-type="float" office:value="5.062683" calcext:value-type="float">
            <text:p>5.062683</text:p>
          </table:table-cell>
          <table:table-cell office:value-type="float" office:value="4.829346" calcext:value-type="float">
            <text:p>4.829346</text:p>
          </table:table-cell>
          <table:table-cell office:value-type="float" office:value="4.747803" calcext:value-type="float">
            <text:p>4.747803</text:p>
          </table:table-cell>
          <table:table-cell office:value-type="float" office:value="4.723511" calcext:value-type="float">
            <text:p>4.723511</text:p>
          </table:table-cell>
          <table:table-cell office:value-type="float" office:value="4.656769" calcext:value-type="float">
            <text:p>4.656769</text:p>
          </table:table-cell>
          <table:table-cell office:value-type="float" office:value="4.773682" calcext:value-type="float">
            <text:p>4.773682</text:p>
          </table:table-cell>
          <table:table-cell office:value-type="float" office:value="4.719116" calcext:value-type="float">
            <text:p>4.719116</text:p>
          </table:table-cell>
          <table:table-cell office:value-type="float" office:value="5.038239" calcext:value-type="float">
            <text:p>5.038239</text:p>
          </table:table-cell>
          <table:table-cell office:value-type="float" office:value="5.003723" calcext:value-type="float">
            <text:p>5.003723</text:p>
          </table:table-cell>
          <table:table-cell office:value-type="float" office:value="5.370667" calcext:value-type="float">
            <text:p>5.370667</text:p>
          </table:table-cell>
          <table:table-cell office:value-type="float" office:value="5.359161" calcext:value-type="float">
            <text:p>5.359161</text:p>
          </table:table-cell>
          <table:table-cell office:value-type="float" office:value="27.21851" calcext:value-type="float">
            <text:p>27.21851</text:p>
          </table:table-cell>
          <table:table-cell office:value-type="float" office:value="-2.056519" calcext:value-type="float">
            <text:p>-2.056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032007" calcext:value-type="float">
            <text:p>30032007</text:p>
          </table:table-cell>
          <table:table-cell office:value-type="float" office:value="19.43938" calcext:value-type="float">
            <text:p>19.43938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-1.500887" calcext:value-type="float">
            <text:p>-1.500887</text:p>
          </table:table-cell>
          <table:table-cell office:value-type="float" office:value="0.9808626" calcext:value-type="float">
            <text:p>0.9808626</text:p>
          </table:table-cell>
          <table:table-cell office:value-type="float" office:value="0.4836965" calcext:value-type="float">
            <text:p>0.4836965</text:p>
          </table:table-cell>
          <table:table-cell office:value-type="float" office:value="368.9891" calcext:value-type="float">
            <text:p>368.9891</text:p>
          </table:table-cell>
          <table:table-cell office:value-type="float" office:value="6.858" calcext:value-type="float">
            <text:p>6.858</text:p>
          </table:table-cell>
          <table:table-cell office:value-type="float" office:value="17.33731" calcext:value-type="float">
            <text:p>17.33731</text:p>
          </table:table-cell>
          <table:table-cell office:value-type="float" office:value="0.7537537" calcext:value-type="float">
            <text:p>0.7537537</text:p>
          </table:table-cell>
          <table:table-cell office:value-type="float" office:value="13.76312" calcext:value-type="float">
            <text:p>13.76312</text:p>
          </table:table-cell>
          <table:table-cell office:value-type="float" office:value="2.795959" calcext:value-type="float">
            <text:p>2.795959</text:p>
          </table:table-cell>
          <table:table-cell office:value-type="float" office:value="11.30283" calcext:value-type="float">
            <text:p>11.30283</text:p>
          </table:table-cell>
          <table:table-cell office:value-type="float" office:value="4.080719" calcext:value-type="float">
            <text:p>4.080719</text:p>
          </table:table-cell>
          <table:table-cell office:value-type="float" office:value="9.497742" calcext:value-type="float">
            <text:p>9.497742</text:p>
          </table:table-cell>
          <table:table-cell office:value-type="float" office:value="5.134735" calcext:value-type="float">
            <text:p>5.134735</text:p>
          </table:table-cell>
          <table:table-cell office:value-type="float" office:value="8.490479" calcext:value-type="float">
            <text:p>8.490479</text:p>
          </table:table-cell>
          <table:table-cell office:value-type="float" office:value="5.708221" calcext:value-type="float">
            <text:p>5.708221</text:p>
          </table:table-cell>
          <table:table-cell office:value-type="float" office:value="7.909882" calcext:value-type="float">
            <text:p>7.909882</text:p>
          </table:table-cell>
          <table:table-cell office:value-type="float" office:value="6.155212" calcext:value-type="float">
            <text:p>6.155212</text:p>
          </table:table-cell>
          <table:table-cell office:value-type="float" office:value="7.281464" calcext:value-type="float">
            <text:p>7.281464</text:p>
          </table:table-cell>
          <table:table-cell office:value-type="float" office:value="6.231781" calcext:value-type="float">
            <text:p>6.231781</text:p>
          </table:table-cell>
          <table:table-cell office:value-type="float" office:value="6.256531" calcext:value-type="float">
            <text:p>6.256531</text:p>
          </table:table-cell>
          <table:table-cell office:value-type="float" office:value="6.132385" calcext:value-type="float">
            <text:p>6.132385</text:p>
          </table:table-cell>
          <table:table-cell office:value-type="float" office:value="5.47583" calcext:value-type="float">
            <text:p>5.47583</text:p>
          </table:table-cell>
          <table:table-cell office:value-type="float" office:value="5.27951" calcext:value-type="float">
            <text:p>5.27951</text:p>
          </table:table-cell>
          <table:table-cell office:value-type="float" office:value="4.939117" calcext:value-type="float">
            <text:p>4.939117</text:p>
          </table:table-cell>
          <table:table-cell office:value-type="float" office:value="4.830353" calcext:value-type="float">
            <text:p>4.830353</text:p>
          </table:table-cell>
          <table:table-cell office:value-type="float" office:value="4.796722" calcext:value-type="float">
            <text:p>4.796722</text:p>
          </table:table-cell>
          <table:table-cell office:value-type="float" office:value="4.724182" calcext:value-type="float">
            <text:p>4.724182</text:p>
          </table:table-cell>
          <table:table-cell office:value-type="float" office:value="4.828674" calcext:value-type="float">
            <text:p>4.828674</text:p>
          </table:table-cell>
          <table:table-cell office:value-type="float" office:value="4.774231" calcext:value-type="float">
            <text:p>4.774231</text:p>
          </table:table-cell>
          <table:table-cell office:value-type="float" office:value="5.064941" calcext:value-type="float">
            <text:p>5.064941</text:p>
          </table:table-cell>
          <table:table-cell office:value-type="float" office:value="5.038483" calcext:value-type="float">
            <text:p>5.038483</text:p>
          </table:table-cell>
          <table:table-cell office:value-type="float" office:value="5.386047" calcext:value-type="float">
            <text:p>5.386047</text:p>
          </table:table-cell>
          <table:table-cell office:value-type="float" office:value="5.37085" calcext:value-type="float">
            <text:p>5.37085</text:p>
          </table:table-cell>
          <table:table-cell office:value-type="float" office:value="20.54568" calcext:value-type="float">
            <text:p>20.54568</text:p>
          </table:table-cell>
          <table:table-cell office:value-type="float" office:value="-0.9178467" calcext:value-type="float">
            <text:p>-0.9178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31032007" calcext:value-type="float">
            <text:p>31032007</text:p>
          </table:table-cell>
          <table:table-cell office:value-type="float" office:value="17.21802" calcext:value-type="float">
            <text:p>17.21802</text:p>
          </table:table-cell>
          <table:table-cell office:value-type="float" office:value="9.650657" calcext:value-type="float">
            <text:p>9.650657</text:p>
          </table:table-cell>
          <table:table-cell office:value-type="float" office:value="-0.539249" calcext:value-type="float">
            <text:p>-0.539249</text:p>
          </table:table-cell>
          <table:table-cell office:value-type="float" office:value="0.7975255" calcext:value-type="float">
            <text:p>0.7975255</text:p>
          </table:table-cell>
          <table:table-cell office:value-type="float" office:value="0.518562" calcext:value-type="float">
            <text:p>0.518562</text:p>
          </table:table-cell>
          <table:table-cell office:value-type="float" office:value="366.6346" calcext:value-type="float">
            <text:p>366.6346</text:p>
          </table:table-cell>
          <table:table-cell office:value-type="float" office:value="0" calcext:value-type="float">
            <text:p>0</text:p>
          </table:table-cell>
          <table:table-cell office:value-type="float" office:value="21.56152" calcext:value-type="float">
            <text:p>21.56152</text:p>
          </table:table-cell>
          <table:table-cell office:value-type="float" office:value="-0.05529785" calcext:value-type="float">
            <text:p>-0.05529785</text:p>
          </table:table-cell>
          <table:table-cell office:value-type="float" office:value="16.52164" calcext:value-type="float">
            <text:p>16.52164</text:p>
          </table:table-cell>
          <table:table-cell office:value-type="float" office:value="2.02478" calcext:value-type="float">
            <text:p>2.02478</text:p>
          </table:table-cell>
          <table:table-cell office:value-type="float" office:value="13.06979" calcext:value-type="float">
            <text:p>13.06979</text:p>
          </table:table-cell>
          <table:table-cell office:value-type="float" office:value="3.830292" calcext:value-type="float">
            <text:p>3.830292</text:p>
          </table:table-cell>
          <table:table-cell office:value-type="float" office:value="10.65695" calcext:value-type="float">
            <text:p>10.65695</text:p>
          </table:table-cell>
          <table:table-cell office:value-type="float" office:value="5.086548" calcext:value-type="float">
            <text:p>5.086548</text:p>
          </table:table-cell>
          <table:table-cell office:value-type="float" office:value="9.327118" calcext:value-type="float">
            <text:p>9.327118</text:p>
          </table:table-cell>
          <table:table-cell office:value-type="float" office:value="5.714813" calcext:value-type="float">
            <text:p>5.714813</text:p>
          </table:table-cell>
          <table:table-cell office:value-type="float" office:value="8.115753" calcext:value-type="float">
            <text:p>8.115753</text:p>
          </table:table-cell>
          <table:table-cell office:value-type="float" office:value="6.232635" calcext:value-type="float">
            <text:p>6.232635</text:p>
          </table:table-cell>
          <table:table-cell office:value-type="float" office:value="7.374939" calcext:value-type="float">
            <text:p>7.374939</text:p>
          </table:table-cell>
          <table:table-cell office:value-type="float" office:value="6.315918" calcext:value-type="float">
            <text:p>6.315918</text:p>
          </table:table-cell>
          <table:table-cell office:value-type="float" office:value="6.373322" calcext:value-type="float">
            <text:p>6.373322</text:p>
          </table:table-cell>
          <table:table-cell office:value-type="float" office:value="6.207428" calcext:value-type="float">
            <text:p>6.207428</text:p>
          </table:table-cell>
          <table:table-cell office:value-type="float" office:value="5.613678" calcext:value-type="float">
            <text:p>5.613678</text:p>
          </table:table-cell>
          <table:table-cell office:value-type="float" office:value="5.477386" calcext:value-type="float">
            <text:p>5.477386</text:p>
          </table:table-cell>
          <table:table-cell office:value-type="float" office:value="5.051331" calcext:value-type="float">
            <text:p>5.051331</text:p>
          </table:table-cell>
          <table:table-cell office:value-type="float" office:value="4.940277" calcext:value-type="float">
            <text:p>4.940277</text:p>
          </table:table-cell>
          <table:table-cell office:value-type="float" office:value="4.875549" calcext:value-type="float">
            <text:p>4.875549</text:p>
          </table:table-cell>
          <table:table-cell office:value-type="float" office:value="4.797516" calcext:value-type="float">
            <text:p>4.797516</text:p>
          </table:table-cell>
          <table:table-cell office:value-type="float" office:value="4.88269" calcext:value-type="float">
            <text:p>4.88269</text:p>
          </table:table-cell>
          <table:table-cell office:value-type="float" office:value="4.829285" calcext:value-type="float">
            <text:p>4.829285</text:p>
          </table:table-cell>
          <table:table-cell office:value-type="float" office:value="5.095398" calcext:value-type="float">
            <text:p>5.095398</text:p>
          </table:table-cell>
          <table:table-cell office:value-type="float" office:value="5.065247" calcext:value-type="float">
            <text:p>5.065247</text:p>
          </table:table-cell>
          <table:table-cell office:value-type="float" office:value="5.404175" calcext:value-type="float">
            <text:p>5.404175</text:p>
          </table:table-cell>
          <table:table-cell office:value-type="float" office:value="5.3862" calcext:value-type="float">
            <text:p>5.3862</text:p>
          </table:table-cell>
          <table:table-cell office:value-type="float" office:value="24.59219" calcext:value-type="float">
            <text:p>24.59219</text:p>
          </table:table-cell>
          <table:table-cell office:value-type="float" office:value="-1.842316" calcext:value-type="float">
            <text:p>-1.8423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042007" calcext:value-type="float">
            <text:p>1042007</text:p>
          </table:table-cell>
          <table:table-cell office:value-type="float" office:value="21.61558" calcext:value-type="float">
            <text:p>21.61558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3.02118" calcext:value-type="float">
            <text:p>-3.02118</text:p>
          </table:table-cell>
          <table:table-cell office:value-type="float" office:value="0.8204566" calcext:value-type="float">
            <text:p>0.8204566</text:p>
          </table:table-cell>
          <table:table-cell office:value-type="float" office:value="0.4328573" calcext:value-type="float">
            <text:p>0.4328573</text:p>
          </table:table-cell>
          <table:table-cell office:value-type="float" office:value="360.2492" calcext:value-type="float">
            <text:p>360.2492</text:p>
          </table:table-cell>
          <table:table-cell office:value-type="float" office:value="0" calcext:value-type="float">
            <text:p>0</text:p>
          </table:table-cell>
          <table:table-cell office:value-type="float" office:value="25.34958" calcext:value-type="float">
            <text:p>25.34958</text:p>
          </table:table-cell>
          <table:table-cell office:value-type="float" office:value="-0.8121948" calcext:value-type="float">
            <text:p>-0.8121948</text:p>
          </table:table-cell>
          <table:table-cell office:value-type="float" office:value="18.79266" calcext:value-type="float">
            <text:p>18.79266</text:p>
          </table:table-cell>
          <table:table-cell office:value-type="float" office:value="1.32309" calcext:value-type="float">
            <text:p>1.32309</text:p>
          </table:table-cell>
          <table:table-cell office:value-type="float" office:value="14.59555" calcext:value-type="float">
            <text:p>14.59555</text:p>
          </table:table-cell>
          <table:table-cell office:value-type="float" office:value="3.280731" calcext:value-type="float">
            <text:p>3.280731</text:p>
          </table:table-cell>
          <table:table-cell office:value-type="float" office:value="11.67886" calcext:value-type="float">
            <text:p>11.67886</text:p>
          </table:table-cell>
          <table:table-cell office:value-type="float" office:value="4.741608" calcext:value-type="float">
            <text:p>4.741608</text:p>
          </table:table-cell>
          <table:table-cell office:value-type="float" office:value="10.06207" calcext:value-type="float">
            <text:p>10.06207</text:p>
          </table:table-cell>
          <table:table-cell office:value-type="float" office:value="5.543243" calcext:value-type="float">
            <text:p>5.543243</text:p>
          </table:table-cell>
          <table:table-cell office:value-type="float" office:value="8.613373" calcext:value-type="float">
            <text:p>8.613373</text:p>
          </table:table-cell>
          <table:table-cell office:value-type="float" office:value="6.237946" calcext:value-type="float">
            <text:p>6.237946</text:p>
          </table:table-cell>
          <table:table-cell office:value-type="float" office:value="7.743439" calcext:value-type="float">
            <text:p>7.743439</text:p>
          </table:table-cell>
          <table:table-cell office:value-type="float" office:value="6.406433" calcext:value-type="float">
            <text:p>6.406433</text:p>
          </table:table-cell>
          <table:table-cell office:value-type="float" office:value="6.571442" calcext:value-type="float">
            <text:p>6.571442</text:p>
          </table:table-cell>
          <table:table-cell office:value-type="float" office:value="6.372528" calcext:value-type="float">
            <text:p>6.372528</text:p>
          </table:table-cell>
          <table:table-cell office:value-type="float" office:value="5.758179" calcext:value-type="float">
            <text:p>5.758179</text:p>
          </table:table-cell>
          <table:table-cell office:value-type="float" office:value="5.615326" calcext:value-type="float">
            <text:p>5.615326</text:p>
          </table:table-cell>
          <table:table-cell office:value-type="float" office:value="5.162537" calcext:value-type="float">
            <text:p>5.162537</text:p>
          </table:table-cell>
          <table:table-cell office:value-type="float" office:value="5.05246" calcext:value-type="float">
            <text:p>5.05246</text:p>
          </table:table-cell>
          <table:table-cell office:value-type="float" office:value="4.956665" calcext:value-type="float">
            <text:p>4.956665</text:p>
          </table:table-cell>
          <table:table-cell office:value-type="float" office:value="4.876373" calcext:value-type="float">
            <text:p>4.876373</text:p>
          </table:table-cell>
          <table:table-cell office:value-type="float" office:value="4.937866" calcext:value-type="float">
            <text:p>4.937866</text:p>
          </table:table-cell>
          <table:table-cell office:value-type="float" office:value="4.88327" calcext:value-type="float">
            <text:p>4.88327</text:p>
          </table:table-cell>
          <table:table-cell office:value-type="float" office:value="5.128326" calcext:value-type="float">
            <text:p>5.128326</text:p>
          </table:table-cell>
          <table:table-cell office:value-type="float" office:value="5.095673" calcext:value-type="float">
            <text:p>5.095673</text:p>
          </table:table-cell>
          <table:table-cell office:value-type="float" office:value="5.42511" calcext:value-type="float">
            <text:p>5.42511</text:p>
          </table:table-cell>
          <table:table-cell office:value-type="float" office:value="5.404358" calcext:value-type="float">
            <text:p>5.404358</text:p>
          </table:table-cell>
          <table:table-cell office:value-type="float" office:value="28.56366" calcext:value-type="float">
            <text:p>28.56366</text:p>
          </table:table-cell>
          <table:table-cell office:value-type="float" office:value="-3.49115" calcext:value-type="float">
            <text:p>-3.491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2042007" calcext:value-type="float">
            <text:p>2042007</text:p>
          </table:table-cell>
          <table:table-cell office:value-type="float" office:value="21.6193" calcext:value-type="float">
            <text:p>21.6193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-1.495327" calcext:value-type="float">
            <text:p>-1.495327</text:p>
          </table:table-cell>
          <table:table-cell office:value-type="float" office:value="1.013399" calcext:value-type="float">
            <text:p>1.013399</text:p>
          </table:table-cell>
          <table:table-cell office:value-type="float" office:value="0.4838916" calcext:value-type="float">
            <text:p>0.4838916</text:p>
          </table:table-cell>
          <table:table-cell office:value-type="float" office:value="358.0718" calcext:value-type="float">
            <text:p>358.0718</text:p>
          </table:table-cell>
          <table:table-cell office:value-type="float" office:value="1.143" calcext:value-type="float">
            <text:p>1.143</text:p>
          </table:table-cell>
          <table:table-cell office:value-type="float" office:value="28.30209" calcext:value-type="float">
            <text:p>28.30209</text:p>
          </table:table-cell>
          <table:table-cell office:value-type="float" office:value="-0.3464966" calcext:value-type="float">
            <text:p>-0.3464966</text:p>
          </table:table-cell>
          <table:table-cell office:value-type="float" office:value="20.90988" calcext:value-type="float">
            <text:p>20.90988</text:p>
          </table:table-cell>
          <table:table-cell office:value-type="float" office:value="1.969574" calcext:value-type="float">
            <text:p>1.969574</text:p>
          </table:table-cell>
          <table:table-cell office:value-type="float" office:value="16.35608" calcext:value-type="float">
            <text:p>16.35608</text:p>
          </table:table-cell>
          <table:table-cell office:value-type="float" office:value="3.892944" calcext:value-type="float">
            <text:p>3.892944</text:p>
          </table:table-cell>
          <table:table-cell office:value-type="float" office:value="13.10468" calcext:value-type="float">
            <text:p>13.10468</text:p>
          </table:table-cell>
          <table:table-cell office:value-type="float" office:value="5.362976" calcext:value-type="float">
            <text:p>5.362976</text:p>
          </table:table-cell>
          <table:table-cell office:value-type="float" office:value="11.25366" calcext:value-type="float">
            <text:p>11.25366</text:p>
          </table:table-cell>
          <table:table-cell office:value-type="float" office:value="6.128906" calcext:value-type="float">
            <text:p>6.128906</text:p>
          </table:table-cell>
          <table:table-cell office:value-type="float" office:value="9.587646" calcext:value-type="float">
            <text:p>9.587646</text:p>
          </table:table-cell>
          <table:table-cell office:value-type="float" office:value="6.750122" calcext:value-type="float">
            <text:p>6.750122</text:p>
          </table:table-cell>
          <table:table-cell office:value-type="float" office:value="8.471161" calcext:value-type="float">
            <text:p>8.471161</text:p>
          </table:table-cell>
          <table:table-cell office:value-type="float" office:value="6.822571" calcext:value-type="float">
            <text:p>6.822571</text:p>
          </table:table-cell>
          <table:table-cell office:value-type="float" office:value="6.933472" calcext:value-type="float">
            <text:p>6.933472</text:p>
          </table:table-cell>
          <table:table-cell office:value-type="float" office:value="6.580109" calcext:value-type="float">
            <text:p>6.580109</text:p>
          </table:table-cell>
          <table:table-cell office:value-type="float" office:value="5.937225" calcext:value-type="float">
            <text:p>5.937225</text:p>
          </table:table-cell>
          <table:table-cell office:value-type="float" office:value="5.759979" calcext:value-type="float">
            <text:p>5.759979</text:p>
          </table:table-cell>
          <table:table-cell office:value-type="float" office:value="5.27771" calcext:value-type="float">
            <text:p>5.27771</text:p>
          </table:table-cell>
          <table:table-cell office:value-type="float" office:value="5.163727" calcext:value-type="float">
            <text:p>5.163727</text:p>
          </table:table-cell>
          <table:table-cell office:value-type="float" office:value="5.039917" calcext:value-type="float">
            <text:p>5.039917</text:p>
          </table:table-cell>
          <table:table-cell office:value-type="float" office:value="4.95755" calcext:value-type="float">
            <text:p>4.95755</text:p>
          </table:table-cell>
          <table:table-cell office:value-type="float" office:value="4.995087" calcext:value-type="float">
            <text:p>4.995087</text:p>
          </table:table-cell>
          <table:table-cell office:value-type="float" office:value="4.938416" calcext:value-type="float">
            <text:p>4.938416</text:p>
          </table:table-cell>
          <table:table-cell office:value-type="float" office:value="5.164062" calcext:value-type="float">
            <text:p>5.164062</text:p>
          </table:table-cell>
          <table:table-cell office:value-type="float" office:value="5.128632" calcext:value-type="float">
            <text:p>5.128632</text:p>
          </table:table-cell>
          <table:table-cell office:value-type="float" office:value="5.449524" calcext:value-type="float">
            <text:p>5.449524</text:p>
          </table:table-cell>
          <table:table-cell office:value-type="float" office:value="5.425323" calcext:value-type="float">
            <text:p>5.425323</text:p>
          </table:table-cell>
          <table:table-cell office:value-type="float" office:value="31.37286" calcext:value-type="float">
            <text:p>31.37286</text:p>
          </table:table-cell>
          <table:table-cell office:value-type="float" office:value="-2.831635" calcext:value-type="float">
            <text:p>-2.8316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3042007" calcext:value-type="float">
            <text:p>3042007</text:p>
          </table:table-cell>
          <table:table-cell office:value-type="float" office:value="22.19005" calcext:value-type="float">
            <text:p>22.19005</text:p>
          </table:table-cell>
          <table:table-cell office:value-type="float" office:value="7.98399" calcext:value-type="float">
            <text:p>7.98399</text:p>
          </table:table-cell>
          <table:table-cell office:value-type="float" office:value="0.944906" calcext:value-type="float">
            <text:p>0.944906</text:p>
          </table:table-cell>
          <table:table-cell office:value-type="float" office:value="0.769505" calcext:value-type="float">
            <text:p>0.769505</text:p>
          </table:table-cell>
          <table:table-cell office:value-type="float" office:value="0.5768164" calcext:value-type="float">
            <text:p>0.5768164</text:p>
          </table:table-cell>
          <table:table-cell office:value-type="float" office:value="358.1095" calcext:value-type="float">
            <text:p>358.1095</text:p>
          </table:table-cell>
          <table:table-cell office:value-type="float" office:value="3.429" calcext:value-type="float">
            <text:p>3.429</text:p>
          </table:table-cell>
          <table:table-cell office:value-type="float" office:value="25.17245" calcext:value-type="float">
            <text:p>25.17245</text:p>
          </table:table-cell>
          <table:table-cell office:value-type="float" office:value="1.209656" calcext:value-type="float">
            <text:p>1.209656</text:p>
          </table:table-cell>
          <table:table-cell office:value-type="float" office:value="19.4119" calcext:value-type="float">
            <text:p>19.4119</text:p>
          </table:table-cell>
          <table:table-cell office:value-type="float" office:value="3.308044" calcext:value-type="float">
            <text:p>3.308044</text:p>
          </table:table-cell>
          <table:table-cell office:value-type="float" office:value="15.56039" calcext:value-type="float">
            <text:p>15.56039</text:p>
          </table:table-cell>
          <table:table-cell office:value-type="float" office:value="5.312531" calcext:value-type="float">
            <text:p>5.312531</text:p>
          </table:table-cell>
          <table:table-cell office:value-type="float" office:value="12.79459" calcext:value-type="float">
            <text:p>12.79459</text:p>
          </table:table-cell>
          <table:table-cell office:value-type="float" office:value="6.696106" calcext:value-type="float">
            <text:p>6.696106</text:p>
          </table:table-cell>
          <table:table-cell office:value-type="float" office:value="11.21753" calcext:value-type="float">
            <text:p>11.21753</text:p>
          </table:table-cell>
          <table:table-cell office:value-type="float" office:value="7.344482" calcext:value-type="float">
            <text:p>7.344482</text:p>
          </table:table-cell>
          <table:table-cell office:value-type="float" office:value="9.721619" calcext:value-type="float">
            <text:p>9.721619</text:p>
          </table:table-cell>
          <table:table-cell office:value-type="float" office:value="7.789398" calcext:value-type="float">
            <text:p>7.789398</text:p>
          </table:table-cell>
          <table:table-cell office:value-type="float" office:value="8.738037" calcext:value-type="float">
            <text:p>8.738037</text:p>
          </table:table-cell>
          <table:table-cell office:value-type="float" office:value="7.651276" calcext:value-type="float">
            <text:p>7.651276</text:p>
          </table:table-cell>
          <table:table-cell office:value-type="float" office:value="7.404236" calcext:value-type="float">
            <text:p>7.404236</text:p>
          </table:table-cell>
          <table:table-cell office:value-type="float" office:value="6.945282" calcext:value-type="float">
            <text:p>6.945282</text:p>
          </table:table-cell>
          <table:table-cell office:value-type="float" office:value="6.201385" calcext:value-type="float">
            <text:p>6.201385</text:p>
          </table:table-cell>
          <table:table-cell office:value-type="float" office:value="5.939697" calcext:value-type="float">
            <text:p>5.939697</text:p>
          </table:table-cell>
          <table:table-cell office:value-type="float" office:value="5.410461" calcext:value-type="float">
            <text:p>5.410461</text:p>
          </table:table-cell>
          <table:table-cell office:value-type="float" office:value="5.278931" calcext:value-type="float">
            <text:p>5.278931</text:p>
          </table:table-cell>
          <table:table-cell office:value-type="float" office:value="5.12735" calcext:value-type="float">
            <text:p>5.12735</text:p>
          </table:table-cell>
          <table:table-cell office:value-type="float" office:value="5.040771" calcext:value-type="float">
            <text:p>5.040771</text:p>
          </table:table-cell>
          <table:table-cell office:value-type="float" office:value="5.054474" calcext:value-type="float">
            <text:p>5.054474</text:p>
          </table:table-cell>
          <table:table-cell office:value-type="float" office:value="4.995667" calcext:value-type="float">
            <text:p>4.995667</text:p>
          </table:table-cell>
          <table:table-cell office:value-type="float" office:value="5.202209" calcext:value-type="float">
            <text:p>5.202209</text:p>
          </table:table-cell>
          <table:table-cell office:value-type="float" office:value="5.164459" calcext:value-type="float">
            <text:p>5.164459</text:p>
          </table:table-cell>
          <table:table-cell office:value-type="float" office:value="5.47644" calcext:value-type="float">
            <text:p>5.47644</text:p>
          </table:table-cell>
          <table:table-cell office:value-type="float" office:value="5.449799" calcext:value-type="float">
            <text:p>5.449799</text:p>
          </table:table-cell>
          <table:table-cell office:value-type="float" office:value="27.94504" calcext:value-type="float">
            <text:p>27.94504</text:p>
          </table:table-cell>
          <table:table-cell office:value-type="float" office:value="-0.9976196" calcext:value-type="float">
            <text:p>-0.99761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042007" calcext:value-type="float">
            <text:p>4042007</text:p>
          </table:table-cell>
          <table:table-cell office:value-type="float" office:value="9.536994" calcext:value-type="float">
            <text:p>9.536994</text:p>
          </table:table-cell>
          <table:table-cell office:value-type="float" office:value="14.0951" calcext:value-type="float">
            <text:p>14.0951</text:p>
          </table:table-cell>
          <table:table-cell office:value-type="float" office:value="3.960473" calcext:value-type="float">
            <text:p>3.960473</text:p>
          </table:table-cell>
          <table:table-cell office:value-type="float" office:value="0.9409009" calcext:value-type="float">
            <text:p>0.9409009</text:p>
          </table:table-cell>
          <table:table-cell office:value-type="float" office:value="0.7136032" calcext:value-type="float">
            <text:p>0.7136032</text:p>
          </table:table-cell>
          <table:table-cell office:value-type="float" office:value="356.3668" calcext:value-type="float">
            <text:p>356.3668</text:p>
          </table:table-cell>
          <table:table-cell office:value-type="float" office:value="0.5715" calcext:value-type="float">
            <text:p>0.5715</text:p>
          </table:table-cell>
          <table:table-cell office:value-type="float" office:value="18.1199" calcext:value-type="float">
            <text:p>18.1199</text:p>
          </table:table-cell>
          <table:table-cell office:value-type="float" office:value="2.759369" calcext:value-type="float">
            <text:p>2.759369</text:p>
          </table:table-cell>
          <table:table-cell office:value-type="float" office:value="14.733" calcext:value-type="float">
            <text:p>14.733</text:p>
          </table:table-cell>
          <table:table-cell office:value-type="float" office:value="4.451141" calcext:value-type="float">
            <text:p>4.451141</text:p>
          </table:table-cell>
          <table:table-cell office:value-type="float" office:value="12.48245" calcext:value-type="float">
            <text:p>12.48245</text:p>
          </table:table-cell>
          <table:table-cell office:value-type="float" office:value="5.860168" calcext:value-type="float">
            <text:p>5.860168</text:p>
          </table:table-cell>
          <table:table-cell office:value-type="float" office:value="10.85361" calcext:value-type="float">
            <text:p>10.85361</text:p>
          </table:table-cell>
          <table:table-cell office:value-type="float" office:value="6.95929" calcext:value-type="float">
            <text:p>6.95929</text:p>
          </table:table-cell>
          <table:table-cell office:value-type="float" office:value="9.918945" calcext:value-type="float">
            <text:p>9.918945</text:p>
          </table:table-cell>
          <table:table-cell office:value-type="float" office:value="7.490295" calcext:value-type="float">
            <text:p>7.490295</text:p>
          </table:table-cell>
          <table:table-cell office:value-type="float" office:value="9.452087" calcext:value-type="float">
            <text:p>9.452087</text:p>
          </table:table-cell>
          <table:table-cell office:value-type="float" office:value="7.852722" calcext:value-type="float">
            <text:p>7.852722</text:p>
          </table:table-cell>
          <table:table-cell office:value-type="float" office:value="8.729065" calcext:value-type="float">
            <text:p>8.729065</text:p>
          </table:table-cell>
          <table:table-cell office:value-type="float" office:value="7.777344" calcext:value-type="float">
            <text:p>7.777344</text:p>
          </table:table-cell>
          <table:table-cell office:value-type="float" office:value="7.525848" calcext:value-type="float">
            <text:p>7.525848</text:p>
          </table:table-cell>
          <table:table-cell office:value-type="float" office:value="7.412231" calcext:value-type="float">
            <text:p>7.412231</text:p>
          </table:table-cell>
          <table:table-cell office:value-type="float" office:value="6.437714" calcext:value-type="float">
            <text:p>6.437714</text:p>
          </table:table-cell>
          <table:table-cell office:value-type="float" office:value="6.204376" calcext:value-type="float">
            <text:p>6.204376</text:p>
          </table:table-cell>
          <table:table-cell office:value-type="float" office:value="5.561951" calcext:value-type="float">
            <text:p>5.561951</text:p>
          </table:table-cell>
          <table:table-cell office:value-type="float" office:value="5.411987" calcext:value-type="float">
            <text:p>5.411987</text:p>
          </table:table-cell>
          <table:table-cell office:value-type="float" office:value="5.223938" calcext:value-type="float">
            <text:p>5.223938</text:p>
          </table:table-cell>
          <table:table-cell office:value-type="float" office:value="5.128326" calcext:value-type="float">
            <text:p>5.128326</text:p>
          </table:table-cell>
          <table:table-cell office:value-type="float" office:value="5.117401" calcext:value-type="float">
            <text:p>5.117401</text:p>
          </table:table-cell>
          <table:table-cell office:value-type="float" office:value="5.055115" calcext:value-type="float">
            <text:p>5.055115</text:p>
          </table:table-cell>
          <table:table-cell office:value-type="float" office:value="5.242767" calcext:value-type="float">
            <text:p>5.242767</text:p>
          </table:table-cell>
          <table:table-cell office:value-type="float" office:value="5.202637" calcext:value-type="float">
            <text:p>5.202637</text:p>
          </table:table-cell>
          <table:table-cell office:value-type="float" office:value="5.506195" calcext:value-type="float">
            <text:p>5.506195</text:p>
          </table:table-cell>
          <table:table-cell office:value-type="float" office:value="5.476746" calcext:value-type="float">
            <text:p>5.476746</text:p>
          </table:table-cell>
          <table:table-cell office:value-type="float" office:value="20.39062" calcext:value-type="float">
            <text:p>20.39062</text:p>
          </table:table-cell>
          <table:table-cell office:value-type="float" office:value="0.848877" calcext:value-type="float">
            <text:p>0.848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5042007" calcext:value-type="float">
            <text:p>5042007</text:p>
          </table:table-cell>
          <table:table-cell office:value-type="float" office:value="15.38305" calcext:value-type="float">
            <text:p>15.38305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6.948242" calcext:value-type="float">
            <text:p>6.948242</text:p>
          </table:table-cell>
          <table:table-cell office:value-type="float" office:value="0.9744393" calcext:value-type="float">
            <text:p>0.9744393</text:p>
          </table:table-cell>
          <table:table-cell office:value-type="float" office:value="0.8585103" calcext:value-type="float">
            <text:p>0.8585103</text:p>
          </table:table-cell>
          <table:table-cell office:value-type="float" office:value="364.5003" calcext:value-type="float">
            <text:p>364.5003</text:p>
          </table:table-cell>
          <table:table-cell office:value-type="float" office:value="1.7145" calcext:value-type="float">
            <text:p>1.7145</text:p>
          </table:table-cell>
          <table:table-cell office:value-type="float" office:value="23.38388" calcext:value-type="float">
            <text:p>23.38388</text:p>
          </table:table-cell>
          <table:table-cell office:value-type="float" office:value="4.724548" calcext:value-type="float">
            <text:p>4.724548</text:p>
          </table:table-cell>
          <table:table-cell office:value-type="float" office:value="18.60373" calcext:value-type="float">
            <text:p>18.60373</text:p>
          </table:table-cell>
          <table:table-cell office:value-type="float" office:value="5.791962" calcext:value-type="float">
            <text:p>5.791962</text:p>
          </table:table-cell>
          <table:table-cell office:value-type="float" office:value="15.26724" calcext:value-type="float">
            <text:p>15.26724</text:p>
          </table:table-cell>
          <table:table-cell office:value-type="float" office:value="6.704895" calcext:value-type="float">
            <text:p>6.704895</text:p>
          </table:table-cell>
          <table:table-cell office:value-type="float" office:value="12.78598" calcext:value-type="float">
            <text:p>12.78598</text:p>
          </table:table-cell>
          <table:table-cell office:value-type="float" office:value="7.423309" calcext:value-type="float">
            <text:p>7.423309</text:p>
          </table:table-cell>
          <table:table-cell office:value-type="float" office:value="11.34348" calcext:value-type="float">
            <text:p>11.34348</text:p>
          </table:table-cell>
          <table:table-cell office:value-type="float" office:value="7.754791" calcext:value-type="float">
            <text:p>7.754791</text:p>
          </table:table-cell>
          <table:table-cell office:value-type="float" office:value="9.989166" calcext:value-type="float">
            <text:p>9.989166</text:p>
          </table:table-cell>
          <table:table-cell office:value-type="float" office:value="7.980835" calcext:value-type="float">
            <text:p>7.980835</text:p>
          </table:table-cell>
          <table:table-cell office:value-type="float" office:value="9.057281" calcext:value-type="float">
            <text:p>9.057281</text:p>
          </table:table-cell>
          <table:table-cell office:value-type="float" office:value="7.869843" calcext:value-type="float">
            <text:p>7.869843</text:p>
          </table:table-cell>
          <table:table-cell office:value-type="float" office:value="7.733215" calcext:value-type="float">
            <text:p>7.733215</text:p>
          </table:table-cell>
          <table:table-cell office:value-type="float" office:value="7.511169" calcext:value-type="float">
            <text:p>7.511169</text:p>
          </table:table-cell>
          <table:table-cell office:value-type="float" office:value="6.607086" calcext:value-type="float">
            <text:p>6.607086</text:p>
          </table:table-cell>
          <table:table-cell office:value-type="float" office:value="6.439697" calcext:value-type="float">
            <text:p>6.439697</text:p>
          </table:table-cell>
          <table:table-cell office:value-type="float" office:value="5.709747" calcext:value-type="float">
            <text:p>5.709747</text:p>
          </table:table-cell>
          <table:table-cell office:value-type="float" office:value="5.563507" calcext:value-type="float">
            <text:p>5.563507</text:p>
          </table:table-cell>
          <table:table-cell office:value-type="float" office:value="5.327209" calcext:value-type="float">
            <text:p>5.327209</text:p>
          </table:table-cell>
          <table:table-cell office:value-type="float" office:value="5.224976" calcext:value-type="float">
            <text:p>5.224976</text:p>
          </table:table-cell>
          <table:table-cell office:value-type="float" office:value="5.184875" calcext:value-type="float">
            <text:p>5.184875</text:p>
          </table:table-cell>
          <table:table-cell office:value-type="float" office:value="5.118103" calcext:value-type="float">
            <text:p>5.118103</text:p>
          </table:table-cell>
          <table:table-cell office:value-type="float" office:value="5.285858" calcext:value-type="float">
            <text:p>5.285858</text:p>
          </table:table-cell>
          <table:table-cell office:value-type="float" office:value="5.243134" calcext:value-type="float">
            <text:p>5.243134</text:p>
          </table:table-cell>
          <table:table-cell office:value-type="float" office:value="5.538544" calcext:value-type="float">
            <text:p>5.538544</text:p>
          </table:table-cell>
          <table:table-cell office:value-type="float" office:value="5.506531" calcext:value-type="float">
            <text:p>5.506531</text:p>
          </table:table-cell>
          <table:table-cell office:value-type="float" office:value="26.00684" calcext:value-type="float">
            <text:p>26.00684</text:p>
          </table:table-cell>
          <table:table-cell office:value-type="float" office:value="3.615112" calcext:value-type="float">
            <text:p>3.615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6042007" calcext:value-type="float">
            <text:p>6042007</text:p>
          </table:table-cell>
          <table:table-cell office:value-type="float" office:value="16.82341" calcext:value-type="float">
            <text:p>16.82341</text:p>
          </table:table-cell>
          <table:table-cell office:value-type="float" office:value="20.20621" calcext:value-type="float">
            <text:p>20.20621</text:p>
          </table:table-cell>
          <table:table-cell office:value-type="float" office:value="7.971037" calcext:value-type="float">
            <text:p>7.971037</text:p>
          </table:table-cell>
          <table:table-cell office:value-type="float" office:value="1.133282" calcext:value-type="float">
            <text:p>1.133282</text:p>
          </table:table-cell>
          <table:table-cell office:value-type="float" office:value="0.8998128" calcext:value-type="float">
            <text:p>0.8998128</text:p>
          </table:table-cell>
          <table:table-cell office:value-type="float" office:value="373.7345" calcext:value-type="float">
            <text:p>373.7345</text:p>
          </table:table-cell>
          <table:table-cell office:value-type="float" office:value="0" calcext:value-type="float">
            <text:p>0</text:p>
          </table:table-cell>
          <table:table-cell office:value-type="float" office:value="26.97949" calcext:value-type="float">
            <text:p>26.97949</text:p>
          </table:table-cell>
          <table:table-cell office:value-type="float" office:value="5.948853" calcext:value-type="float">
            <text:p>5.948853</text:p>
          </table:table-cell>
          <table:table-cell office:value-type="float" office:value="21.21851" calcext:value-type="float">
            <text:p>21.21851</text:p>
          </table:table-cell>
          <table:table-cell office:value-type="float" office:value="7.16098" calcext:value-type="float">
            <text:p>7.16098</text:p>
          </table:table-cell>
          <table:table-cell office:value-type="float" office:value="17.41806" calcext:value-type="float">
            <text:p>17.41806</text:p>
          </table:table-cell>
          <table:table-cell office:value-type="float" office:value="8.017273" calcext:value-type="float">
            <text:p>8.017273</text:p>
          </table:table-cell>
          <table:table-cell office:value-type="float" office:value="14.54886" calcext:value-type="float">
            <text:p>14.54886</text:p>
          </table:table-cell>
          <table:table-cell office:value-type="float" office:value="8.621857" calcext:value-type="float">
            <text:p>8.621857</text:p>
          </table:table-cell>
          <table:table-cell office:value-type="float" office:value="12.83893" calcext:value-type="float">
            <text:p>12.83893</text:p>
          </table:table-cell>
          <table:table-cell office:value-type="float" office:value="8.834412" calcext:value-type="float">
            <text:p>8.834412</text:p>
          </table:table-cell>
          <table:table-cell office:value-type="float" office:value="11.21487" calcext:value-type="float">
            <text:p>11.21487</text:p>
          </table:table-cell>
          <table:table-cell office:value-type="float" office:value="8.89444" calcext:value-type="float">
            <text:p>8.89444</text:p>
          </table:table-cell>
          <table:table-cell office:value-type="float" office:value="10.00537" calcext:value-type="float">
            <text:p>10.00537</text:p>
          </table:table-cell>
          <table:table-cell office:value-type="float" office:value="8.580475" calcext:value-type="float">
            <text:p>8.580475</text:p>
          </table:table-cell>
          <table:table-cell office:value-type="float" office:value="8.262146" calcext:value-type="float">
            <text:p>8.262146</text:p>
          </table:table-cell>
          <table:table-cell office:value-type="float" office:value="7.741638" calcext:value-type="float">
            <text:p>7.741638</text:p>
          </table:table-cell>
          <table:table-cell office:value-type="float" office:value="6.847687" calcext:value-type="float">
            <text:p>6.847687</text:p>
          </table:table-cell>
          <table:table-cell office:value-type="float" office:value="6.609283" calcext:value-type="float">
            <text:p>6.609283</text:p>
          </table:table-cell>
          <table:table-cell office:value-type="float" office:value="5.859467" calcext:value-type="float">
            <text:p>5.859467</text:p>
          </table:table-cell>
          <table:table-cell office:value-type="float" office:value="5.711212" calcext:value-type="float">
            <text:p>5.711212</text:p>
          </table:table-cell>
          <table:table-cell office:value-type="float" office:value="5.433563" calcext:value-type="float">
            <text:p>5.433563</text:p>
          </table:table-cell>
          <table:table-cell office:value-type="float" office:value="5.328308" calcext:value-type="float">
            <text:p>5.328308</text:p>
          </table:table-cell>
          <table:table-cell office:value-type="float" office:value="5.256348" calcext:value-type="float">
            <text:p>5.256348</text:p>
          </table:table-cell>
          <table:table-cell office:value-type="float" office:value="5.185608" calcext:value-type="float">
            <text:p>5.185608</text:p>
          </table:table-cell>
          <table:table-cell office:value-type="float" office:value="5.332428" calcext:value-type="float">
            <text:p>5.332428</text:p>
          </table:table-cell>
          <table:table-cell office:value-type="float" office:value="5.286316" calcext:value-type="float">
            <text:p>5.286316</text:p>
          </table:table-cell>
          <table:table-cell office:value-type="float" office:value="5.572845" calcext:value-type="float">
            <text:p>5.572845</text:p>
          </table:table-cell>
          <table:table-cell office:value-type="float" office:value="5.538879" calcext:value-type="float">
            <text:p>5.538879</text:p>
          </table:table-cell>
          <table:table-cell office:value-type="float" office:value="29.66806" calcext:value-type="float">
            <text:p>29.66806</text:p>
          </table:table-cell>
          <table:table-cell office:value-type="float" office:value="4.624237" calcext:value-type="float">
            <text:p>4.6242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7042007" calcext:value-type="float">
            <text:p>7042007</text:p>
          </table:table-cell>
          <table:table-cell office:value-type="float" office:value="21.42941" calcext:value-type="float">
            <text:p>21.4294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7.973816" calcext:value-type="float">
            <text:p>7.973816</text:p>
          </table:table-cell>
          <table:table-cell office:value-type="float" office:value="1.144003" calcext:value-type="float">
            <text:p>1.144003</text:p>
          </table:table-cell>
          <table:table-cell office:value-type="float" office:value="0.7621083" calcext:value-type="float">
            <text:p>0.7621083</text:p>
          </table:table-cell>
          <table:table-cell office:value-type="float" office:value="373.3711" calcext:value-type="float">
            <text:p>373.3711</text:p>
          </table:table-cell>
          <table:table-cell office:value-type="float" office:value="0" calcext:value-type="float">
            <text:p>0</text:p>
          </table:table-cell>
          <table:table-cell office:value-type="float" office:value="38.72714" calcext:value-type="float">
            <text:p>38.72714</text:p>
          </table:table-cell>
          <table:table-cell office:value-type="float" office:value="6.653381" calcext:value-type="float">
            <text:p>6.653381</text:p>
          </table:table-cell>
          <table:table-cell office:value-type="float" office:value="26.76871" calcext:value-type="float">
            <text:p>26.76871</text:p>
          </table:table-cell>
          <table:table-cell office:value-type="float" office:value="8.38382" calcext:value-type="float">
            <text:p>8.38382</text:p>
          </table:table-cell>
          <table:table-cell office:value-type="float" office:value="21.52689" calcext:value-type="float">
            <text:p>21.52689</text:p>
          </table:table-cell>
          <table:table-cell office:value-type="float" office:value="9.359253" calcext:value-type="float">
            <text:p>9.359253</text:p>
          </table:table-cell>
          <table:table-cell office:value-type="float" office:value="17.63022" calcext:value-type="float">
            <text:p>17.63022</text:p>
          </table:table-cell>
          <table:table-cell office:value-type="float" office:value="9.961731" calcext:value-type="float">
            <text:p>9.961731</text:p>
          </table:table-cell>
          <table:table-cell office:value-type="float" office:value="15.32413" calcext:value-type="float">
            <text:p>15.32413</text:p>
          </table:table-cell>
          <table:table-cell office:value-type="float" office:value="10.1088" calcext:value-type="float">
            <text:p>10.1088</text:p>
          </table:table-cell>
          <table:table-cell office:value-type="float" office:value="13.1514" calcext:value-type="float">
            <text:p>13.1514</text:p>
          </table:table-cell>
          <table:table-cell office:value-type="float" office:value="10.0491" calcext:value-type="float">
            <text:p>10.0491</text:p>
          </table:table-cell>
          <table:table-cell office:value-type="float" office:value="11.43695" calcext:value-type="float">
            <text:p>11.43695</text:p>
          </table:table-cell>
          <table:table-cell office:value-type="float" office:value="9.543945" calcext:value-type="float">
            <text:p>9.543945</text:p>
          </table:table-cell>
          <table:table-cell office:value-type="float" office:value="9.037018" calcext:value-type="float">
            <text:p>9.037018</text:p>
          </table:table-cell>
          <table:table-cell office:value-type="float" office:value="8.273682" calcext:value-type="float">
            <text:p>8.273682</text:p>
          </table:table-cell>
          <table:table-cell office:value-type="float" office:value="7.202271" calcext:value-type="float">
            <text:p>7.202271</text:p>
          </table:table-cell>
          <table:table-cell office:value-type="float" office:value="6.850952" calcext:value-type="float">
            <text:p>6.850952</text:p>
          </table:table-cell>
          <table:table-cell office:value-type="float" office:value="6.033569" calcext:value-type="float">
            <text:p>6.033569</text:p>
          </table:table-cell>
          <table:table-cell office:value-type="float" office:value="5.861084" calcext:value-type="float">
            <text:p>5.861084</text:p>
          </table:table-cell>
          <table:table-cell office:value-type="float" office:value="5.546509" calcext:value-type="float">
            <text:p>5.546509</text:p>
          </table:table-cell>
          <table:table-cell office:value-type="float" office:value="5.434692" calcext:value-type="float">
            <text:p>5.434692</text:p>
          </table:table-cell>
          <table:table-cell office:value-type="float" office:value="5.33197" calcext:value-type="float">
            <text:p>5.33197</text:p>
          </table:table-cell>
          <table:table-cell office:value-type="float" office:value="5.257141" calcext:value-type="float">
            <text:p>5.257141</text:p>
          </table:table-cell>
          <table:table-cell office:value-type="float" office:value="5.381866" calcext:value-type="float">
            <text:p>5.381866</text:p>
          </table:table-cell>
          <table:table-cell office:value-type="float" office:value="5.332947" calcext:value-type="float">
            <text:p>5.332947</text:p>
          </table:table-cell>
          <table:table-cell office:value-type="float" office:value="5.610168" calcext:value-type="float">
            <text:p>5.610168</text:p>
          </table:table-cell>
          <table:table-cell office:value-type="float" office:value="5.573242" calcext:value-type="float">
            <text:p>5.573242</text:p>
          </table:table-cell>
          <table:table-cell office:value-type="float" office:value="47.73636" calcext:value-type="float">
            <text:p>47.73636</text:p>
          </table:table-cell>
          <table:table-cell office:value-type="float" office:value="4.680389" calcext:value-type="float">
            <text:p>4.68038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8042007" calcext:value-type="float">
            <text:p>8042007</text:p>
          </table:table-cell>
          <table:table-cell office:value-type="float" office:value="24.20383" calcext:value-type="float">
            <text:p>24.20383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3.510233" calcext:value-type="float">
            <text:p>3.510233</text:p>
          </table:table-cell>
          <table:table-cell office:value-type="float" office:value="1.18407" calcext:value-type="float">
            <text:p>1.18407</text:p>
          </table:table-cell>
          <table:table-cell office:value-type="float" office:value="0.6914897" calcext:value-type="float">
            <text:p>0.6914897</text:p>
          </table:table-cell>
          <table:table-cell office:value-type="float" office:value="375.1539" calcext:value-type="float">
            <text:p>375.1539</text:p>
          </table:table-cell>
          <table:table-cell office:value-type="float" office:value="0" calcext:value-type="float">
            <text:p>0</text:p>
          </table:table-cell>
          <table:table-cell office:value-type="float" office:value="46.06906" calcext:value-type="float">
            <text:p>46.06906</text:p>
          </table:table-cell>
          <table:table-cell office:value-type="float" office:value="5.648621" calcext:value-type="float">
            <text:p>5.648621</text:p>
          </table:table-cell>
          <table:table-cell office:value-type="float" office:value="31.94507" calcext:value-type="float">
            <text:p>31.94507</text:p>
          </table:table-cell>
          <table:table-cell office:value-type="float" office:value="9.048065" calcext:value-type="float">
            <text:p>9.048065</text:p>
          </table:table-cell>
          <table:table-cell office:value-type="float" office:value="25.66418" calcext:value-type="float">
            <text:p>25.66418</text:p>
          </table:table-cell>
          <table:table-cell office:value-type="float" office:value="10.62906" calcext:value-type="float">
            <text:p>10.62906</text:p>
          </table:table-cell>
          <table:table-cell office:value-type="float" office:value="20.88129" calcext:value-type="float">
            <text:p>20.88129</text:p>
          </table:table-cell>
          <table:table-cell office:value-type="float" office:value="11.49136" calcext:value-type="float">
            <text:p>11.49136</text:p>
          </table:table-cell>
          <table:table-cell office:value-type="float" office:value="18.02057" calcext:value-type="float">
            <text:p>18.02057</text:p>
          </table:table-cell>
          <table:table-cell office:value-type="float" office:value="11.69656" calcext:value-type="float">
            <text:p>11.69656</text:p>
          </table:table-cell>
          <table:table-cell office:value-type="float" office:value="15.28815" calcext:value-type="float">
            <text:p>15.28815</text:p>
          </table:table-cell>
          <table:table-cell office:value-type="float" office:value="11.60315" calcext:value-type="float">
            <text:p>11.60315</text:p>
          </table:table-cell>
          <table:table-cell office:value-type="float" office:value="13.15924" calcext:value-type="float">
            <text:p>13.15924</text:p>
          </table:table-cell>
          <table:table-cell office:value-type="float" office:value="10.89188" calcext:value-type="float">
            <text:p>10.89188</text:p>
          </table:table-cell>
          <table:table-cell office:value-type="float" office:value="10.12433" calcext:value-type="float">
            <text:p>10.12433</text:p>
          </table:table-cell>
          <table:table-cell office:value-type="float" office:value="9.05365" calcext:value-type="float">
            <text:p>9.05365</text:p>
          </table:table-cell>
          <table:table-cell office:value-type="float" office:value="7.71225" calcext:value-type="float">
            <text:p>7.71225</text:p>
          </table:table-cell>
          <table:table-cell office:value-type="float" office:value="7.20694" calcext:value-type="float">
            <text:p>7.20694</text:p>
          </table:table-cell>
          <table:table-cell office:value-type="float" office:value="6.253326" calcext:value-type="float">
            <text:p>6.253326</text:p>
          </table:table-cell>
          <table:table-cell office:value-type="float" office:value="6.035553" calcext:value-type="float">
            <text:p>6.035553</text:p>
          </table:table-cell>
          <table:table-cell office:value-type="float" office:value="5.674103" calcext:value-type="float">
            <text:p>5.674103</text:p>
          </table:table-cell>
          <table:table-cell office:value-type="float" office:value="5.54776" calcext:value-type="float">
            <text:p>5.54776</text:p>
          </table:table-cell>
          <table:table-cell office:value-type="float" office:value="5.41272" calcext:value-type="float">
            <text:p>5.41272</text:p>
          </table:table-cell>
          <table:table-cell office:value-type="float" office:value="5.332733" calcext:value-type="float">
            <text:p>5.332733</text:p>
          </table:table-cell>
          <table:table-cell office:value-type="float" office:value="5.43454" calcext:value-type="float">
            <text:p>5.43454</text:p>
          </table:table-cell>
          <table:table-cell office:value-type="float" office:value="5.382416" calcext:value-type="float">
            <text:p>5.382416</text:p>
          </table:table-cell>
          <table:table-cell office:value-type="float" office:value="5.649994" calcext:value-type="float">
            <text:p>5.649994</text:p>
          </table:table-cell>
          <table:table-cell office:value-type="float" office:value="5.610596" calcext:value-type="float">
            <text:p>5.610596</text:p>
          </table:table-cell>
          <table:table-cell office:value-type="float" office:value="53.7388" calcext:value-type="float">
            <text:p>53.7388</text:p>
          </table:table-cell>
          <table:table-cell office:value-type="float" office:value="1.098022" calcext:value-type="float">
            <text:p>1.0980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9042007" calcext:value-type="float">
            <text:p>9042007</text:p>
          </table:table-cell>
          <table:table-cell office:value-type="float" office:value="24.50202" calcext:value-type="float">
            <text:p>24.50202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4.491329" calcext:value-type="float">
            <text:p>4.491329</text:p>
          </table:table-cell>
          <table:table-cell office:value-type="float" office:value="1.114622" calcext:value-type="float">
            <text:p>1.114622</text:p>
          </table:table-cell>
          <table:table-cell office:value-type="float" office:value="0.740489" calcext:value-type="float">
            <text:p>0.740489</text:p>
          </table:table-cell>
          <table:table-cell office:value-type="float" office:value="384.4725" calcext:value-type="float">
            <text:p>384.4725</text:p>
          </table:table-cell>
          <table:table-cell office:value-type="float" office:value="4.3815" calcext:value-type="float">
            <text:p>4.3815</text:p>
          </table:table-cell>
          <table:table-cell office:value-type="float" office:value="45.44308" calcext:value-type="float">
            <text:p>45.44308</text:p>
          </table:table-cell>
          <table:table-cell office:value-type="float" office:value="7.052521" calcext:value-type="float">
            <text:p>7.052521</text:p>
          </table:table-cell>
          <table:table-cell office:value-type="float" office:value="32.12576" calcext:value-type="float">
            <text:p>32.12576</text:p>
          </table:table-cell>
          <table:table-cell office:value-type="float" office:value="10.6171" calcext:value-type="float">
            <text:p>10.6171</text:p>
          </table:table-cell>
          <table:table-cell office:value-type="float" office:value="26.22733" calcext:value-type="float">
            <text:p>26.22733</text:p>
          </table:table-cell>
          <table:table-cell office:value-type="float" office:value="12.37045" calcext:value-type="float">
            <text:p>12.37045</text:p>
          </table:table-cell>
          <table:table-cell office:value-type="float" office:value="21.7337" calcext:value-type="float">
            <text:p>21.7337</text:p>
          </table:table-cell>
          <table:table-cell office:value-type="float" office:value="13.27261" calcext:value-type="float">
            <text:p>13.27261</text:p>
          </table:table-cell>
          <table:table-cell office:value-type="float" office:value="19.01785" calcext:value-type="float">
            <text:p>19.01785</text:p>
          </table:table-cell>
          <table:table-cell office:value-type="float" office:value="13.46219" calcext:value-type="float">
            <text:p>13.46219</text:p>
          </table:table-cell>
          <table:table-cell office:value-type="float" office:value="16.34842" calcext:value-type="float">
            <text:p>16.34842</text:p>
          </table:table-cell>
          <table:table-cell office:value-type="float" office:value="13.28134" calcext:value-type="float">
            <text:p>13.28134</text:p>
          </table:table-cell>
          <table:table-cell office:value-type="float" office:value="14.27283" calcext:value-type="float">
            <text:p>14.27283</text:p>
          </table:table-cell>
          <table:table-cell office:value-type="float" office:value="12.39148" calcext:value-type="float">
            <text:p>12.39148</text:p>
          </table:table-cell>
          <table:table-cell office:value-type="float" office:value="11.23135" calcext:value-type="float">
            <text:p>11.23135</text:p>
          </table:table-cell>
          <table:table-cell office:value-type="float" office:value="10.14478" calcext:value-type="float">
            <text:p>10.14478</text:p>
          </table:table-cell>
          <table:table-cell office:value-type="float" office:value="8.364471" calcext:value-type="float">
            <text:p>8.364471</text:p>
          </table:table-cell>
          <table:table-cell office:value-type="float" office:value="7.718597" calcext:value-type="float">
            <text:p>7.718597</text:p>
          </table:table-cell>
          <table:table-cell office:value-type="float" office:value="6.537476" calcext:value-type="float">
            <text:p>6.537476</text:p>
          </table:table-cell>
          <table:table-cell office:value-type="float" office:value="6.25592" calcext:value-type="float">
            <text:p>6.25592</text:p>
          </table:table-cell>
          <table:table-cell office:value-type="float" office:value="5.826385" calcext:value-type="float">
            <text:p>5.826385</text:p>
          </table:table-cell>
          <table:table-cell office:value-type="float" office:value="5.675537" calcext:value-type="float">
            <text:p>5.675537</text:p>
          </table:table-cell>
          <table:table-cell office:value-type="float" office:value="5.501923" calcext:value-type="float">
            <text:p>5.501923</text:p>
          </table:table-cell>
          <table:table-cell office:value-type="float" office:value="5.413605" calcext:value-type="float">
            <text:p>5.413605</text:p>
          </table:table-cell>
          <table:table-cell office:value-type="float" office:value="5.491272" calcext:value-type="float">
            <text:p>5.491272</text:p>
          </table:table-cell>
          <table:table-cell office:value-type="float" office:value="5.43512" calcext:value-type="float">
            <text:p>5.43512</text:p>
          </table:table-cell>
          <table:table-cell office:value-type="float" office:value="5.692444" calcext:value-type="float">
            <text:p>5.692444</text:p>
          </table:table-cell>
          <table:table-cell office:value-type="float" office:value="5.650421" calcext:value-type="float">
            <text:p>5.650421</text:p>
          </table:table-cell>
          <table:table-cell office:value-type="float" office:value="52.27127" calcext:value-type="float">
            <text:p>52.27127</text:p>
          </table:table-cell>
          <table:table-cell office:value-type="float" office:value="2.319855" calcext:value-type="float">
            <text:p>2.3198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0042007" calcext:value-type="float">
            <text:p>10042007</text:p>
          </table:table-cell>
          <table:table-cell office:value-type="float" office:value="22.69409" calcext:value-type="float">
            <text:p>22.69409</text:p>
          </table:table-cell>
          <table:table-cell office:value-type="float" office:value="16.87288" calcext:value-type="float">
            <text:p>16.87288</text:p>
          </table:table-cell>
          <table:table-cell office:value-type="float" office:value="5.466867" calcext:value-type="float">
            <text:p>5.466867</text:p>
          </table:table-cell>
          <table:table-cell office:value-type="float" office:value="1.020121" calcext:value-type="float">
            <text:p>1.020121</text:p>
          </table:table-cell>
          <table:table-cell office:value-type="float" office:value="0.7881022" calcext:value-type="float">
            <text:p>0.7881022</text:p>
          </table:table-cell>
          <table:table-cell office:value-type="float" office:value="387.6096" calcext:value-type="float">
            <text:p>387.6096</text:p>
          </table:table-cell>
          <table:table-cell office:value-type="float" office:value="16.1925" calcext:value-type="float">
            <text:p>16.1925</text:p>
          </table:table-cell>
          <table:table-cell office:value-type="float" office:value="29.66177" calcext:value-type="float">
            <text:p>29.66177</text:p>
          </table:table-cell>
          <table:table-cell office:value-type="float" office:value="6.95166" calcext:value-type="float">
            <text:p>6.95166</text:p>
          </table:table-cell>
          <table:table-cell office:value-type="float" office:value="24.40784" calcext:value-type="float">
            <text:p>24.40784</text:p>
          </table:table-cell>
          <table:table-cell office:value-type="float" office:value="9.278168" calcext:value-type="float">
            <text:p>9.278168</text:p>
          </table:table-cell>
          <table:table-cell office:value-type="float" office:value="20.73529" calcext:value-type="float">
            <text:p>20.73529</text:p>
          </table:table-cell>
          <table:table-cell office:value-type="float" office:value="11.05115" calcext:value-type="float">
            <text:p>11.05115</text:p>
          </table:table-cell>
          <table:table-cell office:value-type="float" office:value="18.13004" calcext:value-type="float">
            <text:p>18.13004</text:p>
          </table:table-cell>
          <table:table-cell office:value-type="float" office:value="12.43878" calcext:value-type="float">
            <text:p>12.43878</text:p>
          </table:table-cell>
          <table:table-cell office:value-type="float" office:value="17.46939" calcext:value-type="float">
            <text:p>17.46939</text:p>
          </table:table-cell>
          <table:table-cell office:value-type="float" office:value="13.11081" calcext:value-type="float">
            <text:p>13.11081</text:p>
          </table:table-cell>
          <table:table-cell office:value-type="float" office:value="16.23959" calcext:value-type="float">
            <text:p>16.23959</text:p>
          </table:table-cell>
          <table:table-cell office:value-type="float" office:value="13.39914" calcext:value-type="float">
            <text:p>13.39914</text:p>
          </table:table-cell>
          <table:table-cell office:value-type="float" office:value="14.3067" calcext:value-type="float">
            <text:p>14.3067</text:p>
          </table:table-cell>
          <table:table-cell office:value-type="float" office:value="12.82642" calcext:value-type="float">
            <text:p>12.82642</text:p>
          </table:table-cell>
          <table:table-cell office:value-type="float" office:value="11.68475" calcext:value-type="float">
            <text:p>11.68475</text:p>
          </table:table-cell>
          <table:table-cell office:value-type="float" office:value="11.2489" calcext:value-type="float">
            <text:p>11.2489</text:p>
          </table:table-cell>
          <table:table-cell office:value-type="float" office:value="8.985046" calcext:value-type="float">
            <text:p>8.985046</text:p>
          </table:table-cell>
          <table:table-cell office:value-type="float" office:value="8.371674" calcext:value-type="float">
            <text:p>8.371674</text:p>
          </table:table-cell>
          <table:table-cell office:value-type="float" office:value="6.87677" calcext:value-type="float">
            <text:p>6.87677</text:p>
          </table:table-cell>
          <table:table-cell office:value-type="float" office:value="6.540771" calcext:value-type="float">
            <text:p>6.540771</text:p>
          </table:table-cell>
          <table:table-cell office:value-type="float" office:value="6.010742" calcext:value-type="float">
            <text:p>6.010742</text:p>
          </table:table-cell>
          <table:table-cell office:value-type="float" office:value="5.828125" calcext:value-type="float">
            <text:p>5.828125</text:p>
          </table:table-cell>
          <table:table-cell office:value-type="float" office:value="5.603821" calcext:value-type="float">
            <text:p>5.603821</text:p>
          </table:table-cell>
          <table:table-cell office:value-type="float" office:value="5.50293" calcext:value-type="float">
            <text:p>5.50293</text:p>
          </table:table-cell>
          <table:table-cell office:value-type="float" office:value="5.553009" calcext:value-type="float">
            <text:p>5.553009</text:p>
          </table:table-cell>
          <table:table-cell office:value-type="float" office:value="5.491852" calcext:value-type="float">
            <text:p>5.491852</text:p>
          </table:table-cell>
          <table:table-cell office:value-type="float" office:value="5.738068" calcext:value-type="float">
            <text:p>5.738068</text:p>
          </table:table-cell>
          <table:table-cell office:value-type="float" office:value="5.692902" calcext:value-type="float">
            <text:p>5.692902</text:p>
          </table:table-cell>
          <table:table-cell office:value-type="float" office:value="32.38593" calcext:value-type="float">
            <text:p>32.38593</text:p>
          </table:table-cell>
          <table:table-cell office:value-type="float" office:value="4.670898" calcext:value-type="float">
            <text:p>4.6708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1042007" calcext:value-type="float">
            <text:p>11042007</text:p>
          </table:table-cell>
          <table:table-cell office:value-type="float" office:value="14.34319" calcext:value-type="float">
            <text:p>14.34319</text:p>
          </table:table-cell>
          <table:table-cell office:value-type="float" office:value="17.42843" calcext:value-type="float">
            <text:p>17.42843</text:p>
          </table:table-cell>
          <table:table-cell office:value-type="float" office:value="6.962141" calcext:value-type="float">
            <text:p>6.962141</text:p>
          </table:table-cell>
          <table:table-cell office:value-type="float" office:value="1.047719" calcext:value-type="float">
            <text:p>1.047719</text:p>
          </table:table-cell>
          <table:table-cell office:value-type="float" office:value="0.7695362" calcext:value-type="float">
            <text:p>0.7695362</text:p>
          </table:table-cell>
          <table:table-cell office:value-type="float" office:value="386.4604" calcext:value-type="float">
            <text:p>386.4604</text:p>
          </table:table-cell>
          <table:table-cell office:value-type="float" office:value="9.144" calcext:value-type="float">
            <text:p>9.144</text:p>
          </table:table-cell>
          <table:table-cell office:value-type="float" office:value="24.13965" calcext:value-type="float">
            <text:p>24.13965</text:p>
          </table:table-cell>
          <table:table-cell office:value-type="float" office:value="6.981232" calcext:value-type="float">
            <text:p>6.981232</text:p>
          </table:table-cell>
          <table:table-cell office:value-type="float" office:value="20.2084" calcext:value-type="float">
            <text:p>20.2084</text:p>
          </table:table-cell>
          <table:table-cell office:value-type="float" office:value="8.777863" calcext:value-type="float">
            <text:p>8.777863</text:p>
          </table:table-cell>
          <table:table-cell office:value-type="float" office:value="17.6647" calcext:value-type="float">
            <text:p>17.6647</text:p>
          </table:table-cell>
          <table:table-cell office:value-type="float" office:value="10.23819" calcext:value-type="float">
            <text:p>10.23819</text:p>
          </table:table-cell>
          <table:table-cell office:value-type="float" office:value="15.8696" calcext:value-type="float">
            <text:p>15.8696</text:p>
          </table:table-cell>
          <table:table-cell office:value-type="float" office:value="11.40283" calcext:value-type="float">
            <text:p>11.40283</text:p>
          </table:table-cell>
          <table:table-cell office:value-type="float" office:value="14.87518" calcext:value-type="float">
            <text:p>14.87518</text:p>
          </table:table-cell>
          <table:table-cell office:value-type="float" office:value="11.97531" calcext:value-type="float">
            <text:p>11.97531</text:p>
          </table:table-cell>
          <table:table-cell office:value-type="float" office:value="14.63437" calcext:value-type="float">
            <text:p>14.63437</text:p>
          </table:table-cell>
          <table:table-cell office:value-type="float" office:value="12.3804" calcext:value-type="float">
            <text:p>12.3804</text:p>
          </table:table-cell>
          <table:table-cell office:value-type="float" office:value="13.60791" calcext:value-type="float">
            <text:p>13.60791</text:p>
          </table:table-cell>
          <table:table-cell office:value-type="float" office:value="12.18082" calcext:value-type="float">
            <text:p>12.18082</text:p>
          </table:table-cell>
          <table:table-cell office:value-type="float" office:value="11.74548" calcext:value-type="float">
            <text:p>11.74548</text:p>
          </table:table-cell>
          <table:table-cell office:value-type="float" office:value="11.46332" calcext:value-type="float">
            <text:p>11.46332</text:p>
          </table:table-cell>
          <table:table-cell office:value-type="float" office:value="9.344727" calcext:value-type="float">
            <text:p>9.344727</text:p>
          </table:table-cell>
          <table:table-cell office:value-type="float" office:value="8.990326" calcext:value-type="float">
            <text:p>8.990326</text:p>
          </table:table-cell>
          <table:table-cell office:value-type="float" office:value="7.215027" calcext:value-type="float">
            <text:p>7.215027</text:p>
          </table:table-cell>
          <table:table-cell office:value-type="float" office:value="6.880432" calcext:value-type="float">
            <text:p>6.880432</text:p>
          </table:table-cell>
          <table:table-cell office:value-type="float" office:value="6.21991" calcext:value-type="float">
            <text:p>6.21991</text:p>
          </table:table-cell>
          <table:table-cell office:value-type="float" office:value="6.012817" calcext:value-type="float">
            <text:p>6.012817</text:p>
          </table:table-cell>
          <table:table-cell office:value-type="float" office:value="5.720551" calcext:value-type="float">
            <text:p>5.720551</text:p>
          </table:table-cell>
          <table:table-cell office:value-type="float" office:value="5.60495" calcext:value-type="float">
            <text:p>5.60495</text:p>
          </table:table-cell>
          <table:table-cell office:value-type="float" office:value="5.620972" calcext:value-type="float">
            <text:p>5.620972</text:p>
          </table:table-cell>
          <table:table-cell office:value-type="float" office:value="5.553711" calcext:value-type="float">
            <text:p>5.553711</text:p>
          </table:table-cell>
          <table:table-cell office:value-type="float" office:value="5.786987" calcext:value-type="float">
            <text:p>5.786987</text:p>
          </table:table-cell>
          <table:table-cell office:value-type="float" office:value="5.738556" calcext:value-type="float">
            <text:p>5.738556</text:p>
          </table:table-cell>
          <table:table-cell office:value-type="float" office:value="26.68967" calcext:value-type="float">
            <text:p>26.68967</text:p>
          </table:table-cell>
          <table:table-cell office:value-type="float" office:value="4.828369" calcext:value-type="float">
            <text:p>4.8283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12042007" calcext:value-type="float">
            <text:p>12042007</text:p>
          </table:table-cell>
          <table:table-cell office:value-type="float" office:value="16.54803" calcext:value-type="float">
            <text:p>16.54803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4.460751" calcext:value-type="float">
            <text:p>4.460751</text:p>
          </table:table-cell>
          <table:table-cell office:value-type="float" office:value="0.9517376" calcext:value-type="float">
            <text:p>0.9517376</text:p>
          </table:table-cell>
          <table:table-cell office:value-type="float" office:value="0.6869934" calcext:value-type="float">
            <text:p>0.6869934</text:p>
          </table:table-cell>
          <table:table-cell office:value-type="float" office:value="381.7852" calcext:value-type="float">
            <text:p>381.7852</text:p>
          </table:table-cell>
          <table:table-cell office:value-type="float" office:value="0" calcext:value-type="float">
            <text:p>0</text:p>
          </table:table-cell>
          <table:table-cell office:value-type="float" office:value="24.35754" calcext:value-type="float">
            <text:p>24.35754</text:p>
          </table:table-cell>
          <table:table-cell office:value-type="float" office:value="5.062073" calcext:value-type="float">
            <text:p>5.062073</text:p>
          </table:table-cell>
          <table:table-cell office:value-type="float" office:value="20.10489" calcext:value-type="float">
            <text:p>20.10489</text:p>
          </table:table-cell>
          <table:table-cell office:value-type="float" office:value="7.188141" calcext:value-type="float">
            <text:p>7.188141</text:p>
          </table:table-cell>
          <table:table-cell office:value-type="float" office:value="17.19257" calcext:value-type="float">
            <text:p>17.19257</text:p>
          </table:table-cell>
          <table:table-cell office:value-type="float" office:value="9.125366" calcext:value-type="float">
            <text:p>9.125366</text:p>
          </table:table-cell>
          <table:table-cell office:value-type="float" office:value="15.21182" calcext:value-type="float">
            <text:p>15.21182</text:p>
          </table:table-cell>
          <table:table-cell office:value-type="float" office:value="10.51819" calcext:value-type="float">
            <text:p>10.51819</text:p>
          </table:table-cell>
          <table:table-cell office:value-type="float" office:value="14.10449" calcext:value-type="float">
            <text:p>14.10449</text:p>
          </table:table-cell>
          <table:table-cell office:value-type="float" office:value="11.20178" calcext:value-type="float">
            <text:p>11.20178</text:p>
          </table:table-cell>
          <table:table-cell office:value-type="float" office:value="13.49692" calcext:value-type="float">
            <text:p>13.49692</text:p>
          </table:table-cell>
          <table:table-cell office:value-type="float" office:value="11.71164" calcext:value-type="float">
            <text:p>11.71164</text:p>
          </table:table-cell>
          <table:table-cell office:value-type="float" office:value="12.80957" calcext:value-type="float">
            <text:p>12.80957</text:p>
          </table:table-cell>
          <table:table-cell office:value-type="float" office:value="11.66266" calcext:value-type="float">
            <text:p>11.66266</text:p>
          </table:table-cell>
          <table:table-cell office:value-type="float" office:value="11.50946" calcext:value-type="float">
            <text:p>11.50946</text:p>
          </table:table-cell>
          <table:table-cell office:value-type="float" office:value="11.20554" calcext:value-type="float">
            <text:p>11.20554</text:p>
          </table:table-cell>
          <table:table-cell office:value-type="float" office:value="9.499268" calcext:value-type="float">
            <text:p>9.499268</text:p>
          </table:table-cell>
          <table:table-cell office:value-type="float" office:value="9.34726" calcext:value-type="float">
            <text:p>9.34726</text:p>
          </table:table-cell>
          <table:table-cell office:value-type="float" office:value="7.501648" calcext:value-type="float">
            <text:p>7.501648</text:p>
          </table:table-cell>
          <table:table-cell office:value-type="float" office:value="7.218292" calcext:value-type="float">
            <text:p>7.218292</text:p>
          </table:table-cell>
          <table:table-cell office:value-type="float" office:value="6.433929" calcext:value-type="float">
            <text:p>6.433929</text:p>
          </table:table-cell>
          <table:table-cell office:value-type="float" office:value="6.222168" calcext:value-type="float">
            <text:p>6.222168</text:p>
          </table:table-cell>
          <table:table-cell office:value-type="float" office:value="5.850677" calcext:value-type="float">
            <text:p>5.850677</text:p>
          </table:table-cell>
          <table:table-cell office:value-type="float" office:value="5.721863" calcext:value-type="float">
            <text:p>5.721863</text:p>
          </table:table-cell>
          <table:table-cell office:value-type="float" office:value="5.697754" calcext:value-type="float">
            <text:p>5.697754</text:p>
          </table:table-cell>
          <table:table-cell office:value-type="float" office:value="5.621704" calcext:value-type="float">
            <text:p>5.621704</text:p>
          </table:table-cell>
          <table:table-cell office:value-type="float" office:value="5.841309" calcext:value-type="float">
            <text:p>5.841309</text:p>
          </table:table-cell>
          <table:table-cell office:value-type="float" office:value="5.787506" calcext:value-type="float">
            <text:p>5.787506</text:p>
          </table:table-cell>
          <table:table-cell office:value-type="float" office:value="26.87222" calcext:value-type="float">
            <text:p>26.87222</text:p>
          </table:table-cell>
          <table:table-cell office:value-type="float" office:value="2.486053" calcext:value-type="float">
            <text:p>2.4860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042007" calcext:value-type="float">
            <text:p>13042007</text:p>
          </table:table-cell>
          <table:table-cell office:value-type="float" office:value="22.70023" calcext:value-type="float">
            <text:p>22.70023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.498001" calcext:value-type="float">
            <text:p>1.498001</text:p>
          </table:table-cell>
          <table:table-cell office:value-type="float" office:value="1.060442" calcext:value-type="float">
            <text:p>1.060442</text:p>
          </table:table-cell>
          <table:table-cell office:value-type="float" office:value="0.5999838" calcext:value-type="float">
            <text:p>0.5999838</text:p>
          </table:table-cell>
          <table:table-cell office:value-type="float" office:value="384.2156" calcext:value-type="float">
            <text:p>384.2156</text:p>
          </table:table-cell>
          <table:table-cell office:value-type="float" office:value="0" calcext:value-type="float">
            <text:p>0</text:p>
          </table:table-cell>
          <table:table-cell office:value-type="float" office:value="29.88132" calcext:value-type="float">
            <text:p>29.88132</text:p>
          </table:table-cell>
          <table:table-cell office:value-type="float" office:value="2.758759" calcext:value-type="float">
            <text:p>2.758759</text:p>
          </table:table-cell>
          <table:table-cell office:value-type="float" office:value="23.50702" calcext:value-type="float">
            <text:p>23.50702</text:p>
          </table:table-cell>
          <table:table-cell office:value-type="float" office:value="5.380035" calcext:value-type="float">
            <text:p>5.380035</text:p>
          </table:table-cell>
          <table:table-cell office:value-type="float" office:value="19.3533" calcext:value-type="float">
            <text:p>19.3533</text:p>
          </table:table-cell>
          <table:table-cell office:value-type="float" office:value="7.626007" calcext:value-type="float">
            <text:p>7.626007</text:p>
          </table:table-cell>
          <table:table-cell office:value-type="float" office:value="16.47214" calcext:value-type="float">
            <text:p>16.47214</text:p>
          </table:table-cell>
          <table:table-cell office:value-type="float" office:value="9.378571" calcext:value-type="float">
            <text:p>9.378571</text:p>
          </table:table-cell>
          <table:table-cell office:value-type="float" office:value="14.85657" calcext:value-type="float">
            <text:p>14.85657</text:p>
          </table:table-cell>
          <table:table-cell office:value-type="float" office:value="10.27231" calcext:value-type="float">
            <text:p>10.27231</text:p>
          </table:table-cell>
          <table:table-cell office:value-type="float" office:value="13.37753" calcext:value-type="float">
            <text:p>13.37753</text:p>
          </table:table-cell>
          <table:table-cell office:value-type="float" office:value="11.00998" calcext:value-type="float">
            <text:p>11.00998</text:p>
          </table:table-cell>
          <table:table-cell office:value-type="float" office:value="12.41565" calcext:value-type="float">
            <text:p>12.41565</text:p>
          </table:table-cell>
          <table:table-cell office:value-type="float" office:value="11.1391" calcext:value-type="float">
            <text:p>11.1391</text:p>
          </table:table-cell>
          <table:table-cell office:value-type="float" office:value="11.24005" calcext:value-type="float">
            <text:p>11.24005</text:p>
          </table:table-cell>
          <table:table-cell office:value-type="float" office:value="10.9368" calcext:value-type="float">
            <text:p>10.9368</text:p>
          </table:table-cell>
          <table:table-cell office:value-type="float" office:value="9.544952" calcext:value-type="float">
            <text:p>9.544952</text:p>
          </table:table-cell>
          <table:table-cell office:value-type="float" office:value="9.500275" calcext:value-type="float">
            <text:p>9.500275</text:p>
          </table:table-cell>
          <table:table-cell office:value-type="float" office:value="7.726471" calcext:value-type="float">
            <text:p>7.726471</text:p>
          </table:table-cell>
          <table:table-cell office:value-type="float" office:value="7.504333" calcext:value-type="float">
            <text:p>7.504333</text:p>
          </table:table-cell>
          <table:table-cell office:value-type="float" office:value="6.635437" calcext:value-type="float">
            <text:p>6.635437</text:p>
          </table:table-cell>
          <table:table-cell office:value-type="float" office:value="6.436127" calcext:value-type="float">
            <text:p>6.436127</text:p>
          </table:table-cell>
          <table:table-cell office:value-type="float" office:value="5.988312" calcext:value-type="float">
            <text:p>5.988312</text:p>
          </table:table-cell>
          <table:table-cell office:value-type="float" office:value="5.852081" calcext:value-type="float">
            <text:p>5.852081</text:p>
          </table:table-cell>
          <table:table-cell office:value-type="float" office:value="5.780151" calcext:value-type="float">
            <text:p>5.780151</text:p>
          </table:table-cell>
          <table:table-cell office:value-type="float" office:value="5.698578" calcext:value-type="float">
            <text:p>5.698578</text:p>
          </table:table-cell>
          <table:table-cell office:value-type="float" office:value="5.89978" calcext:value-type="float">
            <text:p>5.89978</text:p>
          </table:table-cell>
          <table:table-cell office:value-type="float" office:value="5.841888" calcext:value-type="float">
            <text:p>5.841888</text:p>
          </table:table-cell>
          <table:table-cell office:value-type="float" office:value="32.85123" calcext:value-type="float">
            <text:p>32.85123</text:p>
          </table:table-cell>
          <table:table-cell office:value-type="float" office:value="-0.2748718" calcext:value-type="float">
            <text:p>-0.27487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14042007" calcext:value-type="float">
            <text:p>14042007</text:p>
          </table:table-cell>
          <table:table-cell office:value-type="float" office:value="24.6875" calcext:value-type="float">
            <text:p>24.6875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2.003839" calcext:value-type="float">
            <text:p>2.003839</text:p>
          </table:table-cell>
          <table:table-cell office:value-type="float" office:value="1.111827" calcext:value-type="float">
            <text:p>1.111827</text:p>
          </table:table-cell>
          <table:table-cell office:value-type="float" office:value="0.6219016" calcext:value-type="float">
            <text:p>0.6219016</text:p>
          </table:table-cell>
          <table:table-cell office:value-type="float" office:value="386.2615" calcext:value-type="float">
            <text:p>386.2615</text:p>
          </table:table-cell>
          <table:table-cell office:value-type="float" office:value="0" calcext:value-type="float">
            <text:p>0</text:p>
          </table:table-cell>
          <table:table-cell office:value-type="float" office:value="32.06931" calcext:value-type="float">
            <text:p>32.06931</text:p>
          </table:table-cell>
          <table:table-cell office:value-type="float" office:value="3.354065" calcext:value-type="float">
            <text:p>3.354065</text:p>
          </table:table-cell>
          <table:table-cell office:value-type="float" office:value="24.64114" calcext:value-type="float">
            <text:p>24.64114</text:p>
          </table:table-cell>
          <table:table-cell office:value-type="float" office:value="6.131287" calcext:value-type="float">
            <text:p>6.131287</text:p>
          </table:table-cell>
          <table:table-cell office:value-type="float" office:value="20.32858" calcext:value-type="float">
            <text:p>20.32858</text:p>
          </table:table-cell>
          <table:table-cell office:value-type="float" office:value="8.356354" calcext:value-type="float">
            <text:p>8.356354</text:p>
          </table:table-cell>
          <table:table-cell office:value-type="float" office:value="17.31677" calcext:value-type="float">
            <text:p>17.31677</text:p>
          </table:table-cell>
          <table:table-cell office:value-type="float" office:value="10.02124" calcext:value-type="float">
            <text:p>10.02124</text:p>
          </table:table-cell>
          <table:table-cell office:value-type="float" office:value="15.5864" calcext:value-type="float">
            <text:p>15.5864</text:p>
          </table:table-cell>
          <table:table-cell office:value-type="float" office:value="10.82434" calcext:value-type="float">
            <text:p>10.82434</text:p>
          </table:table-cell>
          <table:table-cell office:value-type="float" office:value="13.98798" calcext:value-type="float">
            <text:p>13.98798</text:p>
          </table:table-cell>
          <table:table-cell office:value-type="float" office:value="11.43622" calcext:value-type="float">
            <text:p>11.43622</text:p>
          </table:table-cell>
          <table:table-cell office:value-type="float" office:value="12.8432" calcext:value-type="float">
            <text:p>12.8432</text:p>
          </table:table-cell>
          <table:table-cell office:value-type="float" office:value="11.41" calcext:value-type="float">
            <text:p>11.41</text:p>
          </table:table-cell>
          <table:table-cell office:value-type="float" office:value="11.21252" calcext:value-type="float">
            <text:p>11.21252</text:p>
          </table:table-cell>
          <table:table-cell office:value-type="float" office:value="11.01794" calcext:value-type="float">
            <text:p>11.01794</text:p>
          </table:table-cell>
          <table:table-cell office:value-type="float" office:value="9.624207" calcext:value-type="float">
            <text:p>9.624207</text:p>
          </table:table-cell>
          <table:table-cell office:value-type="float" office:value="9.545624" calcext:value-type="float">
            <text:p>9.545624</text:p>
          </table:table-cell>
          <table:table-cell office:value-type="float" office:value="7.90625" calcext:value-type="float">
            <text:p>7.90625</text:p>
          </table:table-cell>
          <table:table-cell office:value-type="float" office:value="7.728455" calcext:value-type="float">
            <text:p>7.728455</text:p>
          </table:table-cell>
          <table:table-cell office:value-type="float" office:value="6.816925" calcext:value-type="float">
            <text:p>6.816925</text:p>
          </table:table-cell>
          <table:table-cell office:value-type="float" office:value="6.637421" calcext:value-type="float">
            <text:p>6.637421</text:p>
          </table:table-cell>
          <table:table-cell office:value-type="float" office:value="6.127563" calcext:value-type="float">
            <text:p>6.127563</text:p>
          </table:table-cell>
          <table:table-cell office:value-type="float" office:value="5.989777" calcext:value-type="float">
            <text:p>5.989777</text:p>
          </table:table-cell>
          <table:table-cell office:value-type="float" office:value="5.869598" calcext:value-type="float">
            <text:p>5.869598</text:p>
          </table:table-cell>
          <table:table-cell office:value-type="float" office:value="5.781067" calcext:value-type="float">
            <text:p>5.781067</text:p>
          </table:table-cell>
          <table:table-cell office:value-type="float" office:value="5.963501" calcext:value-type="float">
            <text:p>5.963501</text:p>
          </table:table-cell>
          <table:table-cell office:value-type="float" office:value="5.900421" calcext:value-type="float">
            <text:p>5.900421</text:p>
          </table:table-cell>
          <table:table-cell office:value-type="float" office:value="37.5752" calcext:value-type="float">
            <text:p>37.5752</text:p>
          </table:table-cell>
          <table:table-cell office:value-type="float" office:value="0.1546326" calcext:value-type="float">
            <text:p>0.15463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5042007" calcext:value-type="float">
            <text:p>15042007</text:p>
          </table:table-cell>
          <table:table-cell office:value-type="float" office:value="24.17612" calcext:value-type="float">
            <text:p>24.17612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3.465755" calcext:value-type="float">
            <text:p>3.465755</text:p>
          </table:table-cell>
          <table:table-cell office:value-type="float" office:value="0.9482927" calcext:value-type="float">
            <text:p>0.9482927</text:p>
          </table:table-cell>
          <table:table-cell office:value-type="float" office:value="0.6511306" calcext:value-type="float">
            <text:p>0.6511306</text:p>
          </table:table-cell>
          <table:table-cell office:value-type="float" office:value="385.6385" calcext:value-type="float">
            <text:p>385.6385</text:p>
          </table:table-cell>
          <table:table-cell office:value-type="float" office:value="0" calcext:value-type="float">
            <text:p>0</text:p>
          </table:table-cell>
          <table:table-cell office:value-type="float" office:value="40.22382" calcext:value-type="float">
            <text:p>40.22382</text:p>
          </table:table-cell>
          <table:table-cell office:value-type="float" office:value="4.98996" calcext:value-type="float">
            <text:p>4.98996</text:p>
          </table:table-cell>
          <table:table-cell office:value-type="float" office:value="28.03516" calcext:value-type="float">
            <text:p>28.03516</text:p>
          </table:table-cell>
          <table:table-cell office:value-type="float" office:value="8.391663" calcext:value-type="float">
            <text:p>8.391663</text:p>
          </table:table-cell>
          <table:table-cell office:value-type="float" office:value="22.9787" calcext:value-type="float">
            <text:p>22.9787</text:p>
          </table:table-cell>
          <table:table-cell office:value-type="float" office:value="10.29172" calcext:value-type="float">
            <text:p>10.29172</text:p>
          </table:table-cell>
          <table:table-cell office:value-type="float" office:value="19.29178" calcext:value-type="float">
            <text:p>19.29178</text:p>
          </table:table-cell>
          <table:table-cell office:value-type="float" office:value="11.5275" calcext:value-type="float">
            <text:p>11.5275</text:p>
          </table:table-cell>
          <table:table-cell office:value-type="float" office:value="17.15372" calcext:value-type="float">
            <text:p>17.15372</text:p>
          </table:table-cell>
          <table:table-cell office:value-type="float" office:value="12.04132" calcext:value-type="float">
            <text:p>12.04132</text:p>
          </table:table-cell>
          <table:table-cell office:value-type="float" office:value="15.1431" calcext:value-type="float">
            <text:p>15.1431</text:p>
          </table:table-cell>
          <table:table-cell office:value-type="float" office:value="12.33759" calcext:value-type="float">
            <text:p>12.33759</text:p>
          </table:table-cell>
          <table:table-cell office:value-type="float" office:value="13.7052" calcext:value-type="float">
            <text:p>13.7052</text:p>
          </table:table-cell>
          <table:table-cell office:value-type="float" office:value="12.06482" calcext:value-type="float">
            <text:p>12.06482</text:p>
          </table:table-cell>
          <table:table-cell office:value-type="float" office:value="11.65576" calcext:value-type="float">
            <text:p>11.65576</text:p>
          </table:table-cell>
          <table:table-cell office:value-type="float" office:value="11.22168" calcext:value-type="float">
            <text:p>11.22168</text:p>
          </table:table-cell>
          <table:table-cell office:value-type="float" office:value="9.801117" calcext:value-type="float">
            <text:p>9.801117</text:p>
          </table:table-cell>
          <table:table-cell office:value-type="float" office:value="9.62558" calcext:value-type="float">
            <text:p>9.62558</text:p>
          </table:table-cell>
          <table:table-cell office:value-type="float" office:value="8.073273" calcext:value-type="float">
            <text:p>8.073273</text:p>
          </table:table-cell>
          <table:table-cell office:value-type="float" office:value="7.907959" calcext:value-type="float">
            <text:p>7.907959</text:p>
          </table:table-cell>
          <table:table-cell office:value-type="float" office:value="6.982239" calcext:value-type="float">
            <text:p>6.982239</text:p>
          </table:table-cell>
          <table:table-cell office:value-type="float" office:value="6.818726" calcext:value-type="float">
            <text:p>6.818726</text:p>
          </table:table-cell>
          <table:table-cell office:value-type="float" office:value="6.264954" calcext:value-type="float">
            <text:p>6.264954</text:p>
          </table:table-cell>
          <table:table-cell office:value-type="float" office:value="6.129028" calcext:value-type="float">
            <text:p>6.129028</text:p>
          </table:table-cell>
          <table:table-cell office:value-type="float" office:value="5.963898" calcext:value-type="float">
            <text:p>5.963898</text:p>
          </table:table-cell>
          <table:table-cell office:value-type="float" office:value="5.870575" calcext:value-type="float">
            <text:p>5.870575</text:p>
          </table:table-cell>
          <table:table-cell office:value-type="float" office:value="6.032501" calcext:value-type="float">
            <text:p>6.032501</text:p>
          </table:table-cell>
          <table:table-cell office:value-type="float" office:value="5.964203" calcext:value-type="float">
            <text:p>5.964203</text:p>
          </table:table-cell>
          <table:table-cell office:value-type="float" office:value="46.56836" calcext:value-type="float">
            <text:p>46.56836</text:p>
          </table:table-cell>
          <table:table-cell office:value-type="float" office:value="0.8537292" calcext:value-type="float">
            <text:p>0.85372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16042007" calcext:value-type="float">
            <text:p>16042007</text:p>
          </table:table-cell>
          <table:table-cell office:value-type="float" office:value="21.11825" calcext:value-type="float">
            <text:p>21.11825</text:p>
          </table:table-cell>
          <table:table-cell office:value-type="float" office:value="7.428434" calcext:value-type="float">
            <text:p>7.428434</text:p>
          </table:table-cell>
          <table:table-cell office:value-type="float" office:value="0.711785" calcext:value-type="float">
            <text:p>0.711785</text:p>
          </table:table-cell>
          <table:table-cell office:value-type="float" office:value="0.7561235" calcext:value-type="float">
            <text:p>0.7561235</text:p>
          </table:table-cell>
          <table:table-cell office:value-type="float" office:value="0.5622534" calcext:value-type="float">
            <text:p>0.5622534</text:p>
          </table:table-cell>
          <table:table-cell office:value-type="float" office:value="391.8281" calcext:value-type="float">
            <text:p>391.8281</text:p>
          </table:table-cell>
          <table:table-cell office:value-type="float" office:value="0" calcext:value-type="float">
            <text:p>0</text:p>
          </table:table-cell>
          <table:table-cell office:value-type="float" office:value="32.01901" calcext:value-type="float">
            <text:p>32.01901</text:p>
          </table:table-cell>
          <table:table-cell office:value-type="float" office:value="3.852142" calcext:value-type="float">
            <text:p>3.852142</text:p>
          </table:table-cell>
          <table:table-cell office:value-type="float" office:value="23.41193" calcext:value-type="float">
            <text:p>23.41193</text:p>
          </table:table-cell>
          <table:table-cell office:value-type="float" office:value="8.064148" calcext:value-type="float">
            <text:p>8.064148</text:p>
          </table:table-cell>
          <table:table-cell office:value-type="float" office:value="19.82648" calcext:value-type="float">
            <text:p>19.82648</text:p>
          </table:table-cell>
          <table:table-cell office:value-type="float" office:value="10.46338" calcext:value-type="float">
            <text:p>10.46338</text:p>
          </table:table-cell>
          <table:table-cell office:value-type="float" office:value="17.29211" calcext:value-type="float">
            <text:p>17.29211</text:p>
          </table:table-cell>
          <table:table-cell office:value-type="float" office:value="11.94241" calcext:value-type="float">
            <text:p>11.94241</text:p>
          </table:table-cell>
          <table:table-cell office:value-type="float" office:value="15.83942" calcext:value-type="float">
            <text:p>15.83942</text:p>
          </table:table-cell>
          <table:table-cell office:value-type="float" office:value="12.56812" calcext:value-type="float">
            <text:p>12.56812</text:p>
          </table:table-cell>
          <table:table-cell office:value-type="float" office:value="15.0462" calcext:value-type="float">
            <text:p>15.0462</text:p>
          </table:table-cell>
          <table:table-cell office:value-type="float" office:value="12.91415" calcext:value-type="float">
            <text:p>12.91415</text:p>
          </table:table-cell>
          <table:table-cell office:value-type="float" office:value="13.72632" calcext:value-type="float">
            <text:p>13.72632</text:p>
          </table:table-cell>
          <table:table-cell office:value-type="float" office:value="12.61581" calcext:value-type="float">
            <text:p>12.61581</text:p>
          </table:table-cell>
          <table:table-cell office:value-type="float" office:value="11.9523" calcext:value-type="float">
            <text:p>11.9523</text:p>
          </table:table-cell>
          <table:table-cell office:value-type="float" office:value="11.66809" calcext:value-type="float">
            <text:p>11.66809</text:p>
          </table:table-cell>
          <table:table-cell office:value-type="float" office:value="10.0654" calcext:value-type="float">
            <text:p>10.0654</text:p>
          </table:table-cell>
          <table:table-cell office:value-type="float" office:value="9.803741" calcext:value-type="float">
            <text:p>9.803741</text:p>
          </table:table-cell>
          <table:table-cell office:value-type="float" office:value="8.254639" calcext:value-type="float">
            <text:p>8.254639</text:p>
          </table:table-cell>
          <table:table-cell office:value-type="float" office:value="8.075012" calcext:value-type="float">
            <text:p>8.075012</text:p>
          </table:table-cell>
          <table:table-cell office:value-type="float" office:value="7.141388" calcext:value-type="float">
            <text:p>7.141388</text:p>
          </table:table-cell>
          <table:table-cell office:value-type="float" office:value="6.983887" calcext:value-type="float">
            <text:p>6.983887</text:p>
          </table:table-cell>
          <table:table-cell office:value-type="float" office:value="6.399109" calcext:value-type="float">
            <text:p>6.399109</text:p>
          </table:table-cell>
          <table:table-cell office:value-type="float" office:value="6.266327" calcext:value-type="float">
            <text:p>6.266327</text:p>
          </table:table-cell>
          <table:table-cell office:value-type="float" office:value="6.06192" calcext:value-type="float">
            <text:p>6.06192</text:p>
          </table:table-cell>
          <table:table-cell office:value-type="float" office:value="5.964905" calcext:value-type="float">
            <text:p>5.964905</text:p>
          </table:table-cell>
          <table:table-cell office:value-type="float" office:value="6.10611" calcext:value-type="float">
            <text:p>6.10611</text:p>
          </table:table-cell>
          <table:table-cell office:value-type="float" office:value="6.033264" calcext:value-type="float">
            <text:p>6.033264</text:p>
          </table:table-cell>
          <table:table-cell office:value-type="float" office:value="36.39484" calcext:value-type="float">
            <text:p>36.39484</text:p>
          </table:table-cell>
          <table:table-cell office:value-type="float" office:value="-1.634399" calcext:value-type="float">
            <text:p>-1.6343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7042007" calcext:value-type="float">
            <text:p>17042007</text:p>
          </table:table-cell>
          <table:table-cell office:value-type="float" office:value="18.86185" calcext:value-type="float">
            <text:p>18.86185</text:p>
          </table:table-cell>
          <table:table-cell office:value-type="float" office:value="10.76177" calcext:value-type="float">
            <text:p>10.76177</text:p>
          </table:table-cell>
          <table:table-cell office:value-type="float" office:value="-2.026184" calcext:value-type="float">
            <text:p>-2.026184</text:p>
          </table:table-cell>
          <table:table-cell office:value-type="float" office:value="0.8192894" calcext:value-type="float">
            <text:p>0.8192894</text:p>
          </table:table-cell>
          <table:table-cell office:value-type="float" office:value="0.4655542" calcext:value-type="float">
            <text:p>0.4655542</text:p>
          </table:table-cell>
          <table:table-cell office:value-type="float" office:value="387.9484" calcext:value-type="float">
            <text:p>387.9484</text:p>
          </table:table-cell>
          <table:table-cell office:value-type="float" office:value="0" calcext:value-type="float">
            <text:p>0</text:p>
          </table:table-cell>
          <table:table-cell office:value-type="float" office:value="30.71432" calcext:value-type="float">
            <text:p>30.71432</text:p>
          </table:table-cell>
          <table:table-cell office:value-type="float" office:value="0.8781433" calcext:value-type="float">
            <text:p>0.8781433</text:p>
          </table:table-cell>
          <table:table-cell office:value-type="float" office:value="21.99139" calcext:value-type="float">
            <text:p>21.99139</text:p>
          </table:table-cell>
          <table:table-cell office:value-type="float" office:value="5.487518" calcext:value-type="float">
            <text:p>5.487518</text:p>
          </table:table-cell>
          <table:table-cell office:value-type="float" office:value="18.50558" calcext:value-type="float">
            <text:p>18.50558</text:p>
          </table:table-cell>
          <table:table-cell office:value-type="float" office:value="8.139374" calcext:value-type="float">
            <text:p>8.139374</text:p>
          </table:table-cell>
          <table:table-cell office:value-type="float" office:value="16.08011" calcext:value-type="float">
            <text:p>16.08011</text:p>
          </table:table-cell>
          <table:table-cell office:value-type="float" office:value="10.05896" calcext:value-type="float">
            <text:p>10.05896</text:p>
          </table:table-cell>
          <table:table-cell office:value-type="float" office:value="14.76089" calcext:value-type="float">
            <text:p>14.76089</text:p>
          </table:table-cell>
          <table:table-cell office:value-type="float" office:value="11.03012" calcext:value-type="float">
            <text:p>11.03012</text:p>
          </table:table-cell>
          <table:table-cell office:value-type="float" office:value="14.14548" calcext:value-type="float">
            <text:p>14.14548</text:p>
          </table:table-cell>
          <table:table-cell office:value-type="float" office:value="11.79016" calcext:value-type="float">
            <text:p>11.79016</text:p>
          </table:table-cell>
          <table:table-cell office:value-type="float" office:value="13.3844" calcext:value-type="float">
            <text:p>13.3844</text:p>
          </table:table-cell>
          <table:table-cell office:value-type="float" office:value="11.90665" calcext:value-type="float">
            <text:p>11.90665</text:p>
          </table:table-cell>
          <table:table-cell office:value-type="float" office:value="12.00296" calcext:value-type="float">
            <text:p>12.00296</text:p>
          </table:table-cell>
          <table:table-cell office:value-type="float" office:value="11.66901" calcext:value-type="float">
            <text:p>11.66901</text:p>
          </table:table-cell>
          <table:table-cell office:value-type="float" office:value="10.20685" calcext:value-type="float">
            <text:p>10.20685</text:p>
          </table:table-cell>
          <table:table-cell office:value-type="float" office:value="10.0679" calcext:value-type="float">
            <text:p>10.0679</text:p>
          </table:table-cell>
          <table:table-cell office:value-type="float" office:value="8.437012" calcext:value-type="float">
            <text:p>8.437012</text:p>
          </table:table-cell>
          <table:table-cell office:value-type="float" office:value="8.256622" calcext:value-type="float">
            <text:p>8.256622</text:p>
          </table:table-cell>
          <table:table-cell office:value-type="float" office:value="7.300751" calcext:value-type="float">
            <text:p>7.300751</text:p>
          </table:table-cell>
          <table:table-cell office:value-type="float" office:value="7.143036" calcext:value-type="float">
            <text:p>7.143036</text:p>
          </table:table-cell>
          <table:table-cell office:value-type="float" office:value="6.531677" calcext:value-type="float">
            <text:p>6.531677</text:p>
          </table:table-cell>
          <table:table-cell office:value-type="float" office:value="6.400452" calcext:value-type="float">
            <text:p>6.400452</text:p>
          </table:table-cell>
          <table:table-cell office:value-type="float" office:value="6.162323" calcext:value-type="float">
            <text:p>6.162323</text:p>
          </table:table-cell>
          <table:table-cell office:value-type="float" office:value="6.062927" calcext:value-type="float">
            <text:p>6.062927</text:p>
          </table:table-cell>
          <table:table-cell office:value-type="float" office:value="6.184387" calcext:value-type="float">
            <text:p>6.184387</text:p>
          </table:table-cell>
          <table:table-cell office:value-type="float" office:value="6.106873" calcext:value-type="float">
            <text:p>6.106873</text:p>
          </table:table-cell>
          <table:table-cell office:value-type="float" office:value="35.64651" calcext:value-type="float">
            <text:p>35.64651</text:p>
          </table:table-cell>
          <table:table-cell office:value-type="float" office:value="-4.612183" calcext:value-type="float">
            <text:p>-4.6121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18042007" calcext:value-type="float">
            <text:p>18042007</text:p>
          </table:table-cell>
          <table:table-cell office:value-type="float" office:value="23.38767" calcext:value-type="float">
            <text:p>23.38767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-1.987266" calcext:value-type="float">
            <text:p>-1.987266</text:p>
          </table:table-cell>
          <table:table-cell office:value-type="float" office:value="1.014705" calcext:value-type="float">
            <text:p>1.014705</text:p>
          </table:table-cell>
          <table:table-cell office:value-type="float" office:value="0.4668767" calcext:value-type="float">
            <text:p>0.4668767</text:p>
          </table:table-cell>
          <table:table-cell office:value-type="float" office:value="384.7526" calcext:value-type="float">
            <text:p>384.7526</text:p>
          </table:table-cell>
          <table:table-cell office:value-type="float" office:value="0" calcext:value-type="float">
            <text:p>0</text:p>
          </table:table-cell>
          <table:table-cell office:value-type="float" office:value="40.25085" calcext:value-type="float">
            <text:p>40.25085</text:p>
          </table:table-cell>
          <table:table-cell office:value-type="float" office:value="0.7991943" calcext:value-type="float">
            <text:p>0.7991943</text:p>
          </table:table-cell>
          <table:table-cell office:value-type="float" office:value="27.70761" calcext:value-type="float">
            <text:p>27.70761</text:p>
          </table:table-cell>
          <table:table-cell office:value-type="float" office:value="5.397522" calcext:value-type="float">
            <text:p>5.397522</text:p>
          </table:table-cell>
          <table:table-cell office:value-type="float" office:value="22.48523" calcext:value-type="float">
            <text:p>22.48523</text:p>
          </table:table-cell>
          <table:table-cell office:value-type="float" office:value="7.83316" calcext:value-type="float">
            <text:p>7.83316</text:p>
          </table:table-cell>
          <table:table-cell office:value-type="float" office:value="18.73947" calcext:value-type="float">
            <text:p>18.73947</text:p>
          </table:table-cell>
          <table:table-cell office:value-type="float" office:value="9.701111" calcext:value-type="float">
            <text:p>9.701111</text:p>
          </table:table-cell>
          <table:table-cell office:value-type="float" office:value="16.6377" calcext:value-type="float">
            <text:p>16.6377</text:p>
          </table:table-cell>
          <table:table-cell office:value-type="float" office:value="10.65778" calcext:value-type="float">
            <text:p>10.65778</text:p>
          </table:table-cell>
          <table:table-cell office:value-type="float" office:value="14.74524" calcext:value-type="float">
            <text:p>14.74524</text:p>
          </table:table-cell>
          <table:table-cell office:value-type="float" office:value="11.44418" calcext:value-type="float">
            <text:p>11.44418</text:p>
          </table:table-cell>
          <table:table-cell office:value-type="float" office:value="13.44562" calcext:value-type="float">
            <text:p>13.44562</text:p>
          </table:table-cell>
          <table:table-cell office:value-type="float" office:value="11.61087" calcext:value-type="float">
            <text:p>11.61087</text:p>
          </table:table-cell>
          <table:table-cell office:value-type="float" office:value="11.7395" calcext:value-type="float">
            <text:p>11.7395</text:p>
          </table:table-cell>
          <table:table-cell office:value-type="float" office:value="11.4805" calcext:value-type="float">
            <text:p>11.4805</text:p>
          </table:table-cell>
          <table:table-cell office:value-type="float" office:value="10.24417" calcext:value-type="float">
            <text:p>10.24417</text:p>
          </table:table-cell>
          <table:table-cell office:value-type="float" office:value="10.20761" calcext:value-type="float">
            <text:p>10.20761</text:p>
          </table:table-cell>
          <table:table-cell office:value-type="float" office:value="8.588928" calcext:value-type="float">
            <text:p>8.588928</text:p>
          </table:table-cell>
          <table:table-cell office:value-type="float" office:value="8.438751" calcext:value-type="float">
            <text:p>8.438751</text:p>
          </table:table-cell>
          <table:table-cell office:value-type="float" office:value="7.454132" calcext:value-type="float">
            <text:p>7.454132</text:p>
          </table:table-cell>
          <table:table-cell office:value-type="float" office:value="7.302368" calcext:value-type="float">
            <text:p>7.302368</text:p>
          </table:table-cell>
          <table:table-cell office:value-type="float" office:value="6.664062" calcext:value-type="float">
            <text:p>6.664062</text:p>
          </table:table-cell>
          <table:table-cell office:value-type="float" office:value="6.533081" calcext:value-type="float">
            <text:p>6.533081</text:p>
          </table:table-cell>
          <table:table-cell office:value-type="float" office:value="6.265015" calcext:value-type="float">
            <text:p>6.265015</text:p>
          </table:table-cell>
          <table:table-cell office:value-type="float" office:value="6.163361" calcext:value-type="float">
            <text:p>6.163361</text:p>
          </table:table-cell>
          <table:table-cell office:value-type="float" office:value="6.266296" calcext:value-type="float">
            <text:p>6.266296</text:p>
          </table:table-cell>
          <table:table-cell office:value-type="float" office:value="6.185211" calcext:value-type="float">
            <text:p>6.185211</text:p>
          </table:table-cell>
          <table:table-cell office:value-type="float" office:value="47.24481" calcext:value-type="float">
            <text:p>47.24481</text:p>
          </table:table-cell>
          <table:table-cell office:value-type="float" office:value="-4.645111" calcext:value-type="float">
            <text:p>-4.6451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9042007" calcext:value-type="float">
            <text:p>19042007</text:p>
          </table:table-cell>
          <table:table-cell office:value-type="float" office:value="25.13688" calcext:value-type="float">
            <text:p>25.13688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2.009399" calcext:value-type="float">
            <text:p>2.009399</text:p>
          </table:table-cell>
          <table:table-cell office:value-type="float" office:value="1.150914" calcext:value-type="float">
            <text:p>1.150914</text:p>
          </table:table-cell>
          <table:table-cell office:value-type="float" office:value="0.6221461" calcext:value-type="float">
            <text:p>0.6221461</text:p>
          </table:table-cell>
          <table:table-cell office:value-type="float" office:value="385.2638" calcext:value-type="float">
            <text:p>385.2638</text:p>
          </table:table-cell>
          <table:table-cell office:value-type="float" office:value="0.635" calcext:value-type="float">
            <text:p>0.635</text:p>
          </table:table-cell>
          <table:table-cell office:value-type="float" office:value="42.69357" calcext:value-type="float">
            <text:p>42.69357</text:p>
          </table:table-cell>
          <table:table-cell office:value-type="float" office:value="4.59726" calcext:value-type="float">
            <text:p>4.59726</text:p>
          </table:table-cell>
          <table:table-cell office:value-type="float" office:value="29.77979" calcext:value-type="float">
            <text:p>29.77979</text:p>
          </table:table-cell>
          <table:table-cell office:value-type="float" office:value="8.657898" calcext:value-type="float">
            <text:p>8.657898</text:p>
          </table:table-cell>
          <table:table-cell office:value-type="float" office:value="24.49252" calcext:value-type="float">
            <text:p>24.49252</text:p>
          </table:table-cell>
          <table:table-cell office:value-type="float" office:value="10.6886" calcext:value-type="float">
            <text:p>10.6886</text:p>
          </table:table-cell>
          <table:table-cell office:value-type="float" office:value="20.57526" calcext:value-type="float">
            <text:p>20.57526</text:p>
          </table:table-cell>
          <table:table-cell office:value-type="float" office:value="12.06097" calcext:value-type="float">
            <text:p>12.06097</text:p>
          </table:table-cell>
          <table:table-cell office:value-type="float" office:value="18.29626" calcext:value-type="float">
            <text:p>18.29626</text:p>
          </table:table-cell>
          <table:table-cell office:value-type="float" office:value="12.63336" calcext:value-type="float">
            <text:p>12.63336</text:p>
          </table:table-cell>
          <table:table-cell office:value-type="float" office:value="16.14127" calcext:value-type="float">
            <text:p>16.14127</text:p>
          </table:table-cell>
          <table:table-cell office:value-type="float" office:value="12.96216" calcext:value-type="float">
            <text:p>12.96216</text:p>
          </table:table-cell>
          <table:table-cell office:value-type="float" office:value="14.52835" calcext:value-type="float">
            <text:p>14.52835</text:p>
          </table:table-cell>
          <table:table-cell office:value-type="float" office:value="12.67172" calcext:value-type="float">
            <text:p>12.67172</text:p>
          </table:table-cell>
          <table:table-cell office:value-type="float" office:value="12.27496" calcext:value-type="float">
            <text:p>12.27496</text:p>
          </table:table-cell>
          <table:table-cell office:value-type="float" office:value="11.70221" calcext:value-type="float">
            <text:p>11.70221</text:p>
          </table:table-cell>
          <table:table-cell office:value-type="float" office:value="10.41196" calcext:value-type="float">
            <text:p>10.41196</text:p>
          </table:table-cell>
          <table:table-cell office:value-type="float" office:value="10.24512" calcext:value-type="float">
            <text:p>10.24512</text:p>
          </table:table-cell>
          <table:table-cell office:value-type="float" office:value="8.727478" calcext:value-type="float">
            <text:p>8.727478</text:p>
          </table:table-cell>
          <table:table-cell office:value-type="float" office:value="8.590332" calcext:value-type="float">
            <text:p>8.590332</text:p>
          </table:table-cell>
          <table:table-cell office:value-type="float" office:value="7.597534" calcext:value-type="float">
            <text:p>7.597534</text:p>
          </table:table-cell>
          <table:table-cell office:value-type="float" office:value="7.455658" calcext:value-type="float">
            <text:p>7.455658</text:p>
          </table:table-cell>
          <table:table-cell office:value-type="float" office:value="6.79422" calcext:value-type="float">
            <text:p>6.79422</text:p>
          </table:table-cell>
          <table:table-cell office:value-type="float" office:value="6.665436" calcext:value-type="float">
            <text:p>6.665436</text:p>
          </table:table-cell>
          <table:table-cell office:value-type="float" office:value="6.369568" calcext:value-type="float">
            <text:p>6.369568</text:p>
          </table:table-cell>
          <table:table-cell office:value-type="float" office:value="6.266083" calcext:value-type="float">
            <text:p>6.266083</text:p>
          </table:table-cell>
          <table:table-cell office:value-type="float" office:value="6.351776" calcext:value-type="float">
            <text:p>6.351776</text:p>
          </table:table-cell>
          <table:table-cell office:value-type="float" office:value="6.267181" calcext:value-type="float">
            <text:p>6.267181</text:p>
          </table:table-cell>
          <table:table-cell office:value-type="float" office:value="52.02298" calcext:value-type="float">
            <text:p>52.02298</text:p>
          </table:table-cell>
          <table:table-cell office:value-type="float" office:value="-0.4181519" calcext:value-type="float">
            <text:p>-0.4181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0042007" calcext:value-type="float">
            <text:p>20042007</text:p>
          </table:table-cell>
          <table:table-cell office:value-type="float" office:value="23.27231" calcext:value-type="float">
            <text:p>23.27231</text:p>
          </table:table-cell>
          <table:table-cell office:value-type="float" office:value="25.20621" calcext:value-type="float">
            <text:p>25.20621</text:p>
          </table:table-cell>
          <table:table-cell office:value-type="float" office:value="7.996055" calcext:value-type="float">
            <text:p>7.996055</text:p>
          </table:table-cell>
          <table:table-cell office:value-type="float" office:value="1.347694" calcext:value-type="float">
            <text:p>1.347694</text:p>
          </table:table-cell>
          <table:table-cell office:value-type="float" office:value="0.9066226" calcext:value-type="float">
            <text:p>0.9066226</text:p>
          </table:table-cell>
          <table:table-cell office:value-type="float" office:value="386.8758" calcext:value-type="float">
            <text:p>386.8758</text:p>
          </table:table-cell>
          <table:table-cell office:value-type="float" office:value="2.6035" calcext:value-type="float">
            <text:p>2.6035</text:p>
          </table:table-cell>
          <table:table-cell office:value-type="float" office:value="33.74072" calcext:value-type="float">
            <text:p>33.74072</text:p>
          </table:table-cell>
          <table:table-cell office:value-type="float" office:value="8.481171" calcext:value-type="float">
            <text:p>8.481171</text:p>
          </table:table-cell>
          <table:table-cell office:value-type="float" office:value="26.74432" calcext:value-type="float">
            <text:p>26.74432</text:p>
          </table:table-cell>
          <table:table-cell office:value-type="float" office:value="10.85605" calcext:value-type="float">
            <text:p>10.85605</text:p>
          </table:table-cell>
          <table:table-cell office:value-type="float" office:value="22.84619" calcext:value-type="float">
            <text:p>22.84619</text:p>
          </table:table-cell>
          <table:table-cell office:value-type="float" office:value="12.65082" calcext:value-type="float">
            <text:p>12.65082</text:p>
          </table:table-cell>
          <table:table-cell office:value-type="float" office:value="19.92804" calcext:value-type="float">
            <text:p>19.92804</text:p>
          </table:table-cell>
          <table:table-cell office:value-type="float" office:value="13.8363" calcext:value-type="float">
            <text:p>13.8363</text:p>
          </table:table-cell>
          <table:table-cell office:value-type="float" office:value="18.15927" calcext:value-type="float">
            <text:p>18.15927</text:p>
          </table:table-cell>
          <table:table-cell office:value-type="float" office:value="14.23776" calcext:value-type="float">
            <text:p>14.23776</text:p>
          </table:table-cell>
          <table:table-cell office:value-type="float" office:value="16.4216" calcext:value-type="float">
            <text:p>16.4216</text:p>
          </table:table-cell>
          <table:table-cell office:value-type="float" office:value="14.3363" calcext:value-type="float">
            <text:p>14.3363</text:p>
          </table:table-cell>
          <table:table-cell office:value-type="float" office:value="15.01782" calcext:value-type="float">
            <text:p>15.01782</text:p>
          </table:table-cell>
          <table:table-cell office:value-type="float" office:value="13.7821" calcext:value-type="float">
            <text:p>13.7821</text:p>
          </table:table-cell>
          <table:table-cell office:value-type="float" office:value="12.93787" calcext:value-type="float">
            <text:p>12.93787</text:p>
          </table:table-cell>
          <table:table-cell office:value-type="float" office:value="12.28961" calcext:value-type="float">
            <text:p>12.28961</text:p>
          </table:table-cell>
          <table:table-cell office:value-type="float" office:value="10.74088" calcext:value-type="float">
            <text:p>10.74088</text:p>
          </table:table-cell>
          <table:table-cell office:value-type="float" office:value="10.41476" calcext:value-type="float">
            <text:p>10.41476</text:p>
          </table:table-cell>
          <table:table-cell office:value-type="float" office:value="8.893616" calcext:value-type="float">
            <text:p>8.893616</text:p>
          </table:table-cell>
          <table:table-cell office:value-type="float" office:value="8.728973" calcext:value-type="float">
            <text:p>8.728973</text:p>
          </table:table-cell>
          <table:table-cell office:value-type="float" office:value="7.738983" calcext:value-type="float">
            <text:p>7.738983</text:p>
          </table:table-cell>
          <table:table-cell office:value-type="float" office:value="7.598969" calcext:value-type="float">
            <text:p>7.598969</text:p>
          </table:table-cell>
          <table:table-cell office:value-type="float" office:value="6.922394" calcext:value-type="float">
            <text:p>6.922394</text:p>
          </table:table-cell>
          <table:table-cell office:value-type="float" office:value="6.795532" calcext:value-type="float">
            <text:p>6.795532</text:p>
          </table:table-cell>
          <table:table-cell office:value-type="float" office:value="6.475555" calcext:value-type="float">
            <text:p>6.475555</text:p>
          </table:table-cell>
          <table:table-cell office:value-type="float" office:value="6.370697" calcext:value-type="float">
            <text:p>6.370697</text:p>
          </table:table-cell>
          <table:table-cell office:value-type="float" office:value="6.439941" calcext:value-type="float">
            <text:p>6.439941</text:p>
          </table:table-cell>
          <table:table-cell office:value-type="float" office:value="6.352722" calcext:value-type="float">
            <text:p>6.352722</text:p>
          </table:table-cell>
          <table:table-cell office:value-type="float" office:value="36.09497" calcext:value-type="float">
            <text:p>36.09497</text:p>
          </table:table-cell>
          <table:table-cell office:value-type="float" office:value="6.054321" calcext:value-type="float">
            <text:p>6.0543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21042007" calcext:value-type="float">
            <text:p>21042007</text:p>
          </table:table-cell>
          <table:table-cell office:value-type="float" office:value="17.52757" calcext:value-type="float">
            <text:p>17.52757</text:p>
          </table:table-cell>
          <table:table-cell office:value-type="float" office:value="19.65066" calcext:value-type="float">
            <text:p>19.65066</text:p>
          </table:table-cell>
          <table:table-cell office:value-type="float" office:value="9.460751" calcext:value-type="float">
            <text:p>9.460751</text:p>
          </table:table-cell>
          <table:table-cell office:value-type="float" office:value="1.179152" calcext:value-type="float">
            <text:p>1.179152</text:p>
          </table:table-cell>
          <table:table-cell office:value-type="float" office:value="0.9825333" calcext:value-type="float">
            <text:p>0.9825333</text:p>
          </table:table-cell>
          <table:table-cell office:value-type="float" office:value="386.2289" calcext:value-type="float">
            <text:p>386.2289</text:p>
          </table:table-cell>
          <table:table-cell office:value-type="float" office:value="5.2705" calcext:value-type="float">
            <text:p>5.2705</text:p>
          </table:table-cell>
          <table:table-cell office:value-type="float" office:value="27.91718" calcext:value-type="float">
            <text:p>27.91718</text:p>
          </table:table-cell>
          <table:table-cell office:value-type="float" office:value="9.264587" calcext:value-type="float">
            <text:p>9.264587</text:p>
          </table:table-cell>
          <table:table-cell office:value-type="float" office:value="23.29477" calcext:value-type="float">
            <text:p>23.29477</text:p>
          </table:table-cell>
          <table:table-cell office:value-type="float" office:value="11.29306" calcext:value-type="float">
            <text:p>11.29306</text:p>
          </table:table-cell>
          <table:table-cell office:value-type="float" office:value="20.47418" calcext:value-type="float">
            <text:p>20.47418</text:p>
          </table:table-cell>
          <table:table-cell office:value-type="float" office:value="13.03696" calcext:value-type="float">
            <text:p>13.03696</text:p>
          </table:table-cell>
          <table:table-cell office:value-type="float" office:value="18.37204" calcext:value-type="float">
            <text:p>18.37204</text:p>
          </table:table-cell>
          <table:table-cell office:value-type="float" office:value="14.13528" calcext:value-type="float">
            <text:p>14.13528</text:p>
          </table:table-cell>
          <table:table-cell office:value-type="float" office:value="17.19202" calcext:value-type="float">
            <text:p>17.19202</text:p>
          </table:table-cell>
          <table:table-cell office:value-type="float" office:value="14.52612" calcext:value-type="float">
            <text:p>14.52612</text:p>
          </table:table-cell>
          <table:table-cell office:value-type="float" office:value="16.35068" calcext:value-type="float">
            <text:p>16.35068</text:p>
          </table:table-cell>
          <table:table-cell office:value-type="float" office:value="14.63049" calcext:value-type="float">
            <text:p>14.63049</text:p>
          </table:table-cell>
          <table:table-cell office:value-type="float" office:value="15.03357" calcext:value-type="float">
            <text:p>15.03357</text:p>
          </table:table-cell>
          <table:table-cell office:value-type="float" office:value="14.14447" calcext:value-type="float">
            <text:p>14.14447</text:p>
          </table:table-cell>
          <table:table-cell office:value-type="float" office:value="13.22629" calcext:value-type="float">
            <text:p>13.22629</text:p>
          </table:table-cell>
          <table:table-cell office:value-type="float" office:value="12.94833" calcext:value-type="float">
            <text:p>12.94833</text:p>
          </table:table-cell>
          <table:table-cell office:value-type="float" office:value="11.08014" calcext:value-type="float">
            <text:p>11.08014</text:p>
          </table:table-cell>
          <table:table-cell office:value-type="float" office:value="10.74469" calcext:value-type="float">
            <text:p>10.74469</text:p>
          </table:table-cell>
          <table:table-cell office:value-type="float" office:value="9.095337" calcext:value-type="float">
            <text:p>9.095337</text:p>
          </table:table-cell>
          <table:table-cell office:value-type="float" office:value="8.895538" calcext:value-type="float">
            <text:p>8.895538</text:p>
          </table:table-cell>
          <table:table-cell office:value-type="float" office:value="7.889954" calcext:value-type="float">
            <text:p>7.889954</text:p>
          </table:table-cell>
          <table:table-cell office:value-type="float" office:value="7.740509" calcext:value-type="float">
            <text:p>7.740509</text:p>
          </table:table-cell>
          <table:table-cell office:value-type="float" office:value="7.049957" calcext:value-type="float">
            <text:p>7.049957</text:p>
          </table:table-cell>
          <table:table-cell office:value-type="float" office:value="6.923737" calcext:value-type="float">
            <text:p>6.923737</text:p>
          </table:table-cell>
          <table:table-cell office:value-type="float" office:value="6.582489" calcext:value-type="float">
            <text:p>6.582489</text:p>
          </table:table-cell>
          <table:table-cell office:value-type="float" office:value="6.476654" calcext:value-type="float">
            <text:p>6.476654</text:p>
          </table:table-cell>
          <table:table-cell office:value-type="float" office:value="6.530823" calcext:value-type="float">
            <text:p>6.530823</text:p>
          </table:table-cell>
          <table:table-cell office:value-type="float" office:value="6.440857" calcext:value-type="float">
            <text:p>6.440857</text:p>
          </table:table-cell>
          <table:table-cell office:value-type="float" office:value="30.27475" calcext:value-type="float">
            <text:p>30.27475</text:p>
          </table:table-cell>
          <table:table-cell office:value-type="float" office:value="7.295319" calcext:value-type="float">
            <text:p>7.2953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22042007" calcext:value-type="float">
            <text:p>22042007</text:p>
          </table:table-cell>
          <table:table-cell office:value-type="float" office:value="14.44981" calcext:value-type="float">
            <text:p>14.44981</text:p>
          </table:table-cell>
          <table:table-cell office:value-type="float" office:value="20.76177" calcext:value-type="float">
            <text:p>20.76177</text:p>
          </table:table-cell>
          <table:table-cell office:value-type="float" office:value="8.00508" calcext:value-type="float">
            <text:p>8.00508</text:p>
          </table:table-cell>
          <table:table-cell office:value-type="float" office:value="1.211959" calcext:value-type="float">
            <text:p>1.211959</text:p>
          </table:table-cell>
          <table:table-cell office:value-type="float" office:value="0.7125434" calcext:value-type="float">
            <text:p>0.7125434</text:p>
          </table:table-cell>
          <table:table-cell office:value-type="float" office:value="382.2892" calcext:value-type="float">
            <text:p>382.2892</text:p>
          </table:table-cell>
          <table:table-cell office:value-type="float" office:value="9.525" calcext:value-type="float">
            <text:p>9.525</text:p>
          </table:table-cell>
          <table:table-cell office:value-type="float" office:value="26.06183" calcext:value-type="float">
            <text:p>26.06183</text:p>
          </table:table-cell>
          <table:table-cell office:value-type="float" office:value="8.274811" calcext:value-type="float">
            <text:p>8.274811</text:p>
          </table:table-cell>
          <table:table-cell office:value-type="float" office:value="22.14075" calcext:value-type="float">
            <text:p>22.14075</text:p>
          </table:table-cell>
          <table:table-cell office:value-type="float" office:value="10.54916" calcext:value-type="float">
            <text:p>10.54916</text:p>
          </table:table-cell>
          <table:table-cell office:value-type="float" office:value="19.43427" calcext:value-type="float">
            <text:p>19.43427</text:p>
          </table:table-cell>
          <table:table-cell office:value-type="float" office:value="11.77939" calcext:value-type="float">
            <text:p>11.77939</text:p>
          </table:table-cell>
          <table:table-cell office:value-type="float" office:value="17.49426" calcext:value-type="float">
            <text:p>17.49426</text:p>
          </table:table-cell>
          <table:table-cell office:value-type="float" office:value="12.89957" calcext:value-type="float">
            <text:p>12.89957</text:p>
          </table:table-cell>
          <table:table-cell office:value-type="float" office:value="16.36438" calcext:value-type="float">
            <text:p>16.36438</text:p>
          </table:table-cell>
          <table:table-cell office:value-type="float" office:value="13.47672" calcext:value-type="float">
            <text:p>13.47672</text:p>
          </table:table-cell>
          <table:table-cell office:value-type="float" office:value="15.56183" calcext:value-type="float">
            <text:p>15.56183</text:p>
          </table:table-cell>
          <table:table-cell office:value-type="float" office:value="13.84979" calcext:value-type="float">
            <text:p>13.84979</text:p>
          </table:table-cell>
          <table:table-cell office:value-type="float" office:value="14.74078" calcext:value-type="float">
            <text:p>14.74078</text:p>
          </table:table-cell>
          <table:table-cell office:value-type="float" office:value="13.67148" calcext:value-type="float">
            <text:p>13.67148</text:p>
          </table:table-cell>
          <table:table-cell office:value-type="float" office:value="13.27084" calcext:value-type="float">
            <text:p>13.27084</text:p>
          </table:table-cell>
          <table:table-cell office:value-type="float" office:value="13.06329" calcext:value-type="float">
            <text:p>13.06329</text:p>
          </table:table-cell>
          <table:table-cell office:value-type="float" office:value="11.28372" calcext:value-type="float">
            <text:p>11.28372</text:p>
          </table:table-cell>
          <table:table-cell office:value-type="float" office:value="11.08319" calcext:value-type="float">
            <text:p>11.08319</text:p>
          </table:table-cell>
          <table:table-cell office:value-type="float" office:value="9.301788" calcext:value-type="float">
            <text:p>9.301788</text:p>
          </table:table-cell>
          <table:table-cell office:value-type="float" office:value="9.097534" calcext:value-type="float">
            <text:p>9.097534</text:p>
          </table:table-cell>
          <table:table-cell office:value-type="float" office:value="8.050995" calcext:value-type="float">
            <text:p>8.050995</text:p>
          </table:table-cell>
          <table:table-cell office:value-type="float" office:value="7.891571" calcext:value-type="float">
            <text:p>7.891571</text:p>
          </table:table-cell>
          <table:table-cell office:value-type="float" office:value="7.180023" calcext:value-type="float">
            <text:p>7.180023</text:p>
          </table:table-cell>
          <table:table-cell office:value-type="float" office:value="7.0513" calcext:value-type="float">
            <text:p>7.0513</text:p>
          </table:table-cell>
          <table:table-cell office:value-type="float" office:value="6.690613" calcext:value-type="float">
            <text:p>6.690613</text:p>
          </table:table-cell>
          <table:table-cell office:value-type="float" office:value="6.583588" calcext:value-type="float">
            <text:p>6.583588</text:p>
          </table:table-cell>
          <table:table-cell office:value-type="float" office:value="6.623779" calcext:value-type="float">
            <text:p>6.623779</text:p>
          </table:table-cell>
          <table:table-cell office:value-type="float" office:value="6.531799" calcext:value-type="float">
            <text:p>6.531799</text:p>
          </table:table-cell>
          <table:table-cell office:value-type="float" office:value="28.51224" calcext:value-type="float">
            <text:p>28.51224</text:p>
          </table:table-cell>
          <table:table-cell office:value-type="float" office:value="5.115814" calcext:value-type="float">
            <text:p>5.11581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23042007" calcext:value-type="float">
            <text:p>23042007</text:p>
          </table:table-cell>
          <table:table-cell office:value-type="float" office:value="19.17474" calcext:value-type="float">
            <text:p>19.17474</text:p>
          </table:table-cell>
          <table:table-cell office:value-type="float" office:value="12.42843" calcext:value-type="float">
            <text:p>12.42843</text:p>
          </table:table-cell>
          <table:table-cell office:value-type="float" office:value="2.957137" calcext:value-type="float">
            <text:p>2.957137</text:p>
          </table:table-cell>
          <table:table-cell office:value-type="float" office:value="0.8855537" calcext:value-type="float">
            <text:p>0.8855537</text:p>
          </table:table-cell>
          <table:table-cell office:value-type="float" office:value="0.6651666" calcext:value-type="float">
            <text:p>0.6651666</text:p>
          </table:table-cell>
          <table:table-cell office:value-type="float" office:value="385.7232" calcext:value-type="float">
            <text:p>385.7232</text:p>
          </table:table-cell>
          <table:table-cell office:value-type="float" office:value="0" calcext:value-type="float">
            <text:p>0</text:p>
          </table:table-cell>
          <table:table-cell office:value-type="float" office:value="24.54358" calcext:value-type="float">
            <text:p>24.54358</text:p>
          </table:table-cell>
          <table:table-cell office:value-type="float" office:value="4.153809" calcext:value-type="float">
            <text:p>4.153809</text:p>
          </table:table-cell>
          <table:table-cell office:value-type="float" office:value="20.45114" calcext:value-type="float">
            <text:p>20.45114</text:p>
          </table:table-cell>
          <table:table-cell office:value-type="float" office:value="6.956421" calcext:value-type="float">
            <text:p>6.956421</text:p>
          </table:table-cell>
          <table:table-cell office:value-type="float" office:value="17.8107" calcext:value-type="float">
            <text:p>17.8107</text:p>
          </table:table-cell>
          <table:table-cell office:value-type="float" office:value="9.585022" calcext:value-type="float">
            <text:p>9.585022</text:p>
          </table:table-cell>
          <table:table-cell office:value-type="float" office:value="16.05167" calcext:value-type="float">
            <text:p>16.05167</text:p>
          </table:table-cell>
          <table:table-cell office:value-type="float" office:value="11.44379" calcext:value-type="float">
            <text:p>11.44379</text:p>
          </table:table-cell>
          <table:table-cell office:value-type="float" office:value="15.30441" calcext:value-type="float">
            <text:p>15.30441</text:p>
          </table:table-cell>
          <table:table-cell office:value-type="float" office:value="12.35205" calcext:value-type="float">
            <text:p>12.35205</text:p>
          </table:table-cell>
          <table:table-cell office:value-type="float" office:value="15.10107" calcext:value-type="float">
            <text:p>15.10107</text:p>
          </table:table-cell>
          <table:table-cell office:value-type="float" office:value="13.04984" calcext:value-type="float">
            <text:p>13.04984</text:p>
          </table:table-cell>
          <table:table-cell office:value-type="float" office:value="14.38416" calcext:value-type="float">
            <text:p>14.38416</text:p>
          </table:table-cell>
          <table:table-cell office:value-type="float" office:value="13.11969" calcext:value-type="float">
            <text:p>13.11969</text:p>
          </table:table-cell>
          <table:table-cell office:value-type="float" office:value="13.15216" calcext:value-type="float">
            <text:p>13.15216</text:p>
          </table:table-cell>
          <table:table-cell office:value-type="float" office:value="12.82376" calcext:value-type="float">
            <text:p>12.82376</text:p>
          </table:table-cell>
          <table:table-cell office:value-type="float" office:value="11.36072" calcext:value-type="float">
            <text:p>11.36072</text:p>
          </table:table-cell>
          <table:table-cell office:value-type="float" office:value="11.28528" calcext:value-type="float">
            <text:p>11.28528</text:p>
          </table:table-cell>
          <table:table-cell office:value-type="float" office:value="9.481934" calcext:value-type="float">
            <text:p>9.481934</text:p>
          </table:table-cell>
          <table:table-cell office:value-type="float" office:value="9.303833" calcext:value-type="float">
            <text:p>9.303833</text:p>
          </table:table-cell>
          <table:table-cell office:value-type="float" office:value="8.213318" calcext:value-type="float">
            <text:p>8.213318</text:p>
          </table:table-cell>
          <table:table-cell office:value-type="float" office:value="8.052704" calcext:value-type="float">
            <text:p>8.052704</text:p>
          </table:table-cell>
          <table:table-cell office:value-type="float" office:value="7.313263" calcext:value-type="float">
            <text:p>7.313263</text:p>
          </table:table-cell>
          <table:table-cell office:value-type="float" office:value="7.181366" calcext:value-type="float">
            <text:p>7.181366</text:p>
          </table:table-cell>
          <table:table-cell office:value-type="float" office:value="6.800385" calcext:value-type="float">
            <text:p>6.800385</text:p>
          </table:table-cell>
          <table:table-cell office:value-type="float" office:value="6.691772" calcext:value-type="float">
            <text:p>6.691772</text:p>
          </table:table-cell>
          <table:table-cell office:value-type="float" office:value="6.717987" calcext:value-type="float">
            <text:p>6.717987</text:p>
          </table:table-cell>
          <table:table-cell office:value-type="float" office:value="6.624756" calcext:value-type="float">
            <text:p>6.624756</text:p>
          </table:table-cell>
          <table:table-cell office:value-type="float" office:value="27.24619" calcext:value-type="float">
            <text:p>27.24619</text:p>
          </table:table-cell>
          <table:table-cell office:value-type="float" office:value="1.309418" calcext:value-type="float">
            <text:p>1.309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24042007" calcext:value-type="float">
            <text:p>24042007</text:p>
          </table:table-cell>
          <table:table-cell office:value-type="float" office:value="22.68005" calcext:value-type="float">
            <text:p>22.68005</text:p>
          </table:table-cell>
          <table:table-cell office:value-type="float" office:value="22.42843" calcext:value-type="float">
            <text:p>22.42843</text:p>
          </table:table-cell>
          <table:table-cell office:value-type="float" office:value="1.51468" calcext:value-type="float">
            <text:p>1.51468</text:p>
          </table:table-cell>
          <table:table-cell office:value-type="float" office:value="1.165348" calcext:value-type="float">
            <text:p>1.165348</text:p>
          </table:table-cell>
          <table:table-cell office:value-type="float" office:value="0.6006963" calcext:value-type="float">
            <text:p>0.6006963</text:p>
          </table:table-cell>
          <table:table-cell office:value-type="float" office:value="384.1536" calcext:value-type="float">
            <text:p>384.1536</text:p>
          </table:table-cell>
          <table:table-cell office:value-type="float" office:value="0" calcext:value-type="float">
            <text:p>0</text:p>
          </table:table-cell>
          <table:table-cell office:value-type="float" office:value="30.47623" calcext:value-type="float">
            <text:p>30.47623</text:p>
          </table:table-cell>
          <table:table-cell office:value-type="float" office:value="2.407684" calcext:value-type="float">
            <text:p>2.407684</text:p>
          </table:table-cell>
          <table:table-cell office:value-type="float" office:value="23.90732" calcext:value-type="float">
            <text:p>23.90732</text:p>
          </table:table-cell>
          <table:table-cell office:value-type="float" office:value="5.37265" calcext:value-type="float">
            <text:p>5.37265</text:p>
          </table:table-cell>
          <table:table-cell office:value-type="float" office:value="20.06998" calcext:value-type="float">
            <text:p>20.06998</text:p>
          </table:table-cell>
          <table:table-cell office:value-type="float" office:value="7.790466" calcext:value-type="float">
            <text:p>7.790466</text:p>
          </table:table-cell>
          <table:table-cell office:value-type="float" office:value="17.36584" calcext:value-type="float">
            <text:p>17.36584</text:p>
          </table:table-cell>
          <table:table-cell office:value-type="float" office:value="9.811066" calcext:value-type="float">
            <text:p>9.811066</text:p>
          </table:table-cell>
          <table:table-cell office:value-type="float" office:value="15.85501" calcext:value-type="float">
            <text:p>15.85501</text:p>
          </table:table-cell>
          <table:table-cell office:value-type="float" office:value="10.91589" calcext:value-type="float">
            <text:p>10.91589</text:p>
          </table:table-cell>
          <table:table-cell office:value-type="float" office:value="14.52319" calcext:value-type="float">
            <text:p>14.52319</text:p>
          </table:table-cell>
          <table:table-cell office:value-type="float" office:value="11.89719" calcext:value-type="float">
            <text:p>11.89719</text:p>
          </table:table-cell>
          <table:table-cell office:value-type="float" office:value="13.65805" calcext:value-type="float">
            <text:p>13.65805</text:p>
          </table:table-cell>
          <table:table-cell office:value-type="float" office:value="12.25998" calcext:value-type="float">
            <text:p>12.25998</text:p>
          </table:table-cell>
          <table:table-cell office:value-type="float" office:value="12.82333" calcext:value-type="float">
            <text:p>12.82333</text:p>
          </table:table-cell>
          <table:table-cell office:value-type="float" office:value="12.37567" calcext:value-type="float">
            <text:p>12.37567</text:p>
          </table:table-cell>
          <table:table-cell office:value-type="float" office:value="11.36279" calcext:value-type="float">
            <text:p>11.36279</text:p>
          </table:table-cell>
          <table:table-cell office:value-type="float" office:value="11.29807" calcext:value-type="float">
            <text:p>11.29807</text:p>
          </table:table-cell>
          <table:table-cell office:value-type="float" office:value="9.61618" calcext:value-type="float">
            <text:p>9.61618</text:p>
          </table:table-cell>
          <table:table-cell office:value-type="float" office:value="9.483582" calcext:value-type="float">
            <text:p>9.483582</text:p>
          </table:table-cell>
          <table:table-cell office:value-type="float" office:value="8.365204" calcext:value-type="float">
            <text:p>8.365204</text:p>
          </table:table-cell>
          <table:table-cell office:value-type="float" office:value="8.214996" calcext:value-type="float">
            <text:p>8.214996</text:p>
          </table:table-cell>
          <table:table-cell office:value-type="float" office:value="7.448181" calcext:value-type="float">
            <text:p>7.448181</text:p>
          </table:table-cell>
          <table:table-cell office:value-type="float" office:value="7.314667" calcext:value-type="float">
            <text:p>7.314667</text:p>
          </table:table-cell>
          <table:table-cell office:value-type="float" office:value="6.912079" calcext:value-type="float">
            <text:p>6.912079</text:p>
          </table:table-cell>
          <table:table-cell office:value-type="float" office:value="6.801483" calcext:value-type="float">
            <text:p>6.801483</text:p>
          </table:table-cell>
          <table:table-cell office:value-type="float" office:value="6.814331" calcext:value-type="float">
            <text:p>6.814331</text:p>
          </table:table-cell>
          <table:table-cell office:value-type="float" office:value="6.718994" calcext:value-type="float">
            <text:p>6.718994</text:p>
          </table:table-cell>
          <table:table-cell office:value-type="float" office:value="33.65146" calcext:value-type="float">
            <text:p>33.65146</text:p>
          </table:table-cell>
          <table:table-cell office:value-type="float" office:value="-0.4090576" calcext:value-type="float">
            <text:p>-0.40905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25042007" calcext:value-type="float">
            <text:p>25042007</text:p>
          </table:table-cell>
          <table:table-cell office:value-type="float" office:value="26.54028" calcext:value-type="float">
            <text:p>26.54028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3.023854" calcext:value-type="float">
            <text:p>3.023854</text:p>
          </table:table-cell>
          <table:table-cell office:value-type="float" office:value="1.302336" calcext:value-type="float">
            <text:p>1.302336</text:p>
          </table:table-cell>
          <table:table-cell office:value-type="float" office:value="0.6682951" calcext:value-type="float">
            <text:p>0.6682951</text:p>
          </table:table-cell>
          <table:table-cell office:value-type="float" office:value="382.655" calcext:value-type="float">
            <text:p>382.655</text:p>
          </table:table-cell>
          <table:table-cell office:value-type="float" office:value="0" calcext:value-type="float">
            <text:p>0</text:p>
          </table:table-cell>
          <table:table-cell office:value-type="float" office:value="48.96335" calcext:value-type="float">
            <text:p>48.96335</text:p>
          </table:table-cell>
          <table:table-cell office:value-type="float" office:value="4.272705" calcext:value-type="float">
            <text:p>4.272705</text:p>
          </table:table-cell>
          <table:table-cell office:value-type="float" office:value="33.8689" calcext:value-type="float">
            <text:p>33.8689</text:p>
          </table:table-cell>
          <table:table-cell office:value-type="float" office:value="8.253815" calcext:value-type="float">
            <text:p>8.253815</text:p>
          </table:table-cell>
          <table:table-cell office:value-type="float" office:value="27.48425" calcext:value-type="float">
            <text:p>27.48425</text:p>
          </table:table-cell>
          <table:table-cell office:value-type="float" office:value="10.21448" calcext:value-type="float">
            <text:p>10.21448</text:p>
          </table:table-cell>
          <table:table-cell office:value-type="float" office:value="22.68747" calcext:value-type="float">
            <text:p>22.68747</text:p>
          </table:table-cell>
          <table:table-cell office:value-type="float" office:value="11.69684" calcext:value-type="float">
            <text:p>11.69684</text:p>
          </table:table-cell>
          <table:table-cell office:value-type="float" office:value="19.90817" calcext:value-type="float">
            <text:p>19.90817</text:p>
          </table:table-cell>
          <table:table-cell office:value-type="float" office:value="12.39432" calcext:value-type="float">
            <text:p>12.39432</text:p>
          </table:table-cell>
          <table:table-cell office:value-type="float" office:value="17.37173" calcext:value-type="float">
            <text:p>17.37173</text:p>
          </table:table-cell>
          <table:table-cell office:value-type="float" office:value="12.91818" calcext:value-type="float">
            <text:p>12.91818</text:p>
          </table:table-cell>
          <table:table-cell office:value-type="float" office:value="15.48145" calcext:value-type="float">
            <text:p>15.48145</text:p>
          </table:table-cell>
          <table:table-cell office:value-type="float" office:value="12.8764" calcext:value-type="float">
            <text:p>12.8764</text:p>
          </table:table-cell>
          <table:table-cell office:value-type="float" office:value="12.95331" calcext:value-type="float">
            <text:p>12.95331</text:p>
          </table:table-cell>
          <table:table-cell office:value-type="float" office:value="12.48383" calcext:value-type="float">
            <text:p>12.48383</text:p>
          </table:table-cell>
          <table:table-cell office:value-type="float" office:value="11.32037" calcext:value-type="float">
            <text:p>11.32037</text:p>
          </table:table-cell>
          <table:table-cell office:value-type="float" office:value="11.29434" calcext:value-type="float">
            <text:p>11.29434</text:p>
          </table:table-cell>
          <table:table-cell office:value-type="float" office:value="9.714111" calcext:value-type="float">
            <text:p>9.714111</text:p>
          </table:table-cell>
          <table:table-cell office:value-type="float" office:value="9.617279" calcext:value-type="float">
            <text:p>9.617279</text:p>
          </table:table-cell>
          <table:table-cell office:value-type="float" office:value="8.499512" calcext:value-type="float">
            <text:p>8.499512</text:p>
          </table:table-cell>
          <table:table-cell office:value-type="float" office:value="8.366699" calcext:value-type="float">
            <text:p>8.366699</text:p>
          </table:table-cell>
          <table:table-cell office:value-type="float" office:value="7.579987" calcext:value-type="float">
            <text:p>7.579987</text:p>
          </table:table-cell>
          <table:table-cell office:value-type="float" office:value="7.449585" calcext:value-type="float">
            <text:p>7.449585</text:p>
          </table:table-cell>
          <table:table-cell office:value-type="float" office:value="7.025299" calcext:value-type="float">
            <text:p>7.025299</text:p>
          </table:table-cell>
          <table:table-cell office:value-type="float" office:value="6.913269" calcext:value-type="float">
            <text:p>6.913269</text:p>
          </table:table-cell>
          <table:table-cell office:value-type="float" office:value="6.912537" calcext:value-type="float">
            <text:p>6.912537</text:p>
          </table:table-cell>
          <table:table-cell office:value-type="float" office:value="6.815369" calcext:value-type="float">
            <text:p>6.815369</text:p>
          </table:table-cell>
          <table:table-cell office:value-type="float" office:value="57.48624" calcext:value-type="float">
            <text:p>57.48624</text:p>
          </table:table-cell>
          <table:table-cell office:value-type="float" office:value="0.4387207" calcext:value-type="float">
            <text:p>0.43872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26042007" calcext:value-type="float">
            <text:p>26042007</text:p>
          </table:table-cell>
          <table:table-cell office:value-type="float" office:value="26.00828" calcext:value-type="float">
            <text:p>26.00828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7.523576" calcext:value-type="float">
            <text:p>7.523576</text:p>
          </table:table-cell>
          <table:table-cell office:value-type="float" office:value="1.552027" calcext:value-type="float">
            <text:p>1.552027</text:p>
          </table:table-cell>
          <table:table-cell office:value-type="float" office:value="0.8848657" calcext:value-type="float">
            <text:p>0.8848657</text:p>
          </table:table-cell>
          <table:table-cell office:value-type="float" office:value="376.0351" calcext:value-type="float">
            <text:p>376.0351</text:p>
          </table:table-cell>
          <table:table-cell office:value-type="float" office:value="0" calcext:value-type="float">
            <text:p>0</text:p>
          </table:table-cell>
          <table:table-cell office:value-type="float" office:value="52.46033" calcext:value-type="float">
            <text:p>52.46033</text:p>
          </table:table-cell>
          <table:table-cell office:value-type="float" office:value="9.517761" calcext:value-type="float">
            <text:p>9.517761</text:p>
          </table:table-cell>
          <table:table-cell office:value-type="float" office:value="37.51764" calcext:value-type="float">
            <text:p>37.51764</text:p>
          </table:table-cell>
          <table:table-cell office:value-type="float" office:value="13.20889" calcext:value-type="float">
            <text:p>13.20889</text:p>
          </table:table-cell>
          <table:table-cell office:value-type="float" office:value="31.02319" calcext:value-type="float">
            <text:p>31.02319</text:p>
          </table:table-cell>
          <table:table-cell office:value-type="float" office:value="14.75607" calcext:value-type="float">
            <text:p>14.75607</text:p>
          </table:table-cell>
          <table:table-cell office:value-type="float" office:value="25.9494" calcext:value-type="float">
            <text:p>25.9494</text:p>
          </table:table-cell>
          <table:table-cell office:value-type="float" office:value="15.67587" calcext:value-type="float">
            <text:p>15.67587</text:p>
          </table:table-cell>
          <table:table-cell office:value-type="float" office:value="22.88458" calcext:value-type="float">
            <text:p>22.88458</text:p>
          </table:table-cell>
          <table:table-cell office:value-type="float" office:value="15.87521" calcext:value-type="float">
            <text:p>15.87521</text:p>
          </table:table-cell>
          <table:table-cell office:value-type="float" office:value="19.92926" calcext:value-type="float">
            <text:p>19.92926</text:p>
          </table:table-cell>
          <table:table-cell office:value-type="float" office:value="15.75476" calcext:value-type="float">
            <text:p>15.75476</text:p>
          </table:table-cell>
          <table:table-cell office:value-type="float" office:value="17.55234" calcext:value-type="float">
            <text:p>17.55234</text:p>
          </table:table-cell>
          <table:table-cell office:value-type="float" office:value="14.98965" calcext:value-type="float">
            <text:p>14.98965</text:p>
          </table:table-cell>
          <table:table-cell office:value-type="float" office:value="14.21594" calcext:value-type="float">
            <text:p>14.21594</text:p>
          </table:table-cell>
          <table:table-cell office:value-type="float" office:value="12.97272" calcext:value-type="float">
            <text:p>12.97272</text:p>
          </table:table-cell>
          <table:table-cell office:value-type="float" office:value="11.67334" calcext:value-type="float">
            <text:p>11.67334</text:p>
          </table:table-cell>
          <table:table-cell office:value-type="float" office:value="11.32236" calcext:value-type="float">
            <text:p>11.32236</text:p>
          </table:table-cell>
          <table:table-cell office:value-type="float" office:value="9.84079" calcext:value-type="float">
            <text:p>9.84079</text:p>
          </table:table-cell>
          <table:table-cell office:value-type="float" office:value="9.715088" calcext:value-type="float">
            <text:p>9.715088</text:p>
          </table:table-cell>
          <table:table-cell office:value-type="float" office:value="8.624725" calcext:value-type="float">
            <text:p>8.624725</text:p>
          </table:table-cell>
          <table:table-cell office:value-type="float" office:value="8.500824" calcext:value-type="float">
            <text:p>8.500824</text:p>
          </table:table-cell>
          <table:table-cell office:value-type="float" office:value="7.706604" calcext:value-type="float">
            <text:p>7.706604</text:p>
          </table:table-cell>
          <table:table-cell office:value-type="float" office:value="7.581329" calcext:value-type="float">
            <text:p>7.581329</text:p>
          </table:table-cell>
          <table:table-cell office:value-type="float" office:value="7.136139" calcext:value-type="float">
            <text:p>7.136139</text:p>
          </table:table-cell>
          <table:table-cell office:value-type="float" office:value="7.026489" calcext:value-type="float">
            <text:p>7.026489</text:p>
          </table:table-cell>
          <table:table-cell office:value-type="float" office:value="7.012726" calcext:value-type="float">
            <text:p>7.012726</text:p>
          </table:table-cell>
          <table:table-cell office:value-type="float" office:value="6.913544" calcext:value-type="float">
            <text:p>6.913544</text:p>
          </table:table-cell>
          <table:table-cell office:value-type="float" office:value="60.77466" calcext:value-type="float">
            <text:p>60.77466</text:p>
          </table:table-cell>
          <table:table-cell office:value-type="float" office:value="5.496307" calcext:value-type="float">
            <text:p>5.4963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27042007" calcext:value-type="float">
            <text:p>27042007</text:p>
          </table:table-cell>
          <table:table-cell office:value-type="float" office:value="24.84859" calcext:value-type="float">
            <text:p>24.84859</text:p>
          </table:table-cell>
          <table:table-cell office:value-type="float" office:value="30.20621" calcext:value-type="float">
            <text:p>30.20621</text:p>
          </table:table-cell>
          <table:table-cell office:value-type="float" office:value="12.49856" calcext:value-type="float">
            <text:p>12.49856</text:p>
          </table:table-cell>
          <table:table-cell office:value-type="float" office:value="1.606697" calcext:value-type="float">
            <text:p>1.606697</text:p>
          </table:table-cell>
          <table:table-cell office:value-type="float" office:value="1.150484" calcext:value-type="float">
            <text:p>1.150484</text:p>
          </table:table-cell>
          <table:table-cell office:value-type="float" office:value="369.792" calcext:value-type="float">
            <text:p>369.792</text:p>
          </table:table-cell>
          <table:table-cell office:value-type="float" office:value="0" calcext:value-type="float">
            <text:p>0</text:p>
          </table:table-cell>
          <table:table-cell office:value-type="float" office:value="52.1673" calcext:value-type="float">
            <text:p>52.1673</text:p>
          </table:table-cell>
          <table:table-cell office:value-type="float" office:value="14.09122" calcext:value-type="float">
            <text:p>14.09122</text:p>
          </table:table-cell>
          <table:table-cell office:value-type="float" office:value="38.58798" calcext:value-type="float">
            <text:p>38.58798</text:p>
          </table:table-cell>
          <table:table-cell office:value-type="float" office:value="17.17621" calcext:value-type="float">
            <text:p>17.17621</text:p>
          </table:table-cell>
          <table:table-cell office:value-type="float" office:value="32.57306" calcext:value-type="float">
            <text:p>32.57306</text:p>
          </table:table-cell>
          <table:table-cell office:value-type="float" office:value="18.38559" calcext:value-type="float">
            <text:p>18.38559</text:p>
          </table:table-cell>
          <table:table-cell office:value-type="float" office:value="27.74701" calcext:value-type="float">
            <text:p>27.74701</text:p>
          </table:table-cell>
          <table:table-cell office:value-type="float" office:value="18.89789" calcext:value-type="float">
            <text:p>18.89789</text:p>
          </table:table-cell>
          <table:table-cell office:value-type="float" office:value="24.75571" calcext:value-type="float">
            <text:p>24.75571</text:p>
          </table:table-cell>
          <table:table-cell office:value-type="float" office:value="18.7872" calcext:value-type="float">
            <text:p>18.7872</text:p>
          </table:table-cell>
          <table:table-cell office:value-type="float" office:value="21.75925" calcext:value-type="float">
            <text:p>21.75925</text:p>
          </table:table-cell>
          <table:table-cell office:value-type="float" office:value="18.27103" calcext:value-type="float">
            <text:p>18.27103</text:p>
          </table:table-cell>
          <table:table-cell office:value-type="float" office:value="19.2695" calcext:value-type="float">
            <text:p>19.2695</text:p>
          </table:table-cell>
          <table:table-cell office:value-type="float" office:value="17.07541" calcext:value-type="float">
            <text:p>17.07541</text:p>
          </table:table-cell>
          <table:table-cell office:value-type="float" office:value="15.63586" calcext:value-type="float">
            <text:p>15.63586</text:p>
          </table:table-cell>
          <table:table-cell office:value-type="float" office:value="14.23904" calcext:value-type="float">
            <text:p>14.23904</text:p>
          </table:table-cell>
          <table:table-cell office:value-type="float" office:value="12.31171" calcext:value-type="float">
            <text:p>12.31171</text:p>
          </table:table-cell>
          <table:table-cell office:value-type="float" office:value="11.67889" calcext:value-type="float">
            <text:p>11.67889</text:p>
          </table:table-cell>
          <table:table-cell office:value-type="float" office:value="10.0549" calcext:value-type="float">
            <text:p>10.0549</text:p>
          </table:table-cell>
          <table:table-cell office:value-type="float" office:value="9.842468" calcext:value-type="float">
            <text:p>9.842468</text:p>
          </table:table-cell>
          <table:table-cell office:value-type="float" office:value="8.763397" calcext:value-type="float">
            <text:p>8.763397</text:p>
          </table:table-cell>
          <table:table-cell office:value-type="float" office:value="8.626068" calcext:value-type="float">
            <text:p>8.626068</text:p>
          </table:table-cell>
          <table:table-cell office:value-type="float" office:value="7.828705" calcext:value-type="float">
            <text:p>7.828705</text:p>
          </table:table-cell>
          <table:table-cell office:value-type="float" office:value="7.707886" calcext:value-type="float">
            <text:p>7.707886</text:p>
          </table:table-cell>
          <table:table-cell office:value-type="float" office:value="7.25058" calcext:value-type="float">
            <text:p>7.25058</text:p>
          </table:table-cell>
          <table:table-cell office:value-type="float" office:value="7.13736" calcext:value-type="float">
            <text:p>7.13736</text:p>
          </table:table-cell>
          <table:table-cell office:value-type="float" office:value="7.115387" calcext:value-type="float">
            <text:p>7.115387</text:p>
          </table:table-cell>
          <table:table-cell office:value-type="float" office:value="7.013794" calcext:value-type="float">
            <text:p>7.013794</text:p>
          </table:table-cell>
          <table:table-cell office:value-type="float" office:value="59.65628" calcext:value-type="float">
            <text:p>59.65628</text:p>
          </table:table-cell>
          <table:table-cell office:value-type="float" office:value="10.56558" calcext:value-type="float">
            <text:p>10.565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8042007" calcext:value-type="float">
            <text:p>28042007</text:p>
          </table:table-cell>
          <table:table-cell office:value-type="float" office:value="23.30802" calcext:value-type="float">
            <text:p>23.3080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3.98271" calcext:value-type="float">
            <text:p>13.98271</text:p>
          </table:table-cell>
          <table:table-cell office:value-type="float" office:value="1.576791" calcext:value-type="float">
            <text:p>1.576791</text:p>
          </table:table-cell>
          <table:table-cell office:value-type="float" office:value="1.237693" calcext:value-type="float">
            <text:p>1.237693</text:p>
          </table:table-cell>
          <table:table-cell office:value-type="float" office:value="376.0615" calcext:value-type="float">
            <text:p>376.0615</text:p>
          </table:table-cell>
          <table:table-cell office:value-type="float" office:value="0" calcext:value-type="float">
            <text:p>0</text:p>
          </table:table-cell>
          <table:table-cell office:value-type="float" office:value="49.94366" calcext:value-type="float">
            <text:p>49.94366</text:p>
          </table:table-cell>
          <table:table-cell office:value-type="float" office:value="15.71506" calcext:value-type="float">
            <text:p>15.71506</text:p>
          </table:table-cell>
          <table:table-cell office:value-type="float" office:value="37.90027" calcext:value-type="float">
            <text:p>37.90027</text:p>
          </table:table-cell>
          <table:table-cell office:value-type="float" office:value="18.81192" calcext:value-type="float">
            <text:p>18.81192</text:p>
          </table:table-cell>
          <table:table-cell office:value-type="float" office:value="32.53754" calcext:value-type="float">
            <text:p>32.53754</text:p>
          </table:table-cell>
          <table:table-cell office:value-type="float" office:value="20.08859" calcext:value-type="float">
            <text:p>20.08859</text:p>
          </table:table-cell>
          <table:table-cell office:value-type="float" office:value="28.19626" calcext:value-type="float">
            <text:p>28.19626</text:p>
          </table:table-cell>
          <table:table-cell office:value-type="float" office:value="20.5871" calcext:value-type="float">
            <text:p>20.5871</text:p>
          </table:table-cell>
          <table:table-cell office:value-type="float" office:value="25.47449" calcext:value-type="float">
            <text:p>25.47449</text:p>
          </table:table-cell>
          <table:table-cell office:value-type="float" office:value="20.45227" calcext:value-type="float">
            <text:p>20.45227</text:p>
          </table:table-cell>
          <table:table-cell office:value-type="float" office:value="22.68143" calcext:value-type="float">
            <text:p>22.68143</text:p>
          </table:table-cell>
          <table:table-cell office:value-type="float" office:value="19.88489" calcext:value-type="float">
            <text:p>19.88489</text:p>
          </table:table-cell>
          <table:table-cell office:value-type="float" office:value="20.33124" calcext:value-type="float">
            <text:p>20.33124</text:p>
          </table:table-cell>
          <table:table-cell office:value-type="float" office:value="18.59595" calcext:value-type="float">
            <text:p>18.59595</text:p>
          </table:table-cell>
          <table:table-cell office:value-type="float" office:value="16.82306" calcext:value-type="float">
            <text:p>16.82306</text:p>
          </table:table-cell>
          <table:table-cell office:value-type="float" office:value="15.65741" calcext:value-type="float">
            <text:p>15.65741</text:p>
          </table:table-cell>
          <table:table-cell office:value-type="float" office:value="13.0733" calcext:value-type="float">
            <text:p>13.0733</text:p>
          </table:table-cell>
          <table:table-cell office:value-type="float" office:value="12.31946" calcext:value-type="float">
            <text:p>12.31946</text:p>
          </table:table-cell>
          <table:table-cell office:value-type="float" office:value="10.36685" calcext:value-type="float">
            <text:p>10.36685</text:p>
          </table:table-cell>
          <table:table-cell office:value-type="float" office:value="10.05765" calcext:value-type="float">
            <text:p>10.05765</text:p>
          </table:table-cell>
          <table:table-cell office:value-type="float" office:value="8.936981" calcext:value-type="float">
            <text:p>8.936981</text:p>
          </table:table-cell>
          <table:table-cell office:value-type="float" office:value="8.765015" calcext:value-type="float">
            <text:p>8.765015</text:p>
          </table:table-cell>
          <table:table-cell office:value-type="float" office:value="7.957581" calcext:value-type="float">
            <text:p>7.957581</text:p>
          </table:table-cell>
          <table:table-cell office:value-type="float" office:value="7.829987" calcext:value-type="float">
            <text:p>7.829987</text:p>
          </table:table-cell>
          <table:table-cell office:value-type="float" office:value="7.36441" calcext:value-type="float">
            <text:p>7.36441</text:p>
          </table:table-cell>
          <table:table-cell office:value-type="float" office:value="7.251801" calcext:value-type="float">
            <text:p>7.251801</text:p>
          </table:table-cell>
          <table:table-cell office:value-type="float" office:value="7.218109" calcext:value-type="float">
            <text:p>7.218109</text:p>
          </table:table-cell>
          <table:table-cell office:value-type="float" office:value="7.116455" calcext:value-type="float">
            <text:p>7.116455</text:p>
          </table:table-cell>
          <table:table-cell office:value-type="float" office:value="56.57703" calcext:value-type="float">
            <text:p>56.57703</text:p>
          </table:table-cell>
          <table:table-cell office:value-type="float" office:value="12.20694" calcext:value-type="float">
            <text:p>12.206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29042007" calcext:value-type="float">
            <text:p>29042007</text:p>
          </table:table-cell>
          <table:table-cell office:value-type="float" office:value="21.29994" calcext:value-type="float">
            <text:p>21.29994</text:p>
          </table:table-cell>
          <table:table-cell office:value-type="float" office:value="27.42843" calcext:value-type="float">
            <text:p>27.42843</text:p>
          </table:table-cell>
          <table:table-cell office:value-type="float" office:value="14.97215" calcext:value-type="float">
            <text:p>14.97215</text:p>
          </table:table-cell>
          <table:table-cell office:value-type="float" office:value="1.546603" calcext:value-type="float">
            <text:p>1.546603</text:p>
          </table:table-cell>
          <table:table-cell office:value-type="float" office:value="1.300396" calcext:value-type="float">
            <text:p>1.300396</text:p>
          </table:table-cell>
          <table:table-cell office:value-type="float" office:value="374.6884" calcext:value-type="float">
            <text:p>374.6884</text:p>
          </table:table-cell>
          <table:table-cell office:value-type="float" office:value="0.254" calcext:value-type="float">
            <text:p>0.254</text:p>
          </table:table-cell>
          <table:table-cell office:value-type="float" office:value="47.51663" calcext:value-type="float">
            <text:p>47.51663</text:p>
          </table:table-cell>
          <table:table-cell office:value-type="float" office:value="16.43179" calcext:value-type="float">
            <text:p>16.43179</text:p>
          </table:table-cell>
          <table:table-cell office:value-type="float" office:value="36.71436" calcext:value-type="float">
            <text:p>36.71436</text:p>
          </table:table-cell>
          <table:table-cell office:value-type="float" office:value="19.47171" calcext:value-type="float">
            <text:p>19.47171</text:p>
          </table:table-cell>
          <table:table-cell office:value-type="float" office:value="31.89969" calcext:value-type="float">
            <text:p>31.89969</text:p>
          </table:table-cell>
          <table:table-cell office:value-type="float" office:value="20.7338" calcext:value-type="float">
            <text:p>20.7338</text:p>
          </table:table-cell>
          <table:table-cell office:value-type="float" office:value="28.00937" calcext:value-type="float">
            <text:p>28.00937</text:p>
          </table:table-cell>
          <table:table-cell office:value-type="float" office:value="21.26953" calcext:value-type="float">
            <text:p>21.26953</text:p>
          </table:table-cell>
          <table:table-cell office:value-type="float" office:value="25.5704" calcext:value-type="float">
            <text:p>25.5704</text:p>
          </table:table-cell>
          <table:table-cell office:value-type="float" office:value="21.19214" calcext:value-type="float">
            <text:p>21.19214</text:p>
          </table:table-cell>
          <table:table-cell office:value-type="float" office:value="23.04446" calcext:value-type="float">
            <text:p>23.04446</text:p>
          </table:table-cell>
          <table:table-cell office:value-type="float" office:value="20.69467" calcext:value-type="float">
            <text:p>20.69467</text:p>
          </table:table-cell>
          <table:table-cell office:value-type="float" office:value="20.89932" calcext:value-type="float">
            <text:p>20.89932</text:p>
          </table:table-cell>
          <table:table-cell office:value-type="float" office:value="19.48602" calcext:value-type="float">
            <text:p>19.48602</text:p>
          </table:table-cell>
          <table:table-cell office:value-type="float" office:value="17.66431" calcext:value-type="float">
            <text:p>17.66431</text:p>
          </table:table-cell>
          <table:table-cell office:value-type="float" office:value="16.84033" calcext:value-type="float">
            <text:p>16.84033</text:p>
          </table:table-cell>
          <table:table-cell office:value-type="float" office:value="13.8078" calcext:value-type="float">
            <text:p>13.8078</text:p>
          </table:table-cell>
          <table:table-cell office:value-type="float" office:value="13.08139" calcext:value-type="float">
            <text:p>13.08139</text:p>
          </table:table-cell>
          <table:table-cell office:value-type="float" office:value="10.74954" calcext:value-type="float">
            <text:p>10.74954</text:p>
          </table:table-cell>
          <table:table-cell office:value-type="float" office:value="10.37051" calcext:value-type="float">
            <text:p>10.37051</text:p>
          </table:table-cell>
          <table:table-cell office:value-type="float" office:value="9.152527" calcext:value-type="float">
            <text:p>9.152527</text:p>
          </table:table-cell>
          <table:table-cell office:value-type="float" office:value="8.938995" calcext:value-type="float">
            <text:p>8.938995</text:p>
          </table:table-cell>
          <table:table-cell office:value-type="float" office:value="8.100067" calcext:value-type="float">
            <text:p>8.100067</text:p>
          </table:table-cell>
          <table:table-cell office:value-type="float" office:value="7.958984" calcext:value-type="float">
            <text:p>7.958984</text:p>
          </table:table-cell>
          <table:table-cell office:value-type="float" office:value="7.480072" calcext:value-type="float">
            <text:p>7.480072</text:p>
          </table:table-cell>
          <table:table-cell office:value-type="float" office:value="7.365601" calcext:value-type="float">
            <text:p>7.365601</text:p>
          </table:table-cell>
          <table:table-cell office:value-type="float" office:value="7.321136" calcext:value-type="float">
            <text:p>7.321136</text:p>
          </table:table-cell>
          <table:table-cell office:value-type="float" office:value="7.219177" calcext:value-type="float">
            <text:p>7.219177</text:p>
          </table:table-cell>
          <table:table-cell office:value-type="float" office:value="53.37201" calcext:value-type="float">
            <text:p>53.37201</text:p>
          </table:table-cell>
          <table:table-cell office:value-type="float" office:value="13.15332" calcext:value-type="float">
            <text:p>13.153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0042007" calcext:value-type="float">
            <text:p>30042007</text:p>
          </table:table-cell>
          <table:table-cell office:value-type="float" office:value="19.2966" calcext:value-type="float">
            <text:p>19.2966</text:p>
          </table:table-cell>
          <table:table-cell office:value-type="float" office:value="24.65066" calcext:value-type="float">
            <text:p>24.65066</text:p>
          </table:table-cell>
          <table:table-cell office:value-type="float" office:value="15.95325" calcext:value-type="float">
            <text:p>15.95325</text:p>
          </table:table-cell>
          <table:table-cell office:value-type="float" office:value="1.520167" calcext:value-type="float">
            <text:p>1.520167</text:p>
          </table:table-cell>
          <table:table-cell office:value-type="float" office:value="1.255864" calcext:value-type="float">
            <text:p>1.255864</text:p>
          </table:table-cell>
          <table:table-cell office:value-type="float" office:value="368.2663" calcext:value-type="float">
            <text:p>368.2663</text:p>
          </table:table-cell>
          <table:table-cell office:value-type="float" office:value="1.3335" calcext:value-type="float">
            <text:p>1.3335</text:p>
          </table:table-cell>
          <table:table-cell office:value-type="float" office:value="43.09494" calcext:value-type="float">
            <text:p>43.09494</text:p>
          </table:table-cell>
          <table:table-cell office:value-type="float" office:value="15.51028" calcext:value-type="float">
            <text:p>15.51028</text:p>
          </table:table-cell>
          <table:table-cell office:value-type="float" office:value="33.43735" calcext:value-type="float">
            <text:p>33.43735</text:p>
          </table:table-cell>
          <table:table-cell office:value-type="float" office:value="18.43469" calcext:value-type="float">
            <text:p>18.43469</text:p>
          </table:table-cell>
          <table:table-cell office:value-type="float" office:value="29.37585" calcext:value-type="float">
            <text:p>29.37585</text:p>
          </table:table-cell>
          <table:table-cell office:value-type="float" office:value="20.05148" calcext:value-type="float">
            <text:p>20.05148</text:p>
          </table:table-cell>
          <table:table-cell office:value-type="float" office:value="26.25497" calcext:value-type="float">
            <text:p>26.25497</text:p>
          </table:table-cell>
          <table:table-cell office:value-type="float" office:value="20.89389" calcext:value-type="float">
            <text:p>20.89389</text:p>
          </table:table-cell>
          <table:table-cell office:value-type="float" office:value="24.33957" calcext:value-type="float">
            <text:p>24.33957</text:p>
          </table:table-cell>
          <table:table-cell office:value-type="float" office:value="21.02353" calcext:value-type="float">
            <text:p>21.02353</text:p>
          </table:table-cell>
          <table:table-cell office:value-type="float" office:value="22.93613" calcext:value-type="float">
            <text:p>22.93613</text:p>
          </table:table-cell>
          <table:table-cell office:value-type="float" office:value="20.72531" calcext:value-type="float">
            <text:p>20.72531</text:p>
          </table:table-cell>
          <table:table-cell office:value-type="float" office:value="20.91498" calcext:value-type="float">
            <text:p>20.91498</text:p>
          </table:table-cell>
          <table:table-cell office:value-type="float" office:value="19.75455" calcext:value-type="float">
            <text:p>19.75455</text:p>
          </table:table-cell>
          <table:table-cell office:value-type="float" office:value="18.05652" calcext:value-type="float">
            <text:p>18.05652</text:p>
          </table:table-cell>
          <table:table-cell office:value-type="float" office:value="17.67767" calcext:value-type="float">
            <text:p>17.67767</text:p>
          </table:table-cell>
          <table:table-cell office:value-type="float" office:value="14.42465" calcext:value-type="float">
            <text:p>14.42465</text:p>
          </table:table-cell>
          <table:table-cell office:value-type="float" office:value="13.81509" calcext:value-type="float">
            <text:p>13.81509</text:p>
          </table:table-cell>
          <table:table-cell office:value-type="float" office:value="11.16296" calcext:value-type="float">
            <text:p>11.16296</text:p>
          </table:table-cell>
          <table:table-cell office:value-type="float" office:value="10.75372" calcext:value-type="float">
            <text:p>10.75372</text:p>
          </table:table-cell>
          <table:table-cell office:value-type="float" office:value="9.403839" calcext:value-type="float">
            <text:p>9.403839</text:p>
          </table:table-cell>
          <table:table-cell office:value-type="float" office:value="9.154968" calcext:value-type="float">
            <text:p>9.154968</text:p>
          </table:table-cell>
          <table:table-cell office:value-type="float" office:value="8.259827" calcext:value-type="float">
            <text:p>8.259827</text:p>
          </table:table-cell>
          <table:table-cell office:value-type="float" office:value="8.101654" calcext:value-type="float">
            <text:p>8.101654</text:p>
          </table:table-cell>
          <table:table-cell office:value-type="float" office:value="7.600525" calcext:value-type="float">
            <text:p>7.600525</text:p>
          </table:table-cell>
          <table:table-cell office:value-type="float" office:value="7.481323" calcext:value-type="float">
            <text:p>7.481323</text:p>
          </table:table-cell>
          <table:table-cell office:value-type="float" office:value="7.425446" calcext:value-type="float">
            <text:p>7.425446</text:p>
          </table:table-cell>
          <table:table-cell office:value-type="float" office:value="7.322235" calcext:value-type="float">
            <text:p>7.322235</text:p>
          </table:table-cell>
          <table:table-cell office:value-type="float" office:value="48.97253" calcext:value-type="float">
            <text:p>48.97253</text:p>
          </table:table-cell>
          <table:table-cell office:value-type="float" office:value="13.39706" calcext:value-type="float">
            <text:p>13.397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052007" calcext:value-type="float">
            <text:p>1052007</text:p>
          </table:table-cell>
          <table:table-cell office:value-type="float" office:value="16.30518" calcext:value-type="float">
            <text:p>16.30518</text:p>
          </table:table-cell>
          <table:table-cell office:value-type="float" office:value="31.31732" calcext:value-type="float">
            <text:p>31.31732</text:p>
          </table:table-cell>
          <table:table-cell office:value-type="float" office:value="13.99661" calcext:value-type="float">
            <text:p>13.99661</text:p>
          </table:table-cell>
          <table:table-cell office:value-type="float" office:value="1.665078" calcext:value-type="float">
            <text:p>1.665078</text:p>
          </table:table-cell>
          <table:table-cell office:value-type="float" office:value="1.141889" calcext:value-type="float">
            <text:p>1.141889</text:p>
          </table:table-cell>
          <table:table-cell office:value-type="float" office:value="369.6394" calcext:value-type="float">
            <text:p>369.6394</text:p>
          </table:table-cell>
          <table:table-cell office:value-type="float" office:value="13.5255" calcext:value-type="float">
            <text:p>13.5255</text:p>
          </table:table-cell>
          <table:table-cell office:value-type="float" office:value="32.79025" calcext:value-type="float">
            <text:p>32.79025</text:p>
          </table:table-cell>
          <table:table-cell office:value-type="float" office:value="14.1778" calcext:value-type="float">
            <text:p>14.1778</text:p>
          </table:table-cell>
          <table:table-cell office:value-type="float" office:value="28.16641" calcext:value-type="float">
            <text:p>28.16641</text:p>
          </table:table-cell>
          <table:table-cell office:value-type="float" office:value="16.77271" calcext:value-type="float">
            <text:p>16.77271</text:p>
          </table:table-cell>
          <table:table-cell office:value-type="float" office:value="25.95584" calcext:value-type="float">
            <text:p>25.95584</text:p>
          </table:table-cell>
          <table:table-cell office:value-type="float" office:value="18.65204" calcext:value-type="float">
            <text:p>18.65204</text:p>
          </table:table-cell>
          <table:table-cell office:value-type="float" office:value="24.05145" calcext:value-type="float">
            <text:p>24.05145</text:p>
          </table:table-cell>
          <table:table-cell office:value-type="float" office:value="19.80063" calcext:value-type="float">
            <text:p>19.80063</text:p>
          </table:table-cell>
          <table:table-cell office:value-type="float" office:value="23.19223" calcext:value-type="float">
            <text:p>23.19223</text:p>
          </table:table-cell>
          <table:table-cell office:value-type="float" office:value="20.16614" calcext:value-type="float">
            <text:p>20.16614</text:p>
          </table:table-cell>
          <table:table-cell office:value-type="float" office:value="22.23187" calcext:value-type="float">
            <text:p>22.23187</text:p>
          </table:table-cell>
          <table:table-cell office:value-type="float" office:value="20.15805" calcext:value-type="float">
            <text:p>20.15805</text:p>
          </table:table-cell>
          <table:table-cell office:value-type="float" office:value="20.64911" calcext:value-type="float">
            <text:p>20.64911</text:p>
          </table:table-cell>
          <table:table-cell office:value-type="float" office:value="19.45966" calcext:value-type="float">
            <text:p>19.45966</text:p>
          </table:table-cell>
          <table:table-cell office:value-type="float" office:value="18.17563" calcext:value-type="float">
            <text:p>18.17563</text:p>
          </table:table-cell>
          <table:table-cell office:value-type="float" office:value="18.00455" calcext:value-type="float">
            <text:p>18.00455</text:p>
          </table:table-cell>
          <table:table-cell office:value-type="float" office:value="14.84296" calcext:value-type="float">
            <text:p>14.84296</text:p>
          </table:table-cell>
          <table:table-cell office:value-type="float" office:value="14.43008" calcext:value-type="float">
            <text:p>14.43008</text:p>
          </table:table-cell>
          <table:table-cell office:value-type="float" office:value="11.56262" calcext:value-type="float">
            <text:p>11.56262</text:p>
          </table:table-cell>
          <table:table-cell office:value-type="float" office:value="11.16727" calcext:value-type="float">
            <text:p>11.16727</text:p>
          </table:table-cell>
          <table:table-cell office:value-type="float" office:value="9.676788" calcext:value-type="float">
            <text:p>9.676788</text:p>
          </table:table-cell>
          <table:table-cell office:value-type="float" office:value="9.406616" calcext:value-type="float">
            <text:p>9.406616</text:p>
          </table:table-cell>
          <table:table-cell office:value-type="float" office:value="8.436707" calcext:value-type="float">
            <text:p>8.436707</text:p>
          </table:table-cell>
          <table:table-cell office:value-type="float" office:value="8.261566" calcext:value-type="float">
            <text:p>8.261566</text:p>
          </table:table-cell>
          <table:table-cell office:value-type="float" office:value="7.727448" calcext:value-type="float">
            <text:p>7.727448</text:p>
          </table:table-cell>
          <table:table-cell office:value-type="float" office:value="7.601837" calcext:value-type="float">
            <text:p>7.601837</text:p>
          </table:table-cell>
          <table:table-cell office:value-type="float" office:value="7.531677" calcext:value-type="float">
            <text:p>7.531677</text:p>
          </table:table-cell>
          <table:table-cell office:value-type="float" office:value="7.426544" calcext:value-type="float">
            <text:p>7.426544</text:p>
          </table:table-cell>
          <table:table-cell office:value-type="float" office:value="43.06165" calcext:value-type="float">
            <text:p>43.06165</text:p>
          </table:table-cell>
          <table:table-cell office:value-type="float" office:value="11.93243" calcext:value-type="float">
            <text:p>11.93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2052007" calcext:value-type="float">
            <text:p>2052007</text:p>
          </table:table-cell>
          <table:table-cell office:value-type="float" office:value="19.28972" calcext:value-type="float">
            <text:p>19.28972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11.65831" calcext:value-type="float">
            <text:p>11.65831</text:p>
          </table:table-cell>
          <table:table-cell office:value-type="float" office:value="1.229225" calcext:value-type="float">
            <text:p>1.229225</text:p>
          </table:table-cell>
          <table:table-cell office:value-type="float" office:value="0.9503235" calcext:value-type="float">
            <text:p>0.9503235</text:p>
          </table:table-cell>
          <table:table-cell office:value-type="float" office:value="375.876" calcext:value-type="float">
            <text:p>375.876</text:p>
          </table:table-cell>
          <table:table-cell office:value-type="float" office:value="36.195" calcext:value-type="float">
            <text:p>36.195</text:p>
          </table:table-cell>
          <table:table-cell office:value-type="float" office:value="27.12271" calcext:value-type="float">
            <text:p>27.12271</text:p>
          </table:table-cell>
          <table:table-cell office:value-type="float" office:value="11.33493" calcext:value-type="float">
            <text:p>11.33493</text:p>
          </table:table-cell>
          <table:table-cell office:value-type="float" office:value="23.95084" calcext:value-type="float">
            <text:p>23.95084</text:p>
          </table:table-cell>
          <table:table-cell office:value-type="float" office:value="14.14835" calcext:value-type="float">
            <text:p>14.14835</text:p>
          </table:table-cell>
          <table:table-cell office:value-type="float" office:value="22.23386" calcext:value-type="float">
            <text:p>22.23386</text:p>
          </table:table-cell>
          <table:table-cell office:value-type="float" office:value="16.38251" calcext:value-type="float">
            <text:p>16.38251</text:p>
          </table:table-cell>
          <table:table-cell office:value-type="float" office:value="22.5762" calcext:value-type="float">
            <text:p>22.5762</text:p>
          </table:table-cell>
          <table:table-cell office:value-type="float" office:value="17.88315" calcext:value-type="float">
            <text:p>17.88315</text:p>
          </table:table-cell>
          <table:table-cell office:value-type="float" office:value="22.20386" calcext:value-type="float">
            <text:p>22.20386</text:p>
          </table:table-cell>
          <table:table-cell office:value-type="float" office:value="18.43732" calcext:value-type="float">
            <text:p>18.43732</text:p>
          </table:table-cell>
          <table:table-cell office:value-type="float" office:value="21.3392" calcext:value-type="float">
            <text:p>21.3392</text:p>
          </table:table-cell>
          <table:table-cell office:value-type="float" office:value="18.85474" calcext:value-type="float">
            <text:p>18.85474</text:p>
          </table:table-cell>
          <table:table-cell office:value-type="float" office:value="20.1058" calcext:value-type="float">
            <text:p>20.1058</text:p>
          </table:table-cell>
          <table:table-cell office:value-type="float" office:value="18.6069" calcext:value-type="float">
            <text:p>18.6069</text:p>
          </table:table-cell>
          <table:table-cell office:value-type="float" office:value="18.10016" calcext:value-type="float">
            <text:p>18.10016</text:p>
          </table:table-cell>
          <table:table-cell office:value-type="float" office:value="17.64447" calcext:value-type="float">
            <text:p>17.64447</text:p>
          </table:table-cell>
          <table:table-cell office:value-type="float" office:value="15.05594" calcext:value-type="float">
            <text:p>15.05594</text:p>
          </table:table-cell>
          <table:table-cell office:value-type="float" office:value="14.84622" calcext:value-type="float">
            <text:p>14.84622</text:p>
          </table:table-cell>
          <table:table-cell office:value-type="float" office:value="11.91333" calcext:value-type="float">
            <text:p>11.91333</text:p>
          </table:table-cell>
          <table:table-cell office:value-type="float" office:value="11.56656" calcext:value-type="float">
            <text:p>11.56656</text:p>
          </table:table-cell>
          <table:table-cell office:value-type="float" office:value="9.952972" calcext:value-type="float">
            <text:p>9.952972</text:p>
          </table:table-cell>
          <table:table-cell office:value-type="float" office:value="9.679657" calcext:value-type="float">
            <text:p>9.679657</text:p>
          </table:table-cell>
          <table:table-cell office:value-type="float" office:value="8.627441" calcext:value-type="float">
            <text:p>8.627441</text:p>
          </table:table-cell>
          <table:table-cell office:value-type="float" office:value="8.438568" calcext:value-type="float">
            <text:p>8.438568</text:p>
          </table:table-cell>
          <table:table-cell office:value-type="float" office:value="7.862152" calcext:value-type="float">
            <text:p>7.862152</text:p>
          </table:table-cell>
          <table:table-cell office:value-type="float" office:value="7.72879" calcext:value-type="float">
            <text:p>7.72879</text:p>
          </table:table-cell>
          <table:table-cell office:value-type="float" office:value="7.64209" calcext:value-type="float">
            <text:p>7.64209</text:p>
          </table:table-cell>
          <table:table-cell office:value-type="float" office:value="7.532776" calcext:value-type="float">
            <text:p>7.532776</text:p>
          </table:table-cell>
          <table:table-cell office:value-type="float" office:value="29.20297" calcext:value-type="float">
            <text:p>29.20297</text:p>
          </table:table-cell>
          <table:table-cell office:value-type="float" office:value="8.983337" calcext:value-type="float">
            <text:p>8.98333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3052007" calcext:value-type="float">
            <text:p>3052007</text:p>
          </table:table-cell>
          <table:table-cell office:value-type="float" office:value="8.727997" calcext:value-type="float">
            <text:p>8.727997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9.924891" calcext:value-type="float">
            <text:p>9.924891</text:p>
          </table:table-cell>
          <table:table-cell office:value-type="float" office:value="1.053204" calcext:value-type="float">
            <text:p>1.053204</text:p>
          </table:table-cell>
          <table:table-cell office:value-type="float" office:value="0.8909616" calcext:value-type="float">
            <text:p>0.8909616</text:p>
          </table:table-cell>
          <table:table-cell office:value-type="float" office:value="383.1559" calcext:value-type="float">
            <text:p>383.1559</text:p>
          </table:table-cell>
          <table:table-cell office:value-type="float" office:value="15.113" calcext:value-type="float">
            <text:p>15.113</text:p>
          </table:table-cell>
          <table:table-cell office:value-type="float" office:value="18.39194" calcext:value-type="float">
            <text:p>18.39194</text:p>
          </table:table-cell>
          <table:table-cell office:value-type="float" office:value="9.673187" calcext:value-type="float">
            <text:p>9.673187</text:p>
          </table:table-cell>
          <table:table-cell office:value-type="float" office:value="17.26797" calcext:value-type="float">
            <text:p>17.26797</text:p>
          </table:table-cell>
          <table:table-cell office:value-type="float" office:value="11.28149" calcext:value-type="float">
            <text:p>11.28149</text:p>
          </table:table-cell>
          <table:table-cell office:value-type="float" office:value="16.8201" calcext:value-type="float">
            <text:p>16.8201</text:p>
          </table:table-cell>
          <table:table-cell office:value-type="float" office:value="12.8956" calcext:value-type="float">
            <text:p>12.8956</text:p>
          </table:table-cell>
          <table:table-cell office:value-type="float" office:value="17.79404" calcext:value-type="float">
            <text:p>17.79404</text:p>
          </table:table-cell>
          <table:table-cell office:value-type="float" office:value="14.56165" calcext:value-type="float">
            <text:p>14.56165</text:p>
          </table:table-cell>
          <table:table-cell office:value-type="float" office:value="18.44357" calcext:value-type="float">
            <text:p>18.44357</text:p>
          </table:table-cell>
          <table:table-cell office:value-type="float" office:value="15.41901" calcext:value-type="float">
            <text:p>15.41901</text:p>
          </table:table-cell>
          <table:table-cell office:value-type="float" office:value="18.95227" calcext:value-type="float">
            <text:p>18.95227</text:p>
          </table:table-cell>
          <table:table-cell office:value-type="float" office:value="16.25888" calcext:value-type="float">
            <text:p>16.25888</text:p>
          </table:table-cell>
          <table:table-cell office:value-type="float" office:value="18.65585" calcext:value-type="float">
            <text:p>18.65585</text:p>
          </table:table-cell>
          <table:table-cell office:value-type="float" office:value="16.55661" calcext:value-type="float">
            <text:p>16.55661</text:p>
          </table:table-cell>
          <table:table-cell office:value-type="float" office:value="17.64038" calcext:value-type="float">
            <text:p>17.64038</text:p>
          </table:table-cell>
          <table:table-cell office:value-type="float" office:value="16.59012" calcext:value-type="float">
            <text:p>16.59012</text:p>
          </table:table-cell>
          <table:table-cell office:value-type="float" office:value="15.07401" calcext:value-type="float">
            <text:p>15.07401</text:p>
          </table:table-cell>
          <table:table-cell office:value-type="float" office:value="14.98257" calcext:value-type="float">
            <text:p>14.98257</text:p>
          </table:table-cell>
          <table:table-cell office:value-type="float" office:value="12.18246" calcext:value-type="float">
            <text:p>12.18246</text:p>
          </table:table-cell>
          <table:table-cell office:value-type="float" office:value="11.91663" calcext:value-type="float">
            <text:p>11.91663</text:p>
          </table:table-cell>
          <table:table-cell office:value-type="float" office:value="10.21454" calcext:value-type="float">
            <text:p>10.21454</text:p>
          </table:table-cell>
          <table:table-cell office:value-type="float" office:value="9.955811" calcext:value-type="float">
            <text:p>9.955811</text:p>
          </table:table-cell>
          <table:table-cell office:value-type="float" office:value="8.825989" calcext:value-type="float">
            <text:p>8.825989</text:p>
          </table:table-cell>
          <table:table-cell office:value-type="float" office:value="8.629486" calcext:value-type="float">
            <text:p>8.629486</text:p>
          </table:table-cell>
          <table:table-cell office:value-type="float" office:value="8.004272" calcext:value-type="float">
            <text:p>8.004272</text:p>
          </table:table-cell>
          <table:table-cell office:value-type="float" office:value="7.863617" calcext:value-type="float">
            <text:p>7.863617</text:p>
          </table:table-cell>
          <table:table-cell office:value-type="float" office:value="7.756805" calcext:value-type="float">
            <text:p>7.756805</text:p>
          </table:table-cell>
          <table:table-cell office:value-type="float" office:value="7.64325" calcext:value-type="float">
            <text:p>7.64325</text:p>
          </table:table-cell>
          <table:table-cell office:value-type="float" office:value="19.41855" calcext:value-type="float">
            <text:p>19.41855</text:p>
          </table:table-cell>
          <table:table-cell office:value-type="float" office:value="7.741608" calcext:value-type="float">
            <text:p>7.7416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052007" calcext:value-type="float">
            <text:p>4052007</text:p>
          </table:table-cell>
          <table:table-cell office:value-type="float" office:value="6.807753" calcext:value-type="float">
            <text:p>6.807753</text:p>
          </table:table-cell>
          <table:table-cell office:value-type="float" office:value="16.31732" calcext:value-type="float">
            <text:p>16.31732</text:p>
          </table:table-cell>
          <table:table-cell office:value-type="float" office:value="10.43907" calcext:value-type="float">
            <text:p>10.43907</text:p>
          </table:table-cell>
          <table:table-cell office:value-type="float" office:value="1.175614" calcext:value-type="float">
            <text:p>1.175614</text:p>
          </table:table-cell>
          <table:table-cell office:value-type="float" office:value="0.9880346" calcext:value-type="float">
            <text:p>0.9880346</text:p>
          </table:table-cell>
          <table:table-cell office:value-type="float" office:value="381.3662" calcext:value-type="float">
            <text:p>381.3662</text:p>
          </table:table-cell>
          <table:table-cell office:value-type="float" office:value="42.926" calcext:value-type="float">
            <text:p>42.926</text:p>
          </table:table-cell>
          <table:table-cell office:value-type="float" office:value="17.67905" calcext:value-type="float">
            <text:p>17.67905</text:p>
          </table:table-cell>
          <table:table-cell office:value-type="float" office:value="8.977325" calcext:value-type="float">
            <text:p>8.977325</text:p>
          </table:table-cell>
          <table:table-cell office:value-type="float" office:value="16.21051" calcext:value-type="float">
            <text:p>16.21051</text:p>
          </table:table-cell>
          <table:table-cell office:value-type="float" office:value="10.31836" calcext:value-type="float">
            <text:p>10.31836</text:p>
          </table:table-cell>
          <table:table-cell office:value-type="float" office:value="15.43692" calcext:value-type="float">
            <text:p>15.43692</text:p>
          </table:table-cell>
          <table:table-cell office:value-type="float" office:value="11.41739" calcext:value-type="float">
            <text:p>11.41739</text:p>
          </table:table-cell>
          <table:table-cell office:value-type="float" office:value="15.0181" calcext:value-type="float">
            <text:p>15.0181</text:p>
          </table:table-cell>
          <table:table-cell office:value-type="float" office:value="12.48337" calcext:value-type="float">
            <text:p>12.48337</text:p>
          </table:table-cell>
          <table:table-cell office:value-type="float" office:value="15.2959" calcext:value-type="float">
            <text:p>15.2959</text:p>
          </table:table-cell>
          <table:table-cell office:value-type="float" office:value="13.20392" calcext:value-type="float">
            <text:p>13.20392</text:p>
          </table:table-cell>
          <table:table-cell office:value-type="float" office:value="16.2149" calcext:value-type="float">
            <text:p>16.2149</text:p>
          </table:table-cell>
          <table:table-cell office:value-type="float" office:value="14.04568" calcext:value-type="float">
            <text:p>14.04568</text:p>
          </table:table-cell>
          <table:table-cell office:value-type="float" office:value="16.53442" calcext:value-type="float">
            <text:p>16.53442</text:p>
          </table:table-cell>
          <table:table-cell office:value-type="float" office:value="14.66519" calcext:value-type="float">
            <text:p>14.66519</text:p>
          </table:table-cell>
          <table:table-cell office:value-type="float" office:value="16.57947" calcext:value-type="float">
            <text:p>16.57947</text:p>
          </table:table-cell>
          <table:table-cell office:value-type="float" office:value="15.12021" calcext:value-type="float">
            <text:p>15.12021</text:p>
          </table:table-cell>
          <table:table-cell office:value-type="float" office:value="14.98013" calcext:value-type="float">
            <text:p>14.98013</text:p>
          </table:table-cell>
          <table:table-cell office:value-type="float" office:value="14.63644" calcext:value-type="float">
            <text:p>14.63644</text:p>
          </table:table-cell>
          <table:table-cell office:value-type="float" office:value="12.48639" calcext:value-type="float">
            <text:p>12.48639</text:p>
          </table:table-cell>
          <table:table-cell office:value-type="float" office:value="12.18469" calcext:value-type="float">
            <text:p>12.18469</text:p>
          </table:table-cell>
          <table:table-cell office:value-type="float" office:value="10.47131" calcext:value-type="float">
            <text:p>10.47131</text:p>
          </table:table-cell>
          <table:table-cell office:value-type="float" office:value="10.21713" calcext:value-type="float">
            <text:p>10.21713</text:p>
          </table:table-cell>
          <table:table-cell office:value-type="float" office:value="9.025696" calcext:value-type="float">
            <text:p>9.025696</text:p>
          </table:table-cell>
          <table:table-cell office:value-type="float" office:value="8.828064" calcext:value-type="float">
            <text:p>8.828064</text:p>
          </table:table-cell>
          <table:table-cell office:value-type="float" office:value="8.152618" calcext:value-type="float">
            <text:p>8.152618</text:p>
          </table:table-cell>
          <table:table-cell office:value-type="float" office:value="8.005798" calcext:value-type="float">
            <text:p>8.005798</text:p>
          </table:table-cell>
          <table:table-cell office:value-type="float" office:value="7.876801" calcext:value-type="float">
            <text:p>7.876801</text:p>
          </table:table-cell>
          <table:table-cell office:value-type="float" office:value="7.758026" calcext:value-type="float">
            <text:p>7.758026</text:p>
          </table:table-cell>
          <table:table-cell office:value-type="float" office:value="19.13693" calcext:value-type="float">
            <text:p>19.13693</text:p>
          </table:table-cell>
          <table:table-cell office:value-type="float" office:value="7.825256" calcext:value-type="float">
            <text:p>7.8252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5052007" calcext:value-type="float">
            <text:p>5052007</text:p>
          </table:table-cell>
          <table:table-cell office:value-type="float" office:value="8.566074" calcext:value-type="float">
            <text:p>8.566074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12.4652" calcext:value-type="float">
            <text:p>12.4652</text:p>
          </table:table-cell>
          <table:table-cell office:value-type="float" office:value="1.352892" calcext:value-type="float">
            <text:p>1.352892</text:p>
          </table:table-cell>
          <table:table-cell office:value-type="float" office:value="1.149806" calcext:value-type="float">
            <text:p>1.149806</text:p>
          </table:table-cell>
          <table:table-cell office:value-type="float" office:value="380.5392" calcext:value-type="float">
            <text:p>380.5392</text:p>
          </table:table-cell>
          <table:table-cell office:value-type="float" office:value="13.335" calcext:value-type="float">
            <text:p>13.335</text:p>
          </table:table-cell>
          <table:table-cell office:value-type="float" office:value="22.70142" calcext:value-type="float">
            <text:p>22.70142</text:p>
          </table:table-cell>
          <table:table-cell office:value-type="float" office:value="10.25323" calcext:value-type="float">
            <text:p>10.25323</text:p>
          </table:table-cell>
          <table:table-cell office:value-type="float" office:value="19.81168" calcext:value-type="float">
            <text:p>19.81168</text:p>
          </table:table-cell>
          <table:table-cell office:value-type="float" office:value="11.23642" calcext:value-type="float">
            <text:p>11.23642</text:p>
          </table:table-cell>
          <table:table-cell office:value-type="float" office:value="18.11224" calcext:value-type="float">
            <text:p>18.11224</text:p>
          </table:table-cell>
          <table:table-cell office:value-type="float" office:value="12.0325" calcext:value-type="float">
            <text:p>12.0325</text:p>
          </table:table-cell>
          <table:table-cell office:value-type="float" office:value="16.88797" calcext:value-type="float">
            <text:p>16.88797</text:p>
          </table:table-cell>
          <table:table-cell office:value-type="float" office:value="12.76755" calcext:value-type="float">
            <text:p>12.76755</text:p>
          </table:table-cell>
          <table:table-cell office:value-type="float" office:value="16.21475" calcext:value-type="float">
            <text:p>16.21475</text:p>
          </table:table-cell>
          <table:table-cell office:value-type="float" office:value="13.25342" calcext:value-type="float">
            <text:p>13.25342</text:p>
          </table:table-cell>
          <table:table-cell office:value-type="float" office:value="15.56619" calcext:value-type="float">
            <text:p>15.56619</text:p>
          </table:table-cell>
          <table:table-cell office:value-type="float" office:value="13.82742" calcext:value-type="float">
            <text:p>13.82742</text:p>
          </table:table-cell>
          <table:table-cell office:value-type="float" office:value="15.15851" calcext:value-type="float">
            <text:p>15.15851</text:p>
          </table:table-cell>
          <table:table-cell office:value-type="float" office:value="14.22852" calcext:value-type="float">
            <text:p>14.22852</text:p>
          </table:table-cell>
          <table:table-cell office:value-type="float" office:value="15.11423" calcext:value-type="float">
            <text:p>15.11423</text:p>
          </table:table-cell>
          <table:table-cell office:value-type="float" office:value="14.59332" calcext:value-type="float">
            <text:p>14.59332</text:p>
          </table:table-cell>
          <table:table-cell office:value-type="float" office:value="14.63095" calcext:value-type="float">
            <text:p>14.63095</text:p>
          </table:table-cell>
          <table:table-cell office:value-type="float" office:value="14.15927" calcext:value-type="float">
            <text:p>14.15927</text:p>
          </table:table-cell>
          <table:table-cell office:value-type="float" office:value="12.5932" calcext:value-type="float">
            <text:p>12.5932</text:p>
          </table:table-cell>
          <table:table-cell office:value-type="float" office:value="12.48874" calcext:value-type="float">
            <text:p>12.48874</text:p>
          </table:table-cell>
          <table:table-cell office:value-type="float" office:value="10.85278" calcext:value-type="float">
            <text:p>10.85278</text:p>
          </table:table-cell>
          <table:table-cell office:value-type="float" office:value="10.47458" calcext:value-type="float">
            <text:p>10.47458</text:p>
          </table:table-cell>
          <table:table-cell office:value-type="float" office:value="9.26358" calcext:value-type="float">
            <text:p>9.26358</text:p>
          </table:table-cell>
          <table:table-cell office:value-type="float" office:value="9.027832" calcext:value-type="float">
            <text:p>9.027832</text:p>
          </table:table-cell>
          <table:table-cell office:value-type="float" office:value="8.309113" calcext:value-type="float">
            <text:p>8.309113</text:p>
          </table:table-cell>
          <table:table-cell office:value-type="float" office:value="8.154175" calcext:value-type="float">
            <text:p>8.154175</text:p>
          </table:table-cell>
          <table:table-cell office:value-type="float" office:value="8.00235" calcext:value-type="float">
            <text:p>8.00235</text:p>
          </table:table-cell>
          <table:table-cell office:value-type="float" office:value="7.878082" calcext:value-type="float">
            <text:p>7.878082</text:p>
          </table:table-cell>
          <table:table-cell office:value-type="float" office:value="24.80508" calcext:value-type="float">
            <text:p>24.80508</text:p>
          </table:table-cell>
          <table:table-cell office:value-type="float" office:value="9.326996" calcext:value-type="float">
            <text:p>9.3269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6052007" calcext:value-type="float">
            <text:p>6052007</text:p>
          </table:table-cell>
          <table:table-cell office:value-type="float" office:value="15.21549" calcext:value-type="float">
            <text:p>15.21549</text:p>
          </table:table-cell>
          <table:table-cell office:value-type="float" office:value="19.0951" calcext:value-type="float">
            <text:p>19.0951</text:p>
          </table:table-cell>
          <table:table-cell office:value-type="float" office:value="10.71561" calcext:value-type="float">
            <text:p>10.71561</text:p>
          </table:table-cell>
          <table:table-cell office:value-type="float" office:value="1.253308" calcext:value-type="float">
            <text:p>1.253308</text:p>
          </table:table-cell>
          <table:table-cell office:value-type="float" office:value="0.9037728" calcext:value-type="float">
            <text:p>0.9037728</text:p>
          </table:table-cell>
          <table:table-cell office:value-type="float" office:value="379.8333" calcext:value-type="float">
            <text:p>379.8333</text:p>
          </table:table-cell>
          <table:table-cell office:value-type="float" office:value="0" calcext:value-type="float">
            <text:p>0</text:p>
          </table:table-cell>
          <table:table-cell office:value-type="float" office:value="25.72507" calcext:value-type="float">
            <text:p>25.72507</text:p>
          </table:table-cell>
          <table:table-cell office:value-type="float" office:value="9.85556" calcext:value-type="float">
            <text:p>9.85556</text:p>
          </table:table-cell>
          <table:table-cell office:value-type="float" office:value="21.87943" calcext:value-type="float">
            <text:p>21.87943</text:p>
          </table:table-cell>
          <table:table-cell office:value-type="float" office:value="12.21552" calcext:value-type="float">
            <text:p>12.21552</text:p>
          </table:table-cell>
          <table:table-cell office:value-type="float" office:value="19.66623" calcext:value-type="float">
            <text:p>19.66623</text:p>
          </table:table-cell>
          <table:table-cell office:value-type="float" office:value="13.33099" calcext:value-type="float">
            <text:p>13.33099</text:p>
          </table:table-cell>
          <table:table-cell office:value-type="float" office:value="18.08273" calcext:value-type="float">
            <text:p>18.08273</text:p>
          </table:table-cell>
          <table:table-cell office:value-type="float" office:value="14.09052" calcext:value-type="float">
            <text:p>14.09052</text:p>
          </table:table-cell>
          <table:table-cell office:value-type="float" office:value="17.16934" calcext:value-type="float">
            <text:p>17.16934</text:p>
          </table:table-cell>
          <table:table-cell office:value-type="float" office:value="14.46191" calcext:value-type="float">
            <text:p>14.46191</text:p>
          </table:table-cell>
          <table:table-cell office:value-type="float" office:value="16.2478" calcext:value-type="float">
            <text:p>16.2478</text:p>
          </table:table-cell>
          <table:table-cell office:value-type="float" office:value="14.77386" calcext:value-type="float">
            <text:p>14.77386</text:p>
          </table:table-cell>
          <table:table-cell office:value-type="float" office:value="15.62125" calcext:value-type="float">
            <text:p>15.62125</text:p>
          </table:table-cell>
          <table:table-cell office:value-type="float" office:value="14.78595" calcext:value-type="float">
            <text:p>14.78595</text:p>
          </table:table-cell>
          <table:table-cell office:value-type="float" office:value="14.75818" calcext:value-type="float">
            <text:p>14.75818</text:p>
          </table:table-cell>
          <table:table-cell office:value-type="float" office:value="14.62991" calcext:value-type="float">
            <text:p>14.62991</text:p>
          </table:table-cell>
          <table:table-cell office:value-type="float" office:value="14.15561" calcext:value-type="float">
            <text:p>14.15561</text:p>
          </table:table-cell>
          <table:table-cell office:value-type="float" office:value="13.92688" calcext:value-type="float">
            <text:p>13.92688</text:p>
          </table:table-cell>
          <table:table-cell office:value-type="float" office:value="12.59305" calcext:value-type="float">
            <text:p>12.59305</text:p>
          </table:table-cell>
          <table:table-cell office:value-type="float" office:value="12.54156" calcext:value-type="float">
            <text:p>12.54156</text:p>
          </table:table-cell>
          <table:table-cell office:value-type="float" office:value="11.01987" calcext:value-type="float">
            <text:p>11.01987</text:p>
          </table:table-cell>
          <table:table-cell office:value-type="float" office:value="10.85571" calcext:value-type="float">
            <text:p>10.85571</text:p>
          </table:table-cell>
          <table:table-cell office:value-type="float" office:value="9.559113" calcext:value-type="float">
            <text:p>9.559113</text:p>
          </table:table-cell>
          <table:table-cell office:value-type="float" office:value="9.266449" calcext:value-type="float">
            <text:p>9.266449</text:p>
          </table:table-cell>
          <table:table-cell office:value-type="float" office:value="8.496307" calcext:value-type="float">
            <text:p>8.496307</text:p>
          </table:table-cell>
          <table:table-cell office:value-type="float" office:value="8.310883" calcext:value-type="float">
            <text:p>8.310883</text:p>
          </table:table-cell>
          <table:table-cell office:value-type="float" office:value="8.136108" calcext:value-type="float">
            <text:p>8.136108</text:p>
          </table:table-cell>
          <table:table-cell office:value-type="float" office:value="8.003693" calcext:value-type="float">
            <text:p>8.003693</text:p>
          </table:table-cell>
          <table:table-cell office:value-type="float" office:value="28.04419" calcext:value-type="float">
            <text:p>28.04419</text:p>
          </table:table-cell>
          <table:table-cell office:value-type="float" office:value="7.128815" calcext:value-type="float">
            <text:p>7.1288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7052007" calcext:value-type="float">
            <text:p>7052007</text:p>
          </table:table-cell>
          <table:table-cell office:value-type="float" office:value="23.34434" calcext:value-type="float">
            <text:p>23.34434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6.9816" calcext:value-type="float">
            <text:p>6.9816</text:p>
          </table:table-cell>
          <table:table-cell office:value-type="float" office:value="1.195442" calcext:value-type="float">
            <text:p>1.195442</text:p>
          </table:table-cell>
          <table:table-cell office:value-type="float" office:value="0.8678634" calcext:value-type="float">
            <text:p>0.8678634</text:p>
          </table:table-cell>
          <table:table-cell office:value-type="float" office:value="379.0721" calcext:value-type="float">
            <text:p>379.0721</text:p>
          </table:table-cell>
          <table:table-cell office:value-type="float" office:value="0" calcext:value-type="float">
            <text:p>0</text:p>
          </table:table-cell>
          <table:table-cell office:value-type="float" office:value="42.08075" calcext:value-type="float">
            <text:p>42.08075</text:p>
          </table:table-cell>
          <table:table-cell office:value-type="float" office:value="7.271973" calcext:value-type="float">
            <text:p>7.271973</text:p>
          </table:table-cell>
          <table:table-cell office:value-type="float" office:value="29.44016" calcext:value-type="float">
            <text:p>29.44016</text:p>
          </table:table-cell>
          <table:table-cell office:value-type="float" office:value="10.50381" calcext:value-type="float">
            <text:p>10.50381</text:p>
          </table:table-cell>
          <table:table-cell office:value-type="float" office:value="24.91385" calcext:value-type="float">
            <text:p>24.91385</text:p>
          </table:table-cell>
          <table:table-cell office:value-type="float" office:value="12.28122" calcext:value-type="float">
            <text:p>12.28122</text:p>
          </table:table-cell>
          <table:table-cell office:value-type="float" office:value="21.65469" calcext:value-type="float">
            <text:p>21.65469</text:p>
          </table:table-cell>
          <table:table-cell office:value-type="float" office:value="13.55106" calcext:value-type="float">
            <text:p>13.55106</text:p>
          </table:table-cell>
          <table:table-cell office:value-type="float" office:value="19.79413" calcext:value-type="float">
            <text:p>19.79413</text:p>
          </table:table-cell>
          <table:table-cell office:value-type="float" office:value="14.19165" calcext:value-type="float">
            <text:p>14.19165</text:p>
          </table:table-cell>
          <table:table-cell office:value-type="float" office:value="17.97733" calcext:value-type="float">
            <text:p>17.97733</text:p>
          </table:table-cell>
          <table:table-cell office:value-type="float" office:value="14.73947" calcext:value-type="float">
            <text:p>14.73947</text:p>
          </table:table-cell>
          <table:table-cell office:value-type="float" office:value="16.67926" calcext:value-type="float">
            <text:p>16.67926</text:p>
          </table:table-cell>
          <table:table-cell office:value-type="float" office:value="14.82953" calcext:value-type="float">
            <text:p>14.82953</text:p>
          </table:table-cell>
          <table:table-cell office:value-type="float" office:value="14.97586" calcext:value-type="float">
            <text:p>14.97586</text:p>
          </table:table-cell>
          <table:table-cell office:value-type="float" office:value="14.70175" calcext:value-type="float">
            <text:p>14.70175</text:p>
          </table:table-cell>
          <table:table-cell office:value-type="float" office:value="13.92569" calcext:value-type="float">
            <text:p>13.92569</text:p>
          </table:table-cell>
          <table:table-cell office:value-type="float" office:value="13.84979" calcext:value-type="float">
            <text:p>13.84979</text:p>
          </table:table-cell>
          <table:table-cell office:value-type="float" office:value="12.54086" calcext:value-type="float">
            <text:p>12.54086</text:p>
          </table:table-cell>
          <table:table-cell office:value-type="float" office:value="12.4899" calcext:value-type="float">
            <text:p>12.4899</text:p>
          </table:table-cell>
          <table:table-cell office:value-type="float" office:value="11.09116" calcext:value-type="float">
            <text:p>11.09116</text:p>
          </table:table-cell>
          <table:table-cell office:value-type="float" office:value="11.02087" calcext:value-type="float">
            <text:p>11.02087</text:p>
          </table:table-cell>
          <table:table-cell office:value-type="float" office:value="9.771515" calcext:value-type="float">
            <text:p>9.771515</text:p>
          </table:table-cell>
          <table:table-cell office:value-type="float" office:value="9.561707" calcext:value-type="float">
            <text:p>9.561707</text:p>
          </table:table-cell>
          <table:table-cell office:value-type="float" office:value="8.703308" calcext:value-type="float">
            <text:p>8.703308</text:p>
          </table:table-cell>
          <table:table-cell office:value-type="float" office:value="8.498413" calcext:value-type="float">
            <text:p>8.498413</text:p>
          </table:table-cell>
          <table:table-cell office:value-type="float" office:value="8.284515" calcext:value-type="float">
            <text:p>8.284515</text:p>
          </table:table-cell>
          <table:table-cell office:value-type="float" office:value="8.137573" calcext:value-type="float">
            <text:p>8.137573</text:p>
          </table:table-cell>
          <table:table-cell office:value-type="float" office:value="45.45694" calcext:value-type="float">
            <text:p>45.45694</text:p>
          </table:table-cell>
          <table:table-cell office:value-type="float" office:value="4.517609" calcext:value-type="float">
            <text:p>4.5176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8052007" calcext:value-type="float">
            <text:p>8052007</text:p>
          </table:table-cell>
          <table:table-cell office:value-type="float" office:value="23.81766" calcext:value-type="float">
            <text:p>23.81766</text:p>
          </table:table-cell>
          <table:table-cell office:value-type="float" office:value="23.53955" calcext:value-type="float">
            <text:p>23.53955</text:p>
          </table:table-cell>
          <table:table-cell office:value-type="float" office:value="7.987716" calcext:value-type="float">
            <text:p>7.987716</text:p>
          </table:table-cell>
          <table:table-cell office:value-type="float" office:value="1.284623" calcext:value-type="float">
            <text:p>1.284623</text:p>
          </table:table-cell>
          <table:table-cell office:value-type="float" office:value="0.9146736" calcext:value-type="float">
            <text:p>0.9146736</text:p>
          </table:table-cell>
          <table:table-cell office:value-type="float" office:value="382.3591" calcext:value-type="float">
            <text:p>382.3591</text:p>
          </table:table-cell>
          <table:table-cell office:value-type="float" office:value="0.1905" calcext:value-type="float">
            <text:p>0.1905</text:p>
          </table:table-cell>
          <table:table-cell office:value-type="float" office:value="45.47153" calcext:value-type="float">
            <text:p>45.47153</text:p>
          </table:table-cell>
          <table:table-cell office:value-type="float" office:value="9.541473" calcext:value-type="float">
            <text:p>9.541473</text:p>
          </table:table-cell>
          <table:table-cell office:value-type="float" office:value="33.30545" calcext:value-type="float">
            <text:p>33.30545</text:p>
          </table:table-cell>
          <table:table-cell office:value-type="float" office:value="13.3114" calcext:value-type="float">
            <text:p>13.3114</text:p>
          </table:table-cell>
          <table:table-cell office:value-type="float" office:value="28.10385" calcext:value-type="float">
            <text:p>28.10385</text:p>
          </table:table-cell>
          <table:table-cell office:value-type="float" office:value="14.96317" calcext:value-type="float">
            <text:p>14.96317</text:p>
          </table:table-cell>
          <table:table-cell office:value-type="float" office:value="24.16" calcext:value-type="float">
            <text:p>24.16</text:p>
          </table:table-cell>
          <table:table-cell office:value-type="float" office:value="15.98407" calcext:value-type="float">
            <text:p>15.98407</text:p>
          </table:table-cell>
          <table:table-cell office:value-type="float" office:value="21.83331" calcext:value-type="float">
            <text:p>21.83331</text:p>
          </table:table-cell>
          <table:table-cell office:value-type="float" office:value="16.36282" calcext:value-type="float">
            <text:p>16.36282</text:p>
          </table:table-cell>
          <table:table-cell office:value-type="float" office:value="19.62686" calcext:value-type="float">
            <text:p>19.62686</text:p>
          </table:table-cell>
          <table:table-cell office:value-type="float" office:value="16.52374" calcext:value-type="float">
            <text:p>16.52374</text:p>
          </table:table-cell>
          <table:table-cell office:value-type="float" office:value="17.99747" calcext:value-type="float">
            <text:p>17.99747</text:p>
          </table:table-cell>
          <table:table-cell office:value-type="float" office:value="16.14471" calcext:value-type="float">
            <text:p>16.14471</text:p>
          </table:table-cell>
          <table:table-cell office:value-type="float" office:value="15.72632" calcext:value-type="float">
            <text:p>15.72632</text:p>
          </table:table-cell>
          <table:table-cell office:value-type="float" office:value="14.98901" calcext:value-type="float">
            <text:p>14.98901</text:p>
          </table:table-cell>
          <table:table-cell office:value-type="float" office:value="13.98993" calcext:value-type="float">
            <text:p>13.98993</text:p>
          </table:table-cell>
          <table:table-cell office:value-type="float" office:value="13.85117" calcext:value-type="float">
            <text:p>13.85117</text:p>
          </table:table-cell>
          <table:table-cell office:value-type="float" office:value="12.4895" calcext:value-type="float">
            <text:p>12.4895</text:p>
          </table:table-cell>
          <table:table-cell office:value-type="float" office:value="12.47922" calcext:value-type="float">
            <text:p>12.47922</text:p>
          </table:table-cell>
          <table:table-cell office:value-type="float" office:value="11.14496" calcext:value-type="float">
            <text:p>11.14496</text:p>
          </table:table-cell>
          <table:table-cell office:value-type="float" office:value="11.09177" calcext:value-type="float">
            <text:p>11.09177</text:p>
          </table:table-cell>
          <table:table-cell office:value-type="float" office:value="9.922821" calcext:value-type="float">
            <text:p>9.922821</text:p>
          </table:table-cell>
          <table:table-cell office:value-type="float" office:value="9.773438" calcext:value-type="float">
            <text:p>9.773438</text:p>
          </table:table-cell>
          <table:table-cell office:value-type="float" office:value="8.898285" calcext:value-type="float">
            <text:p>8.898285</text:p>
          </table:table-cell>
          <table:table-cell office:value-type="float" office:value="8.705475" calcext:value-type="float">
            <text:p>8.705475</text:p>
          </table:table-cell>
          <table:table-cell office:value-type="float" office:value="8.446808" calcext:value-type="float">
            <text:p>8.446808</text:p>
          </table:table-cell>
          <table:table-cell office:value-type="float" office:value="8.286133" calcext:value-type="float">
            <text:p>8.286133</text:p>
          </table:table-cell>
          <table:table-cell office:value-type="float" office:value="45.47137" calcext:value-type="float">
            <text:p>45.47137</text:p>
          </table:table-cell>
          <table:table-cell office:value-type="float" office:value="9.541504" calcext:value-type="float">
            <text:p>9.5415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9052007" calcext:value-type="float">
            <text:p>9052007</text:p>
          </table:table-cell>
          <table:table-cell office:value-type="float" office:value="24.45354" calcext:value-type="float">
            <text:p>24.45354</text:p>
          </table:table-cell>
          <table:table-cell office:value-type="float" office:value="29.0951" calcext:value-type="float">
            <text:p>29.0951</text:p>
          </table:table-cell>
          <table:table-cell office:value-type="float" office:value="10.50301" calcext:value-type="float">
            <text:p>10.50301</text:p>
          </table:table-cell>
          <table:table-cell office:value-type="float" office:value="1.524112" calcext:value-type="float">
            <text:p>1.524112</text:p>
          </table:table-cell>
          <table:table-cell office:value-type="float" office:value="1.042756" calcext:value-type="float">
            <text:p>1.042756</text:p>
          </table:table-cell>
          <table:table-cell office:value-type="float" office:value="380.3136" calcext:value-type="float">
            <text:p>380.3136</text:p>
          </table:table-cell>
          <table:table-cell office:value-type="float" office:value="0.5715" calcext:value-type="float">
            <text:p>0.5715</text:p>
          </table:table-cell>
          <table:table-cell office:value-type="float" office:value="50.24658" calcext:value-type="float">
            <text:p>50.24658</text:p>
          </table:table-cell>
          <table:table-cell office:value-type="float" office:value="10.71643" calcext:value-type="float">
            <text:p>10.71643</text:p>
          </table:table-cell>
          <table:table-cell office:value-type="float" office:value="37.13733" calcext:value-type="float">
            <text:p>37.13733</text:p>
          </table:table-cell>
          <table:table-cell office:value-type="float" office:value="14.14856" calcext:value-type="float">
            <text:p>14.14856</text:p>
          </table:table-cell>
          <table:table-cell office:value-type="float" office:value="31.2536" calcext:value-type="float">
            <text:p>31.2536</text:p>
          </table:table-cell>
          <table:table-cell office:value-type="float" office:value="16.0892" calcext:value-type="float">
            <text:p>16.0892</text:p>
          </table:table-cell>
          <table:table-cell office:value-type="float" office:value="26.72787" calcext:value-type="float">
            <text:p>26.72787</text:p>
          </table:table-cell>
          <table:table-cell office:value-type="float" office:value="17.25204" calcext:value-type="float">
            <text:p>17.25204</text:p>
          </table:table-cell>
          <table:table-cell office:value-type="float" office:value="24.0062" calcext:value-type="float">
            <text:p>24.0062</text:p>
          </table:table-cell>
          <table:table-cell office:value-type="float" office:value="17.65549" calcext:value-type="float">
            <text:p>17.65549</text:p>
          </table:table-cell>
          <table:table-cell office:value-type="float" office:value="21.40555" calcext:value-type="float">
            <text:p>21.40555</text:p>
          </table:table-cell>
          <table:table-cell office:value-type="float" office:value="17.74826" calcext:value-type="float">
            <text:p>17.74826</text:p>
          </table:table-cell>
          <table:table-cell office:value-type="float" office:value="19.3913" calcext:value-type="float">
            <text:p>19.3913</text:p>
          </table:table-cell>
          <table:table-cell office:value-type="float" office:value="17.21231" calcext:value-type="float">
            <text:p>17.21231</text:p>
          </table:table-cell>
          <table:table-cell office:value-type="float" office:value="16.57919" calcext:value-type="float">
            <text:p>16.57919</text:p>
          </table:table-cell>
          <table:table-cell office:value-type="float" office:value="15.7417" calcext:value-type="float">
            <text:p>15.7417</text:p>
          </table:table-cell>
          <table:table-cell office:value-type="float" office:value="14.30209" calcext:value-type="float">
            <text:p>14.30209</text:p>
          </table:table-cell>
          <table:table-cell office:value-type="float" office:value="13.99255" calcext:value-type="float">
            <text:p>13.99255</text:p>
          </table:table-cell>
          <table:table-cell office:value-type="float" office:value="12.5372" calcext:value-type="float">
            <text:p>12.5372</text:p>
          </table:table-cell>
          <table:table-cell office:value-type="float" office:value="12.48227" calcext:value-type="float">
            <text:p>12.48227</text:p>
          </table:table-cell>
          <table:table-cell office:value-type="float" office:value="11.19659" calcext:value-type="float">
            <text:p>11.19659</text:p>
          </table:table-cell>
          <table:table-cell office:value-type="float" office:value="11.14545" calcext:value-type="float">
            <text:p>11.14545</text:p>
          </table:table-cell>
          <table:table-cell office:value-type="float" office:value="10.03006" calcext:value-type="float">
            <text:p>10.03006</text:p>
          </table:table-cell>
          <table:table-cell office:value-type="float" office:value="9.924103" calcext:value-type="float">
            <text:p>9.924103</text:p>
          </table:table-cell>
          <table:table-cell office:value-type="float" office:value="9.060577" calcext:value-type="float">
            <text:p>9.060577</text:p>
          </table:table-cell>
          <table:table-cell office:value-type="float" office:value="8.900116" calcext:value-type="float">
            <text:p>8.900116</text:p>
          </table:table-cell>
          <table:table-cell office:value-type="float" office:value="8.61203" calcext:value-type="float">
            <text:p>8.61203</text:p>
          </table:table-cell>
          <table:table-cell office:value-type="float" office:value="8.448547" calcext:value-type="float">
            <text:p>8.448547</text:p>
          </table:table-cell>
          <table:table-cell office:value-type="float" office:value="50.2464" calcext:value-type="float">
            <text:p>50.2464</text:p>
          </table:table-cell>
          <table:table-cell office:value-type="float" office:value="10.71649" calcext:value-type="float">
            <text:p>10.716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0052007" calcext:value-type="float">
            <text:p>10052007</text:p>
          </table:table-cell>
          <table:table-cell office:value-type="float" office:value="18.86541" calcext:value-type="float">
            <text:p>18.86541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3.97437" calcext:value-type="float">
            <text:p>13.97437</text:p>
          </table:table-cell>
          <table:table-cell office:value-type="float" office:value="1.478257" calcext:value-type="float">
            <text:p>1.478257</text:p>
          </table:table-cell>
          <table:table-cell office:value-type="float" office:value="1.100068" calcext:value-type="float">
            <text:p>1.100068</text:p>
          </table:table-cell>
          <table:table-cell office:value-type="float" office:value="376.5737" calcext:value-type="float">
            <text:p>376.5737</text:p>
          </table:table-cell>
          <table:table-cell office:value-type="float" office:value="0" calcext:value-type="float">
            <text:p>0</text:p>
          </table:table-cell>
          <table:table-cell office:value-type="float" office:value="43.03085" calcext:value-type="float">
            <text:p>43.03085</text:p>
          </table:table-cell>
          <table:table-cell office:value-type="float" office:value="15.04953" calcext:value-type="float">
            <text:p>15.04953</text:p>
          </table:table-cell>
          <table:table-cell office:value-type="float" office:value="31.60712" calcext:value-type="float">
            <text:p>31.60712</text:p>
          </table:table-cell>
          <table:table-cell office:value-type="float" office:value="18.08273" calcext:value-type="float">
            <text:p>18.08273</text:p>
          </table:table-cell>
          <table:table-cell office:value-type="float" office:value="28.00671" calcext:value-type="float">
            <text:p>28.00671</text:p>
          </table:table-cell>
          <table:table-cell office:value-type="float" office:value="19.42163" calcext:value-type="float">
            <text:p>19.42163</text:p>
          </table:table-cell>
          <table:table-cell office:value-type="float" office:value="25.17923" calcext:value-type="float">
            <text:p>25.17923</text:p>
          </table:table-cell>
          <table:table-cell office:value-type="float" office:value="20.02118" calcext:value-type="float">
            <text:p>20.02118</text:p>
          </table:table-cell>
          <table:table-cell office:value-type="float" office:value="23.38507" calcext:value-type="float">
            <text:p>23.38507</text:p>
          </table:table-cell>
          <table:table-cell office:value-type="float" office:value="20.04468" calcext:value-type="float">
            <text:p>20.04468</text:p>
          </table:table-cell>
          <table:table-cell office:value-type="float" office:value="21.4873" calcext:value-type="float">
            <text:p>21.4873</text:p>
          </table:table-cell>
          <table:table-cell office:value-type="float" office:value="19.71936" calcext:value-type="float">
            <text:p>19.71936</text:p>
          </table:table-cell>
          <table:table-cell office:value-type="float" office:value="19.86981" calcext:value-type="float">
            <text:p>19.86981</text:p>
          </table:table-cell>
          <table:table-cell office:value-type="float" office:value="18.79288" calcext:value-type="float">
            <text:p>18.79288</text:p>
          </table:table-cell>
          <table:table-cell office:value-type="float" office:value="17.46356" calcext:value-type="float">
            <text:p>17.46356</text:p>
          </table:table-cell>
          <table:table-cell office:value-type="float" office:value="16.59753" calcext:value-type="float">
            <text:p>16.59753</text:p>
          </table:table-cell>
          <table:table-cell office:value-type="float" office:value="14.77145" calcext:value-type="float">
            <text:p>14.77145</text:p>
          </table:table-cell>
          <table:table-cell office:value-type="float" office:value="14.30637" calcext:value-type="float">
            <text:p>14.30637</text:p>
          </table:table-cell>
          <table:table-cell office:value-type="float" office:value="12.66919" calcext:value-type="float">
            <text:p>12.66919</text:p>
          </table:table-cell>
          <table:table-cell office:value-type="float" office:value="12.53812" calcext:value-type="float">
            <text:p>12.53812</text:p>
          </table:table-cell>
          <table:table-cell office:value-type="float" office:value="11.27106" calcext:value-type="float">
            <text:p>11.27106</text:p>
          </table:table-cell>
          <table:table-cell office:value-type="float" office:value="11.1972" calcext:value-type="float">
            <text:p>11.1972</text:p>
          </table:table-cell>
          <table:table-cell office:value-type="float" office:value="10.1261" calcext:value-type="float">
            <text:p>10.1261</text:p>
          </table:table-cell>
          <table:table-cell office:value-type="float" office:value="10.0311" calcext:value-type="float">
            <text:p>10.0311</text:p>
          </table:table-cell>
          <table:table-cell office:value-type="float" office:value="9.202362" calcext:value-type="float">
            <text:p>9.202362</text:p>
          </table:table-cell>
          <table:table-cell office:value-type="float" office:value="9.062164" calcext:value-type="float">
            <text:p>9.062164</text:p>
          </table:table-cell>
          <table:table-cell office:value-type="float" office:value="8.770844" calcext:value-type="float">
            <text:p>8.770844</text:p>
          </table:table-cell>
          <table:table-cell office:value-type="float" office:value="8.613708" calcext:value-type="float">
            <text:p>8.613708</text:p>
          </table:table-cell>
          <table:table-cell office:value-type="float" office:value="42.21246" calcext:value-type="float">
            <text:p>42.21246</text:p>
          </table:table-cell>
          <table:table-cell office:value-type="float" office:value="15.04956" calcext:value-type="float">
            <text:p>15.049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1052007" calcext:value-type="float">
            <text:p>11052007</text:p>
          </table:table-cell>
          <table:table-cell office:value-type="float" office:value="24.45021" calcext:value-type="float">
            <text:p>24.45021</text:p>
          </table:table-cell>
          <table:table-cell office:value-type="float" office:value="21.87288" calcext:value-type="float">
            <text:p>21.87288</text:p>
          </table:table-cell>
          <table:table-cell office:value-type="float" office:value="11.46186" calcext:value-type="float">
            <text:p>11.46186</text:p>
          </table:table-cell>
          <table:table-cell office:value-type="float" office:value="1.250276" calcext:value-type="float">
            <text:p>1.250276</text:p>
          </table:table-cell>
          <table:table-cell office:value-type="float" office:value="0.9363285" calcext:value-type="float">
            <text:p>0.9363285</text:p>
          </table:table-cell>
          <table:table-cell office:value-type="float" office:value="374.087" calcext:value-type="float">
            <text:p>374.087</text:p>
          </table:table-cell>
          <table:table-cell office:value-type="float" office:value="0.3175" calcext:value-type="float">
            <text:p>0.3175</text:p>
          </table:table-cell>
          <table:table-cell office:value-type="float" office:value="46.08392" calcext:value-type="float">
            <text:p>46.08392</text:p>
          </table:table-cell>
          <table:table-cell office:value-type="float" office:value="12.60333" calcext:value-type="float">
            <text:p>12.60333</text:p>
          </table:table-cell>
          <table:table-cell office:value-type="float" office:value="35.29507" calcext:value-type="float">
            <text:p>35.29507</text:p>
          </table:table-cell>
          <table:table-cell office:value-type="float" office:value="16.43533" calcext:value-type="float">
            <text:p>16.43533</text:p>
          </table:table-cell>
          <table:table-cell office:value-type="float" office:value="30.54825" calcext:value-type="float">
            <text:p>30.54825</text:p>
          </table:table-cell>
          <table:table-cell office:value-type="float" office:value="18.18237" calcext:value-type="float">
            <text:p>18.18237</text:p>
          </table:table-cell>
          <table:table-cell office:value-type="float" office:value="26.80307" calcext:value-type="float">
            <text:p>26.80307</text:p>
          </table:table-cell>
          <table:table-cell office:value-type="float" office:value="19.21994" calcext:value-type="float">
            <text:p>19.21994</text:p>
          </table:table-cell>
          <table:table-cell office:value-type="float" office:value="24.51312" calcext:value-type="float">
            <text:p>24.51312</text:p>
          </table:table-cell>
          <table:table-cell office:value-type="float" office:value="19.54843" calcext:value-type="float">
            <text:p>19.54843</text:p>
          </table:table-cell>
          <table:table-cell office:value-type="float" office:value="22.24017" calcext:value-type="float">
            <text:p>22.24017</text:p>
          </table:table-cell>
          <table:table-cell office:value-type="float" office:value="19.57056" calcext:value-type="float">
            <text:p>19.57056</text:p>
          </table:table-cell>
          <table:table-cell office:value-type="float" office:value="20.49814" calcext:value-type="float">
            <text:p>20.49814</text:p>
          </table:table-cell>
          <table:table-cell office:value-type="float" office:value="18.94183" calcext:value-type="float">
            <text:p>18.94183</text:p>
          </table:table-cell>
          <table:table-cell office:value-type="float" office:value="17.96347" calcext:value-type="float">
            <text:p>17.96347</text:p>
          </table:table-cell>
          <table:table-cell office:value-type="float" office:value="17.47446" calcext:value-type="float">
            <text:p>17.47446</text:p>
          </table:table-cell>
          <table:table-cell office:value-type="float" office:value="15.2056" calcext:value-type="float">
            <text:p>15.2056</text:p>
          </table:table-cell>
          <table:table-cell office:value-type="float" office:value="14.77652" calcext:value-type="float">
            <text:p>14.77652</text:p>
          </table:table-cell>
          <table:table-cell office:value-type="float" office:value="12.86404" calcext:value-type="float">
            <text:p>12.86404</text:p>
          </table:table-cell>
          <table:table-cell office:value-type="float" office:value="12.67096" calcext:value-type="float">
            <text:p>12.67096</text:p>
          </table:table-cell>
          <table:table-cell office:value-type="float" office:value="11.38" calcext:value-type="float">
            <text:p>11.38</text:p>
          </table:table-cell>
          <table:table-cell office:value-type="float" office:value="11.27203" calcext:value-type="float">
            <text:p>11.27203</text:p>
          </table:table-cell>
          <table:table-cell office:value-type="float" office:value="10.22556" calcext:value-type="float">
            <text:p>10.22556</text:p>
          </table:table-cell>
          <table:table-cell office:value-type="float" office:value="10.12711" calcext:value-type="float">
            <text:p>10.12711</text:p>
          </table:table-cell>
          <table:table-cell office:value-type="float" office:value="9.333282" calcext:value-type="float">
            <text:p>9.333282</text:p>
          </table:table-cell>
          <table:table-cell office:value-type="float" office:value="9.203735" calcext:value-type="float">
            <text:p>9.203735</text:p>
          </table:table-cell>
          <table:table-cell office:value-type="float" office:value="8.920654" calcext:value-type="float">
            <text:p>8.920654</text:p>
          </table:table-cell>
          <table:table-cell office:value-type="float" office:value="8.77243" calcext:value-type="float">
            <text:p>8.77243</text:p>
          </table:table-cell>
          <table:table-cell office:value-type="float" office:value="46.0838" calcext:value-type="float">
            <text:p>46.0838</text:p>
          </table:table-cell>
          <table:table-cell office:value-type="float" office:value="12.82419" calcext:value-type="float">
            <text:p>12.824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2052007" calcext:value-type="float">
            <text:p>12052007</text:p>
          </table:table-cell>
          <table:table-cell office:value-type="float" office:value="24.61286" calcext:value-type="float">
            <text:p>24.61286</text:p>
          </table:table-cell>
          <table:table-cell office:value-type="float" office:value="21.31732" calcext:value-type="float">
            <text:p>21.31732</text:p>
          </table:table-cell>
          <table:table-cell office:value-type="float" office:value="7.976596" calcext:value-type="float">
            <text:p>7.976596</text:p>
          </table:table-cell>
          <table:table-cell office:value-type="float" office:value="1.175022" calcext:value-type="float">
            <text:p>1.175022</text:p>
          </table:table-cell>
          <table:table-cell office:value-type="float" office:value="0.9082667" calcext:value-type="float">
            <text:p>0.9082667</text:p>
          </table:table-cell>
          <table:table-cell office:value-type="float" office:value="375.5901" calcext:value-type="float">
            <text:p>375.5901</text:p>
          </table:table-cell>
          <table:table-cell office:value-type="float" office:value="0.9525" calcext:value-type="float">
            <text:p>0.9525</text:p>
          </table:table-cell>
          <table:table-cell office:value-type="float" office:value="43.71545" calcext:value-type="float">
            <text:p>43.71545</text:p>
          </table:table-cell>
          <table:table-cell office:value-type="float" office:value="9.335358" calcext:value-type="float">
            <text:p>9.335358</text:p>
          </table:table-cell>
          <table:table-cell office:value-type="float" office:value="32.86252" calcext:value-type="float">
            <text:p>32.86252</text:p>
          </table:table-cell>
          <table:table-cell office:value-type="float" office:value="13.45581" calcext:value-type="float">
            <text:p>13.45581</text:p>
          </table:table-cell>
          <table:table-cell office:value-type="float" office:value="28.34418" calcext:value-type="float">
            <text:p>28.34418</text:p>
          </table:table-cell>
          <table:table-cell office:value-type="float" office:value="16.21664" calcext:value-type="float">
            <text:p>16.21664</text:p>
          </table:table-cell>
          <table:table-cell office:value-type="float" office:value="25.08994" calcext:value-type="float">
            <text:p>25.08994</text:p>
          </table:table-cell>
          <table:table-cell office:value-type="float" office:value="18.06577" calcext:value-type="float">
            <text:p>18.06577</text:p>
          </table:table-cell>
          <table:table-cell office:value-type="float" office:value="23.20065" calcext:value-type="float">
            <text:p>23.20065</text:p>
          </table:table-cell>
          <table:table-cell office:value-type="float" office:value="18.86499" calcext:value-type="float">
            <text:p>18.86499</text:p>
          </table:table-cell>
          <table:table-cell office:value-type="float" office:value="22.04208" calcext:value-type="float">
            <text:p>22.04208</text:p>
          </table:table-cell>
          <table:table-cell office:value-type="float" office:value="19.27756" calcext:value-type="float">
            <text:p>19.27756</text:p>
          </table:table-cell>
          <table:table-cell office:value-type="float" office:value="20.49994" calcext:value-type="float">
            <text:p>20.49994</text:p>
          </table:table-cell>
          <table:table-cell office:value-type="float" office:value="18.91888" calcext:value-type="float">
            <text:p>18.91888</text:p>
          </table:table-cell>
          <table:table-cell office:value-type="float" office:value="18.16632" calcext:value-type="float">
            <text:p>18.16632</text:p>
          </table:table-cell>
          <table:table-cell office:value-type="float" office:value="17.97546" calcext:value-type="float">
            <text:p>17.97546</text:p>
          </table:table-cell>
          <table:table-cell office:value-type="float" office:value="15.56216" calcext:value-type="float">
            <text:p>15.56216</text:p>
          </table:table-cell>
          <table:table-cell office:value-type="float" office:value="15.21008" calcext:value-type="float">
            <text:p>15.21008</text:p>
          </table:table-cell>
          <table:table-cell office:value-type="float" office:value="13.08942" calcext:value-type="float">
            <text:p>13.08942</text:p>
          </table:table-cell>
          <table:table-cell office:value-type="float" office:value="12.86624" calcext:value-type="float">
            <text:p>12.86624</text:p>
          </table:table-cell>
          <table:table-cell office:value-type="float" office:value="11.51868" calcext:value-type="float">
            <text:p>11.51868</text:p>
          </table:table-cell>
          <table:table-cell office:value-type="float" office:value="11.38129" calcext:value-type="float">
            <text:p>11.38129</text:p>
          </table:table-cell>
          <table:table-cell office:value-type="float" office:value="10.3353" calcext:value-type="float">
            <text:p>10.3353</text:p>
          </table:table-cell>
          <table:table-cell office:value-type="float" office:value="10.22665" calcext:value-type="float">
            <text:p>10.22665</text:p>
          </table:table-cell>
          <table:table-cell office:value-type="float" office:value="9.459869" calcext:value-type="float">
            <text:p>9.459869</text:p>
          </table:table-cell>
          <table:table-cell office:value-type="float" office:value="9.334625" calcext:value-type="float">
            <text:p>9.334625</text:p>
          </table:table-cell>
          <table:table-cell office:value-type="float" office:value="9.062408" calcext:value-type="float">
            <text:p>9.062408</text:p>
          </table:table-cell>
          <table:table-cell office:value-type="float" office:value="8.92218" calcext:value-type="float">
            <text:p>8.92218</text:p>
          </table:table-cell>
          <table:table-cell office:value-type="float" office:value="43.7153" calcext:value-type="float">
            <text:p>43.7153</text:p>
          </table:table-cell>
          <table:table-cell office:value-type="float" office:value="9.335388" calcext:value-type="float">
            <text:p>9.3353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3052007" calcext:value-type="float">
            <text:p>13052007</text:p>
          </table:table-cell>
          <table:table-cell office:value-type="float" office:value="21.91013" calcext:value-type="float">
            <text:p>21.91013</text:p>
          </table:table-cell>
          <table:table-cell office:value-type="float" office:value="31.87288" calcext:value-type="float">
            <text:p>31.87288</text:p>
          </table:table-cell>
          <table:table-cell office:value-type="float" office:value="11.0144" calcext:value-type="float">
            <text:p>11.0144</text:p>
          </table:table-cell>
          <table:table-cell office:value-type="float" office:value="1.60036" calcext:value-type="float">
            <text:p>1.60036</text:p>
          </table:table-cell>
          <table:table-cell office:value-type="float" office:value="1.064758" calcext:value-type="float">
            <text:p>1.064758</text:p>
          </table:table-cell>
          <table:table-cell office:value-type="float" office:value="377.9568" calcext:value-type="float">
            <text:p>377.9568</text:p>
          </table:table-cell>
          <table:table-cell office:value-type="float" office:value="0" calcext:value-type="float">
            <text:p>0</text:p>
          </table:table-cell>
          <table:table-cell office:value-type="float" office:value="50.62222" calcext:value-type="float">
            <text:p>50.62222</text:p>
          </table:table-cell>
          <table:table-cell office:value-type="float" office:value="12.12839" calcext:value-type="float">
            <text:p>12.12839</text:p>
          </table:table-cell>
          <table:table-cell office:value-type="float" office:value="38.25485" calcext:value-type="float">
            <text:p>38.25485</text:p>
          </table:table-cell>
          <table:table-cell office:value-type="float" office:value="15.70844" calcext:value-type="float">
            <text:p>15.70844</text:p>
          </table:table-cell>
          <table:table-cell office:value-type="float" office:value="32.63684" calcext:value-type="float">
            <text:p>32.63684</text:p>
          </table:table-cell>
          <table:table-cell office:value-type="float" office:value="17.52856" calcext:value-type="float">
            <text:p>17.52856</text:p>
          </table:table-cell>
          <table:table-cell office:value-type="float" office:value="28.28094" calcext:value-type="float">
            <text:p>28.28094</text:p>
          </table:table-cell>
          <table:table-cell office:value-type="float" office:value="18.6832" calcext:value-type="float">
            <text:p>18.6832</text:p>
          </table:table-cell>
          <table:table-cell office:value-type="float" office:value="25.65891" calcext:value-type="float">
            <text:p>25.65891</text:p>
          </table:table-cell>
          <table:table-cell office:value-type="float" office:value="19.16556" calcext:value-type="float">
            <text:p>19.16556</text:p>
          </table:table-cell>
          <table:table-cell office:value-type="float" office:value="23.14587" calcext:value-type="float">
            <text:p>23.14587</text:p>
          </table:table-cell>
          <table:table-cell office:value-type="float" office:value="19.39487" calcext:value-type="float">
            <text:p>19.39487</text:p>
          </table:table-cell>
          <table:table-cell office:value-type="float" office:value="21.18585" calcext:value-type="float">
            <text:p>21.18585</text:p>
          </table:table-cell>
          <table:table-cell office:value-type="float" office:value="19.00882" calcext:value-type="float">
            <text:p>19.00882</text:p>
          </table:table-cell>
          <table:table-cell office:value-type="float" office:value="18.41513" calcext:value-type="float">
            <text:p>18.41513</text:p>
          </table:table-cell>
          <table:table-cell office:value-type="float" office:value="18.06342" calcext:value-type="float">
            <text:p>18.06342</text:p>
          </table:table-cell>
          <table:table-cell office:value-type="float" office:value="15.80829" calcext:value-type="float">
            <text:p>15.80829</text:p>
          </table:table-cell>
          <table:table-cell office:value-type="float" office:value="15.56512" calcext:value-type="float">
            <text:p>15.56512</text:p>
          </table:table-cell>
          <table:table-cell office:value-type="float" office:value="13.31073" calcext:value-type="float">
            <text:p>13.31073</text:p>
          </table:table-cell>
          <table:table-cell office:value-type="float" office:value="13.09177" calcext:value-type="float">
            <text:p>13.09177</text:p>
          </table:table-cell>
          <table:table-cell office:value-type="float" office:value="11.67612" calcext:value-type="float">
            <text:p>11.67612</text:p>
          </table:table-cell>
          <table:table-cell office:value-type="float" office:value="11.52026" calcext:value-type="float">
            <text:p>11.52026</text:p>
          </table:table-cell>
          <table:table-cell office:value-type="float" office:value="10.45673" calcext:value-type="float">
            <text:p>10.45673</text:p>
          </table:table-cell>
          <table:table-cell office:value-type="float" office:value="10.33652" calcext:value-type="float">
            <text:p>10.33652</text:p>
          </table:table-cell>
          <table:table-cell office:value-type="float" office:value="9.585632" calcext:value-type="float">
            <text:p>9.585632</text:p>
          </table:table-cell>
          <table:table-cell office:value-type="float" office:value="9.461182" calcext:value-type="float">
            <text:p>9.461182</text:p>
          </table:table-cell>
          <table:table-cell office:value-type="float" office:value="9.197388" calcext:value-type="float">
            <text:p>9.197388</text:p>
          </table:table-cell>
          <table:table-cell office:value-type="float" office:value="9.063843" calcext:value-type="float">
            <text:p>9.063843</text:p>
          </table:table-cell>
          <table:table-cell office:value-type="float" office:value="50.62204" calcext:value-type="float">
            <text:p>50.62204</text:p>
          </table:table-cell>
          <table:table-cell office:value-type="float" office:value="12.12842" calcext:value-type="float">
            <text:p>12.12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14052007" calcext:value-type="float">
            <text:p>14052007</text:p>
          </table:table-cell>
          <table:table-cell office:value-type="float" office:value="25.2809" calcext:value-type="float">
            <text:p>25.2809</text:p>
          </table:table-cell>
          <table:table-cell office:value-type="float" office:value="32.42843" calcext:value-type="float">
            <text:p>32.42843</text:p>
          </table:table-cell>
          <table:table-cell office:value-type="float" office:value="15.99216" calcext:value-type="float">
            <text:p>15.99216</text:p>
          </table:table-cell>
          <table:table-cell office:value-type="float" office:value="1.758467" calcext:value-type="float">
            <text:p>1.758467</text:p>
          </table:table-cell>
          <table:table-cell office:value-type="float" office:value="1.373338" calcext:value-type="float">
            <text:p>1.373338</text:p>
          </table:table-cell>
          <table:table-cell office:value-type="float" office:value="375.5219" calcext:value-type="float">
            <text:p>375.5219</text:p>
          </table:table-cell>
          <table:table-cell office:value-type="float" office:value="0" calcext:value-type="float">
            <text:p>0</text:p>
          </table:table-cell>
          <table:table-cell office:value-type="float" office:value="55.25113" calcext:value-type="float">
            <text:p>55.25113</text:p>
          </table:table-cell>
          <table:table-cell office:value-type="float" office:value="17.07245" calcext:value-type="float">
            <text:p>17.07245</text:p>
          </table:table-cell>
          <table:table-cell office:value-type="float" office:value="42.00354" calcext:value-type="float">
            <text:p>42.00354</text:p>
          </table:table-cell>
          <table:table-cell office:value-type="float" office:value="19.96994" calcext:value-type="float">
            <text:p>19.96994</text:p>
          </table:table-cell>
          <table:table-cell office:value-type="float" office:value="36.02515" calcext:value-type="float">
            <text:p>36.02515</text:p>
          </table:table-cell>
          <table:table-cell office:value-type="float" office:value="21.28922" calcext:value-type="float">
            <text:p>21.28922</text:p>
          </table:table-cell>
          <table:table-cell office:value-type="float" office:value="31.2226" calcext:value-type="float">
            <text:p>31.2226</text:p>
          </table:table-cell>
          <table:table-cell office:value-type="float" office:value="21.86282" calcext:value-type="float">
            <text:p>21.86282</text:p>
          </table:table-cell>
          <table:table-cell office:value-type="float" office:value="28.2413" calcext:value-type="float">
            <text:p>28.2413</text:p>
          </table:table-cell>
          <table:table-cell office:value-type="float" office:value="21.87637" calcext:value-type="float">
            <text:p>21.87637</text:p>
          </table:table-cell>
          <table:table-cell office:value-type="float" office:value="25.29306" calcext:value-type="float">
            <text:p>25.29306</text:p>
          </table:table-cell>
          <table:table-cell office:value-type="float" office:value="21.55228" calcext:value-type="float">
            <text:p>21.55228</text:p>
          </table:table-cell>
          <table:table-cell office:value-type="float" office:value="22.9119" calcext:value-type="float">
            <text:p>22.9119</text:p>
          </table:table-cell>
          <table:table-cell office:value-type="float" office:value="20.60089" calcext:value-type="float">
            <text:p>20.60089</text:p>
          </table:table-cell>
          <table:table-cell office:value-type="float" office:value="19.44641" calcext:value-type="float">
            <text:p>19.44641</text:p>
          </table:table-cell>
          <table:table-cell office:value-type="float" office:value="18.431" calcext:value-type="float">
            <text:p>18.431</text:p>
          </table:table-cell>
          <table:table-cell office:value-type="float" office:value="16.21396" calcext:value-type="float">
            <text:p>16.21396</text:p>
          </table:table-cell>
          <table:table-cell office:value-type="float" office:value="15.81152" calcext:value-type="float">
            <text:p>15.81152</text:p>
          </table:table-cell>
          <table:table-cell office:value-type="float" office:value="13.54068" calcext:value-type="float">
            <text:p>13.54068</text:p>
          </table:table-cell>
          <table:table-cell office:value-type="float" office:value="13.31296" calcext:value-type="float">
            <text:p>13.31296</text:p>
          </table:table-cell>
          <table:table-cell office:value-type="float" office:value="11.84375" calcext:value-type="float">
            <text:p>11.84375</text:p>
          </table:table-cell>
          <table:table-cell office:value-type="float" office:value="11.67783" calcext:value-type="float">
            <text:p>11.67783</text:p>
          </table:table-cell>
          <table:table-cell office:value-type="float" office:value="10.58835" calcext:value-type="float">
            <text:p>10.58835</text:p>
          </table:table-cell>
          <table:table-cell office:value-type="float" office:value="10.45807" calcext:value-type="float">
            <text:p>10.45807</text:p>
          </table:table-cell>
          <table:table-cell office:value-type="float" office:value="9.712341" calcext:value-type="float">
            <text:p>9.712341</text:p>
          </table:table-cell>
          <table:table-cell office:value-type="float" office:value="9.586975" calcext:value-type="float">
            <text:p>9.586975</text:p>
          </table:table-cell>
          <table:table-cell office:value-type="float" office:value="9.327179" calcext:value-type="float">
            <text:p>9.327179</text:p>
          </table:table-cell>
          <table:table-cell office:value-type="float" office:value="9.198761" calcext:value-type="float">
            <text:p>9.198761</text:p>
          </table:table-cell>
          <table:table-cell office:value-type="float" office:value="55.25089" calcext:value-type="float">
            <text:p>55.25089</text:p>
          </table:table-cell>
          <table:table-cell office:value-type="float" office:value="17.07248" calcext:value-type="float">
            <text:p>17.072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5052007" calcext:value-type="float">
            <text:p>15052007</text:p>
          </table:table-cell>
          <table:table-cell office:value-type="float" office:value="20.89438" calcext:value-type="float">
            <text:p>20.89438</text:p>
          </table:table-cell>
          <table:table-cell office:value-type="float" office:value="32.98399" calcext:value-type="float">
            <text:p>32.98399</text:p>
          </table:table-cell>
          <table:table-cell office:value-type="float" office:value="20.47243" calcext:value-type="float">
            <text:p>20.47243</text:p>
          </table:table-cell>
          <table:table-cell office:value-type="float" office:value="1.944469" calcext:value-type="float">
            <text:p>1.944469</text:p>
          </table:table-cell>
          <table:table-cell office:value-type="float" office:value="1.493527" calcext:value-type="float">
            <text:p>1.493527</text:p>
          </table:table-cell>
          <table:table-cell office:value-type="float" office:value="377.6915" calcext:value-type="float">
            <text:p>377.6915</text:p>
          </table:table-cell>
          <table:table-cell office:value-type="float" office:value="0" calcext:value-type="float">
            <text:p>0</text:p>
          </table:table-cell>
          <table:table-cell office:value-type="float" office:value="52.61127" calcext:value-type="float">
            <text:p>52.61127</text:p>
          </table:table-cell>
          <table:table-cell office:value-type="float" office:value="21.1803" calcext:value-type="float">
            <text:p>21.1803</text:p>
          </table:table-cell>
          <table:table-cell office:value-type="float" office:value="41.37378" calcext:value-type="float">
            <text:p>41.37378</text:p>
          </table:table-cell>
          <table:table-cell office:value-type="float" office:value="23.44263" calcext:value-type="float">
            <text:p>23.44263</text:p>
          </table:table-cell>
          <table:table-cell office:value-type="float" office:value="36.20129" calcext:value-type="float">
            <text:p>36.20129</text:p>
          </table:table-cell>
          <table:table-cell office:value-type="float" office:value="24.37057" calcext:value-type="float">
            <text:p>24.37057</text:p>
          </table:table-cell>
          <table:table-cell office:value-type="float" office:value="31.93842" calcext:value-type="float">
            <text:p>31.93842</text:p>
          </table:table-cell>
          <table:table-cell office:value-type="float" office:value="24.55289" calcext:value-type="float">
            <text:p>24.55289</text:p>
          </table:table-cell>
          <table:table-cell office:value-type="float" office:value="29.23471" calcext:value-type="float">
            <text:p>29.23471</text:p>
          </table:table-cell>
          <table:table-cell office:value-type="float" office:value="24.28598" calcext:value-type="float">
            <text:p>24.28598</text:p>
          </table:table-cell>
          <table:table-cell office:value-type="float" office:value="26.45697" calcext:value-type="float">
            <text:p>26.45697</text:p>
          </table:table-cell>
          <table:table-cell office:value-type="float" office:value="23.61829" calcext:value-type="float">
            <text:p>23.61829</text:p>
          </table:table-cell>
          <table:table-cell office:value-type="float" office:value="24.09985" calcext:value-type="float">
            <text:p>24.09985</text:p>
          </table:table-cell>
          <table:table-cell office:value-type="float" office:value="22.31586" calcext:value-type="float">
            <text:p>22.31586</text:p>
          </table:table-cell>
          <table:table-cell office:value-type="float" office:value="20.58447" calcext:value-type="float">
            <text:p>20.58447</text:p>
          </table:table-cell>
          <table:table-cell office:value-type="float" office:value="19.4664" calcext:value-type="float">
            <text:p>19.4664</text:p>
          </table:table-cell>
          <table:table-cell office:value-type="float" office:value="16.81885" calcext:value-type="float">
            <text:p>16.81885</text:p>
          </table:table-cell>
          <table:table-cell office:value-type="float" office:value="16.21954" calcext:value-type="float">
            <text:p>16.21954</text:p>
          </table:table-cell>
          <table:table-cell office:value-type="float" office:value="13.82266" calcext:value-type="float">
            <text:p>13.82266</text:p>
          </table:table-cell>
          <table:table-cell office:value-type="float" office:value="13.54324" calcext:value-type="float">
            <text:p>13.54324</text:p>
          </table:table-cell>
          <table:table-cell office:value-type="float" office:value="12.02841" calcext:value-type="float">
            <text:p>12.02841</text:p>
          </table:table-cell>
          <table:table-cell office:value-type="float" office:value="11.84558" calcext:value-type="float">
            <text:p>11.84558</text:p>
          </table:table-cell>
          <table:table-cell office:value-type="float" office:value="10.72916" calcext:value-type="float">
            <text:p>10.72916</text:p>
          </table:table-cell>
          <table:table-cell office:value-type="float" office:value="10.58978" calcext:value-type="float">
            <text:p>10.58978</text:p>
          </table:table-cell>
          <table:table-cell office:value-type="float" office:value="9.840881" calcext:value-type="float">
            <text:p>9.840881</text:p>
          </table:table-cell>
          <table:table-cell office:value-type="float" office:value="9.713654" calcext:value-type="float">
            <text:p>9.713654</text:p>
          </table:table-cell>
          <table:table-cell office:value-type="float" office:value="9.453979" calcext:value-type="float">
            <text:p>9.453979</text:p>
          </table:table-cell>
          <table:table-cell office:value-type="float" office:value="9.328522" calcext:value-type="float">
            <text:p>9.328522</text:p>
          </table:table-cell>
          <table:table-cell office:value-type="float" office:value="52.61105" calcext:value-type="float">
            <text:p>52.61105</text:p>
          </table:table-cell>
          <table:table-cell office:value-type="float" office:value="21.18033" calcext:value-type="float">
            <text:p>21.180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6052007" calcext:value-type="float">
            <text:p>16052007</text:p>
          </table:table-cell>
          <table:table-cell office:value-type="float" office:value="24.49259" calcext:value-type="float">
            <text:p>24.49259</text:p>
          </table:table-cell>
          <table:table-cell office:value-type="float" office:value="30.76177" calcext:value-type="float">
            <text:p>30.76177</text:p>
          </table:table-cell>
          <table:table-cell office:value-type="float" office:value="17.47632" calcext:value-type="float">
            <text:p>17.47632</text:p>
          </table:table-cell>
          <table:table-cell office:value-type="float" office:value="1.730616" calcext:value-type="float">
            <text:p>1.730616</text:p>
          </table:table-cell>
          <table:table-cell office:value-type="float" office:value="1.445281" calcext:value-type="float">
            <text:p>1.445281</text:p>
          </table:table-cell>
          <table:table-cell office:value-type="float" office:value="381.2352" calcext:value-type="float">
            <text:p>381.2352</text:p>
          </table:table-cell>
          <table:table-cell office:value-type="float" office:value="0" calcext:value-type="float">
            <text:p>0</text:p>
          </table:table-cell>
          <table:table-cell office:value-type="float" office:value="53.76917" calcext:value-type="float">
            <text:p>53.76917</text:p>
          </table:table-cell>
          <table:table-cell office:value-type="float" office:value="19.32166" calcext:value-type="float">
            <text:p>19.32166</text:p>
          </table:table-cell>
          <table:table-cell office:value-type="float" office:value="42.10522" calcext:value-type="float">
            <text:p>42.10522</text:p>
          </table:table-cell>
          <table:table-cell office:value-type="float" office:value="22.7424" calcext:value-type="float">
            <text:p>22.7424</text:p>
          </table:table-cell>
          <table:table-cell office:value-type="float" office:value="36.84808" calcext:value-type="float">
            <text:p>36.84808</text:p>
          </table:table-cell>
          <table:table-cell office:value-type="float" office:value="24.22977" calcext:value-type="float">
            <text:p>24.22977</text:p>
          </table:table-cell>
          <table:table-cell office:value-type="float" office:value="32.58685" calcext:value-type="float">
            <text:p>32.58685</text:p>
          </table:table-cell>
          <table:table-cell office:value-type="float" office:value="24.84723" calcext:value-type="float">
            <text:p>24.84723</text:p>
          </table:table-cell>
          <table:table-cell office:value-type="float" office:value="29.89957" calcext:value-type="float">
            <text:p>29.89957</text:p>
          </table:table-cell>
          <table:table-cell office:value-type="float" office:value="24.82578" calcext:value-type="float">
            <text:p>24.82578</text:p>
          </table:table-cell>
          <table:table-cell office:value-type="float" office:value="27.14099" calcext:value-type="float">
            <text:p>27.14099</text:p>
          </table:table-cell>
          <table:table-cell office:value-type="float" office:value="24.38034" calcext:value-type="float">
            <text:p>24.38034</text:p>
          </table:table-cell>
          <table:table-cell office:value-type="float" office:value="24.85193" calcext:value-type="float">
            <text:p>24.85193</text:p>
          </table:table-cell>
          <table:table-cell office:value-type="float" office:value="23.1922" calcext:value-type="float">
            <text:p>23.1922</text:p>
          </table:table-cell>
          <table:table-cell office:value-type="float" office:value="21.43533" calcext:value-type="float">
            <text:p>21.43533</text:p>
          </table:table-cell>
          <table:table-cell office:value-type="float" office:value="20.60162" calcext:value-type="float">
            <text:p>20.60162</text:p>
          </table:table-cell>
          <table:table-cell office:value-type="float" office:value="17.46896" calcext:value-type="float">
            <text:p>17.46896</text:p>
          </table:table-cell>
          <table:table-cell office:value-type="float" office:value="16.82581" calcext:value-type="float">
            <text:p>16.82581</text:p>
          </table:table-cell>
          <table:table-cell office:value-type="float" office:value="14.16415" calcext:value-type="float">
            <text:p>14.16415</text:p>
          </table:table-cell>
          <table:table-cell office:value-type="float" office:value="13.8259" calcext:value-type="float">
            <text:p>13.8259</text:p>
          </table:table-cell>
          <table:table-cell office:value-type="float" office:value="12.23941" calcext:value-type="float">
            <text:p>12.23941</text:p>
          </table:table-cell>
          <table:table-cell office:value-type="float" office:value="12.03046" calcext:value-type="float">
            <text:p>12.03046</text:p>
          </table:table-cell>
          <table:table-cell office:value-type="float" office:value="10.88028" calcext:value-type="float">
            <text:p>10.88028</text:p>
          </table:table-cell>
          <table:table-cell office:value-type="float" office:value="10.73068" calcext:value-type="float">
            <text:p>10.73068</text:p>
          </table:table-cell>
          <table:table-cell office:value-type="float" office:value="9.972504" calcext:value-type="float">
            <text:p>9.972504</text:p>
          </table:table-cell>
          <table:table-cell office:value-type="float" office:value="9.842255" calcext:value-type="float">
            <text:p>9.842255</text:p>
          </table:table-cell>
          <table:table-cell office:value-type="float" office:value="9.578674" calcext:value-type="float">
            <text:p>9.578674</text:p>
          </table:table-cell>
          <table:table-cell office:value-type="float" office:value="9.455292" calcext:value-type="float">
            <text:p>9.455292</text:p>
          </table:table-cell>
          <table:table-cell office:value-type="float" office:value="53.76901" calcext:value-type="float">
            <text:p>53.76901</text:p>
          </table:table-cell>
          <table:table-cell office:value-type="float" office:value="19.32169" calcext:value-type="float">
            <text:p>19.321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7052007" calcext:value-type="float">
            <text:p>17052007</text:p>
          </table:table-cell>
          <table:table-cell office:value-type="float" office:value="22.50572" calcext:value-type="float">
            <text:p>22.50572</text:p>
          </table:table-cell>
          <table:table-cell office:value-type="float" office:value="26.87288" calcext:value-type="float">
            <text:p>26.87288</text:p>
          </table:table-cell>
          <table:table-cell office:value-type="float" office:value="17.45686" calcext:value-type="float">
            <text:p>17.45686</text:p>
          </table:table-cell>
          <table:table-cell office:value-type="float" office:value="1.636093" calcext:value-type="float">
            <text:p>1.636093</text:p>
          </table:table-cell>
          <table:table-cell office:value-type="float" office:value="1.277612" calcext:value-type="float">
            <text:p>1.277612</text:p>
          </table:table-cell>
          <table:table-cell office:value-type="float" office:value="376.2807" calcext:value-type="float">
            <text:p>376.2807</text:p>
          </table:table-cell>
          <table:table-cell office:value-type="float" office:value="0" calcext:value-type="float">
            <text:p>0</text:p>
          </table:table-cell>
          <table:table-cell office:value-type="float" office:value="49.37531" calcext:value-type="float">
            <text:p>49.37531</text:p>
          </table:table-cell>
          <table:table-cell office:value-type="float" office:value="19.21649" calcext:value-type="float">
            <text:p>19.21649</text:p>
          </table:table-cell>
          <table:table-cell office:value-type="float" office:value="39.34805" calcext:value-type="float">
            <text:p>39.34805</text:p>
          </table:table-cell>
          <table:table-cell office:value-type="float" office:value="22.63876" calcext:value-type="float">
            <text:p>22.63876</text:p>
          </table:table-cell>
          <table:table-cell office:value-type="float" office:value="34.93375" calcext:value-type="float">
            <text:p>34.93375</text:p>
          </table:table-cell>
          <table:table-cell office:value-type="float" office:value="24.22556" calcext:value-type="float">
            <text:p>24.22556</text:p>
          </table:table-cell>
          <table:table-cell office:value-type="float" office:value="31.38904" calcext:value-type="float">
            <text:p>31.38904</text:p>
          </table:table-cell>
          <table:table-cell office:value-type="float" office:value="24.98874" calcext:value-type="float">
            <text:p>24.98874</text:p>
          </table:table-cell>
          <table:table-cell office:value-type="float" office:value="29.15173" calcext:value-type="float">
            <text:p>29.15173</text:p>
          </table:table-cell>
          <table:table-cell office:value-type="float" office:value="25.0853" calcext:value-type="float">
            <text:p>25.0853</text:p>
          </table:table-cell>
          <table:table-cell office:value-type="float" office:value="26.97897" calcext:value-type="float">
            <text:p>26.97897</text:p>
          </table:table-cell>
          <table:table-cell office:value-type="float" office:value="24.76776" calcext:value-type="float">
            <text:p>24.76776</text:p>
          </table:table-cell>
          <table:table-cell office:value-type="float" office:value="24.87051" calcext:value-type="float">
            <text:p>24.87051</text:p>
          </table:table-cell>
          <table:table-cell office:value-type="float" office:value="23.70889" calcext:value-type="float">
            <text:p>23.70889</text:p>
          </table:table-cell>
          <table:table-cell office:value-type="float" office:value="21.9512" calcext:value-type="float">
            <text:p>21.9512</text:p>
          </table:table-cell>
          <table:table-cell office:value-type="float" office:value="21.44998" calcext:value-type="float">
            <text:p>21.44998</text:p>
          </table:table-cell>
          <table:table-cell office:value-type="float" office:value="18.0611" calcext:value-type="float">
            <text:p>18.0611</text:p>
          </table:table-cell>
          <table:table-cell office:value-type="float" office:value="17.47574" calcext:value-type="float">
            <text:p>17.47574</text:p>
          </table:table-cell>
          <table:table-cell office:value-type="float" office:value="14.54138" calcext:value-type="float">
            <text:p>14.54138</text:p>
          </table:table-cell>
          <table:table-cell office:value-type="float" office:value="14.16797" calcext:value-type="float">
            <text:p>14.16797</text:p>
          </table:table-cell>
          <table:table-cell office:value-type="float" office:value="12.47995" calcext:value-type="float">
            <text:p>12.47995</text:p>
          </table:table-cell>
          <table:table-cell office:value-type="float" office:value="12.24176" calcext:value-type="float">
            <text:p>12.24176</text:p>
          </table:table-cell>
          <table:table-cell office:value-type="float" office:value="11.04681" calcext:value-type="float">
            <text:p>11.04681</text:p>
          </table:table-cell>
          <table:table-cell office:value-type="float" office:value="10.88196" calcext:value-type="float">
            <text:p>10.88196</text:p>
          </table:table-cell>
          <table:table-cell office:value-type="float" office:value="10.10812" calcext:value-type="float">
            <text:p>10.10812</text:p>
          </table:table-cell>
          <table:table-cell office:value-type="float" office:value="9.973907" calcext:value-type="float">
            <text:p>9.973907</text:p>
          </table:table-cell>
          <table:table-cell office:value-type="float" office:value="9.703339" calcext:value-type="float">
            <text:p>9.703339</text:p>
          </table:table-cell>
          <table:table-cell office:value-type="float" office:value="9.579956" calcext:value-type="float">
            <text:p>9.579956</text:p>
          </table:table-cell>
          <table:table-cell office:value-type="float" office:value="49.37515" calcext:value-type="float">
            <text:p>49.37515</text:p>
          </table:table-cell>
          <table:table-cell office:value-type="float" office:value="19.21652" calcext:value-type="float">
            <text:p>19.21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18052007" calcext:value-type="float">
            <text:p>18052007</text:p>
          </table:table-cell>
          <table:table-cell office:value-type="float" office:value="21.6769" calcext:value-type="float">
            <text:p>21.6769</text:p>
          </table:table-cell>
          <table:table-cell office:value-type="float" office:value="25.76177" calcext:value-type="float">
            <text:p>25.76177</text:p>
          </table:table-cell>
          <table:table-cell office:value-type="float" office:value="14.96381" calcext:value-type="float">
            <text:p>14.96381</text:p>
          </table:table-cell>
          <table:table-cell office:value-type="float" office:value="1.477321" calcext:value-type="float">
            <text:p>1.477321</text:p>
          </table:table-cell>
          <table:table-cell office:value-type="float" office:value="1.151548" calcext:value-type="float">
            <text:p>1.151548</text:p>
          </table:table-cell>
          <table:table-cell office:value-type="float" office:value="375.7631" calcext:value-type="float">
            <text:p>375.7631</text:p>
          </table:table-cell>
          <table:table-cell office:value-type="float" office:value="0.8255" calcext:value-type="float">
            <text:p>0.8255</text:p>
          </table:table-cell>
          <table:table-cell office:value-type="float" office:value="47.3555" calcext:value-type="float">
            <text:p>47.3555</text:p>
          </table:table-cell>
          <table:table-cell office:value-type="float" office:value="15.95462" calcext:value-type="float">
            <text:p>15.95462</text:p>
          </table:table-cell>
          <table:table-cell office:value-type="float" office:value="37.74243" calcext:value-type="float">
            <text:p>37.74243</text:p>
          </table:table-cell>
          <table:table-cell office:value-type="float" office:value="20.8645" calcext:value-type="float">
            <text:p>20.8645</text:p>
          </table:table-cell>
          <table:table-cell office:value-type="float" office:value="33.59613" calcext:value-type="float">
            <text:p>33.59613</text:p>
          </table:table-cell>
          <table:table-cell office:value-type="float" office:value="22.78079" calcext:value-type="float">
            <text:p>22.78079</text:p>
          </table:table-cell>
          <table:table-cell office:value-type="float" office:value="30.32962" calcext:value-type="float">
            <text:p>30.32962</text:p>
          </table:table-cell>
          <table:table-cell office:value-type="float" office:value="23.88959" calcext:value-type="float">
            <text:p>23.88959</text:p>
          </table:table-cell>
          <table:table-cell office:value-type="float" office:value="28.31537" calcext:value-type="float">
            <text:p>28.31537</text:p>
          </table:table-cell>
          <table:table-cell office:value-type="float" office:value="24.25012" calcext:value-type="float">
            <text:p>24.25012</text:p>
          </table:table-cell>
          <table:table-cell office:value-type="float" office:value="26.58536" calcext:value-type="float">
            <text:p>26.58536</text:p>
          </table:table-cell>
          <table:table-cell office:value-type="float" office:value="24.24341" calcext:value-type="float">
            <text:p>24.24341</text:p>
          </table:table-cell>
          <table:table-cell office:value-type="float" office:value="24.86728" calcext:value-type="float">
            <text:p>24.86728</text:p>
          </table:table-cell>
          <table:table-cell office:value-type="float" office:value="23.49872" calcext:value-type="float">
            <text:p>23.49872</text:p>
          </table:table-cell>
          <table:table-cell office:value-type="float" office:value="22.09259" calcext:value-type="float">
            <text:p>22.09259</text:p>
          </table:table-cell>
          <table:table-cell office:value-type="float" office:value="21.93167" calcext:value-type="float">
            <text:p>21.93167</text:p>
          </table:table-cell>
          <table:table-cell office:value-type="float" office:value="18.49936" calcext:value-type="float">
            <text:p>18.49936</text:p>
          </table:table-cell>
          <table:table-cell office:value-type="float" office:value="18.06671" calcext:value-type="float">
            <text:p>18.06671</text:p>
          </table:table-cell>
          <table:table-cell office:value-type="float" office:value="14.91946" calcext:value-type="float">
            <text:p>14.91946</text:p>
          </table:table-cell>
          <table:table-cell office:value-type="float" office:value="14.54535" calcext:value-type="float">
            <text:p>14.54535</text:p>
          </table:table-cell>
          <table:table-cell office:value-type="float" office:value="12.74109" calcext:value-type="float">
            <text:p>12.74109</text:p>
          </table:table-cell>
          <table:table-cell office:value-type="float" office:value="12.48257" calcext:value-type="float">
            <text:p>12.48257</text:p>
          </table:table-cell>
          <table:table-cell office:value-type="float" office:value="11.2269" calcext:value-type="float">
            <text:p>11.2269</text:p>
          </table:table-cell>
          <table:table-cell office:value-type="float" office:value="11.04861" calcext:value-type="float">
            <text:p>11.04861</text:p>
          </table:table-cell>
          <table:table-cell office:value-type="float" office:value="10.24942" calcext:value-type="float">
            <text:p>10.24942</text:p>
          </table:table-cell>
          <table:table-cell office:value-type="float" office:value="10.10956" calcext:value-type="float">
            <text:p>10.10956</text:p>
          </table:table-cell>
          <table:table-cell office:value-type="float" office:value="9.829346" calcext:value-type="float">
            <text:p>9.829346</text:p>
          </table:table-cell>
          <table:table-cell office:value-type="float" office:value="9.704651" calcext:value-type="float">
            <text:p>9.704651</text:p>
          </table:table-cell>
          <table:table-cell office:value-type="float" office:value="47.35538" calcext:value-type="float">
            <text:p>47.35538</text:p>
          </table:table-cell>
          <table:table-cell office:value-type="float" office:value="16.37863" calcext:value-type="float">
            <text:p>16.378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9052007" calcext:value-type="float">
            <text:p>19052007</text:p>
          </table:table-cell>
          <table:table-cell office:value-type="float" office:value="25.62072" calcext:value-type="float">
            <text:p>25.62072</text:p>
          </table:table-cell>
          <table:table-cell office:value-type="float" office:value="28.53955" calcext:value-type="float">
            <text:p>28.53955</text:p>
          </table:table-cell>
          <table:table-cell office:value-type="float" office:value="11.49522" calcext:value-type="float">
            <text:p>11.49522</text:p>
          </table:table-cell>
          <table:table-cell office:value-type="float" office:value="1.487545" calcext:value-type="float">
            <text:p>1.487545</text:p>
          </table:table-cell>
          <table:table-cell office:value-type="float" office:value="1.1041" calcext:value-type="float">
            <text:p>1.1041</text:p>
          </table:table-cell>
          <table:table-cell office:value-type="float" office:value="366.8433" calcext:value-type="float">
            <text:p>366.8433</text:p>
          </table:table-cell>
          <table:table-cell office:value-type="float" office:value="12.319" calcext:value-type="float">
            <text:p>12.319</text:p>
          </table:table-cell>
          <table:table-cell office:value-type="float" office:value="47.62485" calcext:value-type="float">
            <text:p>47.62485</text:p>
          </table:table-cell>
          <table:table-cell office:value-type="float" office:value="13.01593" calcext:value-type="float">
            <text:p>13.01593</text:p>
          </table:table-cell>
          <table:table-cell office:value-type="float" office:value="36.09012" calcext:value-type="float">
            <text:p>36.09012</text:p>
          </table:table-cell>
          <table:table-cell office:value-type="float" office:value="16.52197" calcext:value-type="float">
            <text:p>16.52197</text:p>
          </table:table-cell>
          <table:table-cell office:value-type="float" office:value="31.68924" calcext:value-type="float">
            <text:p>31.68924</text:p>
          </table:table-cell>
          <table:table-cell office:value-type="float" office:value="19.58102" calcext:value-type="float">
            <text:p>19.58102</text:p>
          </table:table-cell>
          <table:table-cell office:value-type="float" office:value="28.57474" calcext:value-type="float">
            <text:p>28.57474</text:p>
          </table:table-cell>
          <table:table-cell office:value-type="float" office:value="21.61371" calcext:value-type="float">
            <text:p>21.61371</text:p>
          </table:table-cell>
          <table:table-cell office:value-type="float" office:value="26.78748" calcext:value-type="float">
            <text:p>26.78748</text:p>
          </table:table-cell>
          <table:table-cell office:value-type="float" office:value="22.53836" calcext:value-type="float">
            <text:p>22.53836</text:p>
          </table:table-cell>
          <table:table-cell office:value-type="float" office:value="26.01666" calcext:value-type="float">
            <text:p>26.01666</text:p>
          </table:table-cell>
          <table:table-cell office:value-type="float" office:value="23.05478" calcext:value-type="float">
            <text:p>23.05478</text:p>
          </table:table-cell>
          <table:table-cell office:value-type="float" office:value="24.5636" calcext:value-type="float">
            <text:p>24.5636</text:p>
          </table:table-cell>
          <table:table-cell office:value-type="float" office:value="22.72668" calcext:value-type="float">
            <text:p>22.72668</text:p>
          </table:table-cell>
          <table:table-cell office:value-type="float" office:value="22.14084" calcext:value-type="float">
            <text:p>22.14084</text:p>
          </table:table-cell>
          <table:table-cell office:value-type="float" office:value="21.71942" calcext:value-type="float">
            <text:p>21.71942</text:p>
          </table:table-cell>
          <table:table-cell office:value-type="float" office:value="18.74689" calcext:value-type="float">
            <text:p>18.74689</text:p>
          </table:table-cell>
          <table:table-cell office:value-type="float" office:value="18.50317" calcext:value-type="float">
            <text:p>18.50317</text:p>
          </table:table-cell>
          <table:table-cell office:value-type="float" office:value="15.26321" calcext:value-type="float">
            <text:p>15.26321</text:p>
          </table:table-cell>
          <table:table-cell office:value-type="float" office:value="14.92325" calcext:value-type="float">
            <text:p>14.92325</text:p>
          </table:table-cell>
          <table:table-cell office:value-type="float" office:value="13.00955" calcext:value-type="float">
            <text:p>13.00955</text:p>
          </table:table-cell>
          <table:table-cell office:value-type="float" office:value="12.74387" calcext:value-type="float">
            <text:p>12.74387</text:p>
          </table:table-cell>
          <table:table-cell office:value-type="float" office:value="11.41983" calcext:value-type="float">
            <text:p>11.41983</text:p>
          </table:table-cell>
          <table:table-cell office:value-type="float" office:value="11.22885" calcext:value-type="float">
            <text:p>11.22885</text:p>
          </table:table-cell>
          <table:table-cell office:value-type="float" office:value="10.39694" calcext:value-type="float">
            <text:p>10.39694</text:p>
          </table:table-cell>
          <table:table-cell office:value-type="float" office:value="10.25095" calcext:value-type="float">
            <text:p>10.25095</text:p>
          </table:table-cell>
          <table:table-cell office:value-type="float" office:value="9.95697" calcext:value-type="float">
            <text:p>9.95697</text:p>
          </table:table-cell>
          <table:table-cell office:value-type="float" office:value="9.830658" calcext:value-type="float">
            <text:p>9.830658</text:p>
          </table:table-cell>
          <table:table-cell office:value-type="float" office:value="47.62473" calcext:value-type="float">
            <text:p>47.62473</text:p>
          </table:table-cell>
          <table:table-cell office:value-type="float" office:value="13.01593" calcext:value-type="float">
            <text:p>13.015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0052007" calcext:value-type="float">
            <text:p>20052007</text:p>
          </table:table-cell>
          <table:table-cell office:value-type="float" office:value="19.14681" calcext:value-type="float">
            <text:p>19.14681</text:p>
          </table:table-cell>
          <table:table-cell office:value-type="float" office:value="17.98399" calcext:value-type="float">
            <text:p>17.98399</text:p>
          </table:table-cell>
          <table:table-cell office:value-type="float" office:value="11.78843" calcext:value-type="float">
            <text:p>11.78843</text:p>
          </table:table-cell>
          <table:table-cell office:value-type="float" office:value="1.237502" calcext:value-type="float">
            <text:p>1.237502</text:p>
          </table:table-cell>
          <table:table-cell office:value-type="float" office:value="0.9882124" calcext:value-type="float">
            <text:p>0.9882124</text:p>
          </table:table-cell>
          <table:table-cell office:value-type="float" office:value="366.3107" calcext:value-type="float">
            <text:p>366.3107</text:p>
          </table:table-cell>
          <table:table-cell office:value-type="float" office:value="29.5275" calcext:value-type="float">
            <text:p>29.5275</text:p>
          </table:table-cell>
          <table:table-cell office:value-type="float" office:value="27.77914" calcext:value-type="float">
            <text:p>27.77914</text:p>
          </table:table-cell>
          <table:table-cell office:value-type="float" office:value="11.96555" calcext:value-type="float">
            <text:p>11.96555</text:p>
          </table:table-cell>
          <table:table-cell office:value-type="float" office:value="25.03937" calcext:value-type="float">
            <text:p>25.03937</text:p>
          </table:table-cell>
          <table:table-cell office:value-type="float" office:value="15.38571" calcext:value-type="float">
            <text:p>15.38571</text:p>
          </table:table-cell>
          <table:table-cell office:value-type="float" office:value="24.08545" calcext:value-type="float">
            <text:p>24.08545</text:p>
          </table:table-cell>
          <table:table-cell office:value-type="float" office:value="18.0296" calcext:value-type="float">
            <text:p>18.0296</text:p>
          </table:table-cell>
          <table:table-cell office:value-type="float" office:value="25.63391" calcext:value-type="float">
            <text:p>25.63391</text:p>
          </table:table-cell>
          <table:table-cell office:value-type="float" office:value="19.76141" calcext:value-type="float">
            <text:p>19.76141</text:p>
          </table:table-cell>
          <table:table-cell office:value-type="float" office:value="25.58636" calcext:value-type="float">
            <text:p>25.58636</text:p>
          </table:table-cell>
          <table:table-cell office:value-type="float" office:value="20.7149" calcext:value-type="float">
            <text:p>20.7149</text:p>
          </table:table-cell>
          <table:table-cell office:value-type="float" office:value="24.95868" calcext:value-type="float">
            <text:p>24.95868</text:p>
          </table:table-cell>
          <table:table-cell office:value-type="float" office:value="21.47986" calcext:value-type="float">
            <text:p>21.47986</text:p>
          </table:table-cell>
          <table:table-cell office:value-type="float" office:value="23.75024" calcext:value-type="float">
            <text:p>23.75024</text:p>
          </table:table-cell>
          <table:table-cell office:value-type="float" office:value="21.5015" calcext:value-type="float">
            <text:p>21.5015</text:p>
          </table:table-cell>
          <table:table-cell office:value-type="float" office:value="21.80698" calcext:value-type="float">
            <text:p>21.80698</text:p>
          </table:table-cell>
          <table:table-cell office:value-type="float" office:value="21.01709" calcext:value-type="float">
            <text:p>21.01709</text:p>
          </table:table-cell>
          <table:table-cell office:value-type="float" office:value="18.81683" calcext:value-type="float">
            <text:p>18.81683</text:p>
          </table:table-cell>
          <table:table-cell office:value-type="float" office:value="18.74841" calcext:value-type="float">
            <text:p>18.74841</text:p>
          </table:table-cell>
          <table:table-cell office:value-type="float" office:value="15.54465" calcext:value-type="float">
            <text:p>15.54465</text:p>
          </table:table-cell>
          <table:table-cell office:value-type="float" office:value="15.26651" calcext:value-type="float">
            <text:p>15.26651</text:p>
          </table:table-cell>
          <table:table-cell office:value-type="float" office:value="13.26923" calcext:value-type="float">
            <text:p>13.26923</text:p>
          </table:table-cell>
          <table:table-cell office:value-type="float" office:value="13.0123" calcext:value-type="float">
            <text:p>13.0123</text:p>
          </table:table-cell>
          <table:table-cell office:value-type="float" office:value="11.62076" calcext:value-type="float">
            <text:p>11.62076</text:p>
          </table:table-cell>
          <table:table-cell office:value-type="float" office:value="11.42114" calcext:value-type="float">
            <text:p>11.42114</text:p>
          </table:table-cell>
          <table:table-cell office:value-type="float" office:value="10.55017" calcext:value-type="float">
            <text:p>10.55017</text:p>
          </table:table-cell>
          <table:table-cell office:value-type="float" office:value="10.39853" calcext:value-type="float">
            <text:p>10.39853</text:p>
          </table:table-cell>
          <table:table-cell office:value-type="float" office:value="10.08746" calcext:value-type="float">
            <text:p>10.08746</text:p>
          </table:table-cell>
          <table:table-cell office:value-type="float" office:value="9.958313" calcext:value-type="float">
            <text:p>9.958313</text:p>
          </table:table-cell>
          <table:table-cell office:value-type="float" office:value="29.70151" calcext:value-type="float">
            <text:p>29.70151</text:p>
          </table:table-cell>
          <table:table-cell office:value-type="float" office:value="9.32782" calcext:value-type="float">
            <text:p>9.3278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21052007" calcext:value-type="float">
            <text:p>21052007</text:p>
          </table:table-cell>
          <table:table-cell office:value-type="float" office:value="13.99515" calcext:value-type="float">
            <text:p>13.99515</text:p>
          </table:table-cell>
          <table:table-cell office:value-type="float" office:value="15.20621" calcext:value-type="float">
            <text:p>15.20621</text:p>
          </table:table-cell>
          <table:table-cell office:value-type="float" office:value="9.438512" calcext:value-type="float">
            <text:p>9.438512</text:p>
          </table:table-cell>
          <table:table-cell office:value-type="float" office:value="1.054934" calcext:value-type="float">
            <text:p>1.054934</text:p>
          </table:table-cell>
          <table:table-cell office:value-type="float" office:value="0.9177124" calcext:value-type="float">
            <text:p>0.9177124</text:p>
          </table:table-cell>
          <table:table-cell office:value-type="float" office:value="361.1193" calcext:value-type="float">
            <text:p>361.1193</text:p>
          </table:table-cell>
          <table:table-cell office:value-type="float" office:value="0" calcext:value-type="float">
            <text:p>0</text:p>
          </table:table-cell>
          <table:table-cell office:value-type="float" office:value="22.99048" calcext:value-type="float">
            <text:p>22.99048</text:p>
          </table:table-cell>
          <table:table-cell office:value-type="float" office:value="9.639465" calcext:value-type="float">
            <text:p>9.639465</text:p>
          </table:table-cell>
          <table:table-cell office:value-type="float" office:value="20.97971" calcext:value-type="float">
            <text:p>20.97971</text:p>
          </table:table-cell>
          <table:table-cell office:value-type="float" office:value="12.66003" calcext:value-type="float">
            <text:p>12.66003</text:p>
          </table:table-cell>
          <table:table-cell office:value-type="float" office:value="20.04926" calcext:value-type="float">
            <text:p>20.04926</text:p>
          </table:table-cell>
          <table:table-cell office:value-type="float" office:value="15.18759" calcext:value-type="float">
            <text:p>15.18759</text:p>
          </table:table-cell>
          <table:table-cell office:value-type="float" office:value="19.75232" calcext:value-type="float">
            <text:p>19.75232</text:p>
          </table:table-cell>
          <table:table-cell office:value-type="float" office:value="17.06693" calcext:value-type="float">
            <text:p>17.06693</text:p>
          </table:table-cell>
          <table:table-cell office:value-type="float" office:value="20.62369" calcext:value-type="float">
            <text:p>20.62369</text:p>
          </table:table-cell>
          <table:table-cell office:value-type="float" office:value="18.15448" calcext:value-type="float">
            <text:p>18.15448</text:p>
          </table:table-cell>
          <table:table-cell office:value-type="float" office:value="21.4299" calcext:value-type="float">
            <text:p>21.4299</text:p>
          </table:table-cell>
          <table:table-cell office:value-type="float" office:value="19.13126" calcext:value-type="float">
            <text:p>19.13126</text:p>
          </table:table-cell>
          <table:table-cell office:value-type="float" office:value="21.47736" calcext:value-type="float">
            <text:p>21.47736</text:p>
          </table:table-cell>
          <table:table-cell office:value-type="float" office:value="19.50436" calcext:value-type="float">
            <text:p>19.50436</text:p>
          </table:table-cell>
          <table:table-cell office:value-type="float" office:value="21.00842" calcext:value-type="float">
            <text:p>21.00842</text:p>
          </table:table-cell>
          <table:table-cell office:value-type="float" office:value="19.71561" calcext:value-type="float">
            <text:p>19.71561</text:p>
          </table:table-cell>
          <table:table-cell office:value-type="float" office:value="18.78491" calcext:value-type="float">
            <text:p>18.78491</text:p>
          </table:table-cell>
          <table:table-cell office:value-type="float" office:value="18.495" calcext:value-type="float">
            <text:p>18.495</text:p>
          </table:table-cell>
          <table:table-cell office:value-type="float" office:value="15.72583" calcext:value-type="float">
            <text:p>15.72583</text:p>
          </table:table-cell>
          <table:table-cell office:value-type="float" office:value="15.54715" calcext:value-type="float">
            <text:p>15.54715</text:p>
          </table:table-cell>
          <table:table-cell office:value-type="float" office:value="13.50314" calcext:value-type="float">
            <text:p>13.50314</text:p>
          </table:table-cell>
          <table:table-cell office:value-type="float" office:value="13.27185" calcext:value-type="float">
            <text:p>13.27185</text:p>
          </table:table-cell>
          <table:table-cell office:value-type="float" office:value="11.82382" calcext:value-type="float">
            <text:p>11.82382</text:p>
          </table:table-cell>
          <table:table-cell office:value-type="float" office:value="11.62289" calcext:value-type="float">
            <text:p>11.62289</text:p>
          </table:table-cell>
          <table:table-cell office:value-type="float" office:value="10.70908" calcext:value-type="float">
            <text:p>10.70908</text:p>
          </table:table-cell>
          <table:table-cell office:value-type="float" office:value="10.55179" calcext:value-type="float">
            <text:p>10.55179</text:p>
          </table:table-cell>
          <table:table-cell office:value-type="float" office:value="10.22189" calcext:value-type="float">
            <text:p>10.22189</text:p>
          </table:table-cell>
          <table:table-cell office:value-type="float" office:value="10.08887" calcext:value-type="float">
            <text:p>10.08887</text:p>
          </table:table-cell>
          <table:table-cell office:value-type="float" office:value="24.58112" calcext:value-type="float">
            <text:p>24.58112</text:p>
          </table:table-cell>
          <table:table-cell office:value-type="float" office:value="7.342377" calcext:value-type="float">
            <text:p>7.3423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2052007" calcext:value-type="float">
            <text:p>22052007</text:p>
          </table:table-cell>
          <table:table-cell office:value-type="float" office:value="19.30846" calcext:value-type="float">
            <text:p>19.30846</text:p>
          </table:table-cell>
          <table:table-cell office:value-type="float" office:value="18.53955" calcext:value-type="float">
            <text:p>18.53955</text:p>
          </table:table-cell>
          <table:table-cell office:value-type="float" office:value="7.962697" calcext:value-type="float">
            <text:p>7.962697</text:p>
          </table:table-cell>
          <table:table-cell office:value-type="float" office:value="1.108292" calcext:value-type="float">
            <text:p>1.108292</text:p>
          </table:table-cell>
          <table:table-cell office:value-type="float" office:value="0.9202941" calcext:value-type="float">
            <text:p>0.9202941</text:p>
          </table:table-cell>
          <table:table-cell office:value-type="float" office:value="357.9377" calcext:value-type="float">
            <text:p>357.937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7.28082" calcext:value-type="float">
            <text:p>27.28082</text:p>
          </table:table-cell>
          <table:table-cell office:value-type="float" office:value="8.105835" calcext:value-type="float">
            <text:p>8.105835</text:p>
          </table:table-cell>
          <table:table-cell office:value-type="float" office:value="23.38766" calcext:value-type="float">
            <text:p>23.38766</text:p>
          </table:table-cell>
          <table:table-cell office:value-type="float" office:value="10.59213" calcext:value-type="float">
            <text:p>10.59213</text:p>
          </table:table-cell>
          <table:table-cell office:value-type="float" office:value="21.23187" calcext:value-type="float">
            <text:p>21.23187</text:p>
          </table:table-cell>
          <table:table-cell office:value-type="float" office:value="13.03165" calcext:value-type="float">
            <text:p>13.03165</text:p>
          </table:table-cell>
          <table:table-cell office:value-type="float" office:value="19.9007" calcext:value-type="float">
            <text:p>19.9007</text:p>
          </table:table-cell>
          <table:table-cell office:value-type="float" office:value="15.03522" calcext:value-type="float">
            <text:p>15.03522</text:p>
          </table:table-cell>
          <table:table-cell office:value-type="float" office:value="19.272" calcext:value-type="float">
            <text:p>19.272</text:p>
          </table:table-cell>
          <table:table-cell office:value-type="float" office:value="16.24588" calcext:value-type="float">
            <text:p>16.24588</text:p>
          </table:table-cell>
          <table:table-cell office:value-type="float" office:value="19.09338" calcext:value-type="float">
            <text:p>19.09338</text:p>
          </table:table-cell>
          <table:table-cell office:value-type="float" office:value="17.42526" calcext:value-type="float">
            <text:p>17.42526</text:p>
          </table:table-cell>
          <table:table-cell office:value-type="float" office:value="19.48532" calcext:value-type="float">
            <text:p>19.48532</text:p>
          </table:table-cell>
          <table:table-cell office:value-type="float" office:value="18.13782" calcext:value-type="float">
            <text:p>18.13782</text:p>
          </table:table-cell>
          <table:table-cell office:value-type="float" office:value="19.7052" calcext:value-type="float">
            <text:p>19.7052</text:p>
          </table:table-cell>
          <table:table-cell office:value-type="float" office:value="18.64484" calcext:value-type="float">
            <text:p>18.64484</text:p>
          </table:table-cell>
          <table:table-cell office:value-type="float" office:value="18.49066" calcext:value-type="float">
            <text:p>18.49066</text:p>
          </table:table-cell>
          <table:table-cell office:value-type="float" office:value="18.00098" calcext:value-type="float">
            <text:p>18.00098</text:p>
          </table:table-cell>
          <table:table-cell office:value-type="float" office:value="15.78268" calcext:value-type="float">
            <text:p>15.78268</text:p>
          </table:table-cell>
          <table:table-cell office:value-type="float" office:value="15.72708" calcext:value-type="float">
            <text:p>15.72708</text:p>
          </table:table-cell>
          <table:table-cell office:value-type="float" office:value="13.69061" calcext:value-type="float">
            <text:p>13.69061</text:p>
          </table:table-cell>
          <table:table-cell office:value-type="float" office:value="13.50537" calcext:value-type="float">
            <text:p>13.50537</text:p>
          </table:table-cell>
          <table:table-cell office:value-type="float" office:value="12.01944" calcext:value-type="float">
            <text:p>12.01944</text:p>
          </table:table-cell>
          <table:table-cell office:value-type="float" office:value="11.82593" calcext:value-type="float">
            <text:p>11.82593</text:p>
          </table:table-cell>
          <table:table-cell office:value-type="float" office:value="10.87137" calcext:value-type="float">
            <text:p>10.87137</text:p>
          </table:table-cell>
          <table:table-cell office:value-type="float" office:value="10.71075" calcext:value-type="float">
            <text:p>10.71075</text:p>
          </table:table-cell>
          <table:table-cell office:value-type="float" office:value="10.36053" calcext:value-type="float">
            <text:p>10.36053</text:p>
          </table:table-cell>
          <table:table-cell office:value-type="float" office:value="10.22333" calcext:value-type="float">
            <text:p>10.22333</text:p>
          </table:table-cell>
          <table:table-cell office:value-type="float" office:value="29.57449" calcext:value-type="float">
            <text:p>29.57449</text:p>
          </table:table-cell>
          <table:table-cell office:value-type="float" office:value="5.983002" calcext:value-type="float">
            <text:p>5.9830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23052007" calcext:value-type="float">
            <text:p>23052007</text:p>
          </table:table-cell>
          <table:table-cell office:value-type="float" office:value="20.43013" calcext:value-type="float">
            <text:p>20.43013</text:p>
          </table:table-cell>
          <table:table-cell office:value-type="float" office:value="12.98399" calcext:value-type="float">
            <text:p>12.98399</text:p>
          </table:table-cell>
          <table:table-cell office:value-type="float" office:value="8.432396" calcext:value-type="float">
            <text:p>8.432396</text:p>
          </table:table-cell>
          <table:table-cell office:value-type="float" office:value="0.9875587" calcext:value-type="float">
            <text:p>0.9875587</text:p>
          </table:table-cell>
          <table:table-cell office:value-type="float" office:value="0.8614271" calcext:value-type="float">
            <text:p>0.8614271</text:p>
          </table:table-cell>
          <table:table-cell office:value-type="float" office:value="353.859" calcext:value-type="float">
            <text:p>353.859</text:p>
          </table:table-cell>
          <table:table-cell office:value-type="float" office:value="0.635" calcext:value-type="float">
            <text:p>0.635</text:p>
          </table:table-cell>
          <table:table-cell office:value-type="float" office:value="25.59766" calcext:value-type="float">
            <text:p>25.59766</text:p>
          </table:table-cell>
          <table:table-cell office:value-type="float" office:value="8.294891" calcext:value-type="float">
            <text:p>8.294891</text:p>
          </table:table-cell>
          <table:table-cell office:value-type="float" office:value="21.96252" calcext:value-type="float">
            <text:p>21.96252</text:p>
          </table:table-cell>
          <table:table-cell office:value-type="float" office:value="10.74408" calcext:value-type="float">
            <text:p>10.74408</text:p>
          </table:table-cell>
          <table:table-cell office:value-type="float" office:value="20.09613" calcext:value-type="float">
            <text:p>20.09613</text:p>
          </table:table-cell>
          <table:table-cell office:value-type="float" office:value="13.10541" calcext:value-type="float">
            <text:p>13.10541</text:p>
          </table:table-cell>
          <table:table-cell office:value-type="float" office:value="18.96918" calcext:value-type="float">
            <text:p>18.96918</text:p>
          </table:table-cell>
          <table:table-cell office:value-type="float" office:value="14.9425" calcext:value-type="float">
            <text:p>14.9425</text:p>
          </table:table-cell>
          <table:table-cell office:value-type="float" office:value="18.44809" calcext:value-type="float">
            <text:p>18.44809</text:p>
          </table:table-cell>
          <table:table-cell office:value-type="float" office:value="16.00946" calcext:value-type="float">
            <text:p>16.00946</text:p>
          </table:table-cell>
          <table:table-cell office:value-type="float" office:value="18.60925" calcext:value-type="float">
            <text:p>18.60925</text:p>
          </table:table-cell>
          <table:table-cell office:value-type="float" office:value="17.0123" calcext:value-type="float">
            <text:p>17.0123</text:p>
          </table:table-cell>
          <table:table-cell office:value-type="float" office:value="18.68741" calcext:value-type="float">
            <text:p>18.68741</text:p>
          </table:table-cell>
          <table:table-cell office:value-type="float" office:value="17.57217" calcext:value-type="float">
            <text:p>17.57217</text:p>
          </table:table-cell>
          <table:table-cell office:value-type="float" office:value="18.64124" calcext:value-type="float">
            <text:p>18.64124</text:p>
          </table:table-cell>
          <table:table-cell office:value-type="float" office:value="17.97781" calcext:value-type="float">
            <text:p>17.97781</text:p>
          </table:table-cell>
          <table:table-cell office:value-type="float" office:value="17.99591" calcext:value-type="float">
            <text:p>17.99591</text:p>
          </table:table-cell>
          <table:table-cell office:value-type="float" office:value="17.53519" calcext:value-type="float">
            <text:p>17.53519</text:p>
          </table:table-cell>
          <table:table-cell office:value-type="float" office:value="15.78265" calcext:value-type="float">
            <text:p>15.78265</text:p>
          </table:table-cell>
          <table:table-cell office:value-type="float" office:value="15.74454" calcext:value-type="float">
            <text:p>15.74454</text:p>
          </table:table-cell>
          <table:table-cell office:value-type="float" office:value="13.82346" calcext:value-type="float">
            <text:p>13.82346</text:p>
          </table:table-cell>
          <table:table-cell office:value-type="float" office:value="13.69229" calcext:value-type="float">
            <text:p>13.69229</text:p>
          </table:table-cell>
          <table:table-cell office:value-type="float" office:value="12.19907" calcext:value-type="float">
            <text:p>12.19907</text:p>
          </table:table-cell>
          <table:table-cell office:value-type="float" office:value="12.02139" calcext:value-type="float">
            <text:p>12.02139</text:p>
          </table:table-cell>
          <table:table-cell office:value-type="float" office:value="11.03427" calcext:value-type="float">
            <text:p>11.03427</text:p>
          </table:table-cell>
          <table:table-cell office:value-type="float" office:value="10.87305" calcext:value-type="float">
            <text:p>10.87305</text:p>
          </table:table-cell>
          <table:table-cell office:value-type="float" office:value="10.50262" calcext:value-type="float">
            <text:p>10.50262</text:p>
          </table:table-cell>
          <table:table-cell office:value-type="float" office:value="10.362" calcext:value-type="float">
            <text:p>10.362</text:p>
          </table:table-cell>
          <table:table-cell office:value-type="float" office:value="27.79788" calcext:value-type="float">
            <text:p>27.79788</text:p>
          </table:table-cell>
          <table:table-cell office:value-type="float" office:value="6.372467" calcext:value-type="float">
            <text:p>6.3724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4052007" calcext:value-type="float">
            <text:p>24052007</text:p>
          </table:table-cell>
          <table:table-cell office:value-type="float" office:value="12.73899" calcext:value-type="float">
            <text:p>12.73899</text:p>
          </table:table-cell>
          <table:table-cell office:value-type="float" office:value="14.65066" calcext:value-type="float">
            <text:p>14.65066</text:p>
          </table:table-cell>
          <table:table-cell office:value-type="float" office:value="8.440736" calcext:value-type="float">
            <text:p>8.440736</text:p>
          </table:table-cell>
          <table:table-cell office:value-type="float" office:value="1.076197" calcext:value-type="float">
            <text:p>1.076197</text:p>
          </table:table-cell>
          <table:table-cell office:value-type="float" office:value="0.9060975" calcext:value-type="float">
            <text:p>0.9060975</text:p>
          </table:table-cell>
          <table:table-cell office:value-type="float" office:value="354.9607" calcext:value-type="float">
            <text:p>354.9607</text:p>
          </table:table-cell>
          <table:table-cell office:value-type="float" office:value="0.1905" calcext:value-type="float">
            <text:p>0.1905</text:p>
          </table:table-cell>
          <table:table-cell office:value-type="float" office:value="24.67889" calcext:value-type="float">
            <text:p>24.67889</text:p>
          </table:table-cell>
          <table:table-cell office:value-type="float" office:value="7.787506" calcext:value-type="float">
            <text:p>7.787506</text:p>
          </table:table-cell>
          <table:table-cell office:value-type="float" office:value="20.4476" calcext:value-type="float">
            <text:p>20.4476</text:p>
          </table:table-cell>
          <table:table-cell office:value-type="float" office:value="10.52911" calcext:value-type="float">
            <text:p>10.52911</text:p>
          </table:table-cell>
          <table:table-cell office:value-type="float" office:value="18.89508" calcext:value-type="float">
            <text:p>18.89508</text:p>
          </table:table-cell>
          <table:table-cell office:value-type="float" office:value="12.61282" calcext:value-type="float">
            <text:p>12.61282</text:p>
          </table:table-cell>
          <table:table-cell office:value-type="float" office:value="17.94705" calcext:value-type="float">
            <text:p>17.94705</text:p>
          </table:table-cell>
          <table:table-cell office:value-type="float" office:value="14.30228" calcext:value-type="float">
            <text:p>14.30228</text:p>
          </table:table-cell>
          <table:table-cell office:value-type="float" office:value="17.52463" calcext:value-type="float">
            <text:p>17.52463</text:p>
          </table:table-cell>
          <table:table-cell office:value-type="float" office:value="15.29605" calcext:value-type="float">
            <text:p>15.29605</text:p>
          </table:table-cell>
          <table:table-cell office:value-type="float" office:value="17.74442" calcext:value-type="float">
            <text:p>17.74442</text:p>
          </table:table-cell>
          <table:table-cell office:value-type="float" office:value="16.22916" calcext:value-type="float">
            <text:p>16.22916</text:p>
          </table:table-cell>
          <table:table-cell office:value-type="float" office:value="17.93686" calcext:value-type="float">
            <text:p>17.93686</text:p>
          </table:table-cell>
          <table:table-cell office:value-type="float" office:value="16.80585" calcext:value-type="float">
            <text:p>16.80585</text:p>
          </table:table-cell>
          <table:table-cell office:value-type="float" office:value="17.97458" calcext:value-type="float">
            <text:p>17.97458</text:p>
          </table:table-cell>
          <table:table-cell office:value-type="float" office:value="17.30524" calcext:value-type="float">
            <text:p>17.30524</text:p>
          </table:table-cell>
          <table:table-cell office:value-type="float" office:value="17.53073" calcext:value-type="float">
            <text:p>17.53073</text:p>
          </table:table-cell>
          <table:table-cell office:value-type="float" office:value="17.10165" calcext:value-type="float">
            <text:p>17.10165</text:p>
          </table:table-cell>
          <table:table-cell office:value-type="float" office:value="15.7438" calcext:value-type="float">
            <text:p>15.7438</text:p>
          </table:table-cell>
          <table:table-cell office:value-type="float" office:value="15.6514" calcext:value-type="float">
            <text:p>15.6514</text:p>
          </table:table-cell>
          <table:table-cell office:value-type="float" office:value="13.90759" calcext:value-type="float">
            <text:p>13.90759</text:p>
          </table:table-cell>
          <table:table-cell office:value-type="float" office:value="13.82455" calcext:value-type="float">
            <text:p>13.82455</text:p>
          </table:table-cell>
          <table:table-cell office:value-type="float" office:value="12.35736" calcext:value-type="float">
            <text:p>12.35736</text:p>
          </table:table-cell>
          <table:table-cell office:value-type="float" office:value="12.20087" calcext:value-type="float">
            <text:p>12.20087</text:p>
          </table:table-cell>
          <table:table-cell office:value-type="float" office:value="11.19373" calcext:value-type="float">
            <text:p>11.19373</text:p>
          </table:table-cell>
          <table:table-cell office:value-type="float" office:value="11.03592" calcext:value-type="float">
            <text:p>11.03592</text:p>
          </table:table-cell>
          <table:table-cell office:value-type="float" office:value="10.64697" calcext:value-type="float">
            <text:p>10.64697</text:p>
          </table:table-cell>
          <table:table-cell office:value-type="float" office:value="10.50412" calcext:value-type="float">
            <text:p>10.50412</text:p>
          </table:table-cell>
          <table:table-cell office:value-type="float" office:value="24.67886" calcext:value-type="float">
            <text:p>24.67886</text:p>
          </table:table-cell>
          <table:table-cell office:value-type="float" office:value="7.787506" calcext:value-type="float">
            <text:p>7.7875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25052007" calcext:value-type="float">
            <text:p>25052007</text:p>
          </table:table-cell>
          <table:table-cell office:value-type="float" office:value="17.7519" calcext:value-type="float">
            <text:p>17.7519</text:p>
          </table:table-cell>
          <table:table-cell office:value-type="float" office:value="21.7" calcext:value-type="float">
            <text:p>21.7</text:p>
          </table:table-cell>
          <table:table-cell office:value-type="float" office:value="9.6" calcext:value-type="float">
            <text:p>9.6</text:p>
          </table:table-cell>
          <table:table-cell office:value-type="float" office:value="1.120399" calcext:value-type="float">
            <text:p>1.120399</text:p>
          </table:table-cell>
          <table:table-cell office:value-type="float" office:value="0.9129553" calcext:value-type="float">
            <text:p>0.9129553</text:p>
          </table:table-cell>
          <table:table-cell office:value-type="float" office:value="535.14" calcext:value-type="float">
            <text:p>535.14</text:p>
          </table:table-cell>
          <table:table-cell office:value-type="float" office:value="0.127" calcext:value-type="float">
            <text:p>0.127</text:p>
          </table:table-cell>
          <table:table-cell office:value-type="float" office:value="38.0285" calcext:value-type="float">
            <text:p>38.0285</text:p>
          </table:table-cell>
          <table:table-cell office:value-type="float" office:value="9.309601" calcext:value-type="float">
            <text:p>9.309601</text:p>
          </table:table-cell>
          <table:table-cell office:value-type="float" office:value="28.40717" calcext:value-type="float">
            <text:p>28.40717</text:p>
          </table:table-cell>
          <table:table-cell office:value-type="float" office:value="12.18964" calcext:value-type="float">
            <text:p>12.18964</text:p>
          </table:table-cell>
          <table:table-cell office:value-type="float" office:value="24.44864" calcext:value-type="float">
            <text:p>24.44864</text:p>
          </table:table-cell>
          <table:table-cell office:value-type="float" office:value="13.79187" calcext:value-type="float">
            <text:p>13.79187</text:p>
          </table:table-cell>
          <table:table-cell office:value-type="float" office:value="21.69519" calcext:value-type="float">
            <text:p>21.69519</text:p>
          </table:table-cell>
          <table:table-cell office:value-type="float" office:value="14.96893" calcext:value-type="float">
            <text:p>14.96893</text:p>
          </table:table-cell>
          <table:table-cell office:value-type="float" office:value="20.23898" calcext:value-type="float">
            <text:p>20.23898</text:p>
          </table:table-cell>
          <table:table-cell office:value-type="float" office:value="15.64319" calcext:value-type="float">
            <text:p>15.64319</text:p>
          </table:table-cell>
          <table:table-cell office:value-type="float" office:value="18.97568" calcext:value-type="float">
            <text:p>18.97568</text:p>
          </table:table-cell>
          <table:table-cell office:value-type="float" office:value="16.30002" calcext:value-type="float">
            <text:p>16.30002</text:p>
          </table:table-cell>
          <table:table-cell office:value-type="float" office:value="18.19501" calcext:value-type="float">
            <text:p>18.19501</text:p>
          </table:table-cell>
          <table:table-cell office:value-type="float" office:value="16.67517" calcext:value-type="float">
            <text:p>16.67517</text:p>
          </table:table-cell>
          <table:table-cell office:value-type="float" office:value="17.30304" calcext:value-type="float">
            <text:p>17.30304</text:p>
          </table:table-cell>
          <table:table-cell office:value-type="float" office:value="17.02808" calcext:value-type="float">
            <text:p>17.02808</text:p>
          </table:table-cell>
          <table:table-cell office:value-type="float" office:value="17.09732" calcext:value-type="float">
            <text:p>17.09732</text:p>
          </table:table-cell>
          <table:table-cell office:value-type="float" office:value="16.74414" calcext:value-type="float">
            <text:p>16.74414</text:p>
          </table:table-cell>
          <table:table-cell office:value-type="float" office:value="15.65021" calcext:value-type="float">
            <text:p>15.65021</text:p>
          </table:table-cell>
          <table:table-cell office:value-type="float" office:value="15.52597" calcext:value-type="float">
            <text:p>15.52597</text:p>
          </table:table-cell>
          <table:table-cell office:value-type="float" office:value="13.95303" calcext:value-type="float">
            <text:p>13.95303</text:p>
          </table:table-cell>
          <table:table-cell office:value-type="float" office:value="13.90823" calcext:value-type="float">
            <text:p>13.90823</text:p>
          </table:table-cell>
          <table:table-cell office:value-type="float" office:value="12.49274" calcext:value-type="float">
            <text:p>12.49274</text:p>
          </table:table-cell>
          <table:table-cell office:value-type="float" office:value="12.35889" calcext:value-type="float">
            <text:p>12.35889</text:p>
          </table:table-cell>
          <table:table-cell office:value-type="float" office:value="11.34674" calcext:value-type="float">
            <text:p>11.34674</text:p>
          </table:table-cell>
          <table:table-cell office:value-type="float" office:value="11.19534" calcext:value-type="float">
            <text:p>11.19534</text:p>
          </table:table-cell>
          <table:table-cell office:value-type="float" office:value="10.79153" calcext:value-type="float">
            <text:p>10.79153</text:p>
          </table:table-cell>
          <table:table-cell office:value-type="float" office:value="10.64847" calcext:value-type="float">
            <text:p>10.64847</text:p>
          </table:table-cell>
          <table:table-cell office:value-type="float" office:value="38.02841" calcext:value-type="float">
            <text:p>38.02841</text:p>
          </table:table-cell>
          <table:table-cell office:value-type="float" office:value="9.309631" calcext:value-type="float">
            <text:p>9.3096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26052007" calcext:value-type="float">
            <text:p>26052007</text:p>
          </table:table-cell>
          <table:table-cell office:value-type="float" office:value="25.10045" calcext:value-type="float">
            <text:p>25.10045</text:p>
          </table:table-cell>
          <table:table-cell office:value-type="float" office:value="22.65" calcext:value-type="float">
            <text:p>22.65</text:p>
          </table:table-cell>
          <table:table-cell office:value-type="float" office:value="11.67" calcext:value-type="float">
            <text:p>11.67</text:p>
          </table:table-cell>
          <table:table-cell office:value-type="float" office:value="1.179438" calcext:value-type="float">
            <text:p>1.179438</text:p>
          </table:table-cell>
          <table:table-cell office:value-type="float" office:value="0.9935572" calcext:value-type="float">
            <text:p>0.9935572</text:p>
          </table:table-cell>
          <table:table-cell office:value-type="float" office:value="549.36" calcext:value-type="float">
            <text:p>549.36</text:p>
          </table:table-cell>
          <table:table-cell office:value-type="float" office:value="0" calcext:value-type="float">
            <text:p>0</text:p>
          </table:table-cell>
          <table:table-cell office:value-type="float" office:value="45.80612" calcext:value-type="float">
            <text:p>45.80612</text:p>
          </table:table-cell>
          <table:table-cell office:value-type="float" office:value="11.30801" calcext:value-type="float">
            <text:p>11.30801</text:p>
          </table:table-cell>
          <table:table-cell office:value-type="float" office:value="34.13358" calcext:value-type="float">
            <text:p>34.13358</text:p>
          </table:table-cell>
          <table:table-cell office:value-type="float" office:value="14.50354" calcext:value-type="float">
            <text:p>14.50354</text:p>
          </table:table-cell>
          <table:table-cell office:value-type="float" office:value="29.254" calcext:value-type="float">
            <text:p>29.254</text:p>
          </table:table-cell>
          <table:table-cell office:value-type="float" office:value="16.13248" calcext:value-type="float">
            <text:p>16.13248</text:p>
          </table:table-cell>
          <table:table-cell office:value-type="float" office:value="25.49921" calcext:value-type="float">
            <text:p>25.49921</text:p>
          </table:table-cell>
          <table:table-cell office:value-type="float" office:value="17.12555" calcext:value-type="float">
            <text:p>17.12555</text:p>
          </table:table-cell>
          <table:table-cell office:value-type="float" office:value="23.30078" calcext:value-type="float">
            <text:p>23.30078</text:p>
          </table:table-cell>
          <table:table-cell office:value-type="float" office:value="17.56131" calcext:value-type="float">
            <text:p>17.56131</text:p>
          </table:table-cell>
          <table:table-cell office:value-type="float" office:value="21.24442" calcext:value-type="float">
            <text:p>21.24442</text:p>
          </table:table-cell>
          <table:table-cell office:value-type="float" office:value="17.86102" calcext:value-type="float">
            <text:p>17.86102</text:p>
          </table:table-cell>
          <table:table-cell office:value-type="float" office:value="19.80417" calcext:value-type="float">
            <text:p>19.80417</text:p>
          </table:table-cell>
          <table:table-cell office:value-type="float" office:value="17.75262" calcext:value-type="float">
            <text:p>17.75262</text:p>
          </table:table-cell>
          <table:table-cell office:value-type="float" office:value="17.82642" calcext:value-type="float">
            <text:p>17.82642</text:p>
          </table:table-cell>
          <table:table-cell office:value-type="float" office:value="17.21042" calcext:value-type="float">
            <text:p>17.21042</text:p>
          </table:table-cell>
          <table:table-cell office:value-type="float" office:value="16.74185" calcext:value-type="float">
            <text:p>16.74185</text:p>
          </table:table-cell>
          <table:table-cell office:value-type="float" office:value="16.65469" calcext:value-type="float">
            <text:p>16.65469</text:p>
          </table:table-cell>
          <table:table-cell office:value-type="float" office:value="15.52463" calcext:value-type="float">
            <text:p>15.52463</text:p>
          </table:table-cell>
          <table:table-cell office:value-type="float" office:value="15.41769" calcext:value-type="float">
            <text:p>15.41769</text:p>
          </table:table-cell>
          <table:table-cell office:value-type="float" office:value="13.97372" calcext:value-type="float">
            <text:p>13.97372</text:p>
          </table:table-cell>
          <table:table-cell office:value-type="float" office:value="13.95331" calcext:value-type="float">
            <text:p>13.95331</text:p>
          </table:table-cell>
          <table:table-cell office:value-type="float" office:value="12.60626" calcext:value-type="float">
            <text:p>12.60626</text:p>
          </table:table-cell>
          <table:table-cell office:value-type="float" office:value="12.49402" calcext:value-type="float">
            <text:p>12.49402</text:p>
          </table:table-cell>
          <table:table-cell office:value-type="float" office:value="11.49149" calcext:value-type="float">
            <text:p>11.49149</text:p>
          </table:table-cell>
          <table:table-cell office:value-type="float" office:value="11.3483" calcext:value-type="float">
            <text:p>11.3483</text:p>
          </table:table-cell>
          <table:table-cell office:value-type="float" office:value="10.93478" calcext:value-type="float">
            <text:p>10.93478</text:p>
          </table:table-cell>
          <table:table-cell office:value-type="float" office:value="10.79303" calcext:value-type="float">
            <text:p>10.79303</text:p>
          </table:table-cell>
          <table:table-cell office:value-type="float" office:value="45.80603" calcext:value-type="float">
            <text:p>45.80603</text:p>
          </table:table-cell>
          <table:table-cell office:value-type="float" office:value="11.30804" calcext:value-type="float">
            <text:p>11.308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27052007" calcext:value-type="float">
            <text:p>27052007</text:p>
          </table:table-cell>
          <table:table-cell office:value-type="float" office:value="26.2668" calcext:value-type="float">
            <text:p>26.2668</text:p>
          </table:table-cell>
          <table:table-cell office:value-type="float" office:value="27.17" calcext:value-type="float">
            <text:p>27.17</text:p>
          </table:table-cell>
          <table:table-cell office:value-type="float" office:value="9.78" calcext:value-type="float">
            <text:p>9.78</text:p>
          </table:table-cell>
          <table:table-cell office:value-type="float" office:value="1.348064" calcext:value-type="float">
            <text:p>1.348064</text:p>
          </table:table-cell>
          <table:table-cell office:value-type="float" office:value="0.9052536" calcext:value-type="float">
            <text:p>0.9052536</text:p>
          </table:table-cell>
          <table:table-cell office:value-type="float" office:value="177.48" calcext:value-type="float">
            <text:p>177.48</text:p>
          </table:table-cell>
          <table:table-cell office:value-type="float" office:value="0" calcext:value-type="float">
            <text:p>0</text:p>
          </table:table-cell>
          <table:table-cell office:value-type="float" office:value="48.13852" calcext:value-type="float">
            <text:p>48.13852</text:p>
          </table:table-cell>
          <table:table-cell office:value-type="float" office:value="11.27069" calcext:value-type="float">
            <text:p>11.27069</text:p>
          </table:table-cell>
          <table:table-cell office:value-type="float" office:value="36.11102" calcext:value-type="float">
            <text:p>36.11102</text:p>
          </table:table-cell>
          <table:table-cell office:value-type="float" office:value="15.71899" calcext:value-type="float">
            <text:p>15.71899</text:p>
          </table:table-cell>
          <table:table-cell office:value-type="float" office:value="31.05112" calcext:value-type="float">
            <text:p>31.05112</text:p>
          </table:table-cell>
          <table:table-cell office:value-type="float" office:value="17.78079" calcext:value-type="float">
            <text:p>17.78079</text:p>
          </table:table-cell>
          <table:table-cell office:value-type="float" office:value="27.18692" calcext:value-type="float">
            <text:p>27.18692</text:p>
          </table:table-cell>
          <table:table-cell office:value-type="float" office:value="18.96188" calcext:value-type="float">
            <text:p>18.96188</text:p>
          </table:table-cell>
          <table:table-cell office:value-type="float" office:value="24.90225" calcext:value-type="float">
            <text:p>24.90225</text:p>
          </table:table-cell>
          <table:table-cell office:value-type="float" office:value="19.3862" calcext:value-type="float">
            <text:p>19.3862</text:p>
          </table:table-cell>
          <table:table-cell office:value-type="float" office:value="22.69955" calcext:value-type="float">
            <text:p>22.69955</text:p>
          </table:table-cell>
          <table:table-cell office:value-type="float" office:value="19.55521" calcext:value-type="float">
            <text:p>19.55521</text:p>
          </table:table-cell>
          <table:table-cell office:value-type="float" office:value="21.03232" calcext:value-type="float">
            <text:p>21.03232</text:p>
          </table:table-cell>
          <table:table-cell office:value-type="float" office:value="19.13654" calcext:value-type="float">
            <text:p>19.13654</text:p>
          </table:table-cell>
          <table:table-cell office:value-type="float" office:value="18.68027" calcext:value-type="float">
            <text:p>18.68027</text:p>
          </table:table-cell>
          <table:table-cell office:value-type="float" office:value="17.84229" calcext:value-type="float">
            <text:p>17.84229</text:p>
          </table:table-cell>
          <table:table-cell office:value-type="float" office:value="16.86572" calcext:value-type="float">
            <text:p>16.86572</text:p>
          </table:table-cell>
          <table:table-cell office:value-type="float" office:value="16.66336" calcext:value-type="float">
            <text:p>16.66336</text:p>
          </table:table-cell>
          <table:table-cell office:value-type="float" office:value="15.41687" calcext:value-type="float">
            <text:p>15.41687</text:p>
          </table:table-cell>
          <table:table-cell office:value-type="float" office:value="15.38068" calcext:value-type="float">
            <text:p>15.38068</text:p>
          </table:table-cell>
          <table:table-cell office:value-type="float" office:value="13.99316" calcext:value-type="float">
            <text:p>13.99316</text:p>
          </table:table-cell>
          <table:table-cell office:value-type="float" office:value="13.97391" calcext:value-type="float">
            <text:p>13.97391</text:p>
          </table:table-cell>
          <table:table-cell office:value-type="float" office:value="12.70364" calcext:value-type="float">
            <text:p>12.70364</text:p>
          </table:table-cell>
          <table:table-cell office:value-type="float" office:value="12.60736" calcext:value-type="float">
            <text:p>12.60736</text:p>
          </table:table-cell>
          <table:table-cell office:value-type="float" office:value="11.6268" calcext:value-type="float">
            <text:p>11.6268</text:p>
          </table:table-cell>
          <table:table-cell office:value-type="float" office:value="11.49292" calcext:value-type="float">
            <text:p>11.49292</text:p>
          </table:table-cell>
          <table:table-cell office:value-type="float" office:value="11.07428" calcext:value-type="float">
            <text:p>11.07428</text:p>
          </table:table-cell>
          <table:table-cell office:value-type="float" office:value="10.93625" calcext:value-type="float">
            <text:p>10.93625</text:p>
          </table:table-cell>
          <table:table-cell office:value-type="float" office:value="48.13837" calcext:value-type="float">
            <text:p>48.13837</text:p>
          </table:table-cell>
          <table:table-cell office:value-type="float" office:value="11.27075" calcext:value-type="float">
            <text:p>11.27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28052007" calcext:value-type="float">
            <text:p>28052007</text:p>
          </table:table-cell>
          <table:table-cell office:value-type="float" office:value="27.60881" calcext:value-type="float">
            <text:p>27.60881</text:p>
          </table:table-cell>
          <table:table-cell office:value-type="float" office:value="25.97" calcext:value-type="float">
            <text:p>25.97</text:p>
          </table:table-cell>
          <table:table-cell office:value-type="float" office:value="13.24" calcext:value-type="float">
            <text:p>13.24</text:p>
          </table:table-cell>
          <table:table-cell office:value-type="float" office:value="1.512982" calcext:value-type="float">
            <text:p>1.512982</text:p>
          </table:table-cell>
          <table:table-cell office:value-type="float" office:value="1.187376" calcext:value-type="float">
            <text:p>1.187376</text:p>
          </table:table-cell>
          <table:table-cell office:value-type="float" office:value="289.296" calcext:value-type="float">
            <text:p>289.296</text:p>
          </table:table-cell>
          <table:table-cell office:value-type="float" office:value="0" calcext:value-type="float">
            <text:p>0</text:p>
          </table:table-cell>
          <table:table-cell office:value-type="float" office:value="48.67719" calcext:value-type="float">
            <text:p>48.67719</text:p>
          </table:table-cell>
          <table:table-cell office:value-type="float" office:value="14.62241" calcext:value-type="float">
            <text:p>14.62241</text:p>
          </table:table-cell>
          <table:table-cell office:value-type="float" office:value="37.28738" calcext:value-type="float">
            <text:p>37.28738</text:p>
          </table:table-cell>
          <table:table-cell office:value-type="float" office:value="18.55817" calcext:value-type="float">
            <text:p>18.55817</text:p>
          </table:table-cell>
          <table:table-cell office:value-type="float" office:value="32.47491" calcext:value-type="float">
            <text:p>32.47491</text:p>
          </table:table-cell>
          <table:table-cell office:value-type="float" office:value="20.22015" calcext:value-type="float">
            <text:p>20.22015</text:p>
          </table:table-cell>
          <table:table-cell office:value-type="float" office:value="28.64001" calcext:value-type="float">
            <text:p>28.64001</text:p>
          </table:table-cell>
          <table:table-cell office:value-type="float" office:value="21.0564" calcext:value-type="float">
            <text:p>21.0564</text:p>
          </table:table-cell>
          <table:table-cell office:value-type="float" office:value="26.30249" calcext:value-type="float">
            <text:p>26.30249</text:p>
          </table:table-cell>
          <table:table-cell office:value-type="float" office:value="21.241" calcext:value-type="float">
            <text:p>21.241</text:p>
          </table:table-cell>
          <table:table-cell office:value-type="float" office:value="23.97256" calcext:value-type="float">
            <text:p>23.97256</text:p>
          </table:table-cell>
          <table:table-cell office:value-type="float" office:value="21.13467" calcext:value-type="float">
            <text:p>21.13467</text:p>
          </table:table-cell>
          <table:table-cell office:value-type="float" office:value="22.18362" calcext:value-type="float">
            <text:p>22.18362</text:p>
          </table:table-cell>
          <table:table-cell office:value-type="float" office:value="20.4465" calcext:value-type="float">
            <text:p>20.4465</text:p>
          </table:table-cell>
          <table:table-cell office:value-type="float" office:value="19.58936" calcext:value-type="float">
            <text:p>19.58936</text:p>
          </table:table-cell>
          <table:table-cell office:value-type="float" office:value="18.69632" calcext:value-type="float">
            <text:p>18.69632</text:p>
          </table:table-cell>
          <table:table-cell office:value-type="float" office:value="17.2406" calcext:value-type="float">
            <text:p>17.2406</text:p>
          </table:table-cell>
          <table:table-cell office:value-type="float" office:value="16.86902" calcext:value-type="float">
            <text:p>16.86902</text:p>
          </table:table-cell>
          <table:table-cell office:value-type="float" office:value="15.43423" calcext:value-type="float">
            <text:p>15.43423</text:p>
          </table:table-cell>
          <table:table-cell office:value-type="float" office:value="15.38092" calcext:value-type="float">
            <text:p>15.38092</text:p>
          </table:table-cell>
          <table:table-cell office:value-type="float" office:value="14.03339" calcext:value-type="float">
            <text:p>14.03339</text:p>
          </table:table-cell>
          <table:table-cell office:value-type="float" office:value="13.99341" calcext:value-type="float">
            <text:p>13.99341</text:p>
          </table:table-cell>
          <table:table-cell office:value-type="float" office:value="12.7926" calcext:value-type="float">
            <text:p>12.7926</text:p>
          </table:table-cell>
          <table:table-cell office:value-type="float" office:value="12.70456" calcext:value-type="float">
            <text:p>12.70456</text:p>
          </table:table-cell>
          <table:table-cell office:value-type="float" office:value="11.75339" calcext:value-type="float">
            <text:p>11.75339</text:p>
          </table:table-cell>
          <table:table-cell office:value-type="float" office:value="11.62817" calcext:value-type="float">
            <text:p>11.62817</text:p>
          </table:table-cell>
          <table:table-cell office:value-type="float" office:value="11.20883" calcext:value-type="float">
            <text:p>11.20883</text:p>
          </table:table-cell>
          <table:table-cell office:value-type="float" office:value="11.07571" calcext:value-type="float">
            <text:p>11.07571</text:p>
          </table:table-cell>
          <table:table-cell office:value-type="float" office:value="48.67706" calcext:value-type="float">
            <text:p>48.67706</text:p>
          </table:table-cell>
          <table:table-cell office:value-type="float" office:value="14.62241" calcext:value-type="float">
            <text:p>14.62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29052007" calcext:value-type="float">
            <text:p>29052007</text:p>
          </table:table-cell>
          <table:table-cell office:value-type="float" office:value="24.41142" calcext:value-type="float">
            <text:p>24.41142</text:p>
          </table:table-cell>
          <table:table-cell office:value-type="float" office:value="20.72" calcext:value-type="float">
            <text:p>20.72</text:p>
          </table:table-cell>
          <table:table-cell office:value-type="float" office:value="12.82" calcext:value-type="float">
            <text:p>12.82</text:p>
          </table:table-cell>
          <table:table-cell office:value-type="float" office:value="1.568718" calcext:value-type="float">
            <text:p>1.568718</text:p>
          </table:table-cell>
          <table:table-cell office:value-type="float" office:value="1.206382" calcext:value-type="float">
            <text:p>1.206382</text:p>
          </table:table-cell>
          <table:table-cell office:value-type="float" office:value="406.008" calcext:value-type="float">
            <text:p>406.008</text:p>
          </table:table-cell>
          <table:table-cell office:value-type="float" office:value="0" calcext:value-type="float">
            <text:p>0</text:p>
          </table:table-cell>
          <table:table-cell office:value-type="float" office:value="44.97308" calcext:value-type="float">
            <text:p>44.97308</text:p>
          </table:table-cell>
          <table:table-cell office:value-type="float" office:value="14.81631" calcext:value-type="float">
            <text:p>14.81631</text:p>
          </table:table-cell>
          <table:table-cell office:value-type="float" office:value="35.03671" calcext:value-type="float">
            <text:p>35.03671</text:p>
          </table:table-cell>
          <table:table-cell office:value-type="float" office:value="18.82559" calcext:value-type="float">
            <text:p>18.82559</text:p>
          </table:table-cell>
          <table:table-cell office:value-type="float" office:value="30.98639" calcext:value-type="float">
            <text:p>30.98639</text:p>
          </table:table-cell>
          <table:table-cell office:value-type="float" office:value="20.70886" calcext:value-type="float">
            <text:p>20.70886</text:p>
          </table:table-cell>
          <table:table-cell office:value-type="float" office:value="27.82355" calcext:value-type="float">
            <text:p>27.82355</text:p>
          </table:table-cell>
          <table:table-cell office:value-type="float" office:value="21.70886" calcext:value-type="float">
            <text:p>21.70886</text:p>
          </table:table-cell>
          <table:table-cell office:value-type="float" office:value="25.90289" calcext:value-type="float">
            <text:p>25.90289</text:p>
          </table:table-cell>
          <table:table-cell office:value-type="float" office:value="21.9939" calcext:value-type="float">
            <text:p>21.9939</text:p>
          </table:table-cell>
          <table:table-cell office:value-type="float" office:value="23.95895" calcext:value-type="float">
            <text:p>23.95895</text:p>
          </table:table-cell>
          <table:table-cell office:value-type="float" office:value="21.95682" calcext:value-type="float">
            <text:p>21.95682</text:p>
          </table:table-cell>
          <table:table-cell office:value-type="float" office:value="22.44672" calcext:value-type="float">
            <text:p>22.44672</text:p>
          </table:table-cell>
          <table:table-cell office:value-type="float" office:value="21.28522" calcext:value-type="float">
            <text:p>21.28522</text:p>
          </table:table-cell>
          <table:table-cell office:value-type="float" office:value="20.22092" calcext:value-type="float">
            <text:p>20.22092</text:p>
          </table:table-cell>
          <table:table-cell office:value-type="float" office:value="19.60483" calcext:value-type="float">
            <text:p>19.60483</text:p>
          </table:table-cell>
          <table:table-cell office:value-type="float" office:value="17.68127" calcext:value-type="float">
            <text:p>17.68127</text:p>
          </table:table-cell>
          <table:table-cell office:value-type="float" office:value="17.24524" calcext:value-type="float">
            <text:p>17.24524</text:p>
          </table:table-cell>
          <table:table-cell office:value-type="float" office:value="15.56943" calcext:value-type="float">
            <text:p>15.56943</text:p>
          </table:table-cell>
          <table:table-cell office:value-type="float" office:value="15.43524" calcext:value-type="float">
            <text:p>15.43524</text:p>
          </table:table-cell>
          <table:table-cell office:value-type="float" office:value="14.10608" calcext:value-type="float">
            <text:p>14.10608</text:p>
          </table:table-cell>
          <table:table-cell office:value-type="float" office:value="14.03397" calcext:value-type="float">
            <text:p>14.03397</text:p>
          </table:table-cell>
          <table:table-cell office:value-type="float" office:value="12.8815" calcext:value-type="float">
            <text:p>12.8815</text:p>
          </table:table-cell>
          <table:table-cell office:value-type="float" office:value="12.79352" calcext:value-type="float">
            <text:p>12.79352</text:p>
          </table:table-cell>
          <table:table-cell office:value-type="float" office:value="11.87308" calcext:value-type="float">
            <text:p>11.87308</text:p>
          </table:table-cell>
          <table:table-cell office:value-type="float" office:value="11.75467" calcext:value-type="float">
            <text:p>11.75467</text:p>
          </table:table-cell>
          <table:table-cell office:value-type="float" office:value="11.33795" calcext:value-type="float">
            <text:p>11.33795</text:p>
          </table:table-cell>
          <table:table-cell office:value-type="float" office:value="11.21021" calcext:value-type="float">
            <text:p>11.21021</text:p>
          </table:table-cell>
          <table:table-cell office:value-type="float" office:value="44.97299" calcext:value-type="float">
            <text:p>44.97299</text:p>
          </table:table-cell>
          <table:table-cell office:value-type="float" office:value="14.81638" calcext:value-type="float">
            <text:p>14.816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0052007" calcext:value-type="float">
            <text:p>30052007</text:p>
          </table:table-cell>
          <table:table-cell office:value-type="float" office:value="11.7983" calcext:value-type="float">
            <text:p>11.7983</text:p>
          </table:table-cell>
          <table:table-cell office:value-type="float" office:value="16.2" calcext:value-type="float">
            <text:p>16.2</text:p>
          </table:table-cell>
          <table:table-cell office:value-type="float" office:value="11.05" calcext:value-type="float">
            <text:p>11.05</text:p>
          </table:table-cell>
          <table:table-cell office:value-type="float" office:value="1.6143" calcext:value-type="float">
            <text:p>1.6143</text:p>
          </table:table-cell>
          <table:table-cell office:value-type="float" office:value="1.156131" calcext:value-type="float">
            <text:p>1.156131</text:p>
          </table:table-cell>
          <table:table-cell office:value-type="float" office:value="562.968" calcext:value-type="float">
            <text:p>562.968</text:p>
          </table:table-cell>
          <table:table-cell office:value-type="float" office:value="12.573" calcext:value-type="float">
            <text:p>12.573</text:p>
          </table:table-cell>
          <table:table-cell office:value-type="float" office:value="22.74533" calcext:value-type="float">
            <text:p>22.74533</text:p>
          </table:table-cell>
          <table:table-cell office:value-type="float" office:value="11.28131" calcext:value-type="float">
            <text:p>11.28131</text:p>
          </table:table-cell>
          <table:table-cell office:value-type="float" office:value="22.17429" calcext:value-type="float">
            <text:p>22.17429</text:p>
          </table:table-cell>
          <table:table-cell office:value-type="float" office:value="13.69568" calcext:value-type="float">
            <text:p>13.69568</text:p>
          </table:table-cell>
          <table:table-cell office:value-type="float" office:value="23.96146" calcext:value-type="float">
            <text:p>23.96146</text:p>
          </table:table-cell>
          <table:table-cell office:value-type="float" office:value="16.08218" calcext:value-type="float">
            <text:p>16.08218</text:p>
          </table:table-cell>
          <table:table-cell office:value-type="float" office:value="24.6738" calcext:value-type="float">
            <text:p>24.6738</text:p>
          </table:table-cell>
          <table:table-cell office:value-type="float" office:value="18.12344" calcext:value-type="float">
            <text:p>18.12344</text:p>
          </table:table-cell>
          <table:table-cell office:value-type="float" office:value="24.46417" calcext:value-type="float">
            <text:p>24.46417</text:p>
          </table:table-cell>
          <table:table-cell office:value-type="float" office:value="19.22287" calcext:value-type="float">
            <text:p>19.22287</text:p>
          </table:table-cell>
          <table:table-cell office:value-type="float" office:value="23.7919" calcext:value-type="float">
            <text:p>23.7919</text:p>
          </table:table-cell>
          <table:table-cell office:value-type="float" office:value="20.27472" calcext:value-type="float">
            <text:p>20.27472</text:p>
          </table:table-cell>
          <table:table-cell office:value-type="float" office:value="22.44815" calcext:value-type="float">
            <text:p>22.44815</text:p>
          </table:table-cell>
          <table:table-cell office:value-type="float" office:value="20.46222" calcext:value-type="float">
            <text:p>20.46222</text:p>
          </table:table-cell>
          <table:table-cell office:value-type="float" office:value="20.40259" calcext:value-type="float">
            <text:p>20.40259</text:p>
          </table:table-cell>
          <table:table-cell office:value-type="float" office:value="20.06674" calcext:value-type="float">
            <text:p>20.06674</text:p>
          </table:table-cell>
          <table:table-cell office:value-type="float" office:value="18.01227" calcext:value-type="float">
            <text:p>18.01227</text:p>
          </table:table-cell>
          <table:table-cell office:value-type="float" office:value="17.68573" calcext:value-type="float">
            <text:p>17.68573</text:p>
          </table:table-cell>
          <table:table-cell office:value-type="float" office:value="15.75186" calcext:value-type="float">
            <text:p>15.75186</text:p>
          </table:table-cell>
          <table:table-cell office:value-type="float" office:value="15.57111" calcext:value-type="float">
            <text:p>15.57111</text:p>
          </table:table-cell>
          <table:table-cell office:value-type="float" office:value="14.21219" calcext:value-type="float">
            <text:p>14.21219</text:p>
          </table:table-cell>
          <table:table-cell office:value-type="float" office:value="14.10699" calcext:value-type="float">
            <text:p>14.10699</text:p>
          </table:table-cell>
          <table:table-cell office:value-type="float" office:value="12.97726" calcext:value-type="float">
            <text:p>12.97726</text:p>
          </table:table-cell>
          <table:table-cell office:value-type="float" office:value="12.88245" calcext:value-type="float">
            <text:p>12.88245</text:p>
          </table:table-cell>
          <table:table-cell office:value-type="float" office:value="11.98849" calcext:value-type="float">
            <text:p>11.98849</text:p>
          </table:table-cell>
          <table:table-cell office:value-type="float" office:value="11.87433" calcext:value-type="float">
            <text:p>11.87433</text:p>
          </table:table-cell>
          <table:table-cell office:value-type="float" office:value="11.46167" calcext:value-type="float">
            <text:p>11.46167</text:p>
          </table:table-cell>
          <table:table-cell office:value-type="float" office:value="11.33926" calcext:value-type="float">
            <text:p>11.33926</text:p>
          </table:table-cell>
          <table:table-cell office:value-type="float" office:value="22.74533" calcext:value-type="float">
            <text:p>22.74533</text:p>
          </table:table-cell>
          <table:table-cell office:value-type="float" office:value="11.28131" calcext:value-type="float">
            <text:p>11.281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1052007" calcext:value-type="float">
            <text:p>31052007</text:p>
          </table:table-cell>
          <table:table-cell office:value-type="float" office:value="12.29976" calcext:value-type="float">
            <text:p>12.29976</text:p>
          </table:table-cell>
          <table:table-cell office:value-type="float" office:value="17.46" calcext:value-type="float">
            <text:p>17.46</text:p>
          </table:table-cell>
          <table:table-cell office:value-type="float" office:value="9.71" calcext:value-type="float">
            <text:p>9.71</text:p>
          </table:table-cell>
          <table:table-cell office:value-type="float" office:value="1.350063" calcext:value-type="float">
            <text:p>1.350063</text:p>
          </table:table-cell>
          <table:table-cell office:value-type="float" office:value="1.057317" calcext:value-type="float">
            <text:p>1.057317</text:p>
          </table:table-cell>
          <table:table-cell office:value-type="float" office:value="412.596" calcext:value-type="float">
            <text:p>412.596</text:p>
          </table:table-cell>
          <table:table-cell office:value-type="float" office:value="0.254" calcext:value-type="float">
            <text:p>0.254</text:p>
          </table:table-cell>
          <table:table-cell office:value-type="float" office:value="23.24829" calcext:value-type="float">
            <text:p>23.24829</text:p>
          </table:table-cell>
          <table:table-cell office:value-type="float" office:value="9.58313" calcext:value-type="float">
            <text:p>9.58313</text:p>
          </table:table-cell>
          <table:table-cell office:value-type="float" office:value="20.97556" calcext:value-type="float">
            <text:p>20.97556</text:p>
          </table:table-cell>
          <table:table-cell office:value-type="float" office:value="12.06555" calcext:value-type="float">
            <text:p>12.06555</text:p>
          </table:table-cell>
          <table:table-cell office:value-type="float" office:value="19.80927" calcext:value-type="float">
            <text:p>19.80927</text:p>
          </table:table-cell>
          <table:table-cell office:value-type="float" office:value="14.36148" calcext:value-type="float">
            <text:p>14.36148</text:p>
          </table:table-cell>
          <table:table-cell office:value-type="float" office:value="19.17169" calcext:value-type="float">
            <text:p>19.17169</text:p>
          </table:table-cell>
          <table:table-cell office:value-type="float" office:value="16.13675" calcext:value-type="float">
            <text:p>16.13675</text:p>
          </table:table-cell>
          <table:table-cell office:value-type="float" office:value="19.13724" calcext:value-type="float">
            <text:p>19.13724</text:p>
          </table:table-cell>
          <table:table-cell office:value-type="float" office:value="17.19516" calcext:value-type="float">
            <text:p>17.19516</text:p>
          </table:table-cell>
          <table:table-cell office:value-type="float" office:value="20.2171" calcext:value-type="float">
            <text:p>20.2171</text:p>
          </table:table-cell>
          <table:table-cell office:value-type="float" office:value="18.16638" calcext:value-type="float">
            <text:p>18.16638</text:p>
          </table:table-cell>
          <table:table-cell office:value-type="float" office:value="20.42957" calcext:value-type="float">
            <text:p>20.42957</text:p>
          </table:table-cell>
          <table:table-cell office:value-type="float" office:value="18.67825" calcext:value-type="float">
            <text:p>18.67825</text:p>
          </table:table-cell>
          <table:table-cell office:value-type="float" office:value="20.05807" calcext:value-type="float">
            <text:p>20.05807</text:p>
          </table:table-cell>
          <table:table-cell office:value-type="float" office:value="18.86893" calcext:value-type="float">
            <text:p>18.86893</text:p>
          </table:table-cell>
          <table:table-cell office:value-type="float" office:value="18.03436" calcext:value-type="float">
            <text:p>18.03436</text:p>
          </table:table-cell>
          <table:table-cell office:value-type="float" office:value="17.90985" calcext:value-type="float">
            <text:p>17.90985</text:p>
          </table:table-cell>
          <table:table-cell office:value-type="float" office:value="15.90198" calcext:value-type="float">
            <text:p>15.90198</text:p>
          </table:table-cell>
          <table:table-cell office:value-type="float" office:value="15.75375" calcext:value-type="float">
            <text:p>15.75375</text:p>
          </table:table-cell>
          <table:table-cell office:value-type="float" office:value="14.336" calcext:value-type="float">
            <text:p>14.336</text:p>
          </table:table-cell>
          <table:table-cell office:value-type="float" office:value="14.21344" calcext:value-type="float">
            <text:p>14.21344</text:p>
          </table:table-cell>
          <table:table-cell office:value-type="float" office:value="13.08231" calcext:value-type="float">
            <text:p>13.08231</text:p>
          </table:table-cell>
          <table:table-cell office:value-type="float" office:value="12.97833" calcext:value-type="float">
            <text:p>12.97833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1.98969" calcext:value-type="float">
            <text:p>11.98969</text:p>
          </table:table-cell>
          <table:table-cell office:value-type="float" office:value="11.58087" calcext:value-type="float">
            <text:p>11.58087</text:p>
          </table:table-cell>
          <table:table-cell office:value-type="float" office:value="11.46295" calcext:value-type="float">
            <text:p>11.46295</text:p>
          </table:table-cell>
          <table:table-cell office:value-type="float" office:value="23.24829" calcext:value-type="float">
            <text:p>23.24829</text:p>
          </table:table-cell>
          <table:table-cell office:value-type="float" office:value="9.58313" calcext:value-type="float">
            <text:p>9.58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1062007" calcext:value-type="float">
            <text:p>1062007</text:p>
          </table:table-cell>
          <table:table-cell office:value-type="float" office:value="24.72743" calcext:value-type="float">
            <text:p>24.72743</text:p>
          </table:table-cell>
          <table:table-cell office:value-type="float" office:value="26.66" calcext:value-type="float">
            <text:p>26.66</text:p>
          </table:table-cell>
          <table:table-cell office:value-type="float" office:value="9.81" calcext:value-type="float">
            <text:p>9.81</text:p>
          </table:table-cell>
          <table:table-cell office:value-type="float" office:value="1.534252" calcext:value-type="float">
            <text:p>1.534252</text:p>
          </table:table-cell>
          <table:table-cell office:value-type="float" office:value="1.002311" calcext:value-type="float">
            <text:p>1.002311</text:p>
          </table:table-cell>
          <table:table-cell office:value-type="float" office:value="547.92" calcext:value-type="float">
            <text:p>547.92</text:p>
          </table:table-cell>
          <table:table-cell office:value-type="float" office:value="0.508" calcext:value-type="float">
            <text:p>0.508</text:p>
          </table:table-cell>
          <table:table-cell office:value-type="float" office:value="33.09698" calcext:value-type="float">
            <text:p>33.09698</text:p>
          </table:table-cell>
          <table:table-cell office:value-type="float" office:value="9.254761" calcext:value-type="float">
            <text:p>9.254761</text:p>
          </table:table-cell>
          <table:table-cell office:value-type="float" office:value="27.22217" calcext:value-type="float">
            <text:p>27.22217</text:p>
          </table:table-cell>
          <table:table-cell office:value-type="float" office:value="11.35431" calcext:value-type="float">
            <text:p>11.35431</text:p>
          </table:table-cell>
          <table:table-cell office:value-type="float" office:value="23.92075" calcext:value-type="float">
            <text:p>23.92075</text:p>
          </table:table-cell>
          <table:table-cell office:value-type="float" office:value="13.396" calcext:value-type="float">
            <text:p>13.396</text:p>
          </table:table-cell>
          <table:table-cell office:value-type="float" office:value="21.69714" calcext:value-type="float">
            <text:p>21.69714</text:p>
          </table:table-cell>
          <table:table-cell office:value-type="float" office:value="15.10544" calcext:value-type="float">
            <text:p>15.10544</text:p>
          </table:table-cell>
          <table:table-cell office:value-type="float" office:value="20.51627" calcext:value-type="float">
            <text:p>20.51627</text:p>
          </table:table-cell>
          <table:table-cell office:value-type="float" office:value="16.13077" calcext:value-type="float">
            <text:p>16.13077</text:p>
          </table:table-cell>
          <table:table-cell office:value-type="float" office:value="19.52231" calcext:value-type="float">
            <text:p>19.52231</text:p>
          </table:table-cell>
          <table:table-cell office:value-type="float" office:value="17.14297" calcext:value-type="float">
            <text:p>17.14297</text:p>
          </table:table-cell>
          <table:table-cell office:value-type="float" office:value="18.97775" calcext:value-type="float">
            <text:p>18.97775</text:p>
          </table:table-cell>
          <table:table-cell office:value-type="float" office:value="17.72818" calcext:value-type="float">
            <text:p>17.72818</text:p>
          </table:table-cell>
          <table:table-cell office:value-type="float" office:value="18.86157" calcext:value-type="float">
            <text:p>18.86157</text:p>
          </table:table-cell>
          <table:table-cell office:value-type="float" office:value="18.20883" calcext:value-type="float">
            <text:p>18.20883</text:p>
          </table:table-cell>
          <table:table-cell office:value-type="float" office:value="17.90704" calcext:value-type="float">
            <text:p>17.90704</text:p>
          </table:table-cell>
          <table:table-cell office:value-type="float" office:value="17.58862" calcext:value-type="float">
            <text:p>17.58862</text:p>
          </table:table-cell>
          <table:table-cell office:value-type="float" office:value="15.95602" calcext:value-type="float">
            <text:p>15.95602</text:p>
          </table:table-cell>
          <table:table-cell office:value-type="float" office:value="15.90305" calcext:value-type="float">
            <text:p>15.90305</text:p>
          </table:table-cell>
          <table:table-cell office:value-type="float" office:value="14.44739" calcext:value-type="float">
            <text:p>14.44739</text:p>
          </table:table-cell>
          <table:table-cell office:value-type="float" office:value="14.33725" calcext:value-type="float">
            <text:p>14.33725</text:p>
          </table:table-cell>
          <table:table-cell office:value-type="float" office:value="13.19284" calcext:value-type="float">
            <text:p>13.19284</text:p>
          </table:table-cell>
          <table:table-cell office:value-type="float" office:value="13.08347" calcext:value-type="float">
            <text:p>13.08347</text:p>
          </table:table-cell>
          <table:table-cell office:value-type="float" office:value="12.21536" calcext:value-type="float">
            <text:p>12.21536</text:p>
          </table:table-cell>
          <table:table-cell office:value-type="float" office:value="12.10306" calcext:value-type="float">
            <text:p>12.10306</text:p>
          </table:table-cell>
          <table:table-cell office:value-type="float" office:value="11.69635" calcext:value-type="float">
            <text:p>11.69635</text:p>
          </table:table-cell>
          <table:table-cell office:value-type="float" office:value="11.58209" calcext:value-type="float">
            <text:p>11.58209</text:p>
          </table:table-cell>
          <table:table-cell office:value-type="float" office:value="33.09695" calcext:value-type="float">
            <text:p>33.09695</text:p>
          </table:table-cell>
          <table:table-cell office:value-type="float" office:value="9.254761" calcext:value-type="float">
            <text:p>9.254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2062007" calcext:value-type="float">
            <text:p>2062007</text:p>
          </table:table-cell>
          <table:table-cell office:value-type="float" office:value="28.62208" calcext:value-type="float">
            <text:p>28.62208</text:p>
          </table:table-cell>
          <table:table-cell office:value-type="float" office:value="22.8" calcext:value-type="float">
            <text:p>22.8</text:p>
          </table:table-cell>
          <table:table-cell office:value-type="float" office:value="10.22" calcext:value-type="float">
            <text:p>10.22</text:p>
          </table:table-cell>
          <table:table-cell office:value-type="float" office:value="1.29045" calcext:value-type="float">
            <text:p>1.29045</text:p>
          </table:table-cell>
          <table:table-cell office:value-type="float" office:value="1.015555" calcext:value-type="float">
            <text:p>1.015555</text:p>
          </table:table-cell>
          <table:table-cell office:value-type="float" office:value="325.656" calcext:value-type="float">
            <text:p>325.656</text:p>
          </table:table-cell>
          <table:table-cell office:value-type="float" office:value="0" calcext:value-type="float">
            <text:p>0</text:p>
          </table:table-cell>
          <table:table-cell office:value-type="float" office:value="46.20013" calcext:value-type="float">
            <text:p>46.20013</text:p>
          </table:table-cell>
          <table:table-cell office:value-type="float" office:value="10.53851" calcext:value-type="float">
            <text:p>10.53851</text:p>
          </table:table-cell>
          <table:table-cell office:value-type="float" office:value="34.04453" calcext:value-type="float">
            <text:p>34.04453</text:p>
          </table:table-cell>
          <table:table-cell office:value-type="float" office:value="13.9386" calcext:value-type="float">
            <text:p>13.9386</text:p>
          </table:table-cell>
          <table:table-cell office:value-type="float" office:value="29.13663" calcext:value-type="float">
            <text:p>29.13663</text:p>
          </table:table-cell>
          <table:table-cell office:value-type="float" office:value="15.79306" calcext:value-type="float">
            <text:p>15.79306</text:p>
          </table:table-cell>
          <table:table-cell office:value-type="float" office:value="25.55981" calcext:value-type="float">
            <text:p>25.55981</text:p>
          </table:table-cell>
          <table:table-cell office:value-type="float" office:value="17.04639" calcext:value-type="float">
            <text:p>17.04639</text:p>
          </table:table-cell>
          <table:table-cell office:value-type="float" office:value="23.50284" calcext:value-type="float">
            <text:p>23.50284</text:p>
          </table:table-cell>
          <table:table-cell office:value-type="float" office:value="17.68039" calcext:value-type="float">
            <text:p>17.68039</text:p>
          </table:table-cell>
          <table:table-cell office:value-type="float" office:value="21.61075" calcext:value-type="float">
            <text:p>21.61075</text:p>
          </table:table-cell>
          <table:table-cell office:value-type="float" office:value="18.2103" calcext:value-type="float">
            <text:p>18.2103</text:p>
          </table:table-cell>
          <table:table-cell office:value-type="float" office:value="20.30515" calcext:value-type="float">
            <text:p>20.30515</text:p>
          </table:table-cell>
          <table:table-cell office:value-type="float" office:value="18.31281" calcext:value-type="float">
            <text:p>18.31281</text:p>
          </table:table-cell>
          <table:table-cell office:value-type="float" office:value="18.53769" calcext:value-type="float">
            <text:p>18.53769</text:p>
          </table:table-cell>
          <table:table-cell office:value-type="float" office:value="18.21875" calcext:value-type="float">
            <text:p>18.21875</text:p>
          </table:table-cell>
          <table:table-cell office:value-type="float" office:value="17.58588" calcext:value-type="float">
            <text:p>17.58588</text:p>
          </table:table-cell>
          <table:table-cell office:value-type="float" office:value="17.42154" calcext:value-type="float">
            <text:p>17.42154</text:p>
          </table:table-cell>
          <table:table-cell office:value-type="float" office:value="15.95752" calcext:value-type="float">
            <text:p>15.95752</text:p>
          </table:table-cell>
          <table:table-cell office:value-type="float" office:value="15.95227" calcext:value-type="float">
            <text:p>15.95227</text:p>
          </table:table-cell>
          <table:table-cell office:value-type="float" office:value="14.53049" calcext:value-type="float">
            <text:p>14.53049</text:p>
          </table:table-cell>
          <table:table-cell office:value-type="float" office:value="14.44839" calcext:value-type="float">
            <text:p>14.44839</text:p>
          </table:table-cell>
          <table:table-cell office:value-type="float" office:value="13.30069" calcext:value-type="float">
            <text:p>13.30069</text:p>
          </table:table-cell>
          <table:table-cell office:value-type="float" office:value="13.194" calcext:value-type="float">
            <text:p>13.194</text:p>
          </table:table-cell>
          <table:table-cell office:value-type="float" office:value="12.32816" calcext:value-type="float">
            <text:p>12.32816</text:p>
          </table:table-cell>
          <table:table-cell office:value-type="float" office:value="12.21652" calcext:value-type="float">
            <text:p>12.21652</text:p>
          </table:table-cell>
          <table:table-cell office:value-type="float" office:value="11.80911" calcext:value-type="float">
            <text:p>11.80911</text:p>
          </table:table-cell>
          <table:table-cell office:value-type="float" office:value="11.69754" calcext:value-type="float">
            <text:p>11.69754</text:p>
          </table:table-cell>
          <table:table-cell office:value-type="float" office:value="46.19998" calcext:value-type="float">
            <text:p>46.19998</text:p>
          </table:table-cell>
          <table:table-cell office:value-type="float" office:value="10.53854" calcext:value-type="float">
            <text:p>10.538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3062007" calcext:value-type="float">
            <text:p>3062007</text:p>
          </table:table-cell>
          <table:table-cell office:value-type="float" office:value="23.66273" calcext:value-type="float">
            <text:p>23.66273</text:p>
          </table:table-cell>
          <table:table-cell office:value-type="float" office:value="18.61" calcext:value-type="float">
            <text:p>18.61</text:p>
          </table:table-cell>
          <table:table-cell office:value-type="float" office:value="12.71" calcext:value-type="float">
            <text:p>12.71</text:p>
          </table:table-cell>
          <table:table-cell office:value-type="float" office:value="1.351039" calcext:value-type="float">
            <text:p>1.351039</text:p>
          </table:table-cell>
          <table:table-cell office:value-type="float" office:value="1.191123" calcext:value-type="float">
            <text:p>1.191123</text:p>
          </table:table-cell>
          <table:table-cell office:value-type="float" office:value="479.304" calcext:value-type="float">
            <text:p>479.304</text:p>
          </table:table-cell>
          <table:table-cell office:value-type="float" office:value="4.064" calcext:value-type="float">
            <text:p>4.064</text:p>
          </table:table-cell>
          <table:table-cell office:value-type="float" office:value="30.82504" calcext:value-type="float">
            <text:p>30.82504</text:p>
          </table:table-cell>
          <table:table-cell office:value-type="float" office:value="13.08203" calcext:value-type="float">
            <text:p>13.08203</text:p>
          </table:table-cell>
          <table:table-cell office:value-type="float" office:value="26.54858" calcext:value-type="float">
            <text:p>26.54858</text:p>
          </table:table-cell>
          <table:table-cell office:value-type="float" office:value="16.51819" calcext:value-type="float">
            <text:p>16.51819</text:p>
          </table:table-cell>
          <table:table-cell office:value-type="float" office:value="24.31265" calcext:value-type="float">
            <text:p>24.31265</text:p>
          </table:table-cell>
          <table:table-cell office:value-type="float" office:value="18.55225" calcext:value-type="float">
            <text:p>18.55225</text:p>
          </table:table-cell>
          <table:table-cell office:value-type="float" office:value="22.77258" calcext:value-type="float">
            <text:p>22.77258</text:p>
          </table:table-cell>
          <table:table-cell office:value-type="float" office:value="19.74774" calcext:value-type="float">
            <text:p>19.74774</text:p>
          </table:table-cell>
          <table:table-cell office:value-type="float" office:value="22.3551" calcext:value-type="float">
            <text:p>22.3551</text:p>
          </table:table-cell>
          <table:table-cell office:value-type="float" office:value="20.01688" calcext:value-type="float">
            <text:p>20.01688</text:p>
          </table:table-cell>
          <table:table-cell office:value-type="float" office:value="21.56537" calcext:value-type="float">
            <text:p>21.56537</text:p>
          </table:table-cell>
          <table:table-cell office:value-type="float" office:value="20.06772" calcext:value-type="float">
            <text:p>20.06772</text:p>
          </table:table-cell>
          <table:table-cell office:value-type="float" office:value="20.36215" calcext:value-type="float">
            <text:p>20.36215</text:p>
          </table:table-cell>
          <table:table-cell office:value-type="float" office:value="19.67761" calcext:value-type="float">
            <text:p>19.67761</text:p>
          </table:table-cell>
          <table:table-cell office:value-type="float" office:value="18.99225" calcext:value-type="float">
            <text:p>18.99225</text:p>
          </table:table-cell>
          <table:table-cell office:value-type="float" office:value="18.55136" calcext:value-type="float">
            <text:p>18.55136</text:p>
          </table:table-cell>
          <table:table-cell office:value-type="float" office:value="17.52347" calcext:value-type="float">
            <text:p>17.52347</text:p>
          </table:table-cell>
          <table:table-cell office:value-type="float" office:value="17.42154" calcext:value-type="float">
            <text:p>17.42154</text:p>
          </table:table-cell>
          <table:table-cell office:value-type="float" office:value="15.96469" calcext:value-type="float">
            <text:p>15.96469</text:p>
          </table:table-cell>
          <table:table-cell office:value-type="float" office:value="15.95093" calcext:value-type="float">
            <text:p>15.95093</text:p>
          </table:table-cell>
          <table:table-cell office:value-type="float" office:value="14.59573" calcext:value-type="float">
            <text:p>14.59573</text:p>
          </table:table-cell>
          <table:table-cell office:value-type="float" office:value="14.53122" calcext:value-type="float">
            <text:p>14.53122</text:p>
          </table:table-cell>
          <table:table-cell office:value-type="float" office:value="13.40082" calcext:value-type="float">
            <text:p>13.40082</text:p>
          </table:table-cell>
          <table:table-cell office:value-type="float" office:value="13.30173" calcext:value-type="float">
            <text:p>13.30173</text:p>
          </table:table-cell>
          <table:table-cell office:value-type="float" office:value="12.43881" calcext:value-type="float">
            <text:p>12.43881</text:p>
          </table:table-cell>
          <table:table-cell office:value-type="float" office:value="12.32935" calcext:value-type="float">
            <text:p>12.32935</text:p>
          </table:table-cell>
          <table:table-cell office:value-type="float" office:value="11.91965" calcext:value-type="float">
            <text:p>11.91965</text:p>
          </table:table-cell>
          <table:table-cell office:value-type="float" office:value="11.8103" calcext:value-type="float">
            <text:p>11.8103</text:p>
          </table:table-cell>
          <table:table-cell office:value-type="float" office:value="30.82501" calcext:value-type="float">
            <text:p>30.82501</text:p>
          </table:table-cell>
          <table:table-cell office:value-type="float" office:value="13.16257" calcext:value-type="float">
            <text:p>13.162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4062007" calcext:value-type="float">
            <text:p>4062007</text:p>
          </table:table-cell>
          <table:table-cell office:value-type="float" office:value="11.0398" calcext:value-type="float">
            <text:p>11.0398</text:p>
          </table:table-cell>
          <table:table-cell office:value-type="float" office:value="15.04" calcext:value-type="float">
            <text:p>15.04</text:p>
          </table:table-cell>
          <table:table-cell office:value-type="float" office:value="12.59" calcext:value-type="float">
            <text:p>12.59</text:p>
          </table:table-cell>
          <table:table-cell office:value-type="float" office:value="1.417403" calcext:value-type="float">
            <text:p>1.417403</text:p>
          </table:table-cell>
          <table:table-cell office:value-type="float" office:value="1.196256" calcext:value-type="float">
            <text:p>1.196256</text:p>
          </table:table-cell>
          <table:table-cell office:value-type="float" office:value="548.928" calcext:value-type="float">
            <text:p>548.928</text:p>
          </table:table-cell>
          <table:table-cell office:value-type="float" office:value="4.572" calcext:value-type="float">
            <text:p>4.572</text:p>
          </table:table-cell>
          <table:table-cell office:value-type="float" office:value="27.08447" calcext:value-type="float">
            <text:p>27.08447</text:p>
          </table:table-cell>
          <table:table-cell office:value-type="float" office:value="11.90985" calcext:value-type="float">
            <text:p>11.90985</text:p>
          </table:table-cell>
          <table:table-cell office:value-type="float" office:value="22.89923" calcext:value-type="float">
            <text:p>22.89923</text:p>
          </table:table-cell>
          <table:table-cell office:value-type="float" office:value="14.74704" calcext:value-type="float">
            <text:p>14.74704</text:p>
          </table:table-cell>
          <table:table-cell office:value-type="float" office:value="21.39581" calcext:value-type="float">
            <text:p>21.39581</text:p>
          </table:table-cell>
          <table:table-cell office:value-type="float" office:value="16.49084" calcext:value-type="float">
            <text:p>16.49084</text:p>
          </table:table-cell>
          <table:table-cell office:value-type="float" office:value="20.39297" calcext:value-type="float">
            <text:p>20.39297</text:p>
          </table:table-cell>
          <table:table-cell office:value-type="float" office:value="17.59918" calcext:value-type="float">
            <text:p>17.59918</text:p>
          </table:table-cell>
          <table:table-cell office:value-type="float" office:value="20.22281" calcext:value-type="float">
            <text:p>20.22281</text:p>
          </table:table-cell>
          <table:table-cell office:value-type="float" office:value="18.2074" calcext:value-type="float">
            <text:p>18.2074</text:p>
          </table:table-cell>
          <table:table-cell office:value-type="float" office:value="20.45514" calcext:value-type="float">
            <text:p>20.45514</text:p>
          </table:table-cell>
          <table:table-cell office:value-type="float" office:value="18.69644" calcext:value-type="float">
            <text:p>18.69644</text:p>
          </table:table-cell>
          <table:table-cell office:value-type="float" office:value="20.01328" calcext:value-type="float">
            <text:p>20.01328</text:p>
          </table:table-cell>
          <table:table-cell office:value-type="float" office:value="18.79755" calcext:value-type="float">
            <text:p>18.79755</text:p>
          </table:table-cell>
          <table:table-cell office:value-type="float" office:value="19.00974" calcext:value-type="float">
            <text:p>19.00974</text:p>
          </table:table-cell>
          <table:table-cell office:value-type="float" office:value="18.61707" calcext:value-type="float">
            <text:p>18.61707</text:p>
          </table:table-cell>
          <table:table-cell office:value-type="float" office:value="17.57181" calcext:value-type="float">
            <text:p>17.57181</text:p>
          </table:table-cell>
          <table:table-cell office:value-type="float" office:value="17.52478" calcext:value-type="float">
            <text:p>17.52478</text:p>
          </table:table-cell>
          <table:table-cell office:value-type="float" office:value="16.00601" calcext:value-type="float">
            <text:p>16.00601</text:p>
          </table:table-cell>
          <table:table-cell office:value-type="float" office:value="15.96503" calcext:value-type="float">
            <text:p>15.96503</text:p>
          </table:table-cell>
          <table:table-cell office:value-type="float" office:value="14.66092" calcext:value-type="float">
            <text:p>14.66092</text:p>
          </table:table-cell>
          <table:table-cell office:value-type="float" office:value="14.59641" calcext:value-type="float">
            <text:p>14.59641</text:p>
          </table:table-cell>
          <table:table-cell office:value-type="float" office:value="13.49435" calcext:value-type="float">
            <text:p>13.49435</text:p>
          </table:table-cell>
          <table:table-cell office:value-type="float" office:value="13.40182" calcext:value-type="float">
            <text:p>13.40182</text:p>
          </table:table-cell>
          <table:table-cell office:value-type="float" office:value="12.54614" calcext:value-type="float">
            <text:p>12.54614</text:p>
          </table:table-cell>
          <table:table-cell office:value-type="float" office:value="12.43994" calcext:value-type="float">
            <text:p>12.43994</text:p>
          </table:table-cell>
          <table:table-cell office:value-type="float" office:value="12.02744" calcext:value-type="float">
            <text:p>12.02744</text:p>
          </table:table-cell>
          <table:table-cell office:value-type="float" office:value="11.92081" calcext:value-type="float">
            <text:p>11.92081</text:p>
          </table:table-cell>
          <table:table-cell office:value-type="float" office:value="27.08441" calcext:value-type="float">
            <text:p>27.08441</text:p>
          </table:table-cell>
          <table:table-cell office:value-type="float" office:value="11.90988" calcext:value-type="float">
            <text:p>11.909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062007" calcext:value-type="float">
            <text:p>5062007</text:p>
          </table:table-cell>
          <table:table-cell office:value-type="float" office:value="8.186253" calcext:value-type="float">
            <text:p>8.186253</text:p>
          </table:table-cell>
          <table:table-cell office:value-type="float" office:value="20.01" calcext:value-type="float">
            <text:p>20.01</text:p>
          </table:table-cell>
          <table:table-cell office:value-type="float" office:value="13.19" calcext:value-type="float">
            <text:p>13.19</text:p>
          </table:table-cell>
          <table:table-cell office:value-type="float" office:value="1.667687" calcext:value-type="float">
            <text:p>1.667687</text:p>
          </table:table-cell>
          <table:table-cell office:value-type="float" office:value="1.331136" calcext:value-type="float">
            <text:p>1.331136</text:p>
          </table:table-cell>
          <table:table-cell office:value-type="float" office:value="243.648" calcext:value-type="float">
            <text:p>243.648</text:p>
          </table:table-cell>
          <table:table-cell office:value-type="float" office:value="4.826" calcext:value-type="float">
            <text:p>4.826</text:p>
          </table:table-cell>
          <table:table-cell office:value-type="float" office:value="22.12057" calcext:value-type="float">
            <text:p>22.12057</text:p>
          </table:table-cell>
          <table:table-cell office:value-type="float" office:value="12.6322" calcext:value-type="float">
            <text:p>12.6322</text:p>
          </table:table-cell>
          <table:table-cell office:value-type="float" office:value="20.34555" calcext:value-type="float">
            <text:p>20.34555</text:p>
          </table:table-cell>
          <table:table-cell office:value-type="float" office:value="13.9248" calcext:value-type="float">
            <text:p>13.9248</text:p>
          </table:table-cell>
          <table:table-cell office:value-type="float" office:value="19.43231" calcext:value-type="float">
            <text:p>19.43231</text:p>
          </table:table-cell>
          <table:table-cell office:value-type="float" office:value="15.34384" calcext:value-type="float">
            <text:p>15.34384</text:p>
          </table:table-cell>
          <table:table-cell office:value-type="float" office:value="18.86517" calcext:value-type="float">
            <text:p>18.86517</text:p>
          </table:table-cell>
          <table:table-cell office:value-type="float" office:value="16.54532" calcext:value-type="float">
            <text:p>16.54532</text:p>
          </table:table-cell>
          <table:table-cell office:value-type="float" office:value="18.78275" calcext:value-type="float">
            <text:p>18.78275</text:p>
          </table:table-cell>
          <table:table-cell office:value-type="float" office:value="17.21899" calcext:value-type="float">
            <text:p>17.21899</text:p>
          </table:table-cell>
          <table:table-cell office:value-type="float" office:value="19.14236" calcext:value-type="float">
            <text:p>19.14236</text:p>
          </table:table-cell>
          <table:table-cell office:value-type="float" office:value="17.79797" calcext:value-type="float">
            <text:p>17.79797</text:p>
          </table:table-cell>
          <table:table-cell office:value-type="float" office:value="19.0181" calcext:value-type="float">
            <text:p>19.0181</text:p>
          </table:table-cell>
          <table:table-cell office:value-type="float" office:value="18.04657" calcext:value-type="float">
            <text:p>18.04657</text:p>
          </table:table-cell>
          <table:table-cell office:value-type="float" office:value="18.61502" calcext:value-type="float">
            <text:p>18.61502</text:p>
          </table:table-cell>
          <table:table-cell office:value-type="float" office:value="18.09164" calcext:value-type="float">
            <text:p>18.09164</text:p>
          </table:table-cell>
          <table:table-cell office:value-type="float" office:value="17.55426" calcext:value-type="float">
            <text:p>17.55426</text:p>
          </table:table-cell>
          <table:table-cell office:value-type="float" office:value="17.42328" calcext:value-type="float">
            <text:p>17.42328</text:p>
          </table:table-cell>
          <table:table-cell office:value-type="float" office:value="16.02942" calcext:value-type="float">
            <text:p>16.02942</text:p>
          </table:table-cell>
          <table:table-cell office:value-type="float" office:value="16.00635" calcext:value-type="float">
            <text:p>16.00635</text:p>
          </table:table-cell>
          <table:table-cell office:value-type="float" office:value="14.72522" calcext:value-type="float">
            <text:p>14.72522</text:p>
          </table:table-cell>
          <table:table-cell office:value-type="float" office:value="14.66162" calcext:value-type="float">
            <text:p>14.66162</text:p>
          </table:table-cell>
          <table:table-cell office:value-type="float" office:value="13.58481" calcext:value-type="float">
            <text:p>13.58481</text:p>
          </table:table-cell>
          <table:table-cell office:value-type="float" office:value="13.49533" calcext:value-type="float">
            <text:p>13.49533</text:p>
          </table:table-cell>
          <table:table-cell office:value-type="float" office:value="12.65024" calcext:value-type="float">
            <text:p>12.65024</text:p>
          </table:table-cell>
          <table:table-cell office:value-type="float" office:value="12.54727" calcext:value-type="float">
            <text:p>12.54727</text:p>
          </table:table-cell>
          <table:table-cell office:value-type="float" office:value="12.13318" calcext:value-type="float">
            <text:p>12.13318</text:p>
          </table:table-cell>
          <table:table-cell office:value-type="float" office:value="12.02856" calcext:value-type="float">
            <text:p>12.02856</text:p>
          </table:table-cell>
          <table:table-cell office:value-type="float" office:value="22.12057" calcext:value-type="float">
            <text:p>22.12057</text:p>
          </table:table-cell>
          <table:table-cell office:value-type="float" office:value="12.6322" calcext:value-type="float">
            <text:p>12.63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6062007" calcext:value-type="float">
            <text:p>6062007</text:p>
          </table:table-cell>
          <table:table-cell office:value-type="float" office:value="20.61575" calcext:value-type="float">
            <text:p>20.61575</text:p>
          </table:table-cell>
          <table:table-cell office:value-type="float" office:value="22.15" calcext:value-type="float">
            <text:p>22.15</text:p>
          </table:table-cell>
          <table:table-cell office:value-type="float" office:value="10.53" calcext:value-type="float">
            <text:p>10.53</text:p>
          </table:table-cell>
          <table:table-cell office:value-type="float" office:value="1.956798" calcext:value-type="float">
            <text:p>1.956798</text:p>
          </table:table-cell>
          <table:table-cell office:value-type="float" office:value="1.116846" calcext:value-type="float">
            <text:p>1.116846</text:p>
          </table:table-cell>
          <table:table-cell office:value-type="float" office:value="141.948" calcext:value-type="float">
            <text:p>141.948</text:p>
          </table:table-cell>
          <table:table-cell office:value-type="float" office:value="0" calcext:value-type="float">
            <text:p>0</text:p>
          </table:table-cell>
          <table:table-cell office:value-type="float" office:value="29.23224" calcext:value-type="float">
            <text:p>29.23224</text:p>
          </table:table-cell>
          <table:table-cell office:value-type="float" office:value="10.15112" calcext:value-type="float">
            <text:p>10.15112</text:p>
          </table:table-cell>
          <table:table-cell office:value-type="float" office:value="24.59924" calcext:value-type="float">
            <text:p>24.59924</text:p>
          </table:table-cell>
          <table:table-cell office:value-type="float" office:value="12.30237" calcext:value-type="float">
            <text:p>12.30237</text:p>
          </table:table-cell>
          <table:table-cell office:value-type="float" office:value="22.15204" calcext:value-type="float">
            <text:p>22.15204</text:p>
          </table:table-cell>
          <table:table-cell office:value-type="float" office:value="14.23117" calcext:value-type="float">
            <text:p>14.23117</text:p>
          </table:table-cell>
          <table:table-cell office:value-type="float" office:value="20.52725" calcext:value-type="float">
            <text:p>20.52725</text:p>
          </table:table-cell>
          <table:table-cell office:value-type="float" office:value="15.62082" calcext:value-type="float">
            <text:p>15.62082</text:p>
          </table:table-cell>
          <table:table-cell office:value-type="float" office:value="19.64377" calcext:value-type="float">
            <text:p>19.64377</text:p>
          </table:table-cell>
          <table:table-cell office:value-type="float" office:value="16.38776" calcext:value-type="float">
            <text:p>16.38776</text:p>
          </table:table-cell>
          <table:table-cell office:value-type="float" office:value="18.88586" calcext:value-type="float">
            <text:p>18.88586</text:p>
          </table:table-cell>
          <table:table-cell office:value-type="float" office:value="17.09943" calcext:value-type="float">
            <text:p>17.09943</text:p>
          </table:table-cell>
          <table:table-cell office:value-type="float" office:value="18.39145" calcext:value-type="float">
            <text:p>18.39145</text:p>
          </table:table-cell>
          <table:table-cell office:value-type="float" office:value="17.4541" calcext:value-type="float">
            <text:p>17.4541</text:p>
          </table:table-cell>
          <table:table-cell office:value-type="float" office:value="18.08878" calcext:value-type="float">
            <text:p>18.08878</text:p>
          </table:table-cell>
          <table:table-cell office:value-type="float" office:value="17.71381" calcext:value-type="float">
            <text:p>17.71381</text:p>
          </table:table-cell>
          <table:table-cell office:value-type="float" office:value="17.42139" calcext:value-type="float">
            <text:p>17.42139</text:p>
          </table:table-cell>
          <table:table-cell office:value-type="float" office:value="17.21548" calcext:value-type="float">
            <text:p>17.21548</text:p>
          </table:table-cell>
          <table:table-cell office:value-type="float" office:value="16.02979" calcext:value-type="float">
            <text:p>16.02979</text:p>
          </table:table-cell>
          <table:table-cell office:value-type="float" office:value="16.01553" calcext:value-type="float">
            <text:p>16.01553</text:p>
          </table:table-cell>
          <table:table-cell office:value-type="float" office:value="14.77817" calcext:value-type="float">
            <text:p>14.77817</text:p>
          </table:table-cell>
          <table:table-cell office:value-type="float" office:value="14.72583" calcext:value-type="float">
            <text:p>14.72583</text:p>
          </table:table-cell>
          <table:table-cell office:value-type="float" office:value="13.66998" calcext:value-type="float">
            <text:p>13.66998</text:p>
          </table:table-cell>
          <table:table-cell office:value-type="float" office:value="13.58572" calcext:value-type="float">
            <text:p>13.58572</text:p>
          </table:table-cell>
          <table:table-cell office:value-type="float" office:value="12.75043" calcext:value-type="float">
            <text:p>12.75043</text:p>
          </table:table-cell>
          <table:table-cell office:value-type="float" office:value="12.65131" calcext:value-type="float">
            <text:p>12.65131</text:p>
          </table:table-cell>
          <table:table-cell office:value-type="float" office:value="12.23569" calcext:value-type="float">
            <text:p>12.23569</text:p>
          </table:table-cell>
          <table:table-cell office:value-type="float" office:value="12.13428" calcext:value-type="float">
            <text:p>12.13428</text:p>
          </table:table-cell>
          <table:table-cell office:value-type="float" office:value="29.23224" calcext:value-type="float">
            <text:p>29.23224</text:p>
          </table:table-cell>
          <table:table-cell office:value-type="float" office:value="10.15112" calcext:value-type="float">
            <text:p>10.15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7062007" calcext:value-type="float">
            <text:p>7062007</text:p>
          </table:table-cell>
          <table:table-cell office:value-type="float" office:value="24.62326" calcext:value-type="float">
            <text:p>24.62326</text:p>
          </table:table-cell>
          <table:table-cell office:value-type="float" office:value="26.55" calcext:value-type="float">
            <text:p>26.55</text:p>
          </table:table-cell>
          <table:table-cell office:value-type="float" office:value="15.1" calcext:value-type="float">
            <text:p>15.1</text:p>
          </table:table-cell>
          <table:table-cell office:value-type="float" office:value="1.709187" calcext:value-type="float">
            <text:p>1.709187</text:p>
          </table:table-cell>
          <table:table-cell office:value-type="float" office:value="1.037649" calcext:value-type="float">
            <text:p>1.037649</text:p>
          </table:table-cell>
          <table:table-cell office:value-type="float" office:value="308.484" calcext:value-type="float">
            <text:p>308.484</text:p>
          </table:table-cell>
          <table:table-cell office:value-type="float" office:value="0" calcext:value-type="float">
            <text:p>0</text:p>
          </table:table-cell>
          <table:table-cell office:value-type="float" office:value="47.61084" calcext:value-type="float">
            <text:p>47.61084</text:p>
          </table:table-cell>
          <table:table-cell office:value-type="float" office:value="14.20929" calcext:value-type="float">
            <text:p>14.20929</text:p>
          </table:table-cell>
          <table:table-cell office:value-type="float" office:value="34.17941" calcext:value-type="float">
            <text:p>34.17941</text:p>
          </table:table-cell>
          <table:table-cell office:value-type="float" office:value="16.06683" calcext:value-type="float">
            <text:p>16.06683</text:p>
          </table:table-cell>
          <table:table-cell office:value-type="float" office:value="29.17007" calcext:value-type="float">
            <text:p>29.17007</text:p>
          </table:table-cell>
          <table:table-cell office:value-type="float" office:value="17.18188" calcext:value-type="float">
            <text:p>17.18188</text:p>
          </table:table-cell>
          <table:table-cell office:value-type="float" office:value="25.59796" calcext:value-type="float">
            <text:p>25.59796</text:p>
          </table:table-cell>
          <table:table-cell office:value-type="float" office:value="17.83914" calcext:value-type="float">
            <text:p>17.83914</text:p>
          </table:table-cell>
          <table:table-cell office:value-type="float" office:value="23.50653" calcext:value-type="float">
            <text:p>23.50653</text:p>
          </table:table-cell>
          <table:table-cell office:value-type="float" office:value="18.10098" calcext:value-type="float">
            <text:p>18.10098</text:p>
          </table:table-cell>
          <table:table-cell office:value-type="float" office:value="21.58066" calcext:value-type="float">
            <text:p>21.58066</text:p>
          </table:table-cell>
          <table:table-cell office:value-type="float" office:value="18.26276" calcext:value-type="float">
            <text:p>18.26276</text:p>
          </table:table-cell>
          <table:table-cell office:value-type="float" office:value="20.15588" calcext:value-type="float">
            <text:p>20.15588</text:p>
          </table:table-cell>
          <table:table-cell office:value-type="float" office:value="18.14951" calcext:value-type="float">
            <text:p>18.14951</text:p>
          </table:table-cell>
          <table:table-cell office:value-type="float" office:value="18.24295" calcext:value-type="float">
            <text:p>18.24295</text:p>
          </table:table-cell>
          <table:table-cell office:value-type="float" office:value="17.77081" calcext:value-type="float">
            <text:p>17.77081</text:p>
          </table:table-cell>
          <table:table-cell office:value-type="float" office:value="17.21375" calcext:value-type="float">
            <text:p>17.21375</text:p>
          </table:table-cell>
          <table:table-cell office:value-type="float" office:value="17.13544" calcext:value-type="float">
            <text:p>17.13544</text:p>
          </table:table-cell>
          <table:table-cell office:value-type="float" office:value="16.01523" calcext:value-type="float">
            <text:p>16.01523</text:p>
          </table:table-cell>
          <table:table-cell office:value-type="float" office:value="15.98489" calcext:value-type="float">
            <text:p>15.98489</text:p>
          </table:table-cell>
          <table:table-cell office:value-type="float" office:value="14.81653" calcext:value-type="float">
            <text:p>14.81653</text:p>
          </table:table-cell>
          <table:table-cell office:value-type="float" office:value="14.77863" calcext:value-type="float">
            <text:p>14.77863</text:p>
          </table:table-cell>
          <table:table-cell office:value-type="float" office:value="13.74896" calcext:value-type="float">
            <text:p>13.74896</text:p>
          </table:table-cell>
          <table:table-cell office:value-type="float" office:value="13.67084" calcext:value-type="float">
            <text:p>13.67084</text:p>
          </table:table-cell>
          <table:table-cell office:value-type="float" office:value="12.84732" calcext:value-type="float">
            <text:p>12.84732</text:p>
          </table:table-cell>
          <table:table-cell office:value-type="float" office:value="12.75143" calcext:value-type="float">
            <text:p>12.75143</text:p>
          </table:table-cell>
          <table:table-cell office:value-type="float" office:value="12.33517" calcext:value-type="float">
            <text:p>12.33517</text:p>
          </table:table-cell>
          <table:table-cell office:value-type="float" office:value="12.23672" calcext:value-type="float">
            <text:p>12.23672</text:p>
          </table:table-cell>
          <table:table-cell office:value-type="float" office:value="47.61072" calcext:value-type="float">
            <text:p>47.61072</text:p>
          </table:table-cell>
          <table:table-cell office:value-type="float" office:value="14.20932" calcext:value-type="float">
            <text:p>14.20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8062007" calcext:value-type="float">
            <text:p>8062007</text:p>
          </table:table-cell>
          <table:table-cell office:value-type="float" office:value="29.10448" calcext:value-type="float">
            <text:p>29.10448</text:p>
          </table:table-cell>
          <table:table-cell office:value-type="float" office:value="27.69" calcext:value-type="float">
            <text:p>27.69</text:p>
          </table:table-cell>
          <table:table-cell office:value-type="float" office:value="13.88" calcext:value-type="float">
            <text:p>13.88</text:p>
          </table:table-cell>
          <table:table-cell office:value-type="float" office:value="1.487025" calcext:value-type="float">
            <text:p>1.487025</text:p>
          </table:table-cell>
          <table:table-cell office:value-type="float" office:value="1.059192" calcext:value-type="float">
            <text:p>1.059192</text:p>
          </table:table-cell>
          <table:table-cell office:value-type="float" office:value="149.868" calcext:value-type="float">
            <text:p>149.868</text:p>
          </table:table-cell>
          <table:table-cell office:value-type="float" office:value="0" calcext:value-type="float">
            <text:p>0</text:p>
          </table:table-cell>
          <table:table-cell office:value-type="float" office:value="48.03772" calcext:value-type="float">
            <text:p>48.03772</text:p>
          </table:table-cell>
          <table:table-cell office:value-type="float" office:value="15.31876" calcext:value-type="float">
            <text:p>15.31876</text:p>
          </table:table-cell>
          <table:table-cell office:value-type="float" office:value="36.84689" calcext:value-type="float">
            <text:p>36.84689</text:p>
          </table:table-cell>
          <table:table-cell office:value-type="float" office:value="18.37997" calcext:value-type="float">
            <text:p>18.37997</text:p>
          </table:table-cell>
          <table:table-cell office:value-type="float" office:value="31.97623" calcext:value-type="float">
            <text:p>31.97623</text:p>
          </table:table-cell>
          <table:table-cell office:value-type="float" office:value="19.80298" calcext:value-type="float">
            <text:p>19.80298</text:p>
          </table:table-cell>
          <table:table-cell office:value-type="float" office:value="28.14575" calcext:value-type="float">
            <text:p>28.14575</text:p>
          </table:table-cell>
          <table:table-cell office:value-type="float" office:value="20.44885" calcext:value-type="float">
            <text:p>20.44885</text:p>
          </table:table-cell>
          <table:table-cell office:value-type="float" office:value="25.82843" calcext:value-type="float">
            <text:p>25.82843</text:p>
          </table:table-cell>
          <table:table-cell office:value-type="float" office:value="20.56412" calcext:value-type="float">
            <text:p>20.56412</text:p>
          </table:table-cell>
          <table:table-cell office:value-type="float" office:value="23.54968" calcext:value-type="float">
            <text:p>23.54968</text:p>
          </table:table-cell>
          <table:table-cell office:value-type="float" office:value="20.44302" calcext:value-type="float">
            <text:p>20.44302</text:p>
          </table:table-cell>
          <table:table-cell office:value-type="float" office:value="21.78204" calcext:value-type="float">
            <text:p>21.78204</text:p>
          </table:table-cell>
          <table:table-cell office:value-type="float" office:value="19.84442" calcext:value-type="float">
            <text:p>19.84442</text:p>
          </table:table-cell>
          <table:table-cell office:value-type="float" office:value="19.26904" calcext:value-type="float">
            <text:p>19.26904</text:p>
          </table:table-cell>
          <table:table-cell office:value-type="float" office:value="18.25845" calcext:value-type="float">
            <text:p>18.25845</text:p>
          </table:table-cell>
          <table:table-cell office:value-type="float" office:value="17.38071" calcext:value-type="float">
            <text:p>17.38071</text:p>
          </table:table-cell>
          <table:table-cell office:value-type="float" office:value="17.1441" calcext:value-type="float">
            <text:p>17.1441</text:p>
          </table:table-cell>
          <table:table-cell office:value-type="float" office:value="15.99759" calcext:value-type="float">
            <text:p>15.99759</text:p>
          </table:table-cell>
          <table:table-cell office:value-type="float" office:value="15.98108" calcext:value-type="float">
            <text:p>15.98108</text:p>
          </table:table-cell>
          <table:table-cell office:value-type="float" office:value="14.85132" calcext:value-type="float">
            <text:p>14.85132</text:p>
          </table:table-cell>
          <table:table-cell office:value-type="float" office:value="14.81689" calcext:value-type="float">
            <text:p>14.81689</text:p>
          </table:table-cell>
          <table:table-cell office:value-type="float" office:value="13.82056" calcext:value-type="float">
            <text:p>13.82056</text:p>
          </table:table-cell>
          <table:table-cell office:value-type="float" office:value="13.74979" calcext:value-type="float">
            <text:p>13.74979</text:p>
          </table:table-cell>
          <table:table-cell office:value-type="float" office:value="12.93939" calcext:value-type="float">
            <text:p>12.93939</text:p>
          </table:table-cell>
          <table:table-cell office:value-type="float" office:value="12.84827" calcext:value-type="float">
            <text:p>12.84827</text:p>
          </table:table-cell>
          <table:table-cell office:value-type="float" office:value="12.43219" calcext:value-type="float">
            <text:p>12.43219</text:p>
          </table:table-cell>
          <table:table-cell office:value-type="float" office:value="12.33618" calcext:value-type="float">
            <text:p>12.33618</text:p>
          </table:table-cell>
          <table:table-cell office:value-type="float" office:value="48.03763" calcext:value-type="float">
            <text:p>48.03763</text:p>
          </table:table-cell>
          <table:table-cell office:value-type="float" office:value="15.31879" calcext:value-type="float">
            <text:p>15.318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9062007" calcext:value-type="float">
            <text:p>9062007</text:p>
          </table:table-cell>
          <table:table-cell office:value-type="float" office:value="30.50388" calcext:value-type="float">
            <text:p>30.50388</text:p>
          </table:table-cell>
          <table:table-cell office:value-type="float" office:value="29.51" calcext:value-type="float">
            <text:p>29.51</text:p>
          </table:table-cell>
          <table:table-cell office:value-type="float" office:value="15.6" calcext:value-type="float">
            <text:p>15.6</text:p>
          </table:table-cell>
          <table:table-cell office:value-type="float" office:value="1.72306" calcext:value-type="float">
            <text:p>1.72306</text:p>
          </table:table-cell>
          <table:table-cell office:value-type="float" office:value="1.173564" calcext:value-type="float">
            <text:p>1.173564</text:p>
          </table:table-cell>
          <table:table-cell office:value-type="float" office:value="352.044" calcext:value-type="float">
            <text:p>352.044</text:p>
          </table:table-cell>
          <table:table-cell office:value-type="float" office:value="0" calcext:value-type="float">
            <text:p>0</text:p>
          </table:table-cell>
          <table:table-cell office:value-type="float" office:value="53.96051" calcext:value-type="float">
            <text:p>53.96051</text:p>
          </table:table-cell>
          <table:table-cell office:value-type="float" office:value="17.17096" calcext:value-type="float">
            <text:p>17.17096</text:p>
          </table:table-cell>
          <table:table-cell office:value-type="float" office:value="40.92749" calcext:value-type="float">
            <text:p>40.92749</text:p>
          </table:table-cell>
          <table:table-cell office:value-type="float" office:value="20.26147" calcext:value-type="float">
            <text:p>20.26147</text:p>
          </table:table-cell>
          <table:table-cell office:value-type="float" office:value="35.31439" calcext:value-type="float">
            <text:p>35.31439</text:p>
          </table:table-cell>
          <table:table-cell office:value-type="float" office:value="21.68048" calcext:value-type="float">
            <text:p>21.68048</text:p>
          </table:table-cell>
          <table:table-cell office:value-type="float" office:value="30.90311" calcext:value-type="float">
            <text:p>30.90311</text:p>
          </table:table-cell>
          <table:table-cell office:value-type="float" office:value="22.3002" calcext:value-type="float">
            <text:p>22.3002</text:p>
          </table:table-cell>
          <table:table-cell office:value-type="float" office:value="28.21246" calcext:value-type="float">
            <text:p>28.21246</text:p>
          </table:table-cell>
          <table:table-cell office:value-type="float" office:value="22.35556" calcext:value-type="float">
            <text:p>22.35556</text:p>
          </table:table-cell>
          <table:table-cell office:value-type="float" office:value="25.54367" calcext:value-type="float">
            <text:p>25.54367</text:p>
          </table:table-cell>
          <table:table-cell office:value-type="float" office:value="22.10974" calcext:value-type="float">
            <text:p>22.10974</text:p>
          </table:table-cell>
          <table:table-cell office:value-type="float" office:value="23.43433" calcext:value-type="float">
            <text:p>23.43433</text:p>
          </table:table-cell>
          <table:table-cell office:value-type="float" office:value="21.29214" calcext:value-type="float">
            <text:p>21.29214</text:p>
          </table:table-cell>
          <table:table-cell office:value-type="float" office:value="20.38907" calcext:value-type="float">
            <text:p>20.38907</text:p>
          </table:table-cell>
          <table:table-cell office:value-type="float" office:value="19.28656" calcext:value-type="float">
            <text:p>19.28656</text:p>
          </table:table-cell>
          <table:table-cell office:value-type="float" office:value="17.83752" calcext:value-type="float">
            <text:p>17.83752</text:p>
          </table:table-cell>
          <table:table-cell office:value-type="float" office:value="17.3847" calcext:value-type="float">
            <text:p>17.3847</text:p>
          </table:table-cell>
          <table:table-cell office:value-type="float" office:value="16.09506" calcext:value-type="float">
            <text:p>16.09506</text:p>
          </table:table-cell>
          <table:table-cell office:value-type="float" office:value="15.99814" calcext:value-type="float">
            <text:p>15.99814</text:p>
          </table:table-cell>
          <table:table-cell office:value-type="float" office:value="14.90414" calcext:value-type="float">
            <text:p>14.90414</text:p>
          </table:table-cell>
          <table:table-cell office:value-type="float" office:value="14.85175" calcext:value-type="float">
            <text:p>14.85175</text:p>
          </table:table-cell>
          <table:table-cell office:value-type="float" office:value="13.88907" calcext:value-type="float">
            <text:p>13.88907</text:p>
          </table:table-cell>
          <table:table-cell office:value-type="float" office:value="13.82126" calcext:value-type="float">
            <text:p>13.82126</text:p>
          </table:table-cell>
          <table:table-cell office:value-type="float" office:value="13.02725" calcext:value-type="float">
            <text:p>13.02725</text:p>
          </table:table-cell>
          <table:table-cell office:value-type="float" office:value="12.94034" calcext:value-type="float">
            <text:p>12.94034</text:p>
          </table:table-cell>
          <table:table-cell office:value-type="float" office:value="12.52567" calcext:value-type="float">
            <text:p>12.52567</text:p>
          </table:table-cell>
          <table:table-cell office:value-type="float" office:value="12.4332" calcext:value-type="float">
            <text:p>12.4332</text:p>
          </table:table-cell>
          <table:table-cell office:value-type="float" office:value="53.96033" calcext:value-type="float">
            <text:p>53.96033</text:p>
          </table:table-cell>
          <table:table-cell office:value-type="float" office:value="17.17099" calcext:value-type="float">
            <text:p>17.170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0062007" calcext:value-type="float">
            <text:p>10062007</text:p>
          </table:table-cell>
          <table:table-cell office:value-type="float" office:value="29.42244" calcext:value-type="float">
            <text:p>29.42244</text:p>
          </table:table-cell>
          <table:table-cell office:value-type="float" office:value="33.23" calcext:value-type="float">
            <text:p>33.23</text:p>
          </table:table-cell>
          <table:table-cell office:value-type="float" office:value="19.49" calcext:value-type="float">
            <text:p>19.49</text:p>
          </table:table-cell>
          <table:table-cell office:value-type="float" office:value="2.204369" calcext:value-type="float">
            <text:p>2.204369</text:p>
          </table:table-cell>
          <table:table-cell office:value-type="float" office:value="1.500837" calcext:value-type="float">
            <text:p>1.500837</text:p>
          </table:table-cell>
          <table:table-cell office:value-type="float" office:value="337.752" calcext:value-type="float">
            <text:p>337.752</text:p>
          </table:table-cell>
          <table:table-cell office:value-type="float" office:value="2.794" calcext:value-type="float">
            <text:p>2.794</text:p>
          </table:table-cell>
          <table:table-cell office:value-type="float" office:value="49.70636" calcext:value-type="float">
            <text:p>49.70636</text:p>
          </table:table-cell>
          <table:table-cell office:value-type="float" office:value="19.44824" calcext:value-type="float">
            <text:p>19.44824</text:p>
          </table:table-cell>
          <table:table-cell office:value-type="float" office:value="38.06464" calcext:value-type="float">
            <text:p>38.06464</text:p>
          </table:table-cell>
          <table:table-cell office:value-type="float" office:value="21.74503" calcext:value-type="float">
            <text:p>21.74503</text:p>
          </table:table-cell>
          <table:table-cell office:value-type="float" office:value="33.41833" calcext:value-type="float">
            <text:p>33.41833</text:p>
          </table:table-cell>
          <table:table-cell office:value-type="float" office:value="23.25629" calcext:value-type="float">
            <text:p>23.25629</text:p>
          </table:table-cell>
          <table:table-cell office:value-type="float" office:value="29.98349" calcext:value-type="float">
            <text:p>29.98349</text:p>
          </table:table-cell>
          <table:table-cell office:value-type="float" office:value="23.93161" calcext:value-type="float">
            <text:p>23.93161</text:p>
          </table:table-cell>
          <table:table-cell office:value-type="float" office:value="27.88818" calcext:value-type="float">
            <text:p>27.88818</text:p>
          </table:table-cell>
          <table:table-cell office:value-type="float" office:value="23.98969" calcext:value-type="float">
            <text:p>23.98969</text:p>
          </table:table-cell>
          <table:table-cell office:value-type="float" office:value="25.75446" calcext:value-type="float">
            <text:p>25.75446</text:p>
          </table:table-cell>
          <table:table-cell office:value-type="float" office:value="23.66479" calcext:value-type="float">
            <text:p>23.66479</text:p>
          </table:table-cell>
          <table:table-cell office:value-type="float" office:value="23.91989" calcext:value-type="float">
            <text:p>23.91989</text:p>
          </table:table-cell>
          <table:table-cell office:value-type="float" office:value="22.70197" calcext:value-type="float">
            <text:p>22.70197</text:p>
          </table:table-cell>
          <table:table-cell office:value-type="float" office:value="21.27994" calcext:value-type="float">
            <text:p>21.27994</text:p>
          </table:table-cell>
          <table:table-cell office:value-type="float" office:value="20.40857" calcext:value-type="float">
            <text:p>20.40857</text:p>
          </table:table-cell>
          <table:table-cell office:value-type="float" office:value="18.41855" calcext:value-type="float">
            <text:p>18.41855</text:p>
          </table:table-cell>
          <table:table-cell office:value-type="float" office:value="17.84338" calcext:value-type="float">
            <text:p>17.84338</text:p>
          </table:table-cell>
          <table:table-cell office:value-type="float" office:value="16.28268" calcext:value-type="float">
            <text:p>16.28268</text:p>
          </table:table-cell>
          <table:table-cell office:value-type="float" office:value="16.09659" calcext:value-type="float">
            <text:p>16.09659</text:p>
          </table:table-cell>
          <table:table-cell office:value-type="float" office:value="14.99063" calcext:value-type="float">
            <text:p>14.99063</text:p>
          </table:table-cell>
          <table:table-cell office:value-type="float" office:value="14.90482" calcext:value-type="float">
            <text:p>14.90482</text:p>
          </table:table-cell>
          <table:table-cell office:value-type="float" office:value="13.96234" calcext:value-type="float">
            <text:p>13.96234</text:p>
          </table:table-cell>
          <table:table-cell office:value-type="float" office:value="13.88977" calcext:value-type="float">
            <text:p>13.88977</text:p>
          </table:table-cell>
          <table:table-cell office:value-type="float" office:value="13.11349" calcext:value-type="float">
            <text:p>13.11349</text:p>
          </table:table-cell>
          <table:table-cell office:value-type="float" office:value="13.02817" calcext:value-type="float">
            <text:p>13.02817</text:p>
          </table:table-cell>
          <table:table-cell office:value-type="float" office:value="12.61606" calcext:value-type="float">
            <text:p>12.61606</text:p>
          </table:table-cell>
          <table:table-cell office:value-type="float" office:value="12.52664" calcext:value-type="float">
            <text:p>12.52664</text:p>
          </table:table-cell>
          <table:table-cell office:value-type="float" office:value="49.70624" calcext:value-type="float">
            <text:p>49.70624</text:p>
          </table:table-cell>
          <table:table-cell office:value-type="float" office:value="19.44821" calcext:value-type="float">
            <text:p>19.448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11062007" calcext:value-type="float">
            <text:p>11062007</text:p>
          </table:table-cell>
          <table:table-cell office:value-type="float" office:value="29.36952" calcext:value-type="float">
            <text:p>29.36952</text:p>
          </table:table-cell>
          <table:table-cell office:value-type="float" office:value="36.21" calcext:value-type="float">
            <text:p>36.21</text:p>
          </table:table-cell>
          <table:table-cell office:value-type="float" office:value="21.87" calcext:value-type="float">
            <text:p>21.87</text:p>
          </table:table-cell>
          <table:table-cell office:value-type="float" office:value="2.099576" calcext:value-type="float">
            <text:p>2.099576</text:p>
          </table:table-cell>
          <table:table-cell office:value-type="float" office:value="1.303079" calcext:value-type="float">
            <text:p>1.303079</text:p>
          </table:table-cell>
          <table:table-cell office:value-type="float" office:value="476.712" calcext:value-type="float">
            <text:p>476.712</text:p>
          </table:table-cell>
          <table:table-cell office:value-type="float" office:value="0" calcext:value-type="float">
            <text:p>0</text:p>
          </table:table-cell>
          <table:table-cell office:value-type="float" office:value="58.77209" calcext:value-type="float">
            <text:p>58.77209</text:p>
          </table:table-cell>
          <table:table-cell office:value-type="float" office:value="22.67972" calcext:value-type="float">
            <text:p>22.67972</text:p>
          </table:table-cell>
          <table:table-cell office:value-type="float" office:value="45.08646" calcext:value-type="float">
            <text:p>45.08646</text:p>
          </table:table-cell>
          <table:table-cell office:value-type="float" office:value="24.71198" calcext:value-type="float">
            <text:p>24.71198</text:p>
          </table:table-cell>
          <table:table-cell office:value-type="float" office:value="39.0177" calcext:value-type="float">
            <text:p>39.0177</text:p>
          </table:table-cell>
          <table:table-cell office:value-type="float" office:value="25.51138" calcext:value-type="float">
            <text:p>25.51138</text:p>
          </table:table-cell>
          <table:table-cell office:value-type="float" office:value="34.22342" calcext:value-type="float">
            <text:p>34.22342</text:p>
          </table:table-cell>
          <table:table-cell office:value-type="float" office:value="25.61676" calcext:value-type="float">
            <text:p>25.61676</text:p>
          </table:table-cell>
          <table:table-cell office:value-type="float" office:value="31.28726" calcext:value-type="float">
            <text:p>31.28726</text:p>
          </table:table-cell>
          <table:table-cell office:value-type="float" office:value="25.34668" calcext:value-type="float">
            <text:p>25.34668</text:p>
          </table:table-cell>
          <table:table-cell office:value-type="float" office:value="28.34537" calcext:value-type="float">
            <text:p>28.34537</text:p>
          </table:table-cell>
          <table:table-cell office:value-type="float" office:value="24.75879" calcext:value-type="float">
            <text:p>24.75879</text:p>
          </table:table-cell>
          <table:table-cell office:value-type="float" office:value="25.90338" calcext:value-type="float">
            <text:p>25.90338</text:p>
          </table:table-cell>
          <table:table-cell office:value-type="float" office:value="23.64761" calcext:value-type="float">
            <text:p>23.64761</text:p>
          </table:table-cell>
          <table:table-cell office:value-type="float" office:value="22.33545" calcext:value-type="float">
            <text:p>22.33545</text:p>
          </table:table-cell>
          <table:table-cell office:value-type="float" office:value="21.29266" calcext:value-type="float">
            <text:p>21.29266</text:p>
          </table:table-cell>
          <table:table-cell office:value-type="float" office:value="18.99561" calcext:value-type="float">
            <text:p>18.99561</text:p>
          </table:table-cell>
          <table:table-cell office:value-type="float" office:value="18.42438" calcext:value-type="float">
            <text:p>18.42438</text:p>
          </table:table-cell>
          <table:table-cell office:value-type="float" office:value="16.53473" calcext:value-type="float">
            <text:p>16.53473</text:p>
          </table:table-cell>
          <table:table-cell office:value-type="float" office:value="16.28494" calcext:value-type="float">
            <text:p>16.28494</text:p>
          </table:table-cell>
          <table:table-cell office:value-type="float" office:value="15.11591" calcext:value-type="float">
            <text:p>15.11591</text:p>
          </table:table-cell>
          <table:table-cell office:value-type="float" office:value="14.99173" calcext:value-type="float">
            <text:p>14.99173</text:p>
          </table:table-cell>
          <table:table-cell office:value-type="float" office:value="14.04642" calcext:value-type="float">
            <text:p>14.04642</text:p>
          </table:table-cell>
          <table:table-cell office:value-type="float" office:value="13.96317" calcext:value-type="float">
            <text:p>13.96317</text:p>
          </table:table-cell>
          <table:table-cell office:value-type="float" office:value="13.19821" calcext:value-type="float">
            <text:p>13.19821</text:p>
          </table:table-cell>
          <table:table-cell office:value-type="float" office:value="13.11435" calcext:value-type="float">
            <text:p>13.11435</text:p>
          </table:table-cell>
          <table:table-cell office:value-type="float" office:value="12.70322" calcext:value-type="float">
            <text:p>12.70322</text:p>
          </table:table-cell>
          <table:table-cell office:value-type="float" office:value="12.61697" calcext:value-type="float">
            <text:p>12.61697</text:p>
          </table:table-cell>
          <table:table-cell office:value-type="float" office:value="58.77191" calcext:value-type="float">
            <text:p>58.77191</text:p>
          </table:table-cell>
          <table:table-cell office:value-type="float" office:value="22.67975" calcext:value-type="float">
            <text:p>22.679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2062007" calcext:value-type="float">
            <text:p>12062007</text:p>
          </table:table-cell>
          <table:table-cell office:value-type="float" office:value="24.46452" calcext:value-type="float">
            <text:p>24.46452</text:p>
          </table:table-cell>
          <table:table-cell office:value-type="float" office:value="33.09" calcext:value-type="float">
            <text:p>33.09</text:p>
          </table:table-cell>
          <table:table-cell office:value-type="float" office:value="21.42" calcext:value-type="float">
            <text:p>21.42</text:p>
          </table:table-cell>
          <table:table-cell office:value-type="float" office:value="2.173463" calcext:value-type="float">
            <text:p>2.173463</text:p>
          </table:table-cell>
          <table:table-cell office:value-type="float" office:value="1.592426" calcext:value-type="float">
            <text:p>1.592426</text:p>
          </table:table-cell>
          <table:table-cell office:value-type="float" office:value="550.152" calcext:value-type="float">
            <text:p>550.152</text:p>
          </table:table-cell>
          <table:table-cell office:value-type="float" office:value="0" calcext:value-type="float">
            <text:p>0</text:p>
          </table:table-cell>
          <table:table-cell office:value-type="float" office:value="56.47852" calcext:value-type="float">
            <text:p>56.47852</text:p>
          </table:table-cell>
          <table:table-cell office:value-type="float" office:value="23.4693" calcext:value-type="float">
            <text:p>23.4693</text:p>
          </table:table-cell>
          <table:table-cell office:value-type="float" office:value="42.99973" calcext:value-type="float">
            <text:p>42.99973</text:p>
          </table:table-cell>
          <table:table-cell office:value-type="float" office:value="26.47919" calcext:value-type="float">
            <text:p>26.47919</text:p>
          </table:table-cell>
          <table:table-cell office:value-type="float" office:value="37.49048" calcext:value-type="float">
            <text:p>37.49048</text:p>
          </table:table-cell>
          <table:table-cell office:value-type="float" office:value="27.56067" calcext:value-type="float">
            <text:p>27.56067</text:p>
          </table:table-cell>
          <table:table-cell office:value-type="float" office:value="33.85547" calcext:value-type="float">
            <text:p>33.85547</text:p>
          </table:table-cell>
          <table:table-cell office:value-type="float" office:value="27.76276" calcext:value-type="float">
            <text:p>27.76276</text:p>
          </table:table-cell>
          <table:table-cell office:value-type="float" office:value="31.46771" calcext:value-type="float">
            <text:p>31.46771</text:p>
          </table:table-cell>
          <table:table-cell office:value-type="float" office:value="27.47995" calcext:value-type="float">
            <text:p>27.47995</text:p>
          </table:table-cell>
          <table:table-cell office:value-type="float" office:value="28.95224" calcext:value-type="float">
            <text:p>28.95224</text:p>
          </table:table-cell>
          <table:table-cell office:value-type="float" office:value="26.7757" calcext:value-type="float">
            <text:p>26.7757</text:p>
          </table:table-cell>
          <table:table-cell office:value-type="float" office:value="26.77792" calcext:value-type="float">
            <text:p>26.77792</text:p>
          </table:table-cell>
          <table:table-cell office:value-type="float" office:value="25.40182" calcext:value-type="float">
            <text:p>25.40182</text:p>
          </table:table-cell>
          <table:table-cell office:value-type="float" office:value="23.48929" calcext:value-type="float">
            <text:p>23.48929</text:p>
          </table:table-cell>
          <table:table-cell office:value-type="float" office:value="22.35599" calcext:value-type="float">
            <text:p>22.35599</text:p>
          </table:table-cell>
          <table:table-cell office:value-type="float" office:value="19.70605" calcext:value-type="float">
            <text:p>19.70605</text:p>
          </table:table-cell>
          <table:table-cell office:value-type="float" office:value="19.00259" calcext:value-type="float">
            <text:p>19.00259</text:p>
          </table:table-cell>
          <table:table-cell office:value-type="float" office:value="16.84958" calcext:value-type="float">
            <text:p>16.84958</text:p>
          </table:table-cell>
          <table:table-cell office:value-type="float" office:value="16.53763" calcext:value-type="float">
            <text:p>16.53763</text:p>
          </table:table-cell>
          <table:table-cell office:value-type="float" office:value="15.27856" calcext:value-type="float">
            <text:p>15.27856</text:p>
          </table:table-cell>
          <table:table-cell office:value-type="float" office:value="15.1174" calcext:value-type="float">
            <text:p>15.1174</text:p>
          </table:table-cell>
          <table:table-cell office:value-type="float" office:value="14.14587" calcext:value-type="float">
            <text:p>14.14587</text:p>
          </table:table-cell>
          <table:table-cell office:value-type="float" office:value="14.04736" calcext:value-type="float">
            <text:p>14.04736</text:p>
          </table:table-cell>
          <table:table-cell office:value-type="float" office:value="13.28482" calcext:value-type="float">
            <text:p>13.28482</text:p>
          </table:table-cell>
          <table:table-cell office:value-type="float" office:value="13.19913" calcext:value-type="float">
            <text:p>13.19913</text:p>
          </table:table-cell>
          <table:table-cell office:value-type="float" office:value="12.78824" calcext:value-type="float">
            <text:p>12.78824</text:p>
          </table:table-cell>
          <table:table-cell office:value-type="float" office:value="12.7041" calcext:value-type="float">
            <text:p>12.7041</text:p>
          </table:table-cell>
          <table:table-cell office:value-type="float" office:value="56.47836" calcext:value-type="float">
            <text:p>56.47836</text:p>
          </table:table-cell>
          <table:table-cell office:value-type="float" office:value="23.46933" calcext:value-type="float">
            <text:p>23.4693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13062007" calcext:value-type="float">
            <text:p>13062007</text:p>
          </table:table-cell>
          <table:table-cell office:value-type="float" office:value="17.33976" calcext:value-type="float">
            <text:p>17.33976</text:p>
          </table:table-cell>
          <table:table-cell office:value-type="float" office:value="31.84" calcext:value-type="float">
            <text:p>31.84</text:p>
          </table:table-cell>
          <table:table-cell office:value-type="float" office:value="19.87" calcext:value-type="float">
            <text:p>19.87</text:p>
          </table:table-cell>
          <table:table-cell office:value-type="float" office:value="2.204678" calcext:value-type="float">
            <text:p>2.204678</text:p>
          </table:table-cell>
          <table:table-cell office:value-type="float" office:value="1.687844" calcext:value-type="float">
            <text:p>1.687844</text:p>
          </table:table-cell>
          <table:table-cell office:value-type="float" office:value="608.256" calcext:value-type="float">
            <text:p>608.256</text:p>
          </table:table-cell>
          <table:table-cell office:value-type="float" office:value="11.7" calcext:value-type="float">
            <text:p>11.7</text:p>
          </table:table-cell>
          <table:table-cell office:value-type="float" office:value="50.8598" calcext:value-type="float">
            <text:p>50.8598</text:p>
          </table:table-cell>
          <table:table-cell office:value-type="float" office:value="22.54919" calcext:value-type="float">
            <text:p>22.54919</text:p>
          </table:table-cell>
          <table:table-cell office:value-type="float" office:value="39.20258" calcext:value-type="float">
            <text:p>39.20258</text:p>
          </table:table-cell>
          <table:table-cell office:value-type="float" office:value="25.73846" calcext:value-type="float">
            <text:p>25.73846</text:p>
          </table:table-cell>
          <table:table-cell office:value-type="float" office:value="35.54828" calcext:value-type="float">
            <text:p>35.54828</text:p>
          </table:table-cell>
          <table:table-cell office:value-type="float" office:value="28.04004" calcext:value-type="float">
            <text:p>28.04004</text:p>
          </table:table-cell>
          <table:table-cell office:value-type="float" office:value="32.57333" calcext:value-type="float">
            <text:p>32.57333</text:p>
          </table:table-cell>
          <table:table-cell office:value-type="float" office:value="28.10541" calcext:value-type="float">
            <text:p>28.10541</text:p>
          </table:table-cell>
          <table:table-cell office:value-type="float" office:value="30.66345" calcext:value-type="float">
            <text:p>30.66345</text:p>
          </table:table-cell>
          <table:table-cell office:value-type="float" office:value="27.81519" calcext:value-type="float">
            <text:p>27.81519</text:p>
          </table:table-cell>
          <table:table-cell office:value-type="float" office:value="28.80481" calcext:value-type="float">
            <text:p>28.80481</text:p>
          </table:table-cell>
          <table:table-cell office:value-type="float" office:value="27.17371" calcext:value-type="float">
            <text:p>27.17371</text:p>
          </table:table-cell>
          <table:table-cell office:value-type="float" office:value="26.84406" calcext:value-type="float">
            <text:p>26.84406</text:p>
          </table:table-cell>
          <table:table-cell office:value-type="float" office:value="25.98416" calcext:value-type="float">
            <text:p>25.98416</text:p>
          </table:table-cell>
          <table:table-cell office:value-type="float" office:value="24.09106" calcext:value-type="float">
            <text:p>24.09106</text:p>
          </table:table-cell>
          <table:table-cell office:value-type="float" office:value="23.50369" calcext:value-type="float">
            <text:p>23.50369</text:p>
          </table:table-cell>
          <table:table-cell office:value-type="float" office:value="20.37027" calcext:value-type="float">
            <text:p>20.37027</text:p>
          </table:table-cell>
          <table:table-cell office:value-type="float" office:value="19.71368" calcext:value-type="float">
            <text:p>19.71368</text:p>
          </table:table-cell>
          <table:table-cell office:value-type="float" office:value="17.21759" calcext:value-type="float">
            <text:p>17.21759</text:p>
          </table:table-cell>
          <table:table-cell office:value-type="float" office:value="16.85318" calcext:value-type="float">
            <text:p>16.85318</text:p>
          </table:table-cell>
          <table:table-cell office:value-type="float" office:value="15.47937" calcext:value-type="float">
            <text:p>15.47937</text:p>
          </table:table-cell>
          <table:table-cell office:value-type="float" office:value="15.28046" calcext:value-type="float">
            <text:p>15.28046</text:p>
          </table:table-cell>
          <table:table-cell office:value-type="float" office:value="14.26355" calcext:value-type="float">
            <text:p>14.26355</text:p>
          </table:table-cell>
          <table:table-cell office:value-type="float" office:value="14.14706" calcext:value-type="float">
            <text:p>14.14706</text:p>
          </table:table-cell>
          <table:table-cell office:value-type="float" office:value="13.37579" calcext:value-type="float">
            <text:p>13.37579</text:p>
          </table:table-cell>
          <table:table-cell office:value-type="float" office:value="13.28571" calcext:value-type="float">
            <text:p>13.28571</text:p>
          </table:table-cell>
          <table:table-cell office:value-type="float" office:value="12.87317" calcext:value-type="float">
            <text:p>12.87317</text:p>
          </table:table-cell>
          <table:table-cell office:value-type="float" office:value="12.78912" calcext:value-type="float">
            <text:p>12.78912</text:p>
          </table:table-cell>
          <table:table-cell office:value-type="float" office:value="50.85965" calcext:value-type="float">
            <text:p>50.85965</text:p>
          </table:table-cell>
          <table:table-cell office:value-type="float" office:value="19.96268" calcext:value-type="float">
            <text:p>19.962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4062007" calcext:value-type="float">
            <text:p>14062007</text:p>
          </table:table-cell>
          <table:table-cell office:value-type="float" office:value="14.87592" calcext:value-type="float">
            <text:p>14.87592</text:p>
          </table:table-cell>
          <table:table-cell office:value-type="float" office:value="24.19" calcext:value-type="float">
            <text:p>24.19</text:p>
          </table:table-cell>
          <table:table-cell office:value-type="float" office:value="15.45" calcext:value-type="float">
            <text:p>15.45</text:p>
          </table:table-cell>
          <table:table-cell office:value-type="float" office:value="2.03582" calcext:value-type="float">
            <text:p>2.03582</text:p>
          </table:table-cell>
          <table:table-cell office:value-type="float" office:value="1.276937" calcext:value-type="float">
            <text:p>1.276937</text:p>
          </table:table-cell>
          <table:table-cell office:value-type="float" office:value="288.9" calcext:value-type="float">
            <text:p>288.9</text:p>
          </table:table-cell>
          <table:table-cell office:value-type="float" office:value="4.6" calcext:value-type="float">
            <text:p>4.6</text:p>
          </table:table-cell>
          <table:table-cell office:value-type="float" office:value="30.45206" calcext:value-type="float">
            <text:p>30.45206</text:p>
          </table:table-cell>
          <table:table-cell office:value-type="float" office:value="15.27267" calcext:value-type="float">
            <text:p>15.27267</text:p>
          </table:table-cell>
          <table:table-cell office:value-type="float" office:value="27.0401" calcext:value-type="float">
            <text:p>27.0401</text:p>
          </table:table-cell>
          <table:table-cell office:value-type="float" office:value="18.45822" calcext:value-type="float">
            <text:p>18.45822</text:p>
          </table:table-cell>
          <table:table-cell office:value-type="float" office:value="28.4747" calcext:value-type="float">
            <text:p>28.4747</text:p>
          </table:table-cell>
          <table:table-cell office:value-type="float" office:value="21.25046" calcext:value-type="float">
            <text:p>21.25046</text:p>
          </table:table-cell>
          <table:table-cell office:value-type="float" office:value="29.6088" calcext:value-type="float">
            <text:p>29.6088</text:p>
          </table:table-cell>
          <table:table-cell office:value-type="float" office:value="23.15152" calcext:value-type="float">
            <text:p>23.15152</text:p>
          </table:table-cell>
          <table:table-cell office:value-type="float" office:value="29.33508" calcext:value-type="float">
            <text:p>29.33508</text:p>
          </table:table-cell>
          <table:table-cell office:value-type="float" office:value="23.93167" calcext:value-type="float">
            <text:p>23.93167</text:p>
          </table:table-cell>
          <table:table-cell office:value-type="float" office:value="28.45361" calcext:value-type="float">
            <text:p>28.45361</text:p>
          </table:table-cell>
          <table:table-cell office:value-type="float" office:value="24.52875" calcext:value-type="float">
            <text:p>24.52875</text:p>
          </table:table-cell>
          <table:table-cell office:value-type="float" office:value="26.858" calcext:value-type="float">
            <text:p>26.858</text:p>
          </table:table-cell>
          <table:table-cell office:value-type="float" office:value="24.38132" calcext:value-type="float">
            <text:p>24.38132</text:p>
          </table:table-cell>
          <table:table-cell office:value-type="float" office:value="24.22278" calcext:value-type="float">
            <text:p>24.22278</text:p>
          </table:table-cell>
          <table:table-cell office:value-type="float" office:value="23.62576" calcext:value-type="float">
            <text:p>23.62576</text:p>
          </table:table-cell>
          <table:table-cell office:value-type="float" office:value="20.79379" calcext:value-type="float">
            <text:p>20.79379</text:p>
          </table:table-cell>
          <table:table-cell office:value-type="float" office:value="20.37646" calcext:value-type="float">
            <text:p>20.37646</text:p>
          </table:table-cell>
          <table:table-cell office:value-type="float" office:value="17.59146" calcext:value-type="float">
            <text:p>17.59146</text:p>
          </table:table-cell>
          <table:table-cell office:value-type="float" office:value="17.2215" calcext:value-type="float">
            <text:p>17.2215</text:p>
          </table:table-cell>
          <table:table-cell office:value-type="float" office:value="15.70999" calcext:value-type="float">
            <text:p>15.70999</text:p>
          </table:table-cell>
          <table:table-cell office:value-type="float" office:value="15.48163" calcext:value-type="float">
            <text:p>15.48163</text:p>
          </table:table-cell>
          <table:table-cell office:value-type="float" office:value="14.40015" calcext:value-type="float">
            <text:p>14.40015</text:p>
          </table:table-cell>
          <table:table-cell office:value-type="float" office:value="14.26483" calcext:value-type="float">
            <text:p>14.26483</text:p>
          </table:table-cell>
          <table:table-cell office:value-type="float" office:value="13.47324" calcext:value-type="float">
            <text:p>13.47324</text:p>
          </table:table-cell>
          <table:table-cell office:value-type="float" office:value="13.37677" calcext:value-type="float">
            <text:p>13.37677</text:p>
          </table:table-cell>
          <table:table-cell office:value-type="float" office:value="12.9584" calcext:value-type="float">
            <text:p>12.9584</text:p>
          </table:table-cell>
          <table:table-cell office:value-type="float" office:value="12.87405" calcext:value-type="float">
            <text:p>12.87405</text:p>
          </table:table-cell>
          <table:table-cell office:value-type="float" office:value="32.21378" calcext:value-type="float">
            <text:p>32.21378</text:p>
          </table:table-cell>
          <table:table-cell office:value-type="float" office:value="13.12427" calcext:value-type="float">
            <text:p>13.124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15062007" calcext:value-type="float">
            <text:p>15062007</text:p>
          </table:table-cell>
          <table:table-cell office:value-type="float" office:value="30.27107" calcext:value-type="float">
            <text:p>30.27107</text:p>
          </table:table-cell>
          <table:table-cell office:value-type="float" office:value="28.48" calcext:value-type="float">
            <text:p>28.48</text:p>
          </table:table-cell>
          <table:table-cell office:value-type="float" office:value="12.03" calcext:value-type="float">
            <text:p>12.03</text:p>
          </table:table-cell>
          <table:table-cell office:value-type="float" office:value="1.692536" calcext:value-type="float">
            <text:p>1.692536</text:p>
          </table:table-cell>
          <table:table-cell office:value-type="float" office:value="1.087419" calcext:value-type="float">
            <text:p>1.087419</text:p>
          </table:table-cell>
          <table:table-cell office:value-type="float" office:value="270.648" calcext:value-type="float">
            <text:p>270.648</text:p>
          </table:table-cell>
          <table:table-cell office:value-type="float" office:value="0" calcext:value-type="float">
            <text:p>0</text:p>
          </table:table-cell>
          <table:table-cell office:value-type="float" office:value="43.18787" calcext:value-type="float">
            <text:p>43.18787</text:p>
          </table:table-cell>
          <table:table-cell office:value-type="float" office:value="12.87445" calcext:value-type="float">
            <text:p>12.87445</text:p>
          </table:table-cell>
          <table:table-cell office:value-type="float" office:value="32.9234" calcext:value-type="float">
            <text:p>32.9234</text:p>
          </table:table-cell>
          <table:table-cell office:value-type="float" office:value="15.66556" calcext:value-type="float">
            <text:p>15.66556</text:p>
          </table:table-cell>
          <table:table-cell office:value-type="float" office:value="29.28589" calcext:value-type="float">
            <text:p>29.28589</text:p>
          </table:table-cell>
          <table:table-cell office:value-type="float" office:value="18.2821" calcext:value-type="float">
            <text:p>18.2821</text:p>
          </table:table-cell>
          <table:table-cell office:value-type="float" office:value="26.91394" calcext:value-type="float">
            <text:p>26.91394</text:p>
          </table:table-cell>
          <table:table-cell office:value-type="float" office:value="20.28732" calcext:value-type="float">
            <text:p>20.28732</text:p>
          </table:table-cell>
          <table:table-cell office:value-type="float" office:value="25.61954" calcext:value-type="float">
            <text:p>25.61954</text:p>
          </table:table-cell>
          <table:table-cell office:value-type="float" office:value="21.40213" calcext:value-type="float">
            <text:p>21.40213</text:p>
          </table:table-cell>
          <table:table-cell office:value-type="float" office:value="24.48245" calcext:value-type="float">
            <text:p>24.48245</text:p>
          </table:table-cell>
          <table:table-cell office:value-type="float" office:value="22.36115" calcext:value-type="float">
            <text:p>22.36115</text:p>
          </table:table-cell>
          <table:table-cell office:value-type="float" office:value="24.35779" calcext:value-type="float">
            <text:p>24.35779</text:p>
          </table:table-cell>
          <table:table-cell office:value-type="float" office:value="22.68884" calcext:value-type="float">
            <text:p>22.68884</text:p>
          </table:table-cell>
          <table:table-cell office:value-type="float" office:value="23.61642" calcext:value-type="float">
            <text:p>23.61642</text:p>
          </table:table-cell>
          <table:table-cell office:value-type="float" office:value="22.57764" calcext:value-type="float">
            <text:p>22.57764</text:p>
          </table:table-cell>
          <table:table-cell office:value-type="float" office:value="20.82532" calcext:value-type="float">
            <text:p>20.82532</text:p>
          </table:table-cell>
          <table:table-cell office:value-type="float" office:value="20.73737" calcext:value-type="float">
            <text:p>20.73737</text:p>
          </table:table-cell>
          <table:table-cell office:value-type="float" office:value="17.88467" calcext:value-type="float">
            <text:p>17.88467</text:p>
          </table:table-cell>
          <table:table-cell office:value-type="float" office:value="17.59506" calcext:value-type="float">
            <text:p>17.59506</text:p>
          </table:table-cell>
          <table:table-cell office:value-type="float" office:value="15.94519" calcext:value-type="float">
            <text:p>15.94519</text:p>
          </table:table-cell>
          <table:table-cell office:value-type="float" office:value="15.71246" calcext:value-type="float">
            <text:p>15.71246</text:p>
          </table:table-cell>
          <table:table-cell office:value-type="float" office:value="14.5527" calcext:value-type="float">
            <text:p>14.5527</text:p>
          </table:table-cell>
          <table:table-cell office:value-type="float" office:value="14.40161" calcext:value-type="float">
            <text:p>14.40161</text:p>
          </table:table-cell>
          <table:table-cell office:value-type="float" office:value="13.57867" calcext:value-type="float">
            <text:p>13.57867</text:p>
          </table:table-cell>
          <table:table-cell office:value-type="float" office:value="13.4743" calcext:value-type="float">
            <text:p>13.4743</text:p>
          </table:table-cell>
          <table:table-cell office:value-type="float" office:value="13.04626" calcext:value-type="float">
            <text:p>13.04626</text:p>
          </table:table-cell>
          <table:table-cell office:value-type="float" office:value="12.95929" calcext:value-type="float">
            <text:p>12.95929</text:p>
          </table:table-cell>
          <table:table-cell office:value-type="float" office:value="43.18777" calcext:value-type="float">
            <text:p>43.18777</text:p>
          </table:table-cell>
          <table:table-cell office:value-type="float" office:value="10.85663" calcext:value-type="float">
            <text:p>10.856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6062007" calcext:value-type="float">
            <text:p>16062007</text:p>
          </table:table-cell>
          <table:table-cell office:value-type="float" office:value="30.01435" calcext:value-type="float">
            <text:p>30.01435</text:p>
          </table:table-cell>
          <table:table-cell office:value-type="float" office:value="29.59" calcext:value-type="float">
            <text:p>29.59</text:p>
          </table:table-cell>
          <table:table-cell office:value-type="float" office:value="14.6" calcext:value-type="float">
            <text:p>14.6</text:p>
          </table:table-cell>
          <table:table-cell office:value-type="float" office:value="1.630189" calcext:value-type="float">
            <text:p>1.630189</text:p>
          </table:table-cell>
          <table:table-cell office:value-type="float" office:value="0.9099848" calcext:value-type="float">
            <text:p>0.9099848</text:p>
          </table:table-cell>
          <table:table-cell office:value-type="float" office:value="186.336" calcext:value-type="float">
            <text:p>186.336</text:p>
          </table:table-cell>
          <table:table-cell office:value-type="float" office:value="0" calcext:value-type="float">
            <text:p>0</text:p>
          </table:table-cell>
          <table:table-cell office:value-type="float" office:value="47.80817" calcext:value-type="float">
            <text:p>47.80817</text:p>
          </table:table-cell>
          <table:table-cell office:value-type="float" office:value="16.29037" calcext:value-type="float">
            <text:p>16.29037</text:p>
          </table:table-cell>
          <table:table-cell office:value-type="float" office:value="37.67773" calcext:value-type="float">
            <text:p>37.67773</text:p>
          </table:table-cell>
          <table:table-cell office:value-type="float" office:value="20.04233" calcext:value-type="float">
            <text:p>20.04233</text:p>
          </table:table-cell>
          <table:table-cell office:value-type="float" office:value="33.17484" calcext:value-type="float">
            <text:p>33.17484</text:p>
          </table:table-cell>
          <table:table-cell office:value-type="float" office:value="21.73083" calcext:value-type="float">
            <text:p>21.73083</text:p>
          </table:table-cell>
          <table:table-cell office:value-type="float" office:value="29.86966" calcext:value-type="float">
            <text:p>29.86966</text:p>
          </table:table-cell>
          <table:table-cell office:value-type="float" office:value="22.73248" calcext:value-type="float">
            <text:p>22.73248</text:p>
          </table:table-cell>
          <table:table-cell office:value-type="float" office:value="27.92773" calcext:value-type="float">
            <text:p>27.92773</text:p>
          </table:table-cell>
          <table:table-cell office:value-type="float" office:value="23.1333" calcext:value-type="float">
            <text:p>23.1333</text:p>
          </table:table-cell>
          <table:table-cell office:value-type="float" office:value="26.06506" calcext:value-type="float">
            <text:p>26.06506</text:p>
          </table:table-cell>
          <table:table-cell office:value-type="float" office:value="23.36237" calcext:value-type="float">
            <text:p>23.36237</text:p>
          </table:table-cell>
          <table:table-cell office:value-type="float" office:value="24.66891" calcext:value-type="float">
            <text:p>24.66891</text:p>
          </table:table-cell>
          <table:table-cell office:value-type="float" office:value="23.12485" calcext:value-type="float">
            <text:p>23.12485</text:p>
          </table:table-cell>
          <table:table-cell office:value-type="float" office:value="22.68253" calcext:value-type="float">
            <text:p>22.68253</text:p>
          </table:table-cell>
          <table:table-cell office:value-type="float" office:value="22.46838" calcext:value-type="float">
            <text:p>22.46838</text:p>
          </table:table-cell>
          <table:table-cell office:value-type="float" office:value="20.73569" calcext:value-type="float">
            <text:p>20.73569</text:p>
          </table:table-cell>
          <table:table-cell office:value-type="float" office:value="20.64462" calcext:value-type="float">
            <text:p>20.64462</text:p>
          </table:table-cell>
          <table:table-cell office:value-type="float" office:value="18.07138" calcext:value-type="float">
            <text:p>18.07138</text:p>
          </table:table-cell>
          <table:table-cell office:value-type="float" office:value="17.88702" calcext:value-type="float">
            <text:p>17.88702</text:p>
          </table:table-cell>
          <table:table-cell office:value-type="float" office:value="16.15503" calcext:value-type="float">
            <text:p>16.15503</text:p>
          </table:table-cell>
          <table:table-cell office:value-type="float" office:value="15.94757" calcext:value-type="float">
            <text:p>15.94757</text:p>
          </table:table-cell>
          <table:table-cell office:value-type="float" office:value="14.71274" calcext:value-type="float">
            <text:p>14.71274</text:p>
          </table:table-cell>
          <table:table-cell office:value-type="float" office:value="14.55438" calcext:value-type="float">
            <text:p>14.55438</text:p>
          </table:table-cell>
          <table:table-cell office:value-type="float" office:value="13.69174" calcext:value-type="float">
            <text:p>13.69174</text:p>
          </table:table-cell>
          <table:table-cell office:value-type="float" office:value="13.5798" calcext:value-type="float">
            <text:p>13.5798</text:p>
          </table:table-cell>
          <table:table-cell office:value-type="float" office:value="13.13791" calcext:value-type="float">
            <text:p>13.13791</text:p>
          </table:table-cell>
          <table:table-cell office:value-type="float" office:value="13.04718" calcext:value-type="float">
            <text:p>13.04718</text:p>
          </table:table-cell>
          <table:table-cell office:value-type="float" office:value="47.80807" calcext:value-type="float">
            <text:p>47.80807</text:p>
          </table:table-cell>
          <table:table-cell office:value-type="float" office:value="16.29041" calcext:value-type="float">
            <text:p>16.290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7062007" calcext:value-type="float">
            <text:p>17062007</text:p>
          </table:table-cell>
          <table:table-cell office:value-type="float" office:value="18.82584" calcext:value-type="float">
            <text:p>18.82584</text:p>
          </table:table-cell>
          <table:table-cell office:value-type="float" office:value="31.29" calcext:value-type="float">
            <text:p>31.29</text:p>
          </table:table-cell>
          <table:table-cell office:value-type="float" office:value="17.91" calcext:value-type="float">
            <text:p>17.91</text:p>
          </table:table-cell>
          <table:table-cell office:value-type="float" office:value="1.959573" calcext:value-type="float">
            <text:p>1.959573</text:p>
          </table:table-cell>
          <table:table-cell office:value-type="float" office:value="0.9667295" calcext:value-type="float">
            <text:p>0.9667295</text:p>
          </table:table-cell>
          <table:table-cell office:value-type="float" office:value="404.712" calcext:value-type="float">
            <text:p>404.712</text:p>
          </table:table-cell>
          <table:table-cell office:value-type="float" office:value="0.3" calcext:value-type="float">
            <text:p>0.3</text:p>
          </table:table-cell>
          <table:table-cell office:value-type="float" office:value="45.99921" calcext:value-type="float">
            <text:p>45.99921</text:p>
          </table:table-cell>
          <table:table-cell office:value-type="float" office:value="19.99896" calcext:value-type="float">
            <text:p>19.99896</text:p>
          </table:table-cell>
          <table:table-cell office:value-type="float" office:value="34.26428" calcext:value-type="float">
            <text:p>34.26428</text:p>
          </table:table-cell>
          <table:table-cell office:value-type="float" office:value="22.93393" calcext:value-type="float">
            <text:p>22.93393</text:p>
          </table:table-cell>
          <table:table-cell office:value-type="float" office:value="31.41925" calcext:value-type="float">
            <text:p>31.41925</text:p>
          </table:table-cell>
          <table:table-cell office:value-type="float" office:value="24.21899" calcext:value-type="float">
            <text:p>24.21899</text:p>
          </table:table-cell>
          <table:table-cell office:value-type="float" office:value="29.18695" calcext:value-type="float">
            <text:p>29.18695</text:p>
          </table:table-cell>
          <table:table-cell office:value-type="float" office:value="24.77304" calcext:value-type="float">
            <text:p>24.77304</text:p>
          </table:table-cell>
          <table:table-cell office:value-type="float" office:value="27.78561" calcext:value-type="float">
            <text:p>27.78561</text:p>
          </table:table-cell>
          <table:table-cell office:value-type="float" office:value="24.88803" calcext:value-type="float">
            <text:p>24.88803</text:p>
          </table:table-cell>
          <table:table-cell office:value-type="float" office:value="26.31122" calcext:value-type="float">
            <text:p>26.31122</text:p>
          </table:table-cell>
          <table:table-cell office:value-type="float" office:value="24.76569" calcext:value-type="float">
            <text:p>24.76569</text:p>
          </table:table-cell>
          <table:table-cell office:value-type="float" office:value="25.01511" calcext:value-type="float">
            <text:p>25.01511</text:p>
          </table:table-cell>
          <table:table-cell office:value-type="float" office:value="24.14426" calcext:value-type="float">
            <text:p>24.14426</text:p>
          </table:table-cell>
          <table:table-cell office:value-type="float" office:value="23.11234" calcext:value-type="float">
            <text:p>23.11234</text:p>
          </table:table-cell>
          <table:table-cell office:value-type="float" office:value="22.69287" calcext:value-type="float">
            <text:p>22.69287</text:p>
          </table:table-cell>
          <table:table-cell office:value-type="float" office:value="20.7674" calcext:value-type="float">
            <text:p>20.7674</text:p>
          </table:table-cell>
          <table:table-cell office:value-type="float" office:value="20.64572" calcext:value-type="float">
            <text:p>20.64572</text:p>
          </table:table-cell>
          <table:table-cell office:value-type="float" office:value="18.22516" calcext:value-type="float">
            <text:p>18.22516</text:p>
          </table:table-cell>
          <table:table-cell office:value-type="float" office:value="18.073" calcext:value-type="float">
            <text:p>18.073</text:p>
          </table:table-cell>
          <table:table-cell office:value-type="float" office:value="16.33548" calcext:value-type="float">
            <text:p>16.33548</text:p>
          </table:table-cell>
          <table:table-cell office:value-type="float" office:value="16.15701" calcext:value-type="float">
            <text:p>16.15701</text:p>
          </table:table-cell>
          <table:table-cell office:value-type="float" office:value="14.87103" calcext:value-type="float">
            <text:p>14.87103</text:p>
          </table:table-cell>
          <table:table-cell office:value-type="float" office:value="14.71439" calcext:value-type="float">
            <text:p>14.71439</text:p>
          </table:table-cell>
          <table:table-cell office:value-type="float" office:value="13.81039" calcext:value-type="float">
            <text:p>13.81039</text:p>
          </table:table-cell>
          <table:table-cell office:value-type="float" office:value="13.69296" calcext:value-type="float">
            <text:p>13.69296</text:p>
          </table:table-cell>
          <table:table-cell office:value-type="float" office:value="13.23398" calcext:value-type="float">
            <text:p>13.23398</text:p>
          </table:table-cell>
          <table:table-cell office:value-type="float" office:value="13.13889" calcext:value-type="float">
            <text:p>13.13889</text:p>
          </table:table-cell>
          <table:table-cell office:value-type="float" office:value="45.99911" calcext:value-type="float">
            <text:p>45.99911</text:p>
          </table:table-cell>
          <table:table-cell office:value-type="float" office:value="19.99899" calcext:value-type="float">
            <text:p>19.9989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8062007" calcext:value-type="float">
            <text:p>18062007</text:p>
          </table:table-cell>
          <table:table-cell office:value-type="float" office:value="28.15992" calcext:value-type="float">
            <text:p>28.15992</text:p>
          </table:table-cell>
          <table:table-cell office:value-type="float" office:value="34.39" calcext:value-type="float">
            <text:p>34.39</text:p>
          </table:table-cell>
          <table:table-cell office:value-type="float" office:value="18.3" calcext:value-type="float">
            <text:p>18.3</text:p>
          </table:table-cell>
          <table:table-cell office:value-type="float" office:value="1.807724" calcext:value-type="float">
            <text:p>1.807724</text:p>
          </table:table-cell>
          <table:table-cell office:value-type="float" office:value="1.261521" calcext:value-type="float">
            <text:p>1.261521</text:p>
          </table:table-cell>
          <table:table-cell office:value-type="float" office:value="599.58" calcext:value-type="float">
            <text:p>599.58</text:p>
          </table:table-cell>
          <table:table-cell office:value-type="float" office:value="2.2" calcext:value-type="float">
            <text:p>2.2</text:p>
          </table:table-cell>
          <table:table-cell office:value-type="float" office:value="54.70502" calcext:value-type="float">
            <text:p>54.70502</text:p>
          </table:table-cell>
          <table:table-cell office:value-type="float" office:value="18.11426" calcext:value-type="float">
            <text:p>18.11426</text:p>
          </table:table-cell>
          <table:table-cell office:value-type="float" office:value="42.64105" calcext:value-type="float">
            <text:p>42.64105</text:p>
          </table:table-cell>
          <table:table-cell office:value-type="float" office:value="23.56125" calcext:value-type="float">
            <text:p>23.56125</text:p>
          </table:table-cell>
          <table:table-cell office:value-type="float" office:value="37.40988" calcext:value-type="float">
            <text:p>37.40988</text:p>
          </table:table-cell>
          <table:table-cell office:value-type="float" office:value="25.83762" calcext:value-type="float">
            <text:p>25.83762</text:p>
          </table:table-cell>
          <table:table-cell office:value-type="float" office:value="33.3847" calcext:value-type="float">
            <text:p>33.3847</text:p>
          </table:table-cell>
          <table:table-cell office:value-type="float" office:value="26.04495" calcext:value-type="float">
            <text:p>26.04495</text:p>
          </table:table-cell>
          <table:table-cell office:value-type="float" office:value="30.91064" calcext:value-type="float">
            <text:p>30.91064</text:p>
          </table:table-cell>
          <table:table-cell office:value-type="float" office:value="25.90704" calcext:value-type="float">
            <text:p>25.90704</text:p>
          </table:table-cell>
          <table:table-cell office:value-type="float" office:value="28.36792" calcext:value-type="float">
            <text:p>28.36792</text:p>
          </table:table-cell>
          <table:table-cell office:value-type="float" office:value="25.53445" calcext:value-type="float">
            <text:p>25.53445</text:p>
          </table:table-cell>
          <table:table-cell office:value-type="float" office:value="26.46866" calcext:value-type="float">
            <text:p>26.46866</text:p>
          </table:table-cell>
          <table:table-cell office:value-type="float" office:value="24.74762" calcext:value-type="float">
            <text:p>24.74762</text:p>
          </table:table-cell>
          <table:table-cell office:value-type="float" office:value="23.76611" calcext:value-type="float">
            <text:p>23.76611</text:p>
          </table:table-cell>
          <table:table-cell office:value-type="float" office:value="23.11969" calcext:value-type="float">
            <text:p>23.11969</text:p>
          </table:table-cell>
          <table:table-cell office:value-type="float" office:value="21.00189" calcext:value-type="float">
            <text:p>21.00189</text:p>
          </table:table-cell>
          <table:table-cell office:value-type="float" office:value="20.76929" calcext:value-type="float">
            <text:p>20.76929</text:p>
          </table:table-cell>
          <table:table-cell office:value-type="float" office:value="18.38907" calcext:value-type="float">
            <text:p>18.38907</text:p>
          </table:table-cell>
          <table:table-cell office:value-type="float" office:value="18.22675" calcext:value-type="float">
            <text:p>18.22675</text:p>
          </table:table-cell>
          <table:table-cell office:value-type="float" office:value="16.50137" calcext:value-type="float">
            <text:p>16.50137</text:p>
          </table:table-cell>
          <table:table-cell office:value-type="float" office:value="16.33728" calcext:value-type="float">
            <text:p>16.33728</text:p>
          </table:table-cell>
          <table:table-cell office:value-type="float" office:value="15.02451" calcext:value-type="float">
            <text:p>15.02451</text:p>
          </table:table-cell>
          <table:table-cell office:value-type="float" office:value="14.87265" calcext:value-type="float">
            <text:p>14.87265</text:p>
          </table:table-cell>
          <table:table-cell office:value-type="float" office:value="13.93216" calcext:value-type="float">
            <text:p>13.93216</text:p>
          </table:table-cell>
          <table:table-cell office:value-type="float" office:value="13.81165" calcext:value-type="float">
            <text:p>13.81165</text:p>
          </table:table-cell>
          <table:table-cell office:value-type="float" office:value="13.3342" calcext:value-type="float">
            <text:p>13.3342</text:p>
          </table:table-cell>
          <table:table-cell office:value-type="float" office:value="13.23502" calcext:value-type="float">
            <text:p>13.23502</text:p>
          </table:table-cell>
          <table:table-cell office:value-type="float" office:value="54.70486" calcext:value-type="float">
            <text:p>54.70486</text:p>
          </table:table-cell>
          <table:table-cell office:value-type="float" office:value="18.47897" calcext:value-type="float">
            <text:p>18.478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9062007" calcext:value-type="float">
            <text:p>19062007</text:p>
          </table:table-cell>
          <table:table-cell office:value-type="float" office:value="12.46464" calcext:value-type="float">
            <text:p>12.46464</text:p>
          </table:table-cell>
          <table:table-cell office:value-type="float" office:value="19.05" calcext:value-type="float">
            <text:p>19.05</text:p>
          </table:table-cell>
          <table:table-cell office:value-type="float" office:value="12.8" calcext:value-type="float">
            <text:p>12.8</text:p>
          </table:table-cell>
          <table:table-cell office:value-type="float" office:value="1.615686" calcext:value-type="float">
            <text:p>1.615686</text:p>
          </table:table-cell>
          <table:table-cell office:value-type="float" office:value="1.242803" calcext:value-type="float">
            <text:p>1.242803</text:p>
          </table:table-cell>
          <table:table-cell office:value-type="float" office:value="252.072" calcext:value-type="float">
            <text:p>252.072</text:p>
          </table:table-cell>
          <table:table-cell office:value-type="float" office:value="4.9" calcext:value-type="float">
            <text:p>4.9</text:p>
          </table:table-cell>
          <table:table-cell office:value-type="float" office:value="23.49643" calcext:value-type="float">
            <text:p>23.49643</text:p>
          </table:table-cell>
          <table:table-cell office:value-type="float" office:value="14.8378" calcext:value-type="float">
            <text:p>14.8378</text:p>
          </table:table-cell>
          <table:table-cell office:value-type="float" office:value="23.2316" calcext:value-type="float">
            <text:p>23.2316</text:p>
          </table:table-cell>
          <table:table-cell office:value-type="float" office:value="17.78412" calcext:value-type="float">
            <text:p>17.78412</text:p>
          </table:table-cell>
          <table:table-cell office:value-type="float" office:value="26.64819" calcext:value-type="float">
            <text:p>26.64819</text:p>
          </table:table-cell>
          <table:table-cell office:value-type="float" office:value="19.83551" calcext:value-type="float">
            <text:p>19.83551</text:p>
          </table:table-cell>
          <table:table-cell office:value-type="float" office:value="28.37317" calcext:value-type="float">
            <text:p>28.37317</text:p>
          </table:table-cell>
          <table:table-cell office:value-type="float" office:value="21.38922" calcext:value-type="float">
            <text:p>21.38922</text:p>
          </table:table-cell>
          <table:table-cell office:value-type="float" office:value="28.50385" calcext:value-type="float">
            <text:p>28.50385</text:p>
          </table:table-cell>
          <table:table-cell office:value-type="float" office:value="22.21698" calcext:value-type="float">
            <text:p>22.21698</text:p>
          </table:table-cell>
          <table:table-cell office:value-type="float" office:value="28.02097" calcext:value-type="float">
            <text:p>28.02097</text:p>
          </table:table-cell>
          <table:table-cell office:value-type="float" office:value="23.02866" calcext:value-type="float">
            <text:p>23.02866</text:p>
          </table:table-cell>
          <table:table-cell office:value-type="float" office:value="26.46463" calcext:value-type="float">
            <text:p>26.46463</text:p>
          </table:table-cell>
          <table:table-cell office:value-type="float" office:value="23.32187" calcext:value-type="float">
            <text:p>23.32187</text:p>
          </table:table-cell>
          <table:table-cell office:value-type="float" office:value="23.98917" calcext:value-type="float">
            <text:p>23.98917</text:p>
          </table:table-cell>
          <table:table-cell office:value-type="float" office:value="23.29916" calcext:value-type="float">
            <text:p>23.29916</text:p>
          </table:table-cell>
          <table:table-cell office:value-type="float" office:value="21.25262" calcext:value-type="float">
            <text:p>21.25262</text:p>
          </table:table-cell>
          <table:table-cell office:value-type="float" office:value="21.00555" calcext:value-type="float">
            <text:p>21.00555</text:p>
          </table:table-cell>
          <table:table-cell office:value-type="float" office:value="18.58017" calcext:value-type="float">
            <text:p>18.58017</text:p>
          </table:table-cell>
          <table:table-cell office:value-type="float" office:value="18.39096" calcext:value-type="float">
            <text:p>18.39096</text:p>
          </table:table-cell>
          <table:table-cell office:value-type="float" office:value="16.66739" calcext:value-type="float">
            <text:p>16.66739</text:p>
          </table:table-cell>
          <table:table-cell office:value-type="float" office:value="16.50305" calcext:value-type="float">
            <text:p>16.50305</text:p>
          </table:table-cell>
          <table:table-cell office:value-type="float" office:value="15.17444" calcext:value-type="float">
            <text:p>15.17444</text:p>
          </table:table-cell>
          <table:table-cell office:value-type="float" office:value="15.02603" calcext:value-type="float">
            <text:p>15.02603</text:p>
          </table:table-cell>
          <table:table-cell office:value-type="float" office:value="14.05573" calcext:value-type="float">
            <text:p>14.05573</text:p>
          </table:table-cell>
          <table:table-cell office:value-type="float" office:value="13.93344" calcext:value-type="float">
            <text:p>13.93344</text:p>
          </table:table-cell>
          <table:table-cell office:value-type="float" office:value="13.43866" calcext:value-type="float">
            <text:p>13.43866</text:p>
          </table:table-cell>
          <table:table-cell office:value-type="float" office:value="13.33527" calcext:value-type="float">
            <text:p>13.33527</text:p>
          </table:table-cell>
          <table:table-cell office:value-type="float" office:value="23.4964" calcext:value-type="float">
            <text:p>23.4964</text:p>
          </table:table-cell>
          <table:table-cell office:value-type="float" office:value="14.83783" calcext:value-type="float">
            <text:p>14.837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0062007" calcext:value-type="float">
            <text:p>20062007</text:p>
          </table:table-cell>
          <table:table-cell office:value-type="float" office:value="15.06456" calcext:value-type="float">
            <text:p>15.06456</text:p>
          </table:table-cell>
          <table:table-cell office:value-type="float" office:value="21.86" calcext:value-type="float">
            <text:p>21.86</text:p>
          </table:table-cell>
          <table:table-cell office:value-type="float" office:value="14.09" calcext:value-type="float">
            <text:p>14.09</text:p>
          </table:table-cell>
          <table:table-cell office:value-type="float" office:value="2.011793" calcext:value-type="float">
            <text:p>2.011793</text:p>
          </table:table-cell>
          <table:table-cell office:value-type="float" office:value="1.354633" calcext:value-type="float">
            <text:p>1.354633</text:p>
          </table:table-cell>
          <table:table-cell office:value-type="float" office:value="156.924" calcext:value-type="float">
            <text:p>156.924</text:p>
          </table:table-cell>
          <table:table-cell office:value-type="float" office:value="0.9" calcext:value-type="float">
            <text:p>0.9</text:p>
          </table:table-cell>
          <table:table-cell office:value-type="float" office:value="26.24161" calcext:value-type="float">
            <text:p>26.24161</text:p>
          </table:table-cell>
          <table:table-cell office:value-type="float" office:value="14.52917" calcext:value-type="float">
            <text:p>14.52917</text:p>
          </table:table-cell>
          <table:table-cell office:value-type="float" office:value="23.52057" calcext:value-type="float">
            <text:p>23.52057</text:p>
          </table:table-cell>
          <table:table-cell office:value-type="float" office:value="16.8089" calcext:value-type="float">
            <text:p>16.8089</text:p>
          </table:table-cell>
          <table:table-cell office:value-type="float" office:value="22.62637" calcext:value-type="float">
            <text:p>22.62637</text:p>
          </table:table-cell>
          <table:table-cell office:value-type="float" office:value="18.49783" calcext:value-type="float">
            <text:p>18.49783</text:p>
          </table:table-cell>
          <table:table-cell office:value-type="float" office:value="22.22131" calcext:value-type="float">
            <text:p>22.22131</text:p>
          </table:table-cell>
          <table:table-cell office:value-type="float" office:value="19.94489" calcext:value-type="float">
            <text:p>19.94489</text:p>
          </table:table-cell>
          <table:table-cell office:value-type="float" office:value="22.16055" calcext:value-type="float">
            <text:p>22.16055</text:p>
          </table:table-cell>
          <table:table-cell office:value-type="float" office:value="20.8262" calcext:value-type="float">
            <text:p>20.8262</text:p>
          </table:table-cell>
          <table:table-cell office:value-type="float" office:value="22.99249" calcext:value-type="float">
            <text:p>22.99249</text:p>
          </table:table-cell>
          <table:table-cell office:value-type="float" office:value="21.65228" calcext:value-type="float">
            <text:p>21.65228</text:p>
          </table:table-cell>
          <table:table-cell office:value-type="float" office:value="23.29843" calcext:value-type="float">
            <text:p>23.29843</text:p>
          </table:table-cell>
          <table:table-cell office:value-type="float" office:value="22.03552" calcext:value-type="float">
            <text:p>22.03552</text:p>
          </table:table-cell>
          <table:table-cell office:value-type="float" office:value="23.28622" calcext:value-type="float">
            <text:p>23.28622</text:p>
          </table:table-cell>
          <table:table-cell office:value-type="float" office:value="22.10168" calcext:value-type="float">
            <text:p>22.10168</text:p>
          </table:table-cell>
          <table:table-cell office:value-type="float" office:value="21.25253" calcext:value-type="float">
            <text:p>21.25253</text:p>
          </table:table-cell>
          <table:table-cell office:value-type="float" office:value="21.03799" calcext:value-type="float">
            <text:p>21.03799</text:p>
          </table:table-cell>
          <table:table-cell office:value-type="float" office:value="18.72064" calcext:value-type="float">
            <text:p>18.72064</text:p>
          </table:table-cell>
          <table:table-cell office:value-type="float" office:value="18.58209" calcext:value-type="float">
            <text:p>18.58209</text:p>
          </table:table-cell>
          <table:table-cell office:value-type="float" office:value="16.82938" calcext:value-type="float">
            <text:p>16.82938</text:p>
          </table:table-cell>
          <table:table-cell office:value-type="float" office:value="16.66913" calcext:value-type="float">
            <text:p>16.66913</text:p>
          </table:table-cell>
          <table:table-cell office:value-type="float" office:value="15.3219" calcext:value-type="float">
            <text:p>15.3219</text:p>
          </table:table-cell>
          <table:table-cell office:value-type="float" office:value="15.17599" calcext:value-type="float">
            <text:p>15.17599</text:p>
          </table:table-cell>
          <table:table-cell office:value-type="float" office:value="14.18085" calcext:value-type="float">
            <text:p>14.18085</text:p>
          </table:table-cell>
          <table:table-cell office:value-type="float" office:value="14.05704" calcext:value-type="float">
            <text:p>14.05704</text:p>
          </table:table-cell>
          <table:table-cell office:value-type="float" office:value="13.5463" calcext:value-type="float">
            <text:p>13.5463</text:p>
          </table:table-cell>
          <table:table-cell office:value-type="float" office:value="13.43976" calcext:value-type="float">
            <text:p>13.43976</text:p>
          </table:table-cell>
          <table:table-cell office:value-type="float" office:value="26.24161" calcext:value-type="float">
            <text:p>26.24161</text:p>
          </table:table-cell>
          <table:table-cell office:value-type="float" office:value="14.68665" calcext:value-type="float">
            <text:p>14.6866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1062007" calcext:value-type="float">
            <text:p>21062007</text:p>
          </table:table-cell>
          <table:table-cell office:value-type="float" office:value="27.14364" calcext:value-type="float">
            <text:p>27.14364</text:p>
          </table:table-cell>
          <table:table-cell office:value-type="float" office:value="25.48" calcext:value-type="float">
            <text:p>25.48</text:p>
          </table:table-cell>
          <table:table-cell office:value-type="float" office:value="12.6" calcext:value-type="float">
            <text:p>12.6</text:p>
          </table:table-cell>
          <table:table-cell office:value-type="float" office:value="1.554713" calcext:value-type="float">
            <text:p>1.554713</text:p>
          </table:table-cell>
          <table:table-cell office:value-type="float" office:value="1.005002" calcext:value-type="float">
            <text:p>1.005002</text:p>
          </table:table-cell>
          <table:table-cell office:value-type="float" office:value="238.68" calcext:value-type="float">
            <text:p>238.68</text:p>
          </table:table-cell>
          <table:table-cell office:value-type="float" office:value="0.1" calcext:value-type="float">
            <text:p>0.1</text:p>
          </table:table-cell>
          <table:table-cell office:value-type="float" office:value="39.7052" calcext:value-type="float">
            <text:p>39.7052</text:p>
          </table:table-cell>
          <table:table-cell office:value-type="float" office:value="13.02188" calcext:value-type="float">
            <text:p>13.02188</text:p>
          </table:table-cell>
          <table:table-cell office:value-type="float" office:value="31.44122" calcext:value-type="float">
            <text:p>31.44122</text:p>
          </table:table-cell>
          <table:table-cell office:value-type="float" office:value="15.5177" calcext:value-type="float">
            <text:p>15.5177</text:p>
          </table:table-cell>
          <table:table-cell office:value-type="float" office:value="27.91016" calcext:value-type="float">
            <text:p>27.91016</text:p>
          </table:table-cell>
          <table:table-cell office:value-type="float" office:value="17.36288" calcext:value-type="float">
            <text:p>17.36288</text:p>
          </table:table-cell>
          <table:table-cell office:value-type="float" office:value="25.55594" calcext:value-type="float">
            <text:p>25.55594</text:p>
          </table:table-cell>
          <table:table-cell office:value-type="float" office:value="18.86411" calcext:value-type="float">
            <text:p>18.86411</text:p>
          </table:table-cell>
          <table:table-cell office:value-type="float" office:value="24.23642" calcext:value-type="float">
            <text:p>24.23642</text:p>
          </table:table-cell>
          <table:table-cell office:value-type="float" office:value="19.75269" calcext:value-type="float">
            <text:p>19.75269</text:p>
          </table:table-cell>
          <table:table-cell office:value-type="float" office:value="23.07812" calcext:value-type="float">
            <text:p>23.07812</text:p>
          </table:table-cell>
          <table:table-cell office:value-type="float" office:value="20.60324" calcext:value-type="float">
            <text:p>20.60324</text:p>
          </table:table-cell>
          <table:table-cell office:value-type="float" office:value="22.37851" calcext:value-type="float">
            <text:p>22.37851</text:p>
          </table:table-cell>
          <table:table-cell office:value-type="float" office:value="21.08261" calcext:value-type="float">
            <text:p>21.08261</text:p>
          </table:table-cell>
          <table:table-cell office:value-type="float" office:value="22.09406" calcext:value-type="float">
            <text:p>22.09406</text:p>
          </table:table-cell>
          <table:table-cell office:value-type="float" office:value="21.4404" calcext:value-type="float">
            <text:p>21.4404</text:p>
          </table:table-cell>
          <table:table-cell office:value-type="float" office:value="21.03458" calcext:value-type="float">
            <text:p>21.03458</text:p>
          </table:table-cell>
          <table:table-cell office:value-type="float" office:value="20.67395" calcext:value-type="float">
            <text:p>20.67395</text:p>
          </table:table-cell>
          <table:table-cell office:value-type="float" office:value="18.76193" calcext:value-type="float">
            <text:p>18.76193</text:p>
          </table:table-cell>
          <table:table-cell office:value-type="float" office:value="18.72159" calcext:value-type="float">
            <text:p>18.72159</text:p>
          </table:table-cell>
          <table:table-cell office:value-type="float" office:value="16.96332" calcext:value-type="float">
            <text:p>16.96332</text:p>
          </table:table-cell>
          <table:table-cell office:value-type="float" office:value="16.83093" calcext:value-type="float">
            <text:p>16.83093</text:p>
          </table:table-cell>
          <table:table-cell office:value-type="float" office:value="15.46512" calcext:value-type="float">
            <text:p>15.46512</text:p>
          </table:table-cell>
          <table:table-cell office:value-type="float" office:value="15.32343" calcext:value-type="float">
            <text:p>15.32343</text:p>
          </table:table-cell>
          <table:table-cell office:value-type="float" office:value="14.30658" calcext:value-type="float">
            <text:p>14.30658</text:p>
          </table:table-cell>
          <table:table-cell office:value-type="float" office:value="14.18216" calcext:value-type="float">
            <text:p>14.18216</text:p>
          </table:table-cell>
          <table:table-cell office:value-type="float" office:value="13.65668" calcext:value-type="float">
            <text:p>13.65668</text:p>
          </table:table-cell>
          <table:table-cell office:value-type="float" office:value="13.54745" calcext:value-type="float">
            <text:p>13.54745</text:p>
          </table:table-cell>
          <table:table-cell office:value-type="float" office:value="39.70511" calcext:value-type="float">
            <text:p>39.70511</text:p>
          </table:table-cell>
          <table:table-cell office:value-type="float" office:value="13.02188" calcext:value-type="float">
            <text:p>13.021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2062007" calcext:value-type="float">
            <text:p>22062007</text:p>
          </table:table-cell>
          <table:table-cell office:value-type="float" office:value="30.57857" calcext:value-type="float">
            <text:p>30.57857</text:p>
          </table:table-cell>
          <table:table-cell office:value-type="float" office:value="24.54" calcext:value-type="float">
            <text:p>24.54</text:p>
          </table:table-cell>
          <table:table-cell office:value-type="float" office:value="11.33" calcext:value-type="float">
            <text:p>11.33</text:p>
          </table:table-cell>
          <table:table-cell office:value-type="float" office:value="1.342445" calcext:value-type="float">
            <text:p>1.342445</text:p>
          </table:table-cell>
          <table:table-cell office:value-type="float" office:value="0.9874756" calcext:value-type="float">
            <text:p>0.9874756</text:p>
          </table:table-cell>
          <table:table-cell office:value-type="float" office:value="139.14" calcext:value-type="float">
            <text:p>139.14</text:p>
          </table:table-cell>
          <table:table-cell office:value-type="float" office:value="0" calcext:value-type="float">
            <text:p>0</text:p>
          </table:table-cell>
          <table:table-cell office:value-type="float" office:value="41.26514" calcext:value-type="float">
            <text:p>41.26514</text:p>
          </table:table-cell>
          <table:table-cell office:value-type="float" office:value="13.28339" calcext:value-type="float">
            <text:p>13.28339</text:p>
          </table:table-cell>
          <table:table-cell office:value-type="float" office:value="32.63907" calcext:value-type="float">
            <text:p>32.63907</text:p>
          </table:table-cell>
          <table:table-cell office:value-type="float" office:value="17.15976" calcext:value-type="float">
            <text:p>17.15976</text:p>
          </table:table-cell>
          <table:table-cell office:value-type="float" office:value="29.06329" calcext:value-type="float">
            <text:p>29.06329</text:p>
          </table:table-cell>
          <table:table-cell office:value-type="float" office:value="19.12402" calcext:value-type="float">
            <text:p>19.12402</text:p>
          </table:table-cell>
          <table:table-cell office:value-type="float" office:value="26.52267" calcext:value-type="float">
            <text:p>26.52267</text:p>
          </table:table-cell>
          <table:table-cell office:value-type="float" office:value="20.46078" calcext:value-type="float">
            <text:p>20.46078</text:p>
          </table:table-cell>
          <table:table-cell office:value-type="float" office:value="25.0892" calcext:value-type="float">
            <text:p>25.0892</text:p>
          </table:table-cell>
          <table:table-cell office:value-type="float" office:value="21.11197" calcext:value-type="float">
            <text:p>21.11197</text:p>
          </table:table-cell>
          <table:table-cell office:value-type="float" office:value="23.75369" calcext:value-type="float">
            <text:p>23.75369</text:p>
          </table:table-cell>
          <table:table-cell office:value-type="float" office:value="21.62137" calcext:value-type="float">
            <text:p>21.62137</text:p>
          </table:table-cell>
          <table:table-cell office:value-type="float" office:value="22.85858" calcext:value-type="float">
            <text:p>22.85858</text:p>
          </table:table-cell>
          <table:table-cell office:value-type="float" office:value="21.66815" calcext:value-type="float">
            <text:p>21.66815</text:p>
          </table:table-cell>
          <table:table-cell office:value-type="float" office:value="21.62311" calcext:value-type="float">
            <text:p>21.62311</text:p>
          </table:table-cell>
          <table:table-cell office:value-type="float" office:value="21.4754" calcext:value-type="float">
            <text:p>21.4754</text:p>
          </table:table-cell>
          <table:table-cell office:value-type="float" office:value="20.67087" calcext:value-type="float">
            <text:p>20.67087</text:p>
          </table:table-cell>
          <table:table-cell office:value-type="float" office:value="20.48123" calcext:value-type="float">
            <text:p>20.48123</text:p>
          </table:table-cell>
          <table:table-cell office:value-type="float" office:value="18.76187" calcext:value-type="float">
            <text:p>18.76187</text:p>
          </table:table-cell>
          <table:table-cell office:value-type="float" office:value="18.74905" calcext:value-type="float">
            <text:p>18.74905</text:p>
          </table:table-cell>
          <table:table-cell office:value-type="float" office:value="17.06033" calcext:value-type="float">
            <text:p>17.06033</text:p>
          </table:table-cell>
          <table:table-cell office:value-type="float" office:value="16.96448" calcext:value-type="float">
            <text:p>16.96448</text:p>
          </table:table-cell>
          <table:table-cell office:value-type="float" office:value="15.5972" calcext:value-type="float">
            <text:p>15.5972</text:p>
          </table:table-cell>
          <table:table-cell office:value-type="float" office:value="15.46658" calcext:value-type="float">
            <text:p>15.46658</text:p>
          </table:table-cell>
          <table:table-cell office:value-type="float" office:value="14.43161" calcext:value-type="float">
            <text:p>14.43161</text:p>
          </table:table-cell>
          <table:table-cell office:value-type="float" office:value="14.30789" calcext:value-type="float">
            <text:p>14.30789</text:p>
          </table:table-cell>
          <table:table-cell office:value-type="float" office:value="13.76889" calcext:value-type="float">
            <text:p>13.76889</text:p>
          </table:table-cell>
          <table:table-cell office:value-type="float" office:value="13.65784" calcext:value-type="float">
            <text:p>13.65784</text:p>
          </table:table-cell>
          <table:table-cell office:value-type="float" office:value="41.26508" calcext:value-type="float">
            <text:p>41.26508</text:p>
          </table:table-cell>
          <table:table-cell office:value-type="float" office:value="13.28339" calcext:value-type="float">
            <text:p>13.283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3062007" calcext:value-type="float">
            <text:p>23062007</text:p>
          </table:table-cell>
          <table:table-cell office:value-type="float" office:value="29.82528" calcext:value-type="float">
            <text:p>29.82528</text:p>
          </table:table-cell>
          <table:table-cell office:value-type="float" office:value="28.81" calcext:value-type="float">
            <text:p>28.81</text:p>
          </table:table-cell>
          <table:table-cell office:value-type="float" office:value="13.47" calcext:value-type="float">
            <text:p>13.47</text:p>
          </table:table-cell>
          <table:table-cell office:value-type="float" office:value="1.940276" calcext:value-type="float">
            <text:p>1.940276</text:p>
          </table:table-cell>
          <table:table-cell office:value-type="float" office:value="1.261202" calcext:value-type="float">
            <text:p>1.261202</text:p>
          </table:table-cell>
          <table:table-cell office:value-type="float" office:value="337.608" calcext:value-type="float">
            <text:p>337.608</text:p>
          </table:table-cell>
          <table:table-cell office:value-type="float" office:value="0" calcext:value-type="float">
            <text:p>0</text:p>
          </table:table-cell>
          <table:table-cell office:value-type="float" office:value="46.29147" calcext:value-type="float">
            <text:p>46.29147</text:p>
          </table:table-cell>
          <table:table-cell office:value-type="float" office:value="15.26904" calcext:value-type="float">
            <text:p>15.26904</text:p>
          </table:table-cell>
          <table:table-cell office:value-type="float" office:value="36.01688" calcext:value-type="float">
            <text:p>36.01688</text:p>
          </table:table-cell>
          <table:table-cell office:value-type="float" office:value="18.44272" calcext:value-type="float">
            <text:p>18.44272</text:p>
          </table:table-cell>
          <table:table-cell office:value-type="float" office:value="31.74323" calcext:value-type="float">
            <text:p>31.74323</text:p>
          </table:table-cell>
          <table:table-cell office:value-type="float" office:value="20.10812" calcext:value-type="float">
            <text:p>20.10812</text:p>
          </table:table-cell>
          <table:table-cell office:value-type="float" office:value="28.57812" calcext:value-type="float">
            <text:p>28.57812</text:p>
          </table:table-cell>
          <table:table-cell office:value-type="float" office:value="21.24109" calcext:value-type="float">
            <text:p>21.24109</text:p>
          </table:table-cell>
          <table:table-cell office:value-type="float" office:value="26.72928" calcext:value-type="float">
            <text:p>26.72928</text:p>
          </table:table-cell>
          <table:table-cell office:value-type="float" office:value="21.77911" calcext:value-type="float">
            <text:p>21.77911</text:p>
          </table:table-cell>
          <table:table-cell office:value-type="float" office:value="25.01154" calcext:value-type="float">
            <text:p>25.01154</text:p>
          </table:table-cell>
          <table:table-cell office:value-type="float" office:value="22.15967" calcext:value-type="float">
            <text:p>22.15967</text:p>
          </table:table-cell>
          <table:table-cell office:value-type="float" office:value="23.70328" calcext:value-type="float">
            <text:p>23.70328</text:p>
          </table:table-cell>
          <table:table-cell office:value-type="float" office:value="22.06793" calcext:value-type="float">
            <text:p>22.06793</text:p>
          </table:table-cell>
          <table:table-cell office:value-type="float" office:value="21.91669" calcext:value-type="float">
            <text:p>21.91669</text:p>
          </table:table-cell>
          <table:table-cell office:value-type="float" office:value="21.63028" calcext:value-type="float">
            <text:p>21.63028</text:p>
          </table:table-cell>
          <table:table-cell office:value-type="float" office:value="20.48035" calcext:value-type="float">
            <text:p>20.48035</text:p>
          </table:table-cell>
          <table:table-cell office:value-type="float" office:value="20.4473" calcext:value-type="float">
            <text:p>20.4473</text:p>
          </table:table-cell>
          <table:table-cell office:value-type="float" office:value="18.74887" calcext:value-type="float">
            <text:p>18.74887</text:p>
          </table:table-cell>
          <table:table-cell office:value-type="float" office:value="18.73932" calcext:value-type="float">
            <text:p>18.73932</text:p>
          </table:table-cell>
          <table:table-cell office:value-type="float" office:value="17.13321" calcext:value-type="float">
            <text:p>17.13321</text:p>
          </table:table-cell>
          <table:table-cell office:value-type="float" office:value="17.06122" calcext:value-type="float">
            <text:p>17.06122</text:p>
          </table:table-cell>
          <table:table-cell office:value-type="float" office:value="15.71573" calcext:value-type="float">
            <text:p>15.71573</text:p>
          </table:table-cell>
          <table:table-cell office:value-type="float" office:value="15.59851" calcext:value-type="float">
            <text:p>15.59851</text:p>
          </table:table-cell>
          <table:table-cell office:value-type="float" office:value="14.55371" calcext:value-type="float">
            <text:p>14.55371</text:p>
          </table:table-cell>
          <table:table-cell office:value-type="float" office:value="14.43292" calcext:value-type="float">
            <text:p>14.43292</text:p>
          </table:table-cell>
          <table:table-cell office:value-type="float" office:value="13.88156" calcext:value-type="float">
            <text:p>13.88156</text:p>
          </table:table-cell>
          <table:table-cell office:value-type="float" office:value="13.77005" calcext:value-type="float">
            <text:p>13.77005</text:p>
          </table:table-cell>
          <table:table-cell office:value-type="float" office:value="46.29141" calcext:value-type="float">
            <text:p>46.29141</text:p>
          </table:table-cell>
          <table:table-cell office:value-type="float" office:value="15.26904" calcext:value-type="float">
            <text:p>15.269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62007" calcext:value-type="float">
            <text:p>24062007</text:p>
          </table:table-cell>
          <table:table-cell office:value-type="float" office:value="28.97388" calcext:value-type="float">
            <text:p>28.97388</text:p>
          </table:table-cell>
          <table:table-cell office:value-type="float" office:value="33.88" calcext:value-type="float">
            <text:p>33.88</text:p>
          </table:table-cell>
          <table:table-cell office:value-type="float" office:value="18.95" calcext:value-type="float">
            <text:p>18.95</text:p>
          </table:table-cell>
          <table:table-cell office:value-type="float" office:value="2.008276" calcext:value-type="float">
            <text:p>2.008276</text:p>
          </table:table-cell>
          <table:table-cell office:value-type="float" office:value="1.267551" calcext:value-type="float">
            <text:p>1.267551</text:p>
          </table:table-cell>
          <table:table-cell office:value-type="float" office:value="339.552" calcext:value-type="float">
            <text:p>339.552</text:p>
          </table:table-cell>
          <table:table-cell office:value-type="float" office:value="0" calcext:value-type="float">
            <text:p>0</text:p>
          </table:table-cell>
          <table:table-cell office:value-type="float" office:value="50.5834" calcext:value-type="float">
            <text:p>50.5834</text:p>
          </table:table-cell>
          <table:table-cell office:value-type="float" office:value="20.34491" calcext:value-type="float">
            <text:p>20.34491</text:p>
          </table:table-cell>
          <table:table-cell office:value-type="float" office:value="39.55856" calcext:value-type="float">
            <text:p>39.55856</text:p>
          </table:table-cell>
          <table:table-cell office:value-type="float" office:value="22.81116" calcext:value-type="float">
            <text:p>22.81116</text:p>
          </table:table-cell>
          <table:table-cell office:value-type="float" office:value="34.84" calcext:value-type="float">
            <text:p>34.84</text:p>
          </table:table-cell>
          <table:table-cell office:value-type="float" office:value="23.77414" calcext:value-type="float">
            <text:p>23.77414</text:p>
          </table:table-cell>
          <table:table-cell office:value-type="float" office:value="31.19415" calcext:value-type="float">
            <text:p>31.19415</text:p>
          </table:table-cell>
          <table:table-cell office:value-type="float" office:value="24.16718" calcext:value-type="float">
            <text:p>24.16718</text:p>
          </table:table-cell>
          <table:table-cell office:value-type="float" office:value="28.98834" calcext:value-type="float">
            <text:p>28.98834</text:p>
          </table:table-cell>
          <table:table-cell office:value-type="float" office:value="24.18988" calcext:value-type="float">
            <text:p>24.18988</text:p>
          </table:table-cell>
          <table:table-cell office:value-type="float" office:value="26.84219" calcext:value-type="float">
            <text:p>26.84219</text:p>
          </table:table-cell>
          <table:table-cell office:value-type="float" office:value="24.00043" calcext:value-type="float">
            <text:p>24.00043</text:p>
          </table:table-cell>
          <table:table-cell office:value-type="float" office:value="25.13995" calcext:value-type="float">
            <text:p>25.13995</text:p>
          </table:table-cell>
          <table:table-cell office:value-type="float" office:value="23.39136" calcext:value-type="float">
            <text:p>23.39136</text:p>
          </table:table-cell>
          <table:table-cell office:value-type="float" office:value="22.70685" calcext:value-type="float">
            <text:p>22.70685</text:p>
          </table:table-cell>
          <table:table-cell office:value-type="float" office:value="21.92828" calcext:value-type="float">
            <text:p>21.92828</text:p>
          </table:table-cell>
          <table:table-cell office:value-type="float" office:value="20.62408" calcext:value-type="float">
            <text:p>20.62408</text:p>
          </table:table-cell>
          <table:table-cell office:value-type="float" office:value="20.45267" calcext:value-type="float">
            <text:p>20.45267</text:p>
          </table:table-cell>
          <table:table-cell office:value-type="float" office:value="18.7655" calcext:value-type="float">
            <text:p>18.7655</text:p>
          </table:table-cell>
          <table:table-cell office:value-type="float" office:value="18.73938" calcext:value-type="float">
            <text:p>18.73938</text:p>
          </table:table-cell>
          <table:table-cell office:value-type="float" office:value="17.19812" calcext:value-type="float">
            <text:p>17.19812</text:p>
          </table:table-cell>
          <table:table-cell office:value-type="float" office:value="17.13391" calcext:value-type="float">
            <text:p>17.13391</text:p>
          </table:table-cell>
          <table:table-cell office:value-type="float" office:value="15.82217" calcext:value-type="float">
            <text:p>15.82217</text:p>
          </table:table-cell>
          <table:table-cell office:value-type="float" office:value="15.71689" calcext:value-type="float">
            <text:p>15.71689</text:p>
          </table:table-cell>
          <table:table-cell office:value-type="float" office:value="14.67157" calcext:value-type="float">
            <text:p>14.67157</text:p>
          </table:table-cell>
          <table:table-cell office:value-type="float" office:value="14.55499" calcext:value-type="float">
            <text:p>14.55499</text:p>
          </table:table-cell>
          <table:table-cell office:value-type="float" office:value="13.99405" calcext:value-type="float">
            <text:p>13.99405</text:p>
          </table:table-cell>
          <table:table-cell office:value-type="float" office:value="13.88272" calcext:value-type="float">
            <text:p>13.88272</text:p>
          </table:table-cell>
          <table:table-cell office:value-type="float" office:value="50.58328" calcext:value-type="float">
            <text:p>50.58328</text:p>
          </table:table-cell>
          <table:table-cell office:value-type="float" office:value="20.34491" calcext:value-type="float">
            <text:p>20.344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062007" calcext:value-type="float">
            <text:p>25062007</text:p>
          </table:table-cell>
          <table:table-cell office:value-type="float" office:value="29.5992" calcext:value-type="float">
            <text:p>29.5992</text:p>
          </table:table-cell>
          <table:table-cell office:value-type="float" office:value="32.62" calcext:value-type="float">
            <text:p>32.62</text:p>
          </table:table-cell>
          <table:table-cell office:value-type="float" office:value="21.37" calcext:value-type="float">
            <text:p>21.37</text:p>
          </table:table-cell>
          <table:table-cell office:value-type="float" office:value="1.833631" calcext:value-type="float">
            <text:p>1.833631</text:p>
          </table:table-cell>
          <table:table-cell office:value-type="float" office:value="1.141286" calcext:value-type="float">
            <text:p>1.141286</text:p>
          </table:table-cell>
          <table:table-cell office:value-type="float" office:value="465.912" calcext:value-type="float">
            <text:p>465.912</text:p>
          </table:table-cell>
          <table:table-cell office:value-type="float" office:value="0" calcext:value-type="float">
            <text:p>0</text:p>
          </table:table-cell>
          <table:table-cell office:value-type="float" office:value="50.24738" calcext:value-type="float">
            <text:p>50.24738</text:p>
          </table:table-cell>
          <table:table-cell office:value-type="float" office:value="22.44418" calcext:value-type="float">
            <text:p>22.44418</text:p>
          </table:table-cell>
          <table:table-cell office:value-type="float" office:value="40.21719" calcext:value-type="float">
            <text:p>40.21719</text:p>
          </table:table-cell>
          <table:table-cell office:value-type="float" office:value="24.88672" calcext:value-type="float">
            <text:p>24.88672</text:p>
          </table:table-cell>
          <table:table-cell office:value-type="float" office:value="35.68237" calcext:value-type="float">
            <text:p>35.68237</text:p>
          </table:table-cell>
          <table:table-cell office:value-type="float" office:value="25.76862" calcext:value-type="float">
            <text:p>25.76862</text:p>
          </table:table-cell>
          <table:table-cell office:value-type="float" office:value="32.20493" calcext:value-type="float">
            <text:p>32.20493</text:p>
          </table:table-cell>
          <table:table-cell office:value-type="float" office:value="26.0592" calcext:value-type="float">
            <text:p>26.0592</text:p>
          </table:table-cell>
          <table:table-cell office:value-type="float" office:value="30.05942" calcext:value-type="float">
            <text:p>30.05942</text:p>
          </table:table-cell>
          <table:table-cell office:value-type="float" office:value="25.96115" calcext:value-type="float">
            <text:p>25.96115</text:p>
          </table:table-cell>
          <table:table-cell office:value-type="float" office:value="27.90668" calcext:value-type="float">
            <text:p>27.90668</text:p>
          </table:table-cell>
          <table:table-cell office:value-type="float" office:value="25.58185" calcext:value-type="float">
            <text:p>25.58185</text:p>
          </table:table-cell>
          <table:table-cell office:value-type="float" office:value="26.16519" calcext:value-type="float">
            <text:p>26.16519</text:p>
          </table:table-cell>
          <table:table-cell office:value-type="float" office:value="24.71411" calcext:value-type="float">
            <text:p>24.71411</text:p>
          </table:table-cell>
          <table:table-cell office:value-type="float" office:value="23.59457" calcext:value-type="float">
            <text:p>23.59457</text:p>
          </table:table-cell>
          <table:table-cell office:value-type="float" office:value="22.72208" calcext:value-type="float">
            <text:p>22.72208</text:p>
          </table:table-cell>
          <table:table-cell office:value-type="float" office:value="20.99283" calcext:value-type="float">
            <text:p>20.99283</text:p>
          </table:table-cell>
          <table:table-cell office:value-type="float" office:value="20.6272" calcext:value-type="float">
            <text:p>20.6272</text:p>
          </table:table-cell>
          <table:table-cell office:value-type="float" office:value="18.85812" calcext:value-type="float">
            <text:p>18.85812</text:p>
          </table:table-cell>
          <table:table-cell office:value-type="float" office:value="18.76608" calcext:value-type="float">
            <text:p>18.76608</text:p>
          </table:table-cell>
          <table:table-cell office:value-type="float" office:value="17.27255" calcext:value-type="float">
            <text:p>17.27255</text:p>
          </table:table-cell>
          <table:table-cell office:value-type="float" office:value="17.19882" calcext:value-type="float">
            <text:p>17.19882</text:p>
          </table:table-cell>
          <table:table-cell office:value-type="float" office:value="15.9202" calcext:value-type="float">
            <text:p>15.9202</text:p>
          </table:table-cell>
          <table:table-cell office:value-type="float" office:value="15.82324" calcext:value-type="float">
            <text:p>15.82324</text:p>
          </table:table-cell>
          <table:table-cell office:value-type="float" office:value="14.78421" calcext:value-type="float">
            <text:p>14.78421</text:p>
          </table:table-cell>
          <table:table-cell office:value-type="float" office:value="14.67276" calcext:value-type="float">
            <text:p>14.67276</text:p>
          </table:table-cell>
          <table:table-cell office:value-type="float" office:value="14.10583" calcext:value-type="float">
            <text:p>14.10583</text:p>
          </table:table-cell>
          <table:table-cell office:value-type="float" office:value="13.99524" calcext:value-type="float">
            <text:p>13.99524</text:p>
          </table:table-cell>
          <table:table-cell office:value-type="float" office:value="50.24725" calcext:value-type="float">
            <text:p>50.24725</text:p>
          </table:table-cell>
          <table:table-cell office:value-type="float" office:value="22.44418" calcext:value-type="float">
            <text:p>22.444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6062007" calcext:value-type="float">
            <text:p>26062007</text:p>
          </table:table-cell>
          <table:table-cell office:value-type="float" office:value="12.24828" calcext:value-type="float">
            <text:p>12.24828</text:p>
          </table:table-cell>
          <table:table-cell office:value-type="float" office:value="29.23" calcext:value-type="float">
            <text:p>29.23</text:p>
          </table:table-cell>
          <table:table-cell office:value-type="float" office:value="20.49" calcext:value-type="float">
            <text:p>20.49</text:p>
          </table:table-cell>
          <table:table-cell office:value-type="float" office:value="1.929106" calcext:value-type="float">
            <text:p>1.929106</text:p>
          </table:table-cell>
          <table:table-cell office:value-type="float" office:value="1.652752" calcext:value-type="float">
            <text:p>1.652752</text:p>
          </table:table-cell>
          <table:table-cell office:value-type="float" office:value="269.568" calcext:value-type="float">
            <text:p>269.568</text:p>
          </table:table-cell>
          <table:table-cell office:value-type="float" office:value="0" calcext:value-type="float">
            <text:p>0</text:p>
          </table:table-cell>
          <table:table-cell office:value-type="float" office:value="36.04407" calcext:value-type="float">
            <text:p>36.04407</text:p>
          </table:table-cell>
          <table:table-cell office:value-type="float" office:value="22.2139" calcext:value-type="float">
            <text:p>22.2139</text:p>
          </table:table-cell>
          <table:table-cell office:value-type="float" office:value="31.92108" calcext:value-type="float">
            <text:p>31.92108</text:p>
          </table:table-cell>
          <table:table-cell office:value-type="float" office:value="24.85379" calcext:value-type="float">
            <text:p>24.85379</text:p>
          </table:table-cell>
          <table:table-cell office:value-type="float" office:value="29.99149" calcext:value-type="float">
            <text:p>29.99149</text:p>
          </table:table-cell>
          <table:table-cell office:value-type="float" office:value="25.97147" calcext:value-type="float">
            <text:p>25.97147</text:p>
          </table:table-cell>
          <table:table-cell office:value-type="float" office:value="29.39676" calcext:value-type="float">
            <text:p>29.39676</text:p>
          </table:table-cell>
          <table:table-cell office:value-type="float" office:value="26.36005" calcext:value-type="float">
            <text:p>26.36005</text:p>
          </table:table-cell>
          <table:table-cell office:value-type="float" office:value="28.84521" calcext:value-type="float">
            <text:p>28.84521</text:p>
          </table:table-cell>
          <table:table-cell office:value-type="float" office:value="26.34314" calcext:value-type="float">
            <text:p>26.34314</text:p>
          </table:table-cell>
          <table:table-cell office:value-type="float" office:value="27.80225" calcext:value-type="float">
            <text:p>27.80225</text:p>
          </table:table-cell>
          <table:table-cell office:value-type="float" office:value="26.01196" calcext:value-type="float">
            <text:p>26.01196</text:p>
          </table:table-cell>
          <table:table-cell office:value-type="float" office:value="26.17996" calcext:value-type="float">
            <text:p>26.17996</text:p>
          </table:table-cell>
          <table:table-cell office:value-type="float" office:value="25.25311" calcext:value-type="float">
            <text:p>25.25311</text:p>
          </table:table-cell>
          <table:table-cell office:value-type="float" office:value="23.92532" calcext:value-type="float">
            <text:p>23.92532</text:p>
          </table:table-cell>
          <table:table-cell office:value-type="float" office:value="23.60806" calcext:value-type="float">
            <text:p>23.60806</text:p>
          </table:table-cell>
          <table:table-cell office:value-type="float" office:value="21.40085" calcext:value-type="float">
            <text:p>21.40085</text:p>
          </table:table-cell>
          <table:table-cell office:value-type="float" office:value="20.99741" calcext:value-type="float">
            <text:p>20.99741</text:p>
          </table:table-cell>
          <table:table-cell office:value-type="float" office:value="19.01889" calcext:value-type="float">
            <text:p>19.01889</text:p>
          </table:table-cell>
          <table:table-cell office:value-type="float" office:value="18.85947" calcext:value-type="float">
            <text:p>18.85947</text:p>
          </table:table-cell>
          <table:table-cell office:value-type="float" office:value="17.37054" calcext:value-type="float">
            <text:p>17.37054</text:p>
          </table:table-cell>
          <table:table-cell office:value-type="float" office:value="17.27344" calcext:value-type="float">
            <text:p>17.27344</text:p>
          </table:table-cell>
          <table:table-cell office:value-type="float" office:value="16.01736" calcext:value-type="float">
            <text:p>16.01736</text:p>
          </table:table-cell>
          <table:table-cell office:value-type="float" office:value="15.9212" calcext:value-type="float">
            <text:p>15.9212</text:p>
          </table:table-cell>
          <table:table-cell office:value-type="float" office:value="14.89258" calcext:value-type="float">
            <text:p>14.89258</text:p>
          </table:table-cell>
          <table:table-cell office:value-type="float" office:value="14.78537" calcext:value-type="float">
            <text:p>14.78537</text:p>
          </table:table-cell>
          <table:table-cell office:value-type="float" office:value="14.21478" calcext:value-type="float">
            <text:p>14.21478</text:p>
          </table:table-cell>
          <table:table-cell office:value-type="float" office:value="14.10696" calcext:value-type="float">
            <text:p>14.10696</text:p>
          </table:table-cell>
          <table:table-cell office:value-type="float" office:value="36.04401" calcext:value-type="float">
            <text:p>36.04401</text:p>
          </table:table-cell>
          <table:table-cell office:value-type="float" office:value="22.21393" calcext:value-type="float">
            <text:p>22.213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7062007" calcext:value-type="float">
            <text:p>27062007</text:p>
          </table:table-cell>
          <table:table-cell office:value-type="float" office:value="26.88444" calcext:value-type="float">
            <text:p>26.88444</text:p>
          </table:table-cell>
          <table:table-cell office:value-type="float" office:value="30.58" calcext:value-type="float">
            <text:p>30.58</text:p>
          </table:table-cell>
          <table:table-cell office:value-type="float" office:value="17.76" calcext:value-type="float">
            <text:p>17.76</text:p>
          </table:table-cell>
          <table:table-cell office:value-type="float" office:value="2.000702" calcext:value-type="float">
            <text:p>2.000702</text:p>
          </table:table-cell>
          <table:table-cell office:value-type="float" office:value="1.479063" calcext:value-type="float">
            <text:p>1.479063</text:p>
          </table:table-cell>
          <table:table-cell office:value-type="float" office:value="244.62" calcext:value-type="float">
            <text:p>244.62</text:p>
          </table:table-cell>
          <table:table-cell office:value-type="float" office:value="0" calcext:value-type="float">
            <text:p>0</text:p>
          </table:table-cell>
          <table:table-cell office:value-type="float" office:value="44.81662" calcext:value-type="float">
            <text:p>44.81662</text:p>
          </table:table-cell>
          <table:table-cell office:value-type="float" office:value="19.54013" calcext:value-type="float">
            <text:p>19.54013</text:p>
          </table:table-cell>
          <table:table-cell office:value-type="float" office:value="36.83493" calcext:value-type="float">
            <text:p>36.83493</text:p>
          </table:table-cell>
          <table:table-cell office:value-type="float" office:value="22.43713" calcext:value-type="float">
            <text:p>22.43713</text:p>
          </table:table-cell>
          <table:table-cell office:value-type="float" office:value="33.30923" calcext:value-type="float">
            <text:p>33.30923</text:p>
          </table:table-cell>
          <table:table-cell office:value-type="float" office:value="23.81845" calcext:value-type="float">
            <text:p>23.81845</text:p>
          </table:table-cell>
          <table:table-cell office:value-type="float" office:value="30.55292" calcext:value-type="float">
            <text:p>30.55292</text:p>
          </table:table-cell>
          <table:table-cell office:value-type="float" office:value="24.62933" calcext:value-type="float">
            <text:p>24.62933</text:p>
          </table:table-cell>
          <table:table-cell office:value-type="float" office:value="28.85986" calcext:value-type="float">
            <text:p>28.85986</text:p>
          </table:table-cell>
          <table:table-cell office:value-type="float" office:value="24.9324" calcext:value-type="float">
            <text:p>24.9324</text:p>
          </table:table-cell>
          <table:table-cell office:value-type="float" office:value="27.19211" calcext:value-type="float">
            <text:p>27.19211</text:p>
          </table:table-cell>
          <table:table-cell office:value-type="float" office:value="25.03564" calcext:value-type="float">
            <text:p>25.03564</text:p>
          </table:table-cell>
          <table:table-cell office:value-type="float" office:value="25.87839" calcext:value-type="float">
            <text:p>25.87839</text:p>
          </table:table-cell>
          <table:table-cell office:value-type="float" office:value="24.66342" calcext:value-type="float">
            <text:p>24.66342</text:p>
          </table:table-cell>
          <table:table-cell office:value-type="float" office:value="23.94693" calcext:value-type="float">
            <text:p>23.94693</text:p>
          </table:table-cell>
          <table:table-cell office:value-type="float" office:value="23.78354" calcext:value-type="float">
            <text:p>23.78354</text:p>
          </table:table-cell>
          <table:table-cell office:value-type="float" office:value="21.62134" calcext:value-type="float">
            <text:p>21.62134</text:p>
          </table:table-cell>
          <table:table-cell office:value-type="float" office:value="21.40411" calcext:value-type="float">
            <text:p>21.40411</text:p>
          </table:table-cell>
          <table:table-cell office:value-type="float" office:value="19.19904" calcext:value-type="float">
            <text:p>19.19904</text:p>
          </table:table-cell>
          <table:table-cell office:value-type="float" office:value="19.02072" calcext:value-type="float">
            <text:p>19.02072</text:p>
          </table:table-cell>
          <table:table-cell office:value-type="float" office:value="17.49194" calcext:value-type="float">
            <text:p>17.49194</text:p>
          </table:table-cell>
          <table:table-cell office:value-type="float" office:value="17.3717" calcext:value-type="float">
            <text:p>17.3717</text:p>
          </table:table-cell>
          <table:table-cell office:value-type="float" office:value="16.11996" calcext:value-type="float">
            <text:p>16.11996</text:p>
          </table:table-cell>
          <table:table-cell office:value-type="float" office:value="16.01843" calcext:value-type="float">
            <text:p>16.01843</text:p>
          </table:table-cell>
          <table:table-cell office:value-type="float" office:value="14.99893" calcext:value-type="float">
            <text:p>14.99893</text:p>
          </table:table-cell>
          <table:table-cell office:value-type="float" office:value="14.89374" calcext:value-type="float">
            <text:p>14.89374</text:p>
          </table:table-cell>
          <table:table-cell office:value-type="float" office:value="14.32135" calcext:value-type="float">
            <text:p>14.32135</text:p>
          </table:table-cell>
          <table:table-cell office:value-type="float" office:value="14.21591" calcext:value-type="float">
            <text:p>14.21591</text:p>
          </table:table-cell>
          <table:table-cell office:value-type="float" office:value="44.81656" calcext:value-type="float">
            <text:p>44.81656</text:p>
          </table:table-cell>
          <table:table-cell office:value-type="float" office:value="19.54016" calcext:value-type="float">
            <text:p>19.540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062007" calcext:value-type="float">
            <text:p>28062007</text:p>
          </table:table-cell>
          <table:table-cell office:value-type="float" office:value="27.77688" calcext:value-type="float">
            <text:p>27.77688</text:p>
          </table:table-cell>
          <table:table-cell office:value-type="float" office:value="30.11" calcext:value-type="float">
            <text:p>30.11</text:p>
          </table:table-cell>
          <table:table-cell office:value-type="float" office:value="18.31" calcext:value-type="float">
            <text:p>18.31</text:p>
          </table:table-cell>
          <table:table-cell office:value-type="float" office:value="1.950677" calcext:value-type="float">
            <text:p>1.950677</text:p>
          </table:table-cell>
          <table:table-cell office:value-type="float" office:value="1.361774" calcext:value-type="float">
            <text:p>1.361774</text:p>
          </table:table-cell>
          <table:table-cell office:value-type="float" office:value="292.644" calcext:value-type="float">
            <text:p>292.644</text:p>
          </table:table-cell>
          <table:table-cell office:value-type="float" office:value="0" calcext:value-type="float">
            <text:p>0</text:p>
          </table:table-cell>
          <table:table-cell office:value-type="float" office:value="45.48709" calcext:value-type="float">
            <text:p>45.48709</text:p>
          </table:table-cell>
          <table:table-cell office:value-type="float" office:value="20.37543" calcext:value-type="float">
            <text:p>20.37543</text:p>
          </table:table-cell>
          <table:table-cell office:value-type="float" office:value="37.25757" calcext:value-type="float">
            <text:p>37.25757</text:p>
          </table:table-cell>
          <table:table-cell office:value-type="float" office:value="23.27643" calcext:value-type="float">
            <text:p>23.27643</text:p>
          </table:table-cell>
          <table:table-cell office:value-type="float" office:value="33.64996" calcext:value-type="float">
            <text:p>33.64996</text:p>
          </table:table-cell>
          <table:table-cell office:value-type="float" office:value="24.64017" calcext:value-type="float">
            <text:p>24.64017</text:p>
          </table:table-cell>
          <table:table-cell office:value-type="float" office:value="30.86908" calcext:value-type="float">
            <text:p>30.86908</text:p>
          </table:table-cell>
          <table:table-cell office:value-type="float" office:value="25.38538" calcext:value-type="float">
            <text:p>25.38538</text:p>
          </table:table-cell>
          <table:table-cell office:value-type="float" office:value="29.1712" calcext:value-type="float">
            <text:p>29.1712</text:p>
          </table:table-cell>
          <table:table-cell office:value-type="float" office:value="25.62302" calcext:value-type="float">
            <text:p>25.62302</text:p>
          </table:table-cell>
          <table:table-cell office:value-type="float" office:value="27.48807" calcext:value-type="float">
            <text:p>27.48807</text:p>
          </table:table-cell>
          <table:table-cell office:value-type="float" office:value="25.61774" calcext:value-type="float">
            <text:p>25.61774</text:p>
          </table:table-cell>
          <table:table-cell office:value-type="float" office:value="26.1618" calcext:value-type="float">
            <text:p>26.1618</text:p>
          </table:table-cell>
          <table:table-cell office:value-type="float" office:value="25.10202" calcext:value-type="float">
            <text:p>25.10202</text:p>
          </table:table-cell>
          <table:table-cell office:value-type="float" office:value="24.21692" calcext:value-type="float">
            <text:p>24.21692</text:p>
          </table:table-cell>
          <table:table-cell office:value-type="float" office:value="23.95468" calcext:value-type="float">
            <text:p>23.95468</text:p>
          </table:table-cell>
          <table:table-cell office:value-type="float" office:value="21.82928" calcext:value-type="float">
            <text:p>21.82928</text:p>
          </table:table-cell>
          <table:table-cell office:value-type="float" office:value="21.62354" calcext:value-type="float">
            <text:p>21.62354</text:p>
          </table:table-cell>
          <table:table-cell office:value-type="float" office:value="19.3725" calcext:value-type="float">
            <text:p>19.3725</text:p>
          </table:table-cell>
          <table:table-cell office:value-type="float" office:value="19.20087" calcext:value-type="float">
            <text:p>19.20087</text:p>
          </table:table-cell>
          <table:table-cell office:value-type="float" office:value="17.62439" calcext:value-type="float">
            <text:p>17.62439</text:p>
          </table:table-cell>
          <table:table-cell office:value-type="float" office:value="17.49326" calcext:value-type="float">
            <text:p>17.49326</text:p>
          </table:table-cell>
          <table:table-cell office:value-type="float" office:value="16.22937" calcext:value-type="float">
            <text:p>16.22937</text:p>
          </table:table-cell>
          <table:table-cell office:value-type="float" office:value="16.12106" calcext:value-type="float">
            <text:p>16.12106</text:p>
          </table:table-cell>
          <table:table-cell office:value-type="float" office:value="15.10513" calcext:value-type="float">
            <text:p>15.10513</text:p>
          </table:table-cell>
          <table:table-cell office:value-type="float" office:value="15.00003" calcext:value-type="float">
            <text:p>15.00003</text:p>
          </table:table-cell>
          <table:table-cell office:value-type="float" office:value="14.42596" calcext:value-type="float">
            <text:p>14.42596</text:p>
          </table:table-cell>
          <table:table-cell office:value-type="float" office:value="14.32245" calcext:value-type="float">
            <text:p>14.32245</text:p>
          </table:table-cell>
          <table:table-cell office:value-type="float" office:value="45.487" calcext:value-type="float">
            <text:p>45.487</text:p>
          </table:table-cell>
          <table:table-cell office:value-type="float" office:value="20.37543" calcext:value-type="float">
            <text:p>20.375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9062007" calcext:value-type="float">
            <text:p>29062007</text:p>
          </table:table-cell>
          <table:table-cell office:value-type="float" office:value="27.92412" calcext:value-type="float">
            <text:p>27.92412</text:p>
          </table:table-cell>
          <table:table-cell office:value-type="float" office:value="30.74" calcext:value-type="float">
            <text:p>30.74</text:p>
          </table:table-cell>
          <table:table-cell office:value-type="float" office:value="19.34" calcext:value-type="float">
            <text:p>19.34</text:p>
          </table:table-cell>
          <table:table-cell office:value-type="float" office:value="2.016126" calcext:value-type="float">
            <text:p>2.016126</text:p>
          </table:table-cell>
          <table:table-cell office:value-type="float" office:value="1.349007" calcext:value-type="float">
            <text:p>1.349007</text:p>
          </table:table-cell>
          <table:table-cell office:value-type="float" office:value="224.856" calcext:value-type="float">
            <text:p>224.856</text:p>
          </table:table-cell>
          <table:table-cell office:value-type="float" office:value="0" calcext:value-type="float">
            <text:p>0</text:p>
          </table:table-cell>
          <table:table-cell office:value-type="float" office:value="45.19821" calcext:value-type="float">
            <text:p>45.19821</text:p>
          </table:table-cell>
          <table:table-cell office:value-type="float" office:value="21.22604" calcext:value-type="float">
            <text:p>21.22604</text:p>
          </table:table-cell>
          <table:table-cell office:value-type="float" office:value="37.19855" calcext:value-type="float">
            <text:p>37.19855</text:p>
          </table:table-cell>
          <table:table-cell office:value-type="float" office:value="23.7789" calcext:value-type="float">
            <text:p>23.7789</text:p>
          </table:table-cell>
          <table:table-cell office:value-type="float" office:value="33.65448" calcext:value-type="float">
            <text:p>33.65448</text:p>
          </table:table-cell>
          <table:table-cell office:value-type="float" office:value="24.98663" calcext:value-type="float">
            <text:p>24.98663</text:p>
          </table:table-cell>
          <table:table-cell office:value-type="float" office:value="30.91071" calcext:value-type="float">
            <text:p>30.91071</text:p>
          </table:table-cell>
          <table:table-cell office:value-type="float" office:value="25.64847" calcext:value-type="float">
            <text:p>25.64847</text:p>
          </table:table-cell>
          <table:table-cell office:value-type="float" office:value="29.27466" calcext:value-type="float">
            <text:p>29.27466</text:p>
          </table:table-cell>
          <table:table-cell office:value-type="float" office:value="25.85577" calcext:value-type="float">
            <text:p>25.85577</text:p>
          </table:table-cell>
          <table:table-cell office:value-type="float" office:value="27.65326" calcext:value-type="float">
            <text:p>27.65326</text:p>
          </table:table-cell>
          <table:table-cell office:value-type="float" office:value="25.83475" calcext:value-type="float">
            <text:p>25.83475</text:p>
          </table:table-cell>
          <table:table-cell office:value-type="float" office:value="26.35574" calcext:value-type="float">
            <text:p>26.35574</text:p>
          </table:table-cell>
          <table:table-cell office:value-type="float" office:value="25.32825" calcext:value-type="float">
            <text:p>25.32825</text:p>
          </table:table-cell>
          <table:table-cell office:value-type="float" office:value="24.44171" calcext:value-type="float">
            <text:p>24.44171</text:p>
          </table:table-cell>
          <table:table-cell office:value-type="float" office:value="24.22437" calcext:value-type="float">
            <text:p>24.22437</text:p>
          </table:table-cell>
          <table:table-cell office:value-type="float" office:value="22.03918" calcext:value-type="float">
            <text:p>22.03918</text:p>
          </table:table-cell>
          <table:table-cell office:value-type="float" office:value="21.83163" calcext:value-type="float">
            <text:p>21.83163</text:p>
          </table:table-cell>
          <table:table-cell office:value-type="float" office:value="19.54532" calcext:value-type="float">
            <text:p>19.54532</text:p>
          </table:table-cell>
          <table:table-cell office:value-type="float" office:value="19.37433" calcext:value-type="float">
            <text:p>19.37433</text:p>
          </table:table-cell>
          <table:table-cell office:value-type="float" office:value="17.76303" calcext:value-type="float">
            <text:p>17.76303</text:p>
          </table:table-cell>
          <table:table-cell office:value-type="float" office:value="17.62579" calcext:value-type="float">
            <text:p>17.62579</text:p>
          </table:table-cell>
          <table:table-cell office:value-type="float" office:value="16.34476" calcext:value-type="float">
            <text:p>16.34476</text:p>
          </table:table-cell>
          <table:table-cell office:value-type="float" office:value="16.23053" calcext:value-type="float">
            <text:p>16.23053</text:p>
          </table:table-cell>
          <table:table-cell office:value-type="float" office:value="15.21198" calcext:value-type="float">
            <text:p>15.21198</text:p>
          </table:table-cell>
          <table:table-cell office:value-type="float" office:value="15.10623" calcext:value-type="float">
            <text:p>15.10623</text:p>
          </table:table-cell>
          <table:table-cell office:value-type="float" office:value="14.52863" calcext:value-type="float">
            <text:p>14.52863</text:p>
          </table:table-cell>
          <table:table-cell office:value-type="float" office:value="14.427" calcext:value-type="float">
            <text:p>14.427</text:p>
          </table:table-cell>
          <table:table-cell office:value-type="float" office:value="45.19812" calcext:value-type="float">
            <text:p>45.19812</text:p>
          </table:table-cell>
          <table:table-cell office:value-type="float" office:value="21.22604" calcext:value-type="float">
            <text:p>21.2260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30062007" calcext:value-type="float">
            <text:p>30062007</text:p>
          </table:table-cell>
          <table:table-cell office:value-type="float" office:value="25.49448" calcext:value-type="float">
            <text:p>25.49448</text:p>
          </table:table-cell>
          <table:table-cell office:value-type="float" office:value="32.701" calcext:value-type="float">
            <text:p>32.701</text:p>
          </table:table-cell>
          <table:table-cell office:value-type="float" office:value="20.71" calcext:value-type="float">
            <text:p>20.71</text:p>
          </table:table-cell>
          <table:table-cell office:value-type="float" office:value="2.284357" calcext:value-type="float">
            <text:p>2.284357</text:p>
          </table:table-cell>
          <table:table-cell office:value-type="float" office:value="1.425469" calcext:value-type="float">
            <text:p>1.425469</text:p>
          </table:table-cell>
          <table:table-cell office:value-type="float" office:value="147.744" calcext:value-type="float">
            <text:p>147.744</text:p>
          </table:table-cell>
          <table:table-cell office:value-type="float" office:value="0" calcext:value-type="float">
            <text:p>0</text:p>
          </table:table-cell>
          <table:table-cell office:value-type="float" office:value="44.92688" calcext:value-type="float">
            <text:p>44.92688</text:p>
          </table:table-cell>
          <table:table-cell office:value-type="float" office:value="22.04041" calcext:value-type="float">
            <text:p>22.04041</text:p>
          </table:table-cell>
          <table:table-cell office:value-type="float" office:value="37.44858" calcext:value-type="float">
            <text:p>37.44858</text:p>
          </table:table-cell>
          <table:table-cell office:value-type="float" office:value="24.31622" calcext:value-type="float">
            <text:p>24.31622</text:p>
          </table:table-cell>
          <table:table-cell office:value-type="float" office:value="33.63922" calcext:value-type="float">
            <text:p>33.63922</text:p>
          </table:table-cell>
          <table:table-cell office:value-type="float" office:value="25.39917" calcext:value-type="float">
            <text:p>25.39917</text:p>
          </table:table-cell>
          <table:table-cell office:value-type="float" office:value="30.87155" calcext:value-type="float">
            <text:p>30.87155</text:p>
          </table:table-cell>
          <table:table-cell office:value-type="float" office:value="25.992" calcext:value-type="float">
            <text:p>25.992</text:p>
          </table:table-cell>
          <table:table-cell office:value-type="float" office:value="29.28482" calcext:value-type="float">
            <text:p>29.28482</text:p>
          </table:table-cell>
          <table:table-cell office:value-type="float" office:value="26.15918" calcext:value-type="float">
            <text:p>26.15918</text:p>
          </table:table-cell>
          <table:table-cell office:value-type="float" office:value="27.77377" calcext:value-type="float">
            <text:p>27.77377</text:p>
          </table:table-cell>
          <table:table-cell office:value-type="float" office:value="26.09863" calcext:value-type="float">
            <text:p>26.09863</text:p>
          </table:table-cell>
          <table:table-cell office:value-type="float" office:value="26.51892" calcext:value-type="float">
            <text:p>26.51892</text:p>
          </table:table-cell>
          <table:table-cell office:value-type="float" office:value="25.56836" calcext:value-type="float">
            <text:p>25.56836</text:p>
          </table:table-cell>
          <table:table-cell office:value-type="float" office:value="24.64883" calcext:value-type="float">
            <text:p>24.64883</text:p>
          </table:table-cell>
          <table:table-cell office:value-type="float" office:value="24.4487" calcext:value-type="float">
            <text:p>24.4487</text:p>
          </table:table-cell>
          <table:table-cell office:value-type="float" office:value="22.24173" calcext:value-type="float">
            <text:p>22.24173</text:p>
          </table:table-cell>
          <table:table-cell office:value-type="float" office:value="22.04144" calcext:value-type="float">
            <text:p>22.04144</text:p>
          </table:table-cell>
          <table:table-cell office:value-type="float" office:value="19.71774" calcext:value-type="float">
            <text:p>19.71774</text:p>
          </table:table-cell>
          <table:table-cell office:value-type="float" office:value="19.54709" calcext:value-type="float">
            <text:p>19.54709</text:p>
          </table:table-cell>
          <table:table-cell office:value-type="float" office:value="17.90497" calcext:value-type="float">
            <text:p>17.90497</text:p>
          </table:table-cell>
          <table:table-cell office:value-type="float" office:value="17.76453" calcext:value-type="float">
            <text:p>17.76453</text:p>
          </table:table-cell>
          <table:table-cell office:value-type="float" office:value="16.46371" calcext:value-type="float">
            <text:p>16.46371</text:p>
          </table:table-cell>
          <table:table-cell office:value-type="float" office:value="16.34595" calcext:value-type="float">
            <text:p>16.34595</text:p>
          </table:table-cell>
          <table:table-cell office:value-type="float" office:value="15.32013" calcext:value-type="float">
            <text:p>15.32013</text:p>
          </table:table-cell>
          <table:table-cell office:value-type="float" office:value="15.21307" calcext:value-type="float">
            <text:p>15.21307</text:p>
          </table:table-cell>
          <table:table-cell office:value-type="float" office:value="14.63123" calcext:value-type="float">
            <text:p>14.63123</text:p>
          </table:table-cell>
          <table:table-cell office:value-type="float" office:value="14.52969" calcext:value-type="float">
            <text:p>14.52969</text:p>
          </table:table-cell>
          <table:table-cell office:value-type="float" office:value="44.92685" calcext:value-type="float">
            <text:p>44.92685</text:p>
          </table:table-cell>
          <table:table-cell office:value-type="float" office:value="22.04044" calcext:value-type="float">
            <text:p>22.040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1072007" calcext:value-type="float">
            <text:p>1072007</text:p>
          </table:table-cell>
          <table:table-cell office:value-type="float" office:value="11.9772" calcext:value-type="float">
            <text:p>11.9772</text:p>
          </table:table-cell>
          <table:table-cell office:value-type="float" office:value="23.35" calcext:value-type="float">
            <text:p>23.35</text:p>
          </table:table-cell>
          <table:table-cell office:value-type="float" office:value="15" calcext:value-type="float">
            <text:p>15</text:p>
          </table:table-cell>
          <table:table-cell office:value-type="float" office:value="2.285196" calcext:value-type="float">
            <text:p>2.285196</text:p>
          </table:table-cell>
          <table:table-cell office:value-type="float" office:value="1.220801" calcext:value-type="float">
            <text:p>1.220801</text:p>
          </table:table-cell>
          <table:table-cell office:value-type="float" office:value="332.64" calcext:value-type="float">
            <text:p>332.64</text:p>
          </table:table-cell>
          <table:table-cell office:value-type="float" office:value="0.5" calcext:value-type="float">
            <text:p>0.5</text:p>
          </table:table-cell>
          <table:table-cell office:value-type="float" office:value="33.85788" calcext:value-type="float">
            <text:p>33.85788</text:p>
          </table:table-cell>
          <table:table-cell office:value-type="float" office:value="16.51813" calcext:value-type="float">
            <text:p>16.51813</text:p>
          </table:table-cell>
          <table:table-cell office:value-type="float" office:value="28.71484" calcext:value-type="float">
            <text:p>28.71484</text:p>
          </table:table-cell>
          <table:table-cell office:value-type="float" office:value="19.73831" calcext:value-type="float">
            <text:p>19.73831</text:p>
          </table:table-cell>
          <table:table-cell office:value-type="float" office:value="28.37555" calcext:value-type="float">
            <text:p>28.37555</text:p>
          </table:table-cell>
          <table:table-cell office:value-type="float" office:value="21.82043" calcext:value-type="float">
            <text:p>21.82043</text:p>
          </table:table-cell>
          <table:table-cell office:value-type="float" office:value="28.65454" calcext:value-type="float">
            <text:p>28.65454</text:p>
          </table:table-cell>
          <table:table-cell office:value-type="float" office:value="23.49344" calcext:value-type="float">
            <text:p>23.49344</text:p>
          </table:table-cell>
          <table:table-cell office:value-type="float" office:value="28.33511" calcext:value-type="float">
            <text:p>28.33511</text:p>
          </table:table-cell>
          <table:table-cell office:value-type="float" office:value="24.34625" calcext:value-type="float">
            <text:p>24.34625</text:p>
          </table:table-cell>
          <table:table-cell office:value-type="float" office:value="27.66638" calcext:value-type="float">
            <text:p>27.66638</text:p>
          </table:table-cell>
          <table:table-cell office:value-type="float" office:value="25.11084" calcext:value-type="float">
            <text:p>25.11084</text:p>
          </table:table-cell>
          <table:table-cell office:value-type="float" office:value="26.52002" calcext:value-type="float">
            <text:p>26.52002</text:p>
          </table:table-cell>
          <table:table-cell office:value-type="float" office:value="25.10419" calcext:value-type="float">
            <text:p>25.10419</text:p>
          </table:table-cell>
          <table:table-cell office:value-type="float" office:value="24.75983" calcext:value-type="float">
            <text:p>24.75983</text:p>
          </table:table-cell>
          <table:table-cell office:value-type="float" office:value="24.4993" calcext:value-type="float">
            <text:p>24.4993</text:p>
          </table:table-cell>
          <table:table-cell office:value-type="float" office:value="22.41049" calcext:value-type="float">
            <text:p>22.41049</text:p>
          </table:table-cell>
          <table:table-cell office:value-type="float" office:value="22.24393" calcext:value-type="float">
            <text:p>22.24393</text:p>
          </table:table-cell>
          <table:table-cell office:value-type="float" office:value="19.88815" calcext:value-type="float">
            <text:p>19.88815</text:p>
          </table:table-cell>
          <table:table-cell office:value-type="float" office:value="19.71951" calcext:value-type="float">
            <text:p>19.71951</text:p>
          </table:table-cell>
          <table:table-cell office:value-type="float" office:value="18.04968" calcext:value-type="float">
            <text:p>18.04968</text:p>
          </table:table-cell>
          <table:table-cell office:value-type="float" office:value="17.90646" calcext:value-type="float">
            <text:p>17.90646</text:p>
          </table:table-cell>
          <table:table-cell office:value-type="float" office:value="16.58643" calcext:value-type="float">
            <text:p>16.58643</text:p>
          </table:table-cell>
          <table:table-cell office:value-type="float" office:value="16.46497" calcext:value-type="float">
            <text:p>16.46497</text:p>
          </table:table-cell>
          <table:table-cell office:value-type="float" office:value="15.42981" calcext:value-type="float">
            <text:p>15.42981</text:p>
          </table:table-cell>
          <table:table-cell office:value-type="float" office:value="15.32123" calcext:value-type="float">
            <text:p>15.32123</text:p>
          </table:table-cell>
          <table:table-cell office:value-type="float" office:value="14.73383" calcext:value-type="float">
            <text:p>14.73383</text:p>
          </table:table-cell>
          <table:table-cell office:value-type="float" office:value="14.63229" calcext:value-type="float">
            <text:p>14.63229</text:p>
          </table:table-cell>
          <table:table-cell office:value-type="float" office:value="33.85788" calcext:value-type="float">
            <text:p>33.85788</text:p>
          </table:table-cell>
          <table:table-cell office:value-type="float" office:value="16.57263" calcext:value-type="float">
            <text:p>16.5726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072007" calcext:value-type="float">
            <text:p>2072007</text:p>
          </table:table-cell>
          <table:table-cell office:value-type="float" office:value="24.37092" calcext:value-type="float">
            <text:p>24.37092</text:p>
          </table:table-cell>
          <table:table-cell office:value-type="float" office:value="32.381" calcext:value-type="float">
            <text:p>32.381</text:p>
          </table:table-cell>
          <table:table-cell office:value-type="float" office:value="14.72" calcext:value-type="float">
            <text:p>14.72</text:p>
          </table:table-cell>
          <table:table-cell office:value-type="float" office:value="2.010531" calcext:value-type="float">
            <text:p>2.010531</text:p>
          </table:table-cell>
          <table:table-cell office:value-type="float" office:value="1.240331" calcext:value-type="float">
            <text:p>1.240331</text:p>
          </table:table-cell>
          <table:table-cell office:value-type="float" office:value="327.096" calcext:value-type="float">
            <text:p>327.096</text:p>
          </table:table-cell>
          <table:table-cell office:value-type="float" office:value="0.4" calcext:value-type="float">
            <text:p>0.4</text:p>
          </table:table-cell>
          <table:table-cell office:value-type="float" office:value="43.20953" calcext:value-type="float">
            <text:p>43.20953</text:p>
          </table:table-cell>
          <table:table-cell office:value-type="float" office:value="15.89224" calcext:value-type="float">
            <text:p>15.89224</text:p>
          </table:table-cell>
          <table:table-cell office:value-type="float" office:value="34.45511" calcext:value-type="float">
            <text:p>34.45511</text:p>
          </table:table-cell>
          <table:table-cell office:value-type="float" office:value="18.56976" calcext:value-type="float">
            <text:p>18.56976</text:p>
          </table:table-cell>
          <table:table-cell office:value-type="float" office:value="30.75757" calcext:value-type="float">
            <text:p>30.75757</text:p>
          </table:table-cell>
          <table:table-cell office:value-type="float" office:value="20.24811" calcext:value-type="float">
            <text:p>20.24811</text:p>
          </table:table-cell>
          <table:table-cell office:value-type="float" office:value="28.29474" calcext:value-type="float">
            <text:p>28.29474</text:p>
          </table:table-cell>
          <table:table-cell office:value-type="float" office:value="21.59033" calcext:value-type="float">
            <text:p>21.59033</text:p>
          </table:table-cell>
          <table:table-cell office:value-type="float" office:value="26.89349" calcext:value-type="float">
            <text:p>26.89349</text:p>
          </table:table-cell>
          <table:table-cell office:value-type="float" office:value="22.39194" calcext:value-type="float">
            <text:p>22.39194</text:p>
          </table:table-cell>
          <table:table-cell office:value-type="float" office:value="25.69757" calcext:value-type="float">
            <text:p>25.69757</text:p>
          </table:table-cell>
          <table:table-cell office:value-type="float" office:value="23.16287" calcext:value-type="float">
            <text:p>23.16287</text:p>
          </table:table-cell>
          <table:table-cell office:value-type="float" office:value="25.07547" calcext:value-type="float">
            <text:p>25.07547</text:p>
          </table:table-cell>
          <table:table-cell office:value-type="float" office:value="23.5491" calcext:value-type="float">
            <text:p>23.5491</text:p>
          </table:table-cell>
          <table:table-cell office:value-type="float" office:value="24.49277" calcext:value-type="float">
            <text:p>24.49277</text:p>
          </table:table-cell>
          <table:table-cell office:value-type="float" office:value="23.67044" calcext:value-type="float">
            <text:p>23.67044</text:p>
          </table:table-cell>
          <table:table-cell office:value-type="float" office:value="22.4165" calcext:value-type="float">
            <text:p>22.4165</text:p>
          </table:table-cell>
          <table:table-cell office:value-type="float" office:value="22.29611" calcext:value-type="float">
            <text:p>22.29611</text:p>
          </table:table-cell>
          <table:table-cell office:value-type="float" office:value="20.02002" calcext:value-type="float">
            <text:p>20.02002</text:p>
          </table:table-cell>
          <table:table-cell office:value-type="float" office:value="19.88983" calcext:value-type="float">
            <text:p>19.88983</text:p>
          </table:table-cell>
          <table:table-cell office:value-type="float" office:value="18.19" calcext:value-type="float">
            <text:p>18.19</text:p>
          </table:table-cell>
          <table:table-cell office:value-type="float" office:value="18.05118" calcext:value-type="float">
            <text:p>18.05118</text:p>
          </table:table-cell>
          <table:table-cell office:value-type="float" office:value="16.71118" calcext:value-type="float">
            <text:p>16.71118</text:p>
          </table:table-cell>
          <table:table-cell office:value-type="float" office:value="16.58774" calcext:value-type="float">
            <text:p>16.58774</text:p>
          </table:table-cell>
          <table:table-cell office:value-type="float" office:value="15.54034" calcext:value-type="float">
            <text:p>15.54034</text:p>
          </table:table-cell>
          <table:table-cell office:value-type="float" office:value="15.43094" calcext:value-type="float">
            <text:p>15.43094</text:p>
          </table:table-cell>
          <table:table-cell office:value-type="float" office:value="14.8364" calcext:value-type="float">
            <text:p>14.8364</text:p>
          </table:table-cell>
          <table:table-cell office:value-type="float" office:value="14.73489" calcext:value-type="float">
            <text:p>14.73489</text:p>
          </table:table-cell>
          <table:table-cell office:value-type="float" office:value="43.2095" calcext:value-type="float">
            <text:p>43.2095</text:p>
          </table:table-cell>
          <table:table-cell office:value-type="float" office:value="15.89224" calcext:value-type="float">
            <text:p>15.892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3072007" calcext:value-type="float">
            <text:p>3072007</text:p>
          </table:table-cell>
          <table:table-cell office:value-type="float" office:value="27.1152" calcext:value-type="float">
            <text:p>27.1152</text:p>
          </table:table-cell>
          <table:table-cell office:value-type="float" office:value="30.6" calcext:value-type="float">
            <text:p>30.6</text:p>
          </table:table-cell>
          <table:table-cell office:value-type="float" office:value="18.96" calcext:value-type="float">
            <text:p>18.96</text:p>
          </table:table-cell>
          <table:table-cell office:value-type="float" office:value="2.380828" calcext:value-type="float">
            <text:p>2.380828</text:p>
          </table:table-cell>
          <table:table-cell office:value-type="float" office:value="1.834727" calcext:value-type="float">
            <text:p>1.834727</text:p>
          </table:table-cell>
          <table:table-cell office:value-type="float" office:value="236.412" calcext:value-type="float">
            <text:p>236.412</text:p>
          </table:table-cell>
          <table:table-cell office:value-type="float" office:value="17.6" calcext:value-type="float">
            <text:p>17.6</text:p>
          </table:table-cell>
          <table:table-cell office:value-type="float" office:value="32.63699" calcext:value-type="float">
            <text:p>32.63699</text:p>
          </table:table-cell>
          <table:table-cell office:value-type="float" office:value="19.65292" calcext:value-type="float">
            <text:p>19.65292</text:p>
          </table:table-cell>
          <table:table-cell office:value-type="float" office:value="29.41031" calcext:value-type="float">
            <text:p>29.41031</text:p>
          </table:table-cell>
          <table:table-cell office:value-type="float" office:value="21.4874" calcext:value-type="float">
            <text:p>21.4874</text:p>
          </table:table-cell>
          <table:table-cell office:value-type="float" office:value="27.88821" calcext:value-type="float">
            <text:p>27.88821</text:p>
          </table:table-cell>
          <table:table-cell office:value-type="float" office:value="22.90869" calcext:value-type="float">
            <text:p>22.90869</text:p>
          </table:table-cell>
          <table:table-cell office:value-type="float" office:value="26.96411" calcext:value-type="float">
            <text:p>26.96411</text:p>
          </table:table-cell>
          <table:table-cell office:value-type="float" office:value="23.89081" calcext:value-type="float">
            <text:p>23.89081</text:p>
          </table:table-cell>
          <table:table-cell office:value-type="float" office:value="26.46649" calcext:value-type="float">
            <text:p>26.46649</text:p>
          </table:table-cell>
          <table:table-cell office:value-type="float" office:value="24.30643" calcext:value-type="float">
            <text:p>24.30643</text:p>
          </table:table-cell>
          <table:table-cell office:value-type="float" office:value="25.6998" calcext:value-type="float">
            <text:p>25.6998</text:p>
          </table:table-cell>
          <table:table-cell office:value-type="float" office:value="24.52338" calcext:value-type="float">
            <text:p>24.52338</text:p>
          </table:table-cell>
          <table:table-cell office:value-type="float" office:value="24.92987" calcext:value-type="float">
            <text:p>24.92987</text:p>
          </table:table-cell>
          <table:table-cell office:value-type="float" office:value="24.30081" calcext:value-type="float">
            <text:p>24.30081</text:p>
          </table:table-cell>
          <table:table-cell office:value-type="float" office:value="23.80847" calcext:value-type="float">
            <text:p>23.80847</text:p>
          </table:table-cell>
          <table:table-cell office:value-type="float" office:value="23.70935" calcext:value-type="float">
            <text:p>23.70935</text:p>
          </table:table-cell>
          <table:table-cell office:value-type="float" office:value="22.29443" calcext:value-type="float">
            <text:p>22.29443</text:p>
          </table:table-cell>
          <table:table-cell office:value-type="float" office:value="22.20996" calcext:value-type="float">
            <text:p>22.20996</text:p>
          </table:table-cell>
          <table:table-cell office:value-type="float" office:value="20.09528" calcext:value-type="float">
            <text:p>20.09528</text:p>
          </table:table-cell>
          <table:table-cell office:value-type="float" office:value="20.021" calcext:value-type="float">
            <text:p>20.021</text:p>
          </table:table-cell>
          <table:table-cell office:value-type="float" office:value="18.3129" calcext:value-type="float">
            <text:p>18.3129</text:p>
          </table:table-cell>
          <table:table-cell office:value-type="float" office:value="18.19141" calcext:value-type="float">
            <text:p>18.19141</text:p>
          </table:table-cell>
          <table:table-cell office:value-type="float" office:value="16.83502" calcext:value-type="float">
            <text:p>16.83502</text:p>
          </table:table-cell>
          <table:table-cell office:value-type="float" office:value="16.71252" calcext:value-type="float">
            <text:p>16.71252</text:p>
          </table:table-cell>
          <table:table-cell office:value-type="float" office:value="15.65253" calcext:value-type="float">
            <text:p>15.65253</text:p>
          </table:table-cell>
          <table:table-cell office:value-type="float" office:value="15.54153" calcext:value-type="float">
            <text:p>15.54153</text:p>
          </table:table-cell>
          <table:table-cell office:value-type="float" office:value="14.93887" calcext:value-type="float">
            <text:p>14.93887</text:p>
          </table:table-cell>
          <table:table-cell office:value-type="float" office:value="14.83746" calcext:value-type="float">
            <text:p>14.83746</text:p>
          </table:table-cell>
          <table:table-cell office:value-type="float" office:value="32.63699" calcext:value-type="float">
            <text:p>32.63699</text:p>
          </table:table-cell>
          <table:table-cell office:value-type="float" office:value="18.71198" calcext:value-type="float">
            <text:p>18.7119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4072007" calcext:value-type="float">
            <text:p>4072007</text:p>
          </table:table-cell>
          <table:table-cell office:value-type="float" office:value="29.03796" calcext:value-type="float">
            <text:p>29.03796</text:p>
          </table:table-cell>
          <table:table-cell office:value-type="float" office:value="31.4" calcext:value-type="float">
            <text:p>31.4</text:p>
          </table:table-cell>
          <table:table-cell office:value-type="float" office:value="19.69" calcext:value-type="float">
            <text:p>19.69</text:p>
          </table:table-cell>
          <table:table-cell office:value-type="float" office:value="2.236022" calcext:value-type="float">
            <text:p>2.236022</text:p>
          </table:table-cell>
          <table:table-cell office:value-type="float" office:value="1.382495" calcext:value-type="float">
            <text:p>1.382495</text:p>
          </table:table-cell>
          <table:table-cell office:value-type="float" office:value="155.556" calcext:value-type="float">
            <text:p>155.556</text:p>
          </table:table-cell>
          <table:table-cell office:value-type="float" office:value="0" calcext:value-type="float">
            <text:p>0</text:p>
          </table:table-cell>
          <table:table-cell office:value-type="float" office:value="40.68314" calcext:value-type="float">
            <text:p>40.68314</text:p>
          </table:table-cell>
          <table:table-cell office:value-type="float" office:value="19.60446" calcext:value-type="float">
            <text:p>19.60446</text:p>
          </table:table-cell>
          <table:table-cell office:value-type="float" office:value="33.3634" calcext:value-type="float">
            <text:p>33.3634</text:p>
          </table:table-cell>
          <table:table-cell office:value-type="float" office:value="21.36526" calcext:value-type="float">
            <text:p>21.36526</text:p>
          </table:table-cell>
          <table:table-cell office:value-type="float" office:value="30.47772" calcext:value-type="float">
            <text:p>30.47772</text:p>
          </table:table-cell>
          <table:table-cell office:value-type="float" office:value="22.48499" calcext:value-type="float">
            <text:p>22.48499</text:p>
          </table:table-cell>
          <table:table-cell office:value-type="float" office:value="28.33105" calcext:value-type="float">
            <text:p>28.33105</text:p>
          </table:table-cell>
          <table:table-cell office:value-type="float" office:value="23.27298" calcext:value-type="float">
            <text:p>23.27298</text:p>
          </table:table-cell>
          <table:table-cell office:value-type="float" office:value="27.02325" calcext:value-type="float">
            <text:p>27.02325</text:p>
          </table:table-cell>
          <table:table-cell office:value-type="float" office:value="23.66144" calcext:value-type="float">
            <text:p>23.66144</text:p>
          </table:table-cell>
          <table:table-cell office:value-type="float" office:value="25.80066" calcext:value-type="float">
            <text:p>25.80066</text:p>
          </table:table-cell>
          <table:table-cell office:value-type="float" office:value="23.92511" calcext:value-type="float">
            <text:p>23.92511</text:p>
          </table:table-cell>
          <table:table-cell office:value-type="float" office:value="24.87915" calcext:value-type="float">
            <text:p>24.87915</text:p>
          </table:table-cell>
          <table:table-cell office:value-type="float" office:value="23.85324" calcext:value-type="float">
            <text:p>23.85324</text:p>
          </table:table-cell>
          <table:table-cell office:value-type="float" office:value="23.72806" calcext:value-type="float">
            <text:p>23.72806</text:p>
          </table:table-cell>
          <table:table-cell office:value-type="float" office:value="23.49933" calcext:value-type="float">
            <text:p>23.49933</text:p>
          </table:table-cell>
          <table:table-cell office:value-type="float" office:value="22.20941" calcext:value-type="float">
            <text:p>22.20941</text:p>
          </table:table-cell>
          <table:table-cell office:value-type="float" office:value="22.13708" calcext:value-type="float">
            <text:p>22.13708</text:p>
          </table:table-cell>
          <table:table-cell office:value-type="float" office:value="20.14703" calcext:value-type="float">
            <text:p>20.14703</text:p>
          </table:table-cell>
          <table:table-cell office:value-type="float" office:value="20.09592" calcext:value-type="float">
            <text:p>20.09592</text:p>
          </table:table-cell>
          <table:table-cell office:value-type="float" office:value="18.41742" calcext:value-type="float">
            <text:p>18.41742</text:p>
          </table:table-cell>
          <table:table-cell office:value-type="float" office:value="18.31412" calcext:value-type="float">
            <text:p>18.31412</text:p>
          </table:table-cell>
          <table:table-cell office:value-type="float" office:value="16.95358" calcext:value-type="float">
            <text:p>16.95358</text:p>
          </table:table-cell>
          <table:table-cell office:value-type="float" office:value="16.83633" calcext:value-type="float">
            <text:p>16.83633</text:p>
          </table:table-cell>
          <table:table-cell office:value-type="float" office:value="15.76434" calcext:value-type="float">
            <text:p>15.76434</text:p>
          </table:table-cell>
          <table:table-cell office:value-type="float" office:value="15.65372" calcext:value-type="float">
            <text:p>15.65372</text:p>
          </table:table-cell>
          <table:table-cell office:value-type="float" office:value="15.04147" calcext:value-type="float">
            <text:p>15.04147</text:p>
          </table:table-cell>
          <table:table-cell office:value-type="float" office:value="14.93994" calcext:value-type="float">
            <text:p>14.93994</text:p>
          </table:table-cell>
          <table:table-cell office:value-type="float" office:value="40.68307" calcext:value-type="float">
            <text:p>40.68307</text:p>
          </table:table-cell>
          <table:table-cell office:value-type="float" office:value="19.60446" calcext:value-type="float">
            <text:p>19.60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72007" calcext:value-type="float">
            <text:p>5072007</text:p>
          </table:table-cell>
          <table:table-cell office:value-type="float" office:value="29.45416" calcext:value-type="float">
            <text:p>29.45416</text:p>
          </table:table-cell>
          <table:table-cell office:value-type="float" office:value="29.58" calcext:value-type="float">
            <text:p>29.58</text:p>
          </table:table-cell>
          <table:table-cell office:value-type="float" office:value="19.73" calcext:value-type="float">
            <text:p>19.73</text:p>
          </table:table-cell>
          <table:table-cell office:value-type="float" office:value="1.931572" calcext:value-type="float">
            <text:p>1.931572</text:p>
          </table:table-cell>
          <table:table-cell office:value-type="float" office:value="1.381928" calcext:value-type="float">
            <text:p>1.381928</text:p>
          </table:table-cell>
          <table:table-cell office:value-type="float" office:value="239.256" calcext:value-type="float">
            <text:p>239.256</text:p>
          </table:table-cell>
          <table:table-cell office:value-type="float" office:value="0" calcext:value-type="float">
            <text:p>0</text:p>
          </table:table-cell>
          <table:table-cell office:value-type="float" office:value="40.44528" calcext:value-type="float">
            <text:p>40.44528</text:p>
          </table:table-cell>
          <table:table-cell office:value-type="float" office:value="20.77502" calcext:value-type="float">
            <text:p>20.77502</text:p>
          </table:table-cell>
          <table:table-cell office:value-type="float" office:value="34.07022" calcext:value-type="float">
            <text:p>34.07022</text:p>
          </table:table-cell>
          <table:table-cell office:value-type="float" office:value="23.08249" calcext:value-type="float">
            <text:p>23.08249</text:p>
          </table:table-cell>
          <table:table-cell office:value-type="float" office:value="31.26697" calcext:value-type="float">
            <text:p>31.26697</text:p>
          </table:table-cell>
          <table:table-cell office:value-type="float" office:value="24.03067" calcext:value-type="float">
            <text:p>24.03067</text:p>
          </table:table-cell>
          <table:table-cell office:value-type="float" office:value="29.05853" calcext:value-type="float">
            <text:p>29.05853</text:p>
          </table:table-cell>
          <table:table-cell office:value-type="float" office:value="24.53763" calcext:value-type="float">
            <text:p>24.53763</text:p>
          </table:table-cell>
          <table:table-cell office:value-type="float" office:value="27.6958" calcext:value-type="float">
            <text:p>27.6958</text:p>
          </table:table-cell>
          <table:table-cell office:value-type="float" office:value="24.71634" calcext:value-type="float">
            <text:p>24.71634</text:p>
          </table:table-cell>
          <table:table-cell office:value-type="float" office:value="26.37177" calcext:value-type="float">
            <text:p>26.37177</text:p>
          </table:table-cell>
          <table:table-cell office:value-type="float" office:value="24.73914" calcext:value-type="float">
            <text:p>24.73914</text:p>
          </table:table-cell>
          <table:table-cell office:value-type="float" office:value="25.34033" calcext:value-type="float">
            <text:p>25.34033</text:p>
          </table:table-cell>
          <table:table-cell office:value-type="float" office:value="24.40088" calcext:value-type="float">
            <text:p>24.40088</text:p>
          </table:table-cell>
          <table:table-cell office:value-type="float" office:value="23.84753" calcext:value-type="float">
            <text:p>23.84753</text:p>
          </table:table-cell>
          <table:table-cell office:value-type="float" office:value="23.60001" calcext:value-type="float">
            <text:p>23.60001</text:p>
          </table:table-cell>
          <table:table-cell office:value-type="float" office:value="22.15506" calcext:value-type="float">
            <text:p>22.15506</text:p>
          </table:table-cell>
          <table:table-cell office:value-type="float" office:value="22.13434" calcext:value-type="float">
            <text:p>22.13434</text:p>
          </table:table-cell>
          <table:table-cell office:value-type="float" office:value="20.19144" calcext:value-type="float">
            <text:p>20.19144</text:p>
          </table:table-cell>
          <table:table-cell office:value-type="float" office:value="20.14743" calcext:value-type="float">
            <text:p>20.14743</text:p>
          </table:table-cell>
          <table:table-cell office:value-type="float" office:value="18.5076" calcext:value-type="float">
            <text:p>18.5076</text:p>
          </table:table-cell>
          <table:table-cell office:value-type="float" office:value="18.41843" calcext:value-type="float">
            <text:p>18.41843</text:p>
          </table:table-cell>
          <table:table-cell office:value-type="float" office:value="17.06482" calcext:value-type="float">
            <text:p>17.06482</text:p>
          </table:table-cell>
          <table:table-cell office:value-type="float" office:value="16.9548" calcext:value-type="float">
            <text:p>16.9548</text:p>
          </table:table-cell>
          <table:table-cell office:value-type="float" office:value="15.87427" calcext:value-type="float">
            <text:p>15.87427</text:p>
          </table:table-cell>
          <table:table-cell office:value-type="float" office:value="15.7655" calcext:value-type="float">
            <text:p>15.7655</text:p>
          </table:table-cell>
          <table:table-cell office:value-type="float" office:value="15.14417" calcext:value-type="float">
            <text:p>15.14417</text:p>
          </table:table-cell>
          <table:table-cell office:value-type="float" office:value="15.04254" calcext:value-type="float">
            <text:p>15.04254</text:p>
          </table:table-cell>
          <table:table-cell office:value-type="float" office:value="40.44522" calcext:value-type="float">
            <text:p>40.44522</text:p>
          </table:table-cell>
          <table:table-cell office:value-type="float" office:value="20.77505" calcext:value-type="float">
            <text:p>20.775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6072007" calcext:value-type="float">
            <text:p>6072007</text:p>
          </table:table-cell>
          <table:table-cell office:value-type="float" office:value="26.46" calcext:value-type="float">
            <text:p>26.46</text:p>
          </table:table-cell>
          <table:table-cell office:value-type="float" office:value="36.78" calcext:value-type="float">
            <text:p>36.78</text:p>
          </table:table-cell>
          <table:table-cell office:value-type="float" office:value="20.75" calcext:value-type="float">
            <text:p>20.75</text:p>
          </table:table-cell>
          <table:table-cell office:value-type="float" office:value="2.115478" calcext:value-type="float">
            <text:p>2.115478</text:p>
          </table:table-cell>
          <table:table-cell office:value-type="float" office:value="1.544328" calcext:value-type="float">
            <text:p>1.544328</text:p>
          </table:table-cell>
          <table:table-cell office:value-type="float" office:value="361.98" calcext:value-type="float">
            <text:p>361.98</text:p>
          </table:table-cell>
          <table:table-cell office:value-type="float" office:value="0" calcext:value-type="float">
            <text:p>0</text:p>
          </table:table-cell>
          <table:table-cell office:value-type="float" office:value="44.80008" calcext:value-type="float">
            <text:p>44.80008</text:p>
          </table:table-cell>
          <table:table-cell office:value-type="float" office:value="21.91852" calcext:value-type="float">
            <text:p>21.91852</text:p>
          </table:table-cell>
          <table:table-cell office:value-type="float" office:value="36.93521" calcext:value-type="float">
            <text:p>36.93521</text:p>
          </table:table-cell>
          <table:table-cell office:value-type="float" office:value="23.65213" calcext:value-type="float">
            <text:p>23.65213</text:p>
          </table:table-cell>
          <table:table-cell office:value-type="float" office:value="33.39941" calcext:value-type="float">
            <text:p>33.39941</text:p>
          </table:table-cell>
          <table:table-cell office:value-type="float" office:value="24.48621" calcext:value-type="float">
            <text:p>24.48621</text:p>
          </table:table-cell>
          <table:table-cell office:value-type="float" office:value="30.6817" calcext:value-type="float">
            <text:p>30.6817</text:p>
          </table:table-cell>
          <table:table-cell office:value-type="float" office:value="24.96399" calcext:value-type="float">
            <text:p>24.96399</text:p>
          </table:table-cell>
          <table:table-cell office:value-type="float" office:value="28.97446" calcext:value-type="float">
            <text:p>28.97446</text:p>
          </table:table-cell>
          <table:table-cell office:value-type="float" office:value="25.11884" calcext:value-type="float">
            <text:p>25.11884</text:p>
          </table:table-cell>
          <table:table-cell office:value-type="float" office:value="27.34348" calcext:value-type="float">
            <text:p>27.34348</text:p>
          </table:table-cell>
          <table:table-cell office:value-type="float" office:value="25.09906" calcext:value-type="float">
            <text:p>25.09906</text:p>
          </table:table-cell>
          <table:table-cell office:value-type="float" office:value="26.0177" calcext:value-type="float">
            <text:p>26.0177</text:p>
          </table:table-cell>
          <table:table-cell office:value-type="float" office:value="24.71582" calcext:value-type="float">
            <text:p>24.71582</text:p>
          </table:table-cell>
          <table:table-cell office:value-type="float" office:value="24.14511" calcext:value-type="float">
            <text:p>24.14511</text:p>
          </table:table-cell>
          <table:table-cell office:value-type="float" office:value="23.85416" calcext:value-type="float">
            <text:p>23.85416</text:p>
          </table:table-cell>
          <table:table-cell office:value-type="float" office:value="22.2554" calcext:value-type="float">
            <text:p>22.2554</text:p>
          </table:table-cell>
          <table:table-cell office:value-type="float" office:value="22.15591" calcext:value-type="float">
            <text:p>22.15591</text:p>
          </table:table-cell>
          <table:table-cell office:value-type="float" office:value="20.25089" calcext:value-type="float">
            <text:p>20.25089</text:p>
          </table:table-cell>
          <table:table-cell office:value-type="float" office:value="20.19196" calcext:value-type="float">
            <text:p>20.19196</text:p>
          </table:table-cell>
          <table:table-cell office:value-type="float" office:value="18.59201" calcext:value-type="float">
            <text:p>18.59201</text:p>
          </table:table-cell>
          <table:table-cell office:value-type="float" office:value="18.50848" calcext:value-type="float">
            <text:p>18.50848</text:p>
          </table:table-cell>
          <table:table-cell office:value-type="float" office:value="17.17001" calcext:value-type="float">
            <text:p>17.17001</text:p>
          </table:table-cell>
          <table:table-cell office:value-type="float" office:value="17.06592" calcext:value-type="float">
            <text:p>17.06592</text:p>
          </table:table-cell>
          <table:table-cell office:value-type="float" office:value="15.98193" calcext:value-type="float">
            <text:p>15.98193</text:p>
          </table:table-cell>
          <table:table-cell office:value-type="float" office:value="15.87537" calcext:value-type="float">
            <text:p>15.87537</text:p>
          </table:table-cell>
          <table:table-cell office:value-type="float" office:value="15.2467" calcext:value-type="float">
            <text:p>15.2467</text:p>
          </table:table-cell>
          <table:table-cell office:value-type="float" office:value="15.14523" calcext:value-type="float">
            <text:p>15.14523</text:p>
          </table:table-cell>
          <table:table-cell office:value-type="float" office:value="44.80005" calcext:value-type="float">
            <text:p>44.80005</text:p>
          </table:table-cell>
          <table:table-cell office:value-type="float" office:value="21.91852" calcext:value-type="float">
            <text:p>21.918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7072007" calcext:value-type="float">
            <text:p>7072007</text:p>
          </table:table-cell>
          <table:table-cell office:value-type="float" office:value="24.75504" calcext:value-type="float">
            <text:p>24.75504</text:p>
          </table:table-cell>
          <table:table-cell office:value-type="float" office:value="35.63" calcext:value-type="float">
            <text:p>35.63</text:p>
          </table:table-cell>
          <table:table-cell office:value-type="float" office:value="23.7" calcext:value-type="float">
            <text:p>23.7</text:p>
          </table:table-cell>
          <table:table-cell office:value-type="float" office:value="2.563727" calcext:value-type="float">
            <text:p>2.563727</text:p>
          </table:table-cell>
          <table:table-cell office:value-type="float" office:value="1.565896" calcext:value-type="float">
            <text:p>1.565896</text:p>
          </table:table-cell>
          <table:table-cell office:value-type="float" office:value="242.352" calcext:value-type="float">
            <text:p>242.352</text:p>
          </table:table-cell>
          <table:table-cell office:value-type="float" office:value="0" calcext:value-type="float">
            <text:p>0</text:p>
          </table:table-cell>
          <table:table-cell office:value-type="float" office:value="43.73541" calcext:value-type="float">
            <text:p>43.73541</text:p>
          </table:table-cell>
          <table:table-cell office:value-type="float" office:value="24.2171" calcext:value-type="float">
            <text:p>24.2171</text:p>
          </table:table-cell>
          <table:table-cell office:value-type="float" office:value="36.71579" calcext:value-type="float">
            <text:p>36.71579</text:p>
          </table:table-cell>
          <table:table-cell office:value-type="float" office:value="25.93311" calcext:value-type="float">
            <text:p>25.93311</text:p>
          </table:table-cell>
          <table:table-cell office:value-type="float" office:value="33.58517" calcext:value-type="float">
            <text:p>33.58517</text:p>
          </table:table-cell>
          <table:table-cell office:value-type="float" office:value="26.55957" calcext:value-type="float">
            <text:p>26.55957</text:p>
          </table:table-cell>
          <table:table-cell office:value-type="float" office:value="31.16385" calcext:value-type="float">
            <text:p>31.16385</text:p>
          </table:table-cell>
          <table:table-cell office:value-type="float" office:value="26.71692" calcext:value-type="float">
            <text:p>26.71692</text:p>
          </table:table-cell>
          <table:table-cell office:value-type="float" office:value="29.58249" calcext:value-type="float">
            <text:p>29.58249</text:p>
          </table:table-cell>
          <table:table-cell office:value-type="float" office:value="26.61414" calcext:value-type="float">
            <text:p>26.61414</text:p>
          </table:table-cell>
          <table:table-cell office:value-type="float" office:value="27.97693" calcext:value-type="float">
            <text:p>27.97693</text:p>
          </table:table-cell>
          <table:table-cell office:value-type="float" office:value="26.29834" calcext:value-type="float">
            <text:p>26.29834</text:p>
          </table:table-cell>
          <table:table-cell office:value-type="float" office:value="26.63577" calcext:value-type="float">
            <text:p>26.63577</text:p>
          </table:table-cell>
          <table:table-cell office:value-type="float" office:value="25.62427" calcext:value-type="float">
            <text:p>25.62427</text:p>
          </table:table-cell>
          <table:table-cell office:value-type="float" office:value="24.66672" calcext:value-type="float">
            <text:p>24.66672</text:p>
          </table:table-cell>
          <table:table-cell office:value-type="float" office:value="24.15497" calcext:value-type="float">
            <text:p>24.15497</text:p>
          </table:table-cell>
          <table:table-cell office:value-type="float" office:value="22.46436" calcext:value-type="float">
            <text:p>22.46436</text:p>
          </table:table-cell>
          <table:table-cell office:value-type="float" office:value="22.25708" calcext:value-type="float">
            <text:p>22.25708</text:p>
          </table:table-cell>
          <table:table-cell office:value-type="float" office:value="20.3378" calcext:value-type="float">
            <text:p>20.3378</text:p>
          </table:table-cell>
          <table:table-cell office:value-type="float" office:value="20.25159" calcext:value-type="float">
            <text:p>20.25159</text:p>
          </table:table-cell>
          <table:table-cell office:value-type="float" office:value="18.67896" calcext:value-type="float">
            <text:p>18.67896</text:p>
          </table:table-cell>
          <table:table-cell office:value-type="float" office:value="18.59293" calcext:value-type="float">
            <text:p>18.59293</text:p>
          </table:table-cell>
          <table:table-cell office:value-type="float" office:value="17.27002" calcext:value-type="float">
            <text:p>17.27002</text:p>
          </table:table-cell>
          <table:table-cell office:value-type="float" office:value="17.17108" calcext:value-type="float">
            <text:p>17.17108</text:p>
          </table:table-cell>
          <table:table-cell office:value-type="float" office:value="16.08722" calcext:value-type="float">
            <text:p>16.08722</text:p>
          </table:table-cell>
          <table:table-cell office:value-type="float" office:value="15.98303" calcext:value-type="float">
            <text:p>15.98303</text:p>
          </table:table-cell>
          <table:table-cell office:value-type="float" office:value="15.34824" calcext:value-type="float">
            <text:p>15.34824</text:p>
          </table:table-cell>
          <table:table-cell office:value-type="float" office:value="15.24774" calcext:value-type="float">
            <text:p>15.24774</text:p>
          </table:table-cell>
          <table:table-cell office:value-type="float" office:value="43.73538" calcext:value-type="float">
            <text:p>43.73538</text:p>
          </table:table-cell>
          <table:table-cell office:value-type="float" office:value="24.2171" calcext:value-type="float">
            <text:p>24.21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8072007" calcext:value-type="float">
            <text:p>8072007</text:p>
          </table:table-cell>
          <table:table-cell office:value-type="float" office:value="15.59808" calcext:value-type="float">
            <text:p>15.59808</text:p>
          </table:table-cell>
          <table:table-cell office:value-type="float" office:value="30.82" calcext:value-type="float">
            <text:p>30.82</text:p>
          </table:table-cell>
          <table:table-cell office:value-type="float" office:value="22.84" calcext:value-type="float">
            <text:p>22.84</text:p>
          </table:table-cell>
          <table:table-cell office:value-type="float" office:value="2.523733" calcext:value-type="float">
            <text:p>2.523733</text:p>
          </table:table-cell>
          <table:table-cell office:value-type="float" office:value="1.846143" calcext:value-type="float">
            <text:p>1.846143</text:p>
          </table:table-cell>
          <table:table-cell office:value-type="float" office:value="161.46" calcext:value-type="float">
            <text:p>161.46</text:p>
          </table:table-cell>
          <table:table-cell office:value-type="float" office:value="0" calcext:value-type="float">
            <text:p>0</text:p>
          </table:table-cell>
          <table:table-cell office:value-type="float" office:value="36.00476" calcext:value-type="float">
            <text:p>36.00476</text:p>
          </table:table-cell>
          <table:table-cell office:value-type="float" office:value="24.61255" calcext:value-type="float">
            <text:p>24.61255</text:p>
          </table:table-cell>
          <table:table-cell office:value-type="float" office:value="32.23352" calcext:value-type="float">
            <text:p>32.23352</text:p>
          </table:table-cell>
          <table:table-cell office:value-type="float" office:value="26.51254" calcext:value-type="float">
            <text:p>26.51254</text:p>
          </table:table-cell>
          <table:table-cell office:value-type="float" office:value="30.59024" calcext:value-type="float">
            <text:p>30.59024</text:p>
          </table:table-cell>
          <table:table-cell office:value-type="float" office:value="27.00833" calcext:value-type="float">
            <text:p>27.00833</text:p>
          </table:table-cell>
          <table:table-cell office:value-type="float" office:value="29.37674" calcext:value-type="float">
            <text:p>29.37674</text:p>
          </table:table-cell>
          <table:table-cell office:value-type="float" office:value="27.09341" calcext:value-type="float">
            <text:p>27.09341</text:p>
          </table:table-cell>
          <table:table-cell office:value-type="float" office:value="28.82208" calcext:value-type="float">
            <text:p>28.82208</text:p>
          </table:table-cell>
          <table:table-cell office:value-type="float" office:value="27.00464" calcext:value-type="float">
            <text:p>27.00464</text:p>
          </table:table-cell>
          <table:table-cell office:value-type="float" office:value="27.92441" calcext:value-type="float">
            <text:p>27.92441</text:p>
          </table:table-cell>
          <table:table-cell office:value-type="float" office:value="26.69672" calcext:value-type="float">
            <text:p>26.69672</text:p>
          </table:table-cell>
          <table:table-cell office:value-type="float" office:value="26.65381" calcext:value-type="float">
            <text:p>26.65381</text:p>
          </table:table-cell>
          <table:table-cell office:value-type="float" office:value="26.03226" calcext:value-type="float">
            <text:p>26.03226</text:p>
          </table:table-cell>
          <table:table-cell office:value-type="float" office:value="24.90741" calcext:value-type="float">
            <text:p>24.90741</text:p>
          </table:table-cell>
          <table:table-cell office:value-type="float" office:value="24.67569" calcext:value-type="float">
            <text:p>24.67569</text:p>
          </table:table-cell>
          <table:table-cell office:value-type="float" office:value="22.71399" calcext:value-type="float">
            <text:p>22.71399</text:p>
          </table:table-cell>
          <table:table-cell office:value-type="float" office:value="22.46704" calcext:value-type="float">
            <text:p>22.46704</text:p>
          </table:table-cell>
          <table:table-cell office:value-type="float" office:value="20.45963" calcext:value-type="float">
            <text:p>20.45963</text:p>
          </table:table-cell>
          <table:table-cell office:value-type="float" office:value="20.3389" calcext:value-type="float">
            <text:p>20.3389</text:p>
          </table:table-cell>
          <table:table-cell office:value-type="float" office:value="18.77539" calcext:value-type="float">
            <text:p>18.77539</text:p>
          </table:table-cell>
          <table:table-cell office:value-type="float" office:value="18.67987" calcext:value-type="float">
            <text:p>18.67987</text:p>
          </table:table-cell>
          <table:table-cell office:value-type="float" office:value="17.36896" calcext:value-type="float">
            <text:p>17.36896</text:p>
          </table:table-cell>
          <table:table-cell office:value-type="float" office:value="17.27106" calcext:value-type="float">
            <text:p>17.27106</text:p>
          </table:table-cell>
          <table:table-cell office:value-type="float" office:value="16.19022" calcext:value-type="float">
            <text:p>16.19022</text:p>
          </table:table-cell>
          <table:table-cell office:value-type="float" office:value="16.08832" calcext:value-type="float">
            <text:p>16.08832</text:p>
          </table:table-cell>
          <table:table-cell office:value-type="float" office:value="15.44879" calcext:value-type="float">
            <text:p>15.44879</text:p>
          </table:table-cell>
          <table:table-cell office:value-type="float" office:value="15.3493" calcext:value-type="float">
            <text:p>15.3493</text:p>
          </table:table-cell>
          <table:table-cell office:value-type="float" office:value="36.00476" calcext:value-type="float">
            <text:p>36.00476</text:p>
          </table:table-cell>
          <table:table-cell office:value-type="float" office:value="24.7197" calcext:value-type="float">
            <text:p>24.71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9072007" calcext:value-type="float">
            <text:p>9072007</text:p>
          </table:table-cell>
          <table:table-cell office:value-type="float" office:value="21.66156" calcext:value-type="float">
            <text:p>21.66156</text:p>
          </table:table-cell>
          <table:table-cell office:value-type="float" office:value="31.28" calcext:value-type="float">
            <text:p>31.28</text:p>
          </table:table-cell>
          <table:table-cell office:value-type="float" office:value="20.96" calcext:value-type="float">
            <text:p>20.96</text:p>
          </table:table-cell>
          <table:table-cell office:value-type="float" office:value="2.415423" calcext:value-type="float">
            <text:p>2.415423</text:p>
          </table:table-cell>
          <table:table-cell office:value-type="float" office:value="1.468749" calcext:value-type="float">
            <text:p>1.468749</text:p>
          </table:table-cell>
          <table:table-cell office:value-type="float" office:value="155.736" calcext:value-type="float">
            <text:p>155.736</text:p>
          </table:table-cell>
          <table:table-cell office:value-type="float" office:value="0" calcext:value-type="float">
            <text:p>0</text:p>
          </table:table-cell>
          <table:table-cell office:value-type="float" office:value="38.78891" calcext:value-type="float">
            <text:p>38.78891</text:p>
          </table:table-cell>
          <table:table-cell office:value-type="float" office:value="22.35275" calcext:value-type="float">
            <text:p>22.35275</text:p>
          </table:table-cell>
          <table:table-cell office:value-type="float" office:value="33.64334" calcext:value-type="float">
            <text:p>33.64334</text:p>
          </table:table-cell>
          <table:table-cell office:value-type="float" office:value="24.27615" calcext:value-type="float">
            <text:p>24.27615</text:p>
          </table:table-cell>
          <table:table-cell office:value-type="float" office:value="31.19833" calcext:value-type="float">
            <text:p>31.19833</text:p>
          </table:table-cell>
          <table:table-cell office:value-type="float" office:value="25.22794" calcext:value-type="float">
            <text:p>25.22794</text:p>
          </table:table-cell>
          <table:table-cell office:value-type="float" office:value="29.42953" calcext:value-type="float">
            <text:p>29.42953</text:p>
          </table:table-cell>
          <table:table-cell office:value-type="float" office:value="25.77264" calcext:value-type="float">
            <text:p>25.77264</text:p>
          </table:table-cell>
          <table:table-cell office:value-type="float" office:value="28.34366" calcext:value-type="float">
            <text:p>28.34366</text:p>
          </table:table-cell>
          <table:table-cell office:value-type="float" office:value="25.96689" calcext:value-type="float">
            <text:p>25.96689</text:p>
          </table:table-cell>
          <table:table-cell office:value-type="float" office:value="27.23166" calcext:value-type="float">
            <text:p>27.23166</text:p>
          </table:table-cell>
          <table:table-cell office:value-type="float" office:value="25.97577" calcext:value-type="float">
            <text:p>25.97577</text:p>
          </table:table-cell>
          <table:table-cell office:value-type="float" office:value="26.30347" calcext:value-type="float">
            <text:p>26.30347</text:p>
          </table:table-cell>
          <table:table-cell office:value-type="float" office:value="25.60797" calcext:value-type="float">
            <text:p>25.60797</text:p>
          </table:table-cell>
          <table:table-cell office:value-type="float" office:value="24.93008" calcext:value-type="float">
            <text:p>24.93008</text:p>
          </table:table-cell>
          <table:table-cell office:value-type="float" office:value="24.79684" calcext:value-type="float">
            <text:p>24.79684</text:p>
          </table:table-cell>
          <table:table-cell office:value-type="float" office:value="22.8559" calcext:value-type="float">
            <text:p>22.8559</text:p>
          </table:table-cell>
          <table:table-cell office:value-type="float" office:value="22.71613" calcext:value-type="float">
            <text:p>22.71613</text:p>
          </table:table-cell>
          <table:table-cell office:value-type="float" office:value="20.59216" calcext:value-type="float">
            <text:p>20.59216</text:p>
          </table:table-cell>
          <table:table-cell office:value-type="float" office:value="20.461" calcext:value-type="float">
            <text:p>20.461</text:p>
          </table:table-cell>
          <table:table-cell office:value-type="float" office:value="18.88254" calcext:value-type="float">
            <text:p>18.88254</text:p>
          </table:table-cell>
          <table:table-cell office:value-type="float" office:value="18.77646" calcext:value-type="float">
            <text:p>18.77646</text:p>
          </table:table-cell>
          <table:table-cell office:value-type="float" office:value="17.46957" calcext:value-type="float">
            <text:p>17.46957</text:p>
          </table:table-cell>
          <table:table-cell office:value-type="float" office:value="17.36996" calcext:value-type="float">
            <text:p>17.36996</text:p>
          </table:table-cell>
          <table:table-cell office:value-type="float" office:value="16.29156" calcext:value-type="float">
            <text:p>16.29156</text:p>
          </table:table-cell>
          <table:table-cell office:value-type="float" office:value="16.19125" calcext:value-type="float">
            <text:p>16.19125</text:p>
          </table:table-cell>
          <table:table-cell office:value-type="float" office:value="15.54773" calcext:value-type="float">
            <text:p>15.54773</text:p>
          </table:table-cell>
          <table:table-cell office:value-type="float" office:value="15.44983" calcext:value-type="float">
            <text:p>15.44983</text:p>
          </table:table-cell>
          <table:table-cell office:value-type="float" office:value="38.78891" calcext:value-type="float">
            <text:p>38.78891</text:p>
          </table:table-cell>
          <table:table-cell office:value-type="float" office:value="22.35275" calcext:value-type="float">
            <text:p>22.352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0072007" calcext:value-type="float">
            <text:p>10072007</text:p>
          </table:table-cell>
          <table:table-cell office:value-type="float" office:value="13.92876" calcext:value-type="float">
            <text:p>13.92876</text:p>
          </table:table-cell>
          <table:table-cell office:value-type="float" office:value="29.15" calcext:value-type="float">
            <text:p>29.15</text:p>
          </table:table-cell>
          <table:table-cell office:value-type="float" office:value="18.97" calcext:value-type="float">
            <text:p>18.97</text:p>
          </table:table-cell>
          <table:table-cell office:value-type="float" office:value="2.223902" calcext:value-type="float">
            <text:p>2.223902</text:p>
          </table:table-cell>
          <table:table-cell office:value-type="float" office:value="1.744223" calcext:value-type="float">
            <text:p>1.744223</text:p>
          </table:table-cell>
          <table:table-cell office:value-type="float" office:value="185.22" calcext:value-type="float">
            <text:p>185.22</text:p>
          </table:table-cell>
          <table:table-cell office:value-type="float" office:value="0" calcext:value-type="float">
            <text:p>0</text:p>
          </table:table-cell>
          <table:table-cell office:value-type="float" office:value="37.08609" calcext:value-type="float">
            <text:p>37.08609</text:p>
          </table:table-cell>
          <table:table-cell office:value-type="float" office:value="21.06677" calcext:value-type="float">
            <text:p>21.06677</text:p>
          </table:table-cell>
          <table:table-cell office:value-type="float" office:value="30.54962" calcext:value-type="float">
            <text:p>30.54962</text:p>
          </table:table-cell>
          <table:table-cell office:value-type="float" office:value="23.46667" calcext:value-type="float">
            <text:p>23.46667</text:p>
          </table:table-cell>
          <table:table-cell office:value-type="float" office:value="28.81793" calcext:value-type="float">
            <text:p>28.81793</text:p>
          </table:table-cell>
          <table:table-cell office:value-type="float" office:value="24.6319" calcext:value-type="float">
            <text:p>24.6319</text:p>
          </table:table-cell>
          <table:table-cell office:value-type="float" office:value="27.7821" calcext:value-type="float">
            <text:p>27.7821</text:p>
          </table:table-cell>
          <table:table-cell office:value-type="float" office:value="25.31906" calcext:value-type="float">
            <text:p>25.31906</text:p>
          </table:table-cell>
          <table:table-cell office:value-type="float" office:value="27.48816" calcext:value-type="float">
            <text:p>27.48816</text:p>
          </table:table-cell>
          <table:table-cell office:value-type="float" office:value="25.59961" calcext:value-type="float">
            <text:p>25.59961</text:p>
          </table:table-cell>
          <table:table-cell office:value-type="float" office:value="27.10034" calcext:value-type="float">
            <text:p>27.10034</text:p>
          </table:table-cell>
          <table:table-cell office:value-type="float" office:value="25.69336" calcext:value-type="float">
            <text:p>25.69336</text:p>
          </table:table-cell>
          <table:table-cell office:value-type="float" office:value="26.27682" calcext:value-type="float">
            <text:p>26.27682</text:p>
          </table:table-cell>
          <table:table-cell office:value-type="float" office:value="25.42123" calcext:value-type="float">
            <text:p>25.42123</text:p>
          </table:table-cell>
          <table:table-cell office:value-type="float" office:value="24.91342" calcext:value-type="float">
            <text:p>24.91342</text:p>
          </table:table-cell>
          <table:table-cell office:value-type="float" office:value="24.72281" calcext:value-type="float">
            <text:p>24.72281</text:p>
          </table:table-cell>
          <table:table-cell office:value-type="float" office:value="22.93283" calcext:value-type="float">
            <text:p>22.93283</text:p>
          </table:table-cell>
          <table:table-cell office:value-type="float" office:value="22.85715" calcext:value-type="float">
            <text:p>22.85715</text:p>
          </table:table-cell>
          <table:table-cell office:value-type="float" office:value="20.71405" calcext:value-type="float">
            <text:p>20.71405</text:p>
          </table:table-cell>
          <table:table-cell office:value-type="float" office:value="20.59348" calcext:value-type="float">
            <text:p>20.59348</text:p>
          </table:table-cell>
          <table:table-cell office:value-type="float" office:value="18.99405" calcext:value-type="float">
            <text:p>18.99405</text:p>
          </table:table-cell>
          <table:table-cell office:value-type="float" office:value="18.8837" calcext:value-type="float">
            <text:p>18.8837</text:p>
          </table:table-cell>
          <table:table-cell office:value-type="float" office:value="17.57233" calcext:value-type="float">
            <text:p>17.57233</text:p>
          </table:table-cell>
          <table:table-cell office:value-type="float" office:value="17.47064" calcext:value-type="float">
            <text:p>17.47064</text:p>
          </table:table-cell>
          <table:table-cell office:value-type="float" office:value="16.3924" calcext:value-type="float">
            <text:p>16.3924</text:p>
          </table:table-cell>
          <table:table-cell office:value-type="float" office:value="16.2926" calcext:value-type="float">
            <text:p>16.2926</text:p>
          </table:table-cell>
          <table:table-cell office:value-type="float" office:value="15.64563" calcext:value-type="float">
            <text:p>15.64563</text:p>
          </table:table-cell>
          <table:table-cell office:value-type="float" office:value="15.54877" calcext:value-type="float">
            <text:p>15.54877</text:p>
          </table:table-cell>
          <table:table-cell office:value-type="float" office:value="37.08606" calcext:value-type="float">
            <text:p>37.08606</text:p>
          </table:table-cell>
          <table:table-cell office:value-type="float" office:value="21.0668" calcext:value-type="float">
            <text:p>21.0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11072007" calcext:value-type="float">
            <text:p>11072007</text:p>
          </table:table-cell>
          <table:table-cell office:value-type="float" office:value="12.74508" calcext:value-type="float">
            <text:p>12.74508</text:p>
          </table:table-cell>
          <table:table-cell office:value-type="float" office:value="26.47" calcext:value-type="float">
            <text:p>26.47</text:p>
          </table:table-cell>
          <table:table-cell office:value-type="float" office:value="19.64" calcext:value-type="float">
            <text:p>19.64</text:p>
          </table:table-cell>
          <table:table-cell office:value-type="float" office:value="2.032792" calcext:value-type="float">
            <text:p>2.032792</text:p>
          </table:table-cell>
          <table:table-cell office:value-type="float" office:value="1.788885" calcext:value-type="float">
            <text:p>1.788885</text:p>
          </table:table-cell>
          <table:table-cell office:value-type="float" office:value="173.556" calcext:value-type="float">
            <text:p>173.556</text:p>
          </table:table-cell>
          <table:table-cell office:value-type="float" office:value="2" calcext:value-type="float">
            <text:p>2</text:p>
          </table:table-cell>
          <table:table-cell office:value-type="float" office:value="27.33328" calcext:value-type="float">
            <text:p>27.33328</text:p>
          </table:table-cell>
          <table:table-cell office:value-type="float" office:value="20.61911" calcext:value-type="float">
            <text:p>20.61911</text:p>
          </table:table-cell>
          <table:table-cell office:value-type="float" office:value="25.34305" calcext:value-type="float">
            <text:p>25.34305</text:p>
          </table:table-cell>
          <table:table-cell office:value-type="float" office:value="22.23273" calcext:value-type="float">
            <text:p>22.23273</text:p>
          </table:table-cell>
          <table:table-cell office:value-type="float" office:value="25.60202" calcext:value-type="float">
            <text:p>25.60202</text:p>
          </table:table-cell>
          <table:table-cell office:value-type="float" office:value="23.19669" calcext:value-type="float">
            <text:p>23.19669</text:p>
          </table:table-cell>
          <table:table-cell office:value-type="float" office:value="26.15839" calcext:value-type="float">
            <text:p>26.15839</text:p>
          </table:table-cell>
          <table:table-cell office:value-type="float" office:value="23.9509" calcext:value-type="float">
            <text:p>23.9509</text:p>
          </table:table-cell>
          <table:table-cell office:value-type="float" office:value="26.24057" calcext:value-type="float">
            <text:p>26.24057</text:p>
          </table:table-cell>
          <table:table-cell office:value-type="float" office:value="24.37347" calcext:value-type="float">
            <text:p>24.37347</text:p>
          </table:table-cell>
          <table:table-cell office:value-type="float" office:value="26.15836" calcext:value-type="float">
            <text:p>26.15836</text:p>
          </table:table-cell>
          <table:table-cell office:value-type="float" office:value="24.56033" calcext:value-type="float">
            <text:p>24.56033</text:p>
          </table:table-cell>
          <table:table-cell office:value-type="float" office:value="25.67111" calcext:value-type="float">
            <text:p>25.67111</text:p>
          </table:table-cell>
          <table:table-cell office:value-type="float" office:value="24.48022" calcext:value-type="float">
            <text:p>24.48022</text:p>
          </table:table-cell>
          <table:table-cell office:value-type="float" office:value="24.72238" calcext:value-type="float">
            <text:p>24.72238</text:p>
          </table:table-cell>
          <table:table-cell office:value-type="float" office:value="24.21301" calcext:value-type="float">
            <text:p>24.21301</text:p>
          </table:table-cell>
          <table:table-cell office:value-type="float" office:value="22.93988" calcext:value-type="float">
            <text:p>22.93988</text:p>
          </table:table-cell>
          <table:table-cell office:value-type="float" office:value="22.88931" calcext:value-type="float">
            <text:p>22.88931</text:p>
          </table:table-cell>
          <table:table-cell office:value-type="float" office:value="20.80984" calcext:value-type="float">
            <text:p>20.80984</text:p>
          </table:table-cell>
          <table:table-cell office:value-type="float" office:value="20.71521" calcext:value-type="float">
            <text:p>20.71521</text:p>
          </table:table-cell>
          <table:table-cell office:value-type="float" office:value="19.10233" calcext:value-type="float">
            <text:p>19.10233</text:p>
          </table:table-cell>
          <table:table-cell office:value-type="float" office:value="18.99524" calcext:value-type="float">
            <text:p>18.99524</text:p>
          </table:table-cell>
          <table:table-cell office:value-type="float" office:value="17.67624" calcext:value-type="float">
            <text:p>17.67624</text:p>
          </table:table-cell>
          <table:table-cell office:value-type="float" office:value="17.57343" calcext:value-type="float">
            <text:p>17.57343</text:p>
          </table:table-cell>
          <table:table-cell office:value-type="float" office:value="16.49298" calcext:value-type="float">
            <text:p>16.49298</text:p>
          </table:table-cell>
          <table:table-cell office:value-type="float" office:value="16.39346" calcext:value-type="float">
            <text:p>16.39346</text:p>
          </table:table-cell>
          <table:table-cell office:value-type="float" office:value="15.74228" calcext:value-type="float">
            <text:p>15.74228</text:p>
          </table:table-cell>
          <table:table-cell office:value-type="float" office:value="15.64664" calcext:value-type="float">
            <text:p>15.64664</text:p>
          </table:table-cell>
          <table:table-cell office:value-type="float" office:value="27.33328" calcext:value-type="float">
            <text:p>27.33328</text:p>
          </table:table-cell>
          <table:table-cell office:value-type="float" office:value="20.61911" calcext:value-type="float">
            <text:p>20.619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12072007" calcext:value-type="float">
            <text:p>12072007</text:p>
          </table:table-cell>
          <table:table-cell office:value-type="float" office:value="24.92424" calcext:value-type="float">
            <text:p>24.92424</text:p>
          </table:table-cell>
          <table:table-cell office:value-type="float" office:value="26.57" calcext:value-type="float">
            <text:p>26.57</text:p>
          </table:table-cell>
          <table:table-cell office:value-type="float" office:value="18.39" calcext:value-type="float">
            <text:p>18.39</text:p>
          </table:table-cell>
          <table:table-cell office:value-type="float" office:value="1.882518" calcext:value-type="float">
            <text:p>1.882518</text:p>
          </table:table-cell>
          <table:table-cell office:value-type="float" office:value="1.3845" calcext:value-type="float">
            <text:p>1.3845</text:p>
          </table:table-cell>
          <table:table-cell office:value-type="float" office:value="270.576" calcext:value-type="float">
            <text:p>270.576</text:p>
          </table:table-cell>
          <table:table-cell office:value-type="float" office:value="0" calcext:value-type="float">
            <text:p>0</text:p>
          </table:table-cell>
          <table:table-cell office:value-type="float" office:value="36.96167" calcext:value-type="float">
            <text:p>36.96167</text:p>
          </table:table-cell>
          <table:table-cell office:value-type="float" office:value="20.20432" calcext:value-type="float">
            <text:p>20.20432</text:p>
          </table:table-cell>
          <table:table-cell office:value-type="float" office:value="31.16568" calcext:value-type="float">
            <text:p>31.16568</text:p>
          </table:table-cell>
          <table:table-cell office:value-type="float" office:value="21.79916" calcext:value-type="float">
            <text:p>21.79916</text:p>
          </table:table-cell>
          <table:table-cell office:value-type="float" office:value="28.97919" calcext:value-type="float">
            <text:p>28.97919</text:p>
          </table:table-cell>
          <table:table-cell office:value-type="float" office:value="22.61893" calcext:value-type="float">
            <text:p>22.61893</text:p>
          </table:table-cell>
          <table:table-cell office:value-type="float" office:value="27.31018" calcext:value-type="float">
            <text:p>27.31018</text:p>
          </table:table-cell>
          <table:table-cell office:value-type="float" office:value="23.2225" calcext:value-type="float">
            <text:p>23.2225</text:p>
          </table:table-cell>
          <table:table-cell office:value-type="float" office:value="26.2966" calcext:value-type="float">
            <text:p>26.2966</text:p>
          </table:table-cell>
          <table:table-cell office:value-type="float" office:value="23.5741" calcext:value-type="float">
            <text:p>23.5741</text:p>
          </table:table-cell>
          <table:table-cell office:value-type="float" office:value="25.36035" calcext:value-type="float">
            <text:p>25.36035</text:p>
          </table:table-cell>
          <table:table-cell office:value-type="float" office:value="23.87775" calcext:value-type="float">
            <text:p>23.87775</text:p>
          </table:table-cell>
          <table:table-cell office:value-type="float" office:value="24.72839" calcext:value-type="float">
            <text:p>24.72839</text:p>
          </table:table-cell>
          <table:table-cell office:value-type="float" office:value="23.94879" calcext:value-type="float">
            <text:p>23.94879</text:p>
          </table:table-cell>
          <table:table-cell office:value-type="float" office:value="24.20752" calcext:value-type="float">
            <text:p>24.20752</text:p>
          </table:table-cell>
          <table:table-cell office:value-type="float" office:value="23.81384" calcext:value-type="float">
            <text:p>23.81384</text:p>
          </table:table-cell>
          <table:table-cell office:value-type="float" office:value="22.88788" calcext:value-type="float">
            <text:p>22.88788</text:p>
          </table:table-cell>
          <table:table-cell office:value-type="float" office:value="22.71533" calcext:value-type="float">
            <text:p>22.71533</text:p>
          </table:table-cell>
          <table:table-cell office:value-type="float" office:value="20.85837" calcext:value-type="float">
            <text:p>20.85837</text:p>
          </table:table-cell>
          <table:table-cell office:value-type="float" office:value="20.81067" calcext:value-type="float">
            <text:p>20.81067</text:p>
          </table:table-cell>
          <table:table-cell office:value-type="float" office:value="19.19766" calcext:value-type="float">
            <text:p>19.19766</text:p>
          </table:table-cell>
          <table:table-cell office:value-type="float" office:value="19.10339" calcext:value-type="float">
            <text:p>19.10339</text:p>
          </table:table-cell>
          <table:table-cell office:value-type="float" office:value="17.77863" calcext:value-type="float">
            <text:p>17.77863</text:p>
          </table:table-cell>
          <table:table-cell office:value-type="float" office:value="17.67734" calcext:value-type="float">
            <text:p>17.67734</text:p>
          </table:table-cell>
          <table:table-cell office:value-type="float" office:value="16.59305" calcext:value-type="float">
            <text:p>16.59305</text:p>
          </table:table-cell>
          <table:table-cell office:value-type="float" office:value="16.49405" calcext:value-type="float">
            <text:p>16.49405</text:p>
          </table:table-cell>
          <table:table-cell office:value-type="float" office:value="15.83844" calcext:value-type="float">
            <text:p>15.83844</text:p>
          </table:table-cell>
          <table:table-cell office:value-type="float" office:value="15.74329" calcext:value-type="float">
            <text:p>15.74329</text:p>
          </table:table-cell>
          <table:table-cell office:value-type="float" office:value="36.96164" calcext:value-type="float">
            <text:p>36.96164</text:p>
          </table:table-cell>
          <table:table-cell office:value-type="float" office:value="20.20432" calcext:value-type="float">
            <text:p>20.204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13072007" calcext:value-type="float">
            <text:p>13072007</text:p>
          </table:table-cell>
          <table:table-cell office:value-type="float" office:value="26.7858" calcext:value-type="float">
            <text:p>26.7858</text:p>
          </table:table-cell>
          <table:table-cell office:value-type="float" office:value="27.52" calcext:value-type="float">
            <text:p>27.52</text:p>
          </table:table-cell>
          <table:table-cell office:value-type="float" office:value="15.46" calcext:value-type="float">
            <text:p>15.46</text:p>
          </table:table-cell>
          <table:table-cell office:value-type="float" office:value="1.739841" calcext:value-type="float">
            <text:p>1.739841</text:p>
          </table:table-cell>
          <table:table-cell office:value-type="float" office:value="1.338379" calcext:value-type="float">
            <text:p>1.338379</text:p>
          </table:table-cell>
          <table:table-cell office:value-type="float" office:value="123.588" calcext:value-type="float">
            <text:p>123.588</text:p>
          </table:table-cell>
          <table:table-cell office:value-type="float" office:value="0" calcext:value-type="float">
            <text:p>0</text:p>
          </table:table-cell>
          <table:table-cell office:value-type="float" office:value="37.36713" calcext:value-type="float">
            <text:p>37.36713</text:p>
          </table:table-cell>
          <table:table-cell office:value-type="float" office:value="17.49667" calcext:value-type="float">
            <text:p>17.49667</text:p>
          </table:table-cell>
          <table:table-cell office:value-type="float" office:value="30.99066" calcext:value-type="float">
            <text:p>30.99066</text:p>
          </table:table-cell>
          <table:table-cell office:value-type="float" office:value="20.11972" calcext:value-type="float">
            <text:p>20.11972</text:p>
          </table:table-cell>
          <table:table-cell office:value-type="float" office:value="28.80042" calcext:value-type="float">
            <text:p>28.80042</text:p>
          </table:table-cell>
          <table:table-cell office:value-type="float" office:value="21.6228" calcext:value-type="float">
            <text:p>21.6228</text:p>
          </table:table-cell>
          <table:table-cell office:value-type="float" office:value="27.20856" calcext:value-type="float">
            <text:p>27.20856</text:p>
          </table:table-cell>
          <table:table-cell office:value-type="float" office:value="22.71384" calcext:value-type="float">
            <text:p>22.71384</text:p>
          </table:table-cell>
          <table:table-cell office:value-type="float" office:value="26.21823" calcext:value-type="float">
            <text:p>26.21823</text:p>
          </table:table-cell>
          <table:table-cell office:value-type="float" office:value="23.30917" calcext:value-type="float">
            <text:p>23.30917</text:p>
          </table:table-cell>
          <table:table-cell office:value-type="float" office:value="25.29233" calcext:value-type="float">
            <text:p>25.29233</text:p>
          </table:table-cell>
          <table:table-cell office:value-type="float" office:value="23.76389" calcext:value-type="float">
            <text:p>23.76389</text:p>
          </table:table-cell>
          <table:table-cell office:value-type="float" office:value="24.72339" calcext:value-type="float">
            <text:p>24.72339</text:p>
          </table:table-cell>
          <table:table-cell office:value-type="float" office:value="23.83588" calcext:value-type="float">
            <text:p>23.83588</text:p>
          </table:table-cell>
          <table:table-cell office:value-type="float" office:value="23.88687" calcext:value-type="float">
            <text:p>23.88687</text:p>
          </table:table-cell>
          <table:table-cell office:value-type="float" office:value="23.67224" calcext:value-type="float">
            <text:p>23.67224</text:p>
          </table:table-cell>
          <table:table-cell office:value-type="float" office:value="22.71393" calcext:value-type="float">
            <text:p>22.71393</text:p>
          </table:table-cell>
          <table:table-cell office:value-type="float" office:value="22.59158" calcext:value-type="float">
            <text:p>22.59158</text:p>
          </table:table-cell>
          <table:table-cell office:value-type="float" office:value="20.87219" calcext:value-type="float">
            <text:p>20.87219</text:p>
          </table:table-cell>
          <table:table-cell office:value-type="float" office:value="20.85858" calcext:value-type="float">
            <text:p>20.85858</text:p>
          </table:table-cell>
          <table:table-cell office:value-type="float" office:value="19.27426" calcext:value-type="float">
            <text:p>19.27426</text:p>
          </table:table-cell>
          <table:table-cell office:value-type="float" office:value="19.19858" calcext:value-type="float">
            <text:p>19.19858</text:p>
          </table:table-cell>
          <table:table-cell office:value-type="float" office:value="17.87631" calcext:value-type="float">
            <text:p>17.87631</text:p>
          </table:table-cell>
          <table:table-cell office:value-type="float" office:value="17.77966" calcext:value-type="float">
            <text:p>17.77966</text:p>
          </table:table-cell>
          <table:table-cell office:value-type="float" office:value="16.69214" calcext:value-type="float">
            <text:p>16.69214</text:p>
          </table:table-cell>
          <table:table-cell office:value-type="float" office:value="16.59406" calcext:value-type="float">
            <text:p>16.59406</text:p>
          </table:table-cell>
          <table:table-cell office:value-type="float" office:value="15.93399" calcext:value-type="float">
            <text:p>15.93399</text:p>
          </table:table-cell>
          <table:table-cell office:value-type="float" office:value="15.83945" calcext:value-type="float">
            <text:p>15.83945</text:p>
          </table:table-cell>
          <table:table-cell office:value-type="float" office:value="37.3671" calcext:value-type="float">
            <text:p>37.3671</text:p>
          </table:table-cell>
          <table:table-cell office:value-type="float" office:value="17.4967" calcext:value-type="float">
            <text:p>17.49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4072007" calcext:value-type="float">
            <text:p>14072007</text:p>
          </table:table-cell>
          <table:table-cell office:value-type="float" office:value="27.27326" calcext:value-type="float">
            <text:p>27.27326</text:p>
          </table:table-cell>
          <table:table-cell office:value-type="float" office:value="28.15" calcext:value-type="float">
            <text:p>28.15</text:p>
          </table:table-cell>
          <table:table-cell office:value-type="float" office:value="16.51" calcext:value-type="float">
            <text:p>16.51</text:p>
          </table:table-cell>
          <table:table-cell office:value-type="float" office:value="1.794641" calcext:value-type="float">
            <text:p>1.794641</text:p>
          </table:table-cell>
          <table:table-cell office:value-type="float" office:value="1.406904" calcext:value-type="float">
            <text:p>1.406904</text:p>
          </table:table-cell>
          <table:table-cell office:value-type="float" office:value="183.708" calcext:value-type="float">
            <text:p>183.708</text:p>
          </table:table-cell>
          <table:table-cell office:value-type="float" office:value="0" calcext:value-type="float">
            <text:p>0</text:p>
          </table:table-cell>
          <table:table-cell office:value-type="float" office:value="37.5903" calcext:value-type="float">
            <text:p>37.5903</text:p>
          </table:table-cell>
          <table:table-cell office:value-type="float" office:value="18.168" calcext:value-type="float">
            <text:p>18.168</text:p>
          </table:table-cell>
          <table:table-cell office:value-type="float" office:value="32.28009" calcext:value-type="float">
            <text:p>32.28009</text:p>
          </table:table-cell>
          <table:table-cell office:value-type="float" office:value="20.60004" calcext:value-type="float">
            <text:p>20.60004</text:p>
          </table:table-cell>
          <table:table-cell office:value-type="float" office:value="29.75336" calcext:value-type="float">
            <text:p>29.75336</text:p>
          </table:table-cell>
          <table:table-cell office:value-type="float" office:value="21.95941" calcext:value-type="float">
            <text:p>21.95941</text:p>
          </table:table-cell>
          <table:table-cell office:value-type="float" office:value="27.80368" calcext:value-type="float">
            <text:p>27.80368</text:p>
          </table:table-cell>
          <table:table-cell office:value-type="float" office:value="22.92358" calcext:value-type="float">
            <text:p>22.92358</text:p>
          </table:table-cell>
          <table:table-cell office:value-type="float" office:value="26.61713" calcext:value-type="float">
            <text:p>26.61713</text:p>
          </table:table-cell>
          <table:table-cell office:value-type="float" office:value="23.43591" calcext:value-type="float">
            <text:p>23.43591</text:p>
          </table:table-cell>
          <table:table-cell office:value-type="float" office:value="25.52408" calcext:value-type="float">
            <text:p>25.52408</text:p>
          </table:table-cell>
          <table:table-cell office:value-type="float" office:value="23.81451" calcext:value-type="float">
            <text:p>23.81451</text:p>
          </table:table-cell>
          <table:table-cell office:value-type="float" office:value="24.75998" calcext:value-type="float">
            <text:p>24.75998</text:p>
          </table:table-cell>
          <table:table-cell office:value-type="float" office:value="23.82849" calcext:value-type="float">
            <text:p>23.82849</text:p>
          </table:table-cell>
          <table:table-cell office:value-type="float" office:value="23.76794" calcext:value-type="float">
            <text:p>23.76794</text:p>
          </table:table-cell>
          <table:table-cell office:value-type="float" office:value="23.60229" calcext:value-type="float">
            <text:p>23.60229</text:p>
          </table:table-cell>
          <table:table-cell office:value-type="float" office:value="22.59064" calcext:value-type="float">
            <text:p>22.59064</text:p>
          </table:table-cell>
          <table:table-cell office:value-type="float" office:value="22.51257" calcext:value-type="float">
            <text:p>22.51257</text:p>
          </table:table-cell>
          <table:table-cell office:value-type="float" office:value="20.87485" calcext:value-type="float">
            <text:p>20.87485</text:p>
          </table:table-cell>
          <table:table-cell office:value-type="float" office:value="20.87222" calcext:value-type="float">
            <text:p>20.87222</text:p>
          </table:table-cell>
          <table:table-cell office:value-type="float" office:value="19.33557" calcext:value-type="float">
            <text:p>19.33557</text:p>
          </table:table-cell>
          <table:table-cell office:value-type="float" office:value="19.27496" calcext:value-type="float">
            <text:p>19.27496</text:p>
          </table:table-cell>
          <table:table-cell office:value-type="float" office:value="17.96686" calcext:value-type="float">
            <text:p>17.96686</text:p>
          </table:table-cell>
          <table:table-cell office:value-type="float" office:value="17.87729" calcext:value-type="float">
            <text:p>17.87729</text:p>
          </table:table-cell>
          <table:table-cell office:value-type="float" office:value="16.78891" calcext:value-type="float">
            <text:p>16.78891</text:p>
          </table:table-cell>
          <table:table-cell office:value-type="float" office:value="16.69318" calcext:value-type="float">
            <text:p>16.69318</text:p>
          </table:table-cell>
          <table:table-cell office:value-type="float" office:value="16.0278" calcext:value-type="float">
            <text:p>16.0278</text:p>
          </table:table-cell>
          <table:table-cell office:value-type="float" office:value="15.93497" calcext:value-type="float">
            <text:p>15.93497</text:p>
          </table:table-cell>
          <table:table-cell office:value-type="float" office:value="37.59027" calcext:value-type="float">
            <text:p>37.59027</text:p>
          </table:table-cell>
          <table:table-cell office:value-type="float" office:value="18.16803" calcext:value-type="float">
            <text:p>18.168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5072007" calcext:value-type="float">
            <text:p>15072007</text:p>
          </table:table-cell>
          <table:table-cell office:value-type="float" office:value="12.06973" calcext:value-type="float">
            <text:p>12.06973</text:p>
          </table:table-cell>
          <table:table-cell office:value-type="float" office:value="26.33" calcext:value-type="float">
            <text:p>26.33</text:p>
          </table:table-cell>
          <table:table-cell office:value-type="float" office:value="17.77" calcext:value-type="float">
            <text:p>17.77</text:p>
          </table:table-cell>
          <table:table-cell office:value-type="float" office:value="2.072272" calcext:value-type="float">
            <text:p>2.072272</text:p>
          </table:table-cell>
          <table:table-cell office:value-type="float" office:value="1.64497" calcext:value-type="float">
            <text:p>1.64497</text:p>
          </table:table-cell>
          <table:table-cell office:value-type="float" office:value="241.164" calcext:value-type="float">
            <text:p>241.164</text:p>
          </table:table-cell>
          <table:table-cell office:value-type="float" office:value="0" calcext:value-type="float">
            <text:p>0</text:p>
          </table:table-cell>
          <table:table-cell office:value-type="float" office:value="29.0881" calcext:value-type="float">
            <text:p>29.0881</text:p>
          </table:table-cell>
          <table:table-cell office:value-type="float" office:value="19.30841" calcext:value-type="float">
            <text:p>19.30841</text:p>
          </table:table-cell>
          <table:table-cell office:value-type="float" office:value="27.07242" calcext:value-type="float">
            <text:p>27.07242</text:p>
          </table:table-cell>
          <table:table-cell office:value-type="float" office:value="21.39212" calcext:value-type="float">
            <text:p>21.39212</text:p>
          </table:table-cell>
          <table:table-cell office:value-type="float" office:value="26.07614" calcext:value-type="float">
            <text:p>26.07614</text:p>
          </table:table-cell>
          <table:table-cell office:value-type="float" office:value="22.5466" calcext:value-type="float">
            <text:p>22.5466</text:p>
          </table:table-cell>
          <table:table-cell office:value-type="float" office:value="25.51822" calcext:value-type="float">
            <text:p>25.51822</text:p>
          </table:table-cell>
          <table:table-cell office:value-type="float" office:value="23.34772" calcext:value-type="float">
            <text:p>23.34772</text:p>
          </table:table-cell>
          <table:table-cell office:value-type="float" office:value="25.55838" calcext:value-type="float">
            <text:p>25.55838</text:p>
          </table:table-cell>
          <table:table-cell office:value-type="float" office:value="23.74902" calcext:value-type="float">
            <text:p>23.74902</text:p>
          </table:table-cell>
          <table:table-cell office:value-type="float" office:value="25.37759" calcext:value-type="float">
            <text:p>25.37759</text:p>
          </table:table-cell>
          <table:table-cell office:value-type="float" office:value="23.97147" calcext:value-type="float">
            <text:p>23.97147</text:p>
          </table:table-cell>
          <table:table-cell office:value-type="float" office:value="24.75827" calcext:value-type="float">
            <text:p>24.75827</text:p>
          </table:table-cell>
          <table:table-cell office:value-type="float" office:value="23.8873" calcext:value-type="float">
            <text:p>23.8873</text:p>
          </table:table-cell>
          <table:table-cell office:value-type="float" office:value="23.76331" calcext:value-type="float">
            <text:p>23.76331</text:p>
          </table:table-cell>
          <table:table-cell office:value-type="float" office:value="23.55157" calcext:value-type="float">
            <text:p>23.55157</text:p>
          </table:table-cell>
          <table:table-cell office:value-type="float" office:value="22.51218" calcext:value-type="float">
            <text:p>22.51218</text:p>
          </table:table-cell>
          <table:table-cell office:value-type="float" office:value="22.47028" calcext:value-type="float">
            <text:p>22.47028</text:p>
          </table:table-cell>
          <table:table-cell office:value-type="float" office:value="20.87711" calcext:value-type="float">
            <text:p>20.87711</text:p>
          </table:table-cell>
          <table:table-cell office:value-type="float" office:value="20.87457" calcext:value-type="float">
            <text:p>20.87457</text:p>
          </table:table-cell>
          <table:table-cell office:value-type="float" office:value="19.38675" calcext:value-type="float">
            <text:p>19.38675</text:p>
          </table:table-cell>
          <table:table-cell office:value-type="float" office:value="19.33615" calcext:value-type="float">
            <text:p>19.33615</text:p>
          </table:table-cell>
          <table:table-cell office:value-type="float" office:value="18.05014" calcext:value-type="float">
            <text:p>18.05014</text:p>
          </table:table-cell>
          <table:table-cell office:value-type="float" office:value="17.96777" calcext:value-type="float">
            <text:p>17.96777</text:p>
          </table:table-cell>
          <table:table-cell office:value-type="float" office:value="16.88287" calcext:value-type="float">
            <text:p>16.88287</text:p>
          </table:table-cell>
          <table:table-cell office:value-type="float" office:value="16.78986" calcext:value-type="float">
            <text:p>16.78986</text:p>
          </table:table-cell>
          <table:table-cell office:value-type="float" office:value="16.12064" calcext:value-type="float">
            <text:p>16.12064</text:p>
          </table:table-cell>
          <table:table-cell office:value-type="float" office:value="16.02878" calcext:value-type="float">
            <text:p>16.02878</text:p>
          </table:table-cell>
          <table:table-cell office:value-type="float" office:value="29.0881" calcext:value-type="float">
            <text:p>29.0881</text:p>
          </table:table-cell>
          <table:table-cell office:value-type="float" office:value="19.30841" calcext:value-type="float">
            <text:p>19.308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6072007" calcext:value-type="float">
            <text:p>16072007</text:p>
          </table:table-cell>
          <table:table-cell office:value-type="float" office:value="24.19956" calcext:value-type="float">
            <text:p>24.19956</text:p>
          </table:table-cell>
          <table:table-cell office:value-type="float" office:value="32.04" calcext:value-type="float">
            <text:p>32.04</text:p>
          </table:table-cell>
          <table:table-cell office:value-type="float" office:value="20.78" calcext:value-type="float">
            <text:p>20.78</text:p>
          </table:table-cell>
          <table:table-cell office:value-type="float" office:value="2.447637" calcext:value-type="float">
            <text:p>2.447637</text:p>
          </table:table-cell>
          <table:table-cell office:value-type="float" office:value="1.76326" calcext:value-type="float">
            <text:p>1.76326</text:p>
          </table:table-cell>
          <table:table-cell office:value-type="float" office:value="296.28" calcext:value-type="float">
            <text:p>296.28</text:p>
          </table:table-cell>
          <table:table-cell office:value-type="float" office:value="0" calcext:value-type="float">
            <text:p>0</text:p>
          </table:table-cell>
          <table:table-cell office:value-type="float" office:value="38.96851" calcext:value-type="float">
            <text:p>38.96851</text:p>
          </table:table-cell>
          <table:table-cell office:value-type="float" office:value="21.37622" calcext:value-type="float">
            <text:p>21.37622</text:p>
          </table:table-cell>
          <table:table-cell office:value-type="float" office:value="33.47809" calcext:value-type="float">
            <text:p>33.47809</text:p>
          </table:table-cell>
          <table:table-cell office:value-type="float" office:value="22.51318" calcext:value-type="float">
            <text:p>22.51318</text:p>
          </table:table-cell>
          <table:table-cell office:value-type="float" office:value="30.7435" calcext:value-type="float">
            <text:p>30.7435</text:p>
          </table:table-cell>
          <table:table-cell office:value-type="float" office:value="23.10324" calcext:value-type="float">
            <text:p>23.10324</text:p>
          </table:table-cell>
          <table:table-cell office:value-type="float" office:value="28.60846" calcext:value-type="float">
            <text:p>28.60846</text:p>
          </table:table-cell>
          <table:table-cell office:value-type="float" office:value="23.49472" calcext:value-type="float">
            <text:p>23.49472</text:p>
          </table:table-cell>
          <table:table-cell office:value-type="float" office:value="27.26462" calcext:value-type="float">
            <text:p>27.26462</text:p>
          </table:table-cell>
          <table:table-cell office:value-type="float" office:value="23.68216" calcext:value-type="float">
            <text:p>23.68216</text:p>
          </table:table-cell>
          <table:table-cell office:value-type="float" office:value="26.0025" calcext:value-type="float">
            <text:p>26.0025</text:p>
          </table:table-cell>
          <table:table-cell office:value-type="float" office:value="23.79471" calcext:value-type="float">
            <text:p>23.79471</text:p>
          </table:table-cell>
          <table:table-cell office:value-type="float" office:value="24.9917" calcext:value-type="float">
            <text:p>24.9917</text:p>
          </table:table-cell>
          <table:table-cell office:value-type="float" office:value="23.70694" calcext:value-type="float">
            <text:p>23.70694</text:p>
          </table:table-cell>
          <table:table-cell office:value-type="float" office:value="23.60349" calcext:value-type="float">
            <text:p>23.60349</text:p>
          </table:table-cell>
          <table:table-cell office:value-type="float" office:value="23.41394" calcext:value-type="float">
            <text:p>23.41394</text:p>
          </table:table-cell>
          <table:table-cell office:value-type="float" office:value="22.46951" calcext:value-type="float">
            <text:p>22.46951</text:p>
          </table:table-cell>
          <table:table-cell office:value-type="float" office:value="22.39899" calcext:value-type="float">
            <text:p>22.39899</text:p>
          </table:table-cell>
          <table:table-cell office:value-type="float" office:value="20.87741" calcext:value-type="float">
            <text:p>20.87741</text:p>
          </table:table-cell>
          <table:table-cell office:value-type="float" office:value="20.87473" calcext:value-type="float">
            <text:p>20.87473</text:p>
          </table:table-cell>
          <table:table-cell office:value-type="float" office:value="19.43182" calcext:value-type="float">
            <text:p>19.43182</text:p>
          </table:table-cell>
          <table:table-cell office:value-type="float" office:value="19.38727" calcext:value-type="float">
            <text:p>19.38727</text:p>
          </table:table-cell>
          <table:table-cell office:value-type="float" office:value="18.12698" calcext:value-type="float">
            <text:p>18.12698</text:p>
          </table:table-cell>
          <table:table-cell office:value-type="float" office:value="18.05099" calcext:value-type="float">
            <text:p>18.05099</text:p>
          </table:table-cell>
          <table:table-cell office:value-type="float" office:value="16.97305" calcext:value-type="float">
            <text:p>16.97305</text:p>
          </table:table-cell>
          <table:table-cell office:value-type="float" office:value="16.88385" calcext:value-type="float">
            <text:p>16.88385</text:p>
          </table:table-cell>
          <table:table-cell office:value-type="float" office:value="16.21155" calcext:value-type="float">
            <text:p>16.21155</text:p>
          </table:table-cell>
          <table:table-cell office:value-type="float" office:value="16.12158" calcext:value-type="float">
            <text:p>16.12158</text:p>
          </table:table-cell>
          <table:table-cell office:value-type="float" office:value="38.96848" calcext:value-type="float">
            <text:p>38.96848</text:p>
          </table:table-cell>
          <table:table-cell office:value-type="float" office:value="21.37622" calcext:value-type="float">
            <text:p>21.376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17072007" calcext:value-type="float">
            <text:p>17072007</text:p>
          </table:table-cell>
          <table:table-cell office:value-type="float" office:value="25.75368" calcext:value-type="float">
            <text:p>25.75368</text:p>
          </table:table-cell>
          <table:table-cell office:value-type="float" office:value="34.53" calcext:value-type="float">
            <text:p>34.53</text:p>
          </table:table-cell>
          <table:table-cell office:value-type="float" office:value="22.74" calcext:value-type="float">
            <text:p>22.74</text:p>
          </table:table-cell>
          <table:table-cell office:value-type="float" office:value="2.550622" calcext:value-type="float">
            <text:p>2.550622</text:p>
          </table:table-cell>
          <table:table-cell office:value-type="float" office:value="2.035474" calcext:value-type="float">
            <text:p>2.035474</text:p>
          </table:table-cell>
          <table:table-cell office:value-type="float" office:value="249.3" calcext:value-type="float">
            <text:p>249.3</text:p>
          </table:table-cell>
          <table:table-cell office:value-type="float" office:value="1.2" calcext:value-type="float">
            <text:p>1.2</text:p>
          </table:table-cell>
          <table:table-cell office:value-type="float" office:value="43.67764" calcext:value-type="float">
            <text:p>43.67764</text:p>
          </table:table-cell>
          <table:table-cell office:value-type="float" office:value="22.78827" calcext:value-type="float">
            <text:p>22.78827</text:p>
          </table:table-cell>
          <table:table-cell office:value-type="float" office:value="36.67267" calcext:value-type="float">
            <text:p>36.67267</text:p>
          </table:table-cell>
          <table:table-cell office:value-type="float" office:value="25.46136" calcext:value-type="float">
            <text:p>25.46136</text:p>
          </table:table-cell>
          <table:table-cell office:value-type="float" office:value="33.28961" calcext:value-type="float">
            <text:p>33.28961</text:p>
          </table:table-cell>
          <table:table-cell office:value-type="float" office:value="25.72458" calcext:value-type="float">
            <text:p>25.72458</text:p>
          </table:table-cell>
          <table:table-cell office:value-type="float" office:value="30.64471" calcext:value-type="float">
            <text:p>30.64471</text:p>
          </table:table-cell>
          <table:table-cell office:value-type="float" office:value="25.73093" calcext:value-type="float">
            <text:p>25.73093</text:p>
          </table:table-cell>
          <table:table-cell office:value-type="float" office:value="28.99283" calcext:value-type="float">
            <text:p>28.99283</text:p>
          </table:table-cell>
          <table:table-cell office:value-type="float" office:value="25.59711" calcext:value-type="float">
            <text:p>25.59711</text:p>
          </table:table-cell>
          <table:table-cell office:value-type="float" office:value="27.39557" calcext:value-type="float">
            <text:p>27.39557</text:p>
          </table:table-cell>
          <table:table-cell office:value-type="float" office:value="25.31152" calcext:value-type="float">
            <text:p>25.31152</text:p>
          </table:table-cell>
          <table:table-cell office:value-type="float" office:value="26.08929" calcext:value-type="float">
            <text:p>26.08929</text:p>
          </table:table-cell>
          <table:table-cell office:value-type="float" office:value="24.7789" calcext:value-type="float">
            <text:p>24.7789</text:p>
          </table:table-cell>
          <table:table-cell office:value-type="float" office:value="24.21307" calcext:value-type="float">
            <text:p>24.21307</text:p>
          </table:table-cell>
          <table:table-cell office:value-type="float" office:value="23.61209" calcext:value-type="float">
            <text:p>23.61209</text:p>
          </table:table-cell>
          <table:table-cell office:value-type="float" office:value="22.50021" calcext:value-type="float">
            <text:p>22.50021</text:p>
          </table:table-cell>
          <table:table-cell office:value-type="float" office:value="22.39914" calcext:value-type="float">
            <text:p>22.39914</text:p>
          </table:table-cell>
          <table:table-cell office:value-type="float" office:value="20.88602" calcext:value-type="float">
            <text:p>20.88602</text:p>
          </table:table-cell>
          <table:table-cell office:value-type="float" office:value="20.87421" calcext:value-type="float">
            <text:p>20.87421</text:p>
          </table:table-cell>
          <table:table-cell office:value-type="float" office:value="19.47272" calcext:value-type="float">
            <text:p>19.47272</text:p>
          </table:table-cell>
          <table:table-cell office:value-type="float" office:value="19.43222" calcext:value-type="float">
            <text:p>19.43222</text:p>
          </table:table-cell>
          <table:table-cell office:value-type="float" office:value="18.19815" calcext:value-type="float">
            <text:p>18.19815</text:p>
          </table:table-cell>
          <table:table-cell office:value-type="float" office:value="18.12772" calcext:value-type="float">
            <text:p>18.12772</text:p>
          </table:table-cell>
          <table:table-cell office:value-type="float" office:value="17.05954" calcext:value-type="float">
            <text:p>17.05954</text:p>
          </table:table-cell>
          <table:table-cell office:value-type="float" office:value="16.97397" calcext:value-type="float">
            <text:p>16.97397</text:p>
          </table:table-cell>
          <table:table-cell office:value-type="float" office:value="16.30008" calcext:value-type="float">
            <text:p>16.30008</text:p>
          </table:table-cell>
          <table:table-cell office:value-type="float" office:value="16.21246" calcext:value-type="float">
            <text:p>16.21246</text:p>
          </table:table-cell>
          <table:table-cell office:value-type="float" office:value="43.67761" calcext:value-type="float">
            <text:p>43.67761</text:p>
          </table:table-cell>
          <table:table-cell office:value-type="float" office:value="22.92426" calcext:value-type="float">
            <text:p>22.924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18072007" calcext:value-type="float">
            <text:p>18072007</text:p>
          </table:table-cell>
          <table:table-cell office:value-type="float" office:value="15.27372" calcext:value-type="float">
            <text:p>15.27372</text:p>
          </table:table-cell>
          <table:table-cell office:value-type="float" office:value="31.63" calcext:value-type="float">
            <text:p>31.63</text:p>
          </table:table-cell>
          <table:table-cell office:value-type="float" office:value="22.24" calcext:value-type="float">
            <text:p>22.24</text:p>
          </table:table-cell>
          <table:table-cell office:value-type="float" office:value="2.523522" calcext:value-type="float">
            <text:p>2.523522</text:p>
          </table:table-cell>
          <table:table-cell office:value-type="float" office:value="1.918778" calcext:value-type="float">
            <text:p>1.918778</text:p>
          </table:table-cell>
          <table:table-cell office:value-type="float" office:value="249.3" calcext:value-type="float">
            <text:p>249.3</text:p>
          </table:table-cell>
          <table:table-cell office:value-type="float" office:value="0" calcext:value-type="float">
            <text:p>0</text:p>
          </table:table-cell>
          <table:table-cell office:value-type="float" office:value="33.66507" calcext:value-type="float">
            <text:p>33.66507</text:p>
          </table:table-cell>
          <table:table-cell office:value-type="float" office:value="21.92932" calcext:value-type="float">
            <text:p>21.92932</text:p>
          </table:table-cell>
          <table:table-cell office:value-type="float" office:value="31.10614" calcext:value-type="float">
            <text:p>31.10614</text:p>
          </table:table-cell>
          <table:table-cell office:value-type="float" office:value="23.99893" calcext:value-type="float">
            <text:p>23.99893</text:p>
          </table:table-cell>
          <table:table-cell office:value-type="float" office:value="29.65552" calcext:value-type="float">
            <text:p>29.65552</text:p>
          </table:table-cell>
          <table:table-cell office:value-type="float" office:value="24.87482" calcext:value-type="float">
            <text:p>24.87482</text:p>
          </table:table-cell>
          <table:table-cell office:value-type="float" office:value="28.32001" calcext:value-type="float">
            <text:p>28.32001</text:p>
          </table:table-cell>
          <table:table-cell office:value-type="float" office:value="25.38147" calcext:value-type="float">
            <text:p>25.38147</text:p>
          </table:table-cell>
          <table:table-cell office:value-type="float" office:value="27.88202" calcext:value-type="float">
            <text:p>27.88202</text:p>
          </table:table-cell>
          <table:table-cell office:value-type="float" office:value="25.56277" calcext:value-type="float">
            <text:p>25.56277</text:p>
          </table:table-cell>
          <table:table-cell office:value-type="float" office:value="27.27496" calcext:value-type="float">
            <text:p>27.27496</text:p>
          </table:table-cell>
          <table:table-cell office:value-type="float" office:value="25.53418" calcext:value-type="float">
            <text:p>25.53418</text:p>
          </table:table-cell>
          <table:table-cell office:value-type="float" office:value="26.09341" calcext:value-type="float">
            <text:p>26.09341</text:p>
          </table:table-cell>
          <table:table-cell office:value-type="float" office:value="25.14178" calcext:value-type="float">
            <text:p>25.14178</text:p>
          </table:table-cell>
          <table:table-cell office:value-type="float" office:value="24.41611" calcext:value-type="float">
            <text:p>24.41611</text:p>
          </table:table-cell>
          <table:table-cell office:value-type="float" office:value="24.22409" calcext:value-type="float">
            <text:p>24.22409</text:p>
          </table:table-cell>
          <table:table-cell office:value-type="float" office:value="22.70087" calcext:value-type="float">
            <text:p>22.70087</text:p>
          </table:table-cell>
          <table:table-cell office:value-type="float" office:value="22.50241" calcext:value-type="float">
            <text:p>22.50241</text:p>
          </table:table-cell>
          <table:table-cell office:value-type="float" office:value="20.94138" calcext:value-type="float">
            <text:p>20.94138</text:p>
          </table:table-cell>
          <table:table-cell office:value-type="float" office:value="20.88638" calcext:value-type="float">
            <text:p>20.88638</text:p>
          </table:table-cell>
          <table:table-cell office:value-type="float" office:value="19.52063" calcext:value-type="float">
            <text:p>19.52063</text:p>
          </table:table-cell>
          <table:table-cell office:value-type="float" office:value="19.47314" calcext:value-type="float">
            <text:p>19.47314</text:p>
          </table:table-cell>
          <table:table-cell office:value-type="float" office:value="18.26608" calcext:value-type="float">
            <text:p>18.26608</text:p>
          </table:table-cell>
          <table:table-cell office:value-type="float" office:value="18.19885" calcext:value-type="float">
            <text:p>18.19885</text:p>
          </table:table-cell>
          <table:table-cell office:value-type="float" office:value="17.14246" calcext:value-type="float">
            <text:p>17.14246</text:p>
          </table:table-cell>
          <table:table-cell office:value-type="float" office:value="17.06042" calcext:value-type="float">
            <text:p>17.06042</text:p>
          </table:table-cell>
          <table:table-cell office:value-type="float" office:value="16.38589" calcext:value-type="float">
            <text:p>16.38589</text:p>
          </table:table-cell>
          <table:table-cell office:value-type="float" office:value="16.30099" calcext:value-type="float">
            <text:p>16.30099</text:p>
          </table:table-cell>
          <table:table-cell office:value-type="float" office:value="33.66507" calcext:value-type="float">
            <text:p>33.66507</text:p>
          </table:table-cell>
          <table:table-cell office:value-type="float" office:value="21.92932" calcext:value-type="float">
            <text:p>21.9293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9072007" calcext:value-type="float">
            <text:p>19072007</text:p>
          </table:table-cell>
          <table:table-cell office:value-type="float" office:value="19.4634" calcext:value-type="float">
            <text:p>19.4634</text:p>
          </table:table-cell>
          <table:table-cell office:value-type="float" office:value="29.33" calcext:value-type="float">
            <text:p>29.33</text:p>
          </table:table-cell>
          <table:table-cell office:value-type="float" office:value="21.77" calcext:value-type="float">
            <text:p>21.77</text:p>
          </table:table-cell>
          <table:table-cell office:value-type="float" office:value="2.523471" calcext:value-type="float">
            <text:p>2.523471</text:p>
          </table:table-cell>
          <table:table-cell office:value-type="float" office:value="1.882234" calcext:value-type="float">
            <text:p>1.882234</text:p>
          </table:table-cell>
          <table:table-cell office:value-type="float" office:value="272.664" calcext:value-type="float">
            <text:p>272.664</text:p>
          </table:table-cell>
          <table:table-cell office:value-type="float" office:value="0.9" calcext:value-type="float">
            <text:p>0.9</text:p>
          </table:table-cell>
          <table:table-cell office:value-type="float" office:value="37.37" calcext:value-type="float">
            <text:p>37.37</text:p>
          </table:table-cell>
          <table:table-cell office:value-type="float" office:value="23.04984" calcext:value-type="float">
            <text:p>23.04984</text:p>
          </table:table-cell>
          <table:table-cell office:value-type="float" office:value="31.40076" calcext:value-type="float">
            <text:p>31.40076</text:p>
          </table:table-cell>
          <table:table-cell office:value-type="float" office:value="24.38474" calcext:value-type="float">
            <text:p>24.38474</text:p>
          </table:table-cell>
          <table:table-cell office:value-type="float" office:value="29.70346" calcext:value-type="float">
            <text:p>29.70346</text:p>
          </table:table-cell>
          <table:table-cell office:value-type="float" office:value="24.97739" calcext:value-type="float">
            <text:p>24.97739</text:p>
          </table:table-cell>
          <table:table-cell office:value-type="float" office:value="28.33191" calcext:value-type="float">
            <text:p>28.33191</text:p>
          </table:table-cell>
          <table:table-cell office:value-type="float" office:value="25.34772" calcext:value-type="float">
            <text:p>25.34772</text:p>
          </table:table-cell>
          <table:table-cell office:value-type="float" office:value="27.40369" calcext:value-type="float">
            <text:p>27.40369</text:p>
          </table:table-cell>
          <table:table-cell office:value-type="float" office:value="25.45334" calcext:value-type="float">
            <text:p>25.45334</text:p>
          </table:table-cell>
          <table:table-cell office:value-type="float" office:value="26.44211" calcext:value-type="float">
            <text:p>26.44211</text:p>
          </table:table-cell>
          <table:table-cell office:value-type="float" office:value="25.4183" calcext:value-type="float">
            <text:p>25.4183</text:p>
          </table:table-cell>
          <table:table-cell office:value-type="float" office:value="25.64008" calcext:value-type="float">
            <text:p>25.64008</text:p>
          </table:table-cell>
          <table:table-cell office:value-type="float" office:value="25.08841" calcext:value-type="float">
            <text:p>25.08841</text:p>
          </table:table-cell>
          <table:table-cell office:value-type="float" office:value="24.46545" calcext:value-type="float">
            <text:p>24.46545</text:p>
          </table:table-cell>
          <table:table-cell office:value-type="float" office:value="24.39331" calcext:value-type="float">
            <text:p>24.39331</text:p>
          </table:table-cell>
          <table:table-cell office:value-type="float" office:value="22.82352" calcext:value-type="float">
            <text:p>22.82352</text:p>
          </table:table-cell>
          <table:table-cell office:value-type="float" office:value="22.70248" calcext:value-type="float">
            <text:p>22.70248</text:p>
          </table:table-cell>
          <table:table-cell office:value-type="float" office:value="21.01852" calcext:value-type="float">
            <text:p>21.01852</text:p>
          </table:table-cell>
          <table:table-cell office:value-type="float" office:value="20.94211" calcext:value-type="float">
            <text:p>20.94211</text:p>
          </table:table-cell>
          <table:table-cell office:value-type="float" office:value="19.58063" calcext:value-type="float">
            <text:p>19.58063</text:p>
          </table:table-cell>
          <table:table-cell office:value-type="float" office:value="19.52121" calcext:value-type="float">
            <text:p>19.52121</text:p>
          </table:table-cell>
          <table:table-cell office:value-type="float" office:value="18.3335" calcext:value-type="float">
            <text:p>18.3335</text:p>
          </table:table-cell>
          <table:table-cell office:value-type="float" office:value="18.26675" calcext:value-type="float">
            <text:p>18.26675</text:p>
          </table:table-cell>
          <table:table-cell office:value-type="float" office:value="17.22241" calcext:value-type="float">
            <text:p>17.22241</text:p>
          </table:table-cell>
          <table:table-cell office:value-type="float" office:value="17.14331" calcext:value-type="float">
            <text:p>17.14331</text:p>
          </table:table-cell>
          <table:table-cell office:value-type="float" office:value="16.46902" calcext:value-type="float">
            <text:p>16.46902</text:p>
          </table:table-cell>
          <table:table-cell office:value-type="float" office:value="16.38678" calcext:value-type="float">
            <text:p>16.38678</text:p>
          </table:table-cell>
          <table:table-cell office:value-type="float" office:value="37.36996" calcext:value-type="float">
            <text:p>37.36996</text:p>
          </table:table-cell>
          <table:table-cell office:value-type="float" office:value="23.04984" calcext:value-type="float">
            <text:p>23.04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0072007" calcext:value-type="float">
            <text:p>20072007</text:p>
          </table:table-cell>
          <table:table-cell office:value-type="float" office:value="15.41376" calcext:value-type="float">
            <text:p>15.41376</text:p>
          </table:table-cell>
          <table:table-cell office:value-type="float" office:value="32.26" calcext:value-type="float">
            <text:p>32.26</text:p>
          </table:table-cell>
          <table:table-cell office:value-type="float" office:value="23.47" calcext:value-type="float">
            <text:p>23.47</text:p>
          </table:table-cell>
          <table:table-cell office:value-type="float" office:value="2.719273" calcext:value-type="float">
            <text:p>2.719273</text:p>
          </table:table-cell>
          <table:table-cell office:value-type="float" office:value="2.192349" calcext:value-type="float">
            <text:p>2.192349</text:p>
          </table:table-cell>
          <table:table-cell office:value-type="float" office:value="202.068" calcext:value-type="float">
            <text:p>202.068</text:p>
          </table:table-cell>
          <table:table-cell office:value-type="float" office:value="0.2" calcext:value-type="float">
            <text:p>0.2</text:p>
          </table:table-cell>
          <table:table-cell office:value-type="float" office:value="36.43875" calcext:value-type="float">
            <text:p>36.43875</text:p>
          </table:table-cell>
          <table:table-cell office:value-type="float" office:value="23.77655" calcext:value-type="float">
            <text:p>23.77655</text:p>
          </table:table-cell>
          <table:table-cell office:value-type="float" office:value="32.04868" calcext:value-type="float">
            <text:p>32.04868</text:p>
          </table:table-cell>
          <table:table-cell office:value-type="float" office:value="24.83893" calcext:value-type="float">
            <text:p>24.83893</text:p>
          </table:table-cell>
          <table:table-cell office:value-type="float" office:value="30.12457" calcext:value-type="float">
            <text:p>30.12457</text:p>
          </table:table-cell>
          <table:table-cell office:value-type="float" office:value="25.3476" calcext:value-type="float">
            <text:p>25.3476</text:p>
          </table:table-cell>
          <table:table-cell office:value-type="float" office:value="28.63062" calcext:value-type="float">
            <text:p>28.63062</text:p>
          </table:table-cell>
          <table:table-cell office:value-type="float" office:value="25.59335" calcext:value-type="float">
            <text:p>25.59335</text:p>
          </table:table-cell>
          <table:table-cell office:value-type="float" office:value="27.64743" calcext:value-type="float">
            <text:p>27.64743</text:p>
          </table:table-cell>
          <table:table-cell office:value-type="float" office:value="25.63019" calcext:value-type="float">
            <text:p>25.63019</text:p>
          </table:table-cell>
          <table:table-cell office:value-type="float" office:value="26.64209" calcext:value-type="float">
            <text:p>26.64209</text:p>
          </table:table-cell>
          <table:table-cell office:value-type="float" office:value="25.51166" calcext:value-type="float">
            <text:p>25.51166</text:p>
          </table:table-cell>
          <table:table-cell office:value-type="float" office:value="25.77292" calcext:value-type="float">
            <text:p>25.77292</text:p>
          </table:table-cell>
          <table:table-cell office:value-type="float" office:value="25.14331" calcext:value-type="float">
            <text:p>25.14331</text:p>
          </table:table-cell>
          <table:table-cell office:value-type="float" office:value="24.51581" calcext:value-type="float">
            <text:p>24.51581</text:p>
          </table:table-cell>
          <table:table-cell office:value-type="float" office:value="24.43799" calcext:value-type="float">
            <text:p>24.43799</text:p>
          </table:table-cell>
          <table:table-cell office:value-type="float" office:value="22.91055" calcext:value-type="float">
            <text:p>22.91055</text:p>
          </table:table-cell>
          <table:table-cell office:value-type="float" office:value="22.82458" calcext:value-type="float">
            <text:p>22.82458</text:p>
          </table:table-cell>
          <table:table-cell office:value-type="float" office:value="21.0975" calcext:value-type="float">
            <text:p>21.0975</text:p>
          </table:table-cell>
          <table:table-cell office:value-type="float" office:value="21.01938" calcext:value-type="float">
            <text:p>21.01938</text:p>
          </table:table-cell>
          <table:table-cell office:value-type="float" office:value="19.6488" calcext:value-type="float">
            <text:p>19.6488</text:p>
          </table:table-cell>
          <table:table-cell office:value-type="float" office:value="19.5813" calcext:value-type="float">
            <text:p>19.5813</text:p>
          </table:table-cell>
          <table:table-cell office:value-type="float" office:value="18.40274" calcext:value-type="float">
            <text:p>18.40274</text:p>
          </table:table-cell>
          <table:table-cell office:value-type="float" office:value="18.3342" calcext:value-type="float">
            <text:p>18.3342</text:p>
          </table:table-cell>
          <table:table-cell office:value-type="float" office:value="17.30017" calcext:value-type="float">
            <text:p>17.30017</text:p>
          </table:table-cell>
          <table:table-cell office:value-type="float" office:value="17.22324" calcext:value-type="float">
            <text:p>17.22324</text:p>
          </table:table-cell>
          <table:table-cell office:value-type="float" office:value="16.54938" calcext:value-type="float">
            <text:p>16.54938</text:p>
          </table:table-cell>
          <table:table-cell office:value-type="float" office:value="16.46988" calcext:value-type="float">
            <text:p>16.46988</text:p>
          </table:table-cell>
          <table:table-cell office:value-type="float" office:value="36.43875" calcext:value-type="float">
            <text:p>36.43875</text:p>
          </table:table-cell>
          <table:table-cell office:value-type="float" office:value="23.77655" calcext:value-type="float">
            <text:p>23.77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21072007" calcext:value-type="float">
            <text:p>21072007</text:p>
          </table:table-cell>
          <table:table-cell office:value-type="float" office:value="27.34236" calcext:value-type="float">
            <text:p>27.34236</text:p>
          </table:table-cell>
          <table:table-cell office:value-type="float" office:value="34.61" calcext:value-type="float">
            <text:p>34.61</text:p>
          </table:table-cell>
          <table:table-cell office:value-type="float" office:value="22.9" calcext:value-type="float">
            <text:p>22.9</text:p>
          </table:table-cell>
          <table:table-cell office:value-type="float" office:value="2.834346" calcext:value-type="float">
            <text:p>2.834346</text:p>
          </table:table-cell>
          <table:table-cell office:value-type="float" office:value="2.077435" calcext:value-type="float">
            <text:p>2.077435</text:p>
          </table:table-cell>
          <table:table-cell office:value-type="float" office:value="218.592" calcext:value-type="float">
            <text:p>218.592</text:p>
          </table:table-cell>
          <table:table-cell office:value-type="float" office:value="0" calcext:value-type="float">
            <text:p>0</text:p>
          </table:table-cell>
          <table:table-cell office:value-type="float" office:value="43.64706" calcext:value-type="float">
            <text:p>43.64706</text:p>
          </table:table-cell>
          <table:table-cell office:value-type="float" office:value="23.50644" calcext:value-type="float">
            <text:p>23.50644</text:p>
          </table:table-cell>
          <table:table-cell office:value-type="float" office:value="36.89151" calcext:value-type="float">
            <text:p>36.89151</text:p>
          </table:table-cell>
          <table:table-cell office:value-type="float" office:value="24.94595" calcext:value-type="float">
            <text:p>24.94595</text:p>
          </table:table-cell>
          <table:table-cell office:value-type="float" office:value="33.69501" calcext:value-type="float">
            <text:p>33.69501</text:p>
          </table:table-cell>
          <table:table-cell office:value-type="float" office:value="25.57602" calcext:value-type="float">
            <text:p>25.57602</text:p>
          </table:table-cell>
          <table:table-cell office:value-type="float" office:value="31.16699" calcext:value-type="float">
            <text:p>31.16699</text:p>
          </table:table-cell>
          <table:table-cell office:value-type="float" office:value="25.85675" calcext:value-type="float">
            <text:p>25.85675</text:p>
          </table:table-cell>
          <table:table-cell office:value-type="float" office:value="29.5752" calcext:value-type="float">
            <text:p>29.5752</text:p>
          </table:table-cell>
          <table:table-cell office:value-type="float" office:value="25.89664" calcext:value-type="float">
            <text:p>25.89664</text:p>
          </table:table-cell>
          <table:table-cell office:value-type="float" office:value="28.01559" calcext:value-type="float">
            <text:p>28.01559</text:p>
          </table:table-cell>
          <table:table-cell office:value-type="float" office:value="25.78372" calcext:value-type="float">
            <text:p>25.78372</text:p>
          </table:table-cell>
          <table:table-cell office:value-type="float" office:value="26.72455" calcext:value-type="float">
            <text:p>26.72455</text:p>
          </table:table-cell>
          <table:table-cell office:value-type="float" office:value="25.37561" calcext:value-type="float">
            <text:p>25.37561</text:p>
          </table:table-cell>
          <table:table-cell office:value-type="float" office:value="24.85645" calcext:value-type="float">
            <text:p>24.85645</text:p>
          </table:table-cell>
          <table:table-cell office:value-type="float" office:value="24.52023" calcext:value-type="float">
            <text:p>24.52023</text:p>
          </table:table-cell>
          <table:table-cell office:value-type="float" office:value="23.02039" calcext:value-type="float">
            <text:p>23.02039</text:p>
          </table:table-cell>
          <table:table-cell office:value-type="float" office:value="22.9115" calcext:value-type="float">
            <text:p>22.9115</text:p>
          </table:table-cell>
          <table:table-cell office:value-type="float" office:value="21.17715" calcext:value-type="float">
            <text:p>21.17715</text:p>
          </table:table-cell>
          <table:table-cell office:value-type="float" office:value="21.09827" calcext:value-type="float">
            <text:p>21.09827</text:p>
          </table:table-cell>
          <table:table-cell office:value-type="float" office:value="19.7207" calcext:value-type="float">
            <text:p>19.7207</text:p>
          </table:table-cell>
          <table:table-cell office:value-type="float" office:value="19.64954" calcext:value-type="float">
            <text:p>19.64954</text:p>
          </table:table-cell>
          <table:table-cell office:value-type="float" office:value="18.47382" calcext:value-type="float">
            <text:p>18.47382</text:p>
          </table:table-cell>
          <table:table-cell office:value-type="float" office:value="18.40347" calcext:value-type="float">
            <text:p>18.40347</text:p>
          </table:table-cell>
          <table:table-cell office:value-type="float" office:value="17.37671" calcext:value-type="float">
            <text:p>17.37671</text:p>
          </table:table-cell>
          <table:table-cell office:value-type="float" office:value="17.30096" calcext:value-type="float">
            <text:p>17.30096</text:p>
          </table:table-cell>
          <table:table-cell office:value-type="float" office:value="16.62732" calcext:value-type="float">
            <text:p>16.62732</text:p>
          </table:table-cell>
          <table:table-cell office:value-type="float" office:value="16.55023" calcext:value-type="float">
            <text:p>16.55023</text:p>
          </table:table-cell>
          <table:table-cell office:value-type="float" office:value="43.64706" calcext:value-type="float">
            <text:p>43.64706</text:p>
          </table:table-cell>
          <table:table-cell office:value-type="float" office:value="23.50644" calcext:value-type="float">
            <text:p>23.506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2072007" calcext:value-type="float">
            <text:p>22072007</text:p>
          </table:table-cell>
          <table:table-cell office:value-type="float" office:value="26.67384" calcext:value-type="float">
            <text:p>26.67384</text:p>
          </table:table-cell>
          <table:table-cell office:value-type="float" office:value="34.73" calcext:value-type="float">
            <text:p>34.73</text:p>
          </table:table-cell>
          <table:table-cell office:value-type="float" office:value="24.4" calcext:value-type="float">
            <text:p>24.4</text:p>
          </table:table-cell>
          <table:table-cell office:value-type="float" office:value="2.604989" calcext:value-type="float">
            <text:p>2.604989</text:p>
          </table:table-cell>
          <table:table-cell office:value-type="float" office:value="1.809403" calcext:value-type="float">
            <text:p>1.809403</text:p>
          </table:table-cell>
          <table:table-cell office:value-type="float" office:value="234.792" calcext:value-type="float">
            <text:p>234.792</text:p>
          </table:table-cell>
          <table:table-cell office:value-type="float" office:value="0.2" calcext:value-type="float">
            <text:p>0.2</text:p>
          </table:table-cell>
          <table:table-cell office:value-type="float" office:value="43.59085" calcext:value-type="float">
            <text:p>43.59085</text:p>
          </table:table-cell>
          <table:table-cell office:value-type="float" office:value="25.37479" calcext:value-type="float">
            <text:p>25.37479</text:p>
          </table:table-cell>
          <table:table-cell office:value-type="float" office:value="37.23059" calcext:value-type="float">
            <text:p>37.23059</text:p>
          </table:table-cell>
          <table:table-cell office:value-type="float" office:value="26.71454" calcext:value-type="float">
            <text:p>26.71454</text:p>
          </table:table-cell>
          <table:table-cell office:value-type="float" office:value="34.25153" calcext:value-type="float">
            <text:p>34.25153</text:p>
          </table:table-cell>
          <table:table-cell office:value-type="float" office:value="27.21564" calcext:value-type="float">
            <text:p>27.21564</text:p>
          </table:table-cell>
          <table:table-cell office:value-type="float" office:value="31.86029" calcext:value-type="float">
            <text:p>31.86029</text:p>
          </table:table-cell>
          <table:table-cell office:value-type="float" office:value="27.33463" calcext:value-type="float">
            <text:p>27.33463</text:p>
          </table:table-cell>
          <table:table-cell office:value-type="float" office:value="30.3157" calcext:value-type="float">
            <text:p>30.3157</text:p>
          </table:table-cell>
          <table:table-cell office:value-type="float" office:value="27.22971" calcext:value-type="float">
            <text:p>27.22971</text:p>
          </table:table-cell>
          <table:table-cell office:value-type="float" office:value="28.73953" calcext:value-type="float">
            <text:p>28.73953</text:p>
          </table:table-cell>
          <table:table-cell office:value-type="float" office:value="26.91824" calcext:value-type="float">
            <text:p>26.91824</text:p>
          </table:table-cell>
          <table:table-cell office:value-type="float" office:value="27.39035" calcext:value-type="float">
            <text:p>27.39035</text:p>
          </table:table-cell>
          <table:table-cell office:value-type="float" office:value="26.27084" calcext:value-type="float">
            <text:p>26.27084</text:p>
          </table:table-cell>
          <table:table-cell office:value-type="float" office:value="25.40485" calcext:value-type="float">
            <text:p>25.40485</text:p>
          </table:table-cell>
          <table:table-cell office:value-type="float" office:value="24.86667" calcext:value-type="float">
            <text:p>24.86667</text:p>
          </table:table-cell>
          <table:table-cell office:value-type="float" office:value="23.25128" calcext:value-type="float">
            <text:p>23.25128</text:p>
          </table:table-cell>
          <table:table-cell office:value-type="float" office:value="23.02237" calcext:value-type="float">
            <text:p>23.02237</text:p>
          </table:table-cell>
          <table:table-cell office:value-type="float" office:value="21.27658" calcext:value-type="float">
            <text:p>21.27658</text:p>
          </table:table-cell>
          <table:table-cell office:value-type="float" office:value="21.17804" calcext:value-type="float">
            <text:p>21.17804</text:p>
          </table:table-cell>
          <table:table-cell office:value-type="float" office:value="19.79749" calcext:value-type="float">
            <text:p>19.79749</text:p>
          </table:table-cell>
          <table:table-cell office:value-type="float" office:value="19.72147" calcext:value-type="float">
            <text:p>19.72147</text:p>
          </table:table-cell>
          <table:table-cell office:value-type="float" office:value="18.54654" calcext:value-type="float">
            <text:p>18.54654</text:p>
          </table:table-cell>
          <table:table-cell office:value-type="float" office:value="18.47458" calcext:value-type="float">
            <text:p>18.47458</text:p>
          </table:table-cell>
          <table:table-cell office:value-type="float" office:value="17.4519" calcext:value-type="float">
            <text:p>17.4519</text:p>
          </table:table-cell>
          <table:table-cell office:value-type="float" office:value="17.3775" calcext:value-type="float">
            <text:p>17.3775</text:p>
          </table:table-cell>
          <table:table-cell office:value-type="float" office:value="16.70242" calcext:value-type="float">
            <text:p>16.70242</text:p>
          </table:table-cell>
          <table:table-cell office:value-type="float" office:value="16.62811" calcext:value-type="float">
            <text:p>16.62811</text:p>
          </table:table-cell>
          <table:table-cell office:value-type="float" office:value="43.59085" calcext:value-type="float">
            <text:p>43.59085</text:p>
          </table:table-cell>
          <table:table-cell office:value-type="float" office:value="25.37479" calcext:value-type="float">
            <text:p>25.374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23072007" calcext:value-type="float">
            <text:p>23072007</text:p>
          </table:table-cell>
          <table:table-cell office:value-type="float" office:value="18.4734" calcext:value-type="float">
            <text:p>18.4734</text:p>
          </table:table-cell>
          <table:table-cell office:value-type="float" office:value="32.521" calcext:value-type="float">
            <text:p>32.521</text:p>
          </table:table-cell>
          <table:table-cell office:value-type="float" office:value="23.57" calcext:value-type="float">
            <text:p>23.57</text:p>
          </table:table-cell>
          <table:table-cell office:value-type="float" office:value="2.444176" calcext:value-type="float">
            <text:p>2.444176</text:p>
          </table:table-cell>
          <table:table-cell office:value-type="float" office:value="1.803149" calcext:value-type="float">
            <text:p>1.803149</text:p>
          </table:table-cell>
          <table:table-cell office:value-type="float" office:value="194.832" calcext:value-type="float">
            <text:p>194.832</text:p>
          </table:table-cell>
          <table:table-cell office:value-type="float" office:value="0.5" calcext:value-type="float">
            <text:p>0.5</text:p>
          </table:table-cell>
          <table:table-cell office:value-type="float" office:value="39.36786" calcext:value-type="float">
            <text:p>39.36786</text:p>
          </table:table-cell>
          <table:table-cell office:value-type="float" office:value="24.8313" calcext:value-type="float">
            <text:p>24.8313</text:p>
          </table:table-cell>
          <table:table-cell office:value-type="float" office:value="34.2735" calcext:value-type="float">
            <text:p>34.2735</text:p>
          </table:table-cell>
          <table:table-cell office:value-type="float" office:value="26.4422" calcext:value-type="float">
            <text:p>26.4422</text:p>
          </table:table-cell>
          <table:table-cell office:value-type="float" office:value="32.07098" calcext:value-type="float">
            <text:p>32.07098</text:p>
          </table:table-cell>
          <table:table-cell office:value-type="float" office:value="27.07758" calcext:value-type="float">
            <text:p>27.07758</text:p>
          </table:table-cell>
          <table:table-cell office:value-type="float" office:value="30.35516" calcext:value-type="float">
            <text:p>30.35516</text:p>
          </table:table-cell>
          <table:table-cell office:value-type="float" office:value="27.24905" calcext:value-type="float">
            <text:p>27.24905</text:p>
          </table:table-cell>
          <table:table-cell office:value-type="float" office:value="29.52972" calcext:value-type="float">
            <text:p>29.52972</text:p>
          </table:table-cell>
          <table:table-cell office:value-type="float" office:value="27.22675" calcext:value-type="float">
            <text:p>27.22675</text:p>
          </table:table-cell>
          <table:table-cell office:value-type="float" office:value="28.65973" calcext:value-type="float">
            <text:p>28.65973</text:p>
          </table:table-cell>
          <table:table-cell office:value-type="float" office:value="27.0401" calcext:value-type="float">
            <text:p>27.0401</text:p>
          </table:table-cell>
          <table:table-cell office:value-type="float" office:value="27.39777" calcext:value-type="float">
            <text:p>27.39777</text:p>
          </table:table-cell>
          <table:table-cell office:value-type="float" office:value="26.5329" calcext:value-type="float">
            <text:p>26.5329</text:p>
          </table:table-cell>
          <table:table-cell office:value-type="float" office:value="25.61063" calcext:value-type="float">
            <text:p>25.61063</text:p>
          </table:table-cell>
          <table:table-cell office:value-type="float" office:value="25.41437" calcext:value-type="float">
            <text:p>25.41437</text:p>
          </table:table-cell>
          <table:table-cell office:value-type="float" office:value="23.51141" calcext:value-type="float">
            <text:p>23.51141</text:p>
          </table:table-cell>
          <table:table-cell office:value-type="float" office:value="23.25427" calcext:value-type="float">
            <text:p>23.25427</text:p>
          </table:table-cell>
          <table:table-cell office:value-type="float" office:value="21.40744" calcext:value-type="float">
            <text:p>21.40744</text:p>
          </table:table-cell>
          <table:table-cell office:value-type="float" office:value="21.27774" calcext:value-type="float">
            <text:p>21.27774</text:p>
          </table:table-cell>
          <table:table-cell office:value-type="float" office:value="19.88571" calcext:value-type="float">
            <text:p>19.88571</text:p>
          </table:table-cell>
          <table:table-cell office:value-type="float" office:value="19.79834" calcext:value-type="float">
            <text:p>19.79834</text:p>
          </table:table-cell>
          <table:table-cell office:value-type="float" office:value="18.62195" calcext:value-type="float">
            <text:p>18.62195</text:p>
          </table:table-cell>
          <table:table-cell office:value-type="float" office:value="18.5473" calcext:value-type="float">
            <text:p>18.5473</text:p>
          </table:table-cell>
          <table:table-cell office:value-type="float" office:value="17.5264" calcext:value-type="float">
            <text:p>17.5264</text:p>
          </table:table-cell>
          <table:table-cell office:value-type="float" office:value="17.45267" calcext:value-type="float">
            <text:p>17.45267</text:p>
          </table:table-cell>
          <table:table-cell office:value-type="float" office:value="16.77637" calcext:value-type="float">
            <text:p>16.77637</text:p>
          </table:table-cell>
          <table:table-cell office:value-type="float" office:value="16.70322" calcext:value-type="float">
            <text:p>16.70322</text:p>
          </table:table-cell>
          <table:table-cell office:value-type="float" office:value="39.36783" calcext:value-type="float">
            <text:p>39.36783</text:p>
          </table:table-cell>
          <table:table-cell office:value-type="float" office:value="24.8313" calcext:value-type="float">
            <text:p>24.83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24072007" calcext:value-type="float">
            <text:p>24072007</text:p>
          </table:table-cell>
          <table:table-cell office:value-type="float" office:value="15.5142" calcext:value-type="float">
            <text:p>15.5142</text:p>
          </table:table-cell>
          <table:table-cell office:value-type="float" office:value="31.11" calcext:value-type="float">
            <text:p>31.11</text:p>
          </table:table-cell>
          <table:table-cell office:value-type="float" office:value="20.26" calcext:value-type="float">
            <text:p>20.26</text:p>
          </table:table-cell>
          <table:table-cell office:value-type="float" office:value="2.621501" calcext:value-type="float">
            <text:p>2.621501</text:p>
          </table:table-cell>
          <table:table-cell office:value-type="float" office:value="1.944857" calcext:value-type="float">
            <text:p>1.944857</text:p>
          </table:table-cell>
          <table:table-cell office:value-type="float" office:value="183.852" calcext:value-type="float">
            <text:p>183.852</text:p>
          </table:table-cell>
          <table:table-cell office:value-type="float" office:value="0" calcext:value-type="float">
            <text:p>0</text:p>
          </table:table-cell>
          <table:table-cell office:value-type="float" office:value="36.68234" calcext:value-type="float">
            <text:p>36.68234</text:p>
          </table:table-cell>
          <table:table-cell office:value-type="float" office:value="23.0152" calcext:value-type="float">
            <text:p>23.0152</text:p>
          </table:table-cell>
          <table:table-cell office:value-type="float" office:value="32.08591" calcext:value-type="float">
            <text:p>32.08591</text:p>
          </table:table-cell>
          <table:table-cell office:value-type="float" office:value="25.67383" calcext:value-type="float">
            <text:p>25.67383</text:p>
          </table:table-cell>
          <table:table-cell office:value-type="float" office:value="30.41132" calcext:value-type="float">
            <text:p>30.41132</text:p>
          </table:table-cell>
          <table:table-cell office:value-type="float" office:value="26.63831" calcext:value-type="float">
            <text:p>26.63831</text:p>
          </table:table-cell>
          <table:table-cell office:value-type="float" office:value="29.12604" calcext:value-type="float">
            <text:p>29.12604</text:p>
          </table:table-cell>
          <table:table-cell office:value-type="float" office:value="26.85553" calcext:value-type="float">
            <text:p>26.85553</text:p>
          </table:table-cell>
          <table:table-cell office:value-type="float" office:value="28.44199" calcext:value-type="float">
            <text:p>28.44199</text:p>
          </table:table-cell>
          <table:table-cell office:value-type="float" office:value="26.83093" calcext:value-type="float">
            <text:p>26.83093</text:p>
          </table:table-cell>
          <table:table-cell office:value-type="float" office:value="27.95847" calcext:value-type="float">
            <text:p>27.95847</text:p>
          </table:table-cell>
          <table:table-cell office:value-type="float" office:value="26.68964" calcext:value-type="float">
            <text:p>26.68964</text:p>
          </table:table-cell>
          <table:table-cell office:value-type="float" office:value="27.07617" calcext:value-type="float">
            <text:p>27.07617</text:p>
          </table:table-cell>
          <table:table-cell office:value-type="float" office:value="26.30286" calcext:value-type="float">
            <text:p>26.30286</text:p>
          </table:table-cell>
          <table:table-cell office:value-type="float" office:value="25.6571" calcext:value-type="float">
            <text:p>25.6571</text:p>
          </table:table-cell>
          <table:table-cell office:value-type="float" office:value="25.51135" calcext:value-type="float">
            <text:p>25.51135</text:p>
          </table:table-cell>
          <table:table-cell office:value-type="float" office:value="23.66284" calcext:value-type="float">
            <text:p>23.66284</text:p>
          </table:table-cell>
          <table:table-cell office:value-type="float" office:value="23.51358" calcext:value-type="float">
            <text:p>23.51358</text:p>
          </table:table-cell>
          <table:table-cell office:value-type="float" office:value="21.54535" calcext:value-type="float">
            <text:p>21.54535</text:p>
          </table:table-cell>
          <table:table-cell office:value-type="float" office:value="21.40897" calcext:value-type="float">
            <text:p>21.40897</text:p>
          </table:table-cell>
          <table:table-cell office:value-type="float" office:value="19.98486" calcext:value-type="float">
            <text:p>19.98486</text:p>
          </table:table-cell>
          <table:table-cell office:value-type="float" office:value="19.88672" calcext:value-type="float">
            <text:p>19.88672</text:p>
          </table:table-cell>
          <table:table-cell office:value-type="float" office:value="18.70166" calcext:value-type="float">
            <text:p>18.70166</text:p>
          </table:table-cell>
          <table:table-cell office:value-type="float" office:value="18.62277" calcext:value-type="float">
            <text:p>18.62277</text:p>
          </table:table-cell>
          <table:table-cell office:value-type="float" office:value="17.60129" calcext:value-type="float">
            <text:p>17.60129</text:p>
          </table:table-cell>
          <table:table-cell office:value-type="float" office:value="17.52719" calcext:value-type="float">
            <text:p>17.52719</text:p>
          </table:table-cell>
          <table:table-cell office:value-type="float" office:value="16.84964" calcext:value-type="float">
            <text:p>16.84964</text:p>
          </table:table-cell>
          <table:table-cell office:value-type="float" office:value="16.77713" calcext:value-type="float">
            <text:p>16.77713</text:p>
          </table:table-cell>
          <table:table-cell office:value-type="float" office:value="36.68231" calcext:value-type="float">
            <text:p>36.68231</text:p>
          </table:table-cell>
          <table:table-cell office:value-type="float" office:value="23.19348" calcext:value-type="float">
            <text:p>23.193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25072007" calcext:value-type="float">
            <text:p>25072007</text:p>
          </table:table-cell>
          <table:table-cell office:value-type="float" office:value="8.98524" calcext:value-type="float">
            <text:p>8.98524</text:p>
          </table:table-cell>
          <table:table-cell office:value-type="float" office:value="26.43" calcext:value-type="float">
            <text:p>26.43</text:p>
          </table:table-cell>
          <table:table-cell office:value-type="float" office:value="19.91" calcext:value-type="float">
            <text:p>19.91</text:p>
          </table:table-cell>
          <table:table-cell office:value-type="float" office:value="2.145751" calcext:value-type="float">
            <text:p>2.145751</text:p>
          </table:table-cell>
          <table:table-cell office:value-type="float" office:value="1.953973" calcext:value-type="float">
            <text:p>1.953973</text:p>
          </table:table-cell>
          <table:table-cell office:value-type="float" office:value="179.64" calcext:value-type="float">
            <text:p>179.64</text:p>
          </table:table-cell>
          <table:table-cell office:value-type="float" office:value="0" calcext:value-type="float">
            <text:p>0</text:p>
          </table:table-cell>
          <table:table-cell office:value-type="float" office:value="28.54391" calcext:value-type="float">
            <text:p>28.54391</text:p>
          </table:table-cell>
          <table:table-cell office:value-type="float" office:value="21.8093" calcext:value-type="float">
            <text:p>21.8093</text:p>
          </table:table-cell>
          <table:table-cell office:value-type="float" office:value="26.85904" calcext:value-type="float">
            <text:p>26.85904</text:p>
          </table:table-cell>
          <table:table-cell office:value-type="float" office:value="23.60324" calcext:value-type="float">
            <text:p>23.60324</text:p>
          </table:table-cell>
          <table:table-cell office:value-type="float" office:value="26.81271" calcext:value-type="float">
            <text:p>26.81271</text:p>
          </table:table-cell>
          <table:table-cell office:value-type="float" office:value="24.49063" calcext:value-type="float">
            <text:p>24.49063</text:p>
          </table:table-cell>
          <table:table-cell office:value-type="float" office:value="27.43439" calcext:value-type="float">
            <text:p>27.43439</text:p>
          </table:table-cell>
          <table:table-cell office:value-type="float" office:value="25.04898" calcext:value-type="float">
            <text:p>25.04898</text:p>
          </table:table-cell>
          <table:table-cell office:value-type="float" office:value="27.45932" calcext:value-type="float">
            <text:p>27.45932</text:p>
          </table:table-cell>
          <table:table-cell office:value-type="float" office:value="25.32666" calcext:value-type="float">
            <text:p>25.32666</text:p>
          </table:table-cell>
          <table:table-cell office:value-type="float" office:value="27.25925" calcext:value-type="float">
            <text:p>27.25925</text:p>
          </table:table-cell>
          <table:table-cell office:value-type="float" office:value="25.43454" calcext:value-type="float">
            <text:p>25.43454</text:p>
          </table:table-cell>
          <table:table-cell office:value-type="float" office:value="26.64017" calcext:value-type="float">
            <text:p>26.64017</text:p>
          </table:table-cell>
          <table:table-cell office:value-type="float" office:value="25.33801" calcext:value-type="float">
            <text:p>25.33801</text:p>
          </table:table-cell>
          <table:table-cell office:value-type="float" office:value="25.53146" calcext:value-type="float">
            <text:p>25.53146</text:p>
          </table:table-cell>
          <table:table-cell office:value-type="float" office:value="25.02692" calcext:value-type="float">
            <text:p>25.02692</text:p>
          </table:table-cell>
          <table:table-cell office:value-type="float" office:value="23.69897" calcext:value-type="float">
            <text:p>23.69897</text:p>
          </table:table-cell>
          <table:table-cell office:value-type="float" office:value="23.66385" calcext:value-type="float">
            <text:p>23.66385</text:p>
          </table:table-cell>
          <table:table-cell office:value-type="float" office:value="21.66241" calcext:value-type="float">
            <text:p>21.66241</text:p>
          </table:table-cell>
          <table:table-cell office:value-type="float" office:value="21.54675" calcext:value-type="float">
            <text:p>21.54675</text:p>
          </table:table-cell>
          <table:table-cell office:value-type="float" office:value="20.08774" calcext:value-type="float">
            <text:p>20.08774</text:p>
          </table:table-cell>
          <table:table-cell office:value-type="float" office:value="19.9859" calcext:value-type="float">
            <text:p>19.9859</text:p>
          </table:table-cell>
          <table:table-cell office:value-type="float" office:value="18.78558" calcext:value-type="float">
            <text:p>18.78558</text:p>
          </table:table-cell>
          <table:table-cell office:value-type="float" office:value="18.70255" calcext:value-type="float">
            <text:p>18.70255</text:p>
          </table:table-cell>
          <table:table-cell office:value-type="float" office:value="17.67719" calcext:value-type="float">
            <text:p>17.67719</text:p>
          </table:table-cell>
          <table:table-cell office:value-type="float" office:value="17.60208" calcext:value-type="float">
            <text:p>17.60208</text:p>
          </table:table-cell>
          <table:table-cell office:value-type="float" office:value="16.9227" calcext:value-type="float">
            <text:p>16.9227</text:p>
          </table:table-cell>
          <table:table-cell office:value-type="float" office:value="16.8504" calcext:value-type="float">
            <text:p>16.8504</text:p>
          </table:table-cell>
          <table:table-cell office:value-type="float" office:value="28.54391" calcext:value-type="float">
            <text:p>28.54391</text:p>
          </table:table-cell>
          <table:table-cell office:value-type="float" office:value="21.8093" calcext:value-type="float">
            <text:p>21.80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6072007" calcext:value-type="float">
            <text:p>26072007</text:p>
          </table:table-cell>
          <table:table-cell office:value-type="float" office:value="8.4798" calcext:value-type="float">
            <text:p>8.4798</text:p>
          </table:table-cell>
          <table:table-cell office:value-type="float" office:value="25.69" calcext:value-type="float">
            <text:p>25.69</text:p>
          </table:table-cell>
          <table:table-cell office:value-type="float" office:value="20.44" calcext:value-type="float">
            <text:p>20.44</text:p>
          </table:table-cell>
          <table:table-cell office:value-type="float" office:value="2.161718" calcext:value-type="float">
            <text:p>2.161718</text:p>
          </table:table-cell>
          <table:table-cell office:value-type="float" office:value="2.020004" calcext:value-type="float">
            <text:p>2.020004</text:p>
          </table:table-cell>
          <table:table-cell office:value-type="float" office:value="255.024" calcext:value-type="float">
            <text:p>255.024</text:p>
          </table:table-cell>
          <table:table-cell office:value-type="float" office:value="0" calcext:value-type="float">
            <text:p>0</text:p>
          </table:table-cell>
          <table:table-cell office:value-type="float" office:value="28.61273" calcext:value-type="float">
            <text:p>28.61273</text:p>
          </table:table-cell>
          <table:table-cell office:value-type="float" office:value="21.45648" calcext:value-type="float">
            <text:p>21.45648</text:p>
          </table:table-cell>
          <table:table-cell office:value-type="float" office:value="26.07217" calcext:value-type="float">
            <text:p>26.07217</text:p>
          </table:table-cell>
          <table:table-cell office:value-type="float" office:value="22.70773" calcext:value-type="float">
            <text:p>22.70773</text:p>
          </table:table-cell>
          <table:table-cell office:value-type="float" office:value="25.50439" calcext:value-type="float">
            <text:p>25.50439</text:p>
          </table:table-cell>
          <table:table-cell office:value-type="float" office:value="23.43857" calcext:value-type="float">
            <text:p>23.43857</text:p>
          </table:table-cell>
          <table:table-cell office:value-type="float" office:value="25.12015" calcext:value-type="float">
            <text:p>25.12015</text:p>
          </table:table-cell>
          <table:table-cell office:value-type="float" office:value="23.9798" calcext:value-type="float">
            <text:p>23.9798</text:p>
          </table:table-cell>
          <table:table-cell office:value-type="float" office:value="25.31451" calcext:value-type="float">
            <text:p>25.31451</text:p>
          </table:table-cell>
          <table:table-cell office:value-type="float" office:value="24.25824" calcext:value-type="float">
            <text:p>24.25824</text:p>
          </table:table-cell>
          <table:table-cell office:value-type="float" office:value="25.43799" calcext:value-type="float">
            <text:p>25.43799</text:p>
          </table:table-cell>
          <table:table-cell office:value-type="float" office:value="24.45874" calcext:value-type="float">
            <text:p>24.45874</text:p>
          </table:table-cell>
          <table:table-cell office:value-type="float" office:value="25.33136" calcext:value-type="float">
            <text:p>25.33136</text:p>
          </table:table-cell>
          <table:table-cell office:value-type="float" office:value="24.5386" calcext:value-type="float">
            <text:p>24.5386</text:p>
          </table:table-cell>
          <table:table-cell office:value-type="float" office:value="25.02158" calcext:value-type="float">
            <text:p>25.02158</text:p>
          </table:table-cell>
          <table:table-cell office:value-type="float" office:value="24.41321" calcext:value-type="float">
            <text:p>24.41321</text:p>
          </table:table-cell>
          <table:table-cell office:value-type="float" office:value="23.67139" calcext:value-type="float">
            <text:p>23.67139</text:p>
          </table:table-cell>
          <table:table-cell office:value-type="float" office:value="23.50015" calcext:value-type="float">
            <text:p>23.50015</text:p>
          </table:table-cell>
          <table:table-cell office:value-type="float" office:value="21.72794" calcext:value-type="float">
            <text:p>21.72794</text:p>
          </table:table-cell>
          <table:table-cell office:value-type="float" office:value="21.66336" calcext:value-type="float">
            <text:p>21.66336</text:p>
          </table:table-cell>
          <table:table-cell office:value-type="float" office:value="20.18124" calcext:value-type="float">
            <text:p>20.18124</text:p>
          </table:table-cell>
          <table:table-cell office:value-type="float" office:value="20.08878" calcext:value-type="float">
            <text:p>20.08878</text:p>
          </table:table-cell>
          <table:table-cell office:value-type="float" office:value="18.87125" calcext:value-type="float">
            <text:p>18.87125</text:p>
          </table:table-cell>
          <table:table-cell office:value-type="float" office:value="18.78647" calcext:value-type="float">
            <text:p>18.78647</text:p>
          </table:table-cell>
          <table:table-cell office:value-type="float" office:value="17.75415" calcext:value-type="float">
            <text:p>17.75415</text:p>
          </table:table-cell>
          <table:table-cell office:value-type="float" office:value="17.67798" calcext:value-type="float">
            <text:p>17.67798</text:p>
          </table:table-cell>
          <table:table-cell office:value-type="float" office:value="16.99554" calcext:value-type="float">
            <text:p>16.99554</text:p>
          </table:table-cell>
          <table:table-cell office:value-type="float" office:value="16.92346" calcext:value-type="float">
            <text:p>16.92346</text:p>
          </table:table-cell>
          <table:table-cell office:value-type="float" office:value="28.61273" calcext:value-type="float">
            <text:p>28.61273</text:p>
          </table:table-cell>
          <table:table-cell office:value-type="float" office:value="21.45648" calcext:value-type="float">
            <text:p>21.456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27072007" calcext:value-type="float">
            <text:p>27072007</text:p>
          </table:table-cell>
          <table:table-cell office:value-type="float" office:value="10.84536" calcext:value-type="float">
            <text:p>10.84536</text:p>
          </table:table-cell>
          <table:table-cell office:value-type="float" office:value="27.61" calcext:value-type="float">
            <text:p>27.61</text:p>
          </table:table-cell>
          <table:table-cell office:value-type="float" office:value="20.41" calcext:value-type="float">
            <text:p>20.41</text:p>
          </table:table-cell>
          <table:table-cell office:value-type="float" office:value="2.510202" calcext:value-type="float">
            <text:p>2.510202</text:p>
          </table:table-cell>
          <table:table-cell office:value-type="float" office:value="2.016827" calcext:value-type="float">
            <text:p>2.016827</text:p>
          </table:table-cell>
          <table:table-cell office:value-type="float" office:value="246.168" calcext:value-type="float">
            <text:p>246.168</text:p>
          </table:table-cell>
          <table:table-cell office:value-type="float" office:value="1.2" calcext:value-type="float">
            <text:p>1.2</text:p>
          </table:table-cell>
          <table:table-cell office:value-type="float" office:value="28.66022" calcext:value-type="float">
            <text:p>28.66022</text:p>
          </table:table-cell>
          <table:table-cell office:value-type="float" office:value="21.09842" calcext:value-type="float">
            <text:p>21.09842</text:p>
          </table:table-cell>
          <table:table-cell office:value-type="float" office:value="26.57806" calcext:value-type="float">
            <text:p>26.57806</text:p>
          </table:table-cell>
          <table:table-cell office:value-type="float" office:value="22.11917" calcext:value-type="float">
            <text:p>22.11917</text:p>
          </table:table-cell>
          <table:table-cell office:value-type="float" office:value="25.72482" calcext:value-type="float">
            <text:p>25.72482</text:p>
          </table:table-cell>
          <table:table-cell office:value-type="float" office:value="22.72083" calcext:value-type="float">
            <text:p>22.72083</text:p>
          </table:table-cell>
          <table:table-cell office:value-type="float" office:value="25.12207" calcext:value-type="float">
            <text:p>25.12207</text:p>
          </table:table-cell>
          <table:table-cell office:value-type="float" office:value="23.23538" calcext:value-type="float">
            <text:p>23.23538</text:p>
          </table:table-cell>
          <table:table-cell office:value-type="float" office:value="24.76971" calcext:value-type="float">
            <text:p>24.76971</text:p>
          </table:table-cell>
          <table:table-cell office:value-type="float" office:value="23.5498" calcext:value-type="float">
            <text:p>23.5498</text:p>
          </table:table-cell>
          <table:table-cell office:value-type="float" office:value="24.6752" calcext:value-type="float">
            <text:p>24.6752</text:p>
          </table:table-cell>
          <table:table-cell office:value-type="float" office:value="23.82779" calcext:value-type="float">
            <text:p>23.82779</text:p>
          </table:table-cell>
          <table:table-cell office:value-type="float" office:value="24.59894" calcext:value-type="float">
            <text:p>24.59894</text:p>
          </table:table-cell>
          <table:table-cell office:value-type="float" office:value="23.96924" calcext:value-type="float">
            <text:p>23.96924</text:p>
          </table:table-cell>
          <table:table-cell office:value-type="float" office:value="24.4093" calcext:value-type="float">
            <text:p>24.4093</text:p>
          </table:table-cell>
          <table:table-cell office:value-type="float" office:value="23.95804" calcext:value-type="float">
            <text:p>23.95804</text:p>
          </table:table-cell>
          <table:table-cell office:value-type="float" office:value="23.49786" calcext:value-type="float">
            <text:p>23.49786</text:p>
          </table:table-cell>
          <table:table-cell office:value-type="float" office:value="23.26471" calcext:value-type="float">
            <text:p>23.26471</text:p>
          </table:table-cell>
          <table:table-cell office:value-type="float" office:value="21.73907" calcext:value-type="float">
            <text:p>21.73907</text:p>
          </table:table-cell>
          <table:table-cell office:value-type="float" office:value="21.7283" calcext:value-type="float">
            <text:p>21.7283</text:p>
          </table:table-cell>
          <table:table-cell office:value-type="float" office:value="20.25461" calcext:value-type="float">
            <text:p>20.25461</text:p>
          </table:table-cell>
          <table:table-cell office:value-type="float" office:value="20.18213" calcext:value-type="float">
            <text:p>20.18213</text:p>
          </table:table-cell>
          <table:table-cell office:value-type="float" office:value="18.9545" calcext:value-type="float">
            <text:p>18.9545</text:p>
          </table:table-cell>
          <table:table-cell office:value-type="float" office:value="18.87219" calcext:value-type="float">
            <text:p>18.87219</text:p>
          </table:table-cell>
          <table:table-cell office:value-type="float" office:value="17.83154" calcext:value-type="float">
            <text:p>17.83154</text:p>
          </table:table-cell>
          <table:table-cell office:value-type="float" office:value="17.75494" calcext:value-type="float">
            <text:p>17.75494</text:p>
          </table:table-cell>
          <table:table-cell office:value-type="float" office:value="17.06827" calcext:value-type="float">
            <text:p>17.06827</text:p>
          </table:table-cell>
          <table:table-cell office:value-type="float" office:value="16.99631" calcext:value-type="float">
            <text:p>16.99631</text:p>
          </table:table-cell>
          <table:table-cell office:value-type="float" office:value="28.66019" calcext:value-type="float">
            <text:p>28.66019</text:p>
          </table:table-cell>
          <table:table-cell office:value-type="float" office:value="21.09842" calcext:value-type="float">
            <text:p>21.098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28072007" calcext:value-type="float">
            <text:p>28072007</text:p>
          </table:table-cell>
          <table:table-cell office:value-type="float" office:value="21.6522" calcext:value-type="float">
            <text:p>21.6522</text:p>
          </table:table-cell>
          <table:table-cell office:value-type="float" office:value="31.18" calcext:value-type="float">
            <text:p>31.18</text:p>
          </table:table-cell>
          <table:table-cell office:value-type="float" office:value="20.92" calcext:value-type="float">
            <text:p>20.92</text:p>
          </table:table-cell>
          <table:table-cell office:value-type="float" office:value="2.501895" calcext:value-type="float">
            <text:p>2.501895</text:p>
          </table:table-cell>
          <table:table-cell office:value-type="float" office:value="1.698522" calcext:value-type="float">
            <text:p>1.698522</text:p>
          </table:table-cell>
          <table:table-cell office:value-type="float" office:value="131.112" calcext:value-type="float">
            <text:p>131.112</text:p>
          </table:table-cell>
          <table:table-cell office:value-type="float" office:value="0" calcext:value-type="float">
            <text:p>0</text:p>
          </table:table-cell>
          <table:table-cell office:value-type="float" office:value="35.88763" calcext:value-type="float">
            <text:p>35.88763</text:p>
          </table:table-cell>
          <table:table-cell office:value-type="float" office:value="21.52481" calcext:value-type="float">
            <text:p>21.52481</text:p>
          </table:table-cell>
          <table:table-cell office:value-type="float" office:value="31.21982" calcext:value-type="float">
            <text:p>31.21982</text:p>
          </table:table-cell>
          <table:table-cell office:value-type="float" office:value="22.87039" calcext:value-type="float">
            <text:p>22.87039</text:p>
          </table:table-cell>
          <table:table-cell office:value-type="float" office:value="29.35147" calcext:value-type="float">
            <text:p>29.35147</text:p>
          </table:table-cell>
          <table:table-cell office:value-type="float" office:value="23.45923" calcext:value-type="float">
            <text:p>23.45923</text:p>
          </table:table-cell>
          <table:table-cell office:value-type="float" office:value="27.80502" calcext:value-type="float">
            <text:p>27.80502</text:p>
          </table:table-cell>
          <table:table-cell office:value-type="float" office:value="23.81693" calcext:value-type="float">
            <text:p>23.81693</text:p>
          </table:table-cell>
          <table:table-cell office:value-type="float" office:value="26.80927" calcext:value-type="float">
            <text:p>26.80927</text:p>
          </table:table-cell>
          <table:table-cell office:value-type="float" office:value="23.97681" calcext:value-type="float">
            <text:p>23.97681</text:p>
          </table:table-cell>
          <table:table-cell office:value-type="float" office:value="25.83017" calcext:value-type="float">
            <text:p>25.83017</text:p>
          </table:table-cell>
          <table:table-cell office:value-type="float" office:value="24.08533" calcext:value-type="float">
            <text:p>24.08533</text:p>
          </table:table-cell>
          <table:table-cell office:value-type="float" office:value="25.07071" calcext:value-type="float">
            <text:p>25.07071</text:p>
          </table:table-cell>
          <table:table-cell office:value-type="float" office:value="24.03946" calcext:value-type="float">
            <text:p>24.03946</text:p>
          </table:table-cell>
          <table:table-cell office:value-type="float" office:value="24.00562" calcext:value-type="float">
            <text:p>24.00562</text:p>
          </table:table-cell>
          <table:table-cell office:value-type="float" office:value="23.8497" calcext:value-type="float">
            <text:p>23.8497</text:p>
          </table:table-cell>
          <table:table-cell office:value-type="float" office:value="23.26227" calcext:value-type="float">
            <text:p>23.26227</text:p>
          </table:table-cell>
          <table:table-cell office:value-type="float" office:value="23.08575" calcext:value-type="float">
            <text:p>23.08575</text:p>
          </table:table-cell>
          <table:table-cell office:value-type="float" office:value="21.73602" calcext:value-type="float">
            <text:p>21.73602</text:p>
          </table:table-cell>
          <table:table-cell office:value-type="float" office:value="21.70715" calcext:value-type="float">
            <text:p>21.70715</text:p>
          </table:table-cell>
          <table:table-cell office:value-type="float" office:value="20.3045" calcext:value-type="float">
            <text:p>20.3045</text:p>
          </table:table-cell>
          <table:table-cell office:value-type="float" office:value="20.25525" calcext:value-type="float">
            <text:p>20.25525</text:p>
          </table:table-cell>
          <table:table-cell office:value-type="float" office:value="19.03116" calcext:value-type="float">
            <text:p>19.03116</text:p>
          </table:table-cell>
          <table:table-cell office:value-type="float" office:value="18.95538" calcext:value-type="float">
            <text:p>18.95538</text:p>
          </table:table-cell>
          <table:table-cell office:value-type="float" office:value="17.90817" calcext:value-type="float">
            <text:p>17.90817</text:p>
          </table:table-cell>
          <table:table-cell office:value-type="float" office:value="17.83234" calcext:value-type="float">
            <text:p>17.83234</text:p>
          </table:table-cell>
          <table:table-cell office:value-type="float" office:value="17.1409" calcext:value-type="float">
            <text:p>17.1409</text:p>
          </table:table-cell>
          <table:table-cell office:value-type="float" office:value="17.06903" calcext:value-type="float">
            <text:p>17.06903</text:p>
          </table:table-cell>
          <table:table-cell office:value-type="float" office:value="35.8876" calcext:value-type="float">
            <text:p>35.8876</text:p>
          </table:table-cell>
          <table:table-cell office:value-type="float" office:value="21.52481" calcext:value-type="float">
            <text:p>21.5248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29072007" calcext:value-type="float">
            <text:p>29072007</text:p>
          </table:table-cell>
          <table:table-cell office:value-type="float" office:value="27.27148" calcext:value-type="float">
            <text:p>27.27148</text:p>
          </table:table-cell>
          <table:table-cell office:value-type="float" office:value="32.1" calcext:value-type="float">
            <text:p>32.1</text:p>
          </table:table-cell>
          <table:table-cell office:value-type="float" office:value="19.41" calcext:value-type="float">
            <text:p>19.41</text:p>
          </table:table-cell>
          <table:table-cell office:value-type="float" office:value="2.663741" calcext:value-type="float">
            <text:p>2.663741</text:p>
          </table:table-cell>
          <table:table-cell office:value-type="float" office:value="1.741309" calcext:value-type="float">
            <text:p>1.741309</text:p>
          </table:table-cell>
          <table:table-cell office:value-type="float" office:value="245.448" calcext:value-type="float">
            <text:p>245.448</text:p>
          </table:table-cell>
          <table:table-cell office:value-type="float" office:value="0" calcext:value-type="float">
            <text:p>0</text:p>
          </table:table-cell>
          <table:table-cell office:value-type="float" office:value="41.01666" calcext:value-type="float">
            <text:p>41.01666</text:p>
          </table:table-cell>
          <table:table-cell office:value-type="float" office:value="20.81116" calcext:value-type="float">
            <text:p>20.81116</text:p>
          </table:table-cell>
          <table:table-cell office:value-type="float" office:value="34.53036" calcext:value-type="float">
            <text:p>34.53036</text:p>
          </table:table-cell>
          <table:table-cell office:value-type="float" office:value="22.78387" calcext:value-type="float">
            <text:p>22.78387</text:p>
          </table:table-cell>
          <table:table-cell office:value-type="float" office:value="31.62534" calcext:value-type="float">
            <text:p>31.62534</text:p>
          </table:table-cell>
          <table:table-cell office:value-type="float" office:value="23.76151" calcext:value-type="float">
            <text:p>23.76151</text:p>
          </table:table-cell>
          <table:table-cell office:value-type="float" office:value="29.44293" calcext:value-type="float">
            <text:p>29.44293</text:p>
          </table:table-cell>
          <table:table-cell office:value-type="float" office:value="24.35687" calcext:value-type="float">
            <text:p>24.35687</text:p>
          </table:table-cell>
          <table:table-cell office:value-type="float" office:value="28.09998" calcext:value-type="float">
            <text:p>28.09998</text:p>
          </table:table-cell>
          <table:table-cell office:value-type="float" office:value="24.60809" calcext:value-type="float">
            <text:p>24.60809</text:p>
          </table:table-cell>
          <table:table-cell office:value-type="float" office:value="26.81848" calcext:value-type="float">
            <text:p>26.81848</text:p>
          </table:table-cell>
          <table:table-cell office:value-type="float" office:value="24.72263" calcext:value-type="float">
            <text:p>24.72263</text:p>
          </table:table-cell>
          <table:table-cell office:value-type="float" office:value="25.80368" calcext:value-type="float">
            <text:p>25.80368</text:p>
          </table:table-cell>
          <table:table-cell office:value-type="float" office:value="24.54083" calcext:value-type="float">
            <text:p>24.54083</text:p>
          </table:table-cell>
          <table:table-cell office:value-type="float" office:value="24.34222" calcext:value-type="float">
            <text:p>24.34222</text:p>
          </table:table-cell>
          <table:table-cell office:value-type="float" office:value="24.0123" calcext:value-type="float">
            <text:p>24.0123</text:p>
          </table:table-cell>
          <table:table-cell office:value-type="float" office:value="23.08499" calcext:value-type="float">
            <text:p>23.08499</text:p>
          </table:table-cell>
          <table:table-cell office:value-type="float" office:value="23.06821" calcext:value-type="float">
            <text:p>23.06821</text:p>
          </table:table-cell>
          <table:table-cell office:value-type="float" office:value="21.70676" calcext:value-type="float">
            <text:p>21.70676</text:p>
          </table:table-cell>
          <table:table-cell office:value-type="float" office:value="21.68234" calcext:value-type="float">
            <text:p>21.68234</text:p>
          </table:table-cell>
          <table:table-cell office:value-type="float" office:value="20.33795" calcext:value-type="float">
            <text:p>20.33795</text:p>
          </table:table-cell>
          <table:table-cell office:value-type="float" office:value="20.30493" calcext:value-type="float">
            <text:p>20.30493</text:p>
          </table:table-cell>
          <table:table-cell office:value-type="float" office:value="19.09872" calcext:value-type="float">
            <text:p>19.09872</text:p>
          </table:table-cell>
          <table:table-cell office:value-type="float" office:value="19.03189" calcext:value-type="float">
            <text:p>19.03189</text:p>
          </table:table-cell>
          <table:table-cell office:value-type="float" office:value="17.98279" calcext:value-type="float">
            <text:p>17.98279</text:p>
          </table:table-cell>
          <table:table-cell office:value-type="float" office:value="17.909" calcext:value-type="float">
            <text:p>17.909</text:p>
          </table:table-cell>
          <table:table-cell office:value-type="float" office:value="17.21329" calcext:value-type="float">
            <text:p>17.21329</text:p>
          </table:table-cell>
          <table:table-cell office:value-type="float" office:value="17.14166" calcext:value-type="float">
            <text:p>17.14166</text:p>
          </table:table-cell>
          <table:table-cell office:value-type="float" office:value="41.01663" calcext:value-type="float">
            <text:p>41.01663</text:p>
          </table:table-cell>
          <table:table-cell office:value-type="float" office:value="20.81116" calcext:value-type="float">
            <text:p>20.8111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0072007" calcext:value-type="float">
            <text:p>30072007</text:p>
          </table:table-cell>
          <table:table-cell office:value-type="float" office:value="26.64108" calcext:value-type="float">
            <text:p>26.64108</text:p>
          </table:table-cell>
          <table:table-cell office:value-type="float" office:value="35.35" calcext:value-type="float">
            <text:p>35.35</text:p>
          </table:table-cell>
          <table:table-cell office:value-type="float" office:value="24.44" calcext:value-type="float">
            <text:p>24.44</text:p>
          </table:table-cell>
          <table:table-cell office:value-type="float" office:value="2.735604" calcext:value-type="float">
            <text:p>2.735604</text:p>
          </table:table-cell>
          <table:table-cell office:value-type="float" office:value="1.922559" calcext:value-type="float">
            <text:p>1.922559</text:p>
          </table:table-cell>
          <table:table-cell office:value-type="float" office:value="330.624" calcext:value-type="float">
            <text:p>330.624</text:p>
          </table:table-cell>
          <table:table-cell office:value-type="float" office:value="0" calcext:value-type="float">
            <text:p>0</text:p>
          </table:table-cell>
          <table:table-cell office:value-type="float" office:value="43.66629" calcext:value-type="float">
            <text:p>43.66629</text:p>
          </table:table-cell>
          <table:table-cell office:value-type="float" office:value="25.22665" calcext:value-type="float">
            <text:p>25.22665</text:p>
          </table:table-cell>
          <table:table-cell office:value-type="float" office:value="36.92621" calcext:value-type="float">
            <text:p>36.92621</text:p>
          </table:table-cell>
          <table:table-cell office:value-type="float" office:value="26.09235" calcext:value-type="float">
            <text:p>26.09235</text:p>
          </table:table-cell>
          <table:table-cell office:value-type="float" office:value="33.75436" calcext:value-type="float">
            <text:p>33.75436</text:p>
          </table:table-cell>
          <table:table-cell office:value-type="float" office:value="26.38663" calcext:value-type="float">
            <text:p>26.38663</text:p>
          </table:table-cell>
          <table:table-cell office:value-type="float" office:value="31.26459" calcext:value-type="float">
            <text:p>31.26459</text:p>
          </table:table-cell>
          <table:table-cell office:value-type="float" office:value="26.41486" calcext:value-type="float">
            <text:p>26.41486</text:p>
          </table:table-cell>
          <table:table-cell office:value-type="float" office:value="29.69565" calcext:value-type="float">
            <text:p>29.69565</text:p>
          </table:table-cell>
          <table:table-cell office:value-type="float" office:value="26.29007" calcext:value-type="float">
            <text:p>26.29007</text:p>
          </table:table-cell>
          <table:table-cell office:value-type="float" office:value="28.15585" calcext:value-type="float">
            <text:p>28.15585</text:p>
          </table:table-cell>
          <table:table-cell office:value-type="float" office:value="26.01144" calcext:value-type="float">
            <text:p>26.01144</text:p>
          </table:table-cell>
          <table:table-cell office:value-type="float" office:value="26.85281" calcext:value-type="float">
            <text:p>26.85281</text:p>
          </table:table-cell>
          <table:table-cell office:value-type="float" office:value="25.49362" calcext:value-type="float">
            <text:p>25.49362</text:p>
          </table:table-cell>
          <table:table-cell office:value-type="float" office:value="24.94528" calcext:value-type="float">
            <text:p>24.94528</text:p>
          </table:table-cell>
          <table:table-cell office:value-type="float" office:value="24.35144" calcext:value-type="float">
            <text:p>24.35144</text:p>
          </table:table-cell>
          <table:table-cell office:value-type="float" office:value="23.22598" calcext:value-type="float">
            <text:p>23.22598</text:p>
          </table:table-cell>
          <table:table-cell office:value-type="float" office:value="23.07806" calcext:value-type="float">
            <text:p>23.07806</text:p>
          </table:table-cell>
          <table:table-cell office:value-type="float" office:value="21.69284" calcext:value-type="float">
            <text:p>21.69284</text:p>
          </table:table-cell>
          <table:table-cell office:value-type="float" office:value="21.68063" calcext:value-type="float">
            <text:p>21.68063</text:p>
          </table:table-cell>
          <table:table-cell office:value-type="float" office:value="20.3689" calcext:value-type="float">
            <text:p>20.3689</text:p>
          </table:table-cell>
          <table:table-cell office:value-type="float" office:value="20.33826" calcext:value-type="float">
            <text:p>20.33826</text:p>
          </table:table-cell>
          <table:table-cell office:value-type="float" office:value="19.15906" calcext:value-type="float">
            <text:p>19.15906</text:p>
          </table:table-cell>
          <table:table-cell office:value-type="float" office:value="19.09943" calcext:value-type="float">
            <text:p>19.09943</text:p>
          </table:table-cell>
          <table:table-cell office:value-type="float" office:value="18.05386" calcext:value-type="float">
            <text:p>18.05386</text:p>
          </table:table-cell>
          <table:table-cell office:value-type="float" office:value="17.98355" calcext:value-type="float">
            <text:p>17.98355</text:p>
          </table:table-cell>
          <table:table-cell office:value-type="float" office:value="17.28232" calcext:value-type="float">
            <text:p>17.28232</text:p>
          </table:table-cell>
          <table:table-cell office:value-type="float" office:value="17.21399" calcext:value-type="float">
            <text:p>17.21399</text:p>
          </table:table-cell>
          <table:table-cell office:value-type="float" office:value="43.66629" calcext:value-type="float">
            <text:p>43.66629</text:p>
          </table:table-cell>
          <table:table-cell office:value-type="float" office:value="25.22668" calcext:value-type="float">
            <text:p>25.226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31072007" calcext:value-type="float">
            <text:p>31072007</text:p>
          </table:table-cell>
          <table:table-cell office:value-type="float" office:value="26.51796" calcext:value-type="float">
            <text:p>26.51796</text:p>
          </table:table-cell>
          <table:table-cell office:value-type="float" office:value="34.78" calcext:value-type="float">
            <text:p>34.78</text:p>
          </table:table-cell>
          <table:table-cell office:value-type="float" office:value="25.18" calcext:value-type="float">
            <text:p>25.18</text:p>
          </table:table-cell>
          <table:table-cell office:value-type="float" office:value="2.434723" calcext:value-type="float">
            <text:p>2.434723</text:p>
          </table:table-cell>
          <table:table-cell office:value-type="float" office:value="1.653777" calcext:value-type="float">
            <text:p>1.653777</text:p>
          </table:table-cell>
          <table:table-cell office:value-type="float" office:value="426.816" calcext:value-type="float">
            <text:p>426.816</text:p>
          </table:table-cell>
          <table:table-cell office:value-type="float" office:value="0" calcext:value-type="float">
            <text:p>0</text:p>
          </table:table-cell>
          <table:table-cell office:value-type="float" office:value="44.3465" calcext:value-type="float">
            <text:p>44.3465</text:p>
          </table:table-cell>
          <table:table-cell office:value-type="float" office:value="26.11768" calcext:value-type="float">
            <text:p>26.11768</text:p>
          </table:table-cell>
          <table:table-cell office:value-type="float" office:value="37.49106" calcext:value-type="float">
            <text:p>37.49106</text:p>
          </table:table-cell>
          <table:table-cell office:value-type="float" office:value="27.22726" calcext:value-type="float">
            <text:p>27.22726</text:p>
          </table:table-cell>
          <table:table-cell office:value-type="float" office:value="34.37866" calcext:value-type="float">
            <text:p>34.37866</text:p>
          </table:table-cell>
          <table:table-cell office:value-type="float" office:value="27.57263" calcext:value-type="float">
            <text:p>27.57263</text:p>
          </table:table-cell>
          <table:table-cell office:value-type="float" office:value="31.97101" calcext:value-type="float">
            <text:p>31.97101</text:p>
          </table:table-cell>
          <table:table-cell office:value-type="float" office:value="27.60144" calcext:value-type="float">
            <text:p>27.60144</text:p>
          </table:table-cell>
          <table:table-cell office:value-type="float" office:value="30.43118" calcext:value-type="float">
            <text:p>30.43118</text:p>
          </table:table-cell>
          <table:table-cell office:value-type="float" office:value="27.44778" calcext:value-type="float">
            <text:p>27.44778</text:p>
          </table:table-cell>
          <table:table-cell office:value-type="float" office:value="28.87668" calcext:value-type="float">
            <text:p>28.87668</text:p>
          </table:table-cell>
          <table:table-cell office:value-type="float" office:value="27.09888" calcext:value-type="float">
            <text:p>27.09888</text:p>
          </table:table-cell>
          <table:table-cell office:value-type="float" office:value="27.54974" calcext:value-type="float">
            <text:p>27.54974</text:p>
          </table:table-cell>
          <table:table-cell office:value-type="float" office:value="26.43134" calcext:value-type="float">
            <text:p>26.43134</text:p>
          </table:table-cell>
          <table:table-cell office:value-type="float" office:value="25.58588" calcext:value-type="float">
            <text:p>25.58588</text:p>
          </table:table-cell>
          <table:table-cell office:value-type="float" office:value="24.95682" calcext:value-type="float">
            <text:p>24.95682</text:p>
          </table:table-cell>
          <table:table-cell office:value-type="float" office:value="23.50882" calcext:value-type="float">
            <text:p>23.50882</text:p>
          </table:table-cell>
          <table:table-cell office:value-type="float" office:value="23.22855" calcext:value-type="float">
            <text:p>23.22855</text:p>
          </table:table-cell>
          <table:table-cell office:value-type="float" office:value="21.75708" calcext:value-type="float">
            <text:p>21.75708</text:p>
          </table:table-cell>
          <table:table-cell office:value-type="float" office:value="21.69321" calcext:value-type="float">
            <text:p>21.69321</text:p>
          </table:table-cell>
          <table:table-cell office:value-type="float" office:value="20.41098" calcext:value-type="float">
            <text:p>20.41098</text:p>
          </table:table-cell>
          <table:table-cell office:value-type="float" office:value="20.36926" calcext:value-type="float">
            <text:p>20.36926</text:p>
          </table:table-cell>
          <table:table-cell office:value-type="float" office:value="19.21579" calcext:value-type="float">
            <text:p>19.21579</text:p>
          </table:table-cell>
          <table:table-cell office:value-type="float" office:value="19.15964" calcext:value-type="float">
            <text:p>19.15964</text:p>
          </table:table-cell>
          <table:table-cell office:value-type="float" office:value="18.1217" calcext:value-type="float">
            <text:p>18.1217</text:p>
          </table:table-cell>
          <table:table-cell office:value-type="float" office:value="18.0546" calcext:value-type="float">
            <text:p>18.0546</text:p>
          </table:table-cell>
          <table:table-cell office:value-type="float" office:value="17.35059" calcext:value-type="float">
            <text:p>17.35059</text:p>
          </table:table-cell>
          <table:table-cell office:value-type="float" office:value="17.28302" calcext:value-type="float">
            <text:p>17.28302</text:p>
          </table:table-cell>
          <table:table-cell office:value-type="float" office:value="44.34647" calcext:value-type="float">
            <text:p>44.34647</text:p>
          </table:table-cell>
          <table:table-cell office:value-type="float" office:value="26.11768" calcext:value-type="float">
            <text:p>26.1176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082007" calcext:value-type="float">
            <text:p>1082007</text:p>
          </table:table-cell>
          <table:table-cell office:value-type="float" office:value="25.17534" calcext:value-type="float">
            <text:p>25.17534</text:p>
          </table:table-cell>
          <table:table-cell office:value-type="float" office:value="35.26" calcext:value-type="float">
            <text:p>35.26</text:p>
          </table:table-cell>
          <table:table-cell office:value-type="float" office:value="24.49" calcext:value-type="float">
            <text:p>24.49</text:p>
          </table:table-cell>
          <table:table-cell office:value-type="float" office:value="2.624497" calcext:value-type="float">
            <text:p>2.624497</text:p>
          </table:table-cell>
          <table:table-cell office:value-type="float" office:value="1.620992" calcext:value-type="float">
            <text:p>1.620992</text:p>
          </table:table-cell>
          <table:table-cell office:value-type="float" office:value="223.992" calcext:value-type="float">
            <text:p>223.992</text:p>
          </table:table-cell>
          <table:table-cell office:value-type="float" office:value="0" calcext:value-type="float">
            <text:p>0</text:p>
          </table:table-cell>
          <table:table-cell office:value-type="float" office:value="43.60495" calcext:value-type="float">
            <text:p>43.60495</text:p>
          </table:table-cell>
          <table:table-cell office:value-type="float" office:value="25.88702" calcext:value-type="float">
            <text:p>25.88702</text:p>
          </table:table-cell>
          <table:table-cell office:value-type="float" office:value="37.43967" calcext:value-type="float">
            <text:p>37.43967</text:p>
          </table:table-cell>
          <table:table-cell office:value-type="float" office:value="27.37067" calcext:value-type="float">
            <text:p>27.37067</text:p>
          </table:table-cell>
          <table:table-cell office:value-type="float" office:value="34.56439" calcext:value-type="float">
            <text:p>34.56439</text:p>
          </table:table-cell>
          <table:table-cell office:value-type="float" office:value="27.82758" calcext:value-type="float">
            <text:p>27.82758</text:p>
          </table:table-cell>
          <table:table-cell office:value-type="float" office:value="32.27179" calcext:value-type="float">
            <text:p>32.27179</text:p>
          </table:table-cell>
          <table:table-cell office:value-type="float" office:value="27.93182" calcext:value-type="float">
            <text:p>27.93182</text:p>
          </table:table-cell>
          <table:table-cell office:value-type="float" office:value="30.79175" calcext:value-type="float">
            <text:p>30.79175</text:p>
          </table:table-cell>
          <table:table-cell office:value-type="float" office:value="27.84363" calcext:value-type="float">
            <text:p>27.84363</text:p>
          </table:table-cell>
          <table:table-cell office:value-type="float" office:value="29.2832" calcext:value-type="float">
            <text:p>29.2832</text:p>
          </table:table-cell>
          <table:table-cell office:value-type="float" office:value="27.564" calcext:value-type="float">
            <text:p>27.564</text:p>
          </table:table-cell>
          <table:table-cell office:value-type="float" office:value="27.97964" calcext:value-type="float">
            <text:p>27.97964</text:p>
          </table:table-cell>
          <table:table-cell office:value-type="float" office:value="26.93829" calcext:value-type="float">
            <text:p>26.93829</text:p>
          </table:table-cell>
          <table:table-cell office:value-type="float" office:value="26.04074" calcext:value-type="float">
            <text:p>26.04074</text:p>
          </table:table-cell>
          <table:table-cell office:value-type="float" office:value="25.59573" calcext:value-type="float">
            <text:p>25.59573</text:p>
          </table:table-cell>
          <table:table-cell office:value-type="float" office:value="23.82404" calcext:value-type="float">
            <text:p>23.82404</text:p>
          </table:table-cell>
          <table:table-cell office:value-type="float" office:value="23.51221" calcext:value-type="float">
            <text:p>23.51221</text:p>
          </table:table-cell>
          <table:table-cell office:value-type="float" office:value="21.87158" calcext:value-type="float">
            <text:p>21.87158</text:p>
          </table:table-cell>
          <table:table-cell office:value-type="float" office:value="21.75803" calcext:value-type="float">
            <text:p>21.75803</text:p>
          </table:table-cell>
          <table:table-cell office:value-type="float" office:value="20.4726" calcext:value-type="float">
            <text:p>20.4726</text:p>
          </table:table-cell>
          <table:table-cell office:value-type="float" office:value="20.4115" calcext:value-type="float">
            <text:p>20.4115</text:p>
          </table:table-cell>
          <table:table-cell office:value-type="float" office:value="19.27371" calcext:value-type="float">
            <text:p>19.27371</text:p>
          </table:table-cell>
          <table:table-cell office:value-type="float" office:value="19.21631" calcext:value-type="float">
            <text:p>19.21631</text:p>
          </table:table-cell>
          <table:table-cell office:value-type="float" office:value="18.18646" calcext:value-type="float">
            <text:p>18.18646</text:p>
          </table:table-cell>
          <table:table-cell office:value-type="float" office:value="18.12238" calcext:value-type="float">
            <text:p>18.12238</text:p>
          </table:table-cell>
          <table:table-cell office:value-type="float" office:value="17.41687" calcext:value-type="float">
            <text:p>17.41687</text:p>
          </table:table-cell>
          <table:table-cell office:value-type="float" office:value="17.35126" calcext:value-type="float">
            <text:p>17.35126</text:p>
          </table:table-cell>
          <table:table-cell office:value-type="float" office:value="43.60492" calcext:value-type="float">
            <text:p>43.60492</text:p>
          </table:table-cell>
          <table:table-cell office:value-type="float" office:value="25.88702" calcext:value-type="float">
            <text:p>25.887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2082007" calcext:value-type="float">
            <text:p>2082007</text:p>
          </table:table-cell>
          <table:table-cell office:value-type="float" office:value="26.2548" calcext:value-type="float">
            <text:p>26.2548</text:p>
          </table:table-cell>
          <table:table-cell office:value-type="float" office:value="33.2" calcext:value-type="float">
            <text:p>33.2</text:p>
          </table:table-cell>
          <table:table-cell office:value-type="float" office:value="24.24" calcext:value-type="float">
            <text:p>24.24</text:p>
          </table:table-cell>
          <table:table-cell office:value-type="float" office:value="2.76661" calcext:value-type="float">
            <text:p>2.76661</text:p>
          </table:table-cell>
          <table:table-cell office:value-type="float" office:value="1.660628" calcext:value-type="float">
            <text:p>1.660628</text:p>
          </table:table-cell>
          <table:table-cell office:value-type="float" office:value="225.18" calcext:value-type="float">
            <text:p>225.18</text:p>
          </table:table-cell>
          <table:table-cell office:value-type="float" office:value="0" calcext:value-type="float">
            <text:p>0</text:p>
          </table:table-cell>
          <table:table-cell office:value-type="float" office:value="42.75232" calcext:value-type="float">
            <text:p>42.75232</text:p>
          </table:table-cell>
          <table:table-cell office:value-type="float" office:value="25.55087" calcext:value-type="float">
            <text:p>25.55087</text:p>
          </table:table-cell>
          <table:table-cell office:value-type="float" office:value="36.59717" calcext:value-type="float">
            <text:p>36.59717</text:p>
          </table:table-cell>
          <table:table-cell office:value-type="float" office:value="27.09619" calcext:value-type="float">
            <text:p>27.09619</text:p>
          </table:table-cell>
          <table:table-cell office:value-type="float" office:value="34.01022" calcext:value-type="float">
            <text:p>34.01022</text:p>
          </table:table-cell>
          <table:table-cell office:value-type="float" office:value="27.71265" calcext:value-type="float">
            <text:p>27.71265</text:p>
          </table:table-cell>
          <table:table-cell office:value-type="float" office:value="31.94519" calcext:value-type="float">
            <text:p>31.94519</text:p>
          </table:table-cell>
          <table:table-cell office:value-type="float" office:value="27.98434" calcext:value-type="float">
            <text:p>27.98434</text:p>
          </table:table-cell>
          <table:table-cell office:value-type="float" office:value="30.6207" calcext:value-type="float">
            <text:p>30.6207</text:p>
          </table:table-cell>
          <table:table-cell office:value-type="float" office:value="27.9899" calcext:value-type="float">
            <text:p>27.9899</text:p>
          </table:table-cell>
          <table:table-cell office:value-type="float" office:value="29.2626" calcext:value-type="float">
            <text:p>29.2626</text:p>
          </table:table-cell>
          <table:table-cell office:value-type="float" office:value="27.78583" calcext:value-type="float">
            <text:p>27.78583</text:p>
          </table:table-cell>
          <table:table-cell office:value-type="float" office:value="28.08203" calcext:value-type="float">
            <text:p>28.08203</text:p>
          </table:table-cell>
          <table:table-cell office:value-type="float" office:value="27.22455" calcext:value-type="float">
            <text:p>27.22455</text:p>
          </table:table-cell>
          <table:table-cell office:value-type="float" office:value="26.33032" calcext:value-type="float">
            <text:p>26.33032</text:p>
          </table:table-cell>
          <table:table-cell office:value-type="float" office:value="26.04935" calcext:value-type="float">
            <text:p>26.04935</text:p>
          </table:table-cell>
          <table:table-cell office:value-type="float" office:value="24.1116" calcext:value-type="float">
            <text:p>24.1116</text:p>
          </table:table-cell>
          <table:table-cell office:value-type="float" office:value="23.82736" calcext:value-type="float">
            <text:p>23.82736</text:p>
          </table:table-cell>
          <table:table-cell office:value-type="float" office:value="22.01779" calcext:value-type="float">
            <text:p>22.01779</text:p>
          </table:table-cell>
          <table:table-cell office:value-type="float" office:value="21.87299" calcext:value-type="float">
            <text:p>21.87299</text:p>
          </table:table-cell>
          <table:table-cell office:value-type="float" office:value="20.55515" calcext:value-type="float">
            <text:p>20.55515</text:p>
          </table:table-cell>
          <table:table-cell office:value-type="float" office:value="20.47336" calcext:value-type="float">
            <text:p>20.47336</text:p>
          </table:table-cell>
          <table:table-cell office:value-type="float" office:value="19.33646" calcext:value-type="float">
            <text:p>19.33646</text:p>
          </table:table-cell>
          <table:table-cell office:value-type="float" office:value="19.27435" calcext:value-type="float">
            <text:p>19.27435</text:p>
          </table:table-cell>
          <table:table-cell office:value-type="float" office:value="18.25012" calcext:value-type="float">
            <text:p>18.25012</text:p>
          </table:table-cell>
          <table:table-cell office:value-type="float" office:value="18.18713" calcext:value-type="float">
            <text:p>18.18713</text:p>
          </table:table-cell>
          <table:table-cell office:value-type="float" office:value="17.4812" calcext:value-type="float">
            <text:p>17.4812</text:p>
          </table:table-cell>
          <table:table-cell office:value-type="float" office:value="17.41754" calcext:value-type="float">
            <text:p>17.41754</text:p>
          </table:table-cell>
          <table:table-cell office:value-type="float" office:value="42.75232" calcext:value-type="float">
            <text:p>42.75232</text:p>
          </table:table-cell>
          <table:table-cell office:value-type="float" office:value="25.55087" calcext:value-type="float">
            <text:p>25.550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3082007" calcext:value-type="float">
            <text:p>3082007</text:p>
          </table:table-cell>
          <table:table-cell office:value-type="float" office:value="25.119" calcext:value-type="float">
            <text:p>25.119</text:p>
          </table:table-cell>
          <table:table-cell office:value-type="float" office:value="33.17" calcext:value-type="float">
            <text:p>33.17</text:p>
          </table:table-cell>
          <table:table-cell office:value-type="float" office:value="23.4" calcext:value-type="float">
            <text:p>23.4</text:p>
          </table:table-cell>
          <table:table-cell office:value-type="float" office:value="2.728112" calcext:value-type="float">
            <text:p>2.728112</text:p>
          </table:table-cell>
          <table:table-cell office:value-type="float" office:value="1.967698" calcext:value-type="float">
            <text:p>1.967698</text:p>
          </table:table-cell>
          <table:table-cell office:value-type="float" office:value="262.116" calcext:value-type="float">
            <text:p>262.116</text:p>
          </table:table-cell>
          <table:table-cell office:value-type="float" office:value="0" calcext:value-type="float">
            <text:p>0</text:p>
          </table:table-cell>
          <table:table-cell office:value-type="float" office:value="42.52106" calcext:value-type="float">
            <text:p>42.52106</text:p>
          </table:table-cell>
          <table:table-cell office:value-type="float" office:value="24.81995" calcext:value-type="float">
            <text:p>24.81995</text:p>
          </table:table-cell>
          <table:table-cell office:value-type="float" office:value="36.38882" calcext:value-type="float">
            <text:p>36.38882</text:p>
          </table:table-cell>
          <table:table-cell office:value-type="float" office:value="26.65692" calcext:value-type="float">
            <text:p>26.65692</text:p>
          </table:table-cell>
          <table:table-cell office:value-type="float" office:value="33.71848" calcext:value-type="float">
            <text:p>33.71848</text:p>
          </table:table-cell>
          <table:table-cell office:value-type="float" office:value="27.42184" calcext:value-type="float">
            <text:p>27.42184</text:p>
          </table:table-cell>
          <table:table-cell office:value-type="float" office:value="31.68045" calcext:value-type="float">
            <text:p>31.68045</text:p>
          </table:table-cell>
          <table:table-cell office:value-type="float" office:value="27.80609" calcext:value-type="float">
            <text:p>27.80609</text:p>
          </table:table-cell>
          <table:table-cell office:value-type="float" office:value="30.40259" calcext:value-type="float">
            <text:p>30.40259</text:p>
          </table:table-cell>
          <table:table-cell office:value-type="float" office:value="27.88483" calcext:value-type="float">
            <text:p>27.88483</text:p>
          </table:table-cell>
          <table:table-cell office:value-type="float" office:value="29.13077" calcext:value-type="float">
            <text:p>29.13077</text:p>
          </table:table-cell>
          <table:table-cell office:value-type="float" office:value="27.7724" calcext:value-type="float">
            <text:p>27.7724</text:p>
          </table:table-cell>
          <table:table-cell office:value-type="float" office:value="28.07919" calcext:value-type="float">
            <text:p>28.07919</text:p>
          </table:table-cell>
          <table:table-cell office:value-type="float" office:value="27.29736" calcext:value-type="float">
            <text:p>27.29736</text:p>
          </table:table-cell>
          <table:table-cell office:value-type="float" office:value="26.48059" calcext:value-type="float">
            <text:p>26.48059</text:p>
          </table:table-cell>
          <table:table-cell office:value-type="float" office:value="26.33661" calcext:value-type="float">
            <text:p>26.33661</text:p>
          </table:table-cell>
          <table:table-cell office:value-type="float" office:value="24.33841" calcext:value-type="float">
            <text:p>24.33841</text:p>
          </table:table-cell>
          <table:table-cell office:value-type="float" office:value="24.11438" calcext:value-type="float">
            <text:p>24.11438</text:p>
          </table:table-cell>
          <table:table-cell office:value-type="float" office:value="22.17459" calcext:value-type="float">
            <text:p>22.17459</text:p>
          </table:table-cell>
          <table:table-cell office:value-type="float" office:value="22.01941" calcext:value-type="float">
            <text:p>22.01941</text:p>
          </table:table-cell>
          <table:table-cell office:value-type="float" office:value="20.65372" calcext:value-type="float">
            <text:p>20.65372</text:p>
          </table:table-cell>
          <table:table-cell office:value-type="float" office:value="20.55609" calcext:value-type="float">
            <text:p>20.55609</text:p>
          </table:table-cell>
          <table:table-cell office:value-type="float" office:value="19.40637" calcext:value-type="float">
            <text:p>19.40637</text:p>
          </table:table-cell>
          <table:table-cell office:value-type="float" office:value="19.33716" calcext:value-type="float">
            <text:p>19.33716</text:p>
          </table:table-cell>
          <table:table-cell office:value-type="float" office:value="18.31451" calcext:value-type="float">
            <text:p>18.31451</text:p>
          </table:table-cell>
          <table:table-cell office:value-type="float" office:value="18.25076" calcext:value-type="float">
            <text:p>18.25076</text:p>
          </table:table-cell>
          <table:table-cell office:value-type="float" office:value="17.54333" calcext:value-type="float">
            <text:p>17.54333</text:p>
          </table:table-cell>
          <table:table-cell office:value-type="float" office:value="17.48187" calcext:value-type="float">
            <text:p>17.48187</text:p>
          </table:table-cell>
          <table:table-cell office:value-type="float" office:value="42.52106" calcext:value-type="float">
            <text:p>42.52106</text:p>
          </table:table-cell>
          <table:table-cell office:value-type="float" office:value="24.81995" calcext:value-type="float">
            <text:p>24.819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082007" calcext:value-type="float">
            <text:p>4082007</text:p>
          </table:table-cell>
          <table:table-cell office:value-type="float" office:value="26.32571" calcext:value-type="float">
            <text:p>26.32571</text:p>
          </table:table-cell>
          <table:table-cell office:value-type="float" office:value="35.67" calcext:value-type="float">
            <text:p>35.67</text:p>
          </table:table-cell>
          <table:table-cell office:value-type="float" office:value="22.43" calcext:value-type="float">
            <text:p>22.43</text:p>
          </table:table-cell>
          <table:table-cell office:value-type="float" office:value="2.458371" calcext:value-type="float">
            <text:p>2.458371</text:p>
          </table:table-cell>
          <table:table-cell office:value-type="float" office:value="1.210902" calcext:value-type="float">
            <text:p>1.210902</text:p>
          </table:table-cell>
          <table:table-cell office:value-type="float" office:value="222.444" calcext:value-type="float">
            <text:p>222.444</text:p>
          </table:table-cell>
          <table:table-cell office:value-type="float" office:value="0" calcext:value-type="float">
            <text:p>0</text:p>
          </table:table-cell>
          <table:table-cell office:value-type="float" office:value="43.4686" calcext:value-type="float">
            <text:p>43.4686</text:p>
          </table:table-cell>
          <table:table-cell office:value-type="float" office:value="24.08444" calcext:value-type="float">
            <text:p>24.08444</text:p>
          </table:table-cell>
          <table:table-cell office:value-type="float" office:value="36.99829" calcext:value-type="float">
            <text:p>36.99829</text:p>
          </table:table-cell>
          <table:table-cell office:value-type="float" office:value="25.81104" calcext:value-type="float">
            <text:p>25.81104</text:p>
          </table:table-cell>
          <table:table-cell office:value-type="float" office:value="34.19064" calcext:value-type="float">
            <text:p>34.19064</text:p>
          </table:table-cell>
          <table:table-cell office:value-type="float" office:value="26.65796" calcext:value-type="float">
            <text:p>26.65796</text:p>
          </table:table-cell>
          <table:table-cell office:value-type="float" office:value="31.99719" calcext:value-type="float">
            <text:p>31.99719</text:p>
          </table:table-cell>
          <table:table-cell office:value-type="float" office:value="27.17194" calcext:value-type="float">
            <text:p>27.17194</text:p>
          </table:table-cell>
          <table:table-cell office:value-type="float" office:value="30.62476" calcext:value-type="float">
            <text:p>30.62476</text:p>
          </table:table-cell>
          <table:table-cell office:value-type="float" office:value="27.36703" calcext:value-type="float">
            <text:p>27.36703</text:p>
          </table:table-cell>
          <table:table-cell office:value-type="float" office:value="29.27103" calcext:value-type="float">
            <text:p>29.27103</text:p>
          </table:table-cell>
          <table:table-cell office:value-type="float" office:value="27.39908" calcext:value-type="float">
            <text:p>27.39908</text:p>
          </table:table-cell>
          <table:table-cell office:value-type="float" office:value="28.15753" calcext:value-type="float">
            <text:p>28.15753</text:p>
          </table:table-cell>
          <table:table-cell office:value-type="float" office:value="27.08609" calcext:value-type="float">
            <text:p>27.08609</text:p>
          </table:table-cell>
          <table:table-cell office:value-type="float" office:value="26.52515" calcext:value-type="float">
            <text:p>26.52515</text:p>
          </table:table-cell>
          <table:table-cell office:value-type="float" office:value="26.3634" calcext:value-type="float">
            <text:p>26.3634</text:p>
          </table:table-cell>
          <table:table-cell office:value-type="float" office:value="24.48901" calcext:value-type="float">
            <text:p>24.48901</text:p>
          </table:table-cell>
          <table:table-cell office:value-type="float" office:value="24.34058" calcext:value-type="float">
            <text:p>24.34058</text:p>
          </table:table-cell>
          <table:table-cell office:value-type="float" office:value="22.3251" calcext:value-type="float">
            <text:p>22.3251</text:p>
          </table:table-cell>
          <table:table-cell office:value-type="float" office:value="22.17615" calcext:value-type="float">
            <text:p>22.17615</text:p>
          </table:table-cell>
          <table:table-cell office:value-type="float" office:value="20.76141" calcext:value-type="float">
            <text:p>20.76141</text:p>
          </table:table-cell>
          <table:table-cell office:value-type="float" office:value="20.65479" calcext:value-type="float">
            <text:p>20.65479</text:p>
          </table:table-cell>
          <table:table-cell office:value-type="float" office:value="19.48331" calcext:value-type="float">
            <text:p>19.48331</text:p>
          </table:table-cell>
          <table:table-cell office:value-type="float" office:value="19.40717" calcext:value-type="float">
            <text:p>19.40717</text:p>
          </table:table-cell>
          <table:table-cell office:value-type="float" office:value="18.38004" calcext:value-type="float">
            <text:p>18.38004</text:p>
          </table:table-cell>
          <table:table-cell office:value-type="float" office:value="18.31519" calcext:value-type="float">
            <text:p>18.31519</text:p>
          </table:table-cell>
          <table:table-cell office:value-type="float" office:value="17.60492" calcext:value-type="float">
            <text:p>17.60492</text:p>
          </table:table-cell>
          <table:table-cell office:value-type="float" office:value="17.54398" calcext:value-type="float">
            <text:p>17.54398</text:p>
          </table:table-cell>
          <table:table-cell office:value-type="float" office:value="43.4686" calcext:value-type="float">
            <text:p>43.4686</text:p>
          </table:table-cell>
          <table:table-cell office:value-type="float" office:value="24.08444" calcext:value-type="float">
            <text:p>24.0844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5082007" calcext:value-type="float">
            <text:p>5082007</text:p>
          </table:table-cell>
          <table:table-cell office:value-type="float" office:value="26.25912" calcext:value-type="float">
            <text:p>26.25912</text:p>
          </table:table-cell>
          <table:table-cell office:value-type="float" office:value="36.19" calcext:value-type="float">
            <text:p>36.19</text:p>
          </table:table-cell>
          <table:table-cell office:value-type="float" office:value="23.66" calcext:value-type="float">
            <text:p>23.66</text:p>
          </table:table-cell>
          <table:table-cell office:value-type="float" office:value="2.632452" calcext:value-type="float">
            <text:p>2.632452</text:p>
          </table:table-cell>
          <table:table-cell office:value-type="float" office:value="1.324709" calcext:value-type="float">
            <text:p>1.324709</text:p>
          </table:table-cell>
          <table:table-cell office:value-type="float" office:value="265.896" calcext:value-type="float">
            <text:p>265.896</text:p>
          </table:table-cell>
          <table:table-cell office:value-type="float" office:value="0" calcext:value-type="float">
            <text:p>0</text:p>
          </table:table-cell>
          <table:table-cell office:value-type="float" office:value="44.28915" calcext:value-type="float">
            <text:p>44.28915</text:p>
          </table:table-cell>
          <table:table-cell office:value-type="float" office:value="25.47006" calcext:value-type="float">
            <text:p>25.47006</text:p>
          </table:table-cell>
          <table:table-cell office:value-type="float" office:value="37.85278" calcext:value-type="float">
            <text:p>37.85278</text:p>
          </table:table-cell>
          <table:table-cell office:value-type="float" office:value="27.02536" calcext:value-type="float">
            <text:p>27.02536</text:p>
          </table:table-cell>
          <table:table-cell office:value-type="float" office:value="34.93884" calcext:value-type="float">
            <text:p>34.93884</text:p>
          </table:table-cell>
          <table:table-cell office:value-type="float" office:value="27.6586" calcext:value-type="float">
            <text:p>27.6586</text:p>
          </table:table-cell>
          <table:table-cell office:value-type="float" office:value="32.66101" calcext:value-type="float">
            <text:p>32.66101</text:p>
          </table:table-cell>
          <table:table-cell office:value-type="float" office:value="27.97232" calcext:value-type="float">
            <text:p>27.97232</text:p>
          </table:table-cell>
          <table:table-cell office:value-type="float" office:value="31.22446" calcext:value-type="float">
            <text:p>31.22446</text:p>
          </table:table-cell>
          <table:table-cell office:value-type="float" office:value="28.02823" calcext:value-type="float">
            <text:p>28.02823</text:p>
          </table:table-cell>
          <table:table-cell office:value-type="float" office:value="29.78397" calcext:value-type="float">
            <text:p>29.78397</text:p>
          </table:table-cell>
          <table:table-cell office:value-type="float" office:value="27.91077" calcext:value-type="float">
            <text:p>27.91077</text:p>
          </table:table-cell>
          <table:table-cell office:value-type="float" office:value="28.56647" calcext:value-type="float">
            <text:p>28.56647</text:p>
          </table:table-cell>
          <table:table-cell office:value-type="float" office:value="27.45404" calcext:value-type="float">
            <text:p>27.45404</text:p>
          </table:table-cell>
          <table:table-cell office:value-type="float" office:value="26.75104" calcext:value-type="float">
            <text:p>26.75104</text:p>
          </table:table-cell>
          <table:table-cell office:value-type="float" office:value="26.51245" calcext:value-type="float">
            <text:p>26.51245</text:p>
          </table:table-cell>
          <table:table-cell office:value-type="float" office:value="24.64108" calcext:value-type="float">
            <text:p>24.64108</text:p>
          </table:table-cell>
          <table:table-cell office:value-type="float" office:value="24.49054" calcext:value-type="float">
            <text:p>24.49054</text:p>
          </table:table-cell>
          <table:table-cell office:value-type="float" office:value="22.46494" calcext:value-type="float">
            <text:p>22.46494</text:p>
          </table:table-cell>
          <table:table-cell office:value-type="float" office:value="22.32663" calcext:value-type="float">
            <text:p>22.32663</text:p>
          </table:table-cell>
          <table:table-cell office:value-type="float" office:value="20.87173" calcext:value-type="float">
            <text:p>20.87173</text:p>
          </table:table-cell>
          <table:table-cell office:value-type="float" office:value="20.76254" calcext:value-type="float">
            <text:p>20.76254</text:p>
          </table:table-cell>
          <table:table-cell office:value-type="float" office:value="19.56601" calcext:value-type="float">
            <text:p>19.56601</text:p>
          </table:table-cell>
          <table:table-cell office:value-type="float" office:value="19.48413" calcext:value-type="float">
            <text:p>19.48413</text:p>
          </table:table-cell>
          <table:table-cell office:value-type="float" office:value="18.44785" calcext:value-type="float">
            <text:p>18.44785</text:p>
          </table:table-cell>
          <table:table-cell office:value-type="float" office:value="18.38074" calcext:value-type="float">
            <text:p>18.38074</text:p>
          </table:table-cell>
          <table:table-cell office:value-type="float" office:value="17.66641" calcext:value-type="float">
            <text:p>17.66641</text:p>
          </table:table-cell>
          <table:table-cell office:value-type="float" office:value="17.60556" calcext:value-type="float">
            <text:p>17.60556</text:p>
          </table:table-cell>
          <table:table-cell office:value-type="float" office:value="44.28915" calcext:value-type="float">
            <text:p>44.28915</text:p>
          </table:table-cell>
          <table:table-cell office:value-type="float" office:value="25.47006" calcext:value-type="float">
            <text:p>25.47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6082007" calcext:value-type="float">
            <text:p>6082007</text:p>
          </table:table-cell>
          <table:table-cell office:value-type="float" office:value="24.78384" calcext:value-type="float">
            <text:p>24.78384</text:p>
          </table:table-cell>
          <table:table-cell office:value-type="float" office:value="35.77" calcext:value-type="float">
            <text:p>35.77</text:p>
          </table:table-cell>
          <table:table-cell office:value-type="float" office:value="23.85" calcext:value-type="float">
            <text:p>23.85</text:p>
          </table:table-cell>
          <table:table-cell office:value-type="float" office:value="2.628575" calcext:value-type="float">
            <text:p>2.628575</text:p>
          </table:table-cell>
          <table:table-cell office:value-type="float" office:value="1.562527" calcext:value-type="float">
            <text:p>1.562527</text:p>
          </table:table-cell>
          <table:table-cell office:value-type="float" office:value="213.84" calcext:value-type="float">
            <text:p>213.84</text:p>
          </table:table-cell>
          <table:table-cell office:value-type="float" office:value="0" calcext:value-type="float">
            <text:p>0</text:p>
          </table:table-cell>
          <table:table-cell office:value-type="float" office:value="43.94925" calcext:value-type="float">
            <text:p>43.94925</text:p>
          </table:table-cell>
          <table:table-cell office:value-type="float" office:value="25.68359" calcext:value-type="float">
            <text:p>25.68359</text:p>
          </table:table-cell>
          <table:table-cell office:value-type="float" office:value="37.71072" calcext:value-type="float">
            <text:p>37.71072</text:p>
          </table:table-cell>
          <table:table-cell office:value-type="float" office:value="27.34439" calcext:value-type="float">
            <text:p>27.34439</text:p>
          </table:table-cell>
          <table:table-cell office:value-type="float" office:value="34.87976" calcext:value-type="float">
            <text:p>34.87976</text:p>
          </table:table-cell>
          <table:table-cell office:value-type="float" office:value="28.03745" calcext:value-type="float">
            <text:p>28.03745</text:p>
          </table:table-cell>
          <table:table-cell office:value-type="float" office:value="32.72513" calcext:value-type="float">
            <text:p>32.72513</text:p>
          </table:table-cell>
          <table:table-cell office:value-type="float" office:value="28.37915" calcext:value-type="float">
            <text:p>28.37915</text:p>
          </table:table-cell>
          <table:table-cell office:value-type="float" office:value="31.34882" calcext:value-type="float">
            <text:p>31.34882</text:p>
          </table:table-cell>
          <table:table-cell office:value-type="float" office:value="28.43463" calcext:value-type="float">
            <text:p>28.43463</text:p>
          </table:table-cell>
          <table:table-cell office:value-type="float" office:value="29.95004" calcext:value-type="float">
            <text:p>29.95004</text:p>
          </table:table-cell>
          <table:table-cell office:value-type="float" office:value="28.29953" calcext:value-type="float">
            <text:p>28.29953</text:p>
          </table:table-cell>
          <table:table-cell office:value-type="float" office:value="28.763" calcext:value-type="float">
            <text:p>28.763</text:p>
          </table:table-cell>
          <table:table-cell office:value-type="float" office:value="27.80478" calcext:value-type="float">
            <text:p>27.80478</text:p>
          </table:table-cell>
          <table:table-cell office:value-type="float" office:value="27.00732" calcext:value-type="float">
            <text:p>27.00732</text:p>
          </table:table-cell>
          <table:table-cell office:value-type="float" office:value="26.75891" calcext:value-type="float">
            <text:p>26.75891</text:p>
          </table:table-cell>
          <table:table-cell office:value-type="float" office:value="24.82864" calcext:value-type="float">
            <text:p>24.82864</text:p>
          </table:table-cell>
          <table:table-cell office:value-type="float" office:value="24.64301" calcext:value-type="float">
            <text:p>24.64301</text:p>
          </table:table-cell>
          <table:table-cell office:value-type="float" office:value="22.60495" calcext:value-type="float">
            <text:p>22.60495</text:p>
          </table:table-cell>
          <table:table-cell office:value-type="float" office:value="22.46634" calcext:value-type="float">
            <text:p>22.46634</text:p>
          </table:table-cell>
          <table:table-cell office:value-type="float" office:value="20.983" calcext:value-type="float">
            <text:p>20.983</text:p>
          </table:table-cell>
          <table:table-cell office:value-type="float" office:value="20.87289" calcext:value-type="float">
            <text:p>20.87289</text:p>
          </table:table-cell>
          <table:table-cell office:value-type="float" office:value="19.65216" calcext:value-type="float">
            <text:p>19.65216</text:p>
          </table:table-cell>
          <table:table-cell office:value-type="float" office:value="19.56693" calcext:value-type="float">
            <text:p>19.56693</text:p>
          </table:table-cell>
          <table:table-cell office:value-type="float" office:value="18.51709" calcext:value-type="float">
            <text:p>18.51709</text:p>
          </table:table-cell>
          <table:table-cell office:value-type="float" office:value="18.44855" calcext:value-type="float">
            <text:p>18.44855</text:p>
          </table:table-cell>
          <table:table-cell office:value-type="float" office:value="17.728" calcext:value-type="float">
            <text:p>17.728</text:p>
          </table:table-cell>
          <table:table-cell office:value-type="float" office:value="17.66705" calcext:value-type="float">
            <text:p>17.66705</text:p>
          </table:table-cell>
          <table:table-cell office:value-type="float" office:value="43.94925" calcext:value-type="float">
            <text:p>43.94925</text:p>
          </table:table-cell>
          <table:table-cell office:value-type="float" office:value="25.68359" calcext:value-type="float">
            <text:p>25.683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7082007" calcext:value-type="float">
            <text:p>7082007</text:p>
          </table:table-cell>
          <table:table-cell office:value-type="float" office:value="26.38296" calcext:value-type="float">
            <text:p>26.38296</text:p>
          </table:table-cell>
          <table:table-cell office:value-type="float" office:value="33.65" calcext:value-type="float">
            <text:p>33.65</text:p>
          </table:table-cell>
          <table:table-cell office:value-type="float" office:value="21.01" calcext:value-type="float">
            <text:p>21.01</text:p>
          </table:table-cell>
          <table:table-cell office:value-type="float" office:value="2.235897" calcext:value-type="float">
            <text:p>2.235897</text:p>
          </table:table-cell>
          <table:table-cell office:value-type="float" office:value="1.205237" calcext:value-type="float">
            <text:p>1.205237</text:p>
          </table:table-cell>
          <table:table-cell office:value-type="float" office:value="177.372" calcext:value-type="float">
            <text:p>177.372</text:p>
          </table:table-cell>
          <table:table-cell office:value-type="float" office:value="0" calcext:value-type="float">
            <text:p>0</text:p>
          </table:table-cell>
          <table:table-cell office:value-type="float" office:value="42.68649" calcext:value-type="float">
            <text:p>42.68649</text:p>
          </table:table-cell>
          <table:table-cell office:value-type="float" office:value="23.47873" calcext:value-type="float">
            <text:p>23.47873</text:p>
          </table:table-cell>
          <table:table-cell office:value-type="float" office:value="36.82327" calcext:value-type="float">
            <text:p>36.82327</text:p>
          </table:table-cell>
          <table:table-cell office:value-type="float" office:value="25.90451" calcext:value-type="float">
            <text:p>25.90451</text:p>
          </table:table-cell>
          <table:table-cell office:value-type="float" office:value="34.12595" calcext:value-type="float">
            <text:p>34.12595</text:p>
          </table:table-cell>
          <table:table-cell office:value-type="float" office:value="27.00449" calcext:value-type="float">
            <text:p>27.00449</text:p>
          </table:table-cell>
          <table:table-cell office:value-type="float" office:value="32.10794" calcext:value-type="float">
            <text:p>32.10794</text:p>
          </table:table-cell>
          <table:table-cell office:value-type="float" office:value="27.68225" calcext:value-type="float">
            <text:p>27.68225</text:p>
          </table:table-cell>
          <table:table-cell office:value-type="float" office:value="30.8494" calcext:value-type="float">
            <text:p>30.8494</text:p>
          </table:table-cell>
          <table:table-cell office:value-type="float" office:value="27.95908" calcext:value-type="float">
            <text:p>27.95908</text:p>
          </table:table-cell>
          <table:table-cell office:value-type="float" office:value="29.7861" calcext:value-type="float">
            <text:p>29.7861</text:p>
          </table:table-cell>
          <table:table-cell office:value-type="float" office:value="28.04495" calcext:value-type="float">
            <text:p>28.04495</text:p>
          </table:table-cell>
          <table:table-cell office:value-type="float" office:value="28.75836" calcext:value-type="float">
            <text:p>28.75836</text:p>
          </table:table-cell>
          <table:table-cell office:value-type="float" office:value="27.71753" calcext:value-type="float">
            <text:p>27.71753</text:p>
          </table:table-cell>
          <table:table-cell office:value-type="float" office:value="27.0983" calcext:value-type="float">
            <text:p>27.0983</text:p>
          </table:table-cell>
          <table:table-cell office:value-type="float" office:value="26.94901" calcext:value-type="float">
            <text:p>26.94901</text:p>
          </table:table-cell>
          <table:table-cell office:value-type="float" office:value="24.98969" calcext:value-type="float">
            <text:p>24.98969</text:p>
          </table:table-cell>
          <table:table-cell office:value-type="float" office:value="24.83078" calcext:value-type="float">
            <text:p>24.83078</text:p>
          </table:table-cell>
          <table:table-cell office:value-type="float" office:value="22.74716" calcext:value-type="float">
            <text:p>22.74716</text:p>
          </table:table-cell>
          <table:table-cell office:value-type="float" office:value="22.60641" calcext:value-type="float">
            <text:p>22.60641</text:p>
          </table:table-cell>
          <table:table-cell office:value-type="float" office:value="21.09637" calcext:value-type="float">
            <text:p>21.09637</text:p>
          </table:table-cell>
          <table:table-cell office:value-type="float" office:value="20.98419" calcext:value-type="float">
            <text:p>20.98419</text:p>
          </table:table-cell>
          <table:table-cell office:value-type="float" office:value="19.74124" calcext:value-type="float">
            <text:p>19.74124</text:p>
          </table:table-cell>
          <table:table-cell office:value-type="float" office:value="19.65308" calcext:value-type="float">
            <text:p>19.65308</text:p>
          </table:table-cell>
          <table:table-cell office:value-type="float" office:value="18.58887" calcext:value-type="float">
            <text:p>18.58887</text:p>
          </table:table-cell>
          <table:table-cell office:value-type="float" office:value="18.51782" calcext:value-type="float">
            <text:p>18.51782</text:p>
          </table:table-cell>
          <table:table-cell office:value-type="float" office:value="17.79211" calcext:value-type="float">
            <text:p>17.79211</text:p>
          </table:table-cell>
          <table:table-cell office:value-type="float" office:value="17.72864" calcext:value-type="float">
            <text:p>17.72864</text:p>
          </table:table-cell>
          <table:table-cell office:value-type="float" office:value="42.68649" calcext:value-type="float">
            <text:p>42.68649</text:p>
          </table:table-cell>
          <table:table-cell office:value-type="float" office:value="23.47876" calcext:value-type="float">
            <text:p>23.47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8082007" calcext:value-type="float">
            <text:p>8082007</text:p>
          </table:table-cell>
          <table:table-cell office:value-type="float" office:value="25.84584" calcext:value-type="float">
            <text:p>25.84584</text:p>
          </table:table-cell>
          <table:table-cell office:value-type="float" office:value="34.44" calcext:value-type="float">
            <text:p>34.44</text:p>
          </table:table-cell>
          <table:table-cell office:value-type="float" office:value="19.3" calcext:value-type="float">
            <text:p>19.3</text:p>
          </table:table-cell>
          <table:table-cell office:value-type="float" office:value="2.102852" calcext:value-type="float">
            <text:p>2.102852</text:p>
          </table:table-cell>
          <table:table-cell office:value-type="float" office:value="1.403756" calcext:value-type="float">
            <text:p>1.403756</text:p>
          </table:table-cell>
          <table:table-cell office:value-type="float" office:value="197.46" calcext:value-type="float">
            <text:p>197.46</text:p>
          </table:table-cell>
          <table:table-cell office:value-type="float" office:value="0" calcext:value-type="float">
            <text:p>0</text:p>
          </table:table-cell>
          <table:table-cell office:value-type="float" office:value="42.46582" calcext:value-type="float">
            <text:p>42.46582</text:p>
          </table:table-cell>
          <table:table-cell office:value-type="float" office:value="21.37509" calcext:value-type="float">
            <text:p>21.37509</text:p>
          </table:table-cell>
          <table:table-cell office:value-type="float" office:value="36.17621" calcext:value-type="float">
            <text:p>36.17621</text:p>
          </table:table-cell>
          <table:table-cell office:value-type="float" office:value="24.00299" calcext:value-type="float">
            <text:p>24.00299</text:p>
          </table:table-cell>
          <table:table-cell office:value-type="float" office:value="33.54266" calcext:value-type="float">
            <text:p>33.54266</text:p>
          </table:table-cell>
          <table:table-cell office:value-type="float" office:value="25.39951" calcext:value-type="float">
            <text:p>25.39951</text:p>
          </table:table-cell>
          <table:table-cell office:value-type="float" office:value="31.5657" calcext:value-type="float">
            <text:p>31.5657</text:p>
          </table:table-cell>
          <table:table-cell office:value-type="float" office:value="26.42416" calcext:value-type="float">
            <text:p>26.42416</text:p>
          </table:table-cell>
          <table:table-cell office:value-type="float" office:value="30.34644" calcext:value-type="float">
            <text:p>30.34644</text:p>
          </table:table-cell>
          <table:table-cell office:value-type="float" office:value="26.94427" calcext:value-type="float">
            <text:p>26.94427</text:p>
          </table:table-cell>
          <table:table-cell office:value-type="float" office:value="29.29227" calcext:value-type="float">
            <text:p>29.29227</text:p>
          </table:table-cell>
          <table:table-cell office:value-type="float" office:value="27.28799" calcext:value-type="float">
            <text:p>27.28799</text:p>
          </table:table-cell>
          <table:table-cell office:value-type="float" office:value="28.51791" calcext:value-type="float">
            <text:p>28.51791</text:p>
          </table:table-cell>
          <table:table-cell office:value-type="float" office:value="27.21216" calcext:value-type="float">
            <text:p>27.21216</text:p>
          </table:table-cell>
          <table:table-cell office:value-type="float" office:value="27.08267" calcext:value-type="float">
            <text:p>27.08267</text:p>
          </table:table-cell>
          <table:table-cell office:value-type="float" office:value="26.77527" calcext:value-type="float">
            <text:p>26.77527</text:p>
          </table:table-cell>
          <table:table-cell office:value-type="float" office:value="25.0546" calcext:value-type="float">
            <text:p>25.0546</text:p>
          </table:table-cell>
          <table:table-cell office:value-type="float" office:value="24.99118" calcext:value-type="float">
            <text:p>24.99118</text:p>
          </table:table-cell>
          <table:table-cell office:value-type="float" office:value="22.87601" calcext:value-type="float">
            <text:p>22.87601</text:p>
          </table:table-cell>
          <table:table-cell office:value-type="float" office:value="22.7486" calcext:value-type="float">
            <text:p>22.7486</text:p>
          </table:table-cell>
          <table:table-cell office:value-type="float" office:value="21.2099" calcext:value-type="float">
            <text:p>21.2099</text:p>
          </table:table-cell>
          <table:table-cell office:value-type="float" office:value="21.0976" calcext:value-type="float">
            <text:p>21.0976</text:p>
          </table:table-cell>
          <table:table-cell office:value-type="float" office:value="19.83243" calcext:value-type="float">
            <text:p>19.83243</text:p>
          </table:table-cell>
          <table:table-cell office:value-type="float" office:value="19.74216" calcext:value-type="float">
            <text:p>19.74216</text:p>
          </table:table-cell>
          <table:table-cell office:value-type="float" office:value="18.66245" calcext:value-type="float">
            <text:p>18.66245</text:p>
          </table:table-cell>
          <table:table-cell office:value-type="float" office:value="18.5896" calcext:value-type="float">
            <text:p>18.5896</text:p>
          </table:table-cell>
          <table:table-cell office:value-type="float" office:value="17.85654" calcext:value-type="float">
            <text:p>17.85654</text:p>
          </table:table-cell>
          <table:table-cell office:value-type="float" office:value="17.79279" calcext:value-type="float">
            <text:p>17.79279</text:p>
          </table:table-cell>
          <table:table-cell office:value-type="float" office:value="42.46582" calcext:value-type="float">
            <text:p>42.46582</text:p>
          </table:table-cell>
          <table:table-cell office:value-type="float" office:value="21.37509" calcext:value-type="float">
            <text:p>21.375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9082007" calcext:value-type="float">
            <text:p>9082007</text:p>
          </table:table-cell>
          <table:table-cell office:value-type="float" office:value="21.39228" calcext:value-type="float">
            <text:p>21.39228</text:p>
          </table:table-cell>
          <table:table-cell office:value-type="float" office:value="28.01" calcext:value-type="float">
            <text:p>28.01</text:p>
          </table:table-cell>
          <table:table-cell office:value-type="float" office:value="16.51" calcext:value-type="float">
            <text:p>16.51</text:p>
          </table:table-cell>
          <table:table-cell office:value-type="float" office:value="2.202894" calcext:value-type="float">
            <text:p>2.202894</text:p>
          </table:table-cell>
          <table:table-cell office:value-type="float" office:value="1.294426" calcext:value-type="float">
            <text:p>1.294426</text:p>
          </table:table-cell>
          <table:table-cell office:value-type="float" office:value="292.392" calcext:value-type="float">
            <text:p>292.392</text:p>
          </table:table-cell>
          <table:table-cell office:value-type="float" office:value="0" calcext:value-type="float">
            <text:p>0</text:p>
          </table:table-cell>
          <table:table-cell office:value-type="float" office:value="36.00058" calcext:value-type="float">
            <text:p>36.00058</text:p>
          </table:table-cell>
          <table:table-cell office:value-type="float" office:value="19.72845" calcext:value-type="float">
            <text:p>19.72845</text:p>
          </table:table-cell>
          <table:table-cell office:value-type="float" office:value="32.72379" calcext:value-type="float">
            <text:p>32.72379</text:p>
          </table:table-cell>
          <table:table-cell office:value-type="float" office:value="23.39615" calcext:value-type="float">
            <text:p>23.39615</text:p>
          </table:table-cell>
          <table:table-cell office:value-type="float" office:value="31.14624" calcext:value-type="float">
            <text:p>31.14624</text:p>
          </table:table-cell>
          <table:table-cell office:value-type="float" office:value="25.49295" calcext:value-type="float">
            <text:p>25.49295</text:p>
          </table:table-cell>
          <table:table-cell office:value-type="float" office:value="29.9129" calcext:value-type="float">
            <text:p>29.9129</text:p>
          </table:table-cell>
          <table:table-cell office:value-type="float" office:value="26.91193" calcext:value-type="float">
            <text:p>26.91193</text:p>
          </table:table-cell>
          <table:table-cell office:value-type="float" office:value="29.45901" calcext:value-type="float">
            <text:p>29.45901</text:p>
          </table:table-cell>
          <table:table-cell office:value-type="float" office:value="27.47354" calcext:value-type="float">
            <text:p>27.47354</text:p>
          </table:table-cell>
          <table:table-cell office:value-type="float" office:value="29.04376" calcext:value-type="float">
            <text:p>29.04376</text:p>
          </table:table-cell>
          <table:table-cell office:value-type="float" office:value="27.62582" calcext:value-type="float">
            <text:p>27.62582</text:p>
          </table:table-cell>
          <table:table-cell office:value-type="float" office:value="28.22791" calcext:value-type="float">
            <text:p>28.22791</text:p>
          </table:table-cell>
          <table:table-cell office:value-type="float" office:value="27.37238" calcext:value-type="float">
            <text:p>27.37238</text:p>
          </table:table-cell>
          <table:table-cell office:value-type="float" office:value="26.91412" calcext:value-type="float">
            <text:p>26.91412</text:p>
          </table:table-cell>
          <table:table-cell office:value-type="float" office:value="26.7489" calcext:value-type="float">
            <text:p>26.7489</text:p>
          </table:table-cell>
          <table:table-cell office:value-type="float" office:value="25.08389" calcext:value-type="float">
            <text:p>25.08389</text:p>
          </table:table-cell>
          <table:table-cell office:value-type="float" office:value="25.05499" calcext:value-type="float">
            <text:p>25.05499</text:p>
          </table:table-cell>
          <table:table-cell office:value-type="float" office:value="22.98041" calcext:value-type="float">
            <text:p>22.98041</text:p>
          </table:table-cell>
          <table:table-cell office:value-type="float" office:value="22.8772" calcext:value-type="float">
            <text:p>22.8772</text:p>
          </table:table-cell>
          <table:table-cell office:value-type="float" office:value="21.31769" calcext:value-type="float">
            <text:p>21.31769</text:p>
          </table:table-cell>
          <table:table-cell office:value-type="float" office:value="21.21106" calcext:value-type="float">
            <text:p>21.21106</text:p>
          </table:table-cell>
          <table:table-cell office:value-type="float" office:value="19.92462" calcext:value-type="float">
            <text:p>19.92462</text:p>
          </table:table-cell>
          <table:table-cell office:value-type="float" office:value="19.83337" calcext:value-type="float">
            <text:p>19.83337</text:p>
          </table:table-cell>
          <table:table-cell office:value-type="float" office:value="18.73749" calcext:value-type="float">
            <text:p>18.73749</text:p>
          </table:table-cell>
          <table:table-cell office:value-type="float" office:value="18.66321" calcext:value-type="float">
            <text:p>18.66321</text:p>
          </table:table-cell>
          <table:table-cell office:value-type="float" office:value="17.92188" calcext:value-type="float">
            <text:p>17.92188</text:p>
          </table:table-cell>
          <table:table-cell office:value-type="float" office:value="17.85721" calcext:value-type="float">
            <text:p>17.85721</text:p>
          </table:table-cell>
          <table:table-cell office:value-type="float" office:value="36.00061" calcext:value-type="float">
            <text:p>36.00061</text:p>
          </table:table-cell>
          <table:table-cell office:value-type="float" office:value="19.87305" calcext:value-type="float">
            <text:p>19.8730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10082007" calcext:value-type="float">
            <text:p>10082007</text:p>
          </table:table-cell>
          <table:table-cell office:value-type="float" office:value="25.39697" calcext:value-type="float">
            <text:p>25.39697</text:p>
          </table:table-cell>
          <table:table-cell office:value-type="float" office:value="25.17" calcext:value-type="float">
            <text:p>25.17</text:p>
          </table:table-cell>
          <table:table-cell office:value-type="float" office:value="14.63" calcext:value-type="float">
            <text:p>14.63</text:p>
          </table:table-cell>
          <table:table-cell office:value-type="float" office:value="1.563216" calcext:value-type="float">
            <text:p>1.563216</text:p>
          </table:table-cell>
          <table:table-cell office:value-type="float" office:value="1.101297" calcext:value-type="float">
            <text:p>1.101297</text:p>
          </table:table-cell>
          <table:table-cell office:value-type="float" office:value="200.016" calcext:value-type="float">
            <text:p>200.016</text:p>
          </table:table-cell>
          <table:table-cell office:value-type="float" office:value="0" calcext:value-type="float">
            <text:p>0</text:p>
          </table:table-cell>
          <table:table-cell office:value-type="float" office:value="33.96289" calcext:value-type="float">
            <text:p>33.96289</text:p>
          </table:table-cell>
          <table:table-cell office:value-type="float" office:value="17.3006" calcext:value-type="float">
            <text:p>17.3006</text:p>
          </table:table-cell>
          <table:table-cell office:value-type="float" office:value="30.1579" calcext:value-type="float">
            <text:p>30.1579</text:p>
          </table:table-cell>
          <table:table-cell office:value-type="float" office:value="20.58951" calcext:value-type="float">
            <text:p>20.58951</text:p>
          </table:table-cell>
          <table:table-cell office:value-type="float" office:value="28.61078" calcext:value-type="float">
            <text:p>28.61078</text:p>
          </table:table-cell>
          <table:table-cell office:value-type="float" office:value="22.43994" calcext:value-type="float">
            <text:p>22.43994</text:p>
          </table:table-cell>
          <table:table-cell office:value-type="float" office:value="27.59204" calcext:value-type="float">
            <text:p>27.59204</text:p>
          </table:table-cell>
          <table:table-cell office:value-type="float" office:value="23.91013" calcext:value-type="float">
            <text:p>23.91013</text:p>
          </table:table-cell>
          <table:table-cell office:value-type="float" office:value="27.37762" calcext:value-type="float">
            <text:p>27.37762</text:p>
          </table:table-cell>
          <table:table-cell office:value-type="float" office:value="24.77792" calcext:value-type="float">
            <text:p>24.77792</text:p>
          </table:table-cell>
          <table:table-cell office:value-type="float" office:value="27.81293" calcext:value-type="float">
            <text:p>27.81293</text:p>
          </table:table-cell>
          <table:table-cell office:value-type="float" office:value="25.54367" calcext:value-type="float">
            <text:p>25.54367</text:p>
          </table:table-cell>
          <table:table-cell office:value-type="float" office:value="27.56143" calcext:value-type="float">
            <text:p>27.56143</text:p>
          </table:table-cell>
          <table:table-cell office:value-type="float" office:value="25.91223" calcext:value-type="float">
            <text:p>25.91223</text:p>
          </table:table-cell>
          <table:table-cell office:value-type="float" office:value="26.74908" calcext:value-type="float">
            <text:p>26.74908</text:p>
          </table:table-cell>
          <table:table-cell office:value-type="float" office:value="25.99194" calcext:value-type="float">
            <text:p>25.99194</text:p>
          </table:table-cell>
          <table:table-cell office:value-type="float" office:value="25.0842" calcext:value-type="float">
            <text:p>25.0842</text:p>
          </table:table-cell>
          <table:table-cell office:value-type="float" office:value="24.9548" calcext:value-type="float">
            <text:p>24.9548</text:p>
          </table:table-cell>
          <table:table-cell office:value-type="float" office:value="23.05246" calcext:value-type="float">
            <text:p>23.05246</text:p>
          </table:table-cell>
          <table:table-cell office:value-type="float" office:value="22.98135" calcext:value-type="float">
            <text:p>22.98135</text:p>
          </table:table-cell>
          <table:table-cell office:value-type="float" office:value="21.41467" calcext:value-type="float">
            <text:p>21.41467</text:p>
          </table:table-cell>
          <table:table-cell office:value-type="float" office:value="21.31876" calcext:value-type="float">
            <text:p>21.31876</text:p>
          </table:table-cell>
          <table:table-cell office:value-type="float" office:value="20.01566" calcext:value-type="float">
            <text:p>20.01566</text:p>
          </table:table-cell>
          <table:table-cell office:value-type="float" office:value="19.92557" calcext:value-type="float">
            <text:p>19.92557</text:p>
          </table:table-cell>
          <table:table-cell office:value-type="float" office:value="18.81351" calcext:value-type="float">
            <text:p>18.81351</text:p>
          </table:table-cell>
          <table:table-cell office:value-type="float" office:value="18.73825" calcext:value-type="float">
            <text:p>18.73825</text:p>
          </table:table-cell>
          <table:table-cell office:value-type="float" office:value="17.98831" calcext:value-type="float">
            <text:p>17.98831</text:p>
          </table:table-cell>
          <table:table-cell office:value-type="float" office:value="17.92255" calcext:value-type="float">
            <text:p>17.92255</text:p>
          </table:table-cell>
          <table:table-cell office:value-type="float" office:value="33.96289" calcext:value-type="float">
            <text:p>33.96289</text:p>
          </table:table-cell>
          <table:table-cell office:value-type="float" office:value="17.3006" calcext:value-type="float">
            <text:p>17.3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11082007" calcext:value-type="float">
            <text:p>11082007</text:p>
          </table:table-cell>
          <table:table-cell office:value-type="float" office:value="26.23825" calcext:value-type="float">
            <text:p>26.23825</text:p>
          </table:table-cell>
          <table:table-cell office:value-type="float" office:value="28.4" calcext:value-type="float">
            <text:p>28.4</text:p>
          </table:table-cell>
          <table:table-cell office:value-type="float" office:value="12.67" calcext:value-type="float">
            <text:p>12.67</text:p>
          </table:table-cell>
          <table:table-cell office:value-type="float" office:value="1.591179" calcext:value-type="float">
            <text:p>1.591179</text:p>
          </table:table-cell>
          <table:table-cell office:value-type="float" office:value="1.13554" calcext:value-type="float">
            <text:p>1.13554</text:p>
          </table:table-cell>
          <table:table-cell office:value-type="float" office:value="143.172" calcext:value-type="float">
            <text:p>143.172</text:p>
          </table:table-cell>
          <table:table-cell office:value-type="float" office:value="0" calcext:value-type="float">
            <text:p>0</text:p>
          </table:table-cell>
          <table:table-cell office:value-type="float" office:value="36.01358" calcext:value-type="float">
            <text:p>36.01358</text:p>
          </table:table-cell>
          <table:table-cell office:value-type="float" office:value="15.21634" calcext:value-type="float">
            <text:p>15.21634</text:p>
          </table:table-cell>
          <table:table-cell office:value-type="float" office:value="30.89633" calcext:value-type="float">
            <text:p>30.89633</text:p>
          </table:table-cell>
          <table:table-cell office:value-type="float" office:value="18.78937" calcext:value-type="float">
            <text:p>18.78937</text:p>
          </table:table-cell>
          <table:table-cell office:value-type="float" office:value="28.84448" calcext:value-type="float">
            <text:p>28.84448</text:p>
          </table:table-cell>
          <table:table-cell office:value-type="float" office:value="20.7822" calcext:value-type="float">
            <text:p>20.7822</text:p>
          </table:table-cell>
          <table:table-cell office:value-type="float" office:value="27.47598" calcext:value-type="float">
            <text:p>27.47598</text:p>
          </table:table-cell>
          <table:table-cell office:value-type="float" office:value="22.40594" calcext:value-type="float">
            <text:p>22.40594</text:p>
          </table:table-cell>
          <table:table-cell office:value-type="float" office:value="26.71408" calcext:value-type="float">
            <text:p>26.71408</text:p>
          </table:table-cell>
          <table:table-cell office:value-type="float" office:value="23.38913" calcext:value-type="float">
            <text:p>23.38913</text:p>
          </table:table-cell>
          <table:table-cell office:value-type="float" office:value="26.25497" calcext:value-type="float">
            <text:p>26.25497</text:p>
          </table:table-cell>
          <table:table-cell office:value-type="float" office:value="24.30246" calcext:value-type="float">
            <text:p>24.30246</text:p>
          </table:table-cell>
          <table:table-cell office:value-type="float" office:value="26.26355" calcext:value-type="float">
            <text:p>26.26355</text:p>
          </table:table-cell>
          <table:table-cell office:value-type="float" office:value="24.85153" calcext:value-type="float">
            <text:p>24.85153</text:p>
          </table:table-cell>
          <table:table-cell office:value-type="float" office:value="25.98825" calcext:value-type="float">
            <text:p>25.98825</text:p>
          </table:table-cell>
          <table:table-cell office:value-type="float" office:value="25.29758" calcext:value-type="float">
            <text:p>25.29758</text:p>
          </table:table-cell>
          <table:table-cell office:value-type="float" office:value="24.95255" calcext:value-type="float">
            <text:p>24.95255</text:p>
          </table:table-cell>
          <table:table-cell office:value-type="float" office:value="24.66339" calcext:value-type="float">
            <text:p>24.66339</text:p>
          </table:table-cell>
          <table:table-cell office:value-type="float" office:value="23.06696" calcext:value-type="float">
            <text:p>23.06696</text:p>
          </table:table-cell>
          <table:table-cell office:value-type="float" office:value="23.05292" calcext:value-type="float">
            <text:p>23.05292</text:p>
          </table:table-cell>
          <table:table-cell office:value-type="float" office:value="21.4928" calcext:value-type="float">
            <text:p>21.4928</text:p>
          </table:table-cell>
          <table:table-cell office:value-type="float" office:value="21.41559" calcext:value-type="float">
            <text:p>21.41559</text:p>
          </table:table-cell>
          <table:table-cell office:value-type="float" office:value="20.10297" calcext:value-type="float">
            <text:p>20.10297</text:p>
          </table:table-cell>
          <table:table-cell office:value-type="float" office:value="20.01666" calcext:value-type="float">
            <text:p>20.01666</text:p>
          </table:table-cell>
          <table:table-cell office:value-type="float" office:value="18.89011" calcext:value-type="float">
            <text:p>18.89011</text:p>
          </table:table-cell>
          <table:table-cell office:value-type="float" office:value="18.81427" calcext:value-type="float">
            <text:p>18.81427</text:p>
          </table:table-cell>
          <table:table-cell office:value-type="float" office:value="18.05548" calcext:value-type="float">
            <text:p>18.05548</text:p>
          </table:table-cell>
          <table:table-cell office:value-type="float" office:value="17.98901" calcext:value-type="float">
            <text:p>17.98901</text:p>
          </table:table-cell>
          <table:table-cell office:value-type="float" office:value="36.01358" calcext:value-type="float">
            <text:p>36.01358</text:p>
          </table:table-cell>
          <table:table-cell office:value-type="float" office:value="15.21631" calcext:value-type="float">
            <text:p>15.216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12082007" calcext:value-type="float">
            <text:p>12082007</text:p>
          </table:table-cell>
          <table:table-cell office:value-type="float" office:value="15.84369" calcext:value-type="float">
            <text:p>15.84369</text:p>
          </table:table-cell>
          <table:table-cell office:value-type="float" office:value="29.16" calcext:value-type="float">
            <text:p>29.16</text:p>
          </table:table-cell>
          <table:table-cell office:value-type="float" office:value="16.39" calcext:value-type="float">
            <text:p>16.39</text:p>
          </table:table-cell>
          <table:table-cell office:value-type="float" office:value="1.696896" calcext:value-type="float">
            <text:p>1.696896</text:p>
          </table:table-cell>
          <table:table-cell office:value-type="float" office:value="1.299466" calcext:value-type="float">
            <text:p>1.299466</text:p>
          </table:table-cell>
          <table:table-cell office:value-type="float" office:value="151.884" calcext:value-type="float">
            <text:p>151.884</text:p>
          </table:table-cell>
          <table:table-cell office:value-type="float" office:value="0" calcext:value-type="float">
            <text:p>0</text:p>
          </table:table-cell>
          <table:table-cell office:value-type="float" office:value="33.7648" calcext:value-type="float">
            <text:p>33.7648</text:p>
          </table:table-cell>
          <table:table-cell office:value-type="float" office:value="18.37872" calcext:value-type="float">
            <text:p>18.37872</text:p>
          </table:table-cell>
          <table:table-cell office:value-type="float" office:value="28.40421" calcext:value-type="float">
            <text:p>28.40421</text:p>
          </table:table-cell>
          <table:table-cell office:value-type="float" office:value="20.92627" calcext:value-type="float">
            <text:p>20.92627</text:p>
          </table:table-cell>
          <table:table-cell office:value-type="float" office:value="27.33521" calcext:value-type="float">
            <text:p>27.33521</text:p>
          </table:table-cell>
          <table:table-cell office:value-type="float" office:value="22.28696" calcext:value-type="float">
            <text:p>22.28696</text:p>
          </table:table-cell>
          <table:table-cell office:value-type="float" office:value="26.59253" calcext:value-type="float">
            <text:p>26.59253</text:p>
          </table:table-cell>
          <table:table-cell office:value-type="float" office:value="23.35812" calcext:value-type="float">
            <text:p>23.35812</text:p>
          </table:table-cell>
          <table:table-cell office:value-type="float" office:value="26.12265" calcext:value-type="float">
            <text:p>26.12265</text:p>
          </table:table-cell>
          <table:table-cell office:value-type="float" office:value="23.98822" calcext:value-type="float">
            <text:p>23.98822</text:p>
          </table:table-cell>
          <table:table-cell office:value-type="float" office:value="25.9465" calcext:value-type="float">
            <text:p>25.9465</text:p>
          </table:table-cell>
          <table:table-cell office:value-type="float" office:value="24.55756" calcext:value-type="float">
            <text:p>24.55756</text:p>
          </table:table-cell>
          <table:table-cell office:value-type="float" office:value="25.73328" calcext:value-type="float">
            <text:p>25.73328</text:p>
          </table:table-cell>
          <table:table-cell office:value-type="float" office:value="24.83731" calcext:value-type="float">
            <text:p>24.83731</text:p>
          </table:table-cell>
          <table:table-cell office:value-type="float" office:value="25.31015" calcext:value-type="float">
            <text:p>25.31015</text:p>
          </table:table-cell>
          <table:table-cell office:value-type="float" office:value="24.99704" calcext:value-type="float">
            <text:p>24.99704</text:p>
          </table:table-cell>
          <table:table-cell office:value-type="float" office:value="24.66037" calcext:value-type="float">
            <text:p>24.66037</text:p>
          </table:table-cell>
          <table:table-cell office:value-type="float" office:value="24.39822" calcext:value-type="float">
            <text:p>24.39822</text:p>
          </table:table-cell>
          <table:table-cell office:value-type="float" office:value="23.06177" calcext:value-type="float">
            <text:p>23.06177</text:p>
          </table:table-cell>
          <table:table-cell office:value-type="float" office:value="23.01871" calcext:value-type="float">
            <text:p>23.01871</text:p>
          </table:table-cell>
          <table:table-cell office:value-type="float" office:value="21.54312" calcext:value-type="float">
            <text:p>21.54312</text:p>
          </table:table-cell>
          <table:table-cell office:value-type="float" office:value="21.49344" calcext:value-type="float">
            <text:p>21.49344</text:p>
          </table:table-cell>
          <table:table-cell office:value-type="float" office:value="20.18298" calcext:value-type="float">
            <text:p>20.18298</text:p>
          </table:table-cell>
          <table:table-cell office:value-type="float" office:value="20.10385" calcext:value-type="float">
            <text:p>20.10385</text:p>
          </table:table-cell>
          <table:table-cell office:value-type="float" office:value="18.96564" calcext:value-type="float">
            <text:p>18.96564</text:p>
          </table:table-cell>
          <table:table-cell office:value-type="float" office:value="18.89093" calcext:value-type="float">
            <text:p>18.89093</text:p>
          </table:table-cell>
          <table:table-cell office:value-type="float" office:value="18.12442" calcext:value-type="float">
            <text:p>18.12442</text:p>
          </table:table-cell>
          <table:table-cell office:value-type="float" office:value="18.05621" calcext:value-type="float">
            <text:p>18.05621</text:p>
          </table:table-cell>
          <table:table-cell office:value-type="float" office:value="33.7648" calcext:value-type="float">
            <text:p>33.7648</text:p>
          </table:table-cell>
          <table:table-cell office:value-type="float" office:value="18.37869" calcext:value-type="float">
            <text:p>18.378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13082007" calcext:value-type="float">
            <text:p>13082007</text:p>
          </table:table-cell>
          <table:table-cell office:value-type="float" office:value="25.51243" calcext:value-type="float">
            <text:p>25.51243</text:p>
          </table:table-cell>
          <table:table-cell office:value-type="float" office:value="29.28" calcext:value-type="float">
            <text:p>29.28</text:p>
          </table:table-cell>
          <table:table-cell office:value-type="float" office:value="15.9" calcext:value-type="float">
            <text:p>15.9</text:p>
          </table:table-cell>
          <table:table-cell office:value-type="float" office:value="1.753654" calcext:value-type="float">
            <text:p>1.753654</text:p>
          </table:table-cell>
          <table:table-cell office:value-type="float" office:value="1.092924" calcext:value-type="float">
            <text:p>1.092924</text:p>
          </table:table-cell>
          <table:table-cell office:value-type="float" office:value="146.736" calcext:value-type="float">
            <text:p>146.736</text:p>
          </table:table-cell>
          <table:table-cell office:value-type="float" office:value="0" calcext:value-type="float">
            <text:p>0</text:p>
          </table:table-cell>
          <table:table-cell office:value-type="float" office:value="36.32812" calcext:value-type="float">
            <text:p>36.32812</text:p>
          </table:table-cell>
          <table:table-cell office:value-type="float" office:value="17.91998" calcext:value-type="float">
            <text:p>17.91998</text:p>
          </table:table-cell>
          <table:table-cell office:value-type="float" office:value="31.0972" calcext:value-type="float">
            <text:p>31.0972</text:p>
          </table:table-cell>
          <table:table-cell office:value-type="float" office:value="20.41077" calcext:value-type="float">
            <text:p>20.41077</text:p>
          </table:table-cell>
          <table:table-cell office:value-type="float" office:value="28.9928" calcext:value-type="float">
            <text:p>28.9928</text:p>
          </table:table-cell>
          <table:table-cell office:value-type="float" office:value="21.7627" calcext:value-type="float">
            <text:p>21.7627</text:p>
          </table:table-cell>
          <table:table-cell office:value-type="float" office:value="27.48132" calcext:value-type="float">
            <text:p>27.48132</text:p>
          </table:table-cell>
          <table:table-cell office:value-type="float" office:value="22.83044" calcext:value-type="float">
            <text:p>22.83044</text:p>
          </table:table-cell>
          <table:table-cell office:value-type="float" office:value="26.60785" calcext:value-type="float">
            <text:p>26.60785</text:p>
          </table:table-cell>
          <table:table-cell office:value-type="float" office:value="23.47668" calcext:value-type="float">
            <text:p>23.47668</text:p>
          </table:table-cell>
          <table:table-cell office:value-type="float" office:value="25.83191" calcext:value-type="float">
            <text:p>25.83191</text:p>
          </table:table-cell>
          <table:table-cell office:value-type="float" office:value="24.07803" calcext:value-type="float">
            <text:p>24.07803</text:p>
          </table:table-cell>
          <table:table-cell office:value-type="float" office:value="25.36627" calcext:value-type="float">
            <text:p>25.36627</text:p>
          </table:table-cell>
          <table:table-cell office:value-type="float" office:value="24.40988" calcext:value-type="float">
            <text:p>24.40988</text:p>
          </table:table-cell>
          <table:table-cell office:value-type="float" office:value="25.00555" calcext:value-type="float">
            <text:p>25.00555</text:p>
          </table:table-cell>
          <table:table-cell office:value-type="float" office:value="24.67307" calcext:value-type="float">
            <text:p>24.67307</text:p>
          </table:table-cell>
          <table:table-cell office:value-type="float" office:value="24.39587" calcext:value-type="float">
            <text:p>24.39587</text:p>
          </table:table-cell>
          <table:table-cell office:value-type="float" office:value="24.16864" calcext:value-type="float">
            <text:p>24.16864</text:p>
          </table:table-cell>
          <table:table-cell office:value-type="float" office:value="23.01813" calcext:value-type="float">
            <text:p>23.01813</text:p>
          </table:table-cell>
          <table:table-cell office:value-type="float" office:value="22.9505" calcext:value-type="float">
            <text:p>22.9505</text:p>
          </table:table-cell>
          <table:table-cell office:value-type="float" office:value="21.56906" calcext:value-type="float">
            <text:p>21.56906</text:p>
          </table:table-cell>
          <table:table-cell office:value-type="float" office:value="21.54349" calcext:value-type="float">
            <text:p>21.54349</text:p>
          </table:table-cell>
          <table:table-cell office:value-type="float" office:value="20.25174" calcext:value-type="float">
            <text:p>20.25174</text:p>
          </table:table-cell>
          <table:table-cell office:value-type="float" office:value="20.18375" calcext:value-type="float">
            <text:p>20.18375</text:p>
          </table:table-cell>
          <table:table-cell office:value-type="float" office:value="19.03949" calcext:value-type="float">
            <text:p>19.03949</text:p>
          </table:table-cell>
          <table:table-cell office:value-type="float" office:value="18.9664" calcext:value-type="float">
            <text:p>18.9664</text:p>
          </table:table-cell>
          <table:table-cell office:value-type="float" office:value="18.19266" calcext:value-type="float">
            <text:p>18.19266</text:p>
          </table:table-cell>
          <table:table-cell office:value-type="float" office:value="18.12515" calcext:value-type="float">
            <text:p>18.12515</text:p>
          </table:table-cell>
          <table:table-cell office:value-type="float" office:value="36.32812" calcext:value-type="float">
            <text:p>36.32812</text:p>
          </table:table-cell>
          <table:table-cell office:value-type="float" office:value="17.92001" calcext:value-type="float">
            <text:p>17.920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14082007" calcext:value-type="float">
            <text:p>14082007</text:p>
          </table:table-cell>
          <table:table-cell office:value-type="float" office:value="9.165961" calcext:value-type="float">
            <text:p>9.165961</text:p>
          </table:table-cell>
          <table:table-cell office:value-type="float" office:value="25.96" calcext:value-type="float">
            <text:p>25.96</text:p>
          </table:table-cell>
          <table:table-cell office:value-type="float" office:value="15.09" calcext:value-type="float">
            <text:p>15.09</text:p>
          </table:table-cell>
          <table:table-cell office:value-type="float" office:value="1.932032" calcext:value-type="float">
            <text:p>1.932032</text:p>
          </table:table-cell>
          <table:table-cell office:value-type="float" office:value="1.335682" calcext:value-type="float">
            <text:p>1.335682</text:p>
          </table:table-cell>
          <table:table-cell office:value-type="float" office:value="231.552" calcext:value-type="float">
            <text:p>231.552</text:p>
          </table:table-cell>
          <table:table-cell office:value-type="float" office:value="6.3" calcext:value-type="float">
            <text:p>6.3</text:p>
          </table:table-cell>
          <table:table-cell office:value-type="float" office:value="29.57123" calcext:value-type="float">
            <text:p>29.57123</text:p>
          </table:table-cell>
          <table:table-cell office:value-type="float" office:value="17.22409" calcext:value-type="float">
            <text:p>17.22409</text:p>
          </table:table-cell>
          <table:table-cell office:value-type="float" office:value="26.37231" calcext:value-type="float">
            <text:p>26.37231</text:p>
          </table:table-cell>
          <table:table-cell office:value-type="float" office:value="20.01364" calcext:value-type="float">
            <text:p>20.01364</text:p>
          </table:table-cell>
          <table:table-cell office:value-type="float" office:value="25.39203" calcext:value-type="float">
            <text:p>25.39203</text:p>
          </table:table-cell>
          <table:table-cell office:value-type="float" office:value="21.53989" calcext:value-type="float">
            <text:p>21.53989</text:p>
          </table:table-cell>
          <table:table-cell office:value-type="float" office:value="25.38336" calcext:value-type="float">
            <text:p>25.38336</text:p>
          </table:table-cell>
          <table:table-cell office:value-type="float" office:value="22.72546" calcext:value-type="float">
            <text:p>22.72546</text:p>
          </table:table-cell>
          <table:table-cell office:value-type="float" office:value="25.6301" calcext:value-type="float">
            <text:p>25.6301</text:p>
          </table:table-cell>
          <table:table-cell office:value-type="float" office:value="23.39618" calcext:value-type="float">
            <text:p>23.39618</text:p>
          </table:table-cell>
          <table:table-cell office:value-type="float" office:value="25.68958" calcext:value-type="float">
            <text:p>25.68958</text:p>
          </table:table-cell>
          <table:table-cell office:value-type="float" office:value="23.93115" calcext:value-type="float">
            <text:p>23.93115</text:p>
          </table:table-cell>
          <table:table-cell office:value-type="float" office:value="25.35815" calcext:value-type="float">
            <text:p>25.35815</text:p>
          </table:table-cell>
          <table:table-cell office:value-type="float" office:value="24.20944" calcext:value-type="float">
            <text:p>24.20944</text:p>
          </table:table-cell>
          <table:table-cell office:value-type="float" office:value="24.77643" calcext:value-type="float">
            <text:p>24.77643</text:p>
          </table:table-cell>
          <table:table-cell office:value-type="float" office:value="24.3797" calcext:value-type="float">
            <text:p>24.3797</text:p>
          </table:table-cell>
          <table:table-cell office:value-type="float" office:value="24.16672" calcext:value-type="float">
            <text:p>24.16672</text:p>
          </table:table-cell>
          <table:table-cell office:value-type="float" office:value="23.97971" calcext:value-type="float">
            <text:p>23.97971</text:p>
          </table:table-cell>
          <table:table-cell office:value-type="float" office:value="22.94968" calcext:value-type="float">
            <text:p>22.94968</text:p>
          </table:table-cell>
          <table:table-cell office:value-type="float" office:value="22.87271" calcext:value-type="float">
            <text:p>22.87271</text:p>
          </table:table-cell>
          <table:table-cell office:value-type="float" office:value="21.57663" calcext:value-type="float">
            <text:p>21.57663</text:p>
          </table:table-cell>
          <table:table-cell office:value-type="float" office:value="21.56918" calcext:value-type="float">
            <text:p>21.56918</text:p>
          </table:table-cell>
          <table:table-cell office:value-type="float" office:value="20.30923" calcext:value-type="float">
            <text:p>20.30923</text:p>
          </table:table-cell>
          <table:table-cell office:value-type="float" office:value="20.25238" calcext:value-type="float">
            <text:p>20.25238</text:p>
          </table:table-cell>
          <table:table-cell office:value-type="float" office:value="19.10919" calcext:value-type="float">
            <text:p>19.10919</text:p>
          </table:table-cell>
          <table:table-cell office:value-type="float" office:value="19.04022" calcext:value-type="float">
            <text:p>19.04022</text:p>
          </table:table-cell>
          <table:table-cell office:value-type="float" office:value="18.25919" calcext:value-type="float">
            <text:p>18.25919</text:p>
          </table:table-cell>
          <table:table-cell office:value-type="float" office:value="18.19333" calcext:value-type="float">
            <text:p>18.19333</text:p>
          </table:table-cell>
          <table:table-cell office:value-type="float" office:value="29.57123" calcext:value-type="float">
            <text:p>29.57123</text:p>
          </table:table-cell>
          <table:table-cell office:value-type="float" office:value="17.22406" calcext:value-type="float">
            <text:p>17.22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15082007" calcext:value-type="float">
            <text:p>15082007</text:p>
          </table:table-cell>
          <table:table-cell office:value-type="float" office:value="9.083879" calcext:value-type="float">
            <text:p>9.083879</text:p>
          </table:table-cell>
          <table:table-cell office:value-type="float" office:value="23.34" calcext:value-type="float">
            <text:p>23.34</text:p>
          </table:table-cell>
          <table:table-cell office:value-type="float" office:value="15.22" calcext:value-type="float">
            <text:p>15.22</text:p>
          </table:table-cell>
          <table:table-cell office:value-type="float" office:value="1.894695" calcext:value-type="float">
            <text:p>1.894695</text:p>
          </table:table-cell>
          <table:table-cell office:value-type="float" office:value="1.518626" calcext:value-type="float">
            <text:p>1.518626</text:p>
          </table:table-cell>
          <table:table-cell office:value-type="float" office:value="242.928" calcext:value-type="float">
            <text:p>242.928</text:p>
          </table:table-cell>
          <table:table-cell office:value-type="float" office:value="29.7" calcext:value-type="float">
            <text:p>29.7</text:p>
          </table:table-cell>
          <table:table-cell office:value-type="float" office:value="22.07489" calcext:value-type="float">
            <text:p>22.07489</text:p>
          </table:table-cell>
          <table:table-cell office:value-type="float" office:value="16.42712" calcext:value-type="float">
            <text:p>16.42712</text:p>
          </table:table-cell>
          <table:table-cell office:value-type="float" office:value="21.5159" calcext:value-type="float">
            <text:p>21.5159</text:p>
          </table:table-cell>
          <table:table-cell office:value-type="float" office:value="18.23953" calcext:value-type="float">
            <text:p>18.23953</text:p>
          </table:table-cell>
          <table:table-cell office:value-type="float" office:value="22.37473" calcext:value-type="float">
            <text:p>22.37473</text:p>
          </table:table-cell>
          <table:table-cell office:value-type="float" office:value="19.59451" calcext:value-type="float">
            <text:p>19.59451</text:p>
          </table:table-cell>
          <table:table-cell office:value-type="float" office:value="23.49152" calcext:value-type="float">
            <text:p>23.49152</text:p>
          </table:table-cell>
          <table:table-cell office:value-type="float" office:value="20.80493" calcext:value-type="float">
            <text:p>20.80493</text:p>
          </table:table-cell>
          <table:table-cell office:value-type="float" office:value="23.96085" calcext:value-type="float">
            <text:p>23.96085</text:p>
          </table:table-cell>
          <table:table-cell office:value-type="float" office:value="21.52905" calcext:value-type="float">
            <text:p>21.52905</text:p>
          </table:table-cell>
          <table:table-cell office:value-type="float" office:value="24.3356" calcext:value-type="float">
            <text:p>24.3356</text:p>
          </table:table-cell>
          <table:table-cell office:value-type="float" office:value="22.28516" calcext:value-type="float">
            <text:p>22.28516</text:p>
          </table:table-cell>
          <table:table-cell office:value-type="float" office:value="24.40103" calcext:value-type="float">
            <text:p>24.40103</text:p>
          </table:table-cell>
          <table:table-cell office:value-type="float" office:value="22.85068" calcext:value-type="float">
            <text:p>22.85068</text:p>
          </table:table-cell>
          <table:table-cell office:value-type="float" office:value="24.37723" calcext:value-type="float">
            <text:p>24.37723</text:p>
          </table:table-cell>
          <table:table-cell office:value-type="float" office:value="23.57022" calcext:value-type="float">
            <text:p>23.57022</text:p>
          </table:table-cell>
          <table:table-cell office:value-type="float" office:value="23.97736" calcext:value-type="float">
            <text:p>23.97736</text:p>
          </table:table-cell>
          <table:table-cell office:value-type="float" office:value="23.68329" calcext:value-type="float">
            <text:p>23.68329</text:p>
          </table:table-cell>
          <table:table-cell office:value-type="float" office:value="22.87189" calcext:value-type="float">
            <text:p>22.87189</text:p>
          </table:table-cell>
          <table:table-cell office:value-type="float" office:value="22.7782" calcext:value-type="float">
            <text:p>22.7782</text:p>
          </table:table-cell>
          <table:table-cell office:value-type="float" office:value="21.57663" calcext:value-type="float">
            <text:p>21.57663</text:p>
          </table:table-cell>
          <table:table-cell office:value-type="float" office:value="21.57007" calcext:value-type="float">
            <text:p>21.57007</text:p>
          </table:table-cell>
          <table:table-cell office:value-type="float" office:value="20.35568" calcext:value-type="float">
            <text:p>20.35568</text:p>
          </table:table-cell>
          <table:table-cell office:value-type="float" office:value="20.30978" calcext:value-type="float">
            <text:p>20.30978</text:p>
          </table:table-cell>
          <table:table-cell office:value-type="float" office:value="19.17426" calcext:value-type="float">
            <text:p>19.17426</text:p>
          </table:table-cell>
          <table:table-cell office:value-type="float" office:value="19.10986" calcext:value-type="float">
            <text:p>19.10986</text:p>
          </table:table-cell>
          <table:table-cell office:value-type="float" office:value="18.32507" calcext:value-type="float">
            <text:p>18.32507</text:p>
          </table:table-cell>
          <table:table-cell office:value-type="float" office:value="18.25989" calcext:value-type="float">
            <text:p>18.25989</text:p>
          </table:table-cell>
          <table:table-cell office:value-type="float" office:value="22.47888" calcext:value-type="float">
            <text:p>22.47888</text:p>
          </table:table-cell>
          <table:table-cell office:value-type="float" office:value="15.30026" calcext:value-type="float">
            <text:p>15.3002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16082007" calcext:value-type="float">
            <text:p>16082007</text:p>
          </table:table-cell>
          <table:table-cell office:value-type="float" office:value="26.33762" calcext:value-type="float">
            <text:p>26.33762</text:p>
          </table:table-cell>
          <table:table-cell office:value-type="float" office:value="25.43" calcext:value-type="float">
            <text:p>25.43</text:p>
          </table:table-cell>
          <table:table-cell office:value-type="float" office:value="14.16" calcext:value-type="float">
            <text:p>14.16</text:p>
          </table:table-cell>
          <table:table-cell office:value-type="float" office:value="1.606237" calcext:value-type="float">
            <text:p>1.606237</text:p>
          </table:table-cell>
          <table:table-cell office:value-type="float" office:value="1.201352" calcext:value-type="float">
            <text:p>1.201352</text:p>
          </table:table-cell>
          <table:table-cell office:value-type="float" office:value="221.256" calcext:value-type="float">
            <text:p>221.256</text:p>
          </table:table-cell>
          <table:table-cell office:value-type="float" office:value="0" calcext:value-type="float">
            <text:p>0</text:p>
          </table:table-cell>
          <table:table-cell office:value-type="float" office:value="26.09067" calcext:value-type="float">
            <text:p>26.09067</text:p>
          </table:table-cell>
          <table:table-cell office:value-type="float" office:value="15.65482" calcext:value-type="float">
            <text:p>15.65482</text:p>
          </table:table-cell>
          <table:table-cell office:value-type="float" office:value="23.89026" calcext:value-type="float">
            <text:p>23.89026</text:p>
          </table:table-cell>
          <table:table-cell office:value-type="float" office:value="17.30579" calcext:value-type="float">
            <text:p>17.30579</text:p>
          </table:table-cell>
          <table:table-cell office:value-type="float" office:value="22.86285" calcext:value-type="float">
            <text:p>22.86285</text:p>
          </table:table-cell>
          <table:table-cell office:value-type="float" office:value="18.39645" calcext:value-type="float">
            <text:p>18.39645</text:p>
          </table:table-cell>
          <table:table-cell office:value-type="float" office:value="22.41516" calcext:value-type="float">
            <text:p>22.41516</text:p>
          </table:table-cell>
          <table:table-cell office:value-type="float" office:value="19.49963" calcext:value-type="float">
            <text:p>19.49963</text:p>
          </table:table-cell>
          <table:table-cell office:value-type="float" office:value="22.25763" calcext:value-type="float">
            <text:p>22.25763</text:p>
          </table:table-cell>
          <table:table-cell office:value-type="float" office:value="20.34692" calcext:value-type="float">
            <text:p>20.34692</text:p>
          </table:table-cell>
          <table:table-cell office:value-type="float" office:value="22.26358" calcext:value-type="float">
            <text:p>22.26358</text:p>
          </table:table-cell>
          <table:table-cell office:value-type="float" office:value="21.25928" calcext:value-type="float">
            <text:p>21.25928</text:p>
          </table:table-cell>
          <table:table-cell office:value-type="float" office:value="22.83951" calcext:value-type="float">
            <text:p>22.83951</text:p>
          </table:table-cell>
          <table:table-cell office:value-type="float" office:value="22.01328" calcext:value-type="float">
            <text:p>22.01328</text:p>
          </table:table-cell>
          <table:table-cell office:value-type="float" office:value="23.56198" calcext:value-type="float">
            <text:p>23.56198</text:p>
          </table:table-cell>
          <table:table-cell office:value-type="float" office:value="22.83353" calcext:value-type="float">
            <text:p>22.83353</text:p>
          </table:table-cell>
          <table:table-cell office:value-type="float" office:value="23.67917" calcext:value-type="float">
            <text:p>23.67917</text:p>
          </table:table-cell>
          <table:table-cell office:value-type="float" office:value="23.24289" calcext:value-type="float">
            <text:p>23.24289</text:p>
          </table:table-cell>
          <table:table-cell office:value-type="float" office:value="22.77698" calcext:value-type="float">
            <text:p>22.77698</text:p>
          </table:table-cell>
          <table:table-cell office:value-type="float" office:value="22.63751" calcext:value-type="float">
            <text:p>22.63751</text:p>
          </table:table-cell>
          <table:table-cell office:value-type="float" office:value="21.56992" calcext:value-type="float">
            <text:p>21.56992</text:p>
          </table:table-cell>
          <table:table-cell office:value-type="float" office:value="21.54486" calcext:value-type="float">
            <text:p>21.54486</text:p>
          </table:table-cell>
          <table:table-cell office:value-type="float" office:value="20.3916" calcext:value-type="float">
            <text:p>20.3916</text:p>
          </table:table-cell>
          <table:table-cell office:value-type="float" office:value="20.35614" calcext:value-type="float">
            <text:p>20.35614</text:p>
          </table:table-cell>
          <table:table-cell office:value-type="float" office:value="19.23419" calcext:value-type="float">
            <text:p>19.23419</text:p>
          </table:table-cell>
          <table:table-cell office:value-type="float" office:value="19.1749" calcext:value-type="float">
            <text:p>19.1749</text:p>
          </table:table-cell>
          <table:table-cell office:value-type="float" office:value="18.38837" calcext:value-type="float">
            <text:p>18.38837</text:p>
          </table:table-cell>
          <table:table-cell office:value-type="float" office:value="18.32574" calcext:value-type="float">
            <text:p>18.32574</text:p>
          </table:table-cell>
          <table:table-cell office:value-type="float" office:value="27.56396" calcext:value-type="float">
            <text:p>27.56396</text:p>
          </table:table-cell>
          <table:table-cell office:value-type="float" office:value="14.34793" calcext:value-type="float">
            <text:p>14.347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17082007" calcext:value-type="float">
            <text:p>17082007</text:p>
          </table:table-cell>
          <table:table-cell office:value-type="float" office:value="23.50594" calcext:value-type="float">
            <text:p>23.50594</text:p>
          </table:table-cell>
          <table:table-cell office:value-type="float" office:value="28.21" calcext:value-type="float">
            <text:p>28.21</text:p>
          </table:table-cell>
          <table:table-cell office:value-type="float" office:value="12.74" calcext:value-type="float">
            <text:p>12.74</text:p>
          </table:table-cell>
          <table:table-cell office:value-type="float" office:value="2.07388" calcext:value-type="float">
            <text:p>2.07388</text:p>
          </table:table-cell>
          <table:table-cell office:value-type="float" office:value="1.292487" calcext:value-type="float">
            <text:p>1.292487</text:p>
          </table:table-cell>
          <table:table-cell office:value-type="float" office:value="193.212" calcext:value-type="float">
            <text:p>193.212</text:p>
          </table:table-cell>
          <table:table-cell office:value-type="float" office:value="0" calcext:value-type="float">
            <text:p>0</text:p>
          </table:table-cell>
          <table:table-cell office:value-type="float" office:value="27.67395" calcext:value-type="float">
            <text:p>27.67395</text:p>
          </table:table-cell>
          <table:table-cell office:value-type="float" office:value="13.78506" calcext:value-type="float">
            <text:p>13.78506</text:p>
          </table:table-cell>
          <table:table-cell office:value-type="float" office:value="24.75305" calcext:value-type="float">
            <text:p>24.75305</text:p>
          </table:table-cell>
          <table:table-cell office:value-type="float" office:value="15.68387" calcext:value-type="float">
            <text:p>15.68387</text:p>
          </table:table-cell>
          <table:table-cell office:value-type="float" office:value="23.3511" calcext:value-type="float">
            <text:p>23.3511</text:p>
          </table:table-cell>
          <table:table-cell office:value-type="float" office:value="17.35147" calcext:value-type="float">
            <text:p>17.35147</text:p>
          </table:table-cell>
          <table:table-cell office:value-type="float" office:value="22.66577" calcext:value-type="float">
            <text:p>22.66577</text:p>
          </table:table-cell>
          <table:table-cell office:value-type="float" office:value="18.77023" calcext:value-type="float">
            <text:p>18.77023</text:p>
          </table:table-cell>
          <table:table-cell office:value-type="float" office:value="22.35318" calcext:value-type="float">
            <text:p>22.35318</text:p>
          </table:table-cell>
          <table:table-cell office:value-type="float" office:value="19.7305" calcext:value-type="float">
            <text:p>19.7305</text:p>
          </table:table-cell>
          <table:table-cell office:value-type="float" office:value="22.17874" calcext:value-type="float">
            <text:p>22.17874</text:p>
          </table:table-cell>
          <table:table-cell office:value-type="float" office:value="20.71472" calcext:value-type="float">
            <text:p>20.71472</text:p>
          </table:table-cell>
          <table:table-cell office:value-type="float" office:value="22.42365" calcext:value-type="float">
            <text:p>22.42365</text:p>
          </table:table-cell>
          <table:table-cell office:value-type="float" office:value="21.46756" calcext:value-type="float">
            <text:p>21.46756</text:p>
          </table:table-cell>
          <table:table-cell office:value-type="float" office:value="22.83124" calcext:value-type="float">
            <text:p>22.83124</text:p>
          </table:table-cell>
          <table:table-cell office:value-type="float" office:value="22.35031" calcext:value-type="float">
            <text:p>22.35031</text:p>
          </table:table-cell>
          <table:table-cell office:value-type="float" office:value="23.23853" calcext:value-type="float">
            <text:p>23.23853</text:p>
          </table:table-cell>
          <table:table-cell office:value-type="float" office:value="22.83212" calcext:value-type="float">
            <text:p>22.83212</text:p>
          </table:table-cell>
          <table:table-cell office:value-type="float" office:value="22.6358" calcext:value-type="float">
            <text:p>22.6358</text:p>
          </table:table-cell>
          <table:table-cell office:value-type="float" office:value="22.45792" calcext:value-type="float">
            <text:p>22.45792</text:p>
          </table:table-cell>
          <table:table-cell office:value-type="float" office:value="21.54446" calcext:value-type="float">
            <text:p>21.54446</text:p>
          </table:table-cell>
          <table:table-cell office:value-type="float" office:value="21.49542" calcext:value-type="float">
            <text:p>21.49542</text:p>
          </table:table-cell>
          <table:table-cell office:value-type="float" office:value="20.41537" calcext:value-type="float">
            <text:p>20.41537</text:p>
          </table:table-cell>
          <table:table-cell office:value-type="float" office:value="20.39191" calcext:value-type="float">
            <text:p>20.39191</text:p>
          </table:table-cell>
          <table:table-cell office:value-type="float" office:value="19.28842" calcext:value-type="float">
            <text:p>19.28842</text:p>
          </table:table-cell>
          <table:table-cell office:value-type="float" office:value="19.2348" calcext:value-type="float">
            <text:p>19.2348</text:p>
          </table:table-cell>
          <table:table-cell office:value-type="float" office:value="18.44888" calcext:value-type="float">
            <text:p>18.44888</text:p>
          </table:table-cell>
          <table:table-cell office:value-type="float" office:value="18.38901" calcext:value-type="float">
            <text:p>18.38901</text:p>
          </table:table-cell>
          <table:table-cell office:value-type="float" office:value="29.29126" calcext:value-type="float">
            <text:p>29.29126</text:p>
          </table:table-cell>
          <table:table-cell office:value-type="float" office:value="12.64859" calcext:value-type="float">
            <text:p>12.648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8082007" calcext:value-type="float">
            <text:p>18082007</text:p>
          </table:table-cell>
          <table:table-cell office:value-type="float" office:value="25.57041" calcext:value-type="float">
            <text:p>25.57041</text:p>
          </table:table-cell>
          <table:table-cell office:value-type="float" office:value="25.27" calcext:value-type="float">
            <text:p>25.27</text:p>
          </table:table-cell>
          <table:table-cell office:value-type="float" office:value="14.17" calcext:value-type="float">
            <text:p>14.17</text:p>
          </table:table-cell>
          <table:table-cell office:value-type="float" office:value="1.744088" calcext:value-type="float">
            <text:p>1.744088</text:p>
          </table:table-cell>
          <table:table-cell office:value-type="float" office:value="1.240746" calcext:value-type="float">
            <text:p>1.240746</text:p>
          </table:table-cell>
          <table:table-cell office:value-type="float" office:value="272.628" calcext:value-type="float">
            <text:p>272.628</text:p>
          </table:table-cell>
          <table:table-cell office:value-type="float" office:value="0" calcext:value-type="float">
            <text:p>0</text:p>
          </table:table-cell>
          <table:table-cell office:value-type="float" office:value="29.17648" calcext:value-type="float">
            <text:p>29.17648</text:p>
          </table:table-cell>
          <table:table-cell office:value-type="float" office:value="16.77814" calcext:value-type="float">
            <text:p>16.77814</text:p>
          </table:table-cell>
          <table:table-cell office:value-type="float" office:value="25.14795" calcext:value-type="float">
            <text:p>25.14795</text:p>
          </table:table-cell>
          <table:table-cell office:value-type="float" office:value="18.51602" calcext:value-type="float">
            <text:p>18.51602</text:p>
          </table:table-cell>
          <table:table-cell office:value-type="float" office:value="23.95291" calcext:value-type="float">
            <text:p>23.95291</text:p>
          </table:table-cell>
          <table:table-cell office:value-type="float" office:value="19.58148" calcext:value-type="float">
            <text:p>19.58148</text:p>
          </table:table-cell>
          <table:table-cell office:value-type="float" office:value="23.21021" calcext:value-type="float">
            <text:p>23.21021</text:p>
          </table:table-cell>
          <table:table-cell office:value-type="float" office:value="20.3877" calcext:value-type="float">
            <text:p>20.3877</text:p>
          </table:table-cell>
          <table:table-cell office:value-type="float" office:value="22.79669" calcext:value-type="float">
            <text:p>22.79669</text:p>
          </table:table-cell>
          <table:table-cell office:value-type="float" office:value="20.90253" calcext:value-type="float">
            <text:p>20.90253</text:p>
          </table:table-cell>
          <table:table-cell office:value-type="float" office:value="22.46765" calcext:value-type="float">
            <text:p>22.46765</text:p>
          </table:table-cell>
          <table:table-cell office:value-type="float" office:value="21.41837" calcext:value-type="float">
            <text:p>21.41837</text:p>
          </table:table-cell>
          <table:table-cell office:value-type="float" office:value="22.36252" calcext:value-type="float">
            <text:p>22.36252</text:p>
          </table:table-cell>
          <table:table-cell office:value-type="float" office:value="21.79172" calcext:value-type="float">
            <text:p>21.79172</text:p>
          </table:table-cell>
          <table:table-cell office:value-type="float" office:value="22.37811" calcext:value-type="float">
            <text:p>22.37811</text:p>
          </table:table-cell>
          <table:table-cell office:value-type="float" office:value="22.24881" calcext:value-type="float">
            <text:p>22.24881</text:p>
          </table:table-cell>
          <table:table-cell office:value-type="float" office:value="22.82837" calcext:value-type="float">
            <text:p>22.82837</text:p>
          </table:table-cell>
          <table:table-cell office:value-type="float" office:value="22.54187" calcext:value-type="float">
            <text:p>22.54187</text:p>
          </table:table-cell>
          <table:table-cell office:value-type="float" office:value="22.4559" calcext:value-type="float">
            <text:p>22.4559</text:p>
          </table:table-cell>
          <table:table-cell office:value-type="float" office:value="22.26819" calcext:value-type="float">
            <text:p>22.26819</text:p>
          </table:table-cell>
          <table:table-cell office:value-type="float" office:value="21.49478" calcext:value-type="float">
            <text:p>21.49478</text:p>
          </table:table-cell>
          <table:table-cell office:value-type="float" office:value="21.42535" calcext:value-type="float">
            <text:p>21.42535</text:p>
          </table:table-cell>
          <table:table-cell office:value-type="float" office:value="20.4256" calcext:value-type="float">
            <text:p>20.4256</text:p>
          </table:table-cell>
          <table:table-cell office:value-type="float" office:value="20.41556" calcext:value-type="float">
            <text:p>20.41556</text:p>
          </table:table-cell>
          <table:table-cell office:value-type="float" office:value="19.33563" calcext:value-type="float">
            <text:p>19.33563</text:p>
          </table:table-cell>
          <table:table-cell office:value-type="float" office:value="19.28897" calcext:value-type="float">
            <text:p>19.28897</text:p>
          </table:table-cell>
          <table:table-cell office:value-type="float" office:value="18.50522" calcext:value-type="float">
            <text:p>18.50522</text:p>
          </table:table-cell>
          <table:table-cell office:value-type="float" office:value="18.44952" calcext:value-type="float">
            <text:p>18.44952</text:p>
          </table:table-cell>
          <table:table-cell office:value-type="float" office:value="29.76968" calcext:value-type="float">
            <text:p>29.76968</text:p>
          </table:table-cell>
          <table:table-cell office:value-type="float" office:value="15.71738" calcext:value-type="float">
            <text:p>15.717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19082007" calcext:value-type="float">
            <text:p>19082007</text:p>
          </table:table-cell>
          <table:table-cell office:value-type="float" office:value="24.53292" calcext:value-type="float">
            <text:p>24.53292</text:p>
          </table:table-cell>
          <table:table-cell office:value-type="float" office:value="26.57" calcext:value-type="float">
            <text:p>26.57</text:p>
          </table:table-cell>
          <table:table-cell office:value-type="float" office:value="12.03" calcext:value-type="float">
            <text:p>12.03</text:p>
          </table:table-cell>
          <table:table-cell office:value-type="float" office:value="1.662479" calcext:value-type="float">
            <text:p>1.662479</text:p>
          </table:table-cell>
          <table:table-cell office:value-type="float" office:value="1.233544" calcext:value-type="float">
            <text:p>1.233544</text:p>
          </table:table-cell>
          <table:table-cell office:value-type="float" office:value="135.792" calcext:value-type="float">
            <text:p>135.792</text:p>
          </table:table-cell>
          <table:table-cell office:value-type="float" office:value="0" calcext:value-type="float">
            <text:p>0</text:p>
          </table:table-cell>
          <table:table-cell office:value-type="float" office:value="32.36932" calcext:value-type="float">
            <text:p>32.36932</text:p>
          </table:table-cell>
          <table:table-cell office:value-type="float" office:value="14.29572" calcext:value-type="float">
            <text:p>14.29572</text:p>
          </table:table-cell>
          <table:table-cell office:value-type="float" office:value="27.19931" calcext:value-type="float">
            <text:p>27.19931</text:p>
          </table:table-cell>
          <table:table-cell office:value-type="float" office:value="17.13467" calcext:value-type="float">
            <text:p>17.13467</text:p>
          </table:table-cell>
          <table:table-cell office:value-type="float" office:value="25.38416" calcext:value-type="float">
            <text:p>25.38416</text:p>
          </table:table-cell>
          <table:table-cell office:value-type="float" office:value="18.62442" calcext:value-type="float">
            <text:p>18.62442</text:p>
          </table:table-cell>
          <table:table-cell office:value-type="float" office:value="24.15942" calcext:value-type="float">
            <text:p>24.15942</text:p>
          </table:table-cell>
          <table:table-cell office:value-type="float" office:value="19.78558" calcext:value-type="float">
            <text:p>19.78558</text:p>
          </table:table-cell>
          <table:table-cell office:value-type="float" office:value="23.46375" calcext:value-type="float">
            <text:p>23.46375</text:p>
          </table:table-cell>
          <table:table-cell office:value-type="float" office:value="20.5018" calcext:value-type="float">
            <text:p>20.5018</text:p>
          </table:table-cell>
          <table:table-cell office:value-type="float" office:value="22.89038" calcext:value-type="float">
            <text:p>22.89038</text:p>
          </table:table-cell>
          <table:table-cell office:value-type="float" office:value="21.18912" calcext:value-type="float">
            <text:p>21.18912</text:p>
          </table:table-cell>
          <table:table-cell office:value-type="float" office:value="22.58551" calcext:value-type="float">
            <text:p>22.58551</text:p>
          </table:table-cell>
          <table:table-cell office:value-type="float" office:value="21.63351" calcext:value-type="float">
            <text:p>21.63351</text:p>
          </table:table-cell>
          <table:table-cell office:value-type="float" office:value="22.3186" calcext:value-type="float">
            <text:p>22.3186</text:p>
          </table:table-cell>
          <table:table-cell office:value-type="float" office:value="22.13757" calcext:value-type="float">
            <text:p>22.13757</text:p>
          </table:table-cell>
          <table:table-cell office:value-type="float" office:value="22.53955" calcext:value-type="float">
            <text:p>22.53955</text:p>
          </table:table-cell>
          <table:table-cell office:value-type="float" office:value="22.34402" calcext:value-type="float">
            <text:p>22.34402</text:p>
          </table:table-cell>
          <table:table-cell office:value-type="float" office:value="22.26624" calcext:value-type="float">
            <text:p>22.26624</text:p>
          </table:table-cell>
          <table:table-cell office:value-type="float" office:value="22.09561" calcext:value-type="float">
            <text:p>22.09561</text:p>
          </table:table-cell>
          <table:table-cell office:value-type="float" office:value="21.42456" calcext:value-type="float">
            <text:p>21.42456</text:p>
          </table:table-cell>
          <table:table-cell office:value-type="float" office:value="21.34482" calcext:value-type="float">
            <text:p>21.34482</text:p>
          </table:table-cell>
          <table:table-cell office:value-type="float" office:value="20.42621" calcext:value-type="float">
            <text:p>20.42621</text:p>
          </table:table-cell>
          <table:table-cell office:value-type="float" office:value="20.42343" calcext:value-type="float">
            <text:p>20.42343</text:p>
          </table:table-cell>
          <table:table-cell office:value-type="float" office:value="19.3754" calcext:value-type="float">
            <text:p>19.3754</text:p>
          </table:table-cell>
          <table:table-cell office:value-type="float" office:value="19.33606" calcext:value-type="float">
            <text:p>19.33606</text:p>
          </table:table-cell>
          <table:table-cell office:value-type="float" office:value="18.5574" calcext:value-type="float">
            <text:p>18.5574</text:p>
          </table:table-cell>
          <table:table-cell office:value-type="float" office:value="18.5058" calcext:value-type="float">
            <text:p>18.5058</text:p>
          </table:table-cell>
          <table:table-cell office:value-type="float" office:value="32.36932" calcext:value-type="float">
            <text:p>32.36932</text:p>
          </table:table-cell>
          <table:table-cell office:value-type="float" office:value="14.29575" calcext:value-type="float">
            <text:p>14.295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20082007" calcext:value-type="float">
            <text:p>20082007</text:p>
          </table:table-cell>
          <table:table-cell office:value-type="float" office:value="22.19709" calcext:value-type="float">
            <text:p>22.19709</text:p>
          </table:table-cell>
          <table:table-cell office:value-type="float" office:value="27.34" calcext:value-type="float">
            <text:p>27.34</text:p>
          </table:table-cell>
          <table:table-cell office:value-type="float" office:value="15.78" calcext:value-type="float">
            <text:p>15.78</text:p>
          </table:table-cell>
          <table:table-cell office:value-type="float" office:value="1.80246" calcext:value-type="float">
            <text:p>1.80246</text:p>
          </table:table-cell>
          <table:table-cell office:value-type="float" office:value="1.523714" calcext:value-type="float">
            <text:p>1.523714</text:p>
          </table:table-cell>
          <table:table-cell office:value-type="float" office:value="271.368" calcext:value-type="float">
            <text:p>271.368</text:p>
          </table:table-cell>
          <table:table-cell office:value-type="float" office:value="0" calcext:value-type="float">
            <text:p>0</text:p>
          </table:table-cell>
          <table:table-cell office:value-type="float" office:value="34.02802" calcext:value-type="float">
            <text:p>34.02802</text:p>
          </table:table-cell>
          <table:table-cell office:value-type="float" office:value="17.46231" calcext:value-type="float">
            <text:p>17.46231</text:p>
          </table:table-cell>
          <table:table-cell office:value-type="float" office:value="28.6221" calcext:value-type="float">
            <text:p>28.6221</text:p>
          </table:table-cell>
          <table:table-cell office:value-type="float" office:value="19.44641" calcext:value-type="float">
            <text:p>19.44641</text:p>
          </table:table-cell>
          <table:table-cell office:value-type="float" office:value="26.40485" calcext:value-type="float">
            <text:p>26.40485</text:p>
          </table:table-cell>
          <table:table-cell office:value-type="float" office:value="20.44611" calcext:value-type="float">
            <text:p>20.44611</text:p>
          </table:table-cell>
          <table:table-cell office:value-type="float" office:value="25.06406" calcext:value-type="float">
            <text:p>25.06406</text:p>
          </table:table-cell>
          <table:table-cell office:value-type="float" office:value="21.17831" calcext:value-type="float">
            <text:p>21.17831</text:p>
          </table:table-cell>
          <table:table-cell office:value-type="float" office:value="24.27679" calcext:value-type="float">
            <text:p>24.27679</text:p>
          </table:table-cell>
          <table:table-cell office:value-type="float" office:value="21.59421" calcext:value-type="float">
            <text:p>21.59421</text:p>
          </table:table-cell>
          <table:table-cell office:value-type="float" office:value="23.57925" calcext:value-type="float">
            <text:p>23.57925</text:p>
          </table:table-cell>
          <table:table-cell office:value-type="float" office:value="21.96503" calcext:value-type="float">
            <text:p>21.96503</text:p>
          </table:table-cell>
          <table:table-cell office:value-type="float" office:value="23.10037" calcext:value-type="float">
            <text:p>23.10037</text:p>
          </table:table-cell>
          <table:table-cell office:value-type="float" office:value="22.13565" calcext:value-type="float">
            <text:p>22.13565</text:p>
          </table:table-cell>
          <table:table-cell office:value-type="float" office:value="22.44992" calcext:value-type="float">
            <text:p>22.44992</text:p>
          </table:table-cell>
          <table:table-cell office:value-type="float" office:value="22.2363" calcext:value-type="float">
            <text:p>22.2363</text:p>
          </table:table-cell>
          <table:table-cell office:value-type="float" office:value="22.3425" calcext:value-type="float">
            <text:p>22.3425</text:p>
          </table:table-cell>
          <table:table-cell office:value-type="float" office:value="22.25345" calcext:value-type="float">
            <text:p>22.25345</text:p>
          </table:table-cell>
          <table:table-cell office:value-type="float" office:value="22.09393" calcext:value-type="float">
            <text:p>22.09393</text:p>
          </table:table-cell>
          <table:table-cell office:value-type="float" office:value="21.95078" calcext:value-type="float">
            <text:p>21.95078</text:p>
          </table:table-cell>
          <table:table-cell office:value-type="float" office:value="21.34393" calcext:value-type="float">
            <text:p>21.34393</text:p>
          </table:table-cell>
          <table:table-cell office:value-type="float" office:value="21.26309" calcext:value-type="float">
            <text:p>21.26309</text:p>
          </table:table-cell>
          <table:table-cell office:value-type="float" office:value="20.42334" calcext:value-type="float">
            <text:p>20.42334</text:p>
          </table:table-cell>
          <table:table-cell office:value-type="float" office:value="20.41089" calcext:value-type="float">
            <text:p>20.41089</text:p>
          </table:table-cell>
          <table:table-cell office:value-type="float" office:value="19.4079" calcext:value-type="float">
            <text:p>19.4079</text:p>
          </table:table-cell>
          <table:table-cell office:value-type="float" office:value="19.37579" calcext:value-type="float">
            <text:p>19.37579</text:p>
          </table:table-cell>
          <table:table-cell office:value-type="float" office:value="18.60477" calcext:value-type="float">
            <text:p>18.60477</text:p>
          </table:table-cell>
          <table:table-cell office:value-type="float" office:value="18.55792" calcext:value-type="float">
            <text:p>18.55792</text:p>
          </table:table-cell>
          <table:table-cell office:value-type="float" office:value="34.02798" calcext:value-type="float">
            <text:p>34.02798</text:p>
          </table:table-cell>
          <table:table-cell office:value-type="float" office:value="17.46234" calcext:value-type="float">
            <text:p>17.46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082007" calcext:value-type="float">
            <text:p>21082007</text:p>
          </table:table-cell>
          <table:table-cell office:value-type="float" office:value="22.88204" calcext:value-type="float">
            <text:p>22.88204</text:p>
          </table:table-cell>
          <table:table-cell office:value-type="float" office:value="35.7" calcext:value-type="float">
            <text:p>35.7</text:p>
          </table:table-cell>
          <table:table-cell office:value-type="float" office:value="19.39" calcext:value-type="float">
            <text:p>19.39</text:p>
          </table:table-cell>
          <table:table-cell office:value-type="float" office:value="1.842736" calcext:value-type="float">
            <text:p>1.842736</text:p>
          </table:table-cell>
          <table:table-cell office:value-type="float" office:value="1.172142" calcext:value-type="float">
            <text:p>1.172142</text:p>
          </table:table-cell>
          <table:table-cell office:value-type="float" office:value="291.24" calcext:value-type="float">
            <text:p>291.24</text:p>
          </table:table-cell>
          <table:table-cell office:value-type="float" office:value="0" calcext:value-type="float">
            <text:p>0</text:p>
          </table:table-cell>
          <table:table-cell office:value-type="float" office:value="39.65735" calcext:value-type="float">
            <text:p>39.65735</text:p>
          </table:table-cell>
          <table:table-cell office:value-type="float" office:value="20.69006" calcext:value-type="float">
            <text:p>20.69006</text:p>
          </table:table-cell>
          <table:table-cell office:value-type="float" office:value="32.72232" calcext:value-type="float">
            <text:p>32.72232</text:p>
          </table:table-cell>
          <table:table-cell office:value-type="float" office:value="21.95132" calcext:value-type="float">
            <text:p>21.95132</text:p>
          </table:table-cell>
          <table:table-cell office:value-type="float" office:value="30.01868" calcext:value-type="float">
            <text:p>30.01868</text:p>
          </table:table-cell>
          <table:table-cell office:value-type="float" office:value="22.48984" calcext:value-type="float">
            <text:p>22.48984</text:p>
          </table:table-cell>
          <table:table-cell office:value-type="float" office:value="27.8989" calcext:value-type="float">
            <text:p>27.8989</text:p>
          </table:table-cell>
          <table:table-cell office:value-type="float" office:value="22.80099" calcext:value-type="float">
            <text:p>22.80099</text:p>
          </table:table-cell>
          <table:table-cell office:value-type="float" office:value="26.56964" calcext:value-type="float">
            <text:p>26.56964</text:p>
          </table:table-cell>
          <table:table-cell office:value-type="float" office:value="22.92529" calcext:value-type="float">
            <text:p>22.92529</text:p>
          </table:table-cell>
          <table:table-cell office:value-type="float" office:value="25.32654" calcext:value-type="float">
            <text:p>25.32654</text:p>
          </table:table-cell>
          <table:table-cell office:value-type="float" office:value="22.98227" calcext:value-type="float">
            <text:p>22.98227</text:p>
          </table:table-cell>
          <table:table-cell office:value-type="float" office:value="24.35068" calcext:value-type="float">
            <text:p>24.35068</text:p>
          </table:table-cell>
          <table:table-cell office:value-type="float" office:value="22.87158" calcext:value-type="float">
            <text:p>22.87158</text:p>
          </table:table-cell>
          <table:table-cell office:value-type="float" office:value="22.98163" calcext:value-type="float">
            <text:p>22.98163</text:p>
          </table:table-cell>
          <table:table-cell office:value-type="float" office:value="22.45667" calcext:value-type="float">
            <text:p>22.45667</text:p>
          </table:table-cell>
          <table:table-cell office:value-type="float" office:value="22.29852" calcext:value-type="float">
            <text:p>22.29852</text:p>
          </table:table-cell>
          <table:table-cell office:value-type="float" office:value="22.25272" calcext:value-type="float">
            <text:p>22.25272</text:p>
          </table:table-cell>
          <table:table-cell office:value-type="float" office:value="21.94946" calcext:value-type="float">
            <text:p>21.94946</text:p>
          </table:table-cell>
          <table:table-cell office:value-type="float" office:value="21.84833" calcext:value-type="float">
            <text:p>21.84833</text:p>
          </table:table-cell>
          <table:table-cell office:value-type="float" office:value="21.26227" calcext:value-type="float">
            <text:p>21.26227</text:p>
          </table:table-cell>
          <table:table-cell office:value-type="float" office:value="21.18933" calcext:value-type="float">
            <text:p>21.18933</text:p>
          </table:table-cell>
          <table:table-cell office:value-type="float" office:value="20.41071" calcext:value-type="float">
            <text:p>20.41071</text:p>
          </table:table-cell>
          <table:table-cell office:value-type="float" office:value="20.39197" calcext:value-type="float">
            <text:p>20.39197</text:p>
          </table:table-cell>
          <table:table-cell office:value-type="float" office:value="19.43301" calcext:value-type="float">
            <text:p>19.43301</text:p>
          </table:table-cell>
          <table:table-cell office:value-type="float" office:value="19.4082" calcext:value-type="float">
            <text:p>19.4082</text:p>
          </table:table-cell>
          <table:table-cell office:value-type="float" office:value="18.64621" calcext:value-type="float">
            <text:p>18.64621</text:p>
          </table:table-cell>
          <table:table-cell office:value-type="float" office:value="18.60522" calcext:value-type="float">
            <text:p>18.60522</text:p>
          </table:table-cell>
          <table:table-cell office:value-type="float" office:value="39.65735" calcext:value-type="float">
            <text:p>39.65735</text:p>
          </table:table-cell>
          <table:table-cell office:value-type="float" office:value="20.69006" calcext:value-type="float">
            <text:p>20.690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22082007" calcext:value-type="float">
            <text:p>22082007</text:p>
          </table:table-cell>
          <table:table-cell office:value-type="float" office:value="18.92177" calcext:value-type="float">
            <text:p>18.92177</text:p>
          </table:table-cell>
          <table:table-cell office:value-type="float" office:value="33.11" calcext:value-type="float">
            <text:p>33.11</text:p>
          </table:table-cell>
          <table:table-cell office:value-type="float" office:value="22.49" calcext:value-type="float">
            <text:p>22.49</text:p>
          </table:table-cell>
          <table:table-cell office:value-type="float" office:value="2.295368" calcext:value-type="float">
            <text:p>2.295368</text:p>
          </table:table-cell>
          <table:table-cell office:value-type="float" office:value="1.493715" calcext:value-type="float">
            <text:p>1.493715</text:p>
          </table:table-cell>
          <table:table-cell office:value-type="float" office:value="181.872" calcext:value-type="float">
            <text:p>181.872</text:p>
          </table:table-cell>
          <table:table-cell office:value-type="float" office:value="0" calcext:value-type="float">
            <text:p>0</text:p>
          </table:table-cell>
          <table:table-cell office:value-type="float" office:value="38.36249" calcext:value-type="float">
            <text:p>38.36249</text:p>
          </table:table-cell>
          <table:table-cell office:value-type="float" office:value="24.09247" calcext:value-type="float">
            <text:p>24.09247</text:p>
          </table:table-cell>
          <table:table-cell office:value-type="float" office:value="32.9216" calcext:value-type="float">
            <text:p>32.9216</text:p>
          </table:table-cell>
          <table:table-cell office:value-type="float" office:value="24.91925" calcext:value-type="float">
            <text:p>24.91925</text:p>
          </table:table-cell>
          <table:table-cell office:value-type="float" office:value="30.53189" calcext:value-type="float">
            <text:p>30.53189</text:p>
          </table:table-cell>
          <table:table-cell office:value-type="float" office:value="25.08102" calcext:value-type="float">
            <text:p>25.08102</text:p>
          </table:table-cell>
          <table:table-cell office:value-type="float" office:value="28.5983" calcext:value-type="float">
            <text:p>28.5983</text:p>
          </table:table-cell>
          <table:table-cell office:value-type="float" office:value="25.03879" calcext:value-type="float">
            <text:p>25.03879</text:p>
          </table:table-cell>
          <table:table-cell office:value-type="float" office:value="27.35263" calcext:value-type="float">
            <text:p>27.35263</text:p>
          </table:table-cell>
          <table:table-cell office:value-type="float" office:value="24.90228" calcext:value-type="float">
            <text:p>24.90228</text:p>
          </table:table-cell>
          <table:table-cell office:value-type="float" office:value="26.1066" calcext:value-type="float">
            <text:p>26.1066</text:p>
          </table:table-cell>
          <table:table-cell office:value-type="float" office:value="24.64264" calcext:value-type="float">
            <text:p>24.64264</text:p>
          </table:table-cell>
          <table:table-cell office:value-type="float" office:value="25.13107" calcext:value-type="float">
            <text:p>25.13107</text:p>
          </table:table-cell>
          <table:table-cell office:value-type="float" office:value="24.18188" calcext:value-type="float">
            <text:p>24.18188</text:p>
          </table:table-cell>
          <table:table-cell office:value-type="float" office:value="23.71027" calcext:value-type="float">
            <text:p>23.71027</text:p>
          </table:table-cell>
          <table:table-cell office:value-type="float" office:value="22.99408" calcext:value-type="float">
            <text:p>22.99408</text:p>
          </table:table-cell>
          <table:table-cell office:value-type="float" office:value="22.53064" calcext:value-type="float">
            <text:p>22.53064</text:p>
          </table:table-cell>
          <table:table-cell office:value-type="float" office:value="22.30017" calcext:value-type="float">
            <text:p>22.30017</text:p>
          </table:table-cell>
          <table:table-cell office:value-type="float" office:value="21.84753" calcext:value-type="float">
            <text:p>21.84753</text:p>
          </table:table-cell>
          <table:table-cell office:value-type="float" office:value="21.81039" calcext:value-type="float">
            <text:p>21.81039</text:p>
          </table:table-cell>
          <table:table-cell office:value-type="float" office:value="21.1886" calcext:value-type="float">
            <text:p>21.1886</text:p>
          </table:table-cell>
          <table:table-cell office:value-type="float" office:value="21.13293" calcext:value-type="float">
            <text:p>21.13293</text:p>
          </table:table-cell>
          <table:table-cell office:value-type="float" office:value="20.39172" calcext:value-type="float">
            <text:p>20.39172</text:p>
          </table:table-cell>
          <table:table-cell office:value-type="float" office:value="20.37119" calcext:value-type="float">
            <text:p>20.37119</text:p>
          </table:table-cell>
          <table:table-cell office:value-type="float" office:value="19.45175" calcext:value-type="float">
            <text:p>19.45175</text:p>
          </table:table-cell>
          <table:table-cell office:value-type="float" office:value="19.43326" calcext:value-type="float">
            <text:p>19.43326</text:p>
          </table:table-cell>
          <table:table-cell office:value-type="float" office:value="18.68173" calcext:value-type="float">
            <text:p>18.68173</text:p>
          </table:table-cell>
          <table:table-cell office:value-type="float" office:value="18.64664" calcext:value-type="float">
            <text:p>18.64664</text:p>
          </table:table-cell>
          <table:table-cell office:value-type="float" office:value="38.36246" calcext:value-type="float">
            <text:p>38.36246</text:p>
          </table:table-cell>
          <table:table-cell office:value-type="float" office:value="24.09247" calcext:value-type="float">
            <text:p>24.092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082007" calcext:value-type="float">
            <text:p>23082007</text:p>
          </table:table-cell>
          <table:table-cell office:value-type="float" office:value="22.28588" calcext:value-type="float">
            <text:p>22.28588</text:p>
          </table:table-cell>
          <table:table-cell office:value-type="float" office:value="29.57" calcext:value-type="float">
            <text:p>29.57</text:p>
          </table:table-cell>
          <table:table-cell office:value-type="float" office:value="19.95" calcext:value-type="float">
            <text:p>19.95</text:p>
          </table:table-cell>
          <table:table-cell office:value-type="float" office:value="2.298989" calcext:value-type="float">
            <text:p>2.298989</text:p>
          </table:table-cell>
          <table:table-cell office:value-type="float" office:value="1.68753" calcext:value-type="float">
            <text:p>1.68753</text:p>
          </table:table-cell>
          <table:table-cell office:value-type="float" office:value="178.596" calcext:value-type="float">
            <text:p>178.596</text:p>
          </table:table-cell>
          <table:table-cell office:value-type="float" office:value="0" calcext:value-type="float">
            <text:p>0</text:p>
          </table:table-cell>
          <table:table-cell office:value-type="float" office:value="36.99994" calcext:value-type="float">
            <text:p>36.99994</text:p>
          </table:table-cell>
          <table:table-cell office:value-type="float" office:value="21.44943" calcext:value-type="float">
            <text:p>21.44943</text:p>
          </table:table-cell>
          <table:table-cell office:value-type="float" office:value="31.93085" calcext:value-type="float">
            <text:p>31.93085</text:p>
          </table:table-cell>
          <table:table-cell office:value-type="float" office:value="23.18195" calcext:value-type="float">
            <text:p>23.18195</text:p>
          </table:table-cell>
          <table:table-cell office:value-type="float" office:value="29.61353" calcext:value-type="float">
            <text:p>29.61353</text:p>
          </table:table-cell>
          <table:table-cell office:value-type="float" office:value="24.02835" calcext:value-type="float">
            <text:p>24.02835</text:p>
          </table:table-cell>
          <table:table-cell office:value-type="float" office:value="27.98489" calcext:value-type="float">
            <text:p>27.98489</text:p>
          </table:table-cell>
          <table:table-cell office:value-type="float" office:value="24.50616" calcext:value-type="float">
            <text:p>24.50616</text:p>
          </table:table-cell>
          <table:table-cell office:value-type="float" office:value="26.96408" calcext:value-type="float">
            <text:p>26.96408</text:p>
          </table:table-cell>
          <table:table-cell office:value-type="float" office:value="24.685" calcext:value-type="float">
            <text:p>24.685</text:p>
          </table:table-cell>
          <table:table-cell office:value-type="float" office:value="25.98917" calcext:value-type="float">
            <text:p>25.98917</text:p>
          </table:table-cell>
          <table:table-cell office:value-type="float" office:value="24.71515" calcext:value-type="float">
            <text:p>24.71515</text:p>
          </table:table-cell>
          <table:table-cell office:value-type="float" office:value="25.16733" calcext:value-type="float">
            <text:p>25.16733</text:p>
          </table:table-cell>
          <table:table-cell office:value-type="float" office:value="24.44901" calcext:value-type="float">
            <text:p>24.44901</text:p>
          </table:table-cell>
          <table:table-cell office:value-type="float" office:value="24.03406" calcext:value-type="float">
            <text:p>24.03406</text:p>
          </table:table-cell>
          <table:table-cell office:value-type="float" office:value="23.71988" calcext:value-type="float">
            <text:p>23.71988</text:p>
          </table:table-cell>
          <table:table-cell office:value-type="float" office:value="22.79083" calcext:value-type="float">
            <text:p>22.79083</text:p>
          </table:table-cell>
          <table:table-cell office:value-type="float" office:value="22.53369" calcext:value-type="float">
            <text:p>22.53369</text:p>
          </table:table-cell>
          <table:table-cell office:value-type="float" office:value="21.83777" calcext:value-type="float">
            <text:p>21.83777</text:p>
          </table:table-cell>
          <table:table-cell office:value-type="float" office:value="21.81036" calcext:value-type="float">
            <text:p>21.81036</text:p>
          </table:table-cell>
          <table:table-cell office:value-type="float" office:value="21.13248" calcext:value-type="float">
            <text:p>21.13248</text:p>
          </table:table-cell>
          <table:table-cell office:value-type="float" office:value="21.10437" calcext:value-type="float">
            <text:p>21.10437</text:p>
          </table:table-cell>
          <table:table-cell office:value-type="float" office:value="20.37097" calcext:value-type="float">
            <text:p>20.37097</text:p>
          </table:table-cell>
          <table:table-cell office:value-type="float" office:value="20.35364" calcext:value-type="float">
            <text:p>20.35364</text:p>
          </table:table-cell>
          <table:table-cell office:value-type="float" office:value="19.46597" calcext:value-type="float">
            <text:p>19.46597</text:p>
          </table:table-cell>
          <table:table-cell office:value-type="float" office:value="19.45193" calcext:value-type="float">
            <text:p>19.45193</text:p>
          </table:table-cell>
          <table:table-cell office:value-type="float" office:value="18.71161" calcext:value-type="float">
            <text:p>18.71161</text:p>
          </table:table-cell>
          <table:table-cell office:value-type="float" office:value="18.68207" calcext:value-type="float">
            <text:p>18.68207</text:p>
          </table:table-cell>
          <table:table-cell office:value-type="float" office:value="36.99994" calcext:value-type="float">
            <text:p>36.99994</text:p>
          </table:table-cell>
          <table:table-cell office:value-type="float" office:value="21.44943" calcext:value-type="float">
            <text:p>21.449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24082007" calcext:value-type="float">
            <text:p>24082007</text:p>
          </table:table-cell>
          <table:table-cell office:value-type="float" office:value="10.71504" calcext:value-type="float">
            <text:p>10.71504</text:p>
          </table:table-cell>
          <table:table-cell office:value-type="float" office:value="24.69" calcext:value-type="float">
            <text:p>24.69</text:p>
          </table:table-cell>
          <table:table-cell office:value-type="float" office:value="19.24" calcext:value-type="float">
            <text:p>19.24</text:p>
          </table:table-cell>
          <table:table-cell office:value-type="float" office:value="2.213776" calcext:value-type="float">
            <text:p>2.213776</text:p>
          </table:table-cell>
          <table:table-cell office:value-type="float" office:value="1.880295" calcext:value-type="float">
            <text:p>1.880295</text:p>
          </table:table-cell>
          <table:table-cell office:value-type="float" office:value="167.94" calcext:value-type="float">
            <text:p>167.94</text:p>
          </table:table-cell>
          <table:table-cell office:value-type="float" office:value="28.264" calcext:value-type="float">
            <text:p>28.264</text:p>
          </table:table-cell>
          <table:table-cell office:value-type="float" office:value="24.11148" calcext:value-type="float">
            <text:p>24.11148</text:p>
          </table:table-cell>
          <table:table-cell office:value-type="float" office:value="20.4873" calcext:value-type="float">
            <text:p>20.4873</text:p>
          </table:table-cell>
          <table:table-cell office:value-type="float" office:value="24.69571" calcext:value-type="float">
            <text:p>24.69571</text:p>
          </table:table-cell>
          <table:table-cell office:value-type="float" office:value="21.26495" calcext:value-type="float">
            <text:p>21.26495</text:p>
          </table:table-cell>
          <table:table-cell office:value-type="float" office:value="25.61377" calcext:value-type="float">
            <text:p>25.61377</text:p>
          </table:table-cell>
          <table:table-cell office:value-type="float" office:value="22.01025" calcext:value-type="float">
            <text:p>22.01025</text:p>
          </table:table-cell>
          <table:table-cell office:value-type="float" office:value="26.03796" calcext:value-type="float">
            <text:p>26.03796</text:p>
          </table:table-cell>
          <table:table-cell office:value-type="float" office:value="22.73914" calcext:value-type="float">
            <text:p>22.73914</text:p>
          </table:table-cell>
          <table:table-cell office:value-type="float" office:value="26.01028" calcext:value-type="float">
            <text:p>26.01028</text:p>
          </table:table-cell>
          <table:table-cell office:value-type="float" office:value="23.15115" calcext:value-type="float">
            <text:p>23.15115</text:p>
          </table:table-cell>
          <table:table-cell office:value-type="float" office:value="25.78372" calcext:value-type="float">
            <text:p>25.78372</text:p>
          </table:table-cell>
          <table:table-cell office:value-type="float" office:value="23.57184" calcext:value-type="float">
            <text:p>23.57184</text:p>
          </table:table-cell>
          <table:table-cell office:value-type="float" office:value="25.15866" calcext:value-type="float">
            <text:p>25.15866</text:p>
          </table:table-cell>
          <table:table-cell office:value-type="float" office:value="23.74466" calcext:value-type="float">
            <text:p>23.74466</text:p>
          </table:table-cell>
          <table:table-cell office:value-type="float" office:value="24.11032" calcext:value-type="float">
            <text:p>24.11032</text:p>
          </table:table-cell>
          <table:table-cell office:value-type="float" office:value="23.75787" calcext:value-type="float">
            <text:p>23.75787</text:p>
          </table:table-cell>
          <table:table-cell office:value-type="float" office:value="22.93414" calcext:value-type="float">
            <text:p>22.93414</text:p>
          </table:table-cell>
          <table:table-cell office:value-type="float" office:value="22.79327" calcext:value-type="float">
            <text:p>22.79327</text:p>
          </table:table-cell>
          <table:table-cell office:value-type="float" office:value="21.89484" calcext:value-type="float">
            <text:p>21.89484</text:p>
          </table:table-cell>
          <table:table-cell office:value-type="float" office:value="21.83826" calcext:value-type="float">
            <text:p>21.83826</text:p>
          </table:table-cell>
          <table:table-cell office:value-type="float" office:value="21.10422" calcext:value-type="float">
            <text:p>21.10422</text:p>
          </table:table-cell>
          <table:table-cell office:value-type="float" office:value="21.10056" calcext:value-type="float">
            <text:p>21.10056</text:p>
          </table:table-cell>
          <table:table-cell office:value-type="float" office:value="20.35349" calcext:value-type="float">
            <text:p>20.35349</text:p>
          </table:table-cell>
          <table:table-cell office:value-type="float" office:value="20.34348" calcext:value-type="float">
            <text:p>20.34348</text:p>
          </table:table-cell>
          <table:table-cell office:value-type="float" office:value="19.47781" calcext:value-type="float">
            <text:p>19.47781</text:p>
          </table:table-cell>
          <table:table-cell office:value-type="float" office:value="19.46609" calcext:value-type="float">
            <text:p>19.46609</text:p>
          </table:table-cell>
          <table:table-cell office:value-type="float" office:value="18.73651" calcext:value-type="float">
            <text:p>18.73651</text:p>
          </table:table-cell>
          <table:table-cell office:value-type="float" office:value="18.71188" calcext:value-type="float">
            <text:p>18.71188</text:p>
          </table:table-cell>
          <table:table-cell office:value-type="float" office:value="24.36383" calcext:value-type="float">
            <text:p>24.36383</text:p>
          </table:table-cell>
          <table:table-cell office:value-type="float" office:value="19.59018" calcext:value-type="float">
            <text:p>19.590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5082007" calcext:value-type="float">
            <text:p>25082007</text:p>
          </table:table-cell>
          <table:table-cell office:value-type="float" office:value="13.64746" calcext:value-type="float">
            <text:p>13.64746</text:p>
          </table:table-cell>
          <table:table-cell office:value-type="float" office:value="27.33" calcext:value-type="float">
            <text:p>27.33</text:p>
          </table:table-cell>
          <table:table-cell office:value-type="float" office:value="17.94" calcext:value-type="float">
            <text:p>17.94</text:p>
          </table:table-cell>
          <table:table-cell office:value-type="float" office:value="2.19083" calcext:value-type="float">
            <text:p>2.19083</text:p>
          </table:table-cell>
          <table:table-cell office:value-type="float" office:value="1.804107" calcext:value-type="float">
            <text:p>1.804107</text:p>
          </table:table-cell>
          <table:table-cell office:value-type="float" office:value="158.868" calcext:value-type="float">
            <text:p>158.868</text:p>
          </table:table-cell>
          <table:table-cell office:value-type="float" office:value="0.1" calcext:value-type="float">
            <text:p>0.1</text:p>
          </table:table-cell>
          <table:table-cell office:value-type="float" office:value="25.55167" calcext:value-type="float">
            <text:p>25.55167</text:p>
          </table:table-cell>
          <table:table-cell office:value-type="float" office:value="18.84042" calcext:value-type="float">
            <text:p>18.84042</text:p>
          </table:table-cell>
          <table:table-cell office:value-type="float" office:value="24.51688" calcext:value-type="float">
            <text:p>24.51688</text:p>
          </table:table-cell>
          <table:table-cell office:value-type="float" office:value="20.18698" calcext:value-type="float">
            <text:p>20.18698</text:p>
          </table:table-cell>
          <table:table-cell office:value-type="float" office:value="23.92795" calcext:value-type="float">
            <text:p>23.92795</text:p>
          </table:table-cell>
          <table:table-cell office:value-type="float" office:value="20.98828" calcext:value-type="float">
            <text:p>20.98828</text:p>
          </table:table-cell>
          <table:table-cell office:value-type="float" office:value="23.52563" calcext:value-type="float">
            <text:p>23.52563</text:p>
          </table:table-cell>
          <table:table-cell office:value-type="float" office:value="21.75711" calcext:value-type="float">
            <text:p>21.75711</text:p>
          </table:table-cell>
          <table:table-cell office:value-type="float" office:value="23.3316" calcext:value-type="float">
            <text:p>23.3316</text:p>
          </table:table-cell>
          <table:table-cell office:value-type="float" office:value="22.21796" calcext:value-type="float">
            <text:p>22.21796</text:p>
          </table:table-cell>
          <table:table-cell office:value-type="float" office:value="23.55063" calcext:value-type="float">
            <text:p>23.55063</text:p>
          </table:table-cell>
          <table:table-cell office:value-type="float" office:value="22.67667" calcext:value-type="float">
            <text:p>22.67667</text:p>
          </table:table-cell>
          <table:table-cell office:value-type="float" office:value="23.73141" calcext:value-type="float">
            <text:p>23.73141</text:p>
          </table:table-cell>
          <table:table-cell office:value-type="float" office:value="22.98178" calcext:value-type="float">
            <text:p>22.98178</text:p>
          </table:table-cell>
          <table:table-cell office:value-type="float" office:value="23.75192" calcext:value-type="float">
            <text:p>23.75192</text:p>
          </table:table-cell>
          <table:table-cell office:value-type="float" office:value="23.16098" calcext:value-type="float">
            <text:p>23.16098</text:p>
          </table:table-cell>
          <table:table-cell office:value-type="float" office:value="22.93414" calcext:value-type="float">
            <text:p>22.93414</text:p>
          </table:table-cell>
          <table:table-cell office:value-type="float" office:value="22.81915" calcext:value-type="float">
            <text:p>22.81915</text:p>
          </table:table-cell>
          <table:table-cell office:value-type="float" office:value="21.92679" calcext:value-type="float">
            <text:p>21.92679</text:p>
          </table:table-cell>
          <table:table-cell office:value-type="float" office:value="21.89542" calcext:value-type="float">
            <text:p>21.89542</text:p>
          </table:table-cell>
          <table:table-cell office:value-type="float" office:value="21.1145" calcext:value-type="float">
            <text:p>21.1145</text:p>
          </table:table-cell>
          <table:table-cell office:value-type="float" office:value="21.10278" calcext:value-type="float">
            <text:p>21.10278</text:p>
          </table:table-cell>
          <table:table-cell office:value-type="float" office:value="20.34338" calcext:value-type="float">
            <text:p>20.34338</text:p>
          </table:table-cell>
          <table:table-cell office:value-type="float" office:value="20.34177" calcext:value-type="float">
            <text:p>20.34177</text:p>
          </table:table-cell>
          <table:table-cell office:value-type="float" office:value="19.48831" calcext:value-type="float">
            <text:p>19.48831</text:p>
          </table:table-cell>
          <table:table-cell office:value-type="float" office:value="19.47791" calcext:value-type="float">
            <text:p>19.47791</text:p>
          </table:table-cell>
          <table:table-cell office:value-type="float" office:value="18.75757" calcext:value-type="float">
            <text:p>18.75757</text:p>
          </table:table-cell>
          <table:table-cell office:value-type="float" office:value="18.73676" calcext:value-type="float">
            <text:p>18.73676</text:p>
          </table:table-cell>
          <table:table-cell office:value-type="float" office:value="26.46313" calcext:value-type="float">
            <text:p>26.46313</text:p>
          </table:table-cell>
          <table:table-cell office:value-type="float" office:value="17.84857" calcext:value-type="float">
            <text:p>17.848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26082007" calcext:value-type="float">
            <text:p>26082007</text:p>
          </table:table-cell>
          <table:table-cell office:value-type="float" office:value="22.95561" calcext:value-type="float">
            <text:p>22.95561</text:p>
          </table:table-cell>
          <table:table-cell office:value-type="float" office:value="29.95" calcext:value-type="float">
            <text:p>29.95</text:p>
          </table:table-cell>
          <table:table-cell office:value-type="float" office:value="15.13" calcext:value-type="float">
            <text:p>15.13</text:p>
          </table:table-cell>
          <table:table-cell office:value-type="float" office:value="2.077464" calcext:value-type="float">
            <text:p>2.077464</text:p>
          </table:table-cell>
          <table:table-cell office:value-type="float" office:value="1.454231" calcext:value-type="float">
            <text:p>1.454231</text:p>
          </table:table-cell>
          <table:table-cell office:value-type="float" office:value="160.308" calcext:value-type="float">
            <text:p>160.308</text:p>
          </table:table-cell>
          <table:table-cell office:value-type="float" office:value="0" calcext:value-type="float">
            <text:p>0</text:p>
          </table:table-cell>
          <table:table-cell office:value-type="float" office:value="28.79526" calcext:value-type="float">
            <text:p>28.79526</text:p>
          </table:table-cell>
          <table:table-cell office:value-type="float" office:value="16.25754" calcext:value-type="float">
            <text:p>16.25754</text:p>
          </table:table-cell>
          <table:table-cell office:value-type="float" office:value="26.32401" calcext:value-type="float">
            <text:p>26.32401</text:p>
          </table:table-cell>
          <table:table-cell office:value-type="float" office:value="17.80917" calcext:value-type="float">
            <text:p>17.80917</text:p>
          </table:table-cell>
          <table:table-cell office:value-type="float" office:value="24.83203" calcext:value-type="float">
            <text:p>24.83203</text:p>
          </table:table-cell>
          <table:table-cell office:value-type="float" office:value="19.19986" calcext:value-type="float">
            <text:p>19.19986</text:p>
          </table:table-cell>
          <table:table-cell office:value-type="float" office:value="23.84781" calcext:value-type="float">
            <text:p>23.84781</text:p>
          </table:table-cell>
          <table:table-cell office:value-type="float" office:value="20.40961" calcext:value-type="float">
            <text:p>20.40961</text:p>
          </table:table-cell>
          <table:table-cell office:value-type="float" office:value="23.3685" calcext:value-type="float">
            <text:p>23.3685</text:p>
          </table:table-cell>
          <table:table-cell office:value-type="float" office:value="21.14508" calcext:value-type="float">
            <text:p>21.14508</text:p>
          </table:table-cell>
          <table:table-cell office:value-type="float" office:value="23.04187" calcext:value-type="float">
            <text:p>23.04187</text:p>
          </table:table-cell>
          <table:table-cell office:value-type="float" office:value="21.87027" calcext:value-type="float">
            <text:p>21.87027</text:p>
          </table:table-cell>
          <table:table-cell office:value-type="float" office:value="23.13928" calcext:value-type="float">
            <text:p>23.13928</text:p>
          </table:table-cell>
          <table:table-cell office:value-type="float" office:value="22.32663" calcext:value-type="float">
            <text:p>22.32663</text:p>
          </table:table-cell>
          <table:table-cell office:value-type="float" office:value="23.15839" calcext:value-type="float">
            <text:p>23.15839</text:p>
          </table:table-cell>
          <table:table-cell office:value-type="float" office:value="22.75195" calcext:value-type="float">
            <text:p>22.75195</text:p>
          </table:table-cell>
          <table:table-cell office:value-type="float" office:value="22.81735" calcext:value-type="float">
            <text:p>22.81735</text:p>
          </table:table-cell>
          <table:table-cell office:value-type="float" office:value="22.61258" calcext:value-type="float">
            <text:p>22.61258</text:p>
          </table:table-cell>
          <table:table-cell office:value-type="float" office:value="21.92709" calcext:value-type="float">
            <text:p>21.92709</text:p>
          </table:table-cell>
          <table:table-cell office:value-type="float" office:value="21.90833" calcext:value-type="float">
            <text:p>21.90833</text:p>
          </table:table-cell>
          <table:table-cell office:value-type="float" office:value="21.12057" calcext:value-type="float">
            <text:p>21.12057</text:p>
          </table:table-cell>
          <table:table-cell office:value-type="float" office:value="21.11459" calcext:value-type="float">
            <text:p>21.11459</text:p>
          </table:table-cell>
          <table:table-cell office:value-type="float" office:value="20.34555" calcext:value-type="float">
            <text:p>20.34555</text:p>
          </table:table-cell>
          <table:table-cell office:value-type="float" office:value="20.34235" calcext:value-type="float">
            <text:p>20.34235</text:p>
          </table:table-cell>
          <table:table-cell office:value-type="float" office:value="19.4989" calcext:value-type="float">
            <text:p>19.4989</text:p>
          </table:table-cell>
          <table:table-cell office:value-type="float" office:value="19.4884" calcext:value-type="float">
            <text:p>19.4884</text:p>
          </table:table-cell>
          <table:table-cell office:value-type="float" office:value="18.77527" calcext:value-type="float">
            <text:p>18.77527</text:p>
          </table:table-cell>
          <table:table-cell office:value-type="float" office:value="18.75775" calcext:value-type="float">
            <text:p>18.75775</text:p>
          </table:table-cell>
          <table:table-cell office:value-type="float" office:value="30.24146" calcext:value-type="float">
            <text:p>30.24146</text:p>
          </table:table-cell>
          <table:table-cell office:value-type="float" office:value="15.2038" calcext:value-type="float">
            <text:p>15.20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27082007" calcext:value-type="float">
            <text:p>27082007</text:p>
          </table:table-cell>
          <table:table-cell office:value-type="float" office:value="21.89729" calcext:value-type="float">
            <text:p>21.89729</text:p>
          </table:table-cell>
          <table:table-cell office:value-type="float" office:value="30.18" calcext:value-type="float">
            <text:p>30.18</text:p>
          </table:table-cell>
          <table:table-cell office:value-type="float" office:value="16.64" calcext:value-type="float">
            <text:p>16.64</text:p>
          </table:table-cell>
          <table:table-cell office:value-type="float" office:value="2.020406" calcext:value-type="float">
            <text:p>2.020406</text:p>
          </table:table-cell>
          <table:table-cell office:value-type="float" office:value="1.50335" calcext:value-type="float">
            <text:p>1.50335</text:p>
          </table:table-cell>
          <table:table-cell office:value-type="float" office:value="145.332" calcext:value-type="float">
            <text:p>145.332</text:p>
          </table:table-cell>
          <table:table-cell office:value-type="float" office:value="0" calcext:value-type="float">
            <text:p>0</text:p>
          </table:table-cell>
          <table:table-cell office:value-type="float" office:value="29.33197" calcext:value-type="float">
            <text:p>29.33197</text:p>
          </table:table-cell>
          <table:table-cell office:value-type="float" office:value="17.10464" calcext:value-type="float">
            <text:p>17.10464</text:p>
          </table:table-cell>
          <table:table-cell office:value-type="float" office:value="26.41736" calcext:value-type="float">
            <text:p>26.41736</text:p>
          </table:table-cell>
          <table:table-cell office:value-type="float" office:value="18.54333" calcext:value-type="float">
            <text:p>18.54333</text:p>
          </table:table-cell>
          <table:table-cell office:value-type="float" office:value="24.9295" calcext:value-type="float">
            <text:p>24.9295</text:p>
          </table:table-cell>
          <table:table-cell office:value-type="float" office:value="19.6687" calcext:value-type="float">
            <text:p>19.6687</text:p>
          </table:table-cell>
          <table:table-cell office:value-type="float" office:value="23.93039" calcext:value-type="float">
            <text:p>23.93039</text:p>
          </table:table-cell>
          <table:table-cell office:value-type="float" office:value="20.6423" calcext:value-type="float">
            <text:p>20.6423</text:p>
          </table:table-cell>
          <table:table-cell office:value-type="float" office:value="23.40872" calcext:value-type="float">
            <text:p>23.40872</text:p>
          </table:table-cell>
          <table:table-cell office:value-type="float" office:value="21.23438" calcext:value-type="float">
            <text:p>21.23438</text:p>
          </table:table-cell>
          <table:table-cell office:value-type="float" office:value="22.97128" calcext:value-type="float">
            <text:p>22.97128</text:p>
          </table:table-cell>
          <table:table-cell office:value-type="float" office:value="21.80569" calcext:value-type="float">
            <text:p>21.80569</text:p>
          </table:table-cell>
          <table:table-cell office:value-type="float" office:value="22.85464" calcext:value-type="float">
            <text:p>22.85464</text:p>
          </table:table-cell>
          <table:table-cell office:value-type="float" office:value="22.16336" calcext:value-type="float">
            <text:p>22.16336</text:p>
          </table:table-cell>
          <table:table-cell office:value-type="float" office:value="22.75882" calcext:value-type="float">
            <text:p>22.75882</text:p>
          </table:table-cell>
          <table:table-cell office:value-type="float" office:value="22.51355" calcext:value-type="float">
            <text:p>22.51355</text:p>
          </table:table-cell>
          <table:table-cell office:value-type="float" office:value="22.61053" calcext:value-type="float">
            <text:p>22.61053</text:p>
          </table:table-cell>
          <table:table-cell office:value-type="float" office:value="22.42297" calcext:value-type="float">
            <text:p>22.42297</text:p>
          </table:table-cell>
          <table:table-cell office:value-type="float" office:value="21.90787" calcext:value-type="float">
            <text:p>21.90787</text:p>
          </table:table-cell>
          <table:table-cell office:value-type="float" office:value="21.85321" calcext:value-type="float">
            <text:p>21.85321</text:p>
          </table:table-cell>
          <table:table-cell office:value-type="float" office:value="21.12054" calcext:value-type="float">
            <text:p>21.12054</text:p>
          </table:table-cell>
          <table:table-cell office:value-type="float" office:value="21.11206" calcext:value-type="float">
            <text:p>21.11206</text:p>
          </table:table-cell>
          <table:table-cell office:value-type="float" office:value="20.34973" calcext:value-type="float">
            <text:p>20.34973</text:p>
          </table:table-cell>
          <table:table-cell office:value-type="float" office:value="20.34561" calcext:value-type="float">
            <text:p>20.34561</text:p>
          </table:table-cell>
          <table:table-cell office:value-type="float" office:value="19.50964" calcext:value-type="float">
            <text:p>19.50964</text:p>
          </table:table-cell>
          <table:table-cell office:value-type="float" office:value="19.49902" calcext:value-type="float">
            <text:p>19.49902</text:p>
          </table:table-cell>
          <table:table-cell office:value-type="float" office:value="18.79123" calcext:value-type="float">
            <text:p>18.79123</text:p>
          </table:table-cell>
          <table:table-cell office:value-type="float" office:value="18.77542" calcext:value-type="float">
            <text:p>18.77542</text:p>
          </table:table-cell>
          <table:table-cell office:value-type="float" office:value="30.8757" calcext:value-type="float">
            <text:p>30.8757</text:p>
          </table:table-cell>
          <table:table-cell office:value-type="float" office:value="16.24219" calcext:value-type="float">
            <text:p>16.242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8082007" calcext:value-type="float">
            <text:p>28082007</text:p>
          </table:table-cell>
          <table:table-cell office:value-type="float" office:value="22.08118" calcext:value-type="float">
            <text:p>22.08118</text:p>
          </table:table-cell>
          <table:table-cell office:value-type="float" office:value="29.53" calcext:value-type="float">
            <text:p>29.53</text:p>
          </table:table-cell>
          <table:table-cell office:value-type="float" office:value="16.18" calcext:value-type="float">
            <text:p>16.18</text:p>
          </table:table-cell>
          <table:table-cell office:value-type="float" office:value="2.125647" calcext:value-type="float">
            <text:p>2.125647</text:p>
          </table:table-cell>
          <table:table-cell office:value-type="float" office:value="1.264512" calcext:value-type="float">
            <text:p>1.264512</text:p>
          </table:table-cell>
          <table:table-cell office:value-type="float" office:value="204.408" calcext:value-type="float">
            <text:p>204.408</text:p>
          </table:table-cell>
          <table:table-cell office:value-type="float" office:value="0" calcext:value-type="float">
            <text:p>0</text:p>
          </table:table-cell>
          <table:table-cell office:value-type="float" office:value="34.29886" calcext:value-type="float">
            <text:p>34.29886</text:p>
          </table:table-cell>
          <table:table-cell office:value-type="float" office:value="16.71161" calcext:value-type="float">
            <text:p>16.71161</text:p>
          </table:table-cell>
          <table:table-cell office:value-type="float" office:value="29.17233" calcext:value-type="float">
            <text:p>29.17233</text:p>
          </table:table-cell>
          <table:table-cell office:value-type="float" office:value="18.50146" calcext:value-type="float">
            <text:p>18.50146</text:p>
          </table:table-cell>
          <table:table-cell office:value-type="float" office:value="26.91238" calcext:value-type="float">
            <text:p>26.91238</text:p>
          </table:table-cell>
          <table:table-cell office:value-type="float" office:value="19.58386" calcext:value-type="float">
            <text:p>19.58386</text:p>
          </table:table-cell>
          <table:table-cell office:value-type="float" office:value="25.33212" calcext:value-type="float">
            <text:p>25.33212</text:p>
          </table:table-cell>
          <table:table-cell office:value-type="float" office:value="20.53387" calcext:value-type="float">
            <text:p>20.53387</text:p>
          </table:table-cell>
          <table:table-cell office:value-type="float" office:value="24.41574" calcext:value-type="float">
            <text:p>24.41574</text:p>
          </table:table-cell>
          <table:table-cell office:value-type="float" office:value="21.1124" calcext:value-type="float">
            <text:p>21.1124</text:p>
          </table:table-cell>
          <table:table-cell office:value-type="float" office:value="23.65521" calcext:value-type="float">
            <text:p>23.65521</text:p>
          </table:table-cell>
          <table:table-cell office:value-type="float" office:value="21.66507" calcext:value-type="float">
            <text:p>21.66507</text:p>
          </table:table-cell>
          <table:table-cell office:value-type="float" office:value="23.13135" calcext:value-type="float">
            <text:p>23.13135</text:p>
          </table:table-cell>
          <table:table-cell office:value-type="float" office:value="22.00812" calcext:value-type="float">
            <text:p>22.00812</text:p>
          </table:table-cell>
          <table:table-cell office:value-type="float" office:value="22.5596" calcext:value-type="float">
            <text:p>22.5596</text:p>
          </table:table-cell>
          <table:table-cell office:value-type="float" office:value="22.3519" calcext:value-type="float">
            <text:p>22.3519</text:p>
          </table:table-cell>
          <table:table-cell office:value-type="float" office:value="22.42139" calcext:value-type="float">
            <text:p>22.42139</text:p>
          </table:table-cell>
          <table:table-cell office:value-type="float" office:value="22.27457" calcext:value-type="float">
            <text:p>22.27457</text:p>
          </table:table-cell>
          <table:table-cell office:value-type="float" office:value="21.85251" calcext:value-type="float">
            <text:p>21.85251</text:p>
          </table:table-cell>
          <table:table-cell office:value-type="float" office:value="21.78278" calcext:value-type="float">
            <text:p>21.78278</text:p>
          </table:table-cell>
          <table:table-cell office:value-type="float" office:value="21.11191" calcext:value-type="float">
            <text:p>21.11191</text:p>
          </table:table-cell>
          <table:table-cell office:value-type="float" office:value="21.09061" calcext:value-type="float">
            <text:p>21.09061</text:p>
          </table:table-cell>
          <table:table-cell office:value-type="float" office:value="20.35101" calcext:value-type="float">
            <text:p>20.35101</text:p>
          </table:table-cell>
          <table:table-cell office:value-type="float" office:value="20.34976" calcext:value-type="float">
            <text:p>20.34976</text:p>
          </table:table-cell>
          <table:table-cell office:value-type="float" office:value="19.51987" calcext:value-type="float">
            <text:p>19.51987</text:p>
          </table:table-cell>
          <table:table-cell office:value-type="float" office:value="19.5098" calcext:value-type="float">
            <text:p>19.5098</text:p>
          </table:table-cell>
          <table:table-cell office:value-type="float" office:value="18.80463" calcext:value-type="float">
            <text:p>18.80463</text:p>
          </table:table-cell>
          <table:table-cell office:value-type="float" office:value="18.79135" calcext:value-type="float">
            <text:p>18.79135</text:p>
          </table:table-cell>
          <table:table-cell office:value-type="float" office:value="34.29886" calcext:value-type="float">
            <text:p>34.29886</text:p>
          </table:table-cell>
          <table:table-cell office:value-type="float" office:value="15.71497" calcext:value-type="float">
            <text:p>15.714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29082007" calcext:value-type="float">
            <text:p>29082007</text:p>
          </table:table-cell>
          <table:table-cell office:value-type="float" office:value="22.64726" calcext:value-type="float">
            <text:p>22.64726</text:p>
          </table:table-cell>
          <table:table-cell office:value-type="float" office:value="33" calcext:value-type="float">
            <text:p>33</text:p>
          </table:table-cell>
          <table:table-cell office:value-type="float" office:value="19.85" calcext:value-type="float">
            <text:p>19.85</text:p>
          </table:table-cell>
          <table:table-cell office:value-type="float" office:value="2.187351" calcext:value-type="float">
            <text:p>2.187351</text:p>
          </table:table-cell>
          <table:table-cell office:value-type="float" office:value="1.302995" calcext:value-type="float">
            <text:p>1.302995</text:p>
          </table:table-cell>
          <table:table-cell office:value-type="float" office:value="275.292" calcext:value-type="float">
            <text:p>275.292</text:p>
          </table:table-cell>
          <table:table-cell office:value-type="float" office:value="0" calcext:value-type="float">
            <text:p>0</text:p>
          </table:table-cell>
          <table:table-cell office:value-type="float" office:value="38.23816" calcext:value-type="float">
            <text:p>38.23816</text:p>
          </table:table-cell>
          <table:table-cell office:value-type="float" office:value="20.94238" calcext:value-type="float">
            <text:p>20.94238</text:p>
          </table:table-cell>
          <table:table-cell office:value-type="float" office:value="32.0563" calcext:value-type="float">
            <text:p>32.0563</text:p>
          </table:table-cell>
          <table:table-cell office:value-type="float" office:value="22.04205" calcext:value-type="float">
            <text:p>22.04205</text:p>
          </table:table-cell>
          <table:table-cell office:value-type="float" office:value="29.46008" calcext:value-type="float">
            <text:p>29.46008</text:p>
          </table:table-cell>
          <table:table-cell office:value-type="float" office:value="22.60123" calcext:value-type="float">
            <text:p>22.60123</text:p>
          </table:table-cell>
          <table:table-cell office:value-type="float" office:value="27.45856" calcext:value-type="float">
            <text:p>27.45856</text:p>
          </table:table-cell>
          <table:table-cell office:value-type="float" office:value="22.93063" calcext:value-type="float">
            <text:p>22.93063</text:p>
          </table:table-cell>
          <table:table-cell office:value-type="float" office:value="26.22104" calcext:value-type="float">
            <text:p>26.22104</text:p>
          </table:table-cell>
          <table:table-cell office:value-type="float" office:value="23.04993" calcext:value-type="float">
            <text:p>23.04993</text:p>
          </table:table-cell>
          <table:table-cell office:value-type="float" office:value="25.04456" calcext:value-type="float">
            <text:p>25.04456</text:p>
          </table:table-cell>
          <table:table-cell office:value-type="float" office:value="23.09045" calcext:value-type="float">
            <text:p>23.09045</text:p>
          </table:table-cell>
          <table:table-cell office:value-type="float" office:value="24.19083" calcext:value-type="float">
            <text:p>24.19083</text:p>
          </table:table-cell>
          <table:table-cell office:value-type="float" office:value="22.95822" calcext:value-type="float">
            <text:p>22.95822</text:p>
          </table:table-cell>
          <table:table-cell office:value-type="float" office:value="22.98337" calcext:value-type="float">
            <text:p>22.98337</text:p>
          </table:table-cell>
          <table:table-cell office:value-type="float" office:value="22.48486" calcext:value-type="float">
            <text:p>22.48486</text:p>
          </table:table-cell>
          <table:table-cell office:value-type="float" office:value="22.28223" calcext:value-type="float">
            <text:p>22.28223</text:p>
          </table:table-cell>
          <table:table-cell office:value-type="float" office:value="22.26086" calcext:value-type="float">
            <text:p>22.26086</text:p>
          </table:table-cell>
          <table:table-cell office:value-type="float" office:value="21.78201" calcext:value-type="float">
            <text:p>21.78201</text:p>
          </table:table-cell>
          <table:table-cell office:value-type="float" office:value="21.72171" calcext:value-type="float">
            <text:p>21.72171</text:p>
          </table:table-cell>
          <table:table-cell office:value-type="float" office:value="21.09033" calcext:value-type="float">
            <text:p>21.09033</text:p>
          </table:table-cell>
          <table:table-cell office:value-type="float" office:value="21.06128" calcext:value-type="float">
            <text:p>21.06128</text:p>
          </table:table-cell>
          <table:table-cell office:value-type="float" office:value="20.35046" calcext:value-type="float">
            <text:p>20.35046</text:p>
          </table:table-cell>
          <table:table-cell office:value-type="float" office:value="20.34726" calcext:value-type="float">
            <text:p>20.34726</text:p>
          </table:table-cell>
          <table:table-cell office:value-type="float" office:value="19.52829" calcext:value-type="float">
            <text:p>19.52829</text:p>
          </table:table-cell>
          <table:table-cell office:value-type="float" office:value="19.51999" calcext:value-type="float">
            <text:p>19.51999</text:p>
          </table:table-cell>
          <table:table-cell office:value-type="float" office:value="18.81711" calcext:value-type="float">
            <text:p>18.81711</text:p>
          </table:table-cell>
          <table:table-cell office:value-type="float" office:value="18.80478" calcext:value-type="float">
            <text:p>18.80478</text:p>
          </table:table-cell>
          <table:table-cell office:value-type="float" office:value="38.23813" calcext:value-type="float">
            <text:p>38.23813</text:p>
          </table:table-cell>
          <table:table-cell office:value-type="float" office:value="20.94238" calcext:value-type="float">
            <text:p>20.942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30082007" calcext:value-type="float">
            <text:p>30082007</text:p>
          </table:table-cell>
          <table:table-cell office:value-type="float" office:value="18.33519" calcext:value-type="float">
            <text:p>18.33519</text:p>
          </table:table-cell>
          <table:table-cell office:value-type="float" office:value="26.92" calcext:value-type="float">
            <text:p>26.92</text:p>
          </table:table-cell>
          <table:table-cell office:value-type="float" office:value="15.61" calcext:value-type="float">
            <text:p>15.61</text:p>
          </table:table-cell>
          <table:table-cell office:value-type="float" office:value="1.990746" calcext:value-type="float">
            <text:p>1.990746</text:p>
          </table:table-cell>
          <table:table-cell office:value-type="float" office:value="1.327685" calcext:value-type="float">
            <text:p>1.327685</text:p>
          </table:table-cell>
          <table:table-cell office:value-type="float" office:value="193.968" calcext:value-type="float">
            <text:p>193.968</text:p>
          </table:table-cell>
          <table:table-cell office:value-type="float" office:value="6.8" calcext:value-type="float">
            <text:p>6.8</text:p>
          </table:table-cell>
          <table:table-cell office:value-type="float" office:value="25.80945" calcext:value-type="float">
            <text:p>25.80945</text:p>
          </table:table-cell>
          <table:table-cell office:value-type="float" office:value="16.53967" calcext:value-type="float">
            <text:p>16.53967</text:p>
          </table:table-cell>
          <table:table-cell office:value-type="float" office:value="24.91553" calcext:value-type="float">
            <text:p>24.91553</text:p>
          </table:table-cell>
          <table:table-cell office:value-type="float" office:value="18.75311" calcext:value-type="float">
            <text:p>18.75311</text:p>
          </table:table-cell>
          <table:table-cell office:value-type="float" office:value="25.49875" calcext:value-type="float">
            <text:p>25.49875</text:p>
          </table:table-cell>
          <table:table-cell office:value-type="float" office:value="20.47598" calcext:value-type="float">
            <text:p>20.47598</text:p>
          </table:table-cell>
          <table:table-cell office:value-type="float" office:value="25.6463" calcext:value-type="float">
            <text:p>25.6463</text:p>
          </table:table-cell>
          <table:table-cell office:value-type="float" office:value="21.77399" calcext:value-type="float">
            <text:p>21.77399</text:p>
          </table:table-cell>
          <table:table-cell office:value-type="float" office:value="25.42282" calcext:value-type="float">
            <text:p>25.42282</text:p>
          </table:table-cell>
          <table:table-cell office:value-type="float" office:value="22.42694" calcext:value-type="float">
            <text:p>22.42694</text:p>
          </table:table-cell>
          <table:table-cell office:value-type="float" office:value="24.96817" calcext:value-type="float">
            <text:p>24.96817</text:p>
          </table:table-cell>
          <table:table-cell office:value-type="float" office:value="23.0314" calcext:value-type="float">
            <text:p>23.0314</text:p>
          </table:table-cell>
          <table:table-cell office:value-type="float" office:value="24.20126" calcext:value-type="float">
            <text:p>24.20126</text:p>
          </table:table-cell>
          <table:table-cell office:value-type="float" office:value="23.17551" calcext:value-type="float">
            <text:p>23.17551</text:p>
          </table:table-cell>
          <table:table-cell office:value-type="float" office:value="23.19821" calcext:value-type="float">
            <text:p>23.19821</text:p>
          </table:table-cell>
          <table:table-cell office:value-type="float" office:value="22.99374" calcext:value-type="float">
            <text:p>22.99374</text:p>
          </table:table-cell>
          <table:table-cell office:value-type="float" office:value="22.40714" calcext:value-type="float">
            <text:p>22.40714</text:p>
          </table:table-cell>
          <table:table-cell office:value-type="float" office:value="22.28354" calcext:value-type="float">
            <text:p>22.28354</text:p>
          </table:table-cell>
          <table:table-cell office:value-type="float" office:value="21.72131" calcext:value-type="float">
            <text:p>21.72131</text:p>
          </table:table-cell>
          <table:table-cell office:value-type="float" office:value="21.7027" calcext:value-type="float">
            <text:p>21.7027</text:p>
          </table:table-cell>
          <table:table-cell office:value-type="float" office:value="21.06097" calcext:value-type="float">
            <text:p>21.06097</text:p>
          </table:table-cell>
          <table:table-cell office:value-type="float" office:value="21.03558" calcext:value-type="float">
            <text:p>21.03558</text:p>
          </table:table-cell>
          <table:table-cell office:value-type="float" office:value="20.3472" calcext:value-type="float">
            <text:p>20.3472</text:p>
          </table:table-cell>
          <table:table-cell office:value-type="float" office:value="20.3353" calcext:value-type="float">
            <text:p>20.3353</text:p>
          </table:table-cell>
          <table:table-cell office:value-type="float" office:value="19.52905" calcext:value-type="float">
            <text:p>19.52905</text:p>
          </table:table-cell>
          <table:table-cell office:value-type="float" office:value="19.51624" calcext:value-type="float">
            <text:p>19.51624</text:p>
          </table:table-cell>
          <table:table-cell office:value-type="float" office:value="18.82816" calcext:value-type="float">
            <text:p>18.82816</text:p>
          </table:table-cell>
          <table:table-cell office:value-type="float" office:value="18.81723" calcext:value-type="float">
            <text:p>18.81723</text:p>
          </table:table-cell>
          <table:table-cell office:value-type="float" office:value="25.80945" calcext:value-type="float">
            <text:p>25.80945</text:p>
          </table:table-cell>
          <table:table-cell office:value-type="float" office:value="16.68866" calcext:value-type="float">
            <text:p>16.688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31082007" calcext:value-type="float">
            <text:p>31082007</text:p>
          </table:table-cell>
          <table:table-cell office:value-type="float" office:value="22.84767" calcext:value-type="float">
            <text:p>22.84767</text:p>
          </table:table-cell>
          <table:table-cell office:value-type="float" office:value="27.3" calcext:value-type="float">
            <text:p>27.3</text:p>
          </table:table-cell>
          <table:table-cell office:value-type="float" office:value="13.8" calcext:value-type="float">
            <text:p>13.8</text:p>
          </table:table-cell>
          <table:table-cell office:value-type="float" office:value="1.665486" calcext:value-type="float">
            <text:p>1.665486</text:p>
          </table:table-cell>
          <table:table-cell office:value-type="float" office:value="1.259113" calcext:value-type="float">
            <text:p>1.259113</text:p>
          </table:table-cell>
          <table:table-cell office:value-type="float" office:value="137.844" calcext:value-type="float">
            <text:p>137.844</text:p>
          </table:table-cell>
          <table:table-cell office:value-type="float" office:value="0" calcext:value-type="float">
            <text:p>0</text:p>
          </table:table-cell>
          <table:table-cell office:value-type="float" office:value="27.65491" calcext:value-type="float">
            <text:p>27.65491</text:p>
          </table:table-cell>
          <table:table-cell office:value-type="float" office:value="14.53375" calcext:value-type="float">
            <text:p>14.53375</text:p>
          </table:table-cell>
          <table:table-cell office:value-type="float" office:value="24.91098" calcext:value-type="float">
            <text:p>24.91098</text:p>
          </table:table-cell>
          <table:table-cell office:value-type="float" office:value="16.5592" calcext:value-type="float">
            <text:p>16.5592</text:p>
          </table:table-cell>
          <table:table-cell office:value-type="float" office:value="23.98917" calcext:value-type="float">
            <text:p>23.98917</text:p>
          </table:table-cell>
          <table:table-cell office:value-type="float" office:value="18.2005" calcext:value-type="float">
            <text:p>18.2005</text:p>
          </table:table-cell>
          <table:table-cell office:value-type="float" office:value="23.27707" calcext:value-type="float">
            <text:p>23.27707</text:p>
          </table:table-cell>
          <table:table-cell office:value-type="float" office:value="19.64136" calcext:value-type="float">
            <text:p>19.64136</text:p>
          </table:table-cell>
          <table:table-cell office:value-type="float" office:value="22.8855" calcext:value-type="float">
            <text:p>22.8855</text:p>
          </table:table-cell>
          <table:table-cell office:value-type="float" office:value="20.53976" calcext:value-type="float">
            <text:p>20.53976</text:p>
          </table:table-cell>
          <table:table-cell office:value-type="float" office:value="22.99365" calcext:value-type="float">
            <text:p>22.99365</text:p>
          </table:table-cell>
          <table:table-cell office:value-type="float" office:value="21.40161" calcext:value-type="float">
            <text:p>21.40161</text:p>
          </table:table-cell>
          <table:table-cell office:value-type="float" office:value="23.15701" calcext:value-type="float">
            <text:p>23.15701</text:p>
          </table:table-cell>
          <table:table-cell office:value-type="float" office:value="21.95343" calcext:value-type="float">
            <text:p>21.95343</text:p>
          </table:table-cell>
          <table:table-cell office:value-type="float" office:value="23.05658" calcext:value-type="float">
            <text:p>23.05658</text:p>
          </table:table-cell>
          <table:table-cell office:value-type="float" office:value="22.4455" calcext:value-type="float">
            <text:p>22.4455</text:p>
          </table:table-cell>
          <table:table-cell office:value-type="float" office:value="22.4118" calcext:value-type="float">
            <text:p>22.4118</text:p>
          </table:table-cell>
          <table:table-cell office:value-type="float" office:value="22.30798" calcext:value-type="float">
            <text:p>22.30798</text:p>
          </table:table-cell>
          <table:table-cell office:value-type="float" office:value="21.70267" calcext:value-type="float">
            <text:p>21.70267</text:p>
          </table:table-cell>
          <table:table-cell office:value-type="float" office:value="21.69025" calcext:value-type="float">
            <text:p>21.69025</text:p>
          </table:table-cell>
          <table:table-cell office:value-type="float" office:value="21.0354" calcext:value-type="float">
            <text:p>21.0354</text:p>
          </table:table-cell>
          <table:table-cell office:value-type="float" office:value="21.01929" calcext:value-type="float">
            <text:p>21.01929</text:p>
          </table:table-cell>
          <table:table-cell office:value-type="float" office:value="20.33517" calcext:value-type="float">
            <text:p>20.33517</text:p>
          </table:table-cell>
          <table:table-cell office:value-type="float" office:value="20.32666" calcext:value-type="float">
            <text:p>20.32666</text:p>
          </table:table-cell>
          <table:table-cell office:value-type="float" office:value="19.53561" calcext:value-type="float">
            <text:p>19.53561</text:p>
          </table:table-cell>
          <table:table-cell office:value-type="float" office:value="19.52823" calcext:value-type="float">
            <text:p>19.52823</text:p>
          </table:table-cell>
          <table:table-cell office:value-type="float" office:value="18.83936" calcext:value-type="float">
            <text:p>18.83936</text:p>
          </table:table-cell>
          <table:table-cell office:value-type="float" office:value="18.82828" calcext:value-type="float">
            <text:p>18.82828</text:p>
          </table:table-cell>
          <table:table-cell office:value-type="float" office:value="27.65491" calcext:value-type="float">
            <text:p>27.65491</text:p>
          </table:table-cell>
          <table:table-cell office:value-type="float" office:value="14.53375" calcext:value-type="float">
            <text:p>14.533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1092007" calcext:value-type="float">
            <text:p>1092007</text:p>
          </table:table-cell>
          <table:table-cell office:value-type="float" office:value="20.10959" calcext:value-type="float">
            <text:p>20.10959</text:p>
          </table:table-cell>
          <table:table-cell office:value-type="float" office:value="27.46" calcext:value-type="float">
            <text:p>27.46</text:p>
          </table:table-cell>
          <table:table-cell office:value-type="float" office:value="14.01" calcext:value-type="float">
            <text:p>14.01</text:p>
          </table:table-cell>
          <table:table-cell office:value-type="float" office:value="1.575796" calcext:value-type="float">
            <text:p>1.575796</text:p>
          </table:table-cell>
          <table:table-cell office:value-type="float" office:value="1.197119" calcext:value-type="float">
            <text:p>1.197119</text:p>
          </table:table-cell>
          <table:table-cell office:value-type="float" office:value="235.62" calcext:value-type="float">
            <text:p>235.62</text:p>
          </table:table-cell>
          <table:table-cell office:value-type="float" office:value="0" calcext:value-type="float">
            <text:p>0</text:p>
          </table:table-cell>
          <table:table-cell office:value-type="float" office:value="32.09579" calcext:value-type="float">
            <text:p>32.09579</text:p>
          </table:table-cell>
          <table:table-cell office:value-type="float" office:value="15.80826" calcext:value-type="float">
            <text:p>15.80826</text:p>
          </table:table-cell>
          <table:table-cell office:value-type="float" office:value="27.49979" calcext:value-type="float">
            <text:p>27.49979</text:p>
          </table:table-cell>
          <table:table-cell office:value-type="float" office:value="17.89413" calcext:value-type="float">
            <text:p>17.89413</text:p>
          </table:table-cell>
          <table:table-cell office:value-type="float" office:value="25.7334" calcext:value-type="float">
            <text:p>25.7334</text:p>
          </table:table-cell>
          <table:table-cell office:value-type="float" office:value="19.17136" calcext:value-type="float">
            <text:p>19.17136</text:p>
          </table:table-cell>
          <table:table-cell office:value-type="float" office:value="24.45721" calcext:value-type="float">
            <text:p>24.45721</text:p>
          </table:table-cell>
          <table:table-cell office:value-type="float" office:value="20.21765" calcext:value-type="float">
            <text:p>20.21765</text:p>
          </table:table-cell>
          <table:table-cell office:value-type="float" office:value="23.70868" calcext:value-type="float">
            <text:p>23.70868</text:p>
          </table:table-cell>
          <table:table-cell office:value-type="float" office:value="20.85065" calcext:value-type="float">
            <text:p>20.85065</text:p>
          </table:table-cell>
          <table:table-cell office:value-type="float" office:value="23.07352" calcext:value-type="float">
            <text:p>23.07352</text:p>
          </table:table-cell>
          <table:table-cell office:value-type="float" office:value="21.4566" calcext:value-type="float">
            <text:p>21.4566</text:p>
          </table:table-cell>
          <table:table-cell office:value-type="float" office:value="22.73199" calcext:value-type="float">
            <text:p>22.73199</text:p>
          </table:table-cell>
          <table:table-cell office:value-type="float" office:value="21.82965" calcext:value-type="float">
            <text:p>21.82965</text:p>
          </table:table-cell>
          <table:table-cell office:value-type="float" office:value="22.44528" calcext:value-type="float">
            <text:p>22.44528</text:p>
          </table:table-cell>
          <table:table-cell office:value-type="float" office:value="22.20724" calcext:value-type="float">
            <text:p>22.20724</text:p>
          </table:table-cell>
          <table:table-cell office:value-type="float" office:value="22.30624" calcext:value-type="float">
            <text:p>22.30624</text:p>
          </table:table-cell>
          <table:table-cell office:value-type="float" office:value="22.14252" calcext:value-type="float">
            <text:p>22.14252</text:p>
          </table:table-cell>
          <table:table-cell office:value-type="float" office:value="21.68997" calcext:value-type="float">
            <text:p>21.68997</text:p>
          </table:table-cell>
          <table:table-cell office:value-type="float" office:value="21.64539" calcext:value-type="float">
            <text:p>21.64539</text:p>
          </table:table-cell>
          <table:table-cell office:value-type="float" office:value="21.0191" calcext:value-type="float">
            <text:p>21.0191</text:p>
          </table:table-cell>
          <table:table-cell office:value-type="float" office:value="21.00104" calcext:value-type="float">
            <text:p>21.00104</text:p>
          </table:table-cell>
          <table:table-cell office:value-type="float" office:value="20.32657" calcext:value-type="float">
            <text:p>20.32657</text:p>
          </table:table-cell>
          <table:table-cell office:value-type="float" office:value="20.32031" calcext:value-type="float">
            <text:p>20.32031</text:p>
          </table:table-cell>
          <table:table-cell office:value-type="float" office:value="19.53998" calcext:value-type="float">
            <text:p>19.53998</text:p>
          </table:table-cell>
          <table:table-cell office:value-type="float" office:value="19.53571" calcext:value-type="float">
            <text:p>19.53571</text:p>
          </table:table-cell>
          <table:table-cell office:value-type="float" office:value="18.84833" calcext:value-type="float">
            <text:p>18.84833</text:p>
          </table:table-cell>
          <table:table-cell office:value-type="float" office:value="18.83942" calcext:value-type="float">
            <text:p>18.83942</text:p>
          </table:table-cell>
          <table:table-cell office:value-type="float" office:value="32.09579" calcext:value-type="float">
            <text:p>32.09579</text:p>
          </table:table-cell>
          <table:table-cell office:value-type="float" office:value="15.80829" calcext:value-type="float">
            <text:p>15.80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2092007" calcext:value-type="float">
            <text:p>2092007</text:p>
          </table:table-cell>
          <table:table-cell office:value-type="float" office:value="21.00168" calcext:value-type="float">
            <text:p>21.00168</text:p>
          </table:table-cell>
          <table:table-cell office:value-type="float" office:value="31.74" calcext:value-type="float">
            <text:p>31.74</text:p>
          </table:table-cell>
          <table:table-cell office:value-type="float" office:value="16.53" calcext:value-type="float">
            <text:p>16.53</text:p>
          </table:table-cell>
          <table:table-cell office:value-type="float" office:value="1.866269" calcext:value-type="float">
            <text:p>1.866269</text:p>
          </table:table-cell>
          <table:table-cell office:value-type="float" office:value="1.398795" calcext:value-type="float">
            <text:p>1.398795</text:p>
          </table:table-cell>
          <table:table-cell office:value-type="float" office:value="251.604" calcext:value-type="float">
            <text:p>251.604</text:p>
          </table:table-cell>
          <table:table-cell office:value-type="float" office:value="0" calcext:value-type="float">
            <text:p>0</text:p>
          </table:table-cell>
          <table:table-cell office:value-type="float" office:value="36.16257" calcext:value-type="float">
            <text:p>36.16257</text:p>
          </table:table-cell>
          <table:table-cell office:value-type="float" office:value="18.08759" calcext:value-type="float">
            <text:p>18.08759</text:p>
          </table:table-cell>
          <table:table-cell office:value-type="float" office:value="30.56213" calcext:value-type="float">
            <text:p>30.56213</text:p>
          </table:table-cell>
          <table:table-cell office:value-type="float" office:value="19.72769" calcext:value-type="float">
            <text:p>19.72769</text:p>
          </table:table-cell>
          <table:table-cell office:value-type="float" office:value="28.01382" calcext:value-type="float">
            <text:p>28.01382</text:p>
          </table:table-cell>
          <table:table-cell office:value-type="float" office:value="20.67355" calcext:value-type="float">
            <text:p>20.67355</text:p>
          </table:table-cell>
          <table:table-cell office:value-type="float" office:value="26.19275" calcext:value-type="float">
            <text:p>26.19275</text:p>
          </table:table-cell>
          <table:table-cell office:value-type="float" office:value="21.38376" calcext:value-type="float">
            <text:p>21.38376</text:p>
          </table:table-cell>
          <table:table-cell office:value-type="float" office:value="25.10791" calcext:value-type="float">
            <text:p>25.10791</text:p>
          </table:table-cell>
          <table:table-cell office:value-type="float" office:value="21.7756" calcext:value-type="float">
            <text:p>21.7756</text:p>
          </table:table-cell>
          <table:table-cell office:value-type="float" office:value="24.12866" calcext:value-type="float">
            <text:p>24.12866</text:p>
          </table:table-cell>
          <table:table-cell office:value-type="float" office:value="22.11414" calcext:value-type="float">
            <text:p>22.11414</text:p>
          </table:table-cell>
          <table:table-cell office:value-type="float" office:value="23.45618" calcext:value-type="float">
            <text:p>23.45618</text:p>
          </table:table-cell>
          <table:table-cell office:value-type="float" office:value="22.242" calcext:value-type="float">
            <text:p>22.242</text:p>
          </table:table-cell>
          <table:table-cell office:value-type="float" office:value="22.52191" calcext:value-type="float">
            <text:p>22.52191</text:p>
          </table:table-cell>
          <table:table-cell office:value-type="float" office:value="22.29831" calcext:value-type="float">
            <text:p>22.29831</text:p>
          </table:table-cell>
          <table:table-cell office:value-type="float" office:value="22.14133" calcext:value-type="float">
            <text:p>22.14133</text:p>
          </table:table-cell>
          <table:table-cell office:value-type="float" office:value="22.07803" calcext:value-type="float">
            <text:p>22.07803</text:p>
          </table:table-cell>
          <table:table-cell office:value-type="float" office:value="21.64481" calcext:value-type="float">
            <text:p>21.64481</text:p>
          </table:table-cell>
          <table:table-cell office:value-type="float" office:value="21.58963" calcext:value-type="float">
            <text:p>21.58963</text:p>
          </table:table-cell>
          <table:table-cell office:value-type="float" office:value="21.00082" calcext:value-type="float">
            <text:p>21.00082</text:p>
          </table:table-cell>
          <table:table-cell office:value-type="float" office:value="20.97607" calcext:value-type="float">
            <text:p>20.97607</text:p>
          </table:table-cell>
          <table:table-cell office:value-type="float" office:value="20.32025" calcext:value-type="float">
            <text:p>20.32025</text:p>
          </table:table-cell>
          <table:table-cell office:value-type="float" office:value="20.31296" calcext:value-type="float">
            <text:p>20.31296</text:p>
          </table:table-cell>
          <table:table-cell office:value-type="float" office:value="19.54227" calcext:value-type="float">
            <text:p>19.54227</text:p>
          </table:table-cell>
          <table:table-cell office:value-type="float" office:value="19.53998" calcext:value-type="float">
            <text:p>19.53998</text:p>
          </table:table-cell>
          <table:table-cell office:value-type="float" office:value="18.85443" calcext:value-type="float">
            <text:p>18.85443</text:p>
          </table:table-cell>
          <table:table-cell office:value-type="float" office:value="18.84839" calcext:value-type="float">
            <text:p>18.84839</text:p>
          </table:table-cell>
          <table:table-cell office:value-type="float" office:value="34.99948" calcext:value-type="float">
            <text:p>34.99948</text:p>
          </table:table-cell>
          <table:table-cell office:value-type="float" office:value="18.08759" calcext:value-type="float">
            <text:p>18.0875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3092007" calcext:value-type="float">
            <text:p>3092007</text:p>
          </table:table-cell>
          <table:table-cell office:value-type="float" office:value="21.5784" calcext:value-type="float">
            <text:p>21.5784</text:p>
          </table:table-cell>
          <table:table-cell office:value-type="float" office:value="33.45" calcext:value-type="float">
            <text:p>33.45</text:p>
          </table:table-cell>
          <table:table-cell office:value-type="float" office:value="17.83" calcext:value-type="float">
            <text:p>17.83</text:p>
          </table:table-cell>
          <table:table-cell office:value-type="float" office:value="1.919503" calcext:value-type="float">
            <text:p>1.919503</text:p>
          </table:table-cell>
          <table:table-cell office:value-type="float" office:value="1.2321" calcext:value-type="float">
            <text:p>1.2321</text:p>
          </table:table-cell>
          <table:table-cell office:value-type="float" office:value="134.352" calcext:value-type="float">
            <text:p>134.352</text:p>
          </table:table-cell>
          <table:table-cell office:value-type="float" office:value="0" calcext:value-type="float">
            <text:p>0</text:p>
          </table:table-cell>
          <table:table-cell office:value-type="float" office:value="36.51715" calcext:value-type="float">
            <text:p>36.51715</text:p>
          </table:table-cell>
          <table:table-cell office:value-type="float" office:value="19.3605" calcext:value-type="float">
            <text:p>19.3605</text:p>
          </table:table-cell>
          <table:table-cell office:value-type="float" office:value="31.39365" calcext:value-type="float">
            <text:p>31.39365</text:p>
          </table:table-cell>
          <table:table-cell office:value-type="float" office:value="21.04663" calcext:value-type="float">
            <text:p>21.04663</text:p>
          </table:table-cell>
          <table:table-cell office:value-type="float" office:value="29.1026" calcext:value-type="float">
            <text:p>29.1026</text:p>
          </table:table-cell>
          <table:table-cell office:value-type="float" office:value="21.98407" calcext:value-type="float">
            <text:p>21.98407</text:p>
          </table:table-cell>
          <table:table-cell office:value-type="float" office:value="27.20828" calcext:value-type="float">
            <text:p>27.20828</text:p>
          </table:table-cell>
          <table:table-cell office:value-type="float" office:value="22.5947" calcext:value-type="float">
            <text:p>22.5947</text:p>
          </table:table-cell>
          <table:table-cell office:value-type="float" office:value="26.02585" calcext:value-type="float">
            <text:p>26.02585</text:p>
          </table:table-cell>
          <table:table-cell office:value-type="float" office:value="22.87384" calcext:value-type="float">
            <text:p>22.87384</text:p>
          </table:table-cell>
          <table:table-cell office:value-type="float" office:value="24.90668" calcext:value-type="float">
            <text:p>24.90668</text:p>
          </table:table-cell>
          <table:table-cell office:value-type="float" office:value="23.04578" calcext:value-type="float">
            <text:p>23.04578</text:p>
          </table:table-cell>
          <table:table-cell office:value-type="float" office:value="24.09729" calcext:value-type="float">
            <text:p>24.09729</text:p>
          </table:table-cell>
          <table:table-cell office:value-type="float" office:value="22.96024" calcext:value-type="float">
            <text:p>22.96024</text:p>
          </table:table-cell>
          <table:table-cell office:value-type="float" office:value="22.9404" calcext:value-type="float">
            <text:p>22.9404</text:p>
          </table:table-cell>
          <table:table-cell office:value-type="float" office:value="22.53064" calcext:value-type="float">
            <text:p>22.53064</text:p>
          </table:table-cell>
          <table:table-cell office:value-type="float" office:value="22.15936" calcext:value-type="float">
            <text:p>22.15936</text:p>
          </table:table-cell>
          <table:table-cell office:value-type="float" office:value="22.07928" calcext:value-type="float">
            <text:p>22.07928</text:p>
          </table:table-cell>
          <table:table-cell office:value-type="float" office:value="21.58911" calcext:value-type="float">
            <text:p>21.58911</text:p>
          </table:table-cell>
          <table:table-cell office:value-type="float" office:value="21.5574" calcext:value-type="float">
            <text:p>21.5574</text:p>
          </table:table-cell>
          <table:table-cell office:value-type="float" office:value="20.9758" calcext:value-type="float">
            <text:p>20.9758</text:p>
          </table:table-cell>
          <table:table-cell office:value-type="float" office:value="20.95023" calcext:value-type="float">
            <text:p>20.95023</text:p>
          </table:table-cell>
          <table:table-cell office:value-type="float" office:value="20.3129" calcext:value-type="float">
            <text:p>20.3129</text:p>
          </table:table-cell>
          <table:table-cell office:value-type="float" office:value="20.30328" calcext:value-type="float">
            <text:p>20.30328</text:p>
          </table:table-cell>
          <table:table-cell office:value-type="float" office:value="19.54276" calcext:value-type="float">
            <text:p>19.54276</text:p>
          </table:table-cell>
          <table:table-cell office:value-type="float" office:value="19.54227" calcext:value-type="float">
            <text:p>19.54227</text:p>
          </table:table-cell>
          <table:table-cell office:value-type="float" office:value="18.85858" calcext:value-type="float">
            <text:p>18.85858</text:p>
          </table:table-cell>
          <table:table-cell office:value-type="float" office:value="18.85449" calcext:value-type="float">
            <text:p>18.85449</text:p>
          </table:table-cell>
          <table:table-cell office:value-type="float" office:value="36.48358" calcext:value-type="float">
            <text:p>36.48358</text:p>
          </table:table-cell>
          <table:table-cell office:value-type="float" office:value="19.36053" calcext:value-type="float">
            <text:p>19.360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092007" calcext:value-type="float">
            <text:p>4092007</text:p>
          </table:table-cell>
          <table:table-cell office:value-type="float" office:value="21.66582" calcext:value-type="float">
            <text:p>21.66582</text:p>
          </table:table-cell>
          <table:table-cell office:value-type="float" office:value="32.491" calcext:value-type="float">
            <text:p>32.491</text:p>
          </table:table-cell>
          <table:table-cell office:value-type="float" office:value="16.66" calcext:value-type="float">
            <text:p>16.66</text:p>
          </table:table-cell>
          <table:table-cell office:value-type="float" office:value="1.856547" calcext:value-type="float">
            <text:p>1.856547</text:p>
          </table:table-cell>
          <table:table-cell office:value-type="float" office:value="1.288484" calcext:value-type="float">
            <text:p>1.288484</text:p>
          </table:table-cell>
          <table:table-cell office:value-type="float" office:value="165.708" calcext:value-type="float">
            <text:p>165.708</text:p>
          </table:table-cell>
          <table:table-cell office:value-type="float" office:value="0" calcext:value-type="float">
            <text:p>0</text:p>
          </table:table-cell>
          <table:table-cell office:value-type="float" office:value="36.86707" calcext:value-type="float">
            <text:p>36.86707</text:p>
          </table:table-cell>
          <table:table-cell office:value-type="float" office:value="18.41934" calcext:value-type="float">
            <text:p>18.41934</text:p>
          </table:table-cell>
          <table:table-cell office:value-type="float" office:value="31.49612" calcext:value-type="float">
            <text:p>31.49612</text:p>
          </table:table-cell>
          <table:table-cell office:value-type="float" office:value="20.63101" calcext:value-type="float">
            <text:p>20.63101</text:p>
          </table:table-cell>
          <table:table-cell office:value-type="float" office:value="29.13669" calcext:value-type="float">
            <text:p>29.13669</text:p>
          </table:table-cell>
          <table:table-cell office:value-type="float" office:value="21.86761" calcext:value-type="float">
            <text:p>21.86761</text:p>
          </table:table-cell>
          <table:table-cell office:value-type="float" office:value="27.31354" calcext:value-type="float">
            <text:p>27.31354</text:p>
          </table:table-cell>
          <table:table-cell office:value-type="float" office:value="22.69345" calcext:value-type="float">
            <text:p>22.69345</text:p>
          </table:table-cell>
          <table:table-cell office:value-type="float" office:value="26.18417" calcext:value-type="float">
            <text:p>26.18417</text:p>
          </table:table-cell>
          <table:table-cell office:value-type="float" office:value="23.09866" calcext:value-type="float">
            <text:p>23.09866</text:p>
          </table:table-cell>
          <table:table-cell office:value-type="float" office:value="25.12177" calcext:value-type="float">
            <text:p>25.12177</text:p>
          </table:table-cell>
          <table:table-cell office:value-type="float" office:value="23.37592" calcext:value-type="float">
            <text:p>23.37592</text:p>
          </table:table-cell>
          <table:table-cell office:value-type="float" office:value="24.34927" calcext:value-type="float">
            <text:p>24.34927</text:p>
          </table:table-cell>
          <table:table-cell office:value-type="float" office:value="23.32556" calcext:value-type="float">
            <text:p>23.32556</text:p>
          </table:table-cell>
          <table:table-cell office:value-type="float" office:value="23.2373" calcext:value-type="float">
            <text:p>23.2373</text:p>
          </table:table-cell>
          <table:table-cell office:value-type="float" office:value="22.94958" calcext:value-type="float">
            <text:p>22.94958</text:p>
          </table:table-cell>
          <table:table-cell office:value-type="float" office:value="22.30902" calcext:value-type="float">
            <text:p>22.30902</text:p>
          </table:table-cell>
          <table:table-cell office:value-type="float" office:value="22.16092" calcext:value-type="float">
            <text:p>22.16092</text:p>
          </table:table-cell>
          <table:table-cell office:value-type="float" office:value="21.56277" calcext:value-type="float">
            <text:p>21.56277</text:p>
          </table:table-cell>
          <table:table-cell office:value-type="float" office:value="21.55499" calcext:value-type="float">
            <text:p>21.55499</text:p>
          </table:table-cell>
          <table:table-cell office:value-type="float" office:value="20.94995" calcext:value-type="float">
            <text:p>20.94995</text:p>
          </table:table-cell>
          <table:table-cell office:value-type="float" office:value="20.93323" calcext:value-type="float">
            <text:p>20.93323</text:p>
          </table:table-cell>
          <table:table-cell office:value-type="float" office:value="20.30316" calcext:value-type="float">
            <text:p>20.30316</text:p>
          </table:table-cell>
          <table:table-cell office:value-type="float" office:value="20.29272" calcext:value-type="float">
            <text:p>20.29272</text:p>
          </table:table-cell>
          <table:table-cell office:value-type="float" office:value="19.54276" calcext:value-type="float">
            <text:p>19.54276</text:p>
          </table:table-cell>
          <table:table-cell office:value-type="float" office:value="19.54172" calcext:value-type="float">
            <text:p>19.54172</text:p>
          </table:table-cell>
          <table:table-cell office:value-type="float" office:value="18.85971" calcext:value-type="float">
            <text:p>18.85971</text:p>
          </table:table-cell>
          <table:table-cell office:value-type="float" office:value="18.85861" calcext:value-type="float">
            <text:p>18.85861</text:p>
          </table:table-cell>
          <table:table-cell office:value-type="float" office:value="40.58234" calcext:value-type="float">
            <text:p>40.58234</text:p>
          </table:table-cell>
          <table:table-cell office:value-type="float" office:value="16.88708" calcext:value-type="float">
            <text:p>16.8870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092007" calcext:value-type="float">
            <text:p>5092007</text:p>
          </table:table-cell>
          <table:table-cell office:value-type="float" office:value="16.92429" calcext:value-type="float">
            <text:p>16.92429</text:p>
          </table:table-cell>
          <table:table-cell office:value-type="float" office:value="30.08" calcext:value-type="float">
            <text:p>30.08</text:p>
          </table:table-cell>
          <table:table-cell office:value-type="float" office:value="16.351" calcext:value-type="float">
            <text:p>16.351</text:p>
          </table:table-cell>
          <table:table-cell office:value-type="float" office:value="2.045408" calcext:value-type="float">
            <text:p>2.045408</text:p>
          </table:table-cell>
          <table:table-cell office:value-type="float" office:value="1.487557" calcext:value-type="float">
            <text:p>1.487557</text:p>
          </table:table-cell>
          <table:table-cell office:value-type="float" office:value="208.152" calcext:value-type="float">
            <text:p>208.152</text:p>
          </table:table-cell>
          <table:table-cell office:value-type="float" office:value="0" calcext:value-type="float">
            <text:p>0</text:p>
          </table:table-cell>
          <table:table-cell office:value-type="float" office:value="33.43951" calcext:value-type="float">
            <text:p>33.43951</text:p>
          </table:table-cell>
          <table:table-cell office:value-type="float" office:value="18.3696" calcext:value-type="float">
            <text:p>18.3696</text:p>
          </table:table-cell>
          <table:table-cell office:value-type="float" office:value="29.68491" calcext:value-type="float">
            <text:p>29.68491</text:p>
          </table:table-cell>
          <table:table-cell office:value-type="float" office:value="20.77118" calcext:value-type="float">
            <text:p>20.77118</text:p>
          </table:table-cell>
          <table:table-cell office:value-type="float" office:value="27.90396" calcext:value-type="float">
            <text:p>27.90396</text:p>
          </table:table-cell>
          <table:table-cell office:value-type="float" office:value="22.04788" calcext:value-type="float">
            <text:p>22.04788</text:p>
          </table:table-cell>
          <table:table-cell office:value-type="float" office:value="26.54092" calcext:value-type="float">
            <text:p>26.54092</text:p>
          </table:table-cell>
          <table:table-cell office:value-type="float" office:value="22.89694" calcext:value-type="float">
            <text:p>22.89694</text:p>
          </table:table-cell>
          <table:table-cell office:value-type="float" office:value="25.69769" calcext:value-type="float">
            <text:p>25.69769</text:p>
          </table:table-cell>
          <table:table-cell office:value-type="float" office:value="23.31464" calcext:value-type="float">
            <text:p>23.31464</text:p>
          </table:table-cell>
          <table:table-cell office:value-type="float" office:value="25.04199" calcext:value-type="float">
            <text:p>25.04199</text:p>
          </table:table-cell>
          <table:table-cell office:value-type="float" office:value="23.59433" calcext:value-type="float">
            <text:p>23.59433</text:p>
          </table:table-cell>
          <table:table-cell office:value-type="float" office:value="24.35318" calcext:value-type="float">
            <text:p>24.35318</text:p>
          </table:table-cell>
          <table:table-cell office:value-type="float" office:value="23.54739" calcext:value-type="float">
            <text:p>23.54739</text:p>
          </table:table-cell>
          <table:table-cell office:value-type="float" office:value="23.38406" calcext:value-type="float">
            <text:p>23.38406</text:p>
          </table:table-cell>
          <table:table-cell office:value-type="float" office:value="23.2449" calcext:value-type="float">
            <text:p>23.2449</text:p>
          </table:table-cell>
          <table:table-cell office:value-type="float" office:value="22.45074" calcext:value-type="float">
            <text:p>22.45074</text:p>
          </table:table-cell>
          <table:table-cell office:value-type="float" office:value="22.31067" calcext:value-type="float">
            <text:p>22.31067</text:p>
          </table:table-cell>
          <table:table-cell office:value-type="float" office:value="21.59576" calcext:value-type="float">
            <text:p>21.59576</text:p>
          </table:table-cell>
          <table:table-cell office:value-type="float" office:value="21.56293" calcext:value-type="float">
            <text:p>21.56293</text:p>
          </table:table-cell>
          <table:table-cell office:value-type="float" office:value="20.93314" calcext:value-type="float">
            <text:p>20.93314</text:p>
          </table:table-cell>
          <table:table-cell office:value-type="float" office:value="20.92935" calcext:value-type="float">
            <text:p>20.92935</text:p>
          </table:table-cell>
          <table:table-cell office:value-type="float" office:value="20.29263" calcext:value-type="float">
            <text:p>20.29263</text:p>
          </table:table-cell>
          <table:table-cell office:value-type="float" office:value="20.28461" calcext:value-type="float">
            <text:p>20.28461</text:p>
          </table:table-cell>
          <table:table-cell office:value-type="float" office:value="19.54172" calcext:value-type="float">
            <text:p>19.54172</text:p>
          </table:table-cell>
          <table:table-cell office:value-type="float" office:value="19.53931" calcext:value-type="float">
            <text:p>19.53931</text:p>
          </table:table-cell>
          <table:table-cell office:value-type="float" office:value="18.85995" calcext:value-type="float">
            <text:p>18.85995</text:p>
          </table:table-cell>
          <table:table-cell office:value-type="float" office:value="18.85971" calcext:value-type="float">
            <text:p>18.85971</text:p>
          </table:table-cell>
          <table:table-cell office:value-type="float" office:value="37.504" calcext:value-type="float">
            <text:p>37.504</text:p>
          </table:table-cell>
          <table:table-cell office:value-type="float" office:value="16.79877" calcext:value-type="float">
            <text:p>16.798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6092007" calcext:value-type="float">
            <text:p>6092007</text:p>
          </table:table-cell>
          <table:table-cell office:value-type="float" office:value="11.88612" calcext:value-type="float">
            <text:p>11.88612</text:p>
          </table:table-cell>
          <table:table-cell office:value-type="float" office:value="28.48" calcext:value-type="float">
            <text:p>28.48</text:p>
          </table:table-cell>
          <table:table-cell office:value-type="float" office:value="20.59" calcext:value-type="float">
            <text:p>20.59</text:p>
          </table:table-cell>
          <table:table-cell office:value-type="float" office:value="2.102811" calcext:value-type="float">
            <text:p>2.102811</text:p>
          </table:table-cell>
          <table:table-cell office:value-type="float" office:value="1.667691" calcext:value-type="float">
            <text:p>1.667691</text:p>
          </table:table-cell>
          <table:table-cell office:value-type="float" office:value="310.716" calcext:value-type="float">
            <text:p>310.716</text:p>
          </table:table-cell>
          <table:table-cell office:value-type="float" office:value="0.3" calcext:value-type="float">
            <text:p>0.3</text:p>
          </table:table-cell>
          <table:table-cell office:value-type="float" office:value="30.83377" calcext:value-type="float">
            <text:p>30.83377</text:p>
          </table:table-cell>
          <table:table-cell office:value-type="float" office:value="21.8428" calcext:value-type="float">
            <text:p>21.8428</text:p>
          </table:table-cell>
          <table:table-cell office:value-type="float" office:value="28.13327" calcext:value-type="float">
            <text:p>28.13327</text:p>
          </table:table-cell>
          <table:table-cell office:value-type="float" office:value="23.22131" calcext:value-type="float">
            <text:p>23.22131</text:p>
          </table:table-cell>
          <table:table-cell office:value-type="float" office:value="26.90488" calcext:value-type="float">
            <text:p>26.90488</text:p>
          </table:table-cell>
          <table:table-cell office:value-type="float" office:value="23.70468" calcext:value-type="float">
            <text:p>23.70468</text:p>
          </table:table-cell>
          <table:table-cell office:value-type="float" office:value="25.94986" calcext:value-type="float">
            <text:p>25.94986</text:p>
          </table:table-cell>
          <table:table-cell office:value-type="float" office:value="23.98395" calcext:value-type="float">
            <text:p>23.98395</text:p>
          </table:table-cell>
          <table:table-cell office:value-type="float" office:value="25.34274" calcext:value-type="float">
            <text:p>25.34274</text:p>
          </table:table-cell>
          <table:table-cell office:value-type="float" office:value="24.07788" calcext:value-type="float">
            <text:p>24.07788</text:p>
          </table:table-cell>
          <table:table-cell office:value-type="float" office:value="24.88474" calcext:value-type="float">
            <text:p>24.88474</text:p>
          </table:table-cell>
          <table:table-cell office:value-type="float" office:value="24.06595" calcext:value-type="float">
            <text:p>24.06595</text:p>
          </table:table-cell>
          <table:table-cell office:value-type="float" office:value="24.30405" calcext:value-type="float">
            <text:p>24.30405</text:p>
          </table:table-cell>
          <table:table-cell office:value-type="float" office:value="23.87122" calcext:value-type="float">
            <text:p>23.87122</text:p>
          </table:table-cell>
          <table:table-cell office:value-type="float" office:value="23.51083" calcext:value-type="float">
            <text:p>23.51083</text:p>
          </table:table-cell>
          <table:table-cell office:value-type="float" office:value="23.38904" calcext:value-type="float">
            <text:p>23.38904</text:p>
          </table:table-cell>
          <table:table-cell office:value-type="float" office:value="22.56802" calcext:value-type="float">
            <text:p>22.56802</text:p>
          </table:table-cell>
          <table:table-cell office:value-type="float" office:value="22.45206" calcext:value-type="float">
            <text:p>22.45206</text:p>
          </table:table-cell>
          <table:table-cell office:value-type="float" office:value="21.642" calcext:value-type="float">
            <text:p>21.642</text:p>
          </table:table-cell>
          <table:table-cell office:value-type="float" office:value="21.59616" calcext:value-type="float">
            <text:p>21.59616</text:p>
          </table:table-cell>
          <table:table-cell office:value-type="float" office:value="20.93884" calcext:value-type="float">
            <text:p>20.93884</text:p>
          </table:table-cell>
          <table:table-cell office:value-type="float" office:value="20.92996" calcext:value-type="float">
            <text:p>20.92996</text:p>
          </table:table-cell>
          <table:table-cell office:value-type="float" office:value="20.28458" calcext:value-type="float">
            <text:p>20.28458</text:p>
          </table:table-cell>
          <table:table-cell office:value-type="float" office:value="20.27948" calcext:value-type="float">
            <text:p>20.27948</text:p>
          </table:table-cell>
          <table:table-cell office:value-type="float" office:value="19.53931" calcext:value-type="float">
            <text:p>19.53931</text:p>
          </table:table-cell>
          <table:table-cell office:value-type="float" office:value="19.53461" calcext:value-type="float">
            <text:p>19.53461</text:p>
          </table:table-cell>
          <table:table-cell office:value-type="float" office:value="18.86084" calcext:value-type="float">
            <text:p>18.86084</text:p>
          </table:table-cell>
          <table:table-cell office:value-type="float" office:value="18.85995" calcext:value-type="float">
            <text:p>18.85995</text:p>
          </table:table-cell>
          <table:table-cell office:value-type="float" office:value="34.07025" calcext:value-type="float">
            <text:p>34.07025</text:p>
          </table:table-cell>
          <table:table-cell office:value-type="float" office:value="20.47607" calcext:value-type="float">
            <text:p>20.4760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092007" calcext:value-type="float">
            <text:p>7092007</text:p>
          </table:table-cell>
          <table:table-cell office:value-type="float" office:value="8.052839" calcext:value-type="float">
            <text:p>8.052839</text:p>
          </table:table-cell>
          <table:table-cell office:value-type="float" office:value="23.49" calcext:value-type="float">
            <text:p>23.49</text:p>
          </table:table-cell>
          <table:table-cell office:value-type="float" office:value="16.89" calcext:value-type="float">
            <text:p>16.89</text:p>
          </table:table-cell>
          <table:table-cell office:value-type="float" office:value="2.084037" calcext:value-type="float">
            <text:p>2.084037</text:p>
          </table:table-cell>
          <table:table-cell office:value-type="float" office:value="1.690166" calcext:value-type="float">
            <text:p>1.690166</text:p>
          </table:table-cell>
          <table:table-cell office:value-type="float" office:value="278.28" calcext:value-type="float">
            <text:p>278.28</text:p>
          </table:table-cell>
          <table:table-cell office:value-type="float" office:value="47.2" calcext:value-type="float">
            <text:p>47.2</text:p>
          </table:table-cell>
          <table:table-cell office:value-type="float" office:value="23.89267" calcext:value-type="float">
            <text:p>23.89267</text:p>
          </table:table-cell>
          <table:table-cell office:value-type="float" office:value="17.39072" calcext:value-type="float">
            <text:p>17.39072</text:p>
          </table:table-cell>
          <table:table-cell office:value-type="float" office:value="24.73578" calcext:value-type="float">
            <text:p>24.73578</text:p>
          </table:table-cell>
          <table:table-cell office:value-type="float" office:value="18.57779" calcext:value-type="float">
            <text:p>18.57779</text:p>
          </table:table-cell>
          <table:table-cell office:value-type="float" office:value="25.09909" calcext:value-type="float">
            <text:p>25.09909</text:p>
          </table:table-cell>
          <table:table-cell office:value-type="float" office:value="19.53668" calcext:value-type="float">
            <text:p>19.53668</text:p>
          </table:table-cell>
          <table:table-cell office:value-type="float" office:value="25.14932" calcext:value-type="float">
            <text:p>25.14932</text:p>
          </table:table-cell>
          <table:table-cell office:value-type="float" office:value="20.63522" calcext:value-type="float">
            <text:p>20.63522</text:p>
          </table:table-cell>
          <table:table-cell office:value-type="float" office:value="24.99417" calcext:value-type="float">
            <text:p>24.99417</text:p>
          </table:table-cell>
          <table:table-cell office:value-type="float" office:value="21.47916" calcext:value-type="float">
            <text:p>21.47916</text:p>
          </table:table-cell>
          <table:table-cell office:value-type="float" office:value="24.70718" calcext:value-type="float">
            <text:p>24.70718</text:p>
          </table:table-cell>
          <table:table-cell office:value-type="float" office:value="22.392" calcext:value-type="float">
            <text:p>22.392</text:p>
          </table:table-cell>
          <table:table-cell office:value-type="float" office:value="24.25342" calcext:value-type="float">
            <text:p>24.25342</text:p>
          </table:table-cell>
          <table:table-cell office:value-type="float" office:value="22.88589" calcext:value-type="float">
            <text:p>22.88589</text:p>
          </table:table-cell>
          <table:table-cell office:value-type="float" office:value="23.55591" calcext:value-type="float">
            <text:p>23.55591</text:p>
          </table:table-cell>
          <table:table-cell office:value-type="float" office:value="23.19241" calcext:value-type="float">
            <text:p>23.19241</text:p>
          </table:table-cell>
          <table:table-cell office:value-type="float" office:value="22.62265" calcext:value-type="float">
            <text:p>22.62265</text:p>
          </table:table-cell>
          <table:table-cell office:value-type="float" office:value="22.56909" calcext:value-type="float">
            <text:p>22.56909</text:p>
          </table:table-cell>
          <table:table-cell office:value-type="float" office:value="21.69009" calcext:value-type="float">
            <text:p>21.69009</text:p>
          </table:table-cell>
          <table:table-cell office:value-type="float" office:value="21.64252" calcext:value-type="float">
            <text:p>21.64252</text:p>
          </table:table-cell>
          <table:table-cell office:value-type="float" office:value="20.95593" calcext:value-type="float">
            <text:p>20.95593</text:p>
          </table:table-cell>
          <table:table-cell office:value-type="float" office:value="20.939" calcext:value-type="float">
            <text:p>20.939</text:p>
          </table:table-cell>
          <table:table-cell office:value-type="float" office:value="20.27945" calcext:value-type="float">
            <text:p>20.27945</text:p>
          </table:table-cell>
          <table:table-cell office:value-type="float" office:value="20.27863" calcext:value-type="float">
            <text:p>20.27863</text:p>
          </table:table-cell>
          <table:table-cell office:value-type="float" office:value="19.53464" calcext:value-type="float">
            <text:p>19.53464</text:p>
          </table:table-cell>
          <table:table-cell office:value-type="float" office:value="19.53394" calcext:value-type="float">
            <text:p>19.53394</text:p>
          </table:table-cell>
          <table:table-cell office:value-type="float" office:value="18.862" calcext:value-type="float">
            <text:p>18.862</text:p>
          </table:table-cell>
          <table:table-cell office:value-type="float" office:value="18.86084" calcext:value-type="float">
            <text:p>18.86084</text:p>
          </table:table-cell>
          <table:table-cell office:value-type="float" office:value="24.64828" calcext:value-type="float">
            <text:p>24.64828</text:p>
          </table:table-cell>
          <table:table-cell office:value-type="float" office:value="16.59436" calcext:value-type="float">
            <text:p>16.5943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8092007" calcext:value-type="float">
            <text:p>8092007</text:p>
          </table:table-cell>
          <table:table-cell office:value-type="float" office:value="17.33071" calcext:value-type="float">
            <text:p>17.33071</text:p>
          </table:table-cell>
          <table:table-cell office:value-type="float" office:value="20.99" calcext:value-type="float">
            <text:p>20.99</text:p>
          </table:table-cell>
          <table:table-cell office:value-type="float" office:value="13.63" calcext:value-type="float">
            <text:p>13.63</text:p>
          </table:table-cell>
          <table:table-cell office:value-type="float" office:value="1.659194" calcext:value-type="float">
            <text:p>1.659194</text:p>
          </table:table-cell>
          <table:table-cell office:value-type="float" office:value="1.128668" calcext:value-type="float">
            <text:p>1.128668</text:p>
          </table:table-cell>
          <table:table-cell office:value-type="float" office:value="276.012" calcext:value-type="float">
            <text:p>276.012</text:p>
          </table:table-cell>
          <table:table-cell office:value-type="float" office:value="0.3" calcext:value-type="float">
            <text:p>0.3</text:p>
          </table:table-cell>
          <table:table-cell office:value-type="float" office:value="21.69241" calcext:value-type="float">
            <text:p>21.69241</text:p>
          </table:table-cell>
          <table:table-cell office:value-type="float" office:value="14.74319" calcext:value-type="float">
            <text:p>14.74319</text:p>
          </table:table-cell>
          <table:table-cell office:value-type="float" office:value="20.77802" calcext:value-type="float">
            <text:p>20.77802</text:p>
          </table:table-cell>
          <table:table-cell office:value-type="float" office:value="16.24295" calcext:value-type="float">
            <text:p>16.24295</text:p>
          </table:table-cell>
          <table:table-cell office:value-type="float" office:value="20.49091" calcext:value-type="float">
            <text:p>20.49091</text:p>
          </table:table-cell>
          <table:table-cell office:value-type="float" office:value="17.44061" calcext:value-type="float">
            <text:p>17.44061</text:p>
          </table:table-cell>
          <table:table-cell office:value-type="float" office:value="20.5769" calcext:value-type="float">
            <text:p>20.5769</text:p>
          </table:table-cell>
          <table:table-cell office:value-type="float" office:value="18.6416" calcext:value-type="float">
            <text:p>18.6416</text:p>
          </table:table-cell>
          <table:table-cell office:value-type="float" office:value="21.43082" calcext:value-type="float">
            <text:p>21.43082</text:p>
          </table:table-cell>
          <table:table-cell office:value-type="float" office:value="19.57053" calcext:value-type="float">
            <text:p>19.57053</text:p>
          </table:table-cell>
          <table:table-cell office:value-type="float" office:value="22.35416" calcext:value-type="float">
            <text:p>22.35416</text:p>
          </table:table-cell>
          <table:table-cell office:value-type="float" office:value="20.60522" calcext:value-type="float">
            <text:p>20.60522</text:p>
          </table:table-cell>
          <table:table-cell office:value-type="float" office:value="22.86121" calcext:value-type="float">
            <text:p>22.86121</text:p>
          </table:table-cell>
          <table:table-cell office:value-type="float" office:value="21.34332" calcext:value-type="float">
            <text:p>21.34332</text:p>
          </table:table-cell>
          <table:table-cell office:value-type="float" office:value="23.18427" calcext:value-type="float">
            <text:p>23.18427</text:p>
          </table:table-cell>
          <table:table-cell office:value-type="float" office:value="22.16806" calcext:value-type="float">
            <text:p>22.16806</text:p>
          </table:table-cell>
          <table:table-cell office:value-type="float" office:value="22.61206" calcext:value-type="float">
            <text:p>22.61206</text:p>
          </table:table-cell>
          <table:table-cell office:value-type="float" office:value="22.37311" calcext:value-type="float">
            <text:p>22.37311</text:p>
          </table:table-cell>
          <table:table-cell office:value-type="float" office:value="21.7038" calcext:value-type="float">
            <text:p>21.7038</text:p>
          </table:table-cell>
          <table:table-cell office:value-type="float" office:value="21.69049" calcext:value-type="float">
            <text:p>21.69049</text:p>
          </table:table-cell>
          <table:table-cell office:value-type="float" office:value="20.9726" calcext:value-type="float">
            <text:p>20.9726</text:p>
          </table:table-cell>
          <table:table-cell office:value-type="float" office:value="20.95612" calcext:value-type="float">
            <text:p>20.95612</text:p>
          </table:table-cell>
          <table:table-cell office:value-type="float" office:value="20.28348" calcext:value-type="float">
            <text:p>20.28348</text:p>
          </table:table-cell>
          <table:table-cell office:value-type="float" office:value="20.2793" calcext:value-type="float">
            <text:p>20.2793</text:p>
          </table:table-cell>
          <table:table-cell office:value-type="float" office:value="19.534" calcext:value-type="float">
            <text:p>19.534</text:p>
          </table:table-cell>
          <table:table-cell office:value-type="float" office:value="19.53381" calcext:value-type="float">
            <text:p>19.53381</text:p>
          </table:table-cell>
          <table:table-cell office:value-type="float" office:value="18.86234" calcext:value-type="float">
            <text:p>18.86234</text:p>
          </table:table-cell>
          <table:table-cell office:value-type="float" office:value="18.86197" calcext:value-type="float">
            <text:p>18.86197</text:p>
          </table:table-cell>
          <table:table-cell office:value-type="float" office:value="22.63028" calcext:value-type="float">
            <text:p>22.63028</text:p>
          </table:table-cell>
          <table:table-cell office:value-type="float" office:value="13.51913" calcext:value-type="float">
            <text:p>13.5191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9092007" calcext:value-type="float">
            <text:p>9092007</text:p>
          </table:table-cell>
          <table:table-cell office:value-type="float" office:value="21.80142" calcext:value-type="float">
            <text:p>21.80142</text:p>
          </table:table-cell>
          <table:table-cell office:value-type="float" office:value="22.93" calcext:value-type="float">
            <text:p>22.93</text:p>
          </table:table-cell>
          <table:table-cell office:value-type="float" office:value="10.61" calcext:value-type="float">
            <text:p>10.61</text:p>
          </table:table-cell>
          <table:table-cell office:value-type="float" office:value="1.338113" calcext:value-type="float">
            <text:p>1.338113</text:p>
          </table:table-cell>
          <table:table-cell office:value-type="float" office:value="0.9680679" calcext:value-type="float">
            <text:p>0.9680679</text:p>
          </table:table-cell>
          <table:table-cell office:value-type="float" office:value="166.536" calcext:value-type="float">
            <text:p>166.536</text:p>
          </table:table-cell>
          <table:table-cell office:value-type="float" office:value="0" calcext:value-type="float">
            <text:p>0</text:p>
          </table:table-cell>
          <table:table-cell office:value-type="float" office:value="22.14917" calcext:value-type="float">
            <text:p>22.14917</text:p>
          </table:table-cell>
          <table:table-cell office:value-type="float" office:value="12.28091" calcext:value-type="float">
            <text:p>12.28091</text:p>
          </table:table-cell>
          <table:table-cell office:value-type="float" office:value="20.53671" calcext:value-type="float">
            <text:p>20.53671</text:p>
          </table:table-cell>
          <table:table-cell office:value-type="float" office:value="14.2269" calcext:value-type="float">
            <text:p>14.2269</text:p>
          </table:table-cell>
          <table:table-cell office:value-type="float" office:value="19.93353" calcext:value-type="float">
            <text:p>19.93353</text:p>
          </table:table-cell>
          <table:table-cell office:value-type="float" office:value="15.58832" calcext:value-type="float">
            <text:p>15.58832</text:p>
          </table:table-cell>
          <table:table-cell office:value-type="float" office:value="19.77267" calcext:value-type="float">
            <text:p>19.77267</text:p>
          </table:table-cell>
          <table:table-cell office:value-type="float" office:value="16.94522" calcext:value-type="float">
            <text:p>16.94522</text:p>
          </table:table-cell>
          <table:table-cell office:value-type="float" office:value="19.8158" calcext:value-type="float">
            <text:p>19.8158</text:p>
          </table:table-cell>
          <table:table-cell office:value-type="float" office:value="18.05524" calcext:value-type="float">
            <text:p>18.05524</text:p>
          </table:table-cell>
          <table:table-cell office:value-type="float" office:value="20.5744" calcext:value-type="float">
            <text:p>20.5744</text:p>
          </table:table-cell>
          <table:table-cell office:value-type="float" office:value="19.23718" calcext:value-type="float">
            <text:p>19.23718</text:p>
          </table:table-cell>
          <table:table-cell office:value-type="float" office:value="21.32385" calcext:value-type="float">
            <text:p>21.32385</text:p>
          </table:table-cell>
          <table:table-cell office:value-type="float" office:value="20.18619" calcext:value-type="float">
            <text:p>20.18619</text:p>
          </table:table-cell>
          <table:table-cell office:value-type="float" office:value="22.15884" calcext:value-type="float">
            <text:p>22.15884</text:p>
          </table:table-cell>
          <table:table-cell office:value-type="float" office:value="21.19971" calcext:value-type="float">
            <text:p>21.19971</text:p>
          </table:table-cell>
          <table:table-cell office:value-type="float" office:value="22.36942" calcext:value-type="float">
            <text:p>22.36942</text:p>
          </table:table-cell>
          <table:table-cell office:value-type="float" office:value="21.92926" calcext:value-type="float">
            <text:p>21.92926</text:p>
          </table:table-cell>
          <table:table-cell office:value-type="float" office:value="21.69772" calcext:value-type="float">
            <text:p>21.69772</text:p>
          </table:table-cell>
          <table:table-cell office:value-type="float" office:value="21.62363" calcext:value-type="float">
            <text:p>21.62363</text:p>
          </table:table-cell>
          <table:table-cell office:value-type="float" office:value="20.97479" calcext:value-type="float">
            <text:p>20.97479</text:p>
          </table:table-cell>
          <table:table-cell office:value-type="float" office:value="20.96979" calcext:value-type="float">
            <text:p>20.96979</text:p>
          </table:table-cell>
          <table:table-cell office:value-type="float" office:value="20.28775" calcext:value-type="float">
            <text:p>20.28775</text:p>
          </table:table-cell>
          <table:table-cell office:value-type="float" office:value="20.28354" calcext:value-type="float">
            <text:p>20.28354</text:p>
          </table:table-cell>
          <table:table-cell office:value-type="float" office:value="19.535" calcext:value-type="float">
            <text:p>19.535</text:p>
          </table:table-cell>
          <table:table-cell office:value-type="float" office:value="19.534" calcext:value-type="float">
            <text:p>19.534</text:p>
          </table:table-cell>
          <table:table-cell office:value-type="float" office:value="18.86237" calcext:value-type="float">
            <text:p>18.86237</text:p>
          </table:table-cell>
          <table:table-cell office:value-type="float" office:value="18.86234" calcext:value-type="float">
            <text:p>18.86234</text:p>
          </table:table-cell>
          <table:table-cell office:value-type="float" office:value="23.56244" calcext:value-type="float">
            <text:p>23.56244</text:p>
          </table:table-cell>
          <table:table-cell office:value-type="float" office:value="10.80435" calcext:value-type="float">
            <text:p>10.804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10092007" calcext:value-type="float">
            <text:p>10092007</text:p>
          </table:table-cell>
          <table:table-cell office:value-type="float" office:value="21.98552" calcext:value-type="float">
            <text:p>21.98552</text:p>
          </table:table-cell>
          <table:table-cell office:value-type="float" office:value="28.55" calcext:value-type="float">
            <text:p>28.55</text:p>
          </table:table-cell>
          <table:table-cell office:value-type="float" office:value="9.85" calcext:value-type="float">
            <text:p>9.85</text:p>
          </table:table-cell>
          <table:table-cell office:value-type="float" office:value="1.293697" calcext:value-type="float">
            <text:p>1.293697</text:p>
          </table:table-cell>
          <table:table-cell office:value-type="float" office:value="0.9817519" calcext:value-type="float">
            <text:p>0.9817519</text:p>
          </table:table-cell>
          <table:table-cell office:value-type="float" office:value="163.188" calcext:value-type="float">
            <text:p>163.188</text:p>
          </table:table-cell>
          <table:table-cell office:value-type="float" office:value="0" calcext:value-type="float">
            <text:p>0</text:p>
          </table:table-cell>
          <table:table-cell office:value-type="float" office:value="24.53412" calcext:value-type="float">
            <text:p>24.53412</text:p>
          </table:table-cell>
          <table:table-cell office:value-type="float" office:value="11.2565" calcext:value-type="float">
            <text:p>11.2565</text:p>
          </table:table-cell>
          <table:table-cell office:value-type="float" office:value="21.81494" calcext:value-type="float">
            <text:p>21.81494</text:p>
          </table:table-cell>
          <table:table-cell office:value-type="float" office:value="13.11871" calcext:value-type="float">
            <text:p>13.11871</text:p>
          </table:table-cell>
          <table:table-cell office:value-type="float" office:value="20.62268" calcext:value-type="float">
            <text:p>20.62268</text:p>
          </table:table-cell>
          <table:table-cell office:value-type="float" office:value="14.67966" calcext:value-type="float">
            <text:p>14.67966</text:p>
          </table:table-cell>
          <table:table-cell office:value-type="float" office:value="20.06168" calcext:value-type="float">
            <text:p>20.06168</text:p>
          </table:table-cell>
          <table:table-cell office:value-type="float" office:value="16.1402" calcext:value-type="float">
            <text:p>16.1402</text:p>
          </table:table-cell>
          <table:table-cell office:value-type="float" office:value="19.82642" calcext:value-type="float">
            <text:p>19.82642</text:p>
          </table:table-cell>
          <table:table-cell office:value-type="float" office:value="17.24902" calcext:value-type="float">
            <text:p>17.24902</text:p>
          </table:table-cell>
          <table:table-cell office:value-type="float" office:value="19.79419" calcext:value-type="float">
            <text:p>19.79419</text:p>
          </table:table-cell>
          <table:table-cell office:value-type="float" office:value="18.42938" calcext:value-type="float">
            <text:p>18.42938</text:p>
          </table:table-cell>
          <table:table-cell office:value-type="float" office:value="20.40674" calcext:value-type="float">
            <text:p>20.40674</text:p>
          </table:table-cell>
          <table:table-cell office:value-type="float" office:value="19.3877" calcext:value-type="float">
            <text:p>19.3877</text:p>
          </table:table-cell>
          <table:table-cell office:value-type="float" office:value="21.19473" calcext:value-type="float">
            <text:p>21.19473</text:p>
          </table:table-cell>
          <table:table-cell office:value-type="float" office:value="20.548" calcext:value-type="float">
            <text:p>20.548</text:p>
          </table:table-cell>
          <table:table-cell office:value-type="float" office:value="21.92441" calcext:value-type="float">
            <text:p>21.92441</text:p>
          </table:table-cell>
          <table:table-cell office:value-type="float" office:value="21.4563" calcext:value-type="float">
            <text:p>21.4563</text:p>
          </table:table-cell>
          <table:table-cell office:value-type="float" office:value="21.62241" calcext:value-type="float">
            <text:p>21.62241</text:p>
          </table:table-cell>
          <table:table-cell office:value-type="float" office:value="21.47552" calcext:value-type="float">
            <text:p>21.47552</text:p>
          </table:table-cell>
          <table:table-cell office:value-type="float" office:value="20.9696" calcext:value-type="float">
            <text:p>20.9696</text:p>
          </table:table-cell>
          <table:table-cell office:value-type="float" office:value="20.93359" calcext:value-type="float">
            <text:p>20.93359</text:p>
          </table:table-cell>
          <table:table-cell office:value-type="float" office:value="20.28809" calcext:value-type="float">
            <text:p>20.28809</text:p>
          </table:table-cell>
          <table:table-cell office:value-type="float" office:value="20.28131" calcext:value-type="float">
            <text:p>20.28131</text:p>
          </table:table-cell>
          <table:table-cell office:value-type="float" office:value="19.5351" calcext:value-type="float">
            <text:p>19.5351</text:p>
          </table:table-cell>
          <table:table-cell office:value-type="float" office:value="19.52213" calcext:value-type="float">
            <text:p>19.52213</text:p>
          </table:table-cell>
          <table:table-cell office:value-type="float" office:value="18.86246" calcext:value-type="float">
            <text:p>18.86246</text:p>
          </table:table-cell>
          <table:table-cell office:value-type="float" office:value="18.86206" calcext:value-type="float">
            <text:p>18.86206</text:p>
          </table:table-cell>
          <table:table-cell office:value-type="float" office:value="26.71683" calcext:value-type="float">
            <text:p>26.71683</text:p>
          </table:table-cell>
          <table:table-cell office:value-type="float" office:value="9.949554" calcext:value-type="float">
            <text:p>9.9495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11092007" calcext:value-type="float">
            <text:p>11092007</text:p>
          </table:table-cell>
          <table:table-cell office:value-type="float" office:value="21.90848" calcext:value-type="float">
            <text:p>21.90848</text:p>
          </table:table-cell>
          <table:table-cell office:value-type="float" office:value="28.12" calcext:value-type="float">
            <text:p>28.12</text:p>
          </table:table-cell>
          <table:table-cell office:value-type="float" office:value="11.79" calcext:value-type="float">
            <text:p>11.79</text:p>
          </table:table-cell>
          <table:table-cell office:value-type="float" office:value="1.407161" calcext:value-type="float">
            <text:p>1.407161</text:p>
          </table:table-cell>
          <table:table-cell office:value-type="float" office:value="1.042593" calcext:value-type="float">
            <text:p>1.042593</text:p>
          </table:table-cell>
          <table:table-cell office:value-type="float" office:value="281.772" calcext:value-type="float">
            <text:p>281.772</text:p>
          </table:table-cell>
          <table:table-cell office:value-type="float" office:value="0" calcext:value-type="float">
            <text:p>0</text:p>
          </table:table-cell>
          <table:table-cell office:value-type="float" office:value="24.3508" calcext:value-type="float">
            <text:p>24.3508</text:p>
          </table:table-cell>
          <table:table-cell office:value-type="float" office:value="12.61319" calcext:value-type="float">
            <text:p>12.61319</text:p>
          </table:table-cell>
          <table:table-cell office:value-type="float" office:value="21.81894" calcext:value-type="float">
            <text:p>21.81894</text:p>
          </table:table-cell>
          <table:table-cell office:value-type="float" office:value="14.2019" calcext:value-type="float">
            <text:p>14.2019</text:p>
          </table:table-cell>
          <table:table-cell office:value-type="float" office:value="20.67889" calcext:value-type="float">
            <text:p>20.67889</text:p>
          </table:table-cell>
          <table:table-cell office:value-type="float" office:value="15.68393" calcext:value-type="float">
            <text:p>15.68393</text:p>
          </table:table-cell>
          <table:table-cell office:value-type="float" office:value="20.13962" calcext:value-type="float">
            <text:p>20.13962</text:p>
          </table:table-cell>
          <table:table-cell office:value-type="float" office:value="16.92166" calcext:value-type="float">
            <text:p>16.92166</text:p>
          </table:table-cell>
          <table:table-cell office:value-type="float" office:value="19.89325" calcext:value-type="float">
            <text:p>19.89325</text:p>
          </table:table-cell>
          <table:table-cell office:value-type="float" office:value="17.76764" calcext:value-type="float">
            <text:p>17.76764</text:p>
          </table:table-cell>
          <table:table-cell office:value-type="float" office:value="19.79077" calcext:value-type="float">
            <text:p>19.79077</text:p>
          </table:table-cell>
          <table:table-cell office:value-type="float" office:value="18.66052" calcext:value-type="float">
            <text:p>18.66052</text:p>
          </table:table-cell>
          <table:table-cell office:value-type="float" office:value="20.03064" calcext:value-type="float">
            <text:p>20.03064</text:p>
          </table:table-cell>
          <table:table-cell office:value-type="float" office:value="19.36548" calcext:value-type="float">
            <text:p>19.36548</text:p>
          </table:table-cell>
          <table:table-cell office:value-type="float" office:value="20.54776" calcext:value-type="float">
            <text:p>20.54776</text:p>
          </table:table-cell>
          <table:table-cell office:value-type="float" office:value="20.26422" calcext:value-type="float">
            <text:p>20.26422</text:p>
          </table:table-cell>
          <table:table-cell office:value-type="float" office:value="21.45181" calcext:value-type="float">
            <text:p>21.45181</text:p>
          </table:table-cell>
          <table:table-cell office:value-type="float" office:value="21.08316" calcext:value-type="float">
            <text:p>21.08316</text:p>
          </table:table-cell>
          <table:table-cell office:value-type="float" office:value="21.47372" calcext:value-type="float">
            <text:p>21.47372</text:p>
          </table:table-cell>
          <table:table-cell office:value-type="float" office:value="21.28851" calcext:value-type="float">
            <text:p>21.28851</text:p>
          </table:table-cell>
          <table:table-cell office:value-type="float" office:value="20.93304" calcext:value-type="float">
            <text:p>20.93304</text:p>
          </table:table-cell>
          <table:table-cell office:value-type="float" office:value="20.8645" calcext:value-type="float">
            <text:p>20.8645</text:p>
          </table:table-cell>
          <table:table-cell office:value-type="float" office:value="20.28125" calcext:value-type="float">
            <text:p>20.28125</text:p>
          </table:table-cell>
          <table:table-cell office:value-type="float" office:value="20.26654" calcext:value-type="float">
            <text:p>20.26654</text:p>
          </table:table-cell>
          <table:table-cell office:value-type="float" office:value="19.53186" calcext:value-type="float">
            <text:p>19.53186</text:p>
          </table:table-cell>
          <table:table-cell office:value-type="float" office:value="19.52927" calcext:value-type="float">
            <text:p>19.52927</text:p>
          </table:table-cell>
          <table:table-cell office:value-type="float" office:value="18.86447" calcext:value-type="float">
            <text:p>18.86447</text:p>
          </table:table-cell>
          <table:table-cell office:value-type="float" office:value="18.86246" calcext:value-type="float">
            <text:p>18.86246</text:p>
          </table:table-cell>
          <table:table-cell office:value-type="float" office:value="25.90836" calcext:value-type="float">
            <text:p>25.90836</text:p>
          </table:table-cell>
          <table:table-cell office:value-type="float" office:value="11.3454" calcext:value-type="float">
            <text:p>11.345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12092007" calcext:value-type="float">
            <text:p>12092007</text:p>
          </table:table-cell>
          <table:table-cell office:value-type="float" office:value="20.39069" calcext:value-type="float">
            <text:p>20.39069</text:p>
          </table:table-cell>
          <table:table-cell office:value-type="float" office:value="29.93" calcext:value-type="float">
            <text:p>29.93</text:p>
          </table:table-cell>
          <table:table-cell office:value-type="float" office:value="13.67" calcext:value-type="float">
            <text:p>13.67</text:p>
          </table:table-cell>
          <table:table-cell office:value-type="float" office:value="1.75244" calcext:value-type="float">
            <text:p>1.75244</text:p>
          </table:table-cell>
          <table:table-cell office:value-type="float" office:value="1.332018" calcext:value-type="float">
            <text:p>1.332018</text:p>
          </table:table-cell>
          <table:table-cell office:value-type="float" office:value="161.064" calcext:value-type="float">
            <text:p>161.064</text:p>
          </table:table-cell>
          <table:table-cell office:value-type="float" office:value="0" calcext:value-type="float">
            <text:p>0</text:p>
          </table:table-cell>
          <table:table-cell office:value-type="float" office:value="27.24271" calcext:value-type="float">
            <text:p>27.24271</text:p>
          </table:table-cell>
          <table:table-cell office:value-type="float" office:value="13.78314" calcext:value-type="float">
            <text:p>13.78314</text:p>
          </table:table-cell>
          <table:table-cell office:value-type="float" office:value="23.41193" calcext:value-type="float">
            <text:p>23.41193</text:p>
          </table:table-cell>
          <table:table-cell office:value-type="float" office:value="15.31827" calcext:value-type="float">
            <text:p>15.31827</text:p>
          </table:table-cell>
          <table:table-cell office:value-type="float" office:value="22.03906" calcext:value-type="float">
            <text:p>22.03906</text:p>
          </table:table-cell>
          <table:table-cell office:value-type="float" office:value="16.49313" calcext:value-type="float">
            <text:p>16.49313</text:p>
          </table:table-cell>
          <table:table-cell office:value-type="float" office:value="21.1886" calcext:value-type="float">
            <text:p>21.1886</text:p>
          </table:table-cell>
          <table:table-cell office:value-type="float" office:value="17.48679" calcext:value-type="float">
            <text:p>17.48679</text:p>
          </table:table-cell>
          <table:table-cell office:value-type="float" office:value="20.71515" calcext:value-type="float">
            <text:p>20.71515</text:p>
          </table:table-cell>
          <table:table-cell office:value-type="float" office:value="18.15744" calcext:value-type="float">
            <text:p>18.15744</text:p>
          </table:table-cell>
          <table:table-cell office:value-type="float" office:value="20.41058" calcext:value-type="float">
            <text:p>20.41058</text:p>
          </table:table-cell>
          <table:table-cell office:value-type="float" office:value="18.86334" calcext:value-type="float">
            <text:p>18.86334</text:p>
          </table:table-cell>
          <table:table-cell office:value-type="float" office:value="20.26663" calcext:value-type="float">
            <text:p>20.26663</text:p>
          </table:table-cell>
          <table:table-cell office:value-type="float" office:value="19.41394" calcext:value-type="float">
            <text:p>19.41394</text:p>
          </table:table-cell>
          <table:table-cell office:value-type="float" office:value="20.29034" calcext:value-type="float">
            <text:p>20.29034</text:p>
          </table:table-cell>
          <table:table-cell office:value-type="float" office:value="20.13217" calcext:value-type="float">
            <text:p>20.13217</text:p>
          </table:table-cell>
          <table:table-cell office:value-type="float" office:value="21.07996" calcext:value-type="float">
            <text:p>21.07996</text:p>
          </table:table-cell>
          <table:table-cell office:value-type="float" office:value="20.82285" calcext:value-type="float">
            <text:p>20.82285</text:p>
          </table:table-cell>
          <table:table-cell office:value-type="float" office:value="21.2865" calcext:value-type="float">
            <text:p>21.2865</text:p>
          </table:table-cell>
          <table:table-cell office:value-type="float" office:value="21.09921" calcext:value-type="float">
            <text:p>21.09921</text:p>
          </table:table-cell>
          <table:table-cell office:value-type="float" office:value="20.86365" calcext:value-type="float">
            <text:p>20.86365</text:p>
          </table:table-cell>
          <table:table-cell office:value-type="float" office:value="20.77411" calcext:value-type="float">
            <text:p>20.77411</text:p>
          </table:table-cell>
          <table:table-cell office:value-type="float" office:value="20.2663" calcext:value-type="float">
            <text:p>20.2663</text:p>
          </table:table-cell>
          <table:table-cell office:value-type="float" office:value="20.23993" calcext:value-type="float">
            <text:p>20.23993</text:p>
          </table:table-cell>
          <table:table-cell office:value-type="float" office:value="19.5318" calcext:value-type="float">
            <text:p>19.5318</text:p>
          </table:table-cell>
          <table:table-cell office:value-type="float" office:value="19.52832" calcext:value-type="float">
            <text:p>19.52832</text:p>
          </table:table-cell>
          <table:table-cell office:value-type="float" office:value="18.86526" calcext:value-type="float">
            <text:p>18.86526</text:p>
          </table:table-cell>
          <table:table-cell office:value-type="float" office:value="18.8645" calcext:value-type="float">
            <text:p>18.8645</text:p>
          </table:table-cell>
          <table:table-cell office:value-type="float" office:value="34.45895" calcext:value-type="float">
            <text:p>34.45895</text:p>
          </table:table-cell>
          <table:table-cell office:value-type="float" office:value="12.76334" calcext:value-type="float">
            <text:p>12.763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13092007" calcext:value-type="float">
            <text:p>13092007</text:p>
          </table:table-cell>
          <table:table-cell office:value-type="float" office:value="15.00156" calcext:value-type="float">
            <text:p>15.00156</text:p>
          </table:table-cell>
          <table:table-cell office:value-type="float" office:value="21.55" calcext:value-type="float">
            <text:p>21.55</text:p>
          </table:table-cell>
          <table:table-cell office:value-type="float" office:value="16.191" calcext:value-type="float">
            <text:p>16.191</text:p>
          </table:table-cell>
          <table:table-cell office:value-type="float" office:value="1.64612" calcext:value-type="float">
            <text:p>1.64612</text:p>
          </table:table-cell>
          <table:table-cell office:value-type="float" office:value="1.329639" calcext:value-type="float">
            <text:p>1.329639</text:p>
          </table:table-cell>
          <table:table-cell office:value-type="float" office:value="312.12" calcext:value-type="float">
            <text:p>312.12</text:p>
          </table:table-cell>
          <table:table-cell office:value-type="float" office:value="0" calcext:value-type="float">
            <text:p>0</text:p>
          </table:table-cell>
          <table:table-cell office:value-type="float" office:value="25.59692" calcext:value-type="float">
            <text:p>25.59692</text:p>
          </table:table-cell>
          <table:table-cell office:value-type="float" office:value="17.12048" calcext:value-type="float">
            <text:p>17.12048</text:p>
          </table:table-cell>
          <table:table-cell office:value-type="float" office:value="23.01807" calcext:value-type="float">
            <text:p>23.01807</text:p>
          </table:table-cell>
          <table:table-cell office:value-type="float" office:value="18.37439" calcext:value-type="float">
            <text:p>18.37439</text:p>
          </table:table-cell>
          <table:table-cell office:value-type="float" office:value="22.05698" calcext:value-type="float">
            <text:p>22.05698</text:p>
          </table:table-cell>
          <table:table-cell office:value-type="float" office:value="19.02914" calcext:value-type="float">
            <text:p>19.02914</text:p>
          </table:table-cell>
          <table:table-cell office:value-type="float" office:value="21.41968" calcext:value-type="float">
            <text:p>21.41968</text:p>
          </table:table-cell>
          <table:table-cell office:value-type="float" office:value="19.48843" calcext:value-type="float">
            <text:p>19.48843</text:p>
          </table:table-cell>
          <table:table-cell office:value-type="float" office:value="21.04999" calcext:value-type="float">
            <text:p>21.04999</text:p>
          </table:table-cell>
          <table:table-cell office:value-type="float" office:value="19.75711" calcext:value-type="float">
            <text:p>19.75711</text:p>
          </table:table-cell>
          <table:table-cell office:value-type="float" office:value="20.74295" calcext:value-type="float">
            <text:p>20.74295</text:p>
          </table:table-cell>
          <table:table-cell office:value-type="float" office:value="20.00729" calcext:value-type="float">
            <text:p>20.00729</text:p>
          </table:table-cell>
          <table:table-cell office:value-type="float" office:value="20.60486" calcext:value-type="float">
            <text:p>20.60486</text:p>
          </table:table-cell>
          <table:table-cell office:value-type="float" office:value="20.16016" calcext:value-type="float">
            <text:p>20.16016</text:p>
          </table:table-cell>
          <table:table-cell office:value-type="float" office:value="20.46075" calcext:value-type="float">
            <text:p>20.46075</text:p>
          </table:table-cell>
          <table:table-cell office:value-type="float" office:value="20.2233" calcext:value-type="float">
            <text:p>20.2233</text:p>
          </table:table-cell>
          <table:table-cell office:value-type="float" office:value="20.82092" calcext:value-type="float">
            <text:p>20.82092</text:p>
          </table:table-cell>
          <table:table-cell office:value-type="float" office:value="20.72025" calcext:value-type="float">
            <text:p>20.72025</text:p>
          </table:table-cell>
          <table:table-cell office:value-type="float" office:value="21.09732" calcext:value-type="float">
            <text:p>21.09732</text:p>
          </table:table-cell>
          <table:table-cell office:value-type="float" office:value="20.93491" calcext:value-type="float">
            <text:p>20.93491</text:p>
          </table:table-cell>
          <table:table-cell office:value-type="float" office:value="20.7731" calcext:value-type="float">
            <text:p>20.7731</text:p>
          </table:table-cell>
          <table:table-cell office:value-type="float" office:value="20.67548" calcext:value-type="float">
            <text:p>20.67548</text:p>
          </table:table-cell>
          <table:table-cell office:value-type="float" office:value="20.23962" calcext:value-type="float">
            <text:p>20.23962</text:p>
          </table:table-cell>
          <table:table-cell office:value-type="float" office:value="20.20261" calcext:value-type="float">
            <text:p>20.20261</text:p>
          </table:table-cell>
          <table:table-cell office:value-type="float" office:value="19.52823" calcext:value-type="float">
            <text:p>19.52823</text:p>
          </table:table-cell>
          <table:table-cell office:value-type="float" office:value="19.51904" calcext:value-type="float">
            <text:p>19.51904</text:p>
          </table:table-cell>
          <table:table-cell office:value-type="float" office:value="18.8652" calcext:value-type="float">
            <text:p>18.8652</text:p>
          </table:table-cell>
          <table:table-cell office:value-type="float" office:value="18.86282" calcext:value-type="float">
            <text:p>18.86282</text:p>
          </table:table-cell>
          <table:table-cell office:value-type="float" office:value="28.28555" calcext:value-type="float">
            <text:p>28.28555</text:p>
          </table:table-cell>
          <table:table-cell office:value-type="float" office:value="16.09146" calcext:value-type="float">
            <text:p>16.091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14092007" calcext:value-type="float">
            <text:p>14092007</text:p>
          </table:table-cell>
          <table:table-cell office:value-type="float" office:value="6.41376" calcext:value-type="float">
            <text:p>6.41376</text:p>
          </table:table-cell>
          <table:table-cell office:value-type="float" office:value="19.09" calcext:value-type="float">
            <text:p>19.09</text:p>
          </table:table-cell>
          <table:table-cell office:value-type="float" office:value="12.73" calcext:value-type="float">
            <text:p>12.73</text:p>
          </table:table-cell>
          <table:table-cell office:value-type="float" office:value="1.478878" calcext:value-type="float">
            <text:p>1.478878</text:p>
          </table:table-cell>
          <table:table-cell office:value-type="float" office:value="1.258185" calcext:value-type="float">
            <text:p>1.258185</text:p>
          </table:table-cell>
          <table:table-cell office:value-type="float" office:value="330.516" calcext:value-type="float">
            <text:p>330.516</text:p>
          </table:table-cell>
          <table:table-cell office:value-type="float" office:value="5.1" calcext:value-type="float">
            <text:p>5.1</text:p>
          </table:table-cell>
          <table:table-cell office:value-type="float" office:value="20.44778" calcext:value-type="float">
            <text:p>20.44778</text:p>
          </table:table-cell>
          <table:table-cell office:value-type="float" office:value="13.55295" calcext:value-type="float">
            <text:p>13.55295</text:p>
          </table:table-cell>
          <table:table-cell office:value-type="float" office:value="19.52078" calcext:value-type="float">
            <text:p>19.52078</text:p>
          </table:table-cell>
          <table:table-cell office:value-type="float" office:value="15.05554" calcext:value-type="float">
            <text:p>15.05554</text:p>
          </table:table-cell>
          <table:table-cell office:value-type="float" office:value="20.1676" calcext:value-type="float">
            <text:p>20.1676</text:p>
          </table:table-cell>
          <table:table-cell office:value-type="float" office:value="16.61914" calcext:value-type="float">
            <text:p>16.61914</text:p>
          </table:table-cell>
          <table:table-cell office:value-type="float" office:value="20.5593" calcext:value-type="float">
            <text:p>20.5593</text:p>
          </table:table-cell>
          <table:table-cell office:value-type="float" office:value="17.90915" calcext:value-type="float">
            <text:p>17.90915</text:p>
          </table:table-cell>
          <table:table-cell office:value-type="float" office:value="20.66702" calcext:value-type="float">
            <text:p>20.66702</text:p>
          </table:table-cell>
          <table:table-cell office:value-type="float" office:value="18.66202" calcext:value-type="float">
            <text:p>18.66202</text:p>
          </table:table-cell>
          <table:table-cell office:value-type="float" office:value="20.70184" calcext:value-type="float">
            <text:p>20.70184</text:p>
          </table:table-cell>
          <table:table-cell office:value-type="float" office:value="19.44083" calcext:value-type="float">
            <text:p>19.44083</text:p>
          </table:table-cell>
          <table:table-cell office:value-type="float" office:value="20.60678" calcext:value-type="float">
            <text:p>20.60678</text:p>
          </table:table-cell>
          <table:table-cell office:value-type="float" office:value="19.8938" calcext:value-type="float">
            <text:p>19.8938</text:p>
          </table:table-cell>
          <table:table-cell office:value-type="float" office:value="20.52194" calcext:value-type="float">
            <text:p>20.52194</text:p>
          </table:table-cell>
          <table:table-cell office:value-type="float" office:value="20.3512" calcext:value-type="float">
            <text:p>20.3512</text:p>
          </table:table-cell>
          <table:table-cell office:value-type="float" office:value="20.71976" calcext:value-type="float">
            <text:p>20.71976</text:p>
          </table:table-cell>
          <table:table-cell office:value-type="float" office:value="20.67041" calcext:value-type="float">
            <text:p>20.67041</text:p>
          </table:table-cell>
          <table:table-cell office:value-type="float" office:value="20.93341" calcext:value-type="float">
            <text:p>20.93341</text:p>
          </table:table-cell>
          <table:table-cell office:value-type="float" office:value="20.80994" calcext:value-type="float">
            <text:p>20.80994</text:p>
          </table:table-cell>
          <table:table-cell office:value-type="float" office:value="20.67444" calcext:value-type="float">
            <text:p>20.67444</text:p>
          </table:table-cell>
          <table:table-cell office:value-type="float" office:value="20.58124" calcext:value-type="float">
            <text:p>20.58124</text:p>
          </table:table-cell>
          <table:table-cell office:value-type="float" office:value="20.20215" calcext:value-type="float">
            <text:p>20.20215</text:p>
          </table:table-cell>
          <table:table-cell office:value-type="float" office:value="20.15704" calcext:value-type="float">
            <text:p>20.15704</text:p>
          </table:table-cell>
          <table:table-cell office:value-type="float" office:value="19.51892" calcext:value-type="float">
            <text:p>19.51892</text:p>
          </table:table-cell>
          <table:table-cell office:value-type="float" office:value="19.50424" calcext:value-type="float">
            <text:p>19.50424</text:p>
          </table:table-cell>
          <table:table-cell office:value-type="float" office:value="18.86279" calcext:value-type="float">
            <text:p>18.86279</text:p>
          </table:table-cell>
          <table:table-cell office:value-type="float" office:value="18.85782" calcext:value-type="float">
            <text:p>18.85782</text:p>
          </table:table-cell>
          <table:table-cell office:value-type="float" office:value="22.25531" calcext:value-type="float">
            <text:p>22.25531</text:p>
          </table:table-cell>
          <table:table-cell office:value-type="float" office:value="12.40167" calcext:value-type="float">
            <text:p>12.401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15092007" calcext:value-type="float">
            <text:p>15092007</text:p>
          </table:table-cell>
          <table:table-cell office:value-type="float" office:value="6.52932" calcext:value-type="float">
            <text:p>6.52932</text:p>
          </table:table-cell>
          <table:table-cell office:value-type="float" office:value="17.33" calcext:value-type="float">
            <text:p>17.33</text:p>
          </table:table-cell>
          <table:table-cell office:value-type="float" office:value="13.08" calcext:value-type="float">
            <text:p>13.08</text:p>
          </table:table-cell>
          <table:table-cell office:value-type="float" office:value="1.446937" calcext:value-type="float">
            <text:p>1.446937</text:p>
          </table:table-cell>
          <table:table-cell office:value-type="float" office:value="1.155148" calcext:value-type="float">
            <text:p>1.155148</text:p>
          </table:table-cell>
          <table:table-cell office:value-type="float" office:value="208.44" calcext:value-type="float">
            <text:p>208.44</text:p>
          </table:table-cell>
          <table:table-cell office:value-type="float" office:value="1.9" calcext:value-type="float">
            <text:p>1.9</text:p>
          </table:table-cell>
          <table:table-cell office:value-type="float" office:value="18.00729" calcext:value-type="float">
            <text:p>18.00729</text:p>
          </table:table-cell>
          <table:table-cell office:value-type="float" office:value="12.5058" calcext:value-type="float">
            <text:p>12.5058</text:p>
          </table:table-cell>
          <table:table-cell office:value-type="float" office:value="17.15036" calcext:value-type="float">
            <text:p>17.15036</text:p>
          </table:table-cell>
          <table:table-cell office:value-type="float" office:value="13.94525" calcext:value-type="float">
            <text:p>13.94525</text:p>
          </table:table-cell>
          <table:table-cell office:value-type="float" office:value="17.10672" calcext:value-type="float">
            <text:p>17.10672</text:p>
          </table:table-cell>
          <table:table-cell office:value-type="float" office:value="15.27466" calcext:value-type="float">
            <text:p>15.27466</text:p>
          </table:table-cell>
          <table:table-cell office:value-type="float" office:value="17.84363" calcext:value-type="float">
            <text:p>17.84363</text:p>
          </table:table-cell>
          <table:table-cell office:value-type="float" office:value="16.41666" calcext:value-type="float">
            <text:p>16.41666</text:p>
          </table:table-cell>
          <table:table-cell office:value-type="float" office:value="18.61093" calcext:value-type="float">
            <text:p>18.61093</text:p>
          </table:table-cell>
          <table:table-cell office:value-type="float" office:value="17.14041" calcext:value-type="float">
            <text:p>17.14041</text:p>
          </table:table-cell>
          <table:table-cell office:value-type="float" office:value="19.41055" calcext:value-type="float">
            <text:p>19.41055</text:p>
          </table:table-cell>
          <table:table-cell office:value-type="float" office:value="17.98087" calcext:value-type="float">
            <text:p>17.98087</text:p>
          </table:table-cell>
          <table:table-cell office:value-type="float" office:value="19.87885" calcext:value-type="float">
            <text:p>19.87885</text:p>
          </table:table-cell>
          <table:table-cell office:value-type="float" office:value="18.69559" calcext:value-type="float">
            <text:p>18.69559</text:p>
          </table:table-cell>
          <table:table-cell office:value-type="float" office:value="20.3475" calcext:value-type="float">
            <text:p>20.3475</text:p>
          </table:table-cell>
          <table:table-cell office:value-type="float" office:value="19.65268" calcext:value-type="float">
            <text:p>19.65268</text:p>
          </table:table-cell>
          <table:table-cell office:value-type="float" office:value="20.66937" calcext:value-type="float">
            <text:p>20.66937</text:p>
          </table:table-cell>
          <table:table-cell office:value-type="float" office:value="20.46017" calcext:value-type="float">
            <text:p>20.46017</text:p>
          </table:table-cell>
          <table:table-cell office:value-type="float" office:value="20.80878" calcext:value-type="float">
            <text:p>20.80878</text:p>
          </table:table-cell>
          <table:table-cell office:value-type="float" office:value="20.69333" calcext:value-type="float">
            <text:p>20.69333</text:p>
          </table:table-cell>
          <table:table-cell office:value-type="float" office:value="20.58032" calcext:value-type="float">
            <text:p>20.58032</text:p>
          </table:table-cell>
          <table:table-cell office:value-type="float" office:value="20.49423" calcext:value-type="float">
            <text:p>20.49423</text:p>
          </table:table-cell>
          <table:table-cell office:value-type="float" office:value="20.15656" calcext:value-type="float">
            <text:p>20.15656</text:p>
          </table:table-cell>
          <table:table-cell office:value-type="float" office:value="20.10699" calcext:value-type="float">
            <text:p>20.10699</text:p>
          </table:table-cell>
          <table:table-cell office:value-type="float" office:value="19.50409" calcext:value-type="float">
            <text:p>19.50409</text:p>
          </table:table-cell>
          <table:table-cell office:value-type="float" office:value="19.48462" calcext:value-type="float">
            <text:p>19.48462</text:p>
          </table:table-cell>
          <table:table-cell office:value-type="float" office:value="18.85776" calcext:value-type="float">
            <text:p>18.85776</text:p>
          </table:table-cell>
          <table:table-cell office:value-type="float" office:value="18.84985" calcext:value-type="float">
            <text:p>18.84985</text:p>
          </table:table-cell>
          <table:table-cell office:value-type="float" office:value="18.67593" calcext:value-type="float">
            <text:p>18.67593</text:p>
          </table:table-cell>
          <table:table-cell office:value-type="float" office:value="11.49655" calcext:value-type="float">
            <text:p>11.4965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16092007" calcext:value-type="float">
            <text:p>16092007</text:p>
          </table:table-cell>
          <table:table-cell office:value-type="float" office:value="5.22972" calcext:value-type="float">
            <text:p>5.22972</text:p>
          </table:table-cell>
          <table:table-cell office:value-type="float" office:value="16.99" calcext:value-type="float">
            <text:p>16.99</text:p>
          </table:table-cell>
          <table:table-cell office:value-type="float" office:value="13.3" calcext:value-type="float">
            <text:p>13.3</text:p>
          </table:table-cell>
          <table:table-cell office:value-type="float" office:value="1.68249" calcext:value-type="float">
            <text:p>1.68249</text:p>
          </table:table-cell>
          <table:table-cell office:value-type="float" office:value="1.340737" calcext:value-type="float">
            <text:p>1.340737</text:p>
          </table:table-cell>
          <table:table-cell office:value-type="float" office:value="115.38" calcext:value-type="float">
            <text:p>115.38</text:p>
          </table:table-cell>
          <table:table-cell office:value-type="float" office:value="4.9" calcext:value-type="float">
            <text:p>4.9</text:p>
          </table:table-cell>
          <table:table-cell office:value-type="float" office:value="17.54578" calcext:value-type="float">
            <text:p>17.54578</text:p>
          </table:table-cell>
          <table:table-cell office:value-type="float" office:value="12.82922" calcext:value-type="float">
            <text:p>12.82922</text:p>
          </table:table-cell>
          <table:table-cell office:value-type="float" office:value="16.9689" calcext:value-type="float">
            <text:p>16.9689</text:p>
          </table:table-cell>
          <table:table-cell office:value-type="float" office:value="13.71442" calcext:value-type="float">
            <text:p>13.71442</text:p>
          </table:table-cell>
          <table:table-cell office:value-type="float" office:value="16.90918" calcext:value-type="float">
            <text:p>16.90918</text:p>
          </table:table-cell>
          <table:table-cell office:value-type="float" office:value="14.70438" calcext:value-type="float">
            <text:p>14.70438</text:p>
          </table:table-cell>
          <table:table-cell office:value-type="float" office:value="17.10681" calcext:value-type="float">
            <text:p>17.10681</text:p>
          </table:table-cell>
          <table:table-cell office:value-type="float" office:value="15.72629" calcext:value-type="float">
            <text:p>15.72629</text:p>
          </table:table-cell>
          <table:table-cell office:value-type="float" office:value="17.3454" calcext:value-type="float">
            <text:p>17.3454</text:p>
          </table:table-cell>
          <table:table-cell office:value-type="float" office:value="16.47925" calcext:value-type="float">
            <text:p>16.47925</text:p>
          </table:table-cell>
          <table:table-cell office:value-type="float" office:value="17.96362" calcext:value-type="float">
            <text:p>17.96362</text:p>
          </table:table-cell>
          <table:table-cell office:value-type="float" office:value="17.32825" calcext:value-type="float">
            <text:p>17.32825</text:p>
          </table:table-cell>
          <table:table-cell office:value-type="float" office:value="18.68402" calcext:value-type="float">
            <text:p>18.68402</text:p>
          </table:table-cell>
          <table:table-cell office:value-type="float" office:value="18.09146" calcext:value-type="float">
            <text:p>18.09146</text:p>
          </table:table-cell>
          <table:table-cell office:value-type="float" office:value="19.64612" calcext:value-type="float">
            <text:p>19.64612</text:p>
          </table:table-cell>
          <table:table-cell office:value-type="float" office:value="19.03537" calcext:value-type="float">
            <text:p>19.03537</text:p>
          </table:table-cell>
          <table:table-cell office:value-type="float" office:value="20.45706" calcext:value-type="float">
            <text:p>20.45706</text:p>
          </table:table-cell>
          <table:table-cell office:value-type="float" office:value="20.11206" calcext:value-type="float">
            <text:p>20.11206</text:p>
          </table:table-cell>
          <table:table-cell office:value-type="float" office:value="20.69199" calcext:value-type="float">
            <text:p>20.69199</text:p>
          </table:table-cell>
          <table:table-cell office:value-type="float" office:value="20.54352" calcext:value-type="float">
            <text:p>20.54352</text:p>
          </table:table-cell>
          <table:table-cell office:value-type="float" office:value="20.49335" calcext:value-type="float">
            <text:p>20.49335</text:p>
          </table:table-cell>
          <table:table-cell office:value-type="float" office:value="20.4043" calcext:value-type="float">
            <text:p>20.4043</text:p>
          </table:table-cell>
          <table:table-cell office:value-type="float" office:value="20.10648" calcext:value-type="float">
            <text:p>20.10648</text:p>
          </table:table-cell>
          <table:table-cell office:value-type="float" office:value="20.05463" calcext:value-type="float">
            <text:p>20.05463</text:p>
          </table:table-cell>
          <table:table-cell office:value-type="float" office:value="19.48441" calcext:value-type="float">
            <text:p>19.48441</text:p>
          </table:table-cell>
          <table:table-cell office:value-type="float" office:value="19.46094" calcext:value-type="float">
            <text:p>19.46094</text:p>
          </table:table-cell>
          <table:table-cell office:value-type="float" office:value="18.84976" calcext:value-type="float">
            <text:p>18.84976</text:p>
          </table:table-cell>
          <table:table-cell office:value-type="float" office:value="18.83789" calcext:value-type="float">
            <text:p>18.83789</text:p>
          </table:table-cell>
          <table:table-cell office:value-type="float" office:value="17.99905" calcext:value-type="float">
            <text:p>17.99905</text:p>
          </table:table-cell>
          <table:table-cell office:value-type="float" office:value="12.17764" calcext:value-type="float">
            <text:p>12.177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7092007" calcext:value-type="float">
            <text:p>17092007</text:p>
          </table:table-cell>
          <table:table-cell office:value-type="float" office:value="17.8614" calcext:value-type="float">
            <text:p>17.8614</text:p>
          </table:table-cell>
          <table:table-cell office:value-type="float" office:value="22.36" calcext:value-type="float">
            <text:p>22.36</text:p>
          </table:table-cell>
          <table:table-cell office:value-type="float" office:value="14.25" calcext:value-type="float">
            <text:p>14.25</text:p>
          </table:table-cell>
          <table:table-cell office:value-type="float" office:value="1.645475" calcext:value-type="float">
            <text:p>1.645475</text:p>
          </table:table-cell>
          <table:table-cell office:value-type="float" office:value="1.363851" calcext:value-type="float">
            <text:p>1.363851</text:p>
          </table:table-cell>
          <table:table-cell office:value-type="float" office:value="166.572" calcext:value-type="float">
            <text:p>166.572</text:p>
          </table:table-cell>
          <table:table-cell office:value-type="float" office:value="0" calcext:value-type="float">
            <text:p>0</text:p>
          </table:table-cell>
          <table:table-cell office:value-type="float" office:value="23.25568" calcext:value-type="float">
            <text:p>23.25568</text:p>
          </table:table-cell>
          <table:table-cell office:value-type="float" office:value="13.88937" calcext:value-type="float">
            <text:p>13.88937</text:p>
          </table:table-cell>
          <table:table-cell office:value-type="float" office:value="20.77176" calcext:value-type="float">
            <text:p>20.77176</text:p>
          </table:table-cell>
          <table:table-cell office:value-type="float" office:value="14.75241" calcext:value-type="float">
            <text:p>14.75241</text:p>
          </table:table-cell>
          <table:table-cell office:value-type="float" office:value="19.53549" calcext:value-type="float">
            <text:p>19.53549</text:p>
          </table:table-cell>
          <table:table-cell office:value-type="float" office:value="15.53268" calcext:value-type="float">
            <text:p>15.53268</text:p>
          </table:table-cell>
          <table:table-cell office:value-type="float" office:value="18.87625" calcext:value-type="float">
            <text:p>18.87625</text:p>
          </table:table-cell>
          <table:table-cell office:value-type="float" office:value="16.25723" calcext:value-type="float">
            <text:p>16.25723</text:p>
          </table:table-cell>
          <table:table-cell office:value-type="float" office:value="18.58514" calcext:value-type="float">
            <text:p>18.58514</text:p>
          </table:table-cell>
          <table:table-cell office:value-type="float" office:value="16.7886" calcext:value-type="float">
            <text:p>16.7886</text:p>
          </table:table-cell>
          <table:table-cell office:value-type="float" office:value="18.44617" calcext:value-type="float">
            <text:p>18.44617</text:p>
          </table:table-cell>
          <table:table-cell office:value-type="float" office:value="17.40427" calcext:value-type="float">
            <text:p>17.40427</text:p>
          </table:table-cell>
          <table:table-cell office:value-type="float" office:value="18.57211" calcext:value-type="float">
            <text:p>18.57211</text:p>
          </table:table-cell>
          <table:table-cell office:value-type="float" office:value="17.99051" calcext:value-type="float">
            <text:p>17.99051</text:p>
          </table:table-cell>
          <table:table-cell office:value-type="float" office:value="19.03244" calcext:value-type="float">
            <text:p>19.03244</text:p>
          </table:table-cell>
          <table:table-cell office:value-type="float" office:value="18.83072" calcext:value-type="float">
            <text:p>18.83072</text:p>
          </table:table-cell>
          <table:table-cell office:value-type="float" office:value="20.1084" calcext:value-type="float">
            <text:p>20.1084</text:p>
          </table:table-cell>
          <table:table-cell office:value-type="float" office:value="19.80276" calcext:value-type="float">
            <text:p>19.80276</text:p>
          </table:table-cell>
          <table:table-cell office:value-type="float" office:value="20.54178" calcext:value-type="float">
            <text:p>20.54178</text:p>
          </table:table-cell>
          <table:table-cell office:value-type="float" office:value="20.36417" calcext:value-type="float">
            <text:p>20.36417</text:p>
          </table:table-cell>
          <table:table-cell office:value-type="float" office:value="20.40332" calcext:value-type="float">
            <text:p>20.40332</text:p>
          </table:table-cell>
          <table:table-cell office:value-type="float" office:value="20.30164" calcext:value-type="float">
            <text:p>20.30164</text:p>
          </table:table-cell>
          <table:table-cell office:value-type="float" office:value="20.05408" calcext:value-type="float">
            <text:p>20.05408</text:p>
          </table:table-cell>
          <table:table-cell office:value-type="float" office:value="19.99576" calcext:value-type="float">
            <text:p>19.99576</text:p>
          </table:table-cell>
          <table:table-cell office:value-type="float" office:value="19.46066" calcext:value-type="float">
            <text:p>19.46066</text:p>
          </table:table-cell>
          <table:table-cell office:value-type="float" office:value="19.42505" calcext:value-type="float">
            <text:p>19.42505</text:p>
          </table:table-cell>
          <table:table-cell office:value-type="float" office:value="18.83777" calcext:value-type="float">
            <text:p>18.83777</text:p>
          </table:table-cell>
          <table:table-cell office:value-type="float" office:value="18.82251" calcext:value-type="float">
            <text:p>18.82251</text:p>
          </table:table-cell>
          <table:table-cell office:value-type="float" office:value="24.74332" calcext:value-type="float">
            <text:p>24.74332</text:p>
          </table:table-cell>
          <table:table-cell office:value-type="float" office:value="13.27646" calcext:value-type="float">
            <text:p>13.276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18092007" calcext:value-type="float">
            <text:p>18092007</text:p>
          </table:table-cell>
          <table:table-cell office:value-type="float" office:value="7.11108" calcext:value-type="float">
            <text:p>7.11108</text:p>
          </table:table-cell>
          <table:table-cell office:value-type="float" office:value="18.76" calcext:value-type="float">
            <text:p>18.76</text:p>
          </table:table-cell>
          <table:table-cell office:value-type="float" office:value="13.97" calcext:value-type="float">
            <text:p>13.97</text:p>
          </table:table-cell>
          <table:table-cell office:value-type="float" office:value="1.554024" calcext:value-type="float">
            <text:p>1.554024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35.612" calcext:value-type="float">
            <text:p>135.612</text:p>
          </table:table-cell>
          <table:table-cell office:value-type="float" office:value="3.7" calcext:value-type="float">
            <text:p>3.7</text:p>
          </table:table-cell>
          <table:table-cell office:value-type="float" office:value="18.51334" calcext:value-type="float">
            <text:p>18.51334</text:p>
          </table:table-cell>
          <table:table-cell office:value-type="float" office:value="13.62473" calcext:value-type="float">
            <text:p>13.62473</text:p>
          </table:table-cell>
          <table:table-cell office:value-type="float" office:value="17.78711" calcext:value-type="float">
            <text:p>17.78711</text:p>
          </table:table-cell>
          <table:table-cell office:value-type="float" office:value="14.70493" calcext:value-type="float">
            <text:p>14.70493</text:p>
          </table:table-cell>
          <table:table-cell office:value-type="float" office:value="17.54932" calcext:value-type="float">
            <text:p>17.54932</text:p>
          </table:table-cell>
          <table:table-cell office:value-type="float" office:value="15.62845" calcext:value-type="float">
            <text:p>15.62845</text:p>
          </table:table-cell>
          <table:table-cell office:value-type="float" office:value="17.5528" calcext:value-type="float">
            <text:p>17.5528</text:p>
          </table:table-cell>
          <table:table-cell office:value-type="float" office:value="16.41403" calcext:value-type="float">
            <text:p>16.41403</text:p>
          </table:table-cell>
          <table:table-cell office:value-type="float" office:value="17.93243" calcext:value-type="float">
            <text:p>17.93243</text:p>
          </table:table-cell>
          <table:table-cell office:value-type="float" office:value="16.95837" calcext:value-type="float">
            <text:p>16.95837</text:p>
          </table:table-cell>
          <table:table-cell office:value-type="float" office:value="18.33258" calcext:value-type="float">
            <text:p>18.33258</text:p>
          </table:table-cell>
          <table:table-cell office:value-type="float" office:value="17.54846" calcext:value-type="float">
            <text:p>17.54846</text:p>
          </table:table-cell>
          <table:table-cell office:value-type="float" office:value="18.56625" calcext:value-type="float">
            <text:p>18.56625</text:p>
          </table:table-cell>
          <table:table-cell office:value-type="float" office:value="18.05569" calcext:value-type="float">
            <text:p>18.05569</text:p>
          </table:table-cell>
          <table:table-cell office:value-type="float" office:value="18.90961" calcext:value-type="float">
            <text:p>18.90961</text:p>
          </table:table-cell>
          <table:table-cell office:value-type="float" office:value="18.73343" calcext:value-type="float">
            <text:p>18.73343</text:p>
          </table:table-cell>
          <table:table-cell office:value-type="float" office:value="19.80042" calcext:value-type="float">
            <text:p>19.80042</text:p>
          </table:table-cell>
          <table:table-cell office:value-type="float" office:value="19.60254" calcext:value-type="float">
            <text:p>19.60254</text:p>
          </table:table-cell>
          <table:table-cell office:value-type="float" office:value="20.3623" calcext:value-type="float">
            <text:p>20.3623</text:p>
          </table:table-cell>
          <table:table-cell office:value-type="float" office:value="20.18787" calcext:value-type="float">
            <text:p>20.18787</text:p>
          </table:table-cell>
          <table:table-cell office:value-type="float" office:value="20.30051" calcext:value-type="float">
            <text:p>20.30051</text:p>
          </table:table-cell>
          <table:table-cell office:value-type="float" office:value="20.18814" calcext:value-type="float">
            <text:p>20.18814</text:p>
          </table:table-cell>
          <table:table-cell office:value-type="float" office:value="19.99506" calcext:value-type="float">
            <text:p>19.99506</text:p>
          </table:table-cell>
          <table:table-cell office:value-type="float" office:value="19.93048" calcext:value-type="float">
            <text:p>19.93048</text:p>
          </table:table-cell>
          <table:table-cell office:value-type="float" office:value="19.4248" calcext:value-type="float">
            <text:p>19.4248</text:p>
          </table:table-cell>
          <table:table-cell office:value-type="float" office:value="19.39755" calcext:value-type="float">
            <text:p>19.39755</text:p>
          </table:table-cell>
          <table:table-cell office:value-type="float" office:value="18.82233" calcext:value-type="float">
            <text:p>18.82233</text:p>
          </table:table-cell>
          <table:table-cell office:value-type="float" office:value="18.80511" calcext:value-type="float">
            <text:p>18.80511</text:p>
          </table:table-cell>
          <table:table-cell office:value-type="float" office:value="19.04401" calcext:value-type="float">
            <text:p>19.04401</text:p>
          </table:table-cell>
          <table:table-cell office:value-type="float" office:value="12.89688" calcext:value-type="float">
            <text:p>12.896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19092007" calcext:value-type="float">
            <text:p>19092007</text:p>
          </table:table-cell>
          <table:table-cell office:value-type="float" office:value="17.5014" calcext:value-type="float">
            <text:p>17.5014</text:p>
          </table:table-cell>
          <table:table-cell office:value-type="float" office:value="25.73" calcext:value-type="float">
            <text:p>25.73</text:p>
          </table:table-cell>
          <table:table-cell office:value-type="float" office:value="10.73" calcext:value-type="float">
            <text:p>10.73</text:p>
          </table:table-cell>
          <table:table-cell office:value-type="float" office:value="1.585138" calcext:value-type="float">
            <text:p>1.585138</text:p>
          </table:table-cell>
          <table:table-cell office:value-type="float" office:value="1.131813" calcext:value-type="float">
            <text:p>1.131813</text:p>
          </table:table-cell>
          <table:table-cell office:value-type="float" office:value="128.196" calcext:value-type="float">
            <text:p>128.196</text:p>
          </table:table-cell>
          <table:table-cell office:value-type="float" office:value="0" calcext:value-type="float">
            <text:p>0</text:p>
          </table:table-cell>
          <table:table-cell office:value-type="float" office:value="23.18176" calcext:value-type="float">
            <text:p>23.18176</text:p>
          </table:table-cell>
          <table:table-cell office:value-type="float" office:value="11.48666" calcext:value-type="float">
            <text:p>11.48666</text:p>
          </table:table-cell>
          <table:table-cell office:value-type="float" office:value="20.75854" calcext:value-type="float">
            <text:p>20.75854</text:p>
          </table:table-cell>
          <table:table-cell office:value-type="float" office:value="13.13239" calcext:value-type="float">
            <text:p>13.13239</text:p>
          </table:table-cell>
          <table:table-cell office:value-type="float" office:value="19.48758" calcext:value-type="float">
            <text:p>19.48758</text:p>
          </table:table-cell>
          <table:table-cell office:value-type="float" office:value="14.42993" calcext:value-type="float">
            <text:p>14.42993</text:p>
          </table:table-cell>
          <table:table-cell office:value-type="float" office:value="18.76111" calcext:value-type="float">
            <text:p>18.76111</text:p>
          </table:table-cell>
          <table:table-cell office:value-type="float" office:value="15.49673" calcext:value-type="float">
            <text:p>15.49673</text:p>
          </table:table-cell>
          <table:table-cell office:value-type="float" office:value="18.41296" calcext:value-type="float">
            <text:p>18.41296</text:p>
          </table:table-cell>
          <table:table-cell office:value-type="float" office:value="16.21445" calcext:value-type="float">
            <text:p>16.21445</text:p>
          </table:table-cell>
          <table:table-cell office:value-type="float" office:value="18.2272" calcext:value-type="float">
            <text:p>18.2272</text:p>
          </table:table-cell>
          <table:table-cell office:value-type="float" office:value="16.99161" calcext:value-type="float">
            <text:p>16.99161</text:p>
          </table:table-cell>
          <table:table-cell office:value-type="float" office:value="18.30441" calcext:value-type="float">
            <text:p>18.30441</text:p>
          </table:table-cell>
          <table:table-cell office:value-type="float" office:value="17.6348" calcext:value-type="float">
            <text:p>17.6348</text:p>
          </table:table-cell>
          <table:table-cell office:value-type="float" office:value="18.73227" calcext:value-type="float">
            <text:p>18.73227</text:p>
          </table:table-cell>
          <table:table-cell office:value-type="float" office:value="18.49387" calcext:value-type="float">
            <text:p>18.49387</text:p>
          </table:table-cell>
          <table:table-cell office:value-type="float" office:value="19.60052" calcext:value-type="float">
            <text:p>19.60052</text:p>
          </table:table-cell>
          <table:table-cell office:value-type="float" office:value="19.39688" calcext:value-type="float">
            <text:p>19.39688</text:p>
          </table:table-cell>
          <table:table-cell office:value-type="float" office:value="20.1861" calcext:value-type="float">
            <text:p>20.1861</text:p>
          </table:table-cell>
          <table:table-cell office:value-type="float" office:value="20.02017" calcext:value-type="float">
            <text:p>20.02017</text:p>
          </table:table-cell>
          <table:table-cell office:value-type="float" office:value="20.18695" calcext:value-type="float">
            <text:p>20.18695</text:p>
          </table:table-cell>
          <table:table-cell office:value-type="float" office:value="20.07159" calcext:value-type="float">
            <text:p>20.07159</text:p>
          </table:table-cell>
          <table:table-cell office:value-type="float" office:value="19.92978" calcext:value-type="float">
            <text:p>19.92978</text:p>
          </table:table-cell>
          <table:table-cell office:value-type="float" office:value="19.86124" calcext:value-type="float">
            <text:p>19.86124</text:p>
          </table:table-cell>
          <table:table-cell office:value-type="float" office:value="19.39725" calcext:value-type="float">
            <text:p>19.39725</text:p>
          </table:table-cell>
          <table:table-cell office:value-type="float" office:value="19.36343" calcext:value-type="float">
            <text:p>19.36343</text:p>
          </table:table-cell>
          <table:table-cell office:value-type="float" office:value="18.80493" calcext:value-type="float">
            <text:p>18.80493</text:p>
          </table:table-cell>
          <table:table-cell office:value-type="float" office:value="18.78473" calcext:value-type="float">
            <text:p>18.78473</text:p>
          </table:table-cell>
          <table:table-cell office:value-type="float" office:value="25.12027" calcext:value-type="float">
            <text:p>25.12027</text:p>
          </table:table-cell>
          <table:table-cell office:value-type="float" office:value="10.39243" calcext:value-type="float">
            <text:p>10.3924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20092007" calcext:value-type="float">
            <text:p>20092007</text:p>
          </table:table-cell>
          <table:table-cell office:value-type="float" office:value="17.1234" calcext:value-type="float">
            <text:p>17.1234</text:p>
          </table:table-cell>
          <table:table-cell office:value-type="float" office:value="28.13" calcext:value-type="float">
            <text:p>28.13</text:p>
          </table:table-cell>
          <table:table-cell office:value-type="float" office:value="13.71" calcext:value-type="float">
            <text:p>13.71</text:p>
          </table:table-cell>
          <table:table-cell office:value-type="float" office:value="1.845147" calcext:value-type="float">
            <text:p>1.845147</text:p>
          </table:table-cell>
          <table:table-cell office:value-type="float" office:value="1.315009" calcext:value-type="float">
            <text:p>1.315009</text:p>
          </table:table-cell>
          <table:table-cell office:value-type="float" office:value="189.792" calcext:value-type="float">
            <text:p>189.792</text:p>
          </table:table-cell>
          <table:table-cell office:value-type="float" office:value="0" calcext:value-type="float">
            <text:p>0</text:p>
          </table:table-cell>
          <table:table-cell office:value-type="float" office:value="25.8768" calcext:value-type="float">
            <text:p>25.8768</text:p>
          </table:table-cell>
          <table:table-cell office:value-type="float" office:value="13.71573" calcext:value-type="float">
            <text:p>13.71573</text:p>
          </table:table-cell>
          <table:table-cell office:value-type="float" office:value="22.45557" calcext:value-type="float">
            <text:p>22.45557</text:p>
          </table:table-cell>
          <table:table-cell office:value-type="float" office:value="14.84534" calcext:value-type="float">
            <text:p>14.84534</text:p>
          </table:table-cell>
          <table:table-cell office:value-type="float" office:value="20.8024" calcext:value-type="float">
            <text:p>20.8024</text:p>
          </table:table-cell>
          <table:table-cell office:value-type="float" office:value="15.78226" calcext:value-type="float">
            <text:p>15.78226</text:p>
          </table:table-cell>
          <table:table-cell office:value-type="float" office:value="19.80606" calcext:value-type="float">
            <text:p>19.80606</text:p>
          </table:table-cell>
          <table:table-cell office:value-type="float" office:value="16.55228" calcext:value-type="float">
            <text:p>16.55228</text:p>
          </table:table-cell>
          <table:table-cell office:value-type="float" office:value="19.27524" calcext:value-type="float">
            <text:p>19.27524</text:p>
          </table:table-cell>
          <table:table-cell office:value-type="float" office:value="17.04642" calcext:value-type="float">
            <text:p>17.04642</text:p>
          </table:table-cell>
          <table:table-cell office:value-type="float" office:value="18.86865" calcext:value-type="float">
            <text:p>18.86865</text:p>
          </table:table-cell>
          <table:table-cell office:value-type="float" office:value="17.56787" calcext:value-type="float">
            <text:p>17.56787</text:p>
          </table:table-cell>
          <table:table-cell office:value-type="float" office:value="18.74612" calcext:value-type="float">
            <text:p>18.74612</text:p>
          </table:table-cell>
          <table:table-cell office:value-type="float" office:value="17.97763" calcext:value-type="float">
            <text:p>17.97763</text:p>
          </table:table-cell>
          <table:table-cell office:value-type="float" office:value="18.6763" calcext:value-type="float">
            <text:p>18.6763</text:p>
          </table:table-cell>
          <table:table-cell office:value-type="float" office:value="18.5423" calcext:value-type="float">
            <text:p>18.5423</text:p>
          </table:table-cell>
          <table:table-cell office:value-type="float" office:value="19.39505" calcext:value-type="float">
            <text:p>19.39505</text:p>
          </table:table-cell>
          <table:table-cell office:value-type="float" office:value="19.26935" calcext:value-type="float">
            <text:p>19.26935</text:p>
          </table:table-cell>
          <table:table-cell office:value-type="float" office:value="20.01843" calcext:value-type="float">
            <text:p>20.01843</text:p>
          </table:table-cell>
          <table:table-cell office:value-type="float" office:value="19.86383" calcext:value-type="float">
            <text:p>19.86383</text:p>
          </table:table-cell>
          <table:table-cell office:value-type="float" office:value="20.0704" calcext:value-type="float">
            <text:p>20.0704</text:p>
          </table:table-cell>
          <table:table-cell office:value-type="float" office:value="19.95526" calcext:value-type="float">
            <text:p>19.95526</text:p>
          </table:table-cell>
          <table:table-cell office:value-type="float" office:value="19.8605" calcext:value-type="float">
            <text:p>19.8605</text:p>
          </table:table-cell>
          <table:table-cell office:value-type="float" office:value="19.7886" calcext:value-type="float">
            <text:p>19.7886</text:p>
          </table:table-cell>
          <table:table-cell office:value-type="float" office:value="19.36307" calcext:value-type="float">
            <text:p>19.36307</text:p>
          </table:table-cell>
          <table:table-cell office:value-type="float" office:value="19.3237" calcext:value-type="float">
            <text:p>19.3237</text:p>
          </table:table-cell>
          <table:table-cell office:value-type="float" office:value="18.78448" calcext:value-type="float">
            <text:p>18.78448</text:p>
          </table:table-cell>
          <table:table-cell office:value-type="float" office:value="18.76007" calcext:value-type="float">
            <text:p>18.76007</text:p>
          </table:table-cell>
          <table:table-cell office:value-type="float" office:value="27.8049" calcext:value-type="float">
            <text:p>27.8049</text:p>
          </table:table-cell>
          <table:table-cell office:value-type="float" office:value="12.92294" calcext:value-type="float">
            <text:p>12.922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21092007" calcext:value-type="float">
            <text:p>21092007</text:p>
          </table:table-cell>
          <table:table-cell office:value-type="float" office:value="19.61945" calcext:value-type="float">
            <text:p>19.61945</text:p>
          </table:table-cell>
          <table:table-cell office:value-type="float" office:value="26.33" calcext:value-type="float">
            <text:p>26.33</text:p>
          </table:table-cell>
          <table:table-cell office:value-type="float" office:value="10.51" calcext:value-type="float">
            <text:p>10.51</text:p>
          </table:table-cell>
          <table:table-cell office:value-type="float" office:value="1.301867" calcext:value-type="float">
            <text:p>1.301867</text:p>
          </table:table-cell>
          <table:table-cell office:value-type="float" office:value="1.016833" calcext:value-type="float">
            <text:p>1.016833</text:p>
          </table:table-cell>
          <table:table-cell office:value-type="float" office:value="166.212" calcext:value-type="float">
            <text:p>166.212</text:p>
          </table:table-cell>
          <table:table-cell office:value-type="float" office:value="0" calcext:value-type="float">
            <text:p>0</text:p>
          </table:table-cell>
          <table:table-cell office:value-type="float" office:value="27.64844" calcext:value-type="float">
            <text:p>27.64844</text:p>
          </table:table-cell>
          <table:table-cell office:value-type="float" office:value="11.51477" calcext:value-type="float">
            <text:p>11.51477</text:p>
          </table:table-cell>
          <table:table-cell office:value-type="float" office:value="23.21097" calcext:value-type="float">
            <text:p>23.21097</text:p>
          </table:table-cell>
          <table:table-cell office:value-type="float" office:value="13.8093" calcext:value-type="float">
            <text:p>13.8093</text:p>
          </table:table-cell>
          <table:table-cell office:value-type="float" office:value="21.52081" calcext:value-type="float">
            <text:p>21.52081</text:p>
          </table:table-cell>
          <table:table-cell office:value-type="float" office:value="15.19662" calcext:value-type="float">
            <text:p>15.19662</text:p>
          </table:table-cell>
          <table:table-cell office:value-type="float" office:value="20.34708" calcext:value-type="float">
            <text:p>20.34708</text:p>
          </table:table-cell>
          <table:table-cell office:value-type="float" office:value="16.28735" calcext:value-type="float">
            <text:p>16.28735</text:p>
          </table:table-cell>
          <table:table-cell office:value-type="float" office:value="19.70453" calcext:value-type="float">
            <text:p>19.70453</text:p>
          </table:table-cell>
          <table:table-cell office:value-type="float" office:value="16.96283" calcext:value-type="float">
            <text:p>16.96283</text:p>
          </table:table-cell>
          <table:table-cell office:value-type="float" office:value="19.2135" calcext:value-type="float">
            <text:p>19.2135</text:p>
          </table:table-cell>
          <table:table-cell office:value-type="float" office:value="17.63123" calcext:value-type="float">
            <text:p>17.63123</text:p>
          </table:table-cell>
          <table:table-cell office:value-type="float" office:value="18.96182" calcext:value-type="float">
            <text:p>18.96182</text:p>
          </table:table-cell>
          <table:table-cell office:value-type="float" office:value="18.08234" calcext:value-type="float">
            <text:p>18.08234</text:p>
          </table:table-cell>
          <table:table-cell office:value-type="float" office:value="18.75018" calcext:value-type="float">
            <text:p>18.75018</text:p>
          </table:table-cell>
          <table:table-cell office:value-type="float" office:value="18.6467" calcext:value-type="float">
            <text:p>18.6467</text:p>
          </table:table-cell>
          <table:table-cell office:value-type="float" office:value="19.26871" calcext:value-type="float">
            <text:p>19.26871</text:p>
          </table:table-cell>
          <table:table-cell office:value-type="float" office:value="19.21722" calcext:value-type="float">
            <text:p>19.21722</text:p>
          </table:table-cell>
          <table:table-cell office:value-type="float" office:value="19.86227" calcext:value-type="float">
            <text:p>19.86227</text:p>
          </table:table-cell>
          <table:table-cell office:value-type="float" office:value="19.73535" calcext:value-type="float">
            <text:p>19.73535</text:p>
          </table:table-cell>
          <table:table-cell office:value-type="float" office:value="19.95404" calcext:value-type="float">
            <text:p>19.95404</text:p>
          </table:table-cell>
          <table:table-cell office:value-type="float" office:value="19.84393" calcext:value-type="float">
            <text:p>19.84393</text:p>
          </table:table-cell>
          <table:table-cell office:value-type="float" office:value="19.78775" calcext:value-type="float">
            <text:p>19.78775</text:p>
          </table:table-cell>
          <table:table-cell office:value-type="float" office:value="19.71307" calcext:value-type="float">
            <text:p>19.71307</text:p>
          </table:table-cell>
          <table:table-cell office:value-type="float" office:value="19.32327" calcext:value-type="float">
            <text:p>19.32327</text:p>
          </table:table-cell>
          <table:table-cell office:value-type="float" office:value="19.27963" calcext:value-type="float">
            <text:p>19.27963</text:p>
          </table:table-cell>
          <table:table-cell office:value-type="float" office:value="18.75977" calcext:value-type="float">
            <text:p>18.75977</text:p>
          </table:table-cell>
          <table:table-cell office:value-type="float" office:value="18.7308" calcext:value-type="float">
            <text:p>18.7308</text:p>
          </table:table-cell>
          <table:table-cell office:value-type="float" office:value="33.85297" calcext:value-type="float">
            <text:p>33.85297</text:p>
          </table:table-cell>
          <table:table-cell office:value-type="float" office:value="10.11951" calcext:value-type="float">
            <text:p>10.119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22092007" calcext:value-type="float">
            <text:p>22092007</text:p>
          </table:table-cell>
          <table:table-cell office:value-type="float" office:value="12.24684" calcext:value-type="float">
            <text:p>12.24684</text:p>
          </table:table-cell>
          <table:table-cell office:value-type="float" office:value="26.34" calcext:value-type="float">
            <text:p>26.34</text:p>
          </table:table-cell>
          <table:table-cell office:value-type="float" office:value="13.6" calcext:value-type="float">
            <text:p>13.6</text:p>
          </table:table-cell>
          <table:table-cell office:value-type="float" office:value="1.972228" calcext:value-type="float">
            <text:p>1.972228</text:p>
          </table:table-cell>
          <table:table-cell office:value-type="float" office:value="1.186104" calcext:value-type="float">
            <text:p>1.186104</text:p>
          </table:table-cell>
          <table:table-cell office:value-type="float" office:value="249.912" calcext:value-type="float">
            <text:p>249.912</text:p>
          </table:table-cell>
          <table:table-cell office:value-type="float" office:value="6.6" calcext:value-type="float">
            <text:p>6.6</text:p>
          </table:table-cell>
          <table:table-cell office:value-type="float" office:value="23.58374" calcext:value-type="float">
            <text:p>23.58374</text:p>
          </table:table-cell>
          <table:table-cell office:value-type="float" office:value="14.51257" calcext:value-type="float">
            <text:p>14.51257</text:p>
          </table:table-cell>
          <table:table-cell office:value-type="float" office:value="21.11798" calcext:value-type="float">
            <text:p>21.11798</text:p>
          </table:table-cell>
          <table:table-cell office:value-type="float" office:value="15.96201" calcext:value-type="float">
            <text:p>15.96201</text:p>
          </table:table-cell>
          <table:table-cell office:value-type="float" office:value="20.23163" calcext:value-type="float">
            <text:p>20.23163</text:p>
          </table:table-cell>
          <table:table-cell office:value-type="float" office:value="16.95197" calcext:value-type="float">
            <text:p>16.95197</text:p>
          </table:table-cell>
          <table:table-cell office:value-type="float" office:value="19.69797" calcext:value-type="float">
            <text:p>19.69797</text:p>
          </table:table-cell>
          <table:table-cell office:value-type="float" office:value="17.62418" calcext:value-type="float">
            <text:p>17.62418</text:p>
          </table:table-cell>
          <table:table-cell office:value-type="float" office:value="19.39056" calcext:value-type="float">
            <text:p>19.39056</text:p>
          </table:table-cell>
          <table:table-cell office:value-type="float" office:value="18.01672" calcext:value-type="float">
            <text:p>18.01672</text:p>
          </table:table-cell>
          <table:table-cell office:value-type="float" office:value="19.21133" calcext:value-type="float">
            <text:p>19.21133</text:p>
          </table:table-cell>
          <table:table-cell office:value-type="float" office:value="18.39236" calcext:value-type="float">
            <text:p>18.39236</text:p>
          </table:table-cell>
          <table:table-cell office:value-type="float" office:value="19.03641" calcext:value-type="float">
            <text:p>19.03641</text:p>
          </table:table-cell>
          <table:table-cell office:value-type="float" office:value="18.61099" calcext:value-type="float">
            <text:p>18.61099</text:p>
          </table:table-cell>
          <table:table-cell office:value-type="float" office:value="18.94043" calcext:value-type="float">
            <text:p>18.94043</text:p>
          </table:table-cell>
          <table:table-cell office:value-type="float" office:value="18.75473" calcext:value-type="float">
            <text:p>18.75473</text:p>
          </table:table-cell>
          <table:table-cell office:value-type="float" office:value="19.22525" calcext:value-type="float">
            <text:p>19.22525</text:p>
          </table:table-cell>
          <table:table-cell office:value-type="float" office:value="19.21558" calcext:value-type="float">
            <text:p>19.21558</text:p>
          </table:table-cell>
          <table:table-cell office:value-type="float" office:value="19.73413" calcext:value-type="float">
            <text:p>19.73413</text:p>
          </table:table-cell>
          <table:table-cell office:value-type="float" office:value="19.63568" calcext:value-type="float">
            <text:p>19.63568</text:p>
          </table:table-cell>
          <table:table-cell office:value-type="float" office:value="19.8428" calcext:value-type="float">
            <text:p>19.8428</text:p>
          </table:table-cell>
          <table:table-cell office:value-type="float" office:value="19.74283" calcext:value-type="float">
            <text:p>19.74283</text:p>
          </table:table-cell>
          <table:table-cell office:value-type="float" office:value="19.71228" calcext:value-type="float">
            <text:p>19.71228</text:p>
          </table:table-cell>
          <table:table-cell office:value-type="float" office:value="19.63626" calcext:value-type="float">
            <text:p>19.63626</text:p>
          </table:table-cell>
          <table:table-cell office:value-type="float" office:value="19.27914" calcext:value-type="float">
            <text:p>19.27914</text:p>
          </table:table-cell>
          <table:table-cell office:value-type="float" office:value="19.23218" calcext:value-type="float">
            <text:p>19.23218</text:p>
          </table:table-cell>
          <table:table-cell office:value-type="float" office:value="18.73047" calcext:value-type="float">
            <text:p>18.73047</text:p>
          </table:table-cell>
          <table:table-cell office:value-type="float" office:value="18.69775" calcext:value-type="float">
            <text:p>18.69775</text:p>
          </table:table-cell>
          <table:table-cell office:value-type="float" office:value="25.08734" calcext:value-type="float">
            <text:p>25.08734</text:p>
          </table:table-cell>
          <table:table-cell office:value-type="float" office:value="13.12741" calcext:value-type="float">
            <text:p>13.127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23092007" calcext:value-type="float">
            <text:p>23092007</text:p>
          </table:table-cell>
          <table:table-cell office:value-type="float" office:value="8.85744" calcext:value-type="float">
            <text:p>8.85744</text:p>
          </table:table-cell>
          <table:table-cell office:value-type="float" office:value="15.81" calcext:value-type="float">
            <text:p>15.81</text:p>
          </table:table-cell>
          <table:table-cell office:value-type="float" office:value="5.98" calcext:value-type="float">
            <text:p>5.98</text:p>
          </table:table-cell>
          <table:table-cell office:value-type="float" office:value="1.407956" calcext:value-type="float">
            <text:p>1.407956</text:p>
          </table:table-cell>
          <table:table-cell office:value-type="float" office:value="0.8207941" calcext:value-type="float">
            <text:p>0.8207941</text:p>
          </table:table-cell>
          <table:table-cell office:value-type="float" office:value="363.564" calcext:value-type="float">
            <text:p>363.564</text:p>
          </table:table-cell>
          <table:table-cell office:value-type="float" office:value="0" calcext:value-type="float">
            <text:p>0</text:p>
          </table:table-cell>
          <table:table-cell office:value-type="float" office:value="17.10059" calcext:value-type="float">
            <text:p>17.10059</text:p>
          </table:table-cell>
          <table:table-cell office:value-type="float" office:value="8.19632" calcext:value-type="float">
            <text:p>8.19632</text:p>
          </table:table-cell>
          <table:table-cell office:value-type="float" office:value="17.61475" calcext:value-type="float">
            <text:p>17.61475</text:p>
          </table:table-cell>
          <table:table-cell office:value-type="float" office:value="11.27826" calcext:value-type="float">
            <text:p>11.27826</text:p>
          </table:table-cell>
          <table:table-cell office:value-type="float" office:value="18.58374" calcext:value-type="float">
            <text:p>18.58374</text:p>
          </table:table-cell>
          <table:table-cell office:value-type="float" office:value="13.55927" calcext:value-type="float">
            <text:p>13.55927</text:p>
          </table:table-cell>
          <table:table-cell office:value-type="float" office:value="19.02124" calcext:value-type="float">
            <text:p>19.02124</text:p>
          </table:table-cell>
          <table:table-cell office:value-type="float" office:value="15.31665" calcext:value-type="float">
            <text:p>15.31665</text:p>
          </table:table-cell>
          <table:table-cell office:value-type="float" office:value="19.11746" calcext:value-type="float">
            <text:p>19.11746</text:p>
          </table:table-cell>
          <table:table-cell office:value-type="float" office:value="16.31747" calcext:value-type="float">
            <text:p>16.31747</text:p>
          </table:table-cell>
          <table:table-cell office:value-type="float" office:value="19.1279" calcext:value-type="float">
            <text:p>19.1279</text:p>
          </table:table-cell>
          <table:table-cell office:value-type="float" office:value="17.36316" calcext:value-type="float">
            <text:p>17.36316</text:p>
          </table:table-cell>
          <table:table-cell office:value-type="float" office:value="19.0441" calcext:value-type="float">
            <text:p>19.0441</text:p>
          </table:table-cell>
          <table:table-cell office:value-type="float" office:value="18.02209" calcext:value-type="float">
            <text:p>18.02209</text:p>
          </table:table-cell>
          <table:table-cell office:value-type="float" office:value="18.99362" calcext:value-type="float">
            <text:p>18.99362</text:p>
          </table:table-cell>
          <table:table-cell office:value-type="float" office:value="18.73587" calcext:value-type="float">
            <text:p>18.73587</text:p>
          </table:table-cell>
          <table:table-cell office:value-type="float" office:value="19.237" calcext:value-type="float">
            <text:p>19.237</text:p>
          </table:table-cell>
          <table:table-cell office:value-type="float" office:value="19.21231" calcext:value-type="float">
            <text:p>19.21231</text:p>
          </table:table-cell>
          <table:table-cell office:value-type="float" office:value="19.6348" calcext:value-type="float">
            <text:p>19.6348</text:p>
          </table:table-cell>
          <table:table-cell office:value-type="float" office:value="19.56067" calcext:value-type="float">
            <text:p>19.56067</text:p>
          </table:table-cell>
          <table:table-cell office:value-type="float" office:value="19.74182" calcext:value-type="float">
            <text:p>19.74182</text:p>
          </table:table-cell>
          <table:table-cell office:value-type="float" office:value="19.65414" calcext:value-type="float">
            <text:p>19.65414</text:p>
          </table:table-cell>
          <table:table-cell office:value-type="float" office:value="19.63547" calcext:value-type="float">
            <text:p>19.63547</text:p>
          </table:table-cell>
          <table:table-cell office:value-type="float" office:value="19.56168" calcext:value-type="float">
            <text:p>19.56168</text:p>
          </table:table-cell>
          <table:table-cell office:value-type="float" office:value="19.23166" calcext:value-type="float">
            <text:p>19.23166</text:p>
          </table:table-cell>
          <table:table-cell office:value-type="float" office:value="19.18204" calcext:value-type="float">
            <text:p>19.18204</text:p>
          </table:table-cell>
          <table:table-cell office:value-type="float" office:value="18.69739" calcext:value-type="float">
            <text:p>18.69739</text:p>
          </table:table-cell>
          <table:table-cell office:value-type="float" office:value="18.66138" calcext:value-type="float">
            <text:p>18.66138</text:p>
          </table:table-cell>
          <table:table-cell office:value-type="float" office:value="17.60794" calcext:value-type="float">
            <text:p>17.60794</text:p>
          </table:table-cell>
          <table:table-cell office:value-type="float" office:value="6.19696" calcext:value-type="float">
            <text:p>6.196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24092007" calcext:value-type="float">
            <text:p>24092007</text:p>
          </table:table-cell>
          <table:table-cell office:value-type="float" office:value="19.76434" calcext:value-type="float">
            <text:p>19.76434</text:p>
          </table:table-cell>
          <table:table-cell office:value-type="float" office:value="17.02" calcext:value-type="float">
            <text:p>17.02</text:p>
          </table:table-cell>
          <table:table-cell office:value-type="float" office:value="5.1" calcext:value-type="float">
            <text:p>5.1</text:p>
          </table:table-cell>
          <table:table-cell office:value-type="float" office:value="0.9791687" calcext:value-type="float">
            <text:p>0.9791687</text:p>
          </table:table-cell>
          <table:table-cell office:value-type="float" office:value="0.7724296" calcext:value-type="float">
            <text:p>0.7724296</text:p>
          </table:table-cell>
          <table:table-cell office:value-type="float" office:value="154.764" calcext:value-type="float">
            <text:p>154.764</text:p>
          </table:table-cell>
          <table:table-cell office:value-type="float" office:value="0" calcext:value-type="float">
            <text:p>0</text:p>
          </table:table-cell>
          <table:table-cell office:value-type="float" office:value="18.14697" calcext:value-type="float">
            <text:p>18.14697</text:p>
          </table:table-cell>
          <table:table-cell office:value-type="float" office:value="7.167206" calcext:value-type="float">
            <text:p>7.167206</text:p>
          </table:table-cell>
          <table:table-cell office:value-type="float" office:value="16.16687" calcext:value-type="float">
            <text:p>16.16687</text:p>
          </table:table-cell>
          <table:table-cell office:value-type="float" office:value="9.853088" calcext:value-type="float">
            <text:p>9.853088</text:p>
          </table:table-cell>
          <table:table-cell office:value-type="float" office:value="15.74026" calcext:value-type="float">
            <text:p>15.74026</text:p>
          </table:table-cell>
          <table:table-cell office:value-type="float" office:value="11.6123" calcext:value-type="float">
            <text:p>11.6123</text:p>
          </table:table-cell>
          <table:table-cell office:value-type="float" office:value="15.74408" calcext:value-type="float">
            <text:p>15.74408</text:p>
          </table:table-cell>
          <table:table-cell office:value-type="float" office:value="13.27979" calcext:value-type="float">
            <text:p>13.27979</text:p>
          </table:table-cell>
          <table:table-cell office:value-type="float" office:value="16.25156" calcext:value-type="float">
            <text:p>16.25156</text:p>
          </table:table-cell>
          <table:table-cell office:value-type="float" office:value="14.43118" calcext:value-type="float">
            <text:p>14.43118</text:p>
          </table:table-cell>
          <table:table-cell office:value-type="float" office:value="17.32602" calcext:value-type="float">
            <text:p>17.32602</text:p>
          </table:table-cell>
          <table:table-cell office:value-type="float" office:value="15.65549" calcext:value-type="float">
            <text:p>15.65549</text:p>
          </table:table-cell>
          <table:table-cell office:value-type="float" office:value="18.00241" calcext:value-type="float">
            <text:p>18.00241</text:p>
          </table:table-cell>
          <table:table-cell office:value-type="float" office:value="16.66971" calcext:value-type="float">
            <text:p>16.66971</text:p>
          </table:table-cell>
          <table:table-cell office:value-type="float" office:value="18.72998" calcext:value-type="float">
            <text:p>18.72998</text:p>
          </table:table-cell>
          <table:table-cell office:value-type="float" office:value="17.84366" calcext:value-type="float">
            <text:p>17.84366</text:p>
          </table:table-cell>
          <table:table-cell office:value-type="float" office:value="19.2113" calcext:value-type="float">
            <text:p>19.2113</text:p>
          </table:table-cell>
          <table:table-cell office:value-type="float" office:value="18.96167" calcext:value-type="float">
            <text:p>18.96167</text:p>
          </table:table-cell>
          <table:table-cell office:value-type="float" office:value="19.55994" calcext:value-type="float">
            <text:p>19.55994</text:p>
          </table:table-cell>
          <table:table-cell office:value-type="float" office:value="19.47171" calcext:value-type="float">
            <text:p>19.47171</text:p>
          </table:table-cell>
          <table:table-cell office:value-type="float" office:value="19.65329" calcext:value-type="float">
            <text:p>19.65329</text:p>
          </table:table-cell>
          <table:table-cell office:value-type="float" office:value="19.57364" calcext:value-type="float">
            <text:p>19.57364</text:p>
          </table:table-cell>
          <table:table-cell office:value-type="float" office:value="19.56091" calcext:value-type="float">
            <text:p>19.56091</text:p>
          </table:table-cell>
          <table:table-cell office:value-type="float" office:value="19.49002" calcext:value-type="float">
            <text:p>19.49002</text:p>
          </table:table-cell>
          <table:table-cell office:value-type="float" office:value="19.18149" calcext:value-type="float">
            <text:p>19.18149</text:p>
          </table:table-cell>
          <table:table-cell office:value-type="float" office:value="19.13004" calcext:value-type="float">
            <text:p>19.13004</text:p>
          </table:table-cell>
          <table:table-cell office:value-type="float" office:value="18.66098" calcext:value-type="float">
            <text:p>18.66098</text:p>
          </table:table-cell>
          <table:table-cell office:value-type="float" office:value="18.62167" calcext:value-type="float">
            <text:p>18.62167</text:p>
          </table:table-cell>
          <table:table-cell office:value-type="float" office:value="21.33191" calcext:value-type="float">
            <text:p>21.33191</text:p>
          </table:table-cell>
          <table:table-cell office:value-type="float" office:value="5.24234" calcext:value-type="float">
            <text:p>5.2423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25092007" calcext:value-type="float">
            <text:p>25092007</text:p>
          </table:table-cell>
          <table:table-cell office:value-type="float" office:value="19.28089" calcext:value-type="float">
            <text:p>19.28089</text:p>
          </table:table-cell>
          <table:table-cell office:value-type="float" office:value="19.08" calcext:value-type="float">
            <text:p>19.08</text:p>
          </table:table-cell>
          <table:table-cell office:value-type="float" office:value="3.17" calcext:value-type="float">
            <text:p>3.17</text:p>
          </table:table-cell>
          <table:table-cell office:value-type="float" office:value="0.9985803" calcext:value-type="float">
            <text:p>0.9985803</text:p>
          </table:table-cell>
          <table:table-cell office:value-type="float" office:value="0.6751903" calcext:value-type="float">
            <text:p>0.6751903</text:p>
          </table:table-cell>
          <table:table-cell office:value-type="float" office:value="113.544" calcext:value-type="float">
            <text:p>113.544</text:p>
          </table:table-cell>
          <table:table-cell office:value-type="float" office:value="0" calcext:value-type="float">
            <text:p>0</text:p>
          </table:table-cell>
          <table:table-cell office:value-type="float" office:value="22.03143" calcext:value-type="float">
            <text:p>22.03143</text:p>
          </table:table-cell>
          <table:table-cell office:value-type="float" office:value="5.251465" calcext:value-type="float">
            <text:p>5.251465</text:p>
          </table:table-cell>
          <table:table-cell office:value-type="float" office:value="18.37872" calcext:value-type="float">
            <text:p>18.37872</text:p>
          </table:table-cell>
          <table:table-cell office:value-type="float" office:value="8.646881" calcext:value-type="float">
            <text:p>8.646881</text:p>
          </table:table-cell>
          <table:table-cell office:value-type="float" office:value="17.1571" calcext:value-type="float">
            <text:p>17.1571</text:p>
          </table:table-cell>
          <table:table-cell office:value-type="float" office:value="10.67365" calcext:value-type="float">
            <text:p>10.67365</text:p>
          </table:table-cell>
          <table:table-cell office:value-type="float" office:value="16.48294" calcext:value-type="float">
            <text:p>16.48294</text:p>
          </table:table-cell>
          <table:table-cell office:value-type="float" office:value="12.40921" calcext:value-type="float">
            <text:p>12.40921</text:p>
          </table:table-cell>
          <table:table-cell office:value-type="float" office:value="16.25708" calcext:value-type="float">
            <text:p>16.25708</text:p>
          </table:table-cell>
          <table:table-cell office:value-type="float" office:value="13.56903" calcext:value-type="float">
            <text:p>13.56903</text:p>
          </table:table-cell>
          <table:table-cell office:value-type="float" office:value="16.26813" calcext:value-type="float">
            <text:p>16.26813</text:p>
          </table:table-cell>
          <table:table-cell office:value-type="float" office:value="14.82571" calcext:value-type="float">
            <text:p>14.82571</text:p>
          </table:table-cell>
          <table:table-cell office:value-type="float" office:value="16.83066" calcext:value-type="float">
            <text:p>16.83066</text:p>
          </table:table-cell>
          <table:table-cell office:value-type="float" office:value="15.87833" calcext:value-type="float">
            <text:p>15.87833</text:p>
          </table:table-cell>
          <table:table-cell office:value-type="float" office:value="17.83865" calcext:value-type="float">
            <text:p>17.83865</text:p>
          </table:table-cell>
          <table:table-cell office:value-type="float" office:value="17.24374" calcext:value-type="float">
            <text:p>17.24374</text:p>
          </table:table-cell>
          <table:table-cell office:value-type="float" office:value="18.95807" calcext:value-type="float">
            <text:p>18.95807</text:p>
          </table:table-cell>
          <table:table-cell office:value-type="float" office:value="18.58209" calcext:value-type="float">
            <text:p>18.58209</text:p>
          </table:table-cell>
          <table:table-cell office:value-type="float" office:value="19.47052" calcext:value-type="float">
            <text:p>19.47052</text:p>
          </table:table-cell>
          <table:table-cell office:value-type="float" office:value="19.32837" calcext:value-type="float">
            <text:p>19.32837</text:p>
          </table:table-cell>
          <table:table-cell office:value-type="float" office:value="19.57275" calcext:value-type="float">
            <text:p>19.57275</text:p>
          </table:table-cell>
          <table:table-cell office:value-type="float" office:value="19.48468" calcext:value-type="float">
            <text:p>19.48468</text:p>
          </table:table-cell>
          <table:table-cell office:value-type="float" office:value="19.48929" calcext:value-type="float">
            <text:p>19.48929</text:p>
          </table:table-cell>
          <table:table-cell office:value-type="float" office:value="19.41946" calcext:value-type="float">
            <text:p>19.41946</text:p>
          </table:table-cell>
          <table:table-cell office:value-type="float" office:value="19.12949" calcext:value-type="float">
            <text:p>19.12949</text:p>
          </table:table-cell>
          <table:table-cell office:value-type="float" office:value="19.07416" calcext:value-type="float">
            <text:p>19.07416</text:p>
          </table:table-cell>
          <table:table-cell office:value-type="float" office:value="18.62125" calcext:value-type="float">
            <text:p>18.62125</text:p>
          </table:table-cell>
          <table:table-cell office:value-type="float" office:value="18.57983" calcext:value-type="float">
            <text:p>18.57983</text:p>
          </table:table-cell>
          <table:table-cell office:value-type="float" office:value="25.91776" calcext:value-type="float">
            <text:p>25.91776</text:p>
          </table:table-cell>
          <table:table-cell office:value-type="float" office:value="3.339539" calcext:value-type="float">
            <text:p>3.3395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26092007" calcext:value-type="float">
            <text:p>26092007</text:p>
          </table:table-cell>
          <table:table-cell office:value-type="float" office:value="19.09507" calcext:value-type="float">
            <text:p>19.09507</text:p>
          </table:table-cell>
          <table:table-cell office:value-type="float" office:value="22.92" calcext:value-type="float">
            <text:p>22.92</text:p>
          </table:table-cell>
          <table:table-cell office:value-type="float" office:value="4.37" calcext:value-type="float">
            <text:p>4.37</text:p>
          </table:table-cell>
          <table:table-cell office:value-type="float" office:value="1.063349" calcext:value-type="float">
            <text:p>1.063349</text:p>
          </table:table-cell>
          <table:table-cell office:value-type="float" office:value="0.7342646" calcext:value-type="float">
            <text:p>0.7342646</text:p>
          </table:table-cell>
          <table:table-cell office:value-type="float" office:value="160.596" calcext:value-type="float">
            <text:p>160.596</text:p>
          </table:table-cell>
          <table:table-cell office:value-type="float" office:value="0" calcext:value-type="float">
            <text:p>0</text:p>
          </table:table-cell>
          <table:table-cell office:value-type="float" office:value="25.33948" calcext:value-type="float">
            <text:p>25.33948</text:p>
          </table:table-cell>
          <table:table-cell office:value-type="float" office:value="6.626251" calcext:value-type="float">
            <text:p>6.626251</text:p>
          </table:table-cell>
          <table:table-cell office:value-type="float" office:value="20.67041" calcext:value-type="float">
            <text:p>20.67041</text:p>
          </table:table-cell>
          <table:table-cell office:value-type="float" office:value="9.870148" calcext:value-type="float">
            <text:p>9.870148</text:p>
          </table:table-cell>
          <table:table-cell office:value-type="float" office:value="18.93655" calcext:value-type="float">
            <text:p>18.93655</text:p>
          </table:table-cell>
          <table:table-cell office:value-type="float" office:value="11.68713" calcext:value-type="float">
            <text:p>11.68713</text:p>
          </table:table-cell>
          <table:table-cell office:value-type="float" office:value="17.81097" calcext:value-type="float">
            <text:p>17.81097</text:p>
          </table:table-cell>
          <table:table-cell office:value-type="float" office:value="13.17163" calcext:value-type="float">
            <text:p>13.17163</text:p>
          </table:table-cell>
          <table:table-cell office:value-type="float" office:value="17.27435" calcext:value-type="float">
            <text:p>17.27435</text:p>
          </table:table-cell>
          <table:table-cell office:value-type="float" office:value="14.12308" calcext:value-type="float">
            <text:p>14.12308</text:p>
          </table:table-cell>
          <table:table-cell office:value-type="float" office:value="16.9552" calcext:value-type="float">
            <text:p>16.9552</text:p>
          </table:table-cell>
          <table:table-cell office:value-type="float" office:value="15.13461" calcext:value-type="float">
            <text:p>15.13461</text:p>
          </table:table-cell>
          <table:table-cell office:value-type="float" office:value="16.95004" calcext:value-type="float">
            <text:p>16.95004</text:p>
          </table:table-cell>
          <table:table-cell office:value-type="float" office:value="15.94772" calcext:value-type="float">
            <text:p>15.94772</text:p>
          </table:table-cell>
          <table:table-cell office:value-type="float" office:value="17.25793" calcext:value-type="float">
            <text:p>17.25793</text:p>
          </table:table-cell>
          <table:table-cell office:value-type="float" office:value="17.05151" calcext:value-type="float">
            <text:p>17.05151</text:p>
          </table:table-cell>
          <table:table-cell office:value-type="float" office:value="18.5784" calcext:value-type="float">
            <text:p>18.5784</text:p>
          </table:table-cell>
          <table:table-cell office:value-type="float" office:value="18.2814" calcext:value-type="float">
            <text:p>18.2814</text:p>
          </table:table-cell>
          <table:table-cell office:value-type="float" office:value="19.32657" calcext:value-type="float">
            <text:p>19.32657</text:p>
          </table:table-cell>
          <table:table-cell office:value-type="float" office:value="19.1514" calcext:value-type="float">
            <text:p>19.1514</text:p>
          </table:table-cell>
          <table:table-cell office:value-type="float" office:value="19.48364" calcext:value-type="float">
            <text:p>19.48364</text:p>
          </table:table-cell>
          <table:table-cell office:value-type="float" office:value="19.37796" calcext:value-type="float">
            <text:p>19.37796</text:p>
          </table:table-cell>
          <table:table-cell office:value-type="float" office:value="19.41867" calcext:value-type="float">
            <text:p>19.41867</text:p>
          </table:table-cell>
          <table:table-cell office:value-type="float" office:value="19.34506" calcext:value-type="float">
            <text:p>19.34506</text:p>
          </table:table-cell>
          <table:table-cell office:value-type="float" office:value="19.07367" calcext:value-type="float">
            <text:p>19.07367</text:p>
          </table:table-cell>
          <table:table-cell office:value-type="float" office:value="19.0209" calcext:value-type="float">
            <text:p>19.0209</text:p>
          </table:table-cell>
          <table:table-cell office:value-type="float" office:value="18.57941" calcext:value-type="float">
            <text:p>18.57941</text:p>
          </table:table-cell>
          <table:table-cell office:value-type="float" office:value="18.53577" calcext:value-type="float">
            <text:p>18.53577</text:p>
          </table:table-cell>
          <table:table-cell office:value-type="float" office:value="30.51633" calcext:value-type="float">
            <text:p>30.51633</text:p>
          </table:table-cell>
          <table:table-cell office:value-type="float" office:value="4.684357" calcext:value-type="float">
            <text:p>4.6843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7092007" calcext:value-type="float">
            <text:p>27092007</text:p>
          </table:table-cell>
          <table:table-cell office:value-type="float" office:value="18.0938" calcext:value-type="float">
            <text:p>18.0938</text:p>
          </table:table-cell>
          <table:table-cell office:value-type="float" office:value="25.82" calcext:value-type="float">
            <text:p>25.82</text:p>
          </table:table-cell>
          <table:table-cell office:value-type="float" office:value="9.04" calcext:value-type="float">
            <text:p>9.04</text:p>
          </table:table-cell>
          <table:table-cell office:value-type="float" office:value="1.247384" calcext:value-type="float">
            <text:p>1.247384</text:p>
          </table:table-cell>
          <table:table-cell office:value-type="float" office:value="0.9957519" calcext:value-type="float">
            <text:p>0.9957519</text:p>
          </table:table-cell>
          <table:table-cell office:value-type="float" office:value="181.62" calcext:value-type="float">
            <text:p>181.62</text:p>
          </table:table-cell>
          <table:table-cell office:value-type="float" office:value="0" calcext:value-type="float">
            <text:p>0</text:p>
          </table:table-cell>
          <table:table-cell office:value-type="float" office:value="28.02576" calcext:value-type="float">
            <text:p>28.02576</text:p>
          </table:table-cell>
          <table:table-cell office:value-type="float" office:value="10.82126" calcext:value-type="float">
            <text:p>10.82126</text:p>
          </table:table-cell>
          <table:table-cell office:value-type="float" office:value="23.00595" calcext:value-type="float">
            <text:p>23.00595</text:p>
          </table:table-cell>
          <table:table-cell office:value-type="float" office:value="12.84656" calcext:value-type="float">
            <text:p>12.84656</text:p>
          </table:table-cell>
          <table:table-cell office:value-type="float" office:value="20.94406" calcext:value-type="float">
            <text:p>20.94406</text:p>
          </table:table-cell>
          <table:table-cell office:value-type="float" office:value="14.02023" calcext:value-type="float">
            <text:p>14.02023</text:p>
          </table:table-cell>
          <table:table-cell office:value-type="float" office:value="19.49545" calcext:value-type="float">
            <text:p>19.49545</text:p>
          </table:table-cell>
          <table:table-cell office:value-type="float" office:value="14.96219" calcext:value-type="float">
            <text:p>14.96219</text:p>
          </table:table-cell>
          <table:table-cell office:value-type="float" office:value="18.70966" calcext:value-type="float">
            <text:p>18.70966</text:p>
          </table:table-cell>
          <table:table-cell office:value-type="float" office:value="15.54474" calcext:value-type="float">
            <text:p>15.54474</text:p>
          </table:table-cell>
          <table:table-cell office:value-type="float" office:value="18.09875" calcext:value-type="float">
            <text:p>18.09875</text:p>
          </table:table-cell>
          <table:table-cell office:value-type="float" office:value="16.14941" calcext:value-type="float">
            <text:p>16.14941</text:p>
          </table:table-cell>
          <table:table-cell office:value-type="float" office:value="17.75739" calcext:value-type="float">
            <text:p>17.75739</text:p>
          </table:table-cell>
          <table:table-cell office:value-type="float" office:value="16.60281" calcext:value-type="float">
            <text:p>16.60281</text:p>
          </table:table-cell>
          <table:table-cell office:value-type="float" office:value="17.43823" calcext:value-type="float">
            <text:p>17.43823</text:p>
          </table:table-cell>
          <table:table-cell office:value-type="float" office:value="17.14563" calcext:value-type="float">
            <text:p>17.14563</text:p>
          </table:table-cell>
          <table:table-cell office:value-type="float" office:value="18.27914" calcext:value-type="float">
            <text:p>18.27914</text:p>
          </table:table-cell>
          <table:table-cell office:value-type="float" office:value="18.15195" calcext:value-type="float">
            <text:p>18.15195</text:p>
          </table:table-cell>
          <table:table-cell office:value-type="float" office:value="19.14948" calcext:value-type="float">
            <text:p>19.14948</text:p>
          </table:table-cell>
          <table:table-cell office:value-type="float" office:value="18.98138" calcext:value-type="float">
            <text:p>18.98138</text:p>
          </table:table-cell>
          <table:table-cell office:value-type="float" office:value="19.37674" calcext:value-type="float">
            <text:p>19.37674</text:p>
          </table:table-cell>
          <table:table-cell office:value-type="float" office:value="19.2598" calcext:value-type="float">
            <text:p>19.2598</text:p>
          </table:table-cell>
          <table:table-cell office:value-type="float" office:value="19.34424" calcext:value-type="float">
            <text:p>19.34424</text:p>
          </table:table-cell>
          <table:table-cell office:value-type="float" office:value="19.2659" calcext:value-type="float">
            <text:p>19.2659</text:p>
          </table:table-cell>
          <table:table-cell office:value-type="float" office:value="19.02032" calcext:value-type="float">
            <text:p>19.02032</text:p>
          </table:table-cell>
          <table:table-cell office:value-type="float" office:value="18.96448" calcext:value-type="float">
            <text:p>18.96448</text:p>
          </table:table-cell>
          <table:table-cell office:value-type="float" office:value="18.53528" calcext:value-type="float">
            <text:p>18.53528</text:p>
          </table:table-cell>
          <table:table-cell office:value-type="float" office:value="18.49014" calcext:value-type="float">
            <text:p>18.49014</text:p>
          </table:table-cell>
          <table:table-cell office:value-type="float" office:value="33.54135" calcext:value-type="float">
            <text:p>33.54135</text:p>
          </table:table-cell>
          <table:table-cell office:value-type="float" office:value="9.142548" calcext:value-type="float">
            <text:p>9.14254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8092007" calcext:value-type="float">
            <text:p>28092007</text:p>
          </table:table-cell>
          <table:table-cell office:value-type="float" office:value="18.6136" calcext:value-type="float">
            <text:p>18.6136</text:p>
          </table:table-cell>
          <table:table-cell office:value-type="float" office:value="25.29" calcext:value-type="float">
            <text:p>25.29</text:p>
          </table:table-cell>
          <table:table-cell office:value-type="float" office:value="10.56" calcext:value-type="float">
            <text:p>10.56</text:p>
          </table:table-cell>
          <table:table-cell office:value-type="float" office:value="1.184167" calcext:value-type="float">
            <text:p>1.184167</text:p>
          </table:table-cell>
          <table:table-cell office:value-type="float" office:value="0.9067975" calcext:value-type="float">
            <text:p>0.9067975</text:p>
          </table:table-cell>
          <table:table-cell office:value-type="float" office:value="189.504" calcext:value-type="float">
            <text:p>189.504</text:p>
          </table:table-cell>
          <table:table-cell office:value-type="float" office:value="0" calcext:value-type="float">
            <text:p>0</text:p>
          </table:table-cell>
          <table:table-cell office:value-type="float" office:value="28.54727" calcext:value-type="float">
            <text:p>28.54727</text:p>
          </table:table-cell>
          <table:table-cell office:value-type="float" office:value="12.46136" calcext:value-type="float">
            <text:p>12.46136</text:p>
          </table:table-cell>
          <table:table-cell office:value-type="float" office:value="23.70193" calcext:value-type="float">
            <text:p>23.70193</text:p>
          </table:table-cell>
          <table:table-cell office:value-type="float" office:value="14.67578" calcext:value-type="float">
            <text:p>14.67578</text:p>
          </table:table-cell>
          <table:table-cell office:value-type="float" office:value="21.71994" calcext:value-type="float">
            <text:p>21.71994</text:p>
          </table:table-cell>
          <table:table-cell office:value-type="float" office:value="15.76904" calcext:value-type="float">
            <text:p>15.76904</text:p>
          </table:table-cell>
          <table:table-cell office:value-type="float" office:value="20.29382" calcext:value-type="float">
            <text:p>20.29382</text:p>
          </table:table-cell>
          <table:table-cell office:value-type="float" office:value="16.52908" calcext:value-type="float">
            <text:p>16.52908</text:p>
          </table:table-cell>
          <table:table-cell office:value-type="float" office:value="19.4863" calcext:value-type="float">
            <text:p>19.4863</text:p>
          </table:table-cell>
          <table:table-cell office:value-type="float" office:value="16.9342" calcext:value-type="float">
            <text:p>16.9342</text:p>
          </table:table-cell>
          <table:table-cell office:value-type="float" office:value="18.7868" calcext:value-type="float">
            <text:p>18.7868</text:p>
          </table:table-cell>
          <table:table-cell office:value-type="float" office:value="17.30222" calcext:value-type="float">
            <text:p>17.30222</text:p>
          </table:table-cell>
          <table:table-cell office:value-type="float" office:value="18.39734" calcext:value-type="float">
            <text:p>18.39734</text:p>
          </table:table-cell>
          <table:table-cell office:value-type="float" office:value="17.48386" calcext:value-type="float">
            <text:p>17.48386</text:p>
          </table:table-cell>
          <table:table-cell office:value-type="float" office:value="17.91678" calcext:value-type="float">
            <text:p>17.91678</text:p>
          </table:table-cell>
          <table:table-cell office:value-type="float" office:value="17.44727" calcext:value-type="float">
            <text:p>17.44727</text:p>
          </table:table-cell>
          <table:table-cell office:value-type="float" office:value="18.20078" calcext:value-type="float">
            <text:p>18.20078</text:p>
          </table:table-cell>
          <table:table-cell office:value-type="float" office:value="18.15094" calcext:value-type="float">
            <text:p>18.15094</text:p>
          </table:table-cell>
          <table:table-cell office:value-type="float" office:value="18.9798" calcext:value-type="float">
            <text:p>18.9798</text:p>
          </table:table-cell>
          <table:table-cell office:value-type="float" office:value="18.85513" calcext:value-type="float">
            <text:p>18.85513</text:p>
          </table:table-cell>
          <table:table-cell office:value-type="float" office:value="19.25854" calcext:value-type="float">
            <text:p>19.25854</text:p>
          </table:table-cell>
          <table:table-cell office:value-type="float" office:value="19.14392" calcext:value-type="float">
            <text:p>19.14392</text:p>
          </table:table-cell>
          <table:table-cell office:value-type="float" office:value="19.26505" calcext:value-type="float">
            <text:p>19.26505</text:p>
          </table:table-cell>
          <table:table-cell office:value-type="float" office:value="19.18195" calcext:value-type="float">
            <text:p>19.18195</text:p>
          </table:table-cell>
          <table:table-cell office:value-type="float" office:value="18.96387" calcext:value-type="float">
            <text:p>18.96387</text:p>
          </table:table-cell>
          <table:table-cell office:value-type="float" office:value="18.90503" calcext:value-type="float">
            <text:p>18.90503</text:p>
          </table:table-cell>
          <table:table-cell office:value-type="float" office:value="18.48965" calcext:value-type="float">
            <text:p>18.48965</text:p>
          </table:table-cell>
          <table:table-cell office:value-type="float" office:value="18.44211" calcext:value-type="float">
            <text:p>18.44211</text:p>
          </table:table-cell>
          <table:table-cell office:value-type="float" office:value="33.30066" calcext:value-type="float">
            <text:p>33.30066</text:p>
          </table:table-cell>
          <table:table-cell office:value-type="float" office:value="10.66135" calcext:value-type="float">
            <text:p>10.661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29092007" calcext:value-type="float">
            <text:p>29092007</text:p>
          </table:table-cell>
          <table:table-cell office:value-type="float" office:value="18.36946" calcext:value-type="float">
            <text:p>18.36946</text:p>
          </table:table-cell>
          <table:table-cell office:value-type="float" office:value="22.85" calcext:value-type="float">
            <text:p>22.85</text:p>
          </table:table-cell>
          <table:table-cell office:value-type="float" office:value="7.9" calcext:value-type="float">
            <text:p>7.9</text:p>
          </table:table-cell>
          <table:table-cell office:value-type="float" office:value="1.181303" calcext:value-type="float">
            <text:p>1.181303</text:p>
          </table:table-cell>
          <table:table-cell office:value-type="float" office:value="0.9243832" calcext:value-type="float">
            <text:p>0.9243832</text:p>
          </table:table-cell>
          <table:table-cell office:value-type="float" office:value="218.376" calcext:value-type="float">
            <text:p>218.376</text:p>
          </table:table-cell>
          <table:table-cell office:value-type="float" office:value="0" calcext:value-type="float">
            <text:p>0</text:p>
          </table:table-cell>
          <table:table-cell office:value-type="float" office:value="25.97461" calcext:value-type="float">
            <text:p>25.97461</text:p>
          </table:table-cell>
          <table:table-cell office:value-type="float" office:value="10.53979" calcext:value-type="float">
            <text:p>10.53979</text:p>
          </table:table-cell>
          <table:table-cell office:value-type="float" office:value="22.09814" calcext:value-type="float">
            <text:p>22.09814</text:p>
          </table:table-cell>
          <table:table-cell office:value-type="float" office:value="13.68228" calcext:value-type="float">
            <text:p>13.68228</text:p>
          </table:table-cell>
          <table:table-cell office:value-type="float" office:value="20.56485" calcext:value-type="float">
            <text:p>20.56485</text:p>
          </table:table-cell>
          <table:table-cell office:value-type="float" office:value="15.19724" calcext:value-type="float">
            <text:p>15.19724</text:p>
          </table:table-cell>
          <table:table-cell office:value-type="float" office:value="19.51816" calcext:value-type="float">
            <text:p>19.51816</text:p>
          </table:table-cell>
          <table:table-cell office:value-type="float" office:value="16.28439" calcext:value-type="float">
            <text:p>16.28439</text:p>
          </table:table-cell>
          <table:table-cell office:value-type="float" office:value="18.95895" calcext:value-type="float">
            <text:p>18.95895</text:p>
          </table:table-cell>
          <table:table-cell office:value-type="float" office:value="16.88354" calcext:value-type="float">
            <text:p>16.88354</text:p>
          </table:table-cell>
          <table:table-cell office:value-type="float" office:value="18.73111" calcext:value-type="float">
            <text:p>18.73111</text:p>
          </table:table-cell>
          <table:table-cell office:value-type="float" office:value="17.42816" calcext:value-type="float">
            <text:p>17.42816</text:p>
          </table:table-cell>
          <table:table-cell office:value-type="float" office:value="18.40695" calcext:value-type="float">
            <text:p>18.40695</text:p>
          </table:table-cell>
          <table:table-cell office:value-type="float" office:value="17.7132" calcext:value-type="float">
            <text:p>17.7132</text:p>
          </table:table-cell>
          <table:table-cell office:value-type="float" office:value="18.10037" calcext:value-type="float">
            <text:p>18.10037</text:p>
          </table:table-cell>
          <table:table-cell office:value-type="float" office:value="17.9248" calcext:value-type="float">
            <text:p>17.9248</text:p>
          </table:table-cell>
          <table:table-cell office:value-type="float" office:value="18.30588" calcext:value-type="float">
            <text:p>18.30588</text:p>
          </table:table-cell>
          <table:table-cell office:value-type="float" office:value="18.20197" calcext:value-type="float">
            <text:p>18.20197</text:p>
          </table:table-cell>
          <table:table-cell office:value-type="float" office:value="18.85406" calcext:value-type="float">
            <text:p>18.85406</text:p>
          </table:table-cell>
          <table:table-cell office:value-type="float" office:value="18.78113" calcext:value-type="float">
            <text:p>18.78113</text:p>
          </table:table-cell>
          <table:table-cell office:value-type="float" office:value="19.14276" calcext:value-type="float">
            <text:p>19.14276</text:p>
          </table:table-cell>
          <table:table-cell office:value-type="float" office:value="19.0433" calcext:value-type="float">
            <text:p>19.0433</text:p>
          </table:table-cell>
          <table:table-cell office:value-type="float" office:value="19.18106" calcext:value-type="float">
            <text:p>19.18106</text:p>
          </table:table-cell>
          <table:table-cell office:value-type="float" office:value="19.09695" calcext:value-type="float">
            <text:p>19.09695</text:p>
          </table:table-cell>
          <table:table-cell office:value-type="float" office:value="18.90439" calcext:value-type="float">
            <text:p>18.90439</text:p>
          </table:table-cell>
          <table:table-cell office:value-type="float" office:value="18.84277" calcext:value-type="float">
            <text:p>18.84277</text:p>
          </table:table-cell>
          <table:table-cell office:value-type="float" office:value="18.44159" calcext:value-type="float">
            <text:p>18.44159</text:p>
          </table:table-cell>
          <table:table-cell office:value-type="float" office:value="18.39185" calcext:value-type="float">
            <text:p>18.39185</text:p>
          </table:table-cell>
          <table:table-cell office:value-type="float" office:value="30.27161" calcext:value-type="float">
            <text:p>30.27161</text:p>
          </table:table-cell>
          <table:table-cell office:value-type="float" office:value="8.379639" calcext:value-type="float">
            <text:p>8.37963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0092007" calcext:value-type="float">
            <text:p>30092007</text:p>
          </table:table-cell>
          <table:table-cell office:value-type="float" office:value="17.5686" calcext:value-type="float">
            <text:p>17.5686</text:p>
          </table:table-cell>
          <table:table-cell office:value-type="float" office:value="26.43" calcext:value-type="float">
            <text:p>26.43</text:p>
          </table:table-cell>
          <table:table-cell office:value-type="float" office:value="7.84" calcext:value-type="float">
            <text:p>7.84</text:p>
          </table:table-cell>
          <table:table-cell office:value-type="float" office:value="1.250048" calcext:value-type="float">
            <text:p>1.250048</text:p>
          </table:table-cell>
          <table:table-cell office:value-type="float" office:value="0.9320446" calcext:value-type="float">
            <text:p>0.9320446</text:p>
          </table:table-cell>
          <table:table-cell office:value-type="float" office:value="175.104" calcext:value-type="float">
            <text:p>175.104</text:p>
          </table:table-cell>
          <table:table-cell office:value-type="float" office:value="0" calcext:value-type="float">
            <text:p>0</text:p>
          </table:table-cell>
          <table:table-cell office:value-type="float" office:value="27.91626" calcext:value-type="float">
            <text:p>27.91626</text:p>
          </table:table-cell>
          <table:table-cell office:value-type="float" office:value="10.04987" calcext:value-type="float">
            <text:p>10.04987</text:p>
          </table:table-cell>
          <table:table-cell office:value-type="float" office:value="23.20316" calcext:value-type="float">
            <text:p>23.20316</text:p>
          </table:table-cell>
          <table:table-cell office:value-type="float" office:value="12.90015" calcext:value-type="float">
            <text:p>12.90015</text:p>
          </table:table-cell>
          <table:table-cell office:value-type="float" office:value="21.27417" calcext:value-type="float">
            <text:p>21.27417</text:p>
          </table:table-cell>
          <table:table-cell office:value-type="float" office:value="14.46002" calcext:value-type="float">
            <text:p>14.46002</text:p>
          </table:table-cell>
          <table:table-cell office:value-type="float" office:value="19.92703" calcext:value-type="float">
            <text:p>19.92703</text:p>
          </table:table-cell>
          <table:table-cell office:value-type="float" office:value="15.67841" calcext:value-type="float">
            <text:p>15.67841</text:p>
          </table:table-cell>
          <table:table-cell office:value-type="float" office:value="19.22089" calcext:value-type="float">
            <text:p>19.22089</text:p>
          </table:table-cell>
          <table:table-cell office:value-type="float" office:value="16.39102" calcext:value-type="float">
            <text:p>16.39102</text:p>
          </table:table-cell>
          <table:table-cell office:value-type="float" office:value="18.67108" calcext:value-type="float">
            <text:p>18.67108</text:p>
          </table:table-cell>
          <table:table-cell office:value-type="float" office:value="17.07974" calcext:value-type="float">
            <text:p>17.07974</text:p>
          </table:table-cell>
          <table:table-cell office:value-type="float" office:value="18.38699" calcext:value-type="float">
            <text:p>18.38699</text:p>
          </table:table-cell>
          <table:table-cell office:value-type="float" office:value="17.50983" calcext:value-type="float">
            <text:p>17.50983</text:p>
          </table:table-cell>
          <table:table-cell office:value-type="float" office:value="18.15469" calcext:value-type="float">
            <text:p>18.15469</text:p>
          </table:table-cell>
          <table:table-cell office:value-type="float" office:value="18.00314" calcext:value-type="float">
            <text:p>18.00314</text:p>
          </table:table-cell>
          <table:table-cell office:value-type="float" office:value="18.34531" calcext:value-type="float">
            <text:p>18.34531</text:p>
          </table:table-cell>
          <table:table-cell office:value-type="float" office:value="18.30673" calcext:value-type="float">
            <text:p>18.30673</text:p>
          </table:table-cell>
          <table:table-cell office:value-type="float" office:value="18.78058" calcext:value-type="float">
            <text:p>18.78058</text:p>
          </table:table-cell>
          <table:table-cell office:value-type="float" office:value="18.73474" calcext:value-type="float">
            <text:p>18.73474</text:p>
          </table:table-cell>
          <table:table-cell office:value-type="float" office:value="19.04236" calcext:value-type="float">
            <text:p>19.04236</text:p>
          </table:table-cell>
          <table:table-cell office:value-type="float" office:value="18.96088" calcext:value-type="float">
            <text:p>18.96088</text:p>
          </table:table-cell>
          <table:table-cell office:value-type="float" office:value="19.0961" calcext:value-type="float">
            <text:p>19.0961</text:p>
          </table:table-cell>
          <table:table-cell office:value-type="float" office:value="19.01511" calcext:value-type="float">
            <text:p>19.01511</text:p>
          </table:table-cell>
          <table:table-cell office:value-type="float" office:value="18.8421" calcext:value-type="float">
            <text:p>18.8421</text:p>
          </table:table-cell>
          <table:table-cell office:value-type="float" office:value="18.77805" calcext:value-type="float">
            <text:p>18.77805</text:p>
          </table:table-cell>
          <table:table-cell office:value-type="float" office:value="18.3913" calcext:value-type="float">
            <text:p>18.3913</text:p>
          </table:table-cell>
          <table:table-cell office:value-type="float" office:value="18.33884" calcext:value-type="float">
            <text:p>18.33884</text:p>
          </table:table-cell>
          <table:table-cell office:value-type="float" office:value="33.33777" calcext:value-type="float">
            <text:p>33.33777</text:p>
          </table:table-cell>
          <table:table-cell office:value-type="float" office:value="8.067017" calcext:value-type="float">
            <text:p>8.06701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1102007" calcext:value-type="float">
            <text:p>1102007</text:p>
          </table:table-cell>
          <table:table-cell office:value-type="float" office:value="16.58723" calcext:value-type="float">
            <text:p>16.58723</text:p>
          </table:table-cell>
          <table:table-cell office:value-type="float" office:value="29.5" calcext:value-type="float">
            <text:p>29.5</text:p>
          </table:table-cell>
          <table:table-cell office:value-type="float" office:value="10.71" calcext:value-type="float">
            <text:p>10.71</text:p>
          </table:table-cell>
          <table:table-cell office:value-type="float" office:value="1.256162" calcext:value-type="float">
            <text:p>1.256162</text:p>
          </table:table-cell>
          <table:table-cell office:value-type="float" office:value="1.031981" calcext:value-type="float">
            <text:p>1.031981</text:p>
          </table:table-cell>
          <table:table-cell office:value-type="float" office:value="177.804" calcext:value-type="float">
            <text:p>177.804</text:p>
          </table:table-cell>
          <table:table-cell office:value-type="float" office:value="0" calcext:value-type="float">
            <text:p>0</text:p>
          </table:table-cell>
          <table:table-cell office:value-type="float" office:value="30.4346" calcext:value-type="float">
            <text:p>30.4346</text:p>
          </table:table-cell>
          <table:table-cell office:value-type="float" office:value="12.68112" calcext:value-type="float">
            <text:p>12.68112</text:p>
          </table:table-cell>
          <table:table-cell office:value-type="float" office:value="25.13809" calcext:value-type="float">
            <text:p>25.13809</text:p>
          </table:table-cell>
          <table:table-cell office:value-type="float" office:value="14.92218" calcext:value-type="float">
            <text:p>14.92218</text:p>
          </table:table-cell>
          <table:table-cell office:value-type="float" office:value="22.90872" calcext:value-type="float">
            <text:p>22.90872</text:p>
          </table:table-cell>
          <table:table-cell office:value-type="float" office:value="16.07217" calcext:value-type="float">
            <text:p>16.07217</text:p>
          </table:table-cell>
          <table:table-cell office:value-type="float" office:value="21.26547" calcext:value-type="float">
            <text:p>21.26547</text:p>
          </table:table-cell>
          <table:table-cell office:value-type="float" office:value="16.91214" calcext:value-type="float">
            <text:p>16.91214</text:p>
          </table:table-cell>
          <table:table-cell office:value-type="float" office:value="20.34503" calcext:value-type="float">
            <text:p>20.34503</text:p>
          </table:table-cell>
          <table:table-cell office:value-type="float" office:value="17.36685" calcext:value-type="float">
            <text:p>17.36685</text:p>
          </table:table-cell>
          <table:table-cell office:value-type="float" office:value="19.55838" calcext:value-type="float">
            <text:p>19.55838</text:p>
          </table:table-cell>
          <table:table-cell office:value-type="float" office:value="17.78024" calcext:value-type="float">
            <text:p>17.78024</text:p>
          </table:table-cell>
          <table:table-cell office:value-type="float" office:value="19.03607" calcext:value-type="float">
            <text:p>19.03607</text:p>
          </table:table-cell>
          <table:table-cell office:value-type="float" office:value="17.9823" calcext:value-type="float">
            <text:p>17.9823</text:p>
          </table:table-cell>
          <table:table-cell office:value-type="float" office:value="18.37759" calcext:value-type="float">
            <text:p>18.37759</text:p>
          </table:table-cell>
          <table:table-cell office:value-type="float" office:value="18.0972" calcext:value-type="float">
            <text:p>18.0972</text:p>
          </table:table-cell>
          <table:table-cell office:value-type="float" office:value="18.39929" calcext:value-type="float">
            <text:p>18.39929</text:p>
          </table:table-cell>
          <table:table-cell office:value-type="float" office:value="18.3454" calcext:value-type="float">
            <text:p>18.3454</text:p>
          </table:table-cell>
          <table:table-cell office:value-type="float" office:value="18.73428" calcext:value-type="float">
            <text:p>18.73428</text:p>
          </table:table-cell>
          <table:table-cell office:value-type="float" office:value="18.70013" calcext:value-type="float">
            <text:p>18.70013</text:p>
          </table:table-cell>
          <table:table-cell office:value-type="float" office:value="18.96011" calcext:value-type="float">
            <text:p>18.96011</text:p>
          </table:table-cell>
          <table:table-cell office:value-type="float" office:value="18.89166" calcext:value-type="float">
            <text:p>18.89166</text:p>
          </table:table-cell>
          <table:table-cell office:value-type="float" office:value="19.01428" calcext:value-type="float">
            <text:p>19.01428</text:p>
          </table:table-cell>
          <table:table-cell office:value-type="float" office:value="18.93823" calcext:value-type="float">
            <text:p>18.93823</text:p>
          </table:table-cell>
          <table:table-cell office:value-type="float" office:value="18.7774" calcext:value-type="float">
            <text:p>18.7774</text:p>
          </table:table-cell>
          <table:table-cell office:value-type="float" office:value="18.71347" calcext:value-type="float">
            <text:p>18.71347</text:p>
          </table:table-cell>
          <table:table-cell office:value-type="float" office:value="18.33823" calcext:value-type="float">
            <text:p>18.33823</text:p>
          </table:table-cell>
          <table:table-cell office:value-type="float" office:value="18.28433" calcext:value-type="float">
            <text:p>18.28433</text:p>
          </table:table-cell>
          <table:table-cell office:value-type="float" office:value="36.08734" calcext:value-type="float">
            <text:p>36.08734</text:p>
          </table:table-cell>
          <table:table-cell office:value-type="float" office:value="10.8938" calcext:value-type="float">
            <text:p>10.893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102007" calcext:value-type="float">
            <text:p>2102007</text:p>
          </table:table-cell>
          <table:table-cell office:value-type="float" office:value="17.51736" calcext:value-type="float">
            <text:p>17.51736</text:p>
          </table:table-cell>
          <table:table-cell office:value-type="float" office:value="30.76" calcext:value-type="float">
            <text:p>30.76</text:p>
          </table:table-cell>
          <table:table-cell office:value-type="float" office:value="11.57" calcext:value-type="float">
            <text:p>11.57</text:p>
          </table:table-cell>
          <table:table-cell office:value-type="float" office:value="1.17071" calcext:value-type="float">
            <text:p>1.17071</text:p>
          </table:table-cell>
          <table:table-cell office:value-type="float" office:value="0.8526155" calcext:value-type="float">
            <text:p>0.8526155</text:p>
          </table:table-cell>
          <table:table-cell office:value-type="float" office:value="280.08" calcext:value-type="float">
            <text:p>280.08</text:p>
          </table:table-cell>
          <table:table-cell office:value-type="float" office:value="0" calcext:value-type="float">
            <text:p>0</text:p>
          </table:table-cell>
          <table:table-cell office:value-type="float" office:value="31.85294" calcext:value-type="float">
            <text:p>31.85294</text:p>
          </table:table-cell>
          <table:table-cell office:value-type="float" office:value="13.60803" calcext:value-type="float">
            <text:p>13.60803</text:p>
          </table:table-cell>
          <table:table-cell office:value-type="float" office:value="26.19464" calcext:value-type="float">
            <text:p>26.19464</text:p>
          </table:table-cell>
          <table:table-cell office:value-type="float" office:value="15.9133" calcext:value-type="float">
            <text:p>15.9133</text:p>
          </table:table-cell>
          <table:table-cell office:value-type="float" office:value="23.87283" calcext:value-type="float">
            <text:p>23.87283</text:p>
          </table:table-cell>
          <table:table-cell office:value-type="float" office:value="17.04242" calcext:value-type="float">
            <text:p>17.04242</text:p>
          </table:table-cell>
          <table:table-cell office:value-type="float" office:value="22.14114" calcext:value-type="float">
            <text:p>22.14114</text:p>
          </table:table-cell>
          <table:table-cell office:value-type="float" office:value="17.8251" calcext:value-type="float">
            <text:p>17.8251</text:p>
          </table:table-cell>
          <table:table-cell office:value-type="float" office:value="21.14728" calcext:value-type="float">
            <text:p>21.14728</text:p>
          </table:table-cell>
          <table:table-cell office:value-type="float" office:value="18.21426" calcext:value-type="float">
            <text:p>18.21426</text:p>
          </table:table-cell>
          <table:table-cell office:value-type="float" office:value="20.26318" calcext:value-type="float">
            <text:p>20.26318</text:p>
          </table:table-cell>
          <table:table-cell office:value-type="float" office:value="18.52771" calcext:value-type="float">
            <text:p>18.52771</text:p>
          </table:table-cell>
          <table:table-cell office:value-type="float" office:value="19.63095" calcext:value-type="float">
            <text:p>19.63095</text:p>
          </table:table-cell>
          <table:table-cell office:value-type="float" office:value="18.59396" calcext:value-type="float">
            <text:p>18.59396</text:p>
          </table:table-cell>
          <table:table-cell office:value-type="float" office:value="18.78873" calcext:value-type="float">
            <text:p>18.78873</text:p>
          </table:table-cell>
          <table:table-cell office:value-type="float" office:value="18.38608" calcext:value-type="float">
            <text:p>18.38608</text:p>
          </table:table-cell>
          <table:table-cell office:value-type="float" office:value="18.53799" calcext:value-type="float">
            <text:p>18.53799</text:p>
          </table:table-cell>
          <table:table-cell office:value-type="float" office:value="18.40042" calcext:value-type="float">
            <text:p>18.40042</text:p>
          </table:table-cell>
          <table:table-cell office:value-type="float" office:value="18.69986" calcext:value-type="float">
            <text:p>18.69986</text:p>
          </table:table-cell>
          <table:table-cell office:value-type="float" office:value="18.68817" calcext:value-type="float">
            <text:p>18.68817</text:p>
          </table:table-cell>
          <table:table-cell office:value-type="float" office:value="18.89099" calcext:value-type="float">
            <text:p>18.89099</text:p>
          </table:table-cell>
          <table:table-cell office:value-type="float" office:value="18.83466" calcext:value-type="float">
            <text:p>18.83466</text:p>
          </table:table-cell>
          <table:table-cell office:value-type="float" office:value="18.93753" calcext:value-type="float">
            <text:p>18.93753</text:p>
          </table:table-cell>
          <table:table-cell office:value-type="float" office:value="18.86734" calcext:value-type="float">
            <text:p>18.86734</text:p>
          </table:table-cell>
          <table:table-cell office:value-type="float" office:value="18.7128" calcext:value-type="float">
            <text:p>18.7128</text:p>
          </table:table-cell>
          <table:table-cell office:value-type="float" office:value="18.64566" calcext:value-type="float">
            <text:p>18.64566</text:p>
          </table:table-cell>
          <table:table-cell office:value-type="float" office:value="18.28375" calcext:value-type="float">
            <text:p>18.28375</text:p>
          </table:table-cell>
          <table:table-cell office:value-type="float" office:value="18.22812" calcext:value-type="float">
            <text:p>18.22812</text:p>
          </table:table-cell>
          <table:table-cell office:value-type="float" office:value="37.60153" calcext:value-type="float">
            <text:p>37.60153</text:p>
          </table:table-cell>
          <table:table-cell office:value-type="float" office:value="11.74023" calcext:value-type="float">
            <text:p>11.740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3102007" calcext:value-type="float">
            <text:p>3102007</text:p>
          </table:table-cell>
          <table:table-cell office:value-type="float" office:value="14.74401" calcext:value-type="float">
            <text:p>14.74401</text:p>
          </table:table-cell>
          <table:table-cell office:value-type="float" office:value="21.17" calcext:value-type="float">
            <text:p>21.17</text:p>
          </table:table-cell>
          <table:table-cell office:value-type="float" office:value="11.99" calcext:value-type="float">
            <text:p>11.99</text:p>
          </table:table-cell>
          <table:table-cell office:value-type="float" office:value="1.258385" calcext:value-type="float">
            <text:p>1.258385</text:p>
          </table:table-cell>
          <table:table-cell office:value-type="float" office:value="0.8606205" calcext:value-type="float">
            <text:p>0.8606205</text:p>
          </table:table-cell>
          <table:table-cell office:value-type="float" office:value="224.568" calcext:value-type="float">
            <text:p>224.568</text:p>
          </table:table-cell>
          <table:table-cell office:value-type="float" office:value="0" calcext:value-type="float">
            <text:p>0</text:p>
          </table:table-cell>
          <table:table-cell office:value-type="float" office:value="25.59735" calcext:value-type="float">
            <text:p>25.59735</text:p>
          </table:table-cell>
          <table:table-cell office:value-type="float" office:value="13.99817" calcext:value-type="float">
            <text:p>13.99817</text:p>
          </table:table-cell>
          <table:table-cell office:value-type="float" office:value="22.11169" calcext:value-type="float">
            <text:p>22.11169</text:p>
          </table:table-cell>
          <table:table-cell office:value-type="float" office:value="16.24344" calcext:value-type="float">
            <text:p>16.24344</text:p>
          </table:table-cell>
          <table:table-cell office:value-type="float" office:value="20.9353" calcext:value-type="float">
            <text:p>20.9353</text:p>
          </table:table-cell>
          <table:table-cell office:value-type="float" office:value="17.55997" calcext:value-type="float">
            <text:p>17.55997</text:p>
          </table:table-cell>
          <table:table-cell office:value-type="float" office:value="20.91995" calcext:value-type="float">
            <text:p>20.91995</text:p>
          </table:table-cell>
          <table:table-cell office:value-type="float" office:value="18.5148" calcext:value-type="float">
            <text:p>18.5148</text:p>
          </table:table-cell>
          <table:table-cell office:value-type="float" office:value="20.69809" calcext:value-type="float">
            <text:p>20.69809</text:p>
          </table:table-cell>
          <table:table-cell office:value-type="float" office:value="18.93756" calcext:value-type="float">
            <text:p>18.93756</text:p>
          </table:table-cell>
          <table:table-cell office:value-type="float" office:value="20.25299" calcext:value-type="float">
            <text:p>20.25299</text:p>
          </table:table-cell>
          <table:table-cell office:value-type="float" office:value="19.19568" calcext:value-type="float">
            <text:p>19.19568</text:p>
          </table:table-cell>
          <table:table-cell office:value-type="float" office:value="19.67413" calcext:value-type="float">
            <text:p>19.67413</text:p>
          </table:table-cell>
          <table:table-cell office:value-type="float" office:value="19.16632" calcext:value-type="float">
            <text:p>19.16632</text:p>
          </table:table-cell>
          <table:table-cell office:value-type="float" office:value="19.04871" calcext:value-type="float">
            <text:p>19.04871</text:p>
          </table:table-cell>
          <table:table-cell office:value-type="float" office:value="18.79764" calcext:value-type="float">
            <text:p>18.79764</text:p>
          </table:table-cell>
          <table:table-cell office:value-type="float" office:value="18.72702" calcext:value-type="float">
            <text:p>18.72702</text:p>
          </table:table-cell>
          <table:table-cell office:value-type="float" office:value="18.53986" calcext:value-type="float">
            <text:p>18.53986</text:p>
          </table:table-cell>
          <table:table-cell office:value-type="float" office:value="18.70786" calcext:value-type="float">
            <text:p>18.70786</text:p>
          </table:table-cell>
          <table:table-cell office:value-type="float" office:value="18.68832" calcext:value-type="float">
            <text:p>18.68832</text:p>
          </table:table-cell>
          <table:table-cell office:value-type="float" office:value="18.83414" calcext:value-type="float">
            <text:p>18.83414</text:p>
          </table:table-cell>
          <table:table-cell office:value-type="float" office:value="18.79303" calcext:value-type="float">
            <text:p>18.79303</text:p>
          </table:table-cell>
          <table:table-cell office:value-type="float" office:value="18.86661" calcext:value-type="float">
            <text:p>18.86661</text:p>
          </table:table-cell>
          <table:table-cell office:value-type="float" office:value="18.80209" calcext:value-type="float">
            <text:p>18.80209</text:p>
          </table:table-cell>
          <table:table-cell office:value-type="float" office:value="18.64502" calcext:value-type="float">
            <text:p>18.64502</text:p>
          </table:table-cell>
          <table:table-cell office:value-type="float" office:value="18.58414" calcext:value-type="float">
            <text:p>18.58414</text:p>
          </table:table-cell>
          <table:table-cell office:value-type="float" office:value="18.22751" calcext:value-type="float">
            <text:p>18.22751</text:p>
          </table:table-cell>
          <table:table-cell office:value-type="float" office:value="18.17142" calcext:value-type="float">
            <text:p>18.17142</text:p>
          </table:table-cell>
          <table:table-cell office:value-type="float" office:value="29.72394" calcext:value-type="float">
            <text:p>29.72394</text:p>
          </table:table-cell>
          <table:table-cell office:value-type="float" office:value="12.16174" calcext:value-type="float">
            <text:p>12.161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4102007" calcext:value-type="float">
            <text:p>4102007</text:p>
          </table:table-cell>
          <table:table-cell office:value-type="float" office:value="1.57716" calcext:value-type="float">
            <text:p>1.57716</text:p>
          </table:table-cell>
          <table:table-cell office:value-type="float" office:value="12.62" calcext:value-type="float">
            <text:p>12.62</text:p>
          </table:table-cell>
          <table:table-cell office:value-type="float" office:value="8.88" calcext:value-type="float">
            <text:p>8.88</text:p>
          </table:table-cell>
          <table:table-cell office:value-type="float" office:value="1.084088" calcext:value-type="float">
            <text:p>1.084088</text:p>
          </table:table-cell>
          <table:table-cell office:value-type="float" office:value="0.8972786" calcext:value-type="float">
            <text:p>0.8972786</text:p>
          </table:table-cell>
          <table:table-cell office:value-type="float" office:value="176.832" calcext:value-type="float">
            <text:p>176.832</text:p>
          </table:table-cell>
          <table:table-cell office:value-type="float" office:value="2.5" calcext:value-type="float">
            <text:p>2.5</text:p>
          </table:table-cell>
          <table:table-cell office:value-type="float" office:value="14.19623" calcext:value-type="float">
            <text:p>14.19623</text:p>
          </table:table-cell>
          <table:table-cell office:value-type="float" office:value="9.201508" calcext:value-type="float">
            <text:p>9.201508</text:p>
          </table:table-cell>
          <table:table-cell office:value-type="float" office:value="16.16605" calcext:value-type="float">
            <text:p>16.16605</text:p>
          </table:table-cell>
          <table:table-cell office:value-type="float" office:value="11.07269" calcext:value-type="float">
            <text:p>11.07269</text:p>
          </table:table-cell>
          <table:table-cell office:value-type="float" office:value="17.48029" calcext:value-type="float">
            <text:p>17.48029</text:p>
          </table:table-cell>
          <table:table-cell office:value-type="float" office:value="12.68884" calcext:value-type="float">
            <text:p>12.68884</text:p>
          </table:table-cell>
          <table:table-cell office:value-type="float" office:value="18.4472" calcext:value-type="float">
            <text:p>18.4472</text:p>
          </table:table-cell>
          <table:table-cell office:value-type="float" office:value="14.19983" calcext:value-type="float">
            <text:p>14.19983</text:p>
          </table:table-cell>
          <table:table-cell office:value-type="float" office:value="18.88693" calcext:value-type="float">
            <text:p>18.88693</text:p>
          </table:table-cell>
          <table:table-cell office:value-type="float" office:value="15.21112" calcext:value-type="float">
            <text:p>15.21112</text:p>
          </table:table-cell>
          <table:table-cell office:value-type="float" office:value="19.25818" calcext:value-type="float">
            <text:p>19.25818</text:p>
          </table:table-cell>
          <table:table-cell office:value-type="float" office:value="16.379" calcext:value-type="float">
            <text:p>16.379</text:p>
          </table:table-cell>
          <table:table-cell office:value-type="float" office:value="19.2641" calcext:value-type="float">
            <text:p>19.2641</text:p>
          </table:table-cell>
          <table:table-cell office:value-type="float" office:value="17.29968" calcext:value-type="float">
            <text:p>17.29968</text:p>
          </table:table-cell>
          <table:table-cell office:value-type="float" office:value="19.04999" calcext:value-type="float">
            <text:p>19.04999</text:p>
          </table:table-cell>
          <table:table-cell office:value-type="float" office:value="18.40103" calcext:value-type="float">
            <text:p>18.40103</text:p>
          </table:table-cell>
          <table:table-cell office:value-type="float" office:value="18.77783" calcext:value-type="float">
            <text:p>18.77783</text:p>
          </table:table-cell>
          <table:table-cell office:value-type="float" office:value="18.72855" calcext:value-type="float">
            <text:p>18.72855</text:p>
          </table:table-cell>
          <table:table-cell office:value-type="float" office:value="18.73706" calcext:value-type="float">
            <text:p>18.73706</text:p>
          </table:table-cell>
          <table:table-cell office:value-type="float" office:value="18.70816" calcext:value-type="float">
            <text:p>18.70816</text:p>
          </table:table-cell>
          <table:table-cell office:value-type="float" office:value="18.79269" calcext:value-type="float">
            <text:p>18.79269</text:p>
          </table:table-cell>
          <table:table-cell office:value-type="float" office:value="18.76648" calcext:value-type="float">
            <text:p>18.76648</text:p>
          </table:table-cell>
          <table:table-cell office:value-type="float" office:value="18.80148" calcext:value-type="float">
            <text:p>18.80148</text:p>
          </table:table-cell>
          <table:table-cell office:value-type="float" office:value="18.74509" calcext:value-type="float">
            <text:p>18.74509</text:p>
          </table:table-cell>
          <table:table-cell office:value-type="float" office:value="18.5835" calcext:value-type="float">
            <text:p>18.5835</text:p>
          </table:table-cell>
          <table:table-cell office:value-type="float" office:value="18.52368" calcext:value-type="float">
            <text:p>18.52368</text:p>
          </table:table-cell>
          <table:table-cell office:value-type="float" office:value="18.17078" calcext:value-type="float">
            <text:p>18.17078</text:p>
          </table:table-cell>
          <table:table-cell office:value-type="float" office:value="18.11472" calcext:value-type="float">
            <text:p>18.11472</text:p>
          </table:table-cell>
          <table:table-cell office:value-type="float" office:value="13.88519" calcext:value-type="float">
            <text:p>13.88519</text:p>
          </table:table-cell>
          <table:table-cell office:value-type="float" office:value="7.942047" calcext:value-type="float">
            <text:p>7.9420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5102007" calcext:value-type="float">
            <text:p>5102007</text:p>
          </table:table-cell>
          <table:table-cell office:value-type="float" office:value="13.60523" calcext:value-type="float">
            <text:p>13.60523</text:p>
          </table:table-cell>
          <table:table-cell office:value-type="float" office:value="14.74" calcext:value-type="float">
            <text:p>14.74</text:p>
          </table:table-cell>
          <table:table-cell office:value-type="float" office:value="0.22" calcext:value-type="float">
            <text:p>0.22</text:p>
          </table:table-cell>
          <table:table-cell office:value-type="float" office:value="0.8844176" calcext:value-type="float">
            <text:p>0.8844176</text:p>
          </table:table-cell>
          <table:table-cell office:value-type="float" office:value="0.5476668" calcext:value-type="float">
            <text:p>0.5476668</text:p>
          </table:table-cell>
          <table:table-cell office:value-type="float" office:value="218.52" calcext:value-type="float">
            <text:p>218.52</text:p>
          </table:table-cell>
          <table:table-cell office:value-type="float" office:value="0" calcext:value-type="float">
            <text:p>0</text:p>
          </table:table-cell>
          <table:table-cell office:value-type="float" office:value="15.52563" calcext:value-type="float">
            <text:p>15.52563</text:p>
          </table:table-cell>
          <table:table-cell office:value-type="float" office:value="2.818817" calcext:value-type="float">
            <text:p>2.818817</text:p>
          </table:table-cell>
          <table:table-cell office:value-type="float" office:value="14.25534" calcext:value-type="float">
            <text:p>14.25534</text:p>
          </table:table-cell>
          <table:table-cell office:value-type="float" office:value="7.3284" calcext:value-type="float">
            <text:p>7.3284</text:p>
          </table:table-cell>
          <table:table-cell office:value-type="float" office:value="14.19458" calcext:value-type="float">
            <text:p>14.19458</text:p>
          </table:table-cell>
          <table:table-cell office:value-type="float" office:value="10.20428" calcext:value-type="float">
            <text:p>10.20428</text:p>
          </table:table-cell>
          <table:table-cell office:value-type="float" office:value="14.49942" calcext:value-type="float">
            <text:p>14.49942</text:p>
          </table:table-cell>
          <table:table-cell office:value-type="float" office:value="12.4603" calcext:value-type="float">
            <text:p>12.4603</text:p>
          </table:table-cell>
          <table:table-cell office:value-type="float" office:value="15.17603" calcext:value-type="float">
            <text:p>15.17603</text:p>
          </table:table-cell>
          <table:table-cell office:value-type="float" office:value="13.72485" calcext:value-type="float">
            <text:p>13.72485</text:p>
          </table:table-cell>
          <table:table-cell office:value-type="float" office:value="16.35034" calcext:value-type="float">
            <text:p>16.35034</text:p>
          </table:table-cell>
          <table:table-cell office:value-type="float" office:value="15.05923" calcext:value-type="float">
            <text:p>15.05923</text:p>
          </table:table-cell>
          <table:table-cell office:value-type="float" office:value="17.27759" calcext:value-type="float">
            <text:p>17.27759</text:p>
          </table:table-cell>
          <table:table-cell office:value-type="float" office:value="16.02924" calcext:value-type="float">
            <text:p>16.02924</text:p>
          </table:table-cell>
          <table:table-cell office:value-type="float" office:value="18.3894" calcext:value-type="float">
            <text:p>18.3894</text:p>
          </table:table-cell>
          <table:table-cell office:value-type="float" office:value="17.2872" calcext:value-type="float">
            <text:p>17.2872</text:p>
          </table:table-cell>
          <table:table-cell office:value-type="float" office:value="18.7403" calcext:value-type="float">
            <text:p>18.7403</text:p>
          </table:table-cell>
          <table:table-cell office:value-type="float" office:value="18.40814" calcext:value-type="float">
            <text:p>18.40814</text:p>
          </table:table-cell>
          <table:table-cell office:value-type="float" office:value="18.7381" calcext:value-type="float">
            <text:p>18.7381</text:p>
          </table:table-cell>
          <table:table-cell office:value-type="float" office:value="18.70715" calcext:value-type="float">
            <text:p>18.70715</text:p>
          </table:table-cell>
          <table:table-cell office:value-type="float" office:value="18.76624" calcext:value-type="float">
            <text:p>18.76624</text:p>
          </table:table-cell>
          <table:table-cell office:value-type="float" office:value="18.74002" calcext:value-type="float">
            <text:p>18.74002</text:p>
          </table:table-cell>
          <table:table-cell office:value-type="float" office:value="18.74457" calcext:value-type="float">
            <text:p>18.74457</text:p>
          </table:table-cell>
          <table:table-cell office:value-type="float" office:value="18.69504" calcext:value-type="float">
            <text:p>18.69504</text:p>
          </table:table-cell>
          <table:table-cell office:value-type="float" office:value="18.52304" calcext:value-type="float">
            <text:p>18.52304</text:p>
          </table:table-cell>
          <table:table-cell office:value-type="float" office:value="18.46564" calcext:value-type="float">
            <text:p>18.46564</text:p>
          </table:table-cell>
          <table:table-cell office:value-type="float" office:value="18.11414" calcext:value-type="float">
            <text:p>18.11414</text:p>
          </table:table-cell>
          <table:table-cell office:value-type="float" office:value="18.05807" calcext:value-type="float">
            <text:p>18.05807</text:p>
          </table:table-cell>
          <table:table-cell office:value-type="float" office:value="16.43808" calcext:value-type="float">
            <text:p>16.43808</text:p>
          </table:table-cell>
          <table:table-cell office:value-type="float" office:value="0.6746521" calcext:value-type="float">
            <text:p>0.674652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6102007" calcext:value-type="float">
            <text:p>6102007</text:p>
          </table:table-cell>
          <table:table-cell office:value-type="float" office:value="16.76978" calcext:value-type="float">
            <text:p>16.76978</text:p>
          </table:table-cell>
          <table:table-cell office:value-type="float" office:value="19.19" calcext:value-type="float">
            <text:p>19.19</text:p>
          </table:table-cell>
          <table:table-cell office:value-type="float" office:value="-1.52" calcext:value-type="float">
            <text:p>-1.52</text:p>
          </table:table-cell>
          <table:table-cell office:value-type="float" office:value="0.8908728" calcext:value-type="float">
            <text:p>0.8908728</text:p>
          </table:table-cell>
          <table:table-cell office:value-type="float" office:value="0.4830257" calcext:value-type="float">
            <text:p>0.4830257</text:p>
          </table:table-cell>
          <table:table-cell office:value-type="float" office:value="180.576" calcext:value-type="float">
            <text:p>180.576</text:p>
          </table:table-cell>
          <table:table-cell office:value-type="float" office:value="0" calcext:value-type="float">
            <text:p>0</text:p>
          </table:table-cell>
          <table:table-cell office:value-type="float" office:value="19.42926" calcext:value-type="float">
            <text:p>19.42926</text:p>
          </table:table-cell>
          <table:table-cell office:value-type="float" office:value="0.8347778" calcext:value-type="float">
            <text:p>0.8347778</text:p>
          </table:table-cell>
          <table:table-cell office:value-type="float" office:value="16.18393" calcext:value-type="float">
            <text:p>16.18393</text:p>
          </table:table-cell>
          <table:table-cell office:value-type="float" office:value="4.686798" calcext:value-type="float">
            <text:p>4.686798</text:p>
          </table:table-cell>
          <table:table-cell office:value-type="float" office:value="14.99503" calcext:value-type="float">
            <text:p>14.99503</text:p>
          </table:table-cell>
          <table:table-cell office:value-type="float" office:value="7.294067" calcext:value-type="float">
            <text:p>7.294067</text:p>
          </table:table-cell>
          <table:table-cell office:value-type="float" office:value="14.44623" calcext:value-type="float">
            <text:p>14.44623</text:p>
          </table:table-cell>
          <table:table-cell office:value-type="float" office:value="9.678833" calcext:value-type="float">
            <text:p>9.678833</text:p>
          </table:table-cell>
          <table:table-cell office:value-type="float" office:value="14.37265" calcext:value-type="float">
            <text:p>14.37265</text:p>
          </table:table-cell>
          <table:table-cell office:value-type="float" office:value="11.27847" calcext:value-type="float">
            <text:p>11.27847</text:p>
          </table:table-cell>
          <table:table-cell office:value-type="float" office:value="15.02054" calcext:value-type="float">
            <text:p>15.02054</text:p>
          </table:table-cell>
          <table:table-cell office:value-type="float" office:value="13.0065" calcext:value-type="float">
            <text:p>13.0065</text:p>
          </table:table-cell>
          <table:table-cell office:value-type="float" office:value="16.0105" calcext:value-type="float">
            <text:p>16.0105</text:p>
          </table:table-cell>
          <table:table-cell office:value-type="float" office:value="14.45291" calcext:value-type="float">
            <text:p>14.45291</text:p>
          </table:table-cell>
          <table:table-cell office:value-type="float" office:value="17.27899" calcext:value-type="float">
            <text:p>17.27899</text:p>
          </table:table-cell>
          <table:table-cell office:value-type="float" office:value="16.23282" calcext:value-type="float">
            <text:p>16.23282</text:p>
          </table:table-cell>
          <table:table-cell office:value-type="float" office:value="18.40369" calcext:value-type="float">
            <text:p>18.40369</text:p>
          </table:table-cell>
          <table:table-cell office:value-type="float" office:value="17.88968" calcext:value-type="float">
            <text:p>17.88968</text:p>
          </table:table-cell>
          <table:table-cell office:value-type="float" office:value="18.70636" calcext:value-type="float">
            <text:p>18.70636</text:p>
          </table:table-cell>
          <table:table-cell office:value-type="float" office:value="18.58499" calcext:value-type="float">
            <text:p>18.58499</text:p>
          </table:table-cell>
          <table:table-cell office:value-type="float" office:value="18.73965" calcext:value-type="float">
            <text:p>18.73965</text:p>
          </table:table-cell>
          <table:table-cell office:value-type="float" office:value="18.69086" calcext:value-type="float">
            <text:p>18.69086</text:p>
          </table:table-cell>
          <table:table-cell office:value-type="float" office:value="18.69455" calcext:value-type="float">
            <text:p>18.69455</text:p>
          </table:table-cell>
          <table:table-cell office:value-type="float" office:value="18.64679" calcext:value-type="float">
            <text:p>18.64679</text:p>
          </table:table-cell>
          <table:table-cell office:value-type="float" office:value="18.46503" calcext:value-type="float">
            <text:p>18.46503</text:p>
          </table:table-cell>
          <table:table-cell office:value-type="float" office:value="18.40991" calcext:value-type="float">
            <text:p>18.40991</text:p>
          </table:table-cell>
          <table:table-cell office:value-type="float" office:value="18.0575" calcext:value-type="float">
            <text:p>18.0575</text:p>
          </table:table-cell>
          <table:table-cell office:value-type="float" office:value="18.00323" calcext:value-type="float">
            <text:p>18.00323</text:p>
          </table:table-cell>
          <table:table-cell office:value-type="float" office:value="25.75671" calcext:value-type="float">
            <text:p>25.75671</text:p>
          </table:table-cell>
          <table:table-cell office:value-type="float" office:value="-1.24472" calcext:value-type="float">
            <text:p>-1.244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7102007" calcext:value-type="float">
            <text:p>7102007</text:p>
          </table:table-cell>
          <table:table-cell office:value-type="float" office:value="16.2617" calcext:value-type="float">
            <text:p>16.2617</text:p>
          </table:table-cell>
          <table:table-cell office:value-type="float" office:value="22.27" calcext:value-type="float">
            <text:p>22.27</text:p>
          </table:table-cell>
          <table:table-cell office:value-type="float" office:value="4.56" calcext:value-type="float">
            <text:p>4.56</text:p>
          </table:table-cell>
          <table:table-cell office:value-type="float" office:value="1.026484" calcext:value-type="float">
            <text:p>1.026484</text:p>
          </table:table-cell>
          <table:table-cell office:value-type="float" office:value="0.7440321" calcext:value-type="float">
            <text:p>0.7440321</text:p>
          </table:table-cell>
          <table:table-cell office:value-type="float" office:value="330.984" calcext:value-type="float">
            <text:p>330.984</text:p>
          </table:table-cell>
          <table:table-cell office:value-type="float" office:value="0" calcext:value-type="float">
            <text:p>0</text:p>
          </table:table-cell>
          <table:table-cell office:value-type="float" office:value="23.70312" calcext:value-type="float">
            <text:p>23.70312</text:p>
          </table:table-cell>
          <table:table-cell office:value-type="float" office:value="6.556152" calcext:value-type="float">
            <text:p>6.556152</text:p>
          </table:table-cell>
          <table:table-cell office:value-type="float" office:value="19.24423" calcext:value-type="float">
            <text:p>19.24423</text:p>
          </table:table-cell>
          <table:table-cell office:value-type="float" office:value="9.221649" calcext:value-type="float">
            <text:p>9.221649</text:p>
          </table:table-cell>
          <table:table-cell office:value-type="float" office:value="17.55679" calcext:value-type="float">
            <text:p>17.55679</text:p>
          </table:table-cell>
          <table:table-cell office:value-type="float" office:value="10.75467" calcext:value-type="float">
            <text:p>10.75467</text:p>
          </table:table-cell>
          <table:table-cell office:value-type="float" office:value="16.48181" calcext:value-type="float">
            <text:p>16.48181</text:p>
          </table:table-cell>
          <table:table-cell office:value-type="float" office:value="12.08224" calcext:value-type="float">
            <text:p>12.08224</text:p>
          </table:table-cell>
          <table:table-cell office:value-type="float" office:value="16.02542" calcext:value-type="float">
            <text:p>16.02542</text:p>
          </table:table-cell>
          <table:table-cell office:value-type="float" office:value="12.95444" calcext:value-type="float">
            <text:p>12.95444</text:p>
          </table:table-cell>
          <table:table-cell office:value-type="float" office:value="15.82806" calcext:value-type="float">
            <text:p>15.82806</text:p>
          </table:table-cell>
          <table:table-cell office:value-type="float" office:value="13.92581" calcext:value-type="float">
            <text:p>13.92581</text:p>
          </table:table-cell>
          <table:table-cell office:value-type="float" office:value="15.83569" calcext:value-type="float">
            <text:p>15.83569</text:p>
          </table:table-cell>
          <table:table-cell office:value-type="float" office:value="14.78375" calcext:value-type="float">
            <text:p>14.78375</text:p>
          </table:table-cell>
          <table:table-cell office:value-type="float" office:value="16.23096" calcext:value-type="float">
            <text:p>16.23096</text:p>
          </table:table-cell>
          <table:table-cell office:value-type="float" office:value="16.00507" calcext:value-type="float">
            <text:p>16.00507</text:p>
          </table:table-cell>
          <table:table-cell office:value-type="float" office:value="17.88416" calcext:value-type="float">
            <text:p>17.88416</text:p>
          </table:table-cell>
          <table:table-cell office:value-type="float" office:value="17.45883" calcext:value-type="float">
            <text:p>17.45883</text:p>
          </table:table-cell>
          <table:table-cell office:value-type="float" office:value="18.58322" calcext:value-type="float">
            <text:p>18.58322</text:p>
          </table:table-cell>
          <table:table-cell office:value-type="float" office:value="18.39304" calcext:value-type="float">
            <text:p>18.39304</text:p>
          </table:table-cell>
          <table:table-cell office:value-type="float" office:value="18.69016" calcext:value-type="float">
            <text:p>18.69016</text:p>
          </table:table-cell>
          <table:table-cell office:value-type="float" office:value="18.6069" calcext:value-type="float">
            <text:p>18.6069</text:p>
          </table:table-cell>
          <table:table-cell office:value-type="float" office:value="18.64627" calcext:value-type="float">
            <text:p>18.64627</text:p>
          </table:table-cell>
          <table:table-cell office:value-type="float" office:value="18.59271" calcext:value-type="float">
            <text:p>18.59271</text:p>
          </table:table-cell>
          <table:table-cell office:value-type="float" office:value="18.4093" calcext:value-type="float">
            <text:p>18.4093</text:p>
          </table:table-cell>
          <table:table-cell office:value-type="float" office:value="18.35529" calcext:value-type="float">
            <text:p>18.35529</text:p>
          </table:table-cell>
          <table:table-cell office:value-type="float" office:value="18.00266" calcext:value-type="float">
            <text:p>18.00266</text:p>
          </table:table-cell>
          <table:table-cell office:value-type="float" office:value="17.94843" calcext:value-type="float">
            <text:p>17.94843</text:p>
          </table:table-cell>
          <table:table-cell office:value-type="float" office:value="28.94684" calcext:value-type="float">
            <text:p>28.94684</text:p>
          </table:table-cell>
          <table:table-cell office:value-type="float" office:value="4.596069" calcext:value-type="float">
            <text:p>4.59606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8102007" calcext:value-type="float">
            <text:p>8102007</text:p>
          </table:table-cell>
          <table:table-cell office:value-type="float" office:value="15.56298" calcext:value-type="float">
            <text:p>15.56298</text:p>
          </table:table-cell>
          <table:table-cell office:value-type="float" office:value="23.25" calcext:value-type="float">
            <text:p>23.25</text:p>
          </table:table-cell>
          <table:table-cell office:value-type="float" office:value="11.33" calcext:value-type="float">
            <text:p>11.33</text:p>
          </table:table-cell>
          <table:table-cell office:value-type="float" office:value="1.411715" calcext:value-type="float">
            <text:p>1.411715</text:p>
          </table:table-cell>
          <table:table-cell office:value-type="float" office:value="0.9884065" calcext:value-type="float">
            <text:p>0.9884065</text:p>
          </table:table-cell>
          <table:table-cell office:value-type="float" office:value="351.684" calcext:value-type="float">
            <text:p>351.684</text:p>
          </table:table-cell>
          <table:table-cell office:value-type="float" office:value="0" calcext:value-type="float">
            <text:p>0</text:p>
          </table:table-cell>
          <table:table-cell office:value-type="float" office:value="24.67563" calcext:value-type="float">
            <text:p>24.67563</text:p>
          </table:table-cell>
          <table:table-cell office:value-type="float" office:value="12.28943" calcext:value-type="float">
            <text:p>12.28943</text:p>
          </table:table-cell>
          <table:table-cell office:value-type="float" office:value="20.94373" calcext:value-type="float">
            <text:p>20.94373</text:p>
          </table:table-cell>
          <table:table-cell office:value-type="float" office:value="13.59732" calcext:value-type="float">
            <text:p>13.59732</text:p>
          </table:table-cell>
          <table:table-cell office:value-type="float" office:value="19.33246" calcext:value-type="float">
            <text:p>19.33246</text:p>
          </table:table-cell>
          <table:table-cell office:value-type="float" office:value="14.28864" calcext:value-type="float">
            <text:p>14.28864</text:p>
          </table:table-cell>
          <table:table-cell office:value-type="float" office:value="18.16025" calcext:value-type="float">
            <text:p>18.16025</text:p>
          </table:table-cell>
          <table:table-cell office:value-type="float" office:value="14.85263" calcext:value-type="float">
            <text:p>14.85263</text:p>
          </table:table-cell>
          <table:table-cell office:value-type="float" office:value="17.53119" calcext:value-type="float">
            <text:p>17.53119</text:p>
          </table:table-cell>
          <table:table-cell office:value-type="float" office:value="15.19131" calcext:value-type="float">
            <text:p>15.19131</text:p>
          </table:table-cell>
          <table:table-cell office:value-type="float" office:value="17.06589" calcext:value-type="float">
            <text:p>17.06589</text:p>
          </table:table-cell>
          <table:table-cell office:value-type="float" office:value="15.55392" calcext:value-type="float">
            <text:p>15.55392</text:p>
          </table:table-cell>
          <table:table-cell office:value-type="float" office:value="16.79263" calcext:value-type="float">
            <text:p>16.79263</text:p>
          </table:table-cell>
          <table:table-cell office:value-type="float" office:value="15.84866" calcext:value-type="float">
            <text:p>15.84866</text:p>
          </table:table-cell>
          <table:table-cell office:value-type="float" office:value="16.55035" calcext:value-type="float">
            <text:p>16.55035</text:p>
          </table:table-cell>
          <table:table-cell office:value-type="float" office:value="16.11249" calcext:value-type="float">
            <text:p>16.11249</text:p>
          </table:table-cell>
          <table:table-cell office:value-type="float" office:value="17.45578" calcext:value-type="float">
            <text:p>17.45578</text:p>
          </table:table-cell>
          <table:table-cell office:value-type="float" office:value="17.30627" calcext:value-type="float">
            <text:p>17.30627</text:p>
          </table:table-cell>
          <table:table-cell office:value-type="float" office:value="18.39087" calcext:value-type="float">
            <text:p>18.39087</text:p>
          </table:table-cell>
          <table:table-cell office:value-type="float" office:value="18.20309" calcext:value-type="float">
            <text:p>18.20309</text:p>
          </table:table-cell>
          <table:table-cell office:value-type="float" office:value="18.60583" calcext:value-type="float">
            <text:p>18.60583</text:p>
          </table:table-cell>
          <table:table-cell office:value-type="float" office:value="18.49731" calcext:value-type="float">
            <text:p>18.49731</text:p>
          </table:table-cell>
          <table:table-cell office:value-type="float" office:value="18.59207" calcext:value-type="float">
            <text:p>18.59207</text:p>
          </table:table-cell>
          <table:table-cell office:value-type="float" office:value="18.52829" calcext:value-type="float">
            <text:p>18.52829</text:p>
          </table:table-cell>
          <table:table-cell office:value-type="float" office:value="18.35471" calcext:value-type="float">
            <text:p>18.35471</text:p>
          </table:table-cell>
          <table:table-cell office:value-type="float" office:value="18.29999" calcext:value-type="float">
            <text:p>18.29999</text:p>
          </table:table-cell>
          <table:table-cell office:value-type="float" office:value="17.94785" calcext:value-type="float">
            <text:p>17.94785</text:p>
          </table:table-cell>
          <table:table-cell office:value-type="float" office:value="17.89481" calcext:value-type="float">
            <text:p>17.89481</text:p>
          </table:table-cell>
          <table:table-cell office:value-type="float" office:value="28.1951" calcext:value-type="float">
            <text:p>28.1951</text:p>
          </table:table-cell>
          <table:table-cell office:value-type="float" office:value="11.112" calcext:value-type="float">
            <text:p>11.1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9102007" calcext:value-type="float">
            <text:p>9102007</text:p>
          </table:table-cell>
          <table:table-cell office:value-type="float" office:value="7.067164" calcext:value-type="float">
            <text:p>7.067164</text:p>
          </table:table-cell>
          <table:table-cell office:value-type="float" office:value="21.7" calcext:value-type="float">
            <text:p>21.7</text:p>
          </table:table-cell>
          <table:table-cell office:value-type="float" office:value="14.73" calcext:value-type="float">
            <text:p>14.73</text:p>
          </table:table-cell>
          <table:table-cell office:value-type="float" office:value="1.718575" calcext:value-type="float">
            <text:p>1.718575</text:p>
          </table:table-cell>
          <table:table-cell office:value-type="float" office:value="1.408633" calcext:value-type="float">
            <text:p>1.408633</text:p>
          </table:table-cell>
          <table:table-cell office:value-type="float" office:value="389.124" calcext:value-type="float">
            <text:p>389.124</text:p>
          </table:table-cell>
          <table:table-cell office:value-type="float" office:value="22.1" calcext:value-type="float">
            <text:p>22.1</text:p>
          </table:table-cell>
          <table:table-cell office:value-type="float" office:value="20.04776" calcext:value-type="float">
            <text:p>20.04776</text:p>
          </table:table-cell>
          <table:table-cell office:value-type="float" office:value="14.95926" calcext:value-type="float">
            <text:p>14.95926</text:p>
          </table:table-cell>
          <table:table-cell office:value-type="float" office:value="18.5621" calcext:value-type="float">
            <text:p>18.5621</text:p>
          </table:table-cell>
          <table:table-cell office:value-type="float" office:value="15.53159" calcext:value-type="float">
            <text:p>15.53159</text:p>
          </table:table-cell>
          <table:table-cell office:value-type="float" office:value="17.89938" calcext:value-type="float">
            <text:p>17.89938</text:p>
          </table:table-cell>
          <table:table-cell office:value-type="float" office:value="16.04126" calcext:value-type="float">
            <text:p>16.04126</text:p>
          </table:table-cell>
          <table:table-cell office:value-type="float" office:value="17.47626" calcext:value-type="float">
            <text:p>17.47626</text:p>
          </table:table-cell>
          <table:table-cell office:value-type="float" office:value="16.36774" calcext:value-type="float">
            <text:p>16.36774</text:p>
          </table:table-cell>
          <table:table-cell office:value-type="float" office:value="17.31781" calcext:value-type="float">
            <text:p>17.31781</text:p>
          </table:table-cell>
          <table:table-cell office:value-type="float" office:value="16.53656" calcext:value-type="float">
            <text:p>16.53656</text:p>
          </table:table-cell>
          <table:table-cell office:value-type="float" office:value="17.11456" calcext:value-type="float">
            <text:p>17.11456</text:p>
          </table:table-cell>
          <table:table-cell office:value-type="float" office:value="16.68164" calcext:value-type="float">
            <text:p>16.68164</text:p>
          </table:table-cell>
          <table:table-cell office:value-type="float" office:value="17.03088" calcext:value-type="float">
            <text:p>17.03088</text:p>
          </table:table-cell>
          <table:table-cell office:value-type="float" office:value="16.75067" calcext:value-type="float">
            <text:p>16.75067</text:p>
          </table:table-cell>
          <table:table-cell office:value-type="float" office:value="16.96307" calcext:value-type="float">
            <text:p>16.96307</text:p>
          </table:table-cell>
          <table:table-cell office:value-type="float" office:value="16.55865" calcext:value-type="float">
            <text:p>16.55865</text:p>
          </table:table-cell>
          <table:table-cell office:value-type="float" office:value="17.35892" calcext:value-type="float">
            <text:p>17.35892</text:p>
          </table:table-cell>
          <table:table-cell office:value-type="float" office:value="17.30548" calcext:value-type="float">
            <text:p>17.30548</text:p>
          </table:table-cell>
          <table:table-cell office:value-type="float" office:value="18.20132" calcext:value-type="float">
            <text:p>18.20132</text:p>
          </table:table-cell>
          <table:table-cell office:value-type="float" office:value="18.06686" calcext:value-type="float">
            <text:p>18.06686</text:p>
          </table:table-cell>
          <table:table-cell office:value-type="float" office:value="18.49609" calcext:value-type="float">
            <text:p>18.49609</text:p>
          </table:table-cell>
          <table:table-cell office:value-type="float" office:value="18.38409" calcext:value-type="float">
            <text:p>18.38409</text:p>
          </table:table-cell>
          <table:table-cell office:value-type="float" office:value="18.52753" calcext:value-type="float">
            <text:p>18.52753</text:p>
          </table:table-cell>
          <table:table-cell office:value-type="float" office:value="18.45435" calcext:value-type="float">
            <text:p>18.45435</text:p>
          </table:table-cell>
          <table:table-cell office:value-type="float" office:value="18.29938" calcext:value-type="float">
            <text:p>18.29938</text:p>
          </table:table-cell>
          <table:table-cell office:value-type="float" office:value="18.23511" calcext:value-type="float">
            <text:p>18.23511</text:p>
          </table:table-cell>
          <table:table-cell office:value-type="float" office:value="17.89426" calcext:value-type="float">
            <text:p>17.89426</text:p>
          </table:table-cell>
          <table:table-cell office:value-type="float" office:value="17.841" calcext:value-type="float">
            <text:p>17.841</text:p>
          </table:table-cell>
          <table:table-cell office:value-type="float" office:value="21.04947" calcext:value-type="float">
            <text:p>21.04947</text:p>
          </table:table-cell>
          <table:table-cell office:value-type="float" office:value="14.45911" calcext:value-type="float">
            <text:p>14.4591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10102007" calcext:value-type="float">
            <text:p>10102007</text:p>
          </table:table-cell>
          <table:table-cell office:value-type="float" office:value="14.0362" calcext:value-type="float">
            <text:p>14.0362</text:p>
          </table:table-cell>
          <table:table-cell office:value-type="float" office:value="19.07" calcext:value-type="float">
            <text:p>19.07</text:p>
          </table:table-cell>
          <table:table-cell office:value-type="float" office:value="9" calcext:value-type="float">
            <text:p>9</text:p>
          </table:table-cell>
          <table:table-cell office:value-type="float" office:value="1.532385" calcext:value-type="float">
            <text:p>1.532385</text:p>
          </table:table-cell>
          <table:table-cell office:value-type="float" office:value="0.9448463" calcext:value-type="float">
            <text:p>0.9448463</text:p>
          </table:table-cell>
          <table:table-cell office:value-type="float" office:value="288.9" calcext:value-type="float">
            <text:p>288.9</text:p>
          </table:table-cell>
          <table:table-cell office:value-type="float" office:value="0.1" calcext:value-type="float">
            <text:p>0.1</text:p>
          </table:table-cell>
          <table:table-cell office:value-type="float" office:value="18.36993" calcext:value-type="float">
            <text:p>18.36993</text:p>
          </table:table-cell>
          <table:table-cell office:value-type="float" office:value="10.23846" calcext:value-type="float">
            <text:p>10.23846</text:p>
          </table:table-cell>
          <table:table-cell office:value-type="float" office:value="17.13205" calcext:value-type="float">
            <text:p>17.13205</text:p>
          </table:table-cell>
          <table:table-cell office:value-type="float" office:value="11.92688" calcext:value-type="float">
            <text:p>11.92688</text:p>
          </table:table-cell>
          <table:table-cell office:value-type="float" office:value="16.99139" calcext:value-type="float">
            <text:p>16.99139</text:p>
          </table:table-cell>
          <table:table-cell office:value-type="float" office:value="13.4552" calcext:value-type="float">
            <text:p>13.4552</text:p>
          </table:table-cell>
          <table:table-cell office:value-type="float" office:value="17.17789" calcext:value-type="float">
            <text:p>17.17789</text:p>
          </table:table-cell>
          <table:table-cell office:value-type="float" office:value="14.82483" calcext:value-type="float">
            <text:p>14.82483</text:p>
          </table:table-cell>
          <table:table-cell office:value-type="float" office:value="17.17502" calcext:value-type="float">
            <text:p>17.17502</text:p>
          </table:table-cell>
          <table:table-cell office:value-type="float" office:value="15.52963" calcext:value-type="float">
            <text:p>15.52963</text:p>
          </table:table-cell>
          <table:table-cell office:value-type="float" office:value="17.11475" calcext:value-type="float">
            <text:p>17.11475</text:p>
          </table:table-cell>
          <table:table-cell office:value-type="float" office:value="16.22012" calcext:value-type="float">
            <text:p>16.22012</text:p>
          </table:table-cell>
          <table:table-cell office:value-type="float" office:value="17.04971" calcext:value-type="float">
            <text:p>17.04971</text:p>
          </table:table-cell>
          <table:table-cell office:value-type="float" office:value="16.56476" calcext:value-type="float">
            <text:p>16.56476</text:p>
          </table:table-cell>
          <table:table-cell office:value-type="float" office:value="17.04379" calcext:value-type="float">
            <text:p>17.04379</text:p>
          </table:table-cell>
          <table:table-cell office:value-type="float" office:value="16.94531" calcext:value-type="float">
            <text:p>16.94531</text:p>
          </table:table-cell>
          <table:table-cell office:value-type="float" office:value="17.40881" calcext:value-type="float">
            <text:p>17.40881</text:p>
          </table:table-cell>
          <table:table-cell office:value-type="float" office:value="17.35974" calcext:value-type="float">
            <text:p>17.35974</text:p>
          </table:table-cell>
          <table:table-cell office:value-type="float" office:value="18.06577" calcext:value-type="float">
            <text:p>18.06577</text:p>
          </table:table-cell>
          <table:table-cell office:value-type="float" office:value="17.98184" calcext:value-type="float">
            <text:p>17.98184</text:p>
          </table:table-cell>
          <table:table-cell office:value-type="float" office:value="18.383" calcext:value-type="float">
            <text:p>18.383</text:p>
          </table:table-cell>
          <table:table-cell office:value-type="float" office:value="18.28381" calcext:value-type="float">
            <text:p>18.28381</text:p>
          </table:table-cell>
          <table:table-cell office:value-type="float" office:value="18.45349" calcext:value-type="float">
            <text:p>18.45349</text:p>
          </table:table-cell>
          <table:table-cell office:value-type="float" office:value="18.37411" calcext:value-type="float">
            <text:p>18.37411</text:p>
          </table:table-cell>
          <table:table-cell office:value-type="float" office:value="18.23441" calcext:value-type="float">
            <text:p>18.23441</text:p>
          </table:table-cell>
          <table:table-cell office:value-type="float" office:value="18.17789" calcext:value-type="float">
            <text:p>18.17789</text:p>
          </table:table-cell>
          <table:table-cell office:value-type="float" office:value="17.84052" calcext:value-type="float">
            <text:p>17.84052</text:p>
          </table:table-cell>
          <table:table-cell office:value-type="float" office:value="17.78635" calcext:value-type="float">
            <text:p>17.78635</text:p>
          </table:table-cell>
          <table:table-cell office:value-type="float" office:value="19.42203" calcext:value-type="float">
            <text:p>19.42203</text:p>
          </table:table-cell>
          <table:table-cell office:value-type="float" office:value="8.86853" calcext:value-type="float">
            <text:p>8.8685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11102007" calcext:value-type="float">
            <text:p>11102007</text:p>
          </table:table-cell>
          <table:table-cell office:value-type="float" office:value="15.79502" calcext:value-type="float">
            <text:p>15.79502</text:p>
          </table:table-cell>
          <table:table-cell office:value-type="float" office:value="21.49" calcext:value-type="float">
            <text:p>21.49</text:p>
          </table:table-cell>
          <table:table-cell office:value-type="float" office:value="4.88" calcext:value-type="float">
            <text:p>4.88</text:p>
          </table:table-cell>
          <table:table-cell office:value-type="float" office:value="1.102077" calcext:value-type="float">
            <text:p>1.102077</text:p>
          </table:table-cell>
          <table:table-cell office:value-type="float" office:value="0.760745" calcext:value-type="float">
            <text:p>0.760745</text:p>
          </table:table-cell>
          <table:table-cell office:value-type="float" office:value="202.428" calcext:value-type="float">
            <text:p>202.428</text:p>
          </table:table-cell>
          <table:table-cell office:value-type="float" office:value="0" calcext:value-type="float">
            <text:p>0</text:p>
          </table:table-cell>
          <table:table-cell office:value-type="float" office:value="18.74051" calcext:value-type="float">
            <text:p>18.74051</text:p>
          </table:table-cell>
          <table:table-cell office:value-type="float" office:value="6.824188" calcext:value-type="float">
            <text:p>6.824188</text:p>
          </table:table-cell>
          <table:table-cell office:value-type="float" office:value="16.88745" calcext:value-type="float">
            <text:p>16.88745</text:p>
          </table:table-cell>
          <table:table-cell office:value-type="float" office:value="8.814758" calcext:value-type="float">
            <text:p>8.814758</text:p>
          </table:table-cell>
          <table:table-cell office:value-type="float" office:value="15.98541" calcext:value-type="float">
            <text:p>15.98541</text:p>
          </table:table-cell>
          <table:table-cell office:value-type="float" office:value="10.57922" calcext:value-type="float">
            <text:p>10.57922</text:p>
          </table:table-cell>
          <table:table-cell office:value-type="float" office:value="15.51666" calcext:value-type="float">
            <text:p>15.51666</text:p>
          </table:table-cell>
          <table:table-cell office:value-type="float" office:value="12.32996" calcext:value-type="float">
            <text:p>12.32996</text:p>
          </table:table-cell>
          <table:table-cell office:value-type="float" office:value="15.47321" calcext:value-type="float">
            <text:p>15.47321</text:p>
          </table:table-cell>
          <table:table-cell office:value-type="float" office:value="13.4299" calcext:value-type="float">
            <text:p>13.4299</text:p>
          </table:table-cell>
          <table:table-cell office:value-type="float" office:value="16.19131" calcext:value-type="float">
            <text:p>16.19131</text:p>
          </table:table-cell>
          <table:table-cell office:value-type="float" office:value="14.56461" calcext:value-type="float">
            <text:p>14.56461</text:p>
          </table:table-cell>
          <table:table-cell office:value-type="float" office:value="16.56934" calcext:value-type="float">
            <text:p>16.56934</text:p>
          </table:table-cell>
          <table:table-cell office:value-type="float" office:value="15.41245" calcext:value-type="float">
            <text:p>15.41245</text:p>
          </table:table-cell>
          <table:table-cell office:value-type="float" office:value="16.94382" calcext:value-type="float">
            <text:p>16.94382</text:p>
          </table:table-cell>
          <table:table-cell office:value-type="float" office:value="16.39917" calcext:value-type="float">
            <text:p>16.39917</text:p>
          </table:table-cell>
          <table:table-cell office:value-type="float" office:value="17.4086" calcext:value-type="float">
            <text:p>17.4086</text:p>
          </table:table-cell>
          <table:table-cell office:value-type="float" office:value="17.29025" calcext:value-type="float">
            <text:p>17.29025</text:p>
          </table:table-cell>
          <table:table-cell office:value-type="float" office:value="17.98108" calcext:value-type="float">
            <text:p>17.98108</text:p>
          </table:table-cell>
          <table:table-cell office:value-type="float" office:value="17.90677" calcext:value-type="float">
            <text:p>17.90677</text:p>
          </table:table-cell>
          <table:table-cell office:value-type="float" office:value="18.28284" calcext:value-type="float">
            <text:p>18.28284</text:p>
          </table:table-cell>
          <table:table-cell office:value-type="float" office:value="18.19717" calcext:value-type="float">
            <text:p>18.19717</text:p>
          </table:table-cell>
          <table:table-cell office:value-type="float" office:value="18.37326" calcext:value-type="float">
            <text:p>18.37326</text:p>
          </table:table-cell>
          <table:table-cell office:value-type="float" office:value="18.29544" calcext:value-type="float">
            <text:p>18.29544</text:p>
          </table:table-cell>
          <table:table-cell office:value-type="float" office:value="18.17728" calcext:value-type="float">
            <text:p>18.17728</text:p>
          </table:table-cell>
          <table:table-cell office:value-type="float" office:value="18.11633" calcext:value-type="float">
            <text:p>18.11633</text:p>
          </table:table-cell>
          <table:table-cell office:value-type="float" office:value="17.78577" calcext:value-type="float">
            <text:p>17.78577</text:p>
          </table:table-cell>
          <table:table-cell office:value-type="float" office:value="17.73209" calcext:value-type="float">
            <text:p>17.73209</text:p>
          </table:table-cell>
          <table:table-cell office:value-type="float" office:value="20.50677" calcext:value-type="float">
            <text:p>20.50677</text:p>
          </table:table-cell>
          <table:table-cell office:value-type="float" office:value="5.285797" calcext:value-type="float">
            <text:p>5.28579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2102007" calcext:value-type="float">
            <text:p>12102007</text:p>
          </table:table-cell>
          <table:table-cell office:value-type="float" office:value="6.987793" calcext:value-type="float">
            <text:p>6.987793</text:p>
          </table:table-cell>
          <table:table-cell office:value-type="float" office:value="16.29" calcext:value-type="float">
            <text:p>16.29</text:p>
          </table:table-cell>
          <table:table-cell office:value-type="float" office:value="6.34" calcext:value-type="float">
            <text:p>6.34</text:p>
          </table:table-cell>
          <table:table-cell office:value-type="float" office:value="1.226177" calcext:value-type="float">
            <text:p>1.226177</text:p>
          </table:table-cell>
          <table:table-cell office:value-type="float" office:value="0.8413473" calcext:value-type="float">
            <text:p>0.8413473</text:p>
          </table:table-cell>
          <table:table-cell office:value-type="float" office:value="135.504" calcext:value-type="float">
            <text:p>135.504</text:p>
          </table:table-cell>
          <table:table-cell office:value-type="float" office:value="8.5" calcext:value-type="float">
            <text:p>8.5</text:p>
          </table:table-cell>
          <table:table-cell office:value-type="float" office:value="15.56372" calcext:value-type="float">
            <text:p>15.56372</text:p>
          </table:table-cell>
          <table:table-cell office:value-type="float" office:value="7.640472" calcext:value-type="float">
            <text:p>7.640472</text:p>
          </table:table-cell>
          <table:table-cell office:value-type="float" office:value="14.49579" calcext:value-type="float">
            <text:p>14.49579</text:p>
          </table:table-cell>
          <table:table-cell office:value-type="float" office:value="9.240112" calcext:value-type="float">
            <text:p>9.240112</text:p>
          </table:table-cell>
          <table:table-cell office:value-type="float" office:value="14.08588" calcext:value-type="float">
            <text:p>14.08588</text:p>
          </table:table-cell>
          <table:table-cell office:value-type="float" office:value="10.80865" calcext:value-type="float">
            <text:p>10.80865</text:p>
          </table:table-cell>
          <table:table-cell office:value-type="float" office:value="14.09329" calcext:value-type="float">
            <text:p>14.09329</text:p>
          </table:table-cell>
          <table:table-cell office:value-type="float" office:value="12.2139" calcext:value-type="float">
            <text:p>12.2139</text:p>
          </table:table-cell>
          <table:table-cell office:value-type="float" office:value="14.66974" calcext:value-type="float">
            <text:p>14.66974</text:p>
          </table:table-cell>
          <table:table-cell office:value-type="float" office:value="13.13647" calcext:value-type="float">
            <text:p>13.13647</text:p>
          </table:table-cell>
          <table:table-cell office:value-type="float" office:value="15.31366" calcext:value-type="float">
            <text:p>15.31366</text:p>
          </table:table-cell>
          <table:table-cell office:value-type="float" office:value="14.11911" calcext:value-type="float">
            <text:p>14.11911</text:p>
          </table:table-cell>
          <table:table-cell office:value-type="float" office:value="15.76373" calcext:value-type="float">
            <text:p>15.76373</text:p>
          </table:table-cell>
          <table:table-cell office:value-type="float" office:value="14.91922" calcext:value-type="float">
            <text:p>14.91922</text:p>
          </table:table-cell>
          <table:table-cell office:value-type="float" office:value="16.39731" calcext:value-type="float">
            <text:p>16.39731</text:p>
          </table:table-cell>
          <table:table-cell office:value-type="float" office:value="15.91669" calcext:value-type="float">
            <text:p>15.91669</text:p>
          </table:table-cell>
          <table:table-cell office:value-type="float" office:value="17.28821" calcext:value-type="float">
            <text:p>17.28821</text:p>
          </table:table-cell>
          <table:table-cell office:value-type="float" office:value="17.05798" calcext:value-type="float">
            <text:p>17.05798</text:p>
          </table:table-cell>
          <table:table-cell office:value-type="float" office:value="17.90585" calcext:value-type="float">
            <text:p>17.90585</text:p>
          </table:table-cell>
          <table:table-cell office:value-type="float" office:value="17.80399" calcext:value-type="float">
            <text:p>17.80399</text:p>
          </table:table-cell>
          <table:table-cell office:value-type="float" office:value="18.19629" calcext:value-type="float">
            <text:p>18.19629</text:p>
          </table:table-cell>
          <table:table-cell office:value-type="float" office:value="18.11249" calcext:value-type="float">
            <text:p>18.11249</text:p>
          </table:table-cell>
          <table:table-cell office:value-type="float" office:value="18.29462" calcext:value-type="float">
            <text:p>18.29462</text:p>
          </table:table-cell>
          <table:table-cell office:value-type="float" office:value="18.21906" calcext:value-type="float">
            <text:p>18.21906</text:p>
          </table:table-cell>
          <table:table-cell office:value-type="float" office:value="18.11569" calcext:value-type="float">
            <text:p>18.11569</text:p>
          </table:table-cell>
          <table:table-cell office:value-type="float" office:value="18.0527" calcext:value-type="float">
            <text:p>18.0527</text:p>
          </table:table-cell>
          <table:table-cell office:value-type="float" office:value="17.73151" calcext:value-type="float">
            <text:p>17.73151</text:p>
          </table:table-cell>
          <table:table-cell office:value-type="float" office:value="17.67667" calcext:value-type="float">
            <text:p>17.67667</text:p>
          </table:table-cell>
          <table:table-cell office:value-type="float" office:value="16.44238" calcext:value-type="float">
            <text:p>16.44238</text:p>
          </table:table-cell>
          <table:table-cell office:value-type="float" office:value="6.305847" calcext:value-type="float">
            <text:p>6.30584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13102007" calcext:value-type="float">
            <text:p>13102007</text:p>
          </table:table-cell>
          <table:table-cell office:value-type="float" office:value="13.40299" calcext:value-type="float">
            <text:p>13.40299</text:p>
          </table:table-cell>
          <table:table-cell office:value-type="float" office:value="17.57" calcext:value-type="float">
            <text:p>17.57</text:p>
          </table:table-cell>
          <table:table-cell office:value-type="float" office:value="6.92" calcext:value-type="float">
            <text:p>6.92</text:p>
          </table:table-cell>
          <table:table-cell office:value-type="float" office:value="1.090353" calcext:value-type="float">
            <text:p>1.090353</text:p>
          </table:table-cell>
          <table:table-cell office:value-type="float" office:value="0.8754353" calcext:value-type="float">
            <text:p>0.8754353</text:p>
          </table:table-cell>
          <table:table-cell office:value-type="float" office:value="225.288" calcext:value-type="float">
            <text:p>225.288</text:p>
          </table:table-cell>
          <table:table-cell office:value-type="float" office:value="3.5" calcext:value-type="float">
            <text:p>3.5</text:p>
          </table:table-cell>
          <table:table-cell office:value-type="float" office:value="16.07394" calcext:value-type="float">
            <text:p>16.07394</text:p>
          </table:table-cell>
          <table:table-cell office:value-type="float" office:value="8.632568" calcext:value-type="float">
            <text:p>8.632568</text:p>
          </table:table-cell>
          <table:table-cell office:value-type="float" office:value="14.71011" calcext:value-type="float">
            <text:p>14.71011</text:p>
          </table:table-cell>
          <table:table-cell office:value-type="float" office:value="10.3154" calcext:value-type="float">
            <text:p>10.3154</text:p>
          </table:table-cell>
          <table:table-cell office:value-type="float" office:value="14.18802" calcext:value-type="float">
            <text:p>14.18802</text:p>
          </table:table-cell>
          <table:table-cell office:value-type="float" office:value="11.28641" calcext:value-type="float">
            <text:p>11.28641</text:p>
          </table:table-cell>
          <table:table-cell office:value-type="float" office:value="14.04471" calcext:value-type="float">
            <text:p>14.04471</text:p>
          </table:table-cell>
          <table:table-cell office:value-type="float" office:value="12.21188" calcext:value-type="float">
            <text:p>12.21188</text:p>
          </table:table-cell>
          <table:table-cell office:value-type="float" office:value="14.10422" calcext:value-type="float">
            <text:p>14.10422</text:p>
          </table:table-cell>
          <table:table-cell office:value-type="float" office:value="12.944" calcext:value-type="float">
            <text:p>12.944</text:p>
          </table:table-cell>
          <table:table-cell office:value-type="float" office:value="14.52811" calcext:value-type="float">
            <text:p>14.52811</text:p>
          </table:table-cell>
          <table:table-cell office:value-type="float" office:value="13.77951" calcext:value-type="float">
            <text:p>13.77951</text:p>
          </table:table-cell>
          <table:table-cell office:value-type="float" office:value="15.06989" calcext:value-type="float">
            <text:p>15.06989</text:p>
          </table:table-cell>
          <table:table-cell office:value-type="float" office:value="14.53372" calcext:value-type="float">
            <text:p>14.53372</text:p>
          </table:table-cell>
          <table:table-cell office:value-type="float" office:value="15.91391" calcext:value-type="float">
            <text:p>15.91391</text:p>
          </table:table-cell>
          <table:table-cell office:value-type="float" office:value="15.54437" calcext:value-type="float">
            <text:p>15.54437</text:p>
          </table:table-cell>
          <table:table-cell office:value-type="float" office:value="17.05521" calcext:value-type="float">
            <text:p>17.05521</text:p>
          </table:table-cell>
          <table:table-cell office:value-type="float" office:value="16.78659" calcext:value-type="float">
            <text:p>16.78659</text:p>
          </table:table-cell>
          <table:table-cell office:value-type="float" office:value="17.80276" calcext:value-type="float">
            <text:p>17.80276</text:p>
          </table:table-cell>
          <table:table-cell office:value-type="float" office:value="17.67004" calcext:value-type="float">
            <text:p>17.67004</text:p>
          </table:table-cell>
          <table:table-cell office:value-type="float" office:value="18.11157" calcext:value-type="float">
            <text:p>18.11157</text:p>
          </table:table-cell>
          <table:table-cell office:value-type="float" office:value="18.01935" calcext:value-type="float">
            <text:p>18.01935</text:p>
          </table:table-cell>
          <table:table-cell office:value-type="float" office:value="18.21826" calcext:value-type="float">
            <text:p>18.21826</text:p>
          </table:table-cell>
          <table:table-cell office:value-type="float" office:value="18.14227" calcext:value-type="float">
            <text:p>18.14227</text:p>
          </table:table-cell>
          <table:table-cell office:value-type="float" office:value="18.05203" calcext:value-type="float">
            <text:p>18.05203</text:p>
          </table:table-cell>
          <table:table-cell office:value-type="float" office:value="17.98816" calcext:value-type="float">
            <text:p>17.98816</text:p>
          </table:table-cell>
          <table:table-cell office:value-type="float" office:value="17.67609" calcext:value-type="float">
            <text:p>17.67609</text:p>
          </table:table-cell>
          <table:table-cell office:value-type="float" office:value="17.6199" calcext:value-type="float">
            <text:p>17.6199</text:p>
          </table:table-cell>
          <table:table-cell office:value-type="float" office:value="17.18359" calcext:value-type="float">
            <text:p>17.18359</text:p>
          </table:table-cell>
          <table:table-cell office:value-type="float" office:value="7.128693" calcext:value-type="float">
            <text:p>7.1286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14102007" calcext:value-type="float">
            <text:p>14102007</text:p>
          </table:table-cell>
          <table:table-cell office:value-type="float" office:value="15.59825" calcext:value-type="float">
            <text:p>15.59825</text:p>
          </table:table-cell>
          <table:table-cell office:value-type="float" office:value="15.56" calcext:value-type="float">
            <text:p>15.56</text:p>
          </table:table-cell>
          <table:table-cell office:value-type="float" office:value="5.73" calcext:value-type="float">
            <text:p>5.73</text:p>
          </table:table-cell>
          <table:table-cell office:value-type="float" office:value="0.9320475" calcext:value-type="float">
            <text:p>0.9320475</text:p>
          </table:table-cell>
          <table:table-cell office:value-type="float" office:value="0.759837" calcext:value-type="float">
            <text:p>0.759837</text:p>
          </table:table-cell>
          <table:table-cell office:value-type="float" office:value="354.024" calcext:value-type="float">
            <text:p>354.024</text:p>
          </table:table-cell>
          <table:table-cell office:value-type="float" office:value="0" calcext:value-type="float">
            <text:p>0</text:p>
          </table:table-cell>
          <table:table-cell office:value-type="float" office:value="15.31601" calcext:value-type="float">
            <text:p>15.31601</text:p>
          </table:table-cell>
          <table:table-cell office:value-type="float" office:value="7.115448" calcext:value-type="float">
            <text:p>7.115448</text:p>
          </table:table-cell>
          <table:table-cell office:value-type="float" office:value="13.90897" calcext:value-type="float">
            <text:p>13.90897</text:p>
          </table:table-cell>
          <table:table-cell office:value-type="float" office:value="8.838257" calcext:value-type="float">
            <text:p>8.838257</text:p>
          </table:table-cell>
          <table:table-cell office:value-type="float" office:value="13.32227" calcext:value-type="float">
            <text:p>13.32227</text:p>
          </table:table-cell>
          <table:table-cell office:value-type="float" office:value="10.26129" calcext:value-type="float">
            <text:p>10.26129</text:p>
          </table:table-cell>
          <table:table-cell office:value-type="float" office:value="13.25546" calcext:value-type="float">
            <text:p>13.25546</text:p>
          </table:table-cell>
          <table:table-cell office:value-type="float" office:value="11.44839" calcext:value-type="float">
            <text:p>11.44839</text:p>
          </table:table-cell>
          <table:table-cell office:value-type="float" office:value="13.48209" calcext:value-type="float">
            <text:p>13.48209</text:p>
          </table:table-cell>
          <table:table-cell office:value-type="float" office:value="12.27808" calcext:value-type="float">
            <text:p>12.27808</text:p>
          </table:table-cell>
          <table:table-cell office:value-type="float" office:value="14.18893" calcext:value-type="float">
            <text:p>14.18893</text:p>
          </table:table-cell>
          <table:table-cell office:value-type="float" office:value="13.22055" calcext:value-type="float">
            <text:p>13.22055</text:p>
          </table:table-cell>
          <table:table-cell office:value-type="float" office:value="14.74115" calcext:value-type="float">
            <text:p>14.74115</text:p>
          </table:table-cell>
          <table:table-cell office:value-type="float" office:value="14.04947" calcext:value-type="float">
            <text:p>14.04947</text:p>
          </table:table-cell>
          <table:table-cell office:value-type="float" office:value="15.54288" calcext:value-type="float">
            <text:p>15.54288</text:p>
          </table:table-cell>
          <table:table-cell office:value-type="float" office:value="15.14172" calcext:value-type="float">
            <text:p>15.14172</text:p>
          </table:table-cell>
          <table:table-cell office:value-type="float" office:value="16.78387" calcext:value-type="float">
            <text:p>16.78387</text:p>
          </table:table-cell>
          <table:table-cell office:value-type="float" office:value="16.51358" calcext:value-type="float">
            <text:p>16.51358</text:p>
          </table:table-cell>
          <table:table-cell office:value-type="float" office:value="17.66855" calcext:value-type="float">
            <text:p>17.66855</text:p>
          </table:table-cell>
          <table:table-cell office:value-type="float" office:value="17.51468" calcext:value-type="float">
            <text:p>17.51468</text:p>
          </table:table-cell>
          <table:table-cell office:value-type="float" office:value="18.01828" calcext:value-type="float">
            <text:p>18.01828</text:p>
          </table:table-cell>
          <table:table-cell office:value-type="float" office:value="17.91495" calcext:value-type="float">
            <text:p>17.91495</text:p>
          </table:table-cell>
          <table:table-cell office:value-type="float" office:value="18.14148" calcext:value-type="float">
            <text:p>18.14148</text:p>
          </table:table-cell>
          <table:table-cell office:value-type="float" office:value="18.06274" calcext:value-type="float">
            <text:p>18.06274</text:p>
          </table:table-cell>
          <table:table-cell office:value-type="float" office:value="17.98749" calcext:value-type="float">
            <text:p>17.98749</text:p>
          </table:table-cell>
          <table:table-cell office:value-type="float" office:value="17.92245" calcext:value-type="float">
            <text:p>17.92245</text:p>
          </table:table-cell>
          <table:table-cell office:value-type="float" office:value="17.61929" calcext:value-type="float">
            <text:p>17.61929</text:p>
          </table:table-cell>
          <table:table-cell office:value-type="float" office:value="17.56195" calcext:value-type="float">
            <text:p>17.56195</text:p>
          </table:table-cell>
          <table:table-cell office:value-type="float" office:value="16.51123" calcext:value-type="float">
            <text:p>16.51123</text:p>
          </table:table-cell>
          <table:table-cell office:value-type="float" office:value="5.859772" calcext:value-type="float">
            <text:p>5.85977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15102007" calcext:value-type="float">
            <text:p>15102007</text:p>
          </table:table-cell>
          <table:table-cell office:value-type="float" office:value="10.3086" calcext:value-type="float">
            <text:p>10.3086</text:p>
          </table:table-cell>
          <table:table-cell office:value-type="float" office:value="12.05" calcext:value-type="float">
            <text:p>12.05</text:p>
          </table:table-cell>
          <table:table-cell office:value-type="float" office:value="0.51" calcext:value-type="float">
            <text:p>0.51</text:p>
          </table:table-cell>
          <table:table-cell office:value-type="float" office:value="0.8386956" calcext:value-type="float">
            <text:p>0.8386956</text:p>
          </table:table-cell>
          <table:table-cell office:value-type="float" office:value="0.5591657" calcext:value-type="float">
            <text:p>0.5591657</text:p>
          </table:table-cell>
          <table:table-cell office:value-type="float" office:value="295.2" calcext:value-type="float">
            <text:p>295.2</text:p>
          </table:table-cell>
          <table:table-cell office:value-type="float" office:value="0" calcext:value-type="float">
            <text:p>0</text:p>
          </table:table-cell>
          <table:table-cell office:value-type="float" office:value="13.12097" calcext:value-type="float">
            <text:p>13.12097</text:p>
          </table:table-cell>
          <table:table-cell office:value-type="float" office:value="3.313416" calcext:value-type="float">
            <text:p>3.313416</text:p>
          </table:table-cell>
          <table:table-cell office:value-type="float" office:value="11.90607" calcext:value-type="float">
            <text:p>11.90607</text:p>
          </table:table-cell>
          <table:table-cell office:value-type="float" office:value="6.106842" calcext:value-type="float">
            <text:p>6.106842</text:p>
          </table:table-cell>
          <table:table-cell office:value-type="float" office:value="11.64819" calcext:value-type="float">
            <text:p>11.64819</text:p>
          </table:table-cell>
          <table:table-cell office:value-type="float" office:value="8.462219" calcext:value-type="float">
            <text:p>8.462219</text:p>
          </table:table-cell>
          <table:table-cell office:value-type="float" office:value="11.88086" calcext:value-type="float">
            <text:p>11.88086</text:p>
          </table:table-cell>
          <table:table-cell office:value-type="float" office:value="10.30002" calcext:value-type="float">
            <text:p>10.30002</text:p>
          </table:table-cell>
          <table:table-cell office:value-type="float" office:value="12.63391" calcext:value-type="float">
            <text:p>12.63391</text:p>
          </table:table-cell>
          <table:table-cell office:value-type="float" office:value="11.3353" calcext:value-type="float">
            <text:p>11.3353</text:p>
          </table:table-cell>
          <table:table-cell office:value-type="float" office:value="13.50412" calcext:value-type="float">
            <text:p>13.50412</text:p>
          </table:table-cell>
          <table:table-cell office:value-type="float" office:value="12.47397" calcext:value-type="float">
            <text:p>12.47397</text:p>
          </table:table-cell>
          <table:table-cell office:value-type="float" office:value="14.18527" calcext:value-type="float">
            <text:p>14.18527</text:p>
          </table:table-cell>
          <table:table-cell office:value-type="float" office:value="13.379" calcext:value-type="float">
            <text:p>13.379</text:p>
          </table:table-cell>
          <table:table-cell office:value-type="float" office:value="15.13916" calcext:value-type="float">
            <text:p>15.13916</text:p>
          </table:table-cell>
          <table:table-cell office:value-type="float" office:value="14.62125" calcext:value-type="float">
            <text:p>14.62125</text:p>
          </table:table-cell>
          <table:table-cell office:value-type="float" office:value="16.51065" calcext:value-type="float">
            <text:p>16.51065</text:p>
          </table:table-cell>
          <table:table-cell office:value-type="float" office:value="16.207" calcext:value-type="float">
            <text:p>16.207</text:p>
          </table:table-cell>
          <table:table-cell office:value-type="float" office:value="17.51297" calcext:value-type="float">
            <text:p>17.51297</text:p>
          </table:table-cell>
          <table:table-cell office:value-type="float" office:value="17.34064" calcext:value-type="float">
            <text:p>17.34064</text:p>
          </table:table-cell>
          <table:table-cell office:value-type="float" office:value="17.91379" calcext:value-type="float">
            <text:p>17.91379</text:p>
          </table:table-cell>
          <table:table-cell office:value-type="float" office:value="17.7995" calcext:value-type="float">
            <text:p>17.7995</text:p>
          </table:table-cell>
          <table:table-cell office:value-type="float" office:value="18.06189" calcext:value-type="float">
            <text:p>18.06189</text:p>
          </table:table-cell>
          <table:table-cell office:value-type="float" office:value="17.97867" calcext:value-type="float">
            <text:p>17.97867</text:p>
          </table:table-cell>
          <table:table-cell office:value-type="float" office:value="17.92175" calcext:value-type="float">
            <text:p>17.92175</text:p>
          </table:table-cell>
          <table:table-cell office:value-type="float" office:value="17.85516" calcext:value-type="float">
            <text:p>17.85516</text:p>
          </table:table-cell>
          <table:table-cell office:value-type="float" office:value="17.56131" calcext:value-type="float">
            <text:p>17.56131</text:p>
          </table:table-cell>
          <table:table-cell office:value-type="float" office:value="17.50208" calcext:value-type="float">
            <text:p>17.50208</text:p>
          </table:table-cell>
          <table:table-cell office:value-type="float" office:value="14.10098" calcext:value-type="float">
            <text:p>14.10098</text:p>
          </table:table-cell>
          <table:table-cell office:value-type="float" office:value="1.194061" calcext:value-type="float">
            <text:p>1.1940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16102007" calcext:value-type="float">
            <text:p>16102007</text:p>
          </table:table-cell>
          <table:table-cell office:value-type="float" office:value="15.16607" calcext:value-type="float">
            <text:p>15.16607</text:p>
          </table:table-cell>
          <table:table-cell office:value-type="float" office:value="13.57" calcext:value-type="float">
            <text:p>13.57</text:p>
          </table:table-cell>
          <table:table-cell office:value-type="float" office:value="-2.22" calcext:value-type="float">
            <text:p>-2.22</text:p>
          </table:table-cell>
          <table:table-cell office:value-type="float" office:value="0.763643" calcext:value-type="float">
            <text:p>0.763643</text:p>
          </table:table-cell>
          <table:table-cell office:value-type="float" office:value="0.4590161" calcext:value-type="float">
            <text:p>0.4590161</text:p>
          </table:table-cell>
          <table:table-cell office:value-type="float" office:value="195.66" calcext:value-type="float">
            <text:p>195.66</text:p>
          </table:table-cell>
          <table:table-cell office:value-type="float" office:value="0" calcext:value-type="float">
            <text:p>0</text:p>
          </table:table-cell>
          <table:table-cell office:value-type="float" office:value="13.18024" calcext:value-type="float">
            <text:p>13.18024</text:p>
          </table:table-cell>
          <table:table-cell office:value-type="float" office:value="1.108521" calcext:value-type="float">
            <text:p>1.108521</text:p>
          </table:table-cell>
          <table:table-cell office:value-type="float" office:value="11.54779" calcext:value-type="float">
            <text:p>11.54779</text:p>
          </table:table-cell>
          <table:table-cell office:value-type="float" office:value="3.738403" calcext:value-type="float">
            <text:p>3.738403</text:p>
          </table:table-cell>
          <table:table-cell office:value-type="float" office:value="10.94846" calcext:value-type="float">
            <text:p>10.94846</text:p>
          </table:table-cell>
          <table:table-cell office:value-type="float" office:value="6.067413" calcext:value-type="float">
            <text:p>6.067413</text:p>
          </table:table-cell>
          <table:table-cell office:value-type="float" office:value="10.87988" calcext:value-type="float">
            <text:p>10.87988</text:p>
          </table:table-cell>
          <table:table-cell office:value-type="float" office:value="8.093201" calcext:value-type="float">
            <text:p>8.093201</text:p>
          </table:table-cell>
          <table:table-cell office:value-type="float" office:value="11.28067" calcext:value-type="float">
            <text:p>11.28067</text:p>
          </table:table-cell>
          <table:table-cell office:value-type="float" office:value="9.396881" calcext:value-type="float">
            <text:p>9.396881</text:p>
          </table:table-cell>
          <table:table-cell office:value-type="float" office:value="12.4454" calcext:value-type="float">
            <text:p>12.4454</text:p>
          </table:table-cell>
          <table:table-cell office:value-type="float" office:value="10.86679" calcext:value-type="float">
            <text:p>10.86679</text:p>
          </table:table-cell>
          <table:table-cell office:value-type="float" office:value="13.36557" calcext:value-type="float">
            <text:p>13.36557</text:p>
          </table:table-cell>
          <table:table-cell office:value-type="float" office:value="12.16177" calcext:value-type="float">
            <text:p>12.16177</text:p>
          </table:table-cell>
          <table:table-cell office:value-type="float" office:value="14.61646" calcext:value-type="float">
            <text:p>14.61646</text:p>
          </table:table-cell>
          <table:table-cell office:value-type="float" office:value="13.83014" calcext:value-type="float">
            <text:p>13.83014</text:p>
          </table:table-cell>
          <table:table-cell office:value-type="float" office:value="16.20352" calcext:value-type="float">
            <text:p>16.20352</text:p>
          </table:table-cell>
          <table:table-cell office:value-type="float" office:value="15.80432" calcext:value-type="float">
            <text:p>15.80432</text:p>
          </table:table-cell>
          <table:table-cell office:value-type="float" office:value="17.33871" calcext:value-type="float">
            <text:p>17.33871</text:p>
          </table:table-cell>
          <table:table-cell office:value-type="float" office:value="17.13974" calcext:value-type="float">
            <text:p>17.13974</text:p>
          </table:table-cell>
          <table:table-cell office:value-type="float" office:value="17.79825" calcext:value-type="float">
            <text:p>17.79825</text:p>
          </table:table-cell>
          <table:table-cell office:value-type="float" office:value="17.6712" calcext:value-type="float">
            <text:p>17.6712</text:p>
          </table:table-cell>
          <table:table-cell office:value-type="float" office:value="17.97778" calcext:value-type="float">
            <text:p>17.97778</text:p>
          </table:table-cell>
          <table:table-cell office:value-type="float" office:value="17.88922" calcext:value-type="float">
            <text:p>17.88922</text:p>
          </table:table-cell>
          <table:table-cell office:value-type="float" office:value="17.85446" calcext:value-type="float">
            <text:p>17.85446</text:p>
          </table:table-cell>
          <table:table-cell office:value-type="float" office:value="17.78568" calcext:value-type="float">
            <text:p>17.78568</text:p>
          </table:table-cell>
          <table:table-cell office:value-type="float" office:value="17.50146" calcext:value-type="float">
            <text:p>17.50146</text:p>
          </table:table-cell>
          <table:table-cell office:value-type="float" office:value="17.44196" calcext:value-type="float">
            <text:p>17.44196</text:p>
          </table:table-cell>
          <table:table-cell office:value-type="float" office:value="14.80252" calcext:value-type="float">
            <text:p>14.80252</text:p>
          </table:table-cell>
          <table:table-cell office:value-type="float" office:value="-0.9464722" calcext:value-type="float">
            <text:p>-0.946472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7102007" calcext:value-type="float">
            <text:p>17102007</text:p>
          </table:table-cell>
          <table:table-cell office:value-type="float" office:value="14.34964" calcext:value-type="float">
            <text:p>14.34964</text:p>
          </table:table-cell>
          <table:table-cell office:value-type="float" office:value="21.68" calcext:value-type="float">
            <text:p>21.68</text:p>
          </table:table-cell>
          <table:table-cell office:value-type="float" office:value="1.65" calcext:value-type="float">
            <text:p>1.65</text:p>
          </table:table-cell>
          <table:table-cell office:value-type="float" office:value="0.9707316" calcext:value-type="float">
            <text:p>0.9707316</text:p>
          </table:table-cell>
          <table:table-cell office:value-type="float" office:value="0.6064964" calcext:value-type="float">
            <text:p>0.6064964</text:p>
          </table:table-cell>
          <table:table-cell office:value-type="float" office:value="325.764" calcext:value-type="float">
            <text:p>325.764</text:p>
          </table:table-cell>
          <table:table-cell office:value-type="float" office:value="0" calcext:value-type="float">
            <text:p>0</text:p>
          </table:table-cell>
          <table:table-cell office:value-type="float" office:value="16.25488" calcext:value-type="float">
            <text:p>16.25488</text:p>
          </table:table-cell>
          <table:table-cell office:value-type="float" office:value="3.339325" calcext:value-type="float">
            <text:p>3.339325</text:p>
          </table:table-cell>
          <table:table-cell office:value-type="float" office:value="13.90799" calcext:value-type="float">
            <text:p>13.90799</text:p>
          </table:table-cell>
          <table:table-cell office:value-type="float" office:value="5.314392" calcext:value-type="float">
            <text:p>5.314392</text:p>
          </table:table-cell>
          <table:table-cell office:value-type="float" office:value="12.68213" calcext:value-type="float">
            <text:p>12.68213</text:p>
          </table:table-cell>
          <table:table-cell office:value-type="float" office:value="6.976105" calcext:value-type="float">
            <text:p>6.976105</text:p>
          </table:table-cell>
          <table:table-cell office:value-type="float" office:value="12.1246" calcext:value-type="float">
            <text:p>12.1246</text:p>
          </table:table-cell>
          <table:table-cell office:value-type="float" office:value="8.427338" calcext:value-type="float">
            <text:p>8.427338</text:p>
          </table:table-cell>
          <table:table-cell office:value-type="float" office:value="12.03665" calcext:value-type="float">
            <text:p>12.03665</text:p>
          </table:table-cell>
          <table:table-cell office:value-type="float" office:value="9.437866" calcext:value-type="float">
            <text:p>9.437866</text:p>
          </table:table-cell>
          <table:table-cell office:value-type="float" office:value="12.18845" calcext:value-type="float">
            <text:p>12.18845</text:p>
          </table:table-cell>
          <table:table-cell office:value-type="float" office:value="10.6315" calcext:value-type="float">
            <text:p>10.6315</text:p>
          </table:table-cell>
          <table:table-cell office:value-type="float" office:value="12.56421" calcext:value-type="float">
            <text:p>12.56421</text:p>
          </table:table-cell>
          <table:table-cell office:value-type="float" office:value="11.77216" calcext:value-type="float">
            <text:p>11.77216</text:p>
          </table:table-cell>
          <table:table-cell office:value-type="float" office:value="13.82611" calcext:value-type="float">
            <text:p>13.82611</text:p>
          </table:table-cell>
          <table:table-cell office:value-type="float" office:value="13.3913" calcext:value-type="float">
            <text:p>13.3913</text:p>
          </table:table-cell>
          <table:table-cell office:value-type="float" office:value="15.79974" calcext:value-type="float">
            <text:p>15.79974</text:p>
          </table:table-cell>
          <table:table-cell office:value-type="float" office:value="15.37735" calcext:value-type="float">
            <text:p>15.37735</text:p>
          </table:table-cell>
          <table:table-cell office:value-type="float" office:value="17.13742" calcext:value-type="float">
            <text:p>17.13742</text:p>
          </table:table-cell>
          <table:table-cell office:value-type="float" office:value="16.90341" calcext:value-type="float">
            <text:p>16.90341</text:p>
          </table:table-cell>
          <table:table-cell office:value-type="float" office:value="17.66977" calcext:value-type="float">
            <text:p>17.66977</text:p>
          </table:table-cell>
          <table:table-cell office:value-type="float" office:value="17.52615" calcext:value-type="float">
            <text:p>17.52615</text:p>
          </table:table-cell>
          <table:table-cell office:value-type="float" office:value="17.88831" calcext:value-type="float">
            <text:p>17.88831</text:p>
          </table:table-cell>
          <table:table-cell office:value-type="float" office:value="17.79245" calcext:value-type="float">
            <text:p>17.79245</text:p>
          </table:table-cell>
          <table:table-cell office:value-type="float" office:value="17.78494" calcext:value-type="float">
            <text:p>17.78494</text:p>
          </table:table-cell>
          <table:table-cell office:value-type="float" office:value="17.71359" calcext:value-type="float">
            <text:p>17.71359</text:p>
          </table:table-cell>
          <table:table-cell office:value-type="float" office:value="17.44131" calcext:value-type="float">
            <text:p>17.44131</text:p>
          </table:table-cell>
          <table:table-cell office:value-type="float" office:value="17.38049" calcext:value-type="float">
            <text:p>17.38049</text:p>
          </table:table-cell>
          <table:table-cell office:value-type="float" office:value="18.38602" calcext:value-type="float">
            <text:p>18.38602</text:p>
          </table:table-cell>
          <table:table-cell office:value-type="float" office:value="1.739502" calcext:value-type="float">
            <text:p>1.73950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18102007" calcext:value-type="float">
            <text:p>18102007</text:p>
          </table:table-cell>
          <table:table-cell office:value-type="float" office:value="13.39416" calcext:value-type="float">
            <text:p>13.39416</text:p>
          </table:table-cell>
          <table:table-cell office:value-type="float" office:value="17.59" calcext:value-type="float">
            <text:p>17.59</text:p>
          </table:table-cell>
          <table:table-cell office:value-type="float" office:value="3.36" calcext:value-type="float">
            <text:p>3.36</text:p>
          </table:table-cell>
          <table:table-cell office:value-type="float" office:value="0.9585296" calcext:value-type="float">
            <text:p>0.9585296</text:p>
          </table:table-cell>
          <table:table-cell office:value-type="float" office:value="0.6842488" calcext:value-type="float">
            <text:p>0.6842488</text:p>
          </table:table-cell>
          <table:table-cell office:value-type="float" office:value="260.928" calcext:value-type="float">
            <text:p>260.928</text:p>
          </table:table-cell>
          <table:table-cell office:value-type="float" office:value="0" calcext:value-type="float">
            <text:p>0</text:p>
          </table:table-cell>
          <table:table-cell office:value-type="float" office:value="15.81604" calcext:value-type="float">
            <text:p>15.81604</text:p>
          </table:table-cell>
          <table:table-cell office:value-type="float" office:value="5.32251" calcext:value-type="float">
            <text:p>5.32251</text:p>
          </table:table-cell>
          <table:table-cell office:value-type="float" office:value="14.0574" calcext:value-type="float">
            <text:p>14.0574</text:p>
          </table:table-cell>
          <table:table-cell office:value-type="float" office:value="8.03537" calcext:value-type="float">
            <text:p>8.03537</text:p>
          </table:table-cell>
          <table:table-cell office:value-type="float" office:value="13.18893" calcext:value-type="float">
            <text:p>13.18893</text:p>
          </table:table-cell>
          <table:table-cell office:value-type="float" office:value="9.985107" calcext:value-type="float">
            <text:p>9.985107</text:p>
          </table:table-cell>
          <table:table-cell office:value-type="float" office:value="12.7269" calcext:value-type="float">
            <text:p>12.7269</text:p>
          </table:table-cell>
          <table:table-cell office:value-type="float" office:value="10.82117" calcext:value-type="float">
            <text:p>10.82117</text:p>
          </table:table-cell>
          <table:table-cell office:value-type="float" office:value="12.60876" calcext:value-type="float">
            <text:p>12.60876</text:p>
          </table:table-cell>
          <table:table-cell office:value-type="float" office:value="11.33795" calcext:value-type="float">
            <text:p>11.33795</text:p>
          </table:table-cell>
          <table:table-cell office:value-type="float" office:value="12.64658" calcext:value-type="float">
            <text:p>12.64658</text:p>
          </table:table-cell>
          <table:table-cell office:value-type="float" office:value="11.94824" calcext:value-type="float">
            <text:p>11.94824</text:p>
          </table:table-cell>
          <table:table-cell office:value-type="float" office:value="12.95667" calcext:value-type="float">
            <text:p>12.95667</text:p>
          </table:table-cell>
          <table:table-cell office:value-type="float" office:value="12.55145" calcext:value-type="float">
            <text:p>12.55145</text:p>
          </table:table-cell>
          <table:table-cell office:value-type="float" office:value="13.58551" calcext:value-type="float">
            <text:p>13.58551</text:p>
          </table:table-cell>
          <table:table-cell office:value-type="float" office:value="13.42142" calcext:value-type="float">
            <text:p>13.42142</text:p>
          </table:table-cell>
          <table:table-cell office:value-type="float" office:value="15.3736" calcext:value-type="float">
            <text:p>15.3736</text:p>
          </table:table-cell>
          <table:table-cell office:value-type="float" office:value="15.12921" calcext:value-type="float">
            <text:p>15.12921</text:p>
          </table:table-cell>
          <table:table-cell office:value-type="float" office:value="16.90082" calcext:value-type="float">
            <text:p>16.90082</text:p>
          </table:table-cell>
          <table:table-cell office:value-type="float" office:value="16.664" calcext:value-type="float">
            <text:p>16.664</text:p>
          </table:table-cell>
          <table:table-cell office:value-type="float" office:value="17.52454" calcext:value-type="float">
            <text:p>17.52454</text:p>
          </table:table-cell>
          <table:table-cell office:value-type="float" office:value="17.36545" calcext:value-type="float">
            <text:p>17.36545</text:p>
          </table:table-cell>
          <table:table-cell office:value-type="float" office:value="17.79138" calcext:value-type="float">
            <text:p>17.79138</text:p>
          </table:table-cell>
          <table:table-cell office:value-type="float" office:value="17.68692" calcext:value-type="float">
            <text:p>17.68692</text:p>
          </table:table-cell>
          <table:table-cell office:value-type="float" office:value="17.71286" calcext:value-type="float">
            <text:p>17.71286</text:p>
          </table:table-cell>
          <table:table-cell office:value-type="float" office:value="17.63806" calcext:value-type="float">
            <text:p>17.63806</text:p>
          </table:table-cell>
          <table:table-cell office:value-type="float" office:value="17.37985" calcext:value-type="float">
            <text:p>17.37985</text:p>
          </table:table-cell>
          <table:table-cell office:value-type="float" office:value="17.31656" calcext:value-type="float">
            <text:p>17.31656</text:p>
          </table:table-cell>
          <table:table-cell office:value-type="float" office:value="17.30417" calcext:value-type="float">
            <text:p>17.30417</text:p>
          </table:table-cell>
          <table:table-cell office:value-type="float" office:value="3.646912" calcext:value-type="float">
            <text:p>3.64691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19102007" calcext:value-type="float">
            <text:p>19102007</text:p>
          </table:table-cell>
          <table:table-cell office:value-type="float" office:value="10.91196" calcext:value-type="float">
            <text:p>10.91196</text:p>
          </table:table-cell>
          <table:table-cell office:value-type="float" office:value="19.51" calcext:value-type="float">
            <text:p>19.51</text:p>
          </table:table-cell>
          <table:table-cell office:value-type="float" office:value="0.95" calcext:value-type="float">
            <text:p>0.95</text:p>
          </table:table-cell>
          <table:table-cell office:value-type="float" office:value="0.9366649" calcext:value-type="float">
            <text:p>0.9366649</text:p>
          </table:table-cell>
          <table:table-cell office:value-type="float" office:value="0.5770259" calcext:value-type="float">
            <text:p>0.5770259</text:p>
          </table:table-cell>
          <table:table-cell office:value-type="float" office:value="203.508" calcext:value-type="float">
            <text:p>203.508</text:p>
          </table:table-cell>
          <table:table-cell office:value-type="float" office:value="0" calcext:value-type="float">
            <text:p>0</text:p>
          </table:table-cell>
          <table:table-cell office:value-type="float" office:value="15.8403" calcext:value-type="float">
            <text:p>15.8403</text:p>
          </table:table-cell>
          <table:table-cell office:value-type="float" office:value="2.931885" calcext:value-type="float">
            <text:p>2.931885</text:p>
          </table:table-cell>
          <table:table-cell office:value-type="float" office:value="13.61234" calcext:value-type="float">
            <text:p>13.61234</text:p>
          </table:table-cell>
          <table:table-cell office:value-type="float" office:value="5.48056" calcext:value-type="float">
            <text:p>5.48056</text:p>
          </table:table-cell>
          <table:table-cell office:value-type="float" office:value="12.55533" calcext:value-type="float">
            <text:p>12.55533</text:p>
          </table:table-cell>
          <table:table-cell office:value-type="float" office:value="7.34549" calcext:value-type="float">
            <text:p>7.34549</text:p>
          </table:table-cell>
          <table:table-cell office:value-type="float" office:value="12.06021" calcext:value-type="float">
            <text:p>12.06021</text:p>
          </table:table-cell>
          <table:table-cell office:value-type="float" office:value="8.955597" calcext:value-type="float">
            <text:p>8.955597</text:p>
          </table:table-cell>
          <table:table-cell office:value-type="float" office:value="11.98206" calcext:value-type="float">
            <text:p>11.98206</text:p>
          </table:table-cell>
          <table:table-cell office:value-type="float" office:value="9.981018" calcext:value-type="float">
            <text:p>9.981018</text:p>
          </table:table-cell>
          <table:table-cell office:value-type="float" office:value="12.50699" calcext:value-type="float">
            <text:p>12.50699</text:p>
          </table:table-cell>
          <table:table-cell office:value-type="float" office:value="11.09052" calcext:value-type="float">
            <text:p>11.09052</text:p>
          </table:table-cell>
          <table:table-cell office:value-type="float" office:value="12.94666" calcext:value-type="float">
            <text:p>12.94666</text:p>
          </table:table-cell>
          <table:table-cell office:value-type="float" office:value="12.03284" calcext:value-type="float">
            <text:p>12.03284</text:p>
          </table:table-cell>
          <table:table-cell office:value-type="float" office:value="13.60876" calcext:value-type="float">
            <text:p>13.60876</text:p>
          </table:table-cell>
          <table:table-cell office:value-type="float" office:value="13.33334" calcext:value-type="float">
            <text:p>13.33334</text:p>
          </table:table-cell>
          <table:table-cell office:value-type="float" office:value="15.12756" calcext:value-type="float">
            <text:p>15.12756</text:p>
          </table:table-cell>
          <table:table-cell office:value-type="float" office:value="14.94769" calcext:value-type="float">
            <text:p>14.94769</text:p>
          </table:table-cell>
          <table:table-cell office:value-type="float" office:value="16.66168" calcext:value-type="float">
            <text:p>16.66168</text:p>
          </table:table-cell>
          <table:table-cell office:value-type="float" office:value="16.45334" calcext:value-type="float">
            <text:p>16.45334</text:p>
          </table:table-cell>
          <table:table-cell office:value-type="float" office:value="17.36374" calcext:value-type="float">
            <text:p>17.36374</text:p>
          </table:table-cell>
          <table:table-cell office:value-type="float" office:value="17.2012" calcext:value-type="float">
            <text:p>17.2012</text:p>
          </table:table-cell>
          <table:table-cell office:value-type="float" office:value="17.68579" calcext:value-type="float">
            <text:p>17.68579</text:p>
          </table:table-cell>
          <table:table-cell office:value-type="float" office:value="17.57333" calcext:value-type="float">
            <text:p>17.57333</text:p>
          </table:table-cell>
          <table:table-cell office:value-type="float" office:value="17.63727" calcext:value-type="float">
            <text:p>17.63727</text:p>
          </table:table-cell>
          <table:table-cell office:value-type="float" office:value="17.55756" calcext:value-type="float">
            <text:p>17.55756</text:p>
          </table:table-cell>
          <table:table-cell office:value-type="float" office:value="17.31589" calcext:value-type="float">
            <text:p>17.31589</text:p>
          </table:table-cell>
          <table:table-cell office:value-type="float" office:value="17.25067" calcext:value-type="float">
            <text:p>17.25067</text:p>
          </table:table-cell>
          <table:table-cell office:value-type="float" office:value="17.74777" calcext:value-type="float">
            <text:p>17.74777</text:p>
          </table:table-cell>
          <table:table-cell office:value-type="float" office:value="1.196075" calcext:value-type="float">
            <text:p>1.1960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20102007" calcext:value-type="float">
            <text:p>20102007</text:p>
          </table:table-cell>
          <table:table-cell office:value-type="float" office:value="13.15416" calcext:value-type="float">
            <text:p>13.15416</text:p>
          </table:table-cell>
          <table:table-cell office:value-type="float" office:value="21.67" calcext:value-type="float">
            <text:p>21.67</text:p>
          </table:table-cell>
          <table:table-cell office:value-type="float" office:value="2.81" calcext:value-type="float">
            <text:p>2.81</text:p>
          </table:table-cell>
          <table:table-cell office:value-type="float" office:value="1.038416" calcext:value-type="float">
            <text:p>1.038416</text:p>
          </table:table-cell>
          <table:table-cell office:value-type="float" office:value="0.658318" calcext:value-type="float">
            <text:p>0.658318</text:p>
          </table:table-cell>
          <table:table-cell office:value-type="float" office:value="183.816" calcext:value-type="float">
            <text:p>183.816</text:p>
          </table:table-cell>
          <table:table-cell office:value-type="float" office:value="0" calcext:value-type="float">
            <text:p>0</text:p>
          </table:table-cell>
          <table:table-cell office:value-type="float" office:value="17.66315" calcext:value-type="float">
            <text:p>17.66315</text:p>
          </table:table-cell>
          <table:table-cell office:value-type="float" office:value="4.384033" calcext:value-type="float">
            <text:p>4.384033</text:p>
          </table:table-cell>
          <table:table-cell office:value-type="float" office:value="14.83682" calcext:value-type="float">
            <text:p>14.83682</text:p>
          </table:table-cell>
          <table:table-cell office:value-type="float" office:value="6.253845" calcext:value-type="float">
            <text:p>6.253845</text:p>
          </table:table-cell>
          <table:table-cell office:value-type="float" office:value="13.37872" calcext:value-type="float">
            <text:p>13.37872</text:p>
          </table:table-cell>
          <table:table-cell office:value-type="float" office:value="7.824524" calcext:value-type="float">
            <text:p>7.824524</text:p>
          </table:table-cell>
          <table:table-cell office:value-type="float" office:value="12.63925" calcext:value-type="float">
            <text:p>12.63925</text:p>
          </table:table-cell>
          <table:table-cell office:value-type="float" office:value="9.234497" calcext:value-type="float">
            <text:p>9.234497</text:p>
          </table:table-cell>
          <table:table-cell office:value-type="float" office:value="12.40494" calcext:value-type="float">
            <text:p>12.40494</text:p>
          </table:table-cell>
          <table:table-cell office:value-type="float" office:value="10.13702" calcext:value-type="float">
            <text:p>10.13702</text:p>
          </table:table-cell>
          <table:table-cell office:value-type="float" office:value="12.41" calcext:value-type="float">
            <text:p>12.41</text:p>
          </table:table-cell>
          <table:table-cell office:value-type="float" office:value="11.13513" calcext:value-type="float">
            <text:p>11.13513</text:p>
          </table:table-cell>
          <table:table-cell office:value-type="float" office:value="12.67902" calcext:value-type="float">
            <text:p>12.67902</text:p>
          </table:table-cell>
          <table:table-cell office:value-type="float" office:value="11.98611" calcext:value-type="float">
            <text:p>11.98611</text:p>
          </table:table-cell>
          <table:table-cell office:value-type="float" office:value="13.35367" calcext:value-type="float">
            <text:p>13.35367</text:p>
          </table:table-cell>
          <table:table-cell office:value-type="float" office:value="13.18979" calcext:value-type="float">
            <text:p>13.18979</text:p>
          </table:table-cell>
          <table:table-cell office:value-type="float" office:value="14.94562" calcext:value-type="float">
            <text:p>14.94562</text:p>
          </table:table-cell>
          <table:table-cell office:value-type="float" office:value="14.75821" calcext:value-type="float">
            <text:p>14.75821</text:p>
          </table:table-cell>
          <table:table-cell office:value-type="float" office:value="16.45123" calcext:value-type="float">
            <text:p>16.45123</text:p>
          </table:table-cell>
          <table:table-cell office:value-type="float" office:value="16.25735" calcext:value-type="float">
            <text:p>16.25735</text:p>
          </table:table-cell>
          <table:table-cell office:value-type="float" office:value="17.19952" calcext:value-type="float">
            <text:p>17.19952</text:p>
          </table:table-cell>
          <table:table-cell office:value-type="float" office:value="17.04068" calcext:value-type="float">
            <text:p>17.04068</text:p>
          </table:table-cell>
          <table:table-cell office:value-type="float" office:value="17.57214" calcext:value-type="float">
            <text:p>17.57214</text:p>
          </table:table-cell>
          <table:table-cell office:value-type="float" office:value="17.45486" calcext:value-type="float">
            <text:p>17.45486</text:p>
          </table:table-cell>
          <table:table-cell office:value-type="float" office:value="17.5567" calcext:value-type="float">
            <text:p>17.5567</text:p>
          </table:table-cell>
          <table:table-cell office:value-type="float" office:value="17.47189" calcext:value-type="float">
            <text:p>17.47189</text:p>
          </table:table-cell>
          <table:table-cell office:value-type="float" office:value="17.25" calcext:value-type="float">
            <text:p>17.25</text:p>
          </table:table-cell>
          <table:table-cell office:value-type="float" office:value="17.18204" calcext:value-type="float">
            <text:p>17.18204</text:p>
          </table:table-cell>
          <table:table-cell office:value-type="float" office:value="19.75882" calcext:value-type="float">
            <text:p>19.75882</text:p>
          </table:table-cell>
          <table:table-cell office:value-type="float" office:value="2.831573" calcext:value-type="float">
            <text:p>2.8315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21102007" calcext:value-type="float">
            <text:p>21102007</text:p>
          </table:table-cell>
          <table:table-cell office:value-type="float" office:value="12.46349" calcext:value-type="float">
            <text:p>12.46349</text:p>
          </table:table-cell>
          <table:table-cell office:value-type="float" office:value="20.91" calcext:value-type="float">
            <text:p>20.91</text:p>
          </table:table-cell>
          <table:table-cell office:value-type="float" office:value="7.48" calcext:value-type="float">
            <text:p>7.48</text:p>
          </table:table-cell>
          <table:table-cell office:value-type="float" office:value="1.000329" calcext:value-type="float">
            <text:p>1.000329</text:p>
          </table:table-cell>
          <table:table-cell office:value-type="float" office:value="0.8823062" calcext:value-type="float">
            <text:p>0.8823062</text:p>
          </table:table-cell>
          <table:table-cell office:value-type="float" office:value="159.984" calcext:value-type="float">
            <text:p>159.984</text:p>
          </table:table-cell>
          <table:table-cell office:value-type="float" office:value="0" calcext:value-type="float">
            <text:p>0</text:p>
          </table:table-cell>
          <table:table-cell office:value-type="float" office:value="18.06369" calcext:value-type="float">
            <text:p>18.06369</text:p>
          </table:table-cell>
          <table:table-cell office:value-type="float" office:value="7.857147" calcext:value-type="float">
            <text:p>7.857147</text:p>
          </table:table-cell>
          <table:table-cell office:value-type="float" office:value="15.39099" calcext:value-type="float">
            <text:p>15.39099</text:p>
          </table:table-cell>
          <table:table-cell office:value-type="float" office:value="9.377899" calcext:value-type="float">
            <text:p>9.377899</text:p>
          </table:table-cell>
          <table:table-cell office:value-type="float" office:value="14.18973" calcext:value-type="float">
            <text:p>14.18973</text:p>
          </table:table-cell>
          <table:table-cell office:value-type="float" office:value="10.25443" calcext:value-type="float">
            <text:p>10.25443</text:p>
          </table:table-cell>
          <table:table-cell office:value-type="float" office:value="13.43729" calcext:value-type="float">
            <text:p>13.43729</text:p>
          </table:table-cell>
          <table:table-cell office:value-type="float" office:value="10.9281" calcext:value-type="float">
            <text:p>10.9281</text:p>
          </table:table-cell>
          <table:table-cell office:value-type="float" office:value="13.12341" calcext:value-type="float">
            <text:p>13.12341</text:p>
          </table:table-cell>
          <table:table-cell office:value-type="float" office:value="11.40012" calcext:value-type="float">
            <text:p>11.40012</text:p>
          </table:table-cell>
          <table:table-cell office:value-type="float" office:value="12.96906" calcext:value-type="float">
            <text:p>12.96906</text:p>
          </table:table-cell>
          <table:table-cell office:value-type="float" office:value="11.95401" calcext:value-type="float">
            <text:p>11.95401</text:p>
          </table:table-cell>
          <table:table-cell office:value-type="float" office:value="13.09842" calcext:value-type="float">
            <text:p>13.09842</text:p>
          </table:table-cell>
          <table:table-cell office:value-type="float" office:value="12.48193" calcext:value-type="float">
            <text:p>12.48193</text:p>
          </table:table-cell>
          <table:table-cell office:value-type="float" office:value="13.41827" calcext:value-type="float">
            <text:p>13.41827</text:p>
          </table:table-cell>
          <table:table-cell office:value-type="float" office:value="13.24692" calcext:value-type="float">
            <text:p>13.24692</text:p>
          </table:table-cell>
          <table:table-cell office:value-type="float" office:value="14.75656" calcext:value-type="float">
            <text:p>14.75656</text:p>
          </table:table-cell>
          <table:table-cell office:value-type="float" office:value="14.65036" calcext:value-type="float">
            <text:p>14.65036</text:p>
          </table:table-cell>
          <table:table-cell office:value-type="float" office:value="16.2554" calcext:value-type="float">
            <text:p>16.2554</text:p>
          </table:table-cell>
          <table:table-cell office:value-type="float" office:value="16.08063" calcext:value-type="float">
            <text:p>16.08063</text:p>
          </table:table-cell>
          <table:table-cell office:value-type="float" office:value="17.039" calcext:value-type="float">
            <text:p>17.039</text:p>
          </table:table-cell>
          <table:table-cell office:value-type="float" office:value="16.88452" calcext:value-type="float">
            <text:p>16.88452</text:p>
          </table:table-cell>
          <table:table-cell office:value-type="float" office:value="17.45364" calcext:value-type="float">
            <text:p>17.45364</text:p>
          </table:table-cell>
          <table:table-cell office:value-type="float" office:value="17.33359" calcext:value-type="float">
            <text:p>17.33359</text:p>
          </table:table-cell>
          <table:table-cell office:value-type="float" office:value="17.47101" calcext:value-type="float">
            <text:p>17.47101</text:p>
          </table:table-cell>
          <table:table-cell office:value-type="float" office:value="17.38409" calcext:value-type="float">
            <text:p>17.38409</text:p>
          </table:table-cell>
          <table:table-cell office:value-type="float" office:value="17.1813" calcext:value-type="float">
            <text:p>17.1813</text:p>
          </table:table-cell>
          <table:table-cell office:value-type="float" office:value="17.11053" calcext:value-type="float">
            <text:p>17.11053</text:p>
          </table:table-cell>
          <table:table-cell office:value-type="float" office:value="20.08661" calcext:value-type="float">
            <text:p>20.08661</text:p>
          </table:table-cell>
          <table:table-cell office:value-type="float" office:value="6.740387" calcext:value-type="float">
            <text:p>6.7403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22102007" calcext:value-type="float">
            <text:p>22102007</text:p>
          </table:table-cell>
          <table:table-cell office:value-type="float" office:value="2.92212" calcext:value-type="float">
            <text:p>2.92212</text:p>
          </table:table-cell>
          <table:table-cell office:value-type="float" office:value="13.97" calcext:value-type="float">
            <text:p>13.97</text:p>
          </table:table-cell>
          <table:table-cell office:value-type="float" office:value="9.46" calcext:value-type="float">
            <text:p>9.46</text:p>
          </table:table-cell>
          <table:table-cell office:value-type="float" office:value="1.400578" calcext:value-type="float">
            <text:p>1.400578</text:p>
          </table:table-cell>
          <table:table-cell office:value-type="float" office:value="1.009224" calcext:value-type="float">
            <text:p>1.009224</text:p>
          </table:table-cell>
          <table:table-cell office:value-type="float" office:value="140.184" calcext:value-type="float">
            <text:p>140.184</text:p>
          </table:table-cell>
          <table:table-cell office:value-type="float" office:value="9.700001" calcext:value-type="float">
            <text:p>9.700001</text:p>
          </table:table-cell>
          <table:table-cell office:value-type="float" office:value="13.70474" calcext:value-type="float">
            <text:p>13.70474</text:p>
          </table:table-cell>
          <table:table-cell office:value-type="float" office:value="8.925446" calcext:value-type="float">
            <text:p>8.925446</text:p>
          </table:table-cell>
          <table:table-cell office:value-type="float" office:value="13.14578" calcext:value-type="float">
            <text:p>13.14578</text:p>
          </table:table-cell>
          <table:table-cell office:value-type="float" office:value="10.07834" calcext:value-type="float">
            <text:p>10.07834</text:p>
          </table:table-cell>
          <table:table-cell office:value-type="float" office:value="12.84491" calcext:value-type="float">
            <text:p>12.84491</text:p>
          </table:table-cell>
          <table:table-cell office:value-type="float" office:value="10.8176" calcext:value-type="float">
            <text:p>10.8176</text:p>
          </table:table-cell>
          <table:table-cell office:value-type="float" office:value="12.72595" calcext:value-type="float">
            <text:p>12.72595</text:p>
          </table:table-cell>
          <table:table-cell office:value-type="float" office:value="11.45874" calcext:value-type="float">
            <text:p>11.45874</text:p>
          </table:table-cell>
          <table:table-cell office:value-type="float" office:value="12.73709" calcext:value-type="float">
            <text:p>12.73709</text:p>
          </table:table-cell>
          <table:table-cell office:value-type="float" office:value="11.89362" calcext:value-type="float">
            <text:p>11.89362</text:p>
          </table:table-cell>
          <table:table-cell office:value-type="float" office:value="12.91605" calcext:value-type="float">
            <text:p>12.91605</text:p>
          </table:table-cell>
          <table:table-cell office:value-type="float" office:value="12.37357" calcext:value-type="float">
            <text:p>12.37357</text:p>
          </table:table-cell>
          <table:table-cell office:value-type="float" office:value="13.10028" calcext:value-type="float">
            <text:p>13.10028</text:p>
          </table:table-cell>
          <table:table-cell office:value-type="float" office:value="12.81061" calcext:value-type="float">
            <text:p>12.81061</text:p>
          </table:table-cell>
          <table:table-cell office:value-type="float" office:value="13.52786" calcext:value-type="float">
            <text:p>13.52786</text:p>
          </table:table-cell>
          <table:table-cell office:value-type="float" office:value="13.4227" calcext:value-type="float">
            <text:p>13.4227</text:p>
          </table:table-cell>
          <table:table-cell office:value-type="float" office:value="14.64984" calcext:value-type="float">
            <text:p>14.64984</text:p>
          </table:table-cell>
          <table:table-cell office:value-type="float" office:value="14.62015" calcext:value-type="float">
            <text:p>14.62015</text:p>
          </table:table-cell>
          <table:table-cell office:value-type="float" office:value="16.07895" calcext:value-type="float">
            <text:p>16.07895</text:p>
          </table:table-cell>
          <table:table-cell office:value-type="float" office:value="15.93515" calcext:value-type="float">
            <text:p>15.93515</text:p>
          </table:table-cell>
          <table:table-cell office:value-type="float" office:value="16.88293" calcext:value-type="float">
            <text:p>16.88293</text:p>
          </table:table-cell>
          <table:table-cell office:value-type="float" office:value="16.73764" calcext:value-type="float">
            <text:p>16.73764</text:p>
          </table:table-cell>
          <table:table-cell office:value-type="float" office:value="17.33237" calcext:value-type="float">
            <text:p>17.33237</text:p>
          </table:table-cell>
          <table:table-cell office:value-type="float" office:value="17.21176" calcext:value-type="float">
            <text:p>17.21176</text:p>
          </table:table-cell>
          <table:table-cell office:value-type="float" office:value="17.38315" calcext:value-type="float">
            <text:p>17.38315</text:p>
          </table:table-cell>
          <table:table-cell office:value-type="float" office:value="17.29254" calcext:value-type="float">
            <text:p>17.29254</text:p>
          </table:table-cell>
          <table:table-cell office:value-type="float" office:value="17.10974" calcext:value-type="float">
            <text:p>17.10974</text:p>
          </table:table-cell>
          <table:table-cell office:value-type="float" office:value="17.03687" calcext:value-type="float">
            <text:p>17.03687</text:p>
          </table:table-cell>
          <table:table-cell office:value-type="float" office:value="14.37524" calcext:value-type="float">
            <text:p>14.37524</text:p>
          </table:table-cell>
          <table:table-cell office:value-type="float" office:value="8.07962" calcext:value-type="float">
            <text:p>8.0796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23102007" calcext:value-type="float">
            <text:p>23102007</text:p>
          </table:table-cell>
          <table:table-cell office:value-type="float" office:value="12.93244" calcext:value-type="float">
            <text:p>12.93244</text:p>
          </table:table-cell>
          <table:table-cell office:value-type="float" office:value="22.47" calcext:value-type="float">
            <text:p>22.47</text:p>
          </table:table-cell>
          <table:table-cell office:value-type="float" office:value="6.86" calcext:value-type="float">
            <text:p>6.86</text:p>
          </table:table-cell>
          <table:table-cell office:value-type="float" office:value="1.218183" calcext:value-type="float">
            <text:p>1.218183</text:p>
          </table:table-cell>
          <table:table-cell office:value-type="float" office:value="0.8718515" calcext:value-type="float">
            <text:p>0.8718515</text:p>
          </table:table-cell>
          <table:table-cell office:value-type="float" office:value="214.416" calcext:value-type="float">
            <text:p>214.416</text:p>
          </table:table-cell>
          <table:table-cell office:value-type="float" office:value="0" calcext:value-type="float">
            <text:p>0</text:p>
          </table:table-cell>
          <table:table-cell office:value-type="float" office:value="18.39392" calcext:value-type="float">
            <text:p>18.39392</text:p>
          </table:table-cell>
          <table:table-cell office:value-type="float" office:value="7.81488" calcext:value-type="float">
            <text:p>7.81488</text:p>
          </table:table-cell>
          <table:table-cell office:value-type="float" office:value="15.92276" calcext:value-type="float">
            <text:p>15.92276</text:p>
          </table:table-cell>
          <table:table-cell office:value-type="float" office:value="9.34848" calcext:value-type="float">
            <text:p>9.34848</text:p>
          </table:table-cell>
          <table:table-cell office:value-type="float" office:value="14.68692" calcext:value-type="float">
            <text:p>14.68692</text:p>
          </table:table-cell>
          <table:table-cell office:value-type="float" office:value="10.57144" calcext:value-type="float">
            <text:p>10.57144</text:p>
          </table:table-cell>
          <table:table-cell office:value-type="float" office:value="13.923" calcext:value-type="float">
            <text:p>13.923</text:p>
          </table:table-cell>
          <table:table-cell office:value-type="float" office:value="11.43307" calcext:value-type="float">
            <text:p>11.43307</text:p>
          </table:table-cell>
          <table:table-cell office:value-type="float" office:value="13.60339" calcext:value-type="float">
            <text:p>13.60339</text:p>
          </table:table-cell>
          <table:table-cell office:value-type="float" office:value="11.92847" calcext:value-type="float">
            <text:p>11.92847</text:p>
          </table:table-cell>
          <table:table-cell office:value-type="float" office:value="13.45206" calcext:value-type="float">
            <text:p>13.45206</text:p>
          </table:table-cell>
          <table:table-cell office:value-type="float" office:value="12.46802" calcext:value-type="float">
            <text:p>12.46802</text:p>
          </table:table-cell>
          <table:table-cell office:value-type="float" office:value="13.47455" calcext:value-type="float">
            <text:p>13.47455</text:p>
          </table:table-cell>
          <table:table-cell office:value-type="float" office:value="12.91168" calcext:value-type="float">
            <text:p>12.91168</text:p>
          </table:table-cell>
          <table:table-cell office:value-type="float" office:value="13.65057" calcext:value-type="float">
            <text:p>13.65057</text:p>
          </table:table-cell>
          <table:table-cell office:value-type="float" office:value="13.52985" calcext:value-type="float">
            <text:p>13.52985</text:p>
          </table:table-cell>
          <table:table-cell office:value-type="float" office:value="14.61987" calcext:value-type="float">
            <text:p>14.61987</text:p>
          </table:table-cell>
          <table:table-cell office:value-type="float" office:value="14.60202" calcext:value-type="float">
            <text:p>14.60202</text:p>
          </table:table-cell>
          <table:table-cell office:value-type="float" office:value="15.93378" calcext:value-type="float">
            <text:p>15.93378</text:p>
          </table:table-cell>
          <table:table-cell office:value-type="float" office:value="15.81769" calcext:value-type="float">
            <text:p>15.81769</text:p>
          </table:table-cell>
          <table:table-cell office:value-type="float" office:value="16.73618" calcext:value-type="float">
            <text:p>16.73618</text:p>
          </table:table-cell>
          <table:table-cell office:value-type="float" office:value="16.60352" calcext:value-type="float">
            <text:p>16.60352</text:p>
          </table:table-cell>
          <table:table-cell office:value-type="float" office:value="17.21048" calcext:value-type="float">
            <text:p>17.21048</text:p>
          </table:table-cell>
          <table:table-cell office:value-type="float" office:value="17.09164" calcext:value-type="float">
            <text:p>17.09164</text:p>
          </table:table-cell>
          <table:table-cell office:value-type="float" office:value="17.29153" calcext:value-type="float">
            <text:p>17.29153</text:p>
          </table:table-cell>
          <table:table-cell office:value-type="float" office:value="17.19901" calcext:value-type="float">
            <text:p>17.19901</text:p>
          </table:table-cell>
          <table:table-cell office:value-type="float" office:value="17.0361" calcext:value-type="float">
            <text:p>17.0361</text:p>
          </table:table-cell>
          <table:table-cell office:value-type="float" office:value="16.95993" calcext:value-type="float">
            <text:p>16.95993</text:p>
          </table:table-cell>
          <table:table-cell office:value-type="float" office:value="20.49478" calcext:value-type="float">
            <text:p>20.49478</text:p>
          </table:table-cell>
          <table:table-cell office:value-type="float" office:value="6.690979" calcext:value-type="float">
            <text:p>6.6909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24102007" calcext:value-type="float">
            <text:p>24102007</text:p>
          </table:table-cell>
          <table:table-cell office:value-type="float" office:value="13.16214" calcext:value-type="float">
            <text:p>13.16214</text:p>
          </table:table-cell>
          <table:table-cell office:value-type="float" office:value="13.43" calcext:value-type="float">
            <text:p>13.43</text:p>
          </table:table-cell>
          <table:table-cell office:value-type="float" office:value="3.68" calcext:value-type="float">
            <text:p>3.68</text:p>
          </table:table-cell>
          <table:table-cell office:value-type="float" office:value="0.9860002" calcext:value-type="float">
            <text:p>0.9860002</text:p>
          </table:table-cell>
          <table:table-cell office:value-type="float" office:value="0.6997541" calcext:value-type="float">
            <text:p>0.6997541</text:p>
          </table:table-cell>
          <table:table-cell office:value-type="float" office:value="388.98" calcext:value-type="float">
            <text:p>388.98</text:p>
          </table:table-cell>
          <table:table-cell office:value-type="float" office:value="0.3" calcext:value-type="float">
            <text:p>0.3</text:p>
          </table:table-cell>
          <table:table-cell office:value-type="float" office:value="13.97949" calcext:value-type="float">
            <text:p>13.97949</text:p>
          </table:table-cell>
          <table:table-cell office:value-type="float" office:value="5.474365" calcext:value-type="float">
            <text:p>5.474365</text:p>
          </table:table-cell>
          <table:table-cell office:value-type="float" office:value="12.82175" calcext:value-type="float">
            <text:p>12.82175</text:p>
          </table:table-cell>
          <table:table-cell office:value-type="float" office:value="7.245422" calcext:value-type="float">
            <text:p>7.245422</text:p>
          </table:table-cell>
          <table:table-cell office:value-type="float" office:value="13.07339" calcext:value-type="float">
            <text:p>13.07339</text:p>
          </table:table-cell>
          <table:table-cell office:value-type="float" office:value="8.970886" calcext:value-type="float">
            <text:p>8.970886</text:p>
          </table:table-cell>
          <table:table-cell office:value-type="float" office:value="13.38681" calcext:value-type="float">
            <text:p>13.38681</text:p>
          </table:table-cell>
          <table:table-cell office:value-type="float" office:value="10.49622" calcext:value-type="float">
            <text:p>10.49622</text:p>
          </table:table-cell>
          <table:table-cell office:value-type="float" office:value="13.44473" calcext:value-type="float">
            <text:p>13.44473</text:p>
          </table:table-cell>
          <table:table-cell office:value-type="float" office:value="11.38727" calcext:value-type="float">
            <text:p>11.38727</text:p>
          </table:table-cell>
          <table:table-cell office:value-type="float" office:value="13.45425" calcext:value-type="float">
            <text:p>13.45425</text:p>
          </table:table-cell>
          <table:table-cell office:value-type="float" office:value="12.35052" calcext:value-type="float">
            <text:p>12.35052</text:p>
          </table:table-cell>
          <table:table-cell office:value-type="float" office:value="13.51736" calcext:value-type="float">
            <text:p>13.51736</text:p>
          </table:table-cell>
          <table:table-cell office:value-type="float" office:value="12.97964" calcext:value-type="float">
            <text:p>12.97964</text:p>
          </table:table-cell>
          <table:table-cell office:value-type="float" office:value="13.76251" calcext:value-type="float">
            <text:p>13.76251</text:p>
          </table:table-cell>
          <table:table-cell office:value-type="float" office:value="13.65491" calcext:value-type="float">
            <text:p>13.65491</text:p>
          </table:table-cell>
          <table:table-cell office:value-type="float" office:value="14.61856" calcext:value-type="float">
            <text:p>14.61856</text:p>
          </table:table-cell>
          <table:table-cell office:value-type="float" office:value="14.60217" calcext:value-type="float">
            <text:p>14.60217</text:p>
          </table:table-cell>
          <table:table-cell office:value-type="float" office:value="15.81659" calcext:value-type="float">
            <text:p>15.81659</text:p>
          </table:table-cell>
          <table:table-cell office:value-type="float" office:value="15.72427" calcext:value-type="float">
            <text:p>15.72427</text:p>
          </table:table-cell>
          <table:table-cell office:value-type="float" office:value="16.6022" calcext:value-type="float">
            <text:p>16.6022</text:p>
          </table:table-cell>
          <table:table-cell office:value-type="float" office:value="16.48328" calcext:value-type="float">
            <text:p>16.48328</text:p>
          </table:table-cell>
          <table:table-cell office:value-type="float" office:value="17.09039" calcext:value-type="float">
            <text:p>17.09039</text:p>
          </table:table-cell>
          <table:table-cell office:value-type="float" office:value="16.97501" calcext:value-type="float">
            <text:p>16.97501</text:p>
          </table:table-cell>
          <table:table-cell office:value-type="float" office:value="17.19806" calcext:value-type="float">
            <text:p>17.19806</text:p>
          </table:table-cell>
          <table:table-cell office:value-type="float" office:value="17.10394" calcext:value-type="float">
            <text:p>17.10394</text:p>
          </table:table-cell>
          <table:table-cell office:value-type="float" office:value="16.95911" calcext:value-type="float">
            <text:p>16.95911</text:p>
          </table:table-cell>
          <table:table-cell office:value-type="float" office:value="16.87991" calcext:value-type="float">
            <text:p>16.87991</text:p>
          </table:table-cell>
          <table:table-cell office:value-type="float" office:value="15.04761" calcext:value-type="float">
            <text:p>15.04761</text:p>
          </table:table-cell>
          <table:table-cell office:value-type="float" office:value="3.789215" calcext:value-type="float">
            <text:p>3.7892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25102007" calcext:value-type="float">
            <text:p>25102007</text:p>
          </table:table-cell>
          <table:table-cell office:value-type="float" office:value="12.02003" calcext:value-type="float">
            <text:p>12.02003</text:p>
          </table:table-cell>
          <table:table-cell office:value-type="float" office:value="10.69" calcext:value-type="float">
            <text:p>10.69</text:p>
          </table:table-cell>
          <table:table-cell office:value-type="float" office:value="1.39" calcext:value-type="float">
            <text:p>1.39</text:p>
          </table:table-cell>
          <table:table-cell office:value-type="float" office:value="0.7441171" calcext:value-type="float">
            <text:p>0.7441171</text:p>
          </table:table-cell>
          <table:table-cell office:value-type="float" office:value="0.5953966" calcext:value-type="float">
            <text:p>0.5953966</text:p>
          </table:table-cell>
          <table:table-cell office:value-type="float" office:value="457.092" calcext:value-type="float">
            <text:p>457.092</text:p>
          </table:table-cell>
          <table:table-cell office:value-type="float" office:value="0" calcext:value-type="float">
            <text:p>0</text:p>
          </table:table-cell>
          <table:table-cell office:value-type="float" office:value="11.70758" calcext:value-type="float">
            <text:p>11.70758</text:p>
          </table:table-cell>
          <table:table-cell office:value-type="float" office:value="3.777649" calcext:value-type="float">
            <text:p>3.777649</text:p>
          </table:table-cell>
          <table:table-cell office:value-type="float" office:value="10.3588" calcext:value-type="float">
            <text:p>10.3588</text:p>
          </table:table-cell>
          <table:table-cell office:value-type="float" office:value="5.728455" calcext:value-type="float">
            <text:p>5.728455</text:p>
          </table:table-cell>
          <table:table-cell office:value-type="float" office:value="10.03326" calcext:value-type="float">
            <text:p>10.03326</text:p>
          </table:table-cell>
          <table:table-cell office:value-type="float" office:value="7.394562" calcext:value-type="float">
            <text:p>7.394562</text:p>
          </table:table-cell>
          <table:table-cell office:value-type="float" office:value="10.43881" calcext:value-type="float">
            <text:p>10.43881</text:p>
          </table:table-cell>
          <table:table-cell office:value-type="float" office:value="8.882599" calcext:value-type="float">
            <text:p>8.882599</text:p>
          </table:table-cell>
          <table:table-cell office:value-type="float" office:value="11.33902" calcext:value-type="float">
            <text:p>11.33902</text:p>
          </table:table-cell>
          <table:table-cell office:value-type="float" office:value="9.856232" calcext:value-type="float">
            <text:p>9.856232</text:p>
          </table:table-cell>
          <table:table-cell office:value-type="float" office:value="12.31882" calcext:value-type="float">
            <text:p>12.31882</text:p>
          </table:table-cell>
          <table:table-cell office:value-type="float" office:value="10.92386" calcext:value-type="float">
            <text:p>10.92386</text:p>
          </table:table-cell>
          <table:table-cell office:value-type="float" office:value="12.96286" calcext:value-type="float">
            <text:p>12.96286</text:p>
          </table:table-cell>
          <table:table-cell office:value-type="float" office:value="11.81366" calcext:value-type="float">
            <text:p>11.81366</text:p>
          </table:table-cell>
          <table:table-cell office:value-type="float" office:value="13.69293" calcext:value-type="float">
            <text:p>13.69293</text:p>
          </table:table-cell>
          <table:table-cell office:value-type="float" office:value="13.03622" calcext:value-type="float">
            <text:p>13.03622</text:p>
          </table:table-cell>
          <table:table-cell office:value-type="float" office:value="14.61609" calcext:value-type="float">
            <text:p>14.61609</text:p>
          </table:table-cell>
          <table:table-cell office:value-type="float" office:value="14.47043" calcext:value-type="float">
            <text:p>14.47043</text:p>
          </table:table-cell>
          <table:table-cell office:value-type="float" office:value="15.72345" calcext:value-type="float">
            <text:p>15.72345</text:p>
          </table:table-cell>
          <table:table-cell office:value-type="float" office:value="15.63458" calcext:value-type="float">
            <text:p>15.63458</text:p>
          </table:table-cell>
          <table:table-cell office:value-type="float" office:value="16.48209" calcext:value-type="float">
            <text:p>16.48209</text:p>
          </table:table-cell>
          <table:table-cell office:value-type="float" office:value="16.37384" calcext:value-type="float">
            <text:p>16.37384</text:p>
          </table:table-cell>
          <table:table-cell office:value-type="float" office:value="16.97379" calcext:value-type="float">
            <text:p>16.97379</text:p>
          </table:table-cell>
          <table:table-cell office:value-type="float" office:value="16.86276" calcext:value-type="float">
            <text:p>16.86276</text:p>
          </table:table-cell>
          <table:table-cell office:value-type="float" office:value="17.10294" calcext:value-type="float">
            <text:p>17.10294</text:p>
          </table:table-cell>
          <table:table-cell office:value-type="float" office:value="17.00784" calcext:value-type="float">
            <text:p>17.00784</text:p>
          </table:table-cell>
          <table:table-cell office:value-type="float" office:value="16.87906" calcext:value-type="float">
            <text:p>16.87906</text:p>
          </table:table-cell>
          <table:table-cell office:value-type="float" office:value="16.79785" calcext:value-type="float">
            <text:p>16.79785</text:p>
          </table:table-cell>
          <table:table-cell office:value-type="float" office:value="12.8172" calcext:value-type="float">
            <text:p>12.8172</text:p>
          </table:table-cell>
          <table:table-cell office:value-type="float" office:value="1.893829" calcext:value-type="float">
            <text:p>1.893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26102007" calcext:value-type="float">
            <text:p>26102007</text:p>
          </table:table-cell>
          <table:table-cell office:value-type="float" office:value="13.59874" calcext:value-type="float">
            <text:p>13.59874</text:p>
          </table:table-cell>
          <table:table-cell office:value-type="float" office:value="9.58" calcext:value-type="float">
            <text:p>9.58</text:p>
          </table:table-cell>
          <table:table-cell office:value-type="float" office:value="-4.18" calcext:value-type="float">
            <text:p>-4.18</text:p>
          </table:table-cell>
          <table:table-cell office:value-type="float" office:value="0.69949" calcext:value-type="float">
            <text:p>0.69949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278.856" calcext:value-type="float">
            <text:p>278.856</text:p>
          </table:table-cell>
          <table:table-cell office:value-type="float" office:value="0" calcext:value-type="float">
            <text:p>0</text:p>
          </table:table-cell>
          <table:table-cell office:value-type="float" office:value="10.25598" calcext:value-type="float">
            <text:p>10.25598</text:p>
          </table:table-cell>
          <table:table-cell office:value-type="float" office:value="-0.7024231" calcext:value-type="float">
            <text:p>-0.7024231</text:p>
          </table:table-cell>
          <table:table-cell office:value-type="float" office:value="9.000061" calcext:value-type="float">
            <text:p>9.000061</text:p>
          </table:table-cell>
          <table:table-cell office:value-type="float" office:value="2.511475" calcext:value-type="float">
            <text:p>2.511475</text:p>
          </table:table-cell>
          <table:table-cell office:value-type="float" office:value="8.784363" calcext:value-type="float">
            <text:p>8.784363</text:p>
          </table:table-cell>
          <table:table-cell office:value-type="float" office:value="5.269745" calcext:value-type="float">
            <text:p>5.269745</text:p>
          </table:table-cell>
          <table:table-cell office:value-type="float" office:value="9.010071" calcext:value-type="float">
            <text:p>9.010071</text:p>
          </table:table-cell>
          <table:table-cell office:value-type="float" office:value="7.234192" calcext:value-type="float">
            <text:p>7.234192</text:p>
          </table:table-cell>
          <table:table-cell office:value-type="float" office:value="9.85614" calcext:value-type="float">
            <text:p>9.85614</text:p>
          </table:table-cell>
          <table:table-cell office:value-type="float" office:value="8.374512" calcext:value-type="float">
            <text:p>8.374512</text:p>
          </table:table-cell>
          <table:table-cell office:value-type="float" office:value="10.92123" calcext:value-type="float">
            <text:p>10.92123</text:p>
          </table:table-cell>
          <table:table-cell office:value-type="float" office:value="9.651611" calcext:value-type="float">
            <text:p>9.651611</text:p>
          </table:table-cell>
          <table:table-cell office:value-type="float" office:value="11.802" calcext:value-type="float">
            <text:p>11.802</text:p>
          </table:table-cell>
          <table:table-cell office:value-type="float" office:value="10.79395" calcext:value-type="float">
            <text:p>10.79395</text:p>
          </table:table-cell>
          <table:table-cell office:value-type="float" office:value="13.03067" calcext:value-type="float">
            <text:p>13.03067</text:p>
          </table:table-cell>
          <table:table-cell office:value-type="float" office:value="12.28415" calcext:value-type="float">
            <text:p>12.28415</text:p>
          </table:table-cell>
          <table:table-cell office:value-type="float" office:value="14.46783" calcext:value-type="float">
            <text:p>14.46783</text:p>
          </table:table-cell>
          <table:table-cell office:value-type="float" office:value="14.14615" calcext:value-type="float">
            <text:p>14.14615</text:p>
          </table:table-cell>
          <table:table-cell office:value-type="float" office:value="15.63348" calcext:value-type="float">
            <text:p>15.63348</text:p>
          </table:table-cell>
          <table:table-cell office:value-type="float" office:value="15.50479" calcext:value-type="float">
            <text:p>15.50479</text:p>
          </table:table-cell>
          <table:table-cell office:value-type="float" office:value="16.37271" calcext:value-type="float">
            <text:p>16.37271</text:p>
          </table:table-cell>
          <table:table-cell office:value-type="float" office:value="16.26413" calcext:value-type="float">
            <text:p>16.26413</text:p>
          </table:table-cell>
          <table:table-cell office:value-type="float" office:value="16.86163" calcext:value-type="float">
            <text:p>16.86163</text:p>
          </table:table-cell>
          <table:table-cell office:value-type="float" office:value="16.75464" calcext:value-type="float">
            <text:p>16.75464</text:p>
          </table:table-cell>
          <table:table-cell office:value-type="float" office:value="17.00687" calcext:value-type="float">
            <text:p>17.00687</text:p>
          </table:table-cell>
          <table:table-cell office:value-type="float" office:value="16.9119" calcext:value-type="float">
            <text:p>16.9119</text:p>
          </table:table-cell>
          <table:table-cell office:value-type="float" office:value="16.797" calcext:value-type="float">
            <text:p>16.797</text:p>
          </table:table-cell>
          <table:table-cell office:value-type="float" office:value="16.71304" calcext:value-type="float">
            <text:p>16.71304</text:p>
          </table:table-cell>
          <table:table-cell office:value-type="float" office:value="11.52649" calcext:value-type="float">
            <text:p>11.52649</text:p>
          </table:table-cell>
          <table:table-cell office:value-type="float" office:value="-2.712128" calcext:value-type="float">
            <text:p>-2.71212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7102007" calcext:value-type="float">
            <text:p>27102007</text:p>
          </table:table-cell>
          <table:table-cell office:value-type="float" office:value="13.15298" calcext:value-type="float">
            <text:p>13.15298</text:p>
          </table:table-cell>
          <table:table-cell office:value-type="float" office:value="13.47" calcext:value-type="float">
            <text:p>13.47</text:p>
          </table:table-cell>
          <table:table-cell office:value-type="float" office:value="-5.64" calcext:value-type="float">
            <text:p>-5.64</text:p>
          </table:table-cell>
          <table:table-cell office:value-type="float" office:value="0.7825361" calcext:value-type="float">
            <text:p>0.7825361</text:p>
          </table:table-cell>
          <table:table-cell office:value-type="float" office:value="0.356437" calcext:value-type="float">
            <text:p>0.356437</text:p>
          </table:table-cell>
          <table:table-cell office:value-type="float" office:value="282.168" calcext:value-type="float">
            <text:p>282.168</text:p>
          </table:table-cell>
          <table:table-cell office:value-type="float" office:value="0" calcext:value-type="float">
            <text:p>0</text:p>
          </table:table-cell>
          <table:table-cell office:value-type="float" office:value="10.4512" calcext:value-type="float">
            <text:p>10.4512</text:p>
          </table:table-cell>
          <table:table-cell office:value-type="float" office:value="-2.048309" calcext:value-type="float">
            <text:p>-2.048309</text:p>
          </table:table-cell>
          <table:table-cell office:value-type="float" office:value="8.67041" calcext:value-type="float">
            <text:p>8.67041</text:p>
          </table:table-cell>
          <table:table-cell office:value-type="float" office:value="0.5269775" calcext:value-type="float">
            <text:p>0.5269775</text:p>
          </table:table-cell>
          <table:table-cell office:value-type="float" office:value="7.98233" calcext:value-type="float">
            <text:p>7.98233</text:p>
          </table:table-cell>
          <table:table-cell office:value-type="float" office:value="2.84552" calcext:value-type="float">
            <text:p>2.84552</text:p>
          </table:table-cell>
          <table:table-cell office:value-type="float" office:value="8.038513" calcext:value-type="float">
            <text:p>8.038513</text:p>
          </table:table-cell>
          <table:table-cell office:value-type="float" office:value="4.975922" calcext:value-type="float">
            <text:p>4.975922</text:p>
          </table:table-cell>
          <table:table-cell office:value-type="float" office:value="8.473816" calcext:value-type="float">
            <text:p>8.473816</text:p>
          </table:table-cell>
          <table:table-cell office:value-type="float" office:value="6.402313" calcext:value-type="float">
            <text:p>6.402313</text:p>
          </table:table-cell>
          <table:table-cell office:value-type="float" office:value="9.756989" calcext:value-type="float">
            <text:p>9.756989</text:p>
          </table:table-cell>
          <table:table-cell office:value-type="float" office:value="7.983734" calcext:value-type="float">
            <text:p>7.983734</text:p>
          </table:table-cell>
          <table:table-cell office:value-type="float" office:value="10.79691" calcext:value-type="float">
            <text:p>10.79691</text:p>
          </table:table-cell>
          <table:table-cell office:value-type="float" office:value="9.439606" calcext:value-type="float">
            <text:p>9.439606</text:p>
          </table:table-cell>
          <table:table-cell office:value-type="float" office:value="12.27841" calcext:value-type="float">
            <text:p>12.27841</text:p>
          </table:table-cell>
          <table:table-cell office:value-type="float" office:value="11.37949" calcext:value-type="float">
            <text:p>11.37949</text:p>
          </table:table-cell>
          <table:table-cell office:value-type="float" office:value="14.14218" calcext:value-type="float">
            <text:p>14.14218</text:p>
          </table:table-cell>
          <table:table-cell office:value-type="float" office:value="13.69351" calcext:value-type="float">
            <text:p>13.69351</text:p>
          </table:table-cell>
          <table:table-cell office:value-type="float" office:value="15.5032" calcext:value-type="float">
            <text:p>15.5032</text:p>
          </table:table-cell>
          <table:table-cell office:value-type="float" office:value="15.32089" calcext:value-type="float">
            <text:p>15.32089</text:p>
          </table:table-cell>
          <table:table-cell office:value-type="float" office:value="16.26291" calcext:value-type="float">
            <text:p>16.26291</text:p>
          </table:table-cell>
          <table:table-cell office:value-type="float" office:value="16.14075" calcext:value-type="float">
            <text:p>16.14075</text:p>
          </table:table-cell>
          <table:table-cell office:value-type="float" office:value="16.75351" calcext:value-type="float">
            <text:p>16.75351</text:p>
          </table:table-cell>
          <table:table-cell office:value-type="float" office:value="16.64813" calcext:value-type="float">
            <text:p>16.64813</text:p>
          </table:table-cell>
          <table:table-cell office:value-type="float" office:value="16.91089" calcext:value-type="float">
            <text:p>16.91089</text:p>
          </table:table-cell>
          <table:table-cell office:value-type="float" office:value="16.81424" calcext:value-type="float">
            <text:p>16.81424</text:p>
          </table:table-cell>
          <table:table-cell office:value-type="float" office:value="16.71216" calcext:value-type="float">
            <text:p>16.71216</text:p>
          </table:table-cell>
          <table:table-cell office:value-type="float" office:value="16.6272" calcext:value-type="float">
            <text:p>16.6272</text:p>
          </table:table-cell>
          <table:table-cell office:value-type="float" office:value="12.26907" calcext:value-type="float">
            <text:p>12.26907</text:p>
          </table:table-cell>
          <table:table-cell office:value-type="float" office:value="-4.067596" calcext:value-type="float">
            <text:p>-4.06759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8102007" calcext:value-type="float">
            <text:p>28102007</text:p>
          </table:table-cell>
          <table:table-cell office:value-type="float" office:value="12.41883" calcext:value-type="float">
            <text:p>12.41883</text:p>
          </table:table-cell>
          <table:table-cell office:value-type="float" office:value="23.02" calcext:value-type="float">
            <text:p>23.02</text:p>
          </table:table-cell>
          <table:table-cell office:value-type="float" office:value="7.07" calcext:value-type="float">
            <text:p>7.07</text:p>
          </table:table-cell>
          <table:table-cell office:value-type="float" office:value="1.114002" calcext:value-type="float">
            <text:p>1.114002</text:p>
          </table:table-cell>
          <table:table-cell office:value-type="float" office:value="0.7706542" calcext:value-type="float">
            <text:p>0.7706542</text:p>
          </table:table-cell>
          <table:table-cell office:value-type="float" office:value="337.896" calcext:value-type="float">
            <text:p>337.896</text:p>
          </table:table-cell>
          <table:table-cell office:value-type="float" office:value="0" calcext:value-type="float">
            <text:p>0</text:p>
          </table:table-cell>
          <table:table-cell office:value-type="float" office:value="17.12955" calcext:value-type="float">
            <text:p>17.12955</text:p>
          </table:table-cell>
          <table:table-cell office:value-type="float" office:value="5.498474" calcext:value-type="float">
            <text:p>5.498474</text:p>
          </table:table-cell>
          <table:table-cell office:value-type="float" office:value="14.28696" calcext:value-type="float">
            <text:p>14.28696</text:p>
          </table:table-cell>
          <table:table-cell office:value-type="float" office:value="6.358154" calcext:value-type="float">
            <text:p>6.358154</text:p>
          </table:table-cell>
          <table:table-cell office:value-type="float" office:value="12.71188" calcext:value-type="float">
            <text:p>12.71188</text:p>
          </table:table-cell>
          <table:table-cell office:value-type="float" office:value="7.095032" calcext:value-type="float">
            <text:p>7.095032</text:p>
          </table:table-cell>
          <table:table-cell office:value-type="float" office:value="11.71463" calcext:value-type="float">
            <text:p>11.71463</text:p>
          </table:table-cell>
          <table:table-cell office:value-type="float" office:value="7.795013" calcext:value-type="float">
            <text:p>7.795013</text:p>
          </table:table-cell>
          <table:table-cell office:value-type="float" office:value="11.3056" calcext:value-type="float">
            <text:p>11.3056</text:p>
          </table:table-cell>
          <table:table-cell office:value-type="float" office:value="8.327545" calcext:value-type="float">
            <text:p>8.327545</text:p>
          </table:table-cell>
          <table:table-cell office:value-type="float" office:value="11.10727" calcext:value-type="float">
            <text:p>11.10727</text:p>
          </table:table-cell>
          <table:table-cell office:value-type="float" office:value="8.982635" calcext:value-type="float">
            <text:p>8.982635</text:p>
          </table:table-cell>
          <table:table-cell office:value-type="float" office:value="11.11792" calcext:value-type="float">
            <text:p>11.11792</text:p>
          </table:table-cell>
          <table:table-cell office:value-type="float" office:value="9.825073" calcext:value-type="float">
            <text:p>9.825073</text:p>
          </table:table-cell>
          <table:table-cell office:value-type="float" office:value="11.45795" calcext:value-type="float">
            <text:p>11.45795</text:p>
          </table:table-cell>
          <table:table-cell office:value-type="float" office:value="11.25934" calcext:value-type="float">
            <text:p>11.25934</text:p>
          </table:table-cell>
          <table:table-cell office:value-type="float" office:value="13.68835" calcext:value-type="float">
            <text:p>13.68835</text:p>
          </table:table-cell>
          <table:table-cell office:value-type="float" office:value="13.30856" calcext:value-type="float">
            <text:p>13.30856</text:p>
          </table:table-cell>
          <table:table-cell office:value-type="float" office:value="15.31863" calcext:value-type="float">
            <text:p>15.31863</text:p>
          </table:table-cell>
          <table:table-cell office:value-type="float" office:value="15.09009" calcext:value-type="float">
            <text:p>15.09009</text:p>
          </table:table-cell>
          <table:table-cell office:value-type="float" office:value="16.13934" calcext:value-type="float">
            <text:p>16.13934</text:p>
          </table:table-cell>
          <table:table-cell office:value-type="float" office:value="15.99536" calcext:value-type="float">
            <text:p>15.99536</text:p>
          </table:table-cell>
          <table:table-cell office:value-type="float" office:value="16.64703" calcext:value-type="float">
            <text:p>16.64703</text:p>
          </table:table-cell>
          <table:table-cell office:value-type="float" office:value="16.53732" calcext:value-type="float">
            <text:p>16.53732</text:p>
          </table:table-cell>
          <table:table-cell office:value-type="float" office:value="16.81326" calcext:value-type="float">
            <text:p>16.81326</text:p>
          </table:table-cell>
          <table:table-cell office:value-type="float" office:value="16.7193" calcext:value-type="float">
            <text:p>16.7193</text:p>
          </table:table-cell>
          <table:table-cell office:value-type="float" office:value="16.62631" calcext:value-type="float">
            <text:p>16.62631</text:p>
          </table:table-cell>
          <table:table-cell office:value-type="float" office:value="16.54102" calcext:value-type="float">
            <text:p>16.54102</text:p>
          </table:table-cell>
          <table:table-cell office:value-type="float" office:value="19.45163" calcext:value-type="float">
            <text:p>19.45163</text:p>
          </table:table-cell>
          <table:table-cell office:value-type="float" office:value="4.812378" calcext:value-type="float">
            <text:p>4.81237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9102007" calcext:value-type="float">
            <text:p>29102007</text:p>
          </table:table-cell>
          <table:table-cell office:value-type="float" office:value="9.540719" calcext:value-type="float">
            <text:p>9.540719</text:p>
          </table:table-cell>
          <table:table-cell office:value-type="float" office:value="15.23" calcext:value-type="float">
            <text:p>15.23</text:p>
          </table:table-cell>
          <table:table-cell office:value-type="float" office:value="5.91" calcext:value-type="float">
            <text:p>5.91</text:p>
          </table:table-cell>
          <table:table-cell office:value-type="float" office:value="1.019572" calcext:value-type="float">
            <text:p>1.019572</text:p>
          </table:table-cell>
          <table:table-cell office:value-type="float" office:value="0.8168496" calcext:value-type="float">
            <text:p>0.8168496</text:p>
          </table:table-cell>
          <table:table-cell office:value-type="float" office:value="239.364" calcext:value-type="float">
            <text:p>239.364</text:p>
          </table:table-cell>
          <table:table-cell office:value-type="float" office:value="0" calcext:value-type="float">
            <text:p>0</text:p>
          </table:table-cell>
          <table:table-cell office:value-type="float" office:value="13.88605" calcext:value-type="float">
            <text:p>13.88605</text:p>
          </table:table-cell>
          <table:table-cell office:value-type="float" office:value="6.532928" calcext:value-type="float">
            <text:p>6.532928</text:p>
          </table:table-cell>
          <table:table-cell office:value-type="float" office:value="12.30182" calcext:value-type="float">
            <text:p>12.30182</text:p>
          </table:table-cell>
          <table:table-cell office:value-type="float" office:value="7.931732" calcext:value-type="float">
            <text:p>7.931732</text:p>
          </table:table-cell>
          <table:table-cell office:value-type="float" office:value="11.54715" calcext:value-type="float">
            <text:p>11.54715</text:p>
          </table:table-cell>
          <table:table-cell office:value-type="float" office:value="8.930786" calcext:value-type="float">
            <text:p>8.930786</text:p>
          </table:table-cell>
          <table:table-cell office:value-type="float" office:value="11.26324" calcext:value-type="float">
            <text:p>11.26324</text:p>
          </table:table-cell>
          <table:table-cell office:value-type="float" office:value="9.704163" calcext:value-type="float">
            <text:p>9.704163</text:p>
          </table:table-cell>
          <table:table-cell office:value-type="float" office:value="11.22699" calcext:value-type="float">
            <text:p>11.22699</text:p>
          </table:table-cell>
          <table:table-cell office:value-type="float" office:value="10.168" calcext:value-type="float">
            <text:p>10.168</text:p>
          </table:table-cell>
          <table:table-cell office:value-type="float" office:value="11.14914" calcext:value-type="float">
            <text:p>11.14914</text:p>
          </table:table-cell>
          <table:table-cell office:value-type="float" office:value="10.67096" calcext:value-type="float">
            <text:p>10.67096</text:p>
          </table:table-cell>
          <table:table-cell office:value-type="float" office:value="11.38071" calcext:value-type="float">
            <text:p>11.38071</text:p>
          </table:table-cell>
          <table:table-cell office:value-type="float" office:value="11.10028" calcext:value-type="float">
            <text:p>11.10028</text:p>
          </table:table-cell>
          <table:table-cell office:value-type="float" office:value="11.87634" calcext:value-type="float">
            <text:p>11.87634</text:p>
          </table:table-cell>
          <table:table-cell office:value-type="float" office:value="11.46643" calcext:value-type="float">
            <text:p>11.46643</text:p>
          </table:table-cell>
          <table:table-cell office:value-type="float" office:value="13.30634" calcext:value-type="float">
            <text:p>13.30634</text:p>
          </table:table-cell>
          <table:table-cell office:value-type="float" office:value="13.22617" calcext:value-type="float">
            <text:p>13.22617</text:p>
          </table:table-cell>
          <table:table-cell office:value-type="float" office:value="15.08768" calcext:value-type="float">
            <text:p>15.08768</text:p>
          </table:table-cell>
          <table:table-cell office:value-type="float" office:value="14.88165" calcext:value-type="float">
            <text:p>14.88165</text:p>
          </table:table-cell>
          <table:table-cell office:value-type="float" office:value="15.99374" calcext:value-type="float">
            <text:p>15.99374</text:p>
          </table:table-cell>
          <table:table-cell office:value-type="float" office:value="15.83603" calcext:value-type="float">
            <text:p>15.83603</text:p>
          </table:table-cell>
          <table:table-cell office:value-type="float" office:value="16.5361" calcext:value-type="float">
            <text:p>16.5361</text:p>
          </table:table-cell>
          <table:table-cell office:value-type="float" office:value="16.4194" calcext:value-type="float">
            <text:p>16.4194</text:p>
          </table:table-cell>
          <table:table-cell office:value-type="float" office:value="16.71829" calcext:value-type="float">
            <text:p>16.71829</text:p>
          </table:table-cell>
          <table:table-cell office:value-type="float" office:value="16.6221" calcext:value-type="float">
            <text:p>16.6221</text:p>
          </table:table-cell>
          <table:table-cell office:value-type="float" office:value="16.5401" calcext:value-type="float">
            <text:p>16.5401</text:p>
          </table:table-cell>
          <table:table-cell office:value-type="float" office:value="16.45453" calcext:value-type="float">
            <text:p>16.45453</text:p>
          </table:table-cell>
          <table:table-cell office:value-type="float" office:value="15.15677" calcext:value-type="float">
            <text:p>15.15677</text:p>
          </table:table-cell>
          <table:table-cell office:value-type="float" office:value="5.420624" calcext:value-type="float">
            <text:p>5.42062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102007" calcext:value-type="float">
            <text:p>30102007</text:p>
          </table:table-cell>
          <table:table-cell office:value-type="float" office:value="8.36712" calcext:value-type="float">
            <text:p>8.36712</text:p>
          </table:table-cell>
          <table:table-cell office:value-type="float" office:value="21.4" calcext:value-type="float">
            <text:p>21.4</text:p>
          </table:table-cell>
          <table:table-cell office:value-type="float" office:value="7.56" calcext:value-type="float">
            <text:p>7.56</text:p>
          </table:table-cell>
          <table:table-cell office:value-type="float" office:value="1.334117" calcext:value-type="float">
            <text:p>1.334117</text:p>
          </table:table-cell>
          <table:table-cell office:value-type="float" office:value="0.9144786" calcext:value-type="float">
            <text:p>0.9144786</text:p>
          </table:table-cell>
          <table:table-cell office:value-type="float" office:value="270" calcext:value-type="float">
            <text:p>270</text:p>
          </table:table-cell>
          <table:table-cell office:value-type="float" office:value="0" calcext:value-type="float">
            <text:p>0</text:p>
          </table:table-cell>
          <table:table-cell office:value-type="float" office:value="17.04761" calcext:value-type="float">
            <text:p>17.04761</text:p>
          </table:table-cell>
          <table:table-cell office:value-type="float" office:value="7.073853" calcext:value-type="float">
            <text:p>7.073853</text:p>
          </table:table-cell>
          <table:table-cell office:value-type="float" office:value="14.51733" calcext:value-type="float">
            <text:p>14.51733</text:p>
          </table:table-cell>
          <table:table-cell office:value-type="float" office:value="8.091736" calcext:value-type="float">
            <text:p>8.091736</text:p>
          </table:table-cell>
          <table:table-cell office:value-type="float" office:value="13.2189" calcext:value-type="float">
            <text:p>13.2189</text:p>
          </table:table-cell>
          <table:table-cell office:value-type="float" office:value="8.819885" calcext:value-type="float">
            <text:p>8.819885</text:p>
          </table:table-cell>
          <table:table-cell office:value-type="float" office:value="12.4249" calcext:value-type="float">
            <text:p>12.4249</text:p>
          </table:table-cell>
          <table:table-cell office:value-type="float" office:value="9.518341" calcext:value-type="float">
            <text:p>9.518341</text:p>
          </table:table-cell>
          <table:table-cell office:value-type="float" office:value="12.07401" calcext:value-type="float">
            <text:p>12.07401</text:p>
          </table:table-cell>
          <table:table-cell office:value-type="float" office:value="10.00583" calcext:value-type="float">
            <text:p>10.00583</text:p>
          </table:table-cell>
          <table:table-cell office:value-type="float" office:value="11.89322" calcext:value-type="float">
            <text:p>11.89322</text:p>
          </table:table-cell>
          <table:table-cell office:value-type="float" office:value="10.56891" calcext:value-type="float">
            <text:p>10.56891</text:p>
          </table:table-cell>
          <table:table-cell office:value-type="float" office:value="11.86786" calcext:value-type="float">
            <text:p>11.86786</text:p>
          </table:table-cell>
          <table:table-cell office:value-type="float" office:value="11.0928" calcext:value-type="float">
            <text:p>11.0928</text:p>
          </table:table-cell>
          <table:table-cell office:value-type="float" office:value="12.03204" calcext:value-type="float">
            <text:p>12.03204</text:p>
          </table:table-cell>
          <table:table-cell office:value-type="float" office:value="11.87936" calcext:value-type="float">
            <text:p>11.87936</text:p>
          </table:table-cell>
          <table:table-cell office:value-type="float" office:value="13.22595" calcext:value-type="float">
            <text:p>13.22595</text:p>
          </table:table-cell>
          <table:table-cell office:value-type="float" office:value="13.20456" calcext:value-type="float">
            <text:p>13.20456</text:p>
          </table:table-cell>
          <table:table-cell office:value-type="float" office:value="14.87976" calcext:value-type="float">
            <text:p>14.87976</text:p>
          </table:table-cell>
          <table:table-cell office:value-type="float" office:value="14.72275" calcext:value-type="float">
            <text:p>14.72275</text:p>
          </table:table-cell>
          <table:table-cell office:value-type="float" office:value="15.83438" calcext:value-type="float">
            <text:p>15.83438</text:p>
          </table:table-cell>
          <table:table-cell office:value-type="float" office:value="15.68225" calcext:value-type="float">
            <text:p>15.68225</text:p>
          </table:table-cell>
          <table:table-cell office:value-type="float" office:value="16.41818" calcext:value-type="float">
            <text:p>16.41818</text:p>
          </table:table-cell>
          <table:table-cell office:value-type="float" office:value="16.29614" calcext:value-type="float">
            <text:p>16.29614</text:p>
          </table:table-cell>
          <table:table-cell office:value-type="float" office:value="16.62109" calcext:value-type="float">
            <text:p>16.62109</text:p>
          </table:table-cell>
          <table:table-cell office:value-type="float" office:value="16.52225" calcext:value-type="float">
            <text:p>16.52225</text:p>
          </table:table-cell>
          <table:table-cell office:value-type="float" office:value="16.45361" calcext:value-type="float">
            <text:p>16.45361</text:p>
          </table:table-cell>
          <table:table-cell office:value-type="float" office:value="16.3663" calcext:value-type="float">
            <text:p>16.3663</text:p>
          </table:table-cell>
          <table:table-cell office:value-type="float" office:value="41.07932" calcext:value-type="float">
            <text:p>41.07932</text:p>
          </table:table-cell>
          <table:table-cell office:value-type="float" office:value="6.216431" calcext:value-type="float">
            <text:p>6.2164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31102007" calcext:value-type="float">
            <text:p>31102007</text:p>
          </table:table-cell>
          <table:table-cell office:value-type="float" office:value="8.18676" calcext:value-type="float">
            <text:p>8.18676</text:p>
          </table:table-cell>
          <table:table-cell office:value-type="float" office:value="21.31" calcext:value-type="float">
            <text:p>21.31</text:p>
          </table:table-cell>
          <table:table-cell office:value-type="float" office:value="12.61" calcext:value-type="float">
            <text:p>12.61</text:p>
          </table:table-cell>
          <table:table-cell office:value-type="float" office:value="1.438153" calcext:value-type="float">
            <text:p>1.438153</text:p>
          </table:table-cell>
          <table:table-cell office:value-type="float" office:value="1.091931" calcext:value-type="float">
            <text:p>1.091931</text:p>
          </table:table-cell>
          <table:table-cell office:value-type="float" office:value="480.42" calcext:value-type="float">
            <text:p>480.42</text:p>
          </table:table-cell>
          <table:table-cell office:value-type="float" office:value="0" calcext:value-type="float">
            <text:p>0</text:p>
          </table:table-cell>
          <table:table-cell office:value-type="float" office:value="19.5658" calcext:value-type="float">
            <text:p>19.5658</text:p>
          </table:table-cell>
          <table:table-cell office:value-type="float" office:value="10.02722" calcext:value-type="float">
            <text:p>10.02722</text:p>
          </table:table-cell>
          <table:table-cell office:value-type="float" office:value="16.28696" calcext:value-type="float">
            <text:p>16.28696</text:p>
          </table:table-cell>
          <table:table-cell office:value-type="float" office:value="10.68448" calcext:value-type="float">
            <text:p>10.68448</text:p>
          </table:table-cell>
          <table:table-cell office:value-type="float" office:value="14.81406" calcext:value-type="float">
            <text:p>14.81406</text:p>
          </table:table-cell>
          <table:table-cell office:value-type="float" office:value="11.10333" calcext:value-type="float">
            <text:p>11.10333</text:p>
          </table:table-cell>
          <table:table-cell office:value-type="float" office:value="13.83813" calcext:value-type="float">
            <text:p>13.83813</text:p>
          </table:table-cell>
          <table:table-cell office:value-type="float" office:value="11.41312" calcext:value-type="float">
            <text:p>11.41312</text:p>
          </table:table-cell>
          <table:table-cell office:value-type="float" office:value="13.33838" calcext:value-type="float">
            <text:p>13.33838</text:p>
          </table:table-cell>
          <table:table-cell office:value-type="float" office:value="11.5907" calcext:value-type="float">
            <text:p>11.5907</text:p>
          </table:table-cell>
          <table:table-cell office:value-type="float" office:value="12.98355" calcext:value-type="float">
            <text:p>12.98355</text:p>
          </table:table-cell>
          <table:table-cell office:value-type="float" office:value="11.78619" calcext:value-type="float">
            <text:p>11.78619</text:p>
          </table:table-cell>
          <table:table-cell office:value-type="float" office:value="12.7319" calcext:value-type="float">
            <text:p>12.7319</text:p>
          </table:table-cell>
          <table:table-cell office:value-type="float" office:value="11.87799" calcext:value-type="float">
            <text:p>11.87799</text:p>
          </table:table-cell>
          <table:table-cell office:value-type="float" office:value="12.52307" calcext:value-type="float">
            <text:p>12.52307</text:p>
          </table:table-cell>
          <table:table-cell office:value-type="float" office:value="12.03809" calcext:value-type="float">
            <text:p>12.03809</text:p>
          </table:table-cell>
          <table:table-cell office:value-type="float" office:value="13.27954" calcext:value-type="float">
            <text:p>13.27954</text:p>
          </table:table-cell>
          <table:table-cell office:value-type="float" office:value="13.20505" calcext:value-type="float">
            <text:p>13.20505</text:p>
          </table:table-cell>
          <table:table-cell office:value-type="float" office:value="14.72131" calcext:value-type="float">
            <text:p>14.72131</text:p>
          </table:table-cell>
          <table:table-cell office:value-type="float" office:value="14.60641" calcext:value-type="float">
            <text:p>14.60641</text:p>
          </table:table-cell>
          <table:table-cell office:value-type="float" office:value="15.68069" calcext:value-type="float">
            <text:p>15.68069</text:p>
          </table:table-cell>
          <table:table-cell office:value-type="float" office:value="15.54251" calcext:value-type="float">
            <text:p>15.54251</text:p>
          </table:table-cell>
          <table:table-cell office:value-type="float" office:value="16.29483" calcext:value-type="float">
            <text:p>16.29483</text:p>
          </table:table-cell>
          <table:table-cell office:value-type="float" office:value="16.17178" calcext:value-type="float">
            <text:p>16.17178</text:p>
          </table:table-cell>
          <table:table-cell office:value-type="float" office:value="16.52118" calcext:value-type="float">
            <text:p>16.52118</text:p>
          </table:table-cell>
          <table:table-cell office:value-type="float" office:value="16.41989" calcext:value-type="float">
            <text:p>16.41989</text:p>
          </table:table-cell>
          <table:table-cell office:value-type="float" office:value="16.36536" calcext:value-type="float">
            <text:p>16.36536</text:p>
          </table:table-cell>
          <table:table-cell office:value-type="float" office:value="16.27686" calcext:value-type="float">
            <text:p>16.27686</text:p>
          </table:table-cell>
          <table:table-cell office:value-type="float" office:value="34.20285" calcext:value-type="float">
            <text:p>34.20285</text:p>
          </table:table-cell>
          <table:table-cell office:value-type="float" office:value="8.338074" calcext:value-type="float">
            <text:p>8.338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1112007" calcext:value-type="float">
            <text:p>1112007</text:p>
          </table:table-cell>
          <table:table-cell office:value-type="float" office:value="10.6076" calcext:value-type="float">
            <text:p>10.6076</text:p>
          </table:table-cell>
          <table:table-cell office:value-type="float" office:value="22.81" calcext:value-type="float">
            <text:p>22.81</text:p>
          </table:table-cell>
          <table:table-cell office:value-type="float" office:value="4.12" calcext:value-type="float">
            <text:p>4.12</text:p>
          </table:table-cell>
          <table:table-cell office:value-type="float" office:value="1.400022" calcext:value-type="float">
            <text:p>1.400022</text:p>
          </table:table-cell>
          <table:table-cell office:value-type="float" office:value="0.7215886" calcext:value-type="float">
            <text:p>0.7215886</text:p>
          </table:table-cell>
          <table:table-cell office:value-type="float" office:value="236.052" calcext:value-type="float">
            <text:p>236.052</text:p>
          </table:table-cell>
          <table:table-cell office:value-type="float" office:value="0" calcext:value-type="float">
            <text:p>0</text:p>
          </table:table-cell>
          <table:table-cell office:value-type="float" office:value="22.06305" calcext:value-type="float">
            <text:p>22.06305</text:p>
          </table:table-cell>
          <table:table-cell office:value-type="float" office:value="9.952118" calcext:value-type="float">
            <text:p>9.952118</text:p>
          </table:table-cell>
          <table:table-cell office:value-type="float" office:value="18.17499" calcext:value-type="float">
            <text:p>18.17499</text:p>
          </table:table-cell>
          <table:table-cell office:value-type="float" office:value="11.75052" calcext:value-type="float">
            <text:p>11.75052</text:p>
          </table:table-cell>
          <table:table-cell office:value-type="float" office:value="16.40109" calcext:value-type="float">
            <text:p>16.40109</text:p>
          </table:table-cell>
          <table:table-cell office:value-type="float" office:value="12.34927" calcext:value-type="float">
            <text:p>12.34927</text:p>
          </table:table-cell>
          <table:table-cell office:value-type="float" office:value="15.19354" calcext:value-type="float">
            <text:p>15.19354</text:p>
          </table:table-cell>
          <table:table-cell office:value-type="float" office:value="12.66266" calcext:value-type="float">
            <text:p>12.66266</text:p>
          </table:table-cell>
          <table:table-cell office:value-type="float" office:value="14.52094" calcext:value-type="float">
            <text:p>14.52094</text:p>
          </table:table-cell>
          <table:table-cell office:value-type="float" office:value="12.77835" calcext:value-type="float">
            <text:p>12.77835</text:p>
          </table:table-cell>
          <table:table-cell office:value-type="float" office:value="13.92587" calcext:value-type="float">
            <text:p>13.92587</text:p>
          </table:table-cell>
          <table:table-cell office:value-type="float" office:value="12.86069" calcext:value-type="float">
            <text:p>12.86069</text:p>
          </table:table-cell>
          <table:table-cell office:value-type="float" office:value="13.57855" calcext:value-type="float">
            <text:p>13.57855</text:p>
          </table:table-cell>
          <table:table-cell office:value-type="float" office:value="12.74234" calcext:value-type="float">
            <text:p>12.74234</text:p>
          </table:table-cell>
          <table:table-cell office:value-type="float" office:value="13.13458" calcext:value-type="float">
            <text:p>13.13458</text:p>
          </table:table-cell>
          <table:table-cell office:value-type="float" office:value="12.53085" calcext:value-type="float">
            <text:p>12.53085</text:p>
          </table:table-cell>
          <table:table-cell office:value-type="float" office:value="13.47272" calcext:value-type="float">
            <text:p>13.47272</text:p>
          </table:table-cell>
          <table:table-cell office:value-type="float" office:value="13.28101" calcext:value-type="float">
            <text:p>13.28101</text:p>
          </table:table-cell>
          <table:table-cell office:value-type="float" office:value="14.60544" calcext:value-type="float">
            <text:p>14.60544</text:p>
          </table:table-cell>
          <table:table-cell office:value-type="float" office:value="14.54327" calcext:value-type="float">
            <text:p>14.54327</text:p>
          </table:table-cell>
          <table:table-cell office:value-type="float" office:value="15.54114" calcext:value-type="float">
            <text:p>15.54114</text:p>
          </table:table-cell>
          <table:table-cell office:value-type="float" office:value="15.42328" calcext:value-type="float">
            <text:p>15.42328</text:p>
          </table:table-cell>
          <table:table-cell office:value-type="float" office:value="16.17047" calcext:value-type="float">
            <text:p>16.17047</text:p>
          </table:table-cell>
          <table:table-cell office:value-type="float" office:value="16.05017" calcext:value-type="float">
            <text:p>16.05017</text:p>
          </table:table-cell>
          <table:table-cell office:value-type="float" office:value="16.41879" calcext:value-type="float">
            <text:p>16.41879</text:p>
          </table:table-cell>
          <table:table-cell office:value-type="float" office:value="16.31601" calcext:value-type="float">
            <text:p>16.31601</text:p>
          </table:table-cell>
          <table:table-cell office:value-type="float" office:value="16.27591" calcext:value-type="float">
            <text:p>16.27591</text:p>
          </table:table-cell>
          <table:table-cell office:value-type="float" office:value="16.1857" calcext:value-type="float">
            <text:p>16.1857</text:p>
          </table:table-cell>
          <table:table-cell office:value-type="float" office:value="40.23907" calcext:value-type="float">
            <text:p>40.23907</text:p>
          </table:table-cell>
          <table:table-cell office:value-type="float" office:value="1.281403" calcext:value-type="float">
            <text:p>1.28140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12007" calcext:value-type="float">
            <text:p>2112007</text:p>
          </table:table-cell>
          <table:table-cell office:value-type="float" office:value="11.74051" calcext:value-type="float">
            <text:p>11.74051</text:p>
          </table:table-cell>
          <table:table-cell office:value-type="float" office:value="20.41" calcext:value-type="float">
            <text:p>20.41</text:p>
          </table:table-cell>
          <table:table-cell office:value-type="float" office:value="1.58" calcext:value-type="float">
            <text:p>1.58</text:p>
          </table:table-cell>
          <table:table-cell office:value-type="float" office:value="0.9011853" calcext:value-type="float">
            <text:p>0.9011853</text:p>
          </table:table-cell>
          <table:table-cell office:value-type="float" office:value="0.6034892" calcext:value-type="float">
            <text:p>0.6034892</text:p>
          </table:table-cell>
          <table:table-cell office:value-type="float" office:value="131.94" calcext:value-type="float">
            <text:p>131.94</text:p>
          </table:table-cell>
          <table:table-cell office:value-type="float" office:value="0" calcext:value-type="float">
            <text:p>0</text:p>
          </table:table-cell>
          <table:table-cell office:value-type="float" office:value="20.42929" calcext:value-type="float">
            <text:p>20.42929</text:p>
          </table:table-cell>
          <table:table-cell office:value-type="float" office:value="7.016113" calcext:value-type="float">
            <text:p>7.016113</text:p>
          </table:table-cell>
          <table:table-cell office:value-type="float" office:value="16.96603" calcext:value-type="float">
            <text:p>16.96603</text:p>
          </table:table-cell>
          <table:table-cell office:value-type="float" office:value="9.368286" calcext:value-type="float">
            <text:p>9.368286</text:p>
          </table:table-cell>
          <table:table-cell office:value-type="float" office:value="15.44547" calcext:value-type="float">
            <text:p>15.44547</text:p>
          </table:table-cell>
          <table:table-cell office:value-type="float" office:value="10.71765" calcext:value-type="float">
            <text:p>10.71765</text:p>
          </table:table-cell>
          <table:table-cell office:value-type="float" office:value="14.48441" calcext:value-type="float">
            <text:p>14.48441</text:p>
          </table:table-cell>
          <table:table-cell office:value-type="float" office:value="11.7067" calcext:value-type="float">
            <text:p>11.7067</text:p>
          </table:table-cell>
          <table:table-cell office:value-type="float" office:value="14.00909" calcext:value-type="float">
            <text:p>14.00909</text:p>
          </table:table-cell>
          <table:table-cell office:value-type="float" office:value="12.24857" calcext:value-type="float">
            <text:p>12.24857</text:p>
          </table:table-cell>
          <table:table-cell office:value-type="float" office:value="13.8623" calcext:value-type="float">
            <text:p>13.8623</text:p>
          </table:table-cell>
          <table:table-cell office:value-type="float" office:value="12.74203" calcext:value-type="float">
            <text:p>12.74203</text:p>
          </table:table-cell>
          <table:table-cell office:value-type="float" office:value="13.58231" calcext:value-type="float">
            <text:p>13.58231</text:p>
          </table:table-cell>
          <table:table-cell office:value-type="float" office:value="12.99167" calcext:value-type="float">
            <text:p>12.99167</text:p>
          </table:table-cell>
          <table:table-cell office:value-type="float" office:value="13.36026" calcext:value-type="float">
            <text:p>13.36026</text:p>
          </table:table-cell>
          <table:table-cell office:value-type="float" office:value="13.14243" calcext:value-type="float">
            <text:p>13.14243</text:p>
          </table:table-cell>
          <table:table-cell office:value-type="float" office:value="13.68253" calcext:value-type="float">
            <text:p>13.68253</text:p>
          </table:table-cell>
          <table:table-cell office:value-type="float" office:value="13.47528" calcext:value-type="float">
            <text:p>13.47528</text:p>
          </table:table-cell>
          <table:table-cell office:value-type="float" office:value="14.54294" calcext:value-type="float">
            <text:p>14.54294</text:p>
          </table:table-cell>
          <table:table-cell office:value-type="float" office:value="14.53146" calcext:value-type="float">
            <text:p>14.53146</text:p>
          </table:table-cell>
          <table:table-cell office:value-type="float" office:value="15.42218" calcext:value-type="float">
            <text:p>15.42218</text:p>
          </table:table-cell>
          <table:table-cell office:value-type="float" office:value="15.32986" calcext:value-type="float">
            <text:p>15.32986</text:p>
          </table:table-cell>
          <table:table-cell office:value-type="float" office:value="16.04898" calcext:value-type="float">
            <text:p>16.04898</text:p>
          </table:table-cell>
          <table:table-cell office:value-type="float" office:value="15.93634" calcext:value-type="float">
            <text:p>15.93634</text:p>
          </table:table-cell>
          <table:table-cell office:value-type="float" office:value="16.31488" calcext:value-type="float">
            <text:p>16.31488</text:p>
          </table:table-cell>
          <table:table-cell office:value-type="float" office:value="16.21179" calcext:value-type="float">
            <text:p>16.21179</text:p>
          </table:table-cell>
          <table:table-cell office:value-type="float" office:value="16.18475" calcext:value-type="float">
            <text:p>16.18475</text:p>
          </table:table-cell>
          <table:table-cell office:value-type="float" office:value="16.09369" calcext:value-type="float">
            <text:p>16.09369</text:p>
          </table:table-cell>
          <table:table-cell office:value-type="float" office:value="36.12119" calcext:value-type="float">
            <text:p>36.12119</text:p>
          </table:table-cell>
          <table:table-cell office:value-type="float" office:value="-1.628876" calcext:value-type="float">
            <text:p>-1.6288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3112007" calcext:value-type="float">
            <text:p>3112007</text:p>
          </table:table-cell>
          <table:table-cell office:value-type="float" office:value="10.2019" calcext:value-type="float">
            <text:p>10.2019</text:p>
          </table:table-cell>
          <table:table-cell office:value-type="float" office:value="23.46" calcext:value-type="float">
            <text:p>23.46</text:p>
          </table:table-cell>
          <table:table-cell office:value-type="float" office:value="5.28" calcext:value-type="float">
            <text:p>5.28</text:p>
          </table:table-cell>
          <table:table-cell office:value-type="float" office:value="1.361029" calcext:value-type="float">
            <text:p>1.361029</text:p>
          </table:table-cell>
          <table:table-cell office:value-type="float" office:value="0.7821092" calcext:value-type="float">
            <text:p>0.7821092</text:p>
          </table:table-cell>
          <table:table-cell office:value-type="float" office:value="150.768" calcext:value-type="float">
            <text:p>150.768</text:p>
          </table:table-cell>
          <table:table-cell office:value-type="float" office:value="0" calcext:value-type="float">
            <text:p>0</text:p>
          </table:table-cell>
          <table:table-cell office:value-type="float" office:value="21.14957" calcext:value-type="float">
            <text:p>21.14957</text:p>
          </table:table-cell>
          <table:table-cell office:value-type="float" office:value="8.474213" calcext:value-type="float">
            <text:p>8.474213</text:p>
          </table:table-cell>
          <table:table-cell office:value-type="float" office:value="17.50647" calcext:value-type="float">
            <text:p>17.50647</text:p>
          </table:table-cell>
          <table:table-cell office:value-type="float" office:value="10.20319" calcext:value-type="float">
            <text:p>10.20319</text:p>
          </table:table-cell>
          <table:table-cell office:value-type="float" office:value="15.88144" calcext:value-type="float">
            <text:p>15.88144</text:p>
          </table:table-cell>
          <table:table-cell office:value-type="float" office:value="11.22522" calcext:value-type="float">
            <text:p>11.22522</text:p>
          </table:table-cell>
          <table:table-cell office:value-type="float" office:value="14.8522" calcext:value-type="float">
            <text:p>14.8522</text:p>
          </table:table-cell>
          <table:table-cell office:value-type="float" office:value="11.99692" calcext:value-type="float">
            <text:p>11.99692</text:p>
          </table:table-cell>
          <table:table-cell office:value-type="float" office:value="14.33133" calcext:value-type="float">
            <text:p>14.33133</text:p>
          </table:table-cell>
          <table:table-cell office:value-type="float" office:value="12.43646" calcext:value-type="float">
            <text:p>12.43646</text:p>
          </table:table-cell>
          <table:table-cell office:value-type="float" office:value="13.92905" calcext:value-type="float">
            <text:p>13.92905</text:p>
          </table:table-cell>
          <table:table-cell office:value-type="float" office:value="12.85944" calcext:value-type="float">
            <text:p>12.85944</text:p>
          </table:table-cell>
          <table:table-cell office:value-type="float" office:value="13.72351" calcext:value-type="float">
            <text:p>13.72351</text:p>
          </table:table-cell>
          <table:table-cell office:value-type="float" office:value="13.10535" calcext:value-type="float">
            <text:p>13.10535</text:p>
          </table:table-cell>
          <table:table-cell office:value-type="float" office:value="13.50693" calcext:value-type="float">
            <text:p>13.50693</text:p>
          </table:table-cell>
          <table:table-cell office:value-type="float" office:value="13.36423" calcext:value-type="float">
            <text:p>13.36423</text:p>
          </table:table-cell>
          <table:table-cell office:value-type="float" office:value="13.81888" calcext:value-type="float">
            <text:p>13.81888</text:p>
          </table:table-cell>
          <table:table-cell office:value-type="float" office:value="13.68427" calcext:value-type="float">
            <text:p>13.68427</text:p>
          </table:table-cell>
          <table:table-cell office:value-type="float" office:value="14.54227" calcext:value-type="float">
            <text:p>14.54227</text:p>
          </table:table-cell>
          <table:table-cell office:value-type="float" office:value="14.53177" calcext:value-type="float">
            <text:p>14.53177</text:p>
          </table:table-cell>
          <table:table-cell office:value-type="float" office:value="15.32904" calcext:value-type="float">
            <text:p>15.32904</text:p>
          </table:table-cell>
          <table:table-cell office:value-type="float" office:value="15.26031" calcext:value-type="float">
            <text:p>15.26031</text:p>
          </table:table-cell>
          <table:table-cell office:value-type="float" office:value="15.93521" calcext:value-type="float">
            <text:p>15.93521</text:p>
          </table:table-cell>
          <table:table-cell office:value-type="float" office:value="15.83221" calcext:value-type="float">
            <text:p>15.83221</text:p>
          </table:table-cell>
          <table:table-cell office:value-type="float" office:value="16.21072" calcext:value-type="float">
            <text:p>16.21072</text:p>
          </table:table-cell>
          <table:table-cell office:value-type="float" office:value="16.10889" calcext:value-type="float">
            <text:p>16.10889</text:p>
          </table:table-cell>
          <table:table-cell office:value-type="float" office:value="16.09271" calcext:value-type="float">
            <text:p>16.09271</text:p>
          </table:table-cell>
          <table:table-cell office:value-type="float" office:value="15.99994" calcext:value-type="float">
            <text:p>15.99994</text:p>
          </table:table-cell>
          <table:table-cell office:value-type="float" office:value="37.16632" calcext:value-type="float">
            <text:p>37.16632</text:p>
          </table:table-cell>
          <table:table-cell office:value-type="float" office:value="1.980957" calcext:value-type="float">
            <text:p>1.9809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4112007" calcext:value-type="float">
            <text:p>4112007</text:p>
          </table:table-cell>
          <table:table-cell office:value-type="float" office:value="11.49794" calcext:value-type="float">
            <text:p>11.49794</text:p>
          </table:table-cell>
          <table:table-cell office:value-type="float" office:value="22.52" calcext:value-type="float">
            <text:p>22.52</text:p>
          </table:table-cell>
          <table:table-cell office:value-type="float" office:value="2.03" calcext:value-type="float">
            <text:p>2.03</text:p>
          </table:table-cell>
          <table:table-cell office:value-type="float" office:value="0.9819386" calcext:value-type="float">
            <text:p>0.9819386</text:p>
          </table:table-cell>
          <table:table-cell office:value-type="float" office:value="0.6230544" calcext:value-type="float">
            <text:p>0.6230544</text:p>
          </table:table-cell>
          <table:table-cell office:value-type="float" office:value="101.232" calcext:value-type="float">
            <text:p>101.232</text:p>
          </table:table-cell>
          <table:table-cell office:value-type="float" office:value="0" calcext:value-type="float">
            <text:p>0</text:p>
          </table:table-cell>
          <table:table-cell office:value-type="float" office:value="21.25095" calcext:value-type="float">
            <text:p>21.25095</text:p>
          </table:table-cell>
          <table:table-cell office:value-type="float" office:value="7.733246" calcext:value-type="float">
            <text:p>7.733246</text:p>
          </table:table-cell>
          <table:table-cell office:value-type="float" office:value="17.57565" calcext:value-type="float">
            <text:p>17.57565</text:p>
          </table:table-cell>
          <table:table-cell office:value-type="float" office:value="9.995911" calcext:value-type="float">
            <text:p>9.995911</text:p>
          </table:table-cell>
          <table:table-cell office:value-type="float" office:value="15.99869" calcext:value-type="float">
            <text:p>15.99869</text:p>
          </table:table-cell>
          <table:table-cell office:value-type="float" office:value="11.22272" calcext:value-type="float">
            <text:p>11.22272</text:p>
          </table:table-cell>
          <table:table-cell office:value-type="float" office:value="14.97479" calcext:value-type="float">
            <text:p>14.97479</text:p>
          </table:table-cell>
          <table:table-cell office:value-type="float" office:value="12.12061" calcext:value-type="float">
            <text:p>12.12061</text:p>
          </table:table-cell>
          <table:table-cell office:value-type="float" office:value="14.45541" calcext:value-type="float">
            <text:p>14.45541</text:p>
          </table:table-cell>
          <table:table-cell office:value-type="float" office:value="12.61319" calcext:value-type="float">
            <text:p>12.61319</text:p>
          </table:table-cell>
          <table:table-cell office:value-type="float" office:value="14.05017" calcext:value-type="float">
            <text:p>14.05017</text:p>
          </table:table-cell>
          <table:table-cell office:value-type="float" office:value="13.07227" calcext:value-type="float">
            <text:p>13.07227</text:p>
          </table:table-cell>
          <table:table-cell office:value-type="float" office:value="13.87292" calcext:value-type="float">
            <text:p>13.87292</text:p>
          </table:table-cell>
          <table:table-cell office:value-type="float" office:value="13.31311" calcext:value-type="float">
            <text:p>13.31311</text:p>
          </table:table-cell>
          <table:table-cell office:value-type="float" office:value="13.67807" calcext:value-type="float">
            <text:p>13.67807</text:p>
          </table:table-cell>
          <table:table-cell office:value-type="float" office:value="13.51175" calcext:value-type="float">
            <text:p>13.51175</text:p>
          </table:table-cell>
          <table:table-cell office:value-type="float" office:value="13.93689" calcext:value-type="float">
            <text:p>13.93689</text:p>
          </table:table-cell>
          <table:table-cell office:value-type="float" office:value="13.82019" calcext:value-type="float">
            <text:p>13.82019</text:p>
          </table:table-cell>
          <table:table-cell office:value-type="float" office:value="14.56125" calcext:value-type="float">
            <text:p>14.56125</text:p>
          </table:table-cell>
          <table:table-cell office:value-type="float" office:value="14.54239" calcext:value-type="float">
            <text:p>14.54239</text:p>
          </table:table-cell>
          <table:table-cell office:value-type="float" office:value="15.2597" calcext:value-type="float">
            <text:p>15.2597</text:p>
          </table:table-cell>
          <table:table-cell office:value-type="float" office:value="15.20728" calcext:value-type="float">
            <text:p>15.20728</text:p>
          </table:table-cell>
          <table:table-cell office:value-type="float" office:value="15.83115" calcext:value-type="float">
            <text:p>15.83115</text:p>
          </table:table-cell>
          <table:table-cell office:value-type="float" office:value="15.73871" calcext:value-type="float">
            <text:p>15.73871</text:p>
          </table:table-cell>
          <table:table-cell office:value-type="float" office:value="16.10785" calcext:value-type="float">
            <text:p>16.10785</text:p>
          </table:table-cell>
          <table:table-cell office:value-type="float" office:value="16.00909" calcext:value-type="float">
            <text:p>16.00909</text:p>
          </table:table-cell>
          <table:table-cell office:value-type="float" office:value="15.99896" calcext:value-type="float">
            <text:p>15.99896</text:p>
          </table:table-cell>
          <table:table-cell office:value-type="float" office:value="15.90619" calcext:value-type="float">
            <text:p>15.90619</text:p>
          </table:table-cell>
          <table:table-cell office:value-type="float" office:value="38.18674" calcext:value-type="float">
            <text:p>38.18674</text:p>
          </table:table-cell>
          <table:table-cell office:value-type="float" office:value="-1.032349" calcext:value-type="float">
            <text:p>-1.0323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112007" calcext:value-type="float">
            <text:p>5112007</text:p>
          </table:table-cell>
          <table:table-cell office:value-type="float" office:value="11.07293" calcext:value-type="float">
            <text:p>11.07293</text:p>
          </table:table-cell>
          <table:table-cell office:value-type="float" office:value="24.08" calcext:value-type="float">
            <text:p>24.08</text:p>
          </table:table-cell>
          <table:table-cell office:value-type="float" office:value="4.26" calcext:value-type="float">
            <text:p>4.26</text:p>
          </table:table-cell>
          <table:table-cell office:value-type="float" office:value="1.374325" calcext:value-type="float">
            <text:p>1.374325</text:p>
          </table:table-cell>
          <table:table-cell office:value-type="float" office:value="0.7286634" calcext:value-type="float">
            <text:p>0.7286634</text:p>
          </table:table-cell>
          <table:table-cell office:value-type="float" office:value="273.96" calcext:value-type="float">
            <text:p>273.96</text:p>
          </table:table-cell>
          <table:table-cell office:value-type="float" office:value="0" calcext:value-type="float">
            <text:p>0</text:p>
          </table:table-cell>
          <table:table-cell office:value-type="float" office:value="22.54175" calcext:value-type="float">
            <text:p>22.54175</text:p>
          </table:table-cell>
          <table:table-cell office:value-type="float" office:value="8.42215" calcext:value-type="float">
            <text:p>8.42215</text:p>
          </table:table-cell>
          <table:table-cell office:value-type="float" office:value="18.48666" calcext:value-type="float">
            <text:p>18.48666</text:p>
          </table:table-cell>
          <table:table-cell office:value-type="float" office:value="10.30902" calcext:value-type="float">
            <text:p>10.30902</text:p>
          </table:table-cell>
          <table:table-cell office:value-type="float" office:value="16.69571" calcext:value-type="float">
            <text:p>16.69571</text:p>
          </table:table-cell>
          <table:table-cell office:value-type="float" office:value="11.41144" calcext:value-type="float">
            <text:p>11.41144</text:p>
          </table:table-cell>
          <table:table-cell office:value-type="float" office:value="15.51486" calcext:value-type="float">
            <text:p>15.51486</text:p>
          </table:table-cell>
          <table:table-cell office:value-type="float" office:value="12.24936" calcext:value-type="float">
            <text:p>12.24936</text:p>
          </table:table-cell>
          <table:table-cell office:value-type="float" office:value="14.89871" calcext:value-type="float">
            <text:p>14.89871</text:p>
          </table:table-cell>
          <table:table-cell office:value-type="float" office:value="12.72583" calcext:value-type="float">
            <text:p>12.72583</text:p>
          </table:table-cell>
          <table:table-cell office:value-type="float" office:value="14.42352" calcext:value-type="float">
            <text:p>14.42352</text:p>
          </table:table-cell>
          <table:table-cell office:value-type="float" office:value="13.17978" calcext:value-type="float">
            <text:p>13.17978</text:p>
          </table:table-cell>
          <table:table-cell office:value-type="float" office:value="14.14624" calcext:value-type="float">
            <text:p>14.14624</text:p>
          </table:table-cell>
          <table:table-cell office:value-type="float" office:value="13.4295" calcext:value-type="float">
            <text:p>13.4295</text:p>
          </table:table-cell>
          <table:table-cell office:value-type="float" office:value="13.8287" calcext:value-type="float">
            <text:p>13.8287</text:p>
          </table:table-cell>
          <table:table-cell office:value-type="float" office:value="13.68225" calcext:value-type="float">
            <text:p>13.68225</text:p>
          </table:table-cell>
          <table:table-cell office:value-type="float" office:value="14.03766" calcext:value-type="float">
            <text:p>14.03766</text:p>
          </table:table-cell>
          <table:table-cell office:value-type="float" office:value="13.93805" calcext:value-type="float">
            <text:p>13.93805</text:p>
          </table:table-cell>
          <table:table-cell office:value-type="float" office:value="14.58423" calcext:value-type="float">
            <text:p>14.58423</text:p>
          </table:table-cell>
          <table:table-cell office:value-type="float" office:value="14.56143" calcext:value-type="float">
            <text:p>14.56143</text:p>
          </table:table-cell>
          <table:table-cell office:value-type="float" office:value="15.20679" calcext:value-type="float">
            <text:p>15.20679</text:p>
          </table:table-cell>
          <table:table-cell office:value-type="float" office:value="15.16559" calcext:value-type="float">
            <text:p>15.16559</text:p>
          </table:table-cell>
          <table:table-cell office:value-type="float" office:value="15.73776" calcext:value-type="float">
            <text:p>15.73776</text:p>
          </table:table-cell>
          <table:table-cell office:value-type="float" office:value="15.655" calcext:value-type="float">
            <text:p>15.655</text:p>
          </table:table-cell>
          <table:table-cell office:value-type="float" office:value="16.00809" calcext:value-type="float">
            <text:p>16.00809</text:p>
          </table:table-cell>
          <table:table-cell office:value-type="float" office:value="15.91321" calcext:value-type="float">
            <text:p>15.91321</text:p>
          </table:table-cell>
          <table:table-cell office:value-type="float" office:value="15.90524" calcext:value-type="float">
            <text:p>15.90524</text:p>
          </table:table-cell>
          <table:table-cell office:value-type="float" office:value="15.81418" calcext:value-type="float">
            <text:p>15.81418</text:p>
          </table:table-cell>
          <table:table-cell office:value-type="float" office:value="42.45071" calcext:value-type="float">
            <text:p>42.45071</text:p>
          </table:table-cell>
          <table:table-cell office:value-type="float" office:value="1.102692" calcext:value-type="float">
            <text:p>1.10269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112007" calcext:value-type="float">
            <text:p>6112007</text:p>
          </table:table-cell>
          <table:table-cell office:value-type="float" office:value="10.84703" calcext:value-type="float">
            <text:p>10.84703</text:p>
          </table:table-cell>
          <table:table-cell office:value-type="float" office:value="24.47" calcext:value-type="float">
            <text:p>24.47</text:p>
          </table:table-cell>
          <table:table-cell office:value-type="float" office:value="9.79" calcext:value-type="float">
            <text:p>9.79</text:p>
          </table:table-cell>
          <table:table-cell office:value-type="float" office:value="1.515177" calcext:value-type="float">
            <text:p>1.515177</text:p>
          </table:table-cell>
          <table:table-cell office:value-type="float" office:value="1.062998" calcext:value-type="float">
            <text:p>1.062998</text:p>
          </table:table-cell>
          <table:table-cell office:value-type="float" office:value="227.304" calcext:value-type="float">
            <text:p>227.304</text:p>
          </table:table-cell>
          <table:table-cell office:value-type="float" office:value="0" calcext:value-type="float">
            <text:p>0</text:p>
          </table:table-cell>
          <table:table-cell office:value-type="float" office:value="23.54391" calcext:value-type="float">
            <text:p>23.54391</text:p>
          </table:table-cell>
          <table:table-cell office:value-type="float" office:value="11.3974" calcext:value-type="float">
            <text:p>11.3974</text:p>
          </table:table-cell>
          <table:table-cell office:value-type="float" office:value="19.64587" calcext:value-type="float">
            <text:p>19.64587</text:p>
          </table:table-cell>
          <table:table-cell office:value-type="float" office:value="12.57077" calcext:value-type="float">
            <text:p>12.57077</text:p>
          </table:table-cell>
          <table:table-cell office:value-type="float" office:value="17.82346" calcext:value-type="float">
            <text:p>17.82346</text:p>
          </table:table-cell>
          <table:table-cell office:value-type="float" office:value="13.21167" calcext:value-type="float">
            <text:p>13.21167</text:p>
          </table:table-cell>
          <table:table-cell office:value-type="float" office:value="16.53189" calcext:value-type="float">
            <text:p>16.53189</text:p>
          </table:table-cell>
          <table:table-cell office:value-type="float" office:value="13.62933" calcext:value-type="float">
            <text:p>13.62933</text:p>
          </table:table-cell>
          <table:table-cell office:value-type="float" office:value="15.81067" calcext:value-type="float">
            <text:p>15.81067</text:p>
          </table:table-cell>
          <table:table-cell office:value-type="float" office:value="13.828" calcext:value-type="float">
            <text:p>13.828</text:p>
          </table:table-cell>
          <table:table-cell office:value-type="float" office:value="15.19788" calcext:value-type="float">
            <text:p>15.19788</text:p>
          </table:table-cell>
          <table:table-cell office:value-type="float" office:value="13.99103" calcext:value-type="float">
            <text:p>13.99103</text:p>
          </table:table-cell>
          <table:table-cell office:value-type="float" office:value="14.76929" calcext:value-type="float">
            <text:p>14.76929</text:p>
          </table:table-cell>
          <table:table-cell office:value-type="float" office:value="14.01364" calcext:value-type="float">
            <text:p>14.01364</text:p>
          </table:table-cell>
          <table:table-cell office:value-type="float" office:value="14.19754" calcext:value-type="float">
            <text:p>14.19754</text:p>
          </table:table-cell>
          <table:table-cell office:value-type="float" office:value="13.83411" calcext:value-type="float">
            <text:p>13.83411</text:p>
          </table:table-cell>
          <table:table-cell office:value-type="float" office:value="14.17441" calcext:value-type="float">
            <text:p>14.17441</text:p>
          </table:table-cell>
          <table:table-cell office:value-type="float" office:value="14.03879" calcext:value-type="float">
            <text:p>14.03879</text:p>
          </table:table-cell>
          <table:table-cell office:value-type="float" office:value="14.61328" calcext:value-type="float">
            <text:p>14.61328</text:p>
          </table:table-cell>
          <table:table-cell office:value-type="float" office:value="14.58441" calcext:value-type="float">
            <text:p>14.58441</text:p>
          </table:table-cell>
          <table:table-cell office:value-type="float" office:value="15.16519" calcext:value-type="float">
            <text:p>15.16519</text:p>
          </table:table-cell>
          <table:table-cell office:value-type="float" office:value="15.13293" calcext:value-type="float">
            <text:p>15.13293</text:p>
          </table:table-cell>
          <table:table-cell office:value-type="float" office:value="15.65417" calcext:value-type="float">
            <text:p>15.65417</text:p>
          </table:table-cell>
          <table:table-cell office:value-type="float" office:value="15.58054" calcext:value-type="float">
            <text:p>15.58054</text:p>
          </table:table-cell>
          <table:table-cell office:value-type="float" office:value="15.9122" calcext:value-type="float">
            <text:p>15.9122</text:p>
          </table:table-cell>
          <table:table-cell office:value-type="float" office:value="15.82175" calcext:value-type="float">
            <text:p>15.82175</text:p>
          </table:table-cell>
          <table:table-cell office:value-type="float" office:value="15.81323" calcext:value-type="float">
            <text:p>15.81323</text:p>
          </table:table-cell>
          <table:table-cell office:value-type="float" office:value="15.72318" calcext:value-type="float">
            <text:p>15.72318</text:p>
          </table:table-cell>
          <table:table-cell office:value-type="float" office:value="40.83542" calcext:value-type="float">
            <text:p>40.83542</text:p>
          </table:table-cell>
          <table:table-cell office:value-type="float" office:value="6.846741" calcext:value-type="float">
            <text:p>6.8467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7112007" calcext:value-type="float">
            <text:p>7112007</text:p>
          </table:table-cell>
          <table:table-cell office:value-type="float" office:value="10.78503" calcext:value-type="float">
            <text:p>10.78503</text:p>
          </table:table-cell>
          <table:table-cell office:value-type="float" office:value="25.02" calcext:value-type="float">
            <text:p>25.02</text:p>
          </table:table-cell>
          <table:table-cell office:value-type="float" office:value="9.59" calcext:value-type="float">
            <text:p>9.59</text:p>
          </table:table-cell>
          <table:table-cell office:value-type="float" office:value="1.361806" calcext:value-type="float">
            <text:p>1.361806</text:p>
          </table:table-cell>
          <table:table-cell office:value-type="float" office:value="0.9053195" calcext:value-type="float">
            <text:p>0.9053195</text:p>
          </table:table-cell>
          <table:table-cell office:value-type="float" office:value="397.44" calcext:value-type="float">
            <text:p>397.44</text:p>
          </table:table-cell>
          <table:table-cell office:value-type="float" office:value="0" calcext:value-type="float">
            <text:p>0</text:p>
          </table:table-cell>
          <table:table-cell office:value-type="float" office:value="23.89862" calcext:value-type="float">
            <text:p>23.89862</text:p>
          </table:table-cell>
          <table:table-cell office:value-type="float" office:value="12.38336" calcext:value-type="float">
            <text:p>12.38336</text:p>
          </table:table-cell>
          <table:table-cell office:value-type="float" office:value="20.00455" calcext:value-type="float">
            <text:p>20.00455</text:p>
          </table:table-cell>
          <table:table-cell office:value-type="float" office:value="13.49393" calcext:value-type="float">
            <text:p>13.49393</text:p>
          </table:table-cell>
          <table:table-cell office:value-type="float" office:value="18.258" calcext:value-type="float">
            <text:p>18.258</text:p>
          </table:table-cell>
          <table:table-cell office:value-type="float" office:value="14.0856" calcext:value-type="float">
            <text:p>14.0856</text:p>
          </table:table-cell>
          <table:table-cell office:value-type="float" office:value="17.06284" calcext:value-type="float">
            <text:p>17.06284</text:p>
          </table:table-cell>
          <table:table-cell office:value-type="float" office:value="14.44553" calcext:value-type="float">
            <text:p>14.44553</text:p>
          </table:table-cell>
          <table:table-cell office:value-type="float" office:value="16.38434" calcext:value-type="float">
            <text:p>16.38434</text:p>
          </table:table-cell>
          <table:table-cell office:value-type="float" office:value="14.29684" calcext:value-type="float">
            <text:p>14.29684</text:p>
          </table:table-cell>
          <table:table-cell office:value-type="float" office:value="15.73712" calcext:value-type="float">
            <text:p>15.73712</text:p>
          </table:table-cell>
          <table:table-cell office:value-type="float" office:value="14.68054" calcext:value-type="float">
            <text:p>14.68054</text:p>
          </table:table-cell>
          <table:table-cell office:value-type="float" office:value="15.28568" calcext:value-type="float">
            <text:p>15.28568</text:p>
          </table:table-cell>
          <table:table-cell office:value-type="float" office:value="14.61038" calcext:value-type="float">
            <text:p>14.61038</text:p>
          </table:table-cell>
          <table:table-cell office:value-type="float" office:value="14.64777" calcext:value-type="float">
            <text:p>14.64777</text:p>
          </table:table-cell>
          <table:table-cell office:value-type="float" office:value="14.20453" calcext:value-type="float">
            <text:p>14.20453</text:p>
          </table:table-cell>
          <table:table-cell office:value-type="float" office:value="14.38016" calcext:value-type="float">
            <text:p>14.38016</text:p>
          </table:table-cell>
          <table:table-cell office:value-type="float" office:value="14.17624" calcext:value-type="float">
            <text:p>14.17624</text:p>
          </table:table-cell>
          <table:table-cell office:value-type="float" office:value="14.66034" calcext:value-type="float">
            <text:p>14.66034</text:p>
          </table:table-cell>
          <table:table-cell office:value-type="float" office:value="14.61368" calcext:value-type="float">
            <text:p>14.61368</text:p>
          </table:table-cell>
          <table:table-cell office:value-type="float" office:value="15.13263" calcext:value-type="float">
            <text:p>15.13263</text:p>
          </table:table-cell>
          <table:table-cell office:value-type="float" office:value="15.10965" calcext:value-type="float">
            <text:p>15.10965</text:p>
          </table:table-cell>
          <table:table-cell office:value-type="float" office:value="15.5798" calcext:value-type="float">
            <text:p>15.5798</text:p>
          </table:table-cell>
          <table:table-cell office:value-type="float" office:value="15.51361" calcext:value-type="float">
            <text:p>15.51361</text:p>
          </table:table-cell>
          <table:table-cell office:value-type="float" office:value="15.8208" calcext:value-type="float">
            <text:p>15.8208</text:p>
          </table:table-cell>
          <table:table-cell office:value-type="float" office:value="15.73352" calcext:value-type="float">
            <text:p>15.73352</text:p>
          </table:table-cell>
          <table:table-cell office:value-type="float" office:value="15.72223" calcext:value-type="float">
            <text:p>15.72223</text:p>
          </table:table-cell>
          <table:table-cell office:value-type="float" office:value="15.63361" calcext:value-type="float">
            <text:p>15.63361</text:p>
          </table:table-cell>
          <table:table-cell office:value-type="float" office:value="42.0451" calcext:value-type="float">
            <text:p>42.0451</text:p>
          </table:table-cell>
          <table:table-cell office:value-type="float" office:value="6.737366" calcext:value-type="float">
            <text:p>6.73736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8112007" calcext:value-type="float">
            <text:p>8112007</text:p>
          </table:table-cell>
          <table:table-cell office:value-type="float" office:value="10.87737" calcext:value-type="float">
            <text:p>10.87737</text:p>
          </table:table-cell>
          <table:table-cell office:value-type="float" office:value="10.21" calcext:value-type="float">
            <text:p>10.21</text:p>
          </table:table-cell>
          <table:table-cell office:value-type="float" office:value="-3.35" calcext:value-type="float">
            <text:p>-3.35</text:p>
          </table:table-cell>
          <table:table-cell office:value-type="float" office:value="0.882732" calcext:value-type="float">
            <text:p>0.882732</text:p>
          </table:table-cell>
          <table:table-cell office:value-type="float" office:value="0.422515" calcext:value-type="float">
            <text:p>0.422515</text:p>
          </table:table-cell>
          <table:table-cell office:value-type="float" office:value="389.988" calcext:value-type="float">
            <text:p>389.988</text:p>
          </table:table-cell>
          <table:table-cell office:value-type="float" office:value="0" calcext:value-type="float">
            <text:p>0</text:p>
          </table:table-cell>
          <table:table-cell office:value-type="float" office:value="20.18579" calcext:value-type="float">
            <text:p>20.18579</text:p>
          </table:table-cell>
          <table:table-cell office:value-type="float" office:value="6.639099" calcext:value-type="float">
            <text:p>6.639099</text:p>
          </table:table-cell>
          <table:table-cell office:value-type="float" office:value="17.30331" calcext:value-type="float">
            <text:p>17.30331</text:p>
          </table:table-cell>
          <table:table-cell office:value-type="float" office:value="10.13824" calcext:value-type="float">
            <text:p>10.13824</text:p>
          </table:table-cell>
          <table:table-cell office:value-type="float" office:value="16.16479" calcext:value-type="float">
            <text:p>16.16479</text:p>
          </table:table-cell>
          <table:table-cell office:value-type="float" office:value="12.10999" calcext:value-type="float">
            <text:p>12.10999</text:p>
          </table:table-cell>
          <table:table-cell office:value-type="float" office:value="15.80405" calcext:value-type="float">
            <text:p>15.80405</text:p>
          </table:table-cell>
          <table:table-cell office:value-type="float" office:value="13.4805" calcext:value-type="float">
            <text:p>13.4805</text:p>
          </table:table-cell>
          <table:table-cell office:value-type="float" office:value="15.81644" calcext:value-type="float">
            <text:p>15.81644</text:p>
          </table:table-cell>
          <table:table-cell office:value-type="float" office:value="14.09726" calcext:value-type="float">
            <text:p>14.09726</text:p>
          </table:table-cell>
          <table:table-cell office:value-type="float" office:value="15.67166" calcext:value-type="float">
            <text:p>15.67166</text:p>
          </table:table-cell>
          <table:table-cell office:value-type="float" office:value="14.55984" calcext:value-type="float">
            <text:p>14.55984</text:p>
          </table:table-cell>
          <table:table-cell office:value-type="float" office:value="15.28696" calcext:value-type="float">
            <text:p>15.28696</text:p>
          </table:table-cell>
          <table:table-cell office:value-type="float" office:value="14.66586" calcext:value-type="float">
            <text:p>14.66586</text:p>
          </table:table-cell>
          <table:table-cell office:value-type="float" office:value="14.77008" calcext:value-type="float">
            <text:p>14.77008</text:p>
          </table:table-cell>
          <table:table-cell office:value-type="float" office:value="14.65384" calcext:value-type="float">
            <text:p>14.65384</text:p>
          </table:table-cell>
          <table:table-cell office:value-type="float" office:value="14.57291" calcext:value-type="float">
            <text:p>14.57291</text:p>
          </table:table-cell>
          <table:table-cell office:value-type="float" office:value="14.3826" calcext:value-type="float">
            <text:p>14.3826</text:p>
          </table:table-cell>
          <table:table-cell office:value-type="float" office:value="14.7291" calcext:value-type="float">
            <text:p>14.7291</text:p>
          </table:table-cell>
          <table:table-cell office:value-type="float" office:value="14.66095" calcext:value-type="float">
            <text:p>14.66095</text:p>
          </table:table-cell>
          <table:table-cell office:value-type="float" office:value="15.10947" calcext:value-type="float">
            <text:p>15.10947</text:p>
          </table:table-cell>
          <table:table-cell office:value-type="float" office:value="15.09933" calcext:value-type="float">
            <text:p>15.09933</text:p>
          </table:table-cell>
          <table:table-cell office:value-type="float" office:value="15.51297" calcext:value-type="float">
            <text:p>15.51297</text:p>
          </table:table-cell>
          <table:table-cell office:value-type="float" office:value="15.45523" calcext:value-type="float">
            <text:p>15.45523</text:p>
          </table:table-cell>
          <table:table-cell office:value-type="float" office:value="15.73267" calcext:value-type="float">
            <text:p>15.73267</text:p>
          </table:table-cell>
          <table:table-cell office:value-type="float" office:value="15.65216" calcext:value-type="float">
            <text:p>15.65216</text:p>
          </table:table-cell>
          <table:table-cell office:value-type="float" office:value="15.63269" calcext:value-type="float">
            <text:p>15.63269</text:p>
          </table:table-cell>
          <table:table-cell office:value-type="float" office:value="15.54672" calcext:value-type="float">
            <text:p>15.54672</text:p>
          </table:table-cell>
          <table:table-cell office:value-type="float" office:value="28.92139" calcext:value-type="float">
            <text:p>28.92139</text:p>
          </table:table-cell>
          <table:table-cell office:value-type="float" office:value="-5.800446" calcext:value-type="float">
            <text:p>-5.8004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112007" calcext:value-type="float">
            <text:p>9112007</text:p>
          </table:table-cell>
          <table:table-cell office:value-type="float" office:value="11.48234" calcext:value-type="float">
            <text:p>11.48234</text:p>
          </table:table-cell>
          <table:table-cell office:value-type="float" office:value="17.52" calcext:value-type="float">
            <text:p>17.52</text:p>
          </table:table-cell>
          <table:table-cell office:value-type="float" office:value="-3.13" calcext:value-type="float">
            <text:p>-3.13</text:p>
          </table:table-cell>
          <table:table-cell office:value-type="float" office:value="0.8191676" calcext:value-type="float">
            <text:p>0.8191676</text:p>
          </table:table-cell>
          <table:table-cell office:value-type="float" office:value="0.4294095" calcext:value-type="float">
            <text:p>0.4294095</text:p>
          </table:table-cell>
          <table:table-cell office:value-type="float" office:value="364.176" calcext:value-type="float">
            <text:p>364.176</text:p>
          </table:table-cell>
          <table:table-cell office:value-type="float" office:value="0" calcext:value-type="float">
            <text:p>0</text:p>
          </table:table-cell>
          <table:table-cell office:value-type="float" office:value="20.25598" calcext:value-type="float">
            <text:p>20.25598</text:p>
          </table:table-cell>
          <table:table-cell office:value-type="float" office:value="4.717102" calcext:value-type="float">
            <text:p>4.717102</text:p>
          </table:table-cell>
          <table:table-cell office:value-type="float" office:value="16.4523" calcext:value-type="float">
            <text:p>16.4523</text:p>
          </table:table-cell>
          <table:table-cell office:value-type="float" office:value="7.628448" calcext:value-type="float">
            <text:p>7.628448</text:p>
          </table:table-cell>
          <table:table-cell office:value-type="float" office:value="14.99756" calcext:value-type="float">
            <text:p>14.99756</text:p>
          </table:table-cell>
          <table:table-cell office:value-type="float" office:value="9.456635" calcext:value-type="float">
            <text:p>9.456635</text:p>
          </table:table-cell>
          <table:table-cell office:value-type="float" office:value="14.19522" calcext:value-type="float">
            <text:p>14.19522</text:p>
          </table:table-cell>
          <table:table-cell office:value-type="float" office:value="10.99246" calcext:value-type="float">
            <text:p>10.99246</text:p>
          </table:table-cell>
          <table:table-cell office:value-type="float" office:value="14.03348" calcext:value-type="float">
            <text:p>14.03348</text:p>
          </table:table-cell>
          <table:table-cell office:value-type="float" office:value="11.94653" calcext:value-type="float">
            <text:p>11.94653</text:p>
          </table:table-cell>
          <table:table-cell office:value-type="float" office:value="14.60208" calcext:value-type="float">
            <text:p>14.60208</text:p>
          </table:table-cell>
          <table:table-cell office:value-type="float" office:value="12.89606" calcext:value-type="float">
            <text:p>12.89606</text:p>
          </table:table-cell>
          <table:table-cell office:value-type="float" office:value="14.73856" calcext:value-type="float">
            <text:p>14.73856</text:p>
          </table:table-cell>
          <table:table-cell office:value-type="float" office:value="13.5307" calcext:value-type="float">
            <text:p>13.5307</text:p>
          </table:table-cell>
          <table:table-cell office:value-type="float" office:value="14.71008" calcext:value-type="float">
            <text:p>14.71008</text:p>
          </table:table-cell>
          <table:table-cell office:value-type="float" office:value="14.21011" calcext:value-type="float">
            <text:p>14.21011</text:p>
          </table:table-cell>
          <table:table-cell office:value-type="float" office:value="14.60846" calcext:value-type="float">
            <text:p>14.60846</text:p>
          </table:table-cell>
          <table:table-cell office:value-type="float" office:value="14.57114" calcext:value-type="float">
            <text:p>14.57114</text:p>
          </table:table-cell>
          <table:table-cell office:value-type="float" office:value="14.78668" calcext:value-type="float">
            <text:p>14.78668</text:p>
          </table:table-cell>
          <table:table-cell office:value-type="float" office:value="14.7298" calcext:value-type="float">
            <text:p>14.7298</text:p>
          </table:table-cell>
          <table:table-cell office:value-type="float" office:value="15.0993" calcext:value-type="float">
            <text:p>15.0993</text:p>
          </table:table-cell>
          <table:table-cell office:value-type="float" office:value="15.09842" calcext:value-type="float">
            <text:p>15.09842</text:p>
          </table:table-cell>
          <table:table-cell office:value-type="float" office:value="15.45465" calcext:value-type="float">
            <text:p>15.45465</text:p>
          </table:table-cell>
          <table:table-cell office:value-type="float" office:value="15.40475" calcext:value-type="float">
            <text:p>15.40475</text:p>
          </table:table-cell>
          <table:table-cell office:value-type="float" office:value="15.65131" calcext:value-type="float">
            <text:p>15.65131</text:p>
          </table:table-cell>
          <table:table-cell office:value-type="float" office:value="15.57544" calcext:value-type="float">
            <text:p>15.57544</text:p>
          </table:table-cell>
          <table:table-cell office:value-type="float" office:value="15.54581" calcext:value-type="float">
            <text:p>15.54581</text:p>
          </table:table-cell>
          <table:table-cell office:value-type="float" office:value="15.4635" calcext:value-type="float">
            <text:p>15.4635</text:p>
          </table:table-cell>
          <table:table-cell office:value-type="float" office:value="36.69736" calcext:value-type="float">
            <text:p>36.69736</text:p>
          </table:table-cell>
          <table:table-cell office:value-type="float" office:value="-5.767761" calcext:value-type="float">
            <text:p>-5.7677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10112007" calcext:value-type="float">
            <text:p>10112007</text:p>
          </table:table-cell>
          <table:table-cell office:value-type="float" office:value="11.02305" calcext:value-type="float">
            <text:p>11.02305</text:p>
          </table:table-cell>
          <table:table-cell office:value-type="float" office:value="19.55" calcext:value-type="float">
            <text:p>19.55</text:p>
          </table:table-cell>
          <table:table-cell office:value-type="float" office:value="-0.58" calcext:value-type="float">
            <text:p>-0.58</text:p>
          </table:table-cell>
          <table:table-cell office:value-type="float" office:value="0.8065832" calcext:value-type="float">
            <text:p>0.8065832</text:p>
          </table:table-cell>
          <table:table-cell office:value-type="float" office:value="0.5170403" calcext:value-type="float">
            <text:p>0.5170403</text:p>
          </table:table-cell>
          <table:table-cell office:value-type="float" office:value="178.092" calcext:value-type="float">
            <text:p>178.092</text:p>
          </table:table-cell>
          <table:table-cell office:value-type="float" office:value="0" calcext:value-type="float">
            <text:p>0</text:p>
          </table:table-cell>
          <table:table-cell office:value-type="float" office:value="20.25278" calcext:value-type="float">
            <text:p>20.25278</text:p>
          </table:table-cell>
          <table:table-cell office:value-type="float" office:value="5.604553" calcext:value-type="float">
            <text:p>5.604553</text:p>
          </table:table-cell>
          <table:table-cell office:value-type="float" office:value="16.64813" calcext:value-type="float">
            <text:p>16.64813</text:p>
          </table:table-cell>
          <table:table-cell office:value-type="float" office:value="8.363892" calcext:value-type="float">
            <text:p>8.363892</text:p>
          </table:table-cell>
          <table:table-cell office:value-type="float" office:value="15.14728" calcext:value-type="float">
            <text:p>15.14728</text:p>
          </table:table-cell>
          <table:table-cell office:value-type="float" office:value="9.929565" calcext:value-type="float">
            <text:p>9.929565</text:p>
          </table:table-cell>
          <table:table-cell office:value-type="float" office:value="14.27063" calcext:value-type="float">
            <text:p>14.27063</text:p>
          </table:table-cell>
          <table:table-cell office:value-type="float" office:value="11.1843" calcext:value-type="float">
            <text:p>11.1843</text:p>
          </table:table-cell>
          <table:table-cell office:value-type="float" office:value="13.89746" calcext:value-type="float">
            <text:p>13.89746</text:p>
          </table:table-cell>
          <table:table-cell office:value-type="float" office:value="11.94467" calcext:value-type="float">
            <text:p>11.94467</text:p>
          </table:table-cell>
          <table:table-cell office:value-type="float" office:value="13.72488" calcext:value-type="float">
            <text:p>13.72488</text:p>
          </table:table-cell>
          <table:table-cell office:value-type="float" office:value="12.72119" calcext:value-type="float">
            <text:p>12.72119</text:p>
          </table:table-cell>
          <table:table-cell office:value-type="float" office:value="13.91916" calcext:value-type="float">
            <text:p>13.91916</text:p>
          </table:table-cell>
          <table:table-cell office:value-type="float" office:value="13.2659" calcext:value-type="float">
            <text:p>13.2659</text:p>
          </table:table-cell>
          <table:table-cell office:value-type="float" office:value="14.20898" calcext:value-type="float">
            <text:p>14.20898</text:p>
          </table:table-cell>
          <table:table-cell office:value-type="float" office:value="13.93228" calcext:value-type="float">
            <text:p>13.93228</text:p>
          </table:table-cell>
          <table:table-cell office:value-type="float" office:value="14.57019" calcext:value-type="float">
            <text:p>14.57019</text:p>
          </table:table-cell>
          <table:table-cell office:value-type="float" office:value="14.4559" calcext:value-type="float">
            <text:p>14.4559</text:p>
          </table:table-cell>
          <table:table-cell office:value-type="float" office:value="14.80093" calcext:value-type="float">
            <text:p>14.80093</text:p>
          </table:table-cell>
          <table:table-cell office:value-type="float" office:value="14.78699" calcext:value-type="float">
            <text:p>14.78699</text:p>
          </table:table-cell>
          <table:table-cell office:value-type="float" office:value="15.0986" calcext:value-type="float">
            <text:p>15.0986</text:p>
          </table:table-cell>
          <table:table-cell office:value-type="float" office:value="15.09396" calcext:value-type="float">
            <text:p>15.09396</text:p>
          </table:table-cell>
          <table:table-cell office:value-type="float" office:value="15.40424" calcext:value-type="float">
            <text:p>15.40424</text:p>
          </table:table-cell>
          <table:table-cell office:value-type="float" office:value="15.36066" calcext:value-type="float">
            <text:p>15.36066</text:p>
          </table:table-cell>
          <table:table-cell office:value-type="float" office:value="15.57468" calcext:value-type="float">
            <text:p>15.57468</text:p>
          </table:table-cell>
          <table:table-cell office:value-type="float" office:value="15.50357" calcext:value-type="float">
            <text:p>15.50357</text:p>
          </table:table-cell>
          <table:table-cell office:value-type="float" office:value="15.46265" calcext:value-type="float">
            <text:p>15.46265</text:p>
          </table:table-cell>
          <table:table-cell office:value-type="float" office:value="15.38412" calcext:value-type="float">
            <text:p>15.38412</text:p>
          </table:table-cell>
          <table:table-cell office:value-type="float" office:value="36.39047" calcext:value-type="float">
            <text:p>36.39047</text:p>
          </table:table-cell>
          <table:table-cell office:value-type="float" office:value="-3.840973" calcext:value-type="float">
            <text:p>-3.84097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1112007" calcext:value-type="float">
            <text:p>11112007</text:p>
          </table:table-cell>
          <table:table-cell office:value-type="float" office:value="10.87774" calcext:value-type="float">
            <text:p>10.87774</text:p>
          </table:table-cell>
          <table:table-cell office:value-type="float" office:value="18.45" calcext:value-type="float">
            <text:p>18.45</text:p>
          </table:table-cell>
          <table:table-cell office:value-type="float" office:value="-1.17" calcext:value-type="float">
            <text:p>-1.17</text:p>
          </table:table-cell>
          <table:table-cell office:value-type="float" office:value="0.8719076" calcext:value-type="float">
            <text:p>0.8719076</text:p>
          </table:table-cell>
          <table:table-cell office:value-type="float" office:value="0.4954474" calcext:value-type="float">
            <text:p>0.4954474</text:p>
          </table:table-cell>
          <table:table-cell office:value-type="float" office:value="207.108" calcext:value-type="float">
            <text:p>207.108</text:p>
          </table:table-cell>
          <table:table-cell office:value-type="float" office:value="0" calcext:value-type="float">
            <text:p>0</text:p>
          </table:table-cell>
          <table:table-cell office:value-type="float" office:value="19.86264" calcext:value-type="float">
            <text:p>19.86264</text:p>
          </table:table-cell>
          <table:table-cell office:value-type="float" office:value="5.3255" calcext:value-type="float">
            <text:p>5.3255</text:p>
          </table:table-cell>
          <table:table-cell office:value-type="float" office:value="16.32498" calcext:value-type="float">
            <text:p>16.32498</text:p>
          </table:table-cell>
          <table:table-cell office:value-type="float" office:value="8.076843" calcext:value-type="float">
            <text:p>8.076843</text:p>
          </table:table-cell>
          <table:table-cell office:value-type="float" office:value="14.84158" calcext:value-type="float">
            <text:p>14.84158</text:p>
          </table:table-cell>
          <table:table-cell office:value-type="float" office:value="9.678894" calcext:value-type="float">
            <text:p>9.678894</text:p>
          </table:table-cell>
          <table:table-cell office:value-type="float" office:value="13.97559" calcext:value-type="float">
            <text:p>13.97559</text:p>
          </table:table-cell>
          <table:table-cell office:value-type="float" office:value="10.96332" calcext:value-type="float">
            <text:p>10.96332</text:p>
          </table:table-cell>
          <table:table-cell office:value-type="float" office:value="13.61832" calcext:value-type="float">
            <text:p>13.61832</text:p>
          </table:table-cell>
          <table:table-cell office:value-type="float" office:value="11.73718" calcext:value-type="float">
            <text:p>11.73718</text:p>
          </table:table-cell>
          <table:table-cell office:value-type="float" office:value="13.62717" calcext:value-type="float">
            <text:p>13.62717</text:p>
          </table:table-cell>
          <table:table-cell office:value-type="float" office:value="12.52228" calcext:value-type="float">
            <text:p>12.52228</text:p>
          </table:table-cell>
          <table:table-cell office:value-type="float" office:value="13.75357" calcext:value-type="float">
            <text:p>13.75357</text:p>
          </table:table-cell>
          <table:table-cell office:value-type="float" office:value="13.06693" calcext:value-type="float">
            <text:p>13.06693</text:p>
          </table:table-cell>
          <table:table-cell office:value-type="float" office:value="13.95374" calcext:value-type="float">
            <text:p>13.95374</text:p>
          </table:table-cell>
          <table:table-cell office:value-type="float" office:value="13.74426" calcext:value-type="float">
            <text:p>13.74426</text:p>
          </table:table-cell>
          <table:table-cell office:value-type="float" office:value="14.45474" calcext:value-type="float">
            <text:p>14.45474</text:p>
          </table:table-cell>
          <table:table-cell office:value-type="float" office:value="14.33936" calcext:value-type="float">
            <text:p>14.33936</text:p>
          </table:table-cell>
          <table:table-cell office:value-type="float" office:value="14.79996" calcext:value-type="float">
            <text:p>14.79996</text:p>
          </table:table-cell>
          <table:table-cell office:value-type="float" office:value="14.77859" calcext:value-type="float">
            <text:p>14.77859</text:p>
          </table:table-cell>
          <table:table-cell office:value-type="float" office:value="15.09384" calcext:value-type="float">
            <text:p>15.09384</text:p>
          </table:table-cell>
          <table:table-cell office:value-type="float" office:value="15.07712" calcext:value-type="float">
            <text:p>15.07712</text:p>
          </table:table-cell>
          <table:table-cell office:value-type="float" office:value="15.3602" calcext:value-type="float">
            <text:p>15.3602</text:p>
          </table:table-cell>
          <table:table-cell office:value-type="float" office:value="15.3187" calcext:value-type="float">
            <text:p>15.3187</text:p>
          </table:table-cell>
          <table:table-cell office:value-type="float" office:value="15.50281" calcext:value-type="float">
            <text:p>15.50281</text:p>
          </table:table-cell>
          <table:table-cell office:value-type="float" office:value="15.43658" calcext:value-type="float">
            <text:p>15.43658</text:p>
          </table:table-cell>
          <table:table-cell office:value-type="float" office:value="15.3833" calcext:value-type="float">
            <text:p>15.3833</text:p>
          </table:table-cell>
          <table:table-cell office:value-type="float" office:value="15.30945" calcext:value-type="float">
            <text:p>15.30945</text:p>
          </table:table-cell>
          <table:table-cell office:value-type="float" office:value="35.10025" calcext:value-type="float">
            <text:p>35.10025</text:p>
          </table:table-cell>
          <table:table-cell office:value-type="float" office:value="-4.388519" calcext:value-type="float">
            <text:p>-4.38851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12112007" calcext:value-type="float">
            <text:p>12112007</text:p>
          </table:table-cell>
          <table:table-cell office:value-type="float" office:value="8.682718" calcext:value-type="float">
            <text:p>8.682718</text:p>
          </table:table-cell>
          <table:table-cell office:value-type="float" office:value="20.6" calcext:value-type="float">
            <text:p>20.6</text:p>
          </table:table-cell>
          <table:table-cell office:value-type="float" office:value="4.9" calcext:value-type="float">
            <text:p>4.9</text:p>
          </table:table-cell>
          <table:table-cell office:value-type="float" office:value="1.515693" calcext:value-type="float">
            <text:p>1.515693</text:p>
          </table:table-cell>
          <table:table-cell office:value-type="float" office:value="0.7618005" calcext:value-type="float">
            <text:p>0.7618005</text:p>
          </table:table-cell>
          <table:table-cell office:value-type="float" office:value="371.556" calcext:value-type="float">
            <text:p>371.556</text:p>
          </table:table-cell>
          <table:table-cell office:value-type="float" office:value="0" calcext:value-type="float">
            <text:p>0</text:p>
          </table:table-cell>
          <table:table-cell office:value-type="float" office:value="20.41632" calcext:value-type="float">
            <text:p>20.41632</text:p>
          </table:table-cell>
          <table:table-cell office:value-type="float" office:value="7.438324" calcext:value-type="float">
            <text:p>7.438324</text:p>
          </table:table-cell>
          <table:table-cell office:value-type="float" office:value="16.41702" calcext:value-type="float">
            <text:p>16.41702</text:p>
          </table:table-cell>
          <table:table-cell office:value-type="float" office:value="9.189087" calcext:value-type="float">
            <text:p>9.189087</text:p>
          </table:table-cell>
          <table:table-cell office:value-type="float" office:value="14.93954" calcext:value-type="float">
            <text:p>14.93954</text:p>
          </table:table-cell>
          <table:table-cell office:value-type="float" office:value="10.32236" calcext:value-type="float">
            <text:p>10.32236</text:p>
          </table:table-cell>
          <table:table-cell office:value-type="float" office:value="14.11484" calcext:value-type="float">
            <text:p>14.11484</text:p>
          </table:table-cell>
          <table:table-cell office:value-type="float" office:value="11.28107" calcext:value-type="float">
            <text:p>11.28107</text:p>
          </table:table-cell>
          <table:table-cell office:value-type="float" office:value="13.76236" calcext:value-type="float">
            <text:p>13.76236</text:p>
          </table:table-cell>
          <table:table-cell office:value-type="float" office:value="11.89178" calcext:value-type="float">
            <text:p>11.89178</text:p>
          </table:table-cell>
          <table:table-cell office:value-type="float" office:value="13.59503" calcext:value-type="float">
            <text:p>13.59503</text:p>
          </table:table-cell>
          <table:table-cell office:value-type="float" office:value="12.52753" calcext:value-type="float">
            <text:p>12.52753</text:p>
          </table:table-cell>
          <table:table-cell office:value-type="float" office:value="13.57205" calcext:value-type="float">
            <text:p>13.57205</text:p>
          </table:table-cell>
          <table:table-cell office:value-type="float" office:value="12.99976" calcext:value-type="float">
            <text:p>12.99976</text:p>
          </table:table-cell>
          <table:table-cell office:value-type="float" office:value="13.76572" calcext:value-type="float">
            <text:p>13.76572</text:p>
          </table:table-cell>
          <table:table-cell office:value-type="float" office:value="13.61716" calcext:value-type="float">
            <text:p>13.61716</text:p>
          </table:table-cell>
          <table:table-cell office:value-type="float" office:value="14.3382" calcext:value-type="float">
            <text:p>14.3382</text:p>
          </table:table-cell>
          <table:table-cell office:value-type="float" office:value="14.2327" calcext:value-type="float">
            <text:p>14.2327</text:p>
          </table:table-cell>
          <table:table-cell office:value-type="float" office:value="14.77826" calcext:value-type="float">
            <text:p>14.77826</text:p>
          </table:table-cell>
          <table:table-cell office:value-type="float" office:value="14.73715" calcext:value-type="float">
            <text:p>14.73715</text:p>
          </table:table-cell>
          <table:table-cell office:value-type="float" office:value="15.07687" calcext:value-type="float">
            <text:p>15.07687</text:p>
          </table:table-cell>
          <table:table-cell office:value-type="float" office:value="15.04791" calcext:value-type="float">
            <text:p>15.04791</text:p>
          </table:table-cell>
          <table:table-cell office:value-type="float" office:value="15.31824" calcext:value-type="float">
            <text:p>15.31824</text:p>
          </table:table-cell>
          <table:table-cell office:value-type="float" office:value="15.2764" calcext:value-type="float">
            <text:p>15.2764</text:p>
          </table:table-cell>
          <table:table-cell office:value-type="float" office:value="15.43591" calcext:value-type="float">
            <text:p>15.43591</text:p>
          </table:table-cell>
          <table:table-cell office:value-type="float" office:value="15.37274" calcext:value-type="float">
            <text:p>15.37274</text:p>
          </table:table-cell>
          <table:table-cell office:value-type="float" office:value="15.30869" calcext:value-type="float">
            <text:p>15.30869</text:p>
          </table:table-cell>
          <table:table-cell office:value-type="float" office:value="15.23666" calcext:value-type="float">
            <text:p>15.23666</text:p>
          </table:table-cell>
          <table:table-cell office:value-type="float" office:value="36.30023" calcext:value-type="float">
            <text:p>36.30023</text:p>
          </table:table-cell>
          <table:table-cell office:value-type="float" office:value="1.539795" calcext:value-type="float">
            <text:p>1.53979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3112007" calcext:value-type="float">
            <text:p>13112007</text:p>
          </table:table-cell>
          <table:table-cell office:value-type="float" office:value="2.37168" calcext:value-type="float">
            <text:p>2.37168</text:p>
          </table:table-cell>
          <table:table-cell office:value-type="float" office:value="18.24" calcext:value-type="float">
            <text:p>18.24</text:p>
          </table:table-cell>
          <table:table-cell office:value-type="float" office:value="13.28" calcext:value-type="float">
            <text:p>13.28</text:p>
          </table:table-cell>
          <table:table-cell office:value-type="float" office:value="1.605993" calcext:value-type="float">
            <text:p>1.605993</text:p>
          </table:table-cell>
          <table:table-cell office:value-type="float" office:value="1.338988" calcext:value-type="float">
            <text:p>1.338988</text:p>
          </table:table-cell>
          <table:table-cell office:value-type="float" office:value="344.16" calcext:value-type="float">
            <text:p>344.16</text:p>
          </table:table-cell>
          <table:table-cell office:value-type="float" office:value="0" calcext:value-type="float">
            <text:p>0</text:p>
          </table:table-cell>
          <table:table-cell office:value-type="float" office:value="16.38867" calcext:value-type="float">
            <text:p>16.38867</text:p>
          </table:table-cell>
          <table:table-cell office:value-type="float" office:value="11.74594" calcext:value-type="float">
            <text:p>11.74594</text:p>
          </table:table-cell>
          <table:table-cell office:value-type="float" office:value="15.20529" calcext:value-type="float">
            <text:p>15.20529</text:p>
          </table:table-cell>
          <table:table-cell office:value-type="float" office:value="12.44675" calcext:value-type="float">
            <text:p>12.44675</text:p>
          </table:table-cell>
          <table:table-cell office:value-type="float" office:value="14.62131" calcext:value-type="float">
            <text:p>14.62131</text:p>
          </table:table-cell>
          <table:table-cell office:value-type="float" office:value="12.85025" calcext:value-type="float">
            <text:p>12.85025</text:p>
          </table:table-cell>
          <table:table-cell office:value-type="float" office:value="14.22537" calcext:value-type="float">
            <text:p>14.22537</text:p>
          </table:table-cell>
          <table:table-cell office:value-type="float" office:value="13.13684" calcext:value-type="float">
            <text:p>13.13684</text:p>
          </table:table-cell>
          <table:table-cell office:value-type="float" office:value="14.02844" calcext:value-type="float">
            <text:p>14.02844</text:p>
          </table:table-cell>
          <table:table-cell office:value-type="float" office:value="13.29422" calcext:value-type="float">
            <text:p>13.29422</text:p>
          </table:table-cell>
          <table:table-cell office:value-type="float" office:value="13.89288" calcext:value-type="float">
            <text:p>13.89288</text:p>
          </table:table-cell>
          <table:table-cell office:value-type="float" office:value="13.45493" calcext:value-type="float">
            <text:p>13.45493</text:p>
          </table:table-cell>
          <table:table-cell office:value-type="float" office:value="13.85623" calcext:value-type="float">
            <text:p>13.85623</text:p>
          </table:table-cell>
          <table:table-cell office:value-type="float" office:value="13.5755" calcext:value-type="float">
            <text:p>13.5755</text:p>
          </table:table-cell>
          <table:table-cell office:value-type="float" office:value="13.84409" calcext:value-type="float">
            <text:p>13.84409</text:p>
          </table:table-cell>
          <table:table-cell office:value-type="float" office:value="13.66226" calcext:value-type="float">
            <text:p>13.66226</text:p>
          </table:table-cell>
          <table:table-cell office:value-type="float" office:value="14.23184" calcext:value-type="float">
            <text:p>14.23184</text:p>
          </table:table-cell>
          <table:table-cell office:value-type="float" office:value="14.20285" calcext:value-type="float">
            <text:p>14.20285</text:p>
          </table:table-cell>
          <table:table-cell office:value-type="float" office:value="14.73669" calcext:value-type="float">
            <text:p>14.73669</text:p>
          </table:table-cell>
          <table:table-cell office:value-type="float" office:value="14.6907" calcext:value-type="float">
            <text:p>14.6907</text:p>
          </table:table-cell>
          <table:table-cell office:value-type="float" office:value="15.04755" calcext:value-type="float">
            <text:p>15.04755</text:p>
          </table:table-cell>
          <table:table-cell office:value-type="float" office:value="15.00964" calcext:value-type="float">
            <text:p>15.00964</text:p>
          </table:table-cell>
          <table:table-cell office:value-type="float" office:value="15.27597" calcext:value-type="float">
            <text:p>15.27597</text:p>
          </table:table-cell>
          <table:table-cell office:value-type="float" office:value="15.23184" calcext:value-type="float">
            <text:p>15.23184</text:p>
          </table:table-cell>
          <table:table-cell office:value-type="float" office:value="15.3721" calcext:value-type="float">
            <text:p>15.3721</text:p>
          </table:table-cell>
          <table:table-cell office:value-type="float" office:value="15.31171" calcext:value-type="float">
            <text:p>15.31171</text:p>
          </table:table-cell>
          <table:table-cell office:value-type="float" office:value="15.2359" calcext:value-type="float">
            <text:p>15.2359</text:p>
          </table:table-cell>
          <table:table-cell office:value-type="float" office:value="15.16818" calcext:value-type="float">
            <text:p>15.16818</text:p>
          </table:table-cell>
          <table:table-cell office:value-type="float" office:value="20.35544" calcext:value-type="float">
            <text:p>20.35544</text:p>
          </table:table-cell>
          <table:table-cell office:value-type="float" office:value="10.0015" calcext:value-type="float">
            <text:p>10.001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14112007" calcext:value-type="float">
            <text:p>14112007</text:p>
          </table:table-cell>
          <table:table-cell office:value-type="float" office:value="3.14892" calcext:value-type="float">
            <text:p>3.14892</text:p>
          </table:table-cell>
          <table:table-cell office:value-type="float" office:value="19.72" calcext:value-type="float">
            <text:p>19.72</text:p>
          </table:table-cell>
          <table:table-cell office:value-type="float" office:value="12.73" calcext:value-type="float">
            <text:p>12.73</text:p>
          </table:table-cell>
          <table:table-cell office:value-type="float" office:value="1.68747" calcext:value-type="float">
            <text:p>1.68747</text:p>
          </table:table-cell>
          <table:table-cell office:value-type="float" office:value="1.29164" calcext:value-type="float">
            <text:p>1.29164</text:p>
          </table:table-cell>
          <table:table-cell office:value-type="float" office:value="328.176" calcext:value-type="float">
            <text:p>328.176</text:p>
          </table:table-cell>
          <table:table-cell office:value-type="float" office:value="0" calcext:value-type="float">
            <text:p>0</text:p>
          </table:table-cell>
          <table:table-cell office:value-type="float" office:value="18.0231" calcext:value-type="float">
            <text:p>18.0231</text:p>
          </table:table-cell>
          <table:table-cell office:value-type="float" office:value="12.76218" calcext:value-type="float">
            <text:p>12.76218</text:p>
          </table:table-cell>
          <table:table-cell office:value-type="float" office:value="16.37015" calcext:value-type="float">
            <text:p>16.37015</text:p>
          </table:table-cell>
          <table:table-cell office:value-type="float" office:value="13.36737" calcext:value-type="float">
            <text:p>13.36737</text:p>
          </table:table-cell>
          <table:table-cell office:value-type="float" office:value="15.54706" calcext:value-type="float">
            <text:p>15.54706</text:p>
          </table:table-cell>
          <table:table-cell office:value-type="float" office:value="13.51132" calcext:value-type="float">
            <text:p>13.51132</text:p>
          </table:table-cell>
          <table:table-cell office:value-type="float" office:value="14.96262" calcext:value-type="float">
            <text:p>14.96262</text:p>
          </table:table-cell>
          <table:table-cell office:value-type="float" office:value="13.63449" calcext:value-type="float">
            <text:p>13.63449</text:p>
          </table:table-cell>
          <table:table-cell office:value-type="float" office:value="14.6394" calcext:value-type="float">
            <text:p>14.6394</text:p>
          </table:table-cell>
          <table:table-cell office:value-type="float" office:value="13.70761" calcext:value-type="float">
            <text:p>13.70761</text:p>
          </table:table-cell>
          <table:table-cell office:value-type="float" office:value="14.37805" calcext:value-type="float">
            <text:p>14.37805</text:p>
          </table:table-cell>
          <table:table-cell office:value-type="float" office:value="13.78418" calcext:value-type="float">
            <text:p>13.78418</text:p>
          </table:table-cell>
          <table:table-cell office:value-type="float" office:value="14.23203" calcext:value-type="float">
            <text:p>14.23203</text:p>
          </table:table-cell>
          <table:table-cell office:value-type="float" office:value="13.83887" calcext:value-type="float">
            <text:p>13.83887</text:p>
          </table:table-cell>
          <table:table-cell office:value-type="float" office:value="14.05014" calcext:value-type="float">
            <text:p>14.05014</text:p>
          </table:table-cell>
          <table:table-cell office:value-type="float" office:value="13.84668" calcext:value-type="float">
            <text:p>13.84668</text:p>
          </table:table-cell>
          <table:table-cell office:value-type="float" office:value="14.23969" calcext:value-type="float">
            <text:p>14.23969</text:p>
          </table:table-cell>
          <table:table-cell office:value-type="float" office:value="14.20386" calcext:value-type="float">
            <text:p>14.20386</text:p>
          </table:table-cell>
          <table:table-cell office:value-type="float" office:value="14.69028" calcext:value-type="float">
            <text:p>14.69028</text:p>
          </table:table-cell>
          <table:table-cell office:value-type="float" office:value="14.65793" calcext:value-type="float">
            <text:p>14.65793</text:p>
          </table:table-cell>
          <table:table-cell office:value-type="float" office:value="15.00919" calcext:value-type="float">
            <text:p>15.00919</text:p>
          </table:table-cell>
          <table:table-cell office:value-type="float" office:value="14.96854" calcext:value-type="float">
            <text:p>14.96854</text:p>
          </table:table-cell>
          <table:table-cell office:value-type="float" office:value="15.23138" calcext:value-type="float">
            <text:p>15.23138</text:p>
          </table:table-cell>
          <table:table-cell office:value-type="float" office:value="15.18521" calcext:value-type="float">
            <text:p>15.18521</text:p>
          </table:table-cell>
          <table:table-cell office:value-type="float" office:value="15.3111" calcext:value-type="float">
            <text:p>15.3111</text:p>
          </table:table-cell>
          <table:table-cell office:value-type="float" office:value="15.25201" calcext:value-type="float">
            <text:p>15.25201</text:p>
          </table:table-cell>
          <table:table-cell office:value-type="float" office:value="15.16751" calcext:value-type="float">
            <text:p>15.16751</text:p>
          </table:table-cell>
          <table:table-cell office:value-type="float" office:value="15.10278" calcext:value-type="float">
            <text:p>15.10278</text:p>
          </table:table-cell>
          <table:table-cell office:value-type="float" office:value="22.53918" calcext:value-type="float">
            <text:p>22.53918</text:p>
          </table:table-cell>
          <table:table-cell office:value-type="float" office:value="9.76535" calcext:value-type="float">
            <text:p>9.7653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15112007" calcext:value-type="float">
            <text:p>15112007</text:p>
          </table:table-cell>
          <table:table-cell office:value-type="float" office:value="9.969582" calcext:value-type="float">
            <text:p>9.969582</text:p>
          </table:table-cell>
          <table:table-cell office:value-type="float" office:value="24.57" calcext:value-type="float">
            <text:p>24.57</text:p>
          </table:table-cell>
          <table:table-cell office:value-type="float" office:value="9.76" calcext:value-type="float">
            <text:p>9.76</text:p>
          </table:table-cell>
          <table:table-cell office:value-type="float" office:value="1.402399" calcext:value-type="float">
            <text:p>1.402399</text:p>
          </table:table-cell>
          <table:table-cell office:value-type="float" office:value="1.021074" calcext:value-type="float">
            <text:p>1.021074</text:p>
          </table:table-cell>
          <table:table-cell office:value-type="float" office:value="222.3" calcext:value-type="float">
            <text:p>222.3</text:p>
          </table:table-cell>
          <table:table-cell office:value-type="float" office:value="0" calcext:value-type="float">
            <text:p>0</text:p>
          </table:table-cell>
          <table:table-cell office:value-type="float" office:value="22.65836" calcext:value-type="float">
            <text:p>22.65836</text:p>
          </table:table-cell>
          <table:table-cell office:value-type="float" office:value="10.72263" calcext:value-type="float">
            <text:p>10.72263</text:p>
          </table:table-cell>
          <table:table-cell office:value-type="float" office:value="19.20673" calcext:value-type="float">
            <text:p>19.20673</text:p>
          </table:table-cell>
          <table:table-cell office:value-type="float" office:value="12.01163" calcext:value-type="float">
            <text:p>12.01163</text:p>
          </table:table-cell>
          <table:table-cell office:value-type="float" office:value="17.4212" calcext:value-type="float">
            <text:p>17.4212</text:p>
          </table:table-cell>
          <table:table-cell office:value-type="float" office:value="12.70624" calcext:value-type="float">
            <text:p>12.70624</text:p>
          </table:table-cell>
          <table:table-cell office:value-type="float" office:value="16.17294" calcext:value-type="float">
            <text:p>16.17294</text:p>
          </table:table-cell>
          <table:table-cell office:value-type="float" office:value="13.24863" calcext:value-type="float">
            <text:p>13.24863</text:p>
          </table:table-cell>
          <table:table-cell office:value-type="float" office:value="15.50195" calcext:value-type="float">
            <text:p>15.50195</text:p>
          </table:table-cell>
          <table:table-cell office:value-type="float" office:value="13.55533" calcext:value-type="float">
            <text:p>13.55533</text:p>
          </table:table-cell>
          <table:table-cell office:value-type="float" office:value="14.94836" calcext:value-type="float">
            <text:p>14.94836</text:p>
          </table:table-cell>
          <table:table-cell office:value-type="float" office:value="13.84357" calcext:value-type="float">
            <text:p>13.84357</text:p>
          </table:table-cell>
          <table:table-cell office:value-type="float" office:value="14.64725" calcext:value-type="float">
            <text:p>14.64725</text:p>
          </table:table-cell>
          <table:table-cell office:value-type="float" office:value="13.97897" calcext:value-type="float">
            <text:p>13.97897</text:p>
          </table:table-cell>
          <table:table-cell office:value-type="float" office:value="14.25519" calcext:value-type="float">
            <text:p>14.25519</text:p>
          </table:table-cell>
          <table:table-cell office:value-type="float" office:value="14.05368" calcext:value-type="float">
            <text:p>14.05368</text:p>
          </table:table-cell>
          <table:table-cell office:value-type="float" office:value="14.31229" calcext:value-type="float">
            <text:p>14.31229</text:p>
          </table:table-cell>
          <table:table-cell office:value-type="float" office:value="14.24039" calcext:value-type="float">
            <text:p>14.24039</text:p>
          </table:table-cell>
          <table:table-cell office:value-type="float" office:value="14.65768" calcext:value-type="float">
            <text:p>14.65768</text:p>
          </table:table-cell>
          <table:table-cell office:value-type="float" office:value="14.6434" calcext:value-type="float">
            <text:p>14.6434</text:p>
          </table:table-cell>
          <table:table-cell office:value-type="float" office:value="14.96811" calcext:value-type="float">
            <text:p>14.96811</text:p>
          </table:table-cell>
          <table:table-cell office:value-type="float" office:value="14.93152" calcext:value-type="float">
            <text:p>14.93152</text:p>
          </table:table-cell>
          <table:table-cell office:value-type="float" office:value="15.18472" calcext:value-type="float">
            <text:p>15.18472</text:p>
          </table:table-cell>
          <table:table-cell office:value-type="float" office:value="15.13788" calcext:value-type="float">
            <text:p>15.13788</text:p>
          </table:table-cell>
          <table:table-cell office:value-type="float" office:value="15.2514" calcext:value-type="float">
            <text:p>15.2514</text:p>
          </table:table-cell>
          <table:table-cell office:value-type="float" office:value="15.19431" calcext:value-type="float">
            <text:p>15.19431</text:p>
          </table:table-cell>
          <table:table-cell office:value-type="float" office:value="15.10211" calcext:value-type="float">
            <text:p>15.10211</text:p>
          </table:table-cell>
          <table:table-cell office:value-type="float" office:value="15.04041" calcext:value-type="float">
            <text:p>15.04041</text:p>
          </table:table-cell>
          <table:table-cell office:value-type="float" office:value="38.77588" calcext:value-type="float">
            <text:p>38.77588</text:p>
          </table:table-cell>
          <table:table-cell office:value-type="float" office:value="6.623627" calcext:value-type="float">
            <text:p>6.6236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6112007" calcext:value-type="float">
            <text:p>16112007</text:p>
          </table:table-cell>
          <table:table-cell office:value-type="float" office:value="9.539514" calcext:value-type="float">
            <text:p>9.539514</text:p>
          </table:table-cell>
          <table:table-cell office:value-type="float" office:value="22.32" calcext:value-type="float">
            <text:p>22.32</text:p>
          </table:table-cell>
          <table:table-cell office:value-type="float" office:value="6.78" calcext:value-type="float">
            <text:p>6.78</text:p>
          </table:table-cell>
          <table:table-cell office:value-type="float" office:value="1.357655" calcext:value-type="float">
            <text:p>1.357655</text:p>
          </table:table-cell>
          <table:table-cell office:value-type="float" office:value="0.8670956" calcext:value-type="float">
            <text:p>0.8670956</text:p>
          </table:table-cell>
          <table:table-cell office:value-type="float" office:value="187.812" calcext:value-type="float">
            <text:p>187.812</text:p>
          </table:table-cell>
          <table:table-cell office:value-type="float" office:value="0" calcext:value-type="float">
            <text:p>0</text:p>
          </table:table-cell>
          <table:table-cell office:value-type="float" office:value="22.35138" calcext:value-type="float">
            <text:p>22.35138</text:p>
          </table:table-cell>
          <table:table-cell office:value-type="float" office:value="9.548981" calcext:value-type="float">
            <text:p>9.548981</text:p>
          </table:table-cell>
          <table:table-cell office:value-type="float" office:value="18.86411" calcext:value-type="float">
            <text:p>18.86411</text:p>
          </table:table-cell>
          <table:table-cell office:value-type="float" office:value="11.40125" calcext:value-type="float">
            <text:p>11.40125</text:p>
          </table:table-cell>
          <table:table-cell office:value-type="float" office:value="17.16867" calcext:value-type="float">
            <text:p>17.16867</text:p>
          </table:table-cell>
          <table:table-cell office:value-type="float" office:value="12.46857" calcext:value-type="float">
            <text:p>12.46857</text:p>
          </table:table-cell>
          <table:table-cell office:value-type="float" office:value="16.04724" calcext:value-type="float">
            <text:p>16.04724</text:p>
          </table:table-cell>
          <table:table-cell office:value-type="float" office:value="13.25467" calcext:value-type="float">
            <text:p>13.25467</text:p>
          </table:table-cell>
          <table:table-cell office:value-type="float" office:value="15.45612" calcext:value-type="float">
            <text:p>15.45612</text:p>
          </table:table-cell>
          <table:table-cell office:value-type="float" office:value="13.67978" calcext:value-type="float">
            <text:p>13.67978</text:p>
          </table:table-cell>
          <table:table-cell office:value-type="float" office:value="14.96985" calcext:value-type="float">
            <text:p>14.96985</text:p>
          </table:table-cell>
          <table:table-cell office:value-type="float" office:value="14.05994" calcext:value-type="float">
            <text:p>14.05994</text:p>
          </table:table-cell>
          <table:table-cell office:value-type="float" office:value="14.72607" calcext:value-type="float">
            <text:p>14.72607</text:p>
          </table:table-cell>
          <table:table-cell office:value-type="float" office:value="14.20984" calcext:value-type="float">
            <text:p>14.20984</text:p>
          </table:table-cell>
          <table:table-cell office:value-type="float" office:value="14.42288" calcext:value-type="float">
            <text:p>14.42288</text:p>
          </table:table-cell>
          <table:table-cell office:value-type="float" office:value="14.26047" calcext:value-type="float">
            <text:p>14.26047</text:p>
          </table:table-cell>
          <table:table-cell office:value-type="float" office:value="14.41016" calcext:value-type="float">
            <text:p>14.41016</text:p>
          </table:table-cell>
          <table:table-cell office:value-type="float" office:value="14.31332" calcext:value-type="float">
            <text:p>14.31332</text:p>
          </table:table-cell>
          <table:table-cell office:value-type="float" office:value="14.64734" calcext:value-type="float">
            <text:p>14.64734</text:p>
          </table:table-cell>
          <table:table-cell office:value-type="float" office:value="14.64264" calcext:value-type="float">
            <text:p>14.64264</text:p>
          </table:table-cell>
          <table:table-cell office:value-type="float" office:value="14.93118" calcext:value-type="float">
            <text:p>14.93118</text:p>
          </table:table-cell>
          <table:table-cell office:value-type="float" office:value="14.90125" calcext:value-type="float">
            <text:p>14.90125</text:p>
          </table:table-cell>
          <table:table-cell office:value-type="float" office:value="15.13739" calcext:value-type="float">
            <text:p>15.13739</text:p>
          </table:table-cell>
          <table:table-cell office:value-type="float" office:value="15.09161" calcext:value-type="float">
            <text:p>15.09161</text:p>
          </table:table-cell>
          <table:table-cell office:value-type="float" office:value="15.19373" calcext:value-type="float">
            <text:p>15.19373</text:p>
          </table:table-cell>
          <table:table-cell office:value-type="float" office:value="15.13785" calcext:value-type="float">
            <text:p>15.13785</text:p>
          </table:table-cell>
          <table:table-cell office:value-type="float" office:value="15.03976" calcext:value-type="float">
            <text:p>15.03976</text:p>
          </table:table-cell>
          <table:table-cell office:value-type="float" office:value="14.98013" calcext:value-type="float">
            <text:p>14.98013</text:p>
          </table:table-cell>
          <table:table-cell office:value-type="float" office:value="37.23776" calcext:value-type="float">
            <text:p>37.23776</text:p>
          </table:table-cell>
          <table:table-cell office:value-type="float" office:value="3.801971" calcext:value-type="float">
            <text:p>3.80197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7112007" calcext:value-type="float">
            <text:p>17112007</text:p>
          </table:table-cell>
          <table:table-cell office:value-type="float" office:value="7.743546" calcext:value-type="float">
            <text:p>7.743546</text:p>
          </table:table-cell>
          <table:table-cell office:value-type="float" office:value="21.58" calcext:value-type="float">
            <text:p>21.58</text:p>
          </table:table-cell>
          <table:table-cell office:value-type="float" office:value="7.31" calcext:value-type="float">
            <text:p>7.31</text:p>
          </table:table-cell>
          <table:table-cell office:value-type="float" office:value="1.339999" calcext:value-type="float">
            <text:p>1.339999</text:p>
          </table:table-cell>
          <table:table-cell office:value-type="float" office:value="0.899045" calcext:value-type="float">
            <text:p>0.899045</text:p>
          </table:table-cell>
          <table:table-cell office:value-type="float" office:value="252.864" calcext:value-type="float">
            <text:p>252.864</text:p>
          </table:table-cell>
          <table:table-cell office:value-type="float" office:value="0" calcext:value-type="float">
            <text:p>0</text:p>
          </table:table-cell>
          <table:table-cell office:value-type="float" office:value="21.25153" calcext:value-type="float">
            <text:p>21.25153</text:p>
          </table:table-cell>
          <table:table-cell office:value-type="float" office:value="9.654419" calcext:value-type="float">
            <text:p>9.654419</text:p>
          </table:table-cell>
          <table:table-cell office:value-type="float" office:value="17.96378" calcext:value-type="float">
            <text:p>17.96378</text:p>
          </table:table-cell>
          <table:table-cell office:value-type="float" office:value="11.34619" calcext:value-type="float">
            <text:p>11.34619</text:p>
          </table:table-cell>
          <table:table-cell office:value-type="float" office:value="16.45947" calcext:value-type="float">
            <text:p>16.45947</text:p>
          </table:table-cell>
          <table:table-cell office:value-type="float" office:value="12.29242" calcext:value-type="float">
            <text:p>12.29242</text:p>
          </table:table-cell>
          <table:table-cell office:value-type="float" office:value="15.52756" calcext:value-type="float">
            <text:p>15.52756</text:p>
          </table:table-cell>
          <table:table-cell office:value-type="float" office:value="13.06473" calcext:value-type="float">
            <text:p>13.06473</text:p>
          </table:table-cell>
          <table:table-cell office:value-type="float" office:value="15.07126" calcext:value-type="float">
            <text:p>15.07126</text:p>
          </table:table-cell>
          <table:table-cell office:value-type="float" office:value="13.51929" calcext:value-type="float">
            <text:p>13.51929</text:p>
          </table:table-cell>
          <table:table-cell office:value-type="float" office:value="14.89401" calcext:value-type="float">
            <text:p>14.89401</text:p>
          </table:table-cell>
          <table:table-cell office:value-type="float" office:value="13.93887" calcext:value-type="float">
            <text:p>13.93887</text:p>
          </table:table-cell>
          <table:table-cell office:value-type="float" office:value="14.72568" calcext:value-type="float">
            <text:p>14.72568</text:p>
          </table:table-cell>
          <table:table-cell office:value-type="float" office:value="14.16202" calcext:value-type="float">
            <text:p>14.16202</text:p>
          </table:table-cell>
          <table:table-cell office:value-type="float" office:value="14.4776" calcext:value-type="float">
            <text:p>14.4776</text:p>
          </table:table-cell>
          <table:table-cell office:value-type="float" office:value="14.39099" calcext:value-type="float">
            <text:p>14.39099</text:p>
          </table:table-cell>
          <table:table-cell office:value-type="float" office:value="14.47864" calcext:value-type="float">
            <text:p>14.47864</text:p>
          </table:table-cell>
          <table:table-cell office:value-type="float" office:value="14.41116" calcext:value-type="float">
            <text:p>14.41116</text:p>
          </table:table-cell>
          <table:table-cell office:value-type="float" office:value="14.66199" calcext:value-type="float">
            <text:p>14.66199</text:p>
          </table:table-cell>
          <table:table-cell office:value-type="float" office:value="14.64746" calcext:value-type="float">
            <text:p>14.64746</text:p>
          </table:table-cell>
          <table:table-cell office:value-type="float" office:value="14.90097" calcext:value-type="float">
            <text:p>14.90097</text:p>
          </table:table-cell>
          <table:table-cell office:value-type="float" office:value="14.87866" calcext:value-type="float">
            <text:p>14.87866</text:p>
          </table:table-cell>
          <table:table-cell office:value-type="float" office:value="15.09116" calcext:value-type="float">
            <text:p>15.09116</text:p>
          </table:table-cell>
          <table:table-cell office:value-type="float" office:value="15.04837" calcext:value-type="float">
            <text:p>15.04837</text:p>
          </table:table-cell>
          <table:table-cell office:value-type="float" office:value="15.13727" calcext:value-type="float">
            <text:p>15.13727</text:p>
          </table:table-cell>
          <table:table-cell office:value-type="float" office:value="15.08328" calcext:value-type="float">
            <text:p>15.08328</text:p>
          </table:table-cell>
          <table:table-cell office:value-type="float" office:value="14.97952" calcext:value-type="float">
            <text:p>14.97952</text:p>
          </table:table-cell>
          <table:table-cell office:value-type="float" office:value="14.92245" calcext:value-type="float">
            <text:p>14.92245</text:p>
          </table:table-cell>
          <table:table-cell office:value-type="float" office:value="35.70227" calcext:value-type="float">
            <text:p>35.70227</text:p>
          </table:table-cell>
          <table:table-cell office:value-type="float" office:value="4.080109" calcext:value-type="float">
            <text:p>4.0801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18112007" calcext:value-type="float">
            <text:p>18112007</text:p>
          </table:table-cell>
          <table:table-cell office:value-type="float" office:value="2.0088" calcext:value-type="float">
            <text:p>2.0088</text:p>
          </table:table-cell>
          <table:table-cell office:value-type="float" office:value="15.88" calcext:value-type="float">
            <text:p>15.88</text:p>
          </table:table-cell>
          <table:table-cell office:value-type="float" office:value="5.9" calcext:value-type="float">
            <text:p>5.9</text:p>
          </table:table-cell>
          <table:table-cell office:value-type="float" office:value="1.402921" calcext:value-type="float">
            <text:p>1.402921</text:p>
          </table:table-cell>
          <table:table-cell office:value-type="float" office:value="0.7076755" calcext:value-type="float">
            <text:p>0.7076755</text:p>
          </table:table-cell>
          <table:table-cell office:value-type="float" office:value="494.208" calcext:value-type="float">
            <text:p>494.208</text:p>
          </table:table-cell>
          <table:table-cell office:value-type="float" office:value="0.1" calcext:value-type="float">
            <text:p>0.1</text:p>
          </table:table-cell>
          <table:table-cell office:value-type="float" office:value="16.23404" calcext:value-type="float">
            <text:p>16.23404</text:p>
          </table:table-cell>
          <table:table-cell office:value-type="float" office:value="8.379181" calcext:value-type="float">
            <text:p>8.379181</text:p>
          </table:table-cell>
          <table:table-cell office:value-type="float" office:value="14.99875" calcext:value-type="float">
            <text:p>14.99875</text:p>
          </table:table-cell>
          <table:table-cell office:value-type="float" office:value="10.38412" calcext:value-type="float">
            <text:p>10.38412</text:p>
          </table:table-cell>
          <table:table-cell office:value-type="float" office:value="14.52405" calcext:value-type="float">
            <text:p>14.52405</text:p>
          </table:table-cell>
          <table:table-cell office:value-type="float" office:value="11.70883" calcext:value-type="float">
            <text:p>11.70883</text:p>
          </table:table-cell>
          <table:table-cell office:value-type="float" office:value="14.56927" calcext:value-type="float">
            <text:p>14.56927</text:p>
          </table:table-cell>
          <table:table-cell office:value-type="float" office:value="12.75778" calcext:value-type="float">
            <text:p>12.75778</text:p>
          </table:table-cell>
          <table:table-cell office:value-type="float" office:value="14.66879" calcext:value-type="float">
            <text:p>14.66879</text:p>
          </table:table-cell>
          <table:table-cell office:value-type="float" office:value="13.33334" calcext:value-type="float">
            <text:p>13.33334</text:p>
          </table:table-cell>
          <table:table-cell office:value-type="float" office:value="14.69363" calcext:value-type="float">
            <text:p>14.69363</text:p>
          </table:table-cell>
          <table:table-cell office:value-type="float" office:value="13.91379" calcext:value-type="float">
            <text:p>13.91379</text:p>
          </table:table-cell>
          <table:table-cell office:value-type="float" office:value="14.59137" calcext:value-type="float">
            <text:p>14.59137</text:p>
          </table:table-cell>
          <table:table-cell office:value-type="float" office:value="14.19321" calcext:value-type="float">
            <text:p>14.19321</text:p>
          </table:table-cell>
          <table:table-cell office:value-type="float" office:value="14.4693" calcext:value-type="float">
            <text:p>14.4693</text:p>
          </table:table-cell>
          <table:table-cell office:value-type="float" office:value="14.40936" calcext:value-type="float">
            <text:p>14.40936</text:p>
          </table:table-cell>
          <table:table-cell office:value-type="float" office:value="14.51596" calcext:value-type="float">
            <text:p>14.51596</text:p>
          </table:table-cell>
          <table:table-cell office:value-type="float" office:value="14.47913" calcext:value-type="float">
            <text:p>14.47913</text:p>
          </table:table-cell>
          <table:table-cell office:value-type="float" office:value="14.6759" calcext:value-type="float">
            <text:p>14.6759</text:p>
          </table:table-cell>
          <table:table-cell office:value-type="float" office:value="14.66211" calcext:value-type="float">
            <text:p>14.66211</text:p>
          </table:table-cell>
          <table:table-cell office:value-type="float" office:value="14.87848" calcext:value-type="float">
            <text:p>14.87848</text:p>
          </table:table-cell>
          <table:table-cell office:value-type="float" office:value="14.86127" calcext:value-type="float">
            <text:p>14.86127</text:p>
          </table:table-cell>
          <table:table-cell office:value-type="float" office:value="15.04794" calcext:value-type="float">
            <text:p>15.04794</text:p>
          </table:table-cell>
          <table:table-cell office:value-type="float" office:value="15.00836" calcext:value-type="float">
            <text:p>15.00836</text:p>
          </table:table-cell>
          <table:table-cell office:value-type="float" office:value="15.08276" calcext:value-type="float">
            <text:p>15.08276</text:p>
          </table:table-cell>
          <table:table-cell office:value-type="float" office:value="15.03094" calcext:value-type="float">
            <text:p>15.03094</text:p>
          </table:table-cell>
          <table:table-cell office:value-type="float" office:value="14.92188" calcext:value-type="float">
            <text:p>14.92188</text:p>
          </table:table-cell>
          <table:table-cell office:value-type="float" office:value="14.86667" calcext:value-type="float">
            <text:p>14.86667</text:p>
          </table:table-cell>
          <table:table-cell office:value-type="float" office:value="18.93597" calcext:value-type="float">
            <text:p>18.93597</text:p>
          </table:table-cell>
          <table:table-cell office:value-type="float" office:value="2.508301" calcext:value-type="float">
            <text:p>2.50830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19112007" calcext:value-type="float">
            <text:p>19112007</text:p>
          </table:table-cell>
          <table:table-cell office:value-type="float" office:value="10.06399" calcext:value-type="float">
            <text:p>10.06399</text:p>
          </table:table-cell>
          <table:table-cell office:value-type="float" office:value="9.31" calcext:value-type="float">
            <text:p>9.31</text:p>
          </table:table-cell>
          <table:table-cell office:value-type="float" office:value="-5" calcext:value-type="float">
            <text:p>-5</text:p>
          </table:table-cell>
          <table:table-cell office:value-type="float" office:value="0.6978621" calcext:value-type="float">
            <text:p>0.6978621</text:p>
          </table:table-cell>
          <table:table-cell office:value-type="float" office:value="0.3738973" calcext:value-type="float">
            <text:p>0.3738973</text:p>
          </table:table-cell>
          <table:table-cell office:value-type="float" office:value="308.304" calcext:value-type="float">
            <text:p>308.304</text:p>
          </table:table-cell>
          <table:table-cell office:value-type="float" office:value="0" calcext:value-type="float">
            <text:p>0</text:p>
          </table:table-cell>
          <table:table-cell office:value-type="float" office:value="16.90442" calcext:value-type="float">
            <text:p>16.90442</text:p>
          </table:table-cell>
          <table:table-cell office:value-type="float" office:value="3.970184" calcext:value-type="float">
            <text:p>3.970184</text:p>
          </table:table-cell>
          <table:table-cell office:value-type="float" office:value="14.42484" calcext:value-type="float">
            <text:p>14.42484</text:p>
          </table:table-cell>
          <table:table-cell office:value-type="float" office:value="7.434814" calcext:value-type="float">
            <text:p>7.434814</text:p>
          </table:table-cell>
          <table:table-cell office:value-type="float" office:value="13.44818" calcext:value-type="float">
            <text:p>13.44818</text:p>
          </table:table-cell>
          <table:table-cell office:value-type="float" office:value="9.250092" calcext:value-type="float">
            <text:p>9.250092</text:p>
          </table:table-cell>
          <table:table-cell office:value-type="float" office:value="13.0354" calcext:value-type="float">
            <text:p>13.0354</text:p>
          </table:table-cell>
          <table:table-cell office:value-type="float" office:value="10.71939" calcext:value-type="float">
            <text:p>10.71939</text:p>
          </table:table-cell>
          <table:table-cell office:value-type="float" office:value="13.29422" calcext:value-type="float">
            <text:p>13.29422</text:p>
          </table:table-cell>
          <table:table-cell office:value-type="float" office:value="11.62405" calcext:value-type="float">
            <text:p>11.62405</text:p>
          </table:table-cell>
          <table:table-cell office:value-type="float" office:value="13.88989" calcext:value-type="float">
            <text:p>13.88989</text:p>
          </table:table-cell>
          <table:table-cell office:value-type="float" office:value="12.54047" calcext:value-type="float">
            <text:p>12.54047</text:p>
          </table:table-cell>
          <table:table-cell office:value-type="float" office:value="14.1806" calcext:value-type="float">
            <text:p>14.1806</text:p>
          </table:table-cell>
          <table:table-cell office:value-type="float" office:value="13.18283" calcext:value-type="float">
            <text:p>13.18283</text:p>
          </table:table-cell>
          <table:table-cell office:value-type="float" office:value="14.40735" calcext:value-type="float">
            <text:p>14.40735</text:p>
          </table:table-cell>
          <table:table-cell office:value-type="float" office:value="13.87985" calcext:value-type="float">
            <text:p>13.87985</text:p>
          </table:table-cell>
          <table:table-cell office:value-type="float" office:value="14.51636" calcext:value-type="float">
            <text:p>14.51636</text:p>
          </table:table-cell>
          <table:table-cell office:value-type="float" office:value="14.42551" calcext:value-type="float">
            <text:p>14.42551</text:p>
          </table:table-cell>
          <table:table-cell office:value-type="float" office:value="14.67975" calcext:value-type="float">
            <text:p>14.67975</text:p>
          </table:table-cell>
          <table:table-cell office:value-type="float" office:value="14.67554" calcext:value-type="float">
            <text:p>14.67554</text:p>
          </table:table-cell>
          <table:table-cell office:value-type="float" office:value="14.86108" calcext:value-type="float">
            <text:p>14.86108</text:p>
          </table:table-cell>
          <table:table-cell office:value-type="float" office:value="14.84488" calcext:value-type="float">
            <text:p>14.84488</text:p>
          </table:table-cell>
          <table:table-cell office:value-type="float" office:value="15.00797" calcext:value-type="float">
            <text:p>15.00797</text:p>
          </table:table-cell>
          <table:table-cell office:value-type="float" office:value="14.97095" calcext:value-type="float">
            <text:p>14.97095</text:p>
          </table:table-cell>
          <table:table-cell office:value-type="float" office:value="15.03046" calcext:value-type="float">
            <text:p>15.03046</text:p>
          </table:table-cell>
          <table:table-cell office:value-type="float" office:value="14.98035" calcext:value-type="float">
            <text:p>14.98035</text:p>
          </table:table-cell>
          <table:table-cell office:value-type="float" office:value="14.86612" calcext:value-type="float">
            <text:p>14.86612</text:p>
          </table:table-cell>
          <table:table-cell office:value-type="float" office:value="14.81274" calcext:value-type="float">
            <text:p>14.81274</text:p>
          </table:table-cell>
          <table:table-cell office:value-type="float" office:value="23.63132" calcext:value-type="float">
            <text:p>23.63132</text:p>
          </table:table-cell>
          <table:table-cell office:value-type="float" office:value="-7.501984" calcext:value-type="float">
            <text:p>-7.5019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0112007" calcext:value-type="float">
            <text:p>20112007</text:p>
          </table:table-cell>
          <table:table-cell office:value-type="float" office:value="8.36981" calcext:value-type="float">
            <text:p>8.36981</text:p>
          </table:table-cell>
          <table:table-cell office:value-type="float" office:value="14.14" calcext:value-type="float">
            <text:p>14.14</text:p>
          </table:table-cell>
          <table:table-cell office:value-type="float" office:value="-6.01" calcext:value-type="float">
            <text:p>-6.01</text:p>
          </table:table-cell>
          <table:table-cell office:value-type="float" office:value="0.8396594" calcext:value-type="float">
            <text:p>0.8396594</text:p>
          </table:table-cell>
          <table:table-cell office:value-type="float" office:value="0.3466814" calcext:value-type="float">
            <text:p>0.3466814</text:p>
          </table:table-cell>
          <table:table-cell office:value-type="float" office:value="301.788" calcext:value-type="float">
            <text:p>301.788</text:p>
          </table:table-cell>
          <table:table-cell office:value-type="float" office:value="0" calcext:value-type="float">
            <text:p>0</text:p>
          </table:table-cell>
          <table:table-cell office:value-type="float" office:value="15.69031" calcext:value-type="float">
            <text:p>15.69031</text:p>
          </table:table-cell>
          <table:table-cell office:value-type="float" office:value="2.039398" calcext:value-type="float">
            <text:p>2.039398</text:p>
          </table:table-cell>
          <table:table-cell office:value-type="float" office:value="12.99915" calcext:value-type="float">
            <text:p>12.99915</text:p>
          </table:table-cell>
          <table:table-cell office:value-type="float" office:value="4.966949" calcext:value-type="float">
            <text:p>4.966949</text:p>
          </table:table-cell>
          <table:table-cell office:value-type="float" office:value="12.01718" calcext:value-type="float">
            <text:p>12.01718</text:p>
          </table:table-cell>
          <table:table-cell office:value-type="float" office:value="6.951111" calcext:value-type="float">
            <text:p>6.951111</text:p>
          </table:table-cell>
          <table:table-cell office:value-type="float" office:value="11.65332" calcext:value-type="float">
            <text:p>11.65332</text:p>
          </table:table-cell>
          <table:table-cell office:value-type="float" office:value="8.727722" calcext:value-type="float">
            <text:p>8.727722</text:p>
          </table:table-cell>
          <table:table-cell office:value-type="float" office:value="11.91492" calcext:value-type="float">
            <text:p>11.91492</text:p>
          </table:table-cell>
          <table:table-cell office:value-type="float" office:value="9.894867" calcext:value-type="float">
            <text:p>9.894867</text:p>
          </table:table-cell>
          <table:table-cell office:value-type="float" office:value="12.76584" calcext:value-type="float">
            <text:p>12.76584</text:p>
          </table:table-cell>
          <table:table-cell office:value-type="float" office:value="11.10599" calcext:value-type="float">
            <text:p>11.10599</text:p>
          </table:table-cell>
          <table:table-cell office:value-type="float" office:value="13.27512" calcext:value-type="float">
            <text:p>13.27512</text:p>
          </table:table-cell>
          <table:table-cell office:value-type="float" office:value="12.04749" calcext:value-type="float">
            <text:p>12.04749</text:p>
          </table:table-cell>
          <table:table-cell office:value-type="float" office:value="13.87616" calcext:value-type="float">
            <text:p>13.87616</text:p>
          </table:table-cell>
          <table:table-cell office:value-type="float" office:value="13.16119" calcext:value-type="float">
            <text:p>13.16119</text:p>
          </table:table-cell>
          <table:table-cell office:value-type="float" office:value="14.42377" calcext:value-type="float">
            <text:p>14.42377</text:p>
          </table:table-cell>
          <table:table-cell office:value-type="float" office:value="14.17203" calcext:value-type="float">
            <text:p>14.17203</text:p>
          </table:table-cell>
          <table:table-cell office:value-type="float" office:value="14.67529" calcext:value-type="float">
            <text:p>14.67529</text:p>
          </table:table-cell>
          <table:table-cell office:value-type="float" office:value="14.63113" calcext:value-type="float">
            <text:p>14.63113</text:p>
          </table:table-cell>
          <table:table-cell office:value-type="float" office:value="14.84467" calcext:value-type="float">
            <text:p>14.84467</text:p>
          </table:table-cell>
          <table:table-cell office:value-type="float" office:value="14.82074" calcext:value-type="float">
            <text:p>14.82074</text:p>
          </table:table-cell>
          <table:table-cell office:value-type="float" office:value="14.97058" calcext:value-type="float">
            <text:p>14.97058</text:p>
          </table:table-cell>
          <table:table-cell office:value-type="float" office:value="14.9357" calcext:value-type="float">
            <text:p>14.9357</text:p>
          </table:table-cell>
          <table:table-cell office:value-type="float" office:value="14.97983" calcext:value-type="float">
            <text:p>14.97983</text:p>
          </table:table-cell>
          <table:table-cell office:value-type="float" office:value="14.9325" calcext:value-type="float">
            <text:p>14.9325</text:p>
          </table:table-cell>
          <table:table-cell office:value-type="float" office:value="14.81219" calcext:value-type="float">
            <text:p>14.81219</text:p>
          </table:table-cell>
          <table:table-cell office:value-type="float" office:value="14.76099" calcext:value-type="float">
            <text:p>14.76099</text:p>
          </table:table-cell>
          <table:table-cell office:value-type="float" office:value="26.18866" calcext:value-type="float">
            <text:p>26.18866</text:p>
          </table:table-cell>
          <table:table-cell office:value-type="float" office:value="-8.587891" calcext:value-type="float">
            <text:p>-8.58789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112007" calcext:value-type="float">
            <text:p>21112007</text:p>
          </table:table-cell>
          <table:table-cell office:value-type="float" office:value="9.601084" calcext:value-type="float">
            <text:p>9.601084</text:p>
          </table:table-cell>
          <table:table-cell office:value-type="float" office:value="19.03" calcext:value-type="float">
            <text:p>19.03</text:p>
          </table:table-cell>
          <table:table-cell office:value-type="float" office:value="-1.42" calcext:value-type="float">
            <text:p>-1.42</text:p>
          </table:table-cell>
          <table:table-cell office:value-type="float" office:value="0.8799599" calcext:value-type="float">
            <text:p>0.8799599</text:p>
          </table:table-cell>
          <table:table-cell office:value-type="float" office:value="0.486545" calcext:value-type="float">
            <text:p>0.486545</text:p>
          </table:table-cell>
          <table:table-cell office:value-type="float" office:value="180.396" calcext:value-type="float">
            <text:p>180.396</text:p>
          </table:table-cell>
          <table:table-cell office:value-type="float" office:value="0" calcext:value-type="float">
            <text:p>0</text:p>
          </table:table-cell>
          <table:table-cell office:value-type="float" office:value="18.08862" calcext:value-type="float">
            <text:p>18.08862</text:p>
          </table:table-cell>
          <table:table-cell office:value-type="float" office:value="3.64978" calcext:value-type="float">
            <text:p>3.64978</text:p>
          </table:table-cell>
          <table:table-cell office:value-type="float" office:value="14.62173" calcext:value-type="float">
            <text:p>14.62173</text:p>
          </table:table-cell>
          <table:table-cell office:value-type="float" office:value="6.243469" calcext:value-type="float">
            <text:p>6.243469</text:p>
          </table:table-cell>
          <table:table-cell office:value-type="float" office:value="13.151" calcext:value-type="float">
            <text:p>13.151</text:p>
          </table:table-cell>
          <table:table-cell office:value-type="float" office:value="7.822235" calcext:value-type="float">
            <text:p>7.822235</text:p>
          </table:table-cell>
          <table:table-cell office:value-type="float" office:value="12.37439" calcext:value-type="float">
            <text:p>12.37439</text:p>
          </table:table-cell>
          <table:table-cell office:value-type="float" office:value="9.192078" calcext:value-type="float">
            <text:p>9.192078</text:p>
          </table:table-cell>
          <table:table-cell office:value-type="float" office:value="12.10397" calcext:value-type="float">
            <text:p>12.10397</text:p>
          </table:table-cell>
          <table:table-cell office:value-type="float" office:value="10.06967" calcext:value-type="float">
            <text:p>10.06967</text:p>
          </table:table-cell>
          <table:table-cell office:value-type="float" office:value="12.06262" calcext:value-type="float">
            <text:p>12.06262</text:p>
          </table:table-cell>
          <table:table-cell office:value-type="float" office:value="11.01682" calcext:value-type="float">
            <text:p>11.01682</text:p>
          </table:table-cell>
          <table:table-cell office:value-type="float" office:value="12.34985" calcext:value-type="float">
            <text:p>12.34985</text:p>
          </table:table-cell>
          <table:table-cell office:value-type="float" office:value="11.7858" calcext:value-type="float">
            <text:p>11.7858</text:p>
          </table:table-cell>
          <table:table-cell office:value-type="float" office:value="13.15799" calcext:value-type="float">
            <text:p>13.15799</text:p>
          </table:table-cell>
          <table:table-cell office:value-type="float" office:value="12.81207" calcext:value-type="float">
            <text:p>12.81207</text:p>
          </table:table-cell>
          <table:table-cell office:value-type="float" office:value="14.16882" calcext:value-type="float">
            <text:p>14.16882</text:p>
          </table:table-cell>
          <table:table-cell office:value-type="float" office:value="13.87576" calcext:value-type="float">
            <text:p>13.87576</text:p>
          </table:table-cell>
          <table:table-cell office:value-type="float" office:value="14.63037" calcext:value-type="float">
            <text:p>14.63037</text:p>
          </table:table-cell>
          <table:table-cell office:value-type="float" office:value="14.53519" calcext:value-type="float">
            <text:p>14.53519</text:p>
          </table:table-cell>
          <table:table-cell office:value-type="float" office:value="14.8204" calcext:value-type="float">
            <text:p>14.8204</text:p>
          </table:table-cell>
          <table:table-cell office:value-type="float" office:value="14.7782" calcext:value-type="float">
            <text:p>14.7782</text:p>
          </table:table-cell>
          <table:table-cell office:value-type="float" office:value="14.93536" calcext:value-type="float">
            <text:p>14.93536</text:p>
          </table:table-cell>
          <table:table-cell office:value-type="float" office:value="14.89853" calcext:value-type="float">
            <text:p>14.89853</text:p>
          </table:table-cell>
          <table:table-cell office:value-type="float" office:value="14.93204" calcext:value-type="float">
            <text:p>14.93204</text:p>
          </table:table-cell>
          <table:table-cell office:value-type="float" office:value="14.88651" calcext:value-type="float">
            <text:p>14.88651</text:p>
          </table:table-cell>
          <table:table-cell office:value-type="float" office:value="14.76047" calcext:value-type="float">
            <text:p>14.76047</text:p>
          </table:table-cell>
          <table:table-cell office:value-type="float" office:value="14.71143" calcext:value-type="float">
            <text:p>14.71143</text:p>
          </table:table-cell>
          <table:table-cell office:value-type="float" office:value="32.67819" calcext:value-type="float">
            <text:p>32.67819</text:p>
          </table:table-cell>
          <table:table-cell office:value-type="float" office:value="-4.828064" calcext:value-type="float">
            <text:p>-4.82806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112007" calcext:value-type="float">
            <text:p>22112007</text:p>
          </table:table-cell>
          <table:table-cell office:value-type="float" office:value="9.213084" calcext:value-type="float">
            <text:p>9.213084</text:p>
          </table:table-cell>
          <table:table-cell office:value-type="float" office:value="17.09" calcext:value-type="float">
            <text:p>17.09</text:p>
          </table:table-cell>
          <table:table-cell office:value-type="float" office:value="2.55" calcext:value-type="float">
            <text:p>2.55</text:p>
          </table:table-cell>
          <table:table-cell office:value-type="float" office:value="1.045493" calcext:value-type="float">
            <text:p>1.045493</text:p>
          </table:table-cell>
          <table:table-cell office:value-type="float" office:value="0.6463689" calcext:value-type="float">
            <text:p>0.6463689</text:p>
          </table:table-cell>
          <table:table-cell office:value-type="float" office:value="240.876" calcext:value-type="float">
            <text:p>240.876</text:p>
          </table:table-cell>
          <table:table-cell office:value-type="float" office:value="0" calcext:value-type="float">
            <text:p>0</text:p>
          </table:table-cell>
          <table:table-cell office:value-type="float" office:value="18.82468" calcext:value-type="float">
            <text:p>18.82468</text:p>
          </table:table-cell>
          <table:table-cell office:value-type="float" office:value="5.298859" calcext:value-type="float">
            <text:p>5.298859</text:p>
          </table:table-cell>
          <table:table-cell office:value-type="float" office:value="15.25964" calcext:value-type="float">
            <text:p>15.25964</text:p>
          </table:table-cell>
          <table:table-cell office:value-type="float" office:value="7.359039" calcext:value-type="float">
            <text:p>7.359039</text:p>
          </table:table-cell>
          <table:table-cell office:value-type="float" office:value="13.647" calcext:value-type="float">
            <text:p>13.647</text:p>
          </table:table-cell>
          <table:table-cell office:value-type="float" office:value="8.648926" calcext:value-type="float">
            <text:p>8.648926</text:p>
          </table:table-cell>
          <table:table-cell office:value-type="float" office:value="12.78815" calcext:value-type="float">
            <text:p>12.78815</text:p>
          </table:table-cell>
          <table:table-cell office:value-type="float" office:value="9.758789" calcext:value-type="float">
            <text:p>9.758789</text:p>
          </table:table-cell>
          <table:table-cell office:value-type="float" office:value="12.43839" calcext:value-type="float">
            <text:p>12.43839</text:p>
          </table:table-cell>
          <table:table-cell office:value-type="float" office:value="10.47272" calcext:value-type="float">
            <text:p>10.47272</text:p>
          </table:table-cell>
          <table:table-cell office:value-type="float" office:value="12.29407" calcext:value-type="float">
            <text:p>12.29407</text:p>
          </table:table-cell>
          <table:table-cell office:value-type="float" office:value="11.23849" calcext:value-type="float">
            <text:p>11.23849</text:p>
          </table:table-cell>
          <table:table-cell office:value-type="float" office:value="12.42682" calcext:value-type="float">
            <text:p>12.42682</text:p>
          </table:table-cell>
          <table:table-cell office:value-type="float" office:value="11.84842" calcext:value-type="float">
            <text:p>11.84842</text:p>
          </table:table-cell>
          <table:table-cell office:value-type="float" office:value="12.8291" calcext:value-type="float">
            <text:p>12.8291</text:p>
          </table:table-cell>
          <table:table-cell office:value-type="float" office:value="12.68735" calcext:value-type="float">
            <text:p>12.68735</text:p>
          </table:table-cell>
          <table:table-cell office:value-type="float" office:value="13.87311" calcext:value-type="float">
            <text:p>13.87311</text:p>
          </table:table-cell>
          <table:table-cell office:value-type="float" office:value="13.66272" calcext:value-type="float">
            <text:p>13.66272</text:p>
          </table:table-cell>
          <table:table-cell office:value-type="float" office:value="14.53397" calcext:value-type="float">
            <text:p>14.53397</text:p>
          </table:table-cell>
          <table:table-cell office:value-type="float" office:value="14.41455" calcext:value-type="float">
            <text:p>14.41455</text:p>
          </table:table-cell>
          <table:table-cell office:value-type="float" office:value="14.77762" calcext:value-type="float">
            <text:p>14.77762</text:p>
          </table:table-cell>
          <table:table-cell office:value-type="float" office:value="14.71609" calcext:value-type="float">
            <text:p>14.71609</text:p>
          </table:table-cell>
          <table:table-cell office:value-type="float" office:value="14.89816" calcext:value-type="float">
            <text:p>14.89816</text:p>
          </table:table-cell>
          <table:table-cell office:value-type="float" office:value="14.85602" calcext:value-type="float">
            <text:p>14.85602</text:p>
          </table:table-cell>
          <table:table-cell office:value-type="float" office:value="14.88602" calcext:value-type="float">
            <text:p>14.88602</text:p>
          </table:table-cell>
          <table:table-cell office:value-type="float" office:value="14.84082" calcext:value-type="float">
            <text:p>14.84082</text:p>
          </table:table-cell>
          <table:table-cell office:value-type="float" office:value="14.71091" calcext:value-type="float">
            <text:p>14.71091</text:p>
          </table:table-cell>
          <table:table-cell office:value-type="float" office:value="14.66284" calcext:value-type="float">
            <text:p>14.66284</text:p>
          </table:table-cell>
          <table:table-cell office:value-type="float" office:value="32.50238" calcext:value-type="float">
            <text:p>32.50238</text:p>
          </table:table-cell>
          <table:table-cell office:value-type="float" office:value="-0.9969788" calcext:value-type="float">
            <text:p>-0.996978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3112007" calcext:value-type="float">
            <text:p>23112007</text:p>
          </table:table-cell>
          <table:table-cell office:value-type="float" office:value="0.82476" calcext:value-type="float">
            <text:p>0.82476</text:p>
          </table:table-cell>
          <table:table-cell office:value-type="float" office:value="12.66" calcext:value-type="float">
            <text:p>12.66</text:p>
          </table:table-cell>
          <table:table-cell office:value-type="float" office:value="8.62" calcext:value-type="float">
            <text:p>8.62</text:p>
          </table:table-cell>
          <table:table-cell office:value-type="float" office:value="1.285722" calcext:value-type="float">
            <text:p>1.285722</text:p>
          </table:table-cell>
          <table:table-cell office:value-type="float" office:value="0.9825843" calcext:value-type="float">
            <text:p>0.9825843</text:p>
          </table:table-cell>
          <table:table-cell office:value-type="float" office:value="381.636" calcext:value-type="float">
            <text:p>381.636</text:p>
          </table:table-cell>
          <table:table-cell office:value-type="float" office:value="6.8" calcext:value-type="float">
            <text:p>6.8</text:p>
          </table:table-cell>
          <table:table-cell office:value-type="float" office:value="10.76276" calcext:value-type="float">
            <text:p>10.76276</text:p>
          </table:table-cell>
          <table:table-cell office:value-type="float" office:value="7.758514" calcext:value-type="float">
            <text:p>7.758514</text:p>
          </table:table-cell>
          <table:table-cell office:value-type="float" office:value="10.7135" calcext:value-type="float">
            <text:p>10.7135</text:p>
          </table:table-cell>
          <table:table-cell office:value-type="float" office:value="8.977875" calcext:value-type="float">
            <text:p>8.977875</text:p>
          </table:table-cell>
          <table:table-cell office:value-type="float" office:value="11.21588" calcext:value-type="float">
            <text:p>11.21588</text:p>
          </table:table-cell>
          <table:table-cell office:value-type="float" office:value="10.04431" calcext:value-type="float">
            <text:p>10.04431</text:p>
          </table:table-cell>
          <table:table-cell office:value-type="float" office:value="11.77496" calcext:value-type="float">
            <text:p>11.77496</text:p>
          </table:table-cell>
          <table:table-cell office:value-type="float" office:value="10.77213" calcext:value-type="float">
            <text:p>10.77213</text:p>
          </table:table-cell>
          <table:table-cell office:value-type="float" office:value="12.03223" calcext:value-type="float">
            <text:p>12.03223</text:p>
          </table:table-cell>
          <table:table-cell office:value-type="float" office:value="11.18033" calcext:value-type="float">
            <text:p>11.18033</text:p>
          </table:table-cell>
          <table:table-cell office:value-type="float" office:value="12.26724" calcext:value-type="float">
            <text:p>12.26724</text:p>
          </table:table-cell>
          <table:table-cell office:value-type="float" office:value="11.62799" calcext:value-type="float">
            <text:p>11.62799</text:p>
          </table:table-cell>
          <table:table-cell office:value-type="float" office:value="12.43158" calcext:value-type="float">
            <text:p>12.43158</text:p>
          </table:table-cell>
          <table:table-cell office:value-type="float" office:value="12.04108" calcext:value-type="float">
            <text:p>12.04108</text:p>
          </table:table-cell>
          <table:table-cell office:value-type="float" office:value="12.77393" calcext:value-type="float">
            <text:p>12.77393</text:p>
          </table:table-cell>
          <table:table-cell office:value-type="float" office:value="12.66666" calcext:value-type="float">
            <text:p>12.66666</text:p>
          </table:table-cell>
          <table:table-cell office:value-type="float" office:value="13.66101" calcext:value-type="float">
            <text:p>13.66101</text:p>
          </table:table-cell>
          <table:table-cell office:value-type="float" office:value="13.53665" calcext:value-type="float">
            <text:p>13.53665</text:p>
          </table:table-cell>
          <table:table-cell office:value-type="float" office:value="14.41327" calcext:value-type="float">
            <text:p>14.41327</text:p>
          </table:table-cell>
          <table:table-cell office:value-type="float" office:value="14.29681" calcext:value-type="float">
            <text:p>14.29681</text:p>
          </table:table-cell>
          <table:table-cell office:value-type="float" office:value="14.71536" calcext:value-type="float">
            <text:p>14.71536</text:p>
          </table:table-cell>
          <table:table-cell office:value-type="float" office:value="14.64136" calcext:value-type="float">
            <text:p>14.64136</text:p>
          </table:table-cell>
          <table:table-cell office:value-type="float" office:value="14.85553" calcext:value-type="float">
            <text:p>14.85553</text:p>
          </table:table-cell>
          <table:table-cell office:value-type="float" office:value="14.80643" calcext:value-type="float">
            <text:p>14.80643</text:p>
          </table:table-cell>
          <table:table-cell office:value-type="float" office:value="14.8403" calcext:value-type="float">
            <text:p>14.8403</text:p>
          </table:table-cell>
          <table:table-cell office:value-type="float" office:value="14.79483" calcext:value-type="float">
            <text:p>14.79483</text:p>
          </table:table-cell>
          <table:table-cell office:value-type="float" office:value="14.66238" calcext:value-type="float">
            <text:p>14.66238</text:p>
          </table:table-cell>
          <table:table-cell office:value-type="float" office:value="14.61658" calcext:value-type="float">
            <text:p>14.61658</text:p>
          </table:table-cell>
          <table:table-cell office:value-type="float" office:value="10.82257" calcext:value-type="float">
            <text:p>10.82257</text:p>
          </table:table-cell>
          <table:table-cell office:value-type="float" office:value="5.229858" calcext:value-type="float">
            <text:p>5.22985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4112007" calcext:value-type="float">
            <text:p>24112007</text:p>
          </table:table-cell>
          <table:table-cell office:value-type="float" office:value="1.682714" calcext:value-type="float">
            <text:p>1.682714</text:p>
          </table:table-cell>
          <table:table-cell office:value-type="float" office:value="10.8" calcext:value-type="float">
            <text:p>10.8</text:p>
          </table:table-cell>
          <table:table-cell office:value-type="float" office:value="4.08" calcext:value-type="float">
            <text:p>4.08</text:p>
          </table:table-cell>
          <table:table-cell office:value-type="float" office:value="1.137093" calcext:value-type="float">
            <text:p>1.137093</text:p>
          </table:table-cell>
          <table:table-cell office:value-type="float" office:value="0.7195788" calcext:value-type="float">
            <text:p>0.7195788</text:p>
          </table:table-cell>
          <table:table-cell office:value-type="float" office:value="611.928" calcext:value-type="float">
            <text:p>611.928</text:p>
          </table:table-cell>
          <table:table-cell office:value-type="float" office:value="39.39999" calcext:value-type="float">
            <text:p>39.39999</text:p>
          </table:table-cell>
          <table:table-cell office:value-type="float" office:value="10.73001" calcext:value-type="float">
            <text:p>10.73001</text:p>
          </table:table-cell>
          <table:table-cell office:value-type="float" office:value="5.199921" calcext:value-type="float">
            <text:p>5.199921</text:p>
          </table:table-cell>
          <table:table-cell office:value-type="float" office:value="10.08731" calcext:value-type="float">
            <text:p>10.08731</text:p>
          </table:table-cell>
          <table:table-cell office:value-type="float" office:value="6.625885" calcext:value-type="float">
            <text:p>6.625885</text:p>
          </table:table-cell>
          <table:table-cell office:value-type="float" office:value="10.04575" calcext:value-type="float">
            <text:p>10.04575</text:p>
          </table:table-cell>
          <table:table-cell office:value-type="float" office:value="7.615082" calcext:value-type="float">
            <text:p>7.615082</text:p>
          </table:table-cell>
          <table:table-cell office:value-type="float" office:value="10.73691" calcext:value-type="float">
            <text:p>10.73691</text:p>
          </table:table-cell>
          <table:table-cell office:value-type="float" office:value="8.554474" calcext:value-type="float">
            <text:p>8.554474</text:p>
          </table:table-cell>
          <table:table-cell office:value-type="float" office:value="11.16083" calcext:value-type="float">
            <text:p>11.16083</text:p>
          </table:table-cell>
          <table:table-cell office:value-type="float" office:value="9.283722" calcext:value-type="float">
            <text:p>9.283722</text:p>
          </table:table-cell>
          <table:table-cell office:value-type="float" office:value="11.62119" calcext:value-type="float">
            <text:p>11.62119</text:p>
          </table:table-cell>
          <table:table-cell office:value-type="float" office:value="10.37314" calcext:value-type="float">
            <text:p>10.37314</text:p>
          </table:table-cell>
          <table:table-cell office:value-type="float" office:value="12.03787" calcext:value-type="float">
            <text:p>12.03787</text:p>
          </table:table-cell>
          <table:table-cell office:value-type="float" office:value="11.23605" calcext:value-type="float">
            <text:p>11.23605</text:p>
          </table:table-cell>
          <table:table-cell office:value-type="float" office:value="12.66476" calcext:value-type="float">
            <text:p>12.66476</text:p>
          </table:table-cell>
          <table:table-cell office:value-type="float" office:value="12.29456" calcext:value-type="float">
            <text:p>12.29456</text:p>
          </table:table-cell>
          <table:table-cell office:value-type="float" office:value="13.53531" calcext:value-type="float">
            <text:p>13.53531</text:p>
          </table:table-cell>
          <table:table-cell office:value-type="float" office:value="13.3718" calcext:value-type="float">
            <text:p>13.3718</text:p>
          </table:table-cell>
          <table:table-cell office:value-type="float" office:value="14.29562" calcext:value-type="float">
            <text:p>14.29562</text:p>
          </table:table-cell>
          <table:table-cell office:value-type="float" office:value="14.18405" calcext:value-type="float">
            <text:p>14.18405</text:p>
          </table:table-cell>
          <table:table-cell office:value-type="float" office:value="14.64053" calcext:value-type="float">
            <text:p>14.64053</text:p>
          </table:table-cell>
          <table:table-cell office:value-type="float" office:value="14.56177" calcext:value-type="float">
            <text:p>14.56177</text:p>
          </table:table-cell>
          <table:table-cell office:value-type="float" office:value="14.80588" calcext:value-type="float">
            <text:p>14.80588</text:p>
          </table:table-cell>
          <table:table-cell office:value-type="float" office:value="14.75101" calcext:value-type="float">
            <text:p>14.75101</text:p>
          </table:table-cell>
          <table:table-cell office:value-type="float" office:value="14.79431" calcext:value-type="float">
            <text:p>14.79431</text:p>
          </table:table-cell>
          <table:table-cell office:value-type="float" office:value="14.74741" calcext:value-type="float">
            <text:p>14.74741</text:p>
          </table:table-cell>
          <table:table-cell office:value-type="float" office:value="14.61609" calcext:value-type="float">
            <text:p>14.61609</text:p>
          </table:table-cell>
          <table:table-cell office:value-type="float" office:value="14.57013" calcext:value-type="float">
            <text:p>14.57013</text:p>
          </table:table-cell>
          <table:table-cell office:value-type="float" office:value="11.20084" calcext:value-type="float">
            <text:p>11.20084</text:p>
          </table:table-cell>
          <table:table-cell office:value-type="float" office:value="2.731079" calcext:value-type="float">
            <text:p>2.73107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5112007" calcext:value-type="float">
            <text:p>25112007</text:p>
          </table:table-cell>
          <table:table-cell office:value-type="float" office:value="3.14028" calcext:value-type="float">
            <text:p>3.14028</text:p>
          </table:table-cell>
          <table:table-cell office:value-type="float" office:value="5.86" calcext:value-type="float">
            <text:p>5.86</text:p>
          </table:table-cell>
          <table:table-cell office:value-type="float" office:value="3.65" calcext:value-type="float">
            <text:p>3.65</text:p>
          </table:table-cell>
          <table:table-cell office:value-type="float" office:value="0.8140419" calcext:value-type="float">
            <text:p>0.8140419</text:p>
          </table:table-cell>
          <table:table-cell office:value-type="float" office:value="0.6982876" calcext:value-type="float">
            <text:p>0.6982876</text:p>
          </table:table-cell>
          <table:table-cell office:value-type="float" office:value="341.568" calcext:value-type="float">
            <text:p>341.568</text:p>
          </table:table-cell>
          <table:table-cell office:value-type="float" office:value="1.6" calcext:value-type="float">
            <text:p>1.6</text:p>
          </table:table-cell>
          <table:table-cell office:value-type="float" office:value="8.8013" calcext:value-type="float">
            <text:p>8.8013</text:p>
          </table:table-cell>
          <table:table-cell office:value-type="float" office:value="4.539948" calcext:value-type="float">
            <text:p>4.539948</text:p>
          </table:table-cell>
          <table:table-cell office:value-type="float" office:value="8.327057" calcext:value-type="float">
            <text:p>8.327057</text:p>
          </table:table-cell>
          <table:table-cell office:value-type="float" office:value="5.750671" calcext:value-type="float">
            <text:p>5.750671</text:p>
          </table:table-cell>
          <table:table-cell office:value-type="float" office:value="8.376678" calcext:value-type="float">
            <text:p>8.376678</text:p>
          </table:table-cell>
          <table:table-cell office:value-type="float" office:value="6.855621" calcext:value-type="float">
            <text:p>6.855621</text:p>
          </table:table-cell>
          <table:table-cell office:value-type="float" office:value="8.696106" calcext:value-type="float">
            <text:p>8.696106</text:p>
          </table:table-cell>
          <table:table-cell office:value-type="float" office:value="7.8638" calcext:value-type="float">
            <text:p>7.8638</text:p>
          </table:table-cell>
          <table:table-cell office:value-type="float" office:value="9.258209" calcext:value-type="float">
            <text:p>9.258209</text:p>
          </table:table-cell>
          <table:table-cell office:value-type="float" office:value="8.516083" calcext:value-type="float">
            <text:p>8.516083</text:p>
          </table:table-cell>
          <table:table-cell office:value-type="float" office:value="10.34836" calcext:value-type="float">
            <text:p>10.34836</text:p>
          </table:table-cell>
          <table:table-cell office:value-type="float" office:value="9.418335" calcext:value-type="float">
            <text:p>9.418335</text:p>
          </table:table-cell>
          <table:table-cell office:value-type="float" office:value="11.21835" calcext:value-type="float">
            <text:p>11.21835</text:p>
          </table:table-cell>
          <table:table-cell office:value-type="float" office:value="10.29828" calcext:value-type="float">
            <text:p>10.29828</text:p>
          </table:table-cell>
          <table:table-cell office:value-type="float" office:value="12.28854" calcext:value-type="float">
            <text:p>12.28854</text:p>
          </table:table-cell>
          <table:table-cell office:value-type="float" office:value="11.57623" calcext:value-type="float">
            <text:p>11.57623</text:p>
          </table:table-cell>
          <table:table-cell office:value-type="float" office:value="13.3696" calcext:value-type="float">
            <text:p>13.3696</text:p>
          </table:table-cell>
          <table:table-cell office:value-type="float" office:value="13.07629" calcext:value-type="float">
            <text:p>13.07629</text:p>
          </table:table-cell>
          <table:table-cell office:value-type="float" office:value="14.18286" calcext:value-type="float">
            <text:p>14.18286</text:p>
          </table:table-cell>
          <table:table-cell office:value-type="float" office:value="14.05264" calcext:value-type="float">
            <text:p>14.05264</text:p>
          </table:table-cell>
          <table:table-cell office:value-type="float" office:value="14.56091" calcext:value-type="float">
            <text:p>14.56091</text:p>
          </table:table-cell>
          <table:table-cell office:value-type="float" office:value="14.47644" calcext:value-type="float">
            <text:p>14.47644</text:p>
          </table:table-cell>
          <table:table-cell office:value-type="float" office:value="14.75043" calcext:value-type="float">
            <text:p>14.75043</text:p>
          </table:table-cell>
          <table:table-cell office:value-type="float" office:value="14.69061" calcext:value-type="float">
            <text:p>14.69061</text:p>
          </table:table-cell>
          <table:table-cell office:value-type="float" office:value="14.74689" calcext:value-type="float">
            <text:p>14.74689</text:p>
          </table:table-cell>
          <table:table-cell office:value-type="float" office:value="14.69684" calcext:value-type="float">
            <text:p>14.69684</text:p>
          </table:table-cell>
          <table:table-cell office:value-type="float" office:value="14.56964" calcext:value-type="float">
            <text:p>14.56964</text:p>
          </table:table-cell>
          <table:table-cell office:value-type="float" office:value="14.52408" calcext:value-type="float">
            <text:p>14.52408</text:p>
          </table:table-cell>
          <table:table-cell office:value-type="float" office:value="10.28854" calcext:value-type="float">
            <text:p>10.28854</text:p>
          </table:table-cell>
          <table:table-cell office:value-type="float" office:value="1.114227" calcext:value-type="float">
            <text:p>1.114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6112007" calcext:value-type="float">
            <text:p>26112007</text:p>
          </table:table-cell>
          <table:table-cell office:value-type="float" office:value="7.778837" calcext:value-type="float">
            <text:p>7.778837</text:p>
          </table:table-cell>
          <table:table-cell office:value-type="float" office:value="13.74" calcext:value-type="float">
            <text:p>13.74</text:p>
          </table:table-cell>
          <table:table-cell office:value-type="float" office:value="-1.4" calcext:value-type="float">
            <text:p>-1.4</text:p>
          </table:table-cell>
          <table:table-cell office:value-type="float" office:value="1.15687" calcext:value-type="float">
            <text:p>1.15687</text:p>
          </table:table-cell>
          <table:table-cell office:value-type="float" office:value="0.4872529" calcext:value-type="float">
            <text:p>0.4872529</text:p>
          </table:table-cell>
          <table:table-cell office:value-type="float" office:value="565.7401" calcext:value-type="float">
            <text:p>565.7401</text:p>
          </table:table-cell>
          <table:table-cell office:value-type="float" office:value="2.3" calcext:value-type="float">
            <text:p>2.3</text:p>
          </table:table-cell>
          <table:table-cell office:value-type="float" office:value="14.65207" calcext:value-type="float">
            <text:p>14.65207</text:p>
          </table:table-cell>
          <table:table-cell office:value-type="float" office:value="3.943207" calcext:value-type="float">
            <text:p>3.943207</text:p>
          </table:table-cell>
          <table:table-cell office:value-type="float" office:value="12.14426" calcext:value-type="float">
            <text:p>12.14426</text:p>
          </table:table-cell>
          <table:table-cell office:value-type="float" office:value="5.324249" calcext:value-type="float">
            <text:p>5.324249</text:p>
          </table:table-cell>
          <table:table-cell office:value-type="float" office:value="10.71246" calcext:value-type="float">
            <text:p>10.71246</text:p>
          </table:table-cell>
          <table:table-cell office:value-type="float" office:value="6.316803" calcext:value-type="float">
            <text:p>6.316803</text:p>
          </table:table-cell>
          <table:table-cell office:value-type="float" office:value="10.04187" calcext:value-type="float">
            <text:p>10.04187</text:p>
          </table:table-cell>
          <table:table-cell office:value-type="float" office:value="7.20459" calcext:value-type="float">
            <text:p>7.20459</text:p>
          </table:table-cell>
          <table:table-cell office:value-type="float" office:value="9.878571" calcext:value-type="float">
            <text:p>9.878571</text:p>
          </table:table-cell>
          <table:table-cell office:value-type="float" office:value="7.833496" calcext:value-type="float">
            <text:p>7.833496</text:p>
          </table:table-cell>
          <table:table-cell office:value-type="float" office:value="9.935913" calcext:value-type="float">
            <text:p>9.935913</text:p>
          </table:table-cell>
          <table:table-cell office:value-type="float" office:value="8.763" calcext:value-type="float">
            <text:p>8.763</text:p>
          </table:table-cell>
          <table:table-cell office:value-type="float" office:value="10.33664" calcext:value-type="float">
            <text:p>10.33664</text:p>
          </table:table-cell>
          <table:table-cell office:value-type="float" office:value="9.740692" calcext:value-type="float">
            <text:p>9.740692</text:p>
          </table:table-cell>
          <table:table-cell office:value-type="float" office:value="11.57043" calcext:value-type="float">
            <text:p>11.57043</text:p>
          </table:table-cell>
          <table:table-cell office:value-type="float" office:value="11.11444" calcext:value-type="float">
            <text:p>11.11444</text:p>
          </table:table-cell>
          <table:table-cell office:value-type="float" office:value="13.07266" calcext:value-type="float">
            <text:p>13.07266</text:p>
          </table:table-cell>
          <table:table-cell office:value-type="float" office:value="12.71143" calcext:value-type="float">
            <text:p>12.71143</text:p>
          </table:table-cell>
          <table:table-cell office:value-type="float" office:value="14.05112" calcext:value-type="float">
            <text:p>14.05112</text:p>
          </table:table-cell>
          <table:table-cell office:value-type="float" office:value="13.88361" calcext:value-type="float">
            <text:p>13.88361</text:p>
          </table:table-cell>
          <table:table-cell office:value-type="float" office:value="14.47549" calcext:value-type="float">
            <text:p>14.47549</text:p>
          </table:table-cell>
          <table:table-cell office:value-type="float" office:value="14.37793" calcext:value-type="float">
            <text:p>14.37793</text:p>
          </table:table-cell>
          <table:table-cell office:value-type="float" office:value="14.68994" calcext:value-type="float">
            <text:p>14.68994</text:p>
          </table:table-cell>
          <table:table-cell office:value-type="float" office:value="14.62512" calcext:value-type="float">
            <text:p>14.62512</text:p>
          </table:table-cell>
          <table:table-cell office:value-type="float" office:value="14.69632" calcext:value-type="float">
            <text:p>14.69632</text:p>
          </table:table-cell>
          <table:table-cell office:value-type="float" office:value="14.64661" calcext:value-type="float">
            <text:p>14.64661</text:p>
          </table:table-cell>
          <table:table-cell office:value-type="float" office:value="14.52362" calcext:value-type="float">
            <text:p>14.52362</text:p>
          </table:table-cell>
          <table:table-cell office:value-type="float" office:value="14.4787" calcext:value-type="float">
            <text:p>14.4787</text:p>
          </table:table-cell>
          <table:table-cell office:value-type="float" office:value="22.31866" calcext:value-type="float">
            <text:p>22.31866</text:p>
          </table:table-cell>
          <table:table-cell office:value-type="float" office:value="-1.491486" calcext:value-type="float">
            <text:p>-1.4914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7112007" calcext:value-type="float">
            <text:p>27112007</text:p>
          </table:table-cell>
          <table:table-cell office:value-type="float" office:value="3.132989" calcext:value-type="float">
            <text:p>3.132989</text:p>
          </table:table-cell>
          <table:table-cell office:value-type="float" office:value="-1.84" calcext:value-type="float">
            <text:p>-1.84</text:p>
          </table:table-cell>
          <table:table-cell office:value-type="float" office:value="-5.16" calcext:value-type="float">
            <text:p>-5.16</text:p>
          </table:table-cell>
          <table:table-cell office:value-type="float" office:value="0.4719133" calcext:value-type="float">
            <text:p>0.4719133</text:p>
          </table:table-cell>
          <table:table-cell office:value-type="float" office:value="0.3694615" calcext:value-type="float">
            <text:p>0.3694615</text:p>
          </table:table-cell>
          <table:table-cell office:value-type="float" office:value="639.036" calcext:value-type="float">
            <text:p>639.036</text:p>
          </table:table-cell>
          <table:table-cell office:value-type="float" office:value="0" calcext:value-type="float">
            <text:p>0</text:p>
          </table:table-cell>
          <table:table-cell office:value-type="float" office:value="3.819031" calcext:value-type="float">
            <text:p>3.819031</text:p>
          </table:table-cell>
          <table:table-cell office:value-type="float" office:value="-0.9029541" calcext:value-type="float">
            <text:p>-0.9029541</text:p>
          </table:table-cell>
          <table:table-cell office:value-type="float" office:value="5.932343" calcext:value-type="float">
            <text:p>5.932343</text:p>
          </table:table-cell>
          <table:table-cell office:value-type="float" office:value="1.442383" calcext:value-type="float">
            <text:p>1.442383</text:p>
          </table:table-cell>
          <table:table-cell office:value-type="float" office:value="7.493256" calcext:value-type="float">
            <text:p>7.493256</text:p>
          </table:table-cell>
          <table:table-cell office:value-type="float" office:value="3.219696" calcext:value-type="float">
            <text:p>3.219696</text:p>
          </table:table-cell>
          <table:table-cell office:value-type="float" office:value="8.615875" calcext:value-type="float">
            <text:p>8.615875</text:p>
          </table:table-cell>
          <table:table-cell office:value-type="float" office:value="4.926056" calcext:value-type="float">
            <text:p>4.926056</text:p>
          </table:table-cell>
          <table:table-cell office:value-type="float" office:value="9.174896" calcext:value-type="float">
            <text:p>9.174896</text:p>
          </table:table-cell>
          <table:table-cell office:value-type="float" office:value="6.102173" calcext:value-type="float">
            <text:p>6.102173</text:p>
          </table:table-cell>
          <table:table-cell office:value-type="float" office:value="9.822327" calcext:value-type="float">
            <text:p>9.822327</text:p>
          </table:table-cell>
          <table:table-cell office:value-type="float" office:value="7.530457" calcext:value-type="float">
            <text:p>7.530457</text:p>
          </table:table-cell>
          <table:table-cell office:value-type="float" office:value="10.32932" calcext:value-type="float">
            <text:p>10.32932</text:p>
          </table:table-cell>
          <table:table-cell office:value-type="float" office:value="8.779602" calcext:value-type="float">
            <text:p>8.779602</text:p>
          </table:table-cell>
          <table:table-cell office:value-type="float" office:value="11.13034" calcext:value-type="float">
            <text:p>11.13034</text:p>
          </table:table-cell>
          <table:table-cell office:value-type="float" office:value="10.52637" calcext:value-type="float">
            <text:p>10.52637</text:p>
          </table:table-cell>
          <table:table-cell office:value-type="float" office:value="12.70813" calcext:value-type="float">
            <text:p>12.70813</text:p>
          </table:table-cell>
          <table:table-cell office:value-type="float" office:value="12.38809" calcext:value-type="float">
            <text:p>12.38809</text:p>
          </table:table-cell>
          <table:table-cell office:value-type="float" office:value="13.88162" calcext:value-type="float">
            <text:p>13.88162</text:p>
          </table:table-cell>
          <table:table-cell office:value-type="float" office:value="13.6936" calcext:value-type="float">
            <text:p>13.6936</text:p>
          </table:table-cell>
          <table:table-cell office:value-type="float" office:value="14.3768" calcext:value-type="float">
            <text:p>14.3768</text:p>
          </table:table-cell>
          <table:table-cell office:value-type="float" office:value="14.26352" calcext:value-type="float">
            <text:p>14.26352</text:p>
          </table:table-cell>
          <table:table-cell office:value-type="float" office:value="14.62442" calcext:value-type="float">
            <text:p>14.62442</text:p>
          </table:table-cell>
          <table:table-cell office:value-type="float" office:value="14.55261" calcext:value-type="float">
            <text:p>14.55261</text:p>
          </table:table-cell>
          <table:table-cell office:value-type="float" office:value="14.64603" calcext:value-type="float">
            <text:p>14.64603</text:p>
          </table:table-cell>
          <table:table-cell office:value-type="float" office:value="14.59323" calcext:value-type="float">
            <text:p>14.59323</text:p>
          </table:table-cell>
          <table:table-cell office:value-type="float" office:value="14.47821" calcext:value-type="float">
            <text:p>14.47821</text:p>
          </table:table-cell>
          <table:table-cell office:value-type="float" office:value="14.43256" calcext:value-type="float">
            <text:p>14.43256</text:p>
          </table:table-cell>
          <table:table-cell office:value-type="float" office:value="1.619904" calcext:value-type="float">
            <text:p>1.619904</text:p>
          </table:table-cell>
          <table:table-cell office:value-type="float" office:value="-6.121277" calcext:value-type="float">
            <text:p>-6.12127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8112007" calcext:value-type="float">
            <text:p>28112007</text:p>
          </table:table-cell>
          <table:table-cell office:value-type="float" office:value="4.660921" calcext:value-type="float">
            <text:p>4.660921</text:p>
          </table:table-cell>
          <table:table-cell office:value-type="float" office:value="-2.44" calcext:value-type="float">
            <text:p>-2.44</text:p>
          </table:table-cell>
          <table:table-cell office:value-type="float" office:value="-5.67" calcext:value-type="float">
            <text:p>-5.67</text:p>
          </table:table-cell>
          <table:table-cell office:value-type="float" office:value="0.4516952" calcext:value-type="float">
            <text:p>0.4516952</text:p>
          </table:table-cell>
          <table:table-cell office:value-type="float" office:value="0.3556372" calcext:value-type="float">
            <text:p>0.3556372</text:p>
          </table:table-cell>
          <table:table-cell office:value-type="float" office:value="330.696" calcext:value-type="float">
            <text:p>330.696</text:p>
          </table:table-cell>
          <table:table-cell office:value-type="float" office:value="0" calcext:value-type="float">
            <text:p>0</text:p>
          </table:table-cell>
          <table:table-cell office:value-type="float" office:value="3.483032" calcext:value-type="float">
            <text:p>3.483032</text:p>
          </table:table-cell>
          <table:table-cell office:value-type="float" office:value="-2.785034" calcext:value-type="float">
            <text:p>-2.785034</text:p>
          </table:table-cell>
          <table:table-cell office:value-type="float" office:value="2.93042" calcext:value-type="float">
            <text:p>2.93042</text:p>
          </table:table-cell>
          <table:table-cell office:value-type="float" office:value="-0.02844238" calcext:value-type="float">
            <text:p>-0.02844238</text:p>
          </table:table-cell>
          <table:table-cell office:value-type="float" office:value="3.44693" calcext:value-type="float">
            <text:p>3.44693</text:p>
          </table:table-cell>
          <table:table-cell office:value-type="float" office:value="1.825378" calcext:value-type="float">
            <text:p>1.825378</text:p>
          </table:table-cell>
          <table:table-cell office:value-type="float" office:value="4.892914" calcext:value-type="float">
            <text:p>4.892914</text:p>
          </table:table-cell>
          <table:table-cell office:value-type="float" office:value="3.605408" calcext:value-type="float">
            <text:p>3.605408</text:p>
          </table:table-cell>
          <table:table-cell office:value-type="float" office:value="6.073425" calcext:value-type="float">
            <text:p>6.073425</text:p>
          </table:table-cell>
          <table:table-cell office:value-type="float" office:value="4.804321" calcext:value-type="float">
            <text:p>4.804321</text:p>
          </table:table-cell>
          <table:table-cell office:value-type="float" office:value="7.50769" calcext:value-type="float">
            <text:p>7.50769</text:p>
          </table:table-cell>
          <table:table-cell office:value-type="float" office:value="6.150116" calcext:value-type="float">
            <text:p>6.150116</text:p>
          </table:table-cell>
          <table:table-cell office:value-type="float" office:value="8.762787" calcext:value-type="float">
            <text:p>8.762787</text:p>
          </table:table-cell>
          <table:table-cell office:value-type="float" office:value="7.454865" calcext:value-type="float">
            <text:p>7.454865</text:p>
          </table:table-cell>
          <table:table-cell office:value-type="float" office:value="10.51669" calcext:value-type="float">
            <text:p>10.51669</text:p>
          </table:table-cell>
          <table:table-cell office:value-type="float" office:value="9.486603" calcext:value-type="float">
            <text:p>9.486603</text:p>
          </table:table-cell>
          <table:table-cell office:value-type="float" office:value="12.38391" calcext:value-type="float">
            <text:p>12.38391</text:p>
          </table:table-cell>
          <table:table-cell office:value-type="float" office:value="11.89536" calcext:value-type="float">
            <text:p>11.89536</text:p>
          </table:table-cell>
          <table:table-cell office:value-type="float" office:value="13.6915" calcext:value-type="float">
            <text:p>13.6915</text:p>
          </table:table-cell>
          <table:table-cell office:value-type="float" office:value="13.47104" calcext:value-type="float">
            <text:p>13.47104</text:p>
          </table:table-cell>
          <table:table-cell office:value-type="float" office:value="14.26224" calcext:value-type="float">
            <text:p>14.26224</text:p>
          </table:table-cell>
          <table:table-cell office:value-type="float" office:value="14.13339" calcext:value-type="float">
            <text:p>14.13339</text:p>
          </table:table-cell>
          <table:table-cell office:value-type="float" office:value="14.55182" calcext:value-type="float">
            <text:p>14.55182</text:p>
          </table:table-cell>
          <table:table-cell office:value-type="float" office:value="14.47198" calcext:value-type="float">
            <text:p>14.47198</text:p>
          </table:table-cell>
          <table:table-cell office:value-type="float" office:value="14.59265" calcext:value-type="float">
            <text:p>14.59265</text:p>
          </table:table-cell>
          <table:table-cell office:value-type="float" office:value="14.5365" calcext:value-type="float">
            <text:p>14.5365</text:p>
          </table:table-cell>
          <table:table-cell office:value-type="float" office:value="14.43213" calcext:value-type="float">
            <text:p>14.43213</text:p>
          </table:table-cell>
          <table:table-cell office:value-type="float" office:value="14.38507" calcext:value-type="float">
            <text:p>14.38507</text:p>
          </table:table-cell>
          <table:table-cell office:value-type="float" office:value="3.493927" calcext:value-type="float">
            <text:p>3.493927</text:p>
          </table:table-cell>
          <table:table-cell office:value-type="float" office:value="-8.298676" calcext:value-type="float">
            <text:p>-8.29867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9112007" calcext:value-type="float">
            <text:p>29112007</text:p>
          </table:table-cell>
          <table:table-cell office:value-type="float" office:value="2.8422" calcext:value-type="float">
            <text:p>2.8422</text:p>
          </table:table-cell>
          <table:table-cell office:value-type="float" office:value="-2.16" calcext:value-type="float">
            <text:p>-2.16</text:p>
          </table:table-cell>
          <table:table-cell office:value-type="float" office:value="-6.07" calcext:value-type="float">
            <text:p>-6.07</text:p>
          </table:table-cell>
          <table:table-cell office:value-type="float" office:value="0.4610312" calcext:value-type="float">
            <text:p>0.4610312</text:p>
          </table:table-cell>
          <table:table-cell office:value-type="float" office:value="0.3451227" calcext:value-type="float">
            <text:p>0.3451227</text:p>
          </table:table-cell>
          <table:table-cell office:value-type="float" office:value="167.184" calcext:value-type="float">
            <text:p>167.184</text:p>
          </table:table-cell>
          <table:table-cell office:value-type="float" office:value="0" calcext:value-type="float">
            <text:p>0</text:p>
          </table:table-cell>
          <table:table-cell office:value-type="float" office:value="0.8304443" calcext:value-type="float">
            <text:p>0.8304443</text:p>
          </table:table-cell>
          <table:table-cell office:value-type="float" office:value="-3.276703" calcext:value-type="float">
            <text:p>-3.276703</text:p>
          </table:table-cell>
          <table:table-cell office:value-type="float" office:value="0.3046875" calcext:value-type="float">
            <text:p>0.3046875</text:p>
          </table:table-cell>
          <table:table-cell office:value-type="float" office:value="-0.1736755" calcext:value-type="float">
            <text:p>-0.1736755</text:p>
          </table:table-cell>
          <table:table-cell office:value-type="float" office:value="2" calcext:value-type="float">
            <text:p>2</text:p>
          </table:table-cell>
          <table:table-cell office:value-type="float" office:value="1.172913" calcext:value-type="float">
            <text:p>1.172913</text:p>
          </table:table-cell>
          <table:table-cell office:value-type="float" office:value="3.647247" calcext:value-type="float">
            <text:p>3.647247</text:p>
          </table:table-cell>
          <table:table-cell office:value-type="float" office:value="2.545471" calcext:value-type="float">
            <text:p>2.545471</text:p>
          </table:table-cell>
          <table:table-cell office:value-type="float" office:value="4.781097" calcext:value-type="float">
            <text:p>4.781097</text:p>
          </table:table-cell>
          <table:table-cell office:value-type="float" office:value="3.602173" calcext:value-type="float">
            <text:p>3.602173</text:p>
          </table:table-cell>
          <table:table-cell office:value-type="float" office:value="6.135468" calcext:value-type="float">
            <text:p>6.135468</text:p>
          </table:table-cell>
          <table:table-cell office:value-type="float" office:value="4.93338" calcext:value-type="float">
            <text:p>4.93338</text:p>
          </table:table-cell>
          <table:table-cell office:value-type="float" office:value="7.444305" calcext:value-type="float">
            <text:p>7.444305</text:p>
          </table:table-cell>
          <table:table-cell office:value-type="float" office:value="6.332001" calcext:value-type="float">
            <text:p>6.332001</text:p>
          </table:table-cell>
          <table:table-cell office:value-type="float" office:value="9.477325" calcext:value-type="float">
            <text:p>9.477325</text:p>
          </table:table-cell>
          <table:table-cell office:value-type="float" office:value="8.549438" calcext:value-type="float">
            <text:p>8.549438</text:p>
          </table:table-cell>
          <table:table-cell office:value-type="float" office:value="11.8895" calcext:value-type="float">
            <text:p>11.8895</text:p>
          </table:table-cell>
          <table:table-cell office:value-type="float" office:value="11.30743" calcext:value-type="float">
            <text:p>11.30743</text:p>
          </table:table-cell>
          <table:table-cell office:value-type="float" office:value="13.46841" calcext:value-type="float">
            <text:p>13.46841</text:p>
          </table:table-cell>
          <table:table-cell office:value-type="float" office:value="13.19501" calcext:value-type="float">
            <text:p>13.19501</text:p>
          </table:table-cell>
          <table:table-cell office:value-type="float" office:value="14.13193" calcext:value-type="float">
            <text:p>14.13193</text:p>
          </table:table-cell>
          <table:table-cell office:value-type="float" office:value="13.98065" calcext:value-type="float">
            <text:p>13.98065</text:p>
          </table:table-cell>
          <table:table-cell office:value-type="float" office:value="14.47107" calcext:value-type="float">
            <text:p>14.47107</text:p>
          </table:table-cell>
          <table:table-cell office:value-type="float" office:value="14.38187" calcext:value-type="float">
            <text:p>14.38187</text:p>
          </table:table-cell>
          <table:table-cell office:value-type="float" office:value="14.53586" calcext:value-type="float">
            <text:p>14.53586</text:p>
          </table:table-cell>
          <table:table-cell office:value-type="float" office:value="14.4761" calcext:value-type="float">
            <text:p>14.4761</text:p>
          </table:table-cell>
          <table:table-cell office:value-type="float" office:value="14.38461" calcext:value-type="float">
            <text:p>14.38461</text:p>
          </table:table-cell>
          <table:table-cell office:value-type="float" office:value="14.33606" calcext:value-type="float">
            <text:p>14.33606</text:p>
          </table:table-cell>
          <table:table-cell office:value-type="float" office:value="0.5729675" calcext:value-type="float">
            <text:p>0.5729675</text:p>
          </table:table-cell>
          <table:table-cell office:value-type="float" office:value="-9.195923" calcext:value-type="float">
            <text:p>-9.19592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0112007" calcext:value-type="float">
            <text:p>30112007</text:p>
          </table:table-cell>
          <table:table-cell office:value-type="float" office:value="2.26692" calcext:value-type="float">
            <text:p>2.26692</text:p>
          </table:table-cell>
          <table:table-cell office:value-type="float" office:value="1.52" calcext:value-type="float">
            <text:p>1.52</text:p>
          </table:table-cell>
          <table:table-cell office:value-type="float" office:value="-2.56" calcext:value-type="float">
            <text:p>-2.56</text:p>
          </table:table-cell>
          <table:table-cell office:value-type="float" office:value="0.6009227" calcext:value-type="float">
            <text:p>0.6009227</text:p>
          </table:table-cell>
          <table:table-cell office:value-type="float" office:value="0.4477464" calcext:value-type="float">
            <text:p>0.4477464</text:p>
          </table:table-cell>
          <table:table-cell office:value-type="float" office:value="201.024" calcext:value-type="float">
            <text:p>201.024</text:p>
          </table:table-cell>
          <table:table-cell office:value-type="float" office:value="0" calcext:value-type="float">
            <text:p>0</text:p>
          </table:table-cell>
          <table:table-cell office:value-type="float" office:value="0.9981689" calcext:value-type="float">
            <text:p>0.9981689</text:p>
          </table:table-cell>
          <table:table-cell office:value-type="float" office:value="-2.362946" calcext:value-type="float">
            <text:p>-2.362946</text:p>
          </table:table-cell>
          <table:table-cell office:value-type="float" office:value="1.174377" calcext:value-type="float">
            <text:p>1.174377</text:p>
          </table:table-cell>
          <table:table-cell office:value-type="float" office:value="-0.1102905" calcext:value-type="float">
            <text:p>-0.1102905</text:p>
          </table:table-cell>
          <table:table-cell office:value-type="float" office:value="1.763123" calcext:value-type="float">
            <text:p>1.763123</text:p>
          </table:table-cell>
          <table:table-cell office:value-type="float" office:value="1.076447" calcext:value-type="float">
            <text:p>1.076447</text:p>
          </table:table-cell>
          <table:table-cell office:value-type="float" office:value="2.704559" calcext:value-type="float">
            <text:p>2.704559</text:p>
          </table:table-cell>
          <table:table-cell office:value-type="float" office:value="2.364838" calcext:value-type="float">
            <text:p>2.364838</text:p>
          </table:table-cell>
          <table:table-cell office:value-type="float" office:value="3.594086" calcext:value-type="float">
            <text:p>3.594086</text:p>
          </table:table-cell>
          <table:table-cell office:value-type="float" office:value="3.347717" calcext:value-type="float">
            <text:p>3.347717</text:p>
          </table:table-cell>
          <table:table-cell office:value-type="float" office:value="4.92453" calcext:value-type="float">
            <text:p>4.92453</text:p>
          </table:table-cell>
          <table:table-cell office:value-type="float" office:value="4.524078" calcext:value-type="float">
            <text:p>4.524078</text:p>
          </table:table-cell>
          <table:table-cell office:value-type="float" office:value="6.322815" calcext:value-type="float">
            <text:p>6.322815</text:p>
          </table:table-cell>
          <table:table-cell office:value-type="float" office:value="5.750763" calcext:value-type="float">
            <text:p>5.750763</text:p>
          </table:table-cell>
          <table:table-cell office:value-type="float" office:value="8.540253" calcext:value-type="float">
            <text:p>8.540253</text:p>
          </table:table-cell>
          <table:table-cell office:value-type="float" office:value="7.789185" calcext:value-type="float">
            <text:p>7.789185</text:p>
          </table:table-cell>
          <table:table-cell office:value-type="float" office:value="11.30106" calcext:value-type="float">
            <text:p>11.30106</text:p>
          </table:table-cell>
          <table:table-cell office:value-type="float" office:value="10.70233" calcext:value-type="float">
            <text:p>10.70233</text:p>
          </table:table-cell>
          <table:table-cell office:value-type="float" office:value="13.19186" calcext:value-type="float">
            <text:p>13.19186</text:p>
          </table:table-cell>
          <table:table-cell office:value-type="float" office:value="12.87308" calcext:value-type="float">
            <text:p>12.87308</text:p>
          </table:table-cell>
          <table:table-cell office:value-type="float" office:value="13.97891" calcext:value-type="float">
            <text:p>13.97891</text:p>
          </table:table-cell>
          <table:table-cell office:value-type="float" office:value="13.80042" calcext:value-type="float">
            <text:p>13.80042</text:p>
          </table:table-cell>
          <table:table-cell office:value-type="float" office:value="14.38089" calcext:value-type="float">
            <text:p>14.38089</text:p>
          </table:table-cell>
          <table:table-cell office:value-type="float" office:value="14.2793" calcext:value-type="float">
            <text:p>14.2793</text:p>
          </table:table-cell>
          <table:table-cell office:value-type="float" office:value="14.47546" calcext:value-type="float">
            <text:p>14.47546</text:p>
          </table:table-cell>
          <table:table-cell office:value-type="float" office:value="14.41043" calcext:value-type="float">
            <text:p>14.41043</text:p>
          </table:table-cell>
          <table:table-cell office:value-type="float" office:value="14.33554" calcext:value-type="float">
            <text:p>14.33554</text:p>
          </table:table-cell>
          <table:table-cell office:value-type="float" office:value="14.28455" calcext:value-type="float">
            <text:p>14.28455</text:p>
          </table:table-cell>
          <table:table-cell office:value-type="float" office:value="1.114136" calcext:value-type="float">
            <text:p>1.114136</text:p>
          </table:table-cell>
          <table:table-cell office:value-type="float" office:value="-6.377594" calcext:value-type="float">
            <text:p>-6.37759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1122007" calcext:value-type="float">
            <text:p>1122007</text:p>
          </table:table-cell>
          <table:table-cell office:value-type="float" office:value="8.789585" calcext:value-type="float">
            <text:p>8.789585</text:p>
          </table:table-cell>
          <table:table-cell office:value-type="float" office:value="9.88" calcext:value-type="float">
            <text:p>9.88</text:p>
          </table:table-cell>
          <table:table-cell office:value-type="float" office:value="-4.9" calcext:value-type="float">
            <text:p>-4.9</text:p>
          </table:table-cell>
          <table:table-cell office:value-type="float" office:value="0.8544813" calcext:value-type="float">
            <text:p>0.8544813</text:p>
          </table:table-cell>
          <table:table-cell office:value-type="float" office:value="0.3766938" calcext:value-type="float">
            <text:p>0.3766938</text:p>
          </table:table-cell>
          <table:table-cell office:value-type="float" office:value="150.984" calcext:value-type="float">
            <text:p>150.984</text:p>
          </table:table-cell>
          <table:table-cell office:value-type="float" office:value="0" calcext:value-type="float">
            <text:p>0</text:p>
          </table:table-cell>
          <table:table-cell office:value-type="float" office:value="8.684418" calcext:value-type="float">
            <text:p>8.684418</text:p>
          </table:table-cell>
          <table:table-cell office:value-type="float" office:value="-2.856171" calcext:value-type="float">
            <text:p>-2.856171</text:p>
          </table:table-cell>
          <table:table-cell office:value-type="float" office:value="5.949646" calcext:value-type="float">
            <text:p>5.949646</text:p>
          </table:table-cell>
          <table:table-cell office:value-type="float" office:value="-0.1841431" calcext:value-type="float">
            <text:p>-0.1841431</text:p>
          </table:table-cell>
          <table:table-cell office:value-type="float" office:value="4.971558" calcext:value-type="float">
            <text:p>4.971558</text:p>
          </table:table-cell>
          <table:table-cell office:value-type="float" office:value="0.9652405" calcext:value-type="float">
            <text:p>0.9652405</text:p>
          </table:table-cell>
          <table:table-cell office:value-type="float" office:value="4.685394" calcext:value-type="float">
            <text:p>4.685394</text:p>
          </table:table-cell>
          <table:table-cell office:value-type="float" office:value="2.180664" calcext:value-type="float">
            <text:p>2.180664</text:p>
          </table:table-cell>
          <table:table-cell office:value-type="float" office:value="4.806274" calcext:value-type="float">
            <text:p>4.806274</text:p>
          </table:table-cell>
          <table:table-cell office:value-type="float" office:value="3.103699" calcext:value-type="float">
            <text:p>3.103699</text:p>
          </table:table-cell>
          <table:table-cell office:value-type="float" office:value="5.242889" calcext:value-type="float">
            <text:p>5.242889</text:p>
          </table:table-cell>
          <table:table-cell office:value-type="float" office:value="4.244843" calcext:value-type="float">
            <text:p>4.244843</text:p>
          </table:table-cell>
          <table:table-cell office:value-type="float" office:value="5.972473" calcext:value-type="float">
            <text:p>5.972473</text:p>
          </table:table-cell>
          <table:table-cell office:value-type="float" office:value="5.467743" calcext:value-type="float">
            <text:p>5.467743</text:p>
          </table:table-cell>
          <table:table-cell office:value-type="float" office:value="7.783295" calcext:value-type="float">
            <text:p>7.783295</text:p>
          </table:table-cell>
          <table:table-cell office:value-type="float" office:value="7.384796" calcext:value-type="float">
            <text:p>7.384796</text:p>
          </table:table-cell>
          <table:table-cell office:value-type="float" office:value="10.69629" calcext:value-type="float">
            <text:p>10.69629</text:p>
          </table:table-cell>
          <table:table-cell office:value-type="float" office:value="10.17075" calcext:value-type="float">
            <text:p>10.17075</text:p>
          </table:table-cell>
          <table:table-cell office:value-type="float" office:value="12.86954" calcext:value-type="float">
            <text:p>12.86954</text:p>
          </table:table-cell>
          <table:table-cell office:value-type="float" office:value="12.52625" calcext:value-type="float">
            <text:p>12.52625</text:p>
          </table:table-cell>
          <table:table-cell office:value-type="float" office:value="13.7984" calcext:value-type="float">
            <text:p>13.7984</text:p>
          </table:table-cell>
          <table:table-cell office:value-type="float" office:value="13.59442" calcext:value-type="float">
            <text:p>13.59442</text:p>
          </table:table-cell>
          <table:table-cell office:value-type="float" office:value="14.27814" calcext:value-type="float">
            <text:p>14.27814</text:p>
          </table:table-cell>
          <table:table-cell office:value-type="float" office:value="14.16238" calcext:value-type="float">
            <text:p>14.16238</text:p>
          </table:table-cell>
          <table:table-cell office:value-type="float" office:value="14.40973" calcext:value-type="float">
            <text:p>14.40973</text:p>
          </table:table-cell>
          <table:table-cell office:value-type="float" office:value="14.33914" calcext:value-type="float">
            <text:p>14.33914</text:p>
          </table:table-cell>
          <table:table-cell office:value-type="float" office:value="14.284" calcext:value-type="float">
            <text:p>14.284</text:p>
          </table:table-cell>
          <table:table-cell office:value-type="float" office:value="14.23035" calcext:value-type="float">
            <text:p>14.23035</text:p>
          </table:table-cell>
          <table:table-cell office:value-type="float" office:value="12.67572" calcext:value-type="float">
            <text:p>12.67572</text:p>
          </table:table-cell>
          <table:table-cell office:value-type="float" office:value="-8.133118" calcext:value-type="float">
            <text:p>-8.133118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122007" calcext:value-type="float">
            <text:p>2122007</text:p>
          </table:table-cell>
          <table:table-cell office:value-type="float" office:value="8.67368" calcext:value-type="float">
            <text:p>8.67368</text:p>
          </table:table-cell>
          <table:table-cell office:value-type="float" office:value="13.36" calcext:value-type="float">
            <text:p>13.36</text:p>
          </table:table-cell>
          <table:table-cell office:value-type="float" office:value="-1.98" calcext:value-type="float">
            <text:p>-1.98</text:p>
          </table:table-cell>
          <table:table-cell office:value-type="float" office:value="1.014637" calcext:value-type="float">
            <text:p>1.014637</text:p>
          </table:table-cell>
          <table:table-cell office:value-type="float" office:value="0.4671238" calcext:value-type="float">
            <text:p>0.4671238</text:p>
          </table:table-cell>
          <table:table-cell office:value-type="float" office:value="188.28" calcext:value-type="float">
            <text:p>188.28</text:p>
          </table:table-cell>
          <table:table-cell office:value-type="float" office:value="0" calcext:value-type="float">
            <text:p>0</text:p>
          </table:table-cell>
          <table:table-cell office:value-type="float" office:value="12.55807" calcext:value-type="float">
            <text:p>12.55807</text:p>
          </table:table-cell>
          <table:table-cell office:value-type="float" office:value="-0.2110291" calcext:value-type="float">
            <text:p>-0.2110291</text:p>
          </table:table-cell>
          <table:table-cell office:value-type="float" office:value="9.416382" calcext:value-type="float">
            <text:p>9.416382</text:p>
          </table:table-cell>
          <table:table-cell office:value-type="float" office:value="1.068054" calcext:value-type="float">
            <text:p>1.068054</text:p>
          </table:table-cell>
          <table:table-cell office:value-type="float" office:value="7.626129" calcext:value-type="float">
            <text:p>7.626129</text:p>
          </table:table-cell>
          <table:table-cell office:value-type="float" office:value="2.161499" calcext:value-type="float">
            <text:p>2.161499</text:p>
          </table:table-cell>
          <table:table-cell office:value-type="float" office:value="6.658508" calcext:value-type="float">
            <text:p>6.658508</text:p>
          </table:table-cell>
          <table:table-cell office:value-type="float" office:value="3.235413" calcext:value-type="float">
            <text:p>3.235413</text:p>
          </table:table-cell>
          <table:table-cell office:value-type="float" office:value="6.337982" calcext:value-type="float">
            <text:p>6.337982</text:p>
          </table:table-cell>
          <table:table-cell office:value-type="float" office:value="4.00238" calcext:value-type="float">
            <text:p>4.00238</text:p>
          </table:table-cell>
          <table:table-cell office:value-type="float" office:value="6.328491" calcext:value-type="float">
            <text:p>6.328491</text:p>
          </table:table-cell>
          <table:table-cell office:value-type="float" office:value="4.927338" calcext:value-type="float">
            <text:p>4.927338</text:p>
          </table:table-cell>
          <table:table-cell office:value-type="float" office:value="6.671326" calcext:value-type="float">
            <text:p>6.671326</text:p>
          </table:table-cell>
          <table:table-cell office:value-type="float" office:value="5.857483" calcext:value-type="float">
            <text:p>5.857483</text:p>
          </table:table-cell>
          <table:table-cell office:value-type="float" office:value="7.480042" calcext:value-type="float">
            <text:p>7.480042</text:p>
          </table:table-cell>
          <table:table-cell office:value-type="float" office:value="7.366669" calcext:value-type="float">
            <text:p>7.366669</text:p>
          </table:table-cell>
          <table:table-cell office:value-type="float" office:value="10.16608" calcext:value-type="float">
            <text:p>10.16608</text:p>
          </table:table-cell>
          <table:table-cell office:value-type="float" office:value="9.823792" calcext:value-type="float">
            <text:p>9.823792</text:p>
          </table:table-cell>
          <table:table-cell office:value-type="float" office:value="12.52261" calcext:value-type="float">
            <text:p>12.52261</text:p>
          </table:table-cell>
          <table:table-cell office:value-type="float" office:value="12.19077" calcext:value-type="float">
            <text:p>12.19077</text:p>
          </table:table-cell>
          <table:table-cell office:value-type="float" office:value="13.59219" calcext:value-type="float">
            <text:p>13.59219</text:p>
          </table:table-cell>
          <table:table-cell office:value-type="float" office:value="13.37204" calcext:value-type="float">
            <text:p>13.37204</text:p>
          </table:table-cell>
          <table:table-cell office:value-type="float" office:value="14.1611" calcext:value-type="float">
            <text:p>14.1611</text:p>
          </table:table-cell>
          <table:table-cell office:value-type="float" office:value="14.03088" calcext:value-type="float">
            <text:p>14.03088</text:p>
          </table:table-cell>
          <table:table-cell office:value-type="float" office:value="14.33838" calcext:value-type="float">
            <text:p>14.33838</text:p>
          </table:table-cell>
          <table:table-cell office:value-type="float" office:value="14.25964" calcext:value-type="float">
            <text:p>14.25964</text:p>
          </table:table-cell>
          <table:table-cell office:value-type="float" office:value="14.2298" calcext:value-type="float">
            <text:p>14.2298</text:p>
          </table:table-cell>
          <table:table-cell office:value-type="float" office:value="14.17224" calcext:value-type="float">
            <text:p>14.17224</text:p>
          </table:table-cell>
          <table:table-cell office:value-type="float" office:value="21.00638" calcext:value-type="float">
            <text:p>21.00638</text:p>
          </table:table-cell>
          <table:table-cell office:value-type="float" office:value="-2.723175" calcext:value-type="float">
            <text:p>-2.72317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122007" calcext:value-type="float">
            <text:p>3122007</text:p>
          </table:table-cell>
          <table:table-cell office:value-type="float" office:value="3.546326" calcext:value-type="float">
            <text:p>3.546326</text:p>
          </table:table-cell>
          <table:table-cell office:value-type="float" office:value="10.16" calcext:value-type="float">
            <text:p>10.16</text:p>
          </table:table-cell>
          <table:table-cell office:value-type="float" office:value="-1.38" calcext:value-type="float">
            <text:p>-1.38</text:p>
          </table:table-cell>
          <table:table-cell office:value-type="float" office:value="1.089624" calcext:value-type="float">
            <text:p>1.089624</text:p>
          </table:table-cell>
          <table:table-cell office:value-type="float" office:value="0.48796" calcext:value-type="float">
            <text:p>0.48796</text:p>
          </table:table-cell>
          <table:table-cell office:value-type="float" office:value="149.616" calcext:value-type="float">
            <text:p>149.616</text:p>
          </table:table-cell>
          <table:table-cell office:value-type="float" office:value="0.1" calcext:value-type="float">
            <text:p>0.1</text:p>
          </table:table-cell>
          <table:table-cell office:value-type="float" office:value="7.645355" calcext:value-type="float">
            <text:p>7.645355</text:p>
          </table:table-cell>
          <table:table-cell office:value-type="float" office:value="0.6437683" calcext:value-type="float">
            <text:p>0.6437683</text:p>
          </table:table-cell>
          <table:table-cell office:value-type="float" office:value="6.500366" calcext:value-type="float">
            <text:p>6.500366</text:p>
          </table:table-cell>
          <table:table-cell office:value-type="float" office:value="2.032837" calcext:value-type="float">
            <text:p>2.032837</text:p>
          </table:table-cell>
          <table:table-cell office:value-type="float" office:value="5.985077" calcext:value-type="float">
            <text:p>5.985077</text:p>
          </table:table-cell>
          <table:table-cell office:value-type="float" office:value="3.194458" calcext:value-type="float">
            <text:p>3.194458</text:p>
          </table:table-cell>
          <table:table-cell office:value-type="float" office:value="5.8685" calcext:value-type="float">
            <text:p>5.8685</text:p>
          </table:table-cell>
          <table:table-cell office:value-type="float" office:value="4.273621" calcext:value-type="float">
            <text:p>4.273621</text:p>
          </table:table-cell>
          <table:table-cell office:value-type="float" office:value="6.009583" calcext:value-type="float">
            <text:p>6.009583</text:p>
          </table:table-cell>
          <table:table-cell office:value-type="float" office:value="4.981689" calcext:value-type="float">
            <text:p>4.981689</text:p>
          </table:table-cell>
          <table:table-cell office:value-type="float" office:value="6.328033" calcext:value-type="float">
            <text:p>6.328033</text:p>
          </table:table-cell>
          <table:table-cell office:value-type="float" office:value="5.767029" calcext:value-type="float">
            <text:p>5.767029</text:p>
          </table:table-cell>
          <table:table-cell office:value-type="float" office:value="6.74588" calcext:value-type="float">
            <text:p>6.74588</text:p>
          </table:table-cell>
          <table:table-cell office:value-type="float" office:value="6.47818" calcext:value-type="float">
            <text:p>6.47818</text:p>
          </table:table-cell>
          <table:table-cell office:value-type="float" office:value="7.662537" calcext:value-type="float">
            <text:p>7.662537</text:p>
          </table:table-cell>
          <table:table-cell office:value-type="float" office:value="7.485596" calcext:value-type="float">
            <text:p>7.485596</text:p>
          </table:table-cell>
          <table:table-cell office:value-type="float" office:value="9.821381" calcext:value-type="float">
            <text:p>9.821381</text:p>
          </table:table-cell>
          <table:table-cell office:value-type="float" office:value="9.667023" calcext:value-type="float">
            <text:p>9.667023</text:p>
          </table:table-cell>
          <table:table-cell office:value-type="float" office:value="12.18747" calcext:value-type="float">
            <text:p>12.18747</text:p>
          </table:table-cell>
          <table:table-cell office:value-type="float" office:value="11.90344" calcext:value-type="float">
            <text:p>11.90344</text:p>
          </table:table-cell>
          <table:table-cell office:value-type="float" office:value="13.36969" calcext:value-type="float">
            <text:p>13.36969</text:p>
          </table:table-cell>
          <table:table-cell office:value-type="float" office:value="13.14917" calcext:value-type="float">
            <text:p>13.14917</text:p>
          </table:table-cell>
          <table:table-cell office:value-type="float" office:value="14.02948" calcext:value-type="float">
            <text:p>14.02948</text:p>
          </table:table-cell>
          <table:table-cell office:value-type="float" office:value="13.88809" calcext:value-type="float">
            <text:p>13.88809</text:p>
          </table:table-cell>
          <table:table-cell office:value-type="float" office:value="14.25876" calcext:value-type="float">
            <text:p>14.25876</text:p>
          </table:table-cell>
          <table:table-cell office:value-type="float" office:value="14.17276" calcext:value-type="float">
            <text:p>14.17276</text:p>
          </table:table-cell>
          <table:table-cell office:value-type="float" office:value="14.17163" calcext:value-type="float">
            <text:p>14.17163</text:p>
          </table:table-cell>
          <table:table-cell office:value-type="float" office:value="14.10947" calcext:value-type="float">
            <text:p>14.10947</text:p>
          </table:table-cell>
          <table:table-cell office:value-type="float" office:value="11.1127" calcext:value-type="float">
            <text:p>11.1127</text:p>
          </table:table-cell>
          <table:table-cell office:value-type="float" office:value="-2.226746" calcext:value-type="float">
            <text:p>-2.22674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122007" calcext:value-type="float">
            <text:p>4122007</text:p>
          </table:table-cell>
          <table:table-cell office:value-type="float" office:value="2.845046" calcext:value-type="float">
            <text:p>2.845046</text:p>
          </table:table-cell>
          <table:table-cell office:value-type="float" office:value="17.84" calcext:value-type="float">
            <text:p>17.84</text:p>
          </table:table-cell>
          <table:table-cell office:value-type="float" office:value="1.23" calcext:value-type="float">
            <text:p>1.23</text:p>
          </table:table-cell>
          <table:table-cell office:value-type="float" office:value="1.582951" calcext:value-type="float">
            <text:p>1.582951</text:p>
          </table:table-cell>
          <table:table-cell office:value-type="float" office:value="0.5886562" calcext:value-type="float">
            <text:p>0.5886562</text:p>
          </table:table-cell>
          <table:table-cell office:value-type="float" office:value="223.236" calcext:value-type="float">
            <text:p>223.236</text:p>
          </table:table-cell>
          <table:table-cell office:value-type="float" office:value="0" calcext:value-type="float">
            <text:p>0</text:p>
          </table:table-cell>
          <table:table-cell office:value-type="float" office:value="12.77856" calcext:value-type="float">
            <text:p>12.77856</text:p>
          </table:table-cell>
          <table:table-cell office:value-type="float" office:value="1.972443" calcext:value-type="float">
            <text:p>1.972443</text:p>
          </table:table-cell>
          <table:table-cell office:value-type="float" office:value="9.925659" calcext:value-type="float">
            <text:p>9.925659</text:p>
          </table:table-cell>
          <table:table-cell office:value-type="float" office:value="3.128784" calcext:value-type="float">
            <text:p>3.128784</text:p>
          </table:table-cell>
          <table:table-cell office:value-type="float" office:value="8.375885" calcext:value-type="float">
            <text:p>8.375885</text:p>
          </table:table-cell>
          <table:table-cell office:value-type="float" office:value="3.995087" calcext:value-type="float">
            <text:p>3.995087</text:p>
          </table:table-cell>
          <table:table-cell office:value-type="float" office:value="7.655701" calcext:value-type="float">
            <text:p>7.655701</text:p>
          </table:table-cell>
          <table:table-cell office:value-type="float" office:value="4.761688" calcext:value-type="float">
            <text:p>4.761688</text:p>
          </table:table-cell>
          <table:table-cell office:value-type="float" office:value="7.454346" calcext:value-type="float">
            <text:p>7.454346</text:p>
          </table:table-cell>
          <table:table-cell office:value-type="float" office:value="5.313232" calcext:value-type="float">
            <text:p>5.313232</text:p>
          </table:table-cell>
          <table:table-cell office:value-type="float" office:value="7.265076" calcext:value-type="float">
            <text:p>7.265076</text:p>
          </table:table-cell>
          <table:table-cell office:value-type="float" office:value="5.964294" calcext:value-type="float">
            <text:p>5.964294</text:p>
          </table:table-cell>
          <table:table-cell office:value-type="float" office:value="7.342926" calcext:value-type="float">
            <text:p>7.342926</text:p>
          </table:table-cell>
          <table:table-cell office:value-type="float" office:value="6.62207" calcext:value-type="float">
            <text:p>6.62207</text:p>
          </table:table-cell>
          <table:table-cell office:value-type="float" office:value="7.811035" calcext:value-type="float">
            <text:p>7.811035</text:p>
          </table:table-cell>
          <table:table-cell office:value-type="float" office:value="7.66452" calcext:value-type="float">
            <text:p>7.66452</text:p>
          </table:table-cell>
          <table:table-cell office:value-type="float" office:value="9.665771" calcext:value-type="float">
            <text:p>9.665771</text:p>
          </table:table-cell>
          <table:table-cell office:value-type="float" office:value="9.566315" calcext:value-type="float">
            <text:p>9.566315</text:p>
          </table:table-cell>
          <table:table-cell office:value-type="float" office:value="11.90076" calcext:value-type="float">
            <text:p>11.90076</text:p>
          </table:table-cell>
          <table:table-cell office:value-type="float" office:value="11.66821" calcext:value-type="float">
            <text:p>11.66821</text:p>
          </table:table-cell>
          <table:table-cell office:value-type="float" office:value="13.14688" calcext:value-type="float">
            <text:p>13.14688</text:p>
          </table:table-cell>
          <table:table-cell office:value-type="float" office:value="12.93863" calcext:value-type="float">
            <text:p>12.93863</text:p>
          </table:table-cell>
          <table:table-cell office:value-type="float" office:value="13.8866" calcext:value-type="float">
            <text:p>13.8866</text:p>
          </table:table-cell>
          <table:table-cell office:value-type="float" office:value="13.73883" calcext:value-type="float">
            <text:p>13.73883</text:p>
          </table:table-cell>
          <table:table-cell office:value-type="float" office:value="14.17181" calcext:value-type="float">
            <text:p>14.17181</text:p>
          </table:table-cell>
          <table:table-cell office:value-type="float" office:value="14.07812" calcext:value-type="float">
            <text:p>14.07812</text:p>
          </table:table-cell>
          <table:table-cell office:value-type="float" office:value="14.10876" calcext:value-type="float">
            <text:p>14.10876</text:p>
          </table:table-cell>
          <table:table-cell office:value-type="float" office:value="14.04111" calcext:value-type="float">
            <text:p>14.04111</text:p>
          </table:table-cell>
          <table:table-cell office:value-type="float" office:value="20.12369" calcext:value-type="float">
            <text:p>20.12369</text:p>
          </table:table-cell>
          <table:table-cell office:value-type="float" office:value="-1.208557" calcext:value-type="float">
            <text:p>-1.20855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122007" calcext:value-type="float">
            <text:p>5122007</text:p>
          </table:table-cell>
          <table:table-cell office:value-type="float" office:value="6.699603" calcext:value-type="float">
            <text:p>6.699603</text:p>
          </table:table-cell>
          <table:table-cell office:value-type="float" office:value="18.28" calcext:value-type="float">
            <text:p>18.28</text:p>
          </table:table-cell>
          <table:table-cell office:value-type="float" office:value="-2.51" calcext:value-type="float">
            <text:p>-2.51</text:p>
          </table:table-cell>
          <table:table-cell office:value-type="float" office:value="1.730629" calcext:value-type="float">
            <text:p>1.730629</text:p>
          </table:table-cell>
          <table:table-cell office:value-type="float" office:value="0.4493877" calcext:value-type="float">
            <text:p>0.4493877</text:p>
          </table:table-cell>
          <table:table-cell office:value-type="float" office:value="424.908" calcext:value-type="float">
            <text:p>424.908</text:p>
          </table:table-cell>
          <table:table-cell office:value-type="float" office:value="1.2" calcext:value-type="float">
            <text:p>1.2</text:p>
          </table:table-cell>
          <table:table-cell office:value-type="float" office:value="15.63351" calcext:value-type="float">
            <text:p>15.63351</text:p>
          </table:table-cell>
          <table:table-cell office:value-type="float" office:value="3.300201" calcext:value-type="float">
            <text:p>3.300201</text:p>
          </table:table-cell>
          <table:table-cell office:value-type="float" office:value="13.20697" calcext:value-type="float">
            <text:p>13.20697</text:p>
          </table:table-cell>
          <table:table-cell office:value-type="float" office:value="5.551086" calcext:value-type="float">
            <text:p>5.551086</text:p>
          </table:table-cell>
          <table:table-cell office:value-type="float" office:value="11.53723" calcext:value-type="float">
            <text:p>11.53723</text:p>
          </table:table-cell>
          <table:table-cell office:value-type="float" office:value="7.261627" calcext:value-type="float">
            <text:p>7.261627</text:p>
          </table:table-cell>
          <table:table-cell office:value-type="float" office:value="10.32199" calcext:value-type="float">
            <text:p>10.32199</text:p>
          </table:table-cell>
          <table:table-cell office:value-type="float" office:value="7.674835" calcext:value-type="float">
            <text:p>7.674835</text:p>
          </table:table-cell>
          <table:table-cell office:value-type="float" office:value="9.650726" calcext:value-type="float">
            <text:p>9.650726</text:p>
          </table:table-cell>
          <table:table-cell office:value-type="float" office:value="7.470459" calcext:value-type="float">
            <text:p>7.470459</text:p>
          </table:table-cell>
          <table:table-cell office:value-type="float" office:value="9.063477" calcext:value-type="float">
            <text:p>9.063477</text:p>
          </table:table-cell>
          <table:table-cell office:value-type="float" office:value="7.281372" calcext:value-type="float">
            <text:p>7.281372</text:p>
          </table:table-cell>
          <table:table-cell office:value-type="float" office:value="8.815094" calcext:value-type="float">
            <text:p>8.815094</text:p>
          </table:table-cell>
          <table:table-cell office:value-type="float" office:value="7.357849" calcext:value-type="float">
            <text:p>7.357849</text:p>
          </table:table-cell>
          <table:table-cell office:value-type="float" office:value="8.609314" calcext:value-type="float">
            <text:p>8.609314</text:p>
          </table:table-cell>
          <table:table-cell office:value-type="float" office:value="7.816895" calcext:value-type="float">
            <text:p>7.816895</text:p>
          </table:table-cell>
          <table:table-cell office:value-type="float" office:value="9.635956" calcext:value-type="float">
            <text:p>9.635956</text:p>
          </table:table-cell>
          <table:table-cell office:value-type="float" office:value="9.560211" calcext:value-type="float">
            <text:p>9.560211</text:p>
          </table:table-cell>
          <table:table-cell office:value-type="float" office:value="11.66599" calcext:value-type="float">
            <text:p>11.66599</text:p>
          </table:table-cell>
          <table:table-cell office:value-type="float" office:value="11.48712" calcext:value-type="float">
            <text:p>11.48712</text:p>
          </table:table-cell>
          <table:table-cell office:value-type="float" office:value="12.93652" calcext:value-type="float">
            <text:p>12.93652</text:p>
          </table:table-cell>
          <table:table-cell office:value-type="float" office:value="12.74738" calcext:value-type="float">
            <text:p>12.74738</text:p>
          </table:table-cell>
          <table:table-cell office:value-type="float" office:value="13.73727" calcext:value-type="float">
            <text:p>13.73727</text:p>
          </table:table-cell>
          <table:table-cell office:value-type="float" office:value="13.58804" calcext:value-type="float">
            <text:p>13.58804</text:p>
          </table:table-cell>
          <table:table-cell office:value-type="float" office:value="14.07709" calcext:value-type="float">
            <text:p>14.07709</text:p>
          </table:table-cell>
          <table:table-cell office:value-type="float" office:value="13.97696" calcext:value-type="float">
            <text:p>13.97696</text:p>
          </table:table-cell>
          <table:table-cell office:value-type="float" office:value="14.04037" calcext:value-type="float">
            <text:p>14.04037</text:p>
          </table:table-cell>
          <table:table-cell office:value-type="float" office:value="13.96765" calcext:value-type="float">
            <text:p>13.96765</text:p>
          </table:table-cell>
          <table:table-cell office:value-type="float" office:value="20.54779" calcext:value-type="float">
            <text:p>20.54779</text:p>
          </table:table-cell>
          <table:table-cell office:value-type="float" office:value="-2.135284" calcext:value-type="float">
            <text:p>-2.1352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122007" calcext:value-type="float">
            <text:p>6122007</text:p>
          </table:table-cell>
          <table:table-cell office:value-type="float" office:value="8.703722" calcext:value-type="float">
            <text:p>8.703722</text:p>
          </table:table-cell>
          <table:table-cell office:value-type="float" office:value="11.99" calcext:value-type="float">
            <text:p>11.99</text:p>
          </table:table-cell>
          <table:table-cell office:value-type="float" office:value="-3.14" calcext:value-type="float">
            <text:p>-3.14</text:p>
          </table:table-cell>
          <table:table-cell office:value-type="float" office:value="0.8404961" calcext:value-type="float">
            <text:p>0.8404961</text:p>
          </table:table-cell>
          <table:table-cell office:value-type="float" office:value="0.429094" calcext:value-type="float">
            <text:p>0.429094</text:p>
          </table:table-cell>
          <table:table-cell office:value-type="float" office:value="225.648" calcext:value-type="float">
            <text:p>225.648</text:p>
          </table:table-cell>
          <table:table-cell office:value-type="float" office:value="0" calcext:value-type="float">
            <text:p>0</text:p>
          </table:table-cell>
          <table:table-cell office:value-type="float" office:value="13.88904" calcext:value-type="float">
            <text:p>13.88904</text:p>
          </table:table-cell>
          <table:table-cell office:value-type="float" office:value="1.22699" calcext:value-type="float">
            <text:p>1.22699</text:p>
          </table:table-cell>
          <table:table-cell office:value-type="float" office:value="10.99521" calcext:value-type="float">
            <text:p>10.99521</text:p>
          </table:table-cell>
          <table:table-cell office:value-type="float" office:value="3.076599" calcext:value-type="float">
            <text:p>3.076599</text:p>
          </table:table-cell>
          <table:table-cell office:value-type="float" office:value="9.420502" calcext:value-type="float">
            <text:p>9.420502</text:p>
          </table:table-cell>
          <table:table-cell office:value-type="float" office:value="4.577637" calcext:value-type="float">
            <text:p>4.577637</text:p>
          </table:table-cell>
          <table:table-cell office:value-type="float" office:value="8.606384" calcext:value-type="float">
            <text:p>8.606384</text:p>
          </table:table-cell>
          <table:table-cell office:value-type="float" office:value="5.888214" calcext:value-type="float">
            <text:p>5.888214</text:p>
          </table:table-cell>
          <table:table-cell office:value-type="float" office:value="8.634399" calcext:value-type="float">
            <text:p>8.634399</text:p>
          </table:table-cell>
          <table:table-cell office:value-type="float" office:value="6.685638" calcext:value-type="float">
            <text:p>6.685638</text:p>
          </table:table-cell>
          <table:table-cell office:value-type="float" office:value="8.897705" calcext:value-type="float">
            <text:p>8.897705</text:p>
          </table:table-cell>
          <table:table-cell office:value-type="float" office:value="7.478485" calcext:value-type="float">
            <text:p>7.478485</text:p>
          </table:table-cell>
          <table:table-cell office:value-type="float" office:value="8.812683" calcext:value-type="float">
            <text:p>8.812683</text:p>
          </table:table-cell>
          <table:table-cell office:value-type="float" office:value="8.010284" calcext:value-type="float">
            <text:p>8.010284</text:p>
          </table:table-cell>
          <table:table-cell office:value-type="float" office:value="8.789185" calcext:value-type="float">
            <text:p>8.789185</text:p>
          </table:table-cell>
          <table:table-cell office:value-type="float" office:value="8.6185" calcext:value-type="float">
            <text:p>8.6185</text:p>
          </table:table-cell>
          <table:table-cell office:value-type="float" office:value="9.798584" calcext:value-type="float">
            <text:p>9.798584</text:p>
          </table:table-cell>
          <table:table-cell office:value-type="float" office:value="9.638062" calcext:value-type="float">
            <text:p>9.638062</text:p>
          </table:table-cell>
          <table:table-cell office:value-type="float" office:value="11.48566" calcext:value-type="float">
            <text:p>11.48566</text:p>
          </table:table-cell>
          <table:table-cell office:value-type="float" office:value="11.38022" calcext:value-type="float">
            <text:p>11.38022</text:p>
          </table:table-cell>
          <table:table-cell office:value-type="float" office:value="12.74551" calcext:value-type="float">
            <text:p>12.74551</text:p>
          </table:table-cell>
          <table:table-cell office:value-type="float" office:value="12.58441" calcext:value-type="float">
            <text:p>12.58441</text:p>
          </table:table-cell>
          <table:table-cell office:value-type="float" office:value="13.58649" calcext:value-type="float">
            <text:p>13.58649</text:p>
          </table:table-cell>
          <table:table-cell office:value-type="float" office:value="13.44247" calcext:value-type="float">
            <text:p>13.44247</text:p>
          </table:table-cell>
          <table:table-cell office:value-type="float" office:value="13.97589" calcext:value-type="float">
            <text:p>13.97589</text:p>
          </table:table-cell>
          <table:table-cell office:value-type="float" office:value="13.87146" calcext:value-type="float">
            <text:p>13.87146</text:p>
          </table:table-cell>
          <table:table-cell office:value-type="float" office:value="13.96689" calcext:value-type="float">
            <text:p>13.96689</text:p>
          </table:table-cell>
          <table:table-cell office:value-type="float" office:value="13.88831" calcext:value-type="float">
            <text:p>13.88831</text:p>
          </table:table-cell>
          <table:table-cell office:value-type="float" office:value="21.30478" calcext:value-type="float">
            <text:p>21.30478</text:p>
          </table:table-cell>
          <table:table-cell office:value-type="float" office:value="-2.660187" calcext:value-type="float">
            <text:p>-2.66018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122007" calcext:value-type="float">
            <text:p>7122007</text:p>
          </table:table-cell>
          <table:table-cell office:value-type="float" office:value="3.825576" calcext:value-type="float">
            <text:p>3.825576</text:p>
          </table:table-cell>
          <table:table-cell office:value-type="float" office:value="6.36" calcext:value-type="float">
            <text:p>6.36</text:p>
          </table:table-cell>
          <table:table-cell office:value-type="float" office:value="-1.59" calcext:value-type="float">
            <text:p>-1.59</text:p>
          </table:table-cell>
          <table:table-cell office:value-type="float" office:value="0.8074332" calcext:value-type="float">
            <text:p>0.8074332</text:p>
          </table:table-cell>
          <table:table-cell office:value-type="float" office:value="0.4805744" calcext:value-type="float">
            <text:p>0.4805744</text:p>
          </table:table-cell>
          <table:table-cell office:value-type="float" office:value="164.664" calcext:value-type="float">
            <text:p>164.664</text:p>
          </table:table-cell>
          <table:table-cell office:value-type="float" office:value="0" calcext:value-type="float">
            <text:p>0</text:p>
          </table:table-cell>
          <table:table-cell office:value-type="float" office:value="7.073608" calcext:value-type="float">
            <text:p>7.073608</text:p>
          </table:table-cell>
          <table:table-cell office:value-type="float" office:value="1.020142" calcext:value-type="float">
            <text:p>1.020142</text:p>
          </table:table-cell>
          <table:table-cell office:value-type="float" office:value="6.378387" calcext:value-type="float">
            <text:p>6.378387</text:p>
          </table:table-cell>
          <table:table-cell office:value-type="float" office:value="2.658508" calcext:value-type="float">
            <text:p>2.658508</text:p>
          </table:table-cell>
          <table:table-cell office:value-type="float" office:value="6.183136" calcext:value-type="float">
            <text:p>6.183136</text:p>
          </table:table-cell>
          <table:table-cell office:value-type="float" office:value="4.086273" calcext:value-type="float">
            <text:p>4.086273</text:p>
          </table:table-cell>
          <table:table-cell office:value-type="float" office:value="7.100983" calcext:value-type="float">
            <text:p>7.100983</text:p>
          </table:table-cell>
          <table:table-cell office:value-type="float" office:value="5.329102" calcext:value-type="float">
            <text:p>5.329102</text:p>
          </table:table-cell>
          <table:table-cell office:value-type="float" office:value="7.610809" calcext:value-type="float">
            <text:p>7.610809</text:p>
          </table:table-cell>
          <table:table-cell office:value-type="float" office:value="6.114899" calcext:value-type="float">
            <text:p>6.114899</text:p>
          </table:table-cell>
          <table:table-cell office:value-type="float" office:value="8.084106" calcext:value-type="float">
            <text:p>8.084106</text:p>
          </table:table-cell>
          <table:table-cell office:value-type="float" office:value="6.90329" calcext:value-type="float">
            <text:p>6.90329</text:p>
          </table:table-cell>
          <table:table-cell office:value-type="float" office:value="8.355438" calcext:value-type="float">
            <text:p>8.355438</text:p>
          </table:table-cell>
          <table:table-cell office:value-type="float" office:value="7.556458" calcext:value-type="float">
            <text:p>7.556458</text:p>
          </table:table-cell>
          <table:table-cell office:value-type="float" office:value="8.779877" calcext:value-type="float">
            <text:p>8.779877</text:p>
          </table:table-cell>
          <table:table-cell office:value-type="float" office:value="8.51416" calcext:value-type="float">
            <text:p>8.51416</text:p>
          </table:table-cell>
          <table:table-cell office:value-type="float" office:value="9.83493" calcext:value-type="float">
            <text:p>9.83493</text:p>
          </table:table-cell>
          <table:table-cell office:value-type="float" office:value="9.799561" calcext:value-type="float">
            <text:p>9.799561</text:p>
          </table:table-cell>
          <table:table-cell office:value-type="float" office:value="11.37933" calcext:value-type="float">
            <text:p>11.37933</text:p>
          </table:table-cell>
          <table:table-cell office:value-type="float" office:value="11.30545" calcext:value-type="float">
            <text:p>11.30545</text:p>
          </table:table-cell>
          <table:table-cell office:value-type="float" office:value="12.58289" calcext:value-type="float">
            <text:p>12.58289</text:p>
          </table:table-cell>
          <table:table-cell office:value-type="float" office:value="12.4509" calcext:value-type="float">
            <text:p>12.4509</text:p>
          </table:table-cell>
          <table:table-cell office:value-type="float" office:value="13.44101" calcext:value-type="float">
            <text:p>13.44101</text:p>
          </table:table-cell>
          <table:table-cell office:value-type="float" office:value="13.30438" calcext:value-type="float">
            <text:p>13.30438</text:p>
          </table:table-cell>
          <table:table-cell office:value-type="float" office:value="13.87036" calcext:value-type="float">
            <text:p>13.87036</text:p>
          </table:table-cell>
          <table:table-cell office:value-type="float" office:value="13.76385" calcext:value-type="float">
            <text:p>13.76385</text:p>
          </table:table-cell>
          <table:table-cell office:value-type="float" office:value="13.88745" calcext:value-type="float">
            <text:p>13.88745</text:p>
          </table:table-cell>
          <table:table-cell office:value-type="float" office:value="13.80438" calcext:value-type="float">
            <text:p>13.80438</text:p>
          </table:table-cell>
          <table:table-cell office:value-type="float" office:value="8.792328" calcext:value-type="float">
            <text:p>8.792328</text:p>
          </table:table-cell>
          <table:table-cell office:value-type="float" office:value="-2.192261" calcext:value-type="float">
            <text:p>-2.1922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8122007" calcext:value-type="float">
            <text:p>8122007</text:p>
          </table:table-cell>
          <table:table-cell office:value-type="float" office:value="8.592957" calcext:value-type="float">
            <text:p>8.592957</text:p>
          </table:table-cell>
          <table:table-cell office:value-type="float" office:value="6.47" calcext:value-type="float">
            <text:p>6.47</text:p>
          </table:table-cell>
          <table:table-cell office:value-type="float" office:value="-3.25" calcext:value-type="float">
            <text:p>-3.25</text:p>
          </table:table-cell>
          <table:table-cell office:value-type="float" office:value="0.7235664" calcext:value-type="float">
            <text:p>0.7235664</text:p>
          </table:table-cell>
          <table:table-cell office:value-type="float" office:value="0.4256369" calcext:value-type="float">
            <text:p>0.4256369</text:p>
          </table:table-cell>
          <table:table-cell office:value-type="float" office:value="261.432" calcext:value-type="float">
            <text:p>261.432</text:p>
          </table:table-cell>
          <table:table-cell office:value-type="float" office:value="0" calcext:value-type="float">
            <text:p>0</text:p>
          </table:table-cell>
          <table:table-cell office:value-type="float" office:value="10.21078" calcext:value-type="float">
            <text:p>10.21078</text:p>
          </table:table-cell>
          <table:table-cell office:value-type="float" office:value="-0.1836243" calcext:value-type="float">
            <text:p>-0.1836243</text:p>
          </table:table-cell>
          <table:table-cell office:value-type="float" office:value="7.990021" calcext:value-type="float">
            <text:p>7.990021</text:p>
          </table:table-cell>
          <table:table-cell office:value-type="float" office:value="1.46109" calcext:value-type="float">
            <text:p>1.46109</text:p>
          </table:table-cell>
          <table:table-cell office:value-type="float" office:value="6.927063" calcext:value-type="float">
            <text:p>6.927063</text:p>
          </table:table-cell>
          <table:table-cell office:value-type="float" office:value="2.885773" calcext:value-type="float">
            <text:p>2.885773</text:p>
          </table:table-cell>
          <table:table-cell office:value-type="float" office:value="6.521332" calcext:value-type="float">
            <text:p>6.521332</text:p>
          </table:table-cell>
          <table:table-cell office:value-type="float" office:value="4.189484" calcext:value-type="float">
            <text:p>4.189484</text:p>
          </table:table-cell>
          <table:table-cell office:value-type="float" office:value="6.506622" calcext:value-type="float">
            <text:p>6.506622</text:p>
          </table:table-cell>
          <table:table-cell office:value-type="float" office:value="5.070892" calcext:value-type="float">
            <text:p>5.070892</text:p>
          </table:table-cell>
          <table:table-cell office:value-type="float" office:value="6.888763" calcext:value-type="float">
            <text:p>6.888763</text:p>
          </table:table-cell>
          <table:table-cell office:value-type="float" office:value="6.060547" calcext:value-type="float">
            <text:p>6.060547</text:p>
          </table:table-cell>
          <table:table-cell office:value-type="float" office:value="7.549744" calcext:value-type="float">
            <text:p>7.549744</text:p>
          </table:table-cell>
          <table:table-cell office:value-type="float" office:value="6.926514" calcext:value-type="float">
            <text:p>6.926514</text:p>
          </table:table-cell>
          <table:table-cell office:value-type="float" office:value="8.510986" calcext:value-type="float">
            <text:p>8.510986</text:p>
          </table:table-cell>
          <table:table-cell office:value-type="float" office:value="8.119537" calcext:value-type="float">
            <text:p>8.119537</text:p>
          </table:table-cell>
          <table:table-cell office:value-type="float" office:value="9.81781" calcext:value-type="float">
            <text:p>9.81781</text:p>
          </table:table-cell>
          <table:table-cell office:value-type="float" office:value="9.678375" calcext:value-type="float">
            <text:p>9.678375</text:p>
          </table:table-cell>
          <table:table-cell office:value-type="float" office:value="11.30472" calcext:value-type="float">
            <text:p>11.30472</text:p>
          </table:table-cell>
          <table:table-cell office:value-type="float" office:value="11.22034" calcext:value-type="float">
            <text:p>11.22034</text:p>
          </table:table-cell>
          <table:table-cell office:value-type="float" office:value="12.44962" calcext:value-type="float">
            <text:p>12.44962</text:p>
          </table:table-cell>
          <table:table-cell office:value-type="float" office:value="12.33368" calcext:value-type="float">
            <text:p>12.33368</text:p>
          </table:table-cell>
          <table:table-cell office:value-type="float" office:value="13.30301" calcext:value-type="float">
            <text:p>13.30301</text:p>
          </table:table-cell>
          <table:table-cell office:value-type="float" office:value="13.17554" calcext:value-type="float">
            <text:p>13.17554</text:p>
          </table:table-cell>
          <table:table-cell office:value-type="float" office:value="13.76273" calcext:value-type="float">
            <text:p>13.76273</text:p>
          </table:table-cell>
          <table:table-cell office:value-type="float" office:value="13.65561" calcext:value-type="float">
            <text:p>13.65561</text:p>
          </table:table-cell>
          <table:table-cell office:value-type="float" office:value="13.8035" calcext:value-type="float">
            <text:p>13.8035</text:p>
          </table:table-cell>
          <table:table-cell office:value-type="float" office:value="13.7171" calcext:value-type="float">
            <text:p>13.7171</text:p>
          </table:table-cell>
          <table:table-cell office:value-type="float" office:value="15.46213" calcext:value-type="float">
            <text:p>15.46213</text:p>
          </table:table-cell>
          <table:table-cell office:value-type="float" office:value="-3.238342" calcext:value-type="float">
            <text:p>-3.23834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9122007" calcext:value-type="float">
            <text:p>9122007</text:p>
          </table:table-cell>
          <table:table-cell office:value-type="float" office:value="8.622736" calcext:value-type="float">
            <text:p>8.622736</text:p>
          </table:table-cell>
          <table:table-cell office:value-type="float" office:value="12.63" calcext:value-type="float">
            <text:p>12.63</text:p>
          </table:table-cell>
          <table:table-cell office:value-type="float" office:value="-3.66" calcext:value-type="float">
            <text:p>-3.66</text:p>
          </table:table-cell>
          <table:table-cell office:value-type="float" office:value="0.7539921" calcext:value-type="float">
            <text:p>0.7539921</text:p>
          </table:table-cell>
          <table:table-cell office:value-type="float" office:value="0.4129688" calcext:value-type="float">
            <text:p>0.4129688</text:p>
          </table:table-cell>
          <table:table-cell office:value-type="float" office:value="319.032" calcext:value-type="float">
            <text:p>319.032</text:p>
          </table:table-cell>
          <table:table-cell office:value-type="float" office:value="0" calcext:value-type="float">
            <text:p>0</text:p>
          </table:table-cell>
          <table:table-cell office:value-type="float" office:value="11.92926" calcext:value-type="float">
            <text:p>11.92926</text:p>
          </table:table-cell>
          <table:table-cell office:value-type="float" office:value="-0.4744263" calcext:value-type="float">
            <text:p>-0.4744263</text:p>
          </table:table-cell>
          <table:table-cell office:value-type="float" office:value="9.02243" calcext:value-type="float">
            <text:p>9.02243</text:p>
          </table:table-cell>
          <table:table-cell office:value-type="float" office:value="1.160095" calcext:value-type="float">
            <text:p>1.160095</text:p>
          </table:table-cell>
          <table:table-cell office:value-type="float" office:value="7.516052" calcext:value-type="float">
            <text:p>7.516052</text:p>
          </table:table-cell>
          <table:table-cell office:value-type="float" office:value="2.503326" calcext:value-type="float">
            <text:p>2.503326</text:p>
          </table:table-cell>
          <table:table-cell office:value-type="float" office:value="6.803558" calcext:value-type="float">
            <text:p>6.803558</text:p>
          </table:table-cell>
          <table:table-cell office:value-type="float" office:value="3.800873" calcext:value-type="float">
            <text:p>3.800873</text:p>
          </table:table-cell>
          <table:table-cell office:value-type="float" office:value="6.622498" calcext:value-type="float">
            <text:p>6.622498</text:p>
          </table:table-cell>
          <table:table-cell office:value-type="float" office:value="4.694611" calcext:value-type="float">
            <text:p>4.694611</text:p>
          </table:table-cell>
          <table:table-cell office:value-type="float" office:value="6.699432" calcext:value-type="float">
            <text:p>6.699432</text:p>
          </table:table-cell>
          <table:table-cell office:value-type="float" office:value="5.704895" calcext:value-type="float">
            <text:p>5.704895</text:p>
          </table:table-cell>
          <table:table-cell office:value-type="float" office:value="7.200775" calcext:value-type="float">
            <text:p>7.200775</text:p>
          </table:table-cell>
          <table:table-cell office:value-type="float" office:value="6.590698" calcext:value-type="float">
            <text:p>6.590698</text:p>
          </table:table-cell>
          <table:table-cell office:value-type="float" office:value="8.11853" calcext:value-type="float">
            <text:p>8.11853</text:p>
          </table:table-cell>
          <table:table-cell office:value-type="float" office:value="7.84549" calcext:value-type="float">
            <text:p>7.84549</text:p>
          </table:table-cell>
          <table:table-cell office:value-type="float" office:value="9.676575" calcext:value-type="float">
            <text:p>9.676575</text:p>
          </table:table-cell>
          <table:table-cell office:value-type="float" office:value="9.489532" calcext:value-type="float">
            <text:p>9.489532</text:p>
          </table:table-cell>
          <table:table-cell office:value-type="float" office:value="11.2193" calcext:value-type="float">
            <text:p>11.2193</text:p>
          </table:table-cell>
          <table:table-cell office:value-type="float" office:value="11.10864" calcext:value-type="float">
            <text:p>11.10864</text:p>
          </table:table-cell>
          <table:table-cell office:value-type="float" office:value="12.33249" calcext:value-type="float">
            <text:p>12.33249</text:p>
          </table:table-cell>
          <table:table-cell office:value-type="float" office:value="12.21918" calcext:value-type="float">
            <text:p>12.21918</text:p>
          </table:table-cell>
          <table:table-cell office:value-type="float" office:value="13.17426" calcext:value-type="float">
            <text:p>13.17426</text:p>
          </table:table-cell>
          <table:table-cell office:value-type="float" office:value="13.05399" calcext:value-type="float">
            <text:p>13.05399</text:p>
          </table:table-cell>
          <table:table-cell office:value-type="float" office:value="13.65451" calcext:value-type="float">
            <text:p>13.65451</text:p>
          </table:table-cell>
          <table:table-cell office:value-type="float" office:value="13.54828" calcext:value-type="float">
            <text:p>13.54828</text:p>
          </table:table-cell>
          <table:table-cell office:value-type="float" office:value="13.71619" calcext:value-type="float">
            <text:p>13.71619</text:p>
          </table:table-cell>
          <table:table-cell office:value-type="float" office:value="13.62701" calcext:value-type="float">
            <text:p>13.62701</text:p>
          </table:table-cell>
          <table:table-cell office:value-type="float" office:value="19.55365" calcext:value-type="float">
            <text:p>19.55365</text:p>
          </table:table-cell>
          <table:table-cell office:value-type="float" office:value="-3.805756" calcext:value-type="float">
            <text:p>-3.80575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122007" calcext:value-type="float">
            <text:p>10122007</text:p>
          </table:table-cell>
          <table:table-cell office:value-type="float" office:value="7.432477" calcext:value-type="float">
            <text:p>7.432477</text:p>
          </table:table-cell>
          <table:table-cell office:value-type="float" office:value="8.03" calcext:value-type="float">
            <text:p>8.03</text:p>
          </table:table-cell>
          <table:table-cell office:value-type="float" office:value="-3.09" calcext:value-type="float">
            <text:p>-3.09</text:p>
          </table:table-cell>
          <table:table-cell office:value-type="float" office:value="0.7581289" calcext:value-type="float">
            <text:p>0.7581289</text:p>
          </table:table-cell>
          <table:table-cell office:value-type="float" office:value="0.4306745" calcext:value-type="float">
            <text:p>0.4306745</text:p>
          </table:table-cell>
          <table:table-cell office:value-type="float" office:value="196.488" calcext:value-type="float">
            <text:p>196.488</text:p>
          </table:table-cell>
          <table:table-cell office:value-type="float" office:value="0" calcext:value-type="float">
            <text:p>0</text:p>
          </table:table-cell>
          <table:table-cell office:value-type="float" office:value="10.40973" calcext:value-type="float">
            <text:p>10.40973</text:p>
          </table:table-cell>
          <table:table-cell office:value-type="float" office:value="0.003082275" calcext:value-type="float">
            <text:p>0.003082275</text:p>
          </table:table-cell>
          <table:table-cell office:value-type="float" office:value="8.121765" calcext:value-type="float">
            <text:p>8.121765</text:p>
          </table:table-cell>
          <table:table-cell office:value-type="float" office:value="1.707977" calcext:value-type="float">
            <text:p>1.707977</text:p>
          </table:table-cell>
          <table:table-cell office:value-type="float" office:value="7.072815" calcext:value-type="float">
            <text:p>7.072815</text:p>
          </table:table-cell>
          <table:table-cell office:value-type="float" office:value="3.116364" calcext:value-type="float">
            <text:p>3.116364</text:p>
          </table:table-cell>
          <table:table-cell office:value-type="float" office:value="6.599579" calcext:value-type="float">
            <text:p>6.599579</text:p>
          </table:table-cell>
          <table:table-cell office:value-type="float" office:value="4.335571" calcext:value-type="float">
            <text:p>4.335571</text:p>
          </table:table-cell>
          <table:table-cell office:value-type="float" office:value="6.514221" calcext:value-type="float">
            <text:p>6.514221</text:p>
          </table:table-cell>
          <table:table-cell office:value-type="float" office:value="5.115662" calcext:value-type="float">
            <text:p>5.115662</text:p>
          </table:table-cell>
          <table:table-cell office:value-type="float" office:value="6.68222" calcext:value-type="float">
            <text:p>6.68222</text:p>
          </table:table-cell>
          <table:table-cell office:value-type="float" office:value="5.970642" calcext:value-type="float">
            <text:p>5.970642</text:p>
          </table:table-cell>
          <table:table-cell office:value-type="float" office:value="7.105164" calcext:value-type="float">
            <text:p>7.105164</text:p>
          </table:table-cell>
          <table:table-cell office:value-type="float" office:value="6.704956" calcext:value-type="float">
            <text:p>6.704956</text:p>
          </table:table-cell>
          <table:table-cell office:value-type="float" office:value="7.876984" calcext:value-type="float">
            <text:p>7.876984</text:p>
          </table:table-cell>
          <table:table-cell office:value-type="float" office:value="7.774384" calcext:value-type="float">
            <text:p>7.774384</text:p>
          </table:table-cell>
          <table:table-cell office:value-type="float" office:value="9.487701" calcext:value-type="float">
            <text:p>9.487701</text:p>
          </table:table-cell>
          <table:table-cell office:value-type="float" office:value="9.337402" calcext:value-type="float">
            <text:p>9.337402</text:p>
          </table:table-cell>
          <table:table-cell office:value-type="float" office:value="11.10733" calcext:value-type="float">
            <text:p>11.10733</text:p>
          </table:table-cell>
          <table:table-cell office:value-type="float" office:value="10.98196" calcext:value-type="float">
            <text:p>10.98196</text:p>
          </table:table-cell>
          <table:table-cell office:value-type="float" office:value="12.21799" calcext:value-type="float">
            <text:p>12.21799</text:p>
          </table:table-cell>
          <table:table-cell office:value-type="float" office:value="12.10132" calcext:value-type="float">
            <text:p>12.10132</text:p>
          </table:table-cell>
          <table:table-cell office:value-type="float" office:value="13.05273" calcext:value-type="float">
            <text:p>13.05273</text:p>
          </table:table-cell>
          <table:table-cell office:value-type="float" office:value="12.93677" calcext:value-type="float">
            <text:p>12.93677</text:p>
          </table:table-cell>
          <table:table-cell office:value-type="float" office:value="13.54715" calcext:value-type="float">
            <text:p>13.54715</text:p>
          </table:table-cell>
          <table:table-cell office:value-type="float" office:value="13.44202" calcext:value-type="float">
            <text:p>13.44202</text:p>
          </table:table-cell>
          <table:table-cell office:value-type="float" office:value="13.62607" calcext:value-type="float">
            <text:p>13.62607</text:p>
          </table:table-cell>
          <table:table-cell office:value-type="float" office:value="13.53497" calcext:value-type="float">
            <text:p>13.53497</text:p>
          </table:table-cell>
          <table:table-cell office:value-type="float" office:value="15.46976" calcext:value-type="float">
            <text:p>15.46976</text:p>
          </table:table-cell>
          <table:table-cell office:value-type="float" office:value="-3.272461" calcext:value-type="float">
            <text:p>-3.27246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1122007" calcext:value-type="float">
            <text:p>11122007</text:p>
          </table:table-cell>
          <table:table-cell office:value-type="float" office:value="8.353466" calcext:value-type="float">
            <text:p>8.353466</text:p>
          </table:table-cell>
          <table:table-cell office:value-type="float" office:value="12.57" calcext:value-type="float">
            <text:p>12.57</text:p>
          </table:table-cell>
          <table:table-cell office:value-type="float" office:value="0.08" calcext:value-type="float">
            <text:p>0.08</text:p>
          </table:table-cell>
          <table:table-cell office:value-type="float" office:value="0.8410351" calcext:value-type="float">
            <text:p>0.8410351</text:p>
          </table:table-cell>
          <table:table-cell office:value-type="float" office:value="0.5421917" calcext:value-type="float">
            <text:p>0.5421917</text:p>
          </table:table-cell>
          <table:table-cell office:value-type="float" office:value="470.592" calcext:value-type="float">
            <text:p>470.592</text:p>
          </table:table-cell>
          <table:table-cell office:value-type="float" office:value="0" calcext:value-type="float">
            <text:p>0</text:p>
          </table:table-cell>
          <table:table-cell office:value-type="float" office:value="13.22968" calcext:value-type="float">
            <text:p>13.22968</text:p>
          </table:table-cell>
          <table:table-cell office:value-type="float" office:value="0.9035339" calcext:value-type="float">
            <text:p>0.9035339</text:p>
          </table:table-cell>
          <table:table-cell office:value-type="float" office:value="10.1572" calcext:value-type="float">
            <text:p>10.1572</text:p>
          </table:table-cell>
          <table:table-cell office:value-type="float" office:value="2.250427" calcext:value-type="float">
            <text:p>2.250427</text:p>
          </table:table-cell>
          <table:table-cell office:value-type="float" office:value="8.455414" calcext:value-type="float">
            <text:p>8.455414</text:p>
          </table:table-cell>
          <table:table-cell office:value-type="float" office:value="3.392242" calcext:value-type="float">
            <text:p>3.392242</text:p>
          </table:table-cell>
          <table:table-cell office:value-type="float" office:value="7.531311" calcext:value-type="float">
            <text:p>7.531311</text:p>
          </table:table-cell>
          <table:table-cell office:value-type="float" office:value="4.453918" calcext:value-type="float">
            <text:p>4.453918</text:p>
          </table:table-cell>
          <table:table-cell office:value-type="float" office:value="7.188293" calcext:value-type="float">
            <text:p>7.188293</text:p>
          </table:table-cell>
          <table:table-cell office:value-type="float" office:value="5.158813" calcext:value-type="float">
            <text:p>5.158813</text:p>
          </table:table-cell>
          <table:table-cell office:value-type="float" office:value="7.111298" calcext:value-type="float">
            <text:p>7.111298</text:p>
          </table:table-cell>
          <table:table-cell office:value-type="float" office:value="5.954559" calcext:value-type="float">
            <text:p>5.954559</text:p>
          </table:table-cell>
          <table:table-cell office:value-type="float" office:value="7.306946" calcext:value-type="float">
            <text:p>7.306946</text:p>
          </table:table-cell>
          <table:table-cell office:value-type="float" office:value="6.662964" calcext:value-type="float">
            <text:p>6.662964</text:p>
          </table:table-cell>
          <table:table-cell office:value-type="float" office:value="7.795807" calcext:value-type="float">
            <text:p>7.795807</text:p>
          </table:table-cell>
          <table:table-cell office:value-type="float" office:value="7.700867" calcext:value-type="float">
            <text:p>7.700867</text:p>
          </table:table-cell>
          <table:table-cell office:value-type="float" office:value="9.336029" calcext:value-type="float">
            <text:p>9.336029</text:p>
          </table:table-cell>
          <table:table-cell office:value-type="float" office:value="9.216705" calcext:value-type="float">
            <text:p>9.216705</text:p>
          </table:table-cell>
          <table:table-cell office:value-type="float" office:value="10.98065" calcext:value-type="float">
            <text:p>10.98065</text:p>
          </table:table-cell>
          <table:table-cell office:value-type="float" office:value="10.85568" calcext:value-type="float">
            <text:p>10.85568</text:p>
          </table:table-cell>
          <table:table-cell office:value-type="float" office:value="12.10007" calcext:value-type="float">
            <text:p>12.10007</text:p>
          </table:table-cell>
          <table:table-cell office:value-type="float" office:value="11.98111" calcext:value-type="float">
            <text:p>11.98111</text:p>
          </table:table-cell>
          <table:table-cell office:value-type="float" office:value="12.93555" calcext:value-type="float">
            <text:p>12.93555</text:p>
          </table:table-cell>
          <table:table-cell office:value-type="float" office:value="12.82074" calcext:value-type="float">
            <text:p>12.82074</text:p>
          </table:table-cell>
          <table:table-cell office:value-type="float" office:value="13.44089" calcext:value-type="float">
            <text:p>13.44089</text:p>
          </table:table-cell>
          <table:table-cell office:value-type="float" office:value="13.33636" calcext:value-type="float">
            <text:p>13.33636</text:p>
          </table:table-cell>
          <table:table-cell office:value-type="float" office:value="13.534" calcext:value-type="float">
            <text:p>13.534</text:p>
          </table:table-cell>
          <table:table-cell office:value-type="float" office:value="13.44122" calcext:value-type="float">
            <text:p>13.44122</text:p>
          </table:table-cell>
          <table:table-cell office:value-type="float" office:value="20.97562" calcext:value-type="float">
            <text:p>20.97562</text:p>
          </table:table-cell>
          <table:table-cell office:value-type="float" office:value="-1.753845" calcext:value-type="float">
            <text:p>-1.7538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122007" calcext:value-type="float">
            <text:p>12122007</text:p>
          </table:table-cell>
          <table:table-cell office:value-type="float" office:value="2.828777" calcext:value-type="float">
            <text:p>2.828777</text:p>
          </table:table-cell>
          <table:table-cell office:value-type="float" office:value="5.02" calcext:value-type="float">
            <text:p>5.02</text:p>
          </table:table-cell>
          <table:table-cell office:value-type="float" office:value="-2.66" calcext:value-type="float">
            <text:p>-2.66</text:p>
          </table:table-cell>
          <table:table-cell office:value-type="float" office:value="0.7681614" calcext:value-type="float">
            <text:p>0.7681614</text:p>
          </table:table-cell>
          <table:table-cell office:value-type="float" office:value="0.4444795" calcext:value-type="float">
            <text:p>0.4444795</text:p>
          </table:table-cell>
          <table:table-cell office:value-type="float" office:value="308.664" calcext:value-type="float">
            <text:p>308.664</text:p>
          </table:table-cell>
          <table:table-cell office:value-type="float" office:value="0.7" calcext:value-type="float">
            <text:p>0.7</text:p>
          </table:table-cell>
          <table:table-cell office:value-type="float" office:value="7.192139" calcext:value-type="float">
            <text:p>7.192139</text:p>
          </table:table-cell>
          <table:table-cell office:value-type="float" office:value="0.5856323" calcext:value-type="float">
            <text:p>0.5856323</text:p>
          </table:table-cell>
          <table:table-cell office:value-type="float" office:value="6.49939" calcext:value-type="float">
            <text:p>6.49939</text:p>
          </table:table-cell>
          <table:table-cell office:value-type="float" office:value="2.403137" calcext:value-type="float">
            <text:p>2.403137</text:p>
          </table:table-cell>
          <table:table-cell office:value-type="float" office:value="6.217529" calcext:value-type="float">
            <text:p>6.217529</text:p>
          </table:table-cell>
          <table:table-cell office:value-type="float" office:value="3.873932" calcext:value-type="float">
            <text:p>3.873932</text:p>
          </table:table-cell>
          <table:table-cell office:value-type="float" office:value="6.708801" calcext:value-type="float">
            <text:p>6.708801</text:p>
          </table:table-cell>
          <table:table-cell office:value-type="float" office:value="5.076935" calcext:value-type="float">
            <text:p>5.076935</text:p>
          </table:table-cell>
          <table:table-cell office:value-type="float" office:value="6.920044" calcext:value-type="float">
            <text:p>6.920044</text:p>
          </table:table-cell>
          <table:table-cell office:value-type="float" office:value="5.776489" calcext:value-type="float">
            <text:p>5.776489</text:p>
          </table:table-cell>
          <table:table-cell office:value-type="float" office:value="7.110596" calcext:value-type="float">
            <text:p>7.110596</text:p>
          </table:table-cell>
          <table:table-cell office:value-type="float" office:value="6.527435" calcext:value-type="float">
            <text:p>6.527435</text:p>
          </table:table-cell>
          <table:table-cell office:value-type="float" office:value="7.342865" calcext:value-type="float">
            <text:p>7.342865</text:p>
          </table:table-cell>
          <table:table-cell office:value-type="float" office:value="7.089203" calcext:value-type="float">
            <text:p>7.089203</text:p>
          </table:table-cell>
          <table:table-cell office:value-type="float" office:value="7.873199" calcext:value-type="float">
            <text:p>7.873199</text:p>
          </table:table-cell>
          <table:table-cell office:value-type="float" office:value="7.772797" calcext:value-type="float">
            <text:p>7.772797</text:p>
          </table:table-cell>
          <table:table-cell office:value-type="float" office:value="9.21582" calcext:value-type="float">
            <text:p>9.21582</text:p>
          </table:table-cell>
          <table:table-cell office:value-type="float" office:value="9.169861" calcext:value-type="float">
            <text:p>9.169861</text:p>
          </table:table-cell>
          <table:table-cell office:value-type="float" office:value="10.85434" calcext:value-type="float">
            <text:p>10.85434</text:p>
          </table:table-cell>
          <table:table-cell office:value-type="float" office:value="10.74045" calcext:value-type="float">
            <text:p>10.74045</text:p>
          </table:table-cell>
          <table:table-cell office:value-type="float" office:value="11.97986" calcext:value-type="float">
            <text:p>11.97986</text:p>
          </table:table-cell>
          <table:table-cell office:value-type="float" office:value="11.86224" calcext:value-type="float">
            <text:p>11.86224</text:p>
          </table:table-cell>
          <table:table-cell office:value-type="float" office:value="12.81955" calcext:value-type="float">
            <text:p>12.81955</text:p>
          </table:table-cell>
          <table:table-cell office:value-type="float" office:value="12.7059" calcext:value-type="float">
            <text:p>12.7059</text:p>
          </table:table-cell>
          <table:table-cell office:value-type="float" office:value="13.3353" calcext:value-type="float">
            <text:p>13.3353</text:p>
          </table:table-cell>
          <table:table-cell office:value-type="float" office:value="13.23148" calcext:value-type="float">
            <text:p>13.23148</text:p>
          </table:table-cell>
          <table:table-cell office:value-type="float" office:value="13.44025" calcext:value-type="float">
            <text:p>13.44025</text:p>
          </table:table-cell>
          <table:table-cell office:value-type="float" office:value="13.3472" calcext:value-type="float">
            <text:p>13.3472</text:p>
          </table:table-cell>
          <table:table-cell office:value-type="float" office:value="8.977661" calcext:value-type="float">
            <text:p>8.977661</text:p>
          </table:table-cell>
          <table:table-cell office:value-type="float" office:value="-2.970245" calcext:value-type="float">
            <text:p>-2.970245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3122007" calcext:value-type="float">
            <text:p>13122007</text:p>
          </table:table-cell>
          <table:table-cell office:value-type="float" office:value="8.369606" calcext:value-type="float">
            <text:p>8.369606</text:p>
          </table:table-cell>
          <table:table-cell office:value-type="float" office:value="7.11" calcext:value-type="float">
            <text:p>7.11</text:p>
          </table:table-cell>
          <table:table-cell office:value-type="float" office:value="-7.75" calcext:value-type="float">
            <text:p>-7.75</text:p>
          </table:table-cell>
          <table:table-cell office:value-type="float" office:value="0.7635971" calcext:value-type="float">
            <text:p>0.7635971</text:p>
          </table:table-cell>
          <table:table-cell office:value-type="float" office:value="0.3039498" calcext:value-type="float">
            <text:p>0.3039498</text:p>
          </table:table-cell>
          <table:table-cell office:value-type="float" office:value="204.876" calcext:value-type="float">
            <text:p>204.876</text:p>
          </table:table-cell>
          <table:table-cell office:value-type="float" office:value="0" calcext:value-type="float">
            <text:p>0</text:p>
          </table:table-cell>
          <table:table-cell office:value-type="float" office:value="8.660858" calcext:value-type="float">
            <text:p>8.660858</text:p>
          </table:table-cell>
          <table:table-cell office:value-type="float" office:value="-1.035034" calcext:value-type="float">
            <text:p>-1.035034</text:p>
          </table:table-cell>
          <table:table-cell office:value-type="float" office:value="6.56308" calcext:value-type="float">
            <text:p>6.56308</text:p>
          </table:table-cell>
          <table:table-cell office:value-type="float" office:value="0.7054443" calcext:value-type="float">
            <text:p>0.7054443</text:p>
          </table:table-cell>
          <table:table-cell office:value-type="float" office:value="5.775238" calcext:value-type="float">
            <text:p>5.775238</text:p>
          </table:table-cell>
          <table:table-cell office:value-type="float" office:value="2.177551" calcext:value-type="float">
            <text:p>2.177551</text:p>
          </table:table-cell>
          <table:table-cell office:value-type="float" office:value="5.562439" calcext:value-type="float">
            <text:p>5.562439</text:p>
          </table:table-cell>
          <table:table-cell office:value-type="float" office:value="3.527039" calcext:value-type="float">
            <text:p>3.527039</text:p>
          </table:table-cell>
          <table:table-cell office:value-type="float" office:value="5.742035" calcext:value-type="float">
            <text:p>5.742035</text:p>
          </table:table-cell>
          <table:table-cell office:value-type="float" office:value="4.43454" calcext:value-type="float">
            <text:p>4.43454</text:p>
          </table:table-cell>
          <table:table-cell office:value-type="float" office:value="6.50943" calcext:value-type="float">
            <text:p>6.50943</text:p>
          </table:table-cell>
          <table:table-cell office:value-type="float" office:value="5.438904" calcext:value-type="float">
            <text:p>5.438904</text:p>
          </table:table-cell>
          <table:table-cell office:value-type="float" office:value="7.08139" calcext:value-type="float">
            <text:p>7.08139</text:p>
          </table:table-cell>
          <table:table-cell office:value-type="float" office:value="6.317108" calcext:value-type="float">
            <text:p>6.317108</text:p>
          </table:table-cell>
          <table:table-cell office:value-type="float" office:value="7.855408" calcext:value-type="float">
            <text:p>7.855408</text:p>
          </table:table-cell>
          <table:table-cell office:value-type="float" office:value="7.49707" calcext:value-type="float">
            <text:p>7.49707</text:p>
          </table:table-cell>
          <table:table-cell office:value-type="float" office:value="9.169373" calcext:value-type="float">
            <text:p>9.169373</text:p>
          </table:table-cell>
          <table:table-cell office:value-type="float" office:value="9.057526" calcext:value-type="float">
            <text:p>9.057526</text:p>
          </table:table-cell>
          <table:table-cell office:value-type="float" office:value="10.73935" calcext:value-type="float">
            <text:p>10.73935</text:p>
          </table:table-cell>
          <table:table-cell office:value-type="float" office:value="10.63519" calcext:value-type="float">
            <text:p>10.63519</text:p>
          </table:table-cell>
          <table:table-cell office:value-type="float" office:value="11.86105" calcext:value-type="float">
            <text:p>11.86105</text:p>
          </table:table-cell>
          <table:table-cell office:value-type="float" office:value="11.74792" calcext:value-type="float">
            <text:p>11.74792</text:p>
          </table:table-cell>
          <table:table-cell office:value-type="float" office:value="12.70474" calcext:value-type="float">
            <text:p>12.70474</text:p>
          </table:table-cell>
          <table:table-cell office:value-type="float" office:value="12.59372" calcext:value-type="float">
            <text:p>12.59372</text:p>
          </table:table-cell>
          <table:table-cell office:value-type="float" office:value="13.23041" calcext:value-type="float">
            <text:p>13.23041</text:p>
          </table:table-cell>
          <table:table-cell office:value-type="float" office:value="13.12692" calcext:value-type="float">
            <text:p>13.12692</text:p>
          </table:table-cell>
          <table:table-cell office:value-type="float" office:value="13.34619" calcext:value-type="float">
            <text:p>13.34619</text:p>
          </table:table-cell>
          <table:table-cell office:value-type="float" office:value="13.25125" calcext:value-type="float">
            <text:p>13.25125</text:p>
          </table:table-cell>
          <table:table-cell office:value-type="float" office:value="10.73846" calcext:value-type="float">
            <text:p>10.73846</text:p>
          </table:table-cell>
          <table:table-cell office:value-type="float" office:value="-5.944641" calcext:value-type="float">
            <text:p>-5.9446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122007" calcext:value-type="float">
            <text:p>14122007</text:p>
          </table:table-cell>
          <table:table-cell office:value-type="float" office:value="7.623393" calcext:value-type="float">
            <text:p>7.623393</text:p>
          </table:table-cell>
          <table:table-cell office:value-type="float" office:value="8.16" calcext:value-type="float">
            <text:p>8.16</text:p>
          </table:table-cell>
          <table:table-cell office:value-type="float" office:value="-5.71" calcext:value-type="float">
            <text:p>-5.71</text:p>
          </table:table-cell>
          <table:table-cell office:value-type="float" office:value="0.8492504" calcext:value-type="float">
            <text:p>0.8492504</text:p>
          </table:table-cell>
          <table:table-cell office:value-type="float" office:value="0.3545732" calcext:value-type="float">
            <text:p>0.3545732</text:p>
          </table:table-cell>
          <table:table-cell office:value-type="float" office:value="369.972" calcext:value-type="float">
            <text:p>369.972</text:p>
          </table:table-cell>
          <table:table-cell office:value-type="float" office:value="0" calcext:value-type="float">
            <text:p>0</text:p>
          </table:table-cell>
          <table:table-cell office:value-type="float" office:value="8.927917" calcext:value-type="float">
            <text:p>8.927917</text:p>
          </table:table-cell>
          <table:table-cell office:value-type="float" office:value="-0.7347107" calcext:value-type="float">
            <text:p>-0.7347107</text:p>
          </table:table-cell>
          <table:table-cell office:value-type="float" office:value="6.814178" calcext:value-type="float">
            <text:p>6.814178</text:p>
          </table:table-cell>
          <table:table-cell office:value-type="float" office:value="0.7459412" calcext:value-type="float">
            <text:p>0.7459412</text:p>
          </table:table-cell>
          <table:table-cell office:value-type="float" office:value="5.816467" calcext:value-type="float">
            <text:p>5.816467</text:p>
          </table:table-cell>
          <table:table-cell office:value-type="float" office:value="1.98822" calcext:value-type="float">
            <text:p>1.98822</text:p>
          </table:table-cell>
          <table:table-cell office:value-type="float" office:value="5.451385" calcext:value-type="float">
            <text:p>5.451385</text:p>
          </table:table-cell>
          <table:table-cell office:value-type="float" office:value="3.203003" calcext:value-type="float">
            <text:p>3.203003</text:p>
          </table:table-cell>
          <table:table-cell office:value-type="float" office:value="5.46875" calcext:value-type="float">
            <text:p>5.46875</text:p>
          </table:table-cell>
          <table:table-cell office:value-type="float" office:value="4.053131" calcext:value-type="float">
            <text:p>4.053131</text:p>
          </table:table-cell>
          <table:table-cell office:value-type="float" office:value="5.865143" calcext:value-type="float">
            <text:p>5.865143</text:p>
          </table:table-cell>
          <table:table-cell office:value-type="float" office:value="5.020905" calcext:value-type="float">
            <text:p>5.020905</text:p>
          </table:table-cell>
          <table:table-cell office:value-type="float" office:value="6.510223" calcext:value-type="float">
            <text:p>6.510223</text:p>
          </table:table-cell>
          <table:table-cell office:value-type="float" office:value="5.919891" calcext:value-type="float">
            <text:p>5.919891</text:p>
          </table:table-cell>
          <table:table-cell office:value-type="float" office:value="7.495331" calcext:value-type="float">
            <text:p>7.495331</text:p>
          </table:table-cell>
          <table:table-cell office:value-type="float" office:value="7.17981" calcext:value-type="float">
            <text:p>7.17981</text:p>
          </table:table-cell>
          <table:table-cell office:value-type="float" office:value="9.055817" calcext:value-type="float">
            <text:p>9.055817</text:p>
          </table:table-cell>
          <table:table-cell office:value-type="float" office:value="8.867249" calcext:value-type="float">
            <text:p>8.867249</text:p>
          </table:table-cell>
          <table:table-cell office:value-type="float" office:value="10.63397" calcext:value-type="float">
            <text:p>10.63397</text:p>
          </table:table-cell>
          <table:table-cell office:value-type="float" office:value="10.51529" calcext:value-type="float">
            <text:p>10.51529</text:p>
          </table:table-cell>
          <table:table-cell office:value-type="float" office:value="11.74673" calcext:value-type="float">
            <text:p>11.74673</text:p>
          </table:table-cell>
          <table:table-cell office:value-type="float" office:value="11.63492" calcext:value-type="float">
            <text:p>11.63492</text:p>
          </table:table-cell>
          <table:table-cell office:value-type="float" office:value="12.59253" calcext:value-type="float">
            <text:p>12.59253</text:p>
          </table:table-cell>
          <table:table-cell office:value-type="float" office:value="12.48236" calcext:value-type="float">
            <text:p>12.48236</text:p>
          </table:table-cell>
          <table:table-cell office:value-type="float" office:value="13.12585" calcext:value-type="float">
            <text:p>13.12585</text:p>
          </table:table-cell>
          <table:table-cell office:value-type="float" office:value="13.02264" calcext:value-type="float">
            <text:p>13.02264</text:p>
          </table:table-cell>
          <table:table-cell office:value-type="float" office:value="13.25024" calcext:value-type="float">
            <text:p>13.25024</text:p>
          </table:table-cell>
          <table:table-cell office:value-type="float" office:value="13.15543" calcext:value-type="float">
            <text:p>13.15543</text:p>
          </table:table-cell>
          <table:table-cell office:value-type="float" office:value="11.63159" calcext:value-type="float">
            <text:p>11.63159</text:p>
          </table:table-cell>
          <table:table-cell office:value-type="float" office:value="-4.566406" calcext:value-type="float">
            <text:p>-4.56640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5122007" calcext:value-type="float">
            <text:p>15122007</text:p>
          </table:table-cell>
          <table:table-cell office:value-type="float" office:value="8.199875" calcext:value-type="float">
            <text:p>8.199875</text:p>
          </table:table-cell>
          <table:table-cell office:value-type="float" office:value="12.65" calcext:value-type="float">
            <text:p>12.65</text:p>
          </table:table-cell>
          <table:table-cell office:value-type="float" office:value="3.54" calcext:value-type="float">
            <text:p>3.54</text:p>
          </table:table-cell>
          <table:table-cell office:value-type="float" office:value="1.014048" calcext:value-type="float">
            <text:p>1.014048</text:p>
          </table:table-cell>
          <table:table-cell office:value-type="float" office:value="0.6929332" calcext:value-type="float">
            <text:p>0.6929332</text:p>
          </table:table-cell>
          <table:table-cell office:value-type="float" office:value="571.4641" calcext:value-type="float">
            <text:p>571.4641</text:p>
          </table:table-cell>
          <table:table-cell office:value-type="float" office:value="0" calcext:value-type="float">
            <text:p>0</text:p>
          </table:table-cell>
          <table:table-cell office:value-type="float" office:value="13.51013" calcext:value-type="float">
            <text:p>13.51013</text:p>
          </table:table-cell>
          <table:table-cell office:value-type="float" office:value="1.761536" calcext:value-type="float">
            <text:p>1.761536</text:p>
          </table:table-cell>
          <table:table-cell office:value-type="float" office:value="10.36353" calcext:value-type="float">
            <text:p>10.36353</text:p>
          </table:table-cell>
          <table:table-cell office:value-type="float" office:value="2.573151" calcext:value-type="float">
            <text:p>2.573151</text:p>
          </table:table-cell>
          <table:table-cell office:value-type="float" office:value="8.534668" calcext:value-type="float">
            <text:p>8.534668</text:p>
          </table:table-cell>
          <table:table-cell office:value-type="float" office:value="3.351379" calcext:value-type="float">
            <text:p>3.351379</text:p>
          </table:table-cell>
          <table:table-cell office:value-type="float" office:value="7.439758" calcext:value-type="float">
            <text:p>7.439758</text:p>
          </table:table-cell>
          <table:table-cell office:value-type="float" office:value="4.136322" calcext:value-type="float">
            <text:p>4.136322</text:p>
          </table:table-cell>
          <table:table-cell office:value-type="float" office:value="6.987579" calcext:value-type="float">
            <text:p>6.987579</text:p>
          </table:table-cell>
          <table:table-cell office:value-type="float" office:value="4.706268" calcext:value-type="float">
            <text:p>4.706268</text:p>
          </table:table-cell>
          <table:table-cell office:value-type="float" office:value="6.838287" calcext:value-type="float">
            <text:p>6.838287</text:p>
          </table:table-cell>
          <table:table-cell office:value-type="float" office:value="5.387878" calcext:value-type="float">
            <text:p>5.387878</text:p>
          </table:table-cell>
          <table:table-cell office:value-type="float" office:value="6.907745" calcext:value-type="float">
            <text:p>6.907745</text:p>
          </table:table-cell>
          <table:table-cell office:value-type="float" office:value="6.068909" calcext:value-type="float">
            <text:p>6.068909</text:p>
          </table:table-cell>
          <table:table-cell office:value-type="float" office:value="7.228638" calcext:value-type="float">
            <text:p>7.228638</text:p>
          </table:table-cell>
          <table:table-cell office:value-type="float" office:value="7.106689" calcext:value-type="float">
            <text:p>7.106689</text:p>
          </table:table-cell>
          <table:table-cell office:value-type="float" office:value="8.865204" calcext:value-type="float">
            <text:p>8.865204</text:p>
          </table:table-cell>
          <table:table-cell office:value-type="float" office:value="8.704926" calcext:value-type="float">
            <text:p>8.704926</text:p>
          </table:table-cell>
          <table:table-cell office:value-type="float" office:value="10.51398" calcext:value-type="float">
            <text:p>10.51398</text:p>
          </table:table-cell>
          <table:table-cell office:value-type="float" office:value="10.38181" calcext:value-type="float">
            <text:p>10.38181</text:p>
          </table:table-cell>
          <table:table-cell office:value-type="float" office:value="11.63373" calcext:value-type="float">
            <text:p>11.63373</text:p>
          </table:table-cell>
          <table:table-cell office:value-type="float" office:value="11.51782" calcext:value-type="float">
            <text:p>11.51782</text:p>
          </table:table-cell>
          <table:table-cell office:value-type="float" office:value="12.4812" calcext:value-type="float">
            <text:p>12.4812</text:p>
          </table:table-cell>
          <table:table-cell office:value-type="float" office:value="12.37125" calcext:value-type="float">
            <text:p>12.37125</text:p>
          </table:table-cell>
          <table:table-cell office:value-type="float" office:value="13.02155" calcext:value-type="float">
            <text:p>13.02155</text:p>
          </table:table-cell>
          <table:table-cell office:value-type="float" office:value="12.91904" calcext:value-type="float">
            <text:p>12.91904</text:p>
          </table:table-cell>
          <table:table-cell office:value-type="float" office:value="13.15445" calcext:value-type="float">
            <text:p>13.15445</text:p>
          </table:table-cell>
          <table:table-cell office:value-type="float" office:value="13.05933" calcext:value-type="float">
            <text:p>13.05933</text:p>
          </table:table-cell>
          <table:table-cell office:value-type="float" office:value="21.3252" calcext:value-type="float">
            <text:p>21.3252</text:p>
          </table:table-cell>
          <table:table-cell office:value-type="float" office:value="-0.2407227" calcext:value-type="float">
            <text:p>-0.240722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6122007" calcext:value-type="float">
            <text:p>16122007</text:p>
          </table:table-cell>
          <table:table-cell office:value-type="float" office:value="3.83057" calcext:value-type="float">
            <text:p>3.83057</text:p>
          </table:table-cell>
          <table:table-cell office:value-type="float" office:value="8.38" calcext:value-type="float">
            <text:p>8.38</text:p>
          </table:table-cell>
          <table:table-cell office:value-type="float" office:value="-5.53" calcext:value-type="float">
            <text:p>-5.53</text:p>
          </table:table-cell>
          <table:table-cell office:value-type="float" office:value="0.9560027" calcext:value-type="float">
            <text:p>0.9560027</text:p>
          </table:table-cell>
          <table:table-cell office:value-type="float" office:value="0.3593854" calcext:value-type="float">
            <text:p>0.3593854</text:p>
          </table:table-cell>
          <table:table-cell office:value-type="float" office:value="234.108" calcext:value-type="float">
            <text:p>234.108</text:p>
          </table:table-cell>
          <table:table-cell office:value-type="float" office:value="0" calcext:value-type="float">
            <text:p>0</text:p>
          </table:table-cell>
          <table:table-cell office:value-type="float" office:value="10.09888" calcext:value-type="float">
            <text:p>10.09888</text:p>
          </table:table-cell>
          <table:table-cell office:value-type="float" office:value="0.08718872" calcext:value-type="float">
            <text:p>0.08718872</text:p>
          </table:table-cell>
          <table:table-cell office:value-type="float" office:value="8.130646" calcext:value-type="float">
            <text:p>8.130646</text:p>
          </table:table-cell>
          <table:table-cell office:value-type="float" office:value="2.464539" calcext:value-type="float">
            <text:p>2.464539</text:p>
          </table:table-cell>
          <table:table-cell office:value-type="float" office:value="7.22403" calcext:value-type="float">
            <text:p>7.22403</text:p>
          </table:table-cell>
          <table:table-cell office:value-type="float" office:value="4.18811" calcext:value-type="float">
            <text:p>4.18811</text:p>
          </table:table-cell>
          <table:table-cell office:value-type="float" office:value="6.867676" calcext:value-type="float">
            <text:p>6.867676</text:p>
          </table:table-cell>
          <table:table-cell office:value-type="float" office:value="5.435852" calcext:value-type="float">
            <text:p>5.435852</text:p>
          </table:table-cell>
          <table:table-cell office:value-type="float" office:value="6.838318" calcext:value-type="float">
            <text:p>6.838318</text:p>
          </table:table-cell>
          <table:table-cell office:value-type="float" office:value="6.062592" calcext:value-type="float">
            <text:p>6.062592</text:p>
          </table:table-cell>
          <table:table-cell office:value-type="float" office:value="6.856171" calcext:value-type="float">
            <text:p>6.856171</text:p>
          </table:table-cell>
          <table:table-cell office:value-type="float" office:value="6.576294" calcext:value-type="float">
            <text:p>6.576294</text:p>
          </table:table-cell>
          <table:table-cell office:value-type="float" office:value="7.062958" calcext:value-type="float">
            <text:p>7.062958</text:p>
          </table:table-cell>
          <table:table-cell office:value-type="float" office:value="6.917328" calcext:value-type="float">
            <text:p>6.917328</text:p>
          </table:table-cell>
          <table:table-cell office:value-type="float" office:value="7.529358" calcext:value-type="float">
            <text:p>7.529358</text:p>
          </table:table-cell>
          <table:table-cell office:value-type="float" office:value="7.234283" calcext:value-type="float">
            <text:p>7.234283</text:p>
          </table:table-cell>
          <table:table-cell office:value-type="float" office:value="8.704071" calcext:value-type="float">
            <text:p>8.704071</text:p>
          </table:table-cell>
          <table:table-cell office:value-type="float" office:value="8.689117" calcext:value-type="float">
            <text:p>8.689117</text:p>
          </table:table-cell>
          <table:table-cell office:value-type="float" office:value="10.38043" calcext:value-type="float">
            <text:p>10.38043</text:p>
          </table:table-cell>
          <table:table-cell office:value-type="float" office:value="10.26395" calcext:value-type="float">
            <text:p>10.26395</text:p>
          </table:table-cell>
          <table:table-cell office:value-type="float" office:value="11.51657" calcext:value-type="float">
            <text:p>11.51657</text:p>
          </table:table-cell>
          <table:table-cell office:value-type="float" office:value="11.39975" calcext:value-type="float">
            <text:p>11.39975</text:p>
          </table:table-cell>
          <table:table-cell office:value-type="float" office:value="12.37012" calcext:value-type="float">
            <text:p>12.37012</text:p>
          </table:table-cell>
          <table:table-cell office:value-type="float" office:value="12.26016" calcext:value-type="float">
            <text:p>12.26016</text:p>
          </table:table-cell>
          <table:table-cell office:value-type="float" office:value="12.91797" calcext:value-type="float">
            <text:p>12.91797</text:p>
          </table:table-cell>
          <table:table-cell office:value-type="float" office:value="12.81555" calcext:value-type="float">
            <text:p>12.81555</text:p>
          </table:table-cell>
          <table:table-cell office:value-type="float" office:value="13.05832" calcext:value-type="float">
            <text:p>13.05832</text:p>
          </table:table-cell>
          <table:table-cell office:value-type="float" office:value="12.96317" calcext:value-type="float">
            <text:p>12.96317</text:p>
          </table:table-cell>
          <table:table-cell office:value-type="float" office:value="14.983" calcext:value-type="float">
            <text:p>14.983</text:p>
          </table:table-cell>
          <table:table-cell office:value-type="float" office:value="-4.588074" calcext:value-type="float">
            <text:p>-4.58807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7122007" calcext:value-type="float">
            <text:p>17122007</text:p>
          </table:table-cell>
          <table:table-cell office:value-type="float" office:value="7.949827" calcext:value-type="float">
            <text:p>7.949827</text:p>
          </table:table-cell>
          <table:table-cell office:value-type="float" office:value="9.2" calcext:value-type="float">
            <text:p>9.2</text:p>
          </table:table-cell>
          <table:table-cell office:value-type="float" office:value="-7.77" calcext:value-type="float">
            <text:p>-7.77</text:p>
          </table:table-cell>
          <table:table-cell office:value-type="float" office:value="0.7748173" calcext:value-type="float">
            <text:p>0.7748173</text:p>
          </table:table-cell>
          <table:table-cell office:value-type="float" office:value="0.3034878" calcext:value-type="float">
            <text:p>0.3034878</text:p>
          </table:table-cell>
          <table:table-cell office:value-type="float" office:value="157.968" calcext:value-type="float">
            <text:p>157.968</text:p>
          </table:table-cell>
          <table:table-cell office:value-type="float" office:value="0" calcext:value-type="float">
            <text:p>0</text:p>
          </table:table-cell>
          <table:table-cell office:value-type="float" office:value="8.798798" calcext:value-type="float">
            <text:p>8.798798</text:p>
          </table:table-cell>
          <table:table-cell office:value-type="float" office:value="-1.260406" calcext:value-type="float">
            <text:p>-1.260406</text:p>
          </table:table-cell>
          <table:table-cell office:value-type="float" office:value="6.813477" calcext:value-type="float">
            <text:p>6.813477</text:p>
          </table:table-cell>
          <table:table-cell office:value-type="float" office:value="0.6173096" calcext:value-type="float">
            <text:p>0.6173096</text:p>
          </table:table-cell>
          <table:table-cell office:value-type="float" office:value="6.004852" calcext:value-type="float">
            <text:p>6.004852</text:p>
          </table:table-cell>
          <table:table-cell office:value-type="float" office:value="2.151489" calcext:value-type="float">
            <text:p>2.151489</text:p>
          </table:table-cell>
          <table:table-cell office:value-type="float" office:value="5.713409" calcext:value-type="float">
            <text:p>5.713409</text:p>
          </table:table-cell>
          <table:table-cell office:value-type="float" office:value="3.528717" calcext:value-type="float">
            <text:p>3.528717</text:p>
          </table:table-cell>
          <table:table-cell office:value-type="float" office:value="6.016602" calcext:value-type="float">
            <text:p>6.016602</text:p>
          </table:table-cell>
          <table:table-cell office:value-type="float" office:value="4.431519" calcext:value-type="float">
            <text:p>4.431519</text:p>
          </table:table-cell>
          <table:table-cell office:value-type="float" office:value="6.653076" calcext:value-type="float">
            <text:p>6.653076</text:p>
          </table:table-cell>
          <table:table-cell office:value-type="float" office:value="5.400726" calcext:value-type="float">
            <text:p>5.400726</text:p>
          </table:table-cell>
          <table:table-cell office:value-type="float" office:value="7.036041" calcext:value-type="float">
            <text:p>7.036041</text:p>
          </table:table-cell>
          <table:table-cell office:value-type="float" office:value="6.205017" calcext:value-type="float">
            <text:p>6.205017</text:p>
          </table:table-cell>
          <table:table-cell office:value-type="float" office:value="7.541046" calcext:value-type="float">
            <text:p>7.541046</text:p>
          </table:table-cell>
          <table:table-cell office:value-type="float" office:value="7.27124" calcext:value-type="float">
            <text:p>7.27124</text:p>
          </table:table-cell>
          <table:table-cell office:value-type="float" office:value="8.700897" calcext:value-type="float">
            <text:p>8.700897</text:p>
          </table:table-cell>
          <table:table-cell office:value-type="float" office:value="8.655243" calcext:value-type="float">
            <text:p>8.655243</text:p>
          </table:table-cell>
          <table:table-cell office:value-type="float" office:value="10.26288" calcext:value-type="float">
            <text:p>10.26288</text:p>
          </table:table-cell>
          <table:table-cell office:value-type="float" office:value="10.1712" calcext:value-type="float">
            <text:p>10.1712</text:p>
          </table:table-cell>
          <table:table-cell office:value-type="float" office:value="11.39853" calcext:value-type="float">
            <text:p>11.39853</text:p>
          </table:table-cell>
          <table:table-cell office:value-type="float" office:value="11.28833" calcext:value-type="float">
            <text:p>11.28833</text:p>
          </table:table-cell>
          <table:table-cell office:value-type="float" office:value="12.25903" calcext:value-type="float">
            <text:p>12.25903</text:p>
          </table:table-cell>
          <table:table-cell office:value-type="float" office:value="12.1499" calcext:value-type="float">
            <text:p>12.1499</text:p>
          </table:table-cell>
          <table:table-cell office:value-type="float" office:value="12.81445" calcext:value-type="float">
            <text:p>12.81445</text:p>
          </table:table-cell>
          <table:table-cell office:value-type="float" office:value="12.71222" calcext:value-type="float">
            <text:p>12.71222</text:p>
          </table:table-cell>
          <table:table-cell office:value-type="float" office:value="12.96216" calcext:value-type="float">
            <text:p>12.96216</text:p>
          </table:table-cell>
          <table:table-cell office:value-type="float" office:value="12.8674" calcext:value-type="float">
            <text:p>12.8674</text:p>
          </table:table-cell>
          <table:table-cell office:value-type="float" office:value="11.71021" calcext:value-type="float">
            <text:p>11.71021</text:p>
          </table:table-cell>
          <table:table-cell office:value-type="float" office:value="-6.508209" calcext:value-type="float">
            <text:p>-6.50820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8122007" calcext:value-type="float">
            <text:p>18122007</text:p>
          </table:table-cell>
          <table:table-cell office:value-type="float" office:value="3.012431" calcext:value-type="float">
            <text:p>3.012431</text:p>
          </table:table-cell>
          <table:table-cell office:value-type="float" office:value="6.72" calcext:value-type="float">
            <text:p>6.72</text:p>
          </table:table-cell>
          <table:table-cell office:value-type="float" office:value="-2.99" calcext:value-type="float">
            <text:p>-2.99</text:p>
          </table:table-cell>
          <table:table-cell office:value-type="float" office:value="0.7995881" calcext:value-type="float">
            <text:p>0.7995881</text:p>
          </table:table-cell>
          <table:table-cell office:value-type="float" office:value="0.4338503" calcext:value-type="float">
            <text:p>0.4338503</text:p>
          </table:table-cell>
          <table:table-cell office:value-type="float" office:value="403.704" calcext:value-type="float">
            <text:p>403.704</text:p>
          </table:table-cell>
          <table:table-cell office:value-type="float" office:value="0.1" calcext:value-type="float">
            <text:p>0.1</text:p>
          </table:table-cell>
          <table:table-cell office:value-type="float" office:value="4.880432" calcext:value-type="float">
            <text:p>4.880432</text:p>
          </table:table-cell>
          <table:table-cell office:value-type="float" office:value="-0.2666931" calcext:value-type="float">
            <text:p>-0.2666931</text:p>
          </table:table-cell>
          <table:table-cell office:value-type="float" office:value="4.489807" calcext:value-type="float">
            <text:p>4.489807</text:p>
          </table:table-cell>
          <table:table-cell office:value-type="float" office:value="1.16452" calcext:value-type="float">
            <text:p>1.16452</text:p>
          </table:table-cell>
          <table:table-cell office:value-type="float" office:value="4.434021" calcext:value-type="float">
            <text:p>4.434021</text:p>
          </table:table-cell>
          <table:table-cell office:value-type="float" office:value="2.357941" calcext:value-type="float">
            <text:p>2.357941</text:p>
          </table:table-cell>
          <table:table-cell office:value-type="float" office:value="4.74707" calcext:value-type="float">
            <text:p>4.74707</text:p>
          </table:table-cell>
          <table:table-cell office:value-type="float" office:value="3.50473" calcext:value-type="float">
            <text:p>3.50473</text:p>
          </table:table-cell>
          <table:table-cell office:value-type="float" office:value="5.307953" calcext:value-type="float">
            <text:p>5.307953</text:p>
          </table:table-cell>
          <table:table-cell office:value-type="float" office:value="4.289978" calcext:value-type="float">
            <text:p>4.289978</text:p>
          </table:table-cell>
          <table:table-cell office:value-type="float" office:value="5.909271" calcext:value-type="float">
            <text:p>5.909271</text:p>
          </table:table-cell>
          <table:table-cell office:value-type="float" office:value="5.160126" calcext:value-type="float">
            <text:p>5.160126</text:p>
          </table:table-cell>
          <table:table-cell office:value-type="float" office:value="6.437958" calcext:value-type="float">
            <text:p>6.437958</text:p>
          </table:table-cell>
          <table:table-cell office:value-type="float" office:value="5.929474" calcext:value-type="float">
            <text:p>5.929474</text:p>
          </table:table-cell>
          <table:table-cell office:value-type="float" office:value="7.270203" calcext:value-type="float">
            <text:p>7.270203</text:p>
          </table:table-cell>
          <table:table-cell office:value-type="float" office:value="6.986755" calcext:value-type="float">
            <text:p>6.986755</text:p>
          </table:table-cell>
          <table:table-cell office:value-type="float" office:value="8.654175" calcext:value-type="float">
            <text:p>8.654175</text:p>
          </table:table-cell>
          <table:table-cell office:value-type="float" office:value="8.523651" calcext:value-type="float">
            <text:p>8.523651</text:p>
          </table:table-cell>
          <table:table-cell office:value-type="float" office:value="10.1702" calcext:value-type="float">
            <text:p>10.1702</text:p>
          </table:table-cell>
          <table:table-cell office:value-type="float" office:value="10.07373" calcext:value-type="float">
            <text:p>10.07373</text:p>
          </table:table-cell>
          <table:table-cell office:value-type="float" office:value="11.2872" calcext:value-type="float">
            <text:p>11.2872</text:p>
          </table:table-cell>
          <table:table-cell office:value-type="float" office:value="11.18256" calcext:value-type="float">
            <text:p>11.18256</text:p>
          </table:table-cell>
          <table:table-cell office:value-type="float" office:value="12.14871" calcext:value-type="float">
            <text:p>12.14871</text:p>
          </table:table-cell>
          <table:table-cell office:value-type="float" office:value="12.04187" calcext:value-type="float">
            <text:p>12.04187</text:p>
          </table:table-cell>
          <table:table-cell office:value-type="float" office:value="12.71112" calcext:value-type="float">
            <text:p>12.71112</text:p>
          </table:table-cell>
          <table:table-cell office:value-type="float" office:value="12.60913" calcext:value-type="float">
            <text:p>12.60913</text:p>
          </table:table-cell>
          <table:table-cell office:value-type="float" office:value="12.86642" calcext:value-type="float">
            <text:p>12.86642</text:p>
          </table:table-cell>
          <table:table-cell office:value-type="float" office:value="12.77151" calcext:value-type="float">
            <text:p>12.77151</text:p>
          </table:table-cell>
          <table:table-cell office:value-type="float" office:value="5.992523" calcext:value-type="float">
            <text:p>5.992523</text:p>
          </table:table-cell>
          <table:table-cell office:value-type="float" office:value="-3.463531" calcext:value-type="float">
            <text:p>-3.46353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122007" calcext:value-type="float">
            <text:p>19122007</text:p>
          </table:table-cell>
          <table:table-cell office:value-type="float" office:value="8.516778" calcext:value-type="float">
            <text:p>8.516778</text:p>
          </table:table-cell>
          <table:table-cell office:value-type="float" office:value="5.14" calcext:value-type="float">
            <text:p>5.14</text:p>
          </table:table-cell>
          <table:table-cell office:value-type="float" office:value="-8.54" calcext:value-type="float">
            <text:p>-8.54</text:p>
          </table:table-cell>
          <table:table-cell office:value-type="float" office:value="0.6368162" calcext:value-type="float">
            <text:p>0.6368162</text:p>
          </table:table-cell>
          <table:table-cell office:value-type="float" office:value="0.2861645" calcext:value-type="float">
            <text:p>0.2861645</text:p>
          </table:table-cell>
          <table:table-cell office:value-type="float" office:value="247.212" calcext:value-type="float">
            <text:p>247.212</text:p>
          </table:table-cell>
          <table:table-cell office:value-type="float" office:value="0" calcext:value-type="float">
            <text:p>0</text:p>
          </table:table-cell>
          <table:table-cell office:value-type="float" office:value="7.853973" calcext:value-type="float">
            <text:p>7.853973</text:p>
          </table:table-cell>
          <table:table-cell office:value-type="float" office:value="-1.250183" calcext:value-type="float">
            <text:p>-1.250183</text:p>
          </table:table-cell>
          <table:table-cell office:value-type="float" office:value="5.822083" calcext:value-type="float">
            <text:p>5.822083</text:p>
          </table:table-cell>
          <table:table-cell office:value-type="float" office:value="0.2831116" calcext:value-type="float">
            <text:p>0.2831116</text:p>
          </table:table-cell>
          <table:table-cell office:value-type="float" office:value="4.997101" calcext:value-type="float">
            <text:p>4.997101</text:p>
          </table:table-cell>
          <table:table-cell office:value-type="float" office:value="1.588318" calcext:value-type="float">
            <text:p>1.588318</text:p>
          </table:table-cell>
          <table:table-cell office:value-type="float" office:value="4.749725" calcext:value-type="float">
            <text:p>4.749725</text:p>
          </table:table-cell>
          <table:table-cell office:value-type="float" office:value="2.796021" calcext:value-type="float">
            <text:p>2.796021</text:p>
          </table:table-cell>
          <table:table-cell office:value-type="float" office:value="4.822083" calcext:value-type="float">
            <text:p>4.822083</text:p>
          </table:table-cell>
          <table:table-cell office:value-type="float" office:value="3.62738" calcext:value-type="float">
            <text:p>3.62738</text:p>
          </table:table-cell>
          <table:table-cell office:value-type="float" office:value="5.264343" calcext:value-type="float">
            <text:p>5.264343</text:p>
          </table:table-cell>
          <table:table-cell office:value-type="float" office:value="4.564941" calcext:value-type="float">
            <text:p>4.564941</text:p>
          </table:table-cell>
          <table:table-cell office:value-type="float" office:value="5.955017" calcext:value-type="float">
            <text:p>5.955017</text:p>
          </table:table-cell>
          <table:table-cell office:value-type="float" office:value="5.440491" calcext:value-type="float">
            <text:p>5.440491</text:p>
          </table:table-cell>
          <table:table-cell office:value-type="float" office:value="6.984406" calcext:value-type="float">
            <text:p>6.984406</text:p>
          </table:table-cell>
          <table:table-cell office:value-type="float" office:value="6.662323" calcext:value-type="float">
            <text:p>6.662323</text:p>
          </table:table-cell>
          <table:table-cell office:value-type="float" office:value="8.521973" calcext:value-type="float">
            <text:p>8.521973</text:p>
          </table:table-cell>
          <table:table-cell office:value-type="float" office:value="8.333893" calcext:value-type="float">
            <text:p>8.333893</text:p>
          </table:table-cell>
          <table:table-cell office:value-type="float" office:value="10.07263" calcext:value-type="float">
            <text:p>10.07263</text:p>
          </table:table-cell>
          <table:table-cell office:value-type="float" office:value="9.959412" calcext:value-type="float">
            <text:p>9.959412</text:p>
          </table:table-cell>
          <table:table-cell office:value-type="float" office:value="11.18143" calcext:value-type="float">
            <text:p>11.18143</text:p>
          </table:table-cell>
          <table:table-cell office:value-type="float" office:value="11.07651" calcext:value-type="float">
            <text:p>11.07651</text:p>
          </table:table-cell>
          <table:table-cell office:value-type="float" office:value="12.0408" calcext:value-type="float">
            <text:p>12.0408</text:p>
          </table:table-cell>
          <table:table-cell office:value-type="float" office:value="11.93585" calcext:value-type="float">
            <text:p>11.93585</text:p>
          </table:table-cell>
          <table:table-cell office:value-type="float" office:value="12.60806" calcext:value-type="float">
            <text:p>12.60806</text:p>
          </table:table-cell>
          <table:table-cell office:value-type="float" office:value="12.50726" calcext:value-type="float">
            <text:p>12.50726</text:p>
          </table:table-cell>
          <table:table-cell office:value-type="float" office:value="12.77054" calcext:value-type="float">
            <text:p>12.77054</text:p>
          </table:table-cell>
          <table:table-cell office:value-type="float" office:value="12.6763" calcext:value-type="float">
            <text:p>12.6763</text:p>
          </table:table-cell>
          <table:table-cell office:value-type="float" office:value="9.975006" calcext:value-type="float">
            <text:p>9.975006</text:p>
          </table:table-cell>
          <table:table-cell office:value-type="float" office:value="-6.260193" calcext:value-type="float">
            <text:p>-6.26019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0122007" calcext:value-type="float">
            <text:p>20122007</text:p>
          </table:table-cell>
          <table:table-cell office:value-type="float" office:value="8.490568" calcext:value-type="float">
            <text:p>8.490568</text:p>
          </table:table-cell>
          <table:table-cell office:value-type="float" office:value="10.84" calcext:value-type="float">
            <text:p>10.84</text:p>
          </table:table-cell>
          <table:table-cell office:value-type="float" office:value="-7.18" calcext:value-type="float">
            <text:p>-7.18</text:p>
          </table:table-cell>
          <table:table-cell office:value-type="float" office:value="0.7388247" calcext:value-type="float">
            <text:p>0.7388247</text:p>
          </table:table-cell>
          <table:table-cell office:value-type="float" office:value="0.3173943" calcext:value-type="float">
            <text:p>0.3173943</text:p>
          </table:table-cell>
          <table:table-cell office:value-type="float" office:value="190.188" calcext:value-type="float">
            <text:p>190.188</text:p>
          </table:table-cell>
          <table:table-cell office:value-type="float" office:value="0" calcext:value-type="float">
            <text:p>0</text:p>
          </table:table-cell>
          <table:table-cell office:value-type="float" office:value="9.494751" calcext:value-type="float">
            <text:p>9.494751</text:p>
          </table:table-cell>
          <table:table-cell office:value-type="float" office:value="-1.517334" calcext:value-type="float">
            <text:p>-1.517334</text:p>
          </table:table-cell>
          <table:table-cell office:value-type="float" office:value="7.053009" calcext:value-type="float">
            <text:p>7.053009</text:p>
          </table:table-cell>
          <table:table-cell office:value-type="float" office:value="0.01226807" calcext:value-type="float">
            <text:p>0.01226807</text:p>
          </table:table-cell>
          <table:table-cell office:value-type="float" office:value="5.727692" calcext:value-type="float">
            <text:p>5.727692</text:p>
          </table:table-cell>
          <table:table-cell office:value-type="float" office:value="1.272675" calcext:value-type="float">
            <text:p>1.272675</text:p>
          </table:table-cell>
          <table:table-cell office:value-type="float" office:value="5.135406" calcext:value-type="float">
            <text:p>5.135406</text:p>
          </table:table-cell>
          <table:table-cell office:value-type="float" office:value="2.476318" calcext:value-type="float">
            <text:p>2.476318</text:p>
          </table:table-cell>
          <table:table-cell office:value-type="float" office:value="5.018677" calcext:value-type="float">
            <text:p>5.018677</text:p>
          </table:table-cell>
          <table:table-cell office:value-type="float" office:value="3.311584" calcext:value-type="float">
            <text:p>3.311584</text:p>
          </table:table-cell>
          <table:table-cell office:value-type="float" office:value="5.137939" calcext:value-type="float">
            <text:p>5.137939</text:p>
          </table:table-cell>
          <table:table-cell office:value-type="float" office:value="4.261047" calcext:value-type="float">
            <text:p>4.261047</text:p>
          </table:table-cell>
          <table:table-cell office:value-type="float" office:value="5.657867" calcext:value-type="float">
            <text:p>5.657867</text:p>
          </table:table-cell>
          <table:table-cell office:value-type="float" office:value="5.145264" calcext:value-type="float">
            <text:p>5.145264</text:p>
          </table:table-cell>
          <table:table-cell office:value-type="float" office:value="6.661163" calcext:value-type="float">
            <text:p>6.661163</text:p>
          </table:table-cell>
          <table:table-cell office:value-type="float" office:value="6.414215" calcext:value-type="float">
            <text:p>6.414215</text:p>
          </table:table-cell>
          <table:table-cell office:value-type="float" office:value="8.331818" calcext:value-type="float">
            <text:p>8.331818</text:p>
          </table:table-cell>
          <table:table-cell office:value-type="float" office:value="8.129974" calcext:value-type="float">
            <text:p>8.129974</text:p>
          </table:table-cell>
          <table:table-cell office:value-type="float" office:value="9.95816" calcext:value-type="float">
            <text:p>9.95816</text:p>
          </table:table-cell>
          <table:table-cell office:value-type="float" office:value="9.827271" calcext:value-type="float">
            <text:p>9.827271</text:p>
          </table:table-cell>
          <table:table-cell office:value-type="float" office:value="11.07538" calcext:value-type="float">
            <text:p>11.07538</text:p>
          </table:table-cell>
          <table:table-cell office:value-type="float" office:value="10.96512" calcext:value-type="float">
            <text:p>10.96512</text:p>
          </table:table-cell>
          <table:table-cell office:value-type="float" office:value="11.93472" calcext:value-type="float">
            <text:p>11.93472</text:p>
          </table:table-cell>
          <table:table-cell office:value-type="float" office:value="11.82971" calcext:value-type="float">
            <text:p>11.82971</text:p>
          </table:table-cell>
          <table:table-cell office:value-type="float" office:value="12.50616" calcext:value-type="float">
            <text:p>12.50616</text:p>
          </table:table-cell>
          <table:table-cell office:value-type="float" office:value="12.40579" calcext:value-type="float">
            <text:p>12.40579</text:p>
          </table:table-cell>
          <table:table-cell office:value-type="float" office:value="12.67529" calcext:value-type="float">
            <text:p>12.67529</text:p>
          </table:table-cell>
          <table:table-cell office:value-type="float" office:value="12.58133" calcext:value-type="float">
            <text:p>12.58133</text:p>
          </table:table-cell>
          <table:table-cell office:value-type="float" office:value="15.48969" calcext:value-type="float">
            <text:p>15.48969</text:p>
          </table:table-cell>
          <table:table-cell office:value-type="float" office:value="-6.27829" calcext:value-type="float">
            <text:p>-6.2782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122007" calcext:value-type="float">
            <text:p>21122007</text:p>
          </table:table-cell>
          <table:table-cell office:value-type="float" office:value="5.151064" calcext:value-type="float">
            <text:p>5.151064</text:p>
          </table:table-cell>
          <table:table-cell office:value-type="float" office:value="8.99" calcext:value-type="float">
            <text:p>8.99</text:p>
          </table:table-cell>
          <table:table-cell office:value-type="float" office:value="-5.52" calcext:value-type="float">
            <text:p>-5.52</text:p>
          </table:table-cell>
          <table:table-cell office:value-type="float" office:value="0.8681711" calcext:value-type="float">
            <text:p>0.8681711</text:p>
          </table:table-cell>
          <table:table-cell office:value-type="float" office:value="0.3596546" calcext:value-type="float">
            <text:p>0.3596546</text:p>
          </table:table-cell>
          <table:table-cell office:value-type="float" office:value="428.832" calcext:value-type="float">
            <text:p>428.832</text:p>
          </table:table-cell>
          <table:table-cell office:value-type="float" office:value="0" calcext:value-type="float">
            <text:p>0</text:p>
          </table:table-cell>
          <table:table-cell office:value-type="float" office:value="6.833344" calcext:value-type="float">
            <text:p>6.833344</text:p>
          </table:table-cell>
          <table:table-cell office:value-type="float" office:value="-0.7828369" calcext:value-type="float">
            <text:p>-0.7828369</text:p>
          </table:table-cell>
          <table:table-cell office:value-type="float" office:value="4.969116" calcext:value-type="float">
            <text:p>4.969116</text:p>
          </table:table-cell>
          <table:table-cell office:value-type="float" office:value="0.533905" calcext:value-type="float">
            <text:p>0.533905</text:p>
          </table:table-cell>
          <table:table-cell office:value-type="float" office:value="4.579468" calcext:value-type="float">
            <text:p>4.579468</text:p>
          </table:table-cell>
          <table:table-cell office:value-type="float" office:value="1.647278" calcext:value-type="float">
            <text:p>1.647278</text:p>
          </table:table-cell>
          <table:table-cell office:value-type="float" office:value="4.568665" calcext:value-type="float">
            <text:p>4.568665</text:p>
          </table:table-cell>
          <table:table-cell office:value-type="float" office:value="2.730957" calcext:value-type="float">
            <text:p>2.730957</text:p>
          </table:table-cell>
          <table:table-cell office:value-type="float" office:value="4.72995" calcext:value-type="float">
            <text:p>4.72995</text:p>
          </table:table-cell>
          <table:table-cell office:value-type="float" office:value="3.482727" calcext:value-type="float">
            <text:p>3.482727</text:p>
          </table:table-cell>
          <table:table-cell office:value-type="float" office:value="5.084259" calcext:value-type="float">
            <text:p>5.084259</text:p>
          </table:table-cell>
          <table:table-cell office:value-type="float" office:value="4.328217" calcext:value-type="float">
            <text:p>4.328217</text:p>
          </table:table-cell>
          <table:table-cell office:value-type="float" office:value="5.592957" calcext:value-type="float">
            <text:p>5.592957</text:p>
          </table:table-cell>
          <table:table-cell office:value-type="float" office:value="5.124725" calcext:value-type="float">
            <text:p>5.124725</text:p>
          </table:table-cell>
          <table:table-cell office:value-type="float" office:value="6.434601" calcext:value-type="float">
            <text:p>6.434601</text:p>
          </table:table-cell>
          <table:table-cell office:value-type="float" office:value="6.280762" calcext:value-type="float">
            <text:p>6.280762</text:p>
          </table:table-cell>
          <table:table-cell office:value-type="float" office:value="8.128052" calcext:value-type="float">
            <text:p>8.128052</text:p>
          </table:table-cell>
          <table:table-cell office:value-type="float" office:value="7.958893" calcext:value-type="float">
            <text:p>7.958893</text:p>
          </table:table-cell>
          <table:table-cell office:value-type="float" office:value="9.825806" calcext:value-type="float">
            <text:p>9.825806</text:p>
          </table:table-cell>
          <table:table-cell office:value-type="float" office:value="9.687073" calcext:value-type="float">
            <text:p>9.687073</text:p>
          </table:table-cell>
          <table:table-cell office:value-type="float" office:value="10.96393" calcext:value-type="float">
            <text:p>10.96393</text:p>
          </table:table-cell>
          <table:table-cell office:value-type="float" office:value="10.8472" calcext:value-type="float">
            <text:p>10.8472</text:p>
          </table:table-cell>
          <table:table-cell office:value-type="float" office:value="11.82861" calcext:value-type="float">
            <text:p>11.82861</text:p>
          </table:table-cell>
          <table:table-cell office:value-type="float" office:value="11.72247" calcext:value-type="float">
            <text:p>11.72247</text:p>
          </table:table-cell>
          <table:table-cell office:value-type="float" office:value="12.40479" calcext:value-type="float">
            <text:p>12.40479</text:p>
          </table:table-cell>
          <table:table-cell office:value-type="float" office:value="12.30469" calcext:value-type="float">
            <text:p>12.30469</text:p>
          </table:table-cell>
          <table:table-cell office:value-type="float" office:value="12.58032" calcext:value-type="float">
            <text:p>12.58032</text:p>
          </table:table-cell>
          <table:table-cell office:value-type="float" office:value="12.48685" calcext:value-type="float">
            <text:p>12.48685</text:p>
          </table:table-cell>
          <table:table-cell office:value-type="float" office:value="9.057861" calcext:value-type="float">
            <text:p>9.057861</text:p>
          </table:table-cell>
          <table:table-cell office:value-type="float" office:value="-4.733551" calcext:value-type="float">
            <text:p>-4.73355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22007" calcext:value-type="float">
            <text:p>22122007</text:p>
          </table:table-cell>
          <table:table-cell office:value-type="float" office:value="4.010309" calcext:value-type="float">
            <text:p>4.010309</text:p>
          </table:table-cell>
          <table:table-cell office:value-type="float" office:value="8.33" calcext:value-type="float">
            <text:p>8.33</text:p>
          </table:table-cell>
          <table:table-cell office:value-type="float" office:value="-8.07" calcext:value-type="float">
            <text:p>-8.07</text:p>
          </table:table-cell>
          <table:table-cell office:value-type="float" office:value="0.8763208" calcext:value-type="float">
            <text:p>0.8763208</text:p>
          </table:table-cell>
          <table:table-cell office:value-type="float" office:value="0.296629" calcext:value-type="float">
            <text:p>0.296629</text:p>
          </table:table-cell>
          <table:table-cell office:value-type="float" office:value="480.996" calcext:value-type="float">
            <text:p>480.996</text:p>
          </table:table-cell>
          <table:table-cell office:value-type="float" office:value="1.2" calcext:value-type="float">
            <text:p>1.2</text:p>
          </table:table-cell>
          <table:table-cell office:value-type="float" office:value="3.577942" calcext:value-type="float">
            <text:p>3.577942</text:p>
          </table:table-cell>
          <table:table-cell office:value-type="float" office:value="-1.197021" calcext:value-type="float">
            <text:p>-1.197021</text:p>
          </table:table-cell>
          <table:table-cell office:value-type="float" office:value="3.741516" calcext:value-type="float">
            <text:p>3.741516</text:p>
          </table:table-cell>
          <table:table-cell office:value-type="float" office:value="0.3658752" calcext:value-type="float">
            <text:p>0.3658752</text:p>
          </table:table-cell>
          <table:table-cell office:value-type="float" office:value="4.168518" calcext:value-type="float">
            <text:p>4.168518</text:p>
          </table:table-cell>
          <table:table-cell office:value-type="float" office:value="1.636902" calcext:value-type="float">
            <text:p>1.636902</text:p>
          </table:table-cell>
          <table:table-cell office:value-type="float" office:value="4.506256" calcext:value-type="float">
            <text:p>4.506256</text:p>
          </table:table-cell>
          <table:table-cell office:value-type="float" office:value="2.81662" calcext:value-type="float">
            <text:p>2.81662</text:p>
          </table:table-cell>
          <table:table-cell office:value-type="float" office:value="4.728455" calcext:value-type="float">
            <text:p>4.728455</text:p>
          </table:table-cell>
          <table:table-cell office:value-type="float" office:value="3.596191" calcext:value-type="float">
            <text:p>3.596191</text:p>
          </table:table-cell>
          <table:table-cell office:value-type="float" office:value="5.064026" calcext:value-type="float">
            <text:p>5.064026</text:p>
          </table:table-cell>
          <table:table-cell office:value-type="float" office:value="4.489929" calcext:value-type="float">
            <text:p>4.489929</text:p>
          </table:table-cell>
          <table:table-cell office:value-type="float" office:value="5.527344" calcext:value-type="float">
            <text:p>5.527344</text:p>
          </table:table-cell>
          <table:table-cell office:value-type="float" office:value="5.239075" calcext:value-type="float">
            <text:p>5.239075</text:p>
          </table:table-cell>
          <table:table-cell office:value-type="float" office:value="6.322693" calcext:value-type="float">
            <text:p>6.322693</text:p>
          </table:table-cell>
          <table:table-cell office:value-type="float" office:value="6.269745" calcext:value-type="float">
            <text:p>6.269745</text:p>
          </table:table-cell>
          <table:table-cell office:value-type="float" office:value="7.957214" calcext:value-type="float">
            <text:p>7.957214</text:p>
          </table:table-cell>
          <table:table-cell office:value-type="float" office:value="7.836548" calcext:value-type="float">
            <text:p>7.836548</text:p>
          </table:table-cell>
          <table:table-cell office:value-type="float" office:value="9.685577" calcext:value-type="float">
            <text:p>9.685577</text:p>
          </table:table-cell>
          <table:table-cell office:value-type="float" office:value="9.549622" calcext:value-type="float">
            <text:p>9.549622</text:p>
          </table:table-cell>
          <table:table-cell office:value-type="float" office:value="10.84595" calcext:value-type="float">
            <text:p>10.84595</text:p>
          </table:table-cell>
          <table:table-cell office:value-type="float" office:value="10.72583" calcext:value-type="float">
            <text:p>10.72583</text:p>
          </table:table-cell>
          <table:table-cell office:value-type="float" office:value="11.72137" calcext:value-type="float">
            <text:p>11.72137</text:p>
          </table:table-cell>
          <table:table-cell office:value-type="float" office:value="11.6138" calcext:value-type="float">
            <text:p>11.6138</text:p>
          </table:table-cell>
          <table:table-cell office:value-type="float" office:value="12.30362" calcext:value-type="float">
            <text:p>12.30362</text:p>
          </table:table-cell>
          <table:table-cell office:value-type="float" office:value="12.20682" calcext:value-type="float">
            <text:p>12.20682</text:p>
          </table:table-cell>
          <table:table-cell office:value-type="float" office:value="12.48584" calcext:value-type="float">
            <text:p>12.48584</text:p>
          </table:table-cell>
          <table:table-cell office:value-type="float" office:value="12.39273" calcext:value-type="float">
            <text:p>12.39273</text:p>
          </table:table-cell>
          <table:table-cell office:value-type="float" office:value="3.35733" calcext:value-type="float">
            <text:p>3.35733</text:p>
          </table:table-cell>
          <table:table-cell office:value-type="float" office:value="-5.463684" calcext:value-type="float">
            <text:p>-5.4636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3122007" calcext:value-type="float">
            <text:p>23122007</text:p>
          </table:table-cell>
          <table:table-cell office:value-type="float" office:value="8.928946" calcext:value-type="float">
            <text:p>8.928946</text:p>
          </table:table-cell>
          <table:table-cell office:value-type="float" office:value="-0.85" calcext:value-type="float">
            <text:p>-0.85</text:p>
          </table:table-cell>
          <table:table-cell office:value-type="float" office:value="-7.72" calcext:value-type="float">
            <text:p>-7.72</text:p>
          </table:table-cell>
          <table:table-cell office:value-type="float" office:value="0.5070558" calcext:value-type="float">
            <text:p>0.5070558</text:p>
          </table:table-cell>
          <table:table-cell office:value-type="float" office:value="0.3046444" calcext:value-type="float">
            <text:p>0.3046444</text:p>
          </table:table-cell>
          <table:table-cell office:value-type="float" office:value="544.0681" calcext:value-type="float">
            <text:p>544.0681</text:p>
          </table:table-cell>
          <table:table-cell office:value-type="float" office:value="0" calcext:value-type="float">
            <text:p>0</text:p>
          </table:table-cell>
          <table:table-cell office:value-type="float" office:value="1.849762" calcext:value-type="float">
            <text:p>1.849762</text:p>
          </table:table-cell>
          <table:table-cell office:value-type="float" office:value="-3.119263" calcext:value-type="float">
            <text:p>-3.119263</text:p>
          </table:table-cell>
          <table:table-cell office:value-type="float" office:value="1.474274" calcext:value-type="float">
            <text:p>1.474274</text:p>
          </table:table-cell>
          <table:table-cell office:value-type="float" office:value="-0.3066406" calcext:value-type="float">
            <text:p>-0.3066406</text:p>
          </table:table-cell>
          <table:table-cell office:value-type="float" office:value="1.78894" calcext:value-type="float">
            <text:p>1.78894</text:p>
          </table:table-cell>
          <table:table-cell office:value-type="float" office:value="0.8499451" calcext:value-type="float">
            <text:p>0.8499451</text:p>
          </table:table-cell>
          <table:table-cell office:value-type="float" office:value="2.786194" calcext:value-type="float">
            <text:p>2.786194</text:p>
          </table:table-cell>
          <table:table-cell office:value-type="float" office:value="1.95459" calcext:value-type="float">
            <text:p>1.95459</text:p>
          </table:table-cell>
          <table:table-cell office:value-type="float" office:value="3.571381" calcext:value-type="float">
            <text:p>3.571381</text:p>
          </table:table-cell>
          <table:table-cell office:value-type="float" office:value="2.689575" calcext:value-type="float">
            <text:p>2.689575</text:p>
          </table:table-cell>
          <table:table-cell office:value-type="float" office:value="4.473083" calcext:value-type="float">
            <text:p>4.473083</text:p>
          </table:table-cell>
          <table:table-cell office:value-type="float" office:value="3.578461" calcext:value-type="float">
            <text:p>3.578461</text:p>
          </table:table-cell>
          <table:table-cell office:value-type="float" office:value="5.229492" calcext:value-type="float">
            <text:p>5.229492</text:p>
          </table:table-cell>
          <table:table-cell office:value-type="float" office:value="4.475281" calcext:value-type="float">
            <text:p>4.475281</text:p>
          </table:table-cell>
          <table:table-cell office:value-type="float" office:value="6.267578" calcext:value-type="float">
            <text:p>6.267578</text:p>
          </table:table-cell>
          <table:table-cell office:value-type="float" office:value="5.834869" calcext:value-type="float">
            <text:p>5.834869</text:p>
          </table:table-cell>
          <table:table-cell office:value-type="float" office:value="7.835358" calcext:value-type="float">
            <text:p>7.835358</text:p>
          </table:table-cell>
          <table:table-cell office:value-type="float" office:value="7.664825" calcext:value-type="float">
            <text:p>7.664825</text:p>
          </table:table-cell>
          <table:table-cell office:value-type="float" office:value="9.548248" calcext:value-type="float">
            <text:p>9.548248</text:p>
          </table:table-cell>
          <table:table-cell office:value-type="float" office:value="9.416443" calcext:value-type="float">
            <text:p>9.416443</text:p>
          </table:table-cell>
          <table:table-cell office:value-type="float" office:value="10.72458" calcext:value-type="float">
            <text:p>10.72458</text:p>
          </table:table-cell>
          <table:table-cell office:value-type="float" office:value="10.60516" calcext:value-type="float">
            <text:p>10.60516</text:p>
          </table:table-cell>
          <table:table-cell office:value-type="float" office:value="11.6127" calcext:value-type="float">
            <text:p>11.6127</text:p>
          </table:table-cell>
          <table:table-cell office:value-type="float" office:value="11.50647" calcext:value-type="float">
            <text:p>11.50647</text:p>
          </table:table-cell>
          <table:table-cell office:value-type="float" office:value="12.20569" calcext:value-type="float">
            <text:p>12.20569</text:p>
          </table:table-cell>
          <table:table-cell office:value-type="float" office:value="12.10385" calcext:value-type="float">
            <text:p>12.10385</text:p>
          </table:table-cell>
          <table:table-cell office:value-type="float" office:value="12.39175" calcext:value-type="float">
            <text:p>12.39175</text:p>
          </table:table-cell>
          <table:table-cell office:value-type="float" office:value="12.29745" calcext:value-type="float">
            <text:p>12.29745</text:p>
          </table:table-cell>
          <table:table-cell office:value-type="float" office:value="5.604797" calcext:value-type="float">
            <text:p>5.604797</text:p>
          </table:table-cell>
          <table:table-cell office:value-type="float" office:value="-7.8367" calcext:value-type="float">
            <text:p>-7.8367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4122007" calcext:value-type="float">
            <text:p>24122007</text:p>
          </table:table-cell>
          <table:table-cell office:value-type="float" office:value="7.885528" calcext:value-type="float">
            <text:p>7.885528</text:p>
          </table:table-cell>
          <table:table-cell office:value-type="float" office:value="-4.18" calcext:value-type="float">
            <text:p>-4.18</text:p>
          </table:table-cell>
          <table:table-cell office:value-type="float" office:value="-13.94" calcext:value-type="float">
            <text:p>-13.94</text:p>
          </table:table-cell>
          <table:table-cell office:value-type="float" office:value="0.397391" calcext:value-type="float">
            <text:p>0.397391</text:p>
          </table:table-cell>
          <table:table-cell office:value-type="float" office:value="0.18765" calcext:value-type="float">
            <text:p>0.18765</text:p>
          </table:table-cell>
          <table:table-cell office:value-type="float" office:value="417.276" calcext:value-type="float">
            <text:p>417.276</text:p>
          </table:table-cell>
          <table:table-cell office:value-type="float" office:value="0" calcext:value-type="float">
            <text:p>0</text:p>
          </table:table-cell>
          <table:table-cell office:value-type="float" office:value="1.219025" calcext:value-type="float">
            <text:p>1.219025</text:p>
          </table:table-cell>
          <table:table-cell office:value-type="float" office:value="-5.672089" calcext:value-type="float">
            <text:p>-5.672089</text:p>
          </table:table-cell>
          <table:table-cell office:value-type="float" office:value="0.2145691" calcext:value-type="float">
            <text:p>0.2145691</text:p>
          </table:table-cell>
          <table:table-cell office:value-type="float" office:value="-0.8036499" calcext:value-type="float">
            <text:p>-0.8036499</text:p>
          </table:table-cell>
          <table:table-cell office:value-type="float" office:value="0.9136353" calcext:value-type="float">
            <text:p>0.9136353</text:p>
          </table:table-cell>
          <table:table-cell office:value-type="float" office:value="0.2337646" calcext:value-type="float">
            <text:p>0.2337646</text:p>
          </table:table-cell>
          <table:table-cell office:value-type="float" office:value="1.93866" calcext:value-type="float">
            <text:p>1.93866</text:p>
          </table:table-cell>
          <table:table-cell office:value-type="float" office:value="1.288025" calcext:value-type="float">
            <text:p>1.288025</text:p>
          </table:table-cell>
          <table:table-cell office:value-type="float" office:value="2.676819" calcext:value-type="float">
            <text:p>2.676819</text:p>
          </table:table-cell>
          <table:table-cell office:value-type="float" office:value="2.051117" calcext:value-type="float">
            <text:p>2.051117</text:p>
          </table:table-cell>
          <table:table-cell office:value-type="float" office:value="3.57019" calcext:value-type="float">
            <text:p>3.57019</text:p>
          </table:table-cell>
          <table:table-cell office:value-type="float" office:value="2.979858" calcext:value-type="float">
            <text:p>2.979858</text:p>
          </table:table-cell>
          <table:table-cell office:value-type="float" office:value="4.469635" calcext:value-type="float">
            <text:p>4.469635</text:p>
          </table:table-cell>
          <table:table-cell office:value-type="float" office:value="3.934967" calcext:value-type="float">
            <text:p>3.934967</text:p>
          </table:table-cell>
          <table:table-cell office:value-type="float" office:value="5.830475" calcext:value-type="float">
            <text:p>5.830475</text:p>
          </table:table-cell>
          <table:table-cell office:value-type="float" office:value="5.389832" calcext:value-type="float">
            <text:p>5.389832</text:p>
          </table:table-cell>
          <table:table-cell office:value-type="float" office:value="7.662445" calcext:value-type="float">
            <text:p>7.662445</text:p>
          </table:table-cell>
          <table:table-cell office:value-type="float" office:value="7.40918" calcext:value-type="float">
            <text:p>7.40918</text:p>
          </table:table-cell>
          <table:table-cell office:value-type="float" office:value="9.414978" calcext:value-type="float">
            <text:p>9.414978</text:p>
          </table:table-cell>
          <table:table-cell office:value-type="float" office:value="9.265991" calcext:value-type="float">
            <text:p>9.265991</text:p>
          </table:table-cell>
          <table:table-cell office:value-type="float" office:value="10.60388" calcext:value-type="float">
            <text:p>10.60388</text:p>
          </table:table-cell>
          <table:table-cell office:value-type="float" office:value="10.48169" calcext:value-type="float">
            <text:p>10.48169</text:p>
          </table:table-cell>
          <table:table-cell office:value-type="float" office:value="11.50534" calcext:value-type="float">
            <text:p>11.50534</text:p>
          </table:table-cell>
          <table:table-cell office:value-type="float" office:value="11.39603" calcext:value-type="float">
            <text:p>11.39603</text:p>
          </table:table-cell>
          <table:table-cell office:value-type="float" office:value="12.10278" calcext:value-type="float">
            <text:p>12.10278</text:p>
          </table:table-cell>
          <table:table-cell office:value-type="float" office:value="12.00174" calcext:value-type="float">
            <text:p>12.00174</text:p>
          </table:table-cell>
          <table:table-cell office:value-type="float" office:value="12.29645" calcext:value-type="float">
            <text:p>12.29645</text:p>
          </table:table-cell>
          <table:table-cell office:value-type="float" office:value="12.20258" calcext:value-type="float">
            <text:p>12.20258</text:p>
          </table:table-cell>
          <table:table-cell office:value-type="float" office:value="4.03656" calcext:value-type="float">
            <text:p>4.03656</text:p>
          </table:table-cell>
          <table:table-cell office:value-type="float" office:value="-12.57083" calcext:value-type="float">
            <text:p>-12.570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5122007" calcext:value-type="float">
            <text:p>25122007</text:p>
          </table:table-cell>
          <table:table-cell office:value-type="float" office:value="7.420503" calcext:value-type="float">
            <text:p>7.420503</text:p>
          </table:table-cell>
          <table:table-cell office:value-type="float" office:value="-4.93" calcext:value-type="float">
            <text:p>-4.93</text:p>
          </table:table-cell>
          <table:table-cell office:value-type="float" office:value="-15.43" calcext:value-type="float">
            <text:p>-15.43</text:p>
          </table:table-cell>
          <table:table-cell office:value-type="float" office:value="0.3758533" calcext:value-type="float">
            <text:p>0.3758533</text:p>
          </table:table-cell>
          <table:table-cell office:value-type="float" office:value="0.1665056" calcext:value-type="float">
            <text:p>0.1665056</text:p>
          </table:table-cell>
          <table:table-cell office:value-type="float" office:value="272.808" calcext:value-type="float">
            <text:p>272.808</text:p>
          </table:table-cell>
          <table:table-cell office:value-type="float" office:value="0" calcext:value-type="float">
            <text:p>0</text:p>
          </table:table-cell>
          <table:table-cell office:value-type="float" office:value="0.7683411" calcext:value-type="float">
            <text:p>0.7683411</text:p>
          </table:table-cell>
          <table:table-cell office:value-type="float" office:value="-6.658356" calcext:value-type="float">
            <text:p>-6.658356</text:p>
          </table:table-cell>
          <table:table-cell office:value-type="float" office:value="-0.5223999" calcext:value-type="float">
            <text:p>-0.5223999</text:p>
          </table:table-cell>
          <table:table-cell office:value-type="float" office:value="-1.857666" calcext:value-type="float">
            <text:p>-1.857666</text:p>
          </table:table-cell>
          <table:table-cell office:value-type="float" office:value="0.2155762" calcext:value-type="float">
            <text:p>0.2155762</text:p>
          </table:table-cell>
          <table:table-cell office:value-type="float" office:value="-0.1956787" calcext:value-type="float">
            <text:p>-0.1956787</text:p>
          </table:table-cell>
          <table:table-cell office:value-type="float" office:value="1.273041" calcext:value-type="float">
            <text:p>1.273041</text:p>
          </table:table-cell>
          <table:table-cell office:value-type="float" office:value="0.7597046" calcext:value-type="float">
            <text:p>0.7597046</text:p>
          </table:table-cell>
          <table:table-cell office:value-type="float" office:value="2.039581" calcext:value-type="float">
            <text:p>2.039581</text:p>
          </table:table-cell>
          <table:table-cell office:value-type="float" office:value="1.494843" calcext:value-type="float">
            <text:p>1.494843</text:p>
          </table:table-cell>
          <table:table-cell office:value-type="float" office:value="2.972382" calcext:value-type="float">
            <text:p>2.972382</text:p>
          </table:table-cell>
          <table:table-cell office:value-type="float" office:value="2.412567" calcext:value-type="float">
            <text:p>2.412567</text:p>
          </table:table-cell>
          <table:table-cell office:value-type="float" office:value="3.929504" calcext:value-type="float">
            <text:p>3.929504</text:p>
          </table:table-cell>
          <table:table-cell office:value-type="float" office:value="3.405914" calcext:value-type="float">
            <text:p>3.405914</text:p>
          </table:table-cell>
          <table:table-cell office:value-type="float" office:value="5.385529" calcext:value-type="float">
            <text:p>5.385529</text:p>
          </table:table-cell>
          <table:table-cell office:value-type="float" office:value="4.946136" calcext:value-type="float">
            <text:p>4.946136</text:p>
          </table:table-cell>
          <table:table-cell office:value-type="float" office:value="7.406311" calcext:value-type="float">
            <text:p>7.406311</text:p>
          </table:table-cell>
          <table:table-cell office:value-type="float" office:value="7.116669" calcext:value-type="float">
            <text:p>7.116669</text:p>
          </table:table-cell>
          <table:table-cell office:value-type="float" office:value="9.264282" calcext:value-type="float">
            <text:p>9.264282</text:p>
          </table:table-cell>
          <table:table-cell office:value-type="float" office:value="9.092804" calcext:value-type="float">
            <text:p>9.092804</text:p>
          </table:table-cell>
          <table:table-cell office:value-type="float" office:value="10.48038" calcext:value-type="float">
            <text:p>10.48038</text:p>
          </table:table-cell>
          <table:table-cell office:value-type="float" office:value="10.34979" calcext:value-type="float">
            <text:p>10.34979</text:p>
          </table:table-cell>
          <table:table-cell office:value-type="float" office:value="11.39487" calcext:value-type="float">
            <text:p>11.39487</text:p>
          </table:table-cell>
          <table:table-cell office:value-type="float" office:value="11.28265" calcext:value-type="float">
            <text:p>11.28265</text:p>
          </table:table-cell>
          <table:table-cell office:value-type="float" office:value="12.00067" calcext:value-type="float">
            <text:p>12.00067</text:p>
          </table:table-cell>
          <table:table-cell office:value-type="float" office:value="11.89954" calcext:value-type="float">
            <text:p>11.89954</text:p>
          </table:table-cell>
          <table:table-cell office:value-type="float" office:value="12.20157" calcext:value-type="float">
            <text:p>12.20157</text:p>
          </table:table-cell>
          <table:table-cell office:value-type="float" office:value="12.10828" calcext:value-type="float">
            <text:p>12.10828</text:p>
          </table:table-cell>
          <table:table-cell office:value-type="float" office:value="3.779877" calcext:value-type="float">
            <text:p>3.779877</text:p>
          </table:table-cell>
          <table:table-cell office:value-type="float" office:value="-13.88849" calcext:value-type="float">
            <text:p>-13.88849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6122007" calcext:value-type="float">
            <text:p>26122007</text:p>
          </table:table-cell>
          <table:table-cell office:value-type="float" office:value="7.167268" calcext:value-type="float">
            <text:p>7.167268</text:p>
          </table:table-cell>
          <table:table-cell office:value-type="float" office:value="-0.01" calcext:value-type="float">
            <text:p>-0.01</text:p>
          </table:table-cell>
          <table:table-cell office:value-type="float" office:value="-14.49" calcext:value-type="float">
            <text:p>-14.49</text:p>
          </table:table-cell>
          <table:table-cell office:value-type="float" office:value="0.5386987" calcext:value-type="float">
            <text:p>0.5386987</text:p>
          </table:table-cell>
          <table:table-cell office:value-type="float" office:value="0.1795781" calcext:value-type="float">
            <text:p>0.1795781</text:p>
          </table:table-cell>
          <table:table-cell office:value-type="float" office:value="307.296" calcext:value-type="float">
            <text:p>307.296</text:p>
          </table:table-cell>
          <table:table-cell office:value-type="float" office:value="0" calcext:value-type="float">
            <text:p>0</text:p>
          </table:table-cell>
          <table:table-cell office:value-type="float" office:value="0.4615784" calcext:value-type="float">
            <text:p>0.4615784</text:p>
          </table:table-cell>
          <table:table-cell office:value-type="float" office:value="-7.43042" calcext:value-type="float">
            <text:p>-7.43042</text:p>
          </table:table-cell>
          <table:table-cell office:value-type="float" office:value="-0.9653625" calcext:value-type="float">
            <text:p>-0.9653625</text:p>
          </table:table-cell>
          <table:table-cell office:value-type="float" office:value="-3.071991" calcext:value-type="float">
            <text:p>-3.071991</text:p>
          </table:table-cell>
          <table:table-cell office:value-type="float" office:value="-0.1330261" calcext:value-type="float">
            <text:p>-0.1330261</text:p>
          </table:table-cell>
          <table:table-cell office:value-type="float" office:value="-0.4241028" calcext:value-type="float">
            <text:p>-0.4241028</text:p>
          </table:table-cell>
          <table:table-cell office:value-type="float" office:value="0.7536926" calcext:value-type="float">
            <text:p>0.7536926</text:p>
          </table:table-cell>
          <table:table-cell office:value-type="float" office:value="0.5317078" calcext:value-type="float">
            <text:p>0.5317078</text:p>
          </table:table-cell>
          <table:table-cell office:value-type="float" office:value="1.489624" calcext:value-type="float">
            <text:p>1.489624</text:p>
          </table:table-cell>
          <table:table-cell office:value-type="float" office:value="1.274963" calcext:value-type="float">
            <text:p>1.274963</text:p>
          </table:table-cell>
          <table:table-cell office:value-type="float" office:value="2.408173" calcext:value-type="float">
            <text:p>2.408173</text:p>
          </table:table-cell>
          <table:table-cell office:value-type="float" office:value="2.129364" calcext:value-type="float">
            <text:p>2.129364</text:p>
          </table:table-cell>
          <table:table-cell office:value-type="float" office:value="3.401672" calcext:value-type="float">
            <text:p>3.401672</text:p>
          </table:table-cell>
          <table:table-cell office:value-type="float" office:value="3.068115" calcext:value-type="float">
            <text:p>3.068115</text:p>
          </table:table-cell>
          <table:table-cell office:value-type="float" office:value="4.941833" calcext:value-type="float">
            <text:p>4.941833</text:p>
          </table:table-cell>
          <table:table-cell office:value-type="float" office:value="4.562805" calcext:value-type="float">
            <text:p>4.562805</text:p>
          </table:table-cell>
          <table:table-cell office:value-type="float" office:value="7.113495" calcext:value-type="float">
            <text:p>7.113495</text:p>
          </table:table-cell>
          <table:table-cell office:value-type="float" office:value="6.811188" calcext:value-type="float">
            <text:p>6.811188</text:p>
          </table:table-cell>
          <table:table-cell office:value-type="float" office:value="9.090881" calcext:value-type="float">
            <text:p>9.090881</text:p>
          </table:table-cell>
          <table:table-cell office:value-type="float" office:value="8.899506" calcext:value-type="float">
            <text:p>8.899506</text:p>
          </table:table-cell>
          <table:table-cell office:value-type="float" office:value="10.34836" calcext:value-type="float">
            <text:p>10.34836</text:p>
          </table:table-cell>
          <table:table-cell office:value-type="float" office:value="10.20728" calcext:value-type="float">
            <text:p>10.20728</text:p>
          </table:table-cell>
          <table:table-cell office:value-type="float" office:value="11.28146" calcext:value-type="float">
            <text:p>11.28146</text:p>
          </table:table-cell>
          <table:table-cell office:value-type="float" office:value="11.16562" calcext:value-type="float">
            <text:p>11.16562</text:p>
          </table:table-cell>
          <table:table-cell office:value-type="float" office:value="11.89847" calcext:value-type="float">
            <text:p>11.89847</text:p>
          </table:table-cell>
          <table:table-cell office:value-type="float" office:value="11.79639" calcext:value-type="float">
            <text:p>11.79639</text:p>
          </table:table-cell>
          <table:table-cell office:value-type="float" office:value="12.1073" calcext:value-type="float">
            <text:p>12.1073</text:p>
          </table:table-cell>
          <table:table-cell office:value-type="float" office:value="12.01431" calcext:value-type="float">
            <text:p>12.01431</text:p>
          </table:table-cell>
          <table:table-cell office:value-type="float" office:value="3.884918" calcext:value-type="float">
            <text:p>3.884918</text:p>
          </table:table-cell>
          <table:table-cell office:value-type="float" office:value="-13.77484" calcext:value-type="float">
            <text:p>-13.77484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7122007" calcext:value-type="float">
            <text:p>27122007</text:p>
          </table:table-cell>
          <table:table-cell office:value-type="float" office:value="2.951662" calcext:value-type="float">
            <text:p>2.951662</text:p>
          </table:table-cell>
          <table:table-cell office:value-type="float" office:value="0.75" calcext:value-type="float">
            <text:p>0.75</text:p>
          </table:table-cell>
          <table:table-cell office:value-type="float" office:value="-9.54" calcext:value-type="float">
            <text:p>-9.54</text:p>
          </table:table-cell>
          <table:table-cell office:value-type="float" office:value="0.568845" calcext:value-type="float">
            <text:p>0.568845</text:p>
          </table:table-cell>
          <table:table-cell office:value-type="float" office:value="0.2649988" calcext:value-type="float">
            <text:p>0.2649988</text:p>
          </table:table-cell>
          <table:table-cell office:value-type="float" office:value="296.388" calcext:value-type="float">
            <text:p>296.388</text:p>
          </table:table-cell>
          <table:table-cell office:value-type="float" office:value="0" calcext:value-type="float">
            <text:p>0</text:p>
          </table:table-cell>
          <table:table-cell office:value-type="float" office:value="-0.432251" calcext:value-type="float">
            <text:p>-0.432251</text:p>
          </table:table-cell>
          <table:table-cell office:value-type="float" office:value="-5.045776" calcext:value-type="float">
            <text:p>-5.045776</text:p>
          </table:table-cell>
          <table:table-cell office:value-type="float" office:value="-0.6839294" calcext:value-type="float">
            <text:p>-0.6839294</text:p>
          </table:table-cell>
          <table:table-cell office:value-type="float" office:value="-1.417877" calcext:value-type="float">
            <text:p>-1.417877</text:p>
          </table:table-cell>
          <table:table-cell office:value-type="float" office:value="-0.1089783" calcext:value-type="float">
            <text:p>-0.1089783</text:p>
          </table:table-cell>
          <table:table-cell office:value-type="float" office:value="-0.2184143" calcext:value-type="float">
            <text:p>-0.2184143</text:p>
          </table:table-cell>
          <table:table-cell office:value-type="float" office:value="0.6477966" calcext:value-type="float">
            <text:p>0.6477966</text:p>
          </table:table-cell>
          <table:table-cell office:value-type="float" office:value="0.5679932" calcext:value-type="float">
            <text:p>0.5679932</text:p>
          </table:table-cell>
          <table:table-cell office:value-type="float" office:value="1.300415" calcext:value-type="float">
            <text:p>1.300415</text:p>
          </table:table-cell>
          <table:table-cell office:value-type="float" office:value="1.199005" calcext:value-type="float">
            <text:p>1.199005</text:p>
          </table:table-cell>
          <table:table-cell office:value-type="float" office:value="2.127899" calcext:value-type="float">
            <text:p>2.127899</text:p>
          </table:table-cell>
          <table:table-cell office:value-type="float" office:value="1.991241" calcext:value-type="float">
            <text:p>1.991241</text:p>
          </table:table-cell>
          <table:table-cell office:value-type="float" office:value="3.06601" calcext:value-type="float">
            <text:p>3.06601</text:p>
          </table:table-cell>
          <table:table-cell office:value-type="float" office:value="2.878906" calcext:value-type="float">
            <text:p>2.878906</text:p>
          </table:table-cell>
          <table:table-cell office:value-type="float" office:value="4.55954" calcext:value-type="float">
            <text:p>4.55954</text:p>
          </table:table-cell>
          <table:table-cell office:value-type="float" office:value="4.293945" calcext:value-type="float">
            <text:p>4.293945</text:p>
          </table:table-cell>
          <table:table-cell office:value-type="float" office:value="6.808044" calcext:value-type="float">
            <text:p>6.808044</text:p>
          </table:table-cell>
          <table:table-cell office:value-type="float" office:value="6.52829" calcext:value-type="float">
            <text:p>6.52829</text:p>
          </table:table-cell>
          <table:table-cell office:value-type="float" office:value="8.89743" calcext:value-type="float">
            <text:p>8.89743</text:p>
          </table:table-cell>
          <table:table-cell office:value-type="float" office:value="8.694183" calcext:value-type="float">
            <text:p>8.694183</text:p>
          </table:table-cell>
          <table:table-cell office:value-type="float" office:value="10.20575" calcext:value-type="float">
            <text:p>10.20575</text:p>
          </table:table-cell>
          <table:table-cell office:value-type="float" office:value="10.0545" calcext:value-type="float">
            <text:p>10.0545</text:p>
          </table:table-cell>
          <table:table-cell office:value-type="float" office:value="11.1644" calcext:value-type="float">
            <text:p>11.1644</text:p>
          </table:table-cell>
          <table:table-cell office:value-type="float" office:value="11.04382" calcext:value-type="float">
            <text:p>11.04382</text:p>
          </table:table-cell>
          <table:table-cell office:value-type="float" office:value="11.79532" calcext:value-type="float">
            <text:p>11.79532</text:p>
          </table:table-cell>
          <table:table-cell office:value-type="float" office:value="11.69211" calcext:value-type="float">
            <text:p>11.69211</text:p>
          </table:table-cell>
          <table:table-cell office:value-type="float" office:value="12.01334" calcext:value-type="float">
            <text:p>12.01334</text:p>
          </table:table-cell>
          <table:table-cell office:value-type="float" office:value="11.91998" calcext:value-type="float">
            <text:p>11.91998</text:p>
          </table:table-cell>
          <table:table-cell office:value-type="float" office:value="0.5097656" calcext:value-type="float">
            <text:p>0.5097656</text:p>
          </table:table-cell>
          <table:table-cell office:value-type="float" office:value="-10.24652" calcext:value-type="float">
            <text:p>-10.24652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8122007" calcext:value-type="float">
            <text:p>28122007</text:p>
          </table:table-cell>
          <table:table-cell office:value-type="float" office:value="3.439205" calcext:value-type="float">
            <text:p>3.439205</text:p>
          </table:table-cell>
          <table:table-cell office:value-type="float" office:value="-3.21" calcext:value-type="float">
            <text:p>-3.21</text:p>
          </table:table-cell>
          <table:table-cell office:value-type="float" office:value="-11.75" calcext:value-type="float">
            <text:p>-11.75</text:p>
          </table:table-cell>
          <table:table-cell office:value-type="float" office:value="0.4268913" calcext:value-type="float">
            <text:p>0.4268913</text:p>
          </table:table-cell>
          <table:table-cell office:value-type="float" office:value="0.2231445" calcext:value-type="float">
            <text:p>0.2231445</text:p>
          </table:table-cell>
          <table:table-cell office:value-type="float" office:value="267.048" calcext:value-type="float">
            <text:p>267.048</text:p>
          </table:table-cell>
          <table:table-cell office:value-type="float" office:value="0" calcext:value-type="float">
            <text:p>0</text:p>
          </table:table-cell>
          <table:table-cell office:value-type="float" office:value="-1.491516" calcext:value-type="float">
            <text:p>-1.491516</text:p>
          </table:table-cell>
          <table:table-cell office:value-type="float" office:value="-6.766724" calcext:value-type="float">
            <text:p>-6.766724</text:p>
          </table:table-cell>
          <table:table-cell office:value-type="float" office:value="-1.302856" calcext:value-type="float">
            <text:p>-1.302856</text:p>
          </table:table-cell>
          <table:table-cell office:value-type="float" office:value="-2.500366" calcext:value-type="float">
            <text:p>-2.500366</text:p>
          </table:table-cell>
          <table:table-cell office:value-type="float" office:value="-0.2245789" calcext:value-type="float">
            <text:p>-0.2245789</text:p>
          </table:table-cell>
          <table:table-cell office:value-type="float" office:value="-0.576416" calcext:value-type="float">
            <text:p>-0.576416</text:p>
          </table:table-cell>
          <table:table-cell office:value-type="float" office:value="0.5637207" calcext:value-type="float">
            <text:p>0.5637207</text:p>
          </table:table-cell>
          <table:table-cell office:value-type="float" office:value="0.2572937" calcext:value-type="float">
            <text:p>0.2572937</text:p>
          </table:table-cell>
          <table:table-cell office:value-type="float" office:value="1.195831" calcext:value-type="float">
            <text:p>1.195831</text:p>
          </table:table-cell>
          <table:table-cell office:value-type="float" office:value="0.9238586" calcext:value-type="float">
            <text:p>0.9238586</text:p>
          </table:table-cell>
          <table:table-cell office:value-type="float" office:value="1.989136" calcext:value-type="float">
            <text:p>1.989136</text:p>
          </table:table-cell>
          <table:table-cell office:value-type="float" office:value="1.749237" calcext:value-type="float">
            <text:p>1.749237</text:p>
          </table:table-cell>
          <table:table-cell office:value-type="float" office:value="2.876923" calcext:value-type="float">
            <text:p>2.876923</text:p>
          </table:table-cell>
          <table:table-cell office:value-type="float" office:value="2.645508" calcext:value-type="float">
            <text:p>2.645508</text:p>
          </table:table-cell>
          <table:table-cell office:value-type="float" office:value="4.291504" calcext:value-type="float">
            <text:p>4.291504</text:p>
          </table:table-cell>
          <table:table-cell office:value-type="float" office:value="4.056488" calcext:value-type="float">
            <text:p>4.056488</text:p>
          </table:table-cell>
          <table:table-cell office:value-type="float" office:value="6.525543" calcext:value-type="float">
            <text:p>6.525543</text:p>
          </table:table-cell>
          <table:table-cell office:value-type="float" office:value="6.276917" calcext:value-type="float">
            <text:p>6.276917</text:p>
          </table:table-cell>
          <table:table-cell office:value-type="float" office:value="8.692047" calcext:value-type="float">
            <text:p>8.692047</text:p>
          </table:table-cell>
          <table:table-cell office:value-type="float" office:value="8.487091" calcext:value-type="float">
            <text:p>8.487091</text:p>
          </table:table-cell>
          <table:table-cell office:value-type="float" office:value="10.05292" calcext:value-type="float">
            <text:p>10.05292</text:p>
          </table:table-cell>
          <table:table-cell office:value-type="float" office:value="9.894226" calcext:value-type="float">
            <text:p>9.894226</text:p>
          </table:table-cell>
          <table:table-cell office:value-type="float" office:value="11.04254" calcext:value-type="float">
            <text:p>11.04254</text:p>
          </table:table-cell>
          <table:table-cell office:value-type="float" office:value="10.91742" calcext:value-type="float">
            <text:p>10.91742</text:p>
          </table:table-cell>
          <table:table-cell office:value-type="float" office:value="11.69104" calcext:value-type="float">
            <text:p>11.69104</text:p>
          </table:table-cell>
          <table:table-cell office:value-type="float" office:value="11.58582" calcext:value-type="float">
            <text:p>11.58582</text:p>
          </table:table-cell>
          <table:table-cell office:value-type="float" office:value="11.91898" calcext:value-type="float">
            <text:p>11.91898</text:p>
          </table:table-cell>
          <table:table-cell office:value-type="float" office:value="11.82489" calcext:value-type="float">
            <text:p>11.82489</text:p>
          </table:table-cell>
          <table:table-cell office:value-type="float" office:value="-0.3764648" calcext:value-type="float">
            <text:p>-0.3764648</text:p>
          </table:table-cell>
          <table:table-cell office:value-type="float" office:value="-12.32883" calcext:value-type="float">
            <text:p>-12.32883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9122007" calcext:value-type="float">
            <text:p>29122007</text:p>
          </table:table-cell>
          <table:table-cell office:value-type="float" office:value="8.381751" calcext:value-type="float">
            <text:p>8.381751</text:p>
          </table:table-cell>
          <table:table-cell office:value-type="float" office:value="-7.35" calcext:value-type="float">
            <text:p>-7.35</text:p>
          </table:table-cell>
          <table:table-cell office:value-type="float" office:value="-13.26" calcext:value-type="float">
            <text:p>-13.26</text:p>
          </table:table-cell>
          <table:table-cell office:value-type="float" office:value="0.3133292" calcext:value-type="float">
            <text:p>0.3133292</text:p>
          </table:table-cell>
          <table:table-cell office:value-type="float" office:value="0.1980822" calcext:value-type="float">
            <text:p>0.1980822</text:p>
          </table:table-cell>
          <table:table-cell office:value-type="float" office:value="307.116" calcext:value-type="float">
            <text:p>307.116</text:p>
          </table:table-cell>
          <table:table-cell office:value-type="float" office:value="0" calcext:value-type="float">
            <text:p>0</text:p>
          </table:table-cell>
          <table:table-cell office:value-type="float" office:value="0.9205933" calcext:value-type="float">
            <text:p>0.9205933</text:p>
          </table:table-cell>
          <table:table-cell office:value-type="float" office:value="-7.623657" calcext:value-type="float">
            <text:p>-7.623657</text:p>
          </table:table-cell>
          <table:table-cell office:value-type="float" office:value="-1.220673" calcext:value-type="float">
            <text:p>-1.220673</text:p>
          </table:table-cell>
          <table:table-cell office:value-type="float" office:value="-3.420013" calcext:value-type="float">
            <text:p>-3.420013</text:p>
          </table:table-cell>
          <table:table-cell office:value-type="float" office:value="-0.5879211" calcext:value-type="float">
            <text:p>-0.5879211</text:p>
          </table:table-cell>
          <table:table-cell office:value-type="float" office:value="-1.253265" calcext:value-type="float">
            <text:p>-1.253265</text:p>
          </table:table-cell>
          <table:table-cell office:value-type="float" office:value="0.2489929" calcext:value-type="float">
            <text:p>0.2489929</text:p>
          </table:table-cell>
          <table:table-cell office:value-type="float" office:value="-0.1102295" calcext:value-type="float">
            <text:p>-0.1102295</text:p>
          </table:table-cell>
          <table:table-cell office:value-type="float" office:value="0.9176941" calcext:value-type="float">
            <text:p>0.9176941</text:p>
          </table:table-cell>
          <table:table-cell office:value-type="float" office:value="0.5491333" calcext:value-type="float">
            <text:p>0.5491333</text:p>
          </table:table-cell>
          <table:table-cell office:value-type="float" office:value="1.745422" calcext:value-type="float">
            <text:p>1.745422</text:p>
          </table:table-cell>
          <table:table-cell office:value-type="float" office:value="1.382202" calcext:value-type="float">
            <text:p>1.382202</text:p>
          </table:table-cell>
          <table:table-cell office:value-type="float" office:value="2.64267" calcext:value-type="float">
            <text:p>2.64267</text:p>
          </table:table-cell>
          <table:table-cell office:value-type="float" office:value="2.310608" calcext:value-type="float">
            <text:p>2.310608</text:p>
          </table:table-cell>
          <table:table-cell office:value-type="float" office:value="4.054047" calcext:value-type="float">
            <text:p>4.054047</text:p>
          </table:table-cell>
          <table:table-cell office:value-type="float" office:value="3.778595" calcext:value-type="float">
            <text:p>3.778595</text:p>
          </table:table-cell>
          <table:table-cell office:value-type="float" office:value="6.274414" calcext:value-type="float">
            <text:p>6.274414</text:p>
          </table:table-cell>
          <table:table-cell office:value-type="float" office:value="6.03537" calcext:value-type="float">
            <text:p>6.03537</text:p>
          </table:table-cell>
          <table:table-cell office:value-type="float" office:value="8.484955" calcext:value-type="float">
            <text:p>8.484955</text:p>
          </table:table-cell>
          <table:table-cell office:value-type="float" office:value="8.282227" calcext:value-type="float">
            <text:p>8.282227</text:p>
          </table:table-cell>
          <table:table-cell office:value-type="float" office:value="9.892517" calcext:value-type="float">
            <text:p>9.892517</text:p>
          </table:table-cell>
          <table:table-cell office:value-type="float" office:value="9.729889" calcext:value-type="float">
            <text:p>9.729889</text:p>
          </table:table-cell>
          <table:table-cell office:value-type="float" office:value="10.91608" calcext:value-type="float">
            <text:p>10.91608</text:p>
          </table:table-cell>
          <table:table-cell office:value-type="float" office:value="10.78647" calcext:value-type="float">
            <text:p>10.78647</text:p>
          </table:table-cell>
          <table:table-cell office:value-type="float" office:value="11.58469" calcext:value-type="float">
            <text:p>11.58469</text:p>
          </table:table-cell>
          <table:table-cell office:value-type="float" office:value="11.47714" calcext:value-type="float">
            <text:p>11.47714</text:p>
          </table:table-cell>
          <table:table-cell office:value-type="float" office:value="11.82391" calcext:value-type="float">
            <text:p>11.82391</text:p>
          </table:table-cell>
          <table:table-cell office:value-type="float" office:value="11.72861" calcext:value-type="float">
            <text:p>11.72861</text:p>
          </table:table-cell>
          <table:table-cell office:value-type="float" office:value="2.756195" calcext:value-type="float">
            <text:p>2.756195</text:p>
          </table:table-cell>
          <table:table-cell office:value-type="float" office:value="-13.38086" calcext:value-type="float">
            <text:p>-13.38086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0122007" calcext:value-type="float">
            <text:p>30122007</text:p>
          </table:table-cell>
          <table:table-cell office:value-type="float" office:value="4.58386" calcext:value-type="float">
            <text:p>4.58386</text:p>
          </table:table-cell>
          <table:table-cell office:value-type="float" office:value="-7.05" calcext:value-type="float">
            <text:p>-7.05</text:p>
          </table:table-cell>
          <table:table-cell office:value-type="float" office:value="-13.18" calcext:value-type="float">
            <text:p>-13.18</text:p>
          </table:table-cell>
          <table:table-cell office:value-type="float" office:value="0.3205349" calcext:value-type="float">
            <text:p>0.3205349</text:p>
          </table:table-cell>
          <table:table-cell office:value-type="float" office:value="0.1993437" calcext:value-type="float">
            <text:p>0.1993437</text:p>
          </table:table-cell>
          <table:table-cell office:value-type="float" office:value="273.744" calcext:value-type="float">
            <text:p>273.744</text:p>
          </table:table-cell>
          <table:table-cell office:value-type="float" office:value="0" calcext:value-type="float">
            <text:p>0</text:p>
          </table:table-cell>
          <table:table-cell office:value-type="float" office:value="-2.734955" calcext:value-type="float">
            <text:p>-2.734955</text:p>
          </table:table-cell>
          <table:table-cell office:value-type="float" office:value="-8.18338" calcext:value-type="float">
            <text:p>-8.18338</text:p>
          </table:table-cell>
          <table:table-cell office:value-type="float" office:value="-2.482697" calcext:value-type="float">
            <text:p>-2.482697</text:p>
          </table:table-cell>
          <table:table-cell office:value-type="float" office:value="-4.09671" calcext:value-type="float">
            <text:p>-4.09671</text:p>
          </table:table-cell>
          <table:table-cell office:value-type="float" office:value="-1.270508" calcext:value-type="float">
            <text:p>-1.270508</text:p>
          </table:table-cell>
          <table:table-cell office:value-type="float" office:value="-1.957397" calcext:value-type="float">
            <text:p>-1.957397</text:p>
          </table:table-cell>
          <table:table-cell office:value-type="float" office:value="-0.112854" calcext:value-type="float">
            <text:p>-0.112854</text:p>
          </table:table-cell>
          <table:table-cell office:value-type="float" office:value="-0.2642822" calcext:value-type="float">
            <text:p>-0.2642822</text:p>
          </table:table-cell>
          <table:table-cell office:value-type="float" office:value="0.5465698" calcext:value-type="float">
            <text:p>0.5465698</text:p>
          </table:table-cell>
          <table:table-cell office:value-type="float" office:value="0.3631897" calcext:value-type="float">
            <text:p>0.3631897</text:p>
          </table:table-cell>
          <table:table-cell office:value-type="float" office:value="1.379761" calcext:value-type="float">
            <text:p>1.379761</text:p>
          </table:table-cell>
          <table:table-cell office:value-type="float" office:value="1.176392" calcext:value-type="float">
            <text:p>1.176392</text:p>
          </table:table-cell>
          <table:table-cell office:value-type="float" office:value="2.308044" calcext:value-type="float">
            <text:p>2.308044</text:p>
          </table:table-cell>
          <table:table-cell office:value-type="float" office:value="2.082336" calcext:value-type="float">
            <text:p>2.082336</text:p>
          </table:table-cell>
          <table:table-cell office:value-type="float" office:value="3.775726" calcext:value-type="float">
            <text:p>3.775726</text:p>
          </table:table-cell>
          <table:table-cell office:value-type="float" office:value="3.521088" calcext:value-type="float">
            <text:p>3.521088</text:p>
          </table:table-cell>
          <table:table-cell office:value-type="float" office:value="6.032837" calcext:value-type="float">
            <text:p>6.032837</text:p>
          </table:table-cell>
          <table:table-cell office:value-type="float" office:value="5.792877" calcext:value-type="float">
            <text:p>5.792877</text:p>
          </table:table-cell>
          <table:table-cell office:value-type="float" office:value="8.280029" calcext:value-type="float">
            <text:p>8.280029</text:p>
          </table:table-cell>
          <table:table-cell office:value-type="float" office:value="8.07785" calcext:value-type="float">
            <text:p>8.07785</text:p>
          </table:table-cell>
          <table:table-cell office:value-type="float" office:value="9.728149" calcext:value-type="float">
            <text:p>9.728149</text:p>
          </table:table-cell>
          <table:table-cell office:value-type="float" office:value="9.562744" calcext:value-type="float">
            <text:p>9.562744</text:p>
          </table:table-cell>
          <table:table-cell office:value-type="float" office:value="10.78506" calcext:value-type="float">
            <text:p>10.78506</text:p>
          </table:table-cell>
          <table:table-cell office:value-type="float" office:value="10.65167" calcext:value-type="float">
            <text:p>10.65167</text:p>
          </table:table-cell>
          <table:table-cell office:value-type="float" office:value="11.47598" calcext:value-type="float">
            <text:p>11.47598</text:p>
          </table:table-cell>
          <table:table-cell office:value-type="float" office:value="11.36646" calcext:value-type="float">
            <text:p>11.36646</text:p>
          </table:table-cell>
          <table:table-cell office:value-type="float" office:value="11.72763" calcext:value-type="float">
            <text:p>11.72763</text:p>
          </table:table-cell>
          <table:table-cell office:value-type="float" office:value="11.63107" calcext:value-type="float">
            <text:p>11.63107</text:p>
          </table:table-cell>
          <table:table-cell office:value-type="float" office:value="-2.001831" calcext:value-type="float">
            <text:p>-2.001831</text:p>
          </table:table-cell>
          <table:table-cell office:value-type="float" office:value="-13.62241" calcext:value-type="float">
            <text:p>-13.62241</text:p>
          </table:table-cell>
          <table:table-cell table:number-columns-repeated="13" office:value-type="float" office:value="0" calcext:value-type="float">
            <text:p>0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1122007" calcext:value-type="float">
            <text:p>31122007</text:p>
          </table:table-cell>
          <table:table-cell office:value-type="float" office:value="9.090623" calcext:value-type="float">
            <text:p>9.090623</text:p>
          </table:table-cell>
          <table:table-cell office:value-type="float" office:value="-6.99" calcext:value-type="float">
            <text:p>-6.99</text:p>
          </table:table-cell>
          <table:table-cell office:value-type="float" office:value="-17.52" calcext:value-type="float">
            <text:p>-17.52</text:p>
          </table:table-cell>
          <table:table-cell office:value-type="float" office:value="0.3219935" calcext:value-type="float">
            <text:p>0.3219935</text:p>
          </table:table-cell>
          <table:table-cell office:value-type="float" office:value="0.1404692" calcext:value-type="float">
            <text:p>0.1404692</text:p>
          </table:table-cell>
          <table:table-cell office:value-type="float" office:value="212.724" calcext:value-type="float">
            <text:p>212.724</text:p>
          </table:table-cell>
          <table:table-cell office:value-type="float" office:value="0" calcext:value-type="float">
            <text:p>0</text:p>
          </table:table-cell>
          <table:table-cell office:value-type="float" office:value="0.8059998" calcext:value-type="float">
            <text:p>0.8059998</text:p>
          </table:table-cell>
          <table:table-cell office:value-type="float" office:value="-10.24713" calcext:value-type="float">
            <text:p>-10.24713</text:p>
          </table:table-cell>
          <table:table-cell office:value-type="float" office:value="-1.890533" calcext:value-type="float">
            <text:p>-1.890533</text:p>
          </table:table-cell>
          <table:table-cell office:value-type="float" office:value="-5.369141" calcext:value-type="float">
            <text:p>-5.369141</text:p>
          </table:table-cell>
          <table:table-cell office:value-type="float" office:value="-1.617218" calcext:value-type="float">
            <text:p>-1.617218</text:p>
          </table:table-cell>
          <table:table-cell office:value-type="float" office:value="-2.787903" calcext:value-type="float">
            <text:p>-2.787903</text:p>
          </table:table-cell>
          <table:table-cell office:value-type="float" office:value="-0.2679749" calcext:value-type="float">
            <text:p>-0.2679749</text:p>
          </table:table-cell>
          <table:table-cell office:value-type="float" office:value="-0.4724731" calcext:value-type="float">
            <text:p>-0.4724731</text:p>
          </table:table-cell>
          <table:table-cell office:value-type="float" office:value="0.3600464" calcext:value-type="float">
            <text:p>0.3600464</text:p>
          </table:table-cell>
          <table:table-cell office:value-type="float" office:value="0.141571" calcext:value-type="float">
            <text:p>0.141571</text:p>
          </table:table-cell>
          <table:table-cell office:value-type="float" office:value="1.174042" calcext:value-type="float">
            <text:p>1.174042</text:p>
          </table:table-cell>
          <table:table-cell office:value-type="float" office:value="0.9597778" calcext:value-type="float">
            <text:p>0.9597778</text:p>
          </table:table-cell>
          <table:table-cell office:value-type="float" office:value="2.0802" calcext:value-type="float">
            <text:p>2.0802</text:p>
          </table:table-cell>
          <table:table-cell office:value-type="float" office:value="1.859772" calcext:value-type="float">
            <text:p>1.859772</text:p>
          </table:table-cell>
          <table:table-cell office:value-type="float" office:value="3.518677" calcext:value-type="float">
            <text:p>3.518677</text:p>
          </table:table-cell>
          <table:table-cell office:value-type="float" office:value="3.286438" calcext:value-type="float">
            <text:p>3.286438</text:p>
          </table:table-cell>
          <table:table-cell office:value-type="float" office:value="5.790405" calcext:value-type="float">
            <text:p>5.790405</text:p>
          </table:table-cell>
          <table:table-cell office:value-type="float" office:value="5.560303" calcext:value-type="float">
            <text:p>5.560303</text:p>
          </table:table-cell>
          <table:table-cell office:value-type="float" office:value="8.075714" calcext:value-type="float">
            <text:p>8.075714</text:p>
          </table:table-cell>
          <table:table-cell office:value-type="float" office:value="7.874573" calcext:value-type="float">
            <text:p>7.874573</text:p>
          </table:table-cell>
          <table:table-cell office:value-type="float" office:value="9.561005" calcext:value-type="float">
            <text:p>9.561005</text:p>
          </table:table-cell>
          <table:table-cell office:value-type="float" office:value="9.394226" calcext:value-type="float">
            <text:p>9.394226</text:p>
          </table:table-cell>
          <table:table-cell office:value-type="float" office:value="10.65024" calcext:value-type="float">
            <text:p>10.65024</text:p>
          </table:table-cell>
          <table:table-cell office:value-type="float" office:value="10.51404" calcext:value-type="float">
            <text:p>10.51404</text:p>
          </table:table-cell>
          <table:table-cell office:value-type="float" office:value="11.36533" calcext:value-type="float">
            <text:p>11.36533</text:p>
          </table:table-cell>
          <table:table-cell office:value-type="float" office:value="11.2532" calcext:value-type="float">
            <text:p>11.2532</text:p>
          </table:table-cell>
          <table:table-cell office:value-type="float" office:value="11.63004" calcext:value-type="float">
            <text:p>11.63004</text:p>
          </table:table-cell>
          <table:table-cell office:value-type="float" office:value="11.53201" calcext:value-type="float">
            <text:p>11.53201</text:p>
          </table:table-cell>
          <table:table-cell office:value-type="float" office:value="2.824127" calcext:value-type="float">
            <text:p>2.824127</text:p>
          </table:table-cell>
          <table:table-cell office:value-type="float" office:value="-16.6586" calcext:value-type="float">
            <text:p>-16.6586</text:p>
          </table:table-cell>
          <table:table-cell table:number-columns-repeated="1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3-06T18:00:53.147411355</dc:date>
    <meta:editing-duration>PT6S</meta:editing-duration>
    <meta:editing-cycles>1</meta:editing-cycles>
    <meta:document-statistic meta:table-count="1" meta:cell-count="19032" meta:object-count="0"/>
    <meta:generator>LibreOffice/6.4.7.2$Linux_X86_64 LibreOffice_project/40$Build-2</meta:generator>
  </office:meta>
</office:document-meta>
</file>